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0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 style:data-style-name="N140">
      <style:table-cell-properties style:rotation-align="none"/>
    </style:style>
    <style:style style:name="ce3" style:family="table-cell" style:parent-style-name="Default" style:data-style-name="N3">
      <style:table-cell-properties style:rotation-align="none"/>
    </style:style>
    <style:style style:name="ce4" style:family="table-cell" style:parent-style-name="Default" style:data-style-name="N3"/>
    <style:style style:name="ce5" style:family="table-cell" style:parent-style-name="Default" style:data-style-name="N3">
      <style:text-properties style:font-name="Liberation Sans" style:font-name-asian="Noto Sans CJK SC Regular" style:font-name-complex="FreeSans"/>
    </style:style>
    <style:style style:name="ce6" style:family="table-cell" style:parent-style-name="Default" style:data-style-name="N37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1"/>
        <table:table-column table:style-name="co1" table:default-cell-style-name="ce2"/>
        <table:table-column table:style-name="co1" table:default-cell-style-name="ce3"/>
        <table:table-column table:style-name="co2" table:default-cell-style-name="ce1"/>
        <table:table-column table:style-name="co1" table:default-cell-style-name="ce4"/>
        <table:table-column table:style-name="co1" table:default-cell-style-name="ce5"/>
        <table:table-column table:style-name="co1" table:number-columns-repeated="6" table:default-cell-style-name="Default"/>
        <table:table-column table:style-name="co1" table:default-cell-style-name="ce6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Loan_Port</text:p>
          </table:table-cell>
          <table:table-cell office:value-type="string" calcext:value-type="string">
            <text:p>Item_Class</text:p>
          </table:table-cell>
          <table:table-cell table:style-name="ce1" office:value-type="string" calcext:value-type="string">
            <text:p>ETA_Dsch_Port</text:p>
          </table:table-cell>
          <table:table-cell table:style-name="ce1" office:value-type="string" calcext:value-type="string">
            <text:p>Shipped_Dtl_Qty</text:p>
          </table:table-cell>
          <table:table-cell table:style-name="Default" office:value-type="string" calcext:value-type="string">
            <text:p>New</text:p>
          </table:table-cell>
          <table:table-cell table:style-name="ce1" office:value-type="string" calcext:value-type="string">
            <text:p>Last_order_Q</text:p>
          </table:table-cell>
          <table:table-cell table:style-name="ce1" office:value-type="string" calcext:value-type="string">
            <text:p>Last_order_Dte_diff</text:p>
          </table:table-cell>
          <table:table-cell office:value-type="string" calcext:value-type="string">
            <text:p>Week_of_Yr</text:p>
          </table:table-cell>
          <table:table-cell office:value-type="string" calcext:value-type="string">
            <text:p>Day_of_week</text:p>
          </table:table-cell>
          <table:table-cell office:value-type="string" calcext:value-type="string">
            <text:p>Qtr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YY</text:p>
          </table:table-cell>
          <table:table-cell office:value-type="string" calcext:value-type="string">
            <text:p>YY-MM</text:p>
          </table:table-cell>
          <table:table-cell table:style-name="Default" office:value-type="string" calcext:value-type="string">
            <text:p>YYMM-1_dte</text:p>
          </table:table-cell>
          <table:table-cell office:value-type="string" calcext:value-type="string">
            <text:p>YYMM-1</text:p>
          </table:table-cell>
          <table:table-cell office:value-type="string" calcext:value-type="string">
            <text:p>FX</text:p>
          </table:table-cell>
          <table:table-cell table:number-columns-repeated="2"/>
          <table:table-cell office:value-type="string" calcext:value-type="string">
            <text:p>Qtr_of_Yr</text:p>
          </table:table-cell>
          <table:table-cell office:value-type="string" calcext:value-type="string">
            <text:p>Last_Yr_Same_mth_Qtr</text:p>
          </table:table-cell>
          <table:table-cell office:value-type="string" calcext:value-type="string">
            <text:p>Dest_Holiday_next</text:p>
          </table:table-cell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B-Jeans</text:p>
          </table:table-cell>
          <table:table-cell office:value-type="date" office:date-value="2016-05-25" calcext:value-type="date">
            <text:p>25-May-16</text:p>
          </table:table-cell>
          <table:table-cell office:value-type="float" office:value="5332" calcext:value-type="float">
            <text:p>5,332</text:p>
          </table:table-cell>
          <table:table-cell table:formula="of:=IF([.B2]&lt;&gt;[.B1];1;0)" office:value-type="float" office:value="1" calcext:value-type="float">
            <text:p>1</text:p>
          </table:table-cell>
          <table:table-cell table:style-name="Default" table:formula="of:=IF([.E2]=0;[.D1];&quot;&quot;)">
            <text:p/>
          </table:table-cell>
          <table:table-cell table:style-name="Default"/>
          <table:table-cell table:formula="of:=WEEKNUM([.C2])" office:value-type="float" office:value="22" calcext:value-type="float">
            <text:p>22</text:p>
          </table:table-cell>
          <table:table-cell table:formula="of:=WEEKDAY([.C2])" office:value-type="float" office:value="4" calcext:value-type="float">
            <text:p>4</text:p>
          </table:table-cell>
          <table:table-cell table:formula="of:=ROUNDUP([.K2]/12*4)" office:value-type="float" office:value="2" calcext:value-type="float">
            <text:p>2</text:p>
          </table:table-cell>
          <table:table-cell table:formula="of:=MONTH([.C2])" office:value-type="float" office:value="5" calcext:value-type="float">
            <text:p>5</text:p>
          </table:table-cell>
          <table:table-cell table:formula="of:=YEAR([.C2])" office:value-type="float" office:value="2016" calcext:value-type="float">
            <text:p>2016</text:p>
          </table:table-cell>
          <table:table-cell table:formula="of:=[.L2]&amp;[.K2]" office:value-type="string" office:string-value="20165" calcext:value-type="string">
            <text:p>20165</text:p>
          </table:table-cell>
          <table:table-cell table:formula="of:=DATE([.L2];[.K2];-1)" office:value-type="date" office:date-value="2016-04-29" calcext:value-type="date">
            <text:p>04/29/16</text:p>
          </table:table-cell>
          <table:table-cell table:formula="of:=YEAR([.N2])&amp;MONTH([.N2])" office:value-type="string" office:string-value="20164" calcext:value-type="string">
            <text:p>201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B-Jeans</text:p>
          </table:table-cell>
          <table:table-cell office:value-type="date" office:date-value="2016-06-06" calcext:value-type="date">
            <text:p>6-Jun-16</text:p>
          </table:table-cell>
          <table:table-cell office:value-type="float" office:value="9782" calcext:value-type="float">
            <text:p>9,782</text:p>
          </table:table-cell>
          <table:table-cell table:formula="of:=IF([.B3]&lt;&gt;[.B2];1;0)" office:value-type="float" office:value="0" calcext:value-type="float">
            <text:p>0</text:p>
          </table:table-cell>
          <table:table-cell table:formula="of:=IF([.E3]=0;[.D2];&quot;&quot;)" office:value-type="float" office:value="5332" calcext:value-type="float">
            <text:p>5,332</text:p>
          </table:table-cell>
          <table:table-cell table:formula="of:=IF([.E3]=0;[.C3]-[.C2];&quot;&quot;)" office:value-type="float" office:value="12" calcext:value-type="float">
            <text:p>12</text:p>
          </table:table-cell>
          <table:table-cell table:formula="of:=WEEKNUM([.C3])" office:value-type="float" office:value="24" calcext:value-type="float">
            <text:p>24</text:p>
          </table:table-cell>
          <table:table-cell table:formula="of:=WEEKDAY([.C3])" office:value-type="float" office:value="2" calcext:value-type="float">
            <text:p>2</text:p>
          </table:table-cell>
          <table:table-cell table:formula="of:=ROUNDUP([.K3]/12*4)" office:value-type="float" office:value="2" calcext:value-type="float">
            <text:p>2</text:p>
          </table:table-cell>
          <table:table-cell table:formula="of:=MONTH([.C3])" office:value-type="float" office:value="6" calcext:value-type="float">
            <text:p>6</text:p>
          </table:table-cell>
          <table:table-cell table:formula="of:=YEAR([.C3])" office:value-type="float" office:value="2016" calcext:value-type="float">
            <text:p>2016</text:p>
          </table:table-cell>
          <table:table-cell table:formula="of:=[.L3]&amp;[.K3]" office:value-type="string" office:string-value="20166" calcext:value-type="string">
            <text:p>20166</text:p>
          </table:table-cell>
          <table:table-cell table:formula="of:=DATE([.L3];[.K3];-1)" office:value-type="date" office:date-value="2016-05-30" calcext:value-type="date">
            <text:p>05/30/16</text:p>
          </table:table-cell>
          <table:table-cell table:formula="of:=YEAR([.N3])&amp;MONTH([.N3])" office:value-type="string" office:string-value="20165" calcext:value-type="string">
            <text:p>201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B-Jeans</text:p>
          </table:table-cell>
          <table:table-cell office:value-type="date" office:date-value="2016-06-09" calcext:value-type="date">
            <text:p>9-Jun-16</text:p>
          </table:table-cell>
          <table:table-cell office:value-type="float" office:value="5580" calcext:value-type="float">
            <text:p>5,580</text:p>
          </table:table-cell>
          <table:table-cell table:formula="of:=IF([.B4]&lt;&gt;[.B3];1;0)" office:value-type="float" office:value="0" calcext:value-type="float">
            <text:p>0</text:p>
          </table:table-cell>
          <table:table-cell table:formula="of:=IF([.E4]=0;[.D3];&quot;&quot;)" office:value-type="float" office:value="9782" calcext:value-type="float">
            <text:p>9,782</text:p>
          </table:table-cell>
          <table:table-cell table:formula="of:=IF([.E4]=0;[.C4]-[.C3];&quot;&quot;)" office:value-type="float" office:value="3" calcext:value-type="float">
            <text:p>3</text:p>
          </table:table-cell>
          <table:table-cell table:formula="of:=WEEKNUM([.C4])" office:value-type="float" office:value="24" calcext:value-type="float">
            <text:p>24</text:p>
          </table:table-cell>
          <table:table-cell table:formula="of:=WEEKDAY([.C4])" office:value-type="float" office:value="5" calcext:value-type="float">
            <text:p>5</text:p>
          </table:table-cell>
          <table:table-cell table:formula="of:=ROUNDUP([.K4]/12*4)" office:value-type="float" office:value="2" calcext:value-type="float">
            <text:p>2</text:p>
          </table:table-cell>
          <table:table-cell table:formula="of:=MONTH([.C4])" office:value-type="float" office:value="6" calcext:value-type="float">
            <text:p>6</text:p>
          </table:table-cell>
          <table:table-cell table:formula="of:=YEAR([.C4])" office:value-type="float" office:value="2016" calcext:value-type="float">
            <text:p>2016</text:p>
          </table:table-cell>
          <table:table-cell table:formula="of:=[.L4]&amp;[.K4]" office:value-type="string" office:string-value="20166" calcext:value-type="string">
            <text:p>20166</text:p>
          </table:table-cell>
          <table:table-cell table:formula="of:=DATE([.L4];[.K4];-1)" office:value-type="date" office:date-value="2016-05-30" calcext:value-type="date">
            <text:p>05/30/16</text:p>
          </table:table-cell>
          <table:table-cell table:formula="of:=YEAR([.N4])&amp;MONTH([.N4])" office:value-type="string" office:string-value="20165" calcext:value-type="string">
            <text:p>201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B-Jeans</text:p>
          </table:table-cell>
          <table:table-cell office:value-type="date" office:date-value="2016-07-05" calcext:value-type="date">
            <text:p>5-Jul-16</text:p>
          </table:table-cell>
          <table:table-cell office:value-type="float" office:value="14482" calcext:value-type="float">
            <text:p>14,482</text:p>
          </table:table-cell>
          <table:table-cell table:formula="of:=IF([.B5]&lt;&gt;[.B4];1;0)" office:value-type="float" office:value="0" calcext:value-type="float">
            <text:p>0</text:p>
          </table:table-cell>
          <table:table-cell table:formula="of:=IF([.E5]=0;[.D4];&quot;&quot;)" office:value-type="float" office:value="5580" calcext:value-type="float">
            <text:p>5,580</text:p>
          </table:table-cell>
          <table:table-cell table:formula="of:=IF([.E5]=0;[.C5]-[.C4];&quot;&quot;)" office:value-type="float" office:value="26" calcext:value-type="float">
            <text:p>26</text:p>
          </table:table-cell>
          <table:table-cell table:formula="of:=WEEKNUM([.C5])" office:value-type="float" office:value="28" calcext:value-type="float">
            <text:p>28</text:p>
          </table:table-cell>
          <table:table-cell table:formula="of:=WEEKDAY([.C5])" office:value-type="float" office:value="3" calcext:value-type="float">
            <text:p>3</text:p>
          </table:table-cell>
          <table:table-cell table:formula="of:=ROUNDUP([.K5]/12*4)" office:value-type="float" office:value="3" calcext:value-type="float">
            <text:p>3</text:p>
          </table:table-cell>
          <table:table-cell table:formula="of:=MONTH([.C5])" office:value-type="float" office:value="7" calcext:value-type="float">
            <text:p>7</text:p>
          </table:table-cell>
          <table:table-cell table:formula="of:=YEAR([.C5])" office:value-type="float" office:value="2016" calcext:value-type="float">
            <text:p>2016</text:p>
          </table:table-cell>
          <table:table-cell table:formula="of:=[.L5]&amp;[.K5]" office:value-type="string" office:string-value="20167" calcext:value-type="string">
            <text:p>20167</text:p>
          </table:table-cell>
          <table:table-cell table:formula="of:=DATE([.L5];[.K5];-1)" office:value-type="date" office:date-value="2016-06-29" calcext:value-type="date">
            <text:p>06/29/16</text:p>
          </table:table-cell>
          <table:table-cell table:formula="of:=YEAR([.N5])&amp;MONTH([.N5])" office:value-type="string" office:string-value="20166" calcext:value-type="string">
            <text:p>20166</text:p>
          </table:table-cell>
          <table:table-cell table:number-columns-repeated="3"/>
          <table:table-cell table:style-name="ce1" office:value-type="string" calcext:value-type="string">
            <text:p>Last_order_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B-Jeans</text:p>
          </table:table-cell>
          <table:table-cell office:value-type="date" office:date-value="2016-09-18" calcext:value-type="date">
            <text:p>18-Sep-16</text:p>
          </table:table-cell>
          <table:table-cell office:value-type="float" office:value="6659" calcext:value-type="float">
            <text:p>6,659</text:p>
          </table:table-cell>
          <table:table-cell table:formula="of:=IF([.B6]&lt;&gt;[.B5];1;0)" office:value-type="float" office:value="0" calcext:value-type="float">
            <text:p>0</text:p>
          </table:table-cell>
          <table:table-cell table:formula="of:=IF([.E6]=0;[.D5];&quot;&quot;)" office:value-type="float" office:value="14482" calcext:value-type="float">
            <text:p>14,482</text:p>
          </table:table-cell>
          <table:table-cell table:formula="of:=IF([.E6]=0;[.C6]-[.C5];&quot;&quot;)" office:value-type="float" office:value="75" calcext:value-type="float">
            <text:p>75</text:p>
          </table:table-cell>
          <table:table-cell table:formula="of:=WEEKNUM([.C6])" office:value-type="float" office:value="39" calcext:value-type="float">
            <text:p>39</text:p>
          </table:table-cell>
          <table:table-cell table:formula="of:=WEEKDAY([.C6])" office:value-type="float" office:value="1" calcext:value-type="float">
            <text:p>1</text:p>
          </table:table-cell>
          <table:table-cell table:formula="of:=ROUNDUP([.K6]/12*4)" office:value-type="float" office:value="3" calcext:value-type="float">
            <text:p>3</text:p>
          </table:table-cell>
          <table:table-cell table:formula="of:=MONTH([.C6])" office:value-type="float" office:value="9" calcext:value-type="float">
            <text:p>9</text:p>
          </table:table-cell>
          <table:table-cell table:formula="of:=YEAR([.C6])" office:value-type="float" office:value="2016" calcext:value-type="float">
            <text:p>2016</text:p>
          </table:table-cell>
          <table:table-cell table:formula="of:=[.L6]&amp;[.K6]" office:value-type="string" office:string-value="20169" calcext:value-type="string">
            <text:p>20169</text:p>
          </table:table-cell>
          <table:table-cell table:formula="of:=DATE([.L6];[.K6];-1)" office:value-type="date" office:date-value="2016-08-30" calcext:value-type="date">
            <text:p>08/30/16</text:p>
          </table:table-cell>
          <table:table-cell table:formula="of:=YEAR([.N6])&amp;MONTH([.N6])" office:value-type="string" office:string-value="20168" calcext:value-type="string">
            <text:p>20168</text:p>
          </table:table-cell>
          <table:table-cell table:number-columns-repeated="3"/>
          <table:table-cell office:value-type="string" calcext:value-type="string">
            <text:p>Last_Order_Dte_di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C-Trousers</text:p>
          </table:table-cell>
          <table:table-cell office:value-type="date" office:date-value="2016-03-13" calcext:value-type="date">
            <text:p>13-Mar-16</text:p>
          </table:table-cell>
          <table:table-cell office:value-type="float" office:value="3800" calcext:value-type="float">
            <text:p>3,800</text:p>
          </table:table-cell>
          <table:table-cell table:formula="of:=IF([.B7]&lt;&gt;[.B6];1;0)" office:value-type="float" office:value="1" calcext:value-type="float">
            <text:p>1</text:p>
          </table:table-cell>
          <table:table-cell table:style-name="Default" table:formula="of:=IF([.E7]=0;[.D6];&quot;&quot;)">
            <text:p/>
          </table:table-cell>
          <table:table-cell table:formula="of:=IF([.E7]=0;[.C7]-[.C6];&quot;&quot;)">
            <text:p/>
          </table:table-cell>
          <table:table-cell table:formula="of:=WEEKNUM([.C7])" office:value-type="float" office:value="12" calcext:value-type="float">
            <text:p>12</text:p>
          </table:table-cell>
          <table:table-cell table:formula="of:=WEEKDAY([.C7])" office:value-type="float" office:value="1" calcext:value-type="float">
            <text:p>1</text:p>
          </table:table-cell>
          <table:table-cell table:formula="of:=ROUNDUP([.K7]/12*4)" office:value-type="float" office:value="1" calcext:value-type="float">
            <text:p>1</text:p>
          </table:table-cell>
          <table:table-cell table:formula="of:=MONTH([.C7])" office:value-type="float" office:value="3" calcext:value-type="float">
            <text:p>3</text:p>
          </table:table-cell>
          <table:table-cell table:formula="of:=YEAR([.C7])" office:value-type="float" office:value="2016" calcext:value-type="float">
            <text:p>2016</text:p>
          </table:table-cell>
          <table:table-cell table:formula="of:=[.L7]&amp;[.K7]" office:value-type="string" office:string-value="20163" calcext:value-type="string">
            <text:p>20163</text:p>
          </table:table-cell>
          <table:table-cell table:formula="of:=DATE([.L7];[.K7];-1)" office:value-type="date" office:date-value="2016-02-28" calcext:value-type="date">
            <text:p>02/28/16</text:p>
          </table:table-cell>
          <table:table-cell table:formula="of:=YEAR([.N7])&amp;MONTH([.N7])" office:value-type="string" office:string-value="20162" calcext:value-type="string">
            <text:p>20162</text:p>
          </table:table-cell>
          <table:table-cell table:number-columns-repeated="3"/>
          <table:table-cell office:value-type="string" calcext:value-type="string">
            <text:p>Last_mth_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C-Trousers</text:p>
          </table:table-cell>
          <table:table-cell office:value-type="date" office:date-value="2016-03-26" calcext:value-type="date">
            <text:p>26-Mar-16</text:p>
          </table:table-cell>
          <table:table-cell office:value-type="float" office:value="3550" calcext:value-type="float">
            <text:p>3,550</text:p>
          </table:table-cell>
          <table:table-cell table:formula="of:=IF([.B8]&lt;&gt;[.B7];1;0)" office:value-type="float" office:value="0" calcext:value-type="float">
            <text:p>0</text:p>
          </table:table-cell>
          <table:table-cell table:formula="of:=IF([.E8]=0;[.D7];&quot;&quot;)" office:value-type="float" office:value="3800" calcext:value-type="float">
            <text:p>3,800</text:p>
          </table:table-cell>
          <table:table-cell table:formula="of:=IF([.E8]=0;[.C8]-[.C7];&quot;&quot;)" office:value-type="float" office:value="13" calcext:value-type="float">
            <text:p>13</text:p>
          </table:table-cell>
          <table:table-cell table:formula="of:=WEEKNUM([.C8])" office:value-type="float" office:value="13" calcext:value-type="float">
            <text:p>13</text:p>
          </table:table-cell>
          <table:table-cell table:formula="of:=WEEKDAY([.C8])" office:value-type="float" office:value="7" calcext:value-type="float">
            <text:p>7</text:p>
          </table:table-cell>
          <table:table-cell table:formula="of:=ROUNDUP([.K8]/12*4)" office:value-type="float" office:value="1" calcext:value-type="float">
            <text:p>1</text:p>
          </table:table-cell>
          <table:table-cell table:formula="of:=MONTH([.C8])" office:value-type="float" office:value="3" calcext:value-type="float">
            <text:p>3</text:p>
          </table:table-cell>
          <table:table-cell table:formula="of:=YEAR([.C8])" office:value-type="float" office:value="2016" calcext:value-type="float">
            <text:p>2016</text:p>
          </table:table-cell>
          <table:table-cell table:formula="of:=[.L8]&amp;[.K8]" office:value-type="string" office:string-value="20163" calcext:value-type="string">
            <text:p>20163</text:p>
          </table:table-cell>
          <table:table-cell table:formula="of:=DATE([.L8];[.K8];-1)" office:value-type="date" office:date-value="2016-02-28" calcext:value-type="date">
            <text:p>02/28/16</text:p>
          </table:table-cell>
          <table:table-cell table:formula="of:=YEAR([.N8])&amp;MONTH([.N8])" office:value-type="string" office:string-value="20162" calcext:value-type="string">
            <text:p>20162</text:p>
          </table:table-cell>
          <table:table-cell table:number-columns-repeated="3"/>
          <table:table-cell office:value-type="string" calcext:value-type="string">
            <text:p>Week_of_M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C-Trousers</text:p>
          </table:table-cell>
          <table:table-cell office:value-type="date" office:date-value="2016-03-28" calcext:value-type="date">
            <text:p>28-Mar-16</text:p>
          </table:table-cell>
          <table:table-cell office:value-type="float" office:value="13972" calcext:value-type="float">
            <text:p>13,972</text:p>
          </table:table-cell>
          <table:table-cell table:formula="of:=IF([.B9]&lt;&gt;[.B8];1;0)" office:value-type="float" office:value="0" calcext:value-type="float">
            <text:p>0</text:p>
          </table:table-cell>
          <table:table-cell table:formula="of:=IF([.E9]=0;[.D8];&quot;&quot;)" office:value-type="float" office:value="3550" calcext:value-type="float">
            <text:p>3,550</text:p>
          </table:table-cell>
          <table:table-cell table:formula="of:=IF([.E9]=0;[.C9]-[.C8];&quot;&quot;)" office:value-type="float" office:value="2" calcext:value-type="float">
            <text:p>2</text:p>
          </table:table-cell>
          <table:table-cell table:formula="of:=WEEKNUM([.C9])" office:value-type="float" office:value="14" calcext:value-type="float">
            <text:p>14</text:p>
          </table:table-cell>
          <table:table-cell table:formula="of:=WEEKDAY([.C9])" office:value-type="float" office:value="2" calcext:value-type="float">
            <text:p>2</text:p>
          </table:table-cell>
          <table:table-cell table:formula="of:=ROUNDUP([.K9]/12*4)" office:value-type="float" office:value="1" calcext:value-type="float">
            <text:p>1</text:p>
          </table:table-cell>
          <table:table-cell table:formula="of:=MONTH([.C9])" office:value-type="float" office:value="3" calcext:value-type="float">
            <text:p>3</text:p>
          </table:table-cell>
          <table:table-cell table:formula="of:=YEAR([.C9])" office:value-type="float" office:value="2016" calcext:value-type="float">
            <text:p>2016</text:p>
          </table:table-cell>
          <table:table-cell table:formula="of:=[.L9]&amp;[.K9]" office:value-type="string" office:string-value="20163" calcext:value-type="string">
            <text:p>20163</text:p>
          </table:table-cell>
          <table:table-cell table:formula="of:=DATE([.L9];[.K9];-1)" office:value-type="date" office:date-value="2016-02-28" calcext:value-type="date">
            <text:p>02/28/16</text:p>
          </table:table-cell>
          <table:table-cell table:formula="of:=YEAR([.N9])&amp;MONTH([.N9])" office:value-type="string" office:string-value="20162" calcext:value-type="string">
            <text:p>20162</text:p>
          </table:table-cell>
          <table:table-cell table:number-columns-repeated="3"/>
          <table:table-cell office:value-type="string" calcext:value-type="string">
            <text:p>Day_of_we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C-Trousers</text:p>
          </table:table-cell>
          <table:table-cell office:value-type="date" office:date-value="2016-04-06" calcext:value-type="date">
            <text:p>6-Apr-16</text:p>
          </table:table-cell>
          <table:table-cell office:value-type="float" office:value="2343.3" calcext:value-type="float">
            <text:p>2,343</text:p>
          </table:table-cell>
          <table:table-cell table:formula="of:=IF([.B10]&lt;&gt;[.B9];1;0)" office:value-type="float" office:value="0" calcext:value-type="float">
            <text:p>0</text:p>
          </table:table-cell>
          <table:table-cell table:formula="of:=IF([.E10]=0;[.D9];&quot;&quot;)" office:value-type="float" office:value="13972" calcext:value-type="float">
            <text:p>13,972</text:p>
          </table:table-cell>
          <table:table-cell table:formula="of:=IF([.E10]=0;[.C10]-[.C9];&quot;&quot;)" office:value-type="float" office:value="9" calcext:value-type="float">
            <text:p>9</text:p>
          </table:table-cell>
          <table:table-cell table:formula="of:=WEEKNUM([.C10])" office:value-type="float" office:value="15" calcext:value-type="float">
            <text:p>15</text:p>
          </table:table-cell>
          <table:table-cell table:formula="of:=WEEKDAY([.C10])" office:value-type="float" office:value="4" calcext:value-type="float">
            <text:p>4</text:p>
          </table:table-cell>
          <table:table-cell table:formula="of:=ROUNDUP([.K10]/12*4)" office:value-type="float" office:value="2" calcext:value-type="float">
            <text:p>2</text:p>
          </table:table-cell>
          <table:table-cell table:formula="of:=MONTH([.C10])" office:value-type="float" office:value="4" calcext:value-type="float">
            <text:p>4</text:p>
          </table:table-cell>
          <table:table-cell table:formula="of:=YEAR([.C10])" office:value-type="float" office:value="2016" calcext:value-type="float">
            <text:p>2016</text:p>
          </table:table-cell>
          <table:table-cell table:formula="of:=[.L10]&amp;[.K10]" office:value-type="string" office:string-value="20164" calcext:value-type="string">
            <text:p>20164</text:p>
          </table:table-cell>
          <table:table-cell table:formula="of:=DATE([.L10];[.K10];-1)" office:value-type="date" office:date-value="2016-03-30" calcext:value-type="date">
            <text:p>03/30/16</text:p>
          </table:table-cell>
          <table:table-cell table:formula="of:=YEAR([.N10])&amp;MONTH([.N10])" office:value-type="string" office:string-value="20163" calcext:value-type="string">
            <text:p>20163</text:p>
          </table:table-cell>
          <table:table-cell table:number-columns-repeated="3"/>
          <table:table-cell office:value-type="string" calcext:value-type="string">
            <text:p>Qtr_of_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C-Trousers</text:p>
          </table:table-cell>
          <table:table-cell office:value-type="date" office:date-value="2016-04-08" calcext:value-type="date">
            <text:p>8-Apr-16</text:p>
          </table:table-cell>
          <table:table-cell office:value-type="float" office:value="20840" calcext:value-type="float">
            <text:p>20,840</text:p>
          </table:table-cell>
          <table:table-cell table:formula="of:=IF([.B11]&lt;&gt;[.B10];1;0)" office:value-type="float" office:value="0" calcext:value-type="float">
            <text:p>0</text:p>
          </table:table-cell>
          <table:table-cell table:formula="of:=IF([.E11]=0;[.D10];&quot;&quot;)" office:value-type="float" office:value="2343.3" calcext:value-type="float">
            <text:p>2,343</text:p>
          </table:table-cell>
          <table:table-cell table:formula="of:=IF([.E11]=0;[.C11]-[.C10];&quot;&quot;)" office:value-type="float" office:value="2" calcext:value-type="float">
            <text:p>2</text:p>
          </table:table-cell>
          <table:table-cell table:formula="of:=WEEKNUM([.C11])" office:value-type="float" office:value="15" calcext:value-type="float">
            <text:p>15</text:p>
          </table:table-cell>
          <table:table-cell table:formula="of:=WEEKDAY([.C11])" office:value-type="float" office:value="6" calcext:value-type="float">
            <text:p>6</text:p>
          </table:table-cell>
          <table:table-cell table:formula="of:=ROUNDUP([.K11]/12*4)" office:value-type="float" office:value="2" calcext:value-type="float">
            <text:p>2</text:p>
          </table:table-cell>
          <table:table-cell table:formula="of:=MONTH([.C11])" office:value-type="float" office:value="4" calcext:value-type="float">
            <text:p>4</text:p>
          </table:table-cell>
          <table:table-cell table:formula="of:=YEAR([.C11])" office:value-type="float" office:value="2016" calcext:value-type="float">
            <text:p>2016</text:p>
          </table:table-cell>
          <table:table-cell table:formula="of:=[.L11]&amp;[.K11]" office:value-type="string" office:string-value="20164" calcext:value-type="string">
            <text:p>20164</text:p>
          </table:table-cell>
          <table:table-cell table:formula="of:=DATE([.L11];[.K11];-1)" office:value-type="date" office:date-value="2016-03-30" calcext:value-type="date">
            <text:p>03/30/16</text:p>
          </table:table-cell>
          <table:table-cell table:formula="of:=YEAR([.N11])&amp;MONTH([.N11])" office:value-type="string" office:string-value="20163" calcext:value-type="string">
            <text:p>20163</text:p>
          </table:table-cell>
          <table:table-cell table:number-columns-repeated="3"/>
          <table:table-cell office:value-type="string" calcext:value-type="string">
            <text:p>Last_Yr_Same_mth_Q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C-Trousers</text:p>
          </table:table-cell>
          <table:table-cell office:value-type="date" office:date-value="2016-04-27" calcext:value-type="date">
            <text:p>27-Apr-16</text:p>
          </table:table-cell>
          <table:table-cell office:value-type="float" office:value="24413" calcext:value-type="float">
            <text:p>24,413</text:p>
          </table:table-cell>
          <table:table-cell table:formula="of:=IF([.B12]&lt;&gt;[.B11];1;0)" office:value-type="float" office:value="0" calcext:value-type="float">
            <text:p>0</text:p>
          </table:table-cell>
          <table:table-cell table:formula="of:=IF([.E12]=0;[.D11];&quot;&quot;)" office:value-type="float" office:value="20840" calcext:value-type="float">
            <text:p>20,840</text:p>
          </table:table-cell>
          <table:table-cell table:formula="of:=IF([.E12]=0;[.C12]-[.C11];&quot;&quot;)" office:value-type="float" office:value="19" calcext:value-type="float">
            <text:p>19</text:p>
          </table:table-cell>
          <table:table-cell table:formula="of:=WEEKNUM([.C12])" office:value-type="float" office:value="18" calcext:value-type="float">
            <text:p>18</text:p>
          </table:table-cell>
          <table:table-cell table:formula="of:=WEEKDAY([.C12])" office:value-type="float" office:value="4" calcext:value-type="float">
            <text:p>4</text:p>
          </table:table-cell>
          <table:table-cell table:formula="of:=ROUNDUP([.K12]/12*4)" office:value-type="float" office:value="2" calcext:value-type="float">
            <text:p>2</text:p>
          </table:table-cell>
          <table:table-cell table:formula="of:=MONTH([.C12])" office:value-type="float" office:value="4" calcext:value-type="float">
            <text:p>4</text:p>
          </table:table-cell>
          <table:table-cell table:formula="of:=YEAR([.C12])" office:value-type="float" office:value="2016" calcext:value-type="float">
            <text:p>2016</text:p>
          </table:table-cell>
          <table:table-cell table:formula="of:=[.L12]&amp;[.K12]" office:value-type="string" office:string-value="20164" calcext:value-type="string">
            <text:p>20164</text:p>
          </table:table-cell>
          <table:table-cell table:formula="of:=DATE([.L12];[.K12];-1)" office:value-type="date" office:date-value="2016-03-30" calcext:value-type="date">
            <text:p>03/30/16</text:p>
          </table:table-cell>
          <table:table-cell table:formula="of:=YEAR([.N12])&amp;MONTH([.N12])" office:value-type="string" office:string-value="20163" calcext:value-type="string">
            <text:p>20163</text:p>
          </table:table-cell>
          <table:table-cell table:number-columns-repeated="3"/>
          <table:table-cell office:value-type="string" calcext:value-type="string">
            <text:p>Dest_Holiday_next_di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C-Trousers</text:p>
          </table:table-cell>
          <table:table-cell office:value-type="date" office:date-value="2016-04-29" calcext:value-type="date">
            <text:p>29-Apr-16</text:p>
          </table:table-cell>
          <table:table-cell office:value-type="float" office:value="3000" calcext:value-type="float">
            <text:p>3,000</text:p>
          </table:table-cell>
          <table:table-cell table:formula="of:=IF([.B13]&lt;&gt;[.B12];1;0)" office:value-type="float" office:value="0" calcext:value-type="float">
            <text:p>0</text:p>
          </table:table-cell>
          <table:table-cell table:formula="of:=IF([.E13]=0;[.D12];&quot;&quot;)" office:value-type="float" office:value="24413" calcext:value-type="float">
            <text:p>24,413</text:p>
          </table:table-cell>
          <table:table-cell table:formula="of:=IF([.E13]=0;[.C13]-[.C12];&quot;&quot;)" office:value-type="float" office:value="2" calcext:value-type="float">
            <text:p>2</text:p>
          </table:table-cell>
          <table:table-cell table:formula="of:=WEEKNUM([.C13])" office:value-type="float" office:value="18" calcext:value-type="float">
            <text:p>18</text:p>
          </table:table-cell>
          <table:table-cell table:formula="of:=WEEKDAY([.C13])" office:value-type="float" office:value="6" calcext:value-type="float">
            <text:p>6</text:p>
          </table:table-cell>
          <table:table-cell table:formula="of:=ROUNDUP([.K13]/12*4)" office:value-type="float" office:value="2" calcext:value-type="float">
            <text:p>2</text:p>
          </table:table-cell>
          <table:table-cell table:formula="of:=MONTH([.C13])" office:value-type="float" office:value="4" calcext:value-type="float">
            <text:p>4</text:p>
          </table:table-cell>
          <table:table-cell table:formula="of:=YEAR([.C13])" office:value-type="float" office:value="2016" calcext:value-type="float">
            <text:p>2016</text:p>
          </table:table-cell>
          <table:table-cell table:formula="of:=[.L13]&amp;[.K13]" office:value-type="string" office:string-value="20164" calcext:value-type="string">
            <text:p>20164</text:p>
          </table:table-cell>
          <table:table-cell table:formula="of:=DATE([.L13];[.K13];-1)" office:value-type="date" office:date-value="2016-03-30" calcext:value-type="date">
            <text:p>03/30/16</text:p>
          </table:table-cell>
          <table:table-cell table:formula="of:=YEAR([.N13])&amp;MONTH([.N13])" office:value-type="string" office:string-value="20163" calcext:value-type="string">
            <text:p>20163</text:p>
          </table:table-cell>
          <table:table-cell table:number-columns-repeated="3"/>
          <table:table-cell office:value-type="string" calcext:value-type="string">
            <text:p>Dest_Holiday_prev_di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C-Trousers</text:p>
          </table:table-cell>
          <table:table-cell office:value-type="date" office:date-value="2016-05-25" calcext:value-type="date">
            <text:p>25-May-16</text:p>
          </table:table-cell>
          <table:table-cell office:value-type="float" office:value="6744" calcext:value-type="float">
            <text:p>6,744</text:p>
          </table:table-cell>
          <table:table-cell table:formula="of:=IF([.B14]&lt;&gt;[.B13];1;0)" office:value-type="float" office:value="0" calcext:value-type="float">
            <text:p>0</text:p>
          </table:table-cell>
          <table:table-cell table:formula="of:=IF([.E14]=0;[.D13];&quot;&quot;)" office:value-type="float" office:value="3000" calcext:value-type="float">
            <text:p>3,000</text:p>
          </table:table-cell>
          <table:table-cell table:formula="of:=IF([.E14]=0;[.C14]-[.C13];&quot;&quot;)" office:value-type="float" office:value="26" calcext:value-type="float">
            <text:p>26</text:p>
          </table:table-cell>
          <table:table-cell table:formula="of:=WEEKNUM([.C14])" office:value-type="float" office:value="22" calcext:value-type="float">
            <text:p>22</text:p>
          </table:table-cell>
          <table:table-cell table:formula="of:=WEEKDAY([.C14])" office:value-type="float" office:value="4" calcext:value-type="float">
            <text:p>4</text:p>
          </table:table-cell>
          <table:table-cell table:formula="of:=ROUNDUP([.K14]/12*4)" office:value-type="float" office:value="2" calcext:value-type="float">
            <text:p>2</text:p>
          </table:table-cell>
          <table:table-cell table:formula="of:=MONTH([.C14])" office:value-type="float" office:value="5" calcext:value-type="float">
            <text:p>5</text:p>
          </table:table-cell>
          <table:table-cell table:formula="of:=YEAR([.C14])" office:value-type="float" office:value="2016" calcext:value-type="float">
            <text:p>2016</text:p>
          </table:table-cell>
          <table:table-cell table:formula="of:=[.L14]&amp;[.K14]" office:value-type="string" office:string-value="20165" calcext:value-type="string">
            <text:p>20165</text:p>
          </table:table-cell>
          <table:table-cell table:formula="of:=DATE([.L14];[.K14];-1)" office:value-type="date" office:date-value="2016-04-29" calcext:value-type="date">
            <text:p>04/29/16</text:p>
          </table:table-cell>
          <table:table-cell table:formula="of:=YEAR([.N14])&amp;MONTH([.N14])" office:value-type="string" office:string-value="20164" calcext:value-type="string">
            <text:p>20164</text:p>
          </table:table-cell>
          <table:table-cell table:number-columns-repeated="3"/>
          <table:table-cell office:value-type="string" calcext:value-type="string">
            <text:p># of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C-Trousers</text:p>
          </table:table-cell>
          <table:table-cell office:value-type="date" office:date-value="2016-06-09" calcext:value-type="date">
            <text:p>9-Jun-16</text:p>
          </table:table-cell>
          <table:table-cell office:value-type="float" office:value="9392" calcext:value-type="float">
            <text:p>9,392</text:p>
          </table:table-cell>
          <table:table-cell table:formula="of:=IF([.B15]&lt;&gt;[.B14];1;0)" office:value-type="float" office:value="0" calcext:value-type="float">
            <text:p>0</text:p>
          </table:table-cell>
          <table:table-cell table:formula="of:=IF([.E15]=0;[.D14];&quot;&quot;)" office:value-type="float" office:value="6744" calcext:value-type="float">
            <text:p>6,744</text:p>
          </table:table-cell>
          <table:table-cell table:formula="of:=IF([.E15]=0;[.C15]-[.C14];&quot;&quot;)" office:value-type="float" office:value="15" calcext:value-type="float">
            <text:p>15</text:p>
          </table:table-cell>
          <table:table-cell table:formula="of:=WEEKNUM([.C15])" office:value-type="float" office:value="24" calcext:value-type="float">
            <text:p>24</text:p>
          </table:table-cell>
          <table:table-cell table:formula="of:=WEEKDAY([.C15])" office:value-type="float" office:value="5" calcext:value-type="float">
            <text:p>5</text:p>
          </table:table-cell>
          <table:table-cell table:formula="of:=ROUNDUP([.K15]/12*4)" office:value-type="float" office:value="2" calcext:value-type="float">
            <text:p>2</text:p>
          </table:table-cell>
          <table:table-cell table:formula="of:=MONTH([.C15])" office:value-type="float" office:value="6" calcext:value-type="float">
            <text:p>6</text:p>
          </table:table-cell>
          <table:table-cell table:formula="of:=YEAR([.C15])" office:value-type="float" office:value="2016" calcext:value-type="float">
            <text:p>2016</text:p>
          </table:table-cell>
          <table:table-cell table:formula="of:=[.L15]&amp;[.K15]" office:value-type="string" office:string-value="20166" calcext:value-type="string">
            <text:p>20166</text:p>
          </table:table-cell>
          <table:table-cell table:formula="of:=DATE([.L15];[.K15];-1)" office:value-type="date" office:date-value="2016-05-30" calcext:value-type="date">
            <text:p>05/30/16</text:p>
          </table:table-cell>
          <table:table-cell table:formula="of:=YEAR([.N15])&amp;MONTH([.N15])" office:value-type="string" office:string-value="20165" calcext:value-type="string">
            <text:p>201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C-Trousers</text:p>
          </table:table-cell>
          <table:table-cell office:value-type="date" office:date-value="2016-07-05" calcext:value-type="date">
            <text:p>5-Jul-16</text:p>
          </table:table-cell>
          <table:table-cell office:value-type="float" office:value="20155" calcext:value-type="float">
            <text:p>20,155</text:p>
          </table:table-cell>
          <table:table-cell table:formula="of:=IF([.B16]&lt;&gt;[.B15];1;0)" office:value-type="float" office:value="0" calcext:value-type="float">
            <text:p>0</text:p>
          </table:table-cell>
          <table:table-cell table:formula="of:=IF([.E16]=0;[.D15];&quot;&quot;)" office:value-type="float" office:value="9392" calcext:value-type="float">
            <text:p>9,392</text:p>
          </table:table-cell>
          <table:table-cell table:formula="of:=IF([.E16]=0;[.C16]-[.C15];&quot;&quot;)" office:value-type="float" office:value="26" calcext:value-type="float">
            <text:p>26</text:p>
          </table:table-cell>
          <table:table-cell table:formula="of:=WEEKNUM([.C16])" office:value-type="float" office:value="28" calcext:value-type="float">
            <text:p>28</text:p>
          </table:table-cell>
          <table:table-cell table:formula="of:=WEEKDAY([.C16])" office:value-type="float" office:value="3" calcext:value-type="float">
            <text:p>3</text:p>
          </table:table-cell>
          <table:table-cell table:formula="of:=ROUNDUP([.K16]/12*4)" office:value-type="float" office:value="3" calcext:value-type="float">
            <text:p>3</text:p>
          </table:table-cell>
          <table:table-cell table:formula="of:=MONTH([.C16])" office:value-type="float" office:value="7" calcext:value-type="float">
            <text:p>7</text:p>
          </table:table-cell>
          <table:table-cell table:formula="of:=YEAR([.C16])" office:value-type="float" office:value="2016" calcext:value-type="float">
            <text:p>2016</text:p>
          </table:table-cell>
          <table:table-cell table:formula="of:=[.L16]&amp;[.K16]" office:value-type="string" office:string-value="20167" calcext:value-type="string">
            <text:p>20167</text:p>
          </table:table-cell>
          <table:table-cell table:formula="of:=DATE([.L16];[.K16];-1)" office:value-type="date" office:date-value="2016-06-29" calcext:value-type="date">
            <text:p>06/29/16</text:p>
          </table:table-cell>
          <table:table-cell table:formula="of:=YEAR([.N16])&amp;MONTH([.N16])" office:value-type="string" office:string-value="20166" calcext:value-type="string">
            <text:p>201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C-Trousers</text:p>
          </table:table-cell>
          <table:table-cell office:value-type="date" office:date-value="2016-07-30" calcext:value-type="date">
            <text:p>30-Jul-16</text:p>
          </table:table-cell>
          <table:table-cell office:value-type="float" office:value="9500" calcext:value-type="float">
            <text:p>9,500</text:p>
          </table:table-cell>
          <table:table-cell table:formula="of:=IF([.B17]&lt;&gt;[.B16];1;0)" office:value-type="float" office:value="0" calcext:value-type="float">
            <text:p>0</text:p>
          </table:table-cell>
          <table:table-cell table:formula="of:=IF([.E17]=0;[.D16];&quot;&quot;)" office:value-type="float" office:value="20155" calcext:value-type="float">
            <text:p>20,155</text:p>
          </table:table-cell>
          <table:table-cell table:formula="of:=IF([.E17]=0;[.C17]-[.C16];&quot;&quot;)" office:value-type="float" office:value="25" calcext:value-type="float">
            <text:p>25</text:p>
          </table:table-cell>
          <table:table-cell table:formula="of:=WEEKNUM([.C17])" office:value-type="float" office:value="31" calcext:value-type="float">
            <text:p>31</text:p>
          </table:table-cell>
          <table:table-cell table:formula="of:=WEEKDAY([.C17])" office:value-type="float" office:value="7" calcext:value-type="float">
            <text:p>7</text:p>
          </table:table-cell>
          <table:table-cell table:formula="of:=ROUNDUP([.K17]/12*4)" office:value-type="float" office:value="3" calcext:value-type="float">
            <text:p>3</text:p>
          </table:table-cell>
          <table:table-cell table:formula="of:=MONTH([.C17])" office:value-type="float" office:value="7" calcext:value-type="float">
            <text:p>7</text:p>
          </table:table-cell>
          <table:table-cell table:formula="of:=YEAR([.C17])" office:value-type="float" office:value="2016" calcext:value-type="float">
            <text:p>2016</text:p>
          </table:table-cell>
          <table:table-cell table:formula="of:=[.L17]&amp;[.K17]" office:value-type="string" office:string-value="20167" calcext:value-type="string">
            <text:p>20167</text:p>
          </table:table-cell>
          <table:table-cell table:formula="of:=DATE([.L17];[.K17];-1)" office:value-type="date" office:date-value="2016-06-29" calcext:value-type="date">
            <text:p>06/29/16</text:p>
          </table:table-cell>
          <table:table-cell table:formula="of:=YEAR([.N17])&amp;MONTH([.N17])" office:value-type="string" office:string-value="20166" calcext:value-type="string">
            <text:p>201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C-Trousers</text:p>
          </table:table-cell>
          <table:table-cell office:value-type="date" office:date-value="2016-08-13" calcext:value-type="date">
            <text:p>13-Aug-16</text:p>
          </table:table-cell>
          <table:table-cell office:value-type="float" office:value="5004" calcext:value-type="float">
            <text:p>5,004</text:p>
          </table:table-cell>
          <table:table-cell table:formula="of:=IF([.B18]&lt;&gt;[.B17];1;0)" office:value-type="float" office:value="0" calcext:value-type="float">
            <text:p>0</text:p>
          </table:table-cell>
          <table:table-cell table:formula="of:=IF([.E18]=0;[.D17];&quot;&quot;)" office:value-type="float" office:value="9500" calcext:value-type="float">
            <text:p>9,500</text:p>
          </table:table-cell>
          <table:table-cell table:formula="of:=IF([.E18]=0;[.C18]-[.C17];&quot;&quot;)" office:value-type="float" office:value="14" calcext:value-type="float">
            <text:p>14</text:p>
          </table:table-cell>
          <table:table-cell table:formula="of:=WEEKNUM([.C18])" office:value-type="float" office:value="33" calcext:value-type="float">
            <text:p>33</text:p>
          </table:table-cell>
          <table:table-cell table:formula="of:=WEEKDAY([.C18])" office:value-type="float" office:value="7" calcext:value-type="float">
            <text:p>7</text:p>
          </table:table-cell>
          <table:table-cell table:formula="of:=ROUNDUP([.K18]/12*4)" office:value-type="float" office:value="3" calcext:value-type="float">
            <text:p>3</text:p>
          </table:table-cell>
          <table:table-cell table:formula="of:=MONTH([.C18])" office:value-type="float" office:value="8" calcext:value-type="float">
            <text:p>8</text:p>
          </table:table-cell>
          <table:table-cell table:formula="of:=YEAR([.C18])" office:value-type="float" office:value="2016" calcext:value-type="float">
            <text:p>2016</text:p>
          </table:table-cell>
          <table:table-cell table:formula="of:=[.L18]&amp;[.K18]" office:value-type="string" office:string-value="20168" calcext:value-type="string">
            <text:p>20168</text:p>
          </table:table-cell>
          <table:table-cell table:formula="of:=DATE([.L18];[.K18];-1)" office:value-type="date" office:date-value="2016-07-30" calcext:value-type="date">
            <text:p>07/30/16</text:p>
          </table:table-cell>
          <table:table-cell table:formula="of:=YEAR([.N18])&amp;MONTH([.N18])" office:value-type="string" office:string-value="20167" calcext:value-type="string">
            <text:p>201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C-Trousers</text:p>
          </table:table-cell>
          <table:table-cell office:value-type="date" office:date-value="2016-08-24" calcext:value-type="date">
            <text:p>24-Aug-16</text:p>
          </table:table-cell>
          <table:table-cell office:value-type="float" office:value="6550" calcext:value-type="float">
            <text:p>6,550</text:p>
          </table:table-cell>
          <table:table-cell table:formula="of:=IF([.B19]&lt;&gt;[.B18];1;0)" office:value-type="float" office:value="0" calcext:value-type="float">
            <text:p>0</text:p>
          </table:table-cell>
          <table:table-cell table:formula="of:=IF([.E19]=0;[.D18];&quot;&quot;)" office:value-type="float" office:value="5004" calcext:value-type="float">
            <text:p>5,004</text:p>
          </table:table-cell>
          <table:table-cell table:formula="of:=IF([.E19]=0;[.C19]-[.C18];&quot;&quot;)" office:value-type="float" office:value="11" calcext:value-type="float">
            <text:p>11</text:p>
          </table:table-cell>
          <table:table-cell table:formula="of:=WEEKNUM([.C19])" office:value-type="float" office:value="35" calcext:value-type="float">
            <text:p>35</text:p>
          </table:table-cell>
          <table:table-cell table:formula="of:=WEEKDAY([.C19])" office:value-type="float" office:value="4" calcext:value-type="float">
            <text:p>4</text:p>
          </table:table-cell>
          <table:table-cell table:formula="of:=ROUNDUP([.K19]/12*4)" office:value-type="float" office:value="3" calcext:value-type="float">
            <text:p>3</text:p>
          </table:table-cell>
          <table:table-cell table:formula="of:=MONTH([.C19])" office:value-type="float" office:value="8" calcext:value-type="float">
            <text:p>8</text:p>
          </table:table-cell>
          <table:table-cell table:formula="of:=YEAR([.C19])" office:value-type="float" office:value="2016" calcext:value-type="float">
            <text:p>2016</text:p>
          </table:table-cell>
          <table:table-cell table:formula="of:=[.L19]&amp;[.K19]" office:value-type="string" office:string-value="20168" calcext:value-type="string">
            <text:p>20168</text:p>
          </table:table-cell>
          <table:table-cell table:formula="of:=DATE([.L19];[.K19];-1)" office:value-type="date" office:date-value="2016-07-30" calcext:value-type="date">
            <text:p>07/30/16</text:p>
          </table:table-cell>
          <table:table-cell table:formula="of:=YEAR([.N19])&amp;MONTH([.N19])" office:value-type="string" office:string-value="20167" calcext:value-type="string">
            <text:p>201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C-Trousers</text:p>
          </table:table-cell>
          <table:table-cell office:value-type="date" office:date-value="2016-09-09" calcext:value-type="date">
            <text:p>9-Sep-16</text:p>
          </table:table-cell>
          <table:table-cell office:value-type="float" office:value="13476" calcext:value-type="float">
            <text:p>13,476</text:p>
          </table:table-cell>
          <table:table-cell table:formula="of:=IF([.B20]&lt;&gt;[.B19];1;0)" office:value-type="float" office:value="0" calcext:value-type="float">
            <text:p>0</text:p>
          </table:table-cell>
          <table:table-cell table:formula="of:=IF([.E20]=0;[.D19];&quot;&quot;)" office:value-type="float" office:value="6550" calcext:value-type="float">
            <text:p>6,550</text:p>
          </table:table-cell>
          <table:table-cell table:formula="of:=IF([.E20]=0;[.C20]-[.C19];&quot;&quot;)" office:value-type="float" office:value="16" calcext:value-type="float">
            <text:p>16</text:p>
          </table:table-cell>
          <table:table-cell table:formula="of:=WEEKNUM([.C20])" office:value-type="float" office:value="37" calcext:value-type="float">
            <text:p>37</text:p>
          </table:table-cell>
          <table:table-cell table:formula="of:=WEEKDAY([.C20])" office:value-type="float" office:value="6" calcext:value-type="float">
            <text:p>6</text:p>
          </table:table-cell>
          <table:table-cell table:formula="of:=ROUNDUP([.K20]/12*4)" office:value-type="float" office:value="3" calcext:value-type="float">
            <text:p>3</text:p>
          </table:table-cell>
          <table:table-cell table:formula="of:=MONTH([.C20])" office:value-type="float" office:value="9" calcext:value-type="float">
            <text:p>9</text:p>
          </table:table-cell>
          <table:table-cell table:formula="of:=YEAR([.C20])" office:value-type="float" office:value="2016" calcext:value-type="float">
            <text:p>2016</text:p>
          </table:table-cell>
          <table:table-cell table:formula="of:=[.L20]&amp;[.K20]" office:value-type="string" office:string-value="20169" calcext:value-type="string">
            <text:p>20169</text:p>
          </table:table-cell>
          <table:table-cell table:formula="of:=DATE([.L20];[.K20];-1)" office:value-type="date" office:date-value="2016-08-30" calcext:value-type="date">
            <text:p>08/30/16</text:p>
          </table:table-cell>
          <table:table-cell table:formula="of:=YEAR([.N20])&amp;MONTH([.N20])" office:value-type="string" office:string-value="20168" calcext:value-type="string">
            <text:p>201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C-Trousers</text:p>
          </table:table-cell>
          <table:table-cell office:value-type="date" office:date-value="2016-12-19" calcext:value-type="date">
            <text:p>19-Dec-16</text:p>
          </table:table-cell>
          <table:table-cell office:value-type="float" office:value="6572" calcext:value-type="float">
            <text:p>6,572</text:p>
          </table:table-cell>
          <table:table-cell table:formula="of:=IF([.B21]&lt;&gt;[.B20];1;0)" office:value-type="float" office:value="0" calcext:value-type="float">
            <text:p>0</text:p>
          </table:table-cell>
          <table:table-cell table:formula="of:=IF([.E21]=0;[.D20];&quot;&quot;)" office:value-type="float" office:value="13476" calcext:value-type="float">
            <text:p>13,476</text:p>
          </table:table-cell>
          <table:table-cell table:formula="of:=IF([.E21]=0;[.C21]-[.C20];&quot;&quot;)" office:value-type="float" office:value="101" calcext:value-type="float">
            <text:p>101</text:p>
          </table:table-cell>
          <table:table-cell table:formula="of:=WEEKNUM([.C21])" office:value-type="float" office:value="52" calcext:value-type="float">
            <text:p>52</text:p>
          </table:table-cell>
          <table:table-cell table:formula="of:=WEEKDAY([.C21])" office:value-type="float" office:value="2" calcext:value-type="float">
            <text:p>2</text:p>
          </table:table-cell>
          <table:table-cell table:formula="of:=ROUNDUP([.K21]/12*4)" office:value-type="float" office:value="4" calcext:value-type="float">
            <text:p>4</text:p>
          </table:table-cell>
          <table:table-cell table:formula="of:=MONTH([.C21])" office:value-type="float" office:value="12" calcext:value-type="float">
            <text:p>12</text:p>
          </table:table-cell>
          <table:table-cell table:formula="of:=YEAR([.C21])" office:value-type="float" office:value="2016" calcext:value-type="float">
            <text:p>2016</text:p>
          </table:table-cell>
          <table:table-cell table:formula="of:=[.L21]&amp;[.K21]" office:value-type="string" office:string-value="201612" calcext:value-type="string">
            <text:p>201612</text:p>
          </table:table-cell>
          <table:table-cell table:formula="of:=DATE([.L21];[.K21];-1)" office:value-type="date" office:date-value="2016-11-29" calcext:value-type="date">
            <text:p>11/29/16</text:p>
          </table:table-cell>
          <table:table-cell table:formula="of:=YEAR([.N21])&amp;MONTH([.N21])" office:value-type="string" office:string-value="201611" calcext:value-type="string">
            <text:p>2016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C-Trousers</text:p>
          </table:table-cell>
          <table:table-cell office:value-type="date" office:date-value="2017-01-02" calcext:value-type="date">
            <text:p>2-Jan-17</text:p>
          </table:table-cell>
          <table:table-cell office:value-type="float" office:value="8240" calcext:value-type="float">
            <text:p>8,240</text:p>
          </table:table-cell>
          <table:table-cell table:formula="of:=IF([.B22]&lt;&gt;[.B21];1;0)" office:value-type="float" office:value="0" calcext:value-type="float">
            <text:p>0</text:p>
          </table:table-cell>
          <table:table-cell table:formula="of:=IF([.E22]=0;[.D21];&quot;&quot;)" office:value-type="float" office:value="6572" calcext:value-type="float">
            <text:p>6,572</text:p>
          </table:table-cell>
          <table:table-cell table:formula="of:=IF([.E22]=0;[.C22]-[.C21];&quot;&quot;)" office:value-type="float" office:value="14" calcext:value-type="float">
            <text:p>14</text:p>
          </table:table-cell>
          <table:table-cell table:formula="of:=WEEKNUM([.C22])" office:value-type="float" office:value="1" calcext:value-type="float">
            <text:p>1</text:p>
          </table:table-cell>
          <table:table-cell table:formula="of:=WEEKDAY([.C22])" office:value-type="float" office:value="2" calcext:value-type="float">
            <text:p>2</text:p>
          </table:table-cell>
          <table:table-cell table:formula="of:=ROUNDUP([.K22]/12*4)" office:value-type="float" office:value="1" calcext:value-type="float">
            <text:p>1</text:p>
          </table:table-cell>
          <table:table-cell table:formula="of:=MONTH([.C22])" office:value-type="float" office:value="1" calcext:value-type="float">
            <text:p>1</text:p>
          </table:table-cell>
          <table:table-cell table:formula="of:=YEAR([.C22])" office:value-type="float" office:value="2017" calcext:value-type="float">
            <text:p>2017</text:p>
          </table:table-cell>
          <table:table-cell table:formula="of:=[.L22]&amp;[.K22]" office:value-type="string" office:string-value="20171" calcext:value-type="string">
            <text:p>20171</text:p>
          </table:table-cell>
          <table:table-cell table:formula="of:=DATE([.L22];[.K22];-1)" office:value-type="date" office:date-value="2016-12-30" calcext:value-type="date">
            <text:p>12/30/16</text:p>
          </table:table-cell>
          <table:table-cell table:formula="of:=YEAR([.N22])&amp;MONTH([.N22])" office:value-type="string" office:string-value="201612" calcext:value-type="string">
            <text:p>2016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C-Trousers</text:p>
          </table:table-cell>
          <table:table-cell office:value-type="date" office:date-value="2017-01-20" calcext:value-type="date">
            <text:p>20-Jan-17</text:p>
          </table:table-cell>
          <table:table-cell office:value-type="float" office:value="6400" calcext:value-type="float">
            <text:p>6,400</text:p>
          </table:table-cell>
          <table:table-cell table:formula="of:=IF([.B23]&lt;&gt;[.B22];1;0)" office:value-type="float" office:value="0" calcext:value-type="float">
            <text:p>0</text:p>
          </table:table-cell>
          <table:table-cell table:formula="of:=IF([.E23]=0;[.D22];&quot;&quot;)" office:value-type="float" office:value="8240" calcext:value-type="float">
            <text:p>8,240</text:p>
          </table:table-cell>
          <table:table-cell table:formula="of:=IF([.E23]=0;[.C23]-[.C22];&quot;&quot;)" office:value-type="float" office:value="18" calcext:value-type="float">
            <text:p>18</text:p>
          </table:table-cell>
          <table:table-cell table:formula="of:=WEEKNUM([.C23])" office:value-type="float" office:value="3" calcext:value-type="float">
            <text:p>3</text:p>
          </table:table-cell>
          <table:table-cell table:formula="of:=WEEKDAY([.C23])" office:value-type="float" office:value="6" calcext:value-type="float">
            <text:p>6</text:p>
          </table:table-cell>
          <table:table-cell table:formula="of:=ROUNDUP([.K23]/12*4)" office:value-type="float" office:value="1" calcext:value-type="float">
            <text:p>1</text:p>
          </table:table-cell>
          <table:table-cell table:formula="of:=MONTH([.C23])" office:value-type="float" office:value="1" calcext:value-type="float">
            <text:p>1</text:p>
          </table:table-cell>
          <table:table-cell table:formula="of:=YEAR([.C23])" office:value-type="float" office:value="2017" calcext:value-type="float">
            <text:p>2017</text:p>
          </table:table-cell>
          <table:table-cell table:formula="of:=[.L23]&amp;[.K23]" office:value-type="string" office:string-value="20171" calcext:value-type="string">
            <text:p>20171</text:p>
          </table:table-cell>
          <table:table-cell table:formula="of:=DATE([.L23];[.K23];-1)" office:value-type="date" office:date-value="2016-12-30" calcext:value-type="date">
            <text:p>12/30/16</text:p>
          </table:table-cell>
          <table:table-cell table:formula="of:=YEAR([.N23])&amp;MONTH([.N23])" office:value-type="string" office:string-value="201612" calcext:value-type="string">
            <text:p>2016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C-Trousers</text:p>
          </table:table-cell>
          <table:table-cell office:value-type="date" office:date-value="2017-01-26" calcext:value-type="date">
            <text:p>26-Jan-17</text:p>
          </table:table-cell>
          <table:table-cell office:value-type="float" office:value="7726" calcext:value-type="float">
            <text:p>7,726</text:p>
          </table:table-cell>
          <table:table-cell table:formula="of:=IF([.B24]&lt;&gt;[.B23];1;0)" office:value-type="float" office:value="0" calcext:value-type="float">
            <text:p>0</text:p>
          </table:table-cell>
          <table:table-cell table:formula="of:=IF([.E24]=0;[.D23];&quot;&quot;)" office:value-type="float" office:value="6400" calcext:value-type="float">
            <text:p>6,400</text:p>
          </table:table-cell>
          <table:table-cell table:formula="of:=IF([.E24]=0;[.C24]-[.C23];&quot;&quot;)" office:value-type="float" office:value="6" calcext:value-type="float">
            <text:p>6</text:p>
          </table:table-cell>
          <table:table-cell table:formula="of:=WEEKNUM([.C24])" office:value-type="float" office:value="4" calcext:value-type="float">
            <text:p>4</text:p>
          </table:table-cell>
          <table:table-cell table:formula="of:=WEEKDAY([.C24])" office:value-type="float" office:value="5" calcext:value-type="float">
            <text:p>5</text:p>
          </table:table-cell>
          <table:table-cell table:formula="of:=ROUNDUP([.K24]/12*4)" office:value-type="float" office:value="1" calcext:value-type="float">
            <text:p>1</text:p>
          </table:table-cell>
          <table:table-cell table:formula="of:=MONTH([.C24])" office:value-type="float" office:value="1" calcext:value-type="float">
            <text:p>1</text:p>
          </table:table-cell>
          <table:table-cell table:formula="of:=YEAR([.C24])" office:value-type="float" office:value="2017" calcext:value-type="float">
            <text:p>2017</text:p>
          </table:table-cell>
          <table:table-cell table:formula="of:=[.L24]&amp;[.K24]" office:value-type="string" office:string-value="20171" calcext:value-type="string">
            <text:p>20171</text:p>
          </table:table-cell>
          <table:table-cell table:formula="of:=DATE([.L24];[.K24];-1)" office:value-type="date" office:date-value="2016-12-30" calcext:value-type="date">
            <text:p>12/30/16</text:p>
          </table:table-cell>
          <table:table-cell table:formula="of:=YEAR([.N24])&amp;MONTH([.N24])" office:value-type="string" office:string-value="201612" calcext:value-type="string">
            <text:p>2016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C-Trousers</text:p>
          </table:table-cell>
          <table:table-cell office:value-type="date" office:date-value="2017-01-28" calcext:value-type="date">
            <text:p>28-Jan-17</text:p>
          </table:table-cell>
          <table:table-cell office:value-type="float" office:value="5400" calcext:value-type="float">
            <text:p>5,400</text:p>
          </table:table-cell>
          <table:table-cell table:formula="of:=IF([.B25]&lt;&gt;[.B24];1;0)" office:value-type="float" office:value="0" calcext:value-type="float">
            <text:p>0</text:p>
          </table:table-cell>
          <table:table-cell table:formula="of:=IF([.E25]=0;[.D24];&quot;&quot;)" office:value-type="float" office:value="7726" calcext:value-type="float">
            <text:p>7,726</text:p>
          </table:table-cell>
          <table:table-cell table:formula="of:=IF([.E25]=0;[.C25]-[.C24];&quot;&quot;)" office:value-type="float" office:value="2" calcext:value-type="float">
            <text:p>2</text:p>
          </table:table-cell>
          <table:table-cell table:formula="of:=WEEKNUM([.C25])" office:value-type="float" office:value="4" calcext:value-type="float">
            <text:p>4</text:p>
          </table:table-cell>
          <table:table-cell table:formula="of:=WEEKDAY([.C25])" office:value-type="float" office:value="7" calcext:value-type="float">
            <text:p>7</text:p>
          </table:table-cell>
          <table:table-cell table:formula="of:=ROUNDUP([.K25]/12*4)" office:value-type="float" office:value="1" calcext:value-type="float">
            <text:p>1</text:p>
          </table:table-cell>
          <table:table-cell table:formula="of:=MONTH([.C25])" office:value-type="float" office:value="1" calcext:value-type="float">
            <text:p>1</text:p>
          </table:table-cell>
          <table:table-cell table:formula="of:=YEAR([.C25])" office:value-type="float" office:value="2017" calcext:value-type="float">
            <text:p>2017</text:p>
          </table:table-cell>
          <table:table-cell table:formula="of:=[.L25]&amp;[.K25]" office:value-type="string" office:string-value="20171" calcext:value-type="string">
            <text:p>20171</text:p>
          </table:table-cell>
          <table:table-cell table:formula="of:=DATE([.L25];[.K25];-1)" office:value-type="date" office:date-value="2016-12-30" calcext:value-type="date">
            <text:p>12/30/16</text:p>
          </table:table-cell>
          <table:table-cell table:formula="of:=YEAR([.N25])&amp;MONTH([.N25])" office:value-type="string" office:string-value="201612" calcext:value-type="string">
            <text:p>2016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C-Trousers</text:p>
          </table:table-cell>
          <table:table-cell office:value-type="date" office:date-value="2017-02-06" calcext:value-type="date">
            <text:p>6-Feb-17</text:p>
          </table:table-cell>
          <table:table-cell office:value-type="float" office:value="3184" calcext:value-type="float">
            <text:p>3,184</text:p>
          </table:table-cell>
          <table:table-cell table:formula="of:=IF([.B26]&lt;&gt;[.B25];1;0)" office:value-type="float" office:value="0" calcext:value-type="float">
            <text:p>0</text:p>
          </table:table-cell>
          <table:table-cell table:formula="of:=IF([.E26]=0;[.D25];&quot;&quot;)" office:value-type="float" office:value="5400" calcext:value-type="float">
            <text:p>5,400</text:p>
          </table:table-cell>
          <table:table-cell table:formula="of:=IF([.E26]=0;[.C26]-[.C25];&quot;&quot;)" office:value-type="float" office:value="9" calcext:value-type="float">
            <text:p>9</text:p>
          </table:table-cell>
          <table:table-cell table:formula="of:=WEEKNUM([.C26])" office:value-type="float" office:value="6" calcext:value-type="float">
            <text:p>6</text:p>
          </table:table-cell>
          <table:table-cell table:formula="of:=WEEKDAY([.C26])" office:value-type="float" office:value="2" calcext:value-type="float">
            <text:p>2</text:p>
          </table:table-cell>
          <table:table-cell table:formula="of:=ROUNDUP([.K26]/12*4)" office:value-type="float" office:value="1" calcext:value-type="float">
            <text:p>1</text:p>
          </table:table-cell>
          <table:table-cell table:formula="of:=MONTH([.C26])" office:value-type="float" office:value="2" calcext:value-type="float">
            <text:p>2</text:p>
          </table:table-cell>
          <table:table-cell table:formula="of:=YEAR([.C26])" office:value-type="float" office:value="2017" calcext:value-type="float">
            <text:p>2017</text:p>
          </table:table-cell>
          <table:table-cell table:formula="of:=[.L26]&amp;[.K26]" office:value-type="string" office:string-value="20172" calcext:value-type="string">
            <text:p>20172</text:p>
          </table:table-cell>
          <table:table-cell table:formula="of:=DATE([.L26];[.K26];-1)" office:value-type="date" office:date-value="2017-01-30" calcext:value-type="date">
            <text:p>01/30/17</text:p>
          </table:table-cell>
          <table:table-cell table:formula="of:=YEAR([.N26])&amp;MONTH([.N26])" office:value-type="string" office:string-value="20171" calcext:value-type="string">
            <text:p>201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C-Trousers</text:p>
          </table:table-cell>
          <table:table-cell office:value-type="date" office:date-value="2017-02-11" calcext:value-type="date">
            <text:p>11-Feb-17</text:p>
          </table:table-cell>
          <table:table-cell office:value-type="float" office:value="7032" calcext:value-type="float">
            <text:p>7,032</text:p>
          </table:table-cell>
          <table:table-cell table:formula="of:=IF([.B27]&lt;&gt;[.B26];1;0)" office:value-type="float" office:value="0" calcext:value-type="float">
            <text:p>0</text:p>
          </table:table-cell>
          <table:table-cell table:formula="of:=IF([.E27]=0;[.D26];&quot;&quot;)" office:value-type="float" office:value="3184" calcext:value-type="float">
            <text:p>3,184</text:p>
          </table:table-cell>
          <table:table-cell table:formula="of:=IF([.E27]=0;[.C27]-[.C26];&quot;&quot;)" office:value-type="float" office:value="5" calcext:value-type="float">
            <text:p>5</text:p>
          </table:table-cell>
          <table:table-cell table:formula="of:=WEEKNUM([.C27])" office:value-type="float" office:value="6" calcext:value-type="float">
            <text:p>6</text:p>
          </table:table-cell>
          <table:table-cell table:formula="of:=WEEKDAY([.C27])" office:value-type="float" office:value="7" calcext:value-type="float">
            <text:p>7</text:p>
          </table:table-cell>
          <table:table-cell table:formula="of:=ROUNDUP([.K27]/12*4)" office:value-type="float" office:value="1" calcext:value-type="float">
            <text:p>1</text:p>
          </table:table-cell>
          <table:table-cell table:formula="of:=MONTH([.C27])" office:value-type="float" office:value="2" calcext:value-type="float">
            <text:p>2</text:p>
          </table:table-cell>
          <table:table-cell table:formula="of:=YEAR([.C27])" office:value-type="float" office:value="2017" calcext:value-type="float">
            <text:p>2017</text:p>
          </table:table-cell>
          <table:table-cell table:formula="of:=[.L27]&amp;[.K27]" office:value-type="string" office:string-value="20172" calcext:value-type="string">
            <text:p>20172</text:p>
          </table:table-cell>
          <table:table-cell table:formula="of:=DATE([.L27];[.K27];-1)" office:value-type="date" office:date-value="2017-01-30" calcext:value-type="date">
            <text:p>01/30/17</text:p>
          </table:table-cell>
          <table:table-cell table:formula="of:=YEAR([.N27])&amp;MONTH([.N27])" office:value-type="string" office:string-value="20171" calcext:value-type="string">
            <text:p>201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C-Trousers</text:p>
          </table:table-cell>
          <table:table-cell office:value-type="date" office:date-value="2017-02-26" calcext:value-type="date">
            <text:p>26-Feb-17</text:p>
          </table:table-cell>
          <table:table-cell office:value-type="float" office:value="5297" calcext:value-type="float">
            <text:p>5,297</text:p>
          </table:table-cell>
          <table:table-cell table:formula="of:=IF([.B28]&lt;&gt;[.B27];1;0)" office:value-type="float" office:value="0" calcext:value-type="float">
            <text:p>0</text:p>
          </table:table-cell>
          <table:table-cell table:formula="of:=IF([.E28]=0;[.D27];&quot;&quot;)" office:value-type="float" office:value="7032" calcext:value-type="float">
            <text:p>7,032</text:p>
          </table:table-cell>
          <table:table-cell table:formula="of:=IF([.E28]=0;[.C28]-[.C27];&quot;&quot;)" office:value-type="float" office:value="15" calcext:value-type="float">
            <text:p>15</text:p>
          </table:table-cell>
          <table:table-cell table:formula="of:=WEEKNUM([.C28])" office:value-type="float" office:value="9" calcext:value-type="float">
            <text:p>9</text:p>
          </table:table-cell>
          <table:table-cell table:formula="of:=WEEKDAY([.C28])" office:value-type="float" office:value="1" calcext:value-type="float">
            <text:p>1</text:p>
          </table:table-cell>
          <table:table-cell table:formula="of:=ROUNDUP([.K28]/12*4)" office:value-type="float" office:value="1" calcext:value-type="float">
            <text:p>1</text:p>
          </table:table-cell>
          <table:table-cell table:formula="of:=MONTH([.C28])" office:value-type="float" office:value="2" calcext:value-type="float">
            <text:p>2</text:p>
          </table:table-cell>
          <table:table-cell table:formula="of:=YEAR([.C28])" office:value-type="float" office:value="2017" calcext:value-type="float">
            <text:p>2017</text:p>
          </table:table-cell>
          <table:table-cell table:formula="of:=[.L28]&amp;[.K28]" office:value-type="string" office:string-value="20172" calcext:value-type="string">
            <text:p>20172</text:p>
          </table:table-cell>
          <table:table-cell table:formula="of:=DATE([.L28];[.K28];-1)" office:value-type="date" office:date-value="2017-01-30" calcext:value-type="date">
            <text:p>01/30/17</text:p>
          </table:table-cell>
          <table:table-cell table:formula="of:=YEAR([.N28])&amp;MONTH([.N28])" office:value-type="string" office:string-value="20171" calcext:value-type="string">
            <text:p>201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C-Trousers</text:p>
          </table:table-cell>
          <table:table-cell office:value-type="date" office:date-value="2017-03-03" calcext:value-type="date">
            <text:p>3-Mar-17</text:p>
          </table:table-cell>
          <table:table-cell office:value-type="float" office:value="8000" calcext:value-type="float">
            <text:p>8,000</text:p>
          </table:table-cell>
          <table:table-cell table:formula="of:=IF([.B29]&lt;&gt;[.B28];1;0)" office:value-type="float" office:value="0" calcext:value-type="float">
            <text:p>0</text:p>
          </table:table-cell>
          <table:table-cell table:formula="of:=IF([.E29]=0;[.D28];&quot;&quot;)" office:value-type="float" office:value="5297" calcext:value-type="float">
            <text:p>5,297</text:p>
          </table:table-cell>
          <table:table-cell table:formula="of:=IF([.E29]=0;[.C29]-[.C28];&quot;&quot;)" office:value-type="float" office:value="5" calcext:value-type="float">
            <text:p>5</text:p>
          </table:table-cell>
          <table:table-cell table:formula="of:=WEEKNUM([.C29])" office:value-type="float" office:value="9" calcext:value-type="float">
            <text:p>9</text:p>
          </table:table-cell>
          <table:table-cell table:formula="of:=WEEKDAY([.C29])" office:value-type="float" office:value="6" calcext:value-type="float">
            <text:p>6</text:p>
          </table:table-cell>
          <table:table-cell table:formula="of:=ROUNDUP([.K29]/12*4)" office:value-type="float" office:value="1" calcext:value-type="float">
            <text:p>1</text:p>
          </table:table-cell>
          <table:table-cell table:formula="of:=MONTH([.C29])" office:value-type="float" office:value="3" calcext:value-type="float">
            <text:p>3</text:p>
          </table:table-cell>
          <table:table-cell table:formula="of:=YEAR([.C29])" office:value-type="float" office:value="2017" calcext:value-type="float">
            <text:p>2017</text:p>
          </table:table-cell>
          <table:table-cell table:formula="of:=[.L29]&amp;[.K29]" office:value-type="string" office:string-value="20173" calcext:value-type="string">
            <text:p>20173</text:p>
          </table:table-cell>
          <table:table-cell table:formula="of:=DATE([.L29];[.K29];-1)" office:value-type="date" office:date-value="2017-02-27" calcext:value-type="date">
            <text:p>02/27/17</text:p>
          </table:table-cell>
          <table:table-cell table:formula="of:=YEAR([.N29])&amp;MONTH([.N29])" office:value-type="string" office:string-value="20172" calcext:value-type="string">
            <text:p>201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C-Trousers</text:p>
          </table:table-cell>
          <table:table-cell office:value-type="date" office:date-value="2017-03-14" calcext:value-type="date">
            <text:p>14-Mar-17</text:p>
          </table:table-cell>
          <table:table-cell office:value-type="float" office:value="2800" calcext:value-type="float">
            <text:p>2,800</text:p>
          </table:table-cell>
          <table:table-cell table:formula="of:=IF([.B30]&lt;&gt;[.B29];1;0)" office:value-type="float" office:value="0" calcext:value-type="float">
            <text:p>0</text:p>
          </table:table-cell>
          <table:table-cell table:formula="of:=IF([.E30]=0;[.D29];&quot;&quot;)" office:value-type="float" office:value="8000" calcext:value-type="float">
            <text:p>8,000</text:p>
          </table:table-cell>
          <table:table-cell table:formula="of:=IF([.E30]=0;[.C30]-[.C29];&quot;&quot;)" office:value-type="float" office:value="11" calcext:value-type="float">
            <text:p>11</text:p>
          </table:table-cell>
          <table:table-cell table:formula="of:=WEEKNUM([.C30])" office:value-type="float" office:value="11" calcext:value-type="float">
            <text:p>11</text:p>
          </table:table-cell>
          <table:table-cell table:formula="of:=WEEKDAY([.C30])" office:value-type="float" office:value="3" calcext:value-type="float">
            <text:p>3</text:p>
          </table:table-cell>
          <table:table-cell table:formula="of:=ROUNDUP([.K30]/12*4)" office:value-type="float" office:value="1" calcext:value-type="float">
            <text:p>1</text:p>
          </table:table-cell>
          <table:table-cell table:formula="of:=MONTH([.C30])" office:value-type="float" office:value="3" calcext:value-type="float">
            <text:p>3</text:p>
          </table:table-cell>
          <table:table-cell table:formula="of:=YEAR([.C30])" office:value-type="float" office:value="2017" calcext:value-type="float">
            <text:p>2017</text:p>
          </table:table-cell>
          <table:table-cell table:formula="of:=[.L30]&amp;[.K30]" office:value-type="string" office:string-value="20173" calcext:value-type="string">
            <text:p>20173</text:p>
          </table:table-cell>
          <table:table-cell table:formula="of:=DATE([.L30];[.K30];-1)" office:value-type="date" office:date-value="2017-02-27" calcext:value-type="date">
            <text:p>02/27/17</text:p>
          </table:table-cell>
          <table:table-cell table:formula="of:=YEAR([.N30])&amp;MONTH([.N30])" office:value-type="string" office:string-value="20172" calcext:value-type="string">
            <text:p>201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D-Jackets</text:p>
          </table:table-cell>
          <table:table-cell office:value-type="date" office:date-value="2016-12-27" calcext:value-type="date">
            <text:p>27-Dec-16</text:p>
          </table:table-cell>
          <table:table-cell office:value-type="float" office:value="2360" calcext:value-type="float">
            <text:p>2,360</text:p>
          </table:table-cell>
          <table:table-cell table:formula="of:=IF([.B31]&lt;&gt;[.B30];1;0)" office:value-type="float" office:value="1" calcext:value-type="float">
            <text:p>1</text:p>
          </table:table-cell>
          <table:table-cell table:style-name="Default" table:formula="of:=IF([.E31]=0;[.D30];&quot;&quot;)">
            <text:p/>
          </table:table-cell>
          <table:table-cell table:formula="of:=IF([.E31]=0;[.C31]-[.C30];&quot;&quot;)">
            <text:p/>
          </table:table-cell>
          <table:table-cell table:formula="of:=WEEKNUM([.C31])" office:value-type="float" office:value="53" calcext:value-type="float">
            <text:p>53</text:p>
          </table:table-cell>
          <table:table-cell table:formula="of:=WEEKDAY([.C31])" office:value-type="float" office:value="3" calcext:value-type="float">
            <text:p>3</text:p>
          </table:table-cell>
          <table:table-cell table:formula="of:=ROUNDUP([.K31]/12*4)" office:value-type="float" office:value="4" calcext:value-type="float">
            <text:p>4</text:p>
          </table:table-cell>
          <table:table-cell table:formula="of:=MONTH([.C31])" office:value-type="float" office:value="12" calcext:value-type="float">
            <text:p>12</text:p>
          </table:table-cell>
          <table:table-cell table:formula="of:=YEAR([.C31])" office:value-type="float" office:value="2016" calcext:value-type="float">
            <text:p>2016</text:p>
          </table:table-cell>
          <table:table-cell table:formula="of:=[.L31]&amp;[.K31]" office:value-type="string" office:string-value="201612" calcext:value-type="string">
            <text:p>201612</text:p>
          </table:table-cell>
          <table:table-cell table:formula="of:=DATE([.L31];[.K31];-1)" office:value-type="date" office:date-value="2016-11-29" calcext:value-type="date">
            <text:p>11/29/16</text:p>
          </table:table-cell>
          <table:table-cell table:formula="of:=YEAR([.N31])&amp;MONTH([.N31])" office:value-type="string" office:string-value="201611" calcext:value-type="string">
            <text:p>2016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D-Jackets</text:p>
          </table:table-cell>
          <table:table-cell office:value-type="date" office:date-value="2017-01-03" calcext:value-type="date">
            <text:p>3-Jan-17</text:p>
          </table:table-cell>
          <table:table-cell office:value-type="float" office:value="3560" calcext:value-type="float">
            <text:p>3,560</text:p>
          </table:table-cell>
          <table:table-cell table:formula="of:=IF([.B32]&lt;&gt;[.B31];1;0)" office:value-type="float" office:value="0" calcext:value-type="float">
            <text:p>0</text:p>
          </table:table-cell>
          <table:table-cell table:formula="of:=IF([.E32]=0;[.D31];&quot;&quot;)" office:value-type="float" office:value="2360" calcext:value-type="float">
            <text:p>2,360</text:p>
          </table:table-cell>
          <table:table-cell table:formula="of:=IF([.E32]=0;[.C32]-[.C31];&quot;&quot;)" office:value-type="float" office:value="7" calcext:value-type="float">
            <text:p>7</text:p>
          </table:table-cell>
          <table:table-cell table:formula="of:=WEEKNUM([.C32])" office:value-type="float" office:value="1" calcext:value-type="float">
            <text:p>1</text:p>
          </table:table-cell>
          <table:table-cell table:formula="of:=WEEKDAY([.C32])" office:value-type="float" office:value="3" calcext:value-type="float">
            <text:p>3</text:p>
          </table:table-cell>
          <table:table-cell table:formula="of:=ROUNDUP([.K32]/12*4)" office:value-type="float" office:value="1" calcext:value-type="float">
            <text:p>1</text:p>
          </table:table-cell>
          <table:table-cell table:formula="of:=MONTH([.C32])" office:value-type="float" office:value="1" calcext:value-type="float">
            <text:p>1</text:p>
          </table:table-cell>
          <table:table-cell table:formula="of:=YEAR([.C32])" office:value-type="float" office:value="2017" calcext:value-type="float">
            <text:p>2017</text:p>
          </table:table-cell>
          <table:table-cell table:formula="of:=[.L32]&amp;[.K32]" office:value-type="string" office:string-value="20171" calcext:value-type="string">
            <text:p>20171</text:p>
          </table:table-cell>
          <table:table-cell table:formula="of:=DATE([.L32];[.K32];-1)" office:value-type="date" office:date-value="2016-12-30" calcext:value-type="date">
            <text:p>12/30/16</text:p>
          </table:table-cell>
          <table:table-cell table:formula="of:=YEAR([.N32])&amp;MONTH([.N32])" office:value-type="string" office:string-value="201612" calcext:value-type="string">
            <text:p>2016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D-Jackets</text:p>
          </table:table-cell>
          <table:table-cell office:value-type="date" office:date-value="2017-01-17" calcext:value-type="date">
            <text:p>17-Jan-17</text:p>
          </table:table-cell>
          <table:table-cell office:value-type="float" office:value="10000" calcext:value-type="float">
            <text:p>10,000</text:p>
          </table:table-cell>
          <table:table-cell table:formula="of:=IF([.B33]&lt;&gt;[.B32];1;0)" office:value-type="float" office:value="0" calcext:value-type="float">
            <text:p>0</text:p>
          </table:table-cell>
          <table:table-cell table:formula="of:=IF([.E33]=0;[.D32];&quot;&quot;)" office:value-type="float" office:value="3560" calcext:value-type="float">
            <text:p>3,560</text:p>
          </table:table-cell>
          <table:table-cell table:formula="of:=IF([.E33]=0;[.C33]-[.C32];&quot;&quot;)" office:value-type="float" office:value="14" calcext:value-type="float">
            <text:p>14</text:p>
          </table:table-cell>
          <table:table-cell table:formula="of:=WEEKNUM([.C33])" office:value-type="float" office:value="3" calcext:value-type="float">
            <text:p>3</text:p>
          </table:table-cell>
          <table:table-cell table:formula="of:=WEEKDAY([.C33])" office:value-type="float" office:value="3" calcext:value-type="float">
            <text:p>3</text:p>
          </table:table-cell>
          <table:table-cell table:formula="of:=ROUNDUP([.K33]/12*4)" office:value-type="float" office:value="1" calcext:value-type="float">
            <text:p>1</text:p>
          </table:table-cell>
          <table:table-cell table:formula="of:=MONTH([.C33])" office:value-type="float" office:value="1" calcext:value-type="float">
            <text:p>1</text:p>
          </table:table-cell>
          <table:table-cell table:formula="of:=YEAR([.C33])" office:value-type="float" office:value="2017" calcext:value-type="float">
            <text:p>2017</text:p>
          </table:table-cell>
          <table:table-cell table:formula="of:=[.L33]&amp;[.K33]" office:value-type="string" office:string-value="20171" calcext:value-type="string">
            <text:p>20171</text:p>
          </table:table-cell>
          <table:table-cell table:formula="of:=DATE([.L33];[.K33];-1)" office:value-type="date" office:date-value="2016-12-30" calcext:value-type="date">
            <text:p>12/30/16</text:p>
          </table:table-cell>
          <table:table-cell table:formula="of:=YEAR([.N33])&amp;MONTH([.N33])" office:value-type="string" office:string-value="201612" calcext:value-type="string">
            <text:p>2016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D-Jackets</text:p>
          </table:table-cell>
          <table:table-cell office:value-type="date" office:date-value="2017-01-26" calcext:value-type="date">
            <text:p>26-Jan-17</text:p>
          </table:table-cell>
          <table:table-cell office:value-type="float" office:value="1000" calcext:value-type="float">
            <text:p>1,000</text:p>
          </table:table-cell>
          <table:table-cell table:formula="of:=IF([.B34]&lt;&gt;[.B33];1;0)" office:value-type="float" office:value="0" calcext:value-type="float">
            <text:p>0</text:p>
          </table:table-cell>
          <table:table-cell table:formula="of:=IF([.E34]=0;[.D33];&quot;&quot;)" office:value-type="float" office:value="10000" calcext:value-type="float">
            <text:p>10,000</text:p>
          </table:table-cell>
          <table:table-cell table:formula="of:=IF([.E34]=0;[.C34]-[.C33];&quot;&quot;)" office:value-type="float" office:value="9" calcext:value-type="float">
            <text:p>9</text:p>
          </table:table-cell>
          <table:table-cell table:formula="of:=WEEKNUM([.C34])" office:value-type="float" office:value="4" calcext:value-type="float">
            <text:p>4</text:p>
          </table:table-cell>
          <table:table-cell table:formula="of:=WEEKDAY([.C34])" office:value-type="float" office:value="5" calcext:value-type="float">
            <text:p>5</text:p>
          </table:table-cell>
          <table:table-cell table:formula="of:=ROUNDUP([.K34]/12*4)" office:value-type="float" office:value="1" calcext:value-type="float">
            <text:p>1</text:p>
          </table:table-cell>
          <table:table-cell table:formula="of:=MONTH([.C34])" office:value-type="float" office:value="1" calcext:value-type="float">
            <text:p>1</text:p>
          </table:table-cell>
          <table:table-cell table:formula="of:=YEAR([.C34])" office:value-type="float" office:value="2017" calcext:value-type="float">
            <text:p>2017</text:p>
          </table:table-cell>
          <table:table-cell table:formula="of:=[.L34]&amp;[.K34]" office:value-type="string" office:string-value="20171" calcext:value-type="string">
            <text:p>20171</text:p>
          </table:table-cell>
          <table:table-cell table:formula="of:=DATE([.L34];[.K34];-1)" office:value-type="date" office:date-value="2016-12-30" calcext:value-type="date">
            <text:p>12/30/16</text:p>
          </table:table-cell>
          <table:table-cell table:formula="of:=YEAR([.N34])&amp;MONTH([.N34])" office:value-type="string" office:string-value="201612" calcext:value-type="string">
            <text:p>2016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D-Jackets</text:p>
          </table:table-cell>
          <table:table-cell office:value-type="date" office:date-value="2017-02-06" calcext:value-type="date">
            <text:p>6-Feb-17</text:p>
          </table:table-cell>
          <table:table-cell office:value-type="float" office:value="2000" calcext:value-type="float">
            <text:p>2,000</text:p>
          </table:table-cell>
          <table:table-cell table:formula="of:=IF([.B35]&lt;&gt;[.B34];1;0)" office:value-type="float" office:value="0" calcext:value-type="float">
            <text:p>0</text:p>
          </table:table-cell>
          <table:table-cell table:formula="of:=IF([.E35]=0;[.D34];&quot;&quot;)" office:value-type="float" office:value="1000" calcext:value-type="float">
            <text:p>1,000</text:p>
          </table:table-cell>
          <table:table-cell table:formula="of:=IF([.E35]=0;[.C35]-[.C34];&quot;&quot;)" office:value-type="float" office:value="11" calcext:value-type="float">
            <text:p>11</text:p>
          </table:table-cell>
          <table:table-cell table:formula="of:=WEEKNUM([.C35])" office:value-type="float" office:value="6" calcext:value-type="float">
            <text:p>6</text:p>
          </table:table-cell>
          <table:table-cell table:formula="of:=WEEKDAY([.C35])" office:value-type="float" office:value="2" calcext:value-type="float">
            <text:p>2</text:p>
          </table:table-cell>
          <table:table-cell table:formula="of:=ROUNDUP([.K35]/12*4)" office:value-type="float" office:value="1" calcext:value-type="float">
            <text:p>1</text:p>
          </table:table-cell>
          <table:table-cell table:formula="of:=MONTH([.C35])" office:value-type="float" office:value="2" calcext:value-type="float">
            <text:p>2</text:p>
          </table:table-cell>
          <table:table-cell table:formula="of:=YEAR([.C35])" office:value-type="float" office:value="2017" calcext:value-type="float">
            <text:p>2017</text:p>
          </table:table-cell>
          <table:table-cell table:formula="of:=[.L35]&amp;[.K35]" office:value-type="string" office:string-value="20172" calcext:value-type="string">
            <text:p>20172</text:p>
          </table:table-cell>
          <table:table-cell table:formula="of:=DATE([.L35];[.K35];-1)" office:value-type="date" office:date-value="2017-01-30" calcext:value-type="date">
            <text:p>01/30/17</text:p>
          </table:table-cell>
          <table:table-cell table:formula="of:=YEAR([.N35])&amp;MONTH([.N35])" office:value-type="string" office:string-value="20171" calcext:value-type="string">
            <text:p>201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D-Jackets</text:p>
          </table:table-cell>
          <table:table-cell office:value-type="date" office:date-value="2017-02-11" calcext:value-type="date">
            <text:p>11-Feb-17</text:p>
          </table:table-cell>
          <table:table-cell office:value-type="float" office:value="2240" calcext:value-type="float">
            <text:p>2,240</text:p>
          </table:table-cell>
          <table:table-cell table:formula="of:=IF([.B36]&lt;&gt;[.B35];1;0)" office:value-type="float" office:value="0" calcext:value-type="float">
            <text:p>0</text:p>
          </table:table-cell>
          <table:table-cell table:formula="of:=IF([.E36]=0;[.D35];&quot;&quot;)" office:value-type="float" office:value="2000" calcext:value-type="float">
            <text:p>2,000</text:p>
          </table:table-cell>
          <table:table-cell table:formula="of:=IF([.E36]=0;[.C36]-[.C35];&quot;&quot;)" office:value-type="float" office:value="5" calcext:value-type="float">
            <text:p>5</text:p>
          </table:table-cell>
          <table:table-cell table:formula="of:=WEEKNUM([.C36])" office:value-type="float" office:value="6" calcext:value-type="float">
            <text:p>6</text:p>
          </table:table-cell>
          <table:table-cell table:formula="of:=WEEKDAY([.C36])" office:value-type="float" office:value="7" calcext:value-type="float">
            <text:p>7</text:p>
          </table:table-cell>
          <table:table-cell table:formula="of:=ROUNDUP([.K36]/12*4)" office:value-type="float" office:value="1" calcext:value-type="float">
            <text:p>1</text:p>
          </table:table-cell>
          <table:table-cell table:formula="of:=MONTH([.C36])" office:value-type="float" office:value="2" calcext:value-type="float">
            <text:p>2</text:p>
          </table:table-cell>
          <table:table-cell table:formula="of:=YEAR([.C36])" office:value-type="float" office:value="2017" calcext:value-type="float">
            <text:p>2017</text:p>
          </table:table-cell>
          <table:table-cell table:formula="of:=[.L36]&amp;[.K36]" office:value-type="string" office:string-value="20172" calcext:value-type="string">
            <text:p>20172</text:p>
          </table:table-cell>
          <table:table-cell table:formula="of:=DATE([.L36];[.K36];-1)" office:value-type="date" office:date-value="2017-01-30" calcext:value-type="date">
            <text:p>01/30/17</text:p>
          </table:table-cell>
          <table:table-cell table:formula="of:=YEAR([.N36])&amp;MONTH([.N36])" office:value-type="string" office:string-value="20171" calcext:value-type="string">
            <text:p>201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F-Sweatshirts</text:p>
          </table:table-cell>
          <table:table-cell office:value-type="date" office:date-value="2016-04-20" calcext:value-type="date">
            <text:p>20-Apr-16</text:p>
          </table:table-cell>
          <table:table-cell office:value-type="float" office:value="6450" calcext:value-type="float">
            <text:p>6,450</text:p>
          </table:table-cell>
          <table:table-cell table:formula="of:=IF([.B37]&lt;&gt;[.B36];1;0)" office:value-type="float" office:value="1" calcext:value-type="float">
            <text:p>1</text:p>
          </table:table-cell>
          <table:table-cell table:style-name="Default" table:formula="of:=IF([.E37]=0;[.D36];&quot;&quot;)">
            <text:p/>
          </table:table-cell>
          <table:table-cell table:formula="of:=IF([.E37]=0;[.C37]-[.C36];&quot;&quot;)">
            <text:p/>
          </table:table-cell>
          <table:table-cell table:formula="of:=WEEKNUM([.C37])" office:value-type="float" office:value="17" calcext:value-type="float">
            <text:p>17</text:p>
          </table:table-cell>
          <table:table-cell table:formula="of:=WEEKDAY([.C37])" office:value-type="float" office:value="4" calcext:value-type="float">
            <text:p>4</text:p>
          </table:table-cell>
          <table:table-cell table:formula="of:=ROUNDUP([.K37]/12*4)" office:value-type="float" office:value="2" calcext:value-type="float">
            <text:p>2</text:p>
          </table:table-cell>
          <table:table-cell table:formula="of:=MONTH([.C37])" office:value-type="float" office:value="4" calcext:value-type="float">
            <text:p>4</text:p>
          </table:table-cell>
          <table:table-cell table:formula="of:=YEAR([.C37])" office:value-type="float" office:value="2016" calcext:value-type="float">
            <text:p>2016</text:p>
          </table:table-cell>
          <table:table-cell table:formula="of:=[.L37]&amp;[.K37]" office:value-type="string" office:string-value="20164" calcext:value-type="string">
            <text:p>20164</text:p>
          </table:table-cell>
          <table:table-cell table:formula="of:=DATE([.L37];[.K37];-1)" office:value-type="date" office:date-value="2016-03-30" calcext:value-type="date">
            <text:p>03/30/16</text:p>
          </table:table-cell>
          <table:table-cell table:formula="of:=YEAR([.N37])&amp;MONTH([.N37])" office:value-type="string" office:string-value="20163" calcext:value-type="string">
            <text:p>201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F-Sweatshirts</text:p>
          </table:table-cell>
          <table:table-cell office:value-type="date" office:date-value="2016-06-23" calcext:value-type="date">
            <text:p>23-Jun-16</text:p>
          </table:table-cell>
          <table:table-cell office:value-type="float" office:value="2400" calcext:value-type="float">
            <text:p>2,400</text:p>
          </table:table-cell>
          <table:table-cell table:formula="of:=IF([.B38]&lt;&gt;[.B37];1;0)" office:value-type="float" office:value="0" calcext:value-type="float">
            <text:p>0</text:p>
          </table:table-cell>
          <table:table-cell table:formula="of:=IF([.E38]=0;[.D37];&quot;&quot;)" office:value-type="float" office:value="6450" calcext:value-type="float">
            <text:p>6,450</text:p>
          </table:table-cell>
          <table:table-cell table:formula="of:=IF([.E38]=0;[.C38]-[.C37];&quot;&quot;)" office:value-type="float" office:value="64" calcext:value-type="float">
            <text:p>64</text:p>
          </table:table-cell>
          <table:table-cell table:formula="of:=WEEKNUM([.C38])" office:value-type="float" office:value="26" calcext:value-type="float">
            <text:p>26</text:p>
          </table:table-cell>
          <table:table-cell table:formula="of:=WEEKDAY([.C38])" office:value-type="float" office:value="5" calcext:value-type="float">
            <text:p>5</text:p>
          </table:table-cell>
          <table:table-cell table:formula="of:=ROUNDUP([.K38]/12*4)" office:value-type="float" office:value="2" calcext:value-type="float">
            <text:p>2</text:p>
          </table:table-cell>
          <table:table-cell table:formula="of:=MONTH([.C38])" office:value-type="float" office:value="6" calcext:value-type="float">
            <text:p>6</text:p>
          </table:table-cell>
          <table:table-cell table:formula="of:=YEAR([.C38])" office:value-type="float" office:value="2016" calcext:value-type="float">
            <text:p>2016</text:p>
          </table:table-cell>
          <table:table-cell table:formula="of:=[.L38]&amp;[.K38]" office:value-type="string" office:string-value="20166" calcext:value-type="string">
            <text:p>20166</text:p>
          </table:table-cell>
          <table:table-cell table:formula="of:=DATE([.L38];[.K38];-1)" office:value-type="date" office:date-value="2016-05-30" calcext:value-type="date">
            <text:p>05/30/16</text:p>
          </table:table-cell>
          <table:table-cell table:formula="of:=YEAR([.N38])&amp;MONTH([.N38])" office:value-type="string" office:string-value="20165" calcext:value-type="string">
            <text:p>201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F-Sweatshirts</text:p>
          </table:table-cell>
          <table:table-cell office:value-type="date" office:date-value="2016-07-05" calcext:value-type="date">
            <text:p>5-Jul-16</text:p>
          </table:table-cell>
          <table:table-cell office:value-type="float" office:value="6537" calcext:value-type="float">
            <text:p>6,537</text:p>
          </table:table-cell>
          <table:table-cell table:formula="of:=IF([.B39]&lt;&gt;[.B38];1;0)" office:value-type="float" office:value="0" calcext:value-type="float">
            <text:p>0</text:p>
          </table:table-cell>
          <table:table-cell table:formula="of:=IF([.E39]=0;[.D38];&quot;&quot;)" office:value-type="float" office:value="2400" calcext:value-type="float">
            <text:p>2,400</text:p>
          </table:table-cell>
          <table:table-cell table:formula="of:=IF([.E39]=0;[.C39]-[.C38];&quot;&quot;)" office:value-type="float" office:value="12" calcext:value-type="float">
            <text:p>12</text:p>
          </table:table-cell>
          <table:table-cell table:formula="of:=WEEKNUM([.C39])" office:value-type="float" office:value="28" calcext:value-type="float">
            <text:p>28</text:p>
          </table:table-cell>
          <table:table-cell table:formula="of:=WEEKDAY([.C39])" office:value-type="float" office:value="3" calcext:value-type="float">
            <text:p>3</text:p>
          </table:table-cell>
          <table:table-cell table:formula="of:=ROUNDUP([.K39]/12*4)" office:value-type="float" office:value="3" calcext:value-type="float">
            <text:p>3</text:p>
          </table:table-cell>
          <table:table-cell table:formula="of:=MONTH([.C39])" office:value-type="float" office:value="7" calcext:value-type="float">
            <text:p>7</text:p>
          </table:table-cell>
          <table:table-cell table:formula="of:=YEAR([.C39])" office:value-type="float" office:value="2016" calcext:value-type="float">
            <text:p>2016</text:p>
          </table:table-cell>
          <table:table-cell table:formula="of:=[.L39]&amp;[.K39]" office:value-type="string" office:string-value="20167" calcext:value-type="string">
            <text:p>20167</text:p>
          </table:table-cell>
          <table:table-cell table:formula="of:=DATE([.L39];[.K39];-1)" office:value-type="date" office:date-value="2016-06-29" calcext:value-type="date">
            <text:p>06/29/16</text:p>
          </table:table-cell>
          <table:table-cell table:formula="of:=YEAR([.N39])&amp;MONTH([.N39])" office:value-type="string" office:string-value="20166" calcext:value-type="string">
            <text:p>201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F-Sweatshirts</text:p>
          </table:table-cell>
          <table:table-cell office:value-type="date" office:date-value="2016-08-19" calcext:value-type="date">
            <text:p>19-Aug-16</text:p>
          </table:table-cell>
          <table:table-cell office:value-type="float" office:value="3000" calcext:value-type="float">
            <text:p>3,000</text:p>
          </table:table-cell>
          <table:table-cell table:formula="of:=IF([.B40]&lt;&gt;[.B39];1;0)" office:value-type="float" office:value="0" calcext:value-type="float">
            <text:p>0</text:p>
          </table:table-cell>
          <table:table-cell table:formula="of:=IF([.E40]=0;[.D39];&quot;&quot;)" office:value-type="float" office:value="6537" calcext:value-type="float">
            <text:p>6,537</text:p>
          </table:table-cell>
          <table:table-cell table:formula="of:=IF([.E40]=0;[.C40]-[.C39];&quot;&quot;)" office:value-type="float" office:value="45" calcext:value-type="float">
            <text:p>45</text:p>
          </table:table-cell>
          <table:table-cell table:formula="of:=WEEKNUM([.C40])" office:value-type="float" office:value="34" calcext:value-type="float">
            <text:p>34</text:p>
          </table:table-cell>
          <table:table-cell table:formula="of:=WEEKDAY([.C40])" office:value-type="float" office:value="6" calcext:value-type="float">
            <text:p>6</text:p>
          </table:table-cell>
          <table:table-cell table:formula="of:=ROUNDUP([.K40]/12*4)" office:value-type="float" office:value="3" calcext:value-type="float">
            <text:p>3</text:p>
          </table:table-cell>
          <table:table-cell table:formula="of:=MONTH([.C40])" office:value-type="float" office:value="8" calcext:value-type="float">
            <text:p>8</text:p>
          </table:table-cell>
          <table:table-cell table:formula="of:=YEAR([.C40])" office:value-type="float" office:value="2016" calcext:value-type="float">
            <text:p>2016</text:p>
          </table:table-cell>
          <table:table-cell table:formula="of:=[.L40]&amp;[.K40]" office:value-type="string" office:string-value="20168" calcext:value-type="string">
            <text:p>20168</text:p>
          </table:table-cell>
          <table:table-cell table:formula="of:=DATE([.L40];[.K40];-1)" office:value-type="date" office:date-value="2016-07-30" calcext:value-type="date">
            <text:p>07/30/16</text:p>
          </table:table-cell>
          <table:table-cell table:formula="of:=YEAR([.N40])&amp;MONTH([.N40])" office:value-type="string" office:string-value="20167" calcext:value-type="string">
            <text:p>201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F-Sweatshirts</text:p>
          </table:table-cell>
          <table:table-cell office:value-type="date" office:date-value="2016-08-24" calcext:value-type="date">
            <text:p>24-Aug-16</text:p>
          </table:table-cell>
          <table:table-cell office:value-type="float" office:value="6000" calcext:value-type="float">
            <text:p>6,000</text:p>
          </table:table-cell>
          <table:table-cell table:formula="of:=IF([.B41]&lt;&gt;[.B40];1;0)" office:value-type="float" office:value="0" calcext:value-type="float">
            <text:p>0</text:p>
          </table:table-cell>
          <table:table-cell table:formula="of:=IF([.E41]=0;[.D40];&quot;&quot;)" office:value-type="float" office:value="3000" calcext:value-type="float">
            <text:p>3,000</text:p>
          </table:table-cell>
          <table:table-cell table:formula="of:=IF([.E41]=0;[.C41]-[.C40];&quot;&quot;)" office:value-type="float" office:value="5" calcext:value-type="float">
            <text:p>5</text:p>
          </table:table-cell>
          <table:table-cell table:formula="of:=WEEKNUM([.C41])" office:value-type="float" office:value="35" calcext:value-type="float">
            <text:p>35</text:p>
          </table:table-cell>
          <table:table-cell table:formula="of:=WEEKDAY([.C41])" office:value-type="float" office:value="4" calcext:value-type="float">
            <text:p>4</text:p>
          </table:table-cell>
          <table:table-cell table:formula="of:=ROUNDUP([.K41]/12*4)" office:value-type="float" office:value="3" calcext:value-type="float">
            <text:p>3</text:p>
          </table:table-cell>
          <table:table-cell table:formula="of:=MONTH([.C41])" office:value-type="float" office:value="8" calcext:value-type="float">
            <text:p>8</text:p>
          </table:table-cell>
          <table:table-cell table:formula="of:=YEAR([.C41])" office:value-type="float" office:value="2016" calcext:value-type="float">
            <text:p>2016</text:p>
          </table:table-cell>
          <table:table-cell table:formula="of:=[.L41]&amp;[.K41]" office:value-type="string" office:string-value="20168" calcext:value-type="string">
            <text:p>20168</text:p>
          </table:table-cell>
          <table:table-cell table:formula="of:=DATE([.L41];[.K41];-1)" office:value-type="date" office:date-value="2016-07-30" calcext:value-type="date">
            <text:p>07/30/16</text:p>
          </table:table-cell>
          <table:table-cell table:formula="of:=YEAR([.N41])&amp;MONTH([.N41])" office:value-type="string" office:string-value="20167" calcext:value-type="string">
            <text:p>201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F-Sweatshirts</text:p>
          </table:table-cell>
          <table:table-cell office:value-type="date" office:date-value="2016-12-27" calcext:value-type="date">
            <text:p>27-Dec-16</text:p>
          </table:table-cell>
          <table:table-cell office:value-type="float" office:value="4800" calcext:value-type="float">
            <text:p>4,800</text:p>
          </table:table-cell>
          <table:table-cell table:formula="of:=IF([.B42]&lt;&gt;[.B41];1;0)" office:value-type="float" office:value="0" calcext:value-type="float">
            <text:p>0</text:p>
          </table:table-cell>
          <table:table-cell table:formula="of:=IF([.E42]=0;[.D41];&quot;&quot;)" office:value-type="float" office:value="6000" calcext:value-type="float">
            <text:p>6,000</text:p>
          </table:table-cell>
          <table:table-cell table:formula="of:=IF([.E42]=0;[.C42]-[.C41];&quot;&quot;)" office:value-type="float" office:value="125" calcext:value-type="float">
            <text:p>125</text:p>
          </table:table-cell>
          <table:table-cell table:formula="of:=WEEKNUM([.C42])" office:value-type="float" office:value="53" calcext:value-type="float">
            <text:p>53</text:p>
          </table:table-cell>
          <table:table-cell table:formula="of:=WEEKDAY([.C42])" office:value-type="float" office:value="3" calcext:value-type="float">
            <text:p>3</text:p>
          </table:table-cell>
          <table:table-cell table:formula="of:=ROUNDUP([.K42]/12*4)" office:value-type="float" office:value="4" calcext:value-type="float">
            <text:p>4</text:p>
          </table:table-cell>
          <table:table-cell table:formula="of:=MONTH([.C42])" office:value-type="float" office:value="12" calcext:value-type="float">
            <text:p>12</text:p>
          </table:table-cell>
          <table:table-cell table:formula="of:=YEAR([.C42])" office:value-type="float" office:value="2016" calcext:value-type="float">
            <text:p>2016</text:p>
          </table:table-cell>
          <table:table-cell table:formula="of:=[.L42]&amp;[.K42]" office:value-type="string" office:string-value="201612" calcext:value-type="string">
            <text:p>201612</text:p>
          </table:table-cell>
          <table:table-cell table:formula="of:=DATE([.L42];[.K42];-1)" office:value-type="date" office:date-value="2016-11-29" calcext:value-type="date">
            <text:p>11/29/16</text:p>
          </table:table-cell>
          <table:table-cell table:formula="of:=YEAR([.N42])&amp;MONTH([.N42])" office:value-type="string" office:string-value="201611" calcext:value-type="string">
            <text:p>2016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F-Sweatshirts</text:p>
          </table:table-cell>
          <table:table-cell office:value-type="date" office:date-value="2017-01-05" calcext:value-type="date">
            <text:p>5-Jan-17</text:p>
          </table:table-cell>
          <table:table-cell office:value-type="float" office:value="7200" calcext:value-type="float">
            <text:p>7,200</text:p>
          </table:table-cell>
          <table:table-cell table:formula="of:=IF([.B43]&lt;&gt;[.B42];1;0)" office:value-type="float" office:value="0" calcext:value-type="float">
            <text:p>0</text:p>
          </table:table-cell>
          <table:table-cell table:formula="of:=IF([.E43]=0;[.D42];&quot;&quot;)" office:value-type="float" office:value="4800" calcext:value-type="float">
            <text:p>4,800</text:p>
          </table:table-cell>
          <table:table-cell table:formula="of:=IF([.E43]=0;[.C43]-[.C42];&quot;&quot;)" office:value-type="float" office:value="9" calcext:value-type="float">
            <text:p>9</text:p>
          </table:table-cell>
          <table:table-cell table:formula="of:=WEEKNUM([.C43])" office:value-type="float" office:value="1" calcext:value-type="float">
            <text:p>1</text:p>
          </table:table-cell>
          <table:table-cell table:formula="of:=WEEKDAY([.C43])" office:value-type="float" office:value="5" calcext:value-type="float">
            <text:p>5</text:p>
          </table:table-cell>
          <table:table-cell table:formula="of:=ROUNDUP([.K43]/12*4)" office:value-type="float" office:value="1" calcext:value-type="float">
            <text:p>1</text:p>
          </table:table-cell>
          <table:table-cell table:formula="of:=MONTH([.C43])" office:value-type="float" office:value="1" calcext:value-type="float">
            <text:p>1</text:p>
          </table:table-cell>
          <table:table-cell table:formula="of:=YEAR([.C43])" office:value-type="float" office:value="2017" calcext:value-type="float">
            <text:p>2017</text:p>
          </table:table-cell>
          <table:table-cell table:formula="of:=[.L43]&amp;[.K43]" office:value-type="string" office:string-value="20171" calcext:value-type="string">
            <text:p>20171</text:p>
          </table:table-cell>
          <table:table-cell table:formula="of:=DATE([.L43];[.K43];-1)" office:value-type="date" office:date-value="2016-12-30" calcext:value-type="date">
            <text:p>12/30/16</text:p>
          </table:table-cell>
          <table:table-cell table:formula="of:=YEAR([.N43])&amp;MONTH([.N43])" office:value-type="string" office:string-value="201612" calcext:value-type="string">
            <text:p>2016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F-Sweatshirts</text:p>
          </table:table-cell>
          <table:table-cell office:value-type="date" office:date-value="2017-02-11" calcext:value-type="date">
            <text:p>11-Feb-17</text:p>
          </table:table-cell>
          <table:table-cell office:value-type="float" office:value="2100" calcext:value-type="float">
            <text:p>2,100</text:p>
          </table:table-cell>
          <table:table-cell table:formula="of:=IF([.B44]&lt;&gt;[.B43];1;0)" office:value-type="float" office:value="0" calcext:value-type="float">
            <text:p>0</text:p>
          </table:table-cell>
          <table:table-cell table:formula="of:=IF([.E44]=0;[.D43];&quot;&quot;)" office:value-type="float" office:value="7200" calcext:value-type="float">
            <text:p>7,200</text:p>
          </table:table-cell>
          <table:table-cell table:formula="of:=IF([.E44]=0;[.C44]-[.C43];&quot;&quot;)" office:value-type="float" office:value="37" calcext:value-type="float">
            <text:p>37</text:p>
          </table:table-cell>
          <table:table-cell table:formula="of:=WEEKNUM([.C44])" office:value-type="float" office:value="6" calcext:value-type="float">
            <text:p>6</text:p>
          </table:table-cell>
          <table:table-cell table:formula="of:=WEEKDAY([.C44])" office:value-type="float" office:value="7" calcext:value-type="float">
            <text:p>7</text:p>
          </table:table-cell>
          <table:table-cell table:formula="of:=ROUNDUP([.K44]/12*4)" office:value-type="float" office:value="1" calcext:value-type="float">
            <text:p>1</text:p>
          </table:table-cell>
          <table:table-cell table:formula="of:=MONTH([.C44])" office:value-type="float" office:value="2" calcext:value-type="float">
            <text:p>2</text:p>
          </table:table-cell>
          <table:table-cell table:formula="of:=YEAR([.C44])" office:value-type="float" office:value="2017" calcext:value-type="float">
            <text:p>2017</text:p>
          </table:table-cell>
          <table:table-cell table:formula="of:=[.L44]&amp;[.K44]" office:value-type="string" office:string-value="20172" calcext:value-type="string">
            <text:p>20172</text:p>
          </table:table-cell>
          <table:table-cell table:formula="of:=DATE([.L44];[.K44];-1)" office:value-type="date" office:date-value="2017-01-30" calcext:value-type="date">
            <text:p>01/30/17</text:p>
          </table:table-cell>
          <table:table-cell table:formula="of:=YEAR([.N44])&amp;MONTH([.N44])" office:value-type="string" office:string-value="20171" calcext:value-type="string">
            <text:p>201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I-Knitwear</text:p>
          </table:table-cell>
          <table:table-cell office:value-type="date" office:date-value="2016-03-13" calcext:value-type="date">
            <text:p>13-Mar-16</text:p>
          </table:table-cell>
          <table:table-cell office:value-type="float" office:value="10008" calcext:value-type="float">
            <text:p>10,008</text:p>
          </table:table-cell>
          <table:table-cell table:formula="of:=IF([.B45]&lt;&gt;[.B44];1;0)" office:value-type="float" office:value="1" calcext:value-type="float">
            <text:p>1</text:p>
          </table:table-cell>
          <table:table-cell table:style-name="Default" table:formula="of:=IF([.E45]=0;[.D44];&quot;&quot;)">
            <text:p/>
          </table:table-cell>
          <table:table-cell table:formula="of:=IF([.E45]=0;[.C45]-[.C44];&quot;&quot;)">
            <text:p/>
          </table:table-cell>
          <table:table-cell table:formula="of:=WEEKNUM([.C45])" office:value-type="float" office:value="12" calcext:value-type="float">
            <text:p>12</text:p>
          </table:table-cell>
          <table:table-cell table:formula="of:=WEEKDAY([.C45])" office:value-type="float" office:value="1" calcext:value-type="float">
            <text:p>1</text:p>
          </table:table-cell>
          <table:table-cell table:formula="of:=ROUNDUP([.K45]/12*4)" office:value-type="float" office:value="1" calcext:value-type="float">
            <text:p>1</text:p>
          </table:table-cell>
          <table:table-cell table:formula="of:=MONTH([.C45])" office:value-type="float" office:value="3" calcext:value-type="float">
            <text:p>3</text:p>
          </table:table-cell>
          <table:table-cell table:formula="of:=YEAR([.C45])" office:value-type="float" office:value="2016" calcext:value-type="float">
            <text:p>2016</text:p>
          </table:table-cell>
          <table:table-cell table:formula="of:=[.L45]&amp;[.K45]" office:value-type="string" office:string-value="20163" calcext:value-type="string">
            <text:p>20163</text:p>
          </table:table-cell>
          <table:table-cell table:formula="of:=DATE([.L45];[.K45];-1)" office:value-type="date" office:date-value="2016-02-28" calcext:value-type="date">
            <text:p>02/28/16</text:p>
          </table:table-cell>
          <table:table-cell table:formula="of:=YEAR([.N45])&amp;MONTH([.N45])" office:value-type="string" office:string-value="20162" calcext:value-type="string">
            <text:p>201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I-Knitwear</text:p>
          </table:table-cell>
          <table:table-cell office:value-type="date" office:date-value="2016-03-26" calcext:value-type="date">
            <text:p>26-Mar-16</text:p>
          </table:table-cell>
          <table:table-cell office:value-type="float" office:value="10800" calcext:value-type="float">
            <text:p>10,800</text:p>
          </table:table-cell>
          <table:table-cell table:formula="of:=IF([.B46]&lt;&gt;[.B45];1;0)" office:value-type="float" office:value="0" calcext:value-type="float">
            <text:p>0</text:p>
          </table:table-cell>
          <table:table-cell table:formula="of:=IF([.E46]=0;[.D45];&quot;&quot;)" office:value-type="float" office:value="10008" calcext:value-type="float">
            <text:p>10,008</text:p>
          </table:table-cell>
          <table:table-cell table:formula="of:=IF([.E46]=0;[.C46]-[.C45];&quot;&quot;)" office:value-type="float" office:value="13" calcext:value-type="float">
            <text:p>13</text:p>
          </table:table-cell>
          <table:table-cell table:formula="of:=WEEKNUM([.C46])" office:value-type="float" office:value="13" calcext:value-type="float">
            <text:p>13</text:p>
          </table:table-cell>
          <table:table-cell table:formula="of:=WEEKDAY([.C46])" office:value-type="float" office:value="7" calcext:value-type="float">
            <text:p>7</text:p>
          </table:table-cell>
          <table:table-cell table:formula="of:=ROUNDUP([.K46]/12*4)" office:value-type="float" office:value="1" calcext:value-type="float">
            <text:p>1</text:p>
          </table:table-cell>
          <table:table-cell table:formula="of:=MONTH([.C46])" office:value-type="float" office:value="3" calcext:value-type="float">
            <text:p>3</text:p>
          </table:table-cell>
          <table:table-cell table:formula="of:=YEAR([.C46])" office:value-type="float" office:value="2016" calcext:value-type="float">
            <text:p>2016</text:p>
          </table:table-cell>
          <table:table-cell table:formula="of:=[.L46]&amp;[.K46]" office:value-type="string" office:string-value="20163" calcext:value-type="string">
            <text:p>20163</text:p>
          </table:table-cell>
          <table:table-cell table:formula="of:=DATE([.L46];[.K46];-1)" office:value-type="date" office:date-value="2016-02-28" calcext:value-type="date">
            <text:p>02/28/16</text:p>
          </table:table-cell>
          <table:table-cell table:formula="of:=YEAR([.N46])&amp;MONTH([.N46])" office:value-type="string" office:string-value="20162" calcext:value-type="string">
            <text:p>201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I-Knitwear</text:p>
          </table:table-cell>
          <table:table-cell office:value-type="date" office:date-value="2016-03-28" calcext:value-type="date">
            <text:p>28-Mar-16</text:p>
          </table:table-cell>
          <table:table-cell office:value-type="float" office:value="32500" calcext:value-type="float">
            <text:p>32,500</text:p>
          </table:table-cell>
          <table:table-cell table:formula="of:=IF([.B47]&lt;&gt;[.B46];1;0)" office:value-type="float" office:value="0" calcext:value-type="float">
            <text:p>0</text:p>
          </table:table-cell>
          <table:table-cell table:formula="of:=IF([.E47]=0;[.D46];&quot;&quot;)" office:value-type="float" office:value="10800" calcext:value-type="float">
            <text:p>10,800</text:p>
          </table:table-cell>
          <table:table-cell table:formula="of:=IF([.E47]=0;[.C47]-[.C46];&quot;&quot;)" office:value-type="float" office:value="2" calcext:value-type="float">
            <text:p>2</text:p>
          </table:table-cell>
          <table:table-cell table:formula="of:=WEEKNUM([.C47])" office:value-type="float" office:value="14" calcext:value-type="float">
            <text:p>14</text:p>
          </table:table-cell>
          <table:table-cell table:formula="of:=WEEKDAY([.C47])" office:value-type="float" office:value="2" calcext:value-type="float">
            <text:p>2</text:p>
          </table:table-cell>
          <table:table-cell table:formula="of:=ROUNDUP([.K47]/12*4)" office:value-type="float" office:value="1" calcext:value-type="float">
            <text:p>1</text:p>
          </table:table-cell>
          <table:table-cell table:formula="of:=MONTH([.C47])" office:value-type="float" office:value="3" calcext:value-type="float">
            <text:p>3</text:p>
          </table:table-cell>
          <table:table-cell table:formula="of:=YEAR([.C47])" office:value-type="float" office:value="2016" calcext:value-type="float">
            <text:p>2016</text:p>
          </table:table-cell>
          <table:table-cell table:formula="of:=[.L47]&amp;[.K47]" office:value-type="string" office:string-value="20163" calcext:value-type="string">
            <text:p>20163</text:p>
          </table:table-cell>
          <table:table-cell table:formula="of:=DATE([.L47];[.K47];-1)" office:value-type="date" office:date-value="2016-02-28" calcext:value-type="date">
            <text:p>02/28/16</text:p>
          </table:table-cell>
          <table:table-cell table:formula="of:=YEAR([.N47])&amp;MONTH([.N47])" office:value-type="string" office:string-value="20162" calcext:value-type="string">
            <text:p>201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I-Knitwear</text:p>
          </table:table-cell>
          <table:table-cell office:value-type="date" office:date-value="2016-04-06" calcext:value-type="date">
            <text:p>6-Apr-16</text:p>
          </table:table-cell>
          <table:table-cell office:value-type="float" office:value="32460" calcext:value-type="float">
            <text:p>32,460</text:p>
          </table:table-cell>
          <table:table-cell table:formula="of:=IF([.B48]&lt;&gt;[.B47];1;0)" office:value-type="float" office:value="0" calcext:value-type="float">
            <text:p>0</text:p>
          </table:table-cell>
          <table:table-cell table:formula="of:=IF([.E48]=0;[.D47];&quot;&quot;)" office:value-type="float" office:value="32500" calcext:value-type="float">
            <text:p>32,500</text:p>
          </table:table-cell>
          <table:table-cell table:formula="of:=IF([.E48]=0;[.C48]-[.C47];&quot;&quot;)" office:value-type="float" office:value="9" calcext:value-type="float">
            <text:p>9</text:p>
          </table:table-cell>
          <table:table-cell table:formula="of:=WEEKNUM([.C48])" office:value-type="float" office:value="15" calcext:value-type="float">
            <text:p>15</text:p>
          </table:table-cell>
          <table:table-cell table:formula="of:=WEEKDAY([.C48])" office:value-type="float" office:value="4" calcext:value-type="float">
            <text:p>4</text:p>
          </table:table-cell>
          <table:table-cell table:formula="of:=ROUNDUP([.K48]/12*4)" office:value-type="float" office:value="2" calcext:value-type="float">
            <text:p>2</text:p>
          </table:table-cell>
          <table:table-cell table:formula="of:=MONTH([.C48])" office:value-type="float" office:value="4" calcext:value-type="float">
            <text:p>4</text:p>
          </table:table-cell>
          <table:table-cell table:formula="of:=YEAR([.C48])" office:value-type="float" office:value="2016" calcext:value-type="float">
            <text:p>2016</text:p>
          </table:table-cell>
          <table:table-cell table:formula="of:=[.L48]&amp;[.K48]" office:value-type="string" office:string-value="20164" calcext:value-type="string">
            <text:p>20164</text:p>
          </table:table-cell>
          <table:table-cell table:formula="of:=DATE([.L48];[.K48];-1)" office:value-type="date" office:date-value="2016-03-30" calcext:value-type="date">
            <text:p>03/30/16</text:p>
          </table:table-cell>
          <table:table-cell table:formula="of:=YEAR([.N48])&amp;MONTH([.N48])" office:value-type="string" office:string-value="20163" calcext:value-type="string">
            <text:p>201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I-Knitwear</text:p>
          </table:table-cell>
          <table:table-cell office:value-type="date" office:date-value="2016-04-08" calcext:value-type="date">
            <text:p>8-Apr-16</text:p>
          </table:table-cell>
          <table:table-cell office:value-type="float" office:value="18015" calcext:value-type="float">
            <text:p>18,015</text:p>
          </table:table-cell>
          <table:table-cell table:formula="of:=IF([.B49]&lt;&gt;[.B48];1;0)" office:value-type="float" office:value="0" calcext:value-type="float">
            <text:p>0</text:p>
          </table:table-cell>
          <table:table-cell table:formula="of:=IF([.E49]=0;[.D48];&quot;&quot;)" office:value-type="float" office:value="32460" calcext:value-type="float">
            <text:p>32,460</text:p>
          </table:table-cell>
          <table:table-cell table:formula="of:=IF([.E49]=0;[.C49]-[.C48];&quot;&quot;)" office:value-type="float" office:value="2" calcext:value-type="float">
            <text:p>2</text:p>
          </table:table-cell>
          <table:table-cell table:formula="of:=WEEKNUM([.C49])" office:value-type="float" office:value="15" calcext:value-type="float">
            <text:p>15</text:p>
          </table:table-cell>
          <table:table-cell table:formula="of:=WEEKDAY([.C49])" office:value-type="float" office:value="6" calcext:value-type="float">
            <text:p>6</text:p>
          </table:table-cell>
          <table:table-cell table:formula="of:=ROUNDUP([.K49]/12*4)" office:value-type="float" office:value="2" calcext:value-type="float">
            <text:p>2</text:p>
          </table:table-cell>
          <table:table-cell table:formula="of:=MONTH([.C49])" office:value-type="float" office:value="4" calcext:value-type="float">
            <text:p>4</text:p>
          </table:table-cell>
          <table:table-cell table:formula="of:=YEAR([.C49])" office:value-type="float" office:value="2016" calcext:value-type="float">
            <text:p>2016</text:p>
          </table:table-cell>
          <table:table-cell table:formula="of:=[.L49]&amp;[.K49]" office:value-type="string" office:string-value="20164" calcext:value-type="string">
            <text:p>20164</text:p>
          </table:table-cell>
          <table:table-cell table:formula="of:=DATE([.L49];[.K49];-1)" office:value-type="date" office:date-value="2016-03-30" calcext:value-type="date">
            <text:p>03/30/16</text:p>
          </table:table-cell>
          <table:table-cell table:formula="of:=YEAR([.N49])&amp;MONTH([.N49])" office:value-type="string" office:string-value="20163" calcext:value-type="string">
            <text:p>201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I-Knitwear</text:p>
          </table:table-cell>
          <table:table-cell office:value-type="date" office:date-value="2016-04-27" calcext:value-type="date">
            <text:p>27-Apr-16</text:p>
          </table:table-cell>
          <table:table-cell office:value-type="float" office:value="37400" calcext:value-type="float">
            <text:p>37,400</text:p>
          </table:table-cell>
          <table:table-cell table:formula="of:=IF([.B50]&lt;&gt;[.B49];1;0)" office:value-type="float" office:value="0" calcext:value-type="float">
            <text:p>0</text:p>
          </table:table-cell>
          <table:table-cell table:formula="of:=IF([.E50]=0;[.D49];&quot;&quot;)" office:value-type="float" office:value="18015" calcext:value-type="float">
            <text:p>18,015</text:p>
          </table:table-cell>
          <table:table-cell table:formula="of:=IF([.E50]=0;[.C50]-[.C49];&quot;&quot;)" office:value-type="float" office:value="19" calcext:value-type="float">
            <text:p>19</text:p>
          </table:table-cell>
          <table:table-cell table:formula="of:=WEEKNUM([.C50])" office:value-type="float" office:value="18" calcext:value-type="float">
            <text:p>18</text:p>
          </table:table-cell>
          <table:table-cell table:formula="of:=WEEKDAY([.C50])" office:value-type="float" office:value="4" calcext:value-type="float">
            <text:p>4</text:p>
          </table:table-cell>
          <table:table-cell table:formula="of:=ROUNDUP([.K50]/12*4)" office:value-type="float" office:value="2" calcext:value-type="float">
            <text:p>2</text:p>
          </table:table-cell>
          <table:table-cell table:formula="of:=MONTH([.C50])" office:value-type="float" office:value="4" calcext:value-type="float">
            <text:p>4</text:p>
          </table:table-cell>
          <table:table-cell table:formula="of:=YEAR([.C50])" office:value-type="float" office:value="2016" calcext:value-type="float">
            <text:p>2016</text:p>
          </table:table-cell>
          <table:table-cell table:formula="of:=[.L50]&amp;[.K50]" office:value-type="string" office:string-value="20164" calcext:value-type="string">
            <text:p>20164</text:p>
          </table:table-cell>
          <table:table-cell table:formula="of:=DATE([.L50];[.K50];-1)" office:value-type="date" office:date-value="2016-03-30" calcext:value-type="date">
            <text:p>03/30/16</text:p>
          </table:table-cell>
          <table:table-cell table:formula="of:=YEAR([.N50])&amp;MONTH([.N50])" office:value-type="string" office:string-value="20163" calcext:value-type="string">
            <text:p>201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I-Knitwear</text:p>
          </table:table-cell>
          <table:table-cell office:value-type="date" office:date-value="2016-04-29" calcext:value-type="date">
            <text:p>29-Apr-16</text:p>
          </table:table-cell>
          <table:table-cell office:value-type="float" office:value="19005" calcext:value-type="float">
            <text:p>19,005</text:p>
          </table:table-cell>
          <table:table-cell table:formula="of:=IF([.B51]&lt;&gt;[.B50];1;0)" office:value-type="float" office:value="0" calcext:value-type="float">
            <text:p>0</text:p>
          </table:table-cell>
          <table:table-cell table:formula="of:=IF([.E51]=0;[.D50];&quot;&quot;)" office:value-type="float" office:value="37400" calcext:value-type="float">
            <text:p>37,400</text:p>
          </table:table-cell>
          <table:table-cell table:formula="of:=IF([.E51]=0;[.C51]-[.C50];&quot;&quot;)" office:value-type="float" office:value="2" calcext:value-type="float">
            <text:p>2</text:p>
          </table:table-cell>
          <table:table-cell table:formula="of:=WEEKNUM([.C51])" office:value-type="float" office:value="18" calcext:value-type="float">
            <text:p>18</text:p>
          </table:table-cell>
          <table:table-cell table:formula="of:=WEEKDAY([.C51])" office:value-type="float" office:value="6" calcext:value-type="float">
            <text:p>6</text:p>
          </table:table-cell>
          <table:table-cell table:formula="of:=ROUNDUP([.K51]/12*4)" office:value-type="float" office:value="2" calcext:value-type="float">
            <text:p>2</text:p>
          </table:table-cell>
          <table:table-cell table:formula="of:=MONTH([.C51])" office:value-type="float" office:value="4" calcext:value-type="float">
            <text:p>4</text:p>
          </table:table-cell>
          <table:table-cell table:formula="of:=YEAR([.C51])" office:value-type="float" office:value="2016" calcext:value-type="float">
            <text:p>2016</text:p>
          </table:table-cell>
          <table:table-cell table:formula="of:=[.L51]&amp;[.K51]" office:value-type="string" office:string-value="20164" calcext:value-type="string">
            <text:p>20164</text:p>
          </table:table-cell>
          <table:table-cell table:formula="of:=DATE([.L51];[.K51];-1)" office:value-type="date" office:date-value="2016-03-30" calcext:value-type="date">
            <text:p>03/30/16</text:p>
          </table:table-cell>
          <table:table-cell table:formula="of:=YEAR([.N51])&amp;MONTH([.N51])" office:value-type="string" office:string-value="20163" calcext:value-type="string">
            <text:p>201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I-Knitwear</text:p>
          </table:table-cell>
          <table:table-cell office:value-type="date" office:date-value="2016-05-06" calcext:value-type="date">
            <text:p>6-May-16</text:p>
          </table:table-cell>
          <table:table-cell office:value-type="float" office:value="46500" calcext:value-type="float">
            <text:p>46,500</text:p>
          </table:table-cell>
          <table:table-cell table:formula="of:=IF([.B52]&lt;&gt;[.B51];1;0)" office:value-type="float" office:value="0" calcext:value-type="float">
            <text:p>0</text:p>
          </table:table-cell>
          <table:table-cell table:formula="of:=IF([.E52]=0;[.D51];&quot;&quot;)" office:value-type="float" office:value="19005" calcext:value-type="float">
            <text:p>19,005</text:p>
          </table:table-cell>
          <table:table-cell table:formula="of:=IF([.E52]=0;[.C52]-[.C51];&quot;&quot;)" office:value-type="float" office:value="7" calcext:value-type="float">
            <text:p>7</text:p>
          </table:table-cell>
          <table:table-cell table:formula="of:=WEEKNUM([.C52])" office:value-type="float" office:value="19" calcext:value-type="float">
            <text:p>19</text:p>
          </table:table-cell>
          <table:table-cell table:formula="of:=WEEKDAY([.C52])" office:value-type="float" office:value="6" calcext:value-type="float">
            <text:p>6</text:p>
          </table:table-cell>
          <table:table-cell table:formula="of:=ROUNDUP([.K52]/12*4)" office:value-type="float" office:value="2" calcext:value-type="float">
            <text:p>2</text:p>
          </table:table-cell>
          <table:table-cell table:formula="of:=MONTH([.C52])" office:value-type="float" office:value="5" calcext:value-type="float">
            <text:p>5</text:p>
          </table:table-cell>
          <table:table-cell table:formula="of:=YEAR([.C52])" office:value-type="float" office:value="2016" calcext:value-type="float">
            <text:p>2016</text:p>
          </table:table-cell>
          <table:table-cell table:formula="of:=[.L52]&amp;[.K52]" office:value-type="string" office:string-value="20165" calcext:value-type="string">
            <text:p>20165</text:p>
          </table:table-cell>
          <table:table-cell table:formula="of:=DATE([.L52];[.K52];-1)" office:value-type="date" office:date-value="2016-04-29" calcext:value-type="date">
            <text:p>04/29/16</text:p>
          </table:table-cell>
          <table:table-cell table:formula="of:=YEAR([.N52])&amp;MONTH([.N52])" office:value-type="string" office:string-value="20164" calcext:value-type="string">
            <text:p>201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I-Knitwear</text:p>
          </table:table-cell>
          <table:table-cell office:value-type="date" office:date-value="2016-05-11" calcext:value-type="date">
            <text:p>11-May-16</text:p>
          </table:table-cell>
          <table:table-cell office:value-type="float" office:value="4000" calcext:value-type="float">
            <text:p>4,000</text:p>
          </table:table-cell>
          <table:table-cell table:formula="of:=IF([.B53]&lt;&gt;[.B52];1;0)" office:value-type="float" office:value="0" calcext:value-type="float">
            <text:p>0</text:p>
          </table:table-cell>
          <table:table-cell table:formula="of:=IF([.E53]=0;[.D52];&quot;&quot;)" office:value-type="float" office:value="46500" calcext:value-type="float">
            <text:p>46,500</text:p>
          </table:table-cell>
          <table:table-cell table:formula="of:=IF([.E53]=0;[.C53]-[.C52];&quot;&quot;)" office:value-type="float" office:value="5" calcext:value-type="float">
            <text:p>5</text:p>
          </table:table-cell>
          <table:table-cell table:formula="of:=WEEKNUM([.C53])" office:value-type="float" office:value="20" calcext:value-type="float">
            <text:p>20</text:p>
          </table:table-cell>
          <table:table-cell table:formula="of:=WEEKDAY([.C53])" office:value-type="float" office:value="4" calcext:value-type="float">
            <text:p>4</text:p>
          </table:table-cell>
          <table:table-cell table:formula="of:=ROUNDUP([.K53]/12*4)" office:value-type="float" office:value="2" calcext:value-type="float">
            <text:p>2</text:p>
          </table:table-cell>
          <table:table-cell table:formula="of:=MONTH([.C53])" office:value-type="float" office:value="5" calcext:value-type="float">
            <text:p>5</text:p>
          </table:table-cell>
          <table:table-cell table:formula="of:=YEAR([.C53])" office:value-type="float" office:value="2016" calcext:value-type="float">
            <text:p>2016</text:p>
          </table:table-cell>
          <table:table-cell table:formula="of:=[.L53]&amp;[.K53]" office:value-type="string" office:string-value="20165" calcext:value-type="string">
            <text:p>20165</text:p>
          </table:table-cell>
          <table:table-cell table:formula="of:=DATE([.L53];[.K53];-1)" office:value-type="date" office:date-value="2016-04-29" calcext:value-type="date">
            <text:p>04/29/16</text:p>
          </table:table-cell>
          <table:table-cell table:formula="of:=YEAR([.N53])&amp;MONTH([.N53])" office:value-type="string" office:string-value="20164" calcext:value-type="string">
            <text:p>201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I-Knitwear</text:p>
          </table:table-cell>
          <table:table-cell office:value-type="date" office:date-value="2016-05-14" calcext:value-type="date">
            <text:p>14-May-16</text:p>
          </table:table-cell>
          <table:table-cell office:value-type="float" office:value="19815" calcext:value-type="float">
            <text:p>19,815</text:p>
          </table:table-cell>
          <table:table-cell table:formula="of:=IF([.B54]&lt;&gt;[.B53];1;0)" office:value-type="float" office:value="0" calcext:value-type="float">
            <text:p>0</text:p>
          </table:table-cell>
          <table:table-cell table:formula="of:=IF([.E54]=0;[.D53];&quot;&quot;)" office:value-type="float" office:value="4000" calcext:value-type="float">
            <text:p>4,000</text:p>
          </table:table-cell>
          <table:table-cell table:formula="of:=IF([.E54]=0;[.C54]-[.C53];&quot;&quot;)" office:value-type="float" office:value="3" calcext:value-type="float">
            <text:p>3</text:p>
          </table:table-cell>
          <table:table-cell table:formula="of:=WEEKNUM([.C54])" office:value-type="float" office:value="20" calcext:value-type="float">
            <text:p>20</text:p>
          </table:table-cell>
          <table:table-cell table:formula="of:=WEEKDAY([.C54])" office:value-type="float" office:value="7" calcext:value-type="float">
            <text:p>7</text:p>
          </table:table-cell>
          <table:table-cell table:formula="of:=ROUNDUP([.K54]/12*4)" office:value-type="float" office:value="2" calcext:value-type="float">
            <text:p>2</text:p>
          </table:table-cell>
          <table:table-cell table:formula="of:=MONTH([.C54])" office:value-type="float" office:value="5" calcext:value-type="float">
            <text:p>5</text:p>
          </table:table-cell>
          <table:table-cell table:formula="of:=YEAR([.C54])" office:value-type="float" office:value="2016" calcext:value-type="float">
            <text:p>2016</text:p>
          </table:table-cell>
          <table:table-cell table:formula="of:=[.L54]&amp;[.K54]" office:value-type="string" office:string-value="20165" calcext:value-type="string">
            <text:p>20165</text:p>
          </table:table-cell>
          <table:table-cell table:formula="of:=DATE([.L54];[.K54];-1)" office:value-type="date" office:date-value="2016-04-29" calcext:value-type="date">
            <text:p>04/29/16</text:p>
          </table:table-cell>
          <table:table-cell table:formula="of:=YEAR([.N54])&amp;MONTH([.N54])" office:value-type="string" office:string-value="20164" calcext:value-type="string">
            <text:p>201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I-Knitwear</text:p>
          </table:table-cell>
          <table:table-cell office:value-type="date" office:date-value="2016-05-25" calcext:value-type="date">
            <text:p>25-May-16</text:p>
          </table:table-cell>
          <table:table-cell office:value-type="float" office:value="8360" calcext:value-type="float">
            <text:p>8,360</text:p>
          </table:table-cell>
          <table:table-cell table:formula="of:=IF([.B55]&lt;&gt;[.B54];1;0)" office:value-type="float" office:value="0" calcext:value-type="float">
            <text:p>0</text:p>
          </table:table-cell>
          <table:table-cell table:formula="of:=IF([.E55]=0;[.D54];&quot;&quot;)" office:value-type="float" office:value="19815" calcext:value-type="float">
            <text:p>19,815</text:p>
          </table:table-cell>
          <table:table-cell table:formula="of:=IF([.E55]=0;[.C55]-[.C54];&quot;&quot;)" office:value-type="float" office:value="11" calcext:value-type="float">
            <text:p>11</text:p>
          </table:table-cell>
          <table:table-cell table:formula="of:=WEEKNUM([.C55])" office:value-type="float" office:value="22" calcext:value-type="float">
            <text:p>22</text:p>
          </table:table-cell>
          <table:table-cell table:formula="of:=WEEKDAY([.C55])" office:value-type="float" office:value="4" calcext:value-type="float">
            <text:p>4</text:p>
          </table:table-cell>
          <table:table-cell table:formula="of:=ROUNDUP([.K55]/12*4)" office:value-type="float" office:value="2" calcext:value-type="float">
            <text:p>2</text:p>
          </table:table-cell>
          <table:table-cell table:formula="of:=MONTH([.C55])" office:value-type="float" office:value="5" calcext:value-type="float">
            <text:p>5</text:p>
          </table:table-cell>
          <table:table-cell table:formula="of:=YEAR([.C55])" office:value-type="float" office:value="2016" calcext:value-type="float">
            <text:p>2016</text:p>
          </table:table-cell>
          <table:table-cell table:formula="of:=[.L55]&amp;[.K55]" office:value-type="string" office:string-value="20165" calcext:value-type="string">
            <text:p>20165</text:p>
          </table:table-cell>
          <table:table-cell table:formula="of:=DATE([.L55];[.K55];-1)" office:value-type="date" office:date-value="2016-04-29" calcext:value-type="date">
            <text:p>04/29/16</text:p>
          </table:table-cell>
          <table:table-cell table:formula="of:=YEAR([.N55])&amp;MONTH([.N55])" office:value-type="string" office:string-value="20164" calcext:value-type="string">
            <text:p>201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I-Knitwear</text:p>
          </table:table-cell>
          <table:table-cell office:value-type="date" office:date-value="2016-05-30" calcext:value-type="date">
            <text:p>30-May-16</text:p>
          </table:table-cell>
          <table:table-cell office:value-type="float" office:value="83080" calcext:value-type="float">
            <text:p>83,080</text:p>
          </table:table-cell>
          <table:table-cell table:formula="of:=IF([.B56]&lt;&gt;[.B55];1;0)" office:value-type="float" office:value="0" calcext:value-type="float">
            <text:p>0</text:p>
          </table:table-cell>
          <table:table-cell table:formula="of:=IF([.E56]=0;[.D55];&quot;&quot;)" office:value-type="float" office:value="8360" calcext:value-type="float">
            <text:p>8,360</text:p>
          </table:table-cell>
          <table:table-cell table:formula="of:=IF([.E56]=0;[.C56]-[.C55];&quot;&quot;)" office:value-type="float" office:value="5" calcext:value-type="float">
            <text:p>5</text:p>
          </table:table-cell>
          <table:table-cell table:formula="of:=WEEKNUM([.C56])" office:value-type="float" office:value="23" calcext:value-type="float">
            <text:p>23</text:p>
          </table:table-cell>
          <table:table-cell table:formula="of:=WEEKDAY([.C56])" office:value-type="float" office:value="2" calcext:value-type="float">
            <text:p>2</text:p>
          </table:table-cell>
          <table:table-cell table:formula="of:=ROUNDUP([.K56]/12*4)" office:value-type="float" office:value="2" calcext:value-type="float">
            <text:p>2</text:p>
          </table:table-cell>
          <table:table-cell table:formula="of:=MONTH([.C56])" office:value-type="float" office:value="5" calcext:value-type="float">
            <text:p>5</text:p>
          </table:table-cell>
          <table:table-cell table:formula="of:=YEAR([.C56])" office:value-type="float" office:value="2016" calcext:value-type="float">
            <text:p>2016</text:p>
          </table:table-cell>
          <table:table-cell table:formula="of:=[.L56]&amp;[.K56]" office:value-type="string" office:string-value="20165" calcext:value-type="string">
            <text:p>20165</text:p>
          </table:table-cell>
          <table:table-cell table:formula="of:=DATE([.L56];[.K56];-1)" office:value-type="date" office:date-value="2016-04-29" calcext:value-type="date">
            <text:p>04/29/16</text:p>
          </table:table-cell>
          <table:table-cell table:formula="of:=YEAR([.N56])&amp;MONTH([.N56])" office:value-type="string" office:string-value="20164" calcext:value-type="string">
            <text:p>201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I-Knitwear</text:p>
          </table:table-cell>
          <table:table-cell office:value-type="date" office:date-value="2016-06-06" calcext:value-type="date">
            <text:p>6-Jun-16</text:p>
          </table:table-cell>
          <table:table-cell office:value-type="float" office:value="33808" calcext:value-type="float">
            <text:p>33,808</text:p>
          </table:table-cell>
          <table:table-cell table:formula="of:=IF([.B57]&lt;&gt;[.B56];1;0)" office:value-type="float" office:value="0" calcext:value-type="float">
            <text:p>0</text:p>
          </table:table-cell>
          <table:table-cell table:formula="of:=IF([.E57]=0;[.D56];&quot;&quot;)" office:value-type="float" office:value="83080" calcext:value-type="float">
            <text:p>83,080</text:p>
          </table:table-cell>
          <table:table-cell table:formula="of:=IF([.E57]=0;[.C57]-[.C56];&quot;&quot;)" office:value-type="float" office:value="7" calcext:value-type="float">
            <text:p>7</text:p>
          </table:table-cell>
          <table:table-cell table:formula="of:=WEEKNUM([.C57])" office:value-type="float" office:value="24" calcext:value-type="float">
            <text:p>24</text:p>
          </table:table-cell>
          <table:table-cell table:formula="of:=WEEKDAY([.C57])" office:value-type="float" office:value="2" calcext:value-type="float">
            <text:p>2</text:p>
          </table:table-cell>
          <table:table-cell table:formula="of:=ROUNDUP([.K57]/12*4)" office:value-type="float" office:value="2" calcext:value-type="float">
            <text:p>2</text:p>
          </table:table-cell>
          <table:table-cell table:formula="of:=MONTH([.C57])" office:value-type="float" office:value="6" calcext:value-type="float">
            <text:p>6</text:p>
          </table:table-cell>
          <table:table-cell table:formula="of:=YEAR([.C57])" office:value-type="float" office:value="2016" calcext:value-type="float">
            <text:p>2016</text:p>
          </table:table-cell>
          <table:table-cell table:formula="of:=[.L57]&amp;[.K57]" office:value-type="string" office:string-value="20166" calcext:value-type="string">
            <text:p>20166</text:p>
          </table:table-cell>
          <table:table-cell table:formula="of:=DATE([.L57];[.K57];-1)" office:value-type="date" office:date-value="2016-05-30" calcext:value-type="date">
            <text:p>05/30/16</text:p>
          </table:table-cell>
          <table:table-cell table:formula="of:=YEAR([.N57])&amp;MONTH([.N57])" office:value-type="string" office:string-value="20165" calcext:value-type="string">
            <text:p>201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I-Knitwear</text:p>
          </table:table-cell>
          <table:table-cell office:value-type="date" office:date-value="2016-06-09" calcext:value-type="date">
            <text:p>9-Jun-16</text:p>
          </table:table-cell>
          <table:table-cell office:value-type="float" office:value="55456" calcext:value-type="float">
            <text:p>55,456</text:p>
          </table:table-cell>
          <table:table-cell table:formula="of:=IF([.B58]&lt;&gt;[.B57];1;0)" office:value-type="float" office:value="0" calcext:value-type="float">
            <text:p>0</text:p>
          </table:table-cell>
          <table:table-cell table:formula="of:=IF([.E58]=0;[.D57];&quot;&quot;)" office:value-type="float" office:value="33808" calcext:value-type="float">
            <text:p>33,808</text:p>
          </table:table-cell>
          <table:table-cell table:formula="of:=IF([.E58]=0;[.C58]-[.C57];&quot;&quot;)" office:value-type="float" office:value="3" calcext:value-type="float">
            <text:p>3</text:p>
          </table:table-cell>
          <table:table-cell table:formula="of:=WEEKNUM([.C58])" office:value-type="float" office:value="24" calcext:value-type="float">
            <text:p>24</text:p>
          </table:table-cell>
          <table:table-cell table:formula="of:=WEEKDAY([.C58])" office:value-type="float" office:value="5" calcext:value-type="float">
            <text:p>5</text:p>
          </table:table-cell>
          <table:table-cell table:formula="of:=ROUNDUP([.K58]/12*4)" office:value-type="float" office:value="2" calcext:value-type="float">
            <text:p>2</text:p>
          </table:table-cell>
          <table:table-cell table:formula="of:=MONTH([.C58])" office:value-type="float" office:value="6" calcext:value-type="float">
            <text:p>6</text:p>
          </table:table-cell>
          <table:table-cell table:formula="of:=YEAR([.C58])" office:value-type="float" office:value="2016" calcext:value-type="float">
            <text:p>2016</text:p>
          </table:table-cell>
          <table:table-cell table:formula="of:=[.L58]&amp;[.K58]" office:value-type="string" office:string-value="20166" calcext:value-type="string">
            <text:p>20166</text:p>
          </table:table-cell>
          <table:table-cell table:formula="of:=DATE([.L58];[.K58];-1)" office:value-type="date" office:date-value="2016-05-30" calcext:value-type="date">
            <text:p>05/30/16</text:p>
          </table:table-cell>
          <table:table-cell table:formula="of:=YEAR([.N58])&amp;MONTH([.N58])" office:value-type="string" office:string-value="20165" calcext:value-type="string">
            <text:p>201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I-Knitwear</text:p>
          </table:table-cell>
          <table:table-cell office:value-type="date" office:date-value="2016-06-16" calcext:value-type="date">
            <text:p>16-Jun-16</text:p>
          </table:table-cell>
          <table:table-cell office:value-type="float" office:value="28760" calcext:value-type="float">
            <text:p>28,760</text:p>
          </table:table-cell>
          <table:table-cell table:formula="of:=IF([.B59]&lt;&gt;[.B58];1;0)" office:value-type="float" office:value="0" calcext:value-type="float">
            <text:p>0</text:p>
          </table:table-cell>
          <table:table-cell table:formula="of:=IF([.E59]=0;[.D58];&quot;&quot;)" office:value-type="float" office:value="55456" calcext:value-type="float">
            <text:p>55,456</text:p>
          </table:table-cell>
          <table:table-cell table:formula="of:=IF([.E59]=0;[.C59]-[.C58];&quot;&quot;)" office:value-type="float" office:value="7" calcext:value-type="float">
            <text:p>7</text:p>
          </table:table-cell>
          <table:table-cell table:formula="of:=WEEKNUM([.C59])" office:value-type="float" office:value="25" calcext:value-type="float">
            <text:p>25</text:p>
          </table:table-cell>
          <table:table-cell table:formula="of:=WEEKDAY([.C59])" office:value-type="float" office:value="5" calcext:value-type="float">
            <text:p>5</text:p>
          </table:table-cell>
          <table:table-cell table:formula="of:=ROUNDUP([.K59]/12*4)" office:value-type="float" office:value="2" calcext:value-type="float">
            <text:p>2</text:p>
          </table:table-cell>
          <table:table-cell table:formula="of:=MONTH([.C59])" office:value-type="float" office:value="6" calcext:value-type="float">
            <text:p>6</text:p>
          </table:table-cell>
          <table:table-cell table:formula="of:=YEAR([.C59])" office:value-type="float" office:value="2016" calcext:value-type="float">
            <text:p>2016</text:p>
          </table:table-cell>
          <table:table-cell table:formula="of:=[.L59]&amp;[.K59]" office:value-type="string" office:string-value="20166" calcext:value-type="string">
            <text:p>20166</text:p>
          </table:table-cell>
          <table:table-cell table:formula="of:=DATE([.L59];[.K59];-1)" office:value-type="date" office:date-value="2016-05-30" calcext:value-type="date">
            <text:p>05/30/16</text:p>
          </table:table-cell>
          <table:table-cell table:formula="of:=YEAR([.N59])&amp;MONTH([.N59])" office:value-type="string" office:string-value="20165" calcext:value-type="string">
            <text:p>201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I-Knitwear</text:p>
          </table:table-cell>
          <table:table-cell office:value-type="date" office:date-value="2016-06-18" calcext:value-type="date">
            <text:p>18-Jun-16</text:p>
          </table:table-cell>
          <table:table-cell office:value-type="float" office:value="22410" calcext:value-type="float">
            <text:p>22,410</text:p>
          </table:table-cell>
          <table:table-cell table:formula="of:=IF([.B60]&lt;&gt;[.B59];1;0)" office:value-type="float" office:value="0" calcext:value-type="float">
            <text:p>0</text:p>
          </table:table-cell>
          <table:table-cell table:formula="of:=IF([.E60]=0;[.D59];&quot;&quot;)" office:value-type="float" office:value="28760" calcext:value-type="float">
            <text:p>28,760</text:p>
          </table:table-cell>
          <table:table-cell table:formula="of:=IF([.E60]=0;[.C60]-[.C59];&quot;&quot;)" office:value-type="float" office:value="2" calcext:value-type="float">
            <text:p>2</text:p>
          </table:table-cell>
          <table:table-cell table:formula="of:=WEEKNUM([.C60])" office:value-type="float" office:value="25" calcext:value-type="float">
            <text:p>25</text:p>
          </table:table-cell>
          <table:table-cell table:formula="of:=WEEKDAY([.C60])" office:value-type="float" office:value="7" calcext:value-type="float">
            <text:p>7</text:p>
          </table:table-cell>
          <table:table-cell table:formula="of:=ROUNDUP([.K60]/12*4)" office:value-type="float" office:value="2" calcext:value-type="float">
            <text:p>2</text:p>
          </table:table-cell>
          <table:table-cell table:formula="of:=MONTH([.C60])" office:value-type="float" office:value="6" calcext:value-type="float">
            <text:p>6</text:p>
          </table:table-cell>
          <table:table-cell table:formula="of:=YEAR([.C60])" office:value-type="float" office:value="2016" calcext:value-type="float">
            <text:p>2016</text:p>
          </table:table-cell>
          <table:table-cell table:formula="of:=[.L60]&amp;[.K60]" office:value-type="string" office:string-value="20166" calcext:value-type="string">
            <text:p>20166</text:p>
          </table:table-cell>
          <table:table-cell table:formula="of:=DATE([.L60];[.K60];-1)" office:value-type="date" office:date-value="2016-05-30" calcext:value-type="date">
            <text:p>05/30/16</text:p>
          </table:table-cell>
          <table:table-cell table:formula="of:=YEAR([.N60])&amp;MONTH([.N60])" office:value-type="string" office:string-value="20165" calcext:value-type="string">
            <text:p>201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I-Knitwear</text:p>
          </table:table-cell>
          <table:table-cell office:value-type="date" office:date-value="2016-06-20" calcext:value-type="date">
            <text:p>20-Jun-16</text:p>
          </table:table-cell>
          <table:table-cell office:value-type="float" office:value="5165" calcext:value-type="float">
            <text:p>5,165</text:p>
          </table:table-cell>
          <table:table-cell table:formula="of:=IF([.B61]&lt;&gt;[.B60];1;0)" office:value-type="float" office:value="0" calcext:value-type="float">
            <text:p>0</text:p>
          </table:table-cell>
          <table:table-cell table:formula="of:=IF([.E61]=0;[.D60];&quot;&quot;)" office:value-type="float" office:value="22410" calcext:value-type="float">
            <text:p>22,410</text:p>
          </table:table-cell>
          <table:table-cell table:formula="of:=IF([.E61]=0;[.C61]-[.C60];&quot;&quot;)" office:value-type="float" office:value="2" calcext:value-type="float">
            <text:p>2</text:p>
          </table:table-cell>
          <table:table-cell table:formula="of:=WEEKNUM([.C61])" office:value-type="float" office:value="26" calcext:value-type="float">
            <text:p>26</text:p>
          </table:table-cell>
          <table:table-cell table:formula="of:=WEEKDAY([.C61])" office:value-type="float" office:value="2" calcext:value-type="float">
            <text:p>2</text:p>
          </table:table-cell>
          <table:table-cell table:formula="of:=ROUNDUP([.K61]/12*4)" office:value-type="float" office:value="2" calcext:value-type="float">
            <text:p>2</text:p>
          </table:table-cell>
          <table:table-cell table:formula="of:=MONTH([.C61])" office:value-type="float" office:value="6" calcext:value-type="float">
            <text:p>6</text:p>
          </table:table-cell>
          <table:table-cell table:formula="of:=YEAR([.C61])" office:value-type="float" office:value="2016" calcext:value-type="float">
            <text:p>2016</text:p>
          </table:table-cell>
          <table:table-cell table:formula="of:=[.L61]&amp;[.K61]" office:value-type="string" office:string-value="20166" calcext:value-type="string">
            <text:p>20166</text:p>
          </table:table-cell>
          <table:table-cell table:formula="of:=DATE([.L61];[.K61];-1)" office:value-type="date" office:date-value="2016-05-30" calcext:value-type="date">
            <text:p>05/30/16</text:p>
          </table:table-cell>
          <table:table-cell table:formula="of:=YEAR([.N61])&amp;MONTH([.N61])" office:value-type="string" office:string-value="20165" calcext:value-type="string">
            <text:p>201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I-Knitwear</text:p>
          </table:table-cell>
          <table:table-cell office:value-type="date" office:date-value="2016-06-23" calcext:value-type="date">
            <text:p>23-Jun-16</text:p>
          </table:table-cell>
          <table:table-cell office:value-type="float" office:value="12403" calcext:value-type="float">
            <text:p>12,403</text:p>
          </table:table-cell>
          <table:table-cell table:formula="of:=IF([.B62]&lt;&gt;[.B61];1;0)" office:value-type="float" office:value="0" calcext:value-type="float">
            <text:p>0</text:p>
          </table:table-cell>
          <table:table-cell table:formula="of:=IF([.E62]=0;[.D61];&quot;&quot;)" office:value-type="float" office:value="5165" calcext:value-type="float">
            <text:p>5,165</text:p>
          </table:table-cell>
          <table:table-cell table:formula="of:=IF([.E62]=0;[.C62]-[.C61];&quot;&quot;)" office:value-type="float" office:value="3" calcext:value-type="float">
            <text:p>3</text:p>
          </table:table-cell>
          <table:table-cell table:formula="of:=WEEKNUM([.C62])" office:value-type="float" office:value="26" calcext:value-type="float">
            <text:p>26</text:p>
          </table:table-cell>
          <table:table-cell table:formula="of:=WEEKDAY([.C62])" office:value-type="float" office:value="5" calcext:value-type="float">
            <text:p>5</text:p>
          </table:table-cell>
          <table:table-cell table:formula="of:=ROUNDUP([.K62]/12*4)" office:value-type="float" office:value="2" calcext:value-type="float">
            <text:p>2</text:p>
          </table:table-cell>
          <table:table-cell table:formula="of:=MONTH([.C62])" office:value-type="float" office:value="6" calcext:value-type="float">
            <text:p>6</text:p>
          </table:table-cell>
          <table:table-cell table:formula="of:=YEAR([.C62])" office:value-type="float" office:value="2016" calcext:value-type="float">
            <text:p>2016</text:p>
          </table:table-cell>
          <table:table-cell table:formula="of:=[.L62]&amp;[.K62]" office:value-type="string" office:string-value="20166" calcext:value-type="string">
            <text:p>20166</text:p>
          </table:table-cell>
          <table:table-cell table:formula="of:=DATE([.L62];[.K62];-1)" office:value-type="date" office:date-value="2016-05-30" calcext:value-type="date">
            <text:p>05/30/16</text:p>
          </table:table-cell>
          <table:table-cell table:formula="of:=YEAR([.N62])&amp;MONTH([.N62])" office:value-type="string" office:string-value="20165" calcext:value-type="string">
            <text:p>201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I-Knitwear</text:p>
          </table:table-cell>
          <table:table-cell office:value-type="date" office:date-value="2016-07-05" calcext:value-type="date">
            <text:p>5-Jul-16</text:p>
          </table:table-cell>
          <table:table-cell office:value-type="float" office:value="83979" calcext:value-type="float">
            <text:p>83,979</text:p>
          </table:table-cell>
          <table:table-cell table:formula="of:=IF([.B63]&lt;&gt;[.B62];1;0)" office:value-type="float" office:value="0" calcext:value-type="float">
            <text:p>0</text:p>
          </table:table-cell>
          <table:table-cell table:formula="of:=IF([.E63]=0;[.D62];&quot;&quot;)" office:value-type="float" office:value="12403" calcext:value-type="float">
            <text:p>12,403</text:p>
          </table:table-cell>
          <table:table-cell table:formula="of:=IF([.E63]=0;[.C63]-[.C62];&quot;&quot;)" office:value-type="float" office:value="12" calcext:value-type="float">
            <text:p>12</text:p>
          </table:table-cell>
          <table:table-cell table:formula="of:=WEEKNUM([.C63])" office:value-type="float" office:value="28" calcext:value-type="float">
            <text:p>28</text:p>
          </table:table-cell>
          <table:table-cell table:formula="of:=WEEKDAY([.C63])" office:value-type="float" office:value="3" calcext:value-type="float">
            <text:p>3</text:p>
          </table:table-cell>
          <table:table-cell table:formula="of:=ROUNDUP([.K63]/12*4)" office:value-type="float" office:value="3" calcext:value-type="float">
            <text:p>3</text:p>
          </table:table-cell>
          <table:table-cell table:formula="of:=MONTH([.C63])" office:value-type="float" office:value="7" calcext:value-type="float">
            <text:p>7</text:p>
          </table:table-cell>
          <table:table-cell table:formula="of:=YEAR([.C63])" office:value-type="float" office:value="2016" calcext:value-type="float">
            <text:p>2016</text:p>
          </table:table-cell>
          <table:table-cell table:formula="of:=[.L63]&amp;[.K63]" office:value-type="string" office:string-value="20167" calcext:value-type="string">
            <text:p>20167</text:p>
          </table:table-cell>
          <table:table-cell table:formula="of:=DATE([.L63];[.K63];-1)" office:value-type="date" office:date-value="2016-06-29" calcext:value-type="date">
            <text:p>06/29/16</text:p>
          </table:table-cell>
          <table:table-cell table:formula="of:=YEAR([.N63])&amp;MONTH([.N63])" office:value-type="string" office:string-value="20166" calcext:value-type="string">
            <text:p>201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I-Knitwear</text:p>
          </table:table-cell>
          <table:table-cell office:value-type="date" office:date-value="2016-07-17" calcext:value-type="date">
            <text:p>17-Jul-16</text:p>
          </table:table-cell>
          <table:table-cell office:value-type="float" office:value="31338" calcext:value-type="float">
            <text:p>31,338</text:p>
          </table:table-cell>
          <table:table-cell table:formula="of:=IF([.B64]&lt;&gt;[.B63];1;0)" office:value-type="float" office:value="0" calcext:value-type="float">
            <text:p>0</text:p>
          </table:table-cell>
          <table:table-cell table:formula="of:=IF([.E64]=0;[.D63];&quot;&quot;)" office:value-type="float" office:value="83979" calcext:value-type="float">
            <text:p>83,979</text:p>
          </table:table-cell>
          <table:table-cell table:formula="of:=IF([.E64]=0;[.C64]-[.C63];&quot;&quot;)" office:value-type="float" office:value="12" calcext:value-type="float">
            <text:p>12</text:p>
          </table:table-cell>
          <table:table-cell table:formula="of:=WEEKNUM([.C64])" office:value-type="float" office:value="30" calcext:value-type="float">
            <text:p>30</text:p>
          </table:table-cell>
          <table:table-cell table:formula="of:=WEEKDAY([.C64])" office:value-type="float" office:value="1" calcext:value-type="float">
            <text:p>1</text:p>
          </table:table-cell>
          <table:table-cell table:formula="of:=ROUNDUP([.K64]/12*4)" office:value-type="float" office:value="3" calcext:value-type="float">
            <text:p>3</text:p>
          </table:table-cell>
          <table:table-cell table:formula="of:=MONTH([.C64])" office:value-type="float" office:value="7" calcext:value-type="float">
            <text:p>7</text:p>
          </table:table-cell>
          <table:table-cell table:formula="of:=YEAR([.C64])" office:value-type="float" office:value="2016" calcext:value-type="float">
            <text:p>2016</text:p>
          </table:table-cell>
          <table:table-cell table:formula="of:=[.L64]&amp;[.K64]" office:value-type="string" office:string-value="20167" calcext:value-type="string">
            <text:p>20167</text:p>
          </table:table-cell>
          <table:table-cell table:formula="of:=DATE([.L64];[.K64];-1)" office:value-type="date" office:date-value="2016-06-29" calcext:value-type="date">
            <text:p>06/29/16</text:p>
          </table:table-cell>
          <table:table-cell table:formula="of:=YEAR([.N64])&amp;MONTH([.N64])" office:value-type="string" office:string-value="20166" calcext:value-type="string">
            <text:p>201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I-Knitwear</text:p>
          </table:table-cell>
          <table:table-cell office:value-type="date" office:date-value="2016-07-21" calcext:value-type="date">
            <text:p>21-Jul-16</text:p>
          </table:table-cell>
          <table:table-cell office:value-type="float" office:value="33465" calcext:value-type="float">
            <text:p>33,465</text:p>
          </table:table-cell>
          <table:table-cell table:formula="of:=IF([.B65]&lt;&gt;[.B64];1;0)" office:value-type="float" office:value="0" calcext:value-type="float">
            <text:p>0</text:p>
          </table:table-cell>
          <table:table-cell table:formula="of:=IF([.E65]=0;[.D64];&quot;&quot;)" office:value-type="float" office:value="31338" calcext:value-type="float">
            <text:p>31,338</text:p>
          </table:table-cell>
          <table:table-cell table:formula="of:=IF([.E65]=0;[.C65]-[.C64];&quot;&quot;)" office:value-type="float" office:value="4" calcext:value-type="float">
            <text:p>4</text:p>
          </table:table-cell>
          <table:table-cell table:formula="of:=WEEKNUM([.C65])" office:value-type="float" office:value="30" calcext:value-type="float">
            <text:p>30</text:p>
          </table:table-cell>
          <table:table-cell table:formula="of:=WEEKDAY([.C65])" office:value-type="float" office:value="5" calcext:value-type="float">
            <text:p>5</text:p>
          </table:table-cell>
          <table:table-cell table:formula="of:=ROUNDUP([.K65]/12*4)" office:value-type="float" office:value="3" calcext:value-type="float">
            <text:p>3</text:p>
          </table:table-cell>
          <table:table-cell table:formula="of:=MONTH([.C65])" office:value-type="float" office:value="7" calcext:value-type="float">
            <text:p>7</text:p>
          </table:table-cell>
          <table:table-cell table:formula="of:=YEAR([.C65])" office:value-type="float" office:value="2016" calcext:value-type="float">
            <text:p>2016</text:p>
          </table:table-cell>
          <table:table-cell table:formula="of:=[.L65]&amp;[.K65]" office:value-type="string" office:string-value="20167" calcext:value-type="string">
            <text:p>20167</text:p>
          </table:table-cell>
          <table:table-cell table:formula="of:=DATE([.L65];[.K65];-1)" office:value-type="date" office:date-value="2016-06-29" calcext:value-type="date">
            <text:p>06/29/16</text:p>
          </table:table-cell>
          <table:table-cell table:formula="of:=YEAR([.N65])&amp;MONTH([.N65])" office:value-type="string" office:string-value="20166" calcext:value-type="string">
            <text:p>201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I-Knitwear</text:p>
          </table:table-cell>
          <table:table-cell office:value-type="date" office:date-value="2016-07-30" calcext:value-type="date">
            <text:p>30-Jul-16</text:p>
          </table:table-cell>
          <table:table-cell office:value-type="float" office:value="19032" calcext:value-type="float">
            <text:p>19,032</text:p>
          </table:table-cell>
          <table:table-cell table:formula="of:=IF([.B66]&lt;&gt;[.B65];1;0)" office:value-type="float" office:value="0" calcext:value-type="float">
            <text:p>0</text:p>
          </table:table-cell>
          <table:table-cell table:formula="of:=IF([.E66]=0;[.D65];&quot;&quot;)" office:value-type="float" office:value="33465" calcext:value-type="float">
            <text:p>33,465</text:p>
          </table:table-cell>
          <table:table-cell table:formula="of:=IF([.E66]=0;[.C66]-[.C65];&quot;&quot;)" office:value-type="float" office:value="9" calcext:value-type="float">
            <text:p>9</text:p>
          </table:table-cell>
          <table:table-cell table:formula="of:=WEEKNUM([.C66])" office:value-type="float" office:value="31" calcext:value-type="float">
            <text:p>31</text:p>
          </table:table-cell>
          <table:table-cell table:formula="of:=WEEKDAY([.C66])" office:value-type="float" office:value="7" calcext:value-type="float">
            <text:p>7</text:p>
          </table:table-cell>
          <table:table-cell table:formula="of:=ROUNDUP([.K66]/12*4)" office:value-type="float" office:value="3" calcext:value-type="float">
            <text:p>3</text:p>
          </table:table-cell>
          <table:table-cell table:formula="of:=MONTH([.C66])" office:value-type="float" office:value="7" calcext:value-type="float">
            <text:p>7</text:p>
          </table:table-cell>
          <table:table-cell table:formula="of:=YEAR([.C66])" office:value-type="float" office:value="2016" calcext:value-type="float">
            <text:p>2016</text:p>
          </table:table-cell>
          <table:table-cell table:formula="of:=[.L66]&amp;[.K66]" office:value-type="string" office:string-value="20167" calcext:value-type="string">
            <text:p>20167</text:p>
          </table:table-cell>
          <table:table-cell table:formula="of:=DATE([.L66];[.K66];-1)" office:value-type="date" office:date-value="2016-06-29" calcext:value-type="date">
            <text:p>06/29/16</text:p>
          </table:table-cell>
          <table:table-cell table:formula="of:=YEAR([.N66])&amp;MONTH([.N66])" office:value-type="string" office:string-value="20166" calcext:value-type="string">
            <text:p>201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I-Knitwear</text:p>
          </table:table-cell>
          <table:table-cell office:value-type="date" office:date-value="2016-08-03" calcext:value-type="date">
            <text:p>3-Aug-16</text:p>
          </table:table-cell>
          <table:table-cell office:value-type="float" office:value="28440" calcext:value-type="float">
            <text:p>28,440</text:p>
          </table:table-cell>
          <table:table-cell table:formula="of:=IF([.B67]&lt;&gt;[.B66];1;0)" office:value-type="float" office:value="0" calcext:value-type="float">
            <text:p>0</text:p>
          </table:table-cell>
          <table:table-cell table:formula="of:=IF([.E67]=0;[.D66];&quot;&quot;)" office:value-type="float" office:value="19032" calcext:value-type="float">
            <text:p>19,032</text:p>
          </table:table-cell>
          <table:table-cell table:formula="of:=IF([.E67]=0;[.C67]-[.C66];&quot;&quot;)" office:value-type="float" office:value="4" calcext:value-type="float">
            <text:p>4</text:p>
          </table:table-cell>
          <table:table-cell table:formula="of:=WEEKNUM([.C67])" office:value-type="float" office:value="32" calcext:value-type="float">
            <text:p>32</text:p>
          </table:table-cell>
          <table:table-cell table:formula="of:=WEEKDAY([.C67])" office:value-type="float" office:value="4" calcext:value-type="float">
            <text:p>4</text:p>
          </table:table-cell>
          <table:table-cell table:formula="of:=ROUNDUP([.K67]/12*4)" office:value-type="float" office:value="3" calcext:value-type="float">
            <text:p>3</text:p>
          </table:table-cell>
          <table:table-cell table:formula="of:=MONTH([.C67])" office:value-type="float" office:value="8" calcext:value-type="float">
            <text:p>8</text:p>
          </table:table-cell>
          <table:table-cell table:formula="of:=YEAR([.C67])" office:value-type="float" office:value="2016" calcext:value-type="float">
            <text:p>2016</text:p>
          </table:table-cell>
          <table:table-cell table:formula="of:=[.L67]&amp;[.K67]" office:value-type="string" office:string-value="20168" calcext:value-type="string">
            <text:p>20168</text:p>
          </table:table-cell>
          <table:table-cell table:formula="of:=DATE([.L67];[.K67];-1)" office:value-type="date" office:date-value="2016-07-30" calcext:value-type="date">
            <text:p>07/30/16</text:p>
          </table:table-cell>
          <table:table-cell table:formula="of:=YEAR([.N67])&amp;MONTH([.N67])" office:value-type="string" office:string-value="20167" calcext:value-type="string">
            <text:p>201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I-Knitwear</text:p>
          </table:table-cell>
          <table:table-cell office:value-type="date" office:date-value="2016-08-08" calcext:value-type="date">
            <text:p>8-Aug-16</text:p>
          </table:table-cell>
          <table:table-cell office:value-type="float" office:value="24239" calcext:value-type="float">
            <text:p>24,239</text:p>
          </table:table-cell>
          <table:table-cell table:formula="of:=IF([.B68]&lt;&gt;[.B67];1;0)" office:value-type="float" office:value="0" calcext:value-type="float">
            <text:p>0</text:p>
          </table:table-cell>
          <table:table-cell table:formula="of:=IF([.E68]=0;[.D67];&quot;&quot;)" office:value-type="float" office:value="28440" calcext:value-type="float">
            <text:p>28,440</text:p>
          </table:table-cell>
          <table:table-cell table:formula="of:=IF([.E68]=0;[.C68]-[.C67];&quot;&quot;)" office:value-type="float" office:value="5" calcext:value-type="float">
            <text:p>5</text:p>
          </table:table-cell>
          <table:table-cell table:formula="of:=WEEKNUM([.C68])" office:value-type="float" office:value="33" calcext:value-type="float">
            <text:p>33</text:p>
          </table:table-cell>
          <table:table-cell table:formula="of:=WEEKDAY([.C68])" office:value-type="float" office:value="2" calcext:value-type="float">
            <text:p>2</text:p>
          </table:table-cell>
          <table:table-cell table:formula="of:=ROUNDUP([.K68]/12*4)" office:value-type="float" office:value="3" calcext:value-type="float">
            <text:p>3</text:p>
          </table:table-cell>
          <table:table-cell table:formula="of:=MONTH([.C68])" office:value-type="float" office:value="8" calcext:value-type="float">
            <text:p>8</text:p>
          </table:table-cell>
          <table:table-cell table:formula="of:=YEAR([.C68])" office:value-type="float" office:value="2016" calcext:value-type="float">
            <text:p>2016</text:p>
          </table:table-cell>
          <table:table-cell table:formula="of:=[.L68]&amp;[.K68]" office:value-type="string" office:string-value="20168" calcext:value-type="string">
            <text:p>20168</text:p>
          </table:table-cell>
          <table:table-cell table:formula="of:=DATE([.L68];[.K68];-1)" office:value-type="date" office:date-value="2016-07-30" calcext:value-type="date">
            <text:p>07/30/16</text:p>
          </table:table-cell>
          <table:table-cell table:formula="of:=YEAR([.N68])&amp;MONTH([.N68])" office:value-type="string" office:string-value="20167" calcext:value-type="string">
            <text:p>201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I-Knitwear</text:p>
          </table:table-cell>
          <table:table-cell office:value-type="date" office:date-value="2016-08-13" calcext:value-type="date">
            <text:p>13-Aug-16</text:p>
          </table:table-cell>
          <table:table-cell office:value-type="float" office:value="38562" calcext:value-type="float">
            <text:p>38,562</text:p>
          </table:table-cell>
          <table:table-cell table:formula="of:=IF([.B69]&lt;&gt;[.B68];1;0)" office:value-type="float" office:value="0" calcext:value-type="float">
            <text:p>0</text:p>
          </table:table-cell>
          <table:table-cell table:formula="of:=IF([.E69]=0;[.D68];&quot;&quot;)" office:value-type="float" office:value="24239" calcext:value-type="float">
            <text:p>24,239</text:p>
          </table:table-cell>
          <table:table-cell table:formula="of:=IF([.E69]=0;[.C69]-[.C68];&quot;&quot;)" office:value-type="float" office:value="5" calcext:value-type="float">
            <text:p>5</text:p>
          </table:table-cell>
          <table:table-cell table:formula="of:=WEEKNUM([.C69])" office:value-type="float" office:value="33" calcext:value-type="float">
            <text:p>33</text:p>
          </table:table-cell>
          <table:table-cell table:formula="of:=WEEKDAY([.C69])" office:value-type="float" office:value="7" calcext:value-type="float">
            <text:p>7</text:p>
          </table:table-cell>
          <table:table-cell table:formula="of:=ROUNDUP([.K69]/12*4)" office:value-type="float" office:value="3" calcext:value-type="float">
            <text:p>3</text:p>
          </table:table-cell>
          <table:table-cell table:formula="of:=MONTH([.C69])" office:value-type="float" office:value="8" calcext:value-type="float">
            <text:p>8</text:p>
          </table:table-cell>
          <table:table-cell table:formula="of:=YEAR([.C69])" office:value-type="float" office:value="2016" calcext:value-type="float">
            <text:p>2016</text:p>
          </table:table-cell>
          <table:table-cell table:formula="of:=[.L69]&amp;[.K69]" office:value-type="string" office:string-value="20168" calcext:value-type="string">
            <text:p>20168</text:p>
          </table:table-cell>
          <table:table-cell table:formula="of:=DATE([.L69];[.K69];-1)" office:value-type="date" office:date-value="2016-07-30" calcext:value-type="date">
            <text:p>07/30/16</text:p>
          </table:table-cell>
          <table:table-cell table:formula="of:=YEAR([.N69])&amp;MONTH([.N69])" office:value-type="string" office:string-value="20167" calcext:value-type="string">
            <text:p>201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I-Knitwear</text:p>
          </table:table-cell>
          <table:table-cell office:value-type="date" office:date-value="2016-08-19" calcext:value-type="date">
            <text:p>19-Aug-16</text:p>
          </table:table-cell>
          <table:table-cell office:value-type="float" office:value="24454" calcext:value-type="float">
            <text:p>24,454</text:p>
          </table:table-cell>
          <table:table-cell table:formula="of:=IF([.B70]&lt;&gt;[.B69];1;0)" office:value-type="float" office:value="0" calcext:value-type="float">
            <text:p>0</text:p>
          </table:table-cell>
          <table:table-cell table:formula="of:=IF([.E70]=0;[.D69];&quot;&quot;)" office:value-type="float" office:value="38562" calcext:value-type="float">
            <text:p>38,562</text:p>
          </table:table-cell>
          <table:table-cell table:formula="of:=IF([.E70]=0;[.C70]-[.C69];&quot;&quot;)" office:value-type="float" office:value="6" calcext:value-type="float">
            <text:p>6</text:p>
          </table:table-cell>
          <table:table-cell table:formula="of:=WEEKNUM([.C70])" office:value-type="float" office:value="34" calcext:value-type="float">
            <text:p>34</text:p>
          </table:table-cell>
          <table:table-cell table:formula="of:=WEEKDAY([.C70])" office:value-type="float" office:value="6" calcext:value-type="float">
            <text:p>6</text:p>
          </table:table-cell>
          <table:table-cell table:formula="of:=ROUNDUP([.K70]/12*4)" office:value-type="float" office:value="3" calcext:value-type="float">
            <text:p>3</text:p>
          </table:table-cell>
          <table:table-cell table:formula="of:=MONTH([.C70])" office:value-type="float" office:value="8" calcext:value-type="float">
            <text:p>8</text:p>
          </table:table-cell>
          <table:table-cell table:formula="of:=YEAR([.C70])" office:value-type="float" office:value="2016" calcext:value-type="float">
            <text:p>2016</text:p>
          </table:table-cell>
          <table:table-cell table:formula="of:=[.L70]&amp;[.K70]" office:value-type="string" office:string-value="20168" calcext:value-type="string">
            <text:p>20168</text:p>
          </table:table-cell>
          <table:table-cell table:formula="of:=DATE([.L70];[.K70];-1)" office:value-type="date" office:date-value="2016-07-30" calcext:value-type="date">
            <text:p>07/30/16</text:p>
          </table:table-cell>
          <table:table-cell table:formula="of:=YEAR([.N70])&amp;MONTH([.N70])" office:value-type="string" office:string-value="20167" calcext:value-type="string">
            <text:p>201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I-Knitwear</text:p>
          </table:table-cell>
          <table:table-cell office:value-type="date" office:date-value="2016-08-24" calcext:value-type="date">
            <text:p>24-Aug-16</text:p>
          </table:table-cell>
          <table:table-cell office:value-type="float" office:value="16982" calcext:value-type="float">
            <text:p>16,982</text:p>
          </table:table-cell>
          <table:table-cell table:formula="of:=IF([.B71]&lt;&gt;[.B70];1;0)" office:value-type="float" office:value="0" calcext:value-type="float">
            <text:p>0</text:p>
          </table:table-cell>
          <table:table-cell table:formula="of:=IF([.E71]=0;[.D70];&quot;&quot;)" office:value-type="float" office:value="24454" calcext:value-type="float">
            <text:p>24,454</text:p>
          </table:table-cell>
          <table:table-cell table:formula="of:=IF([.E71]=0;[.C71]-[.C70];&quot;&quot;)" office:value-type="float" office:value="5" calcext:value-type="float">
            <text:p>5</text:p>
          </table:table-cell>
          <table:table-cell table:formula="of:=WEEKNUM([.C71])" office:value-type="float" office:value="35" calcext:value-type="float">
            <text:p>35</text:p>
          </table:table-cell>
          <table:table-cell table:formula="of:=WEEKDAY([.C71])" office:value-type="float" office:value="4" calcext:value-type="float">
            <text:p>4</text:p>
          </table:table-cell>
          <table:table-cell table:formula="of:=ROUNDUP([.K71]/12*4)" office:value-type="float" office:value="3" calcext:value-type="float">
            <text:p>3</text:p>
          </table:table-cell>
          <table:table-cell table:formula="of:=MONTH([.C71])" office:value-type="float" office:value="8" calcext:value-type="float">
            <text:p>8</text:p>
          </table:table-cell>
          <table:table-cell table:formula="of:=YEAR([.C71])" office:value-type="float" office:value="2016" calcext:value-type="float">
            <text:p>2016</text:p>
          </table:table-cell>
          <table:table-cell table:formula="of:=[.L71]&amp;[.K71]" office:value-type="string" office:string-value="20168" calcext:value-type="string">
            <text:p>20168</text:p>
          </table:table-cell>
          <table:table-cell table:formula="of:=DATE([.L71];[.K71];-1)" office:value-type="date" office:date-value="2016-07-30" calcext:value-type="date">
            <text:p>07/30/16</text:p>
          </table:table-cell>
          <table:table-cell table:formula="of:=YEAR([.N71])&amp;MONTH([.N71])" office:value-type="string" office:string-value="20167" calcext:value-type="string">
            <text:p>201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I-Knitwear</text:p>
          </table:table-cell>
          <table:table-cell office:value-type="date" office:date-value="2016-08-29" calcext:value-type="date">
            <text:p>29-Aug-16</text:p>
          </table:table-cell>
          <table:table-cell office:value-type="float" office:value="4752" calcext:value-type="float">
            <text:p>4,752</text:p>
          </table:table-cell>
          <table:table-cell table:formula="of:=IF([.B72]&lt;&gt;[.B71];1;0)" office:value-type="float" office:value="0" calcext:value-type="float">
            <text:p>0</text:p>
          </table:table-cell>
          <table:table-cell table:formula="of:=IF([.E72]=0;[.D71];&quot;&quot;)" office:value-type="float" office:value="16982" calcext:value-type="float">
            <text:p>16,982</text:p>
          </table:table-cell>
          <table:table-cell table:formula="of:=IF([.E72]=0;[.C72]-[.C71];&quot;&quot;)" office:value-type="float" office:value="5" calcext:value-type="float">
            <text:p>5</text:p>
          </table:table-cell>
          <table:table-cell table:formula="of:=WEEKNUM([.C72])" office:value-type="float" office:value="36" calcext:value-type="float">
            <text:p>36</text:p>
          </table:table-cell>
          <table:table-cell table:formula="of:=WEEKDAY([.C72])" office:value-type="float" office:value="2" calcext:value-type="float">
            <text:p>2</text:p>
          </table:table-cell>
          <table:table-cell table:formula="of:=ROUNDUP([.K72]/12*4)" office:value-type="float" office:value="3" calcext:value-type="float">
            <text:p>3</text:p>
          </table:table-cell>
          <table:table-cell table:formula="of:=MONTH([.C72])" office:value-type="float" office:value="8" calcext:value-type="float">
            <text:p>8</text:p>
          </table:table-cell>
          <table:table-cell table:formula="of:=YEAR([.C72])" office:value-type="float" office:value="2016" calcext:value-type="float">
            <text:p>2016</text:p>
          </table:table-cell>
          <table:table-cell table:formula="of:=[.L72]&amp;[.K72]" office:value-type="string" office:string-value="20168" calcext:value-type="string">
            <text:p>20168</text:p>
          </table:table-cell>
          <table:table-cell table:formula="of:=DATE([.L72];[.K72];-1)" office:value-type="date" office:date-value="2016-07-30" calcext:value-type="date">
            <text:p>07/30/16</text:p>
          </table:table-cell>
          <table:table-cell table:formula="of:=YEAR([.N72])&amp;MONTH([.N72])" office:value-type="string" office:string-value="20167" calcext:value-type="string">
            <text:p>201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I-Knitwear</text:p>
          </table:table-cell>
          <table:table-cell office:value-type="date" office:date-value="2016-09-06" calcext:value-type="date">
            <text:p>6-Sep-16</text:p>
          </table:table-cell>
          <table:table-cell office:value-type="float" office:value="37220" calcext:value-type="float">
            <text:p>37,220</text:p>
          </table:table-cell>
          <table:table-cell table:formula="of:=IF([.B73]&lt;&gt;[.B72];1;0)" office:value-type="float" office:value="0" calcext:value-type="float">
            <text:p>0</text:p>
          </table:table-cell>
          <table:table-cell table:formula="of:=IF([.E73]=0;[.D72];&quot;&quot;)" office:value-type="float" office:value="4752" calcext:value-type="float">
            <text:p>4,752</text:p>
          </table:table-cell>
          <table:table-cell table:formula="of:=IF([.E73]=0;[.C73]-[.C72];&quot;&quot;)" office:value-type="float" office:value="8" calcext:value-type="float">
            <text:p>8</text:p>
          </table:table-cell>
          <table:table-cell table:formula="of:=WEEKNUM([.C73])" office:value-type="float" office:value="37" calcext:value-type="float">
            <text:p>37</text:p>
          </table:table-cell>
          <table:table-cell table:formula="of:=WEEKDAY([.C73])" office:value-type="float" office:value="3" calcext:value-type="float">
            <text:p>3</text:p>
          </table:table-cell>
          <table:table-cell table:formula="of:=ROUNDUP([.K73]/12*4)" office:value-type="float" office:value="3" calcext:value-type="float">
            <text:p>3</text:p>
          </table:table-cell>
          <table:table-cell table:formula="of:=MONTH([.C73])" office:value-type="float" office:value="9" calcext:value-type="float">
            <text:p>9</text:p>
          </table:table-cell>
          <table:table-cell table:formula="of:=YEAR([.C73])" office:value-type="float" office:value="2016" calcext:value-type="float">
            <text:p>2016</text:p>
          </table:table-cell>
          <table:table-cell table:formula="of:=[.L73]&amp;[.K73]" office:value-type="string" office:string-value="20169" calcext:value-type="string">
            <text:p>20169</text:p>
          </table:table-cell>
          <table:table-cell table:formula="of:=DATE([.L73];[.K73];-1)" office:value-type="date" office:date-value="2016-08-30" calcext:value-type="date">
            <text:p>08/30/16</text:p>
          </table:table-cell>
          <table:table-cell table:formula="of:=YEAR([.N73])&amp;MONTH([.N73])" office:value-type="string" office:string-value="20168" calcext:value-type="string">
            <text:p>201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I-Knitwear</text:p>
          </table:table-cell>
          <table:table-cell office:value-type="date" office:date-value="2016-09-07" calcext:value-type="date">
            <text:p>7-Sep-16</text:p>
          </table:table-cell>
          <table:table-cell office:value-type="float" office:value="10074" calcext:value-type="float">
            <text:p>10,074</text:p>
          </table:table-cell>
          <table:table-cell table:formula="of:=IF([.B74]&lt;&gt;[.B73];1;0)" office:value-type="float" office:value="0" calcext:value-type="float">
            <text:p>0</text:p>
          </table:table-cell>
          <table:table-cell table:formula="of:=IF([.E74]=0;[.D73];&quot;&quot;)" office:value-type="float" office:value="37220" calcext:value-type="float">
            <text:p>37,220</text:p>
          </table:table-cell>
          <table:table-cell table:formula="of:=IF([.E74]=0;[.C74]-[.C73];&quot;&quot;)" office:value-type="float" office:value="1" calcext:value-type="float">
            <text:p>1</text:p>
          </table:table-cell>
          <table:table-cell table:formula="of:=WEEKNUM([.C74])" office:value-type="float" office:value="37" calcext:value-type="float">
            <text:p>37</text:p>
          </table:table-cell>
          <table:table-cell table:formula="of:=WEEKDAY([.C74])" office:value-type="float" office:value="4" calcext:value-type="float">
            <text:p>4</text:p>
          </table:table-cell>
          <table:table-cell table:formula="of:=ROUNDUP([.K74]/12*4)" office:value-type="float" office:value="3" calcext:value-type="float">
            <text:p>3</text:p>
          </table:table-cell>
          <table:table-cell table:formula="of:=MONTH([.C74])" office:value-type="float" office:value="9" calcext:value-type="float">
            <text:p>9</text:p>
          </table:table-cell>
          <table:table-cell table:formula="of:=YEAR([.C74])" office:value-type="float" office:value="2016" calcext:value-type="float">
            <text:p>2016</text:p>
          </table:table-cell>
          <table:table-cell table:formula="of:=[.L74]&amp;[.K74]" office:value-type="string" office:string-value="20169" calcext:value-type="string">
            <text:p>20169</text:p>
          </table:table-cell>
          <table:table-cell table:formula="of:=DATE([.L74];[.K74];-1)" office:value-type="date" office:date-value="2016-08-30" calcext:value-type="date">
            <text:p>08/30/16</text:p>
          </table:table-cell>
          <table:table-cell table:formula="of:=YEAR([.N74])&amp;MONTH([.N74])" office:value-type="string" office:string-value="20168" calcext:value-type="string">
            <text:p>201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I-Knitwear</text:p>
          </table:table-cell>
          <table:table-cell office:value-type="date" office:date-value="2016-09-09" calcext:value-type="date">
            <text:p>9-Sep-16</text:p>
          </table:table-cell>
          <table:table-cell office:value-type="float" office:value="14644" calcext:value-type="float">
            <text:p>14,644</text:p>
          </table:table-cell>
          <table:table-cell table:formula="of:=IF([.B75]&lt;&gt;[.B74];1;0)" office:value-type="float" office:value="0" calcext:value-type="float">
            <text:p>0</text:p>
          </table:table-cell>
          <table:table-cell table:formula="of:=IF([.E75]=0;[.D74];&quot;&quot;)" office:value-type="float" office:value="10074" calcext:value-type="float">
            <text:p>10,074</text:p>
          </table:table-cell>
          <table:table-cell table:formula="of:=IF([.E75]=0;[.C75]-[.C74];&quot;&quot;)" office:value-type="float" office:value="2" calcext:value-type="float">
            <text:p>2</text:p>
          </table:table-cell>
          <table:table-cell table:formula="of:=WEEKNUM([.C75])" office:value-type="float" office:value="37" calcext:value-type="float">
            <text:p>37</text:p>
          </table:table-cell>
          <table:table-cell table:formula="of:=WEEKDAY([.C75])" office:value-type="float" office:value="6" calcext:value-type="float">
            <text:p>6</text:p>
          </table:table-cell>
          <table:table-cell table:formula="of:=ROUNDUP([.K75]/12*4)" office:value-type="float" office:value="3" calcext:value-type="float">
            <text:p>3</text:p>
          </table:table-cell>
          <table:table-cell table:formula="of:=MONTH([.C75])" office:value-type="float" office:value="9" calcext:value-type="float">
            <text:p>9</text:p>
          </table:table-cell>
          <table:table-cell table:formula="of:=YEAR([.C75])" office:value-type="float" office:value="2016" calcext:value-type="float">
            <text:p>2016</text:p>
          </table:table-cell>
          <table:table-cell table:formula="of:=[.L75]&amp;[.K75]" office:value-type="string" office:string-value="20169" calcext:value-type="string">
            <text:p>20169</text:p>
          </table:table-cell>
          <table:table-cell table:formula="of:=DATE([.L75];[.K75];-1)" office:value-type="date" office:date-value="2016-08-30" calcext:value-type="date">
            <text:p>08/30/16</text:p>
          </table:table-cell>
          <table:table-cell table:formula="of:=YEAR([.N75])&amp;MONTH([.N75])" office:value-type="string" office:string-value="20168" calcext:value-type="string">
            <text:p>201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I-Knitwear</text:p>
          </table:table-cell>
          <table:table-cell office:value-type="date" office:date-value="2016-09-18" calcext:value-type="date">
            <text:p>18-Sep-16</text:p>
          </table:table-cell>
          <table:table-cell office:value-type="float" office:value="19402" calcext:value-type="float">
            <text:p>19,402</text:p>
          </table:table-cell>
          <table:table-cell table:formula="of:=IF([.B76]&lt;&gt;[.B75];1;0)" office:value-type="float" office:value="0" calcext:value-type="float">
            <text:p>0</text:p>
          </table:table-cell>
          <table:table-cell table:formula="of:=IF([.E76]=0;[.D75];&quot;&quot;)" office:value-type="float" office:value="14644" calcext:value-type="float">
            <text:p>14,644</text:p>
          </table:table-cell>
          <table:table-cell table:formula="of:=IF([.E76]=0;[.C76]-[.C75];&quot;&quot;)" office:value-type="float" office:value="9" calcext:value-type="float">
            <text:p>9</text:p>
          </table:table-cell>
          <table:table-cell table:formula="of:=WEEKNUM([.C76])" office:value-type="float" office:value="39" calcext:value-type="float">
            <text:p>39</text:p>
          </table:table-cell>
          <table:table-cell table:formula="of:=WEEKDAY([.C76])" office:value-type="float" office:value="1" calcext:value-type="float">
            <text:p>1</text:p>
          </table:table-cell>
          <table:table-cell table:formula="of:=ROUNDUP([.K76]/12*4)" office:value-type="float" office:value="3" calcext:value-type="float">
            <text:p>3</text:p>
          </table:table-cell>
          <table:table-cell table:formula="of:=MONTH([.C76])" office:value-type="float" office:value="9" calcext:value-type="float">
            <text:p>9</text:p>
          </table:table-cell>
          <table:table-cell table:formula="of:=YEAR([.C76])" office:value-type="float" office:value="2016" calcext:value-type="float">
            <text:p>2016</text:p>
          </table:table-cell>
          <table:table-cell table:formula="of:=[.L76]&amp;[.K76]" office:value-type="string" office:string-value="20169" calcext:value-type="string">
            <text:p>20169</text:p>
          </table:table-cell>
          <table:table-cell table:formula="of:=DATE([.L76];[.K76];-1)" office:value-type="date" office:date-value="2016-08-30" calcext:value-type="date">
            <text:p>08/30/16</text:p>
          </table:table-cell>
          <table:table-cell table:formula="of:=YEAR([.N76])&amp;MONTH([.N76])" office:value-type="string" office:string-value="20168" calcext:value-type="string">
            <text:p>201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I-Knitwear</text:p>
          </table:table-cell>
          <table:table-cell office:value-type="date" office:date-value="2016-09-28" calcext:value-type="date">
            <text:p>28-Sep-16</text:p>
          </table:table-cell>
          <table:table-cell office:value-type="float" office:value="11808" calcext:value-type="float">
            <text:p>11,808</text:p>
          </table:table-cell>
          <table:table-cell table:formula="of:=IF([.B77]&lt;&gt;[.B76];1;0)" office:value-type="float" office:value="0" calcext:value-type="float">
            <text:p>0</text:p>
          </table:table-cell>
          <table:table-cell table:formula="of:=IF([.E77]=0;[.D76];&quot;&quot;)" office:value-type="float" office:value="19402" calcext:value-type="float">
            <text:p>19,402</text:p>
          </table:table-cell>
          <table:table-cell table:formula="of:=IF([.E77]=0;[.C77]-[.C76];&quot;&quot;)" office:value-type="float" office:value="10" calcext:value-type="float">
            <text:p>10</text:p>
          </table:table-cell>
          <table:table-cell table:formula="of:=WEEKNUM([.C77])" office:value-type="float" office:value="40" calcext:value-type="float">
            <text:p>40</text:p>
          </table:table-cell>
          <table:table-cell table:formula="of:=WEEKDAY([.C77])" office:value-type="float" office:value="4" calcext:value-type="float">
            <text:p>4</text:p>
          </table:table-cell>
          <table:table-cell table:formula="of:=ROUNDUP([.K77]/12*4)" office:value-type="float" office:value="3" calcext:value-type="float">
            <text:p>3</text:p>
          </table:table-cell>
          <table:table-cell table:formula="of:=MONTH([.C77])" office:value-type="float" office:value="9" calcext:value-type="float">
            <text:p>9</text:p>
          </table:table-cell>
          <table:table-cell table:formula="of:=YEAR([.C77])" office:value-type="float" office:value="2016" calcext:value-type="float">
            <text:p>2016</text:p>
          </table:table-cell>
          <table:table-cell table:formula="of:=[.L77]&amp;[.K77]" office:value-type="string" office:string-value="20169" calcext:value-type="string">
            <text:p>20169</text:p>
          </table:table-cell>
          <table:table-cell table:formula="of:=DATE([.L77];[.K77];-1)" office:value-type="date" office:date-value="2016-08-30" calcext:value-type="date">
            <text:p>08/30/16</text:p>
          </table:table-cell>
          <table:table-cell table:formula="of:=YEAR([.N77])&amp;MONTH([.N77])" office:value-type="string" office:string-value="20168" calcext:value-type="string">
            <text:p>201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I-Knitwear</text:p>
          </table:table-cell>
          <table:table-cell office:value-type="date" office:date-value="2016-10-06" calcext:value-type="date">
            <text:p>6-Oct-16</text:p>
          </table:table-cell>
          <table:table-cell office:value-type="float" office:value="2391" calcext:value-type="float">
            <text:p>2,391</text:p>
          </table:table-cell>
          <table:table-cell table:formula="of:=IF([.B78]&lt;&gt;[.B77];1;0)" office:value-type="float" office:value="0" calcext:value-type="float">
            <text:p>0</text:p>
          </table:table-cell>
          <table:table-cell table:formula="of:=IF([.E78]=0;[.D77];&quot;&quot;)" office:value-type="float" office:value="11808" calcext:value-type="float">
            <text:p>11,808</text:p>
          </table:table-cell>
          <table:table-cell table:formula="of:=IF([.E78]=0;[.C78]-[.C77];&quot;&quot;)" office:value-type="float" office:value="8" calcext:value-type="float">
            <text:p>8</text:p>
          </table:table-cell>
          <table:table-cell table:formula="of:=WEEKNUM([.C78])" office:value-type="float" office:value="41" calcext:value-type="float">
            <text:p>41</text:p>
          </table:table-cell>
          <table:table-cell table:formula="of:=WEEKDAY([.C78])" office:value-type="float" office:value="5" calcext:value-type="float">
            <text:p>5</text:p>
          </table:table-cell>
          <table:table-cell table:formula="of:=ROUNDUP([.K78]/12*4)" office:value-type="float" office:value="4" calcext:value-type="float">
            <text:p>4</text:p>
          </table:table-cell>
          <table:table-cell table:formula="of:=MONTH([.C78])" office:value-type="float" office:value="10" calcext:value-type="float">
            <text:p>10</text:p>
          </table:table-cell>
          <table:table-cell table:formula="of:=YEAR([.C78])" office:value-type="float" office:value="2016" calcext:value-type="float">
            <text:p>2016</text:p>
          </table:table-cell>
          <table:table-cell table:formula="of:=[.L78]&amp;[.K78]" office:value-type="string" office:string-value="201610" calcext:value-type="string">
            <text:p>201610</text:p>
          </table:table-cell>
          <table:table-cell table:formula="of:=DATE([.L78];[.K78];-1)" office:value-type="date" office:date-value="2016-09-29" calcext:value-type="date">
            <text:p>09/29/16</text:p>
          </table:table-cell>
          <table:table-cell table:formula="of:=YEAR([.N78])&amp;MONTH([.N78])" office:value-type="string" office:string-value="20169" calcext:value-type="string">
            <text:p>201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I-Knitwear</text:p>
          </table:table-cell>
          <table:table-cell office:value-type="date" office:date-value="2016-10-12" calcext:value-type="date">
            <text:p>12-Oct-16</text:p>
          </table:table-cell>
          <table:table-cell office:value-type="float" office:value="3745" calcext:value-type="float">
            <text:p>3,745</text:p>
          </table:table-cell>
          <table:table-cell table:formula="of:=IF([.B79]&lt;&gt;[.B78];1;0)" office:value-type="float" office:value="0" calcext:value-type="float">
            <text:p>0</text:p>
          </table:table-cell>
          <table:table-cell table:formula="of:=IF([.E79]=0;[.D78];&quot;&quot;)" office:value-type="float" office:value="2391" calcext:value-type="float">
            <text:p>2,391</text:p>
          </table:table-cell>
          <table:table-cell table:formula="of:=IF([.E79]=0;[.C79]-[.C78];&quot;&quot;)" office:value-type="float" office:value="6" calcext:value-type="float">
            <text:p>6</text:p>
          </table:table-cell>
          <table:table-cell table:formula="of:=WEEKNUM([.C79])" office:value-type="float" office:value="42" calcext:value-type="float">
            <text:p>42</text:p>
          </table:table-cell>
          <table:table-cell table:formula="of:=WEEKDAY([.C79])" office:value-type="float" office:value="4" calcext:value-type="float">
            <text:p>4</text:p>
          </table:table-cell>
          <table:table-cell table:formula="of:=ROUNDUP([.K79]/12*4)" office:value-type="float" office:value="4" calcext:value-type="float">
            <text:p>4</text:p>
          </table:table-cell>
          <table:table-cell table:formula="of:=MONTH([.C79])" office:value-type="float" office:value="10" calcext:value-type="float">
            <text:p>10</text:p>
          </table:table-cell>
          <table:table-cell table:formula="of:=YEAR([.C79])" office:value-type="float" office:value="2016" calcext:value-type="float">
            <text:p>2016</text:p>
          </table:table-cell>
          <table:table-cell table:formula="of:=[.L79]&amp;[.K79]" office:value-type="string" office:string-value="201610" calcext:value-type="string">
            <text:p>201610</text:p>
          </table:table-cell>
          <table:table-cell table:formula="of:=DATE([.L79];[.K79];-1)" office:value-type="date" office:date-value="2016-09-29" calcext:value-type="date">
            <text:p>09/29/16</text:p>
          </table:table-cell>
          <table:table-cell table:formula="of:=YEAR([.N79])&amp;MONTH([.N79])" office:value-type="string" office:string-value="20169" calcext:value-type="string">
            <text:p>201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I-Knitwear</text:p>
          </table:table-cell>
          <table:table-cell office:value-type="date" office:date-value="2016-10-14" calcext:value-type="date">
            <text:p>14-Oct-16</text:p>
          </table:table-cell>
          <table:table-cell office:value-type="float" office:value="3550" calcext:value-type="float">
            <text:p>3,550</text:p>
          </table:table-cell>
          <table:table-cell table:formula="of:=IF([.B80]&lt;&gt;[.B79];1;0)" office:value-type="float" office:value="0" calcext:value-type="float">
            <text:p>0</text:p>
          </table:table-cell>
          <table:table-cell table:formula="of:=IF([.E80]=0;[.D79];&quot;&quot;)" office:value-type="float" office:value="3745" calcext:value-type="float">
            <text:p>3,745</text:p>
          </table:table-cell>
          <table:table-cell table:formula="of:=IF([.E80]=0;[.C80]-[.C79];&quot;&quot;)" office:value-type="float" office:value="2" calcext:value-type="float">
            <text:p>2</text:p>
          </table:table-cell>
          <table:table-cell table:formula="of:=WEEKNUM([.C80])" office:value-type="float" office:value="42" calcext:value-type="float">
            <text:p>42</text:p>
          </table:table-cell>
          <table:table-cell table:formula="of:=WEEKDAY([.C80])" office:value-type="float" office:value="6" calcext:value-type="float">
            <text:p>6</text:p>
          </table:table-cell>
          <table:table-cell table:formula="of:=ROUNDUP([.K80]/12*4)" office:value-type="float" office:value="4" calcext:value-type="float">
            <text:p>4</text:p>
          </table:table-cell>
          <table:table-cell table:formula="of:=MONTH([.C80])" office:value-type="float" office:value="10" calcext:value-type="float">
            <text:p>10</text:p>
          </table:table-cell>
          <table:table-cell table:formula="of:=YEAR([.C80])" office:value-type="float" office:value="2016" calcext:value-type="float">
            <text:p>2016</text:p>
          </table:table-cell>
          <table:table-cell table:formula="of:=[.L80]&amp;[.K80]" office:value-type="string" office:string-value="201610" calcext:value-type="string">
            <text:p>201610</text:p>
          </table:table-cell>
          <table:table-cell table:formula="of:=DATE([.L80];[.K80];-1)" office:value-type="date" office:date-value="2016-09-29" calcext:value-type="date">
            <text:p>09/29/16</text:p>
          </table:table-cell>
          <table:table-cell table:formula="of:=YEAR([.N80])&amp;MONTH([.N80])" office:value-type="string" office:string-value="20169" calcext:value-type="string">
            <text:p>201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I-Knitwear</text:p>
          </table:table-cell>
          <table:table-cell office:value-type="date" office:date-value="2016-10-23" calcext:value-type="date">
            <text:p>23-Oct-16</text:p>
          </table:table-cell>
          <table:table-cell office:value-type="float" office:value="2000" calcext:value-type="float">
            <text:p>2,000</text:p>
          </table:table-cell>
          <table:table-cell table:formula="of:=IF([.B81]&lt;&gt;[.B80];1;0)" office:value-type="float" office:value="0" calcext:value-type="float">
            <text:p>0</text:p>
          </table:table-cell>
          <table:table-cell table:formula="of:=IF([.E81]=0;[.D80];&quot;&quot;)" office:value-type="float" office:value="3550" calcext:value-type="float">
            <text:p>3,550</text:p>
          </table:table-cell>
          <table:table-cell table:formula="of:=IF([.E81]=0;[.C81]-[.C80];&quot;&quot;)" office:value-type="float" office:value="9" calcext:value-type="float">
            <text:p>9</text:p>
          </table:table-cell>
          <table:table-cell table:formula="of:=WEEKNUM([.C81])" office:value-type="float" office:value="44" calcext:value-type="float">
            <text:p>44</text:p>
          </table:table-cell>
          <table:table-cell table:formula="of:=WEEKDAY([.C81])" office:value-type="float" office:value="1" calcext:value-type="float">
            <text:p>1</text:p>
          </table:table-cell>
          <table:table-cell table:formula="of:=ROUNDUP([.K81]/12*4)" office:value-type="float" office:value="4" calcext:value-type="float">
            <text:p>4</text:p>
          </table:table-cell>
          <table:table-cell table:formula="of:=MONTH([.C81])" office:value-type="float" office:value="10" calcext:value-type="float">
            <text:p>10</text:p>
          </table:table-cell>
          <table:table-cell table:formula="of:=YEAR([.C81])" office:value-type="float" office:value="2016" calcext:value-type="float">
            <text:p>2016</text:p>
          </table:table-cell>
          <table:table-cell table:formula="of:=[.L81]&amp;[.K81]" office:value-type="string" office:string-value="201610" calcext:value-type="string">
            <text:p>201610</text:p>
          </table:table-cell>
          <table:table-cell table:formula="of:=DATE([.L81];[.K81];-1)" office:value-type="date" office:date-value="2016-09-29" calcext:value-type="date">
            <text:p>09/29/16</text:p>
          </table:table-cell>
          <table:table-cell table:formula="of:=YEAR([.N81])&amp;MONTH([.N81])" office:value-type="string" office:string-value="20169" calcext:value-type="string">
            <text:p>201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I-Knitwear</text:p>
          </table:table-cell>
          <table:table-cell office:value-type="date" office:date-value="2016-11-24" calcext:value-type="date">
            <text:p>24-Nov-16</text:p>
          </table:table-cell>
          <table:table-cell office:value-type="float" office:value="2100" calcext:value-type="float">
            <text:p>2,100</text:p>
          </table:table-cell>
          <table:table-cell table:formula="of:=IF([.B82]&lt;&gt;[.B81];1;0)" office:value-type="float" office:value="0" calcext:value-type="float">
            <text:p>0</text:p>
          </table:table-cell>
          <table:table-cell table:formula="of:=IF([.E82]=0;[.D81];&quot;&quot;)" office:value-type="float" office:value="2000" calcext:value-type="float">
            <text:p>2,000</text:p>
          </table:table-cell>
          <table:table-cell table:formula="of:=IF([.E82]=0;[.C82]-[.C81];&quot;&quot;)" office:value-type="float" office:value="32" calcext:value-type="float">
            <text:p>32</text:p>
          </table:table-cell>
          <table:table-cell table:formula="of:=WEEKNUM([.C82])" office:value-type="float" office:value="48" calcext:value-type="float">
            <text:p>48</text:p>
          </table:table-cell>
          <table:table-cell table:formula="of:=WEEKDAY([.C82])" office:value-type="float" office:value="5" calcext:value-type="float">
            <text:p>5</text:p>
          </table:table-cell>
          <table:table-cell table:formula="of:=ROUNDUP([.K82]/12*4)" office:value-type="float" office:value="4" calcext:value-type="float">
            <text:p>4</text:p>
          </table:table-cell>
          <table:table-cell table:formula="of:=MONTH([.C82])" office:value-type="float" office:value="11" calcext:value-type="float">
            <text:p>11</text:p>
          </table:table-cell>
          <table:table-cell table:formula="of:=YEAR([.C82])" office:value-type="float" office:value="2016" calcext:value-type="float">
            <text:p>2016</text:p>
          </table:table-cell>
          <table:table-cell table:formula="of:=[.L82]&amp;[.K82]" office:value-type="string" office:string-value="201611" calcext:value-type="string">
            <text:p>201611</text:p>
          </table:table-cell>
          <table:table-cell table:formula="of:=DATE([.L82];[.K82];-1)" office:value-type="date" office:date-value="2016-10-30" calcext:value-type="date">
            <text:p>10/30/16</text:p>
          </table:table-cell>
          <table:table-cell table:formula="of:=YEAR([.N82])&amp;MONTH([.N82])" office:value-type="string" office:string-value="201610" calcext:value-type="string">
            <text:p>2016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I-Knitwear</text:p>
          </table:table-cell>
          <table:table-cell office:value-type="date" office:date-value="2016-12-19" calcext:value-type="date">
            <text:p>19-Dec-16</text:p>
          </table:table-cell>
          <table:table-cell office:value-type="float" office:value="28702" calcext:value-type="float">
            <text:p>28,702</text:p>
          </table:table-cell>
          <table:table-cell table:formula="of:=IF([.B83]&lt;&gt;[.B82];1;0)" office:value-type="float" office:value="0" calcext:value-type="float">
            <text:p>0</text:p>
          </table:table-cell>
          <table:table-cell table:formula="of:=IF([.E83]=0;[.D82];&quot;&quot;)" office:value-type="float" office:value="2100" calcext:value-type="float">
            <text:p>2,100</text:p>
          </table:table-cell>
          <table:table-cell table:formula="of:=IF([.E83]=0;[.C83]-[.C82];&quot;&quot;)" office:value-type="float" office:value="25" calcext:value-type="float">
            <text:p>25</text:p>
          </table:table-cell>
          <table:table-cell table:formula="of:=WEEKNUM([.C83])" office:value-type="float" office:value="52" calcext:value-type="float">
            <text:p>52</text:p>
          </table:table-cell>
          <table:table-cell table:formula="of:=WEEKDAY([.C83])" office:value-type="float" office:value="2" calcext:value-type="float">
            <text:p>2</text:p>
          </table:table-cell>
          <table:table-cell table:formula="of:=ROUNDUP([.K83]/12*4)" office:value-type="float" office:value="4" calcext:value-type="float">
            <text:p>4</text:p>
          </table:table-cell>
          <table:table-cell table:formula="of:=MONTH([.C83])" office:value-type="float" office:value="12" calcext:value-type="float">
            <text:p>12</text:p>
          </table:table-cell>
          <table:table-cell table:formula="of:=YEAR([.C83])" office:value-type="float" office:value="2016" calcext:value-type="float">
            <text:p>2016</text:p>
          </table:table-cell>
          <table:table-cell table:formula="of:=[.L83]&amp;[.K83]" office:value-type="string" office:string-value="201612" calcext:value-type="string">
            <text:p>201612</text:p>
          </table:table-cell>
          <table:table-cell table:formula="of:=DATE([.L83];[.K83];-1)" office:value-type="date" office:date-value="2016-11-29" calcext:value-type="date">
            <text:p>11/29/16</text:p>
          </table:table-cell>
          <table:table-cell table:formula="of:=YEAR([.N83])&amp;MONTH([.N83])" office:value-type="string" office:string-value="201611" calcext:value-type="string">
            <text:p>2016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I-Knitwear</text:p>
          </table:table-cell>
          <table:table-cell office:value-type="date" office:date-value="2016-12-24" calcext:value-type="date">
            <text:p>24-Dec-16</text:p>
          </table:table-cell>
          <table:table-cell office:value-type="float" office:value="1800" calcext:value-type="float">
            <text:p>1,800</text:p>
          </table:table-cell>
          <table:table-cell table:formula="of:=IF([.B84]&lt;&gt;[.B83];1;0)" office:value-type="float" office:value="0" calcext:value-type="float">
            <text:p>0</text:p>
          </table:table-cell>
          <table:table-cell table:formula="of:=IF([.E84]=0;[.D83];&quot;&quot;)" office:value-type="float" office:value="28702" calcext:value-type="float">
            <text:p>28,702</text:p>
          </table:table-cell>
          <table:table-cell table:formula="of:=IF([.E84]=0;[.C84]-[.C83];&quot;&quot;)" office:value-type="float" office:value="5" calcext:value-type="float">
            <text:p>5</text:p>
          </table:table-cell>
          <table:table-cell table:formula="of:=WEEKNUM([.C84])" office:value-type="float" office:value="52" calcext:value-type="float">
            <text:p>52</text:p>
          </table:table-cell>
          <table:table-cell table:formula="of:=WEEKDAY([.C84])" office:value-type="float" office:value="7" calcext:value-type="float">
            <text:p>7</text:p>
          </table:table-cell>
          <table:table-cell table:formula="of:=ROUNDUP([.K84]/12*4)" office:value-type="float" office:value="4" calcext:value-type="float">
            <text:p>4</text:p>
          </table:table-cell>
          <table:table-cell table:formula="of:=MONTH([.C84])" office:value-type="float" office:value="12" calcext:value-type="float">
            <text:p>12</text:p>
          </table:table-cell>
          <table:table-cell table:formula="of:=YEAR([.C84])" office:value-type="float" office:value="2016" calcext:value-type="float">
            <text:p>2016</text:p>
          </table:table-cell>
          <table:table-cell table:formula="of:=[.L84]&amp;[.K84]" office:value-type="string" office:string-value="201612" calcext:value-type="string">
            <text:p>201612</text:p>
          </table:table-cell>
          <table:table-cell table:formula="of:=DATE([.L84];[.K84];-1)" office:value-type="date" office:date-value="2016-11-29" calcext:value-type="date">
            <text:p>11/29/16</text:p>
          </table:table-cell>
          <table:table-cell table:formula="of:=YEAR([.N84])&amp;MONTH([.N84])" office:value-type="string" office:string-value="201611" calcext:value-type="string">
            <text:p>2016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I-Knitwear</text:p>
          </table:table-cell>
          <table:table-cell office:value-type="date" office:date-value="2016-12-30" calcext:value-type="date">
            <text:p>30-Dec-16</text:p>
          </table:table-cell>
          <table:table-cell office:value-type="float" office:value="6845" calcext:value-type="float">
            <text:p>6,845</text:p>
          </table:table-cell>
          <table:table-cell table:formula="of:=IF([.B85]&lt;&gt;[.B84];1;0)" office:value-type="float" office:value="0" calcext:value-type="float">
            <text:p>0</text:p>
          </table:table-cell>
          <table:table-cell table:formula="of:=IF([.E85]=0;[.D84];&quot;&quot;)" office:value-type="float" office:value="1800" calcext:value-type="float">
            <text:p>1,800</text:p>
          </table:table-cell>
          <table:table-cell table:formula="of:=IF([.E85]=0;[.C85]-[.C84];&quot;&quot;)" office:value-type="float" office:value="6" calcext:value-type="float">
            <text:p>6</text:p>
          </table:table-cell>
          <table:table-cell table:formula="of:=WEEKNUM([.C85])" office:value-type="float" office:value="53" calcext:value-type="float">
            <text:p>53</text:p>
          </table:table-cell>
          <table:table-cell table:formula="of:=WEEKDAY([.C85])" office:value-type="float" office:value="6" calcext:value-type="float">
            <text:p>6</text:p>
          </table:table-cell>
          <table:table-cell table:formula="of:=ROUNDUP([.K85]/12*4)" office:value-type="float" office:value="4" calcext:value-type="float">
            <text:p>4</text:p>
          </table:table-cell>
          <table:table-cell table:formula="of:=MONTH([.C85])" office:value-type="float" office:value="12" calcext:value-type="float">
            <text:p>12</text:p>
          </table:table-cell>
          <table:table-cell table:formula="of:=YEAR([.C85])" office:value-type="float" office:value="2016" calcext:value-type="float">
            <text:p>2016</text:p>
          </table:table-cell>
          <table:table-cell table:formula="of:=[.L85]&amp;[.K85]" office:value-type="string" office:string-value="201612" calcext:value-type="string">
            <text:p>201612</text:p>
          </table:table-cell>
          <table:table-cell table:formula="of:=DATE([.L85];[.K85];-1)" office:value-type="date" office:date-value="2016-11-29" calcext:value-type="date">
            <text:p>11/29/16</text:p>
          </table:table-cell>
          <table:table-cell table:formula="of:=YEAR([.N85])&amp;MONTH([.N85])" office:value-type="string" office:string-value="201611" calcext:value-type="string">
            <text:p>2016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I-Knitwear</text:p>
          </table:table-cell>
          <table:table-cell office:value-type="date" office:date-value="2017-01-09" calcext:value-type="date">
            <text:p>9-Jan-17</text:p>
          </table:table-cell>
          <table:table-cell office:value-type="float" office:value="19728" calcext:value-type="float">
            <text:p>19,728</text:p>
          </table:table-cell>
          <table:table-cell table:formula="of:=IF([.B86]&lt;&gt;[.B85];1;0)" office:value-type="float" office:value="0" calcext:value-type="float">
            <text:p>0</text:p>
          </table:table-cell>
          <table:table-cell table:formula="of:=IF([.E86]=0;[.D85];&quot;&quot;)" office:value-type="float" office:value="6845" calcext:value-type="float">
            <text:p>6,845</text:p>
          </table:table-cell>
          <table:table-cell table:formula="of:=IF([.E86]=0;[.C86]-[.C85];&quot;&quot;)" office:value-type="float" office:value="10" calcext:value-type="float">
            <text:p>10</text:p>
          </table:table-cell>
          <table:table-cell table:formula="of:=WEEKNUM([.C86])" office:value-type="float" office:value="2" calcext:value-type="float">
            <text:p>2</text:p>
          </table:table-cell>
          <table:table-cell table:formula="of:=WEEKDAY([.C86])" office:value-type="float" office:value="2" calcext:value-type="float">
            <text:p>2</text:p>
          </table:table-cell>
          <table:table-cell table:formula="of:=ROUNDUP([.K86]/12*4)" office:value-type="float" office:value="1" calcext:value-type="float">
            <text:p>1</text:p>
          </table:table-cell>
          <table:table-cell table:formula="of:=MONTH([.C86])" office:value-type="float" office:value="1" calcext:value-type="float">
            <text:p>1</text:p>
          </table:table-cell>
          <table:table-cell table:formula="of:=YEAR([.C86])" office:value-type="float" office:value="2017" calcext:value-type="float">
            <text:p>2017</text:p>
          </table:table-cell>
          <table:table-cell table:formula="of:=[.L86]&amp;[.K86]" office:value-type="string" office:string-value="20171" calcext:value-type="string">
            <text:p>20171</text:p>
          </table:table-cell>
          <table:table-cell table:formula="of:=DATE([.L86];[.K86];-1)" office:value-type="date" office:date-value="2016-12-30" calcext:value-type="date">
            <text:p>12/30/16</text:p>
          </table:table-cell>
          <table:table-cell table:formula="of:=YEAR([.N86])&amp;MONTH([.N86])" office:value-type="string" office:string-value="201612" calcext:value-type="string">
            <text:p>2016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I-Knitwear</text:p>
          </table:table-cell>
          <table:table-cell office:value-type="date" office:date-value="2017-01-17" calcext:value-type="date">
            <text:p>17-Jan-17</text:p>
          </table:table-cell>
          <table:table-cell office:value-type="float" office:value="8152" calcext:value-type="float">
            <text:p>8,152</text:p>
          </table:table-cell>
          <table:table-cell table:formula="of:=IF([.B87]&lt;&gt;[.B86];1;0)" office:value-type="float" office:value="0" calcext:value-type="float">
            <text:p>0</text:p>
          </table:table-cell>
          <table:table-cell table:formula="of:=IF([.E87]=0;[.D86];&quot;&quot;)" office:value-type="float" office:value="19728" calcext:value-type="float">
            <text:p>19,728</text:p>
          </table:table-cell>
          <table:table-cell table:formula="of:=IF([.E87]=0;[.C87]-[.C86];&quot;&quot;)" office:value-type="float" office:value="8" calcext:value-type="float">
            <text:p>8</text:p>
          </table:table-cell>
          <table:table-cell table:formula="of:=WEEKNUM([.C87])" office:value-type="float" office:value="3" calcext:value-type="float">
            <text:p>3</text:p>
          </table:table-cell>
          <table:table-cell table:formula="of:=WEEKDAY([.C87])" office:value-type="float" office:value="3" calcext:value-type="float">
            <text:p>3</text:p>
          </table:table-cell>
          <table:table-cell table:formula="of:=ROUNDUP([.K87]/12*4)" office:value-type="float" office:value="1" calcext:value-type="float">
            <text:p>1</text:p>
          </table:table-cell>
          <table:table-cell table:formula="of:=MONTH([.C87])" office:value-type="float" office:value="1" calcext:value-type="float">
            <text:p>1</text:p>
          </table:table-cell>
          <table:table-cell table:formula="of:=YEAR([.C87])" office:value-type="float" office:value="2017" calcext:value-type="float">
            <text:p>2017</text:p>
          </table:table-cell>
          <table:table-cell table:formula="of:=[.L87]&amp;[.K87]" office:value-type="string" office:string-value="20171" calcext:value-type="string">
            <text:p>20171</text:p>
          </table:table-cell>
          <table:table-cell table:formula="of:=DATE([.L87];[.K87];-1)" office:value-type="date" office:date-value="2016-12-30" calcext:value-type="date">
            <text:p>12/30/16</text:p>
          </table:table-cell>
          <table:table-cell table:formula="of:=YEAR([.N87])&amp;MONTH([.N87])" office:value-type="string" office:string-value="201612" calcext:value-type="string">
            <text:p>2016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I-Knitwear</text:p>
          </table:table-cell>
          <table:table-cell office:value-type="date" office:date-value="2017-01-20" calcext:value-type="date">
            <text:p>20-Jan-17</text:p>
          </table:table-cell>
          <table:table-cell office:value-type="float" office:value="2400" calcext:value-type="float">
            <text:p>2,400</text:p>
          </table:table-cell>
          <table:table-cell table:formula="of:=IF([.B88]&lt;&gt;[.B87];1;0)" office:value-type="float" office:value="0" calcext:value-type="float">
            <text:p>0</text:p>
          </table:table-cell>
          <table:table-cell table:formula="of:=IF([.E88]=0;[.D87];&quot;&quot;)" office:value-type="float" office:value="8152" calcext:value-type="float">
            <text:p>8,152</text:p>
          </table:table-cell>
          <table:table-cell table:formula="of:=IF([.E88]=0;[.C88]-[.C87];&quot;&quot;)" office:value-type="float" office:value="3" calcext:value-type="float">
            <text:p>3</text:p>
          </table:table-cell>
          <table:table-cell table:formula="of:=WEEKNUM([.C88])" office:value-type="float" office:value="3" calcext:value-type="float">
            <text:p>3</text:p>
          </table:table-cell>
          <table:table-cell table:formula="of:=WEEKDAY([.C88])" office:value-type="float" office:value="6" calcext:value-type="float">
            <text:p>6</text:p>
          </table:table-cell>
          <table:table-cell table:formula="of:=ROUNDUP([.K88]/12*4)" office:value-type="float" office:value="1" calcext:value-type="float">
            <text:p>1</text:p>
          </table:table-cell>
          <table:table-cell table:formula="of:=MONTH([.C88])" office:value-type="float" office:value="1" calcext:value-type="float">
            <text:p>1</text:p>
          </table:table-cell>
          <table:table-cell table:formula="of:=YEAR([.C88])" office:value-type="float" office:value="2017" calcext:value-type="float">
            <text:p>2017</text:p>
          </table:table-cell>
          <table:table-cell table:formula="of:=[.L88]&amp;[.K88]" office:value-type="string" office:string-value="20171" calcext:value-type="string">
            <text:p>20171</text:p>
          </table:table-cell>
          <table:table-cell table:formula="of:=DATE([.L88];[.K88];-1)" office:value-type="date" office:date-value="2016-12-30" calcext:value-type="date">
            <text:p>12/30/16</text:p>
          </table:table-cell>
          <table:table-cell table:formula="of:=YEAR([.N88])&amp;MONTH([.N88])" office:value-type="string" office:string-value="201612" calcext:value-type="string">
            <text:p>2016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I-Knitwear</text:p>
          </table:table-cell>
          <table:table-cell office:value-type="date" office:date-value="2017-01-26" calcext:value-type="date">
            <text:p>26-Jan-17</text:p>
          </table:table-cell>
          <table:table-cell office:value-type="float" office:value="5435" calcext:value-type="float">
            <text:p>5,435</text:p>
          </table:table-cell>
          <table:table-cell table:formula="of:=IF([.B89]&lt;&gt;[.B88];1;0)" office:value-type="float" office:value="0" calcext:value-type="float">
            <text:p>0</text:p>
          </table:table-cell>
          <table:table-cell table:formula="of:=IF([.E89]=0;[.D88];&quot;&quot;)" office:value-type="float" office:value="2400" calcext:value-type="float">
            <text:p>2,400</text:p>
          </table:table-cell>
          <table:table-cell table:formula="of:=IF([.E89]=0;[.C89]-[.C88];&quot;&quot;)" office:value-type="float" office:value="6" calcext:value-type="float">
            <text:p>6</text:p>
          </table:table-cell>
          <table:table-cell table:formula="of:=WEEKNUM([.C89])" office:value-type="float" office:value="4" calcext:value-type="float">
            <text:p>4</text:p>
          </table:table-cell>
          <table:table-cell table:formula="of:=WEEKDAY([.C89])" office:value-type="float" office:value="5" calcext:value-type="float">
            <text:p>5</text:p>
          </table:table-cell>
          <table:table-cell table:formula="of:=ROUNDUP([.K89]/12*4)" office:value-type="float" office:value="1" calcext:value-type="float">
            <text:p>1</text:p>
          </table:table-cell>
          <table:table-cell table:formula="of:=MONTH([.C89])" office:value-type="float" office:value="1" calcext:value-type="float">
            <text:p>1</text:p>
          </table:table-cell>
          <table:table-cell table:formula="of:=YEAR([.C89])" office:value-type="float" office:value="2017" calcext:value-type="float">
            <text:p>2017</text:p>
          </table:table-cell>
          <table:table-cell table:formula="of:=[.L89]&amp;[.K89]" office:value-type="string" office:string-value="20171" calcext:value-type="string">
            <text:p>20171</text:p>
          </table:table-cell>
          <table:table-cell table:formula="of:=DATE([.L89];[.K89];-1)" office:value-type="date" office:date-value="2016-12-30" calcext:value-type="date">
            <text:p>12/30/16</text:p>
          </table:table-cell>
          <table:table-cell table:formula="of:=YEAR([.N89])&amp;MONTH([.N89])" office:value-type="string" office:string-value="201612" calcext:value-type="string">
            <text:p>2016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I-Knitwear</text:p>
          </table:table-cell>
          <table:table-cell office:value-type="date" office:date-value="2017-01-29" calcext:value-type="date">
            <text:p>29-Jan-17</text:p>
          </table:table-cell>
          <table:table-cell office:value-type="float" office:value="4944" calcext:value-type="float">
            <text:p>4,944</text:p>
          </table:table-cell>
          <table:table-cell table:formula="of:=IF([.B90]&lt;&gt;[.B89];1;0)" office:value-type="float" office:value="0" calcext:value-type="float">
            <text:p>0</text:p>
          </table:table-cell>
          <table:table-cell table:formula="of:=IF([.E90]=0;[.D89];&quot;&quot;)" office:value-type="float" office:value="5435" calcext:value-type="float">
            <text:p>5,435</text:p>
          </table:table-cell>
          <table:table-cell table:formula="of:=IF([.E90]=0;[.C90]-[.C89];&quot;&quot;)" office:value-type="float" office:value="3" calcext:value-type="float">
            <text:p>3</text:p>
          </table:table-cell>
          <table:table-cell table:formula="of:=WEEKNUM([.C90])" office:value-type="float" office:value="5" calcext:value-type="float">
            <text:p>5</text:p>
          </table:table-cell>
          <table:table-cell table:formula="of:=WEEKDAY([.C90])" office:value-type="float" office:value="1" calcext:value-type="float">
            <text:p>1</text:p>
          </table:table-cell>
          <table:table-cell table:formula="of:=ROUNDUP([.K90]/12*4)" office:value-type="float" office:value="1" calcext:value-type="float">
            <text:p>1</text:p>
          </table:table-cell>
          <table:table-cell table:formula="of:=MONTH([.C90])" office:value-type="float" office:value="1" calcext:value-type="float">
            <text:p>1</text:p>
          </table:table-cell>
          <table:table-cell table:formula="of:=YEAR([.C90])" office:value-type="float" office:value="2017" calcext:value-type="float">
            <text:p>2017</text:p>
          </table:table-cell>
          <table:table-cell table:formula="of:=[.L90]&amp;[.K90]" office:value-type="string" office:string-value="20171" calcext:value-type="string">
            <text:p>20171</text:p>
          </table:table-cell>
          <table:table-cell table:formula="of:=DATE([.L90];[.K90];-1)" office:value-type="date" office:date-value="2016-12-30" calcext:value-type="date">
            <text:p>12/30/16</text:p>
          </table:table-cell>
          <table:table-cell table:formula="of:=YEAR([.N90])&amp;MONTH([.N90])" office:value-type="string" office:string-value="201612" calcext:value-type="string">
            <text:p>2016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I-Knitwear</text:p>
          </table:table-cell>
          <table:table-cell office:value-type="date" office:date-value="2017-02-06" calcext:value-type="date">
            <text:p>6-Feb-17</text:p>
          </table:table-cell>
          <table:table-cell office:value-type="float" office:value="8851" calcext:value-type="float">
            <text:p>8,851</text:p>
          </table:table-cell>
          <table:table-cell table:formula="of:=IF([.B91]&lt;&gt;[.B90];1;0)" office:value-type="float" office:value="0" calcext:value-type="float">
            <text:p>0</text:p>
          </table:table-cell>
          <table:table-cell table:formula="of:=IF([.E91]=0;[.D90];&quot;&quot;)" office:value-type="float" office:value="4944" calcext:value-type="float">
            <text:p>4,944</text:p>
          </table:table-cell>
          <table:table-cell table:formula="of:=IF([.E91]=0;[.C91]-[.C90];&quot;&quot;)" office:value-type="float" office:value="8" calcext:value-type="float">
            <text:p>8</text:p>
          </table:table-cell>
          <table:table-cell table:formula="of:=WEEKNUM([.C91])" office:value-type="float" office:value="6" calcext:value-type="float">
            <text:p>6</text:p>
          </table:table-cell>
          <table:table-cell table:formula="of:=WEEKDAY([.C91])" office:value-type="float" office:value="2" calcext:value-type="float">
            <text:p>2</text:p>
          </table:table-cell>
          <table:table-cell table:formula="of:=ROUNDUP([.K91]/12*4)" office:value-type="float" office:value="1" calcext:value-type="float">
            <text:p>1</text:p>
          </table:table-cell>
          <table:table-cell table:formula="of:=MONTH([.C91])" office:value-type="float" office:value="2" calcext:value-type="float">
            <text:p>2</text:p>
          </table:table-cell>
          <table:table-cell table:formula="of:=YEAR([.C91])" office:value-type="float" office:value="2017" calcext:value-type="float">
            <text:p>2017</text:p>
          </table:table-cell>
          <table:table-cell table:formula="of:=[.L91]&amp;[.K91]" office:value-type="string" office:string-value="20172" calcext:value-type="string">
            <text:p>20172</text:p>
          </table:table-cell>
          <table:table-cell table:formula="of:=DATE([.L91];[.K91];-1)" office:value-type="date" office:date-value="2017-01-30" calcext:value-type="date">
            <text:p>01/30/17</text:p>
          </table:table-cell>
          <table:table-cell table:formula="of:=YEAR([.N91])&amp;MONTH([.N91])" office:value-type="string" office:string-value="20171" calcext:value-type="string">
            <text:p>201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I-Knitwear</text:p>
          </table:table-cell>
          <table:table-cell office:value-type="date" office:date-value="2017-03-03" calcext:value-type="date">
            <text:p>3-Mar-17</text:p>
          </table:table-cell>
          <table:table-cell office:value-type="float" office:value="41609" calcext:value-type="float">
            <text:p>41,609</text:p>
          </table:table-cell>
          <table:table-cell table:formula="of:=IF([.B92]&lt;&gt;[.B91];1;0)" office:value-type="float" office:value="0" calcext:value-type="float">
            <text:p>0</text:p>
          </table:table-cell>
          <table:table-cell table:formula="of:=IF([.E92]=0;[.D91];&quot;&quot;)" office:value-type="float" office:value="8851" calcext:value-type="float">
            <text:p>8,851</text:p>
          </table:table-cell>
          <table:table-cell table:formula="of:=IF([.E92]=0;[.C92]-[.C91];&quot;&quot;)" office:value-type="float" office:value="25" calcext:value-type="float">
            <text:p>25</text:p>
          </table:table-cell>
          <table:table-cell table:formula="of:=WEEKNUM([.C92])" office:value-type="float" office:value="9" calcext:value-type="float">
            <text:p>9</text:p>
          </table:table-cell>
          <table:table-cell table:formula="of:=WEEKDAY([.C92])" office:value-type="float" office:value="6" calcext:value-type="float">
            <text:p>6</text:p>
          </table:table-cell>
          <table:table-cell table:formula="of:=ROUNDUP([.K92]/12*4)" office:value-type="float" office:value="1" calcext:value-type="float">
            <text:p>1</text:p>
          </table:table-cell>
          <table:table-cell table:formula="of:=MONTH([.C92])" office:value-type="float" office:value="3" calcext:value-type="float">
            <text:p>3</text:p>
          </table:table-cell>
          <table:table-cell table:formula="of:=YEAR([.C92])" office:value-type="float" office:value="2017" calcext:value-type="float">
            <text:p>2017</text:p>
          </table:table-cell>
          <table:table-cell table:formula="of:=[.L92]&amp;[.K92]" office:value-type="string" office:string-value="20173" calcext:value-type="string">
            <text:p>20173</text:p>
          </table:table-cell>
          <table:table-cell table:formula="of:=DATE([.L92];[.K92];-1)" office:value-type="date" office:date-value="2017-02-27" calcext:value-type="date">
            <text:p>02/27/17</text:p>
          </table:table-cell>
          <table:table-cell table:formula="of:=YEAR([.N92])&amp;MONTH([.N92])" office:value-type="string" office:string-value="20172" calcext:value-type="string">
            <text:p>201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I-Knitwear</text:p>
          </table:table-cell>
          <table:table-cell office:value-type="date" office:date-value="2017-03-14" calcext:value-type="date">
            <text:p>14-Mar-17</text:p>
          </table:table-cell>
          <table:table-cell office:value-type="float" office:value="4000" calcext:value-type="float">
            <text:p>4,000</text:p>
          </table:table-cell>
          <table:table-cell table:formula="of:=IF([.B93]&lt;&gt;[.B92];1;0)" office:value-type="float" office:value="0" calcext:value-type="float">
            <text:p>0</text:p>
          </table:table-cell>
          <table:table-cell table:formula="of:=IF([.E93]=0;[.D92];&quot;&quot;)" office:value-type="float" office:value="41609" calcext:value-type="float">
            <text:p>41,609</text:p>
          </table:table-cell>
          <table:table-cell table:formula="of:=IF([.E93]=0;[.C93]-[.C92];&quot;&quot;)" office:value-type="float" office:value="11" calcext:value-type="float">
            <text:p>11</text:p>
          </table:table-cell>
          <table:table-cell table:formula="of:=WEEKNUM([.C93])" office:value-type="float" office:value="11" calcext:value-type="float">
            <text:p>11</text:p>
          </table:table-cell>
          <table:table-cell table:formula="of:=WEEKDAY([.C93])" office:value-type="float" office:value="3" calcext:value-type="float">
            <text:p>3</text:p>
          </table:table-cell>
          <table:table-cell table:formula="of:=ROUNDUP([.K93]/12*4)" office:value-type="float" office:value="1" calcext:value-type="float">
            <text:p>1</text:p>
          </table:table-cell>
          <table:table-cell table:formula="of:=MONTH([.C93])" office:value-type="float" office:value="3" calcext:value-type="float">
            <text:p>3</text:p>
          </table:table-cell>
          <table:table-cell table:formula="of:=YEAR([.C93])" office:value-type="float" office:value="2017" calcext:value-type="float">
            <text:p>2017</text:p>
          </table:table-cell>
          <table:table-cell table:formula="of:=[.L93]&amp;[.K93]" office:value-type="string" office:string-value="20173" calcext:value-type="string">
            <text:p>20173</text:p>
          </table:table-cell>
          <table:table-cell table:formula="of:=DATE([.L93];[.K93];-1)" office:value-type="date" office:date-value="2017-02-27" calcext:value-type="date">
            <text:p>02/27/17</text:p>
          </table:table-cell>
          <table:table-cell table:formula="of:=YEAR([.N93])&amp;MONTH([.N93])" office:value-type="string" office:string-value="20172" calcext:value-type="string">
            <text:p>201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K-Shirts</text:p>
          </table:table-cell>
          <table:table-cell office:value-type="date" office:date-value="2016-05-14" calcext:value-type="date">
            <text:p>14-May-16</text:p>
          </table:table-cell>
          <table:table-cell office:value-type="float" office:value="6380" calcext:value-type="float">
            <text:p>6,380</text:p>
          </table:table-cell>
          <table:table-cell table:formula="of:=IF([.B94]&lt;&gt;[.B93];1;0)" office:value-type="float" office:value="1" calcext:value-type="float">
            <text:p>1</text:p>
          </table:table-cell>
          <table:table-cell table:style-name="Default" table:formula="of:=IF([.E94]=0;[.D93];&quot;&quot;)">
            <text:p/>
          </table:table-cell>
          <table:table-cell table:formula="of:=IF([.E94]=0;[.C94]-[.C93];&quot;&quot;)">
            <text:p/>
          </table:table-cell>
          <table:table-cell table:formula="of:=WEEKNUM([.C94])" office:value-type="float" office:value="20" calcext:value-type="float">
            <text:p>20</text:p>
          </table:table-cell>
          <table:table-cell table:formula="of:=WEEKDAY([.C94])" office:value-type="float" office:value="7" calcext:value-type="float">
            <text:p>7</text:p>
          </table:table-cell>
          <table:table-cell table:formula="of:=ROUNDUP([.K94]/12*4)" office:value-type="float" office:value="2" calcext:value-type="float">
            <text:p>2</text:p>
          </table:table-cell>
          <table:table-cell table:formula="of:=MONTH([.C94])" office:value-type="float" office:value="5" calcext:value-type="float">
            <text:p>5</text:p>
          </table:table-cell>
          <table:table-cell table:formula="of:=YEAR([.C94])" office:value-type="float" office:value="2016" calcext:value-type="float">
            <text:p>2016</text:p>
          </table:table-cell>
          <table:table-cell table:formula="of:=[.L94]&amp;[.K94]" office:value-type="string" office:string-value="20165" calcext:value-type="string">
            <text:p>20165</text:p>
          </table:table-cell>
          <table:table-cell table:formula="of:=DATE([.L94];[.K94];-1)" office:value-type="date" office:date-value="2016-04-29" calcext:value-type="date">
            <text:p>04/29/16</text:p>
          </table:table-cell>
          <table:table-cell table:formula="of:=YEAR([.N94])&amp;MONTH([.N94])" office:value-type="string" office:string-value="20164" calcext:value-type="string">
            <text:p>201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K-Shirts</text:p>
          </table:table-cell>
          <table:table-cell office:value-type="date" office:date-value="2016-05-25" calcext:value-type="date">
            <text:p>25-May-16</text:p>
          </table:table-cell>
          <table:table-cell office:value-type="float" office:value="4440" calcext:value-type="float">
            <text:p>4,440</text:p>
          </table:table-cell>
          <table:table-cell table:formula="of:=IF([.B95]&lt;&gt;[.B94];1;0)" office:value-type="float" office:value="0" calcext:value-type="float">
            <text:p>0</text:p>
          </table:table-cell>
          <table:table-cell table:formula="of:=IF([.E95]=0;[.D94];&quot;&quot;)" office:value-type="float" office:value="6380" calcext:value-type="float">
            <text:p>6,380</text:p>
          </table:table-cell>
          <table:table-cell table:formula="of:=IF([.E95]=0;[.C95]-[.C94];&quot;&quot;)" office:value-type="float" office:value="11" calcext:value-type="float">
            <text:p>11</text:p>
          </table:table-cell>
          <table:table-cell table:formula="of:=WEEKNUM([.C95])" office:value-type="float" office:value="22" calcext:value-type="float">
            <text:p>22</text:p>
          </table:table-cell>
          <table:table-cell table:formula="of:=WEEKDAY([.C95])" office:value-type="float" office:value="4" calcext:value-type="float">
            <text:p>4</text:p>
          </table:table-cell>
          <table:table-cell table:formula="of:=ROUNDUP([.K95]/12*4)" office:value-type="float" office:value="2" calcext:value-type="float">
            <text:p>2</text:p>
          </table:table-cell>
          <table:table-cell table:formula="of:=MONTH([.C95])" office:value-type="float" office:value="5" calcext:value-type="float">
            <text:p>5</text:p>
          </table:table-cell>
          <table:table-cell table:formula="of:=YEAR([.C95])" office:value-type="float" office:value="2016" calcext:value-type="float">
            <text:p>2016</text:p>
          </table:table-cell>
          <table:table-cell table:formula="of:=[.L95]&amp;[.K95]" office:value-type="string" office:string-value="20165" calcext:value-type="string">
            <text:p>20165</text:p>
          </table:table-cell>
          <table:table-cell table:formula="of:=DATE([.L95];[.K95];-1)" office:value-type="date" office:date-value="2016-04-29" calcext:value-type="date">
            <text:p>04/29/16</text:p>
          </table:table-cell>
          <table:table-cell table:formula="of:=YEAR([.N95])&amp;MONTH([.N95])" office:value-type="string" office:string-value="20164" calcext:value-type="string">
            <text:p>201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K-Shirts</text:p>
          </table:table-cell>
          <table:table-cell office:value-type="date" office:date-value="2016-05-30" calcext:value-type="date">
            <text:p>30-May-16</text:p>
          </table:table-cell>
          <table:table-cell office:value-type="float" office:value="7070" calcext:value-type="float">
            <text:p>7,070</text:p>
          </table:table-cell>
          <table:table-cell table:formula="of:=IF([.B96]&lt;&gt;[.B95];1;0)" office:value-type="float" office:value="0" calcext:value-type="float">
            <text:p>0</text:p>
          </table:table-cell>
          <table:table-cell table:formula="of:=IF([.E96]=0;[.D95];&quot;&quot;)" office:value-type="float" office:value="4440" calcext:value-type="float">
            <text:p>4,440</text:p>
          </table:table-cell>
          <table:table-cell table:formula="of:=IF([.E96]=0;[.C96]-[.C95];&quot;&quot;)" office:value-type="float" office:value="5" calcext:value-type="float">
            <text:p>5</text:p>
          </table:table-cell>
          <table:table-cell table:formula="of:=WEEKNUM([.C96])" office:value-type="float" office:value="23" calcext:value-type="float">
            <text:p>23</text:p>
          </table:table-cell>
          <table:table-cell table:formula="of:=WEEKDAY([.C96])" office:value-type="float" office:value="2" calcext:value-type="float">
            <text:p>2</text:p>
          </table:table-cell>
          <table:table-cell table:formula="of:=ROUNDUP([.K96]/12*4)" office:value-type="float" office:value="2" calcext:value-type="float">
            <text:p>2</text:p>
          </table:table-cell>
          <table:table-cell table:formula="of:=MONTH([.C96])" office:value-type="float" office:value="5" calcext:value-type="float">
            <text:p>5</text:p>
          </table:table-cell>
          <table:table-cell table:formula="of:=YEAR([.C96])" office:value-type="float" office:value="2016" calcext:value-type="float">
            <text:p>2016</text:p>
          </table:table-cell>
          <table:table-cell table:formula="of:=[.L96]&amp;[.K96]" office:value-type="string" office:string-value="20165" calcext:value-type="string">
            <text:p>20165</text:p>
          </table:table-cell>
          <table:table-cell table:formula="of:=DATE([.L96];[.K96];-1)" office:value-type="date" office:date-value="2016-04-29" calcext:value-type="date">
            <text:p>04/29/16</text:p>
          </table:table-cell>
          <table:table-cell table:formula="of:=YEAR([.N96])&amp;MONTH([.N96])" office:value-type="string" office:string-value="20164" calcext:value-type="string">
            <text:p>201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K-Shirts</text:p>
          </table:table-cell>
          <table:table-cell office:value-type="date" office:date-value="2016-06-09" calcext:value-type="date">
            <text:p>9-Jun-16</text:p>
          </table:table-cell>
          <table:table-cell office:value-type="float" office:value="2970" calcext:value-type="float">
            <text:p>2,970</text:p>
          </table:table-cell>
          <table:table-cell table:formula="of:=IF([.B97]&lt;&gt;[.B96];1;0)" office:value-type="float" office:value="0" calcext:value-type="float">
            <text:p>0</text:p>
          </table:table-cell>
          <table:table-cell table:formula="of:=IF([.E97]=0;[.D96];&quot;&quot;)" office:value-type="float" office:value="7070" calcext:value-type="float">
            <text:p>7,070</text:p>
          </table:table-cell>
          <table:table-cell table:formula="of:=IF([.E97]=0;[.C97]-[.C96];&quot;&quot;)" office:value-type="float" office:value="10" calcext:value-type="float">
            <text:p>10</text:p>
          </table:table-cell>
          <table:table-cell table:formula="of:=WEEKNUM([.C97])" office:value-type="float" office:value="24" calcext:value-type="float">
            <text:p>24</text:p>
          </table:table-cell>
          <table:table-cell table:formula="of:=WEEKDAY([.C97])" office:value-type="float" office:value="5" calcext:value-type="float">
            <text:p>5</text:p>
          </table:table-cell>
          <table:table-cell table:formula="of:=ROUNDUP([.K97]/12*4)" office:value-type="float" office:value="2" calcext:value-type="float">
            <text:p>2</text:p>
          </table:table-cell>
          <table:table-cell table:formula="of:=MONTH([.C97])" office:value-type="float" office:value="6" calcext:value-type="float">
            <text:p>6</text:p>
          </table:table-cell>
          <table:table-cell table:formula="of:=YEAR([.C97])" office:value-type="float" office:value="2016" calcext:value-type="float">
            <text:p>2016</text:p>
          </table:table-cell>
          <table:table-cell table:formula="of:=[.L97]&amp;[.K97]" office:value-type="string" office:string-value="20166" calcext:value-type="string">
            <text:p>20166</text:p>
          </table:table-cell>
          <table:table-cell table:formula="of:=DATE([.L97];[.K97];-1)" office:value-type="date" office:date-value="2016-05-30" calcext:value-type="date">
            <text:p>05/30/16</text:p>
          </table:table-cell>
          <table:table-cell table:formula="of:=YEAR([.N97])&amp;MONTH([.N97])" office:value-type="string" office:string-value="20165" calcext:value-type="string">
            <text:p>201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K-Shirts</text:p>
          </table:table-cell>
          <table:table-cell office:value-type="date" office:date-value="2016-06-23" calcext:value-type="date">
            <text:p>23-Jun-16</text:p>
          </table:table-cell>
          <table:table-cell office:value-type="float" office:value="8400" calcext:value-type="float">
            <text:p>8,400</text:p>
          </table:table-cell>
          <table:table-cell table:formula="of:=IF([.B98]&lt;&gt;[.B97];1;0)" office:value-type="float" office:value="0" calcext:value-type="float">
            <text:p>0</text:p>
          </table:table-cell>
          <table:table-cell table:formula="of:=IF([.E98]=0;[.D97];&quot;&quot;)" office:value-type="float" office:value="2970" calcext:value-type="float">
            <text:p>2,970</text:p>
          </table:table-cell>
          <table:table-cell table:formula="of:=IF([.E98]=0;[.C98]-[.C97];&quot;&quot;)" office:value-type="float" office:value="14" calcext:value-type="float">
            <text:p>14</text:p>
          </table:table-cell>
          <table:table-cell table:formula="of:=WEEKNUM([.C98])" office:value-type="float" office:value="26" calcext:value-type="float">
            <text:p>26</text:p>
          </table:table-cell>
          <table:table-cell table:formula="of:=WEEKDAY([.C98])" office:value-type="float" office:value="5" calcext:value-type="float">
            <text:p>5</text:p>
          </table:table-cell>
          <table:table-cell table:formula="of:=ROUNDUP([.K98]/12*4)" office:value-type="float" office:value="2" calcext:value-type="float">
            <text:p>2</text:p>
          </table:table-cell>
          <table:table-cell table:formula="of:=MONTH([.C98])" office:value-type="float" office:value="6" calcext:value-type="float">
            <text:p>6</text:p>
          </table:table-cell>
          <table:table-cell table:formula="of:=YEAR([.C98])" office:value-type="float" office:value="2016" calcext:value-type="float">
            <text:p>2016</text:p>
          </table:table-cell>
          <table:table-cell table:formula="of:=[.L98]&amp;[.K98]" office:value-type="string" office:string-value="20166" calcext:value-type="string">
            <text:p>20166</text:p>
          </table:table-cell>
          <table:table-cell table:formula="of:=DATE([.L98];[.K98];-1)" office:value-type="date" office:date-value="2016-05-30" calcext:value-type="date">
            <text:p>05/30/16</text:p>
          </table:table-cell>
          <table:table-cell table:formula="of:=YEAR([.N98])&amp;MONTH([.N98])" office:value-type="string" office:string-value="20165" calcext:value-type="string">
            <text:p>201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K-Shirts</text:p>
          </table:table-cell>
          <table:table-cell office:value-type="date" office:date-value="2016-07-05" calcext:value-type="date">
            <text:p>5-Jul-16</text:p>
          </table:table-cell>
          <table:table-cell office:value-type="float" office:value="13800" calcext:value-type="float">
            <text:p>13,800</text:p>
          </table:table-cell>
          <table:table-cell table:formula="of:=IF([.B99]&lt;&gt;[.B98];1;0)" office:value-type="float" office:value="0" calcext:value-type="float">
            <text:p>0</text:p>
          </table:table-cell>
          <table:table-cell table:formula="of:=IF([.E99]=0;[.D98];&quot;&quot;)" office:value-type="float" office:value="8400" calcext:value-type="float">
            <text:p>8,400</text:p>
          </table:table-cell>
          <table:table-cell table:formula="of:=IF([.E99]=0;[.C99]-[.C98];&quot;&quot;)" office:value-type="float" office:value="12" calcext:value-type="float">
            <text:p>12</text:p>
          </table:table-cell>
          <table:table-cell table:formula="of:=WEEKNUM([.C99])" office:value-type="float" office:value="28" calcext:value-type="float">
            <text:p>28</text:p>
          </table:table-cell>
          <table:table-cell table:formula="of:=WEEKDAY([.C99])" office:value-type="float" office:value="3" calcext:value-type="float">
            <text:p>3</text:p>
          </table:table-cell>
          <table:table-cell table:formula="of:=ROUNDUP([.K99]/12*4)" office:value-type="float" office:value="3" calcext:value-type="float">
            <text:p>3</text:p>
          </table:table-cell>
          <table:table-cell table:formula="of:=MONTH([.C99])" office:value-type="float" office:value="7" calcext:value-type="float">
            <text:p>7</text:p>
          </table:table-cell>
          <table:table-cell table:formula="of:=YEAR([.C99])" office:value-type="float" office:value="2016" calcext:value-type="float">
            <text:p>2016</text:p>
          </table:table-cell>
          <table:table-cell table:formula="of:=[.L99]&amp;[.K99]" office:value-type="string" office:string-value="20167" calcext:value-type="string">
            <text:p>20167</text:p>
          </table:table-cell>
          <table:table-cell table:formula="of:=DATE([.L99];[.K99];-1)" office:value-type="date" office:date-value="2016-06-29" calcext:value-type="date">
            <text:p>06/29/16</text:p>
          </table:table-cell>
          <table:table-cell table:formula="of:=YEAR([.N99])&amp;MONTH([.N99])" office:value-type="string" office:string-value="20166" calcext:value-type="string">
            <text:p>201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K-Shirts</text:p>
          </table:table-cell>
          <table:table-cell office:value-type="date" office:date-value="2016-09-09" calcext:value-type="date">
            <text:p>9-Sep-16</text:p>
          </table:table-cell>
          <table:table-cell office:value-type="float" office:value="17035" calcext:value-type="float">
            <text:p>17,035</text:p>
          </table:table-cell>
          <table:table-cell table:formula="of:=IF([.B100]&lt;&gt;[.B99];1;0)" office:value-type="float" office:value="0" calcext:value-type="float">
            <text:p>0</text:p>
          </table:table-cell>
          <table:table-cell table:formula="of:=IF([.E100]=0;[.D99];&quot;&quot;)" office:value-type="float" office:value="13800" calcext:value-type="float">
            <text:p>13,800</text:p>
          </table:table-cell>
          <table:table-cell table:formula="of:=IF([.E100]=0;[.C100]-[.C99];&quot;&quot;)" office:value-type="float" office:value="66" calcext:value-type="float">
            <text:p>66</text:p>
          </table:table-cell>
          <table:table-cell table:formula="of:=WEEKNUM([.C100])" office:value-type="float" office:value="37" calcext:value-type="float">
            <text:p>37</text:p>
          </table:table-cell>
          <table:table-cell table:formula="of:=WEEKDAY([.C100])" office:value-type="float" office:value="6" calcext:value-type="float">
            <text:p>6</text:p>
          </table:table-cell>
          <table:table-cell table:formula="of:=ROUNDUP([.K100]/12*4)" office:value-type="float" office:value="3" calcext:value-type="float">
            <text:p>3</text:p>
          </table:table-cell>
          <table:table-cell table:formula="of:=MONTH([.C100])" office:value-type="float" office:value="9" calcext:value-type="float">
            <text:p>9</text:p>
          </table:table-cell>
          <table:table-cell table:formula="of:=YEAR([.C100])" office:value-type="float" office:value="2016" calcext:value-type="float">
            <text:p>2016</text:p>
          </table:table-cell>
          <table:table-cell table:formula="of:=[.L100]&amp;[.K100]" office:value-type="string" office:string-value="20169" calcext:value-type="string">
            <text:p>20169</text:p>
          </table:table-cell>
          <table:table-cell table:formula="of:=DATE([.L100];[.K100];-1)" office:value-type="date" office:date-value="2016-08-30" calcext:value-type="date">
            <text:p>08/30/16</text:p>
          </table:table-cell>
          <table:table-cell table:formula="of:=YEAR([.N100])&amp;MONTH([.N100])" office:value-type="string" office:string-value="20168" calcext:value-type="string">
            <text:p>201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K-Shirts</text:p>
          </table:table-cell>
          <table:table-cell office:value-type="date" office:date-value="2016-10-06" calcext:value-type="date">
            <text:p>6-Oct-16</text:p>
          </table:table-cell>
          <table:table-cell office:value-type="float" office:value="6047" calcext:value-type="float">
            <text:p>6,047</text:p>
          </table:table-cell>
          <table:table-cell table:formula="of:=IF([.B101]&lt;&gt;[.B100];1;0)" office:value-type="float" office:value="0" calcext:value-type="float">
            <text:p>0</text:p>
          </table:table-cell>
          <table:table-cell table:formula="of:=IF([.E101]=0;[.D100];&quot;&quot;)" office:value-type="float" office:value="17035" calcext:value-type="float">
            <text:p>17,035</text:p>
          </table:table-cell>
          <table:table-cell table:formula="of:=IF([.E101]=0;[.C101]-[.C100];&quot;&quot;)" office:value-type="float" office:value="27" calcext:value-type="float">
            <text:p>27</text:p>
          </table:table-cell>
          <table:table-cell table:formula="of:=WEEKNUM([.C101])" office:value-type="float" office:value="41" calcext:value-type="float">
            <text:p>41</text:p>
          </table:table-cell>
          <table:table-cell table:formula="of:=WEEKDAY([.C101])" office:value-type="float" office:value="5" calcext:value-type="float">
            <text:p>5</text:p>
          </table:table-cell>
          <table:table-cell table:formula="of:=ROUNDUP([.K101]/12*4)" office:value-type="float" office:value="4" calcext:value-type="float">
            <text:p>4</text:p>
          </table:table-cell>
          <table:table-cell table:formula="of:=MONTH([.C101])" office:value-type="float" office:value="10" calcext:value-type="float">
            <text:p>10</text:p>
          </table:table-cell>
          <table:table-cell table:formula="of:=YEAR([.C101])" office:value-type="float" office:value="2016" calcext:value-type="float">
            <text:p>2016</text:p>
          </table:table-cell>
          <table:table-cell table:formula="of:=[.L101]&amp;[.K101]" office:value-type="string" office:string-value="201610" calcext:value-type="string">
            <text:p>201610</text:p>
          </table:table-cell>
          <table:table-cell table:formula="of:=DATE([.L101];[.K101];-1)" office:value-type="date" office:date-value="2016-09-29" calcext:value-type="date">
            <text:p>09/29/16</text:p>
          </table:table-cell>
          <table:table-cell table:formula="of:=YEAR([.N101])&amp;MONTH([.N101])" office:value-type="string" office:string-value="20169" calcext:value-type="string">
            <text:p>201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K-Shirts</text:p>
          </table:table-cell>
          <table:table-cell office:value-type="date" office:date-value="2016-12-24" calcext:value-type="date">
            <text:p>24-Dec-16</text:p>
          </table:table-cell>
          <table:table-cell office:value-type="float" office:value="3580" calcext:value-type="float">
            <text:p>3,580</text:p>
          </table:table-cell>
          <table:table-cell table:formula="of:=IF([.B102]&lt;&gt;[.B101];1;0)" office:value-type="float" office:value="0" calcext:value-type="float">
            <text:p>0</text:p>
          </table:table-cell>
          <table:table-cell table:formula="of:=IF([.E102]=0;[.D101];&quot;&quot;)" office:value-type="float" office:value="6047" calcext:value-type="float">
            <text:p>6,047</text:p>
          </table:table-cell>
          <table:table-cell table:formula="of:=IF([.E102]=0;[.C102]-[.C101];&quot;&quot;)" office:value-type="float" office:value="79" calcext:value-type="float">
            <text:p>79</text:p>
          </table:table-cell>
          <table:table-cell table:formula="of:=WEEKNUM([.C102])" office:value-type="float" office:value="52" calcext:value-type="float">
            <text:p>52</text:p>
          </table:table-cell>
          <table:table-cell table:formula="of:=WEEKDAY([.C102])" office:value-type="float" office:value="7" calcext:value-type="float">
            <text:p>7</text:p>
          </table:table-cell>
          <table:table-cell table:formula="of:=ROUNDUP([.K102]/12*4)" office:value-type="float" office:value="4" calcext:value-type="float">
            <text:p>4</text:p>
          </table:table-cell>
          <table:table-cell table:formula="of:=MONTH([.C102])" office:value-type="float" office:value="12" calcext:value-type="float">
            <text:p>12</text:p>
          </table:table-cell>
          <table:table-cell table:formula="of:=YEAR([.C102])" office:value-type="float" office:value="2016" calcext:value-type="float">
            <text:p>2016</text:p>
          </table:table-cell>
          <table:table-cell table:formula="of:=[.L102]&amp;[.K102]" office:value-type="string" office:string-value="201612" calcext:value-type="string">
            <text:p>201612</text:p>
          </table:table-cell>
          <table:table-cell table:formula="of:=DATE([.L102];[.K102];-1)" office:value-type="date" office:date-value="2016-11-29" calcext:value-type="date">
            <text:p>11/29/16</text:p>
          </table:table-cell>
          <table:table-cell table:formula="of:=YEAR([.N102])&amp;MONTH([.N102])" office:value-type="string" office:string-value="201611" calcext:value-type="string">
            <text:p>2016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K-Shirts</text:p>
          </table:table-cell>
          <table:table-cell office:value-type="date" office:date-value="2016-12-26" calcext:value-type="date">
            <text:p>26-Dec-16</text:p>
          </table:table-cell>
          <table:table-cell office:value-type="float" office:value="25620" calcext:value-type="float">
            <text:p>25,620</text:p>
          </table:table-cell>
          <table:table-cell table:formula="of:=IF([.B103]&lt;&gt;[.B102];1;0)" office:value-type="float" office:value="0" calcext:value-type="float">
            <text:p>0</text:p>
          </table:table-cell>
          <table:table-cell table:formula="of:=IF([.E103]=0;[.D102];&quot;&quot;)" office:value-type="float" office:value="3580" calcext:value-type="float">
            <text:p>3,580</text:p>
          </table:table-cell>
          <table:table-cell table:formula="of:=IF([.E103]=0;[.C103]-[.C102];&quot;&quot;)" office:value-type="float" office:value="2" calcext:value-type="float">
            <text:p>2</text:p>
          </table:table-cell>
          <table:table-cell table:formula="of:=WEEKNUM([.C103])" office:value-type="float" office:value="53" calcext:value-type="float">
            <text:p>53</text:p>
          </table:table-cell>
          <table:table-cell table:formula="of:=WEEKDAY([.C103])" office:value-type="float" office:value="2" calcext:value-type="float">
            <text:p>2</text:p>
          </table:table-cell>
          <table:table-cell table:formula="of:=ROUNDUP([.K103]/12*4)" office:value-type="float" office:value="4" calcext:value-type="float">
            <text:p>4</text:p>
          </table:table-cell>
          <table:table-cell table:formula="of:=MONTH([.C103])" office:value-type="float" office:value="12" calcext:value-type="float">
            <text:p>12</text:p>
          </table:table-cell>
          <table:table-cell table:formula="of:=YEAR([.C103])" office:value-type="float" office:value="2016" calcext:value-type="float">
            <text:p>2016</text:p>
          </table:table-cell>
          <table:table-cell table:formula="of:=[.L103]&amp;[.K103]" office:value-type="string" office:string-value="201612" calcext:value-type="string">
            <text:p>201612</text:p>
          </table:table-cell>
          <table:table-cell table:formula="of:=DATE([.L103];[.K103];-1)" office:value-type="date" office:date-value="2016-11-29" calcext:value-type="date">
            <text:p>11/29/16</text:p>
          </table:table-cell>
          <table:table-cell table:formula="of:=YEAR([.N103])&amp;MONTH([.N103])" office:value-type="string" office:string-value="201611" calcext:value-type="string">
            <text:p>2016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K-Shirts</text:p>
          </table:table-cell>
          <table:table-cell office:value-type="date" office:date-value="2016-12-29" calcext:value-type="date">
            <text:p>29-Dec-16</text:p>
          </table:table-cell>
          <table:table-cell office:value-type="float" office:value="3000" calcext:value-type="float">
            <text:p>3,000</text:p>
          </table:table-cell>
          <table:table-cell table:formula="of:=IF([.B104]&lt;&gt;[.B103];1;0)" office:value-type="float" office:value="0" calcext:value-type="float">
            <text:p>0</text:p>
          </table:table-cell>
          <table:table-cell table:formula="of:=IF([.E104]=0;[.D103];&quot;&quot;)" office:value-type="float" office:value="25620" calcext:value-type="float">
            <text:p>25,620</text:p>
          </table:table-cell>
          <table:table-cell table:formula="of:=IF([.E104]=0;[.C104]-[.C103];&quot;&quot;)" office:value-type="float" office:value="3" calcext:value-type="float">
            <text:p>3</text:p>
          </table:table-cell>
          <table:table-cell table:formula="of:=WEEKNUM([.C104])" office:value-type="float" office:value="53" calcext:value-type="float">
            <text:p>53</text:p>
          </table:table-cell>
          <table:table-cell table:formula="of:=WEEKDAY([.C104])" office:value-type="float" office:value="5" calcext:value-type="float">
            <text:p>5</text:p>
          </table:table-cell>
          <table:table-cell table:formula="of:=ROUNDUP([.K104]/12*4)" office:value-type="float" office:value="4" calcext:value-type="float">
            <text:p>4</text:p>
          </table:table-cell>
          <table:table-cell table:formula="of:=MONTH([.C104])" office:value-type="float" office:value="12" calcext:value-type="float">
            <text:p>12</text:p>
          </table:table-cell>
          <table:table-cell table:formula="of:=YEAR([.C104])" office:value-type="float" office:value="2016" calcext:value-type="float">
            <text:p>2016</text:p>
          </table:table-cell>
          <table:table-cell table:formula="of:=[.L104]&amp;[.K104]" office:value-type="string" office:string-value="201612" calcext:value-type="string">
            <text:p>201612</text:p>
          </table:table-cell>
          <table:table-cell table:formula="of:=DATE([.L104];[.K104];-1)" office:value-type="date" office:date-value="2016-11-29" calcext:value-type="date">
            <text:p>11/29/16</text:p>
          </table:table-cell>
          <table:table-cell table:formula="of:=YEAR([.N104])&amp;MONTH([.N104])" office:value-type="string" office:string-value="201611" calcext:value-type="string">
            <text:p>2016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K-Shirts</text:p>
          </table:table-cell>
          <table:table-cell office:value-type="date" office:date-value="2017-01-05" calcext:value-type="date">
            <text:p>5-Jan-17</text:p>
          </table:table-cell>
          <table:table-cell office:value-type="float" office:value="29940" calcext:value-type="float">
            <text:p>29,940</text:p>
          </table:table-cell>
          <table:table-cell table:formula="of:=IF([.B105]&lt;&gt;[.B104];1;0)" office:value-type="float" office:value="0" calcext:value-type="float">
            <text:p>0</text:p>
          </table:table-cell>
          <table:table-cell table:formula="of:=IF([.E105]=0;[.D104];&quot;&quot;)" office:value-type="float" office:value="3000" calcext:value-type="float">
            <text:p>3,000</text:p>
          </table:table-cell>
          <table:table-cell table:formula="of:=IF([.E105]=0;[.C105]-[.C104];&quot;&quot;)" office:value-type="float" office:value="7" calcext:value-type="float">
            <text:p>7</text:p>
          </table:table-cell>
          <table:table-cell table:formula="of:=WEEKNUM([.C105])" office:value-type="float" office:value="1" calcext:value-type="float">
            <text:p>1</text:p>
          </table:table-cell>
          <table:table-cell table:formula="of:=WEEKDAY([.C105])" office:value-type="float" office:value="5" calcext:value-type="float">
            <text:p>5</text:p>
          </table:table-cell>
          <table:table-cell table:formula="of:=ROUNDUP([.K105]/12*4)" office:value-type="float" office:value="1" calcext:value-type="float">
            <text:p>1</text:p>
          </table:table-cell>
          <table:table-cell table:formula="of:=MONTH([.C105])" office:value-type="float" office:value="1" calcext:value-type="float">
            <text:p>1</text:p>
          </table:table-cell>
          <table:table-cell table:formula="of:=YEAR([.C105])" office:value-type="float" office:value="2017" calcext:value-type="float">
            <text:p>2017</text:p>
          </table:table-cell>
          <table:table-cell table:formula="of:=[.L105]&amp;[.K105]" office:value-type="string" office:string-value="20171" calcext:value-type="string">
            <text:p>20171</text:p>
          </table:table-cell>
          <table:table-cell table:formula="of:=DATE([.L105];[.K105];-1)" office:value-type="date" office:date-value="2016-12-30" calcext:value-type="date">
            <text:p>12/30/16</text:p>
          </table:table-cell>
          <table:table-cell table:formula="of:=YEAR([.N105])&amp;MONTH([.N105])" office:value-type="string" office:string-value="201612" calcext:value-type="string">
            <text:p>2016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K-Shirts</text:p>
          </table:table-cell>
          <table:table-cell office:value-type="date" office:date-value="2017-01-09" calcext:value-type="date">
            <text:p>9-Jan-17</text:p>
          </table:table-cell>
          <table:table-cell office:value-type="float" office:value="12820" calcext:value-type="float">
            <text:p>12,820</text:p>
          </table:table-cell>
          <table:table-cell table:formula="of:=IF([.B106]&lt;&gt;[.B105];1;0)" office:value-type="float" office:value="0" calcext:value-type="float">
            <text:p>0</text:p>
          </table:table-cell>
          <table:table-cell table:formula="of:=IF([.E106]=0;[.D105];&quot;&quot;)" office:value-type="float" office:value="29940" calcext:value-type="float">
            <text:p>29,940</text:p>
          </table:table-cell>
          <table:table-cell table:formula="of:=IF([.E106]=0;[.C106]-[.C105];&quot;&quot;)" office:value-type="float" office:value="4" calcext:value-type="float">
            <text:p>4</text:p>
          </table:table-cell>
          <table:table-cell table:formula="of:=WEEKNUM([.C106])" office:value-type="float" office:value="2" calcext:value-type="float">
            <text:p>2</text:p>
          </table:table-cell>
          <table:table-cell table:formula="of:=WEEKDAY([.C106])" office:value-type="float" office:value="2" calcext:value-type="float">
            <text:p>2</text:p>
          </table:table-cell>
          <table:table-cell table:formula="of:=ROUNDUP([.K106]/12*4)" office:value-type="float" office:value="1" calcext:value-type="float">
            <text:p>1</text:p>
          </table:table-cell>
          <table:table-cell table:formula="of:=MONTH([.C106])" office:value-type="float" office:value="1" calcext:value-type="float">
            <text:p>1</text:p>
          </table:table-cell>
          <table:table-cell table:formula="of:=YEAR([.C106])" office:value-type="float" office:value="2017" calcext:value-type="float">
            <text:p>2017</text:p>
          </table:table-cell>
          <table:table-cell table:formula="of:=[.L106]&amp;[.K106]" office:value-type="string" office:string-value="20171" calcext:value-type="string">
            <text:p>20171</text:p>
          </table:table-cell>
          <table:table-cell table:formula="of:=DATE([.L106];[.K106];-1)" office:value-type="date" office:date-value="2016-12-30" calcext:value-type="date">
            <text:p>12/30/16</text:p>
          </table:table-cell>
          <table:table-cell table:formula="of:=YEAR([.N106])&amp;MONTH([.N106])" office:value-type="string" office:string-value="201612" calcext:value-type="string">
            <text:p>2016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K-Shirts</text:p>
          </table:table-cell>
          <table:table-cell office:value-type="date" office:date-value="2017-01-17" calcext:value-type="date">
            <text:p>17-Jan-17</text:p>
          </table:table-cell>
          <table:table-cell office:value-type="float" office:value="12600" calcext:value-type="float">
            <text:p>12,600</text:p>
          </table:table-cell>
          <table:table-cell table:formula="of:=IF([.B107]&lt;&gt;[.B106];1;0)" office:value-type="float" office:value="0" calcext:value-type="float">
            <text:p>0</text:p>
          </table:table-cell>
          <table:table-cell table:formula="of:=IF([.E107]=0;[.D106];&quot;&quot;)" office:value-type="float" office:value="12820" calcext:value-type="float">
            <text:p>12,820</text:p>
          </table:table-cell>
          <table:table-cell table:formula="of:=IF([.E107]=0;[.C107]-[.C106];&quot;&quot;)" office:value-type="float" office:value="8" calcext:value-type="float">
            <text:p>8</text:p>
          </table:table-cell>
          <table:table-cell table:formula="of:=WEEKNUM([.C107])" office:value-type="float" office:value="3" calcext:value-type="float">
            <text:p>3</text:p>
          </table:table-cell>
          <table:table-cell table:formula="of:=WEEKDAY([.C107])" office:value-type="float" office:value="3" calcext:value-type="float">
            <text:p>3</text:p>
          </table:table-cell>
          <table:table-cell table:formula="of:=ROUNDUP([.K107]/12*4)" office:value-type="float" office:value="1" calcext:value-type="float">
            <text:p>1</text:p>
          </table:table-cell>
          <table:table-cell table:formula="of:=MONTH([.C107])" office:value-type="float" office:value="1" calcext:value-type="float">
            <text:p>1</text:p>
          </table:table-cell>
          <table:table-cell table:formula="of:=YEAR([.C107])" office:value-type="float" office:value="2017" calcext:value-type="float">
            <text:p>2017</text:p>
          </table:table-cell>
          <table:table-cell table:formula="of:=[.L107]&amp;[.K107]" office:value-type="string" office:string-value="20171" calcext:value-type="string">
            <text:p>20171</text:p>
          </table:table-cell>
          <table:table-cell table:formula="of:=DATE([.L107];[.K107];-1)" office:value-type="date" office:date-value="2016-12-30" calcext:value-type="date">
            <text:p>12/30/16</text:p>
          </table:table-cell>
          <table:table-cell table:formula="of:=YEAR([.N107])&amp;MONTH([.N107])" office:value-type="string" office:string-value="201612" calcext:value-type="string">
            <text:p>2016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K-Shirts</text:p>
          </table:table-cell>
          <table:table-cell office:value-type="date" office:date-value="2017-02-11" calcext:value-type="date">
            <text:p>11-Feb-17</text:p>
          </table:table-cell>
          <table:table-cell office:value-type="float" office:value="7500" calcext:value-type="float">
            <text:p>7,500</text:p>
          </table:table-cell>
          <table:table-cell table:formula="of:=IF([.B108]&lt;&gt;[.B107];1;0)" office:value-type="float" office:value="0" calcext:value-type="float">
            <text:p>0</text:p>
          </table:table-cell>
          <table:table-cell table:formula="of:=IF([.E108]=0;[.D107];&quot;&quot;)" office:value-type="float" office:value="12600" calcext:value-type="float">
            <text:p>12,600</text:p>
          </table:table-cell>
          <table:table-cell table:formula="of:=IF([.E108]=0;[.C108]-[.C107];&quot;&quot;)" office:value-type="float" office:value="25" calcext:value-type="float">
            <text:p>25</text:p>
          </table:table-cell>
          <table:table-cell table:formula="of:=WEEKNUM([.C108])" office:value-type="float" office:value="6" calcext:value-type="float">
            <text:p>6</text:p>
          </table:table-cell>
          <table:table-cell table:formula="of:=WEEKDAY([.C108])" office:value-type="float" office:value="7" calcext:value-type="float">
            <text:p>7</text:p>
          </table:table-cell>
          <table:table-cell table:formula="of:=ROUNDUP([.K108]/12*4)" office:value-type="float" office:value="1" calcext:value-type="float">
            <text:p>1</text:p>
          </table:table-cell>
          <table:table-cell table:formula="of:=MONTH([.C108])" office:value-type="float" office:value="2" calcext:value-type="float">
            <text:p>2</text:p>
          </table:table-cell>
          <table:table-cell table:formula="of:=YEAR([.C108])" office:value-type="float" office:value="2017" calcext:value-type="float">
            <text:p>2017</text:p>
          </table:table-cell>
          <table:table-cell table:formula="of:=[.L108]&amp;[.K108]" office:value-type="string" office:string-value="20172" calcext:value-type="string">
            <text:p>20172</text:p>
          </table:table-cell>
          <table:table-cell table:formula="of:=DATE([.L108];[.K108];-1)" office:value-type="date" office:date-value="2017-01-30" calcext:value-type="date">
            <text:p>01/30/17</text:p>
          </table:table-cell>
          <table:table-cell table:formula="of:=YEAR([.N108])&amp;MONTH([.N108])" office:value-type="string" office:string-value="20171" calcext:value-type="string">
            <text:p>201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K-Shirts</text:p>
          </table:table-cell>
          <table:table-cell office:value-type="date" office:date-value="2017-03-03" calcext:value-type="date">
            <text:p>3-Mar-17</text:p>
          </table:table-cell>
          <table:table-cell office:value-type="float" office:value="1800" calcext:value-type="float">
            <text:p>1,800</text:p>
          </table:table-cell>
          <table:table-cell table:formula="of:=IF([.B109]&lt;&gt;[.B108];1;0)" office:value-type="float" office:value="0" calcext:value-type="float">
            <text:p>0</text:p>
          </table:table-cell>
          <table:table-cell table:formula="of:=IF([.E109]=0;[.D108];&quot;&quot;)" office:value-type="float" office:value="7500" calcext:value-type="float">
            <text:p>7,500</text:p>
          </table:table-cell>
          <table:table-cell table:formula="of:=IF([.E109]=0;[.C109]-[.C108];&quot;&quot;)" office:value-type="float" office:value="20" calcext:value-type="float">
            <text:p>20</text:p>
          </table:table-cell>
          <table:table-cell table:formula="of:=WEEKNUM([.C109])" office:value-type="float" office:value="9" calcext:value-type="float">
            <text:p>9</text:p>
          </table:table-cell>
          <table:table-cell table:formula="of:=WEEKDAY([.C109])" office:value-type="float" office:value="6" calcext:value-type="float">
            <text:p>6</text:p>
          </table:table-cell>
          <table:table-cell table:formula="of:=ROUNDUP([.K109]/12*4)" office:value-type="float" office:value="1" calcext:value-type="float">
            <text:p>1</text:p>
          </table:table-cell>
          <table:table-cell table:formula="of:=MONTH([.C109])" office:value-type="float" office:value="3" calcext:value-type="float">
            <text:p>3</text:p>
          </table:table-cell>
          <table:table-cell table:formula="of:=YEAR([.C109])" office:value-type="float" office:value="2017" calcext:value-type="float">
            <text:p>2017</text:p>
          </table:table-cell>
          <table:table-cell table:formula="of:=[.L109]&amp;[.K109]" office:value-type="string" office:string-value="20173" calcext:value-type="string">
            <text:p>20173</text:p>
          </table:table-cell>
          <table:table-cell table:formula="of:=DATE([.L109];[.K109];-1)" office:value-type="date" office:date-value="2017-02-27" calcext:value-type="date">
            <text:p>02/27/17</text:p>
          </table:table-cell>
          <table:table-cell table:formula="of:=YEAR([.N109])&amp;MONTH([.N109])" office:value-type="string" office:string-value="20172" calcext:value-type="string">
            <text:p>201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M-Tops</text:p>
          </table:table-cell>
          <table:table-cell office:value-type="date" office:date-value="2016-03-26" calcext:value-type="date">
            <text:p>26-Mar-16</text:p>
          </table:table-cell>
          <table:table-cell office:value-type="float" office:value="3950" calcext:value-type="float">
            <text:p>3,950</text:p>
          </table:table-cell>
          <table:table-cell table:formula="of:=IF([.B110]&lt;&gt;[.B109];1;0)" office:value-type="float" office:value="1" calcext:value-type="float">
            <text:p>1</text:p>
          </table:table-cell>
          <table:table-cell table:style-name="Default" table:formula="of:=IF([.E110]=0;[.D109];&quot;&quot;)">
            <text:p/>
          </table:table-cell>
          <table:table-cell table:formula="of:=IF([.E110]=0;[.C110]-[.C109];&quot;&quot;)">
            <text:p/>
          </table:table-cell>
          <table:table-cell table:formula="of:=WEEKNUM([.C110])" office:value-type="float" office:value="13" calcext:value-type="float">
            <text:p>13</text:p>
          </table:table-cell>
          <table:table-cell table:formula="of:=WEEKDAY([.C110])" office:value-type="float" office:value="7" calcext:value-type="float">
            <text:p>7</text:p>
          </table:table-cell>
          <table:table-cell table:formula="of:=ROUNDUP([.K110]/12*4)" office:value-type="float" office:value="1" calcext:value-type="float">
            <text:p>1</text:p>
          </table:table-cell>
          <table:table-cell table:formula="of:=MONTH([.C110])" office:value-type="float" office:value="3" calcext:value-type="float">
            <text:p>3</text:p>
          </table:table-cell>
          <table:table-cell table:formula="of:=YEAR([.C110])" office:value-type="float" office:value="2016" calcext:value-type="float">
            <text:p>2016</text:p>
          </table:table-cell>
          <table:table-cell table:formula="of:=[.L110]&amp;[.K110]" office:value-type="string" office:string-value="20163" calcext:value-type="string">
            <text:p>20163</text:p>
          </table:table-cell>
          <table:table-cell table:formula="of:=DATE([.L110];[.K110];-1)" office:value-type="date" office:date-value="2016-02-28" calcext:value-type="date">
            <text:p>02/28/16</text:p>
          </table:table-cell>
          <table:table-cell table:formula="of:=YEAR([.N110])&amp;MONTH([.N110])" office:value-type="string" office:string-value="20162" calcext:value-type="string">
            <text:p>201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M-Tops</text:p>
          </table:table-cell>
          <table:table-cell office:value-type="date" office:date-value="2016-04-06" calcext:value-type="date">
            <text:p>6-Apr-16</text:p>
          </table:table-cell>
          <table:table-cell office:value-type="float" office:value="27775" calcext:value-type="float">
            <text:p>27,775</text:p>
          </table:table-cell>
          <table:table-cell table:formula="of:=IF([.B111]&lt;&gt;[.B110];1;0)" office:value-type="float" office:value="0" calcext:value-type="float">
            <text:p>0</text:p>
          </table:table-cell>
          <table:table-cell table:formula="of:=IF([.E111]=0;[.D110];&quot;&quot;)" office:value-type="float" office:value="3950" calcext:value-type="float">
            <text:p>3,950</text:p>
          </table:table-cell>
          <table:table-cell table:formula="of:=IF([.E111]=0;[.C111]-[.C110];&quot;&quot;)" office:value-type="float" office:value="11" calcext:value-type="float">
            <text:p>11</text:p>
          </table:table-cell>
          <table:table-cell table:formula="of:=WEEKNUM([.C111])" office:value-type="float" office:value="15" calcext:value-type="float">
            <text:p>15</text:p>
          </table:table-cell>
          <table:table-cell table:formula="of:=WEEKDAY([.C111])" office:value-type="float" office:value="4" calcext:value-type="float">
            <text:p>4</text:p>
          </table:table-cell>
          <table:table-cell table:formula="of:=ROUNDUP([.K111]/12*4)" office:value-type="float" office:value="2" calcext:value-type="float">
            <text:p>2</text:p>
          </table:table-cell>
          <table:table-cell table:formula="of:=MONTH([.C111])" office:value-type="float" office:value="4" calcext:value-type="float">
            <text:p>4</text:p>
          </table:table-cell>
          <table:table-cell table:formula="of:=YEAR([.C111])" office:value-type="float" office:value="2016" calcext:value-type="float">
            <text:p>2016</text:p>
          </table:table-cell>
          <table:table-cell table:formula="of:=[.L111]&amp;[.K111]" office:value-type="string" office:string-value="20164" calcext:value-type="string">
            <text:p>20164</text:p>
          </table:table-cell>
          <table:table-cell table:formula="of:=DATE([.L111];[.K111];-1)" office:value-type="date" office:date-value="2016-03-30" calcext:value-type="date">
            <text:p>03/30/16</text:p>
          </table:table-cell>
          <table:table-cell table:formula="of:=YEAR([.N111])&amp;MONTH([.N111])" office:value-type="string" office:string-value="20163" calcext:value-type="string">
            <text:p>201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M-Tops</text:p>
          </table:table-cell>
          <table:table-cell office:value-type="date" office:date-value="2016-04-20" calcext:value-type="date">
            <text:p>20-Apr-16</text:p>
          </table:table-cell>
          <table:table-cell office:value-type="float" office:value="14250" calcext:value-type="float">
            <text:p>14,250</text:p>
          </table:table-cell>
          <table:table-cell table:formula="of:=IF([.B112]&lt;&gt;[.B111];1;0)" office:value-type="float" office:value="0" calcext:value-type="float">
            <text:p>0</text:p>
          </table:table-cell>
          <table:table-cell table:formula="of:=IF([.E112]=0;[.D111];&quot;&quot;)" office:value-type="float" office:value="27775" calcext:value-type="float">
            <text:p>27,775</text:p>
          </table:table-cell>
          <table:table-cell table:formula="of:=IF([.E112]=0;[.C112]-[.C111];&quot;&quot;)" office:value-type="float" office:value="14" calcext:value-type="float">
            <text:p>14</text:p>
          </table:table-cell>
          <table:table-cell table:formula="of:=WEEKNUM([.C112])" office:value-type="float" office:value="17" calcext:value-type="float">
            <text:p>17</text:p>
          </table:table-cell>
          <table:table-cell table:formula="of:=WEEKDAY([.C112])" office:value-type="float" office:value="4" calcext:value-type="float">
            <text:p>4</text:p>
          </table:table-cell>
          <table:table-cell table:formula="of:=ROUNDUP([.K112]/12*4)" office:value-type="float" office:value="2" calcext:value-type="float">
            <text:p>2</text:p>
          </table:table-cell>
          <table:table-cell table:formula="of:=MONTH([.C112])" office:value-type="float" office:value="4" calcext:value-type="float">
            <text:p>4</text:p>
          </table:table-cell>
          <table:table-cell table:formula="of:=YEAR([.C112])" office:value-type="float" office:value="2016" calcext:value-type="float">
            <text:p>2016</text:p>
          </table:table-cell>
          <table:table-cell table:formula="of:=[.L112]&amp;[.K112]" office:value-type="string" office:string-value="20164" calcext:value-type="string">
            <text:p>20164</text:p>
          </table:table-cell>
          <table:table-cell table:formula="of:=DATE([.L112];[.K112];-1)" office:value-type="date" office:date-value="2016-03-30" calcext:value-type="date">
            <text:p>03/30/16</text:p>
          </table:table-cell>
          <table:table-cell table:formula="of:=YEAR([.N112])&amp;MONTH([.N112])" office:value-type="string" office:string-value="20163" calcext:value-type="string">
            <text:p>201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M-Tops</text:p>
          </table:table-cell>
          <table:table-cell office:value-type="date" office:date-value="2016-05-25" calcext:value-type="date">
            <text:p>25-May-16</text:p>
          </table:table-cell>
          <table:table-cell office:value-type="float" office:value="15600" calcext:value-type="float">
            <text:p>15,600</text:p>
          </table:table-cell>
          <table:table-cell table:formula="of:=IF([.B113]&lt;&gt;[.B112];1;0)" office:value-type="float" office:value="0" calcext:value-type="float">
            <text:p>0</text:p>
          </table:table-cell>
          <table:table-cell table:formula="of:=IF([.E113]=0;[.D112];&quot;&quot;)" office:value-type="float" office:value="14250" calcext:value-type="float">
            <text:p>14,250</text:p>
          </table:table-cell>
          <table:table-cell table:formula="of:=IF([.E113]=0;[.C113]-[.C112];&quot;&quot;)" office:value-type="float" office:value="35" calcext:value-type="float">
            <text:p>35</text:p>
          </table:table-cell>
          <table:table-cell table:formula="of:=WEEKNUM([.C113])" office:value-type="float" office:value="22" calcext:value-type="float">
            <text:p>22</text:p>
          </table:table-cell>
          <table:table-cell table:formula="of:=WEEKDAY([.C113])" office:value-type="float" office:value="4" calcext:value-type="float">
            <text:p>4</text:p>
          </table:table-cell>
          <table:table-cell table:formula="of:=ROUNDUP([.K113]/12*4)" office:value-type="float" office:value="2" calcext:value-type="float">
            <text:p>2</text:p>
          </table:table-cell>
          <table:table-cell table:formula="of:=MONTH([.C113])" office:value-type="float" office:value="5" calcext:value-type="float">
            <text:p>5</text:p>
          </table:table-cell>
          <table:table-cell table:formula="of:=YEAR([.C113])" office:value-type="float" office:value="2016" calcext:value-type="float">
            <text:p>2016</text:p>
          </table:table-cell>
          <table:table-cell table:formula="of:=[.L113]&amp;[.K113]" office:value-type="string" office:string-value="20165" calcext:value-type="string">
            <text:p>20165</text:p>
          </table:table-cell>
          <table:table-cell table:formula="of:=DATE([.L113];[.K113];-1)" office:value-type="date" office:date-value="2016-04-29" calcext:value-type="date">
            <text:p>04/29/16</text:p>
          </table:table-cell>
          <table:table-cell table:formula="of:=YEAR([.N113])&amp;MONTH([.N113])" office:value-type="string" office:string-value="20164" calcext:value-type="string">
            <text:p>201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M-Tops</text:p>
          </table:table-cell>
          <table:table-cell office:value-type="date" office:date-value="2016-06-06" calcext:value-type="date">
            <text:p>6-Jun-16</text:p>
          </table:table-cell>
          <table:table-cell office:value-type="float" office:value="28790" calcext:value-type="float">
            <text:p>28,790</text:p>
          </table:table-cell>
          <table:table-cell table:formula="of:=IF([.B114]&lt;&gt;[.B113];1;0)" office:value-type="float" office:value="0" calcext:value-type="float">
            <text:p>0</text:p>
          </table:table-cell>
          <table:table-cell table:formula="of:=IF([.E114]=0;[.D113];&quot;&quot;)" office:value-type="float" office:value="15600" calcext:value-type="float">
            <text:p>15,600</text:p>
          </table:table-cell>
          <table:table-cell table:formula="of:=IF([.E114]=0;[.C114]-[.C113];&quot;&quot;)" office:value-type="float" office:value="12" calcext:value-type="float">
            <text:p>12</text:p>
          </table:table-cell>
          <table:table-cell table:formula="of:=WEEKNUM([.C114])" office:value-type="float" office:value="24" calcext:value-type="float">
            <text:p>24</text:p>
          </table:table-cell>
          <table:table-cell table:formula="of:=WEEKDAY([.C114])" office:value-type="float" office:value="2" calcext:value-type="float">
            <text:p>2</text:p>
          </table:table-cell>
          <table:table-cell table:formula="of:=ROUNDUP([.K114]/12*4)" office:value-type="float" office:value="2" calcext:value-type="float">
            <text:p>2</text:p>
          </table:table-cell>
          <table:table-cell table:formula="of:=MONTH([.C114])" office:value-type="float" office:value="6" calcext:value-type="float">
            <text:p>6</text:p>
          </table:table-cell>
          <table:table-cell table:formula="of:=YEAR([.C114])" office:value-type="float" office:value="2016" calcext:value-type="float">
            <text:p>2016</text:p>
          </table:table-cell>
          <table:table-cell table:formula="of:=[.L114]&amp;[.K114]" office:value-type="string" office:string-value="20166" calcext:value-type="string">
            <text:p>20166</text:p>
          </table:table-cell>
          <table:table-cell table:formula="of:=DATE([.L114];[.K114];-1)" office:value-type="date" office:date-value="2016-05-30" calcext:value-type="date">
            <text:p>05/30/16</text:p>
          </table:table-cell>
          <table:table-cell table:formula="of:=YEAR([.N114])&amp;MONTH([.N114])" office:value-type="string" office:string-value="20165" calcext:value-type="string">
            <text:p>201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M-Tops</text:p>
          </table:table-cell>
          <table:table-cell office:value-type="date" office:date-value="2016-06-09" calcext:value-type="date">
            <text:p>9-Jun-16</text:p>
          </table:table-cell>
          <table:table-cell office:value-type="float" office:value="7850" calcext:value-type="float">
            <text:p>7,850</text:p>
          </table:table-cell>
          <table:table-cell table:formula="of:=IF([.B115]&lt;&gt;[.B114];1;0)" office:value-type="float" office:value="0" calcext:value-type="float">
            <text:p>0</text:p>
          </table:table-cell>
          <table:table-cell table:formula="of:=IF([.E115]=0;[.D114];&quot;&quot;)" office:value-type="float" office:value="28790" calcext:value-type="float">
            <text:p>28,790</text:p>
          </table:table-cell>
          <table:table-cell table:formula="of:=IF([.E115]=0;[.C115]-[.C114];&quot;&quot;)" office:value-type="float" office:value="3" calcext:value-type="float">
            <text:p>3</text:p>
          </table:table-cell>
          <table:table-cell table:formula="of:=WEEKNUM([.C115])" office:value-type="float" office:value="24" calcext:value-type="float">
            <text:p>24</text:p>
          </table:table-cell>
          <table:table-cell table:formula="of:=WEEKDAY([.C115])" office:value-type="float" office:value="5" calcext:value-type="float">
            <text:p>5</text:p>
          </table:table-cell>
          <table:table-cell table:formula="of:=ROUNDUP([.K115]/12*4)" office:value-type="float" office:value="2" calcext:value-type="float">
            <text:p>2</text:p>
          </table:table-cell>
          <table:table-cell table:formula="of:=MONTH([.C115])" office:value-type="float" office:value="6" calcext:value-type="float">
            <text:p>6</text:p>
          </table:table-cell>
          <table:table-cell table:formula="of:=YEAR([.C115])" office:value-type="float" office:value="2016" calcext:value-type="float">
            <text:p>2016</text:p>
          </table:table-cell>
          <table:table-cell table:formula="of:=[.L115]&amp;[.K115]" office:value-type="string" office:string-value="20166" calcext:value-type="string">
            <text:p>20166</text:p>
          </table:table-cell>
          <table:table-cell table:formula="of:=DATE([.L115];[.K115];-1)" office:value-type="date" office:date-value="2016-05-30" calcext:value-type="date">
            <text:p>05/30/16</text:p>
          </table:table-cell>
          <table:table-cell table:formula="of:=YEAR([.N115])&amp;MONTH([.N115])" office:value-type="string" office:string-value="20165" calcext:value-type="string">
            <text:p>201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M-Tops</text:p>
          </table:table-cell>
          <table:table-cell office:value-type="date" office:date-value="2016-06-18" calcext:value-type="date">
            <text:p>18-Jun-16</text:p>
          </table:table-cell>
          <table:table-cell office:value-type="float" office:value="6600" calcext:value-type="float">
            <text:p>6,600</text:p>
          </table:table-cell>
          <table:table-cell table:formula="of:=IF([.B116]&lt;&gt;[.B115];1;0)" office:value-type="float" office:value="0" calcext:value-type="float">
            <text:p>0</text:p>
          </table:table-cell>
          <table:table-cell table:formula="of:=IF([.E116]=0;[.D115];&quot;&quot;)" office:value-type="float" office:value="7850" calcext:value-type="float">
            <text:p>7,850</text:p>
          </table:table-cell>
          <table:table-cell table:formula="of:=IF([.E116]=0;[.C116]-[.C115];&quot;&quot;)" office:value-type="float" office:value="9" calcext:value-type="float">
            <text:p>9</text:p>
          </table:table-cell>
          <table:table-cell table:formula="of:=WEEKNUM([.C116])" office:value-type="float" office:value="25" calcext:value-type="float">
            <text:p>25</text:p>
          </table:table-cell>
          <table:table-cell table:formula="of:=WEEKDAY([.C116])" office:value-type="float" office:value="7" calcext:value-type="float">
            <text:p>7</text:p>
          </table:table-cell>
          <table:table-cell table:formula="of:=ROUNDUP([.K116]/12*4)" office:value-type="float" office:value="2" calcext:value-type="float">
            <text:p>2</text:p>
          </table:table-cell>
          <table:table-cell table:formula="of:=MONTH([.C116])" office:value-type="float" office:value="6" calcext:value-type="float">
            <text:p>6</text:p>
          </table:table-cell>
          <table:table-cell table:formula="of:=YEAR([.C116])" office:value-type="float" office:value="2016" calcext:value-type="float">
            <text:p>2016</text:p>
          </table:table-cell>
          <table:table-cell table:formula="of:=[.L116]&amp;[.K116]" office:value-type="string" office:string-value="20166" calcext:value-type="string">
            <text:p>20166</text:p>
          </table:table-cell>
          <table:table-cell table:formula="of:=DATE([.L116];[.K116];-1)" office:value-type="date" office:date-value="2016-05-30" calcext:value-type="date">
            <text:p>05/30/16</text:p>
          </table:table-cell>
          <table:table-cell table:formula="of:=YEAR([.N116])&amp;MONTH([.N116])" office:value-type="string" office:string-value="20165" calcext:value-type="string">
            <text:p>201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M-Tops</text:p>
          </table:table-cell>
          <table:table-cell office:value-type="date" office:date-value="2016-06-23" calcext:value-type="date">
            <text:p>23-Jun-16</text:p>
          </table:table-cell>
          <table:table-cell office:value-type="float" office:value="28160" calcext:value-type="float">
            <text:p>28,160</text:p>
          </table:table-cell>
          <table:table-cell table:formula="of:=IF([.B117]&lt;&gt;[.B116];1;0)" office:value-type="float" office:value="0" calcext:value-type="float">
            <text:p>0</text:p>
          </table:table-cell>
          <table:table-cell table:formula="of:=IF([.E117]=0;[.D116];&quot;&quot;)" office:value-type="float" office:value="6600" calcext:value-type="float">
            <text:p>6,600</text:p>
          </table:table-cell>
          <table:table-cell table:formula="of:=IF([.E117]=0;[.C117]-[.C116];&quot;&quot;)" office:value-type="float" office:value="5" calcext:value-type="float">
            <text:p>5</text:p>
          </table:table-cell>
          <table:table-cell table:formula="of:=WEEKNUM([.C117])" office:value-type="float" office:value="26" calcext:value-type="float">
            <text:p>26</text:p>
          </table:table-cell>
          <table:table-cell table:formula="of:=WEEKDAY([.C117])" office:value-type="float" office:value="5" calcext:value-type="float">
            <text:p>5</text:p>
          </table:table-cell>
          <table:table-cell table:formula="of:=ROUNDUP([.K117]/12*4)" office:value-type="float" office:value="2" calcext:value-type="float">
            <text:p>2</text:p>
          </table:table-cell>
          <table:table-cell table:formula="of:=MONTH([.C117])" office:value-type="float" office:value="6" calcext:value-type="float">
            <text:p>6</text:p>
          </table:table-cell>
          <table:table-cell table:formula="of:=YEAR([.C117])" office:value-type="float" office:value="2016" calcext:value-type="float">
            <text:p>2016</text:p>
          </table:table-cell>
          <table:table-cell table:formula="of:=[.L117]&amp;[.K117]" office:value-type="string" office:string-value="20166" calcext:value-type="string">
            <text:p>20166</text:p>
          </table:table-cell>
          <table:table-cell table:formula="of:=DATE([.L117];[.K117];-1)" office:value-type="date" office:date-value="2016-05-30" calcext:value-type="date">
            <text:p>05/30/16</text:p>
          </table:table-cell>
          <table:table-cell table:formula="of:=YEAR([.N117])&amp;MONTH([.N117])" office:value-type="string" office:string-value="20165" calcext:value-type="string">
            <text:p>201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M-Tops</text:p>
          </table:table-cell>
          <table:table-cell office:value-type="date" office:date-value="2016-07-05" calcext:value-type="date">
            <text:p>5-Jul-16</text:p>
          </table:table-cell>
          <table:table-cell office:value-type="float" office:value="35138" calcext:value-type="float">
            <text:p>35,138</text:p>
          </table:table-cell>
          <table:table-cell table:formula="of:=IF([.B118]&lt;&gt;[.B117];1;0)" office:value-type="float" office:value="0" calcext:value-type="float">
            <text:p>0</text:p>
          </table:table-cell>
          <table:table-cell table:formula="of:=IF([.E118]=0;[.D117];&quot;&quot;)" office:value-type="float" office:value="28160" calcext:value-type="float">
            <text:p>28,160</text:p>
          </table:table-cell>
          <table:table-cell table:formula="of:=IF([.E118]=0;[.C118]-[.C117];&quot;&quot;)" office:value-type="float" office:value="12" calcext:value-type="float">
            <text:p>12</text:p>
          </table:table-cell>
          <table:table-cell table:formula="of:=WEEKNUM([.C118])" office:value-type="float" office:value="28" calcext:value-type="float">
            <text:p>28</text:p>
          </table:table-cell>
          <table:table-cell table:formula="of:=WEEKDAY([.C118])" office:value-type="float" office:value="3" calcext:value-type="float">
            <text:p>3</text:p>
          </table:table-cell>
          <table:table-cell table:formula="of:=ROUNDUP([.K118]/12*4)" office:value-type="float" office:value="3" calcext:value-type="float">
            <text:p>3</text:p>
          </table:table-cell>
          <table:table-cell table:formula="of:=MONTH([.C118])" office:value-type="float" office:value="7" calcext:value-type="float">
            <text:p>7</text:p>
          </table:table-cell>
          <table:table-cell table:formula="of:=YEAR([.C118])" office:value-type="float" office:value="2016" calcext:value-type="float">
            <text:p>2016</text:p>
          </table:table-cell>
          <table:table-cell table:formula="of:=[.L118]&amp;[.K118]" office:value-type="string" office:string-value="20167" calcext:value-type="string">
            <text:p>20167</text:p>
          </table:table-cell>
          <table:table-cell table:formula="of:=DATE([.L118];[.K118];-1)" office:value-type="date" office:date-value="2016-06-29" calcext:value-type="date">
            <text:p>06/29/16</text:p>
          </table:table-cell>
          <table:table-cell table:formula="of:=YEAR([.N118])&amp;MONTH([.N118])" office:value-type="string" office:string-value="20166" calcext:value-type="string">
            <text:p>201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M-Tops</text:p>
          </table:table-cell>
          <table:table-cell office:value-type="date" office:date-value="2016-07-17" calcext:value-type="date">
            <text:p>17-Jul-16</text:p>
          </table:table-cell>
          <table:table-cell office:value-type="float" office:value="2384" calcext:value-type="float">
            <text:p>2,384</text:p>
          </table:table-cell>
          <table:table-cell table:formula="of:=IF([.B119]&lt;&gt;[.B118];1;0)" office:value-type="float" office:value="0" calcext:value-type="float">
            <text:p>0</text:p>
          </table:table-cell>
          <table:table-cell table:formula="of:=IF([.E119]=0;[.D118];&quot;&quot;)" office:value-type="float" office:value="35138" calcext:value-type="float">
            <text:p>35,138</text:p>
          </table:table-cell>
          <table:table-cell table:formula="of:=IF([.E119]=0;[.C119]-[.C118];&quot;&quot;)" office:value-type="float" office:value="12" calcext:value-type="float">
            <text:p>12</text:p>
          </table:table-cell>
          <table:table-cell table:formula="of:=WEEKNUM([.C119])" office:value-type="float" office:value="30" calcext:value-type="float">
            <text:p>30</text:p>
          </table:table-cell>
          <table:table-cell table:formula="of:=WEEKDAY([.C119])" office:value-type="float" office:value="1" calcext:value-type="float">
            <text:p>1</text:p>
          </table:table-cell>
          <table:table-cell table:formula="of:=ROUNDUP([.K119]/12*4)" office:value-type="float" office:value="3" calcext:value-type="float">
            <text:p>3</text:p>
          </table:table-cell>
          <table:table-cell table:formula="of:=MONTH([.C119])" office:value-type="float" office:value="7" calcext:value-type="float">
            <text:p>7</text:p>
          </table:table-cell>
          <table:table-cell table:formula="of:=YEAR([.C119])" office:value-type="float" office:value="2016" calcext:value-type="float">
            <text:p>2016</text:p>
          </table:table-cell>
          <table:table-cell table:formula="of:=[.L119]&amp;[.K119]" office:value-type="string" office:string-value="20167" calcext:value-type="string">
            <text:p>20167</text:p>
          </table:table-cell>
          <table:table-cell table:formula="of:=DATE([.L119];[.K119];-1)" office:value-type="date" office:date-value="2016-06-29" calcext:value-type="date">
            <text:p>06/29/16</text:p>
          </table:table-cell>
          <table:table-cell table:formula="of:=YEAR([.N119])&amp;MONTH([.N119])" office:value-type="string" office:string-value="20166" calcext:value-type="string">
            <text:p>201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M-Tops</text:p>
          </table:table-cell>
          <table:table-cell office:value-type="date" office:date-value="2016-07-30" calcext:value-type="date">
            <text:p>30-Jul-16</text:p>
          </table:table-cell>
          <table:table-cell office:value-type="float" office:value="4000" calcext:value-type="float">
            <text:p>4,000</text:p>
          </table:table-cell>
          <table:table-cell table:formula="of:=IF([.B120]&lt;&gt;[.B119];1;0)" office:value-type="float" office:value="0" calcext:value-type="float">
            <text:p>0</text:p>
          </table:table-cell>
          <table:table-cell table:formula="of:=IF([.E120]=0;[.D119];&quot;&quot;)" office:value-type="float" office:value="2384" calcext:value-type="float">
            <text:p>2,384</text:p>
          </table:table-cell>
          <table:table-cell table:formula="of:=IF([.E120]=0;[.C120]-[.C119];&quot;&quot;)" office:value-type="float" office:value="13" calcext:value-type="float">
            <text:p>13</text:p>
          </table:table-cell>
          <table:table-cell table:formula="of:=WEEKNUM([.C120])" office:value-type="float" office:value="31" calcext:value-type="float">
            <text:p>31</text:p>
          </table:table-cell>
          <table:table-cell table:formula="of:=WEEKDAY([.C120])" office:value-type="float" office:value="7" calcext:value-type="float">
            <text:p>7</text:p>
          </table:table-cell>
          <table:table-cell table:formula="of:=ROUNDUP([.K120]/12*4)" office:value-type="float" office:value="3" calcext:value-type="float">
            <text:p>3</text:p>
          </table:table-cell>
          <table:table-cell table:formula="of:=MONTH([.C120])" office:value-type="float" office:value="7" calcext:value-type="float">
            <text:p>7</text:p>
          </table:table-cell>
          <table:table-cell table:formula="of:=YEAR([.C120])" office:value-type="float" office:value="2016" calcext:value-type="float">
            <text:p>2016</text:p>
          </table:table-cell>
          <table:table-cell table:formula="of:=[.L120]&amp;[.K120]" office:value-type="string" office:string-value="20167" calcext:value-type="string">
            <text:p>20167</text:p>
          </table:table-cell>
          <table:table-cell table:formula="of:=DATE([.L120];[.K120];-1)" office:value-type="date" office:date-value="2016-06-29" calcext:value-type="date">
            <text:p>06/29/16</text:p>
          </table:table-cell>
          <table:table-cell table:formula="of:=YEAR([.N120])&amp;MONTH([.N120])" office:value-type="string" office:string-value="20166" calcext:value-type="string">
            <text:p>201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M-Tops</text:p>
          </table:table-cell>
          <table:table-cell office:value-type="date" office:date-value="2016-08-19" calcext:value-type="date">
            <text:p>19-Aug-16</text:p>
          </table:table-cell>
          <table:table-cell office:value-type="float" office:value="11800" calcext:value-type="float">
            <text:p>11,800</text:p>
          </table:table-cell>
          <table:table-cell table:formula="of:=IF([.B121]&lt;&gt;[.B120];1;0)" office:value-type="float" office:value="0" calcext:value-type="float">
            <text:p>0</text:p>
          </table:table-cell>
          <table:table-cell table:formula="of:=IF([.E121]=0;[.D120];&quot;&quot;)" office:value-type="float" office:value="4000" calcext:value-type="float">
            <text:p>4,000</text:p>
          </table:table-cell>
          <table:table-cell table:formula="of:=IF([.E121]=0;[.C121]-[.C120];&quot;&quot;)" office:value-type="float" office:value="20" calcext:value-type="float">
            <text:p>20</text:p>
          </table:table-cell>
          <table:table-cell table:formula="of:=WEEKNUM([.C121])" office:value-type="float" office:value="34" calcext:value-type="float">
            <text:p>34</text:p>
          </table:table-cell>
          <table:table-cell table:formula="of:=WEEKDAY([.C121])" office:value-type="float" office:value="6" calcext:value-type="float">
            <text:p>6</text:p>
          </table:table-cell>
          <table:table-cell table:formula="of:=ROUNDUP([.K121]/12*4)" office:value-type="float" office:value="3" calcext:value-type="float">
            <text:p>3</text:p>
          </table:table-cell>
          <table:table-cell table:formula="of:=MONTH([.C121])" office:value-type="float" office:value="8" calcext:value-type="float">
            <text:p>8</text:p>
          </table:table-cell>
          <table:table-cell table:formula="of:=YEAR([.C121])" office:value-type="float" office:value="2016" calcext:value-type="float">
            <text:p>2016</text:p>
          </table:table-cell>
          <table:table-cell table:formula="of:=[.L121]&amp;[.K121]" office:value-type="string" office:string-value="20168" calcext:value-type="string">
            <text:p>20168</text:p>
          </table:table-cell>
          <table:table-cell table:formula="of:=DATE([.L121];[.K121];-1)" office:value-type="date" office:date-value="2016-07-30" calcext:value-type="date">
            <text:p>07/30/16</text:p>
          </table:table-cell>
          <table:table-cell table:formula="of:=YEAR([.N121])&amp;MONTH([.N121])" office:value-type="string" office:string-value="20167" calcext:value-type="string">
            <text:p>201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M-Tops</text:p>
          </table:table-cell>
          <table:table-cell office:value-type="date" office:date-value="2016-08-24" calcext:value-type="date">
            <text:p>24-Aug-16</text:p>
          </table:table-cell>
          <table:table-cell office:value-type="float" office:value="3000" calcext:value-type="float">
            <text:p>3,000</text:p>
          </table:table-cell>
          <table:table-cell table:formula="of:=IF([.B122]&lt;&gt;[.B121];1;0)" office:value-type="float" office:value="0" calcext:value-type="float">
            <text:p>0</text:p>
          </table:table-cell>
          <table:table-cell table:formula="of:=IF([.E122]=0;[.D121];&quot;&quot;)" office:value-type="float" office:value="11800" calcext:value-type="float">
            <text:p>11,800</text:p>
          </table:table-cell>
          <table:table-cell table:formula="of:=IF([.E122]=0;[.C122]-[.C121];&quot;&quot;)" office:value-type="float" office:value="5" calcext:value-type="float">
            <text:p>5</text:p>
          </table:table-cell>
          <table:table-cell table:formula="of:=WEEKNUM([.C122])" office:value-type="float" office:value="35" calcext:value-type="float">
            <text:p>35</text:p>
          </table:table-cell>
          <table:table-cell table:formula="of:=WEEKDAY([.C122])" office:value-type="float" office:value="4" calcext:value-type="float">
            <text:p>4</text:p>
          </table:table-cell>
          <table:table-cell table:formula="of:=ROUNDUP([.K122]/12*4)" office:value-type="float" office:value="3" calcext:value-type="float">
            <text:p>3</text:p>
          </table:table-cell>
          <table:table-cell table:formula="of:=MONTH([.C122])" office:value-type="float" office:value="8" calcext:value-type="float">
            <text:p>8</text:p>
          </table:table-cell>
          <table:table-cell table:formula="of:=YEAR([.C122])" office:value-type="float" office:value="2016" calcext:value-type="float">
            <text:p>2016</text:p>
          </table:table-cell>
          <table:table-cell table:formula="of:=[.L122]&amp;[.K122]" office:value-type="string" office:string-value="20168" calcext:value-type="string">
            <text:p>20168</text:p>
          </table:table-cell>
          <table:table-cell table:formula="of:=DATE([.L122];[.K122];-1)" office:value-type="date" office:date-value="2016-07-30" calcext:value-type="date">
            <text:p>07/30/16</text:p>
          </table:table-cell>
          <table:table-cell table:formula="of:=YEAR([.N122])&amp;MONTH([.N122])" office:value-type="string" office:string-value="20167" calcext:value-type="string">
            <text:p>201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M-Tops</text:p>
          </table:table-cell>
          <table:table-cell office:value-type="date" office:date-value="2016-08-29" calcext:value-type="date">
            <text:p>29-Aug-16</text:p>
          </table:table-cell>
          <table:table-cell office:value-type="float" office:value="3000" calcext:value-type="float">
            <text:p>3,000</text:p>
          </table:table-cell>
          <table:table-cell table:formula="of:=IF([.B123]&lt;&gt;[.B122];1;0)" office:value-type="float" office:value="0" calcext:value-type="float">
            <text:p>0</text:p>
          </table:table-cell>
          <table:table-cell table:formula="of:=IF([.E123]=0;[.D122];&quot;&quot;)" office:value-type="float" office:value="3000" calcext:value-type="float">
            <text:p>3,000</text:p>
          </table:table-cell>
          <table:table-cell table:formula="of:=IF([.E123]=0;[.C123]-[.C122];&quot;&quot;)" office:value-type="float" office:value="5" calcext:value-type="float">
            <text:p>5</text:p>
          </table:table-cell>
          <table:table-cell table:formula="of:=WEEKNUM([.C123])" office:value-type="float" office:value="36" calcext:value-type="float">
            <text:p>36</text:p>
          </table:table-cell>
          <table:table-cell table:formula="of:=WEEKDAY([.C123])" office:value-type="float" office:value="2" calcext:value-type="float">
            <text:p>2</text:p>
          </table:table-cell>
          <table:table-cell table:formula="of:=ROUNDUP([.K123]/12*4)" office:value-type="float" office:value="3" calcext:value-type="float">
            <text:p>3</text:p>
          </table:table-cell>
          <table:table-cell table:formula="of:=MONTH([.C123])" office:value-type="float" office:value="8" calcext:value-type="float">
            <text:p>8</text:p>
          </table:table-cell>
          <table:table-cell table:formula="of:=YEAR([.C123])" office:value-type="float" office:value="2016" calcext:value-type="float">
            <text:p>2016</text:p>
          </table:table-cell>
          <table:table-cell table:formula="of:=[.L123]&amp;[.K123]" office:value-type="string" office:string-value="20168" calcext:value-type="string">
            <text:p>20168</text:p>
          </table:table-cell>
          <table:table-cell table:formula="of:=DATE([.L123];[.K123];-1)" office:value-type="date" office:date-value="2016-07-30" calcext:value-type="date">
            <text:p>07/30/16</text:p>
          </table:table-cell>
          <table:table-cell table:formula="of:=YEAR([.N123])&amp;MONTH([.N123])" office:value-type="string" office:string-value="20167" calcext:value-type="string">
            <text:p>201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M-Tops</text:p>
          </table:table-cell>
          <table:table-cell office:value-type="date" office:date-value="2016-09-18" calcext:value-type="date">
            <text:p>18-Sep-16</text:p>
          </table:table-cell>
          <table:table-cell office:value-type="float" office:value="191" calcext:value-type="float">
            <text:p>191</text:p>
          </table:table-cell>
          <table:table-cell table:formula="of:=IF([.B124]&lt;&gt;[.B123];1;0)" office:value-type="float" office:value="0" calcext:value-type="float">
            <text:p>0</text:p>
          </table:table-cell>
          <table:table-cell table:formula="of:=IF([.E124]=0;[.D123];&quot;&quot;)" office:value-type="float" office:value="3000" calcext:value-type="float">
            <text:p>3,000</text:p>
          </table:table-cell>
          <table:table-cell table:formula="of:=IF([.E124]=0;[.C124]-[.C123];&quot;&quot;)" office:value-type="float" office:value="20" calcext:value-type="float">
            <text:p>20</text:p>
          </table:table-cell>
          <table:table-cell table:formula="of:=WEEKNUM([.C124])" office:value-type="float" office:value="39" calcext:value-type="float">
            <text:p>39</text:p>
          </table:table-cell>
          <table:table-cell table:formula="of:=WEEKDAY([.C124])" office:value-type="float" office:value="1" calcext:value-type="float">
            <text:p>1</text:p>
          </table:table-cell>
          <table:table-cell table:formula="of:=ROUNDUP([.K124]/12*4)" office:value-type="float" office:value="3" calcext:value-type="float">
            <text:p>3</text:p>
          </table:table-cell>
          <table:table-cell table:formula="of:=MONTH([.C124])" office:value-type="float" office:value="9" calcext:value-type="float">
            <text:p>9</text:p>
          </table:table-cell>
          <table:table-cell table:formula="of:=YEAR([.C124])" office:value-type="float" office:value="2016" calcext:value-type="float">
            <text:p>2016</text:p>
          </table:table-cell>
          <table:table-cell table:formula="of:=[.L124]&amp;[.K124]" office:value-type="string" office:string-value="20169" calcext:value-type="string">
            <text:p>20169</text:p>
          </table:table-cell>
          <table:table-cell table:formula="of:=DATE([.L124];[.K124];-1)" office:value-type="date" office:date-value="2016-08-30" calcext:value-type="date">
            <text:p>08/30/16</text:p>
          </table:table-cell>
          <table:table-cell table:formula="of:=YEAR([.N124])&amp;MONTH([.N124])" office:value-type="string" office:string-value="20168" calcext:value-type="string">
            <text:p>201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M-Tops</text:p>
          </table:table-cell>
          <table:table-cell office:value-type="date" office:date-value="2016-10-23" calcext:value-type="date">
            <text:p>23-Oct-16</text:p>
          </table:table-cell>
          <table:table-cell office:value-type="float" office:value="12000" calcext:value-type="float">
            <text:p>12,000</text:p>
          </table:table-cell>
          <table:table-cell table:formula="of:=IF([.B125]&lt;&gt;[.B124];1;0)" office:value-type="float" office:value="0" calcext:value-type="float">
            <text:p>0</text:p>
          </table:table-cell>
          <table:table-cell table:formula="of:=IF([.E125]=0;[.D124];&quot;&quot;)" office:value-type="float" office:value="191" calcext:value-type="float">
            <text:p>191</text:p>
          </table:table-cell>
          <table:table-cell table:formula="of:=IF([.E125]=0;[.C125]-[.C124];&quot;&quot;)" office:value-type="float" office:value="35" calcext:value-type="float">
            <text:p>35</text:p>
          </table:table-cell>
          <table:table-cell table:formula="of:=WEEKNUM([.C125])" office:value-type="float" office:value="44" calcext:value-type="float">
            <text:p>44</text:p>
          </table:table-cell>
          <table:table-cell table:formula="of:=WEEKDAY([.C125])" office:value-type="float" office:value="1" calcext:value-type="float">
            <text:p>1</text:p>
          </table:table-cell>
          <table:table-cell table:formula="of:=ROUNDUP([.K125]/12*4)" office:value-type="float" office:value="4" calcext:value-type="float">
            <text:p>4</text:p>
          </table:table-cell>
          <table:table-cell table:formula="of:=MONTH([.C125])" office:value-type="float" office:value="10" calcext:value-type="float">
            <text:p>10</text:p>
          </table:table-cell>
          <table:table-cell table:formula="of:=YEAR([.C125])" office:value-type="float" office:value="2016" calcext:value-type="float">
            <text:p>2016</text:p>
          </table:table-cell>
          <table:table-cell table:formula="of:=[.L125]&amp;[.K125]" office:value-type="string" office:string-value="201610" calcext:value-type="string">
            <text:p>201610</text:p>
          </table:table-cell>
          <table:table-cell table:formula="of:=DATE([.L125];[.K125];-1)" office:value-type="date" office:date-value="2016-09-29" calcext:value-type="date">
            <text:p>09/29/16</text:p>
          </table:table-cell>
          <table:table-cell table:formula="of:=YEAR([.N125])&amp;MONTH([.N125])" office:value-type="string" office:string-value="20169" calcext:value-type="string">
            <text:p>201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M-Tops</text:p>
          </table:table-cell>
          <table:table-cell office:value-type="date" office:date-value="2016-12-19" calcext:value-type="date">
            <text:p>19-Dec-16</text:p>
          </table:table-cell>
          <table:table-cell office:value-type="float" office:value="10800" calcext:value-type="float">
            <text:p>10,800</text:p>
          </table:table-cell>
          <table:table-cell table:formula="of:=IF([.B126]&lt;&gt;[.B125];1;0)" office:value-type="float" office:value="0" calcext:value-type="float">
            <text:p>0</text:p>
          </table:table-cell>
          <table:table-cell table:formula="of:=IF([.E126]=0;[.D125];&quot;&quot;)" office:value-type="float" office:value="12000" calcext:value-type="float">
            <text:p>12,000</text:p>
          </table:table-cell>
          <table:table-cell table:formula="of:=IF([.E126]=0;[.C126]-[.C125];&quot;&quot;)" office:value-type="float" office:value="57" calcext:value-type="float">
            <text:p>57</text:p>
          </table:table-cell>
          <table:table-cell table:formula="of:=WEEKNUM([.C126])" office:value-type="float" office:value="52" calcext:value-type="float">
            <text:p>52</text:p>
          </table:table-cell>
          <table:table-cell table:formula="of:=WEEKDAY([.C126])" office:value-type="float" office:value="2" calcext:value-type="float">
            <text:p>2</text:p>
          </table:table-cell>
          <table:table-cell table:formula="of:=ROUNDUP([.K126]/12*4)" office:value-type="float" office:value="4" calcext:value-type="float">
            <text:p>4</text:p>
          </table:table-cell>
          <table:table-cell table:formula="of:=MONTH([.C126])" office:value-type="float" office:value="12" calcext:value-type="float">
            <text:p>12</text:p>
          </table:table-cell>
          <table:table-cell table:formula="of:=YEAR([.C126])" office:value-type="float" office:value="2016" calcext:value-type="float">
            <text:p>2016</text:p>
          </table:table-cell>
          <table:table-cell table:formula="of:=[.L126]&amp;[.K126]" office:value-type="string" office:string-value="201612" calcext:value-type="string">
            <text:p>201612</text:p>
          </table:table-cell>
          <table:table-cell table:formula="of:=DATE([.L126];[.K126];-1)" office:value-type="date" office:date-value="2016-11-29" calcext:value-type="date">
            <text:p>11/29/16</text:p>
          </table:table-cell>
          <table:table-cell table:formula="of:=YEAR([.N126])&amp;MONTH([.N126])" office:value-type="string" office:string-value="201611" calcext:value-type="string">
            <text:p>2016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M-Tops</text:p>
          </table:table-cell>
          <table:table-cell office:value-type="date" office:date-value="2016-12-24" calcext:value-type="date">
            <text:p>24-Dec-16</text:p>
          </table:table-cell>
          <table:table-cell office:value-type="float" office:value="25800" calcext:value-type="float">
            <text:p>25,800</text:p>
          </table:table-cell>
          <table:table-cell table:formula="of:=IF([.B127]&lt;&gt;[.B126];1;0)" office:value-type="float" office:value="0" calcext:value-type="float">
            <text:p>0</text:p>
          </table:table-cell>
          <table:table-cell table:formula="of:=IF([.E127]=0;[.D126];&quot;&quot;)" office:value-type="float" office:value="10800" calcext:value-type="float">
            <text:p>10,800</text:p>
          </table:table-cell>
          <table:table-cell table:formula="of:=IF([.E127]=0;[.C127]-[.C126];&quot;&quot;)" office:value-type="float" office:value="5" calcext:value-type="float">
            <text:p>5</text:p>
          </table:table-cell>
          <table:table-cell table:formula="of:=WEEKNUM([.C127])" office:value-type="float" office:value="52" calcext:value-type="float">
            <text:p>52</text:p>
          </table:table-cell>
          <table:table-cell table:formula="of:=WEEKDAY([.C127])" office:value-type="float" office:value="7" calcext:value-type="float">
            <text:p>7</text:p>
          </table:table-cell>
          <table:table-cell table:formula="of:=ROUNDUP([.K127]/12*4)" office:value-type="float" office:value="4" calcext:value-type="float">
            <text:p>4</text:p>
          </table:table-cell>
          <table:table-cell table:formula="of:=MONTH([.C127])" office:value-type="float" office:value="12" calcext:value-type="float">
            <text:p>12</text:p>
          </table:table-cell>
          <table:table-cell table:formula="of:=YEAR([.C127])" office:value-type="float" office:value="2016" calcext:value-type="float">
            <text:p>2016</text:p>
          </table:table-cell>
          <table:table-cell table:formula="of:=[.L127]&amp;[.K127]" office:value-type="string" office:string-value="201612" calcext:value-type="string">
            <text:p>201612</text:p>
          </table:table-cell>
          <table:table-cell table:formula="of:=DATE([.L127];[.K127];-1)" office:value-type="date" office:date-value="2016-11-29" calcext:value-type="date">
            <text:p>11/29/16</text:p>
          </table:table-cell>
          <table:table-cell table:formula="of:=YEAR([.N127])&amp;MONTH([.N127])" office:value-type="string" office:string-value="201611" calcext:value-type="string">
            <text:p>2016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M-Tops</text:p>
          </table:table-cell>
          <table:table-cell office:value-type="date" office:date-value="2016-12-27" calcext:value-type="date">
            <text:p>27-Dec-16</text:p>
          </table:table-cell>
          <table:table-cell office:value-type="float" office:value="26400" calcext:value-type="float">
            <text:p>26,400</text:p>
          </table:table-cell>
          <table:table-cell table:formula="of:=IF([.B128]&lt;&gt;[.B127];1;0)" office:value-type="float" office:value="0" calcext:value-type="float">
            <text:p>0</text:p>
          </table:table-cell>
          <table:table-cell table:formula="of:=IF([.E128]=0;[.D127];&quot;&quot;)" office:value-type="float" office:value="25800" calcext:value-type="float">
            <text:p>25,800</text:p>
          </table:table-cell>
          <table:table-cell table:formula="of:=IF([.E128]=0;[.C128]-[.C127];&quot;&quot;)" office:value-type="float" office:value="3" calcext:value-type="float">
            <text:p>3</text:p>
          </table:table-cell>
          <table:table-cell table:formula="of:=WEEKNUM([.C128])" office:value-type="float" office:value="53" calcext:value-type="float">
            <text:p>53</text:p>
          </table:table-cell>
          <table:table-cell table:formula="of:=WEEKDAY([.C128])" office:value-type="float" office:value="3" calcext:value-type="float">
            <text:p>3</text:p>
          </table:table-cell>
          <table:table-cell table:formula="of:=ROUNDUP([.K128]/12*4)" office:value-type="float" office:value="4" calcext:value-type="float">
            <text:p>4</text:p>
          </table:table-cell>
          <table:table-cell table:formula="of:=MONTH([.C128])" office:value-type="float" office:value="12" calcext:value-type="float">
            <text:p>12</text:p>
          </table:table-cell>
          <table:table-cell table:formula="of:=YEAR([.C128])" office:value-type="float" office:value="2016" calcext:value-type="float">
            <text:p>2016</text:p>
          </table:table-cell>
          <table:table-cell table:formula="of:=[.L128]&amp;[.K128]" office:value-type="string" office:string-value="201612" calcext:value-type="string">
            <text:p>201612</text:p>
          </table:table-cell>
          <table:table-cell table:formula="of:=DATE([.L128];[.K128];-1)" office:value-type="date" office:date-value="2016-11-29" calcext:value-type="date">
            <text:p>11/29/16</text:p>
          </table:table-cell>
          <table:table-cell table:formula="of:=YEAR([.N128])&amp;MONTH([.N128])" office:value-type="string" office:string-value="201611" calcext:value-type="string">
            <text:p>2016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M-Tops</text:p>
          </table:table-cell>
          <table:table-cell office:value-type="date" office:date-value="2017-01-02" calcext:value-type="date">
            <text:p>2-Jan-17</text:p>
          </table:table-cell>
          <table:table-cell office:value-type="float" office:value="34440" calcext:value-type="float">
            <text:p>34,440</text:p>
          </table:table-cell>
          <table:table-cell table:formula="of:=IF([.B129]&lt;&gt;[.B128];1;0)" office:value-type="float" office:value="0" calcext:value-type="float">
            <text:p>0</text:p>
          </table:table-cell>
          <table:table-cell table:formula="of:=IF([.E129]=0;[.D128];&quot;&quot;)" office:value-type="float" office:value="26400" calcext:value-type="float">
            <text:p>26,400</text:p>
          </table:table-cell>
          <table:table-cell table:formula="of:=IF([.E129]=0;[.C129]-[.C128];&quot;&quot;)" office:value-type="float" office:value="6" calcext:value-type="float">
            <text:p>6</text:p>
          </table:table-cell>
          <table:table-cell table:formula="of:=WEEKNUM([.C129])" office:value-type="float" office:value="1" calcext:value-type="float">
            <text:p>1</text:p>
          </table:table-cell>
          <table:table-cell table:formula="of:=WEEKDAY([.C129])" office:value-type="float" office:value="2" calcext:value-type="float">
            <text:p>2</text:p>
          </table:table-cell>
          <table:table-cell table:formula="of:=ROUNDUP([.K129]/12*4)" office:value-type="float" office:value="1" calcext:value-type="float">
            <text:p>1</text:p>
          </table:table-cell>
          <table:table-cell table:formula="of:=MONTH([.C129])" office:value-type="float" office:value="1" calcext:value-type="float">
            <text:p>1</text:p>
          </table:table-cell>
          <table:table-cell table:formula="of:=YEAR([.C129])" office:value-type="float" office:value="2017" calcext:value-type="float">
            <text:p>2017</text:p>
          </table:table-cell>
          <table:table-cell table:formula="of:=[.L129]&amp;[.K129]" office:value-type="string" office:string-value="20171" calcext:value-type="string">
            <text:p>20171</text:p>
          </table:table-cell>
          <table:table-cell table:formula="of:=DATE([.L129];[.K129];-1)" office:value-type="date" office:date-value="2016-12-30" calcext:value-type="date">
            <text:p>12/30/16</text:p>
          </table:table-cell>
          <table:table-cell table:formula="of:=YEAR([.N129])&amp;MONTH([.N129])" office:value-type="string" office:string-value="201612" calcext:value-type="string">
            <text:p>2016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M-Tops</text:p>
          </table:table-cell>
          <table:table-cell office:value-type="date" office:date-value="2017-01-09" calcext:value-type="date">
            <text:p>9-Jan-17</text:p>
          </table:table-cell>
          <table:table-cell office:value-type="float" office:value="35200" calcext:value-type="float">
            <text:p>35,200</text:p>
          </table:table-cell>
          <table:table-cell table:formula="of:=IF([.B130]&lt;&gt;[.B129];1;0)" office:value-type="float" office:value="0" calcext:value-type="float">
            <text:p>0</text:p>
          </table:table-cell>
          <table:table-cell table:formula="of:=IF([.E130]=0;[.D129];&quot;&quot;)" office:value-type="float" office:value="34440" calcext:value-type="float">
            <text:p>34,440</text:p>
          </table:table-cell>
          <table:table-cell table:formula="of:=IF([.E130]=0;[.C130]-[.C129];&quot;&quot;)" office:value-type="float" office:value="7" calcext:value-type="float">
            <text:p>7</text:p>
          </table:table-cell>
          <table:table-cell table:formula="of:=WEEKNUM([.C130])" office:value-type="float" office:value="2" calcext:value-type="float">
            <text:p>2</text:p>
          </table:table-cell>
          <table:table-cell table:formula="of:=WEEKDAY([.C130])" office:value-type="float" office:value="2" calcext:value-type="float">
            <text:p>2</text:p>
          </table:table-cell>
          <table:table-cell table:formula="of:=ROUNDUP([.K130]/12*4)" office:value-type="float" office:value="1" calcext:value-type="float">
            <text:p>1</text:p>
          </table:table-cell>
          <table:table-cell table:formula="of:=MONTH([.C130])" office:value-type="float" office:value="1" calcext:value-type="float">
            <text:p>1</text:p>
          </table:table-cell>
          <table:table-cell table:formula="of:=YEAR([.C130])" office:value-type="float" office:value="2017" calcext:value-type="float">
            <text:p>2017</text:p>
          </table:table-cell>
          <table:table-cell table:formula="of:=[.L130]&amp;[.K130]" office:value-type="string" office:string-value="20171" calcext:value-type="string">
            <text:p>20171</text:p>
          </table:table-cell>
          <table:table-cell table:formula="of:=DATE([.L130];[.K130];-1)" office:value-type="date" office:date-value="2016-12-30" calcext:value-type="date">
            <text:p>12/30/16</text:p>
          </table:table-cell>
          <table:table-cell table:formula="of:=YEAR([.N130])&amp;MONTH([.N130])" office:value-type="string" office:string-value="201612" calcext:value-type="string">
            <text:p>2016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M-Tops</text:p>
          </table:table-cell>
          <table:table-cell office:value-type="date" office:date-value="2017-01-17" calcext:value-type="date">
            <text:p>17-Jan-17</text:p>
          </table:table-cell>
          <table:table-cell office:value-type="float" office:value="21380" calcext:value-type="float">
            <text:p>21,380</text:p>
          </table:table-cell>
          <table:table-cell table:formula="of:=IF([.B131]&lt;&gt;[.B130];1;0)" office:value-type="float" office:value="0" calcext:value-type="float">
            <text:p>0</text:p>
          </table:table-cell>
          <table:table-cell table:formula="of:=IF([.E131]=0;[.D130];&quot;&quot;)" office:value-type="float" office:value="35200" calcext:value-type="float">
            <text:p>35,200</text:p>
          </table:table-cell>
          <table:table-cell table:formula="of:=IF([.E131]=0;[.C131]-[.C130];&quot;&quot;)" office:value-type="float" office:value="8" calcext:value-type="float">
            <text:p>8</text:p>
          </table:table-cell>
          <table:table-cell table:formula="of:=WEEKNUM([.C131])" office:value-type="float" office:value="3" calcext:value-type="float">
            <text:p>3</text:p>
          </table:table-cell>
          <table:table-cell table:formula="of:=WEEKDAY([.C131])" office:value-type="float" office:value="3" calcext:value-type="float">
            <text:p>3</text:p>
          </table:table-cell>
          <table:table-cell table:formula="of:=ROUNDUP([.K131]/12*4)" office:value-type="float" office:value="1" calcext:value-type="float">
            <text:p>1</text:p>
          </table:table-cell>
          <table:table-cell table:formula="of:=MONTH([.C131])" office:value-type="float" office:value="1" calcext:value-type="float">
            <text:p>1</text:p>
          </table:table-cell>
          <table:table-cell table:formula="of:=YEAR([.C131])" office:value-type="float" office:value="2017" calcext:value-type="float">
            <text:p>2017</text:p>
          </table:table-cell>
          <table:table-cell table:formula="of:=[.L131]&amp;[.K131]" office:value-type="string" office:string-value="20171" calcext:value-type="string">
            <text:p>20171</text:p>
          </table:table-cell>
          <table:table-cell table:formula="of:=DATE([.L131];[.K131];-1)" office:value-type="date" office:date-value="2016-12-30" calcext:value-type="date">
            <text:p>12/30/16</text:p>
          </table:table-cell>
          <table:table-cell table:formula="of:=YEAR([.N131])&amp;MONTH([.N131])" office:value-type="string" office:string-value="201612" calcext:value-type="string">
            <text:p>2016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M-Tops</text:p>
          </table:table-cell>
          <table:table-cell office:value-type="date" office:date-value="2017-01-20" calcext:value-type="date">
            <text:p>20-Jan-17</text:p>
          </table:table-cell>
          <table:table-cell office:value-type="float" office:value="24000" calcext:value-type="float">
            <text:p>24,000</text:p>
          </table:table-cell>
          <table:table-cell table:formula="of:=IF([.B132]&lt;&gt;[.B131];1;0)" office:value-type="float" office:value="0" calcext:value-type="float">
            <text:p>0</text:p>
          </table:table-cell>
          <table:table-cell table:formula="of:=IF([.E132]=0;[.D131];&quot;&quot;)" office:value-type="float" office:value="21380" calcext:value-type="float">
            <text:p>21,380</text:p>
          </table:table-cell>
          <table:table-cell table:formula="of:=IF([.E132]=0;[.C132]-[.C131];&quot;&quot;)" office:value-type="float" office:value="3" calcext:value-type="float">
            <text:p>3</text:p>
          </table:table-cell>
          <table:table-cell table:formula="of:=WEEKNUM([.C132])" office:value-type="float" office:value="3" calcext:value-type="float">
            <text:p>3</text:p>
          </table:table-cell>
          <table:table-cell table:formula="of:=WEEKDAY([.C132])" office:value-type="float" office:value="6" calcext:value-type="float">
            <text:p>6</text:p>
          </table:table-cell>
          <table:table-cell table:formula="of:=ROUNDUP([.K132]/12*4)" office:value-type="float" office:value="1" calcext:value-type="float">
            <text:p>1</text:p>
          </table:table-cell>
          <table:table-cell table:formula="of:=MONTH([.C132])" office:value-type="float" office:value="1" calcext:value-type="float">
            <text:p>1</text:p>
          </table:table-cell>
          <table:table-cell table:formula="of:=YEAR([.C132])" office:value-type="float" office:value="2017" calcext:value-type="float">
            <text:p>2017</text:p>
          </table:table-cell>
          <table:table-cell table:formula="of:=[.L132]&amp;[.K132]" office:value-type="string" office:string-value="20171" calcext:value-type="string">
            <text:p>20171</text:p>
          </table:table-cell>
          <table:table-cell table:formula="of:=DATE([.L132];[.K132];-1)" office:value-type="date" office:date-value="2016-12-30" calcext:value-type="date">
            <text:p>12/30/16</text:p>
          </table:table-cell>
          <table:table-cell table:formula="of:=YEAR([.N132])&amp;MONTH([.N132])" office:value-type="string" office:string-value="201612" calcext:value-type="string">
            <text:p>2016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M-Tops</text:p>
          </table:table-cell>
          <table:table-cell office:value-type="date" office:date-value="2017-01-26" calcext:value-type="date">
            <text:p>26-Jan-17</text:p>
          </table:table-cell>
          <table:table-cell office:value-type="float" office:value="8400" calcext:value-type="float">
            <text:p>8,400</text:p>
          </table:table-cell>
          <table:table-cell table:formula="of:=IF([.B133]&lt;&gt;[.B132];1;0)" office:value-type="float" office:value="0" calcext:value-type="float">
            <text:p>0</text:p>
          </table:table-cell>
          <table:table-cell table:formula="of:=IF([.E133]=0;[.D132];&quot;&quot;)" office:value-type="float" office:value="24000" calcext:value-type="float">
            <text:p>24,000</text:p>
          </table:table-cell>
          <table:table-cell table:formula="of:=IF([.E133]=0;[.C133]-[.C132];&quot;&quot;)" office:value-type="float" office:value="6" calcext:value-type="float">
            <text:p>6</text:p>
          </table:table-cell>
          <table:table-cell table:formula="of:=WEEKNUM([.C133])" office:value-type="float" office:value="4" calcext:value-type="float">
            <text:p>4</text:p>
          </table:table-cell>
          <table:table-cell table:formula="of:=WEEKDAY([.C133])" office:value-type="float" office:value="5" calcext:value-type="float">
            <text:p>5</text:p>
          </table:table-cell>
          <table:table-cell table:formula="of:=ROUNDUP([.K133]/12*4)" office:value-type="float" office:value="1" calcext:value-type="float">
            <text:p>1</text:p>
          </table:table-cell>
          <table:table-cell table:formula="of:=MONTH([.C133])" office:value-type="float" office:value="1" calcext:value-type="float">
            <text:p>1</text:p>
          </table:table-cell>
          <table:table-cell table:formula="of:=YEAR([.C133])" office:value-type="float" office:value="2017" calcext:value-type="float">
            <text:p>2017</text:p>
          </table:table-cell>
          <table:table-cell table:formula="of:=[.L133]&amp;[.K133]" office:value-type="string" office:string-value="20171" calcext:value-type="string">
            <text:p>20171</text:p>
          </table:table-cell>
          <table:table-cell table:formula="of:=DATE([.L133];[.K133];-1)" office:value-type="date" office:date-value="2016-12-30" calcext:value-type="date">
            <text:p>12/30/16</text:p>
          </table:table-cell>
          <table:table-cell table:formula="of:=YEAR([.N133])&amp;MONTH([.N133])" office:value-type="string" office:string-value="201612" calcext:value-type="string">
            <text:p>2016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M-Tops</text:p>
          </table:table-cell>
          <table:table-cell office:value-type="date" office:date-value="2017-01-28" calcext:value-type="date">
            <text:p>28-Jan-17</text:p>
          </table:table-cell>
          <table:table-cell office:value-type="float" office:value="6000" calcext:value-type="float">
            <text:p>6,000</text:p>
          </table:table-cell>
          <table:table-cell table:formula="of:=IF([.B134]&lt;&gt;[.B133];1;0)" office:value-type="float" office:value="0" calcext:value-type="float">
            <text:p>0</text:p>
          </table:table-cell>
          <table:table-cell table:formula="of:=IF([.E134]=0;[.D133];&quot;&quot;)" office:value-type="float" office:value="8400" calcext:value-type="float">
            <text:p>8,400</text:p>
          </table:table-cell>
          <table:table-cell table:formula="of:=IF([.E134]=0;[.C134]-[.C133];&quot;&quot;)" office:value-type="float" office:value="2" calcext:value-type="float">
            <text:p>2</text:p>
          </table:table-cell>
          <table:table-cell table:formula="of:=WEEKNUM([.C134])" office:value-type="float" office:value="4" calcext:value-type="float">
            <text:p>4</text:p>
          </table:table-cell>
          <table:table-cell table:formula="of:=WEEKDAY([.C134])" office:value-type="float" office:value="7" calcext:value-type="float">
            <text:p>7</text:p>
          </table:table-cell>
          <table:table-cell table:formula="of:=ROUNDUP([.K134]/12*4)" office:value-type="float" office:value="1" calcext:value-type="float">
            <text:p>1</text:p>
          </table:table-cell>
          <table:table-cell table:formula="of:=MONTH([.C134])" office:value-type="float" office:value="1" calcext:value-type="float">
            <text:p>1</text:p>
          </table:table-cell>
          <table:table-cell table:formula="of:=YEAR([.C134])" office:value-type="float" office:value="2017" calcext:value-type="float">
            <text:p>2017</text:p>
          </table:table-cell>
          <table:table-cell table:formula="of:=[.L134]&amp;[.K134]" office:value-type="string" office:string-value="20171" calcext:value-type="string">
            <text:p>20171</text:p>
          </table:table-cell>
          <table:table-cell table:formula="of:=DATE([.L134];[.K134];-1)" office:value-type="date" office:date-value="2016-12-30" calcext:value-type="date">
            <text:p>12/30/16</text:p>
          </table:table-cell>
          <table:table-cell table:formula="of:=YEAR([.N134])&amp;MONTH([.N134])" office:value-type="string" office:string-value="201612" calcext:value-type="string">
            <text:p>2016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M-Tops</text:p>
          </table:table-cell>
          <table:table-cell office:value-type="date" office:date-value="2017-01-29" calcext:value-type="date">
            <text:p>29-Jan-17</text:p>
          </table:table-cell>
          <table:table-cell office:value-type="float" office:value="7900" calcext:value-type="float">
            <text:p>7,900</text:p>
          </table:table-cell>
          <table:table-cell table:formula="of:=IF([.B135]&lt;&gt;[.B134];1;0)" office:value-type="float" office:value="0" calcext:value-type="float">
            <text:p>0</text:p>
          </table:table-cell>
          <table:table-cell table:formula="of:=IF([.E135]=0;[.D134];&quot;&quot;)" office:value-type="float" office:value="6000" calcext:value-type="float">
            <text:p>6,000</text:p>
          </table:table-cell>
          <table:table-cell table:formula="of:=IF([.E135]=0;[.C135]-[.C134];&quot;&quot;)" office:value-type="float" office:value="1" calcext:value-type="float">
            <text:p>1</text:p>
          </table:table-cell>
          <table:table-cell table:formula="of:=WEEKNUM([.C135])" office:value-type="float" office:value="5" calcext:value-type="float">
            <text:p>5</text:p>
          </table:table-cell>
          <table:table-cell table:formula="of:=WEEKDAY([.C135])" office:value-type="float" office:value="1" calcext:value-type="float">
            <text:p>1</text:p>
          </table:table-cell>
          <table:table-cell table:formula="of:=ROUNDUP([.K135]/12*4)" office:value-type="float" office:value="1" calcext:value-type="float">
            <text:p>1</text:p>
          </table:table-cell>
          <table:table-cell table:formula="of:=MONTH([.C135])" office:value-type="float" office:value="1" calcext:value-type="float">
            <text:p>1</text:p>
          </table:table-cell>
          <table:table-cell table:formula="of:=YEAR([.C135])" office:value-type="float" office:value="2017" calcext:value-type="float">
            <text:p>2017</text:p>
          </table:table-cell>
          <table:table-cell table:formula="of:=[.L135]&amp;[.K135]" office:value-type="string" office:string-value="20171" calcext:value-type="string">
            <text:p>20171</text:p>
          </table:table-cell>
          <table:table-cell table:formula="of:=DATE([.L135];[.K135];-1)" office:value-type="date" office:date-value="2016-12-30" calcext:value-type="date">
            <text:p>12/30/16</text:p>
          </table:table-cell>
          <table:table-cell table:formula="of:=YEAR([.N135])&amp;MONTH([.N135])" office:value-type="string" office:string-value="201612" calcext:value-type="string">
            <text:p>2016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M-Tops</text:p>
          </table:table-cell>
          <table:table-cell office:value-type="date" office:date-value="2017-02-06" calcext:value-type="date">
            <text:p>6-Feb-17</text:p>
          </table:table-cell>
          <table:table-cell office:value-type="float" office:value="47140" calcext:value-type="float">
            <text:p>47,140</text:p>
          </table:table-cell>
          <table:table-cell table:formula="of:=IF([.B136]&lt;&gt;[.B135];1;0)" office:value-type="float" office:value="0" calcext:value-type="float">
            <text:p>0</text:p>
          </table:table-cell>
          <table:table-cell table:formula="of:=IF([.E136]=0;[.D135];&quot;&quot;)" office:value-type="float" office:value="7900" calcext:value-type="float">
            <text:p>7,900</text:p>
          </table:table-cell>
          <table:table-cell table:formula="of:=IF([.E136]=0;[.C136]-[.C135];&quot;&quot;)" office:value-type="float" office:value="8" calcext:value-type="float">
            <text:p>8</text:p>
          </table:table-cell>
          <table:table-cell table:formula="of:=WEEKNUM([.C136])" office:value-type="float" office:value="6" calcext:value-type="float">
            <text:p>6</text:p>
          </table:table-cell>
          <table:table-cell table:formula="of:=WEEKDAY([.C136])" office:value-type="float" office:value="2" calcext:value-type="float">
            <text:p>2</text:p>
          </table:table-cell>
          <table:table-cell table:formula="of:=ROUNDUP([.K136]/12*4)" office:value-type="float" office:value="1" calcext:value-type="float">
            <text:p>1</text:p>
          </table:table-cell>
          <table:table-cell table:formula="of:=MONTH([.C136])" office:value-type="float" office:value="2" calcext:value-type="float">
            <text:p>2</text:p>
          </table:table-cell>
          <table:table-cell table:formula="of:=YEAR([.C136])" office:value-type="float" office:value="2017" calcext:value-type="float">
            <text:p>2017</text:p>
          </table:table-cell>
          <table:table-cell table:formula="of:=[.L136]&amp;[.K136]" office:value-type="string" office:string-value="20172" calcext:value-type="string">
            <text:p>20172</text:p>
          </table:table-cell>
          <table:table-cell table:formula="of:=DATE([.L136];[.K136];-1)" office:value-type="date" office:date-value="2017-01-30" calcext:value-type="date">
            <text:p>01/30/17</text:p>
          </table:table-cell>
          <table:table-cell table:formula="of:=YEAR([.N136])&amp;MONTH([.N136])" office:value-type="string" office:string-value="20171" calcext:value-type="string">
            <text:p>201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M-Tops</text:p>
          </table:table-cell>
          <table:table-cell office:value-type="date" office:date-value="2017-02-11" calcext:value-type="date">
            <text:p>11-Feb-17</text:p>
          </table:table-cell>
          <table:table-cell office:value-type="float" office:value="47790" calcext:value-type="float">
            <text:p>47,790</text:p>
          </table:table-cell>
          <table:table-cell table:formula="of:=IF([.B137]&lt;&gt;[.B136];1;0)" office:value-type="float" office:value="0" calcext:value-type="float">
            <text:p>0</text:p>
          </table:table-cell>
          <table:table-cell table:formula="of:=IF([.E137]=0;[.D136];&quot;&quot;)" office:value-type="float" office:value="47140" calcext:value-type="float">
            <text:p>47,140</text:p>
          </table:table-cell>
          <table:table-cell table:formula="of:=IF([.E137]=0;[.C137]-[.C136];&quot;&quot;)" office:value-type="float" office:value="5" calcext:value-type="float">
            <text:p>5</text:p>
          </table:table-cell>
          <table:table-cell table:formula="of:=WEEKNUM([.C137])" office:value-type="float" office:value="6" calcext:value-type="float">
            <text:p>6</text:p>
          </table:table-cell>
          <table:table-cell table:formula="of:=WEEKDAY([.C137])" office:value-type="float" office:value="7" calcext:value-type="float">
            <text:p>7</text:p>
          </table:table-cell>
          <table:table-cell table:formula="of:=ROUNDUP([.K137]/12*4)" office:value-type="float" office:value="1" calcext:value-type="float">
            <text:p>1</text:p>
          </table:table-cell>
          <table:table-cell table:formula="of:=MONTH([.C137])" office:value-type="float" office:value="2" calcext:value-type="float">
            <text:p>2</text:p>
          </table:table-cell>
          <table:table-cell table:formula="of:=YEAR([.C137])" office:value-type="float" office:value="2017" calcext:value-type="float">
            <text:p>2017</text:p>
          </table:table-cell>
          <table:table-cell table:formula="of:=[.L137]&amp;[.K137]" office:value-type="string" office:string-value="20172" calcext:value-type="string">
            <text:p>20172</text:p>
          </table:table-cell>
          <table:table-cell table:formula="of:=DATE([.L137];[.K137];-1)" office:value-type="date" office:date-value="2017-01-30" calcext:value-type="date">
            <text:p>01/30/17</text:p>
          </table:table-cell>
          <table:table-cell table:formula="of:=YEAR([.N137])&amp;MONTH([.N137])" office:value-type="string" office:string-value="20171" calcext:value-type="string">
            <text:p>201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M-Tops</text:p>
          </table:table-cell>
          <table:table-cell office:value-type="date" office:date-value="2017-02-18" calcext:value-type="date">
            <text:p>18-Feb-17</text:p>
          </table:table-cell>
          <table:table-cell office:value-type="float" office:value="16740" calcext:value-type="float">
            <text:p>16,740</text:p>
          </table:table-cell>
          <table:table-cell table:formula="of:=IF([.B138]&lt;&gt;[.B137];1;0)" office:value-type="float" office:value="0" calcext:value-type="float">
            <text:p>0</text:p>
          </table:table-cell>
          <table:table-cell table:formula="of:=IF([.E138]=0;[.D137];&quot;&quot;)" office:value-type="float" office:value="47790" calcext:value-type="float">
            <text:p>47,790</text:p>
          </table:table-cell>
          <table:table-cell table:formula="of:=IF([.E138]=0;[.C138]-[.C137];&quot;&quot;)" office:value-type="float" office:value="7" calcext:value-type="float">
            <text:p>7</text:p>
          </table:table-cell>
          <table:table-cell table:formula="of:=WEEKNUM([.C138])" office:value-type="float" office:value="7" calcext:value-type="float">
            <text:p>7</text:p>
          </table:table-cell>
          <table:table-cell table:formula="of:=WEEKDAY([.C138])" office:value-type="float" office:value="7" calcext:value-type="float">
            <text:p>7</text:p>
          </table:table-cell>
          <table:table-cell table:formula="of:=ROUNDUP([.K138]/12*4)" office:value-type="float" office:value="1" calcext:value-type="float">
            <text:p>1</text:p>
          </table:table-cell>
          <table:table-cell table:formula="of:=MONTH([.C138])" office:value-type="float" office:value="2" calcext:value-type="float">
            <text:p>2</text:p>
          </table:table-cell>
          <table:table-cell table:formula="of:=YEAR([.C138])" office:value-type="float" office:value="2017" calcext:value-type="float">
            <text:p>2017</text:p>
          </table:table-cell>
          <table:table-cell table:formula="of:=[.L138]&amp;[.K138]" office:value-type="string" office:string-value="20172" calcext:value-type="string">
            <text:p>20172</text:p>
          </table:table-cell>
          <table:table-cell table:formula="of:=DATE([.L138];[.K138];-1)" office:value-type="date" office:date-value="2017-01-30" calcext:value-type="date">
            <text:p>01/30/17</text:p>
          </table:table-cell>
          <table:table-cell table:formula="of:=YEAR([.N138])&amp;MONTH([.N138])" office:value-type="string" office:string-value="20171" calcext:value-type="string">
            <text:p>201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M-Tops</text:p>
          </table:table-cell>
          <table:table-cell office:value-type="date" office:date-value="2017-02-22" calcext:value-type="date">
            <text:p>22-Feb-17</text:p>
          </table:table-cell>
          <table:table-cell office:value-type="float" office:value="22400" calcext:value-type="float">
            <text:p>22,400</text:p>
          </table:table-cell>
          <table:table-cell table:formula="of:=IF([.B139]&lt;&gt;[.B138];1;0)" office:value-type="float" office:value="0" calcext:value-type="float">
            <text:p>0</text:p>
          </table:table-cell>
          <table:table-cell table:formula="of:=IF([.E139]=0;[.D138];&quot;&quot;)" office:value-type="float" office:value="16740" calcext:value-type="float">
            <text:p>16,740</text:p>
          </table:table-cell>
          <table:table-cell table:formula="of:=IF([.E139]=0;[.C139]-[.C138];&quot;&quot;)" office:value-type="float" office:value="4" calcext:value-type="float">
            <text:p>4</text:p>
          </table:table-cell>
          <table:table-cell table:formula="of:=WEEKNUM([.C139])" office:value-type="float" office:value="8" calcext:value-type="float">
            <text:p>8</text:p>
          </table:table-cell>
          <table:table-cell table:formula="of:=WEEKDAY([.C139])" office:value-type="float" office:value="4" calcext:value-type="float">
            <text:p>4</text:p>
          </table:table-cell>
          <table:table-cell table:formula="of:=ROUNDUP([.K139]/12*4)" office:value-type="float" office:value="1" calcext:value-type="float">
            <text:p>1</text:p>
          </table:table-cell>
          <table:table-cell table:formula="of:=MONTH([.C139])" office:value-type="float" office:value="2" calcext:value-type="float">
            <text:p>2</text:p>
          </table:table-cell>
          <table:table-cell table:formula="of:=YEAR([.C139])" office:value-type="float" office:value="2017" calcext:value-type="float">
            <text:p>2017</text:p>
          </table:table-cell>
          <table:table-cell table:formula="of:=[.L139]&amp;[.K139]" office:value-type="string" office:string-value="20172" calcext:value-type="string">
            <text:p>20172</text:p>
          </table:table-cell>
          <table:table-cell table:formula="of:=DATE([.L139];[.K139];-1)" office:value-type="date" office:date-value="2017-01-30" calcext:value-type="date">
            <text:p>01/30/17</text:p>
          </table:table-cell>
          <table:table-cell table:formula="of:=YEAR([.N139])&amp;MONTH([.N139])" office:value-type="string" office:string-value="20171" calcext:value-type="string">
            <text:p>201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S-Shorts</text:p>
          </table:table-cell>
          <table:table-cell office:value-type="date" office:date-value="2016-03-13" calcext:value-type="date">
            <text:p>13-Mar-16</text:p>
          </table:table-cell>
          <table:table-cell office:value-type="float" office:value="11538" calcext:value-type="float">
            <text:p>11,538</text:p>
          </table:table-cell>
          <table:table-cell table:formula="of:=IF([.B140]&lt;&gt;[.B139];1;0)" office:value-type="float" office:value="1" calcext:value-type="float">
            <text:p>1</text:p>
          </table:table-cell>
          <table:table-cell table:style-name="Default" table:formula="of:=IF([.E140]=0;[.D139];&quot;&quot;)">
            <text:p/>
          </table:table-cell>
          <table:table-cell table:formula="of:=IF([.E140]=0;[.C140]-[.C139];&quot;&quot;)">
            <text:p/>
          </table:table-cell>
          <table:table-cell table:formula="of:=WEEKNUM([.C140])" office:value-type="float" office:value="12" calcext:value-type="float">
            <text:p>12</text:p>
          </table:table-cell>
          <table:table-cell table:formula="of:=WEEKDAY([.C140])" office:value-type="float" office:value="1" calcext:value-type="float">
            <text:p>1</text:p>
          </table:table-cell>
          <table:table-cell table:formula="of:=ROUNDUP([.K140]/12*4)" office:value-type="float" office:value="1" calcext:value-type="float">
            <text:p>1</text:p>
          </table:table-cell>
          <table:table-cell table:formula="of:=MONTH([.C140])" office:value-type="float" office:value="3" calcext:value-type="float">
            <text:p>3</text:p>
          </table:table-cell>
          <table:table-cell table:formula="of:=YEAR([.C140])" office:value-type="float" office:value="2016" calcext:value-type="float">
            <text:p>2016</text:p>
          </table:table-cell>
          <table:table-cell table:formula="of:=[.L140]&amp;[.K140]" office:value-type="string" office:string-value="20163" calcext:value-type="string">
            <text:p>20163</text:p>
          </table:table-cell>
          <table:table-cell table:formula="of:=DATE([.L140];[.K140];-1)" office:value-type="date" office:date-value="2016-02-28" calcext:value-type="date">
            <text:p>02/28/16</text:p>
          </table:table-cell>
          <table:table-cell table:formula="of:=YEAR([.N140])&amp;MONTH([.N140])" office:value-type="string" office:string-value="20162" calcext:value-type="string">
            <text:p>201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S-Shorts</text:p>
          </table:table-cell>
          <table:table-cell office:value-type="date" office:date-value="2016-03-26" calcext:value-type="date">
            <text:p>26-Mar-16</text:p>
          </table:table-cell>
          <table:table-cell office:value-type="float" office:value="9091" calcext:value-type="float">
            <text:p>9,091</text:p>
          </table:table-cell>
          <table:table-cell table:formula="of:=IF([.B141]&lt;&gt;[.B140];1;0)" office:value-type="float" office:value="0" calcext:value-type="float">
            <text:p>0</text:p>
          </table:table-cell>
          <table:table-cell table:formula="of:=IF([.E141]=0;[.D140];&quot;&quot;)" office:value-type="float" office:value="11538" calcext:value-type="float">
            <text:p>11,538</text:p>
          </table:table-cell>
          <table:table-cell table:formula="of:=IF([.E141]=0;[.C141]-[.C140];&quot;&quot;)" office:value-type="float" office:value="13" calcext:value-type="float">
            <text:p>13</text:p>
          </table:table-cell>
          <table:table-cell table:formula="of:=WEEKNUM([.C141])" office:value-type="float" office:value="13" calcext:value-type="float">
            <text:p>13</text:p>
          </table:table-cell>
          <table:table-cell table:formula="of:=WEEKDAY([.C141])" office:value-type="float" office:value="7" calcext:value-type="float">
            <text:p>7</text:p>
          </table:table-cell>
          <table:table-cell table:formula="of:=ROUNDUP([.K141]/12*4)" office:value-type="float" office:value="1" calcext:value-type="float">
            <text:p>1</text:p>
          </table:table-cell>
          <table:table-cell table:formula="of:=MONTH([.C141])" office:value-type="float" office:value="3" calcext:value-type="float">
            <text:p>3</text:p>
          </table:table-cell>
          <table:table-cell table:formula="of:=YEAR([.C141])" office:value-type="float" office:value="2016" calcext:value-type="float">
            <text:p>2016</text:p>
          </table:table-cell>
          <table:table-cell table:formula="of:=[.L141]&amp;[.K141]" office:value-type="string" office:string-value="20163" calcext:value-type="string">
            <text:p>20163</text:p>
          </table:table-cell>
          <table:table-cell table:formula="of:=DATE([.L141];[.K141];-1)" office:value-type="date" office:date-value="2016-02-28" calcext:value-type="date">
            <text:p>02/28/16</text:p>
          </table:table-cell>
          <table:table-cell table:formula="of:=YEAR([.N141])&amp;MONTH([.N141])" office:value-type="string" office:string-value="20162" calcext:value-type="string">
            <text:p>201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S-Shorts</text:p>
          </table:table-cell>
          <table:table-cell office:value-type="date" office:date-value="2016-03-28" calcext:value-type="date">
            <text:p>28-Mar-16</text:p>
          </table:table-cell>
          <table:table-cell office:value-type="float" office:value="2746" calcext:value-type="float">
            <text:p>2,746</text:p>
          </table:table-cell>
          <table:table-cell table:formula="of:=IF([.B142]&lt;&gt;[.B141];1;0)" office:value-type="float" office:value="0" calcext:value-type="float">
            <text:p>0</text:p>
          </table:table-cell>
          <table:table-cell table:formula="of:=IF([.E142]=0;[.D141];&quot;&quot;)" office:value-type="float" office:value="9091" calcext:value-type="float">
            <text:p>9,091</text:p>
          </table:table-cell>
          <table:table-cell table:formula="of:=IF([.E142]=0;[.C142]-[.C141];&quot;&quot;)" office:value-type="float" office:value="2" calcext:value-type="float">
            <text:p>2</text:p>
          </table:table-cell>
          <table:table-cell table:formula="of:=WEEKNUM([.C142])" office:value-type="float" office:value="14" calcext:value-type="float">
            <text:p>14</text:p>
          </table:table-cell>
          <table:table-cell table:formula="of:=WEEKDAY([.C142])" office:value-type="float" office:value="2" calcext:value-type="float">
            <text:p>2</text:p>
          </table:table-cell>
          <table:table-cell table:formula="of:=ROUNDUP([.K142]/12*4)" office:value-type="float" office:value="1" calcext:value-type="float">
            <text:p>1</text:p>
          </table:table-cell>
          <table:table-cell table:formula="of:=MONTH([.C142])" office:value-type="float" office:value="3" calcext:value-type="float">
            <text:p>3</text:p>
          </table:table-cell>
          <table:table-cell table:formula="of:=YEAR([.C142])" office:value-type="float" office:value="2016" calcext:value-type="float">
            <text:p>2016</text:p>
          </table:table-cell>
          <table:table-cell table:formula="of:=[.L142]&amp;[.K142]" office:value-type="string" office:string-value="20163" calcext:value-type="string">
            <text:p>20163</text:p>
          </table:table-cell>
          <table:table-cell table:formula="of:=DATE([.L142];[.K142];-1)" office:value-type="date" office:date-value="2016-02-28" calcext:value-type="date">
            <text:p>02/28/16</text:p>
          </table:table-cell>
          <table:table-cell table:formula="of:=YEAR([.N142])&amp;MONTH([.N142])" office:value-type="string" office:string-value="20162" calcext:value-type="string">
            <text:p>201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S-Shorts</text:p>
          </table:table-cell>
          <table:table-cell office:value-type="date" office:date-value="2016-04-06" calcext:value-type="date">
            <text:p>6-Apr-16</text:p>
          </table:table-cell>
          <table:table-cell office:value-type="float" office:value="17879" calcext:value-type="float">
            <text:p>17,879</text:p>
          </table:table-cell>
          <table:table-cell table:formula="of:=IF([.B143]&lt;&gt;[.B142];1;0)" office:value-type="float" office:value="0" calcext:value-type="float">
            <text:p>0</text:p>
          </table:table-cell>
          <table:table-cell table:formula="of:=IF([.E143]=0;[.D142];&quot;&quot;)" office:value-type="float" office:value="2746" calcext:value-type="float">
            <text:p>2,746</text:p>
          </table:table-cell>
          <table:table-cell table:formula="of:=IF([.E143]=0;[.C143]-[.C142];&quot;&quot;)" office:value-type="float" office:value="9" calcext:value-type="float">
            <text:p>9</text:p>
          </table:table-cell>
          <table:table-cell table:formula="of:=WEEKNUM([.C143])" office:value-type="float" office:value="15" calcext:value-type="float">
            <text:p>15</text:p>
          </table:table-cell>
          <table:table-cell table:formula="of:=WEEKDAY([.C143])" office:value-type="float" office:value="4" calcext:value-type="float">
            <text:p>4</text:p>
          </table:table-cell>
          <table:table-cell table:formula="of:=ROUNDUP([.K143]/12*4)" office:value-type="float" office:value="2" calcext:value-type="float">
            <text:p>2</text:p>
          </table:table-cell>
          <table:table-cell table:formula="of:=MONTH([.C143])" office:value-type="float" office:value="4" calcext:value-type="float">
            <text:p>4</text:p>
          </table:table-cell>
          <table:table-cell table:formula="of:=YEAR([.C143])" office:value-type="float" office:value="2016" calcext:value-type="float">
            <text:p>2016</text:p>
          </table:table-cell>
          <table:table-cell table:formula="of:=[.L143]&amp;[.K143]" office:value-type="string" office:string-value="20164" calcext:value-type="string">
            <text:p>20164</text:p>
          </table:table-cell>
          <table:table-cell table:formula="of:=DATE([.L143];[.K143];-1)" office:value-type="date" office:date-value="2016-03-30" calcext:value-type="date">
            <text:p>03/30/16</text:p>
          </table:table-cell>
          <table:table-cell table:formula="of:=YEAR([.N143])&amp;MONTH([.N143])" office:value-type="string" office:string-value="20163" calcext:value-type="string">
            <text:p>201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S-Shorts</text:p>
          </table:table-cell>
          <table:table-cell office:value-type="date" office:date-value="2016-04-08" calcext:value-type="date">
            <text:p>8-Apr-16</text:p>
          </table:table-cell>
          <table:table-cell office:value-type="float" office:value="21620" calcext:value-type="float">
            <text:p>21,620</text:p>
          </table:table-cell>
          <table:table-cell table:formula="of:=IF([.B144]&lt;&gt;[.B143];1;0)" office:value-type="float" office:value="0" calcext:value-type="float">
            <text:p>0</text:p>
          </table:table-cell>
          <table:table-cell table:formula="of:=IF([.E144]=0;[.D143];&quot;&quot;)" office:value-type="float" office:value="17879" calcext:value-type="float">
            <text:p>17,879</text:p>
          </table:table-cell>
          <table:table-cell table:formula="of:=IF([.E144]=0;[.C144]-[.C143];&quot;&quot;)" office:value-type="float" office:value="2" calcext:value-type="float">
            <text:p>2</text:p>
          </table:table-cell>
          <table:table-cell table:formula="of:=WEEKNUM([.C144])" office:value-type="float" office:value="15" calcext:value-type="float">
            <text:p>15</text:p>
          </table:table-cell>
          <table:table-cell table:formula="of:=WEEKDAY([.C144])" office:value-type="float" office:value="6" calcext:value-type="float">
            <text:p>6</text:p>
          </table:table-cell>
          <table:table-cell table:formula="of:=ROUNDUP([.K144]/12*4)" office:value-type="float" office:value="2" calcext:value-type="float">
            <text:p>2</text:p>
          </table:table-cell>
          <table:table-cell table:formula="of:=MONTH([.C144])" office:value-type="float" office:value="4" calcext:value-type="float">
            <text:p>4</text:p>
          </table:table-cell>
          <table:table-cell table:formula="of:=YEAR([.C144])" office:value-type="float" office:value="2016" calcext:value-type="float">
            <text:p>2016</text:p>
          </table:table-cell>
          <table:table-cell table:formula="of:=[.L144]&amp;[.K144]" office:value-type="string" office:string-value="20164" calcext:value-type="string">
            <text:p>20164</text:p>
          </table:table-cell>
          <table:table-cell table:formula="of:=DATE([.L144];[.K144];-1)" office:value-type="date" office:date-value="2016-03-30" calcext:value-type="date">
            <text:p>03/30/16</text:p>
          </table:table-cell>
          <table:table-cell table:formula="of:=YEAR([.N144])&amp;MONTH([.N144])" office:value-type="string" office:string-value="20163" calcext:value-type="string">
            <text:p>201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S-Shorts</text:p>
          </table:table-cell>
          <table:table-cell office:value-type="date" office:date-value="2016-04-20" calcext:value-type="date">
            <text:p>20-Apr-16</text:p>
          </table:table-cell>
          <table:table-cell office:value-type="float" office:value="7000" calcext:value-type="float">
            <text:p>7,000</text:p>
          </table:table-cell>
          <table:table-cell table:formula="of:=IF([.B145]&lt;&gt;[.B144];1;0)" office:value-type="float" office:value="0" calcext:value-type="float">
            <text:p>0</text:p>
          </table:table-cell>
          <table:table-cell table:formula="of:=IF([.E145]=0;[.D144];&quot;&quot;)" office:value-type="float" office:value="21620" calcext:value-type="float">
            <text:p>21,620</text:p>
          </table:table-cell>
          <table:table-cell table:formula="of:=IF([.E145]=0;[.C145]-[.C144];&quot;&quot;)" office:value-type="float" office:value="12" calcext:value-type="float">
            <text:p>12</text:p>
          </table:table-cell>
          <table:table-cell table:formula="of:=WEEKNUM([.C145])" office:value-type="float" office:value="17" calcext:value-type="float">
            <text:p>17</text:p>
          </table:table-cell>
          <table:table-cell table:formula="of:=WEEKDAY([.C145])" office:value-type="float" office:value="4" calcext:value-type="float">
            <text:p>4</text:p>
          </table:table-cell>
          <table:table-cell table:formula="of:=ROUNDUP([.K145]/12*4)" office:value-type="float" office:value="2" calcext:value-type="float">
            <text:p>2</text:p>
          </table:table-cell>
          <table:table-cell table:formula="of:=MONTH([.C145])" office:value-type="float" office:value="4" calcext:value-type="float">
            <text:p>4</text:p>
          </table:table-cell>
          <table:table-cell table:formula="of:=YEAR([.C145])" office:value-type="float" office:value="2016" calcext:value-type="float">
            <text:p>2016</text:p>
          </table:table-cell>
          <table:table-cell table:formula="of:=[.L145]&amp;[.K145]" office:value-type="string" office:string-value="20164" calcext:value-type="string">
            <text:p>20164</text:p>
          </table:table-cell>
          <table:table-cell table:formula="of:=DATE([.L145];[.K145];-1)" office:value-type="date" office:date-value="2016-03-30" calcext:value-type="date">
            <text:p>03/30/16</text:p>
          </table:table-cell>
          <table:table-cell table:formula="of:=YEAR([.N145])&amp;MONTH([.N145])" office:value-type="string" office:string-value="20163" calcext:value-type="string">
            <text:p>201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S-Shorts</text:p>
          </table:table-cell>
          <table:table-cell office:value-type="date" office:date-value="2016-04-27" calcext:value-type="date">
            <text:p>27-Apr-16</text:p>
          </table:table-cell>
          <table:table-cell office:value-type="float" office:value="14120" calcext:value-type="float">
            <text:p>14,120</text:p>
          </table:table-cell>
          <table:table-cell table:formula="of:=IF([.B146]&lt;&gt;[.B145];1;0)" office:value-type="float" office:value="0" calcext:value-type="float">
            <text:p>0</text:p>
          </table:table-cell>
          <table:table-cell table:formula="of:=IF([.E146]=0;[.D145];&quot;&quot;)" office:value-type="float" office:value="7000" calcext:value-type="float">
            <text:p>7,000</text:p>
          </table:table-cell>
          <table:table-cell table:formula="of:=IF([.E146]=0;[.C146]-[.C145];&quot;&quot;)" office:value-type="float" office:value="7" calcext:value-type="float">
            <text:p>7</text:p>
          </table:table-cell>
          <table:table-cell table:formula="of:=WEEKNUM([.C146])" office:value-type="float" office:value="18" calcext:value-type="float">
            <text:p>18</text:p>
          </table:table-cell>
          <table:table-cell table:formula="of:=WEEKDAY([.C146])" office:value-type="float" office:value="4" calcext:value-type="float">
            <text:p>4</text:p>
          </table:table-cell>
          <table:table-cell table:formula="of:=ROUNDUP([.K146]/12*4)" office:value-type="float" office:value="2" calcext:value-type="float">
            <text:p>2</text:p>
          </table:table-cell>
          <table:table-cell table:formula="of:=MONTH([.C146])" office:value-type="float" office:value="4" calcext:value-type="float">
            <text:p>4</text:p>
          </table:table-cell>
          <table:table-cell table:formula="of:=YEAR([.C146])" office:value-type="float" office:value="2016" calcext:value-type="float">
            <text:p>2016</text:p>
          </table:table-cell>
          <table:table-cell table:formula="of:=[.L146]&amp;[.K146]" office:value-type="string" office:string-value="20164" calcext:value-type="string">
            <text:p>20164</text:p>
          </table:table-cell>
          <table:table-cell table:formula="of:=DATE([.L146];[.K146];-1)" office:value-type="date" office:date-value="2016-03-30" calcext:value-type="date">
            <text:p>03/30/16</text:p>
          </table:table-cell>
          <table:table-cell table:formula="of:=YEAR([.N146])&amp;MONTH([.N146])" office:value-type="string" office:string-value="20163" calcext:value-type="string">
            <text:p>201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S-Shorts</text:p>
          </table:table-cell>
          <table:table-cell office:value-type="date" office:date-value="2016-05-06" calcext:value-type="date">
            <text:p>6-May-16</text:p>
          </table:table-cell>
          <table:table-cell office:value-type="float" office:value="16020" calcext:value-type="float">
            <text:p>16,020</text:p>
          </table:table-cell>
          <table:table-cell table:formula="of:=IF([.B147]&lt;&gt;[.B146];1;0)" office:value-type="float" office:value="0" calcext:value-type="float">
            <text:p>0</text:p>
          </table:table-cell>
          <table:table-cell table:formula="of:=IF([.E147]=0;[.D146];&quot;&quot;)" office:value-type="float" office:value="14120" calcext:value-type="float">
            <text:p>14,120</text:p>
          </table:table-cell>
          <table:table-cell table:formula="of:=IF([.E147]=0;[.C147]-[.C146];&quot;&quot;)" office:value-type="float" office:value="9" calcext:value-type="float">
            <text:p>9</text:p>
          </table:table-cell>
          <table:table-cell table:formula="of:=WEEKNUM([.C147])" office:value-type="float" office:value="19" calcext:value-type="float">
            <text:p>19</text:p>
          </table:table-cell>
          <table:table-cell table:formula="of:=WEEKDAY([.C147])" office:value-type="float" office:value="6" calcext:value-type="float">
            <text:p>6</text:p>
          </table:table-cell>
          <table:table-cell table:formula="of:=ROUNDUP([.K147]/12*4)" office:value-type="float" office:value="2" calcext:value-type="float">
            <text:p>2</text:p>
          </table:table-cell>
          <table:table-cell table:formula="of:=MONTH([.C147])" office:value-type="float" office:value="5" calcext:value-type="float">
            <text:p>5</text:p>
          </table:table-cell>
          <table:table-cell table:formula="of:=YEAR([.C147])" office:value-type="float" office:value="2016" calcext:value-type="float">
            <text:p>2016</text:p>
          </table:table-cell>
          <table:table-cell table:formula="of:=[.L147]&amp;[.K147]" office:value-type="string" office:string-value="20165" calcext:value-type="string">
            <text:p>20165</text:p>
          </table:table-cell>
          <table:table-cell table:formula="of:=DATE([.L147];[.K147];-1)" office:value-type="date" office:date-value="2016-04-29" calcext:value-type="date">
            <text:p>04/29/16</text:p>
          </table:table-cell>
          <table:table-cell table:formula="of:=YEAR([.N147])&amp;MONTH([.N147])" office:value-type="string" office:string-value="20164" calcext:value-type="string">
            <text:p>201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S-Shorts</text:p>
          </table:table-cell>
          <table:table-cell office:value-type="date" office:date-value="2016-05-11" calcext:value-type="date">
            <text:p>11-May-16</text:p>
          </table:table-cell>
          <table:table-cell office:value-type="float" office:value="13500" calcext:value-type="float">
            <text:p>13,500</text:p>
          </table:table-cell>
          <table:table-cell table:formula="of:=IF([.B148]&lt;&gt;[.B147];1;0)" office:value-type="float" office:value="0" calcext:value-type="float">
            <text:p>0</text:p>
          </table:table-cell>
          <table:table-cell table:formula="of:=IF([.E148]=0;[.D147];&quot;&quot;)" office:value-type="float" office:value="16020" calcext:value-type="float">
            <text:p>16,020</text:p>
          </table:table-cell>
          <table:table-cell table:formula="of:=IF([.E148]=0;[.C148]-[.C147];&quot;&quot;)" office:value-type="float" office:value="5" calcext:value-type="float">
            <text:p>5</text:p>
          </table:table-cell>
          <table:table-cell table:formula="of:=WEEKNUM([.C148])" office:value-type="float" office:value="20" calcext:value-type="float">
            <text:p>20</text:p>
          </table:table-cell>
          <table:table-cell table:formula="of:=WEEKDAY([.C148])" office:value-type="float" office:value="4" calcext:value-type="float">
            <text:p>4</text:p>
          </table:table-cell>
          <table:table-cell table:formula="of:=ROUNDUP([.K148]/12*4)" office:value-type="float" office:value="2" calcext:value-type="float">
            <text:p>2</text:p>
          </table:table-cell>
          <table:table-cell table:formula="of:=MONTH([.C148])" office:value-type="float" office:value="5" calcext:value-type="float">
            <text:p>5</text:p>
          </table:table-cell>
          <table:table-cell table:formula="of:=YEAR([.C148])" office:value-type="float" office:value="2016" calcext:value-type="float">
            <text:p>2016</text:p>
          </table:table-cell>
          <table:table-cell table:formula="of:=[.L148]&amp;[.K148]" office:value-type="string" office:string-value="20165" calcext:value-type="string">
            <text:p>20165</text:p>
          </table:table-cell>
          <table:table-cell table:formula="of:=DATE([.L148];[.K148];-1)" office:value-type="date" office:date-value="2016-04-29" calcext:value-type="date">
            <text:p>04/29/16</text:p>
          </table:table-cell>
          <table:table-cell table:formula="of:=YEAR([.N148])&amp;MONTH([.N148])" office:value-type="string" office:string-value="20164" calcext:value-type="string">
            <text:p>201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S-Shorts</text:p>
          </table:table-cell>
          <table:table-cell office:value-type="date" office:date-value="2016-05-25" calcext:value-type="date">
            <text:p>25-May-16</text:p>
          </table:table-cell>
          <table:table-cell office:value-type="float" office:value="8297" calcext:value-type="float">
            <text:p>8,297</text:p>
          </table:table-cell>
          <table:table-cell table:formula="of:=IF([.B149]&lt;&gt;[.B148];1;0)" office:value-type="float" office:value="0" calcext:value-type="float">
            <text:p>0</text:p>
          </table:table-cell>
          <table:table-cell table:formula="of:=IF([.E149]=0;[.D148];&quot;&quot;)" office:value-type="float" office:value="13500" calcext:value-type="float">
            <text:p>13,500</text:p>
          </table:table-cell>
          <table:table-cell table:formula="of:=IF([.E149]=0;[.C149]-[.C148];&quot;&quot;)" office:value-type="float" office:value="14" calcext:value-type="float">
            <text:p>14</text:p>
          </table:table-cell>
          <table:table-cell table:formula="of:=WEEKNUM([.C149])" office:value-type="float" office:value="22" calcext:value-type="float">
            <text:p>22</text:p>
          </table:table-cell>
          <table:table-cell table:formula="of:=WEEKDAY([.C149])" office:value-type="float" office:value="4" calcext:value-type="float">
            <text:p>4</text:p>
          </table:table-cell>
          <table:table-cell table:formula="of:=ROUNDUP([.K149]/12*4)" office:value-type="float" office:value="2" calcext:value-type="float">
            <text:p>2</text:p>
          </table:table-cell>
          <table:table-cell table:formula="of:=MONTH([.C149])" office:value-type="float" office:value="5" calcext:value-type="float">
            <text:p>5</text:p>
          </table:table-cell>
          <table:table-cell table:formula="of:=YEAR([.C149])" office:value-type="float" office:value="2016" calcext:value-type="float">
            <text:p>2016</text:p>
          </table:table-cell>
          <table:table-cell table:formula="of:=[.L149]&amp;[.K149]" office:value-type="string" office:string-value="20165" calcext:value-type="string">
            <text:p>20165</text:p>
          </table:table-cell>
          <table:table-cell table:formula="of:=DATE([.L149];[.K149];-1)" office:value-type="date" office:date-value="2016-04-29" calcext:value-type="date">
            <text:p>04/29/16</text:p>
          </table:table-cell>
          <table:table-cell table:formula="of:=YEAR([.N149])&amp;MONTH([.N149])" office:value-type="string" office:string-value="20164" calcext:value-type="string">
            <text:p>201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S-Shorts</text:p>
          </table:table-cell>
          <table:table-cell office:value-type="date" office:date-value="2016-08-13" calcext:value-type="date">
            <text:p>13-Aug-16</text:p>
          </table:table-cell>
          <table:table-cell office:value-type="float" office:value="2624" calcext:value-type="float">
            <text:p>2,624</text:p>
          </table:table-cell>
          <table:table-cell table:formula="of:=IF([.B150]&lt;&gt;[.B149];1;0)" office:value-type="float" office:value="0" calcext:value-type="float">
            <text:p>0</text:p>
          </table:table-cell>
          <table:table-cell table:formula="of:=IF([.E150]=0;[.D149];&quot;&quot;)" office:value-type="float" office:value="8297" calcext:value-type="float">
            <text:p>8,297</text:p>
          </table:table-cell>
          <table:table-cell table:formula="of:=IF([.E150]=0;[.C150]-[.C149];&quot;&quot;)" office:value-type="float" office:value="80" calcext:value-type="float">
            <text:p>80</text:p>
          </table:table-cell>
          <table:table-cell table:formula="of:=WEEKNUM([.C150])" office:value-type="float" office:value="33" calcext:value-type="float">
            <text:p>33</text:p>
          </table:table-cell>
          <table:table-cell table:formula="of:=WEEKDAY([.C150])" office:value-type="float" office:value="7" calcext:value-type="float">
            <text:p>7</text:p>
          </table:table-cell>
          <table:table-cell table:formula="of:=ROUNDUP([.K150]/12*4)" office:value-type="float" office:value="3" calcext:value-type="float">
            <text:p>3</text:p>
          </table:table-cell>
          <table:table-cell table:formula="of:=MONTH([.C150])" office:value-type="float" office:value="8" calcext:value-type="float">
            <text:p>8</text:p>
          </table:table-cell>
          <table:table-cell table:formula="of:=YEAR([.C150])" office:value-type="float" office:value="2016" calcext:value-type="float">
            <text:p>2016</text:p>
          </table:table-cell>
          <table:table-cell table:formula="of:=[.L150]&amp;[.K150]" office:value-type="string" office:string-value="20168" calcext:value-type="string">
            <text:p>20168</text:p>
          </table:table-cell>
          <table:table-cell table:formula="of:=DATE([.L150];[.K150];-1)" office:value-type="date" office:date-value="2016-07-30" calcext:value-type="date">
            <text:p>07/30/16</text:p>
          </table:table-cell>
          <table:table-cell table:formula="of:=YEAR([.N150])&amp;MONTH([.N150])" office:value-type="string" office:string-value="20167" calcext:value-type="string">
            <text:p>201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S-Shorts</text:p>
          </table:table-cell>
          <table:table-cell office:value-type="date" office:date-value="2016-12-24" calcext:value-type="date">
            <text:p>24-Dec-16</text:p>
          </table:table-cell>
          <table:table-cell office:value-type="float" office:value="18840" calcext:value-type="float">
            <text:p>18,840</text:p>
          </table:table-cell>
          <table:table-cell table:formula="of:=IF([.B151]&lt;&gt;[.B150];1;0)" office:value-type="float" office:value="0" calcext:value-type="float">
            <text:p>0</text:p>
          </table:table-cell>
          <table:table-cell table:formula="of:=IF([.E151]=0;[.D150];&quot;&quot;)" office:value-type="float" office:value="2624" calcext:value-type="float">
            <text:p>2,624</text:p>
          </table:table-cell>
          <table:table-cell table:formula="of:=IF([.E151]=0;[.C151]-[.C150];&quot;&quot;)" office:value-type="float" office:value="133" calcext:value-type="float">
            <text:p>133</text:p>
          </table:table-cell>
          <table:table-cell table:formula="of:=WEEKNUM([.C151])" office:value-type="float" office:value="52" calcext:value-type="float">
            <text:p>52</text:p>
          </table:table-cell>
          <table:table-cell table:formula="of:=WEEKDAY([.C151])" office:value-type="float" office:value="7" calcext:value-type="float">
            <text:p>7</text:p>
          </table:table-cell>
          <table:table-cell table:formula="of:=ROUNDUP([.K151]/12*4)" office:value-type="float" office:value="4" calcext:value-type="float">
            <text:p>4</text:p>
          </table:table-cell>
          <table:table-cell table:formula="of:=MONTH([.C151])" office:value-type="float" office:value="12" calcext:value-type="float">
            <text:p>12</text:p>
          </table:table-cell>
          <table:table-cell table:formula="of:=YEAR([.C151])" office:value-type="float" office:value="2016" calcext:value-type="float">
            <text:p>2016</text:p>
          </table:table-cell>
          <table:table-cell table:formula="of:=[.L151]&amp;[.K151]" office:value-type="string" office:string-value="201612" calcext:value-type="string">
            <text:p>201612</text:p>
          </table:table-cell>
          <table:table-cell table:formula="of:=DATE([.L151];[.K151];-1)" office:value-type="date" office:date-value="2016-11-29" calcext:value-type="date">
            <text:p>11/29/16</text:p>
          </table:table-cell>
          <table:table-cell table:formula="of:=YEAR([.N151])&amp;MONTH([.N151])" office:value-type="string" office:string-value="201611" calcext:value-type="string">
            <text:p>2016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S-Shorts</text:p>
          </table:table-cell>
          <table:table-cell office:value-type="date" office:date-value="2016-12-27" calcext:value-type="date">
            <text:p>27-Dec-16</text:p>
          </table:table-cell>
          <table:table-cell office:value-type="float" office:value="33890" calcext:value-type="float">
            <text:p>33,890</text:p>
          </table:table-cell>
          <table:table-cell table:formula="of:=IF([.B152]&lt;&gt;[.B151];1;0)" office:value-type="float" office:value="0" calcext:value-type="float">
            <text:p>0</text:p>
          </table:table-cell>
          <table:table-cell table:formula="of:=IF([.E152]=0;[.D151];&quot;&quot;)" office:value-type="float" office:value="18840" calcext:value-type="float">
            <text:p>18,840</text:p>
          </table:table-cell>
          <table:table-cell table:formula="of:=IF([.E152]=0;[.C152]-[.C151];&quot;&quot;)" office:value-type="float" office:value="3" calcext:value-type="float">
            <text:p>3</text:p>
          </table:table-cell>
          <table:table-cell table:formula="of:=WEEKNUM([.C152])" office:value-type="float" office:value="53" calcext:value-type="float">
            <text:p>53</text:p>
          </table:table-cell>
          <table:table-cell table:formula="of:=WEEKDAY([.C152])" office:value-type="float" office:value="3" calcext:value-type="float">
            <text:p>3</text:p>
          </table:table-cell>
          <table:table-cell table:formula="of:=ROUNDUP([.K152]/12*4)" office:value-type="float" office:value="4" calcext:value-type="float">
            <text:p>4</text:p>
          </table:table-cell>
          <table:table-cell table:formula="of:=MONTH([.C152])" office:value-type="float" office:value="12" calcext:value-type="float">
            <text:p>12</text:p>
          </table:table-cell>
          <table:table-cell table:formula="of:=YEAR([.C152])" office:value-type="float" office:value="2016" calcext:value-type="float">
            <text:p>2016</text:p>
          </table:table-cell>
          <table:table-cell table:formula="of:=[.L152]&amp;[.K152]" office:value-type="string" office:string-value="201612" calcext:value-type="string">
            <text:p>201612</text:p>
          </table:table-cell>
          <table:table-cell table:formula="of:=DATE([.L152];[.K152];-1)" office:value-type="date" office:date-value="2016-11-29" calcext:value-type="date">
            <text:p>11/29/16</text:p>
          </table:table-cell>
          <table:table-cell table:formula="of:=YEAR([.N152])&amp;MONTH([.N152])" office:value-type="string" office:string-value="201611" calcext:value-type="string">
            <text:p>2016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S-Shorts</text:p>
          </table:table-cell>
          <table:table-cell office:value-type="date" office:date-value="2017-01-03" calcext:value-type="date">
            <text:p>3-Jan-17</text:p>
          </table:table-cell>
          <table:table-cell office:value-type="float" office:value="15270" calcext:value-type="float">
            <text:p>15,270</text:p>
          </table:table-cell>
          <table:table-cell table:formula="of:=IF([.B153]&lt;&gt;[.B152];1;0)" office:value-type="float" office:value="0" calcext:value-type="float">
            <text:p>0</text:p>
          </table:table-cell>
          <table:table-cell table:formula="of:=IF([.E153]=0;[.D152];&quot;&quot;)" office:value-type="float" office:value="33890" calcext:value-type="float">
            <text:p>33,890</text:p>
          </table:table-cell>
          <table:table-cell table:formula="of:=IF([.E153]=0;[.C153]-[.C152];&quot;&quot;)" office:value-type="float" office:value="7" calcext:value-type="float">
            <text:p>7</text:p>
          </table:table-cell>
          <table:table-cell table:formula="of:=WEEKNUM([.C153])" office:value-type="float" office:value="1" calcext:value-type="float">
            <text:p>1</text:p>
          </table:table-cell>
          <table:table-cell table:formula="of:=WEEKDAY([.C153])" office:value-type="float" office:value="3" calcext:value-type="float">
            <text:p>3</text:p>
          </table:table-cell>
          <table:table-cell table:formula="of:=ROUNDUP([.K153]/12*4)" office:value-type="float" office:value="1" calcext:value-type="float">
            <text:p>1</text:p>
          </table:table-cell>
          <table:table-cell table:formula="of:=MONTH([.C153])" office:value-type="float" office:value="1" calcext:value-type="float">
            <text:p>1</text:p>
          </table:table-cell>
          <table:table-cell table:formula="of:=YEAR([.C153])" office:value-type="float" office:value="2017" calcext:value-type="float">
            <text:p>2017</text:p>
          </table:table-cell>
          <table:table-cell table:formula="of:=[.L153]&amp;[.K153]" office:value-type="string" office:string-value="20171" calcext:value-type="string">
            <text:p>20171</text:p>
          </table:table-cell>
          <table:table-cell table:formula="of:=DATE([.L153];[.K153];-1)" office:value-type="date" office:date-value="2016-12-30" calcext:value-type="date">
            <text:p>12/30/16</text:p>
          </table:table-cell>
          <table:table-cell table:formula="of:=YEAR([.N153])&amp;MONTH([.N153])" office:value-type="string" office:string-value="201612" calcext:value-type="string">
            <text:p>2016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S-Shorts</text:p>
          </table:table-cell>
          <table:table-cell office:value-type="date" office:date-value="2017-01-26" calcext:value-type="date">
            <text:p>26-Jan-17</text:p>
          </table:table-cell>
          <table:table-cell office:value-type="float" office:value="5100" calcext:value-type="float">
            <text:p>5,100</text:p>
          </table:table-cell>
          <table:table-cell table:formula="of:=IF([.B154]&lt;&gt;[.B153];1;0)" office:value-type="float" office:value="0" calcext:value-type="float">
            <text:p>0</text:p>
          </table:table-cell>
          <table:table-cell table:formula="of:=IF([.E154]=0;[.D153];&quot;&quot;)" office:value-type="float" office:value="15270" calcext:value-type="float">
            <text:p>15,270</text:p>
          </table:table-cell>
          <table:table-cell table:formula="of:=IF([.E154]=0;[.C154]-[.C153];&quot;&quot;)" office:value-type="float" office:value="23" calcext:value-type="float">
            <text:p>23</text:p>
          </table:table-cell>
          <table:table-cell table:formula="of:=WEEKNUM([.C154])" office:value-type="float" office:value="4" calcext:value-type="float">
            <text:p>4</text:p>
          </table:table-cell>
          <table:table-cell table:formula="of:=WEEKDAY([.C154])" office:value-type="float" office:value="5" calcext:value-type="float">
            <text:p>5</text:p>
          </table:table-cell>
          <table:table-cell table:formula="of:=ROUNDUP([.K154]/12*4)" office:value-type="float" office:value="1" calcext:value-type="float">
            <text:p>1</text:p>
          </table:table-cell>
          <table:table-cell table:formula="of:=MONTH([.C154])" office:value-type="float" office:value="1" calcext:value-type="float">
            <text:p>1</text:p>
          </table:table-cell>
          <table:table-cell table:formula="of:=YEAR([.C154])" office:value-type="float" office:value="2017" calcext:value-type="float">
            <text:p>2017</text:p>
          </table:table-cell>
          <table:table-cell table:formula="of:=[.L154]&amp;[.K154]" office:value-type="string" office:string-value="20171" calcext:value-type="string">
            <text:p>20171</text:p>
          </table:table-cell>
          <table:table-cell table:formula="of:=DATE([.L154];[.K154];-1)" office:value-type="date" office:date-value="2016-12-30" calcext:value-type="date">
            <text:p>12/30/16</text:p>
          </table:table-cell>
          <table:table-cell table:formula="of:=YEAR([.N154])&amp;MONTH([.N154])" office:value-type="string" office:string-value="201612" calcext:value-type="string">
            <text:p>2016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S-Shorts</text:p>
          </table:table-cell>
          <table:table-cell office:value-type="date" office:date-value="2017-02-11" calcext:value-type="date">
            <text:p>11-Feb-17</text:p>
          </table:table-cell>
          <table:table-cell office:value-type="float" office:value="6600" calcext:value-type="float">
            <text:p>6,600</text:p>
          </table:table-cell>
          <table:table-cell table:formula="of:=IF([.B155]&lt;&gt;[.B154];1;0)" office:value-type="float" office:value="0" calcext:value-type="float">
            <text:p>0</text:p>
          </table:table-cell>
          <table:table-cell table:formula="of:=IF([.E155]=0;[.D154];&quot;&quot;)" office:value-type="float" office:value="5100" calcext:value-type="float">
            <text:p>5,100</text:p>
          </table:table-cell>
          <table:table-cell table:formula="of:=IF([.E155]=0;[.C155]-[.C154];&quot;&quot;)" office:value-type="float" office:value="16" calcext:value-type="float">
            <text:p>16</text:p>
          </table:table-cell>
          <table:table-cell table:formula="of:=WEEKNUM([.C155])" office:value-type="float" office:value="6" calcext:value-type="float">
            <text:p>6</text:p>
          </table:table-cell>
          <table:table-cell table:formula="of:=WEEKDAY([.C155])" office:value-type="float" office:value="7" calcext:value-type="float">
            <text:p>7</text:p>
          </table:table-cell>
          <table:table-cell table:formula="of:=ROUNDUP([.K155]/12*4)" office:value-type="float" office:value="1" calcext:value-type="float">
            <text:p>1</text:p>
          </table:table-cell>
          <table:table-cell table:formula="of:=MONTH([.C155])" office:value-type="float" office:value="2" calcext:value-type="float">
            <text:p>2</text:p>
          </table:table-cell>
          <table:table-cell table:formula="of:=YEAR([.C155])" office:value-type="float" office:value="2017" calcext:value-type="float">
            <text:p>2017</text:p>
          </table:table-cell>
          <table:table-cell table:formula="of:=[.L155]&amp;[.K155]" office:value-type="string" office:string-value="20172" calcext:value-type="string">
            <text:p>20172</text:p>
          </table:table-cell>
          <table:table-cell table:formula="of:=DATE([.L155];[.K155];-1)" office:value-type="date" office:date-value="2017-01-30" calcext:value-type="date">
            <text:p>01/30/17</text:p>
          </table:table-cell>
          <table:table-cell table:formula="of:=YEAR([.N155])&amp;MONTH([.N155])" office:value-type="string" office:string-value="20171" calcext:value-type="string">
            <text:p>201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S-Shorts</text:p>
          </table:table-cell>
          <table:table-cell office:value-type="date" office:date-value="2017-02-26" calcext:value-type="date">
            <text:p>26-Feb-17</text:p>
          </table:table-cell>
          <table:table-cell office:value-type="float" office:value="6300" calcext:value-type="float">
            <text:p>6,300</text:p>
          </table:table-cell>
          <table:table-cell table:formula="of:=IF([.B156]&lt;&gt;[.B155];1;0)" office:value-type="float" office:value="0" calcext:value-type="float">
            <text:p>0</text:p>
          </table:table-cell>
          <table:table-cell table:formula="of:=IF([.E156]=0;[.D155];&quot;&quot;)" office:value-type="float" office:value="6600" calcext:value-type="float">
            <text:p>6,600</text:p>
          </table:table-cell>
          <table:table-cell table:formula="of:=IF([.E156]=0;[.C156]-[.C155];&quot;&quot;)" office:value-type="float" office:value="15" calcext:value-type="float">
            <text:p>15</text:p>
          </table:table-cell>
          <table:table-cell table:formula="of:=WEEKNUM([.C156])" office:value-type="float" office:value="9" calcext:value-type="float">
            <text:p>9</text:p>
          </table:table-cell>
          <table:table-cell table:formula="of:=WEEKDAY([.C156])" office:value-type="float" office:value="1" calcext:value-type="float">
            <text:p>1</text:p>
          </table:table-cell>
          <table:table-cell table:formula="of:=ROUNDUP([.K156]/12*4)" office:value-type="float" office:value="1" calcext:value-type="float">
            <text:p>1</text:p>
          </table:table-cell>
          <table:table-cell table:formula="of:=MONTH([.C156])" office:value-type="float" office:value="2" calcext:value-type="float">
            <text:p>2</text:p>
          </table:table-cell>
          <table:table-cell table:formula="of:=YEAR([.C156])" office:value-type="float" office:value="2017" calcext:value-type="float">
            <text:p>2017</text:p>
          </table:table-cell>
          <table:table-cell table:formula="of:=[.L156]&amp;[.K156]" office:value-type="string" office:string-value="20172" calcext:value-type="string">
            <text:p>20172</text:p>
          </table:table-cell>
          <table:table-cell table:formula="of:=DATE([.L156];[.K156];-1)" office:value-type="date" office:date-value="2017-01-30" calcext:value-type="date">
            <text:p>01/30/17</text:p>
          </table:table-cell>
          <table:table-cell table:formula="of:=YEAR([.N156])&amp;MONTH([.N156])" office:value-type="string" office:string-value="20171" calcext:value-type="string">
            <text:p>201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S-Shorts</text:p>
          </table:table-cell>
          <table:table-cell office:value-type="date" office:date-value="2017-03-03" calcext:value-type="date">
            <text:p>3-Mar-17</text:p>
          </table:table-cell>
          <table:table-cell office:value-type="float" office:value="10000" calcext:value-type="float">
            <text:p>10,000</text:p>
          </table:table-cell>
          <table:table-cell table:formula="of:=IF([.B157]&lt;&gt;[.B156];1;0)" office:value-type="float" office:value="0" calcext:value-type="float">
            <text:p>0</text:p>
          </table:table-cell>
          <table:table-cell table:formula="of:=IF([.E157]=0;[.D156];&quot;&quot;)" office:value-type="float" office:value="6300" calcext:value-type="float">
            <text:p>6,300</text:p>
          </table:table-cell>
          <table:table-cell table:formula="of:=IF([.E157]=0;[.C157]-[.C156];&quot;&quot;)" office:value-type="float" office:value="5" calcext:value-type="float">
            <text:p>5</text:p>
          </table:table-cell>
          <table:table-cell table:formula="of:=WEEKNUM([.C157])" office:value-type="float" office:value="9" calcext:value-type="float">
            <text:p>9</text:p>
          </table:table-cell>
          <table:table-cell table:formula="of:=WEEKDAY([.C157])" office:value-type="float" office:value="6" calcext:value-type="float">
            <text:p>6</text:p>
          </table:table-cell>
          <table:table-cell table:formula="of:=ROUNDUP([.K157]/12*4)" office:value-type="float" office:value="1" calcext:value-type="float">
            <text:p>1</text:p>
          </table:table-cell>
          <table:table-cell table:formula="of:=MONTH([.C157])" office:value-type="float" office:value="3" calcext:value-type="float">
            <text:p>3</text:p>
          </table:table-cell>
          <table:table-cell table:formula="of:=YEAR([.C157])" office:value-type="float" office:value="2017" calcext:value-type="float">
            <text:p>2017</text:p>
          </table:table-cell>
          <table:table-cell table:formula="of:=[.L157]&amp;[.K157]" office:value-type="string" office:string-value="20173" calcext:value-type="string">
            <text:p>20173</text:p>
          </table:table-cell>
          <table:table-cell table:formula="of:=DATE([.L157];[.K157];-1)" office:value-type="date" office:date-value="2017-02-27" calcext:value-type="date">
            <text:p>02/27/17</text:p>
          </table:table-cell>
          <table:table-cell table:formula="of:=YEAR([.N157])&amp;MONTH([.N157])" office:value-type="string" office:string-value="20172" calcext:value-type="string">
            <text:p>201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LADESH - CHITTAGONG</text:p>
          </table:table-cell>
          <table:table-cell office:value-type="string" calcext:value-type="string">
            <text:p>S-Shorts</text:p>
          </table:table-cell>
          <table:table-cell office:value-type="date" office:date-value="2017-03-14" calcext:value-type="date">
            <text:p>14-Mar-17</text:p>
          </table:table-cell>
          <table:table-cell office:value-type="float" office:value="4929" calcext:value-type="float">
            <text:p>4,929</text:p>
          </table:table-cell>
          <table:table-cell table:formula="of:=IF([.B158]&lt;&gt;[.B157];1;0)" office:value-type="float" office:value="0" calcext:value-type="float">
            <text:p>0</text:p>
          </table:table-cell>
          <table:table-cell table:formula="of:=IF([.E158]=0;[.D157];&quot;&quot;)" office:value-type="float" office:value="10000" calcext:value-type="float">
            <text:p>10,000</text:p>
          </table:table-cell>
          <table:table-cell table:formula="of:=IF([.E158]=0;[.C158]-[.C157];&quot;&quot;)" office:value-type="float" office:value="11" calcext:value-type="float">
            <text:p>11</text:p>
          </table:table-cell>
          <table:table-cell table:formula="of:=WEEKNUM([.C158])" office:value-type="float" office:value="11" calcext:value-type="float">
            <text:p>11</text:p>
          </table:table-cell>
          <table:table-cell table:formula="of:=WEEKDAY([.C158])" office:value-type="float" office:value="3" calcext:value-type="float">
            <text:p>3</text:p>
          </table:table-cell>
          <table:table-cell table:formula="of:=ROUNDUP([.K158]/12*4)" office:value-type="float" office:value="1" calcext:value-type="float">
            <text:p>1</text:p>
          </table:table-cell>
          <table:table-cell table:formula="of:=MONTH([.C158])" office:value-type="float" office:value="3" calcext:value-type="float">
            <text:p>3</text:p>
          </table:table-cell>
          <table:table-cell table:formula="of:=YEAR([.C158])" office:value-type="float" office:value="2017" calcext:value-type="float">
            <text:p>2017</text:p>
          </table:table-cell>
          <table:table-cell table:formula="of:=[.L158]&amp;[.K158]" office:value-type="string" office:string-value="20173" calcext:value-type="string">
            <text:p>20173</text:p>
          </table:table-cell>
          <table:table-cell table:formula="of:=DATE([.L158];[.K158];-1)" office:value-type="date" office:date-value="2017-02-27" calcext:value-type="date">
            <text:p>02/27/17</text:p>
          </table:table-cell>
          <table:table-cell table:formula="of:=YEAR([.N158])&amp;MONTH([.N158])" office:value-type="string" office:string-value="20172" calcext:value-type="string">
            <text:p>201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MBODIA - SIHANOUKVILLE</text:p>
          </table:table-cell>
          <table:table-cell office:value-type="string" calcext:value-type="string">
            <text:p>A-Accessories</text:p>
          </table:table-cell>
          <table:table-cell office:value-type="date" office:date-value="2016-05-08" calcext:value-type="date">
            <text:p>8-May-16</text:p>
          </table:table-cell>
          <table:table-cell office:value-type="float" office:value="8000" calcext:value-type="float">
            <text:p>8,000</text:p>
          </table:table-cell>
          <table:table-cell table:formula="of:=IF([.B159]&lt;&gt;[.B158];1;0)" office:value-type="float" office:value="1" calcext:value-type="float">
            <text:p>1</text:p>
          </table:table-cell>
          <table:table-cell table:style-name="Default" table:formula="of:=IF([.E159]=0;[.D158];&quot;&quot;)">
            <text:p/>
          </table:table-cell>
          <table:table-cell table:formula="of:=IF([.E159]=0;[.C159]-[.C158];&quot;&quot;)">
            <text:p/>
          </table:table-cell>
          <table:table-cell table:formula="of:=WEEKNUM([.C159])" office:value-type="float" office:value="20" calcext:value-type="float">
            <text:p>20</text:p>
          </table:table-cell>
          <table:table-cell table:formula="of:=WEEKDAY([.C159])" office:value-type="float" office:value="1" calcext:value-type="float">
            <text:p>1</text:p>
          </table:table-cell>
          <table:table-cell table:formula="of:=ROUNDUP([.K159]/12*4)" office:value-type="float" office:value="2" calcext:value-type="float">
            <text:p>2</text:p>
          </table:table-cell>
          <table:table-cell table:formula="of:=MONTH([.C159])" office:value-type="float" office:value="5" calcext:value-type="float">
            <text:p>5</text:p>
          </table:table-cell>
          <table:table-cell table:formula="of:=YEAR([.C159])" office:value-type="float" office:value="2016" calcext:value-type="float">
            <text:p>2016</text:p>
          </table:table-cell>
          <table:table-cell table:formula="of:=[.L159]&amp;[.K159]" office:value-type="string" office:string-value="20165" calcext:value-type="string">
            <text:p>20165</text:p>
          </table:table-cell>
          <table:table-cell table:formula="of:=DATE([.L159];[.K159];-1)" office:value-type="date" office:date-value="2016-04-29" calcext:value-type="date">
            <text:p>04/29/16</text:p>
          </table:table-cell>
          <table:table-cell table:formula="of:=YEAR([.N159])&amp;MONTH([.N159])" office:value-type="string" office:string-value="20164" calcext:value-type="string">
            <text:p>201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MBODIA - SIHANOUKVILLE</text:p>
          </table:table-cell>
          <table:table-cell office:value-type="string" calcext:value-type="string">
            <text:p>A-Accessories</text:p>
          </table:table-cell>
          <table:table-cell office:value-type="date" office:date-value="2016-07-03" calcext:value-type="date">
            <text:p>3-Jul-16</text:p>
          </table:table-cell>
          <table:table-cell office:value-type="float" office:value="5250" calcext:value-type="float">
            <text:p>5,250</text:p>
          </table:table-cell>
          <table:table-cell table:formula="of:=IF([.B160]&lt;&gt;[.B159];1;0)" office:value-type="float" office:value="0" calcext:value-type="float">
            <text:p>0</text:p>
          </table:table-cell>
          <table:table-cell table:formula="of:=IF([.E160]=0;[.D159];&quot;&quot;)" office:value-type="float" office:value="8000" calcext:value-type="float">
            <text:p>8,000</text:p>
          </table:table-cell>
          <table:table-cell table:formula="of:=IF([.E160]=0;[.C160]-[.C159];&quot;&quot;)" office:value-type="float" office:value="56" calcext:value-type="float">
            <text:p>56</text:p>
          </table:table-cell>
          <table:table-cell table:formula="of:=WEEKNUM([.C160])" office:value-type="float" office:value="28" calcext:value-type="float">
            <text:p>28</text:p>
          </table:table-cell>
          <table:table-cell table:formula="of:=WEEKDAY([.C160])" office:value-type="float" office:value="1" calcext:value-type="float">
            <text:p>1</text:p>
          </table:table-cell>
          <table:table-cell table:formula="of:=ROUNDUP([.K160]/12*4)" office:value-type="float" office:value="3" calcext:value-type="float">
            <text:p>3</text:p>
          </table:table-cell>
          <table:table-cell table:formula="of:=MONTH([.C160])" office:value-type="float" office:value="7" calcext:value-type="float">
            <text:p>7</text:p>
          </table:table-cell>
          <table:table-cell table:formula="of:=YEAR([.C160])" office:value-type="float" office:value="2016" calcext:value-type="float">
            <text:p>2016</text:p>
          </table:table-cell>
          <table:table-cell table:formula="of:=[.L160]&amp;[.K160]" office:value-type="string" office:string-value="20167" calcext:value-type="string">
            <text:p>20167</text:p>
          </table:table-cell>
          <table:table-cell table:formula="of:=DATE([.L160];[.K160];-1)" office:value-type="date" office:date-value="2016-06-29" calcext:value-type="date">
            <text:p>06/29/16</text:p>
          </table:table-cell>
          <table:table-cell table:formula="of:=YEAR([.N160])&amp;MONTH([.N160])" office:value-type="string" office:string-value="20166" calcext:value-type="string">
            <text:p>201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MBODIA - SIHANOUKVILLE</text:p>
          </table:table-cell>
          <table:table-cell office:value-type="string" calcext:value-type="string">
            <text:p>B-Jeans</text:p>
          </table:table-cell>
          <table:table-cell office:value-type="date" office:date-value="2016-06-19" calcext:value-type="date">
            <text:p>19-Jun-16</text:p>
          </table:table-cell>
          <table:table-cell office:value-type="float" office:value="29808" calcext:value-type="float">
            <text:p>29,808</text:p>
          </table:table-cell>
          <table:table-cell table:formula="of:=IF([.B161]&lt;&gt;[.B160];1;0)" office:value-type="float" office:value="1" calcext:value-type="float">
            <text:p>1</text:p>
          </table:table-cell>
          <table:table-cell table:style-name="Default" table:formula="of:=IF([.E161]=0;[.D160];&quot;&quot;)">
            <text:p/>
          </table:table-cell>
          <table:table-cell table:formula="of:=IF([.E161]=0;[.C161]-[.C160];&quot;&quot;)">
            <text:p/>
          </table:table-cell>
          <table:table-cell table:formula="of:=WEEKNUM([.C161])" office:value-type="float" office:value="26" calcext:value-type="float">
            <text:p>26</text:p>
          </table:table-cell>
          <table:table-cell table:formula="of:=WEEKDAY([.C161])" office:value-type="float" office:value="1" calcext:value-type="float">
            <text:p>1</text:p>
          </table:table-cell>
          <table:table-cell table:formula="of:=ROUNDUP([.K161]/12*4)" office:value-type="float" office:value="2" calcext:value-type="float">
            <text:p>2</text:p>
          </table:table-cell>
          <table:table-cell table:formula="of:=MONTH([.C161])" office:value-type="float" office:value="6" calcext:value-type="float">
            <text:p>6</text:p>
          </table:table-cell>
          <table:table-cell table:formula="of:=YEAR([.C161])" office:value-type="float" office:value="2016" calcext:value-type="float">
            <text:p>2016</text:p>
          </table:table-cell>
          <table:table-cell table:formula="of:=[.L161]&amp;[.K161]" office:value-type="string" office:string-value="20166" calcext:value-type="string">
            <text:p>20166</text:p>
          </table:table-cell>
          <table:table-cell table:formula="of:=DATE([.L161];[.K161];-1)" office:value-type="date" office:date-value="2016-05-30" calcext:value-type="date">
            <text:p>05/30/16</text:p>
          </table:table-cell>
          <table:table-cell table:formula="of:=YEAR([.N161])&amp;MONTH([.N161])" office:value-type="string" office:string-value="20165" calcext:value-type="string">
            <text:p>201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MBODIA - SIHANOUKVILLE</text:p>
          </table:table-cell>
          <table:table-cell office:value-type="string" calcext:value-type="string">
            <text:p>B-Jeans</text:p>
          </table:table-cell>
          <table:table-cell office:value-type="date" office:date-value="2016-07-10" calcext:value-type="date">
            <text:p>10-Jul-16</text:p>
          </table:table-cell>
          <table:table-cell office:value-type="float" office:value="29433" calcext:value-type="float">
            <text:p>29,433</text:p>
          </table:table-cell>
          <table:table-cell table:formula="of:=IF([.B162]&lt;&gt;[.B161];1;0)" office:value-type="float" office:value="0" calcext:value-type="float">
            <text:p>0</text:p>
          </table:table-cell>
          <table:table-cell table:formula="of:=IF([.E162]=0;[.D161];&quot;&quot;)" office:value-type="float" office:value="29808" calcext:value-type="float">
            <text:p>29,808</text:p>
          </table:table-cell>
          <table:table-cell table:formula="of:=IF([.E162]=0;[.C162]-[.C161];&quot;&quot;)" office:value-type="float" office:value="21" calcext:value-type="float">
            <text:p>21</text:p>
          </table:table-cell>
          <table:table-cell table:formula="of:=WEEKNUM([.C162])" office:value-type="float" office:value="29" calcext:value-type="float">
            <text:p>29</text:p>
          </table:table-cell>
          <table:table-cell table:formula="of:=WEEKDAY([.C162])" office:value-type="float" office:value="1" calcext:value-type="float">
            <text:p>1</text:p>
          </table:table-cell>
          <table:table-cell table:formula="of:=ROUNDUP([.K162]/12*4)" office:value-type="float" office:value="3" calcext:value-type="float">
            <text:p>3</text:p>
          </table:table-cell>
          <table:table-cell table:formula="of:=MONTH([.C162])" office:value-type="float" office:value="7" calcext:value-type="float">
            <text:p>7</text:p>
          </table:table-cell>
          <table:table-cell table:formula="of:=YEAR([.C162])" office:value-type="float" office:value="2016" calcext:value-type="float">
            <text:p>2016</text:p>
          </table:table-cell>
          <table:table-cell table:formula="of:=[.L162]&amp;[.K162]" office:value-type="string" office:string-value="20167" calcext:value-type="string">
            <text:p>20167</text:p>
          </table:table-cell>
          <table:table-cell table:formula="of:=DATE([.L162];[.K162];-1)" office:value-type="date" office:date-value="2016-06-29" calcext:value-type="date">
            <text:p>06/29/16</text:p>
          </table:table-cell>
          <table:table-cell table:formula="of:=YEAR([.N162])&amp;MONTH([.N162])" office:value-type="string" office:string-value="20166" calcext:value-type="string">
            <text:p>201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MBODIA - SIHANOUKVILLE</text:p>
          </table:table-cell>
          <table:table-cell office:value-type="string" calcext:value-type="string">
            <text:p>B-Jeans</text:p>
          </table:table-cell>
          <table:table-cell office:value-type="date" office:date-value="2016-09-04" calcext:value-type="date">
            <text:p>4-Sep-16</text:p>
          </table:table-cell>
          <table:table-cell office:value-type="float" office:value="23395" calcext:value-type="float">
            <text:p>23,395</text:p>
          </table:table-cell>
          <table:table-cell table:formula="of:=IF([.B163]&lt;&gt;[.B162];1;0)" office:value-type="float" office:value="0" calcext:value-type="float">
            <text:p>0</text:p>
          </table:table-cell>
          <table:table-cell table:formula="of:=IF([.E163]=0;[.D162];&quot;&quot;)" office:value-type="float" office:value="29433" calcext:value-type="float">
            <text:p>29,433</text:p>
          </table:table-cell>
          <table:table-cell table:formula="of:=IF([.E163]=0;[.C163]-[.C162];&quot;&quot;)" office:value-type="float" office:value="56" calcext:value-type="float">
            <text:p>56</text:p>
          </table:table-cell>
          <table:table-cell table:formula="of:=WEEKNUM([.C163])" office:value-type="float" office:value="37" calcext:value-type="float">
            <text:p>37</text:p>
          </table:table-cell>
          <table:table-cell table:formula="of:=WEEKDAY([.C163])" office:value-type="float" office:value="1" calcext:value-type="float">
            <text:p>1</text:p>
          </table:table-cell>
          <table:table-cell table:formula="of:=ROUNDUP([.K163]/12*4)" office:value-type="float" office:value="3" calcext:value-type="float">
            <text:p>3</text:p>
          </table:table-cell>
          <table:table-cell table:formula="of:=MONTH([.C163])" office:value-type="float" office:value="9" calcext:value-type="float">
            <text:p>9</text:p>
          </table:table-cell>
          <table:table-cell table:formula="of:=YEAR([.C163])" office:value-type="float" office:value="2016" calcext:value-type="float">
            <text:p>2016</text:p>
          </table:table-cell>
          <table:table-cell table:formula="of:=[.L163]&amp;[.K163]" office:value-type="string" office:string-value="20169" calcext:value-type="string">
            <text:p>20169</text:p>
          </table:table-cell>
          <table:table-cell table:formula="of:=DATE([.L163];[.K163];-1)" office:value-type="date" office:date-value="2016-08-30" calcext:value-type="date">
            <text:p>08/30/16</text:p>
          </table:table-cell>
          <table:table-cell table:formula="of:=YEAR([.N163])&amp;MONTH([.N163])" office:value-type="string" office:string-value="20168" calcext:value-type="string">
            <text:p>201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MBODIA - SIHANOUKVILLE</text:p>
          </table:table-cell>
          <table:table-cell office:value-type="string" calcext:value-type="string">
            <text:p>C-Trousers</text:p>
          </table:table-cell>
          <table:table-cell office:value-type="date" office:date-value="2016-03-13" calcext:value-type="date">
            <text:p>13-Mar-16</text:p>
          </table:table-cell>
          <table:table-cell office:value-type="float" office:value="13107" calcext:value-type="float">
            <text:p>13,107</text:p>
          </table:table-cell>
          <table:table-cell table:formula="of:=IF([.B164]&lt;&gt;[.B163];1;0)" office:value-type="float" office:value="1" calcext:value-type="float">
            <text:p>1</text:p>
          </table:table-cell>
          <table:table-cell table:style-name="Default" table:formula="of:=IF([.E164]=0;[.D163];&quot;&quot;)">
            <text:p/>
          </table:table-cell>
          <table:table-cell table:formula="of:=IF([.E164]=0;[.C164]-[.C163];&quot;&quot;)">
            <text:p/>
          </table:table-cell>
          <table:table-cell table:formula="of:=WEEKNUM([.C164])" office:value-type="float" office:value="12" calcext:value-type="float">
            <text:p>12</text:p>
          </table:table-cell>
          <table:table-cell table:formula="of:=WEEKDAY([.C164])" office:value-type="float" office:value="1" calcext:value-type="float">
            <text:p>1</text:p>
          </table:table-cell>
          <table:table-cell table:formula="of:=ROUNDUP([.K164]/12*4)" office:value-type="float" office:value="1" calcext:value-type="float">
            <text:p>1</text:p>
          </table:table-cell>
          <table:table-cell table:formula="of:=MONTH([.C164])" office:value-type="float" office:value="3" calcext:value-type="float">
            <text:p>3</text:p>
          </table:table-cell>
          <table:table-cell table:formula="of:=YEAR([.C164])" office:value-type="float" office:value="2016" calcext:value-type="float">
            <text:p>2016</text:p>
          </table:table-cell>
          <table:table-cell table:formula="of:=[.L164]&amp;[.K164]" office:value-type="string" office:string-value="20163" calcext:value-type="string">
            <text:p>20163</text:p>
          </table:table-cell>
          <table:table-cell table:formula="of:=DATE([.L164];[.K164];-1)" office:value-type="date" office:date-value="2016-02-28" calcext:value-type="date">
            <text:p>02/28/16</text:p>
          </table:table-cell>
          <table:table-cell table:formula="of:=YEAR([.N164])&amp;MONTH([.N164])" office:value-type="string" office:string-value="20162" calcext:value-type="string">
            <text:p>201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MBODIA - SIHANOUKVILLE</text:p>
          </table:table-cell>
          <table:table-cell office:value-type="string" calcext:value-type="string">
            <text:p>C-Trousers</text:p>
          </table:table-cell>
          <table:table-cell office:value-type="date" office:date-value="2016-04-03" calcext:value-type="date">
            <text:p>3-Apr-16</text:p>
          </table:table-cell>
          <table:table-cell office:value-type="float" office:value="6284" calcext:value-type="float">
            <text:p>6,284</text:p>
          </table:table-cell>
          <table:table-cell table:formula="of:=IF([.B165]&lt;&gt;[.B164];1;0)" office:value-type="float" office:value="0" calcext:value-type="float">
            <text:p>0</text:p>
          </table:table-cell>
          <table:table-cell table:formula="of:=IF([.E165]=0;[.D164];&quot;&quot;)" office:value-type="float" office:value="13107" calcext:value-type="float">
            <text:p>13,107</text:p>
          </table:table-cell>
          <table:table-cell table:formula="of:=IF([.E165]=0;[.C165]-[.C164];&quot;&quot;)" office:value-type="float" office:value="21" calcext:value-type="float">
            <text:p>21</text:p>
          </table:table-cell>
          <table:table-cell table:formula="of:=WEEKNUM([.C165])" office:value-type="float" office:value="15" calcext:value-type="float">
            <text:p>15</text:p>
          </table:table-cell>
          <table:table-cell table:formula="of:=WEEKDAY([.C165])" office:value-type="float" office:value="1" calcext:value-type="float">
            <text:p>1</text:p>
          </table:table-cell>
          <table:table-cell table:formula="of:=ROUNDUP([.K165]/12*4)" office:value-type="float" office:value="2" calcext:value-type="float">
            <text:p>2</text:p>
          </table:table-cell>
          <table:table-cell table:formula="of:=MONTH([.C165])" office:value-type="float" office:value="4" calcext:value-type="float">
            <text:p>4</text:p>
          </table:table-cell>
          <table:table-cell table:formula="of:=YEAR([.C165])" office:value-type="float" office:value="2016" calcext:value-type="float">
            <text:p>2016</text:p>
          </table:table-cell>
          <table:table-cell table:formula="of:=[.L165]&amp;[.K165]" office:value-type="string" office:string-value="20164" calcext:value-type="string">
            <text:p>20164</text:p>
          </table:table-cell>
          <table:table-cell table:formula="of:=DATE([.L165];[.K165];-1)" office:value-type="date" office:date-value="2016-03-30" calcext:value-type="date">
            <text:p>03/30/16</text:p>
          </table:table-cell>
          <table:table-cell table:formula="of:=YEAR([.N165])&amp;MONTH([.N165])" office:value-type="string" office:string-value="20163" calcext:value-type="string">
            <text:p>201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MBODIA - SIHANOUKVILLE</text:p>
          </table:table-cell>
          <table:table-cell office:value-type="string" calcext:value-type="string">
            <text:p>C-Trousers</text:p>
          </table:table-cell>
          <table:table-cell office:value-type="date" office:date-value="2016-07-03" calcext:value-type="date">
            <text:p>3-Jul-16</text:p>
          </table:table-cell>
          <table:table-cell office:value-type="float" office:value="11510" calcext:value-type="float">
            <text:p>11,510</text:p>
          </table:table-cell>
          <table:table-cell table:formula="of:=IF([.B166]&lt;&gt;[.B165];1;0)" office:value-type="float" office:value="0" calcext:value-type="float">
            <text:p>0</text:p>
          </table:table-cell>
          <table:table-cell table:formula="of:=IF([.E166]=0;[.D165];&quot;&quot;)" office:value-type="float" office:value="6284" calcext:value-type="float">
            <text:p>6,284</text:p>
          </table:table-cell>
          <table:table-cell table:formula="of:=IF([.E166]=0;[.C166]-[.C165];&quot;&quot;)" office:value-type="float" office:value="91" calcext:value-type="float">
            <text:p>91</text:p>
          </table:table-cell>
          <table:table-cell table:formula="of:=WEEKNUM([.C166])" office:value-type="float" office:value="28" calcext:value-type="float">
            <text:p>28</text:p>
          </table:table-cell>
          <table:table-cell table:formula="of:=WEEKDAY([.C166])" office:value-type="float" office:value="1" calcext:value-type="float">
            <text:p>1</text:p>
          </table:table-cell>
          <table:table-cell table:formula="of:=ROUNDUP([.K166]/12*4)" office:value-type="float" office:value="3" calcext:value-type="float">
            <text:p>3</text:p>
          </table:table-cell>
          <table:table-cell table:formula="of:=MONTH([.C166])" office:value-type="float" office:value="7" calcext:value-type="float">
            <text:p>7</text:p>
          </table:table-cell>
          <table:table-cell table:formula="of:=YEAR([.C166])" office:value-type="float" office:value="2016" calcext:value-type="float">
            <text:p>2016</text:p>
          </table:table-cell>
          <table:table-cell table:formula="of:=[.L166]&amp;[.K166]" office:value-type="string" office:string-value="20167" calcext:value-type="string">
            <text:p>20167</text:p>
          </table:table-cell>
          <table:table-cell table:formula="of:=DATE([.L166];[.K166];-1)" office:value-type="date" office:date-value="2016-06-29" calcext:value-type="date">
            <text:p>06/29/16</text:p>
          </table:table-cell>
          <table:table-cell table:formula="of:=YEAR([.N166])&amp;MONTH([.N166])" office:value-type="string" office:string-value="20166" calcext:value-type="string">
            <text:p>201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MBODIA - SIHANOUKVILLE</text:p>
          </table:table-cell>
          <table:table-cell office:value-type="string" calcext:value-type="string">
            <text:p>C-Trousers</text:p>
          </table:table-cell>
          <table:table-cell office:value-type="date" office:date-value="2016-07-10" calcext:value-type="date">
            <text:p>10-Jul-16</text:p>
          </table:table-cell>
          <table:table-cell office:value-type="float" office:value="480" calcext:value-type="float">
            <text:p>480</text:p>
          </table:table-cell>
          <table:table-cell table:formula="of:=IF([.B167]&lt;&gt;[.B166];1;0)" office:value-type="float" office:value="0" calcext:value-type="float">
            <text:p>0</text:p>
          </table:table-cell>
          <table:table-cell table:formula="of:=IF([.E167]=0;[.D166];&quot;&quot;)" office:value-type="float" office:value="11510" calcext:value-type="float">
            <text:p>11,510</text:p>
          </table:table-cell>
          <table:table-cell table:formula="of:=IF([.E167]=0;[.C167]-[.C166];&quot;&quot;)" office:value-type="float" office:value="7" calcext:value-type="float">
            <text:p>7</text:p>
          </table:table-cell>
          <table:table-cell table:formula="of:=WEEKNUM([.C167])" office:value-type="float" office:value="29" calcext:value-type="float">
            <text:p>29</text:p>
          </table:table-cell>
          <table:table-cell table:formula="of:=WEEKDAY([.C167])" office:value-type="float" office:value="1" calcext:value-type="float">
            <text:p>1</text:p>
          </table:table-cell>
          <table:table-cell table:formula="of:=ROUNDUP([.K167]/12*4)" office:value-type="float" office:value="3" calcext:value-type="float">
            <text:p>3</text:p>
          </table:table-cell>
          <table:table-cell table:formula="of:=MONTH([.C167])" office:value-type="float" office:value="7" calcext:value-type="float">
            <text:p>7</text:p>
          </table:table-cell>
          <table:table-cell table:formula="of:=YEAR([.C167])" office:value-type="float" office:value="2016" calcext:value-type="float">
            <text:p>2016</text:p>
          </table:table-cell>
          <table:table-cell table:formula="of:=[.L167]&amp;[.K167]" office:value-type="string" office:string-value="20167" calcext:value-type="string">
            <text:p>20167</text:p>
          </table:table-cell>
          <table:table-cell table:formula="of:=DATE([.L167];[.K167];-1)" office:value-type="date" office:date-value="2016-06-29" calcext:value-type="date">
            <text:p>06/29/16</text:p>
          </table:table-cell>
          <table:table-cell table:formula="of:=YEAR([.N167])&amp;MONTH([.N167])" office:value-type="string" office:string-value="20166" calcext:value-type="string">
            <text:p>201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MBODIA - SIHANOUKVILLE</text:p>
          </table:table-cell>
          <table:table-cell office:value-type="string" calcext:value-type="string">
            <text:p>C-Trousers</text:p>
          </table:table-cell>
          <table:table-cell office:value-type="date" office:date-value="2016-07-24" calcext:value-type="date">
            <text:p>24-Jul-16</text:p>
          </table:table-cell>
          <table:table-cell office:value-type="float" office:value="26212" calcext:value-type="float">
            <text:p>26,212</text:p>
          </table:table-cell>
          <table:table-cell table:formula="of:=IF([.B168]&lt;&gt;[.B167];1;0)" office:value-type="float" office:value="0" calcext:value-type="float">
            <text:p>0</text:p>
          </table:table-cell>
          <table:table-cell table:formula="of:=IF([.E168]=0;[.D167];&quot;&quot;)" office:value-type="float" office:value="480" calcext:value-type="float">
            <text:p>480</text:p>
          </table:table-cell>
          <table:table-cell table:formula="of:=IF([.E168]=0;[.C168]-[.C167];&quot;&quot;)" office:value-type="float" office:value="14" calcext:value-type="float">
            <text:p>14</text:p>
          </table:table-cell>
          <table:table-cell table:formula="of:=WEEKNUM([.C168])" office:value-type="float" office:value="31" calcext:value-type="float">
            <text:p>31</text:p>
          </table:table-cell>
          <table:table-cell table:formula="of:=WEEKDAY([.C168])" office:value-type="float" office:value="1" calcext:value-type="float">
            <text:p>1</text:p>
          </table:table-cell>
          <table:table-cell table:formula="of:=ROUNDUP([.K168]/12*4)" office:value-type="float" office:value="3" calcext:value-type="float">
            <text:p>3</text:p>
          </table:table-cell>
          <table:table-cell table:formula="of:=MONTH([.C168])" office:value-type="float" office:value="7" calcext:value-type="float">
            <text:p>7</text:p>
          </table:table-cell>
          <table:table-cell table:formula="of:=YEAR([.C168])" office:value-type="float" office:value="2016" calcext:value-type="float">
            <text:p>2016</text:p>
          </table:table-cell>
          <table:table-cell table:formula="of:=[.L168]&amp;[.K168]" office:value-type="string" office:string-value="20167" calcext:value-type="string">
            <text:p>20167</text:p>
          </table:table-cell>
          <table:table-cell table:formula="of:=DATE([.L168];[.K168];-1)" office:value-type="date" office:date-value="2016-06-29" calcext:value-type="date">
            <text:p>06/29/16</text:p>
          </table:table-cell>
          <table:table-cell table:formula="of:=YEAR([.N168])&amp;MONTH([.N168])" office:value-type="string" office:string-value="20166" calcext:value-type="string">
            <text:p>201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MBODIA - SIHANOUKVILLE</text:p>
          </table:table-cell>
          <table:table-cell office:value-type="string" calcext:value-type="string">
            <text:p>C-Trousers</text:p>
          </table:table-cell>
          <table:table-cell office:value-type="date" office:date-value="2016-07-31" calcext:value-type="date">
            <text:p>31-Jul-16</text:p>
          </table:table-cell>
          <table:table-cell office:value-type="float" office:value="6400" calcext:value-type="float">
            <text:p>6,400</text:p>
          </table:table-cell>
          <table:table-cell table:formula="of:=IF([.B169]&lt;&gt;[.B168];1;0)" office:value-type="float" office:value="0" calcext:value-type="float">
            <text:p>0</text:p>
          </table:table-cell>
          <table:table-cell table:formula="of:=IF([.E169]=0;[.D168];&quot;&quot;)" office:value-type="float" office:value="26212" calcext:value-type="float">
            <text:p>26,212</text:p>
          </table:table-cell>
          <table:table-cell table:formula="of:=IF([.E169]=0;[.C169]-[.C168];&quot;&quot;)" office:value-type="float" office:value="7" calcext:value-type="float">
            <text:p>7</text:p>
          </table:table-cell>
          <table:table-cell table:formula="of:=WEEKNUM([.C169])" office:value-type="float" office:value="32" calcext:value-type="float">
            <text:p>32</text:p>
          </table:table-cell>
          <table:table-cell table:formula="of:=WEEKDAY([.C169])" office:value-type="float" office:value="1" calcext:value-type="float">
            <text:p>1</text:p>
          </table:table-cell>
          <table:table-cell table:formula="of:=ROUNDUP([.K169]/12*4)" office:value-type="float" office:value="3" calcext:value-type="float">
            <text:p>3</text:p>
          </table:table-cell>
          <table:table-cell table:formula="of:=MONTH([.C169])" office:value-type="float" office:value="7" calcext:value-type="float">
            <text:p>7</text:p>
          </table:table-cell>
          <table:table-cell table:formula="of:=YEAR([.C169])" office:value-type="float" office:value="2016" calcext:value-type="float">
            <text:p>2016</text:p>
          </table:table-cell>
          <table:table-cell table:formula="of:=[.L169]&amp;[.K169]" office:value-type="string" office:string-value="20167" calcext:value-type="string">
            <text:p>20167</text:p>
          </table:table-cell>
          <table:table-cell table:formula="of:=DATE([.L169];[.K169];-1)" office:value-type="date" office:date-value="2016-06-29" calcext:value-type="date">
            <text:p>06/29/16</text:p>
          </table:table-cell>
          <table:table-cell table:formula="of:=YEAR([.N169])&amp;MONTH([.N169])" office:value-type="string" office:string-value="20166" calcext:value-type="string">
            <text:p>201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MBODIA - SIHANOUKVILLE</text:p>
          </table:table-cell>
          <table:table-cell office:value-type="string" calcext:value-type="string">
            <text:p>C-Trousers</text:p>
          </table:table-cell>
          <table:table-cell office:value-type="date" office:date-value="2016-08-14" calcext:value-type="date">
            <text:p>14-Aug-16</text:p>
          </table:table-cell>
          <table:table-cell office:value-type="float" office:value="3000" calcext:value-type="float">
            <text:p>3,000</text:p>
          </table:table-cell>
          <table:table-cell table:formula="of:=IF([.B170]&lt;&gt;[.B169];1;0)" office:value-type="float" office:value="0" calcext:value-type="float">
            <text:p>0</text:p>
          </table:table-cell>
          <table:table-cell table:formula="of:=IF([.E170]=0;[.D169];&quot;&quot;)" office:value-type="float" office:value="6400" calcext:value-type="float">
            <text:p>6,400</text:p>
          </table:table-cell>
          <table:table-cell table:formula="of:=IF([.E170]=0;[.C170]-[.C169];&quot;&quot;)" office:value-type="float" office:value="14" calcext:value-type="float">
            <text:p>14</text:p>
          </table:table-cell>
          <table:table-cell table:formula="of:=WEEKNUM([.C170])" office:value-type="float" office:value="34" calcext:value-type="float">
            <text:p>34</text:p>
          </table:table-cell>
          <table:table-cell table:formula="of:=WEEKDAY([.C170])" office:value-type="float" office:value="1" calcext:value-type="float">
            <text:p>1</text:p>
          </table:table-cell>
          <table:table-cell table:formula="of:=ROUNDUP([.K170]/12*4)" office:value-type="float" office:value="3" calcext:value-type="float">
            <text:p>3</text:p>
          </table:table-cell>
          <table:table-cell table:formula="of:=MONTH([.C170])" office:value-type="float" office:value="8" calcext:value-type="float">
            <text:p>8</text:p>
          </table:table-cell>
          <table:table-cell table:formula="of:=YEAR([.C170])" office:value-type="float" office:value="2016" calcext:value-type="float">
            <text:p>2016</text:p>
          </table:table-cell>
          <table:table-cell table:formula="of:=[.L170]&amp;[.K170]" office:value-type="string" office:string-value="20168" calcext:value-type="string">
            <text:p>20168</text:p>
          </table:table-cell>
          <table:table-cell table:formula="of:=DATE([.L170];[.K170];-1)" office:value-type="date" office:date-value="2016-07-30" calcext:value-type="date">
            <text:p>07/30/16</text:p>
          </table:table-cell>
          <table:table-cell table:formula="of:=YEAR([.N170])&amp;MONTH([.N170])" office:value-type="string" office:string-value="20167" calcext:value-type="string">
            <text:p>201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MBODIA - SIHANOUKVILLE</text:p>
          </table:table-cell>
          <table:table-cell office:value-type="string" calcext:value-type="string">
            <text:p>C-Trousers</text:p>
          </table:table-cell>
          <table:table-cell office:value-type="date" office:date-value="2017-01-08" calcext:value-type="date">
            <text:p>8-Jan-17</text:p>
          </table:table-cell>
          <table:table-cell office:value-type="float" office:value="15592" calcext:value-type="float">
            <text:p>15,592</text:p>
          </table:table-cell>
          <table:table-cell table:formula="of:=IF([.B171]&lt;&gt;[.B170];1;0)" office:value-type="float" office:value="0" calcext:value-type="float">
            <text:p>0</text:p>
          </table:table-cell>
          <table:table-cell table:formula="of:=IF([.E171]=0;[.D170];&quot;&quot;)" office:value-type="float" office:value="3000" calcext:value-type="float">
            <text:p>3,000</text:p>
          </table:table-cell>
          <table:table-cell table:formula="of:=IF([.E171]=0;[.C171]-[.C170];&quot;&quot;)" office:value-type="float" office:value="147" calcext:value-type="float">
            <text:p>147</text:p>
          </table:table-cell>
          <table:table-cell table:formula="of:=WEEKNUM([.C171])" office:value-type="float" office:value="2" calcext:value-type="float">
            <text:p>2</text:p>
          </table:table-cell>
          <table:table-cell table:formula="of:=WEEKDAY([.C171])" office:value-type="float" office:value="1" calcext:value-type="float">
            <text:p>1</text:p>
          </table:table-cell>
          <table:table-cell table:formula="of:=ROUNDUP([.K171]/12*4)" office:value-type="float" office:value="1" calcext:value-type="float">
            <text:p>1</text:p>
          </table:table-cell>
          <table:table-cell table:formula="of:=MONTH([.C171])" office:value-type="float" office:value="1" calcext:value-type="float">
            <text:p>1</text:p>
          </table:table-cell>
          <table:table-cell table:formula="of:=YEAR([.C171])" office:value-type="float" office:value="2017" calcext:value-type="float">
            <text:p>2017</text:p>
          </table:table-cell>
          <table:table-cell table:formula="of:=[.L171]&amp;[.K171]" office:value-type="string" office:string-value="20171" calcext:value-type="string">
            <text:p>20171</text:p>
          </table:table-cell>
          <table:table-cell table:formula="of:=DATE([.L171];[.K171];-1)" office:value-type="date" office:date-value="2016-12-30" calcext:value-type="date">
            <text:p>12/30/16</text:p>
          </table:table-cell>
          <table:table-cell table:formula="of:=YEAR([.N171])&amp;MONTH([.N171])" office:value-type="string" office:string-value="201612" calcext:value-type="string">
            <text:p>2016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MBODIA - SIHANOUKVILLE</text:p>
          </table:table-cell>
          <table:table-cell office:value-type="string" calcext:value-type="string">
            <text:p>C-Trousers</text:p>
          </table:table-cell>
          <table:table-cell office:value-type="date" office:date-value="2017-02-19" calcext:value-type="date">
            <text:p>19-Feb-17</text:p>
          </table:table-cell>
          <table:table-cell office:value-type="float" office:value="3104" calcext:value-type="float">
            <text:p>3,104</text:p>
          </table:table-cell>
          <table:table-cell table:formula="of:=IF([.B172]&lt;&gt;[.B171];1;0)" office:value-type="float" office:value="0" calcext:value-type="float">
            <text:p>0</text:p>
          </table:table-cell>
          <table:table-cell table:formula="of:=IF([.E172]=0;[.D171];&quot;&quot;)" office:value-type="float" office:value="15592" calcext:value-type="float">
            <text:p>15,592</text:p>
          </table:table-cell>
          <table:table-cell table:formula="of:=IF([.E172]=0;[.C172]-[.C171];&quot;&quot;)" office:value-type="float" office:value="42" calcext:value-type="float">
            <text:p>42</text:p>
          </table:table-cell>
          <table:table-cell table:formula="of:=WEEKNUM([.C172])" office:value-type="float" office:value="8" calcext:value-type="float">
            <text:p>8</text:p>
          </table:table-cell>
          <table:table-cell table:formula="of:=WEEKDAY([.C172])" office:value-type="float" office:value="1" calcext:value-type="float">
            <text:p>1</text:p>
          </table:table-cell>
          <table:table-cell table:formula="of:=ROUNDUP([.K172]/12*4)" office:value-type="float" office:value="1" calcext:value-type="float">
            <text:p>1</text:p>
          </table:table-cell>
          <table:table-cell table:formula="of:=MONTH([.C172])" office:value-type="float" office:value="2" calcext:value-type="float">
            <text:p>2</text:p>
          </table:table-cell>
          <table:table-cell table:formula="of:=YEAR([.C172])" office:value-type="float" office:value="2017" calcext:value-type="float">
            <text:p>2017</text:p>
          </table:table-cell>
          <table:table-cell table:formula="of:=[.L172]&amp;[.K172]" office:value-type="string" office:string-value="20172" calcext:value-type="string">
            <text:p>20172</text:p>
          </table:table-cell>
          <table:table-cell table:formula="of:=DATE([.L172];[.K172];-1)" office:value-type="date" office:date-value="2017-01-30" calcext:value-type="date">
            <text:p>01/30/17</text:p>
          </table:table-cell>
          <table:table-cell table:formula="of:=YEAR([.N172])&amp;MONTH([.N172])" office:value-type="string" office:string-value="20171" calcext:value-type="string">
            <text:p>201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MBODIA - SIHANOUKVILLE</text:p>
          </table:table-cell>
          <table:table-cell office:value-type="string" calcext:value-type="string">
            <text:p>C-Trousers</text:p>
          </table:table-cell>
          <table:table-cell office:value-type="date" office:date-value="2017-02-26" calcext:value-type="date">
            <text:p>26-Feb-17</text:p>
          </table:table-cell>
          <table:table-cell office:value-type="float" office:value="6736" calcext:value-type="float">
            <text:p>6,736</text:p>
          </table:table-cell>
          <table:table-cell table:formula="of:=IF([.B173]&lt;&gt;[.B172];1;0)" office:value-type="float" office:value="0" calcext:value-type="float">
            <text:p>0</text:p>
          </table:table-cell>
          <table:table-cell table:formula="of:=IF([.E173]=0;[.D172];&quot;&quot;)" office:value-type="float" office:value="3104" calcext:value-type="float">
            <text:p>3,104</text:p>
          </table:table-cell>
          <table:table-cell table:formula="of:=IF([.E173]=0;[.C173]-[.C172];&quot;&quot;)" office:value-type="float" office:value="7" calcext:value-type="float">
            <text:p>7</text:p>
          </table:table-cell>
          <table:table-cell table:formula="of:=WEEKNUM([.C173])" office:value-type="float" office:value="9" calcext:value-type="float">
            <text:p>9</text:p>
          </table:table-cell>
          <table:table-cell table:formula="of:=WEEKDAY([.C173])" office:value-type="float" office:value="1" calcext:value-type="float">
            <text:p>1</text:p>
          </table:table-cell>
          <table:table-cell table:formula="of:=ROUNDUP([.K173]/12*4)" office:value-type="float" office:value="1" calcext:value-type="float">
            <text:p>1</text:p>
          </table:table-cell>
          <table:table-cell table:formula="of:=MONTH([.C173])" office:value-type="float" office:value="2" calcext:value-type="float">
            <text:p>2</text:p>
          </table:table-cell>
          <table:table-cell table:formula="of:=YEAR([.C173])" office:value-type="float" office:value="2017" calcext:value-type="float">
            <text:p>2017</text:p>
          </table:table-cell>
          <table:table-cell table:formula="of:=[.L173]&amp;[.K173]" office:value-type="string" office:string-value="20172" calcext:value-type="string">
            <text:p>20172</text:p>
          </table:table-cell>
          <table:table-cell table:formula="of:=DATE([.L173];[.K173];-1)" office:value-type="date" office:date-value="2017-01-30" calcext:value-type="date">
            <text:p>01/30/17</text:p>
          </table:table-cell>
          <table:table-cell table:formula="of:=YEAR([.N173])&amp;MONTH([.N173])" office:value-type="string" office:string-value="20171" calcext:value-type="string">
            <text:p>201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MBODIA - SIHANOUKVILLE</text:p>
          </table:table-cell>
          <table:table-cell office:value-type="string" calcext:value-type="string">
            <text:p>D-Jackets</text:p>
          </table:table-cell>
          <table:table-cell office:value-type="date" office:date-value="2017-02-19" calcext:value-type="date">
            <text:p>19-Feb-17</text:p>
          </table:table-cell>
          <table:table-cell office:value-type="float" office:value="14570" calcext:value-type="float">
            <text:p>14,570</text:p>
          </table:table-cell>
          <table:table-cell table:formula="of:=IF([.B174]&lt;&gt;[.B173];1;0)" office:value-type="float" office:value="1" calcext:value-type="float">
            <text:p>1</text:p>
          </table:table-cell>
          <table:table-cell table:style-name="Default" table:formula="of:=IF([.E174]=0;[.D173];&quot;&quot;)">
            <text:p/>
          </table:table-cell>
          <table:table-cell table:formula="of:=IF([.E174]=0;[.C174]-[.C173];&quot;&quot;)">
            <text:p/>
          </table:table-cell>
          <table:table-cell table:formula="of:=WEEKNUM([.C174])" office:value-type="float" office:value="8" calcext:value-type="float">
            <text:p>8</text:p>
          </table:table-cell>
          <table:table-cell table:formula="of:=WEEKDAY([.C174])" office:value-type="float" office:value="1" calcext:value-type="float">
            <text:p>1</text:p>
          </table:table-cell>
          <table:table-cell table:formula="of:=ROUNDUP([.K174]/12*4)" office:value-type="float" office:value="1" calcext:value-type="float">
            <text:p>1</text:p>
          </table:table-cell>
          <table:table-cell table:formula="of:=MONTH([.C174])" office:value-type="float" office:value="2" calcext:value-type="float">
            <text:p>2</text:p>
          </table:table-cell>
          <table:table-cell table:formula="of:=YEAR([.C174])" office:value-type="float" office:value="2017" calcext:value-type="float">
            <text:p>2017</text:p>
          </table:table-cell>
          <table:table-cell table:formula="of:=[.L174]&amp;[.K174]" office:value-type="string" office:string-value="20172" calcext:value-type="string">
            <text:p>20172</text:p>
          </table:table-cell>
          <table:table-cell table:formula="of:=DATE([.L174];[.K174];-1)" office:value-type="date" office:date-value="2017-01-30" calcext:value-type="date">
            <text:p>01/30/17</text:p>
          </table:table-cell>
          <table:table-cell table:formula="of:=YEAR([.N174])&amp;MONTH([.N174])" office:value-type="string" office:string-value="20171" calcext:value-type="string">
            <text:p>201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MBODIA - SIHANOUKVILLE</text:p>
          </table:table-cell>
          <table:table-cell office:value-type="string" calcext:value-type="string">
            <text:p>F-Sweatshirts</text:p>
          </table:table-cell>
          <table:table-cell office:value-type="date" office:date-value="2016-05-15" calcext:value-type="date">
            <text:p>15-May-16</text:p>
          </table:table-cell>
          <table:table-cell office:value-type="float" office:value="11000" calcext:value-type="float">
            <text:p>11,000</text:p>
          </table:table-cell>
          <table:table-cell table:formula="of:=IF([.B175]&lt;&gt;[.B174];1;0)" office:value-type="float" office:value="1" calcext:value-type="float">
            <text:p>1</text:p>
          </table:table-cell>
          <table:table-cell table:style-name="Default" table:formula="of:=IF([.E175]=0;[.D174];&quot;&quot;)">
            <text:p/>
          </table:table-cell>
          <table:table-cell table:formula="of:=IF([.E175]=0;[.C175]-[.C174];&quot;&quot;)">
            <text:p/>
          </table:table-cell>
          <table:table-cell table:formula="of:=WEEKNUM([.C175])" office:value-type="float" office:value="21" calcext:value-type="float">
            <text:p>21</text:p>
          </table:table-cell>
          <table:table-cell table:formula="of:=WEEKDAY([.C175])" office:value-type="float" office:value="1" calcext:value-type="float">
            <text:p>1</text:p>
          </table:table-cell>
          <table:table-cell table:formula="of:=ROUNDUP([.K175]/12*4)" office:value-type="float" office:value="2" calcext:value-type="float">
            <text:p>2</text:p>
          </table:table-cell>
          <table:table-cell table:formula="of:=MONTH([.C175])" office:value-type="float" office:value="5" calcext:value-type="float">
            <text:p>5</text:p>
          </table:table-cell>
          <table:table-cell table:formula="of:=YEAR([.C175])" office:value-type="float" office:value="2016" calcext:value-type="float">
            <text:p>2016</text:p>
          </table:table-cell>
          <table:table-cell table:formula="of:=[.L175]&amp;[.K175]" office:value-type="string" office:string-value="20165" calcext:value-type="string">
            <text:p>20165</text:p>
          </table:table-cell>
          <table:table-cell table:formula="of:=DATE([.L175];[.K175];-1)" office:value-type="date" office:date-value="2016-04-29" calcext:value-type="date">
            <text:p>04/29/16</text:p>
          </table:table-cell>
          <table:table-cell table:formula="of:=YEAR([.N175])&amp;MONTH([.N175])" office:value-type="string" office:string-value="20164" calcext:value-type="string">
            <text:p>201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MBODIA - SIHANOUKVILLE</text:p>
          </table:table-cell>
          <table:table-cell office:value-type="string" calcext:value-type="string">
            <text:p>F-Sweatshirts</text:p>
          </table:table-cell>
          <table:table-cell office:value-type="date" office:date-value="2016-06-26" calcext:value-type="date">
            <text:p>26-Jun-16</text:p>
          </table:table-cell>
          <table:table-cell office:value-type="float" office:value="21940" calcext:value-type="float">
            <text:p>21,940</text:p>
          </table:table-cell>
          <table:table-cell table:formula="of:=IF([.B176]&lt;&gt;[.B175];1;0)" office:value-type="float" office:value="0" calcext:value-type="float">
            <text:p>0</text:p>
          </table:table-cell>
          <table:table-cell table:formula="of:=IF([.E176]=0;[.D175];&quot;&quot;)" office:value-type="float" office:value="11000" calcext:value-type="float">
            <text:p>11,000</text:p>
          </table:table-cell>
          <table:table-cell table:formula="of:=IF([.E176]=0;[.C176]-[.C175];&quot;&quot;)" office:value-type="float" office:value="42" calcext:value-type="float">
            <text:p>42</text:p>
          </table:table-cell>
          <table:table-cell table:formula="of:=WEEKNUM([.C176])" office:value-type="float" office:value="27" calcext:value-type="float">
            <text:p>27</text:p>
          </table:table-cell>
          <table:table-cell table:formula="of:=WEEKDAY([.C176])" office:value-type="float" office:value="1" calcext:value-type="float">
            <text:p>1</text:p>
          </table:table-cell>
          <table:table-cell table:formula="of:=ROUNDUP([.K176]/12*4)" office:value-type="float" office:value="2" calcext:value-type="float">
            <text:p>2</text:p>
          </table:table-cell>
          <table:table-cell table:formula="of:=MONTH([.C176])" office:value-type="float" office:value="6" calcext:value-type="float">
            <text:p>6</text:p>
          </table:table-cell>
          <table:table-cell table:formula="of:=YEAR([.C176])" office:value-type="float" office:value="2016" calcext:value-type="float">
            <text:p>2016</text:p>
          </table:table-cell>
          <table:table-cell table:formula="of:=[.L176]&amp;[.K176]" office:value-type="string" office:string-value="20166" calcext:value-type="string">
            <text:p>20166</text:p>
          </table:table-cell>
          <table:table-cell table:formula="of:=DATE([.L176];[.K176];-1)" office:value-type="date" office:date-value="2016-05-30" calcext:value-type="date">
            <text:p>05/30/16</text:p>
          </table:table-cell>
          <table:table-cell table:formula="of:=YEAR([.N176])&amp;MONTH([.N176])" office:value-type="string" office:string-value="20165" calcext:value-type="string">
            <text:p>201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MBODIA - SIHANOUKVILLE</text:p>
          </table:table-cell>
          <table:table-cell office:value-type="string" calcext:value-type="string">
            <text:p>F-Sweatshirts</text:p>
          </table:table-cell>
          <table:table-cell office:value-type="date" office:date-value="2016-07-03" calcext:value-type="date">
            <text:p>3-Jul-16</text:p>
          </table:table-cell>
          <table:table-cell office:value-type="float" office:value="9220" calcext:value-type="float">
            <text:p>9,220</text:p>
          </table:table-cell>
          <table:table-cell table:formula="of:=IF([.B177]&lt;&gt;[.B176];1;0)" office:value-type="float" office:value="0" calcext:value-type="float">
            <text:p>0</text:p>
          </table:table-cell>
          <table:table-cell table:formula="of:=IF([.E177]=0;[.D176];&quot;&quot;)" office:value-type="float" office:value="21940" calcext:value-type="float">
            <text:p>21,940</text:p>
          </table:table-cell>
          <table:table-cell table:formula="of:=IF([.E177]=0;[.C177]-[.C176];&quot;&quot;)" office:value-type="float" office:value="7" calcext:value-type="float">
            <text:p>7</text:p>
          </table:table-cell>
          <table:table-cell table:formula="of:=WEEKNUM([.C177])" office:value-type="float" office:value="28" calcext:value-type="float">
            <text:p>28</text:p>
          </table:table-cell>
          <table:table-cell table:formula="of:=WEEKDAY([.C177])" office:value-type="float" office:value="1" calcext:value-type="float">
            <text:p>1</text:p>
          </table:table-cell>
          <table:table-cell table:formula="of:=ROUNDUP([.K177]/12*4)" office:value-type="float" office:value="3" calcext:value-type="float">
            <text:p>3</text:p>
          </table:table-cell>
          <table:table-cell table:formula="of:=MONTH([.C177])" office:value-type="float" office:value="7" calcext:value-type="float">
            <text:p>7</text:p>
          </table:table-cell>
          <table:table-cell table:formula="of:=YEAR([.C177])" office:value-type="float" office:value="2016" calcext:value-type="float">
            <text:p>2016</text:p>
          </table:table-cell>
          <table:table-cell table:formula="of:=[.L177]&amp;[.K177]" office:value-type="string" office:string-value="20167" calcext:value-type="string">
            <text:p>20167</text:p>
          </table:table-cell>
          <table:table-cell table:formula="of:=DATE([.L177];[.K177];-1)" office:value-type="date" office:date-value="2016-06-29" calcext:value-type="date">
            <text:p>06/29/16</text:p>
          </table:table-cell>
          <table:table-cell table:formula="of:=YEAR([.N177])&amp;MONTH([.N177])" office:value-type="string" office:string-value="20166" calcext:value-type="string">
            <text:p>201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MBODIA - SIHANOUKVILLE</text:p>
          </table:table-cell>
          <table:table-cell office:value-type="string" calcext:value-type="string">
            <text:p>F-Sweatshirts</text:p>
          </table:table-cell>
          <table:table-cell office:value-type="date" office:date-value="2016-07-10" calcext:value-type="date">
            <text:p>10-Jul-16</text:p>
          </table:table-cell>
          <table:table-cell office:value-type="float" office:value="2800" calcext:value-type="float">
            <text:p>2,800</text:p>
          </table:table-cell>
          <table:table-cell table:formula="of:=IF([.B178]&lt;&gt;[.B177];1;0)" office:value-type="float" office:value="0" calcext:value-type="float">
            <text:p>0</text:p>
          </table:table-cell>
          <table:table-cell table:formula="of:=IF([.E178]=0;[.D177];&quot;&quot;)" office:value-type="float" office:value="9220" calcext:value-type="float">
            <text:p>9,220</text:p>
          </table:table-cell>
          <table:table-cell table:formula="of:=IF([.E178]=0;[.C178]-[.C177];&quot;&quot;)" office:value-type="float" office:value="7" calcext:value-type="float">
            <text:p>7</text:p>
          </table:table-cell>
          <table:table-cell table:formula="of:=WEEKNUM([.C178])" office:value-type="float" office:value="29" calcext:value-type="float">
            <text:p>29</text:p>
          </table:table-cell>
          <table:table-cell table:formula="of:=WEEKDAY([.C178])" office:value-type="float" office:value="1" calcext:value-type="float">
            <text:p>1</text:p>
          </table:table-cell>
          <table:table-cell table:formula="of:=ROUNDUP([.K178]/12*4)" office:value-type="float" office:value="3" calcext:value-type="float">
            <text:p>3</text:p>
          </table:table-cell>
          <table:table-cell table:formula="of:=MONTH([.C178])" office:value-type="float" office:value="7" calcext:value-type="float">
            <text:p>7</text:p>
          </table:table-cell>
          <table:table-cell table:formula="of:=YEAR([.C178])" office:value-type="float" office:value="2016" calcext:value-type="float">
            <text:p>2016</text:p>
          </table:table-cell>
          <table:table-cell table:formula="of:=[.L178]&amp;[.K178]" office:value-type="string" office:string-value="20167" calcext:value-type="string">
            <text:p>20167</text:p>
          </table:table-cell>
          <table:table-cell table:formula="of:=DATE([.L178];[.K178];-1)" office:value-type="date" office:date-value="2016-06-29" calcext:value-type="date">
            <text:p>06/29/16</text:p>
          </table:table-cell>
          <table:table-cell table:formula="of:=YEAR([.N178])&amp;MONTH([.N178])" office:value-type="string" office:string-value="20166" calcext:value-type="string">
            <text:p>201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MBODIA - SIHANOUKVILLE</text:p>
          </table:table-cell>
          <table:table-cell office:value-type="string" calcext:value-type="string">
            <text:p>F-Sweatshirts</text:p>
          </table:table-cell>
          <table:table-cell office:value-type="date" office:date-value="2016-07-17" calcext:value-type="date">
            <text:p>17-Jul-16</text:p>
          </table:table-cell>
          <table:table-cell office:value-type="float" office:value="11461" calcext:value-type="float">
            <text:p>11,461</text:p>
          </table:table-cell>
          <table:table-cell table:formula="of:=IF([.B179]&lt;&gt;[.B178];1;0)" office:value-type="float" office:value="0" calcext:value-type="float">
            <text:p>0</text:p>
          </table:table-cell>
          <table:table-cell table:formula="of:=IF([.E179]=0;[.D178];&quot;&quot;)" office:value-type="float" office:value="2800" calcext:value-type="float">
            <text:p>2,800</text:p>
          </table:table-cell>
          <table:table-cell table:formula="of:=IF([.E179]=0;[.C179]-[.C178];&quot;&quot;)" office:value-type="float" office:value="7" calcext:value-type="float">
            <text:p>7</text:p>
          </table:table-cell>
          <table:table-cell table:formula="of:=WEEKNUM([.C179])" office:value-type="float" office:value="30" calcext:value-type="float">
            <text:p>30</text:p>
          </table:table-cell>
          <table:table-cell table:formula="of:=WEEKDAY([.C179])" office:value-type="float" office:value="1" calcext:value-type="float">
            <text:p>1</text:p>
          </table:table-cell>
          <table:table-cell table:formula="of:=ROUNDUP([.K179]/12*4)" office:value-type="float" office:value="3" calcext:value-type="float">
            <text:p>3</text:p>
          </table:table-cell>
          <table:table-cell table:formula="of:=MONTH([.C179])" office:value-type="float" office:value="7" calcext:value-type="float">
            <text:p>7</text:p>
          </table:table-cell>
          <table:table-cell table:formula="of:=YEAR([.C179])" office:value-type="float" office:value="2016" calcext:value-type="float">
            <text:p>2016</text:p>
          </table:table-cell>
          <table:table-cell table:formula="of:=[.L179]&amp;[.K179]" office:value-type="string" office:string-value="20167" calcext:value-type="string">
            <text:p>20167</text:p>
          </table:table-cell>
          <table:table-cell table:formula="of:=DATE([.L179];[.K179];-1)" office:value-type="date" office:date-value="2016-06-29" calcext:value-type="date">
            <text:p>06/29/16</text:p>
          </table:table-cell>
          <table:table-cell table:formula="of:=YEAR([.N179])&amp;MONTH([.N179])" office:value-type="string" office:string-value="20166" calcext:value-type="string">
            <text:p>201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MBODIA - SIHANOUKVILLE</text:p>
          </table:table-cell>
          <table:table-cell office:value-type="string" calcext:value-type="string">
            <text:p>F-Sweatshirts</text:p>
          </table:table-cell>
          <table:table-cell office:value-type="date" office:date-value="2016-07-31" calcext:value-type="date">
            <text:p>31-Jul-16</text:p>
          </table:table-cell>
          <table:table-cell office:value-type="float" office:value="12200" calcext:value-type="float">
            <text:p>12,200</text:p>
          </table:table-cell>
          <table:table-cell table:formula="of:=IF([.B180]&lt;&gt;[.B179];1;0)" office:value-type="float" office:value="0" calcext:value-type="float">
            <text:p>0</text:p>
          </table:table-cell>
          <table:table-cell table:formula="of:=IF([.E180]=0;[.D179];&quot;&quot;)" office:value-type="float" office:value="11461" calcext:value-type="float">
            <text:p>11,461</text:p>
          </table:table-cell>
          <table:table-cell table:formula="of:=IF([.E180]=0;[.C180]-[.C179];&quot;&quot;)" office:value-type="float" office:value="14" calcext:value-type="float">
            <text:p>14</text:p>
          </table:table-cell>
          <table:table-cell table:formula="of:=WEEKNUM([.C180])" office:value-type="float" office:value="32" calcext:value-type="float">
            <text:p>32</text:p>
          </table:table-cell>
          <table:table-cell table:formula="of:=WEEKDAY([.C180])" office:value-type="float" office:value="1" calcext:value-type="float">
            <text:p>1</text:p>
          </table:table-cell>
          <table:table-cell table:formula="of:=ROUNDUP([.K180]/12*4)" office:value-type="float" office:value="3" calcext:value-type="float">
            <text:p>3</text:p>
          </table:table-cell>
          <table:table-cell table:formula="of:=MONTH([.C180])" office:value-type="float" office:value="7" calcext:value-type="float">
            <text:p>7</text:p>
          </table:table-cell>
          <table:table-cell table:formula="of:=YEAR([.C180])" office:value-type="float" office:value="2016" calcext:value-type="float">
            <text:p>2016</text:p>
          </table:table-cell>
          <table:table-cell table:formula="of:=[.L180]&amp;[.K180]" office:value-type="string" office:string-value="20167" calcext:value-type="string">
            <text:p>20167</text:p>
          </table:table-cell>
          <table:table-cell table:formula="of:=DATE([.L180];[.K180];-1)" office:value-type="date" office:date-value="2016-06-29" calcext:value-type="date">
            <text:p>06/29/16</text:p>
          </table:table-cell>
          <table:table-cell table:formula="of:=YEAR([.N180])&amp;MONTH([.N180])" office:value-type="string" office:string-value="20166" calcext:value-type="string">
            <text:p>201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MBODIA - SIHANOUKVILLE</text:p>
          </table:table-cell>
          <table:table-cell office:value-type="string" calcext:value-type="string">
            <text:p>F-Sweatshirts</text:p>
          </table:table-cell>
          <table:table-cell office:value-type="date" office:date-value="2016-08-28" calcext:value-type="date">
            <text:p>28-Aug-16</text:p>
          </table:table-cell>
          <table:table-cell office:value-type="float" office:value="30808" calcext:value-type="float">
            <text:p>30,808</text:p>
          </table:table-cell>
          <table:table-cell table:formula="of:=IF([.B181]&lt;&gt;[.B180];1;0)" office:value-type="float" office:value="0" calcext:value-type="float">
            <text:p>0</text:p>
          </table:table-cell>
          <table:table-cell table:formula="of:=IF([.E181]=0;[.D180];&quot;&quot;)" office:value-type="float" office:value="12200" calcext:value-type="float">
            <text:p>12,200</text:p>
          </table:table-cell>
          <table:table-cell table:formula="of:=IF([.E181]=0;[.C181]-[.C180];&quot;&quot;)" office:value-type="float" office:value="28" calcext:value-type="float">
            <text:p>28</text:p>
          </table:table-cell>
          <table:table-cell table:formula="of:=WEEKNUM([.C181])" office:value-type="float" office:value="36" calcext:value-type="float">
            <text:p>36</text:p>
          </table:table-cell>
          <table:table-cell table:formula="of:=WEEKDAY([.C181])" office:value-type="float" office:value="1" calcext:value-type="float">
            <text:p>1</text:p>
          </table:table-cell>
          <table:table-cell table:formula="of:=ROUNDUP([.K181]/12*4)" office:value-type="float" office:value="3" calcext:value-type="float">
            <text:p>3</text:p>
          </table:table-cell>
          <table:table-cell table:formula="of:=MONTH([.C181])" office:value-type="float" office:value="8" calcext:value-type="float">
            <text:p>8</text:p>
          </table:table-cell>
          <table:table-cell table:formula="of:=YEAR([.C181])" office:value-type="float" office:value="2016" calcext:value-type="float">
            <text:p>2016</text:p>
          </table:table-cell>
          <table:table-cell table:formula="of:=[.L181]&amp;[.K181]" office:value-type="string" office:string-value="20168" calcext:value-type="string">
            <text:p>20168</text:p>
          </table:table-cell>
          <table:table-cell table:formula="of:=DATE([.L181];[.K181];-1)" office:value-type="date" office:date-value="2016-07-30" calcext:value-type="date">
            <text:p>07/30/16</text:p>
          </table:table-cell>
          <table:table-cell table:formula="of:=YEAR([.N181])&amp;MONTH([.N181])" office:value-type="string" office:string-value="20167" calcext:value-type="string">
            <text:p>201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MBODIA - SIHANOUKVILLE</text:p>
          </table:table-cell>
          <table:table-cell office:value-type="string" calcext:value-type="string">
            <text:p>F-Sweatshirts</text:p>
          </table:table-cell>
          <table:table-cell office:value-type="date" office:date-value="2016-09-11" calcext:value-type="date">
            <text:p>11-Sep-16</text:p>
          </table:table-cell>
          <table:table-cell office:value-type="float" office:value="12543" calcext:value-type="float">
            <text:p>12,543</text:p>
          </table:table-cell>
          <table:table-cell table:formula="of:=IF([.B182]&lt;&gt;[.B181];1;0)" office:value-type="float" office:value="0" calcext:value-type="float">
            <text:p>0</text:p>
          </table:table-cell>
          <table:table-cell table:formula="of:=IF([.E182]=0;[.D181];&quot;&quot;)" office:value-type="float" office:value="30808" calcext:value-type="float">
            <text:p>30,808</text:p>
          </table:table-cell>
          <table:table-cell table:formula="of:=IF([.E182]=0;[.C182]-[.C181];&quot;&quot;)" office:value-type="float" office:value="14" calcext:value-type="float">
            <text:p>14</text:p>
          </table:table-cell>
          <table:table-cell table:formula="of:=WEEKNUM([.C182])" office:value-type="float" office:value="38" calcext:value-type="float">
            <text:p>38</text:p>
          </table:table-cell>
          <table:table-cell table:formula="of:=WEEKDAY([.C182])" office:value-type="float" office:value="1" calcext:value-type="float">
            <text:p>1</text:p>
          </table:table-cell>
          <table:table-cell table:formula="of:=ROUNDUP([.K182]/12*4)" office:value-type="float" office:value="3" calcext:value-type="float">
            <text:p>3</text:p>
          </table:table-cell>
          <table:table-cell table:formula="of:=MONTH([.C182])" office:value-type="float" office:value="9" calcext:value-type="float">
            <text:p>9</text:p>
          </table:table-cell>
          <table:table-cell table:formula="of:=YEAR([.C182])" office:value-type="float" office:value="2016" calcext:value-type="float">
            <text:p>2016</text:p>
          </table:table-cell>
          <table:table-cell table:formula="of:=[.L182]&amp;[.K182]" office:value-type="string" office:string-value="20169" calcext:value-type="string">
            <text:p>20169</text:p>
          </table:table-cell>
          <table:table-cell table:formula="of:=DATE([.L182];[.K182];-1)" office:value-type="date" office:date-value="2016-08-30" calcext:value-type="date">
            <text:p>08/30/16</text:p>
          </table:table-cell>
          <table:table-cell table:formula="of:=YEAR([.N182])&amp;MONTH([.N182])" office:value-type="string" office:string-value="20168" calcext:value-type="string">
            <text:p>201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MBODIA - SIHANOUKVILLE</text:p>
          </table:table-cell>
          <table:table-cell office:value-type="string" calcext:value-type="string">
            <text:p>F-Sweatshirts</text:p>
          </table:table-cell>
          <table:table-cell office:value-type="date" office:date-value="2016-09-18" calcext:value-type="date">
            <text:p>18-Sep-16</text:p>
          </table:table-cell>
          <table:table-cell office:value-type="float" office:value="8055" calcext:value-type="float">
            <text:p>8,055</text:p>
          </table:table-cell>
          <table:table-cell table:formula="of:=IF([.B183]&lt;&gt;[.B182];1;0)" office:value-type="float" office:value="0" calcext:value-type="float">
            <text:p>0</text:p>
          </table:table-cell>
          <table:table-cell table:formula="of:=IF([.E183]=0;[.D182];&quot;&quot;)" office:value-type="float" office:value="12543" calcext:value-type="float">
            <text:p>12,543</text:p>
          </table:table-cell>
          <table:table-cell table:formula="of:=IF([.E183]=0;[.C183]-[.C182];&quot;&quot;)" office:value-type="float" office:value="7" calcext:value-type="float">
            <text:p>7</text:p>
          </table:table-cell>
          <table:table-cell table:formula="of:=WEEKNUM([.C183])" office:value-type="float" office:value="39" calcext:value-type="float">
            <text:p>39</text:p>
          </table:table-cell>
          <table:table-cell table:formula="of:=WEEKDAY([.C183])" office:value-type="float" office:value="1" calcext:value-type="float">
            <text:p>1</text:p>
          </table:table-cell>
          <table:table-cell table:formula="of:=ROUNDUP([.K183]/12*4)" office:value-type="float" office:value="3" calcext:value-type="float">
            <text:p>3</text:p>
          </table:table-cell>
          <table:table-cell table:formula="of:=MONTH([.C183])" office:value-type="float" office:value="9" calcext:value-type="float">
            <text:p>9</text:p>
          </table:table-cell>
          <table:table-cell table:formula="of:=YEAR([.C183])" office:value-type="float" office:value="2016" calcext:value-type="float">
            <text:p>2016</text:p>
          </table:table-cell>
          <table:table-cell table:formula="of:=[.L183]&amp;[.K183]" office:value-type="string" office:string-value="20169" calcext:value-type="string">
            <text:p>20169</text:p>
          </table:table-cell>
          <table:table-cell table:formula="of:=DATE([.L183];[.K183];-1)" office:value-type="date" office:date-value="2016-08-30" calcext:value-type="date">
            <text:p>08/30/16</text:p>
          </table:table-cell>
          <table:table-cell table:formula="of:=YEAR([.N183])&amp;MONTH([.N183])" office:value-type="string" office:string-value="20168" calcext:value-type="string">
            <text:p>201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MBODIA - SIHANOUKVILLE</text:p>
          </table:table-cell>
          <table:table-cell office:value-type="string" calcext:value-type="string">
            <text:p>K-Shirts</text:p>
          </table:table-cell>
          <table:table-cell office:value-type="date" office:date-value="2016-08-07" calcext:value-type="date">
            <text:p>7-Aug-16</text:p>
          </table:table-cell>
          <table:table-cell office:value-type="float" office:value="4224" calcext:value-type="float">
            <text:p>4,224</text:p>
          </table:table-cell>
          <table:table-cell table:formula="of:=IF([.B184]&lt;&gt;[.B183];1;0)" office:value-type="float" office:value="1" calcext:value-type="float">
            <text:p>1</text:p>
          </table:table-cell>
          <table:table-cell table:style-name="Default" table:formula="of:=IF([.E184]=0;[.D183];&quot;&quot;)">
            <text:p/>
          </table:table-cell>
          <table:table-cell table:formula="of:=IF([.E184]=0;[.C184]-[.C183];&quot;&quot;)">
            <text:p/>
          </table:table-cell>
          <table:table-cell table:formula="of:=WEEKNUM([.C184])" office:value-type="float" office:value="33" calcext:value-type="float">
            <text:p>33</text:p>
          </table:table-cell>
          <table:table-cell table:formula="of:=WEEKDAY([.C184])" office:value-type="float" office:value="1" calcext:value-type="float">
            <text:p>1</text:p>
          </table:table-cell>
          <table:table-cell table:formula="of:=ROUNDUP([.K184]/12*4)" office:value-type="float" office:value="3" calcext:value-type="float">
            <text:p>3</text:p>
          </table:table-cell>
          <table:table-cell table:formula="of:=MONTH([.C184])" office:value-type="float" office:value="8" calcext:value-type="float">
            <text:p>8</text:p>
          </table:table-cell>
          <table:table-cell table:formula="of:=YEAR([.C184])" office:value-type="float" office:value="2016" calcext:value-type="float">
            <text:p>2016</text:p>
          </table:table-cell>
          <table:table-cell table:formula="of:=[.L184]&amp;[.K184]" office:value-type="string" office:string-value="20168" calcext:value-type="string">
            <text:p>20168</text:p>
          </table:table-cell>
          <table:table-cell table:formula="of:=DATE([.L184];[.K184];-1)" office:value-type="date" office:date-value="2016-07-30" calcext:value-type="date">
            <text:p>07/30/16</text:p>
          </table:table-cell>
          <table:table-cell table:formula="of:=YEAR([.N184])&amp;MONTH([.N184])" office:value-type="string" office:string-value="20167" calcext:value-type="string">
            <text:p>201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MBODIA - SIHANOUKVILLE</text:p>
          </table:table-cell>
          <table:table-cell office:value-type="string" calcext:value-type="string">
            <text:p>K-Shirts</text:p>
          </table:table-cell>
          <table:table-cell office:value-type="date" office:date-value="2016-08-14" calcext:value-type="date">
            <text:p>14-Aug-16</text:p>
          </table:table-cell>
          <table:table-cell office:value-type="float" office:value="2959" calcext:value-type="float">
            <text:p>2,959</text:p>
          </table:table-cell>
          <table:table-cell table:formula="of:=IF([.B185]&lt;&gt;[.B184];1;0)" office:value-type="float" office:value="0" calcext:value-type="float">
            <text:p>0</text:p>
          </table:table-cell>
          <table:table-cell table:formula="of:=IF([.E185]=0;[.D184];&quot;&quot;)" office:value-type="float" office:value="4224" calcext:value-type="float">
            <text:p>4,224</text:p>
          </table:table-cell>
          <table:table-cell table:formula="of:=IF([.E185]=0;[.C185]-[.C184];&quot;&quot;)" office:value-type="float" office:value="7" calcext:value-type="float">
            <text:p>7</text:p>
          </table:table-cell>
          <table:table-cell table:formula="of:=WEEKNUM([.C185])" office:value-type="float" office:value="34" calcext:value-type="float">
            <text:p>34</text:p>
          </table:table-cell>
          <table:table-cell table:formula="of:=WEEKDAY([.C185])" office:value-type="float" office:value="1" calcext:value-type="float">
            <text:p>1</text:p>
          </table:table-cell>
          <table:table-cell table:formula="of:=ROUNDUP([.K185]/12*4)" office:value-type="float" office:value="3" calcext:value-type="float">
            <text:p>3</text:p>
          </table:table-cell>
          <table:table-cell table:formula="of:=MONTH([.C185])" office:value-type="float" office:value="8" calcext:value-type="float">
            <text:p>8</text:p>
          </table:table-cell>
          <table:table-cell table:formula="of:=YEAR([.C185])" office:value-type="float" office:value="2016" calcext:value-type="float">
            <text:p>2016</text:p>
          </table:table-cell>
          <table:table-cell table:formula="of:=[.L185]&amp;[.K185]" office:value-type="string" office:string-value="20168" calcext:value-type="string">
            <text:p>20168</text:p>
          </table:table-cell>
          <table:table-cell table:formula="of:=DATE([.L185];[.K185];-1)" office:value-type="date" office:date-value="2016-07-30" calcext:value-type="date">
            <text:p>07/30/16</text:p>
          </table:table-cell>
          <table:table-cell table:formula="of:=YEAR([.N185])&amp;MONTH([.N185])" office:value-type="string" office:string-value="20167" calcext:value-type="string">
            <text:p>201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MBODIA - SIHANOUKVILLE</text:p>
          </table:table-cell>
          <table:table-cell office:value-type="string" calcext:value-type="string">
            <text:p>K-Shirts</text:p>
          </table:table-cell>
          <table:table-cell office:value-type="date" office:date-value="2016-09-11" calcext:value-type="date">
            <text:p>11-Sep-16</text:p>
          </table:table-cell>
          <table:table-cell office:value-type="float" office:value="8617" calcext:value-type="float">
            <text:p>8,617</text:p>
          </table:table-cell>
          <table:table-cell table:formula="of:=IF([.B186]&lt;&gt;[.B185];1;0)" office:value-type="float" office:value="0" calcext:value-type="float">
            <text:p>0</text:p>
          </table:table-cell>
          <table:table-cell table:formula="of:=IF([.E186]=0;[.D185];&quot;&quot;)" office:value-type="float" office:value="2959" calcext:value-type="float">
            <text:p>2,959</text:p>
          </table:table-cell>
          <table:table-cell table:formula="of:=IF([.E186]=0;[.C186]-[.C185];&quot;&quot;)" office:value-type="float" office:value="28" calcext:value-type="float">
            <text:p>28</text:p>
          </table:table-cell>
          <table:table-cell table:formula="of:=WEEKNUM([.C186])" office:value-type="float" office:value="38" calcext:value-type="float">
            <text:p>38</text:p>
          </table:table-cell>
          <table:table-cell table:formula="of:=WEEKDAY([.C186])" office:value-type="float" office:value="1" calcext:value-type="float">
            <text:p>1</text:p>
          </table:table-cell>
          <table:table-cell table:formula="of:=ROUNDUP([.K186]/12*4)" office:value-type="float" office:value="3" calcext:value-type="float">
            <text:p>3</text:p>
          </table:table-cell>
          <table:table-cell table:formula="of:=MONTH([.C186])" office:value-type="float" office:value="9" calcext:value-type="float">
            <text:p>9</text:p>
          </table:table-cell>
          <table:table-cell table:formula="of:=YEAR([.C186])" office:value-type="float" office:value="2016" calcext:value-type="float">
            <text:p>2016</text:p>
          </table:table-cell>
          <table:table-cell table:formula="of:=[.L186]&amp;[.K186]" office:value-type="string" office:string-value="20169" calcext:value-type="string">
            <text:p>20169</text:p>
          </table:table-cell>
          <table:table-cell table:formula="of:=DATE([.L186];[.K186];-1)" office:value-type="date" office:date-value="2016-08-30" calcext:value-type="date">
            <text:p>08/30/16</text:p>
          </table:table-cell>
          <table:table-cell table:formula="of:=YEAR([.N186])&amp;MONTH([.N186])" office:value-type="string" office:string-value="20168" calcext:value-type="string">
            <text:p>201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MBODIA - SIHANOUKVILLE</text:p>
          </table:table-cell>
          <table:table-cell office:value-type="string" calcext:value-type="string">
            <text:p>K-Shirts</text:p>
          </table:table-cell>
          <table:table-cell office:value-type="date" office:date-value="2016-09-25" calcext:value-type="date">
            <text:p>25-Sep-16</text:p>
          </table:table-cell>
          <table:table-cell office:value-type="float" office:value="3800" calcext:value-type="float">
            <text:p>3,800</text:p>
          </table:table-cell>
          <table:table-cell table:formula="of:=IF([.B187]&lt;&gt;[.B186];1;0)" office:value-type="float" office:value="0" calcext:value-type="float">
            <text:p>0</text:p>
          </table:table-cell>
          <table:table-cell table:formula="of:=IF([.E187]=0;[.D186];&quot;&quot;)" office:value-type="float" office:value="8617" calcext:value-type="float">
            <text:p>8,617</text:p>
          </table:table-cell>
          <table:table-cell table:formula="of:=IF([.E187]=0;[.C187]-[.C186];&quot;&quot;)" office:value-type="float" office:value="14" calcext:value-type="float">
            <text:p>14</text:p>
          </table:table-cell>
          <table:table-cell table:formula="of:=WEEKNUM([.C187])" office:value-type="float" office:value="40" calcext:value-type="float">
            <text:p>40</text:p>
          </table:table-cell>
          <table:table-cell table:formula="of:=WEEKDAY([.C187])" office:value-type="float" office:value="1" calcext:value-type="float">
            <text:p>1</text:p>
          </table:table-cell>
          <table:table-cell table:formula="of:=ROUNDUP([.K187]/12*4)" office:value-type="float" office:value="3" calcext:value-type="float">
            <text:p>3</text:p>
          </table:table-cell>
          <table:table-cell table:formula="of:=MONTH([.C187])" office:value-type="float" office:value="9" calcext:value-type="float">
            <text:p>9</text:p>
          </table:table-cell>
          <table:table-cell table:formula="of:=YEAR([.C187])" office:value-type="float" office:value="2016" calcext:value-type="float">
            <text:p>2016</text:p>
          </table:table-cell>
          <table:table-cell table:formula="of:=[.L187]&amp;[.K187]" office:value-type="string" office:string-value="20169" calcext:value-type="string">
            <text:p>20169</text:p>
          </table:table-cell>
          <table:table-cell table:formula="of:=DATE([.L187];[.K187];-1)" office:value-type="date" office:date-value="2016-08-30" calcext:value-type="date">
            <text:p>08/30/16</text:p>
          </table:table-cell>
          <table:table-cell table:formula="of:=YEAR([.N187])&amp;MONTH([.N187])" office:value-type="string" office:string-value="20168" calcext:value-type="string">
            <text:p>201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MBODIA - SIHANOUKVILLE</text:p>
          </table:table-cell>
          <table:table-cell office:value-type="string" calcext:value-type="string">
            <text:p>K-Shirts</text:p>
          </table:table-cell>
          <table:table-cell office:value-type="date" office:date-value="2016-10-16" calcext:value-type="date">
            <text:p>16-Oct-16</text:p>
          </table:table-cell>
          <table:table-cell office:value-type="float" office:value="4915" calcext:value-type="float">
            <text:p>4,915</text:p>
          </table:table-cell>
          <table:table-cell table:formula="of:=IF([.B188]&lt;&gt;[.B187];1;0)" office:value-type="float" office:value="0" calcext:value-type="float">
            <text:p>0</text:p>
          </table:table-cell>
          <table:table-cell table:formula="of:=IF([.E188]=0;[.D187];&quot;&quot;)" office:value-type="float" office:value="3800" calcext:value-type="float">
            <text:p>3,800</text:p>
          </table:table-cell>
          <table:table-cell table:formula="of:=IF([.E188]=0;[.C188]-[.C187];&quot;&quot;)" office:value-type="float" office:value="21" calcext:value-type="float">
            <text:p>21</text:p>
          </table:table-cell>
          <table:table-cell table:formula="of:=WEEKNUM([.C188])" office:value-type="float" office:value="43" calcext:value-type="float">
            <text:p>43</text:p>
          </table:table-cell>
          <table:table-cell table:formula="of:=WEEKDAY([.C188])" office:value-type="float" office:value="1" calcext:value-type="float">
            <text:p>1</text:p>
          </table:table-cell>
          <table:table-cell table:formula="of:=ROUNDUP([.K188]/12*4)" office:value-type="float" office:value="4" calcext:value-type="float">
            <text:p>4</text:p>
          </table:table-cell>
          <table:table-cell table:formula="of:=MONTH([.C188])" office:value-type="float" office:value="10" calcext:value-type="float">
            <text:p>10</text:p>
          </table:table-cell>
          <table:table-cell table:formula="of:=YEAR([.C188])" office:value-type="float" office:value="2016" calcext:value-type="float">
            <text:p>2016</text:p>
          </table:table-cell>
          <table:table-cell table:formula="of:=[.L188]&amp;[.K188]" office:value-type="string" office:string-value="201610" calcext:value-type="string">
            <text:p>201610</text:p>
          </table:table-cell>
          <table:table-cell table:formula="of:=DATE([.L188];[.K188];-1)" office:value-type="date" office:date-value="2016-09-29" calcext:value-type="date">
            <text:p>09/29/16</text:p>
          </table:table-cell>
          <table:table-cell table:formula="of:=YEAR([.N188])&amp;MONTH([.N188])" office:value-type="string" office:string-value="20169" calcext:value-type="string">
            <text:p>201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MBODIA - SIHANOUKVILLE</text:p>
          </table:table-cell>
          <table:table-cell office:value-type="string" calcext:value-type="string">
            <text:p>K-Shirts</text:p>
          </table:table-cell>
          <table:table-cell office:value-type="date" office:date-value="2016-10-23" calcext:value-type="date">
            <text:p>23-Oct-16</text:p>
          </table:table-cell>
          <table:table-cell office:value-type="float" office:value="4751" calcext:value-type="float">
            <text:p>4,751</text:p>
          </table:table-cell>
          <table:table-cell table:formula="of:=IF([.B189]&lt;&gt;[.B188];1;0)" office:value-type="float" office:value="0" calcext:value-type="float">
            <text:p>0</text:p>
          </table:table-cell>
          <table:table-cell table:formula="of:=IF([.E189]=0;[.D188];&quot;&quot;)" office:value-type="float" office:value="4915" calcext:value-type="float">
            <text:p>4,915</text:p>
          </table:table-cell>
          <table:table-cell table:formula="of:=IF([.E189]=0;[.C189]-[.C188];&quot;&quot;)" office:value-type="float" office:value="7" calcext:value-type="float">
            <text:p>7</text:p>
          </table:table-cell>
          <table:table-cell table:formula="of:=WEEKNUM([.C189])" office:value-type="float" office:value="44" calcext:value-type="float">
            <text:p>44</text:p>
          </table:table-cell>
          <table:table-cell table:formula="of:=WEEKDAY([.C189])" office:value-type="float" office:value="1" calcext:value-type="float">
            <text:p>1</text:p>
          </table:table-cell>
          <table:table-cell table:formula="of:=ROUNDUP([.K189]/12*4)" office:value-type="float" office:value="4" calcext:value-type="float">
            <text:p>4</text:p>
          </table:table-cell>
          <table:table-cell table:formula="of:=MONTH([.C189])" office:value-type="float" office:value="10" calcext:value-type="float">
            <text:p>10</text:p>
          </table:table-cell>
          <table:table-cell table:formula="of:=YEAR([.C189])" office:value-type="float" office:value="2016" calcext:value-type="float">
            <text:p>2016</text:p>
          </table:table-cell>
          <table:table-cell table:formula="of:=[.L189]&amp;[.K189]" office:value-type="string" office:string-value="201610" calcext:value-type="string">
            <text:p>201610</text:p>
          </table:table-cell>
          <table:table-cell table:formula="of:=DATE([.L189];[.K189];-1)" office:value-type="date" office:date-value="2016-09-29" calcext:value-type="date">
            <text:p>09/29/16</text:p>
          </table:table-cell>
          <table:table-cell table:formula="of:=YEAR([.N189])&amp;MONTH([.N189])" office:value-type="string" office:string-value="20169" calcext:value-type="string">
            <text:p>201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MBODIA - SIHANOUKVILLE</text:p>
          </table:table-cell>
          <table:table-cell office:value-type="string" calcext:value-type="string">
            <text:p>K-Shirts</text:p>
          </table:table-cell>
          <table:table-cell office:value-type="date" office:date-value="2016-12-18" calcext:value-type="date">
            <text:p>18-Dec-16</text:p>
          </table:table-cell>
          <table:table-cell office:value-type="float" office:value="11394" calcext:value-type="float">
            <text:p>11,394</text:p>
          </table:table-cell>
          <table:table-cell table:formula="of:=IF([.B190]&lt;&gt;[.B189];1;0)" office:value-type="float" office:value="0" calcext:value-type="float">
            <text:p>0</text:p>
          </table:table-cell>
          <table:table-cell table:formula="of:=IF([.E190]=0;[.D189];&quot;&quot;)" office:value-type="float" office:value="4751" calcext:value-type="float">
            <text:p>4,751</text:p>
          </table:table-cell>
          <table:table-cell table:formula="of:=IF([.E190]=0;[.C190]-[.C189];&quot;&quot;)" office:value-type="float" office:value="56" calcext:value-type="float">
            <text:p>56</text:p>
          </table:table-cell>
          <table:table-cell table:formula="of:=WEEKNUM([.C190])" office:value-type="float" office:value="52" calcext:value-type="float">
            <text:p>52</text:p>
          </table:table-cell>
          <table:table-cell table:formula="of:=WEEKDAY([.C190])" office:value-type="float" office:value="1" calcext:value-type="float">
            <text:p>1</text:p>
          </table:table-cell>
          <table:table-cell table:formula="of:=ROUNDUP([.K190]/12*4)" office:value-type="float" office:value="4" calcext:value-type="float">
            <text:p>4</text:p>
          </table:table-cell>
          <table:table-cell table:formula="of:=MONTH([.C190])" office:value-type="float" office:value="12" calcext:value-type="float">
            <text:p>12</text:p>
          </table:table-cell>
          <table:table-cell table:formula="of:=YEAR([.C190])" office:value-type="float" office:value="2016" calcext:value-type="float">
            <text:p>2016</text:p>
          </table:table-cell>
          <table:table-cell table:formula="of:=[.L190]&amp;[.K190]" office:value-type="string" office:string-value="201612" calcext:value-type="string">
            <text:p>201612</text:p>
          </table:table-cell>
          <table:table-cell table:formula="of:=DATE([.L190];[.K190];-1)" office:value-type="date" office:date-value="2016-11-29" calcext:value-type="date">
            <text:p>11/29/16</text:p>
          </table:table-cell>
          <table:table-cell table:formula="of:=YEAR([.N190])&amp;MONTH([.N190])" office:value-type="string" office:string-value="201611" calcext:value-type="string">
            <text:p>2016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MBODIA - SIHANOUKVILLE</text:p>
          </table:table-cell>
          <table:table-cell office:value-type="string" calcext:value-type="string">
            <text:p>K-Shirts</text:p>
          </table:table-cell>
          <table:table-cell office:value-type="date" office:date-value="2017-01-01" calcext:value-type="date">
            <text:p>1-Jan-17</text:p>
          </table:table-cell>
          <table:table-cell office:value-type="float" office:value="1569" calcext:value-type="float">
            <text:p>1,569</text:p>
          </table:table-cell>
          <table:table-cell table:formula="of:=IF([.B191]&lt;&gt;[.B190];1;0)" office:value-type="float" office:value="0" calcext:value-type="float">
            <text:p>0</text:p>
          </table:table-cell>
          <table:table-cell table:formula="of:=IF([.E191]=0;[.D190];&quot;&quot;)" office:value-type="float" office:value="11394" calcext:value-type="float">
            <text:p>11,394</text:p>
          </table:table-cell>
          <table:table-cell table:formula="of:=IF([.E191]=0;[.C191]-[.C190];&quot;&quot;)" office:value-type="float" office:value="14" calcext:value-type="float">
            <text:p>14</text:p>
          </table:table-cell>
          <table:table-cell table:formula="of:=WEEKNUM([.C191])" office:value-type="float" office:value="1" calcext:value-type="float">
            <text:p>1</text:p>
          </table:table-cell>
          <table:table-cell table:formula="of:=WEEKDAY([.C191])" office:value-type="float" office:value="1" calcext:value-type="float">
            <text:p>1</text:p>
          </table:table-cell>
          <table:table-cell table:formula="of:=ROUNDUP([.K191]/12*4)" office:value-type="float" office:value="1" calcext:value-type="float">
            <text:p>1</text:p>
          </table:table-cell>
          <table:table-cell table:formula="of:=MONTH([.C191])" office:value-type="float" office:value="1" calcext:value-type="float">
            <text:p>1</text:p>
          </table:table-cell>
          <table:table-cell table:formula="of:=YEAR([.C191])" office:value-type="float" office:value="2017" calcext:value-type="float">
            <text:p>2017</text:p>
          </table:table-cell>
          <table:table-cell table:formula="of:=[.L191]&amp;[.K191]" office:value-type="string" office:string-value="20171" calcext:value-type="string">
            <text:p>20171</text:p>
          </table:table-cell>
          <table:table-cell table:formula="of:=DATE([.L191];[.K191];-1)" office:value-type="date" office:date-value="2016-12-30" calcext:value-type="date">
            <text:p>12/30/16</text:p>
          </table:table-cell>
          <table:table-cell table:formula="of:=YEAR([.N191])&amp;MONTH([.N191])" office:value-type="string" office:string-value="201612" calcext:value-type="string">
            <text:p>2016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MBODIA - SIHANOUKVILLE</text:p>
          </table:table-cell>
          <table:table-cell office:value-type="string" calcext:value-type="string">
            <text:p>K-Shirts</text:p>
          </table:table-cell>
          <table:table-cell office:value-type="date" office:date-value="2017-01-15" calcext:value-type="date">
            <text:p>15-Jan-17</text:p>
          </table:table-cell>
          <table:table-cell office:value-type="float" office:value="1464" calcext:value-type="float">
            <text:p>1,464</text:p>
          </table:table-cell>
          <table:table-cell table:formula="of:=IF([.B192]&lt;&gt;[.B191];1;0)" office:value-type="float" office:value="0" calcext:value-type="float">
            <text:p>0</text:p>
          </table:table-cell>
          <table:table-cell table:formula="of:=IF([.E192]=0;[.D191];&quot;&quot;)" office:value-type="float" office:value="1569" calcext:value-type="float">
            <text:p>1,569</text:p>
          </table:table-cell>
          <table:table-cell table:formula="of:=IF([.E192]=0;[.C192]-[.C191];&quot;&quot;)" office:value-type="float" office:value="14" calcext:value-type="float">
            <text:p>14</text:p>
          </table:table-cell>
          <table:table-cell table:formula="of:=WEEKNUM([.C192])" office:value-type="float" office:value="3" calcext:value-type="float">
            <text:p>3</text:p>
          </table:table-cell>
          <table:table-cell table:formula="of:=WEEKDAY([.C192])" office:value-type="float" office:value="1" calcext:value-type="float">
            <text:p>1</text:p>
          </table:table-cell>
          <table:table-cell table:formula="of:=ROUNDUP([.K192]/12*4)" office:value-type="float" office:value="1" calcext:value-type="float">
            <text:p>1</text:p>
          </table:table-cell>
          <table:table-cell table:formula="of:=MONTH([.C192])" office:value-type="float" office:value="1" calcext:value-type="float">
            <text:p>1</text:p>
          </table:table-cell>
          <table:table-cell table:formula="of:=YEAR([.C192])" office:value-type="float" office:value="2017" calcext:value-type="float">
            <text:p>2017</text:p>
          </table:table-cell>
          <table:table-cell table:formula="of:=[.L192]&amp;[.K192]" office:value-type="string" office:string-value="20171" calcext:value-type="string">
            <text:p>20171</text:p>
          </table:table-cell>
          <table:table-cell table:formula="of:=DATE([.L192];[.K192];-1)" office:value-type="date" office:date-value="2016-12-30" calcext:value-type="date">
            <text:p>12/30/16</text:p>
          </table:table-cell>
          <table:table-cell table:formula="of:=YEAR([.N192])&amp;MONTH([.N192])" office:value-type="string" office:string-value="201612" calcext:value-type="string">
            <text:p>2016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MBODIA - SIHANOUKVILLE</text:p>
          </table:table-cell>
          <table:table-cell office:value-type="string" calcext:value-type="string">
            <text:p>K-Shirts</text:p>
          </table:table-cell>
          <table:table-cell office:value-type="date" office:date-value="2017-01-22" calcext:value-type="date">
            <text:p>22-Jan-17</text:p>
          </table:table-cell>
          <table:table-cell office:value-type="float" office:value="38911" calcext:value-type="float">
            <text:p>38,911</text:p>
          </table:table-cell>
          <table:table-cell table:formula="of:=IF([.B193]&lt;&gt;[.B192];1;0)" office:value-type="float" office:value="0" calcext:value-type="float">
            <text:p>0</text:p>
          </table:table-cell>
          <table:table-cell table:formula="of:=IF([.E193]=0;[.D192];&quot;&quot;)" office:value-type="float" office:value="1464" calcext:value-type="float">
            <text:p>1,464</text:p>
          </table:table-cell>
          <table:table-cell table:formula="of:=IF([.E193]=0;[.C193]-[.C192];&quot;&quot;)" office:value-type="float" office:value="7" calcext:value-type="float">
            <text:p>7</text:p>
          </table:table-cell>
          <table:table-cell table:formula="of:=WEEKNUM([.C193])" office:value-type="float" office:value="4" calcext:value-type="float">
            <text:p>4</text:p>
          </table:table-cell>
          <table:table-cell table:formula="of:=WEEKDAY([.C193])" office:value-type="float" office:value="1" calcext:value-type="float">
            <text:p>1</text:p>
          </table:table-cell>
          <table:table-cell table:formula="of:=ROUNDUP([.K193]/12*4)" office:value-type="float" office:value="1" calcext:value-type="float">
            <text:p>1</text:p>
          </table:table-cell>
          <table:table-cell table:formula="of:=MONTH([.C193])" office:value-type="float" office:value="1" calcext:value-type="float">
            <text:p>1</text:p>
          </table:table-cell>
          <table:table-cell table:formula="of:=YEAR([.C193])" office:value-type="float" office:value="2017" calcext:value-type="float">
            <text:p>2017</text:p>
          </table:table-cell>
          <table:table-cell table:formula="of:=[.L193]&amp;[.K193]" office:value-type="string" office:string-value="20171" calcext:value-type="string">
            <text:p>20171</text:p>
          </table:table-cell>
          <table:table-cell table:formula="of:=DATE([.L193];[.K193];-1)" office:value-type="date" office:date-value="2016-12-30" calcext:value-type="date">
            <text:p>12/30/16</text:p>
          </table:table-cell>
          <table:table-cell table:formula="of:=YEAR([.N193])&amp;MONTH([.N193])" office:value-type="string" office:string-value="201612" calcext:value-type="string">
            <text:p>2016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MBODIA - SIHANOUKVILLE</text:p>
          </table:table-cell>
          <table:table-cell office:value-type="string" calcext:value-type="string">
            <text:p>K-Shirts</text:p>
          </table:table-cell>
          <table:table-cell office:value-type="date" office:date-value="2017-02-12" calcext:value-type="date">
            <text:p>12-Feb-17</text:p>
          </table:table-cell>
          <table:table-cell office:value-type="float" office:value="7980" calcext:value-type="float">
            <text:p>7,980</text:p>
          </table:table-cell>
          <table:table-cell table:formula="of:=IF([.B194]&lt;&gt;[.B193];1;0)" office:value-type="float" office:value="0" calcext:value-type="float">
            <text:p>0</text:p>
          </table:table-cell>
          <table:table-cell table:formula="of:=IF([.E194]=0;[.D193];&quot;&quot;)" office:value-type="float" office:value="38911" calcext:value-type="float">
            <text:p>38,911</text:p>
          </table:table-cell>
          <table:table-cell table:formula="of:=IF([.E194]=0;[.C194]-[.C193];&quot;&quot;)" office:value-type="float" office:value="21" calcext:value-type="float">
            <text:p>21</text:p>
          </table:table-cell>
          <table:table-cell table:formula="of:=WEEKNUM([.C194])" office:value-type="float" office:value="7" calcext:value-type="float">
            <text:p>7</text:p>
          </table:table-cell>
          <table:table-cell table:formula="of:=WEEKDAY([.C194])" office:value-type="float" office:value="1" calcext:value-type="float">
            <text:p>1</text:p>
          </table:table-cell>
          <table:table-cell table:formula="of:=ROUNDUP([.K194]/12*4)" office:value-type="float" office:value="1" calcext:value-type="float">
            <text:p>1</text:p>
          </table:table-cell>
          <table:table-cell table:formula="of:=MONTH([.C194])" office:value-type="float" office:value="2" calcext:value-type="float">
            <text:p>2</text:p>
          </table:table-cell>
          <table:table-cell table:formula="of:=YEAR([.C194])" office:value-type="float" office:value="2017" calcext:value-type="float">
            <text:p>2017</text:p>
          </table:table-cell>
          <table:table-cell table:formula="of:=[.L194]&amp;[.K194]" office:value-type="string" office:string-value="20172" calcext:value-type="string">
            <text:p>20172</text:p>
          </table:table-cell>
          <table:table-cell table:formula="of:=DATE([.L194];[.K194];-1)" office:value-type="date" office:date-value="2017-01-30" calcext:value-type="date">
            <text:p>01/30/17</text:p>
          </table:table-cell>
          <table:table-cell table:formula="of:=YEAR([.N194])&amp;MONTH([.N194])" office:value-type="string" office:string-value="20171" calcext:value-type="string">
            <text:p>201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MBODIA - SIHANOUKVILLE</text:p>
          </table:table-cell>
          <table:table-cell office:value-type="string" calcext:value-type="string">
            <text:p>K-Shirts</text:p>
          </table:table-cell>
          <table:table-cell office:value-type="date" office:date-value="2017-02-19" calcext:value-type="date">
            <text:p>19-Feb-17</text:p>
          </table:table-cell>
          <table:table-cell office:value-type="float" office:value="74652" calcext:value-type="float">
            <text:p>74,652</text:p>
          </table:table-cell>
          <table:table-cell table:formula="of:=IF([.B195]&lt;&gt;[.B194];1;0)" office:value-type="float" office:value="0" calcext:value-type="float">
            <text:p>0</text:p>
          </table:table-cell>
          <table:table-cell table:formula="of:=IF([.E195]=0;[.D194];&quot;&quot;)" office:value-type="float" office:value="7980" calcext:value-type="float">
            <text:p>7,980</text:p>
          </table:table-cell>
          <table:table-cell table:formula="of:=IF([.E195]=0;[.C195]-[.C194];&quot;&quot;)" office:value-type="float" office:value="7" calcext:value-type="float">
            <text:p>7</text:p>
          </table:table-cell>
          <table:table-cell table:formula="of:=WEEKNUM([.C195])" office:value-type="float" office:value="8" calcext:value-type="float">
            <text:p>8</text:p>
          </table:table-cell>
          <table:table-cell table:formula="of:=WEEKDAY([.C195])" office:value-type="float" office:value="1" calcext:value-type="float">
            <text:p>1</text:p>
          </table:table-cell>
          <table:table-cell table:formula="of:=ROUNDUP([.K195]/12*4)" office:value-type="float" office:value="1" calcext:value-type="float">
            <text:p>1</text:p>
          </table:table-cell>
          <table:table-cell table:formula="of:=MONTH([.C195])" office:value-type="float" office:value="2" calcext:value-type="float">
            <text:p>2</text:p>
          </table:table-cell>
          <table:table-cell table:formula="of:=YEAR([.C195])" office:value-type="float" office:value="2017" calcext:value-type="float">
            <text:p>2017</text:p>
          </table:table-cell>
          <table:table-cell table:formula="of:=[.L195]&amp;[.K195]" office:value-type="string" office:string-value="20172" calcext:value-type="string">
            <text:p>20172</text:p>
          </table:table-cell>
          <table:table-cell table:formula="of:=DATE([.L195];[.K195];-1)" office:value-type="date" office:date-value="2017-01-30" calcext:value-type="date">
            <text:p>01/30/17</text:p>
          </table:table-cell>
          <table:table-cell table:formula="of:=YEAR([.N195])&amp;MONTH([.N195])" office:value-type="string" office:string-value="20171" calcext:value-type="string">
            <text:p>201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MBODIA - SIHANOUKVILLE</text:p>
          </table:table-cell>
          <table:table-cell office:value-type="string" calcext:value-type="string">
            <text:p>K-Shirts</text:p>
          </table:table-cell>
          <table:table-cell office:value-type="date" office:date-value="2017-02-26" calcext:value-type="date">
            <text:p>26-Feb-17</text:p>
          </table:table-cell>
          <table:table-cell office:value-type="float" office:value="29373" calcext:value-type="float">
            <text:p>29,373</text:p>
          </table:table-cell>
          <table:table-cell table:formula="of:=IF([.B196]&lt;&gt;[.B195];1;0)" office:value-type="float" office:value="0" calcext:value-type="float">
            <text:p>0</text:p>
          </table:table-cell>
          <table:table-cell table:formula="of:=IF([.E196]=0;[.D195];&quot;&quot;)" office:value-type="float" office:value="74652" calcext:value-type="float">
            <text:p>74,652</text:p>
          </table:table-cell>
          <table:table-cell table:formula="of:=IF([.E196]=0;[.C196]-[.C195];&quot;&quot;)" office:value-type="float" office:value="7" calcext:value-type="float">
            <text:p>7</text:p>
          </table:table-cell>
          <table:table-cell table:formula="of:=WEEKNUM([.C196])" office:value-type="float" office:value="9" calcext:value-type="float">
            <text:p>9</text:p>
          </table:table-cell>
          <table:table-cell table:formula="of:=WEEKDAY([.C196])" office:value-type="float" office:value="1" calcext:value-type="float">
            <text:p>1</text:p>
          </table:table-cell>
          <table:table-cell table:formula="of:=ROUNDUP([.K196]/12*4)" office:value-type="float" office:value="1" calcext:value-type="float">
            <text:p>1</text:p>
          </table:table-cell>
          <table:table-cell table:formula="of:=MONTH([.C196])" office:value-type="float" office:value="2" calcext:value-type="float">
            <text:p>2</text:p>
          </table:table-cell>
          <table:table-cell table:formula="of:=YEAR([.C196])" office:value-type="float" office:value="2017" calcext:value-type="float">
            <text:p>2017</text:p>
          </table:table-cell>
          <table:table-cell table:formula="of:=[.L196]&amp;[.K196]" office:value-type="string" office:string-value="20172" calcext:value-type="string">
            <text:p>20172</text:p>
          </table:table-cell>
          <table:table-cell table:formula="of:=DATE([.L196];[.K196];-1)" office:value-type="date" office:date-value="2017-01-30" calcext:value-type="date">
            <text:p>01/30/17</text:p>
          </table:table-cell>
          <table:table-cell table:formula="of:=YEAR([.N196])&amp;MONTH([.N196])" office:value-type="string" office:string-value="20171" calcext:value-type="string">
            <text:p>201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MBODIA - SIHANOUKVILLE</text:p>
          </table:table-cell>
          <table:table-cell office:value-type="string" calcext:value-type="string">
            <text:p>K-Shirts</text:p>
          </table:table-cell>
          <table:table-cell office:value-type="date" office:date-value="2017-03-05" calcext:value-type="date">
            <text:p>5-Mar-17</text:p>
          </table:table-cell>
          <table:table-cell office:value-type="float" office:value="9590" calcext:value-type="float">
            <text:p>9,590</text:p>
          </table:table-cell>
          <table:table-cell table:formula="of:=IF([.B197]&lt;&gt;[.B196];1;0)" office:value-type="float" office:value="0" calcext:value-type="float">
            <text:p>0</text:p>
          </table:table-cell>
          <table:table-cell table:formula="of:=IF([.E197]=0;[.D196];&quot;&quot;)" office:value-type="float" office:value="29373" calcext:value-type="float">
            <text:p>29,373</text:p>
          </table:table-cell>
          <table:table-cell table:formula="of:=IF([.E197]=0;[.C197]-[.C196];&quot;&quot;)" office:value-type="float" office:value="7" calcext:value-type="float">
            <text:p>7</text:p>
          </table:table-cell>
          <table:table-cell table:formula="of:=WEEKNUM([.C197])" office:value-type="float" office:value="10" calcext:value-type="float">
            <text:p>10</text:p>
          </table:table-cell>
          <table:table-cell table:formula="of:=WEEKDAY([.C197])" office:value-type="float" office:value="1" calcext:value-type="float">
            <text:p>1</text:p>
          </table:table-cell>
          <table:table-cell table:formula="of:=ROUNDUP([.K197]/12*4)" office:value-type="float" office:value="1" calcext:value-type="float">
            <text:p>1</text:p>
          </table:table-cell>
          <table:table-cell table:formula="of:=MONTH([.C197])" office:value-type="float" office:value="3" calcext:value-type="float">
            <text:p>3</text:p>
          </table:table-cell>
          <table:table-cell table:formula="of:=YEAR([.C197])" office:value-type="float" office:value="2017" calcext:value-type="float">
            <text:p>2017</text:p>
          </table:table-cell>
          <table:table-cell table:formula="of:=[.L197]&amp;[.K197]" office:value-type="string" office:string-value="20173" calcext:value-type="string">
            <text:p>20173</text:p>
          </table:table-cell>
          <table:table-cell table:formula="of:=DATE([.L197];[.K197];-1)" office:value-type="date" office:date-value="2017-02-27" calcext:value-type="date">
            <text:p>02/27/17</text:p>
          </table:table-cell>
          <table:table-cell table:formula="of:=YEAR([.N197])&amp;MONTH([.N197])" office:value-type="string" office:string-value="20172" calcext:value-type="string">
            <text:p>201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MBODIA - SIHANOUKVILLE</text:p>
          </table:table-cell>
          <table:table-cell office:value-type="string" calcext:value-type="string">
            <text:p>M-Tops</text:p>
          </table:table-cell>
          <table:table-cell office:value-type="date" office:date-value="2016-03-06" calcext:value-type="date">
            <text:p>6-Mar-16</text:p>
          </table:table-cell>
          <table:table-cell office:value-type="float" office:value="29674" calcext:value-type="float">
            <text:p>29,674</text:p>
          </table:table-cell>
          <table:table-cell table:formula="of:=IF([.B198]&lt;&gt;[.B197];1;0)" office:value-type="float" office:value="1" calcext:value-type="float">
            <text:p>1</text:p>
          </table:table-cell>
          <table:table-cell table:style-name="Default" table:formula="of:=IF([.E198]=0;[.D197];&quot;&quot;)">
            <text:p/>
          </table:table-cell>
          <table:table-cell table:formula="of:=IF([.E198]=0;[.C198]-[.C197];&quot;&quot;)">
            <text:p/>
          </table:table-cell>
          <table:table-cell table:formula="of:=WEEKNUM([.C198])" office:value-type="float" office:value="11" calcext:value-type="float">
            <text:p>11</text:p>
          </table:table-cell>
          <table:table-cell table:formula="of:=WEEKDAY([.C198])" office:value-type="float" office:value="1" calcext:value-type="float">
            <text:p>1</text:p>
          </table:table-cell>
          <table:table-cell table:formula="of:=ROUNDUP([.K198]/12*4)" office:value-type="float" office:value="1" calcext:value-type="float">
            <text:p>1</text:p>
          </table:table-cell>
          <table:table-cell table:formula="of:=MONTH([.C198])" office:value-type="float" office:value="3" calcext:value-type="float">
            <text:p>3</text:p>
          </table:table-cell>
          <table:table-cell table:formula="of:=YEAR([.C198])" office:value-type="float" office:value="2016" calcext:value-type="float">
            <text:p>2016</text:p>
          </table:table-cell>
          <table:table-cell table:formula="of:=[.L198]&amp;[.K198]" office:value-type="string" office:string-value="20163" calcext:value-type="string">
            <text:p>20163</text:p>
          </table:table-cell>
          <table:table-cell table:formula="of:=DATE([.L198];[.K198];-1)" office:value-type="date" office:date-value="2016-02-28" calcext:value-type="date">
            <text:p>02/28/16</text:p>
          </table:table-cell>
          <table:table-cell table:formula="of:=YEAR([.N198])&amp;MONTH([.N198])" office:value-type="string" office:string-value="20162" calcext:value-type="string">
            <text:p>201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MBODIA - SIHANOUKVILLE</text:p>
          </table:table-cell>
          <table:table-cell office:value-type="string" calcext:value-type="string">
            <text:p>M-Tops</text:p>
          </table:table-cell>
          <table:table-cell office:value-type="date" office:date-value="2016-03-13" calcext:value-type="date">
            <text:p>13-Mar-16</text:p>
          </table:table-cell>
          <table:table-cell office:value-type="float" office:value="8868" calcext:value-type="float">
            <text:p>8,868</text:p>
          </table:table-cell>
          <table:table-cell table:formula="of:=IF([.B199]&lt;&gt;[.B198];1;0)" office:value-type="float" office:value="0" calcext:value-type="float">
            <text:p>0</text:p>
          </table:table-cell>
          <table:table-cell table:formula="of:=IF([.E199]=0;[.D198];&quot;&quot;)" office:value-type="float" office:value="29674" calcext:value-type="float">
            <text:p>29,674</text:p>
          </table:table-cell>
          <table:table-cell table:formula="of:=IF([.E199]=0;[.C199]-[.C198];&quot;&quot;)" office:value-type="float" office:value="7" calcext:value-type="float">
            <text:p>7</text:p>
          </table:table-cell>
          <table:table-cell table:formula="of:=WEEKNUM([.C199])" office:value-type="float" office:value="12" calcext:value-type="float">
            <text:p>12</text:p>
          </table:table-cell>
          <table:table-cell table:formula="of:=WEEKDAY([.C199])" office:value-type="float" office:value="1" calcext:value-type="float">
            <text:p>1</text:p>
          </table:table-cell>
          <table:table-cell table:formula="of:=ROUNDUP([.K199]/12*4)" office:value-type="float" office:value="1" calcext:value-type="float">
            <text:p>1</text:p>
          </table:table-cell>
          <table:table-cell table:formula="of:=MONTH([.C199])" office:value-type="float" office:value="3" calcext:value-type="float">
            <text:p>3</text:p>
          </table:table-cell>
          <table:table-cell table:formula="of:=YEAR([.C199])" office:value-type="float" office:value="2016" calcext:value-type="float">
            <text:p>2016</text:p>
          </table:table-cell>
          <table:table-cell table:formula="of:=[.L199]&amp;[.K199]" office:value-type="string" office:string-value="20163" calcext:value-type="string">
            <text:p>20163</text:p>
          </table:table-cell>
          <table:table-cell table:formula="of:=DATE([.L199];[.K199];-1)" office:value-type="date" office:date-value="2016-02-28" calcext:value-type="date">
            <text:p>02/28/16</text:p>
          </table:table-cell>
          <table:table-cell table:formula="of:=YEAR([.N199])&amp;MONTH([.N199])" office:value-type="string" office:string-value="20162" calcext:value-type="string">
            <text:p>201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MBODIA - SIHANOUKVILLE</text:p>
          </table:table-cell>
          <table:table-cell office:value-type="string" calcext:value-type="string">
            <text:p>M-Tops</text:p>
          </table:table-cell>
          <table:table-cell office:value-type="date" office:date-value="2016-08-14" calcext:value-type="date">
            <text:p>14-Aug-16</text:p>
          </table:table-cell>
          <table:table-cell office:value-type="float" office:value="10820" calcext:value-type="float">
            <text:p>10,820</text:p>
          </table:table-cell>
          <table:table-cell table:formula="of:=IF([.B200]&lt;&gt;[.B199];1;0)" office:value-type="float" office:value="0" calcext:value-type="float">
            <text:p>0</text:p>
          </table:table-cell>
          <table:table-cell table:formula="of:=IF([.E200]=0;[.D199];&quot;&quot;)" office:value-type="float" office:value="8868" calcext:value-type="float">
            <text:p>8,868</text:p>
          </table:table-cell>
          <table:table-cell table:formula="of:=IF([.E200]=0;[.C200]-[.C199];&quot;&quot;)" office:value-type="float" office:value="154" calcext:value-type="float">
            <text:p>154</text:p>
          </table:table-cell>
          <table:table-cell table:formula="of:=WEEKNUM([.C200])" office:value-type="float" office:value="34" calcext:value-type="float">
            <text:p>34</text:p>
          </table:table-cell>
          <table:table-cell table:formula="of:=WEEKDAY([.C200])" office:value-type="float" office:value="1" calcext:value-type="float">
            <text:p>1</text:p>
          </table:table-cell>
          <table:table-cell table:formula="of:=ROUNDUP([.K200]/12*4)" office:value-type="float" office:value="3" calcext:value-type="float">
            <text:p>3</text:p>
          </table:table-cell>
          <table:table-cell table:formula="of:=MONTH([.C200])" office:value-type="float" office:value="8" calcext:value-type="float">
            <text:p>8</text:p>
          </table:table-cell>
          <table:table-cell table:formula="of:=YEAR([.C200])" office:value-type="float" office:value="2016" calcext:value-type="float">
            <text:p>2016</text:p>
          </table:table-cell>
          <table:table-cell table:formula="of:=[.L200]&amp;[.K200]" office:value-type="string" office:string-value="20168" calcext:value-type="string">
            <text:p>20168</text:p>
          </table:table-cell>
          <table:table-cell table:formula="of:=DATE([.L200];[.K200];-1)" office:value-type="date" office:date-value="2016-07-30" calcext:value-type="date">
            <text:p>07/30/16</text:p>
          </table:table-cell>
          <table:table-cell table:formula="of:=YEAR([.N200])&amp;MONTH([.N200])" office:value-type="string" office:string-value="20167" calcext:value-type="string">
            <text:p>201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MBODIA - SIHANOUKVILLE</text:p>
          </table:table-cell>
          <table:table-cell office:value-type="string" calcext:value-type="string">
            <text:p>S-Shorts</text:p>
          </table:table-cell>
          <table:table-cell office:value-type="date" office:date-value="2016-03-13" calcext:value-type="date">
            <text:p>13-Mar-16</text:p>
          </table:table-cell>
          <table:table-cell office:value-type="float" office:value="4936" calcext:value-type="float">
            <text:p>4,936</text:p>
          </table:table-cell>
          <table:table-cell table:formula="of:=IF([.B201]&lt;&gt;[.B200];1;0)" office:value-type="float" office:value="1" calcext:value-type="float">
            <text:p>1</text:p>
          </table:table-cell>
          <table:table-cell table:style-name="Default" table:formula="of:=IF([.E201]=0;[.D200];&quot;&quot;)">
            <text:p/>
          </table:table-cell>
          <table:table-cell table:formula="of:=IF([.E201]=0;[.C201]-[.C200];&quot;&quot;)">
            <text:p/>
          </table:table-cell>
          <table:table-cell table:formula="of:=WEEKNUM([.C201])" office:value-type="float" office:value="12" calcext:value-type="float">
            <text:p>12</text:p>
          </table:table-cell>
          <table:table-cell table:formula="of:=WEEKDAY([.C201])" office:value-type="float" office:value="1" calcext:value-type="float">
            <text:p>1</text:p>
          </table:table-cell>
          <table:table-cell table:formula="of:=ROUNDUP([.K201]/12*4)" office:value-type="float" office:value="1" calcext:value-type="float">
            <text:p>1</text:p>
          </table:table-cell>
          <table:table-cell table:formula="of:=MONTH([.C201])" office:value-type="float" office:value="3" calcext:value-type="float">
            <text:p>3</text:p>
          </table:table-cell>
          <table:table-cell table:formula="of:=YEAR([.C201])" office:value-type="float" office:value="2016" calcext:value-type="float">
            <text:p>2016</text:p>
          </table:table-cell>
          <table:table-cell table:formula="of:=[.L201]&amp;[.K201]" office:value-type="string" office:string-value="20163" calcext:value-type="string">
            <text:p>20163</text:p>
          </table:table-cell>
          <table:table-cell table:formula="of:=DATE([.L201];[.K201];-1)" office:value-type="date" office:date-value="2016-02-28" calcext:value-type="date">
            <text:p>02/28/16</text:p>
          </table:table-cell>
          <table:table-cell table:formula="of:=YEAR([.N201])&amp;MONTH([.N201])" office:value-type="string" office:string-value="20162" calcext:value-type="string">
            <text:p>201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MBODIA - SIHANOUKVILLE</text:p>
          </table:table-cell>
          <table:table-cell office:value-type="string" calcext:value-type="string">
            <text:p>S-Shorts</text:p>
          </table:table-cell>
          <table:table-cell office:value-type="date" office:date-value="2016-04-10" calcext:value-type="date">
            <text:p>10-Apr-16</text:p>
          </table:table-cell>
          <table:table-cell office:value-type="float" office:value="31712" calcext:value-type="float">
            <text:p>31,712</text:p>
          </table:table-cell>
          <table:table-cell table:formula="of:=IF([.B202]&lt;&gt;[.B201];1;0)" office:value-type="float" office:value="0" calcext:value-type="float">
            <text:p>0</text:p>
          </table:table-cell>
          <table:table-cell table:formula="of:=IF([.E202]=0;[.D201];&quot;&quot;)" office:value-type="float" office:value="4936" calcext:value-type="float">
            <text:p>4,936</text:p>
          </table:table-cell>
          <table:table-cell table:formula="of:=IF([.E202]=0;[.C202]-[.C201];&quot;&quot;)" office:value-type="float" office:value="28" calcext:value-type="float">
            <text:p>28</text:p>
          </table:table-cell>
          <table:table-cell table:formula="of:=WEEKNUM([.C202])" office:value-type="float" office:value="16" calcext:value-type="float">
            <text:p>16</text:p>
          </table:table-cell>
          <table:table-cell table:formula="of:=WEEKDAY([.C202])" office:value-type="float" office:value="1" calcext:value-type="float">
            <text:p>1</text:p>
          </table:table-cell>
          <table:table-cell table:formula="of:=ROUNDUP([.K202]/12*4)" office:value-type="float" office:value="2" calcext:value-type="float">
            <text:p>2</text:p>
          </table:table-cell>
          <table:table-cell table:formula="of:=MONTH([.C202])" office:value-type="float" office:value="4" calcext:value-type="float">
            <text:p>4</text:p>
          </table:table-cell>
          <table:table-cell table:formula="of:=YEAR([.C202])" office:value-type="float" office:value="2016" calcext:value-type="float">
            <text:p>2016</text:p>
          </table:table-cell>
          <table:table-cell table:formula="of:=[.L202]&amp;[.K202]" office:value-type="string" office:string-value="20164" calcext:value-type="string">
            <text:p>20164</text:p>
          </table:table-cell>
          <table:table-cell table:formula="of:=DATE([.L202];[.K202];-1)" office:value-type="date" office:date-value="2016-03-30" calcext:value-type="date">
            <text:p>03/30/16</text:p>
          </table:table-cell>
          <table:table-cell table:formula="of:=YEAR([.N202])&amp;MONTH([.N202])" office:value-type="string" office:string-value="20163" calcext:value-type="string">
            <text:p>201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MBODIA - SIHANOUKVILLE</text:p>
          </table:table-cell>
          <table:table-cell office:value-type="string" calcext:value-type="string">
            <text:p>S-Shorts</text:p>
          </table:table-cell>
          <table:table-cell office:value-type="date" office:date-value="2016-05-01" calcext:value-type="date">
            <text:p>1-May-16</text:p>
          </table:table-cell>
          <table:table-cell office:value-type="float" office:value="11016" calcext:value-type="float">
            <text:p>11,016</text:p>
          </table:table-cell>
          <table:table-cell table:formula="of:=IF([.B203]&lt;&gt;[.B202];1;0)" office:value-type="float" office:value="0" calcext:value-type="float">
            <text:p>0</text:p>
          </table:table-cell>
          <table:table-cell table:formula="of:=IF([.E203]=0;[.D202];&quot;&quot;)" office:value-type="float" office:value="31712" calcext:value-type="float">
            <text:p>31,712</text:p>
          </table:table-cell>
          <table:table-cell table:formula="of:=IF([.E203]=0;[.C203]-[.C202];&quot;&quot;)" office:value-type="float" office:value="21" calcext:value-type="float">
            <text:p>21</text:p>
          </table:table-cell>
          <table:table-cell table:formula="of:=WEEKNUM([.C203])" office:value-type="float" office:value="19" calcext:value-type="float">
            <text:p>19</text:p>
          </table:table-cell>
          <table:table-cell table:formula="of:=WEEKDAY([.C203])" office:value-type="float" office:value="1" calcext:value-type="float">
            <text:p>1</text:p>
          </table:table-cell>
          <table:table-cell table:formula="of:=ROUNDUP([.K203]/12*4)" office:value-type="float" office:value="2" calcext:value-type="float">
            <text:p>2</text:p>
          </table:table-cell>
          <table:table-cell table:formula="of:=MONTH([.C203])" office:value-type="float" office:value="5" calcext:value-type="float">
            <text:p>5</text:p>
          </table:table-cell>
          <table:table-cell table:formula="of:=YEAR([.C203])" office:value-type="float" office:value="2016" calcext:value-type="float">
            <text:p>2016</text:p>
          </table:table-cell>
          <table:table-cell table:formula="of:=[.L203]&amp;[.K203]" office:value-type="string" office:string-value="20165" calcext:value-type="string">
            <text:p>20165</text:p>
          </table:table-cell>
          <table:table-cell table:formula="of:=DATE([.L203];[.K203];-1)" office:value-type="date" office:date-value="2016-04-29" calcext:value-type="date">
            <text:p>04/29/16</text:p>
          </table:table-cell>
          <table:table-cell table:formula="of:=YEAR([.N203])&amp;MONTH([.N203])" office:value-type="string" office:string-value="20164" calcext:value-type="string">
            <text:p>201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MBODIA - SIHANOUKVILLE</text:p>
          </table:table-cell>
          <table:table-cell office:value-type="string" calcext:value-type="string">
            <text:p>S-Shorts</text:p>
          </table:table-cell>
          <table:table-cell office:value-type="date" office:date-value="2017-01-15" calcext:value-type="date">
            <text:p>15-Jan-17</text:p>
          </table:table-cell>
          <table:table-cell office:value-type="float" office:value="9816" calcext:value-type="float">
            <text:p>9,816</text:p>
          </table:table-cell>
          <table:table-cell table:formula="of:=IF([.B204]&lt;&gt;[.B203];1;0)" office:value-type="float" office:value="0" calcext:value-type="float">
            <text:p>0</text:p>
          </table:table-cell>
          <table:table-cell table:formula="of:=IF([.E204]=0;[.D203];&quot;&quot;)" office:value-type="float" office:value="11016" calcext:value-type="float">
            <text:p>11,016</text:p>
          </table:table-cell>
          <table:table-cell table:formula="of:=IF([.E204]=0;[.C204]-[.C203];&quot;&quot;)" office:value-type="float" office:value="259" calcext:value-type="float">
            <text:p>259</text:p>
          </table:table-cell>
          <table:table-cell table:formula="of:=WEEKNUM([.C204])" office:value-type="float" office:value="3" calcext:value-type="float">
            <text:p>3</text:p>
          </table:table-cell>
          <table:table-cell table:formula="of:=WEEKDAY([.C204])" office:value-type="float" office:value="1" calcext:value-type="float">
            <text:p>1</text:p>
          </table:table-cell>
          <table:table-cell table:formula="of:=ROUNDUP([.K204]/12*4)" office:value-type="float" office:value="1" calcext:value-type="float">
            <text:p>1</text:p>
          </table:table-cell>
          <table:table-cell table:formula="of:=MONTH([.C204])" office:value-type="float" office:value="1" calcext:value-type="float">
            <text:p>1</text:p>
          </table:table-cell>
          <table:table-cell table:formula="of:=YEAR([.C204])" office:value-type="float" office:value="2017" calcext:value-type="float">
            <text:p>2017</text:p>
          </table:table-cell>
          <table:table-cell table:formula="of:=[.L204]&amp;[.K204]" office:value-type="string" office:string-value="20171" calcext:value-type="string">
            <text:p>20171</text:p>
          </table:table-cell>
          <table:table-cell table:formula="of:=DATE([.L204];[.K204];-1)" office:value-type="date" office:date-value="2016-12-30" calcext:value-type="date">
            <text:p>12/30/16</text:p>
          </table:table-cell>
          <table:table-cell table:formula="of:=YEAR([.N204])&amp;MONTH([.N204])" office:value-type="string" office:string-value="201612" calcext:value-type="string">
            <text:p>2016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MBODIA - SIHANOUKVILLE</text:p>
          </table:table-cell>
          <table:table-cell office:value-type="string" calcext:value-type="string">
            <text:p>S-Shorts</text:p>
          </table:table-cell>
          <table:table-cell office:value-type="date" office:date-value="2017-02-19" calcext:value-type="date">
            <text:p>19-Feb-17</text:p>
          </table:table-cell>
          <table:table-cell office:value-type="float" office:value="13776" calcext:value-type="float">
            <text:p>13,776</text:p>
          </table:table-cell>
          <table:table-cell table:formula="of:=IF([.B205]&lt;&gt;[.B204];1;0)" office:value-type="float" office:value="0" calcext:value-type="float">
            <text:p>0</text:p>
          </table:table-cell>
          <table:table-cell table:formula="of:=IF([.E205]=0;[.D204];&quot;&quot;)" office:value-type="float" office:value="9816" calcext:value-type="float">
            <text:p>9,816</text:p>
          </table:table-cell>
          <table:table-cell table:formula="of:=IF([.E205]=0;[.C205]-[.C204];&quot;&quot;)" office:value-type="float" office:value="35" calcext:value-type="float">
            <text:p>35</text:p>
          </table:table-cell>
          <table:table-cell table:formula="of:=WEEKNUM([.C205])" office:value-type="float" office:value="8" calcext:value-type="float">
            <text:p>8</text:p>
          </table:table-cell>
          <table:table-cell table:formula="of:=WEEKDAY([.C205])" office:value-type="float" office:value="1" calcext:value-type="float">
            <text:p>1</text:p>
          </table:table-cell>
          <table:table-cell table:formula="of:=ROUNDUP([.K205]/12*4)" office:value-type="float" office:value="1" calcext:value-type="float">
            <text:p>1</text:p>
          </table:table-cell>
          <table:table-cell table:formula="of:=MONTH([.C205])" office:value-type="float" office:value="2" calcext:value-type="float">
            <text:p>2</text:p>
          </table:table-cell>
          <table:table-cell table:formula="of:=YEAR([.C205])" office:value-type="float" office:value="2017" calcext:value-type="float">
            <text:p>2017</text:p>
          </table:table-cell>
          <table:table-cell table:formula="of:=[.L205]&amp;[.K205]" office:value-type="string" office:string-value="20172" calcext:value-type="string">
            <text:p>20172</text:p>
          </table:table-cell>
          <table:table-cell table:formula="of:=DATE([.L205];[.K205];-1)" office:value-type="date" office:date-value="2017-01-30" calcext:value-type="date">
            <text:p>01/30/17</text:p>
          </table:table-cell>
          <table:table-cell table:formula="of:=YEAR([.N205])&amp;MONTH([.N205])" office:value-type="string" office:string-value="20171" calcext:value-type="string">
            <text:p>201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MBODIA - SIHANOUKVILLE</text:p>
          </table:table-cell>
          <table:table-cell office:value-type="string" calcext:value-type="string">
            <text:p>Y-Skirts</text:p>
          </table:table-cell>
          <table:table-cell office:value-type="date" office:date-value="2016-07-03" calcext:value-type="date">
            <text:p>3-Jul-16</text:p>
          </table:table-cell>
          <table:table-cell office:value-type="float" office:value="5808" calcext:value-type="float">
            <text:p>5,808</text:p>
          </table:table-cell>
          <table:table-cell table:formula="of:=IF([.B206]&lt;&gt;[.B205];1;0)" office:value-type="float" office:value="1" calcext:value-type="float">
            <text:p>1</text:p>
          </table:table-cell>
          <table:table-cell table:style-name="Default" table:formula="of:=IF([.E206]=0;[.D205];&quot;&quot;)">
            <text:p/>
          </table:table-cell>
          <table:table-cell table:formula="of:=IF([.E206]=0;[.C206]-[.C205];&quot;&quot;)">
            <text:p/>
          </table:table-cell>
          <table:table-cell table:formula="of:=WEEKNUM([.C206])" office:value-type="float" office:value="28" calcext:value-type="float">
            <text:p>28</text:p>
          </table:table-cell>
          <table:table-cell table:formula="of:=WEEKDAY([.C206])" office:value-type="float" office:value="1" calcext:value-type="float">
            <text:p>1</text:p>
          </table:table-cell>
          <table:table-cell table:formula="of:=ROUNDUP([.K206]/12*4)" office:value-type="float" office:value="3" calcext:value-type="float">
            <text:p>3</text:p>
          </table:table-cell>
          <table:table-cell table:formula="of:=MONTH([.C206])" office:value-type="float" office:value="7" calcext:value-type="float">
            <text:p>7</text:p>
          </table:table-cell>
          <table:table-cell table:formula="of:=YEAR([.C206])" office:value-type="float" office:value="2016" calcext:value-type="float">
            <text:p>2016</text:p>
          </table:table-cell>
          <table:table-cell table:formula="of:=[.L206]&amp;[.K206]" office:value-type="string" office:string-value="20167" calcext:value-type="string">
            <text:p>20167</text:p>
          </table:table-cell>
          <table:table-cell table:formula="of:=DATE([.L206];[.K206];-1)" office:value-type="date" office:date-value="2016-06-29" calcext:value-type="date">
            <text:p>06/29/16</text:p>
          </table:table-cell>
          <table:table-cell table:formula="of:=YEAR([.N206])&amp;MONTH([.N206])" office:value-type="string" office:string-value="20166" calcext:value-type="string">
            <text:p>201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MBODIA - SIHANOUKVILLE</text:p>
          </table:table-cell>
          <table:table-cell office:value-type="string" calcext:value-type="string">
            <text:p>Y-Skirts</text:p>
          </table:table-cell>
          <table:table-cell office:value-type="date" office:date-value="2016-07-31" calcext:value-type="date">
            <text:p>31-Jul-16</text:p>
          </table:table-cell>
          <table:table-cell office:value-type="float" office:value="13440" calcext:value-type="float">
            <text:p>13,440</text:p>
          </table:table-cell>
          <table:table-cell table:formula="of:=IF([.B207]&lt;&gt;[.B206];1;0)" office:value-type="float" office:value="0" calcext:value-type="float">
            <text:p>0</text:p>
          </table:table-cell>
          <table:table-cell table:formula="of:=IF([.E207]=0;[.D206];&quot;&quot;)" office:value-type="float" office:value="5808" calcext:value-type="float">
            <text:p>5,808</text:p>
          </table:table-cell>
          <table:table-cell table:formula="of:=IF([.E207]=0;[.C207]-[.C206];&quot;&quot;)" office:value-type="float" office:value="28" calcext:value-type="float">
            <text:p>28</text:p>
          </table:table-cell>
          <table:table-cell table:formula="of:=WEEKNUM([.C207])" office:value-type="float" office:value="32" calcext:value-type="float">
            <text:p>32</text:p>
          </table:table-cell>
          <table:table-cell table:formula="of:=WEEKDAY([.C207])" office:value-type="float" office:value="1" calcext:value-type="float">
            <text:p>1</text:p>
          </table:table-cell>
          <table:table-cell table:formula="of:=ROUNDUP([.K207]/12*4)" office:value-type="float" office:value="3" calcext:value-type="float">
            <text:p>3</text:p>
          </table:table-cell>
          <table:table-cell table:formula="of:=MONTH([.C207])" office:value-type="float" office:value="7" calcext:value-type="float">
            <text:p>7</text:p>
          </table:table-cell>
          <table:table-cell table:formula="of:=YEAR([.C207])" office:value-type="float" office:value="2016" calcext:value-type="float">
            <text:p>2016</text:p>
          </table:table-cell>
          <table:table-cell table:formula="of:=[.L207]&amp;[.K207]" office:value-type="string" office:string-value="20167" calcext:value-type="string">
            <text:p>20167</text:p>
          </table:table-cell>
          <table:table-cell table:formula="of:=DATE([.L207];[.K207];-1)" office:value-type="date" office:date-value="2016-06-29" calcext:value-type="date">
            <text:p>06/29/16</text:p>
          </table:table-cell>
          <table:table-cell table:formula="of:=YEAR([.N207])&amp;MONTH([.N207])" office:value-type="string" office:string-value="20166" calcext:value-type="string">
            <text:p>201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MBODIA - SIHANOUKVILLE</text:p>
          </table:table-cell>
          <table:table-cell office:value-type="string" calcext:value-type="string">
            <text:p>Y-Skirts</text:p>
          </table:table-cell>
          <table:table-cell office:value-type="date" office:date-value="2016-11-06" calcext:value-type="date">
            <text:p>6-Nov-16</text:p>
          </table:table-cell>
          <table:table-cell office:value-type="float" office:value="3960" calcext:value-type="float">
            <text:p>3,960</text:p>
          </table:table-cell>
          <table:table-cell table:formula="of:=IF([.B208]&lt;&gt;[.B207];1;0)" office:value-type="float" office:value="0" calcext:value-type="float">
            <text:p>0</text:p>
          </table:table-cell>
          <table:table-cell table:formula="of:=IF([.E208]=0;[.D207];&quot;&quot;)" office:value-type="float" office:value="13440" calcext:value-type="float">
            <text:p>13,440</text:p>
          </table:table-cell>
          <table:table-cell table:formula="of:=IF([.E208]=0;[.C208]-[.C207];&quot;&quot;)" office:value-type="float" office:value="98" calcext:value-type="float">
            <text:p>98</text:p>
          </table:table-cell>
          <table:table-cell table:formula="of:=WEEKNUM([.C208])" office:value-type="float" office:value="46" calcext:value-type="float">
            <text:p>46</text:p>
          </table:table-cell>
          <table:table-cell table:formula="of:=WEEKDAY([.C208])" office:value-type="float" office:value="1" calcext:value-type="float">
            <text:p>1</text:p>
          </table:table-cell>
          <table:table-cell table:formula="of:=ROUNDUP([.K208]/12*4)" office:value-type="float" office:value="4" calcext:value-type="float">
            <text:p>4</text:p>
          </table:table-cell>
          <table:table-cell table:formula="of:=MONTH([.C208])" office:value-type="float" office:value="11" calcext:value-type="float">
            <text:p>11</text:p>
          </table:table-cell>
          <table:table-cell table:formula="of:=YEAR([.C208])" office:value-type="float" office:value="2016" calcext:value-type="float">
            <text:p>2016</text:p>
          </table:table-cell>
          <table:table-cell table:formula="of:=[.L208]&amp;[.K208]" office:value-type="string" office:string-value="201611" calcext:value-type="string">
            <text:p>201611</text:p>
          </table:table-cell>
          <table:table-cell table:formula="of:=DATE([.L208];[.K208];-1)" office:value-type="date" office:date-value="2016-10-30" calcext:value-type="date">
            <text:p>10/30/16</text:p>
          </table:table-cell>
          <table:table-cell table:formula="of:=YEAR([.N208])&amp;MONTH([.N208])" office:value-type="string" office:string-value="201610" calcext:value-type="string">
            <text:p>2016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MBODIA - SIHANOUKVILLE</text:p>
          </table:table-cell>
          <table:table-cell office:value-type="string" calcext:value-type="string">
            <text:p>Y-Skirts</text:p>
          </table:table-cell>
          <table:table-cell office:value-type="date" office:date-value="2016-12-04" calcext:value-type="date">
            <text:p>4-Dec-16</text:p>
          </table:table-cell>
          <table:table-cell office:value-type="float" office:value="9920" calcext:value-type="float">
            <text:p>9,920</text:p>
          </table:table-cell>
          <table:table-cell table:formula="of:=IF([.B209]&lt;&gt;[.B208];1;0)" office:value-type="float" office:value="0" calcext:value-type="float">
            <text:p>0</text:p>
          </table:table-cell>
          <table:table-cell table:formula="of:=IF([.E209]=0;[.D208];&quot;&quot;)" office:value-type="float" office:value="3960" calcext:value-type="float">
            <text:p>3,960</text:p>
          </table:table-cell>
          <table:table-cell table:formula="of:=IF([.E209]=0;[.C209]-[.C208];&quot;&quot;)" office:value-type="float" office:value="28" calcext:value-type="float">
            <text:p>28</text:p>
          </table:table-cell>
          <table:table-cell table:formula="of:=WEEKNUM([.C209])" office:value-type="float" office:value="50" calcext:value-type="float">
            <text:p>50</text:p>
          </table:table-cell>
          <table:table-cell table:formula="of:=WEEKDAY([.C209])" office:value-type="float" office:value="1" calcext:value-type="float">
            <text:p>1</text:p>
          </table:table-cell>
          <table:table-cell table:formula="of:=ROUNDUP([.K209]/12*4)" office:value-type="float" office:value="4" calcext:value-type="float">
            <text:p>4</text:p>
          </table:table-cell>
          <table:table-cell table:formula="of:=MONTH([.C209])" office:value-type="float" office:value="12" calcext:value-type="float">
            <text:p>12</text:p>
          </table:table-cell>
          <table:table-cell table:formula="of:=YEAR([.C209])" office:value-type="float" office:value="2016" calcext:value-type="float">
            <text:p>2016</text:p>
          </table:table-cell>
          <table:table-cell table:formula="of:=[.L209]&amp;[.K209]" office:value-type="string" office:string-value="201612" calcext:value-type="string">
            <text:p>201612</text:p>
          </table:table-cell>
          <table:table-cell table:formula="of:=DATE([.L209];[.K209];-1)" office:value-type="date" office:date-value="2016-11-29" calcext:value-type="date">
            <text:p>11/29/16</text:p>
          </table:table-cell>
          <table:table-cell table:formula="of:=YEAR([.N209])&amp;MONTH([.N209])" office:value-type="string" office:string-value="201611" calcext:value-type="string">
            <text:p>2016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MBODIA - SIHANOUKVILLE</text:p>
          </table:table-cell>
          <table:table-cell office:value-type="string" calcext:value-type="string">
            <text:p>Y-Skirts</text:p>
          </table:table-cell>
          <table:table-cell office:value-type="date" office:date-value="2016-12-11" calcext:value-type="date">
            <text:p>11-Dec-16</text:p>
          </table:table-cell>
          <table:table-cell office:value-type="float" office:value="4960" calcext:value-type="float">
            <text:p>4,960</text:p>
          </table:table-cell>
          <table:table-cell table:formula="of:=IF([.B210]&lt;&gt;[.B209];1;0)" office:value-type="float" office:value="0" calcext:value-type="float">
            <text:p>0</text:p>
          </table:table-cell>
          <table:table-cell table:formula="of:=IF([.E210]=0;[.D209];&quot;&quot;)" office:value-type="float" office:value="9920" calcext:value-type="float">
            <text:p>9,920</text:p>
          </table:table-cell>
          <table:table-cell table:formula="of:=IF([.E210]=0;[.C210]-[.C209];&quot;&quot;)" office:value-type="float" office:value="7" calcext:value-type="float">
            <text:p>7</text:p>
          </table:table-cell>
          <table:table-cell table:formula="of:=WEEKNUM([.C210])" office:value-type="float" office:value="51" calcext:value-type="float">
            <text:p>51</text:p>
          </table:table-cell>
          <table:table-cell table:formula="of:=WEEKDAY([.C210])" office:value-type="float" office:value="1" calcext:value-type="float">
            <text:p>1</text:p>
          </table:table-cell>
          <table:table-cell table:formula="of:=ROUNDUP([.K210]/12*4)" office:value-type="float" office:value="4" calcext:value-type="float">
            <text:p>4</text:p>
          </table:table-cell>
          <table:table-cell table:formula="of:=MONTH([.C210])" office:value-type="float" office:value="12" calcext:value-type="float">
            <text:p>12</text:p>
          </table:table-cell>
          <table:table-cell table:formula="of:=YEAR([.C210])" office:value-type="float" office:value="2016" calcext:value-type="float">
            <text:p>2016</text:p>
          </table:table-cell>
          <table:table-cell table:formula="of:=[.L210]&amp;[.K210]" office:value-type="string" office:string-value="201612" calcext:value-type="string">
            <text:p>201612</text:p>
          </table:table-cell>
          <table:table-cell table:formula="of:=DATE([.L210];[.K210];-1)" office:value-type="date" office:date-value="2016-11-29" calcext:value-type="date">
            <text:p>11/29/16</text:p>
          </table:table-cell>
          <table:table-cell table:formula="of:=YEAR([.N210])&amp;MONTH([.N210])" office:value-type="string" office:string-value="201611" calcext:value-type="string">
            <text:p>2016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MBODIA - SIHANOUKVILLE</text:p>
          </table:table-cell>
          <table:table-cell office:value-type="string" calcext:value-type="string">
            <text:p>Y-Skirts</text:p>
          </table:table-cell>
          <table:table-cell office:value-type="date" office:date-value="2017-01-08" calcext:value-type="date">
            <text:p>8-Jan-17</text:p>
          </table:table-cell>
          <table:table-cell office:value-type="float" office:value="14377" calcext:value-type="float">
            <text:p>14,377</text:p>
          </table:table-cell>
          <table:table-cell table:formula="of:=IF([.B211]&lt;&gt;[.B210];1;0)" office:value-type="float" office:value="0" calcext:value-type="float">
            <text:p>0</text:p>
          </table:table-cell>
          <table:table-cell table:formula="of:=IF([.E211]=0;[.D210];&quot;&quot;)" office:value-type="float" office:value="4960" calcext:value-type="float">
            <text:p>4,960</text:p>
          </table:table-cell>
          <table:table-cell table:formula="of:=IF([.E211]=0;[.C211]-[.C210];&quot;&quot;)" office:value-type="float" office:value="28" calcext:value-type="float">
            <text:p>28</text:p>
          </table:table-cell>
          <table:table-cell table:formula="of:=WEEKNUM([.C211])" office:value-type="float" office:value="2" calcext:value-type="float">
            <text:p>2</text:p>
          </table:table-cell>
          <table:table-cell table:formula="of:=WEEKDAY([.C211])" office:value-type="float" office:value="1" calcext:value-type="float">
            <text:p>1</text:p>
          </table:table-cell>
          <table:table-cell table:formula="of:=ROUNDUP([.K211]/12*4)" office:value-type="float" office:value="1" calcext:value-type="float">
            <text:p>1</text:p>
          </table:table-cell>
          <table:table-cell table:formula="of:=MONTH([.C211])" office:value-type="float" office:value="1" calcext:value-type="float">
            <text:p>1</text:p>
          </table:table-cell>
          <table:table-cell table:formula="of:=YEAR([.C211])" office:value-type="float" office:value="2017" calcext:value-type="float">
            <text:p>2017</text:p>
          </table:table-cell>
          <table:table-cell table:formula="of:=[.L211]&amp;[.K211]" office:value-type="string" office:string-value="20171" calcext:value-type="string">
            <text:p>20171</text:p>
          </table:table-cell>
          <table:table-cell table:formula="of:=DATE([.L211];[.K211];-1)" office:value-type="date" office:date-value="2016-12-30" calcext:value-type="date">
            <text:p>12/30/16</text:p>
          </table:table-cell>
          <table:table-cell table:formula="of:=YEAR([.N211])&amp;MONTH([.N211])" office:value-type="string" office:string-value="201612" calcext:value-type="string">
            <text:p>2016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MBODIA - SIHANOUKVILLE</text:p>
          </table:table-cell>
          <table:table-cell office:value-type="string" calcext:value-type="string">
            <text:p>Y-Skirts</text:p>
          </table:table-cell>
          <table:table-cell office:value-type="date" office:date-value="2017-01-15" calcext:value-type="date">
            <text:p>15-Jan-17</text:p>
          </table:table-cell>
          <table:table-cell office:value-type="float" office:value="8435" calcext:value-type="float">
            <text:p>8,435</text:p>
          </table:table-cell>
          <table:table-cell table:formula="of:=IF([.B212]&lt;&gt;[.B211];1;0)" office:value-type="float" office:value="0" calcext:value-type="float">
            <text:p>0</text:p>
          </table:table-cell>
          <table:table-cell table:formula="of:=IF([.E212]=0;[.D211];&quot;&quot;)" office:value-type="float" office:value="14377" calcext:value-type="float">
            <text:p>14,377</text:p>
          </table:table-cell>
          <table:table-cell table:formula="of:=IF([.E212]=0;[.C212]-[.C211];&quot;&quot;)" office:value-type="float" office:value="7" calcext:value-type="float">
            <text:p>7</text:p>
          </table:table-cell>
          <table:table-cell table:formula="of:=WEEKNUM([.C212])" office:value-type="float" office:value="3" calcext:value-type="float">
            <text:p>3</text:p>
          </table:table-cell>
          <table:table-cell table:formula="of:=WEEKDAY([.C212])" office:value-type="float" office:value="1" calcext:value-type="float">
            <text:p>1</text:p>
          </table:table-cell>
          <table:table-cell table:formula="of:=ROUNDUP([.K212]/12*4)" office:value-type="float" office:value="1" calcext:value-type="float">
            <text:p>1</text:p>
          </table:table-cell>
          <table:table-cell table:formula="of:=MONTH([.C212])" office:value-type="float" office:value="1" calcext:value-type="float">
            <text:p>1</text:p>
          </table:table-cell>
          <table:table-cell table:formula="of:=YEAR([.C212])" office:value-type="float" office:value="2017" calcext:value-type="float">
            <text:p>2017</text:p>
          </table:table-cell>
          <table:table-cell table:formula="of:=[.L212]&amp;[.K212]" office:value-type="string" office:string-value="20171" calcext:value-type="string">
            <text:p>20171</text:p>
          </table:table-cell>
          <table:table-cell table:formula="of:=DATE([.L212];[.K212];-1)" office:value-type="date" office:date-value="2016-12-30" calcext:value-type="date">
            <text:p>12/30/16</text:p>
          </table:table-cell>
          <table:table-cell table:formula="of:=YEAR([.N212])&amp;MONTH([.N212])" office:value-type="string" office:string-value="201612" calcext:value-type="string">
            <text:p>2016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MBODIA - SIHANOUKVILLE</text:p>
          </table:table-cell>
          <table:table-cell office:value-type="string" calcext:value-type="string">
            <text:p>Y-Skirts</text:p>
          </table:table-cell>
          <table:table-cell office:value-type="date" office:date-value="2017-01-22" calcext:value-type="date">
            <text:p>22-Jan-17</text:p>
          </table:table-cell>
          <table:table-cell office:value-type="float" office:value="7600" calcext:value-type="float">
            <text:p>7,600</text:p>
          </table:table-cell>
          <table:table-cell table:formula="of:=IF([.B213]&lt;&gt;[.B212];1;0)" office:value-type="float" office:value="0" calcext:value-type="float">
            <text:p>0</text:p>
          </table:table-cell>
          <table:table-cell table:formula="of:=IF([.E213]=0;[.D212];&quot;&quot;)" office:value-type="float" office:value="8435" calcext:value-type="float">
            <text:p>8,435</text:p>
          </table:table-cell>
          <table:table-cell table:formula="of:=IF([.E213]=0;[.C213]-[.C212];&quot;&quot;)" office:value-type="float" office:value="7" calcext:value-type="float">
            <text:p>7</text:p>
          </table:table-cell>
          <table:table-cell table:formula="of:=WEEKNUM([.C213])" office:value-type="float" office:value="4" calcext:value-type="float">
            <text:p>4</text:p>
          </table:table-cell>
          <table:table-cell table:formula="of:=WEEKDAY([.C213])" office:value-type="float" office:value="1" calcext:value-type="float">
            <text:p>1</text:p>
          </table:table-cell>
          <table:table-cell table:formula="of:=ROUNDUP([.K213]/12*4)" office:value-type="float" office:value="1" calcext:value-type="float">
            <text:p>1</text:p>
          </table:table-cell>
          <table:table-cell table:formula="of:=MONTH([.C213])" office:value-type="float" office:value="1" calcext:value-type="float">
            <text:p>1</text:p>
          </table:table-cell>
          <table:table-cell table:formula="of:=YEAR([.C213])" office:value-type="float" office:value="2017" calcext:value-type="float">
            <text:p>2017</text:p>
          </table:table-cell>
          <table:table-cell table:formula="of:=[.L213]&amp;[.K213]" office:value-type="string" office:string-value="20171" calcext:value-type="string">
            <text:p>20171</text:p>
          </table:table-cell>
          <table:table-cell table:formula="of:=DATE([.L213];[.K213];-1)" office:value-type="date" office:date-value="2016-12-30" calcext:value-type="date">
            <text:p>12/30/16</text:p>
          </table:table-cell>
          <table:table-cell table:formula="of:=YEAR([.N213])&amp;MONTH([.N213])" office:value-type="string" office:string-value="201612" calcext:value-type="string">
            <text:p>2016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MBODIA - SIHANOUKVILLE</text:p>
          </table:table-cell>
          <table:table-cell office:value-type="string" calcext:value-type="string">
            <text:p>Y-Skirts</text:p>
          </table:table-cell>
          <table:table-cell office:value-type="date" office:date-value="2017-02-05" calcext:value-type="date">
            <text:p>5-Feb-17</text:p>
          </table:table-cell>
          <table:table-cell office:value-type="float" office:value="2410" calcext:value-type="float">
            <text:p>2,410</text:p>
          </table:table-cell>
          <table:table-cell table:formula="of:=IF([.B214]&lt;&gt;[.B213];1;0)" office:value-type="float" office:value="0" calcext:value-type="float">
            <text:p>0</text:p>
          </table:table-cell>
          <table:table-cell table:formula="of:=IF([.E214]=0;[.D213];&quot;&quot;)" office:value-type="float" office:value="7600" calcext:value-type="float">
            <text:p>7,600</text:p>
          </table:table-cell>
          <table:table-cell table:formula="of:=IF([.E214]=0;[.C214]-[.C213];&quot;&quot;)" office:value-type="float" office:value="14" calcext:value-type="float">
            <text:p>14</text:p>
          </table:table-cell>
          <table:table-cell table:formula="of:=WEEKNUM([.C214])" office:value-type="float" office:value="6" calcext:value-type="float">
            <text:p>6</text:p>
          </table:table-cell>
          <table:table-cell table:formula="of:=WEEKDAY([.C214])" office:value-type="float" office:value="1" calcext:value-type="float">
            <text:p>1</text:p>
          </table:table-cell>
          <table:table-cell table:formula="of:=ROUNDUP([.K214]/12*4)" office:value-type="float" office:value="1" calcext:value-type="float">
            <text:p>1</text:p>
          </table:table-cell>
          <table:table-cell table:formula="of:=MONTH([.C214])" office:value-type="float" office:value="2" calcext:value-type="float">
            <text:p>2</text:p>
          </table:table-cell>
          <table:table-cell table:formula="of:=YEAR([.C214])" office:value-type="float" office:value="2017" calcext:value-type="float">
            <text:p>2017</text:p>
          </table:table-cell>
          <table:table-cell table:formula="of:=[.L214]&amp;[.K214]" office:value-type="string" office:string-value="20172" calcext:value-type="string">
            <text:p>20172</text:p>
          </table:table-cell>
          <table:table-cell table:formula="of:=DATE([.L214];[.K214];-1)" office:value-type="date" office:date-value="2017-01-30" calcext:value-type="date">
            <text:p>01/30/17</text:p>
          </table:table-cell>
          <table:table-cell table:formula="of:=YEAR([.N214])&amp;MONTH([.N214])" office:value-type="string" office:string-value="20171" calcext:value-type="string">
            <text:p>201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MBODIA - SIHANOUKVILLE</text:p>
          </table:table-cell>
          <table:table-cell office:value-type="string" calcext:value-type="string">
            <text:p>Y-Skirts</text:p>
          </table:table-cell>
          <table:table-cell office:value-type="date" office:date-value="2017-02-12" calcext:value-type="date">
            <text:p>12-Feb-17</text:p>
          </table:table-cell>
          <table:table-cell office:value-type="float" office:value="11992" calcext:value-type="float">
            <text:p>11,992</text:p>
          </table:table-cell>
          <table:table-cell table:formula="of:=IF([.B215]&lt;&gt;[.B214];1;0)" office:value-type="float" office:value="0" calcext:value-type="float">
            <text:p>0</text:p>
          </table:table-cell>
          <table:table-cell table:formula="of:=IF([.E215]=0;[.D214];&quot;&quot;)" office:value-type="float" office:value="2410" calcext:value-type="float">
            <text:p>2,410</text:p>
          </table:table-cell>
          <table:table-cell table:formula="of:=IF([.E215]=0;[.C215]-[.C214];&quot;&quot;)" office:value-type="float" office:value="7" calcext:value-type="float">
            <text:p>7</text:p>
          </table:table-cell>
          <table:table-cell table:formula="of:=WEEKNUM([.C215])" office:value-type="float" office:value="7" calcext:value-type="float">
            <text:p>7</text:p>
          </table:table-cell>
          <table:table-cell table:formula="of:=WEEKDAY([.C215])" office:value-type="float" office:value="1" calcext:value-type="float">
            <text:p>1</text:p>
          </table:table-cell>
          <table:table-cell table:formula="of:=ROUNDUP([.K215]/12*4)" office:value-type="float" office:value="1" calcext:value-type="float">
            <text:p>1</text:p>
          </table:table-cell>
          <table:table-cell table:formula="of:=MONTH([.C215])" office:value-type="float" office:value="2" calcext:value-type="float">
            <text:p>2</text:p>
          </table:table-cell>
          <table:table-cell table:formula="of:=YEAR([.C215])" office:value-type="float" office:value="2017" calcext:value-type="float">
            <text:p>2017</text:p>
          </table:table-cell>
          <table:table-cell table:formula="of:=[.L215]&amp;[.K215]" office:value-type="string" office:string-value="20172" calcext:value-type="string">
            <text:p>20172</text:p>
          </table:table-cell>
          <table:table-cell table:formula="of:=DATE([.L215];[.K215];-1)" office:value-type="date" office:date-value="2017-01-30" calcext:value-type="date">
            <text:p>01/30/17</text:p>
          </table:table-cell>
          <table:table-cell table:formula="of:=YEAR([.N215])&amp;MONTH([.N215])" office:value-type="string" office:string-value="20171" calcext:value-type="string">
            <text:p>201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MBODIA - SIHANOUKVILLE</text:p>
          </table:table-cell>
          <table:table-cell office:value-type="string" calcext:value-type="string">
            <text:p>Y-Skirts</text:p>
          </table:table-cell>
          <table:table-cell office:value-type="date" office:date-value="2017-03-05" calcext:value-type="date">
            <text:p>5-Mar-17</text:p>
          </table:table-cell>
          <table:table-cell office:value-type="float" office:value="10000" calcext:value-type="float">
            <text:p>10,000</text:p>
          </table:table-cell>
          <table:table-cell table:formula="of:=IF([.B216]&lt;&gt;[.B215];1;0)" office:value-type="float" office:value="0" calcext:value-type="float">
            <text:p>0</text:p>
          </table:table-cell>
          <table:table-cell table:formula="of:=IF([.E216]=0;[.D215];&quot;&quot;)" office:value-type="float" office:value="11992" calcext:value-type="float">
            <text:p>11,992</text:p>
          </table:table-cell>
          <table:table-cell table:formula="of:=IF([.E216]=0;[.C216]-[.C215];&quot;&quot;)" office:value-type="float" office:value="21" calcext:value-type="float">
            <text:p>21</text:p>
          </table:table-cell>
          <table:table-cell table:formula="of:=WEEKNUM([.C216])" office:value-type="float" office:value="10" calcext:value-type="float">
            <text:p>10</text:p>
          </table:table-cell>
          <table:table-cell table:formula="of:=WEEKDAY([.C216])" office:value-type="float" office:value="1" calcext:value-type="float">
            <text:p>1</text:p>
          </table:table-cell>
          <table:table-cell table:formula="of:=ROUNDUP([.K216]/12*4)" office:value-type="float" office:value="1" calcext:value-type="float">
            <text:p>1</text:p>
          </table:table-cell>
          <table:table-cell table:formula="of:=MONTH([.C216])" office:value-type="float" office:value="3" calcext:value-type="float">
            <text:p>3</text:p>
          </table:table-cell>
          <table:table-cell table:formula="of:=YEAR([.C216])" office:value-type="float" office:value="2017" calcext:value-type="float">
            <text:p>2017</text:p>
          </table:table-cell>
          <table:table-cell table:formula="of:=[.L216]&amp;[.K216]" office:value-type="string" office:string-value="20173" calcext:value-type="string">
            <text:p>20173</text:p>
          </table:table-cell>
          <table:table-cell table:formula="of:=DATE([.L216];[.K216];-1)" office:value-type="date" office:date-value="2017-02-27" calcext:value-type="date">
            <text:p>02/27/17</text:p>
          </table:table-cell>
          <table:table-cell table:formula="of:=YEAR([.N216])&amp;MONTH([.N216])" office:value-type="string" office:string-value="20172" calcext:value-type="string">
            <text:p>201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NINGBO</text:p>
          </table:table-cell>
          <table:table-cell office:value-type="string" calcext:value-type="string">
            <text:p>A-Accessories</text:p>
          </table:table-cell>
          <table:table-cell office:value-type="date" office:date-value="2016-09-01" calcext:value-type="date">
            <text:p>1-Sep-16</text:p>
          </table:table-cell>
          <table:table-cell office:value-type="float" office:value="1500" calcext:value-type="float">
            <text:p>1,500</text:p>
          </table:table-cell>
          <table:table-cell table:formula="of:=IF([.B217]&lt;&gt;[.B216];1;0)" office:value-type="float" office:value="1" calcext:value-type="float">
            <text:p>1</text:p>
          </table:table-cell>
          <table:table-cell table:style-name="Default" table:formula="of:=IF([.E217]=0;[.D216];&quot;&quot;)">
            <text:p/>
          </table:table-cell>
          <table:table-cell table:formula="of:=IF([.E217]=0;[.C217]-[.C216];&quot;&quot;)">
            <text:p/>
          </table:table-cell>
          <table:table-cell table:formula="of:=WEEKNUM([.C217])" office:value-type="float" office:value="36" calcext:value-type="float">
            <text:p>36</text:p>
          </table:table-cell>
          <table:table-cell table:formula="of:=WEEKDAY([.C217])" office:value-type="float" office:value="5" calcext:value-type="float">
            <text:p>5</text:p>
          </table:table-cell>
          <table:table-cell table:formula="of:=ROUNDUP([.K217]/12*4)" office:value-type="float" office:value="3" calcext:value-type="float">
            <text:p>3</text:p>
          </table:table-cell>
          <table:table-cell table:formula="of:=MONTH([.C217])" office:value-type="float" office:value="9" calcext:value-type="float">
            <text:p>9</text:p>
          </table:table-cell>
          <table:table-cell table:formula="of:=YEAR([.C217])" office:value-type="float" office:value="2016" calcext:value-type="float">
            <text:p>2016</text:p>
          </table:table-cell>
          <table:table-cell table:formula="of:=[.L217]&amp;[.K217]" office:value-type="string" office:string-value="20169" calcext:value-type="string">
            <text:p>20169</text:p>
          </table:table-cell>
          <table:table-cell table:formula="of:=DATE([.L217];[.K217];-1)" office:value-type="date" office:date-value="2016-08-30" calcext:value-type="date">
            <text:p>08/30/16</text:p>
          </table:table-cell>
          <table:table-cell table:formula="of:=YEAR([.N217])&amp;MONTH([.N217])" office:value-type="string" office:string-value="20168" calcext:value-type="string">
            <text:p>201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NINGBO</text:p>
          </table:table-cell>
          <table:table-cell office:value-type="string" calcext:value-type="string">
            <text:p>C-Trousers</text:p>
          </table:table-cell>
          <table:table-cell office:value-type="date" office:date-value="2016-05-19" calcext:value-type="date">
            <text:p>19-May-16</text:p>
          </table:table-cell>
          <table:table-cell office:value-type="float" office:value="2400" calcext:value-type="float">
            <text:p>2,400</text:p>
          </table:table-cell>
          <table:table-cell table:formula="of:=IF([.B218]&lt;&gt;[.B217];1;0)" office:value-type="float" office:value="1" calcext:value-type="float">
            <text:p>1</text:p>
          </table:table-cell>
          <table:table-cell table:style-name="Default" table:formula="of:=IF([.E218]=0;[.D217];&quot;&quot;)">
            <text:p/>
          </table:table-cell>
          <table:table-cell table:formula="of:=IF([.E218]=0;[.C218]-[.C217];&quot;&quot;)">
            <text:p/>
          </table:table-cell>
          <table:table-cell table:formula="of:=WEEKNUM([.C218])" office:value-type="float" office:value="21" calcext:value-type="float">
            <text:p>21</text:p>
          </table:table-cell>
          <table:table-cell table:formula="of:=WEEKDAY([.C218])" office:value-type="float" office:value="5" calcext:value-type="float">
            <text:p>5</text:p>
          </table:table-cell>
          <table:table-cell table:formula="of:=ROUNDUP([.K218]/12*4)" office:value-type="float" office:value="2" calcext:value-type="float">
            <text:p>2</text:p>
          </table:table-cell>
          <table:table-cell table:formula="of:=MONTH([.C218])" office:value-type="float" office:value="5" calcext:value-type="float">
            <text:p>5</text:p>
          </table:table-cell>
          <table:table-cell table:formula="of:=YEAR([.C218])" office:value-type="float" office:value="2016" calcext:value-type="float">
            <text:p>2016</text:p>
          </table:table-cell>
          <table:table-cell table:formula="of:=[.L218]&amp;[.K218]" office:value-type="string" office:string-value="20165" calcext:value-type="string">
            <text:p>20165</text:p>
          </table:table-cell>
          <table:table-cell table:formula="of:=DATE([.L218];[.K218];-1)" office:value-type="date" office:date-value="2016-04-29" calcext:value-type="date">
            <text:p>04/29/16</text:p>
          </table:table-cell>
          <table:table-cell table:formula="of:=YEAR([.N218])&amp;MONTH([.N218])" office:value-type="string" office:string-value="20164" calcext:value-type="string">
            <text:p>201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NINGBO</text:p>
          </table:table-cell>
          <table:table-cell office:value-type="string" calcext:value-type="string">
            <text:p>C-Trousers</text:p>
          </table:table-cell>
          <table:table-cell office:value-type="date" office:date-value="2016-05-26" calcext:value-type="date">
            <text:p>26-May-16</text:p>
          </table:table-cell>
          <table:table-cell office:value-type="float" office:value="1600" calcext:value-type="float">
            <text:p>1,600</text:p>
          </table:table-cell>
          <table:table-cell table:formula="of:=IF([.B219]&lt;&gt;[.B218];1;0)" office:value-type="float" office:value="0" calcext:value-type="float">
            <text:p>0</text:p>
          </table:table-cell>
          <table:table-cell table:formula="of:=IF([.E219]=0;[.D218];&quot;&quot;)" office:value-type="float" office:value="2400" calcext:value-type="float">
            <text:p>2,400</text:p>
          </table:table-cell>
          <table:table-cell table:formula="of:=IF([.E219]=0;[.C219]-[.C218];&quot;&quot;)" office:value-type="float" office:value="7" calcext:value-type="float">
            <text:p>7</text:p>
          </table:table-cell>
          <table:table-cell table:formula="of:=WEEKNUM([.C219])" office:value-type="float" office:value="22" calcext:value-type="float">
            <text:p>22</text:p>
          </table:table-cell>
          <table:table-cell table:formula="of:=WEEKDAY([.C219])" office:value-type="float" office:value="5" calcext:value-type="float">
            <text:p>5</text:p>
          </table:table-cell>
          <table:table-cell table:formula="of:=ROUNDUP([.K219]/12*4)" office:value-type="float" office:value="2" calcext:value-type="float">
            <text:p>2</text:p>
          </table:table-cell>
          <table:table-cell table:formula="of:=MONTH([.C219])" office:value-type="float" office:value="5" calcext:value-type="float">
            <text:p>5</text:p>
          </table:table-cell>
          <table:table-cell table:formula="of:=YEAR([.C219])" office:value-type="float" office:value="2016" calcext:value-type="float">
            <text:p>2016</text:p>
          </table:table-cell>
          <table:table-cell table:formula="of:=[.L219]&amp;[.K219]" office:value-type="string" office:string-value="20165" calcext:value-type="string">
            <text:p>20165</text:p>
          </table:table-cell>
          <table:table-cell table:formula="of:=DATE([.L219];[.K219];-1)" office:value-type="date" office:date-value="2016-04-29" calcext:value-type="date">
            <text:p>04/29/16</text:p>
          </table:table-cell>
          <table:table-cell table:formula="of:=YEAR([.N219])&amp;MONTH([.N219])" office:value-type="string" office:string-value="20164" calcext:value-type="string">
            <text:p>201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NINGBO</text:p>
          </table:table-cell>
          <table:table-cell office:value-type="string" calcext:value-type="string">
            <text:p>C-Trousers</text:p>
          </table:table-cell>
          <table:table-cell office:value-type="date" office:date-value="2016-10-18" calcext:value-type="date">
            <text:p>18-Oct-16</text:p>
          </table:table-cell>
          <table:table-cell office:value-type="float" office:value="4980" calcext:value-type="float">
            <text:p>4,980</text:p>
          </table:table-cell>
          <table:table-cell table:formula="of:=IF([.B220]&lt;&gt;[.B219];1;0)" office:value-type="float" office:value="0" calcext:value-type="float">
            <text:p>0</text:p>
          </table:table-cell>
          <table:table-cell table:formula="of:=IF([.E220]=0;[.D219];&quot;&quot;)" office:value-type="float" office:value="1600" calcext:value-type="float">
            <text:p>1,600</text:p>
          </table:table-cell>
          <table:table-cell table:formula="of:=IF([.E220]=0;[.C220]-[.C219];&quot;&quot;)" office:value-type="float" office:value="145" calcext:value-type="float">
            <text:p>145</text:p>
          </table:table-cell>
          <table:table-cell table:formula="of:=WEEKNUM([.C220])" office:value-type="float" office:value="43" calcext:value-type="float">
            <text:p>43</text:p>
          </table:table-cell>
          <table:table-cell table:formula="of:=WEEKDAY([.C220])" office:value-type="float" office:value="3" calcext:value-type="float">
            <text:p>3</text:p>
          </table:table-cell>
          <table:table-cell table:formula="of:=ROUNDUP([.K220]/12*4)" office:value-type="float" office:value="4" calcext:value-type="float">
            <text:p>4</text:p>
          </table:table-cell>
          <table:table-cell table:formula="of:=MONTH([.C220])" office:value-type="float" office:value="10" calcext:value-type="float">
            <text:p>10</text:p>
          </table:table-cell>
          <table:table-cell table:formula="of:=YEAR([.C220])" office:value-type="float" office:value="2016" calcext:value-type="float">
            <text:p>2016</text:p>
          </table:table-cell>
          <table:table-cell table:formula="of:=[.L220]&amp;[.K220]" office:value-type="string" office:string-value="201610" calcext:value-type="string">
            <text:p>201610</text:p>
          </table:table-cell>
          <table:table-cell table:formula="of:=DATE([.L220];[.K220];-1)" office:value-type="date" office:date-value="2016-09-29" calcext:value-type="date">
            <text:p>09/29/16</text:p>
          </table:table-cell>
          <table:table-cell table:formula="of:=YEAR([.N220])&amp;MONTH([.N220])" office:value-type="string" office:string-value="20169" calcext:value-type="string">
            <text:p>201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NINGBO</text:p>
          </table:table-cell>
          <table:table-cell office:value-type="string" calcext:value-type="string">
            <text:p>C-Trousers</text:p>
          </table:table-cell>
          <table:table-cell office:value-type="date" office:date-value="2016-10-21" calcext:value-type="date">
            <text:p>21-Oct-16</text:p>
          </table:table-cell>
          <table:table-cell office:value-type="float" office:value="3973" calcext:value-type="float">
            <text:p>3,973</text:p>
          </table:table-cell>
          <table:table-cell table:formula="of:=IF([.B221]&lt;&gt;[.B220];1;0)" office:value-type="float" office:value="0" calcext:value-type="float">
            <text:p>0</text:p>
          </table:table-cell>
          <table:table-cell table:formula="of:=IF([.E221]=0;[.D220];&quot;&quot;)" office:value-type="float" office:value="4980" calcext:value-type="float">
            <text:p>4,980</text:p>
          </table:table-cell>
          <table:table-cell table:formula="of:=IF([.E221]=0;[.C221]-[.C220];&quot;&quot;)" office:value-type="float" office:value="3" calcext:value-type="float">
            <text:p>3</text:p>
          </table:table-cell>
          <table:table-cell table:formula="of:=WEEKNUM([.C221])" office:value-type="float" office:value="43" calcext:value-type="float">
            <text:p>43</text:p>
          </table:table-cell>
          <table:table-cell table:formula="of:=WEEKDAY([.C221])" office:value-type="float" office:value="6" calcext:value-type="float">
            <text:p>6</text:p>
          </table:table-cell>
          <table:table-cell table:formula="of:=ROUNDUP([.K221]/12*4)" office:value-type="float" office:value="4" calcext:value-type="float">
            <text:p>4</text:p>
          </table:table-cell>
          <table:table-cell table:formula="of:=MONTH([.C221])" office:value-type="float" office:value="10" calcext:value-type="float">
            <text:p>10</text:p>
          </table:table-cell>
          <table:table-cell table:formula="of:=YEAR([.C221])" office:value-type="float" office:value="2016" calcext:value-type="float">
            <text:p>2016</text:p>
          </table:table-cell>
          <table:table-cell table:formula="of:=[.L221]&amp;[.K221]" office:value-type="string" office:string-value="201610" calcext:value-type="string">
            <text:p>201610</text:p>
          </table:table-cell>
          <table:table-cell table:formula="of:=DATE([.L221];[.K221];-1)" office:value-type="date" office:date-value="2016-09-29" calcext:value-type="date">
            <text:p>09/29/16</text:p>
          </table:table-cell>
          <table:table-cell table:formula="of:=YEAR([.N221])&amp;MONTH([.N221])" office:value-type="string" office:string-value="20169" calcext:value-type="string">
            <text:p>201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NINGBO</text:p>
          </table:table-cell>
          <table:table-cell office:value-type="string" calcext:value-type="string">
            <text:p>C-Trousers</text:p>
          </table:table-cell>
          <table:table-cell office:value-type="date" office:date-value="2016-12-22" calcext:value-type="date">
            <text:p>22-Dec-16</text:p>
          </table:table-cell>
          <table:table-cell office:value-type="float" office:value="3600" calcext:value-type="float">
            <text:p>3,600</text:p>
          </table:table-cell>
          <table:table-cell table:formula="of:=IF([.B222]&lt;&gt;[.B221];1;0)" office:value-type="float" office:value="0" calcext:value-type="float">
            <text:p>0</text:p>
          </table:table-cell>
          <table:table-cell table:formula="of:=IF([.E222]=0;[.D221];&quot;&quot;)" office:value-type="float" office:value="3973" calcext:value-type="float">
            <text:p>3,973</text:p>
          </table:table-cell>
          <table:table-cell table:formula="of:=IF([.E222]=0;[.C222]-[.C221];&quot;&quot;)" office:value-type="float" office:value="62" calcext:value-type="float">
            <text:p>62</text:p>
          </table:table-cell>
          <table:table-cell table:formula="of:=WEEKNUM([.C222])" office:value-type="float" office:value="52" calcext:value-type="float">
            <text:p>52</text:p>
          </table:table-cell>
          <table:table-cell table:formula="of:=WEEKDAY([.C222])" office:value-type="float" office:value="5" calcext:value-type="float">
            <text:p>5</text:p>
          </table:table-cell>
          <table:table-cell table:formula="of:=ROUNDUP([.K222]/12*4)" office:value-type="float" office:value="4" calcext:value-type="float">
            <text:p>4</text:p>
          </table:table-cell>
          <table:table-cell table:formula="of:=MONTH([.C222])" office:value-type="float" office:value="12" calcext:value-type="float">
            <text:p>12</text:p>
          </table:table-cell>
          <table:table-cell table:formula="of:=YEAR([.C222])" office:value-type="float" office:value="2016" calcext:value-type="float">
            <text:p>2016</text:p>
          </table:table-cell>
          <table:table-cell table:formula="of:=[.L222]&amp;[.K222]" office:value-type="string" office:string-value="201612" calcext:value-type="string">
            <text:p>201612</text:p>
          </table:table-cell>
          <table:table-cell table:formula="of:=DATE([.L222];[.K222];-1)" office:value-type="date" office:date-value="2016-11-29" calcext:value-type="date">
            <text:p>11/29/16</text:p>
          </table:table-cell>
          <table:table-cell table:formula="of:=YEAR([.N222])&amp;MONTH([.N222])" office:value-type="string" office:string-value="201611" calcext:value-type="string">
            <text:p>2016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NINGBO</text:p>
          </table:table-cell>
          <table:table-cell office:value-type="string" calcext:value-type="string">
            <text:p>C-Trousers</text:p>
          </table:table-cell>
          <table:table-cell office:value-type="date" office:date-value="2016-12-29" calcext:value-type="date">
            <text:p>29-Dec-16</text:p>
          </table:table-cell>
          <table:table-cell office:value-type="float" office:value="2400" calcext:value-type="float">
            <text:p>2,400</text:p>
          </table:table-cell>
          <table:table-cell table:formula="of:=IF([.B223]&lt;&gt;[.B222];1;0)" office:value-type="float" office:value="0" calcext:value-type="float">
            <text:p>0</text:p>
          </table:table-cell>
          <table:table-cell table:formula="of:=IF([.E223]=0;[.D222];&quot;&quot;)" office:value-type="float" office:value="3600" calcext:value-type="float">
            <text:p>3,600</text:p>
          </table:table-cell>
          <table:table-cell table:formula="of:=IF([.E223]=0;[.C223]-[.C222];&quot;&quot;)" office:value-type="float" office:value="7" calcext:value-type="float">
            <text:p>7</text:p>
          </table:table-cell>
          <table:table-cell table:formula="of:=WEEKNUM([.C223])" office:value-type="float" office:value="53" calcext:value-type="float">
            <text:p>53</text:p>
          </table:table-cell>
          <table:table-cell table:formula="of:=WEEKDAY([.C223])" office:value-type="float" office:value="5" calcext:value-type="float">
            <text:p>5</text:p>
          </table:table-cell>
          <table:table-cell table:formula="of:=ROUNDUP([.K223]/12*4)" office:value-type="float" office:value="4" calcext:value-type="float">
            <text:p>4</text:p>
          </table:table-cell>
          <table:table-cell table:formula="of:=MONTH([.C223])" office:value-type="float" office:value="12" calcext:value-type="float">
            <text:p>12</text:p>
          </table:table-cell>
          <table:table-cell table:formula="of:=YEAR([.C223])" office:value-type="float" office:value="2016" calcext:value-type="float">
            <text:p>2016</text:p>
          </table:table-cell>
          <table:table-cell table:formula="of:=[.L223]&amp;[.K223]" office:value-type="string" office:string-value="201612" calcext:value-type="string">
            <text:p>201612</text:p>
          </table:table-cell>
          <table:table-cell table:formula="of:=DATE([.L223];[.K223];-1)" office:value-type="date" office:date-value="2016-11-29" calcext:value-type="date">
            <text:p>11/29/16</text:p>
          </table:table-cell>
          <table:table-cell table:formula="of:=YEAR([.N223])&amp;MONTH([.N223])" office:value-type="string" office:string-value="201611" calcext:value-type="string">
            <text:p>2016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NINGBO</text:p>
          </table:table-cell>
          <table:table-cell office:value-type="string" calcext:value-type="string">
            <text:p>C-Trousers</text:p>
          </table:table-cell>
          <table:table-cell office:value-type="date" office:date-value="2017-01-26" calcext:value-type="date">
            <text:p>26-Jan-17</text:p>
          </table:table-cell>
          <table:table-cell office:value-type="float" office:value="670" calcext:value-type="float">
            <text:p>670</text:p>
          </table:table-cell>
          <table:table-cell table:formula="of:=IF([.B224]&lt;&gt;[.B223];1;0)" office:value-type="float" office:value="0" calcext:value-type="float">
            <text:p>0</text:p>
          </table:table-cell>
          <table:table-cell table:formula="of:=IF([.E224]=0;[.D223];&quot;&quot;)" office:value-type="float" office:value="2400" calcext:value-type="float">
            <text:p>2,400</text:p>
          </table:table-cell>
          <table:table-cell table:formula="of:=IF([.E224]=0;[.C224]-[.C223];&quot;&quot;)" office:value-type="float" office:value="28" calcext:value-type="float">
            <text:p>28</text:p>
          </table:table-cell>
          <table:table-cell table:formula="of:=WEEKNUM([.C224])" office:value-type="float" office:value="4" calcext:value-type="float">
            <text:p>4</text:p>
          </table:table-cell>
          <table:table-cell table:formula="of:=WEEKDAY([.C224])" office:value-type="float" office:value="5" calcext:value-type="float">
            <text:p>5</text:p>
          </table:table-cell>
          <table:table-cell table:formula="of:=ROUNDUP([.K224]/12*4)" office:value-type="float" office:value="1" calcext:value-type="float">
            <text:p>1</text:p>
          </table:table-cell>
          <table:table-cell table:formula="of:=MONTH([.C224])" office:value-type="float" office:value="1" calcext:value-type="float">
            <text:p>1</text:p>
          </table:table-cell>
          <table:table-cell table:formula="of:=YEAR([.C224])" office:value-type="float" office:value="2017" calcext:value-type="float">
            <text:p>2017</text:p>
          </table:table-cell>
          <table:table-cell table:formula="of:=[.L224]&amp;[.K224]" office:value-type="string" office:string-value="20171" calcext:value-type="string">
            <text:p>20171</text:p>
          </table:table-cell>
          <table:table-cell table:formula="of:=DATE([.L224];[.K224];-1)" office:value-type="date" office:date-value="2016-12-30" calcext:value-type="date">
            <text:p>12/30/16</text:p>
          </table:table-cell>
          <table:table-cell table:formula="of:=YEAR([.N224])&amp;MONTH([.N224])" office:value-type="string" office:string-value="201612" calcext:value-type="string">
            <text:p>2016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NINGBO</text:p>
          </table:table-cell>
          <table:table-cell office:value-type="string" calcext:value-type="string">
            <text:p>D-Jackets</text:p>
          </table:table-cell>
          <table:table-cell office:value-type="date" office:date-value="2016-05-24" calcext:value-type="date">
            <text:p>24-May-16</text:p>
          </table:table-cell>
          <table:table-cell office:value-type="float" office:value="25446" calcext:value-type="float">
            <text:p>25,446</text:p>
          </table:table-cell>
          <table:table-cell table:formula="of:=IF([.B225]&lt;&gt;[.B224];1;0)" office:value-type="float" office:value="1" calcext:value-type="float">
            <text:p>1</text:p>
          </table:table-cell>
          <table:table-cell table:style-name="Default" table:formula="of:=IF([.E225]=0;[.D224];&quot;&quot;)">
            <text:p/>
          </table:table-cell>
          <table:table-cell table:formula="of:=IF([.E225]=0;[.C225]-[.C224];&quot;&quot;)">
            <text:p/>
          </table:table-cell>
          <table:table-cell table:formula="of:=WEEKNUM([.C225])" office:value-type="float" office:value="22" calcext:value-type="float">
            <text:p>22</text:p>
          </table:table-cell>
          <table:table-cell table:formula="of:=WEEKDAY([.C225])" office:value-type="float" office:value="3" calcext:value-type="float">
            <text:p>3</text:p>
          </table:table-cell>
          <table:table-cell table:formula="of:=ROUNDUP([.K225]/12*4)" office:value-type="float" office:value="2" calcext:value-type="float">
            <text:p>2</text:p>
          </table:table-cell>
          <table:table-cell table:formula="of:=MONTH([.C225])" office:value-type="float" office:value="5" calcext:value-type="float">
            <text:p>5</text:p>
          </table:table-cell>
          <table:table-cell table:formula="of:=YEAR([.C225])" office:value-type="float" office:value="2016" calcext:value-type="float">
            <text:p>2016</text:p>
          </table:table-cell>
          <table:table-cell table:formula="of:=[.L225]&amp;[.K225]" office:value-type="string" office:string-value="20165" calcext:value-type="string">
            <text:p>20165</text:p>
          </table:table-cell>
          <table:table-cell table:formula="of:=DATE([.L225];[.K225];-1)" office:value-type="date" office:date-value="2016-04-29" calcext:value-type="date">
            <text:p>04/29/16</text:p>
          </table:table-cell>
          <table:table-cell table:formula="of:=YEAR([.N225])&amp;MONTH([.N225])" office:value-type="string" office:string-value="20164" calcext:value-type="string">
            <text:p>201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NINGBO</text:p>
          </table:table-cell>
          <table:table-cell office:value-type="string" calcext:value-type="string">
            <text:p>F-Sweatshirts</text:p>
          </table:table-cell>
          <table:table-cell office:value-type="date" office:date-value="2016-05-19" calcext:value-type="date">
            <text:p>19-May-16</text:p>
          </table:table-cell>
          <table:table-cell office:value-type="float" office:value="14220" calcext:value-type="float">
            <text:p>14,220</text:p>
          </table:table-cell>
          <table:table-cell table:formula="of:=IF([.B226]&lt;&gt;[.B225];1;0)" office:value-type="float" office:value="1" calcext:value-type="float">
            <text:p>1</text:p>
          </table:table-cell>
          <table:table-cell table:style-name="Default" table:formula="of:=IF([.E226]=0;[.D225];&quot;&quot;)">
            <text:p/>
          </table:table-cell>
          <table:table-cell table:formula="of:=IF([.E226]=0;[.C226]-[.C225];&quot;&quot;)">
            <text:p/>
          </table:table-cell>
          <table:table-cell table:formula="of:=WEEKNUM([.C226])" office:value-type="float" office:value="21" calcext:value-type="float">
            <text:p>21</text:p>
          </table:table-cell>
          <table:table-cell table:formula="of:=WEEKDAY([.C226])" office:value-type="float" office:value="5" calcext:value-type="float">
            <text:p>5</text:p>
          </table:table-cell>
          <table:table-cell table:formula="of:=ROUNDUP([.K226]/12*4)" office:value-type="float" office:value="2" calcext:value-type="float">
            <text:p>2</text:p>
          </table:table-cell>
          <table:table-cell table:formula="of:=MONTH([.C226])" office:value-type="float" office:value="5" calcext:value-type="float">
            <text:p>5</text:p>
          </table:table-cell>
          <table:table-cell table:formula="of:=YEAR([.C226])" office:value-type="float" office:value="2016" calcext:value-type="float">
            <text:p>2016</text:p>
          </table:table-cell>
          <table:table-cell table:formula="of:=[.L226]&amp;[.K226]" office:value-type="string" office:string-value="20165" calcext:value-type="string">
            <text:p>20165</text:p>
          </table:table-cell>
          <table:table-cell table:formula="of:=DATE([.L226];[.K226];-1)" office:value-type="date" office:date-value="2016-04-29" calcext:value-type="date">
            <text:p>04/29/16</text:p>
          </table:table-cell>
          <table:table-cell table:formula="of:=YEAR([.N226])&amp;MONTH([.N226])" office:value-type="string" office:string-value="20164" calcext:value-type="string">
            <text:p>201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NINGBO</text:p>
          </table:table-cell>
          <table:table-cell office:value-type="string" calcext:value-type="string">
            <text:p>F-Sweatshirts</text:p>
          </table:table-cell>
          <table:table-cell office:value-type="date" office:date-value="2016-05-26" calcext:value-type="date">
            <text:p>26-May-16</text:p>
          </table:table-cell>
          <table:table-cell office:value-type="float" office:value="9030" calcext:value-type="float">
            <text:p>9,030</text:p>
          </table:table-cell>
          <table:table-cell table:formula="of:=IF([.B227]&lt;&gt;[.B226];1;0)" office:value-type="float" office:value="0" calcext:value-type="float">
            <text:p>0</text:p>
          </table:table-cell>
          <table:table-cell table:formula="of:=IF([.E227]=0;[.D226];&quot;&quot;)" office:value-type="float" office:value="14220" calcext:value-type="float">
            <text:p>14,220</text:p>
          </table:table-cell>
          <table:table-cell table:formula="of:=IF([.E227]=0;[.C227]-[.C226];&quot;&quot;)" office:value-type="float" office:value="7" calcext:value-type="float">
            <text:p>7</text:p>
          </table:table-cell>
          <table:table-cell table:formula="of:=WEEKNUM([.C227])" office:value-type="float" office:value="22" calcext:value-type="float">
            <text:p>22</text:p>
          </table:table-cell>
          <table:table-cell table:formula="of:=WEEKDAY([.C227])" office:value-type="float" office:value="5" calcext:value-type="float">
            <text:p>5</text:p>
          </table:table-cell>
          <table:table-cell table:formula="of:=ROUNDUP([.K227]/12*4)" office:value-type="float" office:value="2" calcext:value-type="float">
            <text:p>2</text:p>
          </table:table-cell>
          <table:table-cell table:formula="of:=MONTH([.C227])" office:value-type="float" office:value="5" calcext:value-type="float">
            <text:p>5</text:p>
          </table:table-cell>
          <table:table-cell table:formula="of:=YEAR([.C227])" office:value-type="float" office:value="2016" calcext:value-type="float">
            <text:p>2016</text:p>
          </table:table-cell>
          <table:table-cell table:formula="of:=[.L227]&amp;[.K227]" office:value-type="string" office:string-value="20165" calcext:value-type="string">
            <text:p>20165</text:p>
          </table:table-cell>
          <table:table-cell table:formula="of:=DATE([.L227];[.K227];-1)" office:value-type="date" office:date-value="2016-04-29" calcext:value-type="date">
            <text:p>04/29/16</text:p>
          </table:table-cell>
          <table:table-cell table:formula="of:=YEAR([.N227])&amp;MONTH([.N227])" office:value-type="string" office:string-value="20164" calcext:value-type="string">
            <text:p>201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NINGBO</text:p>
          </table:table-cell>
          <table:table-cell office:value-type="string" calcext:value-type="string">
            <text:p>F-Sweatshirts</text:p>
          </table:table-cell>
          <table:table-cell office:value-type="date" office:date-value="2016-07-10" calcext:value-type="date">
            <text:p>10-Jul-16</text:p>
          </table:table-cell>
          <table:table-cell office:value-type="float" office:value="6980" calcext:value-type="float">
            <text:p>6,980</text:p>
          </table:table-cell>
          <table:table-cell table:formula="of:=IF([.B228]&lt;&gt;[.B227];1;0)" office:value-type="float" office:value="0" calcext:value-type="float">
            <text:p>0</text:p>
          </table:table-cell>
          <table:table-cell table:formula="of:=IF([.E228]=0;[.D227];&quot;&quot;)" office:value-type="float" office:value="9030" calcext:value-type="float">
            <text:p>9,030</text:p>
          </table:table-cell>
          <table:table-cell table:formula="of:=IF([.E228]=0;[.C228]-[.C227];&quot;&quot;)" office:value-type="float" office:value="45" calcext:value-type="float">
            <text:p>45</text:p>
          </table:table-cell>
          <table:table-cell table:formula="of:=WEEKNUM([.C228])" office:value-type="float" office:value="29" calcext:value-type="float">
            <text:p>29</text:p>
          </table:table-cell>
          <table:table-cell table:formula="of:=WEEKDAY([.C228])" office:value-type="float" office:value="1" calcext:value-type="float">
            <text:p>1</text:p>
          </table:table-cell>
          <table:table-cell table:formula="of:=ROUNDUP([.K228]/12*4)" office:value-type="float" office:value="3" calcext:value-type="float">
            <text:p>3</text:p>
          </table:table-cell>
          <table:table-cell table:formula="of:=MONTH([.C228])" office:value-type="float" office:value="7" calcext:value-type="float">
            <text:p>7</text:p>
          </table:table-cell>
          <table:table-cell table:formula="of:=YEAR([.C228])" office:value-type="float" office:value="2016" calcext:value-type="float">
            <text:p>2016</text:p>
          </table:table-cell>
          <table:table-cell table:formula="of:=[.L228]&amp;[.K228]" office:value-type="string" office:string-value="20167" calcext:value-type="string">
            <text:p>20167</text:p>
          </table:table-cell>
          <table:table-cell table:formula="of:=DATE([.L228];[.K228];-1)" office:value-type="date" office:date-value="2016-06-29" calcext:value-type="date">
            <text:p>06/29/16</text:p>
          </table:table-cell>
          <table:table-cell table:formula="of:=YEAR([.N228])&amp;MONTH([.N228])" office:value-type="string" office:string-value="20166" calcext:value-type="string">
            <text:p>201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NINGBO</text:p>
          </table:table-cell>
          <table:table-cell office:value-type="string" calcext:value-type="string">
            <text:p>F-Sweatshirts</text:p>
          </table:table-cell>
          <table:table-cell office:value-type="date" office:date-value="2016-08-17" calcext:value-type="date">
            <text:p>17-Aug-16</text:p>
          </table:table-cell>
          <table:table-cell office:value-type="float" office:value="19654" calcext:value-type="float">
            <text:p>19,654</text:p>
          </table:table-cell>
          <table:table-cell table:formula="of:=IF([.B229]&lt;&gt;[.B228];1;0)" office:value-type="float" office:value="0" calcext:value-type="float">
            <text:p>0</text:p>
          </table:table-cell>
          <table:table-cell table:formula="of:=IF([.E229]=0;[.D228];&quot;&quot;)" office:value-type="float" office:value="6980" calcext:value-type="float">
            <text:p>6,980</text:p>
          </table:table-cell>
          <table:table-cell table:formula="of:=IF([.E229]=0;[.C229]-[.C228];&quot;&quot;)" office:value-type="float" office:value="38" calcext:value-type="float">
            <text:p>38</text:p>
          </table:table-cell>
          <table:table-cell table:formula="of:=WEEKNUM([.C229])" office:value-type="float" office:value="34" calcext:value-type="float">
            <text:p>34</text:p>
          </table:table-cell>
          <table:table-cell table:formula="of:=WEEKDAY([.C229])" office:value-type="float" office:value="4" calcext:value-type="float">
            <text:p>4</text:p>
          </table:table-cell>
          <table:table-cell table:formula="of:=ROUNDUP([.K229]/12*4)" office:value-type="float" office:value="3" calcext:value-type="float">
            <text:p>3</text:p>
          </table:table-cell>
          <table:table-cell table:formula="of:=MONTH([.C229])" office:value-type="float" office:value="8" calcext:value-type="float">
            <text:p>8</text:p>
          </table:table-cell>
          <table:table-cell table:formula="of:=YEAR([.C229])" office:value-type="float" office:value="2016" calcext:value-type="float">
            <text:p>2016</text:p>
          </table:table-cell>
          <table:table-cell table:formula="of:=[.L229]&amp;[.K229]" office:value-type="string" office:string-value="20168" calcext:value-type="string">
            <text:p>20168</text:p>
          </table:table-cell>
          <table:table-cell table:formula="of:=DATE([.L229];[.K229];-1)" office:value-type="date" office:date-value="2016-07-30" calcext:value-type="date">
            <text:p>07/30/16</text:p>
          </table:table-cell>
          <table:table-cell table:formula="of:=YEAR([.N229])&amp;MONTH([.N229])" office:value-type="string" office:string-value="20167" calcext:value-type="string">
            <text:p>201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NINGBO</text:p>
          </table:table-cell>
          <table:table-cell office:value-type="string" calcext:value-type="string">
            <text:p>F-Sweatshirts</text:p>
          </table:table-cell>
          <table:table-cell office:value-type="date" office:date-value="2016-08-25" calcext:value-type="date">
            <text:p>25-Aug-16</text:p>
          </table:table-cell>
          <table:table-cell office:value-type="float" office:value="18054" calcext:value-type="float">
            <text:p>18,054</text:p>
          </table:table-cell>
          <table:table-cell table:formula="of:=IF([.B230]&lt;&gt;[.B229];1;0)" office:value-type="float" office:value="0" calcext:value-type="float">
            <text:p>0</text:p>
          </table:table-cell>
          <table:table-cell table:formula="of:=IF([.E230]=0;[.D229];&quot;&quot;)" office:value-type="float" office:value="19654" calcext:value-type="float">
            <text:p>19,654</text:p>
          </table:table-cell>
          <table:table-cell table:formula="of:=IF([.E230]=0;[.C230]-[.C229];&quot;&quot;)" office:value-type="float" office:value="8" calcext:value-type="float">
            <text:p>8</text:p>
          </table:table-cell>
          <table:table-cell table:formula="of:=WEEKNUM([.C230])" office:value-type="float" office:value="35" calcext:value-type="float">
            <text:p>35</text:p>
          </table:table-cell>
          <table:table-cell table:formula="of:=WEEKDAY([.C230])" office:value-type="float" office:value="5" calcext:value-type="float">
            <text:p>5</text:p>
          </table:table-cell>
          <table:table-cell table:formula="of:=ROUNDUP([.K230]/12*4)" office:value-type="float" office:value="3" calcext:value-type="float">
            <text:p>3</text:p>
          </table:table-cell>
          <table:table-cell table:formula="of:=MONTH([.C230])" office:value-type="float" office:value="8" calcext:value-type="float">
            <text:p>8</text:p>
          </table:table-cell>
          <table:table-cell table:formula="of:=YEAR([.C230])" office:value-type="float" office:value="2016" calcext:value-type="float">
            <text:p>2016</text:p>
          </table:table-cell>
          <table:table-cell table:formula="of:=[.L230]&amp;[.K230]" office:value-type="string" office:string-value="20168" calcext:value-type="string">
            <text:p>20168</text:p>
          </table:table-cell>
          <table:table-cell table:formula="of:=DATE([.L230];[.K230];-1)" office:value-type="date" office:date-value="2016-07-30" calcext:value-type="date">
            <text:p>07/30/16</text:p>
          </table:table-cell>
          <table:table-cell table:formula="of:=YEAR([.N230])&amp;MONTH([.N230])" office:value-type="string" office:string-value="20167" calcext:value-type="string">
            <text:p>201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NINGBO</text:p>
          </table:table-cell>
          <table:table-cell office:value-type="string" calcext:value-type="string">
            <text:p>F-Sweatshirts</text:p>
          </table:table-cell>
          <table:table-cell office:value-type="date" office:date-value="2016-09-08" calcext:value-type="date">
            <text:p>8-Sep-16</text:p>
          </table:table-cell>
          <table:table-cell office:value-type="float" office:value="3150" calcext:value-type="float">
            <text:p>3,150</text:p>
          </table:table-cell>
          <table:table-cell table:formula="of:=IF([.B231]&lt;&gt;[.B230];1;0)" office:value-type="float" office:value="0" calcext:value-type="float">
            <text:p>0</text:p>
          </table:table-cell>
          <table:table-cell table:formula="of:=IF([.E231]=0;[.D230];&quot;&quot;)" office:value-type="float" office:value="18054" calcext:value-type="float">
            <text:p>18,054</text:p>
          </table:table-cell>
          <table:table-cell table:formula="of:=IF([.E231]=0;[.C231]-[.C230];&quot;&quot;)" office:value-type="float" office:value="14" calcext:value-type="float">
            <text:p>14</text:p>
          </table:table-cell>
          <table:table-cell table:formula="of:=WEEKNUM([.C231])" office:value-type="float" office:value="37" calcext:value-type="float">
            <text:p>37</text:p>
          </table:table-cell>
          <table:table-cell table:formula="of:=WEEKDAY([.C231])" office:value-type="float" office:value="5" calcext:value-type="float">
            <text:p>5</text:p>
          </table:table-cell>
          <table:table-cell table:formula="of:=ROUNDUP([.K231]/12*4)" office:value-type="float" office:value="3" calcext:value-type="float">
            <text:p>3</text:p>
          </table:table-cell>
          <table:table-cell table:formula="of:=MONTH([.C231])" office:value-type="float" office:value="9" calcext:value-type="float">
            <text:p>9</text:p>
          </table:table-cell>
          <table:table-cell table:formula="of:=YEAR([.C231])" office:value-type="float" office:value="2016" calcext:value-type="float">
            <text:p>2016</text:p>
          </table:table-cell>
          <table:table-cell table:formula="of:=[.L231]&amp;[.K231]" office:value-type="string" office:string-value="20169" calcext:value-type="string">
            <text:p>20169</text:p>
          </table:table-cell>
          <table:table-cell table:formula="of:=DATE([.L231];[.K231];-1)" office:value-type="date" office:date-value="2016-08-30" calcext:value-type="date">
            <text:p>08/30/16</text:p>
          </table:table-cell>
          <table:table-cell table:formula="of:=YEAR([.N231])&amp;MONTH([.N231])" office:value-type="string" office:string-value="20168" calcext:value-type="string">
            <text:p>201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NINGBO</text:p>
          </table:table-cell>
          <table:table-cell office:value-type="string" calcext:value-type="string">
            <text:p>F-Sweatshirts</text:p>
          </table:table-cell>
          <table:table-cell office:value-type="date" office:date-value="2016-10-18" calcext:value-type="date">
            <text:p>18-Oct-16</text:p>
          </table:table-cell>
          <table:table-cell office:value-type="float" office:value="5000" calcext:value-type="float">
            <text:p>5,000</text:p>
          </table:table-cell>
          <table:table-cell table:formula="of:=IF([.B232]&lt;&gt;[.B231];1;0)" office:value-type="float" office:value="0" calcext:value-type="float">
            <text:p>0</text:p>
          </table:table-cell>
          <table:table-cell table:formula="of:=IF([.E232]=0;[.D231];&quot;&quot;)" office:value-type="float" office:value="3150" calcext:value-type="float">
            <text:p>3,150</text:p>
          </table:table-cell>
          <table:table-cell table:formula="of:=IF([.E232]=0;[.C232]-[.C231];&quot;&quot;)" office:value-type="float" office:value="40" calcext:value-type="float">
            <text:p>40</text:p>
          </table:table-cell>
          <table:table-cell table:formula="of:=WEEKNUM([.C232])" office:value-type="float" office:value="43" calcext:value-type="float">
            <text:p>43</text:p>
          </table:table-cell>
          <table:table-cell table:formula="of:=WEEKDAY([.C232])" office:value-type="float" office:value="3" calcext:value-type="float">
            <text:p>3</text:p>
          </table:table-cell>
          <table:table-cell table:formula="of:=ROUNDUP([.K232]/12*4)" office:value-type="float" office:value="4" calcext:value-type="float">
            <text:p>4</text:p>
          </table:table-cell>
          <table:table-cell table:formula="of:=MONTH([.C232])" office:value-type="float" office:value="10" calcext:value-type="float">
            <text:p>10</text:p>
          </table:table-cell>
          <table:table-cell table:formula="of:=YEAR([.C232])" office:value-type="float" office:value="2016" calcext:value-type="float">
            <text:p>2016</text:p>
          </table:table-cell>
          <table:table-cell table:formula="of:=[.L232]&amp;[.K232]" office:value-type="string" office:string-value="201610" calcext:value-type="string">
            <text:p>201610</text:p>
          </table:table-cell>
          <table:table-cell table:formula="of:=DATE([.L232];[.K232];-1)" office:value-type="date" office:date-value="2016-09-29" calcext:value-type="date">
            <text:p>09/29/16</text:p>
          </table:table-cell>
          <table:table-cell table:formula="of:=YEAR([.N232])&amp;MONTH([.N232])" office:value-type="string" office:string-value="20169" calcext:value-type="string">
            <text:p>201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NINGBO</text:p>
          </table:table-cell>
          <table:table-cell office:value-type="string" calcext:value-type="string">
            <text:p>F-Sweatshirts</text:p>
          </table:table-cell>
          <table:table-cell office:value-type="date" office:date-value="2016-10-21" calcext:value-type="date">
            <text:p>21-Oct-16</text:p>
          </table:table-cell>
          <table:table-cell office:value-type="float" office:value="7390" calcext:value-type="float">
            <text:p>7,390</text:p>
          </table:table-cell>
          <table:table-cell table:formula="of:=IF([.B233]&lt;&gt;[.B232];1;0)" office:value-type="float" office:value="0" calcext:value-type="float">
            <text:p>0</text:p>
          </table:table-cell>
          <table:table-cell table:formula="of:=IF([.E233]=0;[.D232];&quot;&quot;)" office:value-type="float" office:value="5000" calcext:value-type="float">
            <text:p>5,000</text:p>
          </table:table-cell>
          <table:table-cell table:formula="of:=IF([.E233]=0;[.C233]-[.C232];&quot;&quot;)" office:value-type="float" office:value="3" calcext:value-type="float">
            <text:p>3</text:p>
          </table:table-cell>
          <table:table-cell table:formula="of:=WEEKNUM([.C233])" office:value-type="float" office:value="43" calcext:value-type="float">
            <text:p>43</text:p>
          </table:table-cell>
          <table:table-cell table:formula="of:=WEEKDAY([.C233])" office:value-type="float" office:value="6" calcext:value-type="float">
            <text:p>6</text:p>
          </table:table-cell>
          <table:table-cell table:formula="of:=ROUNDUP([.K233]/12*4)" office:value-type="float" office:value="4" calcext:value-type="float">
            <text:p>4</text:p>
          </table:table-cell>
          <table:table-cell table:formula="of:=MONTH([.C233])" office:value-type="float" office:value="10" calcext:value-type="float">
            <text:p>10</text:p>
          </table:table-cell>
          <table:table-cell table:formula="of:=YEAR([.C233])" office:value-type="float" office:value="2016" calcext:value-type="float">
            <text:p>2016</text:p>
          </table:table-cell>
          <table:table-cell table:formula="of:=[.L233]&amp;[.K233]" office:value-type="string" office:string-value="201610" calcext:value-type="string">
            <text:p>201610</text:p>
          </table:table-cell>
          <table:table-cell table:formula="of:=DATE([.L233];[.K233];-1)" office:value-type="date" office:date-value="2016-09-29" calcext:value-type="date">
            <text:p>09/29/16</text:p>
          </table:table-cell>
          <table:table-cell table:formula="of:=YEAR([.N233])&amp;MONTH([.N233])" office:value-type="string" office:string-value="20169" calcext:value-type="string">
            <text:p>201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NINGBO</text:p>
          </table:table-cell>
          <table:table-cell office:value-type="string" calcext:value-type="string">
            <text:p>F-Sweatshirts</text:p>
          </table:table-cell>
          <table:table-cell office:value-type="date" office:date-value="2016-12-08" calcext:value-type="date">
            <text:p>8-Dec-16</text:p>
          </table:table-cell>
          <table:table-cell office:value-type="float" office:value="6790" calcext:value-type="float">
            <text:p>6,790</text:p>
          </table:table-cell>
          <table:table-cell table:formula="of:=IF([.B234]&lt;&gt;[.B233];1;0)" office:value-type="float" office:value="0" calcext:value-type="float">
            <text:p>0</text:p>
          </table:table-cell>
          <table:table-cell table:formula="of:=IF([.E234]=0;[.D233];&quot;&quot;)" office:value-type="float" office:value="7390" calcext:value-type="float">
            <text:p>7,390</text:p>
          </table:table-cell>
          <table:table-cell table:formula="of:=IF([.E234]=0;[.C234]-[.C233];&quot;&quot;)" office:value-type="float" office:value="48" calcext:value-type="float">
            <text:p>48</text:p>
          </table:table-cell>
          <table:table-cell table:formula="of:=WEEKNUM([.C234])" office:value-type="float" office:value="50" calcext:value-type="float">
            <text:p>50</text:p>
          </table:table-cell>
          <table:table-cell table:formula="of:=WEEKDAY([.C234])" office:value-type="float" office:value="5" calcext:value-type="float">
            <text:p>5</text:p>
          </table:table-cell>
          <table:table-cell table:formula="of:=ROUNDUP([.K234]/12*4)" office:value-type="float" office:value="4" calcext:value-type="float">
            <text:p>4</text:p>
          </table:table-cell>
          <table:table-cell table:formula="of:=MONTH([.C234])" office:value-type="float" office:value="12" calcext:value-type="float">
            <text:p>12</text:p>
          </table:table-cell>
          <table:table-cell table:formula="of:=YEAR([.C234])" office:value-type="float" office:value="2016" calcext:value-type="float">
            <text:p>2016</text:p>
          </table:table-cell>
          <table:table-cell table:formula="of:=[.L234]&amp;[.K234]" office:value-type="string" office:string-value="201612" calcext:value-type="string">
            <text:p>201612</text:p>
          </table:table-cell>
          <table:table-cell table:formula="of:=DATE([.L234];[.K234];-1)" office:value-type="date" office:date-value="2016-11-29" calcext:value-type="date">
            <text:p>11/29/16</text:p>
          </table:table-cell>
          <table:table-cell table:formula="of:=YEAR([.N234])&amp;MONTH([.N234])" office:value-type="string" office:string-value="201611" calcext:value-type="string">
            <text:p>2016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NINGBO</text:p>
          </table:table-cell>
          <table:table-cell office:value-type="string" calcext:value-type="string">
            <text:p>F-Sweatshirts</text:p>
          </table:table-cell>
          <table:table-cell office:value-type="date" office:date-value="2016-12-22" calcext:value-type="date">
            <text:p>22-Dec-16</text:p>
          </table:table-cell>
          <table:table-cell office:value-type="float" office:value="10620" calcext:value-type="float">
            <text:p>10,620</text:p>
          </table:table-cell>
          <table:table-cell table:formula="of:=IF([.B235]&lt;&gt;[.B234];1;0)" office:value-type="float" office:value="0" calcext:value-type="float">
            <text:p>0</text:p>
          </table:table-cell>
          <table:table-cell table:formula="of:=IF([.E235]=0;[.D234];&quot;&quot;)" office:value-type="float" office:value="6790" calcext:value-type="float">
            <text:p>6,790</text:p>
          </table:table-cell>
          <table:table-cell table:formula="of:=IF([.E235]=0;[.C235]-[.C234];&quot;&quot;)" office:value-type="float" office:value="14" calcext:value-type="float">
            <text:p>14</text:p>
          </table:table-cell>
          <table:table-cell table:formula="of:=WEEKNUM([.C235])" office:value-type="float" office:value="52" calcext:value-type="float">
            <text:p>52</text:p>
          </table:table-cell>
          <table:table-cell table:formula="of:=WEEKDAY([.C235])" office:value-type="float" office:value="5" calcext:value-type="float">
            <text:p>5</text:p>
          </table:table-cell>
          <table:table-cell table:formula="of:=ROUNDUP([.K235]/12*4)" office:value-type="float" office:value="4" calcext:value-type="float">
            <text:p>4</text:p>
          </table:table-cell>
          <table:table-cell table:formula="of:=MONTH([.C235])" office:value-type="float" office:value="12" calcext:value-type="float">
            <text:p>12</text:p>
          </table:table-cell>
          <table:table-cell table:formula="of:=YEAR([.C235])" office:value-type="float" office:value="2016" calcext:value-type="float">
            <text:p>2016</text:p>
          </table:table-cell>
          <table:table-cell table:formula="of:=[.L235]&amp;[.K235]" office:value-type="string" office:string-value="201612" calcext:value-type="string">
            <text:p>201612</text:p>
          </table:table-cell>
          <table:table-cell table:formula="of:=DATE([.L235];[.K235];-1)" office:value-type="date" office:date-value="2016-11-29" calcext:value-type="date">
            <text:p>11/29/16</text:p>
          </table:table-cell>
          <table:table-cell table:formula="of:=YEAR([.N235])&amp;MONTH([.N235])" office:value-type="string" office:string-value="201611" calcext:value-type="string">
            <text:p>2016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NINGBO</text:p>
          </table:table-cell>
          <table:table-cell office:value-type="string" calcext:value-type="string">
            <text:p>F-Sweatshirts</text:p>
          </table:table-cell>
          <table:table-cell office:value-type="date" office:date-value="2017-01-11" calcext:value-type="date">
            <text:p>11-Jan-17</text:p>
          </table:table-cell>
          <table:table-cell office:value-type="float" office:value="11864" calcext:value-type="float">
            <text:p>11,864</text:p>
          </table:table-cell>
          <table:table-cell table:formula="of:=IF([.B236]&lt;&gt;[.B235];1;0)" office:value-type="float" office:value="0" calcext:value-type="float">
            <text:p>0</text:p>
          </table:table-cell>
          <table:table-cell table:formula="of:=IF([.E236]=0;[.D235];&quot;&quot;)" office:value-type="float" office:value="10620" calcext:value-type="float">
            <text:p>10,620</text:p>
          </table:table-cell>
          <table:table-cell table:formula="of:=IF([.E236]=0;[.C236]-[.C235];&quot;&quot;)" office:value-type="float" office:value="20" calcext:value-type="float">
            <text:p>20</text:p>
          </table:table-cell>
          <table:table-cell table:formula="of:=WEEKNUM([.C236])" office:value-type="float" office:value="2" calcext:value-type="float">
            <text:p>2</text:p>
          </table:table-cell>
          <table:table-cell table:formula="of:=WEEKDAY([.C236])" office:value-type="float" office:value="4" calcext:value-type="float">
            <text:p>4</text:p>
          </table:table-cell>
          <table:table-cell table:formula="of:=ROUNDUP([.K236]/12*4)" office:value-type="float" office:value="1" calcext:value-type="float">
            <text:p>1</text:p>
          </table:table-cell>
          <table:table-cell table:formula="of:=MONTH([.C236])" office:value-type="float" office:value="1" calcext:value-type="float">
            <text:p>1</text:p>
          </table:table-cell>
          <table:table-cell table:formula="of:=YEAR([.C236])" office:value-type="float" office:value="2017" calcext:value-type="float">
            <text:p>2017</text:p>
          </table:table-cell>
          <table:table-cell table:formula="of:=[.L236]&amp;[.K236]" office:value-type="string" office:string-value="20171" calcext:value-type="string">
            <text:p>20171</text:p>
          </table:table-cell>
          <table:table-cell table:formula="of:=DATE([.L236];[.K236];-1)" office:value-type="date" office:date-value="2016-12-30" calcext:value-type="date">
            <text:p>12/30/16</text:p>
          </table:table-cell>
          <table:table-cell table:formula="of:=YEAR([.N236])&amp;MONTH([.N236])" office:value-type="string" office:string-value="201612" calcext:value-type="string">
            <text:p>2016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NINGBO</text:p>
          </table:table-cell>
          <table:table-cell office:value-type="string" calcext:value-type="string">
            <text:p>F-Sweatshirts</text:p>
          </table:table-cell>
          <table:table-cell office:value-type="date" office:date-value="2017-01-26" calcext:value-type="date">
            <text:p>26-Jan-17</text:p>
          </table:table-cell>
          <table:table-cell office:value-type="float" office:value="1710" calcext:value-type="float">
            <text:p>1,710</text:p>
          </table:table-cell>
          <table:table-cell table:formula="of:=IF([.B237]&lt;&gt;[.B236];1;0)" office:value-type="float" office:value="0" calcext:value-type="float">
            <text:p>0</text:p>
          </table:table-cell>
          <table:table-cell table:formula="of:=IF([.E237]=0;[.D236];&quot;&quot;)" office:value-type="float" office:value="11864" calcext:value-type="float">
            <text:p>11,864</text:p>
          </table:table-cell>
          <table:table-cell table:formula="of:=IF([.E237]=0;[.C237]-[.C236];&quot;&quot;)" office:value-type="float" office:value="15" calcext:value-type="float">
            <text:p>15</text:p>
          </table:table-cell>
          <table:table-cell table:formula="of:=WEEKNUM([.C237])" office:value-type="float" office:value="4" calcext:value-type="float">
            <text:p>4</text:p>
          </table:table-cell>
          <table:table-cell table:formula="of:=WEEKDAY([.C237])" office:value-type="float" office:value="5" calcext:value-type="float">
            <text:p>5</text:p>
          </table:table-cell>
          <table:table-cell table:formula="of:=ROUNDUP([.K237]/12*4)" office:value-type="float" office:value="1" calcext:value-type="float">
            <text:p>1</text:p>
          </table:table-cell>
          <table:table-cell table:formula="of:=MONTH([.C237])" office:value-type="float" office:value="1" calcext:value-type="float">
            <text:p>1</text:p>
          </table:table-cell>
          <table:table-cell table:formula="of:=YEAR([.C237])" office:value-type="float" office:value="2017" calcext:value-type="float">
            <text:p>2017</text:p>
          </table:table-cell>
          <table:table-cell table:formula="of:=[.L237]&amp;[.K237]" office:value-type="string" office:string-value="20171" calcext:value-type="string">
            <text:p>20171</text:p>
          </table:table-cell>
          <table:table-cell table:formula="of:=DATE([.L237];[.K237];-1)" office:value-type="date" office:date-value="2016-12-30" calcext:value-type="date">
            <text:p>12/30/16</text:p>
          </table:table-cell>
          <table:table-cell table:formula="of:=YEAR([.N237])&amp;MONTH([.N237])" office:value-type="string" office:string-value="201612" calcext:value-type="string">
            <text:p>2016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NINGBO</text:p>
          </table:table-cell>
          <table:table-cell office:value-type="string" calcext:value-type="string">
            <text:p>I-Knitwear</text:p>
          </table:table-cell>
          <table:table-cell office:value-type="date" office:date-value="2017-01-26" calcext:value-type="date">
            <text:p>26-Jan-17</text:p>
          </table:table-cell>
          <table:table-cell office:value-type="float" office:value="1556" calcext:value-type="float">
            <text:p>1,556</text:p>
          </table:table-cell>
          <table:table-cell table:formula="of:=IF([.B238]&lt;&gt;[.B237];1;0)" office:value-type="float" office:value="1" calcext:value-type="float">
            <text:p>1</text:p>
          </table:table-cell>
          <table:table-cell table:style-name="Default" table:formula="of:=IF([.E238]=0;[.D237];&quot;&quot;)">
            <text:p/>
          </table:table-cell>
          <table:table-cell table:formula="of:=IF([.E238]=0;[.C238]-[.C237];&quot;&quot;)">
            <text:p/>
          </table:table-cell>
          <table:table-cell table:formula="of:=WEEKNUM([.C238])" office:value-type="float" office:value="4" calcext:value-type="float">
            <text:p>4</text:p>
          </table:table-cell>
          <table:table-cell table:formula="of:=WEEKDAY([.C238])" office:value-type="float" office:value="5" calcext:value-type="float">
            <text:p>5</text:p>
          </table:table-cell>
          <table:table-cell table:formula="of:=ROUNDUP([.K238]/12*4)" office:value-type="float" office:value="1" calcext:value-type="float">
            <text:p>1</text:p>
          </table:table-cell>
          <table:table-cell table:formula="of:=MONTH([.C238])" office:value-type="float" office:value="1" calcext:value-type="float">
            <text:p>1</text:p>
          </table:table-cell>
          <table:table-cell table:formula="of:=YEAR([.C238])" office:value-type="float" office:value="2017" calcext:value-type="float">
            <text:p>2017</text:p>
          </table:table-cell>
          <table:table-cell table:formula="of:=[.L238]&amp;[.K238]" office:value-type="string" office:string-value="20171" calcext:value-type="string">
            <text:p>20171</text:p>
          </table:table-cell>
          <table:table-cell table:formula="of:=DATE([.L238];[.K238];-1)" office:value-type="date" office:date-value="2016-12-30" calcext:value-type="date">
            <text:p>12/30/16</text:p>
          </table:table-cell>
          <table:table-cell table:formula="of:=YEAR([.N238])&amp;MONTH([.N238])" office:value-type="string" office:string-value="201612" calcext:value-type="string">
            <text:p>2016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NINGBO</text:p>
          </table:table-cell>
          <table:table-cell office:value-type="string" calcext:value-type="string">
            <text:p>M-Tops</text:p>
          </table:table-cell>
          <table:table-cell office:value-type="date" office:date-value="2016-04-08" calcext:value-type="date">
            <text:p>8-Apr-16</text:p>
          </table:table-cell>
          <table:table-cell office:value-type="float" office:value="24710" calcext:value-type="float">
            <text:p>24,710</text:p>
          </table:table-cell>
          <table:table-cell table:formula="of:=IF([.B239]&lt;&gt;[.B238];1;0)" office:value-type="float" office:value="1" calcext:value-type="float">
            <text:p>1</text:p>
          </table:table-cell>
          <table:table-cell table:style-name="Default" table:formula="of:=IF([.E239]=0;[.D238];&quot;&quot;)">
            <text:p/>
          </table:table-cell>
          <table:table-cell table:formula="of:=IF([.E239]=0;[.C239]-[.C238];&quot;&quot;)">
            <text:p/>
          </table:table-cell>
          <table:table-cell table:formula="of:=WEEKNUM([.C239])" office:value-type="float" office:value="15" calcext:value-type="float">
            <text:p>15</text:p>
          </table:table-cell>
          <table:table-cell table:formula="of:=WEEKDAY([.C239])" office:value-type="float" office:value="6" calcext:value-type="float">
            <text:p>6</text:p>
          </table:table-cell>
          <table:table-cell table:formula="of:=ROUNDUP([.K239]/12*4)" office:value-type="float" office:value="2" calcext:value-type="float">
            <text:p>2</text:p>
          </table:table-cell>
          <table:table-cell table:formula="of:=MONTH([.C239])" office:value-type="float" office:value="4" calcext:value-type="float">
            <text:p>4</text:p>
          </table:table-cell>
          <table:table-cell table:formula="of:=YEAR([.C239])" office:value-type="float" office:value="2016" calcext:value-type="float">
            <text:p>2016</text:p>
          </table:table-cell>
          <table:table-cell table:formula="of:=[.L239]&amp;[.K239]" office:value-type="string" office:string-value="20164" calcext:value-type="string">
            <text:p>20164</text:p>
          </table:table-cell>
          <table:table-cell table:formula="of:=DATE([.L239];[.K239];-1)" office:value-type="date" office:date-value="2016-03-30" calcext:value-type="date">
            <text:p>03/30/16</text:p>
          </table:table-cell>
          <table:table-cell table:formula="of:=YEAR([.N239])&amp;MONTH([.N239])" office:value-type="string" office:string-value="20163" calcext:value-type="string">
            <text:p>201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NINGBO</text:p>
          </table:table-cell>
          <table:table-cell office:value-type="string" calcext:value-type="string">
            <text:p>M-Tops</text:p>
          </table:table-cell>
          <table:table-cell office:value-type="date" office:date-value="2016-06-04" calcext:value-type="date">
            <text:p>4-Jun-16</text:p>
          </table:table-cell>
          <table:table-cell office:value-type="float" office:value="14858" calcext:value-type="float">
            <text:p>14,858</text:p>
          </table:table-cell>
          <table:table-cell table:formula="of:=IF([.B240]&lt;&gt;[.B239];1;0)" office:value-type="float" office:value="0" calcext:value-type="float">
            <text:p>0</text:p>
          </table:table-cell>
          <table:table-cell table:formula="of:=IF([.E240]=0;[.D239];&quot;&quot;)" office:value-type="float" office:value="24710" calcext:value-type="float">
            <text:p>24,710</text:p>
          </table:table-cell>
          <table:table-cell table:formula="of:=IF([.E240]=0;[.C240]-[.C239];&quot;&quot;)" office:value-type="float" office:value="57" calcext:value-type="float">
            <text:p>57</text:p>
          </table:table-cell>
          <table:table-cell table:formula="of:=WEEKNUM([.C240])" office:value-type="float" office:value="23" calcext:value-type="float">
            <text:p>23</text:p>
          </table:table-cell>
          <table:table-cell table:formula="of:=WEEKDAY([.C240])" office:value-type="float" office:value="7" calcext:value-type="float">
            <text:p>7</text:p>
          </table:table-cell>
          <table:table-cell table:formula="of:=ROUNDUP([.K240]/12*4)" office:value-type="float" office:value="2" calcext:value-type="float">
            <text:p>2</text:p>
          </table:table-cell>
          <table:table-cell table:formula="of:=MONTH([.C240])" office:value-type="float" office:value="6" calcext:value-type="float">
            <text:p>6</text:p>
          </table:table-cell>
          <table:table-cell table:formula="of:=YEAR([.C240])" office:value-type="float" office:value="2016" calcext:value-type="float">
            <text:p>2016</text:p>
          </table:table-cell>
          <table:table-cell table:formula="of:=[.L240]&amp;[.K240]" office:value-type="string" office:string-value="20166" calcext:value-type="string">
            <text:p>20166</text:p>
          </table:table-cell>
          <table:table-cell table:formula="of:=DATE([.L240];[.K240];-1)" office:value-type="date" office:date-value="2016-05-30" calcext:value-type="date">
            <text:p>05/30/16</text:p>
          </table:table-cell>
          <table:table-cell table:formula="of:=YEAR([.N240])&amp;MONTH([.N240])" office:value-type="string" office:string-value="20165" calcext:value-type="string">
            <text:p>201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NINGBO</text:p>
          </table:table-cell>
          <table:table-cell office:value-type="string" calcext:value-type="string">
            <text:p>M-Tops</text:p>
          </table:table-cell>
          <table:table-cell office:value-type="date" office:date-value="2016-06-16" calcext:value-type="date">
            <text:p>16-Jun-16</text:p>
          </table:table-cell>
          <table:table-cell office:value-type="float" office:value="10660" calcext:value-type="float">
            <text:p>10,660</text:p>
          </table:table-cell>
          <table:table-cell table:formula="of:=IF([.B241]&lt;&gt;[.B240];1;0)" office:value-type="float" office:value="0" calcext:value-type="float">
            <text:p>0</text:p>
          </table:table-cell>
          <table:table-cell table:formula="of:=IF([.E241]=0;[.D240];&quot;&quot;)" office:value-type="float" office:value="14858" calcext:value-type="float">
            <text:p>14,858</text:p>
          </table:table-cell>
          <table:table-cell table:formula="of:=IF([.E241]=0;[.C241]-[.C240];&quot;&quot;)" office:value-type="float" office:value="12" calcext:value-type="float">
            <text:p>12</text:p>
          </table:table-cell>
          <table:table-cell table:formula="of:=WEEKNUM([.C241])" office:value-type="float" office:value="25" calcext:value-type="float">
            <text:p>25</text:p>
          </table:table-cell>
          <table:table-cell table:formula="of:=WEEKDAY([.C241])" office:value-type="float" office:value="5" calcext:value-type="float">
            <text:p>5</text:p>
          </table:table-cell>
          <table:table-cell table:formula="of:=ROUNDUP([.K241]/12*4)" office:value-type="float" office:value="2" calcext:value-type="float">
            <text:p>2</text:p>
          </table:table-cell>
          <table:table-cell table:formula="of:=MONTH([.C241])" office:value-type="float" office:value="6" calcext:value-type="float">
            <text:p>6</text:p>
          </table:table-cell>
          <table:table-cell table:formula="of:=YEAR([.C241])" office:value-type="float" office:value="2016" calcext:value-type="float">
            <text:p>2016</text:p>
          </table:table-cell>
          <table:table-cell table:formula="of:=[.L241]&amp;[.K241]" office:value-type="string" office:string-value="20166" calcext:value-type="string">
            <text:p>20166</text:p>
          </table:table-cell>
          <table:table-cell table:formula="of:=DATE([.L241];[.K241];-1)" office:value-type="date" office:date-value="2016-05-30" calcext:value-type="date">
            <text:p>05/30/16</text:p>
          </table:table-cell>
          <table:table-cell table:formula="of:=YEAR([.N241])&amp;MONTH([.N241])" office:value-type="string" office:string-value="20165" calcext:value-type="string">
            <text:p>201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NINGBO</text:p>
          </table:table-cell>
          <table:table-cell office:value-type="string" calcext:value-type="string">
            <text:p>M-Tops</text:p>
          </table:table-cell>
          <table:table-cell office:value-type="date" office:date-value="2016-06-30" calcext:value-type="date">
            <text:p>30-Jun-16</text:p>
          </table:table-cell>
          <table:table-cell office:value-type="float" office:value="23460" calcext:value-type="float">
            <text:p>23,460</text:p>
          </table:table-cell>
          <table:table-cell table:formula="of:=IF([.B242]&lt;&gt;[.B241];1;0)" office:value-type="float" office:value="0" calcext:value-type="float">
            <text:p>0</text:p>
          </table:table-cell>
          <table:table-cell table:formula="of:=IF([.E242]=0;[.D241];&quot;&quot;)" office:value-type="float" office:value="10660" calcext:value-type="float">
            <text:p>10,660</text:p>
          </table:table-cell>
          <table:table-cell table:formula="of:=IF([.E242]=0;[.C242]-[.C241];&quot;&quot;)" office:value-type="float" office:value="14" calcext:value-type="float">
            <text:p>14</text:p>
          </table:table-cell>
          <table:table-cell table:formula="of:=WEEKNUM([.C242])" office:value-type="float" office:value="27" calcext:value-type="float">
            <text:p>27</text:p>
          </table:table-cell>
          <table:table-cell table:formula="of:=WEEKDAY([.C242])" office:value-type="float" office:value="5" calcext:value-type="float">
            <text:p>5</text:p>
          </table:table-cell>
          <table:table-cell table:formula="of:=ROUNDUP([.K242]/12*4)" office:value-type="float" office:value="2" calcext:value-type="float">
            <text:p>2</text:p>
          </table:table-cell>
          <table:table-cell table:formula="of:=MONTH([.C242])" office:value-type="float" office:value="6" calcext:value-type="float">
            <text:p>6</text:p>
          </table:table-cell>
          <table:table-cell table:formula="of:=YEAR([.C242])" office:value-type="float" office:value="2016" calcext:value-type="float">
            <text:p>2016</text:p>
          </table:table-cell>
          <table:table-cell table:formula="of:=[.L242]&amp;[.K242]" office:value-type="string" office:string-value="20166" calcext:value-type="string">
            <text:p>20166</text:p>
          </table:table-cell>
          <table:table-cell table:formula="of:=DATE([.L242];[.K242];-1)" office:value-type="date" office:date-value="2016-05-30" calcext:value-type="date">
            <text:p>05/30/16</text:p>
          </table:table-cell>
          <table:table-cell table:formula="of:=YEAR([.N242])&amp;MONTH([.N242])" office:value-type="string" office:string-value="20165" calcext:value-type="string">
            <text:p>201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NINGBO</text:p>
          </table:table-cell>
          <table:table-cell office:value-type="string" calcext:value-type="string">
            <text:p>M-Tops</text:p>
          </table:table-cell>
          <table:table-cell office:value-type="date" office:date-value="2016-08-25" calcext:value-type="date">
            <text:p>25-Aug-16</text:p>
          </table:table-cell>
          <table:table-cell office:value-type="float" office:value="44970" calcext:value-type="float">
            <text:p>44,970</text:p>
          </table:table-cell>
          <table:table-cell table:formula="of:=IF([.B243]&lt;&gt;[.B242];1;0)" office:value-type="float" office:value="0" calcext:value-type="float">
            <text:p>0</text:p>
          </table:table-cell>
          <table:table-cell table:formula="of:=IF([.E243]=0;[.D242];&quot;&quot;)" office:value-type="float" office:value="23460" calcext:value-type="float">
            <text:p>23,460</text:p>
          </table:table-cell>
          <table:table-cell table:formula="of:=IF([.E243]=0;[.C243]-[.C242];&quot;&quot;)" office:value-type="float" office:value="56" calcext:value-type="float">
            <text:p>56</text:p>
          </table:table-cell>
          <table:table-cell table:formula="of:=WEEKNUM([.C243])" office:value-type="float" office:value="35" calcext:value-type="float">
            <text:p>35</text:p>
          </table:table-cell>
          <table:table-cell table:formula="of:=WEEKDAY([.C243])" office:value-type="float" office:value="5" calcext:value-type="float">
            <text:p>5</text:p>
          </table:table-cell>
          <table:table-cell table:formula="of:=ROUNDUP([.K243]/12*4)" office:value-type="float" office:value="3" calcext:value-type="float">
            <text:p>3</text:p>
          </table:table-cell>
          <table:table-cell table:formula="of:=MONTH([.C243])" office:value-type="float" office:value="8" calcext:value-type="float">
            <text:p>8</text:p>
          </table:table-cell>
          <table:table-cell table:formula="of:=YEAR([.C243])" office:value-type="float" office:value="2016" calcext:value-type="float">
            <text:p>2016</text:p>
          </table:table-cell>
          <table:table-cell table:formula="of:=[.L243]&amp;[.K243]" office:value-type="string" office:string-value="20168" calcext:value-type="string">
            <text:p>20168</text:p>
          </table:table-cell>
          <table:table-cell table:formula="of:=DATE([.L243];[.K243];-1)" office:value-type="date" office:date-value="2016-07-30" calcext:value-type="date">
            <text:p>07/30/16</text:p>
          </table:table-cell>
          <table:table-cell table:formula="of:=YEAR([.N243])&amp;MONTH([.N243])" office:value-type="string" office:string-value="20167" calcext:value-type="string">
            <text:p>201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NINGBO</text:p>
          </table:table-cell>
          <table:table-cell office:value-type="string" calcext:value-type="string">
            <text:p>M-Tops</text:p>
          </table:table-cell>
          <table:table-cell office:value-type="date" office:date-value="2016-12-08" calcext:value-type="date">
            <text:p>8-Dec-16</text:p>
          </table:table-cell>
          <table:table-cell office:value-type="float" office:value="12000" calcext:value-type="float">
            <text:p>12,000</text:p>
          </table:table-cell>
          <table:table-cell table:formula="of:=IF([.B244]&lt;&gt;[.B243];1;0)" office:value-type="float" office:value="0" calcext:value-type="float">
            <text:p>0</text:p>
          </table:table-cell>
          <table:table-cell table:formula="of:=IF([.E244]=0;[.D243];&quot;&quot;)" office:value-type="float" office:value="44970" calcext:value-type="float">
            <text:p>44,970</text:p>
          </table:table-cell>
          <table:table-cell table:formula="of:=IF([.E244]=0;[.C244]-[.C243];&quot;&quot;)" office:value-type="float" office:value="105" calcext:value-type="float">
            <text:p>105</text:p>
          </table:table-cell>
          <table:table-cell table:formula="of:=WEEKNUM([.C244])" office:value-type="float" office:value="50" calcext:value-type="float">
            <text:p>50</text:p>
          </table:table-cell>
          <table:table-cell table:formula="of:=WEEKDAY([.C244])" office:value-type="float" office:value="5" calcext:value-type="float">
            <text:p>5</text:p>
          </table:table-cell>
          <table:table-cell table:formula="of:=ROUNDUP([.K244]/12*4)" office:value-type="float" office:value="4" calcext:value-type="float">
            <text:p>4</text:p>
          </table:table-cell>
          <table:table-cell table:formula="of:=MONTH([.C244])" office:value-type="float" office:value="12" calcext:value-type="float">
            <text:p>12</text:p>
          </table:table-cell>
          <table:table-cell table:formula="of:=YEAR([.C244])" office:value-type="float" office:value="2016" calcext:value-type="float">
            <text:p>2016</text:p>
          </table:table-cell>
          <table:table-cell table:formula="of:=[.L244]&amp;[.K244]" office:value-type="string" office:string-value="201612" calcext:value-type="string">
            <text:p>201612</text:p>
          </table:table-cell>
          <table:table-cell table:formula="of:=DATE([.L244];[.K244];-1)" office:value-type="date" office:date-value="2016-11-29" calcext:value-type="date">
            <text:p>11/29/16</text:p>
          </table:table-cell>
          <table:table-cell table:formula="of:=YEAR([.N244])&amp;MONTH([.N244])" office:value-type="string" office:string-value="201611" calcext:value-type="string">
            <text:p>2016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NINGBO</text:p>
          </table:table-cell>
          <table:table-cell office:value-type="string" calcext:value-type="string">
            <text:p>M-Tops</text:p>
          </table:table-cell>
          <table:table-cell office:value-type="date" office:date-value="2017-01-11" calcext:value-type="date">
            <text:p>11-Jan-17</text:p>
          </table:table-cell>
          <table:table-cell office:value-type="float" office:value="2886" calcext:value-type="float">
            <text:p>2,886</text:p>
          </table:table-cell>
          <table:table-cell table:formula="of:=IF([.B245]&lt;&gt;[.B244];1;0)" office:value-type="float" office:value="0" calcext:value-type="float">
            <text:p>0</text:p>
          </table:table-cell>
          <table:table-cell table:formula="of:=IF([.E245]=0;[.D244];&quot;&quot;)" office:value-type="float" office:value="12000" calcext:value-type="float">
            <text:p>12,000</text:p>
          </table:table-cell>
          <table:table-cell table:formula="of:=IF([.E245]=0;[.C245]-[.C244];&quot;&quot;)" office:value-type="float" office:value="34" calcext:value-type="float">
            <text:p>34</text:p>
          </table:table-cell>
          <table:table-cell table:formula="of:=WEEKNUM([.C245])" office:value-type="float" office:value="2" calcext:value-type="float">
            <text:p>2</text:p>
          </table:table-cell>
          <table:table-cell table:formula="of:=WEEKDAY([.C245])" office:value-type="float" office:value="4" calcext:value-type="float">
            <text:p>4</text:p>
          </table:table-cell>
          <table:table-cell table:formula="of:=ROUNDUP([.K245]/12*4)" office:value-type="float" office:value="1" calcext:value-type="float">
            <text:p>1</text:p>
          </table:table-cell>
          <table:table-cell table:formula="of:=MONTH([.C245])" office:value-type="float" office:value="1" calcext:value-type="float">
            <text:p>1</text:p>
          </table:table-cell>
          <table:table-cell table:formula="of:=YEAR([.C245])" office:value-type="float" office:value="2017" calcext:value-type="float">
            <text:p>2017</text:p>
          </table:table-cell>
          <table:table-cell table:formula="of:=[.L245]&amp;[.K245]" office:value-type="string" office:string-value="20171" calcext:value-type="string">
            <text:p>20171</text:p>
          </table:table-cell>
          <table:table-cell table:formula="of:=DATE([.L245];[.K245];-1)" office:value-type="date" office:date-value="2016-12-30" calcext:value-type="date">
            <text:p>12/30/16</text:p>
          </table:table-cell>
          <table:table-cell table:formula="of:=YEAR([.N245])&amp;MONTH([.N245])" office:value-type="string" office:string-value="201612" calcext:value-type="string">
            <text:p>2016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NINGBO</text:p>
          </table:table-cell>
          <table:table-cell office:value-type="string" calcext:value-type="string">
            <text:p>M-Tops</text:p>
          </table:table-cell>
          <table:table-cell office:value-type="date" office:date-value="2017-01-26" calcext:value-type="date">
            <text:p>26-Jan-17</text:p>
          </table:table-cell>
          <table:table-cell office:value-type="float" office:value="3320" calcext:value-type="float">
            <text:p>3,320</text:p>
          </table:table-cell>
          <table:table-cell table:formula="of:=IF([.B246]&lt;&gt;[.B245];1;0)" office:value-type="float" office:value="0" calcext:value-type="float">
            <text:p>0</text:p>
          </table:table-cell>
          <table:table-cell table:formula="of:=IF([.E246]=0;[.D245];&quot;&quot;)" office:value-type="float" office:value="2886" calcext:value-type="float">
            <text:p>2,886</text:p>
          </table:table-cell>
          <table:table-cell table:formula="of:=IF([.E246]=0;[.C246]-[.C245];&quot;&quot;)" office:value-type="float" office:value="15" calcext:value-type="float">
            <text:p>15</text:p>
          </table:table-cell>
          <table:table-cell table:formula="of:=WEEKNUM([.C246])" office:value-type="float" office:value="4" calcext:value-type="float">
            <text:p>4</text:p>
          </table:table-cell>
          <table:table-cell table:formula="of:=WEEKDAY([.C246])" office:value-type="float" office:value="5" calcext:value-type="float">
            <text:p>5</text:p>
          </table:table-cell>
          <table:table-cell table:formula="of:=ROUNDUP([.K246]/12*4)" office:value-type="float" office:value="1" calcext:value-type="float">
            <text:p>1</text:p>
          </table:table-cell>
          <table:table-cell table:formula="of:=MONTH([.C246])" office:value-type="float" office:value="1" calcext:value-type="float">
            <text:p>1</text:p>
          </table:table-cell>
          <table:table-cell table:formula="of:=YEAR([.C246])" office:value-type="float" office:value="2017" calcext:value-type="float">
            <text:p>2017</text:p>
          </table:table-cell>
          <table:table-cell table:formula="of:=[.L246]&amp;[.K246]" office:value-type="string" office:string-value="20171" calcext:value-type="string">
            <text:p>20171</text:p>
          </table:table-cell>
          <table:table-cell table:formula="of:=DATE([.L246];[.K246];-1)" office:value-type="date" office:date-value="2016-12-30" calcext:value-type="date">
            <text:p>12/30/16</text:p>
          </table:table-cell>
          <table:table-cell table:formula="of:=YEAR([.N246])&amp;MONTH([.N246])" office:value-type="string" office:string-value="201612" calcext:value-type="string">
            <text:p>2016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NINGBO</text:p>
          </table:table-cell>
          <table:table-cell office:value-type="string" calcext:value-type="string">
            <text:p>S-Shorts</text:p>
          </table:table-cell>
          <table:table-cell office:value-type="date" office:date-value="2016-12-29" calcext:value-type="date">
            <text:p>29-Dec-16</text:p>
          </table:table-cell>
          <table:table-cell office:value-type="float" office:value="9300" calcext:value-type="float">
            <text:p>9,300</text:p>
          </table:table-cell>
          <table:table-cell table:formula="of:=IF([.B247]&lt;&gt;[.B246];1;0)" office:value-type="float" office:value="1" calcext:value-type="float">
            <text:p>1</text:p>
          </table:table-cell>
          <table:table-cell table:style-name="Default" table:formula="of:=IF([.E247]=0;[.D246];&quot;&quot;)">
            <text:p/>
          </table:table-cell>
          <table:table-cell table:formula="of:=IF([.E247]=0;[.C247]-[.C246];&quot;&quot;)">
            <text:p/>
          </table:table-cell>
          <table:table-cell table:formula="of:=WEEKNUM([.C247])" office:value-type="float" office:value="53" calcext:value-type="float">
            <text:p>53</text:p>
          </table:table-cell>
          <table:table-cell table:formula="of:=WEEKDAY([.C247])" office:value-type="float" office:value="5" calcext:value-type="float">
            <text:p>5</text:p>
          </table:table-cell>
          <table:table-cell table:formula="of:=ROUNDUP([.K247]/12*4)" office:value-type="float" office:value="4" calcext:value-type="float">
            <text:p>4</text:p>
          </table:table-cell>
          <table:table-cell table:formula="of:=MONTH([.C247])" office:value-type="float" office:value="12" calcext:value-type="float">
            <text:p>12</text:p>
          </table:table-cell>
          <table:table-cell table:formula="of:=YEAR([.C247])" office:value-type="float" office:value="2016" calcext:value-type="float">
            <text:p>2016</text:p>
          </table:table-cell>
          <table:table-cell table:formula="of:=[.L247]&amp;[.K247]" office:value-type="string" office:string-value="201612" calcext:value-type="string">
            <text:p>201612</text:p>
          </table:table-cell>
          <table:table-cell table:formula="of:=DATE([.L247];[.K247];-1)" office:value-type="date" office:date-value="2016-11-29" calcext:value-type="date">
            <text:p>11/29/16</text:p>
          </table:table-cell>
          <table:table-cell table:formula="of:=YEAR([.N247])&amp;MONTH([.N247])" office:value-type="string" office:string-value="201611" calcext:value-type="string">
            <text:p>2016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NINGBO</text:p>
          </table:table-cell>
          <table:table-cell office:value-type="string" calcext:value-type="string">
            <text:p>S-Shorts</text:p>
          </table:table-cell>
          <table:table-cell office:value-type="date" office:date-value="2017-01-26" calcext:value-type="date">
            <text:p>26-Jan-17</text:p>
          </table:table-cell>
          <table:table-cell office:value-type="float" office:value="1500" calcext:value-type="float">
            <text:p>1,500</text:p>
          </table:table-cell>
          <table:table-cell table:formula="of:=IF([.B248]&lt;&gt;[.B247];1;0)" office:value-type="float" office:value="0" calcext:value-type="float">
            <text:p>0</text:p>
          </table:table-cell>
          <table:table-cell table:formula="of:=IF([.E248]=0;[.D247];&quot;&quot;)" office:value-type="float" office:value="9300" calcext:value-type="float">
            <text:p>9,300</text:p>
          </table:table-cell>
          <table:table-cell table:formula="of:=IF([.E248]=0;[.C248]-[.C247];&quot;&quot;)" office:value-type="float" office:value="28" calcext:value-type="float">
            <text:p>28</text:p>
          </table:table-cell>
          <table:table-cell table:formula="of:=WEEKNUM([.C248])" office:value-type="float" office:value="4" calcext:value-type="float">
            <text:p>4</text:p>
          </table:table-cell>
          <table:table-cell table:formula="of:=WEEKDAY([.C248])" office:value-type="float" office:value="5" calcext:value-type="float">
            <text:p>5</text:p>
          </table:table-cell>
          <table:table-cell table:formula="of:=ROUNDUP([.K248]/12*4)" office:value-type="float" office:value="1" calcext:value-type="float">
            <text:p>1</text:p>
          </table:table-cell>
          <table:table-cell table:formula="of:=MONTH([.C248])" office:value-type="float" office:value="1" calcext:value-type="float">
            <text:p>1</text:p>
          </table:table-cell>
          <table:table-cell table:formula="of:=YEAR([.C248])" office:value-type="float" office:value="2017" calcext:value-type="float">
            <text:p>2017</text:p>
          </table:table-cell>
          <table:table-cell table:formula="of:=[.L248]&amp;[.K248]" office:value-type="string" office:string-value="20171" calcext:value-type="string">
            <text:p>20171</text:p>
          </table:table-cell>
          <table:table-cell table:formula="of:=DATE([.L248];[.K248];-1)" office:value-type="date" office:date-value="2016-12-30" calcext:value-type="date">
            <text:p>12/30/16</text:p>
          </table:table-cell>
          <table:table-cell table:formula="of:=YEAR([.N248])&amp;MONTH([.N248])" office:value-type="string" office:string-value="201612" calcext:value-type="string">
            <text:p>2016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NINGBO</text:p>
          </table:table-cell>
          <table:table-cell office:value-type="string" calcext:value-type="string">
            <text:p>Y-Skirts</text:p>
          </table:table-cell>
          <table:table-cell office:value-type="date" office:date-value="2016-09-08" calcext:value-type="date">
            <text:p>8-Sep-16</text:p>
          </table:table-cell>
          <table:table-cell office:value-type="float" office:value="11150" calcext:value-type="float">
            <text:p>11,150</text:p>
          </table:table-cell>
          <table:table-cell table:formula="of:=IF([.B249]&lt;&gt;[.B248];1;0)" office:value-type="float" office:value="1" calcext:value-type="float">
            <text:p>1</text:p>
          </table:table-cell>
          <table:table-cell table:style-name="Default" table:formula="of:=IF([.E249]=0;[.D248];&quot;&quot;)">
            <text:p/>
          </table:table-cell>
          <table:table-cell table:formula="of:=IF([.E249]=0;[.C249]-[.C248];&quot;&quot;)">
            <text:p/>
          </table:table-cell>
          <table:table-cell table:formula="of:=WEEKNUM([.C249])" office:value-type="float" office:value="37" calcext:value-type="float">
            <text:p>37</text:p>
          </table:table-cell>
          <table:table-cell table:formula="of:=WEEKDAY([.C249])" office:value-type="float" office:value="5" calcext:value-type="float">
            <text:p>5</text:p>
          </table:table-cell>
          <table:table-cell table:formula="of:=ROUNDUP([.K249]/12*4)" office:value-type="float" office:value="3" calcext:value-type="float">
            <text:p>3</text:p>
          </table:table-cell>
          <table:table-cell table:formula="of:=MONTH([.C249])" office:value-type="float" office:value="9" calcext:value-type="float">
            <text:p>9</text:p>
          </table:table-cell>
          <table:table-cell table:formula="of:=YEAR([.C249])" office:value-type="float" office:value="2016" calcext:value-type="float">
            <text:p>2016</text:p>
          </table:table-cell>
          <table:table-cell table:formula="of:=[.L249]&amp;[.K249]" office:value-type="string" office:string-value="20169" calcext:value-type="string">
            <text:p>20169</text:p>
          </table:table-cell>
          <table:table-cell table:formula="of:=DATE([.L249];[.K249];-1)" office:value-type="date" office:date-value="2016-08-30" calcext:value-type="date">
            <text:p>08/30/16</text:p>
          </table:table-cell>
          <table:table-cell table:formula="of:=YEAR([.N249])&amp;MONTH([.N249])" office:value-type="string" office:string-value="20168" calcext:value-type="string">
            <text:p>201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NINGBO</text:p>
          </table:table-cell>
          <table:table-cell office:value-type="string" calcext:value-type="string">
            <text:p>Y-Skirts</text:p>
          </table:table-cell>
          <table:table-cell office:value-type="date" office:date-value="2017-01-11" calcext:value-type="date">
            <text:p>11-Jan-17</text:p>
          </table:table-cell>
          <table:table-cell office:value-type="float" office:value="1727" calcext:value-type="float">
            <text:p>1,727</text:p>
          </table:table-cell>
          <table:table-cell table:formula="of:=IF([.B250]&lt;&gt;[.B249];1;0)" office:value-type="float" office:value="0" calcext:value-type="float">
            <text:p>0</text:p>
          </table:table-cell>
          <table:table-cell table:formula="of:=IF([.E250]=0;[.D249];&quot;&quot;)" office:value-type="float" office:value="11150" calcext:value-type="float">
            <text:p>11,150</text:p>
          </table:table-cell>
          <table:table-cell table:formula="of:=IF([.E250]=0;[.C250]-[.C249];&quot;&quot;)" office:value-type="float" office:value="125" calcext:value-type="float">
            <text:p>125</text:p>
          </table:table-cell>
          <table:table-cell table:formula="of:=WEEKNUM([.C250])" office:value-type="float" office:value="2" calcext:value-type="float">
            <text:p>2</text:p>
          </table:table-cell>
          <table:table-cell table:formula="of:=WEEKDAY([.C250])" office:value-type="float" office:value="4" calcext:value-type="float">
            <text:p>4</text:p>
          </table:table-cell>
          <table:table-cell table:formula="of:=ROUNDUP([.K250]/12*4)" office:value-type="float" office:value="1" calcext:value-type="float">
            <text:p>1</text:p>
          </table:table-cell>
          <table:table-cell table:formula="of:=MONTH([.C250])" office:value-type="float" office:value="1" calcext:value-type="float">
            <text:p>1</text:p>
          </table:table-cell>
          <table:table-cell table:formula="of:=YEAR([.C250])" office:value-type="float" office:value="2017" calcext:value-type="float">
            <text:p>2017</text:p>
          </table:table-cell>
          <table:table-cell table:formula="of:=[.L250]&amp;[.K250]" office:value-type="string" office:string-value="20171" calcext:value-type="string">
            <text:p>20171</text:p>
          </table:table-cell>
          <table:table-cell table:formula="of:=DATE([.L250];[.K250];-1)" office:value-type="date" office:date-value="2016-12-30" calcext:value-type="date">
            <text:p>12/30/16</text:p>
          </table:table-cell>
          <table:table-cell table:formula="of:=YEAR([.N250])&amp;MONTH([.N250])" office:value-type="string" office:string-value="201612" calcext:value-type="string">
            <text:p>2016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QINGDAO</text:p>
          </table:table-cell>
          <table:table-cell office:value-type="string" calcext:value-type="string">
            <text:p>D-Jackets</text:p>
          </table:table-cell>
          <table:table-cell office:value-type="date" office:date-value="2016-05-22" calcext:value-type="date">
            <text:p>22-May-16</text:p>
          </table:table-cell>
          <table:table-cell office:value-type="float" office:value="10044" calcext:value-type="float">
            <text:p>10,044</text:p>
          </table:table-cell>
          <table:table-cell table:formula="of:=IF([.B251]&lt;&gt;[.B250];1;0)" office:value-type="float" office:value="1" calcext:value-type="float">
            <text:p>1</text:p>
          </table:table-cell>
          <table:table-cell table:style-name="Default" table:formula="of:=IF([.E251]=0;[.D250];&quot;&quot;)">
            <text:p/>
          </table:table-cell>
          <table:table-cell table:formula="of:=IF([.E251]=0;[.C251]-[.C250];&quot;&quot;)">
            <text:p/>
          </table:table-cell>
          <table:table-cell table:formula="of:=WEEKNUM([.C251])" office:value-type="float" office:value="22" calcext:value-type="float">
            <text:p>22</text:p>
          </table:table-cell>
          <table:table-cell table:formula="of:=WEEKDAY([.C251])" office:value-type="float" office:value="1" calcext:value-type="float">
            <text:p>1</text:p>
          </table:table-cell>
          <table:table-cell table:formula="of:=ROUNDUP([.K251]/12*4)" office:value-type="float" office:value="2" calcext:value-type="float">
            <text:p>2</text:p>
          </table:table-cell>
          <table:table-cell table:formula="of:=MONTH([.C251])" office:value-type="float" office:value="5" calcext:value-type="float">
            <text:p>5</text:p>
          </table:table-cell>
          <table:table-cell table:formula="of:=YEAR([.C251])" office:value-type="float" office:value="2016" calcext:value-type="float">
            <text:p>2016</text:p>
          </table:table-cell>
          <table:table-cell table:formula="of:=[.L251]&amp;[.K251]" office:value-type="string" office:string-value="20165" calcext:value-type="string">
            <text:p>20165</text:p>
          </table:table-cell>
          <table:table-cell table:formula="of:=DATE([.L251];[.K251];-1)" office:value-type="date" office:date-value="2016-04-29" calcext:value-type="date">
            <text:p>04/29/16</text:p>
          </table:table-cell>
          <table:table-cell table:formula="of:=YEAR([.N251])&amp;MONTH([.N251])" office:value-type="string" office:string-value="20164" calcext:value-type="string">
            <text:p>201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QINGDAO</text:p>
          </table:table-cell>
          <table:table-cell office:value-type="string" calcext:value-type="string">
            <text:p>D-Jackets</text:p>
          </table:table-cell>
          <table:table-cell office:value-type="date" office:date-value="2016-06-24" calcext:value-type="date">
            <text:p>24-Jun-16</text:p>
          </table:table-cell>
          <table:table-cell office:value-type="float" office:value="5980" calcext:value-type="float">
            <text:p>5,980</text:p>
          </table:table-cell>
          <table:table-cell table:formula="of:=IF([.B252]&lt;&gt;[.B251];1;0)" office:value-type="float" office:value="0" calcext:value-type="float">
            <text:p>0</text:p>
          </table:table-cell>
          <table:table-cell table:formula="of:=IF([.E252]=0;[.D251];&quot;&quot;)" office:value-type="float" office:value="10044" calcext:value-type="float">
            <text:p>10,044</text:p>
          </table:table-cell>
          <table:table-cell table:formula="of:=IF([.E252]=0;[.C252]-[.C251];&quot;&quot;)" office:value-type="float" office:value="33" calcext:value-type="float">
            <text:p>33</text:p>
          </table:table-cell>
          <table:table-cell table:formula="of:=WEEKNUM([.C252])" office:value-type="float" office:value="26" calcext:value-type="float">
            <text:p>26</text:p>
          </table:table-cell>
          <table:table-cell table:formula="of:=WEEKDAY([.C252])" office:value-type="float" office:value="6" calcext:value-type="float">
            <text:p>6</text:p>
          </table:table-cell>
          <table:table-cell table:formula="of:=ROUNDUP([.K252]/12*4)" office:value-type="float" office:value="2" calcext:value-type="float">
            <text:p>2</text:p>
          </table:table-cell>
          <table:table-cell table:formula="of:=MONTH([.C252])" office:value-type="float" office:value="6" calcext:value-type="float">
            <text:p>6</text:p>
          </table:table-cell>
          <table:table-cell table:formula="of:=YEAR([.C252])" office:value-type="float" office:value="2016" calcext:value-type="float">
            <text:p>2016</text:p>
          </table:table-cell>
          <table:table-cell table:formula="of:=[.L252]&amp;[.K252]" office:value-type="string" office:string-value="20166" calcext:value-type="string">
            <text:p>20166</text:p>
          </table:table-cell>
          <table:table-cell table:formula="of:=DATE([.L252];[.K252];-1)" office:value-type="date" office:date-value="2016-05-30" calcext:value-type="date">
            <text:p>05/30/16</text:p>
          </table:table-cell>
          <table:table-cell table:formula="of:=YEAR([.N252])&amp;MONTH([.N252])" office:value-type="string" office:string-value="20165" calcext:value-type="string">
            <text:p>201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QINGDAO</text:p>
          </table:table-cell>
          <table:table-cell office:value-type="string" calcext:value-type="string">
            <text:p>D-Jackets</text:p>
          </table:table-cell>
          <table:table-cell office:value-type="date" office:date-value="2016-07-07" calcext:value-type="date">
            <text:p>7-Jul-16</text:p>
          </table:table-cell>
          <table:table-cell office:value-type="float" office:value="502" calcext:value-type="float">
            <text:p>502</text:p>
          </table:table-cell>
          <table:table-cell table:formula="of:=IF([.B253]&lt;&gt;[.B252];1;0)" office:value-type="float" office:value="0" calcext:value-type="float">
            <text:p>0</text:p>
          </table:table-cell>
          <table:table-cell table:formula="of:=IF([.E253]=0;[.D252];&quot;&quot;)" office:value-type="float" office:value="5980" calcext:value-type="float">
            <text:p>5,980</text:p>
          </table:table-cell>
          <table:table-cell table:formula="of:=IF([.E253]=0;[.C253]-[.C252];&quot;&quot;)" office:value-type="float" office:value="13" calcext:value-type="float">
            <text:p>13</text:p>
          </table:table-cell>
          <table:table-cell table:formula="of:=WEEKNUM([.C253])" office:value-type="float" office:value="28" calcext:value-type="float">
            <text:p>28</text:p>
          </table:table-cell>
          <table:table-cell table:formula="of:=WEEKDAY([.C253])" office:value-type="float" office:value="5" calcext:value-type="float">
            <text:p>5</text:p>
          </table:table-cell>
          <table:table-cell table:formula="of:=ROUNDUP([.K253]/12*4)" office:value-type="float" office:value="3" calcext:value-type="float">
            <text:p>3</text:p>
          </table:table-cell>
          <table:table-cell table:formula="of:=MONTH([.C253])" office:value-type="float" office:value="7" calcext:value-type="float">
            <text:p>7</text:p>
          </table:table-cell>
          <table:table-cell table:formula="of:=YEAR([.C253])" office:value-type="float" office:value="2016" calcext:value-type="float">
            <text:p>2016</text:p>
          </table:table-cell>
          <table:table-cell table:formula="of:=[.L253]&amp;[.K253]" office:value-type="string" office:string-value="20167" calcext:value-type="string">
            <text:p>20167</text:p>
          </table:table-cell>
          <table:table-cell table:formula="of:=DATE([.L253];[.K253];-1)" office:value-type="date" office:date-value="2016-06-29" calcext:value-type="date">
            <text:p>06/29/16</text:p>
          </table:table-cell>
          <table:table-cell table:formula="of:=YEAR([.N253])&amp;MONTH([.N253])" office:value-type="string" office:string-value="20166" calcext:value-type="string">
            <text:p>201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QINGDAO</text:p>
          </table:table-cell>
          <table:table-cell office:value-type="string" calcext:value-type="string">
            <text:p>D-Jackets</text:p>
          </table:table-cell>
          <table:table-cell office:value-type="date" office:date-value="2016-07-17" calcext:value-type="date">
            <text:p>17-Jul-16</text:p>
          </table:table-cell>
          <table:table-cell office:value-type="float" office:value="4860" calcext:value-type="float">
            <text:p>4,860</text:p>
          </table:table-cell>
          <table:table-cell table:formula="of:=IF([.B254]&lt;&gt;[.B253];1;0)" office:value-type="float" office:value="0" calcext:value-type="float">
            <text:p>0</text:p>
          </table:table-cell>
          <table:table-cell table:formula="of:=IF([.E254]=0;[.D253];&quot;&quot;)" office:value-type="float" office:value="502" calcext:value-type="float">
            <text:p>502</text:p>
          </table:table-cell>
          <table:table-cell table:formula="of:=IF([.E254]=0;[.C254]-[.C253];&quot;&quot;)" office:value-type="float" office:value="10" calcext:value-type="float">
            <text:p>10</text:p>
          </table:table-cell>
          <table:table-cell table:formula="of:=WEEKNUM([.C254])" office:value-type="float" office:value="30" calcext:value-type="float">
            <text:p>30</text:p>
          </table:table-cell>
          <table:table-cell table:formula="of:=WEEKDAY([.C254])" office:value-type="float" office:value="1" calcext:value-type="float">
            <text:p>1</text:p>
          </table:table-cell>
          <table:table-cell table:formula="of:=ROUNDUP([.K254]/12*4)" office:value-type="float" office:value="3" calcext:value-type="float">
            <text:p>3</text:p>
          </table:table-cell>
          <table:table-cell table:formula="of:=MONTH([.C254])" office:value-type="float" office:value="7" calcext:value-type="float">
            <text:p>7</text:p>
          </table:table-cell>
          <table:table-cell table:formula="of:=YEAR([.C254])" office:value-type="float" office:value="2016" calcext:value-type="float">
            <text:p>2016</text:p>
          </table:table-cell>
          <table:table-cell table:formula="of:=[.L254]&amp;[.K254]" office:value-type="string" office:string-value="20167" calcext:value-type="string">
            <text:p>20167</text:p>
          </table:table-cell>
          <table:table-cell table:formula="of:=DATE([.L254];[.K254];-1)" office:value-type="date" office:date-value="2016-06-29" calcext:value-type="date">
            <text:p>06/29/16</text:p>
          </table:table-cell>
          <table:table-cell table:formula="of:=YEAR([.N254])&amp;MONTH([.N254])" office:value-type="string" office:string-value="20166" calcext:value-type="string">
            <text:p>201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QINGDAO</text:p>
          </table:table-cell>
          <table:table-cell office:value-type="string" calcext:value-type="string">
            <text:p>D-Jackets</text:p>
          </table:table-cell>
          <table:table-cell office:value-type="date" office:date-value="2016-07-26" calcext:value-type="date">
            <text:p>26-Jul-16</text:p>
          </table:table-cell>
          <table:table-cell office:value-type="float" office:value="2400" calcext:value-type="float">
            <text:p>2,400</text:p>
          </table:table-cell>
          <table:table-cell table:formula="of:=IF([.B255]&lt;&gt;[.B254];1;0)" office:value-type="float" office:value="0" calcext:value-type="float">
            <text:p>0</text:p>
          </table:table-cell>
          <table:table-cell table:formula="of:=IF([.E255]=0;[.D254];&quot;&quot;)" office:value-type="float" office:value="4860" calcext:value-type="float">
            <text:p>4,860</text:p>
          </table:table-cell>
          <table:table-cell table:formula="of:=IF([.E255]=0;[.C255]-[.C254];&quot;&quot;)" office:value-type="float" office:value="9" calcext:value-type="float">
            <text:p>9</text:p>
          </table:table-cell>
          <table:table-cell table:formula="of:=WEEKNUM([.C255])" office:value-type="float" office:value="31" calcext:value-type="float">
            <text:p>31</text:p>
          </table:table-cell>
          <table:table-cell table:formula="of:=WEEKDAY([.C255])" office:value-type="float" office:value="3" calcext:value-type="float">
            <text:p>3</text:p>
          </table:table-cell>
          <table:table-cell table:formula="of:=ROUNDUP([.K255]/12*4)" office:value-type="float" office:value="3" calcext:value-type="float">
            <text:p>3</text:p>
          </table:table-cell>
          <table:table-cell table:formula="of:=MONTH([.C255])" office:value-type="float" office:value="7" calcext:value-type="float">
            <text:p>7</text:p>
          </table:table-cell>
          <table:table-cell table:formula="of:=YEAR([.C255])" office:value-type="float" office:value="2016" calcext:value-type="float">
            <text:p>2016</text:p>
          </table:table-cell>
          <table:table-cell table:formula="of:=[.L255]&amp;[.K255]" office:value-type="string" office:string-value="20167" calcext:value-type="string">
            <text:p>20167</text:p>
          </table:table-cell>
          <table:table-cell table:formula="of:=DATE([.L255];[.K255];-1)" office:value-type="date" office:date-value="2016-06-29" calcext:value-type="date">
            <text:p>06/29/16</text:p>
          </table:table-cell>
          <table:table-cell table:formula="of:=YEAR([.N255])&amp;MONTH([.N255])" office:value-type="string" office:string-value="20166" calcext:value-type="string">
            <text:p>201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QINGDAO</text:p>
          </table:table-cell>
          <table:table-cell office:value-type="string" calcext:value-type="string">
            <text:p>D-Jackets</text:p>
          </table:table-cell>
          <table:table-cell office:value-type="date" office:date-value="2016-08-02" calcext:value-type="date">
            <text:p>2-Aug-16</text:p>
          </table:table-cell>
          <table:table-cell office:value-type="float" office:value="990" calcext:value-type="float">
            <text:p>990</text:p>
          </table:table-cell>
          <table:table-cell table:formula="of:=IF([.B256]&lt;&gt;[.B255];1;0)" office:value-type="float" office:value="0" calcext:value-type="float">
            <text:p>0</text:p>
          </table:table-cell>
          <table:table-cell table:formula="of:=IF([.E256]=0;[.D255];&quot;&quot;)" office:value-type="float" office:value="2400" calcext:value-type="float">
            <text:p>2,400</text:p>
          </table:table-cell>
          <table:table-cell table:formula="of:=IF([.E256]=0;[.C256]-[.C255];&quot;&quot;)" office:value-type="float" office:value="7" calcext:value-type="float">
            <text:p>7</text:p>
          </table:table-cell>
          <table:table-cell table:formula="of:=WEEKNUM([.C256])" office:value-type="float" office:value="32" calcext:value-type="float">
            <text:p>32</text:p>
          </table:table-cell>
          <table:table-cell table:formula="of:=WEEKDAY([.C256])" office:value-type="float" office:value="3" calcext:value-type="float">
            <text:p>3</text:p>
          </table:table-cell>
          <table:table-cell table:formula="of:=ROUNDUP([.K256]/12*4)" office:value-type="float" office:value="3" calcext:value-type="float">
            <text:p>3</text:p>
          </table:table-cell>
          <table:table-cell table:formula="of:=MONTH([.C256])" office:value-type="float" office:value="8" calcext:value-type="float">
            <text:p>8</text:p>
          </table:table-cell>
          <table:table-cell table:formula="of:=YEAR([.C256])" office:value-type="float" office:value="2016" calcext:value-type="float">
            <text:p>2016</text:p>
          </table:table-cell>
          <table:table-cell table:formula="of:=[.L256]&amp;[.K256]" office:value-type="string" office:string-value="20168" calcext:value-type="string">
            <text:p>20168</text:p>
          </table:table-cell>
          <table:table-cell table:formula="of:=DATE([.L256];[.K256];-1)" office:value-type="date" office:date-value="2016-07-30" calcext:value-type="date">
            <text:p>07/30/16</text:p>
          </table:table-cell>
          <table:table-cell table:formula="of:=YEAR([.N256])&amp;MONTH([.N256])" office:value-type="string" office:string-value="20167" calcext:value-type="string">
            <text:p>201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QINGDAO</text:p>
          </table:table-cell>
          <table:table-cell office:value-type="string" calcext:value-type="string">
            <text:p>D-Jackets</text:p>
          </table:table-cell>
          <table:table-cell office:value-type="date" office:date-value="2016-08-21" calcext:value-type="date">
            <text:p>21-Aug-16</text:p>
          </table:table-cell>
          <table:table-cell office:value-type="float" office:value="760" calcext:value-type="float">
            <text:p>760</text:p>
          </table:table-cell>
          <table:table-cell table:formula="of:=IF([.B257]&lt;&gt;[.B256];1;0)" office:value-type="float" office:value="0" calcext:value-type="float">
            <text:p>0</text:p>
          </table:table-cell>
          <table:table-cell table:formula="of:=IF([.E257]=0;[.D256];&quot;&quot;)" office:value-type="float" office:value="990" calcext:value-type="float">
            <text:p>990</text:p>
          </table:table-cell>
          <table:table-cell table:formula="of:=IF([.E257]=0;[.C257]-[.C256];&quot;&quot;)" office:value-type="float" office:value="19" calcext:value-type="float">
            <text:p>19</text:p>
          </table:table-cell>
          <table:table-cell table:formula="of:=WEEKNUM([.C257])" office:value-type="float" office:value="35" calcext:value-type="float">
            <text:p>35</text:p>
          </table:table-cell>
          <table:table-cell table:formula="of:=WEEKDAY([.C257])" office:value-type="float" office:value="1" calcext:value-type="float">
            <text:p>1</text:p>
          </table:table-cell>
          <table:table-cell table:formula="of:=ROUNDUP([.K257]/12*4)" office:value-type="float" office:value="3" calcext:value-type="float">
            <text:p>3</text:p>
          </table:table-cell>
          <table:table-cell table:formula="of:=MONTH([.C257])" office:value-type="float" office:value="8" calcext:value-type="float">
            <text:p>8</text:p>
          </table:table-cell>
          <table:table-cell table:formula="of:=YEAR([.C257])" office:value-type="float" office:value="2016" calcext:value-type="float">
            <text:p>2016</text:p>
          </table:table-cell>
          <table:table-cell table:formula="of:=[.L257]&amp;[.K257]" office:value-type="string" office:string-value="20168" calcext:value-type="string">
            <text:p>20168</text:p>
          </table:table-cell>
          <table:table-cell table:formula="of:=DATE([.L257];[.K257];-1)" office:value-type="date" office:date-value="2016-07-30" calcext:value-type="date">
            <text:p>07/30/16</text:p>
          </table:table-cell>
          <table:table-cell table:formula="of:=YEAR([.N257])&amp;MONTH([.N257])" office:value-type="string" office:string-value="20167" calcext:value-type="string">
            <text:p>201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QINGDAO</text:p>
          </table:table-cell>
          <table:table-cell office:value-type="string" calcext:value-type="string">
            <text:p>D-Jackets</text:p>
          </table:table-cell>
          <table:table-cell office:value-type="date" office:date-value="2016-08-24" calcext:value-type="date">
            <text:p>24-Aug-16</text:p>
          </table:table-cell>
          <table:table-cell office:value-type="float" office:value="3320" calcext:value-type="float">
            <text:p>3,320</text:p>
          </table:table-cell>
          <table:table-cell table:formula="of:=IF([.B258]&lt;&gt;[.B257];1;0)" office:value-type="float" office:value="0" calcext:value-type="float">
            <text:p>0</text:p>
          </table:table-cell>
          <table:table-cell table:formula="of:=IF([.E258]=0;[.D257];&quot;&quot;)" office:value-type="float" office:value="760" calcext:value-type="float">
            <text:p>760</text:p>
          </table:table-cell>
          <table:table-cell table:formula="of:=IF([.E258]=0;[.C258]-[.C257];&quot;&quot;)" office:value-type="float" office:value="3" calcext:value-type="float">
            <text:p>3</text:p>
          </table:table-cell>
          <table:table-cell table:formula="of:=WEEKNUM([.C258])" office:value-type="float" office:value="35" calcext:value-type="float">
            <text:p>35</text:p>
          </table:table-cell>
          <table:table-cell table:formula="of:=WEEKDAY([.C258])" office:value-type="float" office:value="4" calcext:value-type="float">
            <text:p>4</text:p>
          </table:table-cell>
          <table:table-cell table:formula="of:=ROUNDUP([.K258]/12*4)" office:value-type="float" office:value="3" calcext:value-type="float">
            <text:p>3</text:p>
          </table:table-cell>
          <table:table-cell table:formula="of:=MONTH([.C258])" office:value-type="float" office:value="8" calcext:value-type="float">
            <text:p>8</text:p>
          </table:table-cell>
          <table:table-cell table:formula="of:=YEAR([.C258])" office:value-type="float" office:value="2016" calcext:value-type="float">
            <text:p>2016</text:p>
          </table:table-cell>
          <table:table-cell table:formula="of:=[.L258]&amp;[.K258]" office:value-type="string" office:string-value="20168" calcext:value-type="string">
            <text:p>20168</text:p>
          </table:table-cell>
          <table:table-cell table:formula="of:=DATE([.L258];[.K258];-1)" office:value-type="date" office:date-value="2016-07-30" calcext:value-type="date">
            <text:p>07/30/16</text:p>
          </table:table-cell>
          <table:table-cell table:formula="of:=YEAR([.N258])&amp;MONTH([.N258])" office:value-type="string" office:string-value="20167" calcext:value-type="string">
            <text:p>201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QINGDAO</text:p>
          </table:table-cell>
          <table:table-cell office:value-type="string" calcext:value-type="string">
            <text:p>D-Jackets</text:p>
          </table:table-cell>
          <table:table-cell office:value-type="date" office:date-value="2016-08-27" calcext:value-type="date">
            <text:p>27-Aug-16</text:p>
          </table:table-cell>
          <table:table-cell office:value-type="float" office:value="3200" calcext:value-type="float">
            <text:p>3,200</text:p>
          </table:table-cell>
          <table:table-cell table:formula="of:=IF([.B259]&lt;&gt;[.B258];1;0)" office:value-type="float" office:value="0" calcext:value-type="float">
            <text:p>0</text:p>
          </table:table-cell>
          <table:table-cell table:formula="of:=IF([.E259]=0;[.D258];&quot;&quot;)" office:value-type="float" office:value="3320" calcext:value-type="float">
            <text:p>3,320</text:p>
          </table:table-cell>
          <table:table-cell table:formula="of:=IF([.E259]=0;[.C259]-[.C258];&quot;&quot;)" office:value-type="float" office:value="3" calcext:value-type="float">
            <text:p>3</text:p>
          </table:table-cell>
          <table:table-cell table:formula="of:=WEEKNUM([.C259])" office:value-type="float" office:value="35" calcext:value-type="float">
            <text:p>35</text:p>
          </table:table-cell>
          <table:table-cell table:formula="of:=WEEKDAY([.C259])" office:value-type="float" office:value="7" calcext:value-type="float">
            <text:p>7</text:p>
          </table:table-cell>
          <table:table-cell table:formula="of:=ROUNDUP([.K259]/12*4)" office:value-type="float" office:value="3" calcext:value-type="float">
            <text:p>3</text:p>
          </table:table-cell>
          <table:table-cell table:formula="of:=MONTH([.C259])" office:value-type="float" office:value="8" calcext:value-type="float">
            <text:p>8</text:p>
          </table:table-cell>
          <table:table-cell table:formula="of:=YEAR([.C259])" office:value-type="float" office:value="2016" calcext:value-type="float">
            <text:p>2016</text:p>
          </table:table-cell>
          <table:table-cell table:formula="of:=[.L259]&amp;[.K259]" office:value-type="string" office:string-value="20168" calcext:value-type="string">
            <text:p>20168</text:p>
          </table:table-cell>
          <table:table-cell table:formula="of:=DATE([.L259];[.K259];-1)" office:value-type="date" office:date-value="2016-07-30" calcext:value-type="date">
            <text:p>07/30/16</text:p>
          </table:table-cell>
          <table:table-cell table:formula="of:=YEAR([.N259])&amp;MONTH([.N259])" office:value-type="string" office:string-value="20167" calcext:value-type="string">
            <text:p>201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QINGDAO</text:p>
          </table:table-cell>
          <table:table-cell office:value-type="string" calcext:value-type="string">
            <text:p>D-Jackets</text:p>
          </table:table-cell>
          <table:table-cell office:value-type="date" office:date-value="2016-09-13" calcext:value-type="date">
            <text:p>13-Sep-16</text:p>
          </table:table-cell>
          <table:table-cell office:value-type="float" office:value="800" calcext:value-type="float">
            <text:p>800</text:p>
          </table:table-cell>
          <table:table-cell table:formula="of:=IF([.B260]&lt;&gt;[.B259];1;0)" office:value-type="float" office:value="0" calcext:value-type="float">
            <text:p>0</text:p>
          </table:table-cell>
          <table:table-cell table:formula="of:=IF([.E260]=0;[.D259];&quot;&quot;)" office:value-type="float" office:value="3200" calcext:value-type="float">
            <text:p>3,200</text:p>
          </table:table-cell>
          <table:table-cell table:formula="of:=IF([.E260]=0;[.C260]-[.C259];&quot;&quot;)" office:value-type="float" office:value="17" calcext:value-type="float">
            <text:p>17</text:p>
          </table:table-cell>
          <table:table-cell table:formula="of:=WEEKNUM([.C260])" office:value-type="float" office:value="38" calcext:value-type="float">
            <text:p>38</text:p>
          </table:table-cell>
          <table:table-cell table:formula="of:=WEEKDAY([.C260])" office:value-type="float" office:value="3" calcext:value-type="float">
            <text:p>3</text:p>
          </table:table-cell>
          <table:table-cell table:formula="of:=ROUNDUP([.K260]/12*4)" office:value-type="float" office:value="3" calcext:value-type="float">
            <text:p>3</text:p>
          </table:table-cell>
          <table:table-cell table:formula="of:=MONTH([.C260])" office:value-type="float" office:value="9" calcext:value-type="float">
            <text:p>9</text:p>
          </table:table-cell>
          <table:table-cell table:formula="of:=YEAR([.C260])" office:value-type="float" office:value="2016" calcext:value-type="float">
            <text:p>2016</text:p>
          </table:table-cell>
          <table:table-cell table:formula="of:=[.L260]&amp;[.K260]" office:value-type="string" office:string-value="20169" calcext:value-type="string">
            <text:p>20169</text:p>
          </table:table-cell>
          <table:table-cell table:formula="of:=DATE([.L260];[.K260];-1)" office:value-type="date" office:date-value="2016-08-30" calcext:value-type="date">
            <text:p>08/30/16</text:p>
          </table:table-cell>
          <table:table-cell table:formula="of:=YEAR([.N260])&amp;MONTH([.N260])" office:value-type="string" office:string-value="20168" calcext:value-type="string">
            <text:p>201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QINGDAO</text:p>
          </table:table-cell>
          <table:table-cell office:value-type="string" calcext:value-type="string">
            <text:p>D-Jackets</text:p>
          </table:table-cell>
          <table:table-cell office:value-type="date" office:date-value="2017-01-07" calcext:value-type="date">
            <text:p>7-Jan-17</text:p>
          </table:table-cell>
          <table:table-cell office:value-type="float" office:value="6780" calcext:value-type="float">
            <text:p>6,780</text:p>
          </table:table-cell>
          <table:table-cell table:formula="of:=IF([.B261]&lt;&gt;[.B260];1;0)" office:value-type="float" office:value="0" calcext:value-type="float">
            <text:p>0</text:p>
          </table:table-cell>
          <table:table-cell table:formula="of:=IF([.E261]=0;[.D260];&quot;&quot;)" office:value-type="float" office:value="800" calcext:value-type="float">
            <text:p>800</text:p>
          </table:table-cell>
          <table:table-cell table:formula="of:=IF([.E261]=0;[.C261]-[.C260];&quot;&quot;)" office:value-type="float" office:value="116" calcext:value-type="float">
            <text:p>116</text:p>
          </table:table-cell>
          <table:table-cell table:formula="of:=WEEKNUM([.C261])" office:value-type="float" office:value="1" calcext:value-type="float">
            <text:p>1</text:p>
          </table:table-cell>
          <table:table-cell table:formula="of:=WEEKDAY([.C261])" office:value-type="float" office:value="7" calcext:value-type="float">
            <text:p>7</text:p>
          </table:table-cell>
          <table:table-cell table:formula="of:=ROUNDUP([.K261]/12*4)" office:value-type="float" office:value="1" calcext:value-type="float">
            <text:p>1</text:p>
          </table:table-cell>
          <table:table-cell table:formula="of:=MONTH([.C261])" office:value-type="float" office:value="1" calcext:value-type="float">
            <text:p>1</text:p>
          </table:table-cell>
          <table:table-cell table:formula="of:=YEAR([.C261])" office:value-type="float" office:value="2017" calcext:value-type="float">
            <text:p>2017</text:p>
          </table:table-cell>
          <table:table-cell table:formula="of:=[.L261]&amp;[.K261]" office:value-type="string" office:string-value="20171" calcext:value-type="string">
            <text:p>20171</text:p>
          </table:table-cell>
          <table:table-cell table:formula="of:=DATE([.L261];[.K261];-1)" office:value-type="date" office:date-value="2016-12-30" calcext:value-type="date">
            <text:p>12/30/16</text:p>
          </table:table-cell>
          <table:table-cell table:formula="of:=YEAR([.N261])&amp;MONTH([.N261])" office:value-type="string" office:string-value="201612" calcext:value-type="string">
            <text:p>2016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QINGDAO</text:p>
          </table:table-cell>
          <table:table-cell office:value-type="string" calcext:value-type="string">
            <text:p>D-Jackets</text:p>
          </table:table-cell>
          <table:table-cell office:value-type="date" office:date-value="2017-01-17" calcext:value-type="date">
            <text:p>17-Jan-17</text:p>
          </table:table-cell>
          <table:table-cell office:value-type="float" office:value="4142" calcext:value-type="float">
            <text:p>4,142</text:p>
          </table:table-cell>
          <table:table-cell table:formula="of:=IF([.B262]&lt;&gt;[.B261];1;0)" office:value-type="float" office:value="0" calcext:value-type="float">
            <text:p>0</text:p>
          </table:table-cell>
          <table:table-cell table:formula="of:=IF([.E262]=0;[.D261];&quot;&quot;)" office:value-type="float" office:value="6780" calcext:value-type="float">
            <text:p>6,780</text:p>
          </table:table-cell>
          <table:table-cell table:formula="of:=IF([.E262]=0;[.C262]-[.C261];&quot;&quot;)" office:value-type="float" office:value="10" calcext:value-type="float">
            <text:p>10</text:p>
          </table:table-cell>
          <table:table-cell table:formula="of:=WEEKNUM([.C262])" office:value-type="float" office:value="3" calcext:value-type="float">
            <text:p>3</text:p>
          </table:table-cell>
          <table:table-cell table:formula="of:=WEEKDAY([.C262])" office:value-type="float" office:value="3" calcext:value-type="float">
            <text:p>3</text:p>
          </table:table-cell>
          <table:table-cell table:formula="of:=ROUNDUP([.K262]/12*4)" office:value-type="float" office:value="1" calcext:value-type="float">
            <text:p>1</text:p>
          </table:table-cell>
          <table:table-cell table:formula="of:=MONTH([.C262])" office:value-type="float" office:value="1" calcext:value-type="float">
            <text:p>1</text:p>
          </table:table-cell>
          <table:table-cell table:formula="of:=YEAR([.C262])" office:value-type="float" office:value="2017" calcext:value-type="float">
            <text:p>2017</text:p>
          </table:table-cell>
          <table:table-cell table:formula="of:=[.L262]&amp;[.K262]" office:value-type="string" office:string-value="20171" calcext:value-type="string">
            <text:p>20171</text:p>
          </table:table-cell>
          <table:table-cell table:formula="of:=DATE([.L262];[.K262];-1)" office:value-type="date" office:date-value="2016-12-30" calcext:value-type="date">
            <text:p>12/30/16</text:p>
          </table:table-cell>
          <table:table-cell table:formula="of:=YEAR([.N262])&amp;MONTH([.N262])" office:value-type="string" office:string-value="201612" calcext:value-type="string">
            <text:p>2016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QINGDAO</text:p>
          </table:table-cell>
          <table:table-cell office:value-type="string" calcext:value-type="string">
            <text:p>F-Sweatshirts</text:p>
          </table:table-cell>
          <table:table-cell office:value-type="date" office:date-value="2016-06-24" calcext:value-type="date">
            <text:p>24-Jun-16</text:p>
          </table:table-cell>
          <table:table-cell office:value-type="float" office:value="3568" calcext:value-type="float">
            <text:p>3,568</text:p>
          </table:table-cell>
          <table:table-cell table:formula="of:=IF([.B263]&lt;&gt;[.B262];1;0)" office:value-type="float" office:value="1" calcext:value-type="float">
            <text:p>1</text:p>
          </table:table-cell>
          <table:table-cell table:style-name="Default" table:formula="of:=IF([.E263]=0;[.D262];&quot;&quot;)">
            <text:p/>
          </table:table-cell>
          <table:table-cell table:formula="of:=IF([.E263]=0;[.C263]-[.C262];&quot;&quot;)">
            <text:p/>
          </table:table-cell>
          <table:table-cell table:formula="of:=WEEKNUM([.C263])" office:value-type="float" office:value="26" calcext:value-type="float">
            <text:p>26</text:p>
          </table:table-cell>
          <table:table-cell table:formula="of:=WEEKDAY([.C263])" office:value-type="float" office:value="6" calcext:value-type="float">
            <text:p>6</text:p>
          </table:table-cell>
          <table:table-cell table:formula="of:=ROUNDUP([.K263]/12*4)" office:value-type="float" office:value="2" calcext:value-type="float">
            <text:p>2</text:p>
          </table:table-cell>
          <table:table-cell table:formula="of:=MONTH([.C263])" office:value-type="float" office:value="6" calcext:value-type="float">
            <text:p>6</text:p>
          </table:table-cell>
          <table:table-cell table:formula="of:=YEAR([.C263])" office:value-type="float" office:value="2016" calcext:value-type="float">
            <text:p>2016</text:p>
          </table:table-cell>
          <table:table-cell table:formula="of:=[.L263]&amp;[.K263]" office:value-type="string" office:string-value="20166" calcext:value-type="string">
            <text:p>20166</text:p>
          </table:table-cell>
          <table:table-cell table:formula="of:=DATE([.L263];[.K263];-1)" office:value-type="date" office:date-value="2016-05-30" calcext:value-type="date">
            <text:p>05/30/16</text:p>
          </table:table-cell>
          <table:table-cell table:formula="of:=YEAR([.N263])&amp;MONTH([.N263])" office:value-type="string" office:string-value="20165" calcext:value-type="string">
            <text:p>201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QINGDAO</text:p>
          </table:table-cell>
          <table:table-cell office:value-type="string" calcext:value-type="string">
            <text:p>F-Sweatshirts</text:p>
          </table:table-cell>
          <table:table-cell office:value-type="date" office:date-value="2016-07-26" calcext:value-type="date">
            <text:p>26-Jul-16</text:p>
          </table:table-cell>
          <table:table-cell office:value-type="float" office:value="2360" calcext:value-type="float">
            <text:p>2,360</text:p>
          </table:table-cell>
          <table:table-cell table:formula="of:=IF([.B264]&lt;&gt;[.B263];1;0)" office:value-type="float" office:value="0" calcext:value-type="float">
            <text:p>0</text:p>
          </table:table-cell>
          <table:table-cell table:formula="of:=IF([.E264]=0;[.D263];&quot;&quot;)" office:value-type="float" office:value="3568" calcext:value-type="float">
            <text:p>3,568</text:p>
          </table:table-cell>
          <table:table-cell table:formula="of:=IF([.E264]=0;[.C264]-[.C263];&quot;&quot;)" office:value-type="float" office:value="32" calcext:value-type="float">
            <text:p>32</text:p>
          </table:table-cell>
          <table:table-cell table:formula="of:=WEEKNUM([.C264])" office:value-type="float" office:value="31" calcext:value-type="float">
            <text:p>31</text:p>
          </table:table-cell>
          <table:table-cell table:formula="of:=WEEKDAY([.C264])" office:value-type="float" office:value="3" calcext:value-type="float">
            <text:p>3</text:p>
          </table:table-cell>
          <table:table-cell table:formula="of:=ROUNDUP([.K264]/12*4)" office:value-type="float" office:value="3" calcext:value-type="float">
            <text:p>3</text:p>
          </table:table-cell>
          <table:table-cell table:formula="of:=MONTH([.C264])" office:value-type="float" office:value="7" calcext:value-type="float">
            <text:p>7</text:p>
          </table:table-cell>
          <table:table-cell table:formula="of:=YEAR([.C264])" office:value-type="float" office:value="2016" calcext:value-type="float">
            <text:p>2016</text:p>
          </table:table-cell>
          <table:table-cell table:formula="of:=[.L264]&amp;[.K264]" office:value-type="string" office:string-value="20167" calcext:value-type="string">
            <text:p>20167</text:p>
          </table:table-cell>
          <table:table-cell table:formula="of:=DATE([.L264];[.K264];-1)" office:value-type="date" office:date-value="2016-06-29" calcext:value-type="date">
            <text:p>06/29/16</text:p>
          </table:table-cell>
          <table:table-cell table:formula="of:=YEAR([.N264])&amp;MONTH([.N264])" office:value-type="string" office:string-value="20166" calcext:value-type="string">
            <text:p>201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QINGDAO</text:p>
          </table:table-cell>
          <table:table-cell office:value-type="string" calcext:value-type="string">
            <text:p>F-Sweatshirts</text:p>
          </table:table-cell>
          <table:table-cell office:value-type="date" office:date-value="2016-08-27" calcext:value-type="date">
            <text:p>27-Aug-16</text:p>
          </table:table-cell>
          <table:table-cell office:value-type="float" office:value="7310" calcext:value-type="float">
            <text:p>7,310</text:p>
          </table:table-cell>
          <table:table-cell table:formula="of:=IF([.B265]&lt;&gt;[.B264];1;0)" office:value-type="float" office:value="0" calcext:value-type="float">
            <text:p>0</text:p>
          </table:table-cell>
          <table:table-cell table:formula="of:=IF([.E265]=0;[.D264];&quot;&quot;)" office:value-type="float" office:value="2360" calcext:value-type="float">
            <text:p>2,360</text:p>
          </table:table-cell>
          <table:table-cell table:formula="of:=IF([.E265]=0;[.C265]-[.C264];&quot;&quot;)" office:value-type="float" office:value="32" calcext:value-type="float">
            <text:p>32</text:p>
          </table:table-cell>
          <table:table-cell table:formula="of:=WEEKNUM([.C265])" office:value-type="float" office:value="35" calcext:value-type="float">
            <text:p>35</text:p>
          </table:table-cell>
          <table:table-cell table:formula="of:=WEEKDAY([.C265])" office:value-type="float" office:value="7" calcext:value-type="float">
            <text:p>7</text:p>
          </table:table-cell>
          <table:table-cell table:formula="of:=ROUNDUP([.K265]/12*4)" office:value-type="float" office:value="3" calcext:value-type="float">
            <text:p>3</text:p>
          </table:table-cell>
          <table:table-cell table:formula="of:=MONTH([.C265])" office:value-type="float" office:value="8" calcext:value-type="float">
            <text:p>8</text:p>
          </table:table-cell>
          <table:table-cell table:formula="of:=YEAR([.C265])" office:value-type="float" office:value="2016" calcext:value-type="float">
            <text:p>2016</text:p>
          </table:table-cell>
          <table:table-cell table:formula="of:=[.L265]&amp;[.K265]" office:value-type="string" office:string-value="20168" calcext:value-type="string">
            <text:p>20168</text:p>
          </table:table-cell>
          <table:table-cell table:formula="of:=DATE([.L265];[.K265];-1)" office:value-type="date" office:date-value="2016-07-30" calcext:value-type="date">
            <text:p>07/30/16</text:p>
          </table:table-cell>
          <table:table-cell table:formula="of:=YEAR([.N265])&amp;MONTH([.N265])" office:value-type="string" office:string-value="20167" calcext:value-type="string">
            <text:p>201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QINGDAO</text:p>
          </table:table-cell>
          <table:table-cell office:value-type="string" calcext:value-type="string">
            <text:p>F-Sweatshirts</text:p>
          </table:table-cell>
          <table:table-cell office:value-type="date" office:date-value="2017-01-17" calcext:value-type="date">
            <text:p>17-Jan-17</text:p>
          </table:table-cell>
          <table:table-cell office:value-type="float" office:value="11620" calcext:value-type="float">
            <text:p>11,620</text:p>
          </table:table-cell>
          <table:table-cell table:formula="of:=IF([.B266]&lt;&gt;[.B265];1;0)" office:value-type="float" office:value="0" calcext:value-type="float">
            <text:p>0</text:p>
          </table:table-cell>
          <table:table-cell table:formula="of:=IF([.E266]=0;[.D265];&quot;&quot;)" office:value-type="float" office:value="7310" calcext:value-type="float">
            <text:p>7,310</text:p>
          </table:table-cell>
          <table:table-cell table:formula="of:=IF([.E266]=0;[.C266]-[.C265];&quot;&quot;)" office:value-type="float" office:value="143" calcext:value-type="float">
            <text:p>143</text:p>
          </table:table-cell>
          <table:table-cell table:formula="of:=WEEKNUM([.C266])" office:value-type="float" office:value="3" calcext:value-type="float">
            <text:p>3</text:p>
          </table:table-cell>
          <table:table-cell table:formula="of:=WEEKDAY([.C266])" office:value-type="float" office:value="3" calcext:value-type="float">
            <text:p>3</text:p>
          </table:table-cell>
          <table:table-cell table:formula="of:=ROUNDUP([.K266]/12*4)" office:value-type="float" office:value="1" calcext:value-type="float">
            <text:p>1</text:p>
          </table:table-cell>
          <table:table-cell table:formula="of:=MONTH([.C266])" office:value-type="float" office:value="1" calcext:value-type="float">
            <text:p>1</text:p>
          </table:table-cell>
          <table:table-cell table:formula="of:=YEAR([.C266])" office:value-type="float" office:value="2017" calcext:value-type="float">
            <text:p>2017</text:p>
          </table:table-cell>
          <table:table-cell table:formula="of:=[.L266]&amp;[.K266]" office:value-type="string" office:string-value="20171" calcext:value-type="string">
            <text:p>20171</text:p>
          </table:table-cell>
          <table:table-cell table:formula="of:=DATE([.L266];[.K266];-1)" office:value-type="date" office:date-value="2016-12-30" calcext:value-type="date">
            <text:p>12/30/16</text:p>
          </table:table-cell>
          <table:table-cell table:formula="of:=YEAR([.N266])&amp;MONTH([.N266])" office:value-type="string" office:string-value="201612" calcext:value-type="string">
            <text:p>2016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QINGDAO</text:p>
          </table:table-cell>
          <table:table-cell office:value-type="string" calcext:value-type="string">
            <text:p>F-Sweatshirts</text:p>
          </table:table-cell>
          <table:table-cell office:value-type="date" office:date-value="2017-02-17" calcext:value-type="date">
            <text:p>17-Feb-17</text:p>
          </table:table-cell>
          <table:table-cell office:value-type="float" office:value="6100" calcext:value-type="float">
            <text:p>6,100</text:p>
          </table:table-cell>
          <table:table-cell table:formula="of:=IF([.B267]&lt;&gt;[.B266];1;0)" office:value-type="float" office:value="0" calcext:value-type="float">
            <text:p>0</text:p>
          </table:table-cell>
          <table:table-cell table:formula="of:=IF([.E267]=0;[.D266];&quot;&quot;)" office:value-type="float" office:value="11620" calcext:value-type="float">
            <text:p>11,620</text:p>
          </table:table-cell>
          <table:table-cell table:formula="of:=IF([.E267]=0;[.C267]-[.C266];&quot;&quot;)" office:value-type="float" office:value="31" calcext:value-type="float">
            <text:p>31</text:p>
          </table:table-cell>
          <table:table-cell table:formula="of:=WEEKNUM([.C267])" office:value-type="float" office:value="7" calcext:value-type="float">
            <text:p>7</text:p>
          </table:table-cell>
          <table:table-cell table:formula="of:=WEEKDAY([.C267])" office:value-type="float" office:value="6" calcext:value-type="float">
            <text:p>6</text:p>
          </table:table-cell>
          <table:table-cell table:formula="of:=ROUNDUP([.K267]/12*4)" office:value-type="float" office:value="1" calcext:value-type="float">
            <text:p>1</text:p>
          </table:table-cell>
          <table:table-cell table:formula="of:=MONTH([.C267])" office:value-type="float" office:value="2" calcext:value-type="float">
            <text:p>2</text:p>
          </table:table-cell>
          <table:table-cell table:formula="of:=YEAR([.C267])" office:value-type="float" office:value="2017" calcext:value-type="float">
            <text:p>2017</text:p>
          </table:table-cell>
          <table:table-cell table:formula="of:=[.L267]&amp;[.K267]" office:value-type="string" office:string-value="20172" calcext:value-type="string">
            <text:p>20172</text:p>
          </table:table-cell>
          <table:table-cell table:formula="of:=DATE([.L267];[.K267];-1)" office:value-type="date" office:date-value="2017-01-30" calcext:value-type="date">
            <text:p>01/30/17</text:p>
          </table:table-cell>
          <table:table-cell table:formula="of:=YEAR([.N267])&amp;MONTH([.N267])" office:value-type="string" office:string-value="20171" calcext:value-type="string">
            <text:p>201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QINGDAO</text:p>
          </table:table-cell>
          <table:table-cell office:value-type="string" calcext:value-type="string">
            <text:p>F-Sweatshirts</text:p>
          </table:table-cell>
          <table:table-cell office:value-type="date" office:date-value="2017-02-26" calcext:value-type="date">
            <text:p>26-Feb-17</text:p>
          </table:table-cell>
          <table:table-cell office:value-type="float" office:value="1180" calcext:value-type="float">
            <text:p>1,180</text:p>
          </table:table-cell>
          <table:table-cell table:formula="of:=IF([.B268]&lt;&gt;[.B267];1;0)" office:value-type="float" office:value="0" calcext:value-type="float">
            <text:p>0</text:p>
          </table:table-cell>
          <table:table-cell table:formula="of:=IF([.E268]=0;[.D267];&quot;&quot;)" office:value-type="float" office:value="6100" calcext:value-type="float">
            <text:p>6,100</text:p>
          </table:table-cell>
          <table:table-cell table:formula="of:=IF([.E268]=0;[.C268]-[.C267];&quot;&quot;)" office:value-type="float" office:value="9" calcext:value-type="float">
            <text:p>9</text:p>
          </table:table-cell>
          <table:table-cell table:formula="of:=WEEKNUM([.C268])" office:value-type="float" office:value="9" calcext:value-type="float">
            <text:p>9</text:p>
          </table:table-cell>
          <table:table-cell table:formula="of:=WEEKDAY([.C268])" office:value-type="float" office:value="1" calcext:value-type="float">
            <text:p>1</text:p>
          </table:table-cell>
          <table:table-cell table:formula="of:=ROUNDUP([.K268]/12*4)" office:value-type="float" office:value="1" calcext:value-type="float">
            <text:p>1</text:p>
          </table:table-cell>
          <table:table-cell table:formula="of:=MONTH([.C268])" office:value-type="float" office:value="2" calcext:value-type="float">
            <text:p>2</text:p>
          </table:table-cell>
          <table:table-cell table:formula="of:=YEAR([.C268])" office:value-type="float" office:value="2017" calcext:value-type="float">
            <text:p>2017</text:p>
          </table:table-cell>
          <table:table-cell table:formula="of:=[.L268]&amp;[.K268]" office:value-type="string" office:string-value="20172" calcext:value-type="string">
            <text:p>20172</text:p>
          </table:table-cell>
          <table:table-cell table:formula="of:=DATE([.L268];[.K268];-1)" office:value-type="date" office:date-value="2017-01-30" calcext:value-type="date">
            <text:p>01/30/17</text:p>
          </table:table-cell>
          <table:table-cell table:formula="of:=YEAR([.N268])&amp;MONTH([.N268])" office:value-type="string" office:string-value="20171" calcext:value-type="string">
            <text:p>201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QINGDAO</text:p>
          </table:table-cell>
          <table:table-cell office:value-type="string" calcext:value-type="string">
            <text:p>I-Knitwear</text:p>
          </table:table-cell>
          <table:table-cell office:value-type="date" office:date-value="2016-05-01" calcext:value-type="date">
            <text:p>1-May-16</text:p>
          </table:table-cell>
          <table:table-cell office:value-type="float" office:value="25429" calcext:value-type="float">
            <text:p>25,429</text:p>
          </table:table-cell>
          <table:table-cell table:formula="of:=IF([.B269]&lt;&gt;[.B268];1;0)" office:value-type="float" office:value="1" calcext:value-type="float">
            <text:p>1</text:p>
          </table:table-cell>
          <table:table-cell table:style-name="Default" table:formula="of:=IF([.E269]=0;[.D268];&quot;&quot;)">
            <text:p/>
          </table:table-cell>
          <table:table-cell table:formula="of:=IF([.E269]=0;[.C269]-[.C268];&quot;&quot;)">
            <text:p/>
          </table:table-cell>
          <table:table-cell table:formula="of:=WEEKNUM([.C269])" office:value-type="float" office:value="19" calcext:value-type="float">
            <text:p>19</text:p>
          </table:table-cell>
          <table:table-cell table:formula="of:=WEEKDAY([.C269])" office:value-type="float" office:value="1" calcext:value-type="float">
            <text:p>1</text:p>
          </table:table-cell>
          <table:table-cell table:formula="of:=ROUNDUP([.K269]/12*4)" office:value-type="float" office:value="2" calcext:value-type="float">
            <text:p>2</text:p>
          </table:table-cell>
          <table:table-cell table:formula="of:=MONTH([.C269])" office:value-type="float" office:value="5" calcext:value-type="float">
            <text:p>5</text:p>
          </table:table-cell>
          <table:table-cell table:formula="of:=YEAR([.C269])" office:value-type="float" office:value="2016" calcext:value-type="float">
            <text:p>2016</text:p>
          </table:table-cell>
          <table:table-cell table:formula="of:=[.L269]&amp;[.K269]" office:value-type="string" office:string-value="20165" calcext:value-type="string">
            <text:p>20165</text:p>
          </table:table-cell>
          <table:table-cell table:formula="of:=DATE([.L269];[.K269];-1)" office:value-type="date" office:date-value="2016-04-29" calcext:value-type="date">
            <text:p>04/29/16</text:p>
          </table:table-cell>
          <table:table-cell table:formula="of:=YEAR([.N269])&amp;MONTH([.N269])" office:value-type="string" office:string-value="20164" calcext:value-type="string">
            <text:p>201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QINGDAO</text:p>
          </table:table-cell>
          <table:table-cell office:value-type="string" calcext:value-type="string">
            <text:p>I-Knitwear</text:p>
          </table:table-cell>
          <table:table-cell office:value-type="date" office:date-value="2016-05-08" calcext:value-type="date">
            <text:p>8-May-16</text:p>
          </table:table-cell>
          <table:table-cell office:value-type="float" office:value="30832" calcext:value-type="float">
            <text:p>30,832</text:p>
          </table:table-cell>
          <table:table-cell table:formula="of:=IF([.B270]&lt;&gt;[.B269];1;0)" office:value-type="float" office:value="0" calcext:value-type="float">
            <text:p>0</text:p>
          </table:table-cell>
          <table:table-cell table:formula="of:=IF([.E270]=0;[.D269];&quot;&quot;)" office:value-type="float" office:value="25429" calcext:value-type="float">
            <text:p>25,429</text:p>
          </table:table-cell>
          <table:table-cell table:formula="of:=IF([.E270]=0;[.C270]-[.C269];&quot;&quot;)" office:value-type="float" office:value="7" calcext:value-type="float">
            <text:p>7</text:p>
          </table:table-cell>
          <table:table-cell table:formula="of:=WEEKNUM([.C270])" office:value-type="float" office:value="20" calcext:value-type="float">
            <text:p>20</text:p>
          </table:table-cell>
          <table:table-cell table:formula="of:=WEEKDAY([.C270])" office:value-type="float" office:value="1" calcext:value-type="float">
            <text:p>1</text:p>
          </table:table-cell>
          <table:table-cell table:formula="of:=ROUNDUP([.K270]/12*4)" office:value-type="float" office:value="2" calcext:value-type="float">
            <text:p>2</text:p>
          </table:table-cell>
          <table:table-cell table:formula="of:=MONTH([.C270])" office:value-type="float" office:value="5" calcext:value-type="float">
            <text:p>5</text:p>
          </table:table-cell>
          <table:table-cell table:formula="of:=YEAR([.C270])" office:value-type="float" office:value="2016" calcext:value-type="float">
            <text:p>2016</text:p>
          </table:table-cell>
          <table:table-cell table:formula="of:=[.L270]&amp;[.K270]" office:value-type="string" office:string-value="20165" calcext:value-type="string">
            <text:p>20165</text:p>
          </table:table-cell>
          <table:table-cell table:formula="of:=DATE([.L270];[.K270];-1)" office:value-type="date" office:date-value="2016-04-29" calcext:value-type="date">
            <text:p>04/29/16</text:p>
          </table:table-cell>
          <table:table-cell table:formula="of:=YEAR([.N270])&amp;MONTH([.N270])" office:value-type="string" office:string-value="20164" calcext:value-type="string">
            <text:p>201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QINGDAO</text:p>
          </table:table-cell>
          <table:table-cell office:value-type="string" calcext:value-type="string">
            <text:p>I-Knitwear</text:p>
          </table:table-cell>
          <table:table-cell office:value-type="date" office:date-value="2016-05-12" calcext:value-type="date">
            <text:p>12-May-16</text:p>
          </table:table-cell>
          <table:table-cell office:value-type="float" office:value="17761" calcext:value-type="float">
            <text:p>17,761</text:p>
          </table:table-cell>
          <table:table-cell table:formula="of:=IF([.B271]&lt;&gt;[.B270];1;0)" office:value-type="float" office:value="0" calcext:value-type="float">
            <text:p>0</text:p>
          </table:table-cell>
          <table:table-cell table:formula="of:=IF([.E271]=0;[.D270];&quot;&quot;)" office:value-type="float" office:value="30832" calcext:value-type="float">
            <text:p>30,832</text:p>
          </table:table-cell>
          <table:table-cell table:formula="of:=IF([.E271]=0;[.C271]-[.C270];&quot;&quot;)" office:value-type="float" office:value="4" calcext:value-type="float">
            <text:p>4</text:p>
          </table:table-cell>
          <table:table-cell table:formula="of:=WEEKNUM([.C271])" office:value-type="float" office:value="20" calcext:value-type="float">
            <text:p>20</text:p>
          </table:table-cell>
          <table:table-cell table:formula="of:=WEEKDAY([.C271])" office:value-type="float" office:value="5" calcext:value-type="float">
            <text:p>5</text:p>
          </table:table-cell>
          <table:table-cell table:formula="of:=ROUNDUP([.K271]/12*4)" office:value-type="float" office:value="2" calcext:value-type="float">
            <text:p>2</text:p>
          </table:table-cell>
          <table:table-cell table:formula="of:=MONTH([.C271])" office:value-type="float" office:value="5" calcext:value-type="float">
            <text:p>5</text:p>
          </table:table-cell>
          <table:table-cell table:formula="of:=YEAR([.C271])" office:value-type="float" office:value="2016" calcext:value-type="float">
            <text:p>2016</text:p>
          </table:table-cell>
          <table:table-cell table:formula="of:=[.L271]&amp;[.K271]" office:value-type="string" office:string-value="20165" calcext:value-type="string">
            <text:p>20165</text:p>
          </table:table-cell>
          <table:table-cell table:formula="of:=DATE([.L271];[.K271];-1)" office:value-type="date" office:date-value="2016-04-29" calcext:value-type="date">
            <text:p>04/29/16</text:p>
          </table:table-cell>
          <table:table-cell table:formula="of:=YEAR([.N271])&amp;MONTH([.N271])" office:value-type="string" office:string-value="20164" calcext:value-type="string">
            <text:p>201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QINGDAO</text:p>
          </table:table-cell>
          <table:table-cell office:value-type="string" calcext:value-type="string">
            <text:p>I-Knitwear</text:p>
          </table:table-cell>
          <table:table-cell office:value-type="date" office:date-value="2016-05-29" calcext:value-type="date">
            <text:p>29-May-16</text:p>
          </table:table-cell>
          <table:table-cell office:value-type="float" office:value="2839" calcext:value-type="float">
            <text:p>2,839</text:p>
          </table:table-cell>
          <table:table-cell table:formula="of:=IF([.B272]&lt;&gt;[.B271];1;0)" office:value-type="float" office:value="0" calcext:value-type="float">
            <text:p>0</text:p>
          </table:table-cell>
          <table:table-cell table:formula="of:=IF([.E272]=0;[.D271];&quot;&quot;)" office:value-type="float" office:value="17761" calcext:value-type="float">
            <text:p>17,761</text:p>
          </table:table-cell>
          <table:table-cell table:formula="of:=IF([.E272]=0;[.C272]-[.C271];&quot;&quot;)" office:value-type="float" office:value="17" calcext:value-type="float">
            <text:p>17</text:p>
          </table:table-cell>
          <table:table-cell table:formula="of:=WEEKNUM([.C272])" office:value-type="float" office:value="23" calcext:value-type="float">
            <text:p>23</text:p>
          </table:table-cell>
          <table:table-cell table:formula="of:=WEEKDAY([.C272])" office:value-type="float" office:value="1" calcext:value-type="float">
            <text:p>1</text:p>
          </table:table-cell>
          <table:table-cell table:formula="of:=ROUNDUP([.K272]/12*4)" office:value-type="float" office:value="2" calcext:value-type="float">
            <text:p>2</text:p>
          </table:table-cell>
          <table:table-cell table:formula="of:=MONTH([.C272])" office:value-type="float" office:value="5" calcext:value-type="float">
            <text:p>5</text:p>
          </table:table-cell>
          <table:table-cell table:formula="of:=YEAR([.C272])" office:value-type="float" office:value="2016" calcext:value-type="float">
            <text:p>2016</text:p>
          </table:table-cell>
          <table:table-cell table:formula="of:=[.L272]&amp;[.K272]" office:value-type="string" office:string-value="20165" calcext:value-type="string">
            <text:p>20165</text:p>
          </table:table-cell>
          <table:table-cell table:formula="of:=DATE([.L272];[.K272];-1)" office:value-type="date" office:date-value="2016-04-29" calcext:value-type="date">
            <text:p>04/29/16</text:p>
          </table:table-cell>
          <table:table-cell table:formula="of:=YEAR([.N272])&amp;MONTH([.N272])" office:value-type="string" office:string-value="20164" calcext:value-type="string">
            <text:p>201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QINGDAO</text:p>
          </table:table-cell>
          <table:table-cell office:value-type="string" calcext:value-type="string">
            <text:p>I-Knitwear</text:p>
          </table:table-cell>
          <table:table-cell office:value-type="date" office:date-value="2016-06-05" calcext:value-type="date">
            <text:p>5-Jun-16</text:p>
          </table:table-cell>
          <table:table-cell office:value-type="float" office:value="10200" calcext:value-type="float">
            <text:p>10,200</text:p>
          </table:table-cell>
          <table:table-cell table:formula="of:=IF([.B273]&lt;&gt;[.B272];1;0)" office:value-type="float" office:value="0" calcext:value-type="float">
            <text:p>0</text:p>
          </table:table-cell>
          <table:table-cell table:formula="of:=IF([.E273]=0;[.D272];&quot;&quot;)" office:value-type="float" office:value="2839" calcext:value-type="float">
            <text:p>2,839</text:p>
          </table:table-cell>
          <table:table-cell table:formula="of:=IF([.E273]=0;[.C273]-[.C272];&quot;&quot;)" office:value-type="float" office:value="7" calcext:value-type="float">
            <text:p>7</text:p>
          </table:table-cell>
          <table:table-cell table:formula="of:=WEEKNUM([.C273])" office:value-type="float" office:value="24" calcext:value-type="float">
            <text:p>24</text:p>
          </table:table-cell>
          <table:table-cell table:formula="of:=WEEKDAY([.C273])" office:value-type="float" office:value="1" calcext:value-type="float">
            <text:p>1</text:p>
          </table:table-cell>
          <table:table-cell table:formula="of:=ROUNDUP([.K273]/12*4)" office:value-type="float" office:value="2" calcext:value-type="float">
            <text:p>2</text:p>
          </table:table-cell>
          <table:table-cell table:formula="of:=MONTH([.C273])" office:value-type="float" office:value="6" calcext:value-type="float">
            <text:p>6</text:p>
          </table:table-cell>
          <table:table-cell table:formula="of:=YEAR([.C273])" office:value-type="float" office:value="2016" calcext:value-type="float">
            <text:p>2016</text:p>
          </table:table-cell>
          <table:table-cell table:formula="of:=[.L273]&amp;[.K273]" office:value-type="string" office:string-value="20166" calcext:value-type="string">
            <text:p>20166</text:p>
          </table:table-cell>
          <table:table-cell table:formula="of:=DATE([.L273];[.K273];-1)" office:value-type="date" office:date-value="2016-05-30" calcext:value-type="date">
            <text:p>05/30/16</text:p>
          </table:table-cell>
          <table:table-cell table:formula="of:=YEAR([.N273])&amp;MONTH([.N273])" office:value-type="string" office:string-value="20165" calcext:value-type="string">
            <text:p>201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QINGDAO</text:p>
          </table:table-cell>
          <table:table-cell office:value-type="string" calcext:value-type="string">
            <text:p>I-Knitwear</text:p>
          </table:table-cell>
          <table:table-cell office:value-type="date" office:date-value="2016-06-12" calcext:value-type="date">
            <text:p>12-Jun-16</text:p>
          </table:table-cell>
          <table:table-cell office:value-type="float" office:value="6090" calcext:value-type="float">
            <text:p>6,090</text:p>
          </table:table-cell>
          <table:table-cell table:formula="of:=IF([.B274]&lt;&gt;[.B273];1;0)" office:value-type="float" office:value="0" calcext:value-type="float">
            <text:p>0</text:p>
          </table:table-cell>
          <table:table-cell table:formula="of:=IF([.E274]=0;[.D273];&quot;&quot;)" office:value-type="float" office:value="10200" calcext:value-type="float">
            <text:p>10,200</text:p>
          </table:table-cell>
          <table:table-cell table:formula="of:=IF([.E274]=0;[.C274]-[.C273];&quot;&quot;)" office:value-type="float" office:value="7" calcext:value-type="float">
            <text:p>7</text:p>
          </table:table-cell>
          <table:table-cell table:formula="of:=WEEKNUM([.C274])" office:value-type="float" office:value="25" calcext:value-type="float">
            <text:p>25</text:p>
          </table:table-cell>
          <table:table-cell table:formula="of:=WEEKDAY([.C274])" office:value-type="float" office:value="1" calcext:value-type="float">
            <text:p>1</text:p>
          </table:table-cell>
          <table:table-cell table:formula="of:=ROUNDUP([.K274]/12*4)" office:value-type="float" office:value="2" calcext:value-type="float">
            <text:p>2</text:p>
          </table:table-cell>
          <table:table-cell table:formula="of:=MONTH([.C274])" office:value-type="float" office:value="6" calcext:value-type="float">
            <text:p>6</text:p>
          </table:table-cell>
          <table:table-cell table:formula="of:=YEAR([.C274])" office:value-type="float" office:value="2016" calcext:value-type="float">
            <text:p>2016</text:p>
          </table:table-cell>
          <table:table-cell table:formula="of:=[.L274]&amp;[.K274]" office:value-type="string" office:string-value="20166" calcext:value-type="string">
            <text:p>20166</text:p>
          </table:table-cell>
          <table:table-cell table:formula="of:=DATE([.L274];[.K274];-1)" office:value-type="date" office:date-value="2016-05-30" calcext:value-type="date">
            <text:p>05/30/16</text:p>
          </table:table-cell>
          <table:table-cell table:formula="of:=YEAR([.N274])&amp;MONTH([.N274])" office:value-type="string" office:string-value="20165" calcext:value-type="string">
            <text:p>201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QINGDAO</text:p>
          </table:table-cell>
          <table:table-cell office:value-type="string" calcext:value-type="string">
            <text:p>I-Knitwear</text:p>
          </table:table-cell>
          <table:table-cell office:value-type="date" office:date-value="2016-06-24" calcext:value-type="date">
            <text:p>24-Jun-16</text:p>
          </table:table-cell>
          <table:table-cell office:value-type="float" office:value="18889" calcext:value-type="float">
            <text:p>18,889</text:p>
          </table:table-cell>
          <table:table-cell table:formula="of:=IF([.B275]&lt;&gt;[.B274];1;0)" office:value-type="float" office:value="0" calcext:value-type="float">
            <text:p>0</text:p>
          </table:table-cell>
          <table:table-cell table:formula="of:=IF([.E275]=0;[.D274];&quot;&quot;)" office:value-type="float" office:value="6090" calcext:value-type="float">
            <text:p>6,090</text:p>
          </table:table-cell>
          <table:table-cell table:formula="of:=IF([.E275]=0;[.C275]-[.C274];&quot;&quot;)" office:value-type="float" office:value="12" calcext:value-type="float">
            <text:p>12</text:p>
          </table:table-cell>
          <table:table-cell table:formula="of:=WEEKNUM([.C275])" office:value-type="float" office:value="26" calcext:value-type="float">
            <text:p>26</text:p>
          </table:table-cell>
          <table:table-cell table:formula="of:=WEEKDAY([.C275])" office:value-type="float" office:value="6" calcext:value-type="float">
            <text:p>6</text:p>
          </table:table-cell>
          <table:table-cell table:formula="of:=ROUNDUP([.K275]/12*4)" office:value-type="float" office:value="2" calcext:value-type="float">
            <text:p>2</text:p>
          </table:table-cell>
          <table:table-cell table:formula="of:=MONTH([.C275])" office:value-type="float" office:value="6" calcext:value-type="float">
            <text:p>6</text:p>
          </table:table-cell>
          <table:table-cell table:formula="of:=YEAR([.C275])" office:value-type="float" office:value="2016" calcext:value-type="float">
            <text:p>2016</text:p>
          </table:table-cell>
          <table:table-cell table:formula="of:=[.L275]&amp;[.K275]" office:value-type="string" office:string-value="20166" calcext:value-type="string">
            <text:p>20166</text:p>
          </table:table-cell>
          <table:table-cell table:formula="of:=DATE([.L275];[.K275];-1)" office:value-type="date" office:date-value="2016-05-30" calcext:value-type="date">
            <text:p>05/30/16</text:p>
          </table:table-cell>
          <table:table-cell table:formula="of:=YEAR([.N275])&amp;MONTH([.N275])" office:value-type="string" office:string-value="20165" calcext:value-type="string">
            <text:p>201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QINGDAO</text:p>
          </table:table-cell>
          <table:table-cell office:value-type="string" calcext:value-type="string">
            <text:p>I-Knitwear</text:p>
          </table:table-cell>
          <table:table-cell office:value-type="date" office:date-value="2016-07-07" calcext:value-type="date">
            <text:p>7-Jul-16</text:p>
          </table:table-cell>
          <table:table-cell office:value-type="float" office:value="36744" calcext:value-type="float">
            <text:p>36,744</text:p>
          </table:table-cell>
          <table:table-cell table:formula="of:=IF([.B276]&lt;&gt;[.B275];1;0)" office:value-type="float" office:value="0" calcext:value-type="float">
            <text:p>0</text:p>
          </table:table-cell>
          <table:table-cell table:formula="of:=IF([.E276]=0;[.D275];&quot;&quot;)" office:value-type="float" office:value="18889" calcext:value-type="float">
            <text:p>18,889</text:p>
          </table:table-cell>
          <table:table-cell table:formula="of:=IF([.E276]=0;[.C276]-[.C275];&quot;&quot;)" office:value-type="float" office:value="13" calcext:value-type="float">
            <text:p>13</text:p>
          </table:table-cell>
          <table:table-cell table:formula="of:=WEEKNUM([.C276])" office:value-type="float" office:value="28" calcext:value-type="float">
            <text:p>28</text:p>
          </table:table-cell>
          <table:table-cell table:formula="of:=WEEKDAY([.C276])" office:value-type="float" office:value="5" calcext:value-type="float">
            <text:p>5</text:p>
          </table:table-cell>
          <table:table-cell table:formula="of:=ROUNDUP([.K276]/12*4)" office:value-type="float" office:value="3" calcext:value-type="float">
            <text:p>3</text:p>
          </table:table-cell>
          <table:table-cell table:formula="of:=MONTH([.C276])" office:value-type="float" office:value="7" calcext:value-type="float">
            <text:p>7</text:p>
          </table:table-cell>
          <table:table-cell table:formula="of:=YEAR([.C276])" office:value-type="float" office:value="2016" calcext:value-type="float">
            <text:p>2016</text:p>
          </table:table-cell>
          <table:table-cell table:formula="of:=[.L276]&amp;[.K276]" office:value-type="string" office:string-value="20167" calcext:value-type="string">
            <text:p>20167</text:p>
          </table:table-cell>
          <table:table-cell table:formula="of:=DATE([.L276];[.K276];-1)" office:value-type="date" office:date-value="2016-06-29" calcext:value-type="date">
            <text:p>06/29/16</text:p>
          </table:table-cell>
          <table:table-cell table:formula="of:=YEAR([.N276])&amp;MONTH([.N276])" office:value-type="string" office:string-value="20166" calcext:value-type="string">
            <text:p>201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QINGDAO</text:p>
          </table:table-cell>
          <table:table-cell office:value-type="string" calcext:value-type="string">
            <text:p>I-Knitwear</text:p>
          </table:table-cell>
          <table:table-cell office:value-type="date" office:date-value="2016-07-11" calcext:value-type="date">
            <text:p>11-Jul-16</text:p>
          </table:table-cell>
          <table:table-cell office:value-type="float" office:value="16296" calcext:value-type="float">
            <text:p>16,296</text:p>
          </table:table-cell>
          <table:table-cell table:formula="of:=IF([.B277]&lt;&gt;[.B276];1;0)" office:value-type="float" office:value="0" calcext:value-type="float">
            <text:p>0</text:p>
          </table:table-cell>
          <table:table-cell table:formula="of:=IF([.E277]=0;[.D276];&quot;&quot;)" office:value-type="float" office:value="36744" calcext:value-type="float">
            <text:p>36,744</text:p>
          </table:table-cell>
          <table:table-cell table:formula="of:=IF([.E277]=0;[.C277]-[.C276];&quot;&quot;)" office:value-type="float" office:value="4" calcext:value-type="float">
            <text:p>4</text:p>
          </table:table-cell>
          <table:table-cell table:formula="of:=WEEKNUM([.C277])" office:value-type="float" office:value="29" calcext:value-type="float">
            <text:p>29</text:p>
          </table:table-cell>
          <table:table-cell table:formula="of:=WEEKDAY([.C277])" office:value-type="float" office:value="2" calcext:value-type="float">
            <text:p>2</text:p>
          </table:table-cell>
          <table:table-cell table:formula="of:=ROUNDUP([.K277]/12*4)" office:value-type="float" office:value="3" calcext:value-type="float">
            <text:p>3</text:p>
          </table:table-cell>
          <table:table-cell table:formula="of:=MONTH([.C277])" office:value-type="float" office:value="7" calcext:value-type="float">
            <text:p>7</text:p>
          </table:table-cell>
          <table:table-cell table:formula="of:=YEAR([.C277])" office:value-type="float" office:value="2016" calcext:value-type="float">
            <text:p>2016</text:p>
          </table:table-cell>
          <table:table-cell table:formula="of:=[.L277]&amp;[.K277]" office:value-type="string" office:string-value="20167" calcext:value-type="string">
            <text:p>20167</text:p>
          </table:table-cell>
          <table:table-cell table:formula="of:=DATE([.L277];[.K277];-1)" office:value-type="date" office:date-value="2016-06-29" calcext:value-type="date">
            <text:p>06/29/16</text:p>
          </table:table-cell>
          <table:table-cell table:formula="of:=YEAR([.N277])&amp;MONTH([.N277])" office:value-type="string" office:string-value="20166" calcext:value-type="string">
            <text:p>201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QINGDAO</text:p>
          </table:table-cell>
          <table:table-cell office:value-type="string" calcext:value-type="string">
            <text:p>I-Knitwear</text:p>
          </table:table-cell>
          <table:table-cell office:value-type="date" office:date-value="2016-07-17" calcext:value-type="date">
            <text:p>17-Jul-16</text:p>
          </table:table-cell>
          <table:table-cell office:value-type="float" office:value="35699" calcext:value-type="float">
            <text:p>35,699</text:p>
          </table:table-cell>
          <table:table-cell table:formula="of:=IF([.B278]&lt;&gt;[.B277];1;0)" office:value-type="float" office:value="0" calcext:value-type="float">
            <text:p>0</text:p>
          </table:table-cell>
          <table:table-cell table:formula="of:=IF([.E278]=0;[.D277];&quot;&quot;)" office:value-type="float" office:value="16296" calcext:value-type="float">
            <text:p>16,296</text:p>
          </table:table-cell>
          <table:table-cell table:formula="of:=IF([.E278]=0;[.C278]-[.C277];&quot;&quot;)" office:value-type="float" office:value="6" calcext:value-type="float">
            <text:p>6</text:p>
          </table:table-cell>
          <table:table-cell table:formula="of:=WEEKNUM([.C278])" office:value-type="float" office:value="30" calcext:value-type="float">
            <text:p>30</text:p>
          </table:table-cell>
          <table:table-cell table:formula="of:=WEEKDAY([.C278])" office:value-type="float" office:value="1" calcext:value-type="float">
            <text:p>1</text:p>
          </table:table-cell>
          <table:table-cell table:formula="of:=ROUNDUP([.K278]/12*4)" office:value-type="float" office:value="3" calcext:value-type="float">
            <text:p>3</text:p>
          </table:table-cell>
          <table:table-cell table:formula="of:=MONTH([.C278])" office:value-type="float" office:value="7" calcext:value-type="float">
            <text:p>7</text:p>
          </table:table-cell>
          <table:table-cell table:formula="of:=YEAR([.C278])" office:value-type="float" office:value="2016" calcext:value-type="float">
            <text:p>2016</text:p>
          </table:table-cell>
          <table:table-cell table:formula="of:=[.L278]&amp;[.K278]" office:value-type="string" office:string-value="20167" calcext:value-type="string">
            <text:p>20167</text:p>
          </table:table-cell>
          <table:table-cell table:formula="of:=DATE([.L278];[.K278];-1)" office:value-type="date" office:date-value="2016-06-29" calcext:value-type="date">
            <text:p>06/29/16</text:p>
          </table:table-cell>
          <table:table-cell table:formula="of:=YEAR([.N278])&amp;MONTH([.N278])" office:value-type="string" office:string-value="20166" calcext:value-type="string">
            <text:p>201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QINGDAO</text:p>
          </table:table-cell>
          <table:table-cell office:value-type="string" calcext:value-type="string">
            <text:p>I-Knitwear</text:p>
          </table:table-cell>
          <table:table-cell office:value-type="date" office:date-value="2016-07-26" calcext:value-type="date">
            <text:p>26-Jul-16</text:p>
          </table:table-cell>
          <table:table-cell office:value-type="float" office:value="22384" calcext:value-type="float">
            <text:p>22,384</text:p>
          </table:table-cell>
          <table:table-cell table:formula="of:=IF([.B279]&lt;&gt;[.B278];1;0)" office:value-type="float" office:value="0" calcext:value-type="float">
            <text:p>0</text:p>
          </table:table-cell>
          <table:table-cell table:formula="of:=IF([.E279]=0;[.D278];&quot;&quot;)" office:value-type="float" office:value="35699" calcext:value-type="float">
            <text:p>35,699</text:p>
          </table:table-cell>
          <table:table-cell table:formula="of:=IF([.E279]=0;[.C279]-[.C278];&quot;&quot;)" office:value-type="float" office:value="9" calcext:value-type="float">
            <text:p>9</text:p>
          </table:table-cell>
          <table:table-cell table:formula="of:=WEEKNUM([.C279])" office:value-type="float" office:value="31" calcext:value-type="float">
            <text:p>31</text:p>
          </table:table-cell>
          <table:table-cell table:formula="of:=WEEKDAY([.C279])" office:value-type="float" office:value="3" calcext:value-type="float">
            <text:p>3</text:p>
          </table:table-cell>
          <table:table-cell table:formula="of:=ROUNDUP([.K279]/12*4)" office:value-type="float" office:value="3" calcext:value-type="float">
            <text:p>3</text:p>
          </table:table-cell>
          <table:table-cell table:formula="of:=MONTH([.C279])" office:value-type="float" office:value="7" calcext:value-type="float">
            <text:p>7</text:p>
          </table:table-cell>
          <table:table-cell table:formula="of:=YEAR([.C279])" office:value-type="float" office:value="2016" calcext:value-type="float">
            <text:p>2016</text:p>
          </table:table-cell>
          <table:table-cell table:formula="of:=[.L279]&amp;[.K279]" office:value-type="string" office:string-value="20167" calcext:value-type="string">
            <text:p>20167</text:p>
          </table:table-cell>
          <table:table-cell table:formula="of:=DATE([.L279];[.K279];-1)" office:value-type="date" office:date-value="2016-06-29" calcext:value-type="date">
            <text:p>06/29/16</text:p>
          </table:table-cell>
          <table:table-cell table:formula="of:=YEAR([.N279])&amp;MONTH([.N279])" office:value-type="string" office:string-value="20166" calcext:value-type="string">
            <text:p>201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QINGDAO</text:p>
          </table:table-cell>
          <table:table-cell office:value-type="string" calcext:value-type="string">
            <text:p>I-Knitwear</text:p>
          </table:table-cell>
          <table:table-cell office:value-type="date" office:date-value="2016-08-02" calcext:value-type="date">
            <text:p>2-Aug-16</text:p>
          </table:table-cell>
          <table:table-cell office:value-type="float" office:value="24882" calcext:value-type="float">
            <text:p>24,882</text:p>
          </table:table-cell>
          <table:table-cell table:formula="of:=IF([.B280]&lt;&gt;[.B279];1;0)" office:value-type="float" office:value="0" calcext:value-type="float">
            <text:p>0</text:p>
          </table:table-cell>
          <table:table-cell table:formula="of:=IF([.E280]=0;[.D279];&quot;&quot;)" office:value-type="float" office:value="22384" calcext:value-type="float">
            <text:p>22,384</text:p>
          </table:table-cell>
          <table:table-cell table:formula="of:=IF([.E280]=0;[.C280]-[.C279];&quot;&quot;)" office:value-type="float" office:value="7" calcext:value-type="float">
            <text:p>7</text:p>
          </table:table-cell>
          <table:table-cell table:formula="of:=WEEKNUM([.C280])" office:value-type="float" office:value="32" calcext:value-type="float">
            <text:p>32</text:p>
          </table:table-cell>
          <table:table-cell table:formula="of:=WEEKDAY([.C280])" office:value-type="float" office:value="3" calcext:value-type="float">
            <text:p>3</text:p>
          </table:table-cell>
          <table:table-cell table:formula="of:=ROUNDUP([.K280]/12*4)" office:value-type="float" office:value="3" calcext:value-type="float">
            <text:p>3</text:p>
          </table:table-cell>
          <table:table-cell table:formula="of:=MONTH([.C280])" office:value-type="float" office:value="8" calcext:value-type="float">
            <text:p>8</text:p>
          </table:table-cell>
          <table:table-cell table:formula="of:=YEAR([.C280])" office:value-type="float" office:value="2016" calcext:value-type="float">
            <text:p>2016</text:p>
          </table:table-cell>
          <table:table-cell table:formula="of:=[.L280]&amp;[.K280]" office:value-type="string" office:string-value="20168" calcext:value-type="string">
            <text:p>20168</text:p>
          </table:table-cell>
          <table:table-cell table:formula="of:=DATE([.L280];[.K280];-1)" office:value-type="date" office:date-value="2016-07-30" calcext:value-type="date">
            <text:p>07/30/16</text:p>
          </table:table-cell>
          <table:table-cell table:formula="of:=YEAR([.N280])&amp;MONTH([.N280])" office:value-type="string" office:string-value="20167" calcext:value-type="string">
            <text:p>201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QINGDAO</text:p>
          </table:table-cell>
          <table:table-cell office:value-type="string" calcext:value-type="string">
            <text:p>I-Knitwear</text:p>
          </table:table-cell>
          <table:table-cell office:value-type="date" office:date-value="2016-08-07" calcext:value-type="date">
            <text:p>7-Aug-16</text:p>
          </table:table-cell>
          <table:table-cell office:value-type="float" office:value="9893" calcext:value-type="float">
            <text:p>9,893</text:p>
          </table:table-cell>
          <table:table-cell table:formula="of:=IF([.B281]&lt;&gt;[.B280];1;0)" office:value-type="float" office:value="0" calcext:value-type="float">
            <text:p>0</text:p>
          </table:table-cell>
          <table:table-cell table:formula="of:=IF([.E281]=0;[.D280];&quot;&quot;)" office:value-type="float" office:value="24882" calcext:value-type="float">
            <text:p>24,882</text:p>
          </table:table-cell>
          <table:table-cell table:formula="of:=IF([.E281]=0;[.C281]-[.C280];&quot;&quot;)" office:value-type="float" office:value="5" calcext:value-type="float">
            <text:p>5</text:p>
          </table:table-cell>
          <table:table-cell table:formula="of:=WEEKNUM([.C281])" office:value-type="float" office:value="33" calcext:value-type="float">
            <text:p>33</text:p>
          </table:table-cell>
          <table:table-cell table:formula="of:=WEEKDAY([.C281])" office:value-type="float" office:value="1" calcext:value-type="float">
            <text:p>1</text:p>
          </table:table-cell>
          <table:table-cell table:formula="of:=ROUNDUP([.K281]/12*4)" office:value-type="float" office:value="3" calcext:value-type="float">
            <text:p>3</text:p>
          </table:table-cell>
          <table:table-cell table:formula="of:=MONTH([.C281])" office:value-type="float" office:value="8" calcext:value-type="float">
            <text:p>8</text:p>
          </table:table-cell>
          <table:table-cell table:formula="of:=YEAR([.C281])" office:value-type="float" office:value="2016" calcext:value-type="float">
            <text:p>2016</text:p>
          </table:table-cell>
          <table:table-cell table:formula="of:=[.L281]&amp;[.K281]" office:value-type="string" office:string-value="20168" calcext:value-type="string">
            <text:p>20168</text:p>
          </table:table-cell>
          <table:table-cell table:formula="of:=DATE([.L281];[.K281];-1)" office:value-type="date" office:date-value="2016-07-30" calcext:value-type="date">
            <text:p>07/30/16</text:p>
          </table:table-cell>
          <table:table-cell table:formula="of:=YEAR([.N281])&amp;MONTH([.N281])" office:value-type="string" office:string-value="20167" calcext:value-type="string">
            <text:p>201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QINGDAO</text:p>
          </table:table-cell>
          <table:table-cell office:value-type="string" calcext:value-type="string">
            <text:p>I-Knitwear</text:p>
          </table:table-cell>
          <table:table-cell office:value-type="date" office:date-value="2016-08-09" calcext:value-type="date">
            <text:p>9-Aug-16</text:p>
          </table:table-cell>
          <table:table-cell office:value-type="float" office:value="32240" calcext:value-type="float">
            <text:p>32,240</text:p>
          </table:table-cell>
          <table:table-cell table:formula="of:=IF([.B282]&lt;&gt;[.B281];1;0)" office:value-type="float" office:value="0" calcext:value-type="float">
            <text:p>0</text:p>
          </table:table-cell>
          <table:table-cell table:formula="of:=IF([.E282]=0;[.D281];&quot;&quot;)" office:value-type="float" office:value="9893" calcext:value-type="float">
            <text:p>9,893</text:p>
          </table:table-cell>
          <table:table-cell table:formula="of:=IF([.E282]=0;[.C282]-[.C281];&quot;&quot;)" office:value-type="float" office:value="2" calcext:value-type="float">
            <text:p>2</text:p>
          </table:table-cell>
          <table:table-cell table:formula="of:=WEEKNUM([.C282])" office:value-type="float" office:value="33" calcext:value-type="float">
            <text:p>33</text:p>
          </table:table-cell>
          <table:table-cell table:formula="of:=WEEKDAY([.C282])" office:value-type="float" office:value="3" calcext:value-type="float">
            <text:p>3</text:p>
          </table:table-cell>
          <table:table-cell table:formula="of:=ROUNDUP([.K282]/12*4)" office:value-type="float" office:value="3" calcext:value-type="float">
            <text:p>3</text:p>
          </table:table-cell>
          <table:table-cell table:formula="of:=MONTH([.C282])" office:value-type="float" office:value="8" calcext:value-type="float">
            <text:p>8</text:p>
          </table:table-cell>
          <table:table-cell table:formula="of:=YEAR([.C282])" office:value-type="float" office:value="2016" calcext:value-type="float">
            <text:p>2016</text:p>
          </table:table-cell>
          <table:table-cell table:formula="of:=[.L282]&amp;[.K282]" office:value-type="string" office:string-value="20168" calcext:value-type="string">
            <text:p>20168</text:p>
          </table:table-cell>
          <table:table-cell table:formula="of:=DATE([.L282];[.K282];-1)" office:value-type="date" office:date-value="2016-07-30" calcext:value-type="date">
            <text:p>07/30/16</text:p>
          </table:table-cell>
          <table:table-cell table:formula="of:=YEAR([.N282])&amp;MONTH([.N282])" office:value-type="string" office:string-value="20167" calcext:value-type="string">
            <text:p>201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QINGDAO</text:p>
          </table:table-cell>
          <table:table-cell office:value-type="string" calcext:value-type="string">
            <text:p>I-Knitwear</text:p>
          </table:table-cell>
          <table:table-cell office:value-type="date" office:date-value="2016-08-21" calcext:value-type="date">
            <text:p>21-Aug-16</text:p>
          </table:table-cell>
          <table:table-cell office:value-type="float" office:value="4447" calcext:value-type="float">
            <text:p>4,447</text:p>
          </table:table-cell>
          <table:table-cell table:formula="of:=IF([.B283]&lt;&gt;[.B282];1;0)" office:value-type="float" office:value="0" calcext:value-type="float">
            <text:p>0</text:p>
          </table:table-cell>
          <table:table-cell table:formula="of:=IF([.E283]=0;[.D282];&quot;&quot;)" office:value-type="float" office:value="32240" calcext:value-type="float">
            <text:p>32,240</text:p>
          </table:table-cell>
          <table:table-cell table:formula="of:=IF([.E283]=0;[.C283]-[.C282];&quot;&quot;)" office:value-type="float" office:value="12" calcext:value-type="float">
            <text:p>12</text:p>
          </table:table-cell>
          <table:table-cell table:formula="of:=WEEKNUM([.C283])" office:value-type="float" office:value="35" calcext:value-type="float">
            <text:p>35</text:p>
          </table:table-cell>
          <table:table-cell table:formula="of:=WEEKDAY([.C283])" office:value-type="float" office:value="1" calcext:value-type="float">
            <text:p>1</text:p>
          </table:table-cell>
          <table:table-cell table:formula="of:=ROUNDUP([.K283]/12*4)" office:value-type="float" office:value="3" calcext:value-type="float">
            <text:p>3</text:p>
          </table:table-cell>
          <table:table-cell table:formula="of:=MONTH([.C283])" office:value-type="float" office:value="8" calcext:value-type="float">
            <text:p>8</text:p>
          </table:table-cell>
          <table:table-cell table:formula="of:=YEAR([.C283])" office:value-type="float" office:value="2016" calcext:value-type="float">
            <text:p>2016</text:p>
          </table:table-cell>
          <table:table-cell table:formula="of:=[.L283]&amp;[.K283]" office:value-type="string" office:string-value="20168" calcext:value-type="string">
            <text:p>20168</text:p>
          </table:table-cell>
          <table:table-cell table:formula="of:=DATE([.L283];[.K283];-1)" office:value-type="date" office:date-value="2016-07-30" calcext:value-type="date">
            <text:p>07/30/16</text:p>
          </table:table-cell>
          <table:table-cell table:formula="of:=YEAR([.N283])&amp;MONTH([.N283])" office:value-type="string" office:string-value="20167" calcext:value-type="string">
            <text:p>201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QINGDAO</text:p>
          </table:table-cell>
          <table:table-cell office:value-type="string" calcext:value-type="string">
            <text:p>I-Knitwear</text:p>
          </table:table-cell>
          <table:table-cell office:value-type="date" office:date-value="2016-08-24" calcext:value-type="date">
            <text:p>24-Aug-16</text:p>
          </table:table-cell>
          <table:table-cell office:value-type="float" office:value="45448" calcext:value-type="float">
            <text:p>45,448</text:p>
          </table:table-cell>
          <table:table-cell table:formula="of:=IF([.B284]&lt;&gt;[.B283];1;0)" office:value-type="float" office:value="0" calcext:value-type="float">
            <text:p>0</text:p>
          </table:table-cell>
          <table:table-cell table:formula="of:=IF([.E284]=0;[.D283];&quot;&quot;)" office:value-type="float" office:value="4447" calcext:value-type="float">
            <text:p>4,447</text:p>
          </table:table-cell>
          <table:table-cell table:formula="of:=IF([.E284]=0;[.C284]-[.C283];&quot;&quot;)" office:value-type="float" office:value="3" calcext:value-type="float">
            <text:p>3</text:p>
          </table:table-cell>
          <table:table-cell table:formula="of:=WEEKNUM([.C284])" office:value-type="float" office:value="35" calcext:value-type="float">
            <text:p>35</text:p>
          </table:table-cell>
          <table:table-cell table:formula="of:=WEEKDAY([.C284])" office:value-type="float" office:value="4" calcext:value-type="float">
            <text:p>4</text:p>
          </table:table-cell>
          <table:table-cell table:formula="of:=ROUNDUP([.K284]/12*4)" office:value-type="float" office:value="3" calcext:value-type="float">
            <text:p>3</text:p>
          </table:table-cell>
          <table:table-cell table:formula="of:=MONTH([.C284])" office:value-type="float" office:value="8" calcext:value-type="float">
            <text:p>8</text:p>
          </table:table-cell>
          <table:table-cell table:formula="of:=YEAR([.C284])" office:value-type="float" office:value="2016" calcext:value-type="float">
            <text:p>2016</text:p>
          </table:table-cell>
          <table:table-cell table:formula="of:=[.L284]&amp;[.K284]" office:value-type="string" office:string-value="20168" calcext:value-type="string">
            <text:p>20168</text:p>
          </table:table-cell>
          <table:table-cell table:formula="of:=DATE([.L284];[.K284];-1)" office:value-type="date" office:date-value="2016-07-30" calcext:value-type="date">
            <text:p>07/30/16</text:p>
          </table:table-cell>
          <table:table-cell table:formula="of:=YEAR([.N284])&amp;MONTH([.N284])" office:value-type="string" office:string-value="20167" calcext:value-type="string">
            <text:p>201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QINGDAO</text:p>
          </table:table-cell>
          <table:table-cell office:value-type="string" calcext:value-type="string">
            <text:p>I-Knitwear</text:p>
          </table:table-cell>
          <table:table-cell office:value-type="date" office:date-value="2016-08-27" calcext:value-type="date">
            <text:p>27-Aug-16</text:p>
          </table:table-cell>
          <table:table-cell office:value-type="float" office:value="17128" calcext:value-type="float">
            <text:p>17,128</text:p>
          </table:table-cell>
          <table:table-cell table:formula="of:=IF([.B285]&lt;&gt;[.B284];1;0)" office:value-type="float" office:value="0" calcext:value-type="float">
            <text:p>0</text:p>
          </table:table-cell>
          <table:table-cell table:formula="of:=IF([.E285]=0;[.D284];&quot;&quot;)" office:value-type="float" office:value="45448" calcext:value-type="float">
            <text:p>45,448</text:p>
          </table:table-cell>
          <table:table-cell table:formula="of:=IF([.E285]=0;[.C285]-[.C284];&quot;&quot;)" office:value-type="float" office:value="3" calcext:value-type="float">
            <text:p>3</text:p>
          </table:table-cell>
          <table:table-cell table:formula="of:=WEEKNUM([.C285])" office:value-type="float" office:value="35" calcext:value-type="float">
            <text:p>35</text:p>
          </table:table-cell>
          <table:table-cell table:formula="of:=WEEKDAY([.C285])" office:value-type="float" office:value="7" calcext:value-type="float">
            <text:p>7</text:p>
          </table:table-cell>
          <table:table-cell table:formula="of:=ROUNDUP([.K285]/12*4)" office:value-type="float" office:value="3" calcext:value-type="float">
            <text:p>3</text:p>
          </table:table-cell>
          <table:table-cell table:formula="of:=MONTH([.C285])" office:value-type="float" office:value="8" calcext:value-type="float">
            <text:p>8</text:p>
          </table:table-cell>
          <table:table-cell table:formula="of:=YEAR([.C285])" office:value-type="float" office:value="2016" calcext:value-type="float">
            <text:p>2016</text:p>
          </table:table-cell>
          <table:table-cell table:formula="of:=[.L285]&amp;[.K285]" office:value-type="string" office:string-value="20168" calcext:value-type="string">
            <text:p>20168</text:p>
          </table:table-cell>
          <table:table-cell table:formula="of:=DATE([.L285];[.K285];-1)" office:value-type="date" office:date-value="2016-07-30" calcext:value-type="date">
            <text:p>07/30/16</text:p>
          </table:table-cell>
          <table:table-cell table:formula="of:=YEAR([.N285])&amp;MONTH([.N285])" office:value-type="string" office:string-value="20167" calcext:value-type="string">
            <text:p>201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QINGDAO</text:p>
          </table:table-cell>
          <table:table-cell office:value-type="string" calcext:value-type="string">
            <text:p>I-Knitwear</text:p>
          </table:table-cell>
          <table:table-cell office:value-type="date" office:date-value="2016-09-03" calcext:value-type="date">
            <text:p>3-Sep-16</text:p>
          </table:table-cell>
          <table:table-cell office:value-type="float" office:value="20624" calcext:value-type="float">
            <text:p>20,624</text:p>
          </table:table-cell>
          <table:table-cell table:formula="of:=IF([.B286]&lt;&gt;[.B285];1;0)" office:value-type="float" office:value="0" calcext:value-type="float">
            <text:p>0</text:p>
          </table:table-cell>
          <table:table-cell table:formula="of:=IF([.E286]=0;[.D285];&quot;&quot;)" office:value-type="float" office:value="17128" calcext:value-type="float">
            <text:p>17,128</text:p>
          </table:table-cell>
          <table:table-cell table:formula="of:=IF([.E286]=0;[.C286]-[.C285];&quot;&quot;)" office:value-type="float" office:value="7" calcext:value-type="float">
            <text:p>7</text:p>
          </table:table-cell>
          <table:table-cell table:formula="of:=WEEKNUM([.C286])" office:value-type="float" office:value="36" calcext:value-type="float">
            <text:p>36</text:p>
          </table:table-cell>
          <table:table-cell table:formula="of:=WEEKDAY([.C286])" office:value-type="float" office:value="7" calcext:value-type="float">
            <text:p>7</text:p>
          </table:table-cell>
          <table:table-cell table:formula="of:=ROUNDUP([.K286]/12*4)" office:value-type="float" office:value="3" calcext:value-type="float">
            <text:p>3</text:p>
          </table:table-cell>
          <table:table-cell table:formula="of:=MONTH([.C286])" office:value-type="float" office:value="9" calcext:value-type="float">
            <text:p>9</text:p>
          </table:table-cell>
          <table:table-cell table:formula="of:=YEAR([.C286])" office:value-type="float" office:value="2016" calcext:value-type="float">
            <text:p>2016</text:p>
          </table:table-cell>
          <table:table-cell table:formula="of:=[.L286]&amp;[.K286]" office:value-type="string" office:string-value="20169" calcext:value-type="string">
            <text:p>20169</text:p>
          </table:table-cell>
          <table:table-cell table:formula="of:=DATE([.L286];[.K286];-1)" office:value-type="date" office:date-value="2016-08-30" calcext:value-type="date">
            <text:p>08/30/16</text:p>
          </table:table-cell>
          <table:table-cell table:formula="of:=YEAR([.N286])&amp;MONTH([.N286])" office:value-type="string" office:string-value="20168" calcext:value-type="string">
            <text:p>201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QINGDAO</text:p>
          </table:table-cell>
          <table:table-cell office:value-type="string" calcext:value-type="string">
            <text:p>I-Knitwear</text:p>
          </table:table-cell>
          <table:table-cell office:value-type="date" office:date-value="2016-09-04" calcext:value-type="date">
            <text:p>4-Sep-16</text:p>
          </table:table-cell>
          <table:table-cell office:value-type="float" office:value="4016" calcext:value-type="float">
            <text:p>4,016</text:p>
          </table:table-cell>
          <table:table-cell table:formula="of:=IF([.B287]&lt;&gt;[.B286];1;0)" office:value-type="float" office:value="0" calcext:value-type="float">
            <text:p>0</text:p>
          </table:table-cell>
          <table:table-cell table:formula="of:=IF([.E287]=0;[.D286];&quot;&quot;)" office:value-type="float" office:value="20624" calcext:value-type="float">
            <text:p>20,624</text:p>
          </table:table-cell>
          <table:table-cell table:formula="of:=IF([.E287]=0;[.C287]-[.C286];&quot;&quot;)" office:value-type="float" office:value="1" calcext:value-type="float">
            <text:p>1</text:p>
          </table:table-cell>
          <table:table-cell table:formula="of:=WEEKNUM([.C287])" office:value-type="float" office:value="37" calcext:value-type="float">
            <text:p>37</text:p>
          </table:table-cell>
          <table:table-cell table:formula="of:=WEEKDAY([.C287])" office:value-type="float" office:value="1" calcext:value-type="float">
            <text:p>1</text:p>
          </table:table-cell>
          <table:table-cell table:formula="of:=ROUNDUP([.K287]/12*4)" office:value-type="float" office:value="3" calcext:value-type="float">
            <text:p>3</text:p>
          </table:table-cell>
          <table:table-cell table:formula="of:=MONTH([.C287])" office:value-type="float" office:value="9" calcext:value-type="float">
            <text:p>9</text:p>
          </table:table-cell>
          <table:table-cell table:formula="of:=YEAR([.C287])" office:value-type="float" office:value="2016" calcext:value-type="float">
            <text:p>2016</text:p>
          </table:table-cell>
          <table:table-cell table:formula="of:=[.L287]&amp;[.K287]" office:value-type="string" office:string-value="20169" calcext:value-type="string">
            <text:p>20169</text:p>
          </table:table-cell>
          <table:table-cell table:formula="of:=DATE([.L287];[.K287];-1)" office:value-type="date" office:date-value="2016-08-30" calcext:value-type="date">
            <text:p>08/30/16</text:p>
          </table:table-cell>
          <table:table-cell table:formula="of:=YEAR([.N287])&amp;MONTH([.N287])" office:value-type="string" office:string-value="20168" calcext:value-type="string">
            <text:p>201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QINGDAO</text:p>
          </table:table-cell>
          <table:table-cell office:value-type="string" calcext:value-type="string">
            <text:p>I-Knitwear</text:p>
          </table:table-cell>
          <table:table-cell office:value-type="date" office:date-value="2016-09-06" calcext:value-type="date">
            <text:p>6-Sep-16</text:p>
          </table:table-cell>
          <table:table-cell office:value-type="float" office:value="41676" calcext:value-type="float">
            <text:p>41,676</text:p>
          </table:table-cell>
          <table:table-cell table:formula="of:=IF([.B288]&lt;&gt;[.B287];1;0)" office:value-type="float" office:value="0" calcext:value-type="float">
            <text:p>0</text:p>
          </table:table-cell>
          <table:table-cell table:formula="of:=IF([.E288]=0;[.D287];&quot;&quot;)" office:value-type="float" office:value="4016" calcext:value-type="float">
            <text:p>4,016</text:p>
          </table:table-cell>
          <table:table-cell table:formula="of:=IF([.E288]=0;[.C288]-[.C287];&quot;&quot;)" office:value-type="float" office:value="2" calcext:value-type="float">
            <text:p>2</text:p>
          </table:table-cell>
          <table:table-cell table:formula="of:=WEEKNUM([.C288])" office:value-type="float" office:value="37" calcext:value-type="float">
            <text:p>37</text:p>
          </table:table-cell>
          <table:table-cell table:formula="of:=WEEKDAY([.C288])" office:value-type="float" office:value="3" calcext:value-type="float">
            <text:p>3</text:p>
          </table:table-cell>
          <table:table-cell table:formula="of:=ROUNDUP([.K288]/12*4)" office:value-type="float" office:value="3" calcext:value-type="float">
            <text:p>3</text:p>
          </table:table-cell>
          <table:table-cell table:formula="of:=MONTH([.C288])" office:value-type="float" office:value="9" calcext:value-type="float">
            <text:p>9</text:p>
          </table:table-cell>
          <table:table-cell table:formula="of:=YEAR([.C288])" office:value-type="float" office:value="2016" calcext:value-type="float">
            <text:p>2016</text:p>
          </table:table-cell>
          <table:table-cell table:formula="of:=[.L288]&amp;[.K288]" office:value-type="string" office:string-value="20169" calcext:value-type="string">
            <text:p>20169</text:p>
          </table:table-cell>
          <table:table-cell table:formula="of:=DATE([.L288];[.K288];-1)" office:value-type="date" office:date-value="2016-08-30" calcext:value-type="date">
            <text:p>08/30/16</text:p>
          </table:table-cell>
          <table:table-cell table:formula="of:=YEAR([.N288])&amp;MONTH([.N288])" office:value-type="string" office:string-value="20168" calcext:value-type="string">
            <text:p>201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QINGDAO</text:p>
          </table:table-cell>
          <table:table-cell office:value-type="string" calcext:value-type="string">
            <text:p>I-Knitwear</text:p>
          </table:table-cell>
          <table:table-cell office:value-type="date" office:date-value="2016-09-08" calcext:value-type="date">
            <text:p>8-Sep-16</text:p>
          </table:table-cell>
          <table:table-cell office:value-type="float" office:value="31434" calcext:value-type="float">
            <text:p>31,434</text:p>
          </table:table-cell>
          <table:table-cell table:formula="of:=IF([.B289]&lt;&gt;[.B288];1;0)" office:value-type="float" office:value="0" calcext:value-type="float">
            <text:p>0</text:p>
          </table:table-cell>
          <table:table-cell table:formula="of:=IF([.E289]=0;[.D288];&quot;&quot;)" office:value-type="float" office:value="41676" calcext:value-type="float">
            <text:p>41,676</text:p>
          </table:table-cell>
          <table:table-cell table:formula="of:=IF([.E289]=0;[.C289]-[.C288];&quot;&quot;)" office:value-type="float" office:value="2" calcext:value-type="float">
            <text:p>2</text:p>
          </table:table-cell>
          <table:table-cell table:formula="of:=WEEKNUM([.C289])" office:value-type="float" office:value="37" calcext:value-type="float">
            <text:p>37</text:p>
          </table:table-cell>
          <table:table-cell table:formula="of:=WEEKDAY([.C289])" office:value-type="float" office:value="5" calcext:value-type="float">
            <text:p>5</text:p>
          </table:table-cell>
          <table:table-cell table:formula="of:=ROUNDUP([.K289]/12*4)" office:value-type="float" office:value="3" calcext:value-type="float">
            <text:p>3</text:p>
          </table:table-cell>
          <table:table-cell table:formula="of:=MONTH([.C289])" office:value-type="float" office:value="9" calcext:value-type="float">
            <text:p>9</text:p>
          </table:table-cell>
          <table:table-cell table:formula="of:=YEAR([.C289])" office:value-type="float" office:value="2016" calcext:value-type="float">
            <text:p>2016</text:p>
          </table:table-cell>
          <table:table-cell table:formula="of:=[.L289]&amp;[.K289]" office:value-type="string" office:string-value="20169" calcext:value-type="string">
            <text:p>20169</text:p>
          </table:table-cell>
          <table:table-cell table:formula="of:=DATE([.L289];[.K289];-1)" office:value-type="date" office:date-value="2016-08-30" calcext:value-type="date">
            <text:p>08/30/16</text:p>
          </table:table-cell>
          <table:table-cell table:formula="of:=YEAR([.N289])&amp;MONTH([.N289])" office:value-type="string" office:string-value="20168" calcext:value-type="string">
            <text:p>201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QINGDAO</text:p>
          </table:table-cell>
          <table:table-cell office:value-type="string" calcext:value-type="string">
            <text:p>I-Knitwear</text:p>
          </table:table-cell>
          <table:table-cell office:value-type="date" office:date-value="2016-09-10" calcext:value-type="date">
            <text:p>10-Sep-16</text:p>
          </table:table-cell>
          <table:table-cell office:value-type="float" office:value="14712" calcext:value-type="float">
            <text:p>14,712</text:p>
          </table:table-cell>
          <table:table-cell table:formula="of:=IF([.B290]&lt;&gt;[.B289];1;0)" office:value-type="float" office:value="0" calcext:value-type="float">
            <text:p>0</text:p>
          </table:table-cell>
          <table:table-cell table:formula="of:=IF([.E290]=0;[.D289];&quot;&quot;)" office:value-type="float" office:value="31434" calcext:value-type="float">
            <text:p>31,434</text:p>
          </table:table-cell>
          <table:table-cell table:formula="of:=IF([.E290]=0;[.C290]-[.C289];&quot;&quot;)" office:value-type="float" office:value="2" calcext:value-type="float">
            <text:p>2</text:p>
          </table:table-cell>
          <table:table-cell table:formula="of:=WEEKNUM([.C290])" office:value-type="float" office:value="37" calcext:value-type="float">
            <text:p>37</text:p>
          </table:table-cell>
          <table:table-cell table:formula="of:=WEEKDAY([.C290])" office:value-type="float" office:value="7" calcext:value-type="float">
            <text:p>7</text:p>
          </table:table-cell>
          <table:table-cell table:formula="of:=ROUNDUP([.K290]/12*4)" office:value-type="float" office:value="3" calcext:value-type="float">
            <text:p>3</text:p>
          </table:table-cell>
          <table:table-cell table:formula="of:=MONTH([.C290])" office:value-type="float" office:value="9" calcext:value-type="float">
            <text:p>9</text:p>
          </table:table-cell>
          <table:table-cell table:formula="of:=YEAR([.C290])" office:value-type="float" office:value="2016" calcext:value-type="float">
            <text:p>2016</text:p>
          </table:table-cell>
          <table:table-cell table:formula="of:=[.L290]&amp;[.K290]" office:value-type="string" office:string-value="20169" calcext:value-type="string">
            <text:p>20169</text:p>
          </table:table-cell>
          <table:table-cell table:formula="of:=DATE([.L290];[.K290];-1)" office:value-type="date" office:date-value="2016-08-30" calcext:value-type="date">
            <text:p>08/30/16</text:p>
          </table:table-cell>
          <table:table-cell table:formula="of:=YEAR([.N290])&amp;MONTH([.N290])" office:value-type="string" office:string-value="20168" calcext:value-type="string">
            <text:p>201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QINGDAO</text:p>
          </table:table-cell>
          <table:table-cell office:value-type="string" calcext:value-type="string">
            <text:p>I-Knitwear</text:p>
          </table:table-cell>
          <table:table-cell office:value-type="date" office:date-value="2016-09-13" calcext:value-type="date">
            <text:p>13-Sep-16</text:p>
          </table:table-cell>
          <table:table-cell office:value-type="float" office:value="2648" calcext:value-type="float">
            <text:p>2,648</text:p>
          </table:table-cell>
          <table:table-cell table:formula="of:=IF([.B291]&lt;&gt;[.B290];1;0)" office:value-type="float" office:value="0" calcext:value-type="float">
            <text:p>0</text:p>
          </table:table-cell>
          <table:table-cell table:formula="of:=IF([.E291]=0;[.D290];&quot;&quot;)" office:value-type="float" office:value="14712" calcext:value-type="float">
            <text:p>14,712</text:p>
          </table:table-cell>
          <table:table-cell table:formula="of:=IF([.E291]=0;[.C291]-[.C290];&quot;&quot;)" office:value-type="float" office:value="3" calcext:value-type="float">
            <text:p>3</text:p>
          </table:table-cell>
          <table:table-cell table:formula="of:=WEEKNUM([.C291])" office:value-type="float" office:value="38" calcext:value-type="float">
            <text:p>38</text:p>
          </table:table-cell>
          <table:table-cell table:formula="of:=WEEKDAY([.C291])" office:value-type="float" office:value="3" calcext:value-type="float">
            <text:p>3</text:p>
          </table:table-cell>
          <table:table-cell table:formula="of:=ROUNDUP([.K291]/12*4)" office:value-type="float" office:value="3" calcext:value-type="float">
            <text:p>3</text:p>
          </table:table-cell>
          <table:table-cell table:formula="of:=MONTH([.C291])" office:value-type="float" office:value="9" calcext:value-type="float">
            <text:p>9</text:p>
          </table:table-cell>
          <table:table-cell table:formula="of:=YEAR([.C291])" office:value-type="float" office:value="2016" calcext:value-type="float">
            <text:p>2016</text:p>
          </table:table-cell>
          <table:table-cell table:formula="of:=[.L291]&amp;[.K291]" office:value-type="string" office:string-value="20169" calcext:value-type="string">
            <text:p>20169</text:p>
          </table:table-cell>
          <table:table-cell table:formula="of:=DATE([.L291];[.K291];-1)" office:value-type="date" office:date-value="2016-08-30" calcext:value-type="date">
            <text:p>08/30/16</text:p>
          </table:table-cell>
          <table:table-cell table:formula="of:=YEAR([.N291])&amp;MONTH([.N291])" office:value-type="string" office:string-value="20168" calcext:value-type="string">
            <text:p>201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QINGDAO</text:p>
          </table:table-cell>
          <table:table-cell office:value-type="string" calcext:value-type="string">
            <text:p>I-Knitwear</text:p>
          </table:table-cell>
          <table:table-cell office:value-type="date" office:date-value="2016-09-18" calcext:value-type="date">
            <text:p>18-Sep-16</text:p>
          </table:table-cell>
          <table:table-cell office:value-type="float" office:value="18964" calcext:value-type="float">
            <text:p>18,964</text:p>
          </table:table-cell>
          <table:table-cell table:formula="of:=IF([.B292]&lt;&gt;[.B291];1;0)" office:value-type="float" office:value="0" calcext:value-type="float">
            <text:p>0</text:p>
          </table:table-cell>
          <table:table-cell table:formula="of:=IF([.E292]=0;[.D291];&quot;&quot;)" office:value-type="float" office:value="2648" calcext:value-type="float">
            <text:p>2,648</text:p>
          </table:table-cell>
          <table:table-cell table:formula="of:=IF([.E292]=0;[.C292]-[.C291];&quot;&quot;)" office:value-type="float" office:value="5" calcext:value-type="float">
            <text:p>5</text:p>
          </table:table-cell>
          <table:table-cell table:formula="of:=WEEKNUM([.C292])" office:value-type="float" office:value="39" calcext:value-type="float">
            <text:p>39</text:p>
          </table:table-cell>
          <table:table-cell table:formula="of:=WEEKDAY([.C292])" office:value-type="float" office:value="1" calcext:value-type="float">
            <text:p>1</text:p>
          </table:table-cell>
          <table:table-cell table:formula="of:=ROUNDUP([.K292]/12*4)" office:value-type="float" office:value="3" calcext:value-type="float">
            <text:p>3</text:p>
          </table:table-cell>
          <table:table-cell table:formula="of:=MONTH([.C292])" office:value-type="float" office:value="9" calcext:value-type="float">
            <text:p>9</text:p>
          </table:table-cell>
          <table:table-cell table:formula="of:=YEAR([.C292])" office:value-type="float" office:value="2016" calcext:value-type="float">
            <text:p>2016</text:p>
          </table:table-cell>
          <table:table-cell table:formula="of:=[.L292]&amp;[.K292]" office:value-type="string" office:string-value="20169" calcext:value-type="string">
            <text:p>20169</text:p>
          </table:table-cell>
          <table:table-cell table:formula="of:=DATE([.L292];[.K292];-1)" office:value-type="date" office:date-value="2016-08-30" calcext:value-type="date">
            <text:p>08/30/16</text:p>
          </table:table-cell>
          <table:table-cell table:formula="of:=YEAR([.N292])&amp;MONTH([.N292])" office:value-type="string" office:string-value="20168" calcext:value-type="string">
            <text:p>201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QINGDAO</text:p>
          </table:table-cell>
          <table:table-cell office:value-type="string" calcext:value-type="string">
            <text:p>I-Knitwear</text:p>
          </table:table-cell>
          <table:table-cell office:value-type="date" office:date-value="2016-12-03" calcext:value-type="date">
            <text:p>3-Dec-16</text:p>
          </table:table-cell>
          <table:table-cell office:value-type="float" office:value="4274" calcext:value-type="float">
            <text:p>4,274</text:p>
          </table:table-cell>
          <table:table-cell table:formula="of:=IF([.B293]&lt;&gt;[.B292];1;0)" office:value-type="float" office:value="0" calcext:value-type="float">
            <text:p>0</text:p>
          </table:table-cell>
          <table:table-cell table:formula="of:=IF([.E293]=0;[.D292];&quot;&quot;)" office:value-type="float" office:value="18964" calcext:value-type="float">
            <text:p>18,964</text:p>
          </table:table-cell>
          <table:table-cell table:formula="of:=IF([.E293]=0;[.C293]-[.C292];&quot;&quot;)" office:value-type="float" office:value="76" calcext:value-type="float">
            <text:p>76</text:p>
          </table:table-cell>
          <table:table-cell table:formula="of:=WEEKNUM([.C293])" office:value-type="float" office:value="49" calcext:value-type="float">
            <text:p>49</text:p>
          </table:table-cell>
          <table:table-cell table:formula="of:=WEEKDAY([.C293])" office:value-type="float" office:value="7" calcext:value-type="float">
            <text:p>7</text:p>
          </table:table-cell>
          <table:table-cell table:formula="of:=ROUNDUP([.K293]/12*4)" office:value-type="float" office:value="4" calcext:value-type="float">
            <text:p>4</text:p>
          </table:table-cell>
          <table:table-cell table:formula="of:=MONTH([.C293])" office:value-type="float" office:value="12" calcext:value-type="float">
            <text:p>12</text:p>
          </table:table-cell>
          <table:table-cell table:formula="of:=YEAR([.C293])" office:value-type="float" office:value="2016" calcext:value-type="float">
            <text:p>2016</text:p>
          </table:table-cell>
          <table:table-cell table:formula="of:=[.L293]&amp;[.K293]" office:value-type="string" office:string-value="201612" calcext:value-type="string">
            <text:p>201612</text:p>
          </table:table-cell>
          <table:table-cell table:formula="of:=DATE([.L293];[.K293];-1)" office:value-type="date" office:date-value="2016-11-29" calcext:value-type="date">
            <text:p>11/29/16</text:p>
          </table:table-cell>
          <table:table-cell table:formula="of:=YEAR([.N293])&amp;MONTH([.N293])" office:value-type="string" office:string-value="201611" calcext:value-type="string">
            <text:p>2016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QINGDAO</text:p>
          </table:table-cell>
          <table:table-cell office:value-type="string" calcext:value-type="string">
            <text:p>I-Knitwear</text:p>
          </table:table-cell>
          <table:table-cell office:value-type="date" office:date-value="2016-12-11" calcext:value-type="date">
            <text:p>11-Dec-16</text:p>
          </table:table-cell>
          <table:table-cell office:value-type="float" office:value="33944" calcext:value-type="float">
            <text:p>33,944</text:p>
          </table:table-cell>
          <table:table-cell table:formula="of:=IF([.B294]&lt;&gt;[.B293];1;0)" office:value-type="float" office:value="0" calcext:value-type="float">
            <text:p>0</text:p>
          </table:table-cell>
          <table:table-cell table:formula="of:=IF([.E294]=0;[.D293];&quot;&quot;)" office:value-type="float" office:value="4274" calcext:value-type="float">
            <text:p>4,274</text:p>
          </table:table-cell>
          <table:table-cell table:formula="of:=IF([.E294]=0;[.C294]-[.C293];&quot;&quot;)" office:value-type="float" office:value="8" calcext:value-type="float">
            <text:p>8</text:p>
          </table:table-cell>
          <table:table-cell table:formula="of:=WEEKNUM([.C294])" office:value-type="float" office:value="51" calcext:value-type="float">
            <text:p>51</text:p>
          </table:table-cell>
          <table:table-cell table:formula="of:=WEEKDAY([.C294])" office:value-type="float" office:value="1" calcext:value-type="float">
            <text:p>1</text:p>
          </table:table-cell>
          <table:table-cell table:formula="of:=ROUNDUP([.K294]/12*4)" office:value-type="float" office:value="4" calcext:value-type="float">
            <text:p>4</text:p>
          </table:table-cell>
          <table:table-cell table:formula="of:=MONTH([.C294])" office:value-type="float" office:value="12" calcext:value-type="float">
            <text:p>12</text:p>
          </table:table-cell>
          <table:table-cell table:formula="of:=YEAR([.C294])" office:value-type="float" office:value="2016" calcext:value-type="float">
            <text:p>2016</text:p>
          </table:table-cell>
          <table:table-cell table:formula="of:=[.L294]&amp;[.K294]" office:value-type="string" office:string-value="201612" calcext:value-type="string">
            <text:p>201612</text:p>
          </table:table-cell>
          <table:table-cell table:formula="of:=DATE([.L294];[.K294];-1)" office:value-type="date" office:date-value="2016-11-29" calcext:value-type="date">
            <text:p>11/29/16</text:p>
          </table:table-cell>
          <table:table-cell table:formula="of:=YEAR([.N294])&amp;MONTH([.N294])" office:value-type="string" office:string-value="201611" calcext:value-type="string">
            <text:p>2016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QINGDAO</text:p>
          </table:table-cell>
          <table:table-cell office:value-type="string" calcext:value-type="string">
            <text:p>I-Knitwear</text:p>
          </table:table-cell>
          <table:table-cell office:value-type="date" office:date-value="2016-12-17" calcext:value-type="date">
            <text:p>17-Dec-16</text:p>
          </table:table-cell>
          <table:table-cell office:value-type="float" office:value="3835" calcext:value-type="float">
            <text:p>3,835</text:p>
          </table:table-cell>
          <table:table-cell table:formula="of:=IF([.B295]&lt;&gt;[.B294];1;0)" office:value-type="float" office:value="0" calcext:value-type="float">
            <text:p>0</text:p>
          </table:table-cell>
          <table:table-cell table:formula="of:=IF([.E295]=0;[.D294];&quot;&quot;)" office:value-type="float" office:value="33944" calcext:value-type="float">
            <text:p>33,944</text:p>
          </table:table-cell>
          <table:table-cell table:formula="of:=IF([.E295]=0;[.C295]-[.C294];&quot;&quot;)" office:value-type="float" office:value="6" calcext:value-type="float">
            <text:p>6</text:p>
          </table:table-cell>
          <table:table-cell table:formula="of:=WEEKNUM([.C295])" office:value-type="float" office:value="51" calcext:value-type="float">
            <text:p>51</text:p>
          </table:table-cell>
          <table:table-cell table:formula="of:=WEEKDAY([.C295])" office:value-type="float" office:value="7" calcext:value-type="float">
            <text:p>7</text:p>
          </table:table-cell>
          <table:table-cell table:formula="of:=ROUNDUP([.K295]/12*4)" office:value-type="float" office:value="4" calcext:value-type="float">
            <text:p>4</text:p>
          </table:table-cell>
          <table:table-cell table:formula="of:=MONTH([.C295])" office:value-type="float" office:value="12" calcext:value-type="float">
            <text:p>12</text:p>
          </table:table-cell>
          <table:table-cell table:formula="of:=YEAR([.C295])" office:value-type="float" office:value="2016" calcext:value-type="float">
            <text:p>2016</text:p>
          </table:table-cell>
          <table:table-cell table:formula="of:=[.L295]&amp;[.K295]" office:value-type="string" office:string-value="201612" calcext:value-type="string">
            <text:p>201612</text:p>
          </table:table-cell>
          <table:table-cell table:formula="of:=DATE([.L295];[.K295];-1)" office:value-type="date" office:date-value="2016-11-29" calcext:value-type="date">
            <text:p>11/29/16</text:p>
          </table:table-cell>
          <table:table-cell table:formula="of:=YEAR([.N295])&amp;MONTH([.N295])" office:value-type="string" office:string-value="201611" calcext:value-type="string">
            <text:p>2016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QINGDAO</text:p>
          </table:table-cell>
          <table:table-cell office:value-type="string" calcext:value-type="string">
            <text:p>I-Knitwear</text:p>
          </table:table-cell>
          <table:table-cell office:value-type="date" office:date-value="2016-12-27" calcext:value-type="date">
            <text:p>27-Dec-16</text:p>
          </table:table-cell>
          <table:table-cell office:value-type="float" office:value="13080" calcext:value-type="float">
            <text:p>13,080</text:p>
          </table:table-cell>
          <table:table-cell table:formula="of:=IF([.B296]&lt;&gt;[.B295];1;0)" office:value-type="float" office:value="0" calcext:value-type="float">
            <text:p>0</text:p>
          </table:table-cell>
          <table:table-cell table:formula="of:=IF([.E296]=0;[.D295];&quot;&quot;)" office:value-type="float" office:value="3835" calcext:value-type="float">
            <text:p>3,835</text:p>
          </table:table-cell>
          <table:table-cell table:formula="of:=IF([.E296]=0;[.C296]-[.C295];&quot;&quot;)" office:value-type="float" office:value="10" calcext:value-type="float">
            <text:p>10</text:p>
          </table:table-cell>
          <table:table-cell table:formula="of:=WEEKNUM([.C296])" office:value-type="float" office:value="53" calcext:value-type="float">
            <text:p>53</text:p>
          </table:table-cell>
          <table:table-cell table:formula="of:=WEEKDAY([.C296])" office:value-type="float" office:value="3" calcext:value-type="float">
            <text:p>3</text:p>
          </table:table-cell>
          <table:table-cell table:formula="of:=ROUNDUP([.K296]/12*4)" office:value-type="float" office:value="4" calcext:value-type="float">
            <text:p>4</text:p>
          </table:table-cell>
          <table:table-cell table:formula="of:=MONTH([.C296])" office:value-type="float" office:value="12" calcext:value-type="float">
            <text:p>12</text:p>
          </table:table-cell>
          <table:table-cell table:formula="of:=YEAR([.C296])" office:value-type="float" office:value="2016" calcext:value-type="float">
            <text:p>2016</text:p>
          </table:table-cell>
          <table:table-cell table:formula="of:=[.L296]&amp;[.K296]" office:value-type="string" office:string-value="201612" calcext:value-type="string">
            <text:p>201612</text:p>
          </table:table-cell>
          <table:table-cell table:formula="of:=DATE([.L296];[.K296];-1)" office:value-type="date" office:date-value="2016-11-29" calcext:value-type="date">
            <text:p>11/29/16</text:p>
          </table:table-cell>
          <table:table-cell table:formula="of:=YEAR([.N296])&amp;MONTH([.N296])" office:value-type="string" office:string-value="201611" calcext:value-type="string">
            <text:p>2016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QINGDAO</text:p>
          </table:table-cell>
          <table:table-cell office:value-type="string" calcext:value-type="string">
            <text:p>I-Knitwear</text:p>
          </table:table-cell>
          <table:table-cell office:value-type="date" office:date-value="2017-01-07" calcext:value-type="date">
            <text:p>7-Jan-17</text:p>
          </table:table-cell>
          <table:table-cell office:value-type="float" office:value="2983" calcext:value-type="float">
            <text:p>2,983</text:p>
          </table:table-cell>
          <table:table-cell table:formula="of:=IF([.B297]&lt;&gt;[.B296];1;0)" office:value-type="float" office:value="0" calcext:value-type="float">
            <text:p>0</text:p>
          </table:table-cell>
          <table:table-cell table:formula="of:=IF([.E297]=0;[.D296];&quot;&quot;)" office:value-type="float" office:value="13080" calcext:value-type="float">
            <text:p>13,080</text:p>
          </table:table-cell>
          <table:table-cell table:formula="of:=IF([.E297]=0;[.C297]-[.C296];&quot;&quot;)" office:value-type="float" office:value="11" calcext:value-type="float">
            <text:p>11</text:p>
          </table:table-cell>
          <table:table-cell table:formula="of:=WEEKNUM([.C297])" office:value-type="float" office:value="1" calcext:value-type="float">
            <text:p>1</text:p>
          </table:table-cell>
          <table:table-cell table:formula="of:=WEEKDAY([.C297])" office:value-type="float" office:value="7" calcext:value-type="float">
            <text:p>7</text:p>
          </table:table-cell>
          <table:table-cell table:formula="of:=ROUNDUP([.K297]/12*4)" office:value-type="float" office:value="1" calcext:value-type="float">
            <text:p>1</text:p>
          </table:table-cell>
          <table:table-cell table:formula="of:=MONTH([.C297])" office:value-type="float" office:value="1" calcext:value-type="float">
            <text:p>1</text:p>
          </table:table-cell>
          <table:table-cell table:formula="of:=YEAR([.C297])" office:value-type="float" office:value="2017" calcext:value-type="float">
            <text:p>2017</text:p>
          </table:table-cell>
          <table:table-cell table:formula="of:=[.L297]&amp;[.K297]" office:value-type="string" office:string-value="20171" calcext:value-type="string">
            <text:p>20171</text:p>
          </table:table-cell>
          <table:table-cell table:formula="of:=DATE([.L297];[.K297];-1)" office:value-type="date" office:date-value="2016-12-30" calcext:value-type="date">
            <text:p>12/30/16</text:p>
          </table:table-cell>
          <table:table-cell table:formula="of:=YEAR([.N297])&amp;MONTH([.N297])" office:value-type="string" office:string-value="201612" calcext:value-type="string">
            <text:p>2016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QINGDAO</text:p>
          </table:table-cell>
          <table:table-cell office:value-type="string" calcext:value-type="string">
            <text:p>I-Knitwear</text:p>
          </table:table-cell>
          <table:table-cell office:value-type="date" office:date-value="2017-01-08" calcext:value-type="date">
            <text:p>8-Jan-17</text:p>
          </table:table-cell>
          <table:table-cell office:value-type="float" office:value="10016" calcext:value-type="float">
            <text:p>10,016</text:p>
          </table:table-cell>
          <table:table-cell table:formula="of:=IF([.B298]&lt;&gt;[.B297];1;0)" office:value-type="float" office:value="0" calcext:value-type="float">
            <text:p>0</text:p>
          </table:table-cell>
          <table:table-cell table:formula="of:=IF([.E298]=0;[.D297];&quot;&quot;)" office:value-type="float" office:value="2983" calcext:value-type="float">
            <text:p>2,983</text:p>
          </table:table-cell>
          <table:table-cell table:formula="of:=IF([.E298]=0;[.C298]-[.C297];&quot;&quot;)" office:value-type="float" office:value="1" calcext:value-type="float">
            <text:p>1</text:p>
          </table:table-cell>
          <table:table-cell table:formula="of:=WEEKNUM([.C298])" office:value-type="float" office:value="2" calcext:value-type="float">
            <text:p>2</text:p>
          </table:table-cell>
          <table:table-cell table:formula="of:=WEEKDAY([.C298])" office:value-type="float" office:value="1" calcext:value-type="float">
            <text:p>1</text:p>
          </table:table-cell>
          <table:table-cell table:formula="of:=ROUNDUP([.K298]/12*4)" office:value-type="float" office:value="1" calcext:value-type="float">
            <text:p>1</text:p>
          </table:table-cell>
          <table:table-cell table:formula="of:=MONTH([.C298])" office:value-type="float" office:value="1" calcext:value-type="float">
            <text:p>1</text:p>
          </table:table-cell>
          <table:table-cell table:formula="of:=YEAR([.C298])" office:value-type="float" office:value="2017" calcext:value-type="float">
            <text:p>2017</text:p>
          </table:table-cell>
          <table:table-cell table:formula="of:=[.L298]&amp;[.K298]" office:value-type="string" office:string-value="20171" calcext:value-type="string">
            <text:p>20171</text:p>
          </table:table-cell>
          <table:table-cell table:formula="of:=DATE([.L298];[.K298];-1)" office:value-type="date" office:date-value="2016-12-30" calcext:value-type="date">
            <text:p>12/30/16</text:p>
          </table:table-cell>
          <table:table-cell table:formula="of:=YEAR([.N298])&amp;MONTH([.N298])" office:value-type="string" office:string-value="201612" calcext:value-type="string">
            <text:p>2016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QINGDAO</text:p>
          </table:table-cell>
          <table:table-cell office:value-type="string" calcext:value-type="string">
            <text:p>I-Knitwear</text:p>
          </table:table-cell>
          <table:table-cell office:value-type="date" office:date-value="2017-01-26" calcext:value-type="date">
            <text:p>26-Jan-17</text:p>
          </table:table-cell>
          <table:table-cell office:value-type="float" office:value="12373" calcext:value-type="float">
            <text:p>12,373</text:p>
          </table:table-cell>
          <table:table-cell table:formula="of:=IF([.B299]&lt;&gt;[.B298];1;0)" office:value-type="float" office:value="0" calcext:value-type="float">
            <text:p>0</text:p>
          </table:table-cell>
          <table:table-cell table:formula="of:=IF([.E299]=0;[.D298];&quot;&quot;)" office:value-type="float" office:value="10016" calcext:value-type="float">
            <text:p>10,016</text:p>
          </table:table-cell>
          <table:table-cell table:formula="of:=IF([.E299]=0;[.C299]-[.C298];&quot;&quot;)" office:value-type="float" office:value="18" calcext:value-type="float">
            <text:p>18</text:p>
          </table:table-cell>
          <table:table-cell table:formula="of:=WEEKNUM([.C299])" office:value-type="float" office:value="4" calcext:value-type="float">
            <text:p>4</text:p>
          </table:table-cell>
          <table:table-cell table:formula="of:=WEEKDAY([.C299])" office:value-type="float" office:value="5" calcext:value-type="float">
            <text:p>5</text:p>
          </table:table-cell>
          <table:table-cell table:formula="of:=ROUNDUP([.K299]/12*4)" office:value-type="float" office:value="1" calcext:value-type="float">
            <text:p>1</text:p>
          </table:table-cell>
          <table:table-cell table:formula="of:=MONTH([.C299])" office:value-type="float" office:value="1" calcext:value-type="float">
            <text:p>1</text:p>
          </table:table-cell>
          <table:table-cell table:formula="of:=YEAR([.C299])" office:value-type="float" office:value="2017" calcext:value-type="float">
            <text:p>2017</text:p>
          </table:table-cell>
          <table:table-cell table:formula="of:=[.L299]&amp;[.K299]" office:value-type="string" office:string-value="20171" calcext:value-type="string">
            <text:p>20171</text:p>
          </table:table-cell>
          <table:table-cell table:formula="of:=DATE([.L299];[.K299];-1)" office:value-type="date" office:date-value="2016-12-30" calcext:value-type="date">
            <text:p>12/30/16</text:p>
          </table:table-cell>
          <table:table-cell table:formula="of:=YEAR([.N299])&amp;MONTH([.N299])" office:value-type="string" office:string-value="201612" calcext:value-type="string">
            <text:p>2016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QINGDAO</text:p>
          </table:table-cell>
          <table:table-cell office:value-type="string" calcext:value-type="string">
            <text:p>M-Tops</text:p>
          </table:table-cell>
          <table:table-cell office:value-type="date" office:date-value="2016-08-24" calcext:value-type="date">
            <text:p>24-Aug-16</text:p>
          </table:table-cell>
          <table:table-cell office:value-type="float" office:value="1024" calcext:value-type="float">
            <text:p>1,024</text:p>
          </table:table-cell>
          <table:table-cell table:formula="of:=IF([.B300]&lt;&gt;[.B299];1;0)" office:value-type="float" office:value="1" calcext:value-type="float">
            <text:p>1</text:p>
          </table:table-cell>
          <table:table-cell table:style-name="Default" table:formula="of:=IF([.E300]=0;[.D299];&quot;&quot;)">
            <text:p/>
          </table:table-cell>
          <table:table-cell table:formula="of:=IF([.E300]=0;[.C300]-[.C299];&quot;&quot;)">
            <text:p/>
          </table:table-cell>
          <table:table-cell table:formula="of:=WEEKNUM([.C300])" office:value-type="float" office:value="35" calcext:value-type="float">
            <text:p>35</text:p>
          </table:table-cell>
          <table:table-cell table:formula="of:=WEEKDAY([.C300])" office:value-type="float" office:value="4" calcext:value-type="float">
            <text:p>4</text:p>
          </table:table-cell>
          <table:table-cell table:formula="of:=ROUNDUP([.K300]/12*4)" office:value-type="float" office:value="3" calcext:value-type="float">
            <text:p>3</text:p>
          </table:table-cell>
          <table:table-cell table:formula="of:=MONTH([.C300])" office:value-type="float" office:value="8" calcext:value-type="float">
            <text:p>8</text:p>
          </table:table-cell>
          <table:table-cell table:formula="of:=YEAR([.C300])" office:value-type="float" office:value="2016" calcext:value-type="float">
            <text:p>2016</text:p>
          </table:table-cell>
          <table:table-cell table:formula="of:=[.L300]&amp;[.K300]" office:value-type="string" office:string-value="20168" calcext:value-type="string">
            <text:p>20168</text:p>
          </table:table-cell>
          <table:table-cell table:formula="of:=DATE([.L300];[.K300];-1)" office:value-type="date" office:date-value="2016-07-30" calcext:value-type="date">
            <text:p>07/30/16</text:p>
          </table:table-cell>
          <table:table-cell table:formula="of:=YEAR([.N300])&amp;MONTH([.N300])" office:value-type="string" office:string-value="20167" calcext:value-type="string">
            <text:p>201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QINGDAO</text:p>
          </table:table-cell>
          <table:table-cell office:value-type="string" calcext:value-type="string">
            <text:p>M-Tops</text:p>
          </table:table-cell>
          <table:table-cell office:value-type="date" office:date-value="2016-12-03" calcext:value-type="date">
            <text:p>3-Dec-16</text:p>
          </table:table-cell>
          <table:table-cell office:value-type="float" office:value="3160" calcext:value-type="float">
            <text:p>3,160</text:p>
          </table:table-cell>
          <table:table-cell table:formula="of:=IF([.B301]&lt;&gt;[.B300];1;0)" office:value-type="float" office:value="0" calcext:value-type="float">
            <text:p>0</text:p>
          </table:table-cell>
          <table:table-cell table:formula="of:=IF([.E301]=0;[.D300];&quot;&quot;)" office:value-type="float" office:value="1024" calcext:value-type="float">
            <text:p>1,024</text:p>
          </table:table-cell>
          <table:table-cell table:formula="of:=IF([.E301]=0;[.C301]-[.C300];&quot;&quot;)" office:value-type="float" office:value="101" calcext:value-type="float">
            <text:p>101</text:p>
          </table:table-cell>
          <table:table-cell table:formula="of:=WEEKNUM([.C301])" office:value-type="float" office:value="49" calcext:value-type="float">
            <text:p>49</text:p>
          </table:table-cell>
          <table:table-cell table:formula="of:=WEEKDAY([.C301])" office:value-type="float" office:value="7" calcext:value-type="float">
            <text:p>7</text:p>
          </table:table-cell>
          <table:table-cell table:formula="of:=ROUNDUP([.K301]/12*4)" office:value-type="float" office:value="4" calcext:value-type="float">
            <text:p>4</text:p>
          </table:table-cell>
          <table:table-cell table:formula="of:=MONTH([.C301])" office:value-type="float" office:value="12" calcext:value-type="float">
            <text:p>12</text:p>
          </table:table-cell>
          <table:table-cell table:formula="of:=YEAR([.C301])" office:value-type="float" office:value="2016" calcext:value-type="float">
            <text:p>2016</text:p>
          </table:table-cell>
          <table:table-cell table:formula="of:=[.L301]&amp;[.K301]" office:value-type="string" office:string-value="201612" calcext:value-type="string">
            <text:p>201612</text:p>
          </table:table-cell>
          <table:table-cell table:formula="of:=DATE([.L301];[.K301];-1)" office:value-type="date" office:date-value="2016-11-29" calcext:value-type="date">
            <text:p>11/29/16</text:p>
          </table:table-cell>
          <table:table-cell table:formula="of:=YEAR([.N301])&amp;MONTH([.N301])" office:value-type="string" office:string-value="201611" calcext:value-type="string">
            <text:p>2016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QINGDAO</text:p>
          </table:table-cell>
          <table:table-cell office:value-type="string" calcext:value-type="string">
            <text:p>S-Shorts</text:p>
          </table:table-cell>
          <table:table-cell office:value-type="date" office:date-value="2017-01-17" calcext:value-type="date">
            <text:p>17-Jan-17</text:p>
          </table:table-cell>
          <table:table-cell office:value-type="float" office:value="2902" calcext:value-type="float">
            <text:p>2,902</text:p>
          </table:table-cell>
          <table:table-cell table:formula="of:=IF([.B302]&lt;&gt;[.B301];1;0)" office:value-type="float" office:value="1" calcext:value-type="float">
            <text:p>1</text:p>
          </table:table-cell>
          <table:table-cell table:style-name="Default" table:formula="of:=IF([.E302]=0;[.D301];&quot;&quot;)">
            <text:p/>
          </table:table-cell>
          <table:table-cell table:formula="of:=IF([.E302]=0;[.C302]-[.C301];&quot;&quot;)">
            <text:p/>
          </table:table-cell>
          <table:table-cell table:formula="of:=WEEKNUM([.C302])" office:value-type="float" office:value="3" calcext:value-type="float">
            <text:p>3</text:p>
          </table:table-cell>
          <table:table-cell table:formula="of:=WEEKDAY([.C302])" office:value-type="float" office:value="3" calcext:value-type="float">
            <text:p>3</text:p>
          </table:table-cell>
          <table:table-cell table:formula="of:=ROUNDUP([.K302]/12*4)" office:value-type="float" office:value="1" calcext:value-type="float">
            <text:p>1</text:p>
          </table:table-cell>
          <table:table-cell table:formula="of:=MONTH([.C302])" office:value-type="float" office:value="1" calcext:value-type="float">
            <text:p>1</text:p>
          </table:table-cell>
          <table:table-cell table:formula="of:=YEAR([.C302])" office:value-type="float" office:value="2017" calcext:value-type="float">
            <text:p>2017</text:p>
          </table:table-cell>
          <table:table-cell table:formula="of:=[.L302]&amp;[.K302]" office:value-type="string" office:string-value="20171" calcext:value-type="string">
            <text:p>20171</text:p>
          </table:table-cell>
          <table:table-cell table:formula="of:=DATE([.L302];[.K302];-1)" office:value-type="date" office:date-value="2016-12-30" calcext:value-type="date">
            <text:p>12/30/16</text:p>
          </table:table-cell>
          <table:table-cell table:formula="of:=YEAR([.N302])&amp;MONTH([.N302])" office:value-type="string" office:string-value="201612" calcext:value-type="string">
            <text:p>2016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QINGDAO</text:p>
          </table:table-cell>
          <table:table-cell office:value-type="string" calcext:value-type="string">
            <text:p>Y-Skirts</text:p>
          </table:table-cell>
          <table:table-cell office:value-type="date" office:date-value="2016-12-03" calcext:value-type="date">
            <text:p>3-Dec-16</text:p>
          </table:table-cell>
          <table:table-cell office:value-type="float" office:value="1292" calcext:value-type="float">
            <text:p>1,292</text:p>
          </table:table-cell>
          <table:table-cell table:formula="of:=IF([.B303]&lt;&gt;[.B302];1;0)" office:value-type="float" office:value="1" calcext:value-type="float">
            <text:p>1</text:p>
          </table:table-cell>
          <table:table-cell table:style-name="Default" table:formula="of:=IF([.E303]=0;[.D302];&quot;&quot;)">
            <text:p/>
          </table:table-cell>
          <table:table-cell table:formula="of:=IF([.E303]=0;[.C303]-[.C302];&quot;&quot;)">
            <text:p/>
          </table:table-cell>
          <table:table-cell table:formula="of:=WEEKNUM([.C303])" office:value-type="float" office:value="49" calcext:value-type="float">
            <text:p>49</text:p>
          </table:table-cell>
          <table:table-cell table:formula="of:=WEEKDAY([.C303])" office:value-type="float" office:value="7" calcext:value-type="float">
            <text:p>7</text:p>
          </table:table-cell>
          <table:table-cell table:formula="of:=ROUNDUP([.K303]/12*4)" office:value-type="float" office:value="4" calcext:value-type="float">
            <text:p>4</text:p>
          </table:table-cell>
          <table:table-cell table:formula="of:=MONTH([.C303])" office:value-type="float" office:value="12" calcext:value-type="float">
            <text:p>12</text:p>
          </table:table-cell>
          <table:table-cell table:formula="of:=YEAR([.C303])" office:value-type="float" office:value="2016" calcext:value-type="float">
            <text:p>2016</text:p>
          </table:table-cell>
          <table:table-cell table:formula="of:=[.L303]&amp;[.K303]" office:value-type="string" office:string-value="201612" calcext:value-type="string">
            <text:p>201612</text:p>
          </table:table-cell>
          <table:table-cell table:formula="of:=DATE([.L303];[.K303];-1)" office:value-type="date" office:date-value="2016-11-29" calcext:value-type="date">
            <text:p>11/29/16</text:p>
          </table:table-cell>
          <table:table-cell table:formula="of:=YEAR([.N303])&amp;MONTH([.N303])" office:value-type="string" office:string-value="201611" calcext:value-type="string">
            <text:p>2016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SHANGHAI</text:p>
          </table:table-cell>
          <table:table-cell office:value-type="string" calcext:value-type="string">
            <text:p>A-Accessories</text:p>
          </table:table-cell>
          <table:table-cell office:value-type="date" office:date-value="2016-09-06" calcext:value-type="date">
            <text:p>6-Sep-16</text:p>
          </table:table-cell>
          <table:table-cell office:value-type="float" office:value="1504" calcext:value-type="float">
            <text:p>1,504</text:p>
          </table:table-cell>
          <table:table-cell table:formula="of:=IF([.B304]&lt;&gt;[.B303];1;0)" office:value-type="float" office:value="1" calcext:value-type="float">
            <text:p>1</text:p>
          </table:table-cell>
          <table:table-cell table:style-name="Default" table:formula="of:=IF([.E304]=0;[.D303];&quot;&quot;)">
            <text:p/>
          </table:table-cell>
          <table:table-cell table:formula="of:=IF([.E304]=0;[.C304]-[.C303];&quot;&quot;)">
            <text:p/>
          </table:table-cell>
          <table:table-cell table:formula="of:=WEEKNUM([.C304])" office:value-type="float" office:value="37" calcext:value-type="float">
            <text:p>37</text:p>
          </table:table-cell>
          <table:table-cell table:formula="of:=WEEKDAY([.C304])" office:value-type="float" office:value="3" calcext:value-type="float">
            <text:p>3</text:p>
          </table:table-cell>
          <table:table-cell table:formula="of:=ROUNDUP([.K304]/12*4)" office:value-type="float" office:value="3" calcext:value-type="float">
            <text:p>3</text:p>
          </table:table-cell>
          <table:table-cell table:formula="of:=MONTH([.C304])" office:value-type="float" office:value="9" calcext:value-type="float">
            <text:p>9</text:p>
          </table:table-cell>
          <table:table-cell table:formula="of:=YEAR([.C304])" office:value-type="float" office:value="2016" calcext:value-type="float">
            <text:p>2016</text:p>
          </table:table-cell>
          <table:table-cell table:formula="of:=[.L304]&amp;[.K304]" office:value-type="string" office:string-value="20169" calcext:value-type="string">
            <text:p>20169</text:p>
          </table:table-cell>
          <table:table-cell table:formula="of:=DATE([.L304];[.K304];-1)" office:value-type="date" office:date-value="2016-08-30" calcext:value-type="date">
            <text:p>08/30/16</text:p>
          </table:table-cell>
          <table:table-cell table:formula="of:=YEAR([.N304])&amp;MONTH([.N304])" office:value-type="string" office:string-value="20168" calcext:value-type="string">
            <text:p>201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SHANGHAI</text:p>
          </table:table-cell>
          <table:table-cell office:value-type="string" calcext:value-type="string">
            <text:p>C-Trousers</text:p>
          </table:table-cell>
          <table:table-cell office:value-type="date" office:date-value="2016-04-03" calcext:value-type="date">
            <text:p>3-Apr-16</text:p>
          </table:table-cell>
          <table:table-cell office:value-type="float" office:value="4920" calcext:value-type="float">
            <text:p>4,920</text:p>
          </table:table-cell>
          <table:table-cell table:formula="of:=IF([.B305]&lt;&gt;[.B304];1;0)" office:value-type="float" office:value="1" calcext:value-type="float">
            <text:p>1</text:p>
          </table:table-cell>
          <table:table-cell table:style-name="Default" table:formula="of:=IF([.E305]=0;[.D304];&quot;&quot;)">
            <text:p/>
          </table:table-cell>
          <table:table-cell table:formula="of:=IF([.E305]=0;[.C305]-[.C304];&quot;&quot;)">
            <text:p/>
          </table:table-cell>
          <table:table-cell table:formula="of:=WEEKNUM([.C305])" office:value-type="float" office:value="15" calcext:value-type="float">
            <text:p>15</text:p>
          </table:table-cell>
          <table:table-cell table:formula="of:=WEEKDAY([.C305])" office:value-type="float" office:value="1" calcext:value-type="float">
            <text:p>1</text:p>
          </table:table-cell>
          <table:table-cell table:formula="of:=ROUNDUP([.K305]/12*4)" office:value-type="float" office:value="2" calcext:value-type="float">
            <text:p>2</text:p>
          </table:table-cell>
          <table:table-cell table:formula="of:=MONTH([.C305])" office:value-type="float" office:value="4" calcext:value-type="float">
            <text:p>4</text:p>
          </table:table-cell>
          <table:table-cell table:formula="of:=YEAR([.C305])" office:value-type="float" office:value="2016" calcext:value-type="float">
            <text:p>2016</text:p>
          </table:table-cell>
          <table:table-cell table:formula="of:=[.L305]&amp;[.K305]" office:value-type="string" office:string-value="20164" calcext:value-type="string">
            <text:p>20164</text:p>
          </table:table-cell>
          <table:table-cell table:formula="of:=DATE([.L305];[.K305];-1)" office:value-type="date" office:date-value="2016-03-30" calcext:value-type="date">
            <text:p>03/30/16</text:p>
          </table:table-cell>
          <table:table-cell table:formula="of:=YEAR([.N305])&amp;MONTH([.N305])" office:value-type="string" office:string-value="20163" calcext:value-type="string">
            <text:p>201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SHANGHAI</text:p>
          </table:table-cell>
          <table:table-cell office:value-type="string" calcext:value-type="string">
            <text:p>C-Trousers</text:p>
          </table:table-cell>
          <table:table-cell office:value-type="date" office:date-value="2016-05-15" calcext:value-type="date">
            <text:p>15-May-16</text:p>
          </table:table-cell>
          <table:table-cell office:value-type="float" office:value="3792" calcext:value-type="float">
            <text:p>3,792</text:p>
          </table:table-cell>
          <table:table-cell table:formula="of:=IF([.B306]&lt;&gt;[.B305];1;0)" office:value-type="float" office:value="0" calcext:value-type="float">
            <text:p>0</text:p>
          </table:table-cell>
          <table:table-cell table:formula="of:=IF([.E306]=0;[.D305];&quot;&quot;)" office:value-type="float" office:value="4920" calcext:value-type="float">
            <text:p>4,920</text:p>
          </table:table-cell>
          <table:table-cell table:formula="of:=IF([.E306]=0;[.C306]-[.C305];&quot;&quot;)" office:value-type="float" office:value="42" calcext:value-type="float">
            <text:p>42</text:p>
          </table:table-cell>
          <table:table-cell table:formula="of:=WEEKNUM([.C306])" office:value-type="float" office:value="21" calcext:value-type="float">
            <text:p>21</text:p>
          </table:table-cell>
          <table:table-cell table:formula="of:=WEEKDAY([.C306])" office:value-type="float" office:value="1" calcext:value-type="float">
            <text:p>1</text:p>
          </table:table-cell>
          <table:table-cell table:formula="of:=ROUNDUP([.K306]/12*4)" office:value-type="float" office:value="2" calcext:value-type="float">
            <text:p>2</text:p>
          </table:table-cell>
          <table:table-cell table:formula="of:=MONTH([.C306])" office:value-type="float" office:value="5" calcext:value-type="float">
            <text:p>5</text:p>
          </table:table-cell>
          <table:table-cell table:formula="of:=YEAR([.C306])" office:value-type="float" office:value="2016" calcext:value-type="float">
            <text:p>2016</text:p>
          </table:table-cell>
          <table:table-cell table:formula="of:=[.L306]&amp;[.K306]" office:value-type="string" office:string-value="20165" calcext:value-type="string">
            <text:p>20165</text:p>
          </table:table-cell>
          <table:table-cell table:formula="of:=DATE([.L306];[.K306];-1)" office:value-type="date" office:date-value="2016-04-29" calcext:value-type="date">
            <text:p>04/29/16</text:p>
          </table:table-cell>
          <table:table-cell table:formula="of:=YEAR([.N306])&amp;MONTH([.N306])" office:value-type="string" office:string-value="20164" calcext:value-type="string">
            <text:p>201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SHANGHAI</text:p>
          </table:table-cell>
          <table:table-cell office:value-type="string" calcext:value-type="string">
            <text:p>C-Trousers</text:p>
          </table:table-cell>
          <table:table-cell office:value-type="date" office:date-value="2016-06-28" calcext:value-type="date">
            <text:p>28-Jun-16</text:p>
          </table:table-cell>
          <table:table-cell office:value-type="float" office:value="6108" calcext:value-type="float">
            <text:p>6,108</text:p>
          </table:table-cell>
          <table:table-cell table:formula="of:=IF([.B307]&lt;&gt;[.B306];1;0)" office:value-type="float" office:value="0" calcext:value-type="float">
            <text:p>0</text:p>
          </table:table-cell>
          <table:table-cell table:formula="of:=IF([.E307]=0;[.D306];&quot;&quot;)" office:value-type="float" office:value="3792" calcext:value-type="float">
            <text:p>3,792</text:p>
          </table:table-cell>
          <table:table-cell table:formula="of:=IF([.E307]=0;[.C307]-[.C306];&quot;&quot;)" office:value-type="float" office:value="44" calcext:value-type="float">
            <text:p>44</text:p>
          </table:table-cell>
          <table:table-cell table:formula="of:=WEEKNUM([.C307])" office:value-type="float" office:value="27" calcext:value-type="float">
            <text:p>27</text:p>
          </table:table-cell>
          <table:table-cell table:formula="of:=WEEKDAY([.C307])" office:value-type="float" office:value="3" calcext:value-type="float">
            <text:p>3</text:p>
          </table:table-cell>
          <table:table-cell table:formula="of:=ROUNDUP([.K307]/12*4)" office:value-type="float" office:value="2" calcext:value-type="float">
            <text:p>2</text:p>
          </table:table-cell>
          <table:table-cell table:formula="of:=MONTH([.C307])" office:value-type="float" office:value="6" calcext:value-type="float">
            <text:p>6</text:p>
          </table:table-cell>
          <table:table-cell table:formula="of:=YEAR([.C307])" office:value-type="float" office:value="2016" calcext:value-type="float">
            <text:p>2016</text:p>
          </table:table-cell>
          <table:table-cell table:formula="of:=[.L307]&amp;[.K307]" office:value-type="string" office:string-value="20166" calcext:value-type="string">
            <text:p>20166</text:p>
          </table:table-cell>
          <table:table-cell table:formula="of:=DATE([.L307];[.K307];-1)" office:value-type="date" office:date-value="2016-05-30" calcext:value-type="date">
            <text:p>05/30/16</text:p>
          </table:table-cell>
          <table:table-cell table:formula="of:=YEAR([.N307])&amp;MONTH([.N307])" office:value-type="string" office:string-value="20165" calcext:value-type="string">
            <text:p>201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SHANGHAI</text:p>
          </table:table-cell>
          <table:table-cell office:value-type="string" calcext:value-type="string">
            <text:p>C-Trousers</text:p>
          </table:table-cell>
          <table:table-cell office:value-type="date" office:date-value="2016-07-13" calcext:value-type="date">
            <text:p>13-Jul-16</text:p>
          </table:table-cell>
          <table:table-cell office:value-type="float" office:value="15200" calcext:value-type="float">
            <text:p>15,200</text:p>
          </table:table-cell>
          <table:table-cell table:formula="of:=IF([.B308]&lt;&gt;[.B307];1;0)" office:value-type="float" office:value="0" calcext:value-type="float">
            <text:p>0</text:p>
          </table:table-cell>
          <table:table-cell table:formula="of:=IF([.E308]=0;[.D307];&quot;&quot;)" office:value-type="float" office:value="6108" calcext:value-type="float">
            <text:p>6,108</text:p>
          </table:table-cell>
          <table:table-cell table:formula="of:=IF([.E308]=0;[.C308]-[.C307];&quot;&quot;)" office:value-type="float" office:value="15" calcext:value-type="float">
            <text:p>15</text:p>
          </table:table-cell>
          <table:table-cell table:formula="of:=WEEKNUM([.C308])" office:value-type="float" office:value="29" calcext:value-type="float">
            <text:p>29</text:p>
          </table:table-cell>
          <table:table-cell table:formula="of:=WEEKDAY([.C308])" office:value-type="float" office:value="4" calcext:value-type="float">
            <text:p>4</text:p>
          </table:table-cell>
          <table:table-cell table:formula="of:=ROUNDUP([.K308]/12*4)" office:value-type="float" office:value="3" calcext:value-type="float">
            <text:p>3</text:p>
          </table:table-cell>
          <table:table-cell table:formula="of:=MONTH([.C308])" office:value-type="float" office:value="7" calcext:value-type="float">
            <text:p>7</text:p>
          </table:table-cell>
          <table:table-cell table:formula="of:=YEAR([.C308])" office:value-type="float" office:value="2016" calcext:value-type="float">
            <text:p>2016</text:p>
          </table:table-cell>
          <table:table-cell table:formula="of:=[.L308]&amp;[.K308]" office:value-type="string" office:string-value="20167" calcext:value-type="string">
            <text:p>20167</text:p>
          </table:table-cell>
          <table:table-cell table:formula="of:=DATE([.L308];[.K308];-1)" office:value-type="date" office:date-value="2016-06-29" calcext:value-type="date">
            <text:p>06/29/16</text:p>
          </table:table-cell>
          <table:table-cell table:formula="of:=YEAR([.N308])&amp;MONTH([.N308])" office:value-type="string" office:string-value="20166" calcext:value-type="string">
            <text:p>201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SHANGHAI</text:p>
          </table:table-cell>
          <table:table-cell office:value-type="string" calcext:value-type="string">
            <text:p>C-Trousers</text:p>
          </table:table-cell>
          <table:table-cell office:value-type="date" office:date-value="2016-08-09" calcext:value-type="date">
            <text:p>9-Aug-16</text:p>
          </table:table-cell>
          <table:table-cell office:value-type="float" office:value="1370" calcext:value-type="float">
            <text:p>1,370</text:p>
          </table:table-cell>
          <table:table-cell table:formula="of:=IF([.B309]&lt;&gt;[.B308];1;0)" office:value-type="float" office:value="0" calcext:value-type="float">
            <text:p>0</text:p>
          </table:table-cell>
          <table:table-cell table:formula="of:=IF([.E309]=0;[.D308];&quot;&quot;)" office:value-type="float" office:value="15200" calcext:value-type="float">
            <text:p>15,200</text:p>
          </table:table-cell>
          <table:table-cell table:formula="of:=IF([.E309]=0;[.C309]-[.C308];&quot;&quot;)" office:value-type="float" office:value="27" calcext:value-type="float">
            <text:p>27</text:p>
          </table:table-cell>
          <table:table-cell table:formula="of:=WEEKNUM([.C309])" office:value-type="float" office:value="33" calcext:value-type="float">
            <text:p>33</text:p>
          </table:table-cell>
          <table:table-cell table:formula="of:=WEEKDAY([.C309])" office:value-type="float" office:value="3" calcext:value-type="float">
            <text:p>3</text:p>
          </table:table-cell>
          <table:table-cell table:formula="of:=ROUNDUP([.K309]/12*4)" office:value-type="float" office:value="3" calcext:value-type="float">
            <text:p>3</text:p>
          </table:table-cell>
          <table:table-cell table:formula="of:=MONTH([.C309])" office:value-type="float" office:value="8" calcext:value-type="float">
            <text:p>8</text:p>
          </table:table-cell>
          <table:table-cell table:formula="of:=YEAR([.C309])" office:value-type="float" office:value="2016" calcext:value-type="float">
            <text:p>2016</text:p>
          </table:table-cell>
          <table:table-cell table:formula="of:=[.L309]&amp;[.K309]" office:value-type="string" office:string-value="20168" calcext:value-type="string">
            <text:p>20168</text:p>
          </table:table-cell>
          <table:table-cell table:formula="of:=DATE([.L309];[.K309];-1)" office:value-type="date" office:date-value="2016-07-30" calcext:value-type="date">
            <text:p>07/30/16</text:p>
          </table:table-cell>
          <table:table-cell table:formula="of:=YEAR([.N309])&amp;MONTH([.N309])" office:value-type="string" office:string-value="20167" calcext:value-type="string">
            <text:p>201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SHANGHAI</text:p>
          </table:table-cell>
          <table:table-cell office:value-type="string" calcext:value-type="string">
            <text:p>C-Trousers</text:p>
          </table:table-cell>
          <table:table-cell office:value-type="date" office:date-value="2016-08-10" calcext:value-type="date">
            <text:p>10-Aug-16</text:p>
          </table:table-cell>
          <table:table-cell office:value-type="float" office:value="1370" calcext:value-type="float">
            <text:p>1,370</text:p>
          </table:table-cell>
          <table:table-cell table:formula="of:=IF([.B310]&lt;&gt;[.B309];1;0)" office:value-type="float" office:value="0" calcext:value-type="float">
            <text:p>0</text:p>
          </table:table-cell>
          <table:table-cell table:formula="of:=IF([.E310]=0;[.D309];&quot;&quot;)" office:value-type="float" office:value="1370" calcext:value-type="float">
            <text:p>1,370</text:p>
          </table:table-cell>
          <table:table-cell table:formula="of:=IF([.E310]=0;[.C310]-[.C309];&quot;&quot;)" office:value-type="float" office:value="1" calcext:value-type="float">
            <text:p>1</text:p>
          </table:table-cell>
          <table:table-cell table:formula="of:=WEEKNUM([.C310])" office:value-type="float" office:value="33" calcext:value-type="float">
            <text:p>33</text:p>
          </table:table-cell>
          <table:table-cell table:formula="of:=WEEKDAY([.C310])" office:value-type="float" office:value="4" calcext:value-type="float">
            <text:p>4</text:p>
          </table:table-cell>
          <table:table-cell table:formula="of:=ROUNDUP([.K310]/12*4)" office:value-type="float" office:value="3" calcext:value-type="float">
            <text:p>3</text:p>
          </table:table-cell>
          <table:table-cell table:formula="of:=MONTH([.C310])" office:value-type="float" office:value="8" calcext:value-type="float">
            <text:p>8</text:p>
          </table:table-cell>
          <table:table-cell table:formula="of:=YEAR([.C310])" office:value-type="float" office:value="2016" calcext:value-type="float">
            <text:p>2016</text:p>
          </table:table-cell>
          <table:table-cell table:formula="of:=[.L310]&amp;[.K310]" office:value-type="string" office:string-value="20168" calcext:value-type="string">
            <text:p>20168</text:p>
          </table:table-cell>
          <table:table-cell table:formula="of:=DATE([.L310];[.K310];-1)" office:value-type="date" office:date-value="2016-07-30" calcext:value-type="date">
            <text:p>07/30/16</text:p>
          </table:table-cell>
          <table:table-cell table:formula="of:=YEAR([.N310])&amp;MONTH([.N310])" office:value-type="string" office:string-value="20167" calcext:value-type="string">
            <text:p>201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SHANGHAI</text:p>
          </table:table-cell>
          <table:table-cell office:value-type="string" calcext:value-type="string">
            <text:p>C-Trousers</text:p>
          </table:table-cell>
          <table:table-cell office:value-type="date" office:date-value="2016-08-24" calcext:value-type="date">
            <text:p>24-Aug-16</text:p>
          </table:table-cell>
          <table:table-cell office:value-type="float" office:value="8001" calcext:value-type="float">
            <text:p>8,001</text:p>
          </table:table-cell>
          <table:table-cell table:formula="of:=IF([.B311]&lt;&gt;[.B310];1;0)" office:value-type="float" office:value="0" calcext:value-type="float">
            <text:p>0</text:p>
          </table:table-cell>
          <table:table-cell table:formula="of:=IF([.E311]=0;[.D310];&quot;&quot;)" office:value-type="float" office:value="1370" calcext:value-type="float">
            <text:p>1,370</text:p>
          </table:table-cell>
          <table:table-cell table:formula="of:=IF([.E311]=0;[.C311]-[.C310];&quot;&quot;)" office:value-type="float" office:value="14" calcext:value-type="float">
            <text:p>14</text:p>
          </table:table-cell>
          <table:table-cell table:formula="of:=WEEKNUM([.C311])" office:value-type="float" office:value="35" calcext:value-type="float">
            <text:p>35</text:p>
          </table:table-cell>
          <table:table-cell table:formula="of:=WEEKDAY([.C311])" office:value-type="float" office:value="4" calcext:value-type="float">
            <text:p>4</text:p>
          </table:table-cell>
          <table:table-cell table:formula="of:=ROUNDUP([.K311]/12*4)" office:value-type="float" office:value="3" calcext:value-type="float">
            <text:p>3</text:p>
          </table:table-cell>
          <table:table-cell table:formula="of:=MONTH([.C311])" office:value-type="float" office:value="8" calcext:value-type="float">
            <text:p>8</text:p>
          </table:table-cell>
          <table:table-cell table:formula="of:=YEAR([.C311])" office:value-type="float" office:value="2016" calcext:value-type="float">
            <text:p>2016</text:p>
          </table:table-cell>
          <table:table-cell table:formula="of:=[.L311]&amp;[.K311]" office:value-type="string" office:string-value="20168" calcext:value-type="string">
            <text:p>20168</text:p>
          </table:table-cell>
          <table:table-cell table:formula="of:=DATE([.L311];[.K311];-1)" office:value-type="date" office:date-value="2016-07-30" calcext:value-type="date">
            <text:p>07/30/16</text:p>
          </table:table-cell>
          <table:table-cell table:formula="of:=YEAR([.N311])&amp;MONTH([.N311])" office:value-type="string" office:string-value="20167" calcext:value-type="string">
            <text:p>201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SHANGHAI</text:p>
          </table:table-cell>
          <table:table-cell office:value-type="string" calcext:value-type="string">
            <text:p>C-Trousers</text:p>
          </table:table-cell>
          <table:table-cell office:value-type="date" office:date-value="2016-09-06" calcext:value-type="date">
            <text:p>6-Sep-16</text:p>
          </table:table-cell>
          <table:table-cell office:value-type="float" office:value="10504" calcext:value-type="float">
            <text:p>10,504</text:p>
          </table:table-cell>
          <table:table-cell table:formula="of:=IF([.B312]&lt;&gt;[.B311];1;0)" office:value-type="float" office:value="0" calcext:value-type="float">
            <text:p>0</text:p>
          </table:table-cell>
          <table:table-cell table:formula="of:=IF([.E312]=0;[.D311];&quot;&quot;)" office:value-type="float" office:value="8001" calcext:value-type="float">
            <text:p>8,001</text:p>
          </table:table-cell>
          <table:table-cell table:formula="of:=IF([.E312]=0;[.C312]-[.C311];&quot;&quot;)" office:value-type="float" office:value="13" calcext:value-type="float">
            <text:p>13</text:p>
          </table:table-cell>
          <table:table-cell table:formula="of:=WEEKNUM([.C312])" office:value-type="float" office:value="37" calcext:value-type="float">
            <text:p>37</text:p>
          </table:table-cell>
          <table:table-cell table:formula="of:=WEEKDAY([.C312])" office:value-type="float" office:value="3" calcext:value-type="float">
            <text:p>3</text:p>
          </table:table-cell>
          <table:table-cell table:formula="of:=ROUNDUP([.K312]/12*4)" office:value-type="float" office:value="3" calcext:value-type="float">
            <text:p>3</text:p>
          </table:table-cell>
          <table:table-cell table:formula="of:=MONTH([.C312])" office:value-type="float" office:value="9" calcext:value-type="float">
            <text:p>9</text:p>
          </table:table-cell>
          <table:table-cell table:formula="of:=YEAR([.C312])" office:value-type="float" office:value="2016" calcext:value-type="float">
            <text:p>2016</text:p>
          </table:table-cell>
          <table:table-cell table:formula="of:=[.L312]&amp;[.K312]" office:value-type="string" office:string-value="20169" calcext:value-type="string">
            <text:p>20169</text:p>
          </table:table-cell>
          <table:table-cell table:formula="of:=DATE([.L312];[.K312];-1)" office:value-type="date" office:date-value="2016-08-30" calcext:value-type="date">
            <text:p>08/30/16</text:p>
          </table:table-cell>
          <table:table-cell table:formula="of:=YEAR([.N312])&amp;MONTH([.N312])" office:value-type="string" office:string-value="20168" calcext:value-type="string">
            <text:p>201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SHANGHAI</text:p>
          </table:table-cell>
          <table:table-cell office:value-type="string" calcext:value-type="string">
            <text:p>C-Trousers</text:p>
          </table:table-cell>
          <table:table-cell office:value-type="date" office:date-value="2016-09-20" calcext:value-type="date">
            <text:p>20-Sep-16</text:p>
          </table:table-cell>
          <table:table-cell office:value-type="float" office:value="3834" calcext:value-type="float">
            <text:p>3,834</text:p>
          </table:table-cell>
          <table:table-cell table:formula="of:=IF([.B313]&lt;&gt;[.B312];1;0)" office:value-type="float" office:value="0" calcext:value-type="float">
            <text:p>0</text:p>
          </table:table-cell>
          <table:table-cell table:formula="of:=IF([.E313]=0;[.D312];&quot;&quot;)" office:value-type="float" office:value="10504" calcext:value-type="float">
            <text:p>10,504</text:p>
          </table:table-cell>
          <table:table-cell table:formula="of:=IF([.E313]=0;[.C313]-[.C312];&quot;&quot;)" office:value-type="float" office:value="14" calcext:value-type="float">
            <text:p>14</text:p>
          </table:table-cell>
          <table:table-cell table:formula="of:=WEEKNUM([.C313])" office:value-type="float" office:value="39" calcext:value-type="float">
            <text:p>39</text:p>
          </table:table-cell>
          <table:table-cell table:formula="of:=WEEKDAY([.C313])" office:value-type="float" office:value="3" calcext:value-type="float">
            <text:p>3</text:p>
          </table:table-cell>
          <table:table-cell table:formula="of:=ROUNDUP([.K313]/12*4)" office:value-type="float" office:value="3" calcext:value-type="float">
            <text:p>3</text:p>
          </table:table-cell>
          <table:table-cell table:formula="of:=MONTH([.C313])" office:value-type="float" office:value="9" calcext:value-type="float">
            <text:p>9</text:p>
          </table:table-cell>
          <table:table-cell table:formula="of:=YEAR([.C313])" office:value-type="float" office:value="2016" calcext:value-type="float">
            <text:p>2016</text:p>
          </table:table-cell>
          <table:table-cell table:formula="of:=[.L313]&amp;[.K313]" office:value-type="string" office:string-value="20169" calcext:value-type="string">
            <text:p>20169</text:p>
          </table:table-cell>
          <table:table-cell table:formula="of:=DATE([.L313];[.K313];-1)" office:value-type="date" office:date-value="2016-08-30" calcext:value-type="date">
            <text:p>08/30/16</text:p>
          </table:table-cell>
          <table:table-cell table:formula="of:=YEAR([.N313])&amp;MONTH([.N313])" office:value-type="string" office:string-value="20168" calcext:value-type="string">
            <text:p>201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SHANGHAI</text:p>
          </table:table-cell>
          <table:table-cell office:value-type="string" calcext:value-type="string">
            <text:p>C-Trousers</text:p>
          </table:table-cell>
          <table:table-cell office:value-type="date" office:date-value="2016-11-29" calcext:value-type="date">
            <text:p>29-Nov-16</text:p>
          </table:table-cell>
          <table:table-cell office:value-type="float" office:value="1700" calcext:value-type="float">
            <text:p>1,700</text:p>
          </table:table-cell>
          <table:table-cell table:formula="of:=IF([.B314]&lt;&gt;[.B313];1;0)" office:value-type="float" office:value="0" calcext:value-type="float">
            <text:p>0</text:p>
          </table:table-cell>
          <table:table-cell table:formula="of:=IF([.E314]=0;[.D313];&quot;&quot;)" office:value-type="float" office:value="3834" calcext:value-type="float">
            <text:p>3,834</text:p>
          </table:table-cell>
          <table:table-cell table:formula="of:=IF([.E314]=0;[.C314]-[.C313];&quot;&quot;)" office:value-type="float" office:value="70" calcext:value-type="float">
            <text:p>70</text:p>
          </table:table-cell>
          <table:table-cell table:formula="of:=WEEKNUM([.C314])" office:value-type="float" office:value="49" calcext:value-type="float">
            <text:p>49</text:p>
          </table:table-cell>
          <table:table-cell table:formula="of:=WEEKDAY([.C314])" office:value-type="float" office:value="3" calcext:value-type="float">
            <text:p>3</text:p>
          </table:table-cell>
          <table:table-cell table:formula="of:=ROUNDUP([.K314]/12*4)" office:value-type="float" office:value="4" calcext:value-type="float">
            <text:p>4</text:p>
          </table:table-cell>
          <table:table-cell table:formula="of:=MONTH([.C314])" office:value-type="float" office:value="11" calcext:value-type="float">
            <text:p>11</text:p>
          </table:table-cell>
          <table:table-cell table:formula="of:=YEAR([.C314])" office:value-type="float" office:value="2016" calcext:value-type="float">
            <text:p>2016</text:p>
          </table:table-cell>
          <table:table-cell table:formula="of:=[.L314]&amp;[.K314]" office:value-type="string" office:string-value="201611" calcext:value-type="string">
            <text:p>201611</text:p>
          </table:table-cell>
          <table:table-cell table:formula="of:=DATE([.L314];[.K314];-1)" office:value-type="date" office:date-value="2016-10-30" calcext:value-type="date">
            <text:p>10/30/16</text:p>
          </table:table-cell>
          <table:table-cell table:formula="of:=YEAR([.N314])&amp;MONTH([.N314])" office:value-type="string" office:string-value="201610" calcext:value-type="string">
            <text:p>2016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SHANGHAI</text:p>
          </table:table-cell>
          <table:table-cell office:value-type="string" calcext:value-type="string">
            <text:p>C-Trousers</text:p>
          </table:table-cell>
          <table:table-cell office:value-type="date" office:date-value="2016-12-20" calcext:value-type="date">
            <text:p>20-Dec-16</text:p>
          </table:table-cell>
          <table:table-cell office:value-type="float" office:value="2290" calcext:value-type="float">
            <text:p>2,290</text:p>
          </table:table-cell>
          <table:table-cell table:formula="of:=IF([.B315]&lt;&gt;[.B314];1;0)" office:value-type="float" office:value="0" calcext:value-type="float">
            <text:p>0</text:p>
          </table:table-cell>
          <table:table-cell table:formula="of:=IF([.E315]=0;[.D314];&quot;&quot;)" office:value-type="float" office:value="1700" calcext:value-type="float">
            <text:p>1,700</text:p>
          </table:table-cell>
          <table:table-cell table:formula="of:=IF([.E315]=0;[.C315]-[.C314];&quot;&quot;)" office:value-type="float" office:value="21" calcext:value-type="float">
            <text:p>21</text:p>
          </table:table-cell>
          <table:table-cell table:formula="of:=WEEKNUM([.C315])" office:value-type="float" office:value="52" calcext:value-type="float">
            <text:p>52</text:p>
          </table:table-cell>
          <table:table-cell table:formula="of:=WEEKDAY([.C315])" office:value-type="float" office:value="3" calcext:value-type="float">
            <text:p>3</text:p>
          </table:table-cell>
          <table:table-cell table:formula="of:=ROUNDUP([.K315]/12*4)" office:value-type="float" office:value="4" calcext:value-type="float">
            <text:p>4</text:p>
          </table:table-cell>
          <table:table-cell table:formula="of:=MONTH([.C315])" office:value-type="float" office:value="12" calcext:value-type="float">
            <text:p>12</text:p>
          </table:table-cell>
          <table:table-cell table:formula="of:=YEAR([.C315])" office:value-type="float" office:value="2016" calcext:value-type="float">
            <text:p>2016</text:p>
          </table:table-cell>
          <table:table-cell table:formula="of:=[.L315]&amp;[.K315]" office:value-type="string" office:string-value="201612" calcext:value-type="string">
            <text:p>201612</text:p>
          </table:table-cell>
          <table:table-cell table:formula="of:=DATE([.L315];[.K315];-1)" office:value-type="date" office:date-value="2016-11-29" calcext:value-type="date">
            <text:p>11/29/16</text:p>
          </table:table-cell>
          <table:table-cell table:formula="of:=YEAR([.N315])&amp;MONTH([.N315])" office:value-type="string" office:string-value="201611" calcext:value-type="string">
            <text:p>2016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SHANGHAI</text:p>
          </table:table-cell>
          <table:table-cell office:value-type="string" calcext:value-type="string">
            <text:p>C-Trousers</text:p>
          </table:table-cell>
          <table:table-cell office:value-type="date" office:date-value="2017-01-22" calcext:value-type="date">
            <text:p>22-Jan-17</text:p>
          </table:table-cell>
          <table:table-cell office:value-type="float" office:value="4350" calcext:value-type="float">
            <text:p>4,350</text:p>
          </table:table-cell>
          <table:table-cell table:formula="of:=IF([.B316]&lt;&gt;[.B315];1;0)" office:value-type="float" office:value="0" calcext:value-type="float">
            <text:p>0</text:p>
          </table:table-cell>
          <table:table-cell table:formula="of:=IF([.E316]=0;[.D315];&quot;&quot;)" office:value-type="float" office:value="2290" calcext:value-type="float">
            <text:p>2,290</text:p>
          </table:table-cell>
          <table:table-cell table:formula="of:=IF([.E316]=0;[.C316]-[.C315];&quot;&quot;)" office:value-type="float" office:value="33" calcext:value-type="float">
            <text:p>33</text:p>
          </table:table-cell>
          <table:table-cell table:formula="of:=WEEKNUM([.C316])" office:value-type="float" office:value="4" calcext:value-type="float">
            <text:p>4</text:p>
          </table:table-cell>
          <table:table-cell table:formula="of:=WEEKDAY([.C316])" office:value-type="float" office:value="1" calcext:value-type="float">
            <text:p>1</text:p>
          </table:table-cell>
          <table:table-cell table:formula="of:=ROUNDUP([.K316]/12*4)" office:value-type="float" office:value="1" calcext:value-type="float">
            <text:p>1</text:p>
          </table:table-cell>
          <table:table-cell table:formula="of:=MONTH([.C316])" office:value-type="float" office:value="1" calcext:value-type="float">
            <text:p>1</text:p>
          </table:table-cell>
          <table:table-cell table:formula="of:=YEAR([.C316])" office:value-type="float" office:value="2017" calcext:value-type="float">
            <text:p>2017</text:p>
          </table:table-cell>
          <table:table-cell table:formula="of:=[.L316]&amp;[.K316]" office:value-type="string" office:string-value="20171" calcext:value-type="string">
            <text:p>20171</text:p>
          </table:table-cell>
          <table:table-cell table:formula="of:=DATE([.L316];[.K316];-1)" office:value-type="date" office:date-value="2016-12-30" calcext:value-type="date">
            <text:p>12/30/16</text:p>
          </table:table-cell>
          <table:table-cell table:formula="of:=YEAR([.N316])&amp;MONTH([.N316])" office:value-type="string" office:string-value="201612" calcext:value-type="string">
            <text:p>2016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SHANGHAI</text:p>
          </table:table-cell>
          <table:table-cell office:value-type="string" calcext:value-type="string">
            <text:p>C-Trousers</text:p>
          </table:table-cell>
          <table:table-cell office:value-type="date" office:date-value="2017-01-24" calcext:value-type="date">
            <text:p>24-Jan-17</text:p>
          </table:table-cell>
          <table:table-cell office:value-type="float" office:value="31275" calcext:value-type="float">
            <text:p>31,275</text:p>
          </table:table-cell>
          <table:table-cell table:formula="of:=IF([.B317]&lt;&gt;[.B316];1;0)" office:value-type="float" office:value="0" calcext:value-type="float">
            <text:p>0</text:p>
          </table:table-cell>
          <table:table-cell table:formula="of:=IF([.E317]=0;[.D316];&quot;&quot;)" office:value-type="float" office:value="4350" calcext:value-type="float">
            <text:p>4,350</text:p>
          </table:table-cell>
          <table:table-cell table:formula="of:=IF([.E317]=0;[.C317]-[.C316];&quot;&quot;)" office:value-type="float" office:value="2" calcext:value-type="float">
            <text:p>2</text:p>
          </table:table-cell>
          <table:table-cell table:formula="of:=WEEKNUM([.C317])" office:value-type="float" office:value="4" calcext:value-type="float">
            <text:p>4</text:p>
          </table:table-cell>
          <table:table-cell table:formula="of:=WEEKDAY([.C317])" office:value-type="float" office:value="3" calcext:value-type="float">
            <text:p>3</text:p>
          </table:table-cell>
          <table:table-cell table:formula="of:=ROUNDUP([.K317]/12*4)" office:value-type="float" office:value="1" calcext:value-type="float">
            <text:p>1</text:p>
          </table:table-cell>
          <table:table-cell table:formula="of:=MONTH([.C317])" office:value-type="float" office:value="1" calcext:value-type="float">
            <text:p>1</text:p>
          </table:table-cell>
          <table:table-cell table:formula="of:=YEAR([.C317])" office:value-type="float" office:value="2017" calcext:value-type="float">
            <text:p>2017</text:p>
          </table:table-cell>
          <table:table-cell table:formula="of:=[.L317]&amp;[.K317]" office:value-type="string" office:string-value="20171" calcext:value-type="string">
            <text:p>20171</text:p>
          </table:table-cell>
          <table:table-cell table:formula="of:=DATE([.L317];[.K317];-1)" office:value-type="date" office:date-value="2016-12-30" calcext:value-type="date">
            <text:p>12/30/16</text:p>
          </table:table-cell>
          <table:table-cell table:formula="of:=YEAR([.N317])&amp;MONTH([.N317])" office:value-type="string" office:string-value="201612" calcext:value-type="string">
            <text:p>2016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SHANGHAI</text:p>
          </table:table-cell>
          <table:table-cell office:value-type="string" calcext:value-type="string">
            <text:p>C-Trousers</text:p>
          </table:table-cell>
          <table:table-cell office:value-type="date" office:date-value="2017-02-01" calcext:value-type="date">
            <text:p>1-Feb-17</text:p>
          </table:table-cell>
          <table:table-cell office:value-type="float" office:value="17424" calcext:value-type="float">
            <text:p>17,424</text:p>
          </table:table-cell>
          <table:table-cell table:formula="of:=IF([.B318]&lt;&gt;[.B317];1;0)" office:value-type="float" office:value="0" calcext:value-type="float">
            <text:p>0</text:p>
          </table:table-cell>
          <table:table-cell table:formula="of:=IF([.E318]=0;[.D317];&quot;&quot;)" office:value-type="float" office:value="31275" calcext:value-type="float">
            <text:p>31,275</text:p>
          </table:table-cell>
          <table:table-cell table:formula="of:=IF([.E318]=0;[.C318]-[.C317];&quot;&quot;)" office:value-type="float" office:value="8" calcext:value-type="float">
            <text:p>8</text:p>
          </table:table-cell>
          <table:table-cell table:formula="of:=WEEKNUM([.C318])" office:value-type="float" office:value="5" calcext:value-type="float">
            <text:p>5</text:p>
          </table:table-cell>
          <table:table-cell table:formula="of:=WEEKDAY([.C318])" office:value-type="float" office:value="4" calcext:value-type="float">
            <text:p>4</text:p>
          </table:table-cell>
          <table:table-cell table:formula="of:=ROUNDUP([.K318]/12*4)" office:value-type="float" office:value="1" calcext:value-type="float">
            <text:p>1</text:p>
          </table:table-cell>
          <table:table-cell table:formula="of:=MONTH([.C318])" office:value-type="float" office:value="2" calcext:value-type="float">
            <text:p>2</text:p>
          </table:table-cell>
          <table:table-cell table:formula="of:=YEAR([.C318])" office:value-type="float" office:value="2017" calcext:value-type="float">
            <text:p>2017</text:p>
          </table:table-cell>
          <table:table-cell table:formula="of:=[.L318]&amp;[.K318]" office:value-type="string" office:string-value="20172" calcext:value-type="string">
            <text:p>20172</text:p>
          </table:table-cell>
          <table:table-cell table:formula="of:=DATE([.L318];[.K318];-1)" office:value-type="date" office:date-value="2017-01-30" calcext:value-type="date">
            <text:p>01/30/17</text:p>
          </table:table-cell>
          <table:table-cell table:formula="of:=YEAR([.N318])&amp;MONTH([.N318])" office:value-type="string" office:string-value="20171" calcext:value-type="string">
            <text:p>201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SHANGHAI</text:p>
          </table:table-cell>
          <table:table-cell office:value-type="string" calcext:value-type="string">
            <text:p>C-Trousers</text:p>
          </table:table-cell>
          <table:table-cell office:value-type="date" office:date-value="2017-03-14" calcext:value-type="date">
            <text:p>14-Mar-17</text:p>
          </table:table-cell>
          <table:table-cell office:value-type="float" office:value="1700" calcext:value-type="float">
            <text:p>1,700</text:p>
          </table:table-cell>
          <table:table-cell table:formula="of:=IF([.B319]&lt;&gt;[.B318];1;0)" office:value-type="float" office:value="0" calcext:value-type="float">
            <text:p>0</text:p>
          </table:table-cell>
          <table:table-cell table:formula="of:=IF([.E319]=0;[.D318];&quot;&quot;)" office:value-type="float" office:value="17424" calcext:value-type="float">
            <text:p>17,424</text:p>
          </table:table-cell>
          <table:table-cell table:formula="of:=IF([.E319]=0;[.C319]-[.C318];&quot;&quot;)" office:value-type="float" office:value="41" calcext:value-type="float">
            <text:p>41</text:p>
          </table:table-cell>
          <table:table-cell table:formula="of:=WEEKNUM([.C319])" office:value-type="float" office:value="11" calcext:value-type="float">
            <text:p>11</text:p>
          </table:table-cell>
          <table:table-cell table:formula="of:=WEEKDAY([.C319])" office:value-type="float" office:value="3" calcext:value-type="float">
            <text:p>3</text:p>
          </table:table-cell>
          <table:table-cell table:formula="of:=ROUNDUP([.K319]/12*4)" office:value-type="float" office:value="1" calcext:value-type="float">
            <text:p>1</text:p>
          </table:table-cell>
          <table:table-cell table:formula="of:=MONTH([.C319])" office:value-type="float" office:value="3" calcext:value-type="float">
            <text:p>3</text:p>
          </table:table-cell>
          <table:table-cell table:formula="of:=YEAR([.C319])" office:value-type="float" office:value="2017" calcext:value-type="float">
            <text:p>2017</text:p>
          </table:table-cell>
          <table:table-cell table:formula="of:=[.L319]&amp;[.K319]" office:value-type="string" office:string-value="20173" calcext:value-type="string">
            <text:p>20173</text:p>
          </table:table-cell>
          <table:table-cell table:formula="of:=DATE([.L319];[.K319];-1)" office:value-type="date" office:date-value="2017-02-27" calcext:value-type="date">
            <text:p>02/27/17</text:p>
          </table:table-cell>
          <table:table-cell table:formula="of:=YEAR([.N319])&amp;MONTH([.N319])" office:value-type="string" office:string-value="20172" calcext:value-type="string">
            <text:p>201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SHANGHAI</text:p>
          </table:table-cell>
          <table:table-cell office:value-type="string" calcext:value-type="string">
            <text:p>D-Jackets</text:p>
          </table:table-cell>
          <table:table-cell office:value-type="date" office:date-value="2016-04-17" calcext:value-type="date">
            <text:p>17-Apr-16</text:p>
          </table:table-cell>
          <table:table-cell office:value-type="float" office:value="1848" calcext:value-type="float">
            <text:p>1,848</text:p>
          </table:table-cell>
          <table:table-cell table:formula="of:=IF([.B320]&lt;&gt;[.B319];1;0)" office:value-type="float" office:value="1" calcext:value-type="float">
            <text:p>1</text:p>
          </table:table-cell>
          <table:table-cell table:style-name="Default" table:formula="of:=IF([.E320]=0;[.D319];&quot;&quot;)">
            <text:p/>
          </table:table-cell>
          <table:table-cell table:formula="of:=IF([.E320]=0;[.C320]-[.C319];&quot;&quot;)">
            <text:p/>
          </table:table-cell>
          <table:table-cell table:formula="of:=WEEKNUM([.C320])" office:value-type="float" office:value="17" calcext:value-type="float">
            <text:p>17</text:p>
          </table:table-cell>
          <table:table-cell table:formula="of:=WEEKDAY([.C320])" office:value-type="float" office:value="1" calcext:value-type="float">
            <text:p>1</text:p>
          </table:table-cell>
          <table:table-cell table:formula="of:=ROUNDUP([.K320]/12*4)" office:value-type="float" office:value="2" calcext:value-type="float">
            <text:p>2</text:p>
          </table:table-cell>
          <table:table-cell table:formula="of:=MONTH([.C320])" office:value-type="float" office:value="4" calcext:value-type="float">
            <text:p>4</text:p>
          </table:table-cell>
          <table:table-cell table:formula="of:=YEAR([.C320])" office:value-type="float" office:value="2016" calcext:value-type="float">
            <text:p>2016</text:p>
          </table:table-cell>
          <table:table-cell table:formula="of:=[.L320]&amp;[.K320]" office:value-type="string" office:string-value="20164" calcext:value-type="string">
            <text:p>20164</text:p>
          </table:table-cell>
          <table:table-cell table:formula="of:=DATE([.L320];[.K320];-1)" office:value-type="date" office:date-value="2016-03-30" calcext:value-type="date">
            <text:p>03/30/16</text:p>
          </table:table-cell>
          <table:table-cell table:formula="of:=YEAR([.N320])&amp;MONTH([.N320])" office:value-type="string" office:string-value="20163" calcext:value-type="string">
            <text:p>201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SHANGHAI</text:p>
          </table:table-cell>
          <table:table-cell office:value-type="string" calcext:value-type="string">
            <text:p>D-Jackets</text:p>
          </table:table-cell>
          <table:table-cell office:value-type="date" office:date-value="2016-04-24" calcext:value-type="date">
            <text:p>24-Apr-16</text:p>
          </table:table-cell>
          <table:table-cell office:value-type="float" office:value="11416" calcext:value-type="float">
            <text:p>11,416</text:p>
          </table:table-cell>
          <table:table-cell table:formula="of:=IF([.B321]&lt;&gt;[.B320];1;0)" office:value-type="float" office:value="0" calcext:value-type="float">
            <text:p>0</text:p>
          </table:table-cell>
          <table:table-cell table:formula="of:=IF([.E321]=0;[.D320];&quot;&quot;)" office:value-type="float" office:value="1848" calcext:value-type="float">
            <text:p>1,848</text:p>
          </table:table-cell>
          <table:table-cell table:formula="of:=IF([.E321]=0;[.C321]-[.C320];&quot;&quot;)" office:value-type="float" office:value="7" calcext:value-type="float">
            <text:p>7</text:p>
          </table:table-cell>
          <table:table-cell table:formula="of:=WEEKNUM([.C321])" office:value-type="float" office:value="18" calcext:value-type="float">
            <text:p>18</text:p>
          </table:table-cell>
          <table:table-cell table:formula="of:=WEEKDAY([.C321])" office:value-type="float" office:value="1" calcext:value-type="float">
            <text:p>1</text:p>
          </table:table-cell>
          <table:table-cell table:formula="of:=ROUNDUP([.K321]/12*4)" office:value-type="float" office:value="2" calcext:value-type="float">
            <text:p>2</text:p>
          </table:table-cell>
          <table:table-cell table:formula="of:=MONTH([.C321])" office:value-type="float" office:value="4" calcext:value-type="float">
            <text:p>4</text:p>
          </table:table-cell>
          <table:table-cell table:formula="of:=YEAR([.C321])" office:value-type="float" office:value="2016" calcext:value-type="float">
            <text:p>2016</text:p>
          </table:table-cell>
          <table:table-cell table:formula="of:=[.L321]&amp;[.K321]" office:value-type="string" office:string-value="20164" calcext:value-type="string">
            <text:p>20164</text:p>
          </table:table-cell>
          <table:table-cell table:formula="of:=DATE([.L321];[.K321];-1)" office:value-type="date" office:date-value="2016-03-30" calcext:value-type="date">
            <text:p>03/30/16</text:p>
          </table:table-cell>
          <table:table-cell table:formula="of:=YEAR([.N321])&amp;MONTH([.N321])" office:value-type="string" office:string-value="20163" calcext:value-type="string">
            <text:p>201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SHANGHAI</text:p>
          </table:table-cell>
          <table:table-cell office:value-type="string" calcext:value-type="string">
            <text:p>D-Jackets</text:p>
          </table:table-cell>
          <table:table-cell office:value-type="date" office:date-value="2016-05-01" calcext:value-type="date">
            <text:p>1-May-16</text:p>
          </table:table-cell>
          <table:table-cell office:value-type="float" office:value="29457" calcext:value-type="float">
            <text:p>29,457</text:p>
          </table:table-cell>
          <table:table-cell table:formula="of:=IF([.B322]&lt;&gt;[.B321];1;0)" office:value-type="float" office:value="0" calcext:value-type="float">
            <text:p>0</text:p>
          </table:table-cell>
          <table:table-cell table:formula="of:=IF([.E322]=0;[.D321];&quot;&quot;)" office:value-type="float" office:value="11416" calcext:value-type="float">
            <text:p>11,416</text:p>
          </table:table-cell>
          <table:table-cell table:formula="of:=IF([.E322]=0;[.C322]-[.C321];&quot;&quot;)" office:value-type="float" office:value="7" calcext:value-type="float">
            <text:p>7</text:p>
          </table:table-cell>
          <table:table-cell table:formula="of:=WEEKNUM([.C322])" office:value-type="float" office:value="19" calcext:value-type="float">
            <text:p>19</text:p>
          </table:table-cell>
          <table:table-cell table:formula="of:=WEEKDAY([.C322])" office:value-type="float" office:value="1" calcext:value-type="float">
            <text:p>1</text:p>
          </table:table-cell>
          <table:table-cell table:formula="of:=ROUNDUP([.K322]/12*4)" office:value-type="float" office:value="2" calcext:value-type="float">
            <text:p>2</text:p>
          </table:table-cell>
          <table:table-cell table:formula="of:=MONTH([.C322])" office:value-type="float" office:value="5" calcext:value-type="float">
            <text:p>5</text:p>
          </table:table-cell>
          <table:table-cell table:formula="of:=YEAR([.C322])" office:value-type="float" office:value="2016" calcext:value-type="float">
            <text:p>2016</text:p>
          </table:table-cell>
          <table:table-cell table:formula="of:=[.L322]&amp;[.K322]" office:value-type="string" office:string-value="20165" calcext:value-type="string">
            <text:p>20165</text:p>
          </table:table-cell>
          <table:table-cell table:formula="of:=DATE([.L322];[.K322];-1)" office:value-type="date" office:date-value="2016-04-29" calcext:value-type="date">
            <text:p>04/29/16</text:p>
          </table:table-cell>
          <table:table-cell table:formula="of:=YEAR([.N322])&amp;MONTH([.N322])" office:value-type="string" office:string-value="20164" calcext:value-type="string">
            <text:p>201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SHANGHAI</text:p>
          </table:table-cell>
          <table:table-cell office:value-type="string" calcext:value-type="string">
            <text:p>D-Jackets</text:p>
          </table:table-cell>
          <table:table-cell office:value-type="date" office:date-value="2016-05-12" calcext:value-type="date">
            <text:p>12-May-16</text:p>
          </table:table-cell>
          <table:table-cell office:value-type="float" office:value="38721" calcext:value-type="float">
            <text:p>38,721</text:p>
          </table:table-cell>
          <table:table-cell table:formula="of:=IF([.B323]&lt;&gt;[.B322];1;0)" office:value-type="float" office:value="0" calcext:value-type="float">
            <text:p>0</text:p>
          </table:table-cell>
          <table:table-cell table:formula="of:=IF([.E323]=0;[.D322];&quot;&quot;)" office:value-type="float" office:value="29457" calcext:value-type="float">
            <text:p>29,457</text:p>
          </table:table-cell>
          <table:table-cell table:formula="of:=IF([.E323]=0;[.C323]-[.C322];&quot;&quot;)" office:value-type="float" office:value="11" calcext:value-type="float">
            <text:p>11</text:p>
          </table:table-cell>
          <table:table-cell table:formula="of:=WEEKNUM([.C323])" office:value-type="float" office:value="20" calcext:value-type="float">
            <text:p>20</text:p>
          </table:table-cell>
          <table:table-cell table:formula="of:=WEEKDAY([.C323])" office:value-type="float" office:value="5" calcext:value-type="float">
            <text:p>5</text:p>
          </table:table-cell>
          <table:table-cell table:formula="of:=ROUNDUP([.K323]/12*4)" office:value-type="float" office:value="2" calcext:value-type="float">
            <text:p>2</text:p>
          </table:table-cell>
          <table:table-cell table:formula="of:=MONTH([.C323])" office:value-type="float" office:value="5" calcext:value-type="float">
            <text:p>5</text:p>
          </table:table-cell>
          <table:table-cell table:formula="of:=YEAR([.C323])" office:value-type="float" office:value="2016" calcext:value-type="float">
            <text:p>2016</text:p>
          </table:table-cell>
          <table:table-cell table:formula="of:=[.L323]&amp;[.K323]" office:value-type="string" office:string-value="20165" calcext:value-type="string">
            <text:p>20165</text:p>
          </table:table-cell>
          <table:table-cell table:formula="of:=DATE([.L323];[.K323];-1)" office:value-type="date" office:date-value="2016-04-29" calcext:value-type="date">
            <text:p>04/29/16</text:p>
          </table:table-cell>
          <table:table-cell table:formula="of:=YEAR([.N323])&amp;MONTH([.N323])" office:value-type="string" office:string-value="20164" calcext:value-type="string">
            <text:p>201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SHANGHAI</text:p>
          </table:table-cell>
          <table:table-cell office:value-type="string" calcext:value-type="string">
            <text:p>D-Jackets</text:p>
          </table:table-cell>
          <table:table-cell office:value-type="date" office:date-value="2016-05-15" calcext:value-type="date">
            <text:p>15-May-16</text:p>
          </table:table-cell>
          <table:table-cell office:value-type="float" office:value="1531" calcext:value-type="float">
            <text:p>1,531</text:p>
          </table:table-cell>
          <table:table-cell table:formula="of:=IF([.B324]&lt;&gt;[.B323];1;0)" office:value-type="float" office:value="0" calcext:value-type="float">
            <text:p>0</text:p>
          </table:table-cell>
          <table:table-cell table:formula="of:=IF([.E324]=0;[.D323];&quot;&quot;)" office:value-type="float" office:value="38721" calcext:value-type="float">
            <text:p>38,721</text:p>
          </table:table-cell>
          <table:table-cell table:formula="of:=IF([.E324]=0;[.C324]-[.C323];&quot;&quot;)" office:value-type="float" office:value="3" calcext:value-type="float">
            <text:p>3</text:p>
          </table:table-cell>
          <table:table-cell table:formula="of:=WEEKNUM([.C324])" office:value-type="float" office:value="21" calcext:value-type="float">
            <text:p>21</text:p>
          </table:table-cell>
          <table:table-cell table:formula="of:=WEEKDAY([.C324])" office:value-type="float" office:value="1" calcext:value-type="float">
            <text:p>1</text:p>
          </table:table-cell>
          <table:table-cell table:formula="of:=ROUNDUP([.K324]/12*4)" office:value-type="float" office:value="2" calcext:value-type="float">
            <text:p>2</text:p>
          </table:table-cell>
          <table:table-cell table:formula="of:=MONTH([.C324])" office:value-type="float" office:value="5" calcext:value-type="float">
            <text:p>5</text:p>
          </table:table-cell>
          <table:table-cell table:formula="of:=YEAR([.C324])" office:value-type="float" office:value="2016" calcext:value-type="float">
            <text:p>2016</text:p>
          </table:table-cell>
          <table:table-cell table:formula="of:=[.L324]&amp;[.K324]" office:value-type="string" office:string-value="20165" calcext:value-type="string">
            <text:p>20165</text:p>
          </table:table-cell>
          <table:table-cell table:formula="of:=DATE([.L324];[.K324];-1)" office:value-type="date" office:date-value="2016-04-29" calcext:value-type="date">
            <text:p>04/29/16</text:p>
          </table:table-cell>
          <table:table-cell table:formula="of:=YEAR([.N324])&amp;MONTH([.N324])" office:value-type="string" office:string-value="20164" calcext:value-type="string">
            <text:p>201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SHANGHAI</text:p>
          </table:table-cell>
          <table:table-cell office:value-type="string" calcext:value-type="string">
            <text:p>D-Jackets</text:p>
          </table:table-cell>
          <table:table-cell office:value-type="date" office:date-value="2016-05-24" calcext:value-type="date">
            <text:p>24-May-16</text:p>
          </table:table-cell>
          <table:table-cell office:value-type="float" office:value="13370" calcext:value-type="float">
            <text:p>13,370</text:p>
          </table:table-cell>
          <table:table-cell table:formula="of:=IF([.B325]&lt;&gt;[.B324];1;0)" office:value-type="float" office:value="0" calcext:value-type="float">
            <text:p>0</text:p>
          </table:table-cell>
          <table:table-cell table:formula="of:=IF([.E325]=0;[.D324];&quot;&quot;)" office:value-type="float" office:value="1531" calcext:value-type="float">
            <text:p>1,531</text:p>
          </table:table-cell>
          <table:table-cell table:formula="of:=IF([.E325]=0;[.C325]-[.C324];&quot;&quot;)" office:value-type="float" office:value="9" calcext:value-type="float">
            <text:p>9</text:p>
          </table:table-cell>
          <table:table-cell table:formula="of:=WEEKNUM([.C325])" office:value-type="float" office:value="22" calcext:value-type="float">
            <text:p>22</text:p>
          </table:table-cell>
          <table:table-cell table:formula="of:=WEEKDAY([.C325])" office:value-type="float" office:value="3" calcext:value-type="float">
            <text:p>3</text:p>
          </table:table-cell>
          <table:table-cell table:formula="of:=ROUNDUP([.K325]/12*4)" office:value-type="float" office:value="2" calcext:value-type="float">
            <text:p>2</text:p>
          </table:table-cell>
          <table:table-cell table:formula="of:=MONTH([.C325])" office:value-type="float" office:value="5" calcext:value-type="float">
            <text:p>5</text:p>
          </table:table-cell>
          <table:table-cell table:formula="of:=YEAR([.C325])" office:value-type="float" office:value="2016" calcext:value-type="float">
            <text:p>2016</text:p>
          </table:table-cell>
          <table:table-cell table:formula="of:=[.L325]&amp;[.K325]" office:value-type="string" office:string-value="20165" calcext:value-type="string">
            <text:p>20165</text:p>
          </table:table-cell>
          <table:table-cell table:formula="of:=DATE([.L325];[.K325];-1)" office:value-type="date" office:date-value="2016-04-29" calcext:value-type="date">
            <text:p>04/29/16</text:p>
          </table:table-cell>
          <table:table-cell table:formula="of:=YEAR([.N325])&amp;MONTH([.N325])" office:value-type="string" office:string-value="20164" calcext:value-type="string">
            <text:p>201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SHANGHAI</text:p>
          </table:table-cell>
          <table:table-cell office:value-type="string" calcext:value-type="string">
            <text:p>D-Jackets</text:p>
          </table:table-cell>
          <table:table-cell office:value-type="date" office:date-value="2016-06-01" calcext:value-type="date">
            <text:p>1-Jun-16</text:p>
          </table:table-cell>
          <table:table-cell office:value-type="float" office:value="27034" calcext:value-type="float">
            <text:p>27,034</text:p>
          </table:table-cell>
          <table:table-cell table:formula="of:=IF([.B326]&lt;&gt;[.B325];1;0)" office:value-type="float" office:value="0" calcext:value-type="float">
            <text:p>0</text:p>
          </table:table-cell>
          <table:table-cell table:formula="of:=IF([.E326]=0;[.D325];&quot;&quot;)" office:value-type="float" office:value="13370" calcext:value-type="float">
            <text:p>13,370</text:p>
          </table:table-cell>
          <table:table-cell table:formula="of:=IF([.E326]=0;[.C326]-[.C325];&quot;&quot;)" office:value-type="float" office:value="8" calcext:value-type="float">
            <text:p>8</text:p>
          </table:table-cell>
          <table:table-cell table:formula="of:=WEEKNUM([.C326])" office:value-type="float" office:value="23" calcext:value-type="float">
            <text:p>23</text:p>
          </table:table-cell>
          <table:table-cell table:formula="of:=WEEKDAY([.C326])" office:value-type="float" office:value="4" calcext:value-type="float">
            <text:p>4</text:p>
          </table:table-cell>
          <table:table-cell table:formula="of:=ROUNDUP([.K326]/12*4)" office:value-type="float" office:value="2" calcext:value-type="float">
            <text:p>2</text:p>
          </table:table-cell>
          <table:table-cell table:formula="of:=MONTH([.C326])" office:value-type="float" office:value="6" calcext:value-type="float">
            <text:p>6</text:p>
          </table:table-cell>
          <table:table-cell table:formula="of:=YEAR([.C326])" office:value-type="float" office:value="2016" calcext:value-type="float">
            <text:p>2016</text:p>
          </table:table-cell>
          <table:table-cell table:formula="of:=[.L326]&amp;[.K326]" office:value-type="string" office:string-value="20166" calcext:value-type="string">
            <text:p>20166</text:p>
          </table:table-cell>
          <table:table-cell table:formula="of:=DATE([.L326];[.K326];-1)" office:value-type="date" office:date-value="2016-05-30" calcext:value-type="date">
            <text:p>05/30/16</text:p>
          </table:table-cell>
          <table:table-cell table:formula="of:=YEAR([.N326])&amp;MONTH([.N326])" office:value-type="string" office:string-value="20165" calcext:value-type="string">
            <text:p>201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SHANGHAI</text:p>
          </table:table-cell>
          <table:table-cell office:value-type="string" calcext:value-type="string">
            <text:p>D-Jackets</text:p>
          </table:table-cell>
          <table:table-cell office:value-type="date" office:date-value="2016-06-06" calcext:value-type="date">
            <text:p>6-Jun-16</text:p>
          </table:table-cell>
          <table:table-cell office:value-type="float" office:value="12247" calcext:value-type="float">
            <text:p>12,247</text:p>
          </table:table-cell>
          <table:table-cell table:formula="of:=IF([.B327]&lt;&gt;[.B326];1;0)" office:value-type="float" office:value="0" calcext:value-type="float">
            <text:p>0</text:p>
          </table:table-cell>
          <table:table-cell table:formula="of:=IF([.E327]=0;[.D326];&quot;&quot;)" office:value-type="float" office:value="27034" calcext:value-type="float">
            <text:p>27,034</text:p>
          </table:table-cell>
          <table:table-cell table:formula="of:=IF([.E327]=0;[.C327]-[.C326];&quot;&quot;)" office:value-type="float" office:value="5" calcext:value-type="float">
            <text:p>5</text:p>
          </table:table-cell>
          <table:table-cell table:formula="of:=WEEKNUM([.C327])" office:value-type="float" office:value="24" calcext:value-type="float">
            <text:p>24</text:p>
          </table:table-cell>
          <table:table-cell table:formula="of:=WEEKDAY([.C327])" office:value-type="float" office:value="2" calcext:value-type="float">
            <text:p>2</text:p>
          </table:table-cell>
          <table:table-cell table:formula="of:=ROUNDUP([.K327]/12*4)" office:value-type="float" office:value="2" calcext:value-type="float">
            <text:p>2</text:p>
          </table:table-cell>
          <table:table-cell table:formula="of:=MONTH([.C327])" office:value-type="float" office:value="6" calcext:value-type="float">
            <text:p>6</text:p>
          </table:table-cell>
          <table:table-cell table:formula="of:=YEAR([.C327])" office:value-type="float" office:value="2016" calcext:value-type="float">
            <text:p>2016</text:p>
          </table:table-cell>
          <table:table-cell table:formula="of:=[.L327]&amp;[.K327]" office:value-type="string" office:string-value="20166" calcext:value-type="string">
            <text:p>20166</text:p>
          </table:table-cell>
          <table:table-cell table:formula="of:=DATE([.L327];[.K327];-1)" office:value-type="date" office:date-value="2016-05-30" calcext:value-type="date">
            <text:p>05/30/16</text:p>
          </table:table-cell>
          <table:table-cell table:formula="of:=YEAR([.N327])&amp;MONTH([.N327])" office:value-type="string" office:string-value="20165" calcext:value-type="string">
            <text:p>201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SHANGHAI</text:p>
          </table:table-cell>
          <table:table-cell office:value-type="string" calcext:value-type="string">
            <text:p>D-Jackets</text:p>
          </table:table-cell>
          <table:table-cell office:value-type="date" office:date-value="2016-06-15" calcext:value-type="date">
            <text:p>15-Jun-16</text:p>
          </table:table-cell>
          <table:table-cell office:value-type="float" office:value="24666" calcext:value-type="float">
            <text:p>24,666</text:p>
          </table:table-cell>
          <table:table-cell table:formula="of:=IF([.B328]&lt;&gt;[.B327];1;0)" office:value-type="float" office:value="0" calcext:value-type="float">
            <text:p>0</text:p>
          </table:table-cell>
          <table:table-cell table:formula="of:=IF([.E328]=0;[.D327];&quot;&quot;)" office:value-type="float" office:value="12247" calcext:value-type="float">
            <text:p>12,247</text:p>
          </table:table-cell>
          <table:table-cell table:formula="of:=IF([.E328]=0;[.C328]-[.C327];&quot;&quot;)" office:value-type="float" office:value="9" calcext:value-type="float">
            <text:p>9</text:p>
          </table:table-cell>
          <table:table-cell table:formula="of:=WEEKNUM([.C328])" office:value-type="float" office:value="25" calcext:value-type="float">
            <text:p>25</text:p>
          </table:table-cell>
          <table:table-cell table:formula="of:=WEEKDAY([.C328])" office:value-type="float" office:value="4" calcext:value-type="float">
            <text:p>4</text:p>
          </table:table-cell>
          <table:table-cell table:formula="of:=ROUNDUP([.K328]/12*4)" office:value-type="float" office:value="2" calcext:value-type="float">
            <text:p>2</text:p>
          </table:table-cell>
          <table:table-cell table:formula="of:=MONTH([.C328])" office:value-type="float" office:value="6" calcext:value-type="float">
            <text:p>6</text:p>
          </table:table-cell>
          <table:table-cell table:formula="of:=YEAR([.C328])" office:value-type="float" office:value="2016" calcext:value-type="float">
            <text:p>2016</text:p>
          </table:table-cell>
          <table:table-cell table:formula="of:=[.L328]&amp;[.K328]" office:value-type="string" office:string-value="20166" calcext:value-type="string">
            <text:p>20166</text:p>
          </table:table-cell>
          <table:table-cell table:formula="of:=DATE([.L328];[.K328];-1)" office:value-type="date" office:date-value="2016-05-30" calcext:value-type="date">
            <text:p>05/30/16</text:p>
          </table:table-cell>
          <table:table-cell table:formula="of:=YEAR([.N328])&amp;MONTH([.N328])" office:value-type="string" office:string-value="20165" calcext:value-type="string">
            <text:p>201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SHANGHAI</text:p>
          </table:table-cell>
          <table:table-cell office:value-type="string" calcext:value-type="string">
            <text:p>D-Jackets</text:p>
          </table:table-cell>
          <table:table-cell office:value-type="date" office:date-value="2016-06-26" calcext:value-type="date">
            <text:p>26-Jun-16</text:p>
          </table:table-cell>
          <table:table-cell office:value-type="float" office:value="3204" calcext:value-type="float">
            <text:p>3,204</text:p>
          </table:table-cell>
          <table:table-cell table:formula="of:=IF([.B329]&lt;&gt;[.B328];1;0)" office:value-type="float" office:value="0" calcext:value-type="float">
            <text:p>0</text:p>
          </table:table-cell>
          <table:table-cell table:formula="of:=IF([.E329]=0;[.D328];&quot;&quot;)" office:value-type="float" office:value="24666" calcext:value-type="float">
            <text:p>24,666</text:p>
          </table:table-cell>
          <table:table-cell table:formula="of:=IF([.E329]=0;[.C329]-[.C328];&quot;&quot;)" office:value-type="float" office:value="11" calcext:value-type="float">
            <text:p>11</text:p>
          </table:table-cell>
          <table:table-cell table:formula="of:=WEEKNUM([.C329])" office:value-type="float" office:value="27" calcext:value-type="float">
            <text:p>27</text:p>
          </table:table-cell>
          <table:table-cell table:formula="of:=WEEKDAY([.C329])" office:value-type="float" office:value="1" calcext:value-type="float">
            <text:p>1</text:p>
          </table:table-cell>
          <table:table-cell table:formula="of:=ROUNDUP([.K329]/12*4)" office:value-type="float" office:value="2" calcext:value-type="float">
            <text:p>2</text:p>
          </table:table-cell>
          <table:table-cell table:formula="of:=MONTH([.C329])" office:value-type="float" office:value="6" calcext:value-type="float">
            <text:p>6</text:p>
          </table:table-cell>
          <table:table-cell table:formula="of:=YEAR([.C329])" office:value-type="float" office:value="2016" calcext:value-type="float">
            <text:p>2016</text:p>
          </table:table-cell>
          <table:table-cell table:formula="of:=[.L329]&amp;[.K329]" office:value-type="string" office:string-value="20166" calcext:value-type="string">
            <text:p>20166</text:p>
          </table:table-cell>
          <table:table-cell table:formula="of:=DATE([.L329];[.K329];-1)" office:value-type="date" office:date-value="2016-05-30" calcext:value-type="date">
            <text:p>05/30/16</text:p>
          </table:table-cell>
          <table:table-cell table:formula="of:=YEAR([.N329])&amp;MONTH([.N329])" office:value-type="string" office:string-value="20165" calcext:value-type="string">
            <text:p>201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SHANGHAI</text:p>
          </table:table-cell>
          <table:table-cell office:value-type="string" calcext:value-type="string">
            <text:p>D-Jackets</text:p>
          </table:table-cell>
          <table:table-cell office:value-type="date" office:date-value="2016-06-28" calcext:value-type="date">
            <text:p>28-Jun-16</text:p>
          </table:table-cell>
          <table:table-cell office:value-type="float" office:value="22140" calcext:value-type="float">
            <text:p>22,140</text:p>
          </table:table-cell>
          <table:table-cell table:formula="of:=IF([.B330]&lt;&gt;[.B329];1;0)" office:value-type="float" office:value="0" calcext:value-type="float">
            <text:p>0</text:p>
          </table:table-cell>
          <table:table-cell table:formula="of:=IF([.E330]=0;[.D329];&quot;&quot;)" office:value-type="float" office:value="3204" calcext:value-type="float">
            <text:p>3,204</text:p>
          </table:table-cell>
          <table:table-cell table:formula="of:=IF([.E330]=0;[.C330]-[.C329];&quot;&quot;)" office:value-type="float" office:value="2" calcext:value-type="float">
            <text:p>2</text:p>
          </table:table-cell>
          <table:table-cell table:formula="of:=WEEKNUM([.C330])" office:value-type="float" office:value="27" calcext:value-type="float">
            <text:p>27</text:p>
          </table:table-cell>
          <table:table-cell table:formula="of:=WEEKDAY([.C330])" office:value-type="float" office:value="3" calcext:value-type="float">
            <text:p>3</text:p>
          </table:table-cell>
          <table:table-cell table:formula="of:=ROUNDUP([.K330]/12*4)" office:value-type="float" office:value="2" calcext:value-type="float">
            <text:p>2</text:p>
          </table:table-cell>
          <table:table-cell table:formula="of:=MONTH([.C330])" office:value-type="float" office:value="6" calcext:value-type="float">
            <text:p>6</text:p>
          </table:table-cell>
          <table:table-cell table:formula="of:=YEAR([.C330])" office:value-type="float" office:value="2016" calcext:value-type="float">
            <text:p>2016</text:p>
          </table:table-cell>
          <table:table-cell table:formula="of:=[.L330]&amp;[.K330]" office:value-type="string" office:string-value="20166" calcext:value-type="string">
            <text:p>20166</text:p>
          </table:table-cell>
          <table:table-cell table:formula="of:=DATE([.L330];[.K330];-1)" office:value-type="date" office:date-value="2016-05-30" calcext:value-type="date">
            <text:p>05/30/16</text:p>
          </table:table-cell>
          <table:table-cell table:formula="of:=YEAR([.N330])&amp;MONTH([.N330])" office:value-type="string" office:string-value="20165" calcext:value-type="string">
            <text:p>201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SHANGHAI</text:p>
          </table:table-cell>
          <table:table-cell office:value-type="string" calcext:value-type="string">
            <text:p>D-Jackets</text:p>
          </table:table-cell>
          <table:table-cell office:value-type="date" office:date-value="2016-07-05" calcext:value-type="date">
            <text:p>5-Jul-16</text:p>
          </table:table-cell>
          <table:table-cell office:value-type="float" office:value="4850" calcext:value-type="float">
            <text:p>4,850</text:p>
          </table:table-cell>
          <table:table-cell table:formula="of:=IF([.B331]&lt;&gt;[.B330];1;0)" office:value-type="float" office:value="0" calcext:value-type="float">
            <text:p>0</text:p>
          </table:table-cell>
          <table:table-cell table:formula="of:=IF([.E331]=0;[.D330];&quot;&quot;)" office:value-type="float" office:value="22140" calcext:value-type="float">
            <text:p>22,140</text:p>
          </table:table-cell>
          <table:table-cell table:formula="of:=IF([.E331]=0;[.C331]-[.C330];&quot;&quot;)" office:value-type="float" office:value="7" calcext:value-type="float">
            <text:p>7</text:p>
          </table:table-cell>
          <table:table-cell table:formula="of:=WEEKNUM([.C331])" office:value-type="float" office:value="28" calcext:value-type="float">
            <text:p>28</text:p>
          </table:table-cell>
          <table:table-cell table:formula="of:=WEEKDAY([.C331])" office:value-type="float" office:value="3" calcext:value-type="float">
            <text:p>3</text:p>
          </table:table-cell>
          <table:table-cell table:formula="of:=ROUNDUP([.K331]/12*4)" office:value-type="float" office:value="3" calcext:value-type="float">
            <text:p>3</text:p>
          </table:table-cell>
          <table:table-cell table:formula="of:=MONTH([.C331])" office:value-type="float" office:value="7" calcext:value-type="float">
            <text:p>7</text:p>
          </table:table-cell>
          <table:table-cell table:formula="of:=YEAR([.C331])" office:value-type="float" office:value="2016" calcext:value-type="float">
            <text:p>2016</text:p>
          </table:table-cell>
          <table:table-cell table:formula="of:=[.L331]&amp;[.K331]" office:value-type="string" office:string-value="20167" calcext:value-type="string">
            <text:p>20167</text:p>
          </table:table-cell>
          <table:table-cell table:formula="of:=DATE([.L331];[.K331];-1)" office:value-type="date" office:date-value="2016-06-29" calcext:value-type="date">
            <text:p>06/29/16</text:p>
          </table:table-cell>
          <table:table-cell table:formula="of:=YEAR([.N331])&amp;MONTH([.N331])" office:value-type="string" office:string-value="20166" calcext:value-type="string">
            <text:p>201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SHANGHAI</text:p>
          </table:table-cell>
          <table:table-cell office:value-type="string" calcext:value-type="string">
            <text:p>D-Jackets</text:p>
          </table:table-cell>
          <table:table-cell office:value-type="date" office:date-value="2016-07-09" calcext:value-type="date">
            <text:p>9-Jul-16</text:p>
          </table:table-cell>
          <table:table-cell office:value-type="float" office:value="9938" calcext:value-type="float">
            <text:p>9,938</text:p>
          </table:table-cell>
          <table:table-cell table:formula="of:=IF([.B332]&lt;&gt;[.B331];1;0)" office:value-type="float" office:value="0" calcext:value-type="float">
            <text:p>0</text:p>
          </table:table-cell>
          <table:table-cell table:formula="of:=IF([.E332]=0;[.D331];&quot;&quot;)" office:value-type="float" office:value="4850" calcext:value-type="float">
            <text:p>4,850</text:p>
          </table:table-cell>
          <table:table-cell table:formula="of:=IF([.E332]=0;[.C332]-[.C331];&quot;&quot;)" office:value-type="float" office:value="4" calcext:value-type="float">
            <text:p>4</text:p>
          </table:table-cell>
          <table:table-cell table:formula="of:=WEEKNUM([.C332])" office:value-type="float" office:value="28" calcext:value-type="float">
            <text:p>28</text:p>
          </table:table-cell>
          <table:table-cell table:formula="of:=WEEKDAY([.C332])" office:value-type="float" office:value="7" calcext:value-type="float">
            <text:p>7</text:p>
          </table:table-cell>
          <table:table-cell table:formula="of:=ROUNDUP([.K332]/12*4)" office:value-type="float" office:value="3" calcext:value-type="float">
            <text:p>3</text:p>
          </table:table-cell>
          <table:table-cell table:formula="of:=MONTH([.C332])" office:value-type="float" office:value="7" calcext:value-type="float">
            <text:p>7</text:p>
          </table:table-cell>
          <table:table-cell table:formula="of:=YEAR([.C332])" office:value-type="float" office:value="2016" calcext:value-type="float">
            <text:p>2016</text:p>
          </table:table-cell>
          <table:table-cell table:formula="of:=[.L332]&amp;[.K332]" office:value-type="string" office:string-value="20167" calcext:value-type="string">
            <text:p>20167</text:p>
          </table:table-cell>
          <table:table-cell table:formula="of:=DATE([.L332];[.K332];-1)" office:value-type="date" office:date-value="2016-06-29" calcext:value-type="date">
            <text:p>06/29/16</text:p>
          </table:table-cell>
          <table:table-cell table:formula="of:=YEAR([.N332])&amp;MONTH([.N332])" office:value-type="string" office:string-value="20166" calcext:value-type="string">
            <text:p>201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SHANGHAI</text:p>
          </table:table-cell>
          <table:table-cell office:value-type="string" calcext:value-type="string">
            <text:p>D-Jackets</text:p>
          </table:table-cell>
          <table:table-cell office:value-type="date" office:date-value="2016-07-13" calcext:value-type="date">
            <text:p>13-Jul-16</text:p>
          </table:table-cell>
          <table:table-cell office:value-type="float" office:value="48497" calcext:value-type="float">
            <text:p>48,497</text:p>
          </table:table-cell>
          <table:table-cell table:formula="of:=IF([.B333]&lt;&gt;[.B332];1;0)" office:value-type="float" office:value="0" calcext:value-type="float">
            <text:p>0</text:p>
          </table:table-cell>
          <table:table-cell table:formula="of:=IF([.E333]=0;[.D332];&quot;&quot;)" office:value-type="float" office:value="9938" calcext:value-type="float">
            <text:p>9,938</text:p>
          </table:table-cell>
          <table:table-cell table:formula="of:=IF([.E333]=0;[.C333]-[.C332];&quot;&quot;)" office:value-type="float" office:value="4" calcext:value-type="float">
            <text:p>4</text:p>
          </table:table-cell>
          <table:table-cell table:formula="of:=WEEKNUM([.C333])" office:value-type="float" office:value="29" calcext:value-type="float">
            <text:p>29</text:p>
          </table:table-cell>
          <table:table-cell table:formula="of:=WEEKDAY([.C333])" office:value-type="float" office:value="4" calcext:value-type="float">
            <text:p>4</text:p>
          </table:table-cell>
          <table:table-cell table:formula="of:=ROUNDUP([.K333]/12*4)" office:value-type="float" office:value="3" calcext:value-type="float">
            <text:p>3</text:p>
          </table:table-cell>
          <table:table-cell table:formula="of:=MONTH([.C333])" office:value-type="float" office:value="7" calcext:value-type="float">
            <text:p>7</text:p>
          </table:table-cell>
          <table:table-cell table:formula="of:=YEAR([.C333])" office:value-type="float" office:value="2016" calcext:value-type="float">
            <text:p>2016</text:p>
          </table:table-cell>
          <table:table-cell table:formula="of:=[.L333]&amp;[.K333]" office:value-type="string" office:string-value="20167" calcext:value-type="string">
            <text:p>20167</text:p>
          </table:table-cell>
          <table:table-cell table:formula="of:=DATE([.L333];[.K333];-1)" office:value-type="date" office:date-value="2016-06-29" calcext:value-type="date">
            <text:p>06/29/16</text:p>
          </table:table-cell>
          <table:table-cell table:formula="of:=YEAR([.N333])&amp;MONTH([.N333])" office:value-type="string" office:string-value="20166" calcext:value-type="string">
            <text:p>201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SHANGHAI</text:p>
          </table:table-cell>
          <table:table-cell office:value-type="string" calcext:value-type="string">
            <text:p>D-Jackets</text:p>
          </table:table-cell>
          <table:table-cell office:value-type="date" office:date-value="2016-07-23" calcext:value-type="date">
            <text:p>23-Jul-16</text:p>
          </table:table-cell>
          <table:table-cell office:value-type="float" office:value="15419" calcext:value-type="float">
            <text:p>15,419</text:p>
          </table:table-cell>
          <table:table-cell table:formula="of:=IF([.B334]&lt;&gt;[.B333];1;0)" office:value-type="float" office:value="0" calcext:value-type="float">
            <text:p>0</text:p>
          </table:table-cell>
          <table:table-cell table:formula="of:=IF([.E334]=0;[.D333];&quot;&quot;)" office:value-type="float" office:value="48497" calcext:value-type="float">
            <text:p>48,497</text:p>
          </table:table-cell>
          <table:table-cell table:formula="of:=IF([.E334]=0;[.C334]-[.C333];&quot;&quot;)" office:value-type="float" office:value="10" calcext:value-type="float">
            <text:p>10</text:p>
          </table:table-cell>
          <table:table-cell table:formula="of:=WEEKNUM([.C334])" office:value-type="float" office:value="30" calcext:value-type="float">
            <text:p>30</text:p>
          </table:table-cell>
          <table:table-cell table:formula="of:=WEEKDAY([.C334])" office:value-type="float" office:value="7" calcext:value-type="float">
            <text:p>7</text:p>
          </table:table-cell>
          <table:table-cell table:formula="of:=ROUNDUP([.K334]/12*4)" office:value-type="float" office:value="3" calcext:value-type="float">
            <text:p>3</text:p>
          </table:table-cell>
          <table:table-cell table:formula="of:=MONTH([.C334])" office:value-type="float" office:value="7" calcext:value-type="float">
            <text:p>7</text:p>
          </table:table-cell>
          <table:table-cell table:formula="of:=YEAR([.C334])" office:value-type="float" office:value="2016" calcext:value-type="float">
            <text:p>2016</text:p>
          </table:table-cell>
          <table:table-cell table:formula="of:=[.L334]&amp;[.K334]" office:value-type="string" office:string-value="20167" calcext:value-type="string">
            <text:p>20167</text:p>
          </table:table-cell>
          <table:table-cell table:formula="of:=DATE([.L334];[.K334];-1)" office:value-type="date" office:date-value="2016-06-29" calcext:value-type="date">
            <text:p>06/29/16</text:p>
          </table:table-cell>
          <table:table-cell table:formula="of:=YEAR([.N334])&amp;MONTH([.N334])" office:value-type="string" office:string-value="20166" calcext:value-type="string">
            <text:p>201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SHANGHAI</text:p>
          </table:table-cell>
          <table:table-cell office:value-type="string" calcext:value-type="string">
            <text:p>D-Jackets</text:p>
          </table:table-cell>
          <table:table-cell office:value-type="date" office:date-value="2016-07-29" calcext:value-type="date">
            <text:p>29-Jul-16</text:p>
          </table:table-cell>
          <table:table-cell office:value-type="float" office:value="36772" calcext:value-type="float">
            <text:p>36,772</text:p>
          </table:table-cell>
          <table:table-cell table:formula="of:=IF([.B335]&lt;&gt;[.B334];1;0)" office:value-type="float" office:value="0" calcext:value-type="float">
            <text:p>0</text:p>
          </table:table-cell>
          <table:table-cell table:formula="of:=IF([.E335]=0;[.D334];&quot;&quot;)" office:value-type="float" office:value="15419" calcext:value-type="float">
            <text:p>15,419</text:p>
          </table:table-cell>
          <table:table-cell table:formula="of:=IF([.E335]=0;[.C335]-[.C334];&quot;&quot;)" office:value-type="float" office:value="6" calcext:value-type="float">
            <text:p>6</text:p>
          </table:table-cell>
          <table:table-cell table:formula="of:=WEEKNUM([.C335])" office:value-type="float" office:value="31" calcext:value-type="float">
            <text:p>31</text:p>
          </table:table-cell>
          <table:table-cell table:formula="of:=WEEKDAY([.C335])" office:value-type="float" office:value="6" calcext:value-type="float">
            <text:p>6</text:p>
          </table:table-cell>
          <table:table-cell table:formula="of:=ROUNDUP([.K335]/12*4)" office:value-type="float" office:value="3" calcext:value-type="float">
            <text:p>3</text:p>
          </table:table-cell>
          <table:table-cell table:formula="of:=MONTH([.C335])" office:value-type="float" office:value="7" calcext:value-type="float">
            <text:p>7</text:p>
          </table:table-cell>
          <table:table-cell table:formula="of:=YEAR([.C335])" office:value-type="float" office:value="2016" calcext:value-type="float">
            <text:p>2016</text:p>
          </table:table-cell>
          <table:table-cell table:formula="of:=[.L335]&amp;[.K335]" office:value-type="string" office:string-value="20167" calcext:value-type="string">
            <text:p>20167</text:p>
          </table:table-cell>
          <table:table-cell table:formula="of:=DATE([.L335];[.K335];-1)" office:value-type="date" office:date-value="2016-06-29" calcext:value-type="date">
            <text:p>06/29/16</text:p>
          </table:table-cell>
          <table:table-cell table:formula="of:=YEAR([.N335])&amp;MONTH([.N335])" office:value-type="string" office:string-value="20166" calcext:value-type="string">
            <text:p>201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SHANGHAI</text:p>
          </table:table-cell>
          <table:table-cell office:value-type="string" calcext:value-type="string">
            <text:p>D-Jackets</text:p>
          </table:table-cell>
          <table:table-cell office:value-type="date" office:date-value="2016-07-31" calcext:value-type="date">
            <text:p>31-Jul-16</text:p>
          </table:table-cell>
          <table:table-cell office:value-type="float" office:value="6891" calcext:value-type="float">
            <text:p>6,891</text:p>
          </table:table-cell>
          <table:table-cell table:formula="of:=IF([.B336]&lt;&gt;[.B335];1;0)" office:value-type="float" office:value="0" calcext:value-type="float">
            <text:p>0</text:p>
          </table:table-cell>
          <table:table-cell table:formula="of:=IF([.E336]=0;[.D335];&quot;&quot;)" office:value-type="float" office:value="36772" calcext:value-type="float">
            <text:p>36,772</text:p>
          </table:table-cell>
          <table:table-cell table:formula="of:=IF([.E336]=0;[.C336]-[.C335];&quot;&quot;)" office:value-type="float" office:value="2" calcext:value-type="float">
            <text:p>2</text:p>
          </table:table-cell>
          <table:table-cell table:formula="of:=WEEKNUM([.C336])" office:value-type="float" office:value="32" calcext:value-type="float">
            <text:p>32</text:p>
          </table:table-cell>
          <table:table-cell table:formula="of:=WEEKDAY([.C336])" office:value-type="float" office:value="1" calcext:value-type="float">
            <text:p>1</text:p>
          </table:table-cell>
          <table:table-cell table:formula="of:=ROUNDUP([.K336]/12*4)" office:value-type="float" office:value="3" calcext:value-type="float">
            <text:p>3</text:p>
          </table:table-cell>
          <table:table-cell table:formula="of:=MONTH([.C336])" office:value-type="float" office:value="7" calcext:value-type="float">
            <text:p>7</text:p>
          </table:table-cell>
          <table:table-cell table:formula="of:=YEAR([.C336])" office:value-type="float" office:value="2016" calcext:value-type="float">
            <text:p>2016</text:p>
          </table:table-cell>
          <table:table-cell table:formula="of:=[.L336]&amp;[.K336]" office:value-type="string" office:string-value="20167" calcext:value-type="string">
            <text:p>20167</text:p>
          </table:table-cell>
          <table:table-cell table:formula="of:=DATE([.L336];[.K336];-1)" office:value-type="date" office:date-value="2016-06-29" calcext:value-type="date">
            <text:p>06/29/16</text:p>
          </table:table-cell>
          <table:table-cell table:formula="of:=YEAR([.N336])&amp;MONTH([.N336])" office:value-type="string" office:string-value="20166" calcext:value-type="string">
            <text:p>201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SHANGHAI</text:p>
          </table:table-cell>
          <table:table-cell office:value-type="string" calcext:value-type="string">
            <text:p>D-Jackets</text:p>
          </table:table-cell>
          <table:table-cell office:value-type="date" office:date-value="2016-08-03" calcext:value-type="date">
            <text:p>3-Aug-16</text:p>
          </table:table-cell>
          <table:table-cell office:value-type="float" office:value="41397" calcext:value-type="float">
            <text:p>41,397</text:p>
          </table:table-cell>
          <table:table-cell table:formula="of:=IF([.B337]&lt;&gt;[.B336];1;0)" office:value-type="float" office:value="0" calcext:value-type="float">
            <text:p>0</text:p>
          </table:table-cell>
          <table:table-cell table:formula="of:=IF([.E337]=0;[.D336];&quot;&quot;)" office:value-type="float" office:value="6891" calcext:value-type="float">
            <text:p>6,891</text:p>
          </table:table-cell>
          <table:table-cell table:formula="of:=IF([.E337]=0;[.C337]-[.C336];&quot;&quot;)" office:value-type="float" office:value="3" calcext:value-type="float">
            <text:p>3</text:p>
          </table:table-cell>
          <table:table-cell table:formula="of:=WEEKNUM([.C337])" office:value-type="float" office:value="32" calcext:value-type="float">
            <text:p>32</text:p>
          </table:table-cell>
          <table:table-cell table:formula="of:=WEEKDAY([.C337])" office:value-type="float" office:value="4" calcext:value-type="float">
            <text:p>4</text:p>
          </table:table-cell>
          <table:table-cell table:formula="of:=ROUNDUP([.K337]/12*4)" office:value-type="float" office:value="3" calcext:value-type="float">
            <text:p>3</text:p>
          </table:table-cell>
          <table:table-cell table:formula="of:=MONTH([.C337])" office:value-type="float" office:value="8" calcext:value-type="float">
            <text:p>8</text:p>
          </table:table-cell>
          <table:table-cell table:formula="of:=YEAR([.C337])" office:value-type="float" office:value="2016" calcext:value-type="float">
            <text:p>2016</text:p>
          </table:table-cell>
          <table:table-cell table:formula="of:=[.L337]&amp;[.K337]" office:value-type="string" office:string-value="20168" calcext:value-type="string">
            <text:p>20168</text:p>
          </table:table-cell>
          <table:table-cell table:formula="of:=DATE([.L337];[.K337];-1)" office:value-type="date" office:date-value="2016-07-30" calcext:value-type="date">
            <text:p>07/30/16</text:p>
          </table:table-cell>
          <table:table-cell table:formula="of:=YEAR([.N337])&amp;MONTH([.N337])" office:value-type="string" office:string-value="20167" calcext:value-type="string">
            <text:p>201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SHANGHAI</text:p>
          </table:table-cell>
          <table:table-cell office:value-type="string" calcext:value-type="string">
            <text:p>D-Jackets</text:p>
          </table:table-cell>
          <table:table-cell office:value-type="date" office:date-value="2016-08-07" calcext:value-type="date">
            <text:p>7-Aug-16</text:p>
          </table:table-cell>
          <table:table-cell office:value-type="float" office:value="4009" calcext:value-type="float">
            <text:p>4,009</text:p>
          </table:table-cell>
          <table:table-cell table:formula="of:=IF([.B338]&lt;&gt;[.B337];1;0)" office:value-type="float" office:value="0" calcext:value-type="float">
            <text:p>0</text:p>
          </table:table-cell>
          <table:table-cell table:formula="of:=IF([.E338]=0;[.D337];&quot;&quot;)" office:value-type="float" office:value="41397" calcext:value-type="float">
            <text:p>41,397</text:p>
          </table:table-cell>
          <table:table-cell table:formula="of:=IF([.E338]=0;[.C338]-[.C337];&quot;&quot;)" office:value-type="float" office:value="4" calcext:value-type="float">
            <text:p>4</text:p>
          </table:table-cell>
          <table:table-cell table:formula="of:=WEEKNUM([.C338])" office:value-type="float" office:value="33" calcext:value-type="float">
            <text:p>33</text:p>
          </table:table-cell>
          <table:table-cell table:formula="of:=WEEKDAY([.C338])" office:value-type="float" office:value="1" calcext:value-type="float">
            <text:p>1</text:p>
          </table:table-cell>
          <table:table-cell table:formula="of:=ROUNDUP([.K338]/12*4)" office:value-type="float" office:value="3" calcext:value-type="float">
            <text:p>3</text:p>
          </table:table-cell>
          <table:table-cell table:formula="of:=MONTH([.C338])" office:value-type="float" office:value="8" calcext:value-type="float">
            <text:p>8</text:p>
          </table:table-cell>
          <table:table-cell table:formula="of:=YEAR([.C338])" office:value-type="float" office:value="2016" calcext:value-type="float">
            <text:p>2016</text:p>
          </table:table-cell>
          <table:table-cell table:formula="of:=[.L338]&amp;[.K338]" office:value-type="string" office:string-value="20168" calcext:value-type="string">
            <text:p>20168</text:p>
          </table:table-cell>
          <table:table-cell table:formula="of:=DATE([.L338];[.K338];-1)" office:value-type="date" office:date-value="2016-07-30" calcext:value-type="date">
            <text:p>07/30/16</text:p>
          </table:table-cell>
          <table:table-cell table:formula="of:=YEAR([.N338])&amp;MONTH([.N338])" office:value-type="string" office:string-value="20167" calcext:value-type="string">
            <text:p>201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SHANGHAI</text:p>
          </table:table-cell>
          <table:table-cell office:value-type="string" calcext:value-type="string">
            <text:p>D-Jackets</text:p>
          </table:table-cell>
          <table:table-cell office:value-type="date" office:date-value="2016-08-09" calcext:value-type="date">
            <text:p>9-Aug-16</text:p>
          </table:table-cell>
          <table:table-cell office:value-type="float" office:value="2607" calcext:value-type="float">
            <text:p>2,607</text:p>
          </table:table-cell>
          <table:table-cell table:formula="of:=IF([.B339]&lt;&gt;[.B338];1;0)" office:value-type="float" office:value="0" calcext:value-type="float">
            <text:p>0</text:p>
          </table:table-cell>
          <table:table-cell table:formula="of:=IF([.E339]=0;[.D338];&quot;&quot;)" office:value-type="float" office:value="4009" calcext:value-type="float">
            <text:p>4,009</text:p>
          </table:table-cell>
          <table:table-cell table:formula="of:=IF([.E339]=0;[.C339]-[.C338];&quot;&quot;)" office:value-type="float" office:value="2" calcext:value-type="float">
            <text:p>2</text:p>
          </table:table-cell>
          <table:table-cell table:formula="of:=WEEKNUM([.C339])" office:value-type="float" office:value="33" calcext:value-type="float">
            <text:p>33</text:p>
          </table:table-cell>
          <table:table-cell table:formula="of:=WEEKDAY([.C339])" office:value-type="float" office:value="3" calcext:value-type="float">
            <text:p>3</text:p>
          </table:table-cell>
          <table:table-cell table:formula="of:=ROUNDUP([.K339]/12*4)" office:value-type="float" office:value="3" calcext:value-type="float">
            <text:p>3</text:p>
          </table:table-cell>
          <table:table-cell table:formula="of:=MONTH([.C339])" office:value-type="float" office:value="8" calcext:value-type="float">
            <text:p>8</text:p>
          </table:table-cell>
          <table:table-cell table:formula="of:=YEAR([.C339])" office:value-type="float" office:value="2016" calcext:value-type="float">
            <text:p>2016</text:p>
          </table:table-cell>
          <table:table-cell table:formula="of:=[.L339]&amp;[.K339]" office:value-type="string" office:string-value="20168" calcext:value-type="string">
            <text:p>20168</text:p>
          </table:table-cell>
          <table:table-cell table:formula="of:=DATE([.L339];[.K339];-1)" office:value-type="date" office:date-value="2016-07-30" calcext:value-type="date">
            <text:p>07/30/16</text:p>
          </table:table-cell>
          <table:table-cell table:formula="of:=YEAR([.N339])&amp;MONTH([.N339])" office:value-type="string" office:string-value="20167" calcext:value-type="string">
            <text:p>201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SHANGHAI</text:p>
          </table:table-cell>
          <table:table-cell office:value-type="string" calcext:value-type="string">
            <text:p>D-Jackets</text:p>
          </table:table-cell>
          <table:table-cell office:value-type="date" office:date-value="2016-08-10" calcext:value-type="date">
            <text:p>10-Aug-16</text:p>
          </table:table-cell>
          <table:table-cell office:value-type="float" office:value="5008" calcext:value-type="float">
            <text:p>5,008</text:p>
          </table:table-cell>
          <table:table-cell table:formula="of:=IF([.B340]&lt;&gt;[.B339];1;0)" office:value-type="float" office:value="0" calcext:value-type="float">
            <text:p>0</text:p>
          </table:table-cell>
          <table:table-cell table:formula="of:=IF([.E340]=0;[.D339];&quot;&quot;)" office:value-type="float" office:value="2607" calcext:value-type="float">
            <text:p>2,607</text:p>
          </table:table-cell>
          <table:table-cell table:formula="of:=IF([.E340]=0;[.C340]-[.C339];&quot;&quot;)" office:value-type="float" office:value="1" calcext:value-type="float">
            <text:p>1</text:p>
          </table:table-cell>
          <table:table-cell table:formula="of:=WEEKNUM([.C340])" office:value-type="float" office:value="33" calcext:value-type="float">
            <text:p>33</text:p>
          </table:table-cell>
          <table:table-cell table:formula="of:=WEEKDAY([.C340])" office:value-type="float" office:value="4" calcext:value-type="float">
            <text:p>4</text:p>
          </table:table-cell>
          <table:table-cell table:formula="of:=ROUNDUP([.K340]/12*4)" office:value-type="float" office:value="3" calcext:value-type="float">
            <text:p>3</text:p>
          </table:table-cell>
          <table:table-cell table:formula="of:=MONTH([.C340])" office:value-type="float" office:value="8" calcext:value-type="float">
            <text:p>8</text:p>
          </table:table-cell>
          <table:table-cell table:formula="of:=YEAR([.C340])" office:value-type="float" office:value="2016" calcext:value-type="float">
            <text:p>2016</text:p>
          </table:table-cell>
          <table:table-cell table:formula="of:=[.L340]&amp;[.K340]" office:value-type="string" office:string-value="20168" calcext:value-type="string">
            <text:p>20168</text:p>
          </table:table-cell>
          <table:table-cell table:formula="of:=DATE([.L340];[.K340];-1)" office:value-type="date" office:date-value="2016-07-30" calcext:value-type="date">
            <text:p>07/30/16</text:p>
          </table:table-cell>
          <table:table-cell table:formula="of:=YEAR([.N340])&amp;MONTH([.N340])" office:value-type="string" office:string-value="20167" calcext:value-type="string">
            <text:p>201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SHANGHAI</text:p>
          </table:table-cell>
          <table:table-cell office:value-type="string" calcext:value-type="string">
            <text:p>D-Jackets</text:p>
          </table:table-cell>
          <table:table-cell office:value-type="date" office:date-value="2016-08-14" calcext:value-type="date">
            <text:p>14-Aug-16</text:p>
          </table:table-cell>
          <table:table-cell office:value-type="float" office:value="5000" calcext:value-type="float">
            <text:p>5,000</text:p>
          </table:table-cell>
          <table:table-cell table:formula="of:=IF([.B341]&lt;&gt;[.B340];1;0)" office:value-type="float" office:value="0" calcext:value-type="float">
            <text:p>0</text:p>
          </table:table-cell>
          <table:table-cell table:formula="of:=IF([.E341]=0;[.D340];&quot;&quot;)" office:value-type="float" office:value="5008" calcext:value-type="float">
            <text:p>5,008</text:p>
          </table:table-cell>
          <table:table-cell table:formula="of:=IF([.E341]=0;[.C341]-[.C340];&quot;&quot;)" office:value-type="float" office:value="4" calcext:value-type="float">
            <text:p>4</text:p>
          </table:table-cell>
          <table:table-cell table:formula="of:=WEEKNUM([.C341])" office:value-type="float" office:value="34" calcext:value-type="float">
            <text:p>34</text:p>
          </table:table-cell>
          <table:table-cell table:formula="of:=WEEKDAY([.C341])" office:value-type="float" office:value="1" calcext:value-type="float">
            <text:p>1</text:p>
          </table:table-cell>
          <table:table-cell table:formula="of:=ROUNDUP([.K341]/12*4)" office:value-type="float" office:value="3" calcext:value-type="float">
            <text:p>3</text:p>
          </table:table-cell>
          <table:table-cell table:formula="of:=MONTH([.C341])" office:value-type="float" office:value="8" calcext:value-type="float">
            <text:p>8</text:p>
          </table:table-cell>
          <table:table-cell table:formula="of:=YEAR([.C341])" office:value-type="float" office:value="2016" calcext:value-type="float">
            <text:p>2016</text:p>
          </table:table-cell>
          <table:table-cell table:formula="of:=[.L341]&amp;[.K341]" office:value-type="string" office:string-value="20168" calcext:value-type="string">
            <text:p>20168</text:p>
          </table:table-cell>
          <table:table-cell table:formula="of:=DATE([.L341];[.K341];-1)" office:value-type="date" office:date-value="2016-07-30" calcext:value-type="date">
            <text:p>07/30/16</text:p>
          </table:table-cell>
          <table:table-cell table:formula="of:=YEAR([.N341])&amp;MONTH([.N341])" office:value-type="string" office:string-value="20167" calcext:value-type="string">
            <text:p>201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SHANGHAI</text:p>
          </table:table-cell>
          <table:table-cell office:value-type="string" calcext:value-type="string">
            <text:p>D-Jackets</text:p>
          </table:table-cell>
          <table:table-cell office:value-type="date" office:date-value="2016-08-16" calcext:value-type="date">
            <text:p>16-Aug-16</text:p>
          </table:table-cell>
          <table:table-cell office:value-type="float" office:value="33347" calcext:value-type="float">
            <text:p>33,347</text:p>
          </table:table-cell>
          <table:table-cell table:formula="of:=IF([.B342]&lt;&gt;[.B341];1;0)" office:value-type="float" office:value="0" calcext:value-type="float">
            <text:p>0</text:p>
          </table:table-cell>
          <table:table-cell table:formula="of:=IF([.E342]=0;[.D341];&quot;&quot;)" office:value-type="float" office:value="5000" calcext:value-type="float">
            <text:p>5,000</text:p>
          </table:table-cell>
          <table:table-cell table:formula="of:=IF([.E342]=0;[.C342]-[.C341];&quot;&quot;)" office:value-type="float" office:value="2" calcext:value-type="float">
            <text:p>2</text:p>
          </table:table-cell>
          <table:table-cell table:formula="of:=WEEKNUM([.C342])" office:value-type="float" office:value="34" calcext:value-type="float">
            <text:p>34</text:p>
          </table:table-cell>
          <table:table-cell table:formula="of:=WEEKDAY([.C342])" office:value-type="float" office:value="3" calcext:value-type="float">
            <text:p>3</text:p>
          </table:table-cell>
          <table:table-cell table:formula="of:=ROUNDUP([.K342]/12*4)" office:value-type="float" office:value="3" calcext:value-type="float">
            <text:p>3</text:p>
          </table:table-cell>
          <table:table-cell table:formula="of:=MONTH([.C342])" office:value-type="float" office:value="8" calcext:value-type="float">
            <text:p>8</text:p>
          </table:table-cell>
          <table:table-cell table:formula="of:=YEAR([.C342])" office:value-type="float" office:value="2016" calcext:value-type="float">
            <text:p>2016</text:p>
          </table:table-cell>
          <table:table-cell table:formula="of:=[.L342]&amp;[.K342]" office:value-type="string" office:string-value="20168" calcext:value-type="string">
            <text:p>20168</text:p>
          </table:table-cell>
          <table:table-cell table:formula="of:=DATE([.L342];[.K342];-1)" office:value-type="date" office:date-value="2016-07-30" calcext:value-type="date">
            <text:p>07/30/16</text:p>
          </table:table-cell>
          <table:table-cell table:formula="of:=YEAR([.N342])&amp;MONTH([.N342])" office:value-type="string" office:string-value="20167" calcext:value-type="string">
            <text:p>201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SHANGHAI</text:p>
          </table:table-cell>
          <table:table-cell office:value-type="string" calcext:value-type="string">
            <text:p>D-Jackets</text:p>
          </table:table-cell>
          <table:table-cell office:value-type="date" office:date-value="2016-08-17" calcext:value-type="date">
            <text:p>17-Aug-16</text:p>
          </table:table-cell>
          <table:table-cell office:value-type="float" office:value="11498" calcext:value-type="float">
            <text:p>11,498</text:p>
          </table:table-cell>
          <table:table-cell table:formula="of:=IF([.B343]&lt;&gt;[.B342];1;0)" office:value-type="float" office:value="0" calcext:value-type="float">
            <text:p>0</text:p>
          </table:table-cell>
          <table:table-cell table:formula="of:=IF([.E343]=0;[.D342];&quot;&quot;)" office:value-type="float" office:value="33347" calcext:value-type="float">
            <text:p>33,347</text:p>
          </table:table-cell>
          <table:table-cell table:formula="of:=IF([.E343]=0;[.C343]-[.C342];&quot;&quot;)" office:value-type="float" office:value="1" calcext:value-type="float">
            <text:p>1</text:p>
          </table:table-cell>
          <table:table-cell table:formula="of:=WEEKNUM([.C343])" office:value-type="float" office:value="34" calcext:value-type="float">
            <text:p>34</text:p>
          </table:table-cell>
          <table:table-cell table:formula="of:=WEEKDAY([.C343])" office:value-type="float" office:value="4" calcext:value-type="float">
            <text:p>4</text:p>
          </table:table-cell>
          <table:table-cell table:formula="of:=ROUNDUP([.K343]/12*4)" office:value-type="float" office:value="3" calcext:value-type="float">
            <text:p>3</text:p>
          </table:table-cell>
          <table:table-cell table:formula="of:=MONTH([.C343])" office:value-type="float" office:value="8" calcext:value-type="float">
            <text:p>8</text:p>
          </table:table-cell>
          <table:table-cell table:formula="of:=YEAR([.C343])" office:value-type="float" office:value="2016" calcext:value-type="float">
            <text:p>2016</text:p>
          </table:table-cell>
          <table:table-cell table:formula="of:=[.L343]&amp;[.K343]" office:value-type="string" office:string-value="20168" calcext:value-type="string">
            <text:p>20168</text:p>
          </table:table-cell>
          <table:table-cell table:formula="of:=DATE([.L343];[.K343];-1)" office:value-type="date" office:date-value="2016-07-30" calcext:value-type="date">
            <text:p>07/30/16</text:p>
          </table:table-cell>
          <table:table-cell table:formula="of:=YEAR([.N343])&amp;MONTH([.N343])" office:value-type="string" office:string-value="20167" calcext:value-type="string">
            <text:p>201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SHANGHAI</text:p>
          </table:table-cell>
          <table:table-cell office:value-type="string" calcext:value-type="string">
            <text:p>D-Jackets</text:p>
          </table:table-cell>
          <table:table-cell office:value-type="date" office:date-value="2016-08-24" calcext:value-type="date">
            <text:p>24-Aug-16</text:p>
          </table:table-cell>
          <table:table-cell office:value-type="float" office:value="18393" calcext:value-type="float">
            <text:p>18,393</text:p>
          </table:table-cell>
          <table:table-cell table:formula="of:=IF([.B344]&lt;&gt;[.B343];1;0)" office:value-type="float" office:value="0" calcext:value-type="float">
            <text:p>0</text:p>
          </table:table-cell>
          <table:table-cell table:formula="of:=IF([.E344]=0;[.D343];&quot;&quot;)" office:value-type="float" office:value="11498" calcext:value-type="float">
            <text:p>11,498</text:p>
          </table:table-cell>
          <table:table-cell table:formula="of:=IF([.E344]=0;[.C344]-[.C343];&quot;&quot;)" office:value-type="float" office:value="7" calcext:value-type="float">
            <text:p>7</text:p>
          </table:table-cell>
          <table:table-cell table:formula="of:=WEEKNUM([.C344])" office:value-type="float" office:value="35" calcext:value-type="float">
            <text:p>35</text:p>
          </table:table-cell>
          <table:table-cell table:formula="of:=WEEKDAY([.C344])" office:value-type="float" office:value="4" calcext:value-type="float">
            <text:p>4</text:p>
          </table:table-cell>
          <table:table-cell table:formula="of:=ROUNDUP([.K344]/12*4)" office:value-type="float" office:value="3" calcext:value-type="float">
            <text:p>3</text:p>
          </table:table-cell>
          <table:table-cell table:formula="of:=MONTH([.C344])" office:value-type="float" office:value="8" calcext:value-type="float">
            <text:p>8</text:p>
          </table:table-cell>
          <table:table-cell table:formula="of:=YEAR([.C344])" office:value-type="float" office:value="2016" calcext:value-type="float">
            <text:p>2016</text:p>
          </table:table-cell>
          <table:table-cell table:formula="of:=[.L344]&amp;[.K344]" office:value-type="string" office:string-value="20168" calcext:value-type="string">
            <text:p>20168</text:p>
          </table:table-cell>
          <table:table-cell table:formula="of:=DATE([.L344];[.K344];-1)" office:value-type="date" office:date-value="2016-07-30" calcext:value-type="date">
            <text:p>07/30/16</text:p>
          </table:table-cell>
          <table:table-cell table:formula="of:=YEAR([.N344])&amp;MONTH([.N344])" office:value-type="string" office:string-value="20167" calcext:value-type="string">
            <text:p>201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SHANGHAI</text:p>
          </table:table-cell>
          <table:table-cell office:value-type="string" calcext:value-type="string">
            <text:p>D-Jackets</text:p>
          </table:table-cell>
          <table:table-cell office:value-type="date" office:date-value="2016-08-30" calcext:value-type="date">
            <text:p>30-Aug-16</text:p>
          </table:table-cell>
          <table:table-cell office:value-type="float" office:value="18338" calcext:value-type="float">
            <text:p>18,338</text:p>
          </table:table-cell>
          <table:table-cell table:formula="of:=IF([.B345]&lt;&gt;[.B344];1;0)" office:value-type="float" office:value="0" calcext:value-type="float">
            <text:p>0</text:p>
          </table:table-cell>
          <table:table-cell table:formula="of:=IF([.E345]=0;[.D344];&quot;&quot;)" office:value-type="float" office:value="18393" calcext:value-type="float">
            <text:p>18,393</text:p>
          </table:table-cell>
          <table:table-cell table:formula="of:=IF([.E345]=0;[.C345]-[.C344];&quot;&quot;)" office:value-type="float" office:value="6" calcext:value-type="float">
            <text:p>6</text:p>
          </table:table-cell>
          <table:table-cell table:formula="of:=WEEKNUM([.C345])" office:value-type="float" office:value="36" calcext:value-type="float">
            <text:p>36</text:p>
          </table:table-cell>
          <table:table-cell table:formula="of:=WEEKDAY([.C345])" office:value-type="float" office:value="3" calcext:value-type="float">
            <text:p>3</text:p>
          </table:table-cell>
          <table:table-cell table:formula="of:=ROUNDUP([.K345]/12*4)" office:value-type="float" office:value="3" calcext:value-type="float">
            <text:p>3</text:p>
          </table:table-cell>
          <table:table-cell table:formula="of:=MONTH([.C345])" office:value-type="float" office:value="8" calcext:value-type="float">
            <text:p>8</text:p>
          </table:table-cell>
          <table:table-cell table:formula="of:=YEAR([.C345])" office:value-type="float" office:value="2016" calcext:value-type="float">
            <text:p>2016</text:p>
          </table:table-cell>
          <table:table-cell table:formula="of:=[.L345]&amp;[.K345]" office:value-type="string" office:string-value="20168" calcext:value-type="string">
            <text:p>20168</text:p>
          </table:table-cell>
          <table:table-cell table:formula="of:=DATE([.L345];[.K345];-1)" office:value-type="date" office:date-value="2016-07-30" calcext:value-type="date">
            <text:p>07/30/16</text:p>
          </table:table-cell>
          <table:table-cell table:formula="of:=YEAR([.N345])&amp;MONTH([.N345])" office:value-type="string" office:string-value="20167" calcext:value-type="string">
            <text:p>201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SHANGHAI</text:p>
          </table:table-cell>
          <table:table-cell office:value-type="string" calcext:value-type="string">
            <text:p>D-Jackets</text:p>
          </table:table-cell>
          <table:table-cell office:value-type="date" office:date-value="2016-09-05" calcext:value-type="date">
            <text:p>5-Sep-16</text:p>
          </table:table-cell>
          <table:table-cell office:value-type="float" office:value="1410" calcext:value-type="float">
            <text:p>1,410</text:p>
          </table:table-cell>
          <table:table-cell table:formula="of:=IF([.B346]&lt;&gt;[.B345];1;0)" office:value-type="float" office:value="0" calcext:value-type="float">
            <text:p>0</text:p>
          </table:table-cell>
          <table:table-cell table:formula="of:=IF([.E346]=0;[.D345];&quot;&quot;)" office:value-type="float" office:value="18338" calcext:value-type="float">
            <text:p>18,338</text:p>
          </table:table-cell>
          <table:table-cell table:formula="of:=IF([.E346]=0;[.C346]-[.C345];&quot;&quot;)" office:value-type="float" office:value="6" calcext:value-type="float">
            <text:p>6</text:p>
          </table:table-cell>
          <table:table-cell table:formula="of:=WEEKNUM([.C346])" office:value-type="float" office:value="37" calcext:value-type="float">
            <text:p>37</text:p>
          </table:table-cell>
          <table:table-cell table:formula="of:=WEEKDAY([.C346])" office:value-type="float" office:value="2" calcext:value-type="float">
            <text:p>2</text:p>
          </table:table-cell>
          <table:table-cell table:formula="of:=ROUNDUP([.K346]/12*4)" office:value-type="float" office:value="3" calcext:value-type="float">
            <text:p>3</text:p>
          </table:table-cell>
          <table:table-cell table:formula="of:=MONTH([.C346])" office:value-type="float" office:value="9" calcext:value-type="float">
            <text:p>9</text:p>
          </table:table-cell>
          <table:table-cell table:formula="of:=YEAR([.C346])" office:value-type="float" office:value="2016" calcext:value-type="float">
            <text:p>2016</text:p>
          </table:table-cell>
          <table:table-cell table:formula="of:=[.L346]&amp;[.K346]" office:value-type="string" office:string-value="20169" calcext:value-type="string">
            <text:p>20169</text:p>
          </table:table-cell>
          <table:table-cell table:formula="of:=DATE([.L346];[.K346];-1)" office:value-type="date" office:date-value="2016-08-30" calcext:value-type="date">
            <text:p>08/30/16</text:p>
          </table:table-cell>
          <table:table-cell table:formula="of:=YEAR([.N346])&amp;MONTH([.N346])" office:value-type="string" office:string-value="20168" calcext:value-type="string">
            <text:p>201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SHANGHAI</text:p>
          </table:table-cell>
          <table:table-cell office:value-type="string" calcext:value-type="string">
            <text:p>D-Jackets</text:p>
          </table:table-cell>
          <table:table-cell office:value-type="date" office:date-value="2016-09-06" calcext:value-type="date">
            <text:p>6-Sep-16</text:p>
          </table:table-cell>
          <table:table-cell office:value-type="float" office:value="22621" calcext:value-type="float">
            <text:p>22,621</text:p>
          </table:table-cell>
          <table:table-cell table:formula="of:=IF([.B347]&lt;&gt;[.B346];1;0)" office:value-type="float" office:value="0" calcext:value-type="float">
            <text:p>0</text:p>
          </table:table-cell>
          <table:table-cell table:formula="of:=IF([.E347]=0;[.D346];&quot;&quot;)" office:value-type="float" office:value="1410" calcext:value-type="float">
            <text:p>1,410</text:p>
          </table:table-cell>
          <table:table-cell table:formula="of:=IF([.E347]=0;[.C347]-[.C346];&quot;&quot;)" office:value-type="float" office:value="1" calcext:value-type="float">
            <text:p>1</text:p>
          </table:table-cell>
          <table:table-cell table:formula="of:=WEEKNUM([.C347])" office:value-type="float" office:value="37" calcext:value-type="float">
            <text:p>37</text:p>
          </table:table-cell>
          <table:table-cell table:formula="of:=WEEKDAY([.C347])" office:value-type="float" office:value="3" calcext:value-type="float">
            <text:p>3</text:p>
          </table:table-cell>
          <table:table-cell table:formula="of:=ROUNDUP([.K347]/12*4)" office:value-type="float" office:value="3" calcext:value-type="float">
            <text:p>3</text:p>
          </table:table-cell>
          <table:table-cell table:formula="of:=MONTH([.C347])" office:value-type="float" office:value="9" calcext:value-type="float">
            <text:p>9</text:p>
          </table:table-cell>
          <table:table-cell table:formula="of:=YEAR([.C347])" office:value-type="float" office:value="2016" calcext:value-type="float">
            <text:p>2016</text:p>
          </table:table-cell>
          <table:table-cell table:formula="of:=[.L347]&amp;[.K347]" office:value-type="string" office:string-value="20169" calcext:value-type="string">
            <text:p>20169</text:p>
          </table:table-cell>
          <table:table-cell table:formula="of:=DATE([.L347];[.K347];-1)" office:value-type="date" office:date-value="2016-08-30" calcext:value-type="date">
            <text:p>08/30/16</text:p>
          </table:table-cell>
          <table:table-cell table:formula="of:=YEAR([.N347])&amp;MONTH([.N347])" office:value-type="string" office:string-value="20168" calcext:value-type="string">
            <text:p>201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SHANGHAI</text:p>
          </table:table-cell>
          <table:table-cell office:value-type="string" calcext:value-type="string">
            <text:p>D-Jackets</text:p>
          </table:table-cell>
          <table:table-cell office:value-type="date" office:date-value="2016-09-13" calcext:value-type="date">
            <text:p>13-Sep-16</text:p>
          </table:table-cell>
          <table:table-cell office:value-type="float" office:value="3467" calcext:value-type="float">
            <text:p>3,467</text:p>
          </table:table-cell>
          <table:table-cell table:formula="of:=IF([.B348]&lt;&gt;[.B347];1;0)" office:value-type="float" office:value="0" calcext:value-type="float">
            <text:p>0</text:p>
          </table:table-cell>
          <table:table-cell table:formula="of:=IF([.E348]=0;[.D347];&quot;&quot;)" office:value-type="float" office:value="22621" calcext:value-type="float">
            <text:p>22,621</text:p>
          </table:table-cell>
          <table:table-cell table:formula="of:=IF([.E348]=0;[.C348]-[.C347];&quot;&quot;)" office:value-type="float" office:value="7" calcext:value-type="float">
            <text:p>7</text:p>
          </table:table-cell>
          <table:table-cell table:formula="of:=WEEKNUM([.C348])" office:value-type="float" office:value="38" calcext:value-type="float">
            <text:p>38</text:p>
          </table:table-cell>
          <table:table-cell table:formula="of:=WEEKDAY([.C348])" office:value-type="float" office:value="3" calcext:value-type="float">
            <text:p>3</text:p>
          </table:table-cell>
          <table:table-cell table:formula="of:=ROUNDUP([.K348]/12*4)" office:value-type="float" office:value="3" calcext:value-type="float">
            <text:p>3</text:p>
          </table:table-cell>
          <table:table-cell table:formula="of:=MONTH([.C348])" office:value-type="float" office:value="9" calcext:value-type="float">
            <text:p>9</text:p>
          </table:table-cell>
          <table:table-cell table:formula="of:=YEAR([.C348])" office:value-type="float" office:value="2016" calcext:value-type="float">
            <text:p>2016</text:p>
          </table:table-cell>
          <table:table-cell table:formula="of:=[.L348]&amp;[.K348]" office:value-type="string" office:string-value="20169" calcext:value-type="string">
            <text:p>20169</text:p>
          </table:table-cell>
          <table:table-cell table:formula="of:=DATE([.L348];[.K348];-1)" office:value-type="date" office:date-value="2016-08-30" calcext:value-type="date">
            <text:p>08/30/16</text:p>
          </table:table-cell>
          <table:table-cell table:formula="of:=YEAR([.N348])&amp;MONTH([.N348])" office:value-type="string" office:string-value="20168" calcext:value-type="string">
            <text:p>201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SHANGHAI</text:p>
          </table:table-cell>
          <table:table-cell office:value-type="string" calcext:value-type="string">
            <text:p>D-Jackets</text:p>
          </table:table-cell>
          <table:table-cell office:value-type="date" office:date-value="2016-09-20" calcext:value-type="date">
            <text:p>20-Sep-16</text:p>
          </table:table-cell>
          <table:table-cell office:value-type="float" office:value="11861" calcext:value-type="float">
            <text:p>11,861</text:p>
          </table:table-cell>
          <table:table-cell table:formula="of:=IF([.B349]&lt;&gt;[.B348];1;0)" office:value-type="float" office:value="0" calcext:value-type="float">
            <text:p>0</text:p>
          </table:table-cell>
          <table:table-cell table:formula="of:=IF([.E349]=0;[.D348];&quot;&quot;)" office:value-type="float" office:value="3467" calcext:value-type="float">
            <text:p>3,467</text:p>
          </table:table-cell>
          <table:table-cell table:formula="of:=IF([.E349]=0;[.C349]-[.C348];&quot;&quot;)" office:value-type="float" office:value="7" calcext:value-type="float">
            <text:p>7</text:p>
          </table:table-cell>
          <table:table-cell table:formula="of:=WEEKNUM([.C349])" office:value-type="float" office:value="39" calcext:value-type="float">
            <text:p>39</text:p>
          </table:table-cell>
          <table:table-cell table:formula="of:=WEEKDAY([.C349])" office:value-type="float" office:value="3" calcext:value-type="float">
            <text:p>3</text:p>
          </table:table-cell>
          <table:table-cell table:formula="of:=ROUNDUP([.K349]/12*4)" office:value-type="float" office:value="3" calcext:value-type="float">
            <text:p>3</text:p>
          </table:table-cell>
          <table:table-cell table:formula="of:=MONTH([.C349])" office:value-type="float" office:value="9" calcext:value-type="float">
            <text:p>9</text:p>
          </table:table-cell>
          <table:table-cell table:formula="of:=YEAR([.C349])" office:value-type="float" office:value="2016" calcext:value-type="float">
            <text:p>2016</text:p>
          </table:table-cell>
          <table:table-cell table:formula="of:=[.L349]&amp;[.K349]" office:value-type="string" office:string-value="20169" calcext:value-type="string">
            <text:p>20169</text:p>
          </table:table-cell>
          <table:table-cell table:formula="of:=DATE([.L349];[.K349];-1)" office:value-type="date" office:date-value="2016-08-30" calcext:value-type="date">
            <text:p>08/30/16</text:p>
          </table:table-cell>
          <table:table-cell table:formula="of:=YEAR([.N349])&amp;MONTH([.N349])" office:value-type="string" office:string-value="20168" calcext:value-type="string">
            <text:p>201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SHANGHAI</text:p>
          </table:table-cell>
          <table:table-cell office:value-type="string" calcext:value-type="string">
            <text:p>D-Jackets</text:p>
          </table:table-cell>
          <table:table-cell office:value-type="date" office:date-value="2016-09-26" calcext:value-type="date">
            <text:p>26-Sep-16</text:p>
          </table:table-cell>
          <table:table-cell office:value-type="float" office:value="2988" calcext:value-type="float">
            <text:p>2,988</text:p>
          </table:table-cell>
          <table:table-cell table:formula="of:=IF([.B350]&lt;&gt;[.B349];1;0)" office:value-type="float" office:value="0" calcext:value-type="float">
            <text:p>0</text:p>
          </table:table-cell>
          <table:table-cell table:formula="of:=IF([.E350]=0;[.D349];&quot;&quot;)" office:value-type="float" office:value="11861" calcext:value-type="float">
            <text:p>11,861</text:p>
          </table:table-cell>
          <table:table-cell table:formula="of:=IF([.E350]=0;[.C350]-[.C349];&quot;&quot;)" office:value-type="float" office:value="6" calcext:value-type="float">
            <text:p>6</text:p>
          </table:table-cell>
          <table:table-cell table:formula="of:=WEEKNUM([.C350])" office:value-type="float" office:value="40" calcext:value-type="float">
            <text:p>40</text:p>
          </table:table-cell>
          <table:table-cell table:formula="of:=WEEKDAY([.C350])" office:value-type="float" office:value="2" calcext:value-type="float">
            <text:p>2</text:p>
          </table:table-cell>
          <table:table-cell table:formula="of:=ROUNDUP([.K350]/12*4)" office:value-type="float" office:value="3" calcext:value-type="float">
            <text:p>3</text:p>
          </table:table-cell>
          <table:table-cell table:formula="of:=MONTH([.C350])" office:value-type="float" office:value="9" calcext:value-type="float">
            <text:p>9</text:p>
          </table:table-cell>
          <table:table-cell table:formula="of:=YEAR([.C350])" office:value-type="float" office:value="2016" calcext:value-type="float">
            <text:p>2016</text:p>
          </table:table-cell>
          <table:table-cell table:formula="of:=[.L350]&amp;[.K350]" office:value-type="string" office:string-value="20169" calcext:value-type="string">
            <text:p>20169</text:p>
          </table:table-cell>
          <table:table-cell table:formula="of:=DATE([.L350];[.K350];-1)" office:value-type="date" office:date-value="2016-08-30" calcext:value-type="date">
            <text:p>08/30/16</text:p>
          </table:table-cell>
          <table:table-cell table:formula="of:=YEAR([.N350])&amp;MONTH([.N350])" office:value-type="string" office:string-value="20168" calcext:value-type="string">
            <text:p>201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SHANGHAI</text:p>
          </table:table-cell>
          <table:table-cell office:value-type="string" calcext:value-type="string">
            <text:p>D-Jackets</text:p>
          </table:table-cell>
          <table:table-cell office:value-type="date" office:date-value="2016-09-27" calcext:value-type="date">
            <text:p>27-Sep-16</text:p>
          </table:table-cell>
          <table:table-cell office:value-type="float" office:value="2928" calcext:value-type="float">
            <text:p>2,928</text:p>
          </table:table-cell>
          <table:table-cell table:formula="of:=IF([.B351]&lt;&gt;[.B350];1;0)" office:value-type="float" office:value="0" calcext:value-type="float">
            <text:p>0</text:p>
          </table:table-cell>
          <table:table-cell table:formula="of:=IF([.E351]=0;[.D350];&quot;&quot;)" office:value-type="float" office:value="2988" calcext:value-type="float">
            <text:p>2,988</text:p>
          </table:table-cell>
          <table:table-cell table:formula="of:=IF([.E351]=0;[.C351]-[.C350];&quot;&quot;)" office:value-type="float" office:value="1" calcext:value-type="float">
            <text:p>1</text:p>
          </table:table-cell>
          <table:table-cell table:formula="of:=WEEKNUM([.C351])" office:value-type="float" office:value="40" calcext:value-type="float">
            <text:p>40</text:p>
          </table:table-cell>
          <table:table-cell table:formula="of:=WEEKDAY([.C351])" office:value-type="float" office:value="3" calcext:value-type="float">
            <text:p>3</text:p>
          </table:table-cell>
          <table:table-cell table:formula="of:=ROUNDUP([.K351]/12*4)" office:value-type="float" office:value="3" calcext:value-type="float">
            <text:p>3</text:p>
          </table:table-cell>
          <table:table-cell table:formula="of:=MONTH([.C351])" office:value-type="float" office:value="9" calcext:value-type="float">
            <text:p>9</text:p>
          </table:table-cell>
          <table:table-cell table:formula="of:=YEAR([.C351])" office:value-type="float" office:value="2016" calcext:value-type="float">
            <text:p>2016</text:p>
          </table:table-cell>
          <table:table-cell table:formula="of:=[.L351]&amp;[.K351]" office:value-type="string" office:string-value="20169" calcext:value-type="string">
            <text:p>20169</text:p>
          </table:table-cell>
          <table:table-cell table:formula="of:=DATE([.L351];[.K351];-1)" office:value-type="date" office:date-value="2016-08-30" calcext:value-type="date">
            <text:p>08/30/16</text:p>
          </table:table-cell>
          <table:table-cell table:formula="of:=YEAR([.N351])&amp;MONTH([.N351])" office:value-type="string" office:string-value="20168" calcext:value-type="string">
            <text:p>201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SHANGHAI</text:p>
          </table:table-cell>
          <table:table-cell office:value-type="string" calcext:value-type="string">
            <text:p>D-Jackets</text:p>
          </table:table-cell>
          <table:table-cell office:value-type="date" office:date-value="2016-10-07" calcext:value-type="date">
            <text:p>7-Oct-16</text:p>
          </table:table-cell>
          <table:table-cell office:value-type="float" office:value="3058" calcext:value-type="float">
            <text:p>3,058</text:p>
          </table:table-cell>
          <table:table-cell table:formula="of:=IF([.B352]&lt;&gt;[.B351];1;0)" office:value-type="float" office:value="0" calcext:value-type="float">
            <text:p>0</text:p>
          </table:table-cell>
          <table:table-cell table:formula="of:=IF([.E352]=0;[.D351];&quot;&quot;)" office:value-type="float" office:value="2928" calcext:value-type="float">
            <text:p>2,928</text:p>
          </table:table-cell>
          <table:table-cell table:formula="of:=IF([.E352]=0;[.C352]-[.C351];&quot;&quot;)" office:value-type="float" office:value="10" calcext:value-type="float">
            <text:p>10</text:p>
          </table:table-cell>
          <table:table-cell table:formula="of:=WEEKNUM([.C352])" office:value-type="float" office:value="41" calcext:value-type="float">
            <text:p>41</text:p>
          </table:table-cell>
          <table:table-cell table:formula="of:=WEEKDAY([.C352])" office:value-type="float" office:value="6" calcext:value-type="float">
            <text:p>6</text:p>
          </table:table-cell>
          <table:table-cell table:formula="of:=ROUNDUP([.K352]/12*4)" office:value-type="float" office:value="4" calcext:value-type="float">
            <text:p>4</text:p>
          </table:table-cell>
          <table:table-cell table:formula="of:=MONTH([.C352])" office:value-type="float" office:value="10" calcext:value-type="float">
            <text:p>10</text:p>
          </table:table-cell>
          <table:table-cell table:formula="of:=YEAR([.C352])" office:value-type="float" office:value="2016" calcext:value-type="float">
            <text:p>2016</text:p>
          </table:table-cell>
          <table:table-cell table:formula="of:=[.L352]&amp;[.K352]" office:value-type="string" office:string-value="201610" calcext:value-type="string">
            <text:p>201610</text:p>
          </table:table-cell>
          <table:table-cell table:formula="of:=DATE([.L352];[.K352];-1)" office:value-type="date" office:date-value="2016-09-29" calcext:value-type="date">
            <text:p>09/29/16</text:p>
          </table:table-cell>
          <table:table-cell table:formula="of:=YEAR([.N352])&amp;MONTH([.N352])" office:value-type="string" office:string-value="20169" calcext:value-type="string">
            <text:p>201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SHANGHAI</text:p>
          </table:table-cell>
          <table:table-cell office:value-type="string" calcext:value-type="string">
            <text:p>D-Jackets</text:p>
          </table:table-cell>
          <table:table-cell office:value-type="date" office:date-value="2016-11-10" calcext:value-type="date">
            <text:p>10-Nov-16</text:p>
          </table:table-cell>
          <table:table-cell office:value-type="float" office:value="1700" calcext:value-type="float">
            <text:p>1,700</text:p>
          </table:table-cell>
          <table:table-cell table:formula="of:=IF([.B353]&lt;&gt;[.B352];1;0)" office:value-type="float" office:value="0" calcext:value-type="float">
            <text:p>0</text:p>
          </table:table-cell>
          <table:table-cell table:formula="of:=IF([.E353]=0;[.D352];&quot;&quot;)" office:value-type="float" office:value="3058" calcext:value-type="float">
            <text:p>3,058</text:p>
          </table:table-cell>
          <table:table-cell table:formula="of:=IF([.E353]=0;[.C353]-[.C352];&quot;&quot;)" office:value-type="float" office:value="34" calcext:value-type="float">
            <text:p>34</text:p>
          </table:table-cell>
          <table:table-cell table:formula="of:=WEEKNUM([.C353])" office:value-type="float" office:value="46" calcext:value-type="float">
            <text:p>46</text:p>
          </table:table-cell>
          <table:table-cell table:formula="of:=WEEKDAY([.C353])" office:value-type="float" office:value="5" calcext:value-type="float">
            <text:p>5</text:p>
          </table:table-cell>
          <table:table-cell table:formula="of:=ROUNDUP([.K353]/12*4)" office:value-type="float" office:value="4" calcext:value-type="float">
            <text:p>4</text:p>
          </table:table-cell>
          <table:table-cell table:formula="of:=MONTH([.C353])" office:value-type="float" office:value="11" calcext:value-type="float">
            <text:p>11</text:p>
          </table:table-cell>
          <table:table-cell table:formula="of:=YEAR([.C353])" office:value-type="float" office:value="2016" calcext:value-type="float">
            <text:p>2016</text:p>
          </table:table-cell>
          <table:table-cell table:formula="of:=[.L353]&amp;[.K353]" office:value-type="string" office:string-value="201611" calcext:value-type="string">
            <text:p>201611</text:p>
          </table:table-cell>
          <table:table-cell table:formula="of:=DATE([.L353];[.K353];-1)" office:value-type="date" office:date-value="2016-10-30" calcext:value-type="date">
            <text:p>10/30/16</text:p>
          </table:table-cell>
          <table:table-cell table:formula="of:=YEAR([.N353])&amp;MONTH([.N353])" office:value-type="string" office:string-value="201610" calcext:value-type="string">
            <text:p>2016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SHANGHAI</text:p>
          </table:table-cell>
          <table:table-cell office:value-type="string" calcext:value-type="string">
            <text:p>D-Jackets</text:p>
          </table:table-cell>
          <table:table-cell office:value-type="date" office:date-value="2016-11-22" calcext:value-type="date">
            <text:p>22-Nov-16</text:p>
          </table:table-cell>
          <table:table-cell office:value-type="float" office:value="1296" calcext:value-type="float">
            <text:p>1,296</text:p>
          </table:table-cell>
          <table:table-cell table:formula="of:=IF([.B354]&lt;&gt;[.B353];1;0)" office:value-type="float" office:value="0" calcext:value-type="float">
            <text:p>0</text:p>
          </table:table-cell>
          <table:table-cell table:formula="of:=IF([.E354]=0;[.D353];&quot;&quot;)" office:value-type="float" office:value="1700" calcext:value-type="float">
            <text:p>1,700</text:p>
          </table:table-cell>
          <table:table-cell table:formula="of:=IF([.E354]=0;[.C354]-[.C353];&quot;&quot;)" office:value-type="float" office:value="12" calcext:value-type="float">
            <text:p>12</text:p>
          </table:table-cell>
          <table:table-cell table:formula="of:=WEEKNUM([.C354])" office:value-type="float" office:value="48" calcext:value-type="float">
            <text:p>48</text:p>
          </table:table-cell>
          <table:table-cell table:formula="of:=WEEKDAY([.C354])" office:value-type="float" office:value="3" calcext:value-type="float">
            <text:p>3</text:p>
          </table:table-cell>
          <table:table-cell table:formula="of:=ROUNDUP([.K354]/12*4)" office:value-type="float" office:value="4" calcext:value-type="float">
            <text:p>4</text:p>
          </table:table-cell>
          <table:table-cell table:formula="of:=MONTH([.C354])" office:value-type="float" office:value="11" calcext:value-type="float">
            <text:p>11</text:p>
          </table:table-cell>
          <table:table-cell table:formula="of:=YEAR([.C354])" office:value-type="float" office:value="2016" calcext:value-type="float">
            <text:p>2016</text:p>
          </table:table-cell>
          <table:table-cell table:formula="of:=[.L354]&amp;[.K354]" office:value-type="string" office:string-value="201611" calcext:value-type="string">
            <text:p>201611</text:p>
          </table:table-cell>
          <table:table-cell table:formula="of:=DATE([.L354];[.K354];-1)" office:value-type="date" office:date-value="2016-10-30" calcext:value-type="date">
            <text:p>10/30/16</text:p>
          </table:table-cell>
          <table:table-cell table:formula="of:=YEAR([.N354])&amp;MONTH([.N354])" office:value-type="string" office:string-value="201610" calcext:value-type="string">
            <text:p>2016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SHANGHAI</text:p>
          </table:table-cell>
          <table:table-cell office:value-type="string" calcext:value-type="string">
            <text:p>D-Jackets</text:p>
          </table:table-cell>
          <table:table-cell office:value-type="date" office:date-value="2016-12-06" calcext:value-type="date">
            <text:p>6-Dec-16</text:p>
          </table:table-cell>
          <table:table-cell office:value-type="float" office:value="5036" calcext:value-type="float">
            <text:p>5,036</text:p>
          </table:table-cell>
          <table:table-cell table:formula="of:=IF([.B355]&lt;&gt;[.B354];1;0)" office:value-type="float" office:value="0" calcext:value-type="float">
            <text:p>0</text:p>
          </table:table-cell>
          <table:table-cell table:formula="of:=IF([.E355]=0;[.D354];&quot;&quot;)" office:value-type="float" office:value="1296" calcext:value-type="float">
            <text:p>1,296</text:p>
          </table:table-cell>
          <table:table-cell table:formula="of:=IF([.E355]=0;[.C355]-[.C354];&quot;&quot;)" office:value-type="float" office:value="14" calcext:value-type="float">
            <text:p>14</text:p>
          </table:table-cell>
          <table:table-cell table:formula="of:=WEEKNUM([.C355])" office:value-type="float" office:value="50" calcext:value-type="float">
            <text:p>50</text:p>
          </table:table-cell>
          <table:table-cell table:formula="of:=WEEKDAY([.C355])" office:value-type="float" office:value="3" calcext:value-type="float">
            <text:p>3</text:p>
          </table:table-cell>
          <table:table-cell table:formula="of:=ROUNDUP([.K355]/12*4)" office:value-type="float" office:value="4" calcext:value-type="float">
            <text:p>4</text:p>
          </table:table-cell>
          <table:table-cell table:formula="of:=MONTH([.C355])" office:value-type="float" office:value="12" calcext:value-type="float">
            <text:p>12</text:p>
          </table:table-cell>
          <table:table-cell table:formula="of:=YEAR([.C355])" office:value-type="float" office:value="2016" calcext:value-type="float">
            <text:p>2016</text:p>
          </table:table-cell>
          <table:table-cell table:formula="of:=[.L355]&amp;[.K355]" office:value-type="string" office:string-value="201612" calcext:value-type="string">
            <text:p>201612</text:p>
          </table:table-cell>
          <table:table-cell table:formula="of:=DATE([.L355];[.K355];-1)" office:value-type="date" office:date-value="2016-11-29" calcext:value-type="date">
            <text:p>11/29/16</text:p>
          </table:table-cell>
          <table:table-cell table:formula="of:=YEAR([.N355])&amp;MONTH([.N355])" office:value-type="string" office:string-value="201611" calcext:value-type="string">
            <text:p>2016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SHANGHAI</text:p>
          </table:table-cell>
          <table:table-cell office:value-type="string" calcext:value-type="string">
            <text:p>D-Jackets</text:p>
          </table:table-cell>
          <table:table-cell office:value-type="date" office:date-value="2017-01-09" calcext:value-type="date">
            <text:p>9-Jan-17</text:p>
          </table:table-cell>
          <table:table-cell office:value-type="float" office:value="3349" calcext:value-type="float">
            <text:p>3,349</text:p>
          </table:table-cell>
          <table:table-cell table:formula="of:=IF([.B356]&lt;&gt;[.B355];1;0)" office:value-type="float" office:value="0" calcext:value-type="float">
            <text:p>0</text:p>
          </table:table-cell>
          <table:table-cell table:formula="of:=IF([.E356]=0;[.D355];&quot;&quot;)" office:value-type="float" office:value="5036" calcext:value-type="float">
            <text:p>5,036</text:p>
          </table:table-cell>
          <table:table-cell table:formula="of:=IF([.E356]=0;[.C356]-[.C355];&quot;&quot;)" office:value-type="float" office:value="34" calcext:value-type="float">
            <text:p>34</text:p>
          </table:table-cell>
          <table:table-cell table:formula="of:=WEEKNUM([.C356])" office:value-type="float" office:value="2" calcext:value-type="float">
            <text:p>2</text:p>
          </table:table-cell>
          <table:table-cell table:formula="of:=WEEKDAY([.C356])" office:value-type="float" office:value="2" calcext:value-type="float">
            <text:p>2</text:p>
          </table:table-cell>
          <table:table-cell table:formula="of:=ROUNDUP([.K356]/12*4)" office:value-type="float" office:value="1" calcext:value-type="float">
            <text:p>1</text:p>
          </table:table-cell>
          <table:table-cell table:formula="of:=MONTH([.C356])" office:value-type="float" office:value="1" calcext:value-type="float">
            <text:p>1</text:p>
          </table:table-cell>
          <table:table-cell table:formula="of:=YEAR([.C356])" office:value-type="float" office:value="2017" calcext:value-type="float">
            <text:p>2017</text:p>
          </table:table-cell>
          <table:table-cell table:formula="of:=[.L356]&amp;[.K356]" office:value-type="string" office:string-value="20171" calcext:value-type="string">
            <text:p>20171</text:p>
          </table:table-cell>
          <table:table-cell table:formula="of:=DATE([.L356];[.K356];-1)" office:value-type="date" office:date-value="2016-12-30" calcext:value-type="date">
            <text:p>12/30/16</text:p>
          </table:table-cell>
          <table:table-cell table:formula="of:=YEAR([.N356])&amp;MONTH([.N356])" office:value-type="string" office:string-value="201612" calcext:value-type="string">
            <text:p>2016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SHANGHAI</text:p>
          </table:table-cell>
          <table:table-cell office:value-type="string" calcext:value-type="string">
            <text:p>D-Jackets</text:p>
          </table:table-cell>
          <table:table-cell office:value-type="date" office:date-value="2017-01-22" calcext:value-type="date">
            <text:p>22-Jan-17</text:p>
          </table:table-cell>
          <table:table-cell office:value-type="float" office:value="1736" calcext:value-type="float">
            <text:p>1,736</text:p>
          </table:table-cell>
          <table:table-cell table:formula="of:=IF([.B357]&lt;&gt;[.B356];1;0)" office:value-type="float" office:value="0" calcext:value-type="float">
            <text:p>0</text:p>
          </table:table-cell>
          <table:table-cell table:formula="of:=IF([.E357]=0;[.D356];&quot;&quot;)" office:value-type="float" office:value="3349" calcext:value-type="float">
            <text:p>3,349</text:p>
          </table:table-cell>
          <table:table-cell table:formula="of:=IF([.E357]=0;[.C357]-[.C356];&quot;&quot;)" office:value-type="float" office:value="13" calcext:value-type="float">
            <text:p>13</text:p>
          </table:table-cell>
          <table:table-cell table:formula="of:=WEEKNUM([.C357])" office:value-type="float" office:value="4" calcext:value-type="float">
            <text:p>4</text:p>
          </table:table-cell>
          <table:table-cell table:formula="of:=WEEKDAY([.C357])" office:value-type="float" office:value="1" calcext:value-type="float">
            <text:p>1</text:p>
          </table:table-cell>
          <table:table-cell table:formula="of:=ROUNDUP([.K357]/12*4)" office:value-type="float" office:value="1" calcext:value-type="float">
            <text:p>1</text:p>
          </table:table-cell>
          <table:table-cell table:formula="of:=MONTH([.C357])" office:value-type="float" office:value="1" calcext:value-type="float">
            <text:p>1</text:p>
          </table:table-cell>
          <table:table-cell table:formula="of:=YEAR([.C357])" office:value-type="float" office:value="2017" calcext:value-type="float">
            <text:p>2017</text:p>
          </table:table-cell>
          <table:table-cell table:formula="of:=[.L357]&amp;[.K357]" office:value-type="string" office:string-value="20171" calcext:value-type="string">
            <text:p>20171</text:p>
          </table:table-cell>
          <table:table-cell table:formula="of:=DATE([.L357];[.K357];-1)" office:value-type="date" office:date-value="2016-12-30" calcext:value-type="date">
            <text:p>12/30/16</text:p>
          </table:table-cell>
          <table:table-cell table:formula="of:=YEAR([.N357])&amp;MONTH([.N357])" office:value-type="string" office:string-value="201612" calcext:value-type="string">
            <text:p>2016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SHANGHAI</text:p>
          </table:table-cell>
          <table:table-cell office:value-type="string" calcext:value-type="string">
            <text:p>D-Jackets</text:p>
          </table:table-cell>
          <table:table-cell office:value-type="date" office:date-value="2017-01-24" calcext:value-type="date">
            <text:p>24-Jan-17</text:p>
          </table:table-cell>
          <table:table-cell office:value-type="float" office:value="2000" calcext:value-type="float">
            <text:p>2,000</text:p>
          </table:table-cell>
          <table:table-cell table:formula="of:=IF([.B358]&lt;&gt;[.B357];1;0)" office:value-type="float" office:value="0" calcext:value-type="float">
            <text:p>0</text:p>
          </table:table-cell>
          <table:table-cell table:formula="of:=IF([.E358]=0;[.D357];&quot;&quot;)" office:value-type="float" office:value="1736" calcext:value-type="float">
            <text:p>1,736</text:p>
          </table:table-cell>
          <table:table-cell table:formula="of:=IF([.E358]=0;[.C358]-[.C357];&quot;&quot;)" office:value-type="float" office:value="2" calcext:value-type="float">
            <text:p>2</text:p>
          </table:table-cell>
          <table:table-cell table:formula="of:=WEEKNUM([.C358])" office:value-type="float" office:value="4" calcext:value-type="float">
            <text:p>4</text:p>
          </table:table-cell>
          <table:table-cell table:formula="of:=WEEKDAY([.C358])" office:value-type="float" office:value="3" calcext:value-type="float">
            <text:p>3</text:p>
          </table:table-cell>
          <table:table-cell table:formula="of:=ROUNDUP([.K358]/12*4)" office:value-type="float" office:value="1" calcext:value-type="float">
            <text:p>1</text:p>
          </table:table-cell>
          <table:table-cell table:formula="of:=MONTH([.C358])" office:value-type="float" office:value="1" calcext:value-type="float">
            <text:p>1</text:p>
          </table:table-cell>
          <table:table-cell table:formula="of:=YEAR([.C358])" office:value-type="float" office:value="2017" calcext:value-type="float">
            <text:p>2017</text:p>
          </table:table-cell>
          <table:table-cell table:formula="of:=[.L358]&amp;[.K358]" office:value-type="string" office:string-value="20171" calcext:value-type="string">
            <text:p>20171</text:p>
          </table:table-cell>
          <table:table-cell table:formula="of:=DATE([.L358];[.K358];-1)" office:value-type="date" office:date-value="2016-12-30" calcext:value-type="date">
            <text:p>12/30/16</text:p>
          </table:table-cell>
          <table:table-cell table:formula="of:=YEAR([.N358])&amp;MONTH([.N358])" office:value-type="string" office:string-value="201612" calcext:value-type="string">
            <text:p>2016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SHANGHAI</text:p>
          </table:table-cell>
          <table:table-cell office:value-type="string" calcext:value-type="string">
            <text:p>D-Jackets</text:p>
          </table:table-cell>
          <table:table-cell office:value-type="date" office:date-value="2017-02-01" calcext:value-type="date">
            <text:p>1-Feb-17</text:p>
          </table:table-cell>
          <table:table-cell office:value-type="float" office:value="1748" calcext:value-type="float">
            <text:p>1,748</text:p>
          </table:table-cell>
          <table:table-cell table:formula="of:=IF([.B359]&lt;&gt;[.B358];1;0)" office:value-type="float" office:value="0" calcext:value-type="float">
            <text:p>0</text:p>
          </table:table-cell>
          <table:table-cell table:formula="of:=IF([.E359]=0;[.D358];&quot;&quot;)" office:value-type="float" office:value="2000" calcext:value-type="float">
            <text:p>2,000</text:p>
          </table:table-cell>
          <table:table-cell table:formula="of:=IF([.E359]=0;[.C359]-[.C358];&quot;&quot;)" office:value-type="float" office:value="8" calcext:value-type="float">
            <text:p>8</text:p>
          </table:table-cell>
          <table:table-cell table:formula="of:=WEEKNUM([.C359])" office:value-type="float" office:value="5" calcext:value-type="float">
            <text:p>5</text:p>
          </table:table-cell>
          <table:table-cell table:formula="of:=WEEKDAY([.C359])" office:value-type="float" office:value="4" calcext:value-type="float">
            <text:p>4</text:p>
          </table:table-cell>
          <table:table-cell table:formula="of:=ROUNDUP([.K359]/12*4)" office:value-type="float" office:value="1" calcext:value-type="float">
            <text:p>1</text:p>
          </table:table-cell>
          <table:table-cell table:formula="of:=MONTH([.C359])" office:value-type="float" office:value="2" calcext:value-type="float">
            <text:p>2</text:p>
          </table:table-cell>
          <table:table-cell table:formula="of:=YEAR([.C359])" office:value-type="float" office:value="2017" calcext:value-type="float">
            <text:p>2017</text:p>
          </table:table-cell>
          <table:table-cell table:formula="of:=[.L359]&amp;[.K359]" office:value-type="string" office:string-value="20172" calcext:value-type="string">
            <text:p>20172</text:p>
          </table:table-cell>
          <table:table-cell table:formula="of:=DATE([.L359];[.K359];-1)" office:value-type="date" office:date-value="2017-01-30" calcext:value-type="date">
            <text:p>01/30/17</text:p>
          </table:table-cell>
          <table:table-cell table:formula="of:=YEAR([.N359])&amp;MONTH([.N359])" office:value-type="string" office:string-value="20171" calcext:value-type="string">
            <text:p>201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SHANGHAI</text:p>
          </table:table-cell>
          <table:table-cell office:value-type="string" calcext:value-type="string">
            <text:p>F-Sweatshirts</text:p>
          </table:table-cell>
          <table:table-cell office:value-type="date" office:date-value="2016-06-15" calcext:value-type="date">
            <text:p>15-Jun-16</text:p>
          </table:table-cell>
          <table:table-cell office:value-type="float" office:value="1000" calcext:value-type="float">
            <text:p>1,000</text:p>
          </table:table-cell>
          <table:table-cell table:formula="of:=IF([.B360]&lt;&gt;[.B359];1;0)" office:value-type="float" office:value="1" calcext:value-type="float">
            <text:p>1</text:p>
          </table:table-cell>
          <table:table-cell table:style-name="Default" table:formula="of:=IF([.E360]=0;[.D359];&quot;&quot;)">
            <text:p/>
          </table:table-cell>
          <table:table-cell table:formula="of:=IF([.E360]=0;[.C360]-[.C359];&quot;&quot;)">
            <text:p/>
          </table:table-cell>
          <table:table-cell table:formula="of:=WEEKNUM([.C360])" office:value-type="float" office:value="25" calcext:value-type="float">
            <text:p>25</text:p>
          </table:table-cell>
          <table:table-cell table:formula="of:=WEEKDAY([.C360])" office:value-type="float" office:value="4" calcext:value-type="float">
            <text:p>4</text:p>
          </table:table-cell>
          <table:table-cell table:formula="of:=ROUNDUP([.K360]/12*4)" office:value-type="float" office:value="2" calcext:value-type="float">
            <text:p>2</text:p>
          </table:table-cell>
          <table:table-cell table:formula="of:=MONTH([.C360])" office:value-type="float" office:value="6" calcext:value-type="float">
            <text:p>6</text:p>
          </table:table-cell>
          <table:table-cell table:formula="of:=YEAR([.C360])" office:value-type="float" office:value="2016" calcext:value-type="float">
            <text:p>2016</text:p>
          </table:table-cell>
          <table:table-cell table:formula="of:=[.L360]&amp;[.K360]" office:value-type="string" office:string-value="20166" calcext:value-type="string">
            <text:p>20166</text:p>
          </table:table-cell>
          <table:table-cell table:formula="of:=DATE([.L360];[.K360];-1)" office:value-type="date" office:date-value="2016-05-30" calcext:value-type="date">
            <text:p>05/30/16</text:p>
          </table:table-cell>
          <table:table-cell table:formula="of:=YEAR([.N360])&amp;MONTH([.N360])" office:value-type="string" office:string-value="20165" calcext:value-type="string">
            <text:p>201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SHANGHAI</text:p>
          </table:table-cell>
          <table:table-cell office:value-type="string" calcext:value-type="string">
            <text:p>F-Sweatshirts</text:p>
          </table:table-cell>
          <table:table-cell office:value-type="date" office:date-value="2016-06-26" calcext:value-type="date">
            <text:p>26-Jun-16</text:p>
          </table:table-cell>
          <table:table-cell office:value-type="float" office:value="2000" calcext:value-type="float">
            <text:p>2,000</text:p>
          </table:table-cell>
          <table:table-cell table:formula="of:=IF([.B361]&lt;&gt;[.B360];1;0)" office:value-type="float" office:value="0" calcext:value-type="float">
            <text:p>0</text:p>
          </table:table-cell>
          <table:table-cell table:formula="of:=IF([.E361]=0;[.D360];&quot;&quot;)" office:value-type="float" office:value="1000" calcext:value-type="float">
            <text:p>1,000</text:p>
          </table:table-cell>
          <table:table-cell table:formula="of:=IF([.E361]=0;[.C361]-[.C360];&quot;&quot;)" office:value-type="float" office:value="11" calcext:value-type="float">
            <text:p>11</text:p>
          </table:table-cell>
          <table:table-cell table:formula="of:=WEEKNUM([.C361])" office:value-type="float" office:value="27" calcext:value-type="float">
            <text:p>27</text:p>
          </table:table-cell>
          <table:table-cell table:formula="of:=WEEKDAY([.C361])" office:value-type="float" office:value="1" calcext:value-type="float">
            <text:p>1</text:p>
          </table:table-cell>
          <table:table-cell table:formula="of:=ROUNDUP([.K361]/12*4)" office:value-type="float" office:value="2" calcext:value-type="float">
            <text:p>2</text:p>
          </table:table-cell>
          <table:table-cell table:formula="of:=MONTH([.C361])" office:value-type="float" office:value="6" calcext:value-type="float">
            <text:p>6</text:p>
          </table:table-cell>
          <table:table-cell table:formula="of:=YEAR([.C361])" office:value-type="float" office:value="2016" calcext:value-type="float">
            <text:p>2016</text:p>
          </table:table-cell>
          <table:table-cell table:formula="of:=[.L361]&amp;[.K361]" office:value-type="string" office:string-value="20166" calcext:value-type="string">
            <text:p>20166</text:p>
          </table:table-cell>
          <table:table-cell table:formula="of:=DATE([.L361];[.K361];-1)" office:value-type="date" office:date-value="2016-05-30" calcext:value-type="date">
            <text:p>05/30/16</text:p>
          </table:table-cell>
          <table:table-cell table:formula="of:=YEAR([.N361])&amp;MONTH([.N361])" office:value-type="string" office:string-value="20165" calcext:value-type="string">
            <text:p>201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SHANGHAI</text:p>
          </table:table-cell>
          <table:table-cell office:value-type="string" calcext:value-type="string">
            <text:p>F-Sweatshirts</text:p>
          </table:table-cell>
          <table:table-cell office:value-type="date" office:date-value="2016-06-28" calcext:value-type="date">
            <text:p>28-Jun-16</text:p>
          </table:table-cell>
          <table:table-cell office:value-type="float" office:value="21510" calcext:value-type="float">
            <text:p>21,510</text:p>
          </table:table-cell>
          <table:table-cell table:formula="of:=IF([.B362]&lt;&gt;[.B361];1;0)" office:value-type="float" office:value="0" calcext:value-type="float">
            <text:p>0</text:p>
          </table:table-cell>
          <table:table-cell table:formula="of:=IF([.E362]=0;[.D361];&quot;&quot;)" office:value-type="float" office:value="2000" calcext:value-type="float">
            <text:p>2,000</text:p>
          </table:table-cell>
          <table:table-cell table:formula="of:=IF([.E362]=0;[.C362]-[.C361];&quot;&quot;)" office:value-type="float" office:value="2" calcext:value-type="float">
            <text:p>2</text:p>
          </table:table-cell>
          <table:table-cell table:formula="of:=WEEKNUM([.C362])" office:value-type="float" office:value="27" calcext:value-type="float">
            <text:p>27</text:p>
          </table:table-cell>
          <table:table-cell table:formula="of:=WEEKDAY([.C362])" office:value-type="float" office:value="3" calcext:value-type="float">
            <text:p>3</text:p>
          </table:table-cell>
          <table:table-cell table:formula="of:=ROUNDUP([.K362]/12*4)" office:value-type="float" office:value="2" calcext:value-type="float">
            <text:p>2</text:p>
          </table:table-cell>
          <table:table-cell table:formula="of:=MONTH([.C362])" office:value-type="float" office:value="6" calcext:value-type="float">
            <text:p>6</text:p>
          </table:table-cell>
          <table:table-cell table:formula="of:=YEAR([.C362])" office:value-type="float" office:value="2016" calcext:value-type="float">
            <text:p>2016</text:p>
          </table:table-cell>
          <table:table-cell table:formula="of:=[.L362]&amp;[.K362]" office:value-type="string" office:string-value="20166" calcext:value-type="string">
            <text:p>20166</text:p>
          </table:table-cell>
          <table:table-cell table:formula="of:=DATE([.L362];[.K362];-1)" office:value-type="date" office:date-value="2016-05-30" calcext:value-type="date">
            <text:p>05/30/16</text:p>
          </table:table-cell>
          <table:table-cell table:formula="of:=YEAR([.N362])&amp;MONTH([.N362])" office:value-type="string" office:string-value="20165" calcext:value-type="string">
            <text:p>201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SHANGHAI</text:p>
          </table:table-cell>
          <table:table-cell office:value-type="string" calcext:value-type="string">
            <text:p>F-Sweatshirts</text:p>
          </table:table-cell>
          <table:table-cell office:value-type="date" office:date-value="2016-07-13" calcext:value-type="date">
            <text:p>13-Jul-16</text:p>
          </table:table-cell>
          <table:table-cell office:value-type="float" office:value="21910" calcext:value-type="float">
            <text:p>21,910</text:p>
          </table:table-cell>
          <table:table-cell table:formula="of:=IF([.B363]&lt;&gt;[.B362];1;0)" office:value-type="float" office:value="0" calcext:value-type="float">
            <text:p>0</text:p>
          </table:table-cell>
          <table:table-cell table:formula="of:=IF([.E363]=0;[.D362];&quot;&quot;)" office:value-type="float" office:value="21510" calcext:value-type="float">
            <text:p>21,510</text:p>
          </table:table-cell>
          <table:table-cell table:formula="of:=IF([.E363]=0;[.C363]-[.C362];&quot;&quot;)" office:value-type="float" office:value="15" calcext:value-type="float">
            <text:p>15</text:p>
          </table:table-cell>
          <table:table-cell table:formula="of:=WEEKNUM([.C363])" office:value-type="float" office:value="29" calcext:value-type="float">
            <text:p>29</text:p>
          </table:table-cell>
          <table:table-cell table:formula="of:=WEEKDAY([.C363])" office:value-type="float" office:value="4" calcext:value-type="float">
            <text:p>4</text:p>
          </table:table-cell>
          <table:table-cell table:formula="of:=ROUNDUP([.K363]/12*4)" office:value-type="float" office:value="3" calcext:value-type="float">
            <text:p>3</text:p>
          </table:table-cell>
          <table:table-cell table:formula="of:=MONTH([.C363])" office:value-type="float" office:value="7" calcext:value-type="float">
            <text:p>7</text:p>
          </table:table-cell>
          <table:table-cell table:formula="of:=YEAR([.C363])" office:value-type="float" office:value="2016" calcext:value-type="float">
            <text:p>2016</text:p>
          </table:table-cell>
          <table:table-cell table:formula="of:=[.L363]&amp;[.K363]" office:value-type="string" office:string-value="20167" calcext:value-type="string">
            <text:p>20167</text:p>
          </table:table-cell>
          <table:table-cell table:formula="of:=DATE([.L363];[.K363];-1)" office:value-type="date" office:date-value="2016-06-29" calcext:value-type="date">
            <text:p>06/29/16</text:p>
          </table:table-cell>
          <table:table-cell table:formula="of:=YEAR([.N363])&amp;MONTH([.N363])" office:value-type="string" office:string-value="20166" calcext:value-type="string">
            <text:p>201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SHANGHAI</text:p>
          </table:table-cell>
          <table:table-cell office:value-type="string" calcext:value-type="string">
            <text:p>F-Sweatshirts</text:p>
          </table:table-cell>
          <table:table-cell office:value-type="date" office:date-value="2016-07-23" calcext:value-type="date">
            <text:p>23-Jul-16</text:p>
          </table:table-cell>
          <table:table-cell office:value-type="float" office:value="3590" calcext:value-type="float">
            <text:p>3,590</text:p>
          </table:table-cell>
          <table:table-cell table:formula="of:=IF([.B364]&lt;&gt;[.B363];1;0)" office:value-type="float" office:value="0" calcext:value-type="float">
            <text:p>0</text:p>
          </table:table-cell>
          <table:table-cell table:formula="of:=IF([.E364]=0;[.D363];&quot;&quot;)" office:value-type="float" office:value="21910" calcext:value-type="float">
            <text:p>21,910</text:p>
          </table:table-cell>
          <table:table-cell table:formula="of:=IF([.E364]=0;[.C364]-[.C363];&quot;&quot;)" office:value-type="float" office:value="10" calcext:value-type="float">
            <text:p>10</text:p>
          </table:table-cell>
          <table:table-cell table:formula="of:=WEEKNUM([.C364])" office:value-type="float" office:value="30" calcext:value-type="float">
            <text:p>30</text:p>
          </table:table-cell>
          <table:table-cell table:formula="of:=WEEKDAY([.C364])" office:value-type="float" office:value="7" calcext:value-type="float">
            <text:p>7</text:p>
          </table:table-cell>
          <table:table-cell table:formula="of:=ROUNDUP([.K364]/12*4)" office:value-type="float" office:value="3" calcext:value-type="float">
            <text:p>3</text:p>
          </table:table-cell>
          <table:table-cell table:formula="of:=MONTH([.C364])" office:value-type="float" office:value="7" calcext:value-type="float">
            <text:p>7</text:p>
          </table:table-cell>
          <table:table-cell table:formula="of:=YEAR([.C364])" office:value-type="float" office:value="2016" calcext:value-type="float">
            <text:p>2016</text:p>
          </table:table-cell>
          <table:table-cell table:formula="of:=[.L364]&amp;[.K364]" office:value-type="string" office:string-value="20167" calcext:value-type="string">
            <text:p>20167</text:p>
          </table:table-cell>
          <table:table-cell table:formula="of:=DATE([.L364];[.K364];-1)" office:value-type="date" office:date-value="2016-06-29" calcext:value-type="date">
            <text:p>06/29/16</text:p>
          </table:table-cell>
          <table:table-cell table:formula="of:=YEAR([.N364])&amp;MONTH([.N364])" office:value-type="string" office:string-value="20166" calcext:value-type="string">
            <text:p>201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SHANGHAI</text:p>
          </table:table-cell>
          <table:table-cell office:value-type="string" calcext:value-type="string">
            <text:p>F-Sweatshirts</text:p>
          </table:table-cell>
          <table:table-cell office:value-type="date" office:date-value="2016-07-31" calcext:value-type="date">
            <text:p>31-Jul-16</text:p>
          </table:table-cell>
          <table:table-cell office:value-type="float" office:value="23250" calcext:value-type="float">
            <text:p>23,250</text:p>
          </table:table-cell>
          <table:table-cell table:formula="of:=IF([.B365]&lt;&gt;[.B364];1;0)" office:value-type="float" office:value="0" calcext:value-type="float">
            <text:p>0</text:p>
          </table:table-cell>
          <table:table-cell table:formula="of:=IF([.E365]=0;[.D364];&quot;&quot;)" office:value-type="float" office:value="3590" calcext:value-type="float">
            <text:p>3,590</text:p>
          </table:table-cell>
          <table:table-cell table:formula="of:=IF([.E365]=0;[.C365]-[.C364];&quot;&quot;)" office:value-type="float" office:value="8" calcext:value-type="float">
            <text:p>8</text:p>
          </table:table-cell>
          <table:table-cell table:formula="of:=WEEKNUM([.C365])" office:value-type="float" office:value="32" calcext:value-type="float">
            <text:p>32</text:p>
          </table:table-cell>
          <table:table-cell table:formula="of:=WEEKDAY([.C365])" office:value-type="float" office:value="1" calcext:value-type="float">
            <text:p>1</text:p>
          </table:table-cell>
          <table:table-cell table:formula="of:=ROUNDUP([.K365]/12*4)" office:value-type="float" office:value="3" calcext:value-type="float">
            <text:p>3</text:p>
          </table:table-cell>
          <table:table-cell table:formula="of:=MONTH([.C365])" office:value-type="float" office:value="7" calcext:value-type="float">
            <text:p>7</text:p>
          </table:table-cell>
          <table:table-cell table:formula="of:=YEAR([.C365])" office:value-type="float" office:value="2016" calcext:value-type="float">
            <text:p>2016</text:p>
          </table:table-cell>
          <table:table-cell table:formula="of:=[.L365]&amp;[.K365]" office:value-type="string" office:string-value="20167" calcext:value-type="string">
            <text:p>20167</text:p>
          </table:table-cell>
          <table:table-cell table:formula="of:=DATE([.L365];[.K365];-1)" office:value-type="date" office:date-value="2016-06-29" calcext:value-type="date">
            <text:p>06/29/16</text:p>
          </table:table-cell>
          <table:table-cell table:formula="of:=YEAR([.N365])&amp;MONTH([.N365])" office:value-type="string" office:string-value="20166" calcext:value-type="string">
            <text:p>201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SHANGHAI</text:p>
          </table:table-cell>
          <table:table-cell office:value-type="string" calcext:value-type="string">
            <text:p>F-Sweatshirts</text:p>
          </table:table-cell>
          <table:table-cell office:value-type="date" office:date-value="2016-08-16" calcext:value-type="date">
            <text:p>16-Aug-16</text:p>
          </table:table-cell>
          <table:table-cell office:value-type="float" office:value="25330" calcext:value-type="float">
            <text:p>25,330</text:p>
          </table:table-cell>
          <table:table-cell table:formula="of:=IF([.B366]&lt;&gt;[.B365];1;0)" office:value-type="float" office:value="0" calcext:value-type="float">
            <text:p>0</text:p>
          </table:table-cell>
          <table:table-cell table:formula="of:=IF([.E366]=0;[.D365];&quot;&quot;)" office:value-type="float" office:value="23250" calcext:value-type="float">
            <text:p>23,250</text:p>
          </table:table-cell>
          <table:table-cell table:formula="of:=IF([.E366]=0;[.C366]-[.C365];&quot;&quot;)" office:value-type="float" office:value="16" calcext:value-type="float">
            <text:p>16</text:p>
          </table:table-cell>
          <table:table-cell table:formula="of:=WEEKNUM([.C366])" office:value-type="float" office:value="34" calcext:value-type="float">
            <text:p>34</text:p>
          </table:table-cell>
          <table:table-cell table:formula="of:=WEEKDAY([.C366])" office:value-type="float" office:value="3" calcext:value-type="float">
            <text:p>3</text:p>
          </table:table-cell>
          <table:table-cell table:formula="of:=ROUNDUP([.K366]/12*4)" office:value-type="float" office:value="3" calcext:value-type="float">
            <text:p>3</text:p>
          </table:table-cell>
          <table:table-cell table:formula="of:=MONTH([.C366])" office:value-type="float" office:value="8" calcext:value-type="float">
            <text:p>8</text:p>
          </table:table-cell>
          <table:table-cell table:formula="of:=YEAR([.C366])" office:value-type="float" office:value="2016" calcext:value-type="float">
            <text:p>2016</text:p>
          </table:table-cell>
          <table:table-cell table:formula="of:=[.L366]&amp;[.K366]" office:value-type="string" office:string-value="20168" calcext:value-type="string">
            <text:p>20168</text:p>
          </table:table-cell>
          <table:table-cell table:formula="of:=DATE([.L366];[.K366];-1)" office:value-type="date" office:date-value="2016-07-30" calcext:value-type="date">
            <text:p>07/30/16</text:p>
          </table:table-cell>
          <table:table-cell table:formula="of:=YEAR([.N366])&amp;MONTH([.N366])" office:value-type="string" office:string-value="20167" calcext:value-type="string">
            <text:p>201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SHANGHAI</text:p>
          </table:table-cell>
          <table:table-cell office:value-type="string" calcext:value-type="string">
            <text:p>F-Sweatshirts</text:p>
          </table:table-cell>
          <table:table-cell office:value-type="date" office:date-value="2016-08-24" calcext:value-type="date">
            <text:p>24-Aug-16</text:p>
          </table:table-cell>
          <table:table-cell office:value-type="float" office:value="17210" calcext:value-type="float">
            <text:p>17,210</text:p>
          </table:table-cell>
          <table:table-cell table:formula="of:=IF([.B367]&lt;&gt;[.B366];1;0)" office:value-type="float" office:value="0" calcext:value-type="float">
            <text:p>0</text:p>
          </table:table-cell>
          <table:table-cell table:formula="of:=IF([.E367]=0;[.D366];&quot;&quot;)" office:value-type="float" office:value="25330" calcext:value-type="float">
            <text:p>25,330</text:p>
          </table:table-cell>
          <table:table-cell table:formula="of:=IF([.E367]=0;[.C367]-[.C366];&quot;&quot;)" office:value-type="float" office:value="8" calcext:value-type="float">
            <text:p>8</text:p>
          </table:table-cell>
          <table:table-cell table:formula="of:=WEEKNUM([.C367])" office:value-type="float" office:value="35" calcext:value-type="float">
            <text:p>35</text:p>
          </table:table-cell>
          <table:table-cell table:formula="of:=WEEKDAY([.C367])" office:value-type="float" office:value="4" calcext:value-type="float">
            <text:p>4</text:p>
          </table:table-cell>
          <table:table-cell table:formula="of:=ROUNDUP([.K367]/12*4)" office:value-type="float" office:value="3" calcext:value-type="float">
            <text:p>3</text:p>
          </table:table-cell>
          <table:table-cell table:formula="of:=MONTH([.C367])" office:value-type="float" office:value="8" calcext:value-type="float">
            <text:p>8</text:p>
          </table:table-cell>
          <table:table-cell table:formula="of:=YEAR([.C367])" office:value-type="float" office:value="2016" calcext:value-type="float">
            <text:p>2016</text:p>
          </table:table-cell>
          <table:table-cell table:formula="of:=[.L367]&amp;[.K367]" office:value-type="string" office:string-value="20168" calcext:value-type="string">
            <text:p>20168</text:p>
          </table:table-cell>
          <table:table-cell table:formula="of:=DATE([.L367];[.K367];-1)" office:value-type="date" office:date-value="2016-07-30" calcext:value-type="date">
            <text:p>07/30/16</text:p>
          </table:table-cell>
          <table:table-cell table:formula="of:=YEAR([.N367])&amp;MONTH([.N367])" office:value-type="string" office:string-value="20167" calcext:value-type="string">
            <text:p>201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SHANGHAI</text:p>
          </table:table-cell>
          <table:table-cell office:value-type="string" calcext:value-type="string">
            <text:p>F-Sweatshirts</text:p>
          </table:table-cell>
          <table:table-cell office:value-type="date" office:date-value="2016-09-06" calcext:value-type="date">
            <text:p>6-Sep-16</text:p>
          </table:table-cell>
          <table:table-cell office:value-type="float" office:value="10026" calcext:value-type="float">
            <text:p>10,026</text:p>
          </table:table-cell>
          <table:table-cell table:formula="of:=IF([.B368]&lt;&gt;[.B367];1;0)" office:value-type="float" office:value="0" calcext:value-type="float">
            <text:p>0</text:p>
          </table:table-cell>
          <table:table-cell table:formula="of:=IF([.E368]=0;[.D367];&quot;&quot;)" office:value-type="float" office:value="17210" calcext:value-type="float">
            <text:p>17,210</text:p>
          </table:table-cell>
          <table:table-cell table:formula="of:=IF([.E368]=0;[.C368]-[.C367];&quot;&quot;)" office:value-type="float" office:value="13" calcext:value-type="float">
            <text:p>13</text:p>
          </table:table-cell>
          <table:table-cell table:formula="of:=WEEKNUM([.C368])" office:value-type="float" office:value="37" calcext:value-type="float">
            <text:p>37</text:p>
          </table:table-cell>
          <table:table-cell table:formula="of:=WEEKDAY([.C368])" office:value-type="float" office:value="3" calcext:value-type="float">
            <text:p>3</text:p>
          </table:table-cell>
          <table:table-cell table:formula="of:=ROUNDUP([.K368]/12*4)" office:value-type="float" office:value="3" calcext:value-type="float">
            <text:p>3</text:p>
          </table:table-cell>
          <table:table-cell table:formula="of:=MONTH([.C368])" office:value-type="float" office:value="9" calcext:value-type="float">
            <text:p>9</text:p>
          </table:table-cell>
          <table:table-cell table:formula="of:=YEAR([.C368])" office:value-type="float" office:value="2016" calcext:value-type="float">
            <text:p>2016</text:p>
          </table:table-cell>
          <table:table-cell table:formula="of:=[.L368]&amp;[.K368]" office:value-type="string" office:string-value="20169" calcext:value-type="string">
            <text:p>20169</text:p>
          </table:table-cell>
          <table:table-cell table:formula="of:=DATE([.L368];[.K368];-1)" office:value-type="date" office:date-value="2016-08-30" calcext:value-type="date">
            <text:p>08/30/16</text:p>
          </table:table-cell>
          <table:table-cell table:formula="of:=YEAR([.N368])&amp;MONTH([.N368])" office:value-type="string" office:string-value="20168" calcext:value-type="string">
            <text:p>201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SHANGHAI</text:p>
          </table:table-cell>
          <table:table-cell office:value-type="string" calcext:value-type="string">
            <text:p>F-Sweatshirts</text:p>
          </table:table-cell>
          <table:table-cell office:value-type="date" office:date-value="2016-11-03" calcext:value-type="date">
            <text:p>3-Nov-16</text:p>
          </table:table-cell>
          <table:table-cell office:value-type="float" office:value="5150" calcext:value-type="float">
            <text:p>5,150</text:p>
          </table:table-cell>
          <table:table-cell table:formula="of:=IF([.B369]&lt;&gt;[.B368];1;0)" office:value-type="float" office:value="0" calcext:value-type="float">
            <text:p>0</text:p>
          </table:table-cell>
          <table:table-cell table:formula="of:=IF([.E369]=0;[.D368];&quot;&quot;)" office:value-type="float" office:value="10026" calcext:value-type="float">
            <text:p>10,026</text:p>
          </table:table-cell>
          <table:table-cell table:formula="of:=IF([.E369]=0;[.C369]-[.C368];&quot;&quot;)" office:value-type="float" office:value="58" calcext:value-type="float">
            <text:p>58</text:p>
          </table:table-cell>
          <table:table-cell table:formula="of:=WEEKNUM([.C369])" office:value-type="float" office:value="45" calcext:value-type="float">
            <text:p>45</text:p>
          </table:table-cell>
          <table:table-cell table:formula="of:=WEEKDAY([.C369])" office:value-type="float" office:value="5" calcext:value-type="float">
            <text:p>5</text:p>
          </table:table-cell>
          <table:table-cell table:formula="of:=ROUNDUP([.K369]/12*4)" office:value-type="float" office:value="4" calcext:value-type="float">
            <text:p>4</text:p>
          </table:table-cell>
          <table:table-cell table:formula="of:=MONTH([.C369])" office:value-type="float" office:value="11" calcext:value-type="float">
            <text:p>11</text:p>
          </table:table-cell>
          <table:table-cell table:formula="of:=YEAR([.C369])" office:value-type="float" office:value="2016" calcext:value-type="float">
            <text:p>2016</text:p>
          </table:table-cell>
          <table:table-cell table:formula="of:=[.L369]&amp;[.K369]" office:value-type="string" office:string-value="201611" calcext:value-type="string">
            <text:p>201611</text:p>
          </table:table-cell>
          <table:table-cell table:formula="of:=DATE([.L369];[.K369];-1)" office:value-type="date" office:date-value="2016-10-30" calcext:value-type="date">
            <text:p>10/30/16</text:p>
          </table:table-cell>
          <table:table-cell table:formula="of:=YEAR([.N369])&amp;MONTH([.N369])" office:value-type="string" office:string-value="201610" calcext:value-type="string">
            <text:p>2016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SHANGHAI</text:p>
          </table:table-cell>
          <table:table-cell office:value-type="string" calcext:value-type="string">
            <text:p>F-Sweatshirts</text:p>
          </table:table-cell>
          <table:table-cell office:value-type="date" office:date-value="2016-11-19" calcext:value-type="date">
            <text:p>19-Nov-16</text:p>
          </table:table-cell>
          <table:table-cell office:value-type="float" office:value="10040" calcext:value-type="float">
            <text:p>10,040</text:p>
          </table:table-cell>
          <table:table-cell table:formula="of:=IF([.B370]&lt;&gt;[.B369];1;0)" office:value-type="float" office:value="0" calcext:value-type="float">
            <text:p>0</text:p>
          </table:table-cell>
          <table:table-cell table:formula="of:=IF([.E370]=0;[.D369];&quot;&quot;)" office:value-type="float" office:value="5150" calcext:value-type="float">
            <text:p>5,150</text:p>
          </table:table-cell>
          <table:table-cell table:formula="of:=IF([.E370]=0;[.C370]-[.C369];&quot;&quot;)" office:value-type="float" office:value="16" calcext:value-type="float">
            <text:p>16</text:p>
          </table:table-cell>
          <table:table-cell table:formula="of:=WEEKNUM([.C370])" office:value-type="float" office:value="47" calcext:value-type="float">
            <text:p>47</text:p>
          </table:table-cell>
          <table:table-cell table:formula="of:=WEEKDAY([.C370])" office:value-type="float" office:value="7" calcext:value-type="float">
            <text:p>7</text:p>
          </table:table-cell>
          <table:table-cell table:formula="of:=ROUNDUP([.K370]/12*4)" office:value-type="float" office:value="4" calcext:value-type="float">
            <text:p>4</text:p>
          </table:table-cell>
          <table:table-cell table:formula="of:=MONTH([.C370])" office:value-type="float" office:value="11" calcext:value-type="float">
            <text:p>11</text:p>
          </table:table-cell>
          <table:table-cell table:formula="of:=YEAR([.C370])" office:value-type="float" office:value="2016" calcext:value-type="float">
            <text:p>2016</text:p>
          </table:table-cell>
          <table:table-cell table:formula="of:=[.L370]&amp;[.K370]" office:value-type="string" office:string-value="201611" calcext:value-type="string">
            <text:p>201611</text:p>
          </table:table-cell>
          <table:table-cell table:formula="of:=DATE([.L370];[.K370];-1)" office:value-type="date" office:date-value="2016-10-30" calcext:value-type="date">
            <text:p>10/30/16</text:p>
          </table:table-cell>
          <table:table-cell table:formula="of:=YEAR([.N370])&amp;MONTH([.N370])" office:value-type="string" office:string-value="201610" calcext:value-type="string">
            <text:p>2016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SHANGHAI</text:p>
          </table:table-cell>
          <table:table-cell office:value-type="string" calcext:value-type="string">
            <text:p>F-Sweatshirts</text:p>
          </table:table-cell>
          <table:table-cell office:value-type="date" office:date-value="2016-12-20" calcext:value-type="date">
            <text:p>20-Dec-16</text:p>
          </table:table-cell>
          <table:table-cell office:value-type="float" office:value="16580" calcext:value-type="float">
            <text:p>16,580</text:p>
          </table:table-cell>
          <table:table-cell table:formula="of:=IF([.B371]&lt;&gt;[.B370];1;0)" office:value-type="float" office:value="0" calcext:value-type="float">
            <text:p>0</text:p>
          </table:table-cell>
          <table:table-cell table:formula="of:=IF([.E371]=0;[.D370];&quot;&quot;)" office:value-type="float" office:value="10040" calcext:value-type="float">
            <text:p>10,040</text:p>
          </table:table-cell>
          <table:table-cell table:formula="of:=IF([.E371]=0;[.C371]-[.C370];&quot;&quot;)" office:value-type="float" office:value="31" calcext:value-type="float">
            <text:p>31</text:p>
          </table:table-cell>
          <table:table-cell table:formula="of:=WEEKNUM([.C371])" office:value-type="float" office:value="52" calcext:value-type="float">
            <text:p>52</text:p>
          </table:table-cell>
          <table:table-cell table:formula="of:=WEEKDAY([.C371])" office:value-type="float" office:value="3" calcext:value-type="float">
            <text:p>3</text:p>
          </table:table-cell>
          <table:table-cell table:formula="of:=ROUNDUP([.K371]/12*4)" office:value-type="float" office:value="4" calcext:value-type="float">
            <text:p>4</text:p>
          </table:table-cell>
          <table:table-cell table:formula="of:=MONTH([.C371])" office:value-type="float" office:value="12" calcext:value-type="float">
            <text:p>12</text:p>
          </table:table-cell>
          <table:table-cell table:formula="of:=YEAR([.C371])" office:value-type="float" office:value="2016" calcext:value-type="float">
            <text:p>2016</text:p>
          </table:table-cell>
          <table:table-cell table:formula="of:=[.L371]&amp;[.K371]" office:value-type="string" office:string-value="201612" calcext:value-type="string">
            <text:p>201612</text:p>
          </table:table-cell>
          <table:table-cell table:formula="of:=DATE([.L371];[.K371];-1)" office:value-type="date" office:date-value="2016-11-29" calcext:value-type="date">
            <text:p>11/29/16</text:p>
          </table:table-cell>
          <table:table-cell table:formula="of:=YEAR([.N371])&amp;MONTH([.N371])" office:value-type="string" office:string-value="201611" calcext:value-type="string">
            <text:p>2016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SHANGHAI</text:p>
          </table:table-cell>
          <table:table-cell office:value-type="string" calcext:value-type="string">
            <text:p>F-Sweatshirts</text:p>
          </table:table-cell>
          <table:table-cell office:value-type="date" office:date-value="2016-12-31" calcext:value-type="date">
            <text:p>31-Dec-16</text:p>
          </table:table-cell>
          <table:table-cell office:value-type="float" office:value="11450" calcext:value-type="float">
            <text:p>11,450</text:p>
          </table:table-cell>
          <table:table-cell table:formula="of:=IF([.B372]&lt;&gt;[.B371];1;0)" office:value-type="float" office:value="0" calcext:value-type="float">
            <text:p>0</text:p>
          </table:table-cell>
          <table:table-cell table:formula="of:=IF([.E372]=0;[.D371];&quot;&quot;)" office:value-type="float" office:value="16580" calcext:value-type="float">
            <text:p>16,580</text:p>
          </table:table-cell>
          <table:table-cell table:formula="of:=IF([.E372]=0;[.C372]-[.C371];&quot;&quot;)" office:value-type="float" office:value="11" calcext:value-type="float">
            <text:p>11</text:p>
          </table:table-cell>
          <table:table-cell table:formula="of:=WEEKNUM([.C372])" office:value-type="float" office:value="53" calcext:value-type="float">
            <text:p>53</text:p>
          </table:table-cell>
          <table:table-cell table:formula="of:=WEEKDAY([.C372])" office:value-type="float" office:value="7" calcext:value-type="float">
            <text:p>7</text:p>
          </table:table-cell>
          <table:table-cell table:formula="of:=ROUNDUP([.K372]/12*4)" office:value-type="float" office:value="4" calcext:value-type="float">
            <text:p>4</text:p>
          </table:table-cell>
          <table:table-cell table:formula="of:=MONTH([.C372])" office:value-type="float" office:value="12" calcext:value-type="float">
            <text:p>12</text:p>
          </table:table-cell>
          <table:table-cell table:formula="of:=YEAR([.C372])" office:value-type="float" office:value="2016" calcext:value-type="float">
            <text:p>2016</text:p>
          </table:table-cell>
          <table:table-cell table:formula="of:=[.L372]&amp;[.K372]" office:value-type="string" office:string-value="201612" calcext:value-type="string">
            <text:p>201612</text:p>
          </table:table-cell>
          <table:table-cell table:formula="of:=DATE([.L372];[.K372];-1)" office:value-type="date" office:date-value="2016-11-29" calcext:value-type="date">
            <text:p>11/29/16</text:p>
          </table:table-cell>
          <table:table-cell table:formula="of:=YEAR([.N372])&amp;MONTH([.N372])" office:value-type="string" office:string-value="201611" calcext:value-type="string">
            <text:p>2016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SHANGHAI</text:p>
          </table:table-cell>
          <table:table-cell office:value-type="string" calcext:value-type="string">
            <text:p>F-Sweatshirts</text:p>
          </table:table-cell>
          <table:table-cell office:value-type="date" office:date-value="2017-01-22" calcext:value-type="date">
            <text:p>22-Jan-17</text:p>
          </table:table-cell>
          <table:table-cell office:value-type="float" office:value="19580" calcext:value-type="float">
            <text:p>19,580</text:p>
          </table:table-cell>
          <table:table-cell table:formula="of:=IF([.B373]&lt;&gt;[.B372];1;0)" office:value-type="float" office:value="0" calcext:value-type="float">
            <text:p>0</text:p>
          </table:table-cell>
          <table:table-cell table:formula="of:=IF([.E373]=0;[.D372];&quot;&quot;)" office:value-type="float" office:value="11450" calcext:value-type="float">
            <text:p>11,450</text:p>
          </table:table-cell>
          <table:table-cell table:formula="of:=IF([.E373]=0;[.C373]-[.C372];&quot;&quot;)" office:value-type="float" office:value="22" calcext:value-type="float">
            <text:p>22</text:p>
          </table:table-cell>
          <table:table-cell table:formula="of:=WEEKNUM([.C373])" office:value-type="float" office:value="4" calcext:value-type="float">
            <text:p>4</text:p>
          </table:table-cell>
          <table:table-cell table:formula="of:=WEEKDAY([.C373])" office:value-type="float" office:value="1" calcext:value-type="float">
            <text:p>1</text:p>
          </table:table-cell>
          <table:table-cell table:formula="of:=ROUNDUP([.K373]/12*4)" office:value-type="float" office:value="1" calcext:value-type="float">
            <text:p>1</text:p>
          </table:table-cell>
          <table:table-cell table:formula="of:=MONTH([.C373])" office:value-type="float" office:value="1" calcext:value-type="float">
            <text:p>1</text:p>
          </table:table-cell>
          <table:table-cell table:formula="of:=YEAR([.C373])" office:value-type="float" office:value="2017" calcext:value-type="float">
            <text:p>2017</text:p>
          </table:table-cell>
          <table:table-cell table:formula="of:=[.L373]&amp;[.K373]" office:value-type="string" office:string-value="20171" calcext:value-type="string">
            <text:p>20171</text:p>
          </table:table-cell>
          <table:table-cell table:formula="of:=DATE([.L373];[.K373];-1)" office:value-type="date" office:date-value="2016-12-30" calcext:value-type="date">
            <text:p>12/30/16</text:p>
          </table:table-cell>
          <table:table-cell table:formula="of:=YEAR([.N373])&amp;MONTH([.N373])" office:value-type="string" office:string-value="201612" calcext:value-type="string">
            <text:p>2016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SHANGHAI</text:p>
          </table:table-cell>
          <table:table-cell office:value-type="string" calcext:value-type="string">
            <text:p>F-Sweatshirts</text:p>
          </table:table-cell>
          <table:table-cell office:value-type="date" office:date-value="2017-02-01" calcext:value-type="date">
            <text:p>1-Feb-17</text:p>
          </table:table-cell>
          <table:table-cell office:value-type="float" office:value="8690" calcext:value-type="float">
            <text:p>8,690</text:p>
          </table:table-cell>
          <table:table-cell table:formula="of:=IF([.B374]&lt;&gt;[.B373];1;0)" office:value-type="float" office:value="0" calcext:value-type="float">
            <text:p>0</text:p>
          </table:table-cell>
          <table:table-cell table:formula="of:=IF([.E374]=0;[.D373];&quot;&quot;)" office:value-type="float" office:value="19580" calcext:value-type="float">
            <text:p>19,580</text:p>
          </table:table-cell>
          <table:table-cell table:formula="of:=IF([.E374]=0;[.C374]-[.C373];&quot;&quot;)" office:value-type="float" office:value="10" calcext:value-type="float">
            <text:p>10</text:p>
          </table:table-cell>
          <table:table-cell table:formula="of:=WEEKNUM([.C374])" office:value-type="float" office:value="5" calcext:value-type="float">
            <text:p>5</text:p>
          </table:table-cell>
          <table:table-cell table:formula="of:=WEEKDAY([.C374])" office:value-type="float" office:value="4" calcext:value-type="float">
            <text:p>4</text:p>
          </table:table-cell>
          <table:table-cell table:formula="of:=ROUNDUP([.K374]/12*4)" office:value-type="float" office:value="1" calcext:value-type="float">
            <text:p>1</text:p>
          </table:table-cell>
          <table:table-cell table:formula="of:=MONTH([.C374])" office:value-type="float" office:value="2" calcext:value-type="float">
            <text:p>2</text:p>
          </table:table-cell>
          <table:table-cell table:formula="of:=YEAR([.C374])" office:value-type="float" office:value="2017" calcext:value-type="float">
            <text:p>2017</text:p>
          </table:table-cell>
          <table:table-cell table:formula="of:=[.L374]&amp;[.K374]" office:value-type="string" office:string-value="20172" calcext:value-type="string">
            <text:p>20172</text:p>
          </table:table-cell>
          <table:table-cell table:formula="of:=DATE([.L374];[.K374];-1)" office:value-type="date" office:date-value="2017-01-30" calcext:value-type="date">
            <text:p>01/30/17</text:p>
          </table:table-cell>
          <table:table-cell table:formula="of:=YEAR([.N374])&amp;MONTH([.N374])" office:value-type="string" office:string-value="20171" calcext:value-type="string">
            <text:p>201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SHANGHAI</text:p>
          </table:table-cell>
          <table:table-cell office:value-type="string" calcext:value-type="string">
            <text:p>F-Sweatshirts</text:p>
          </table:table-cell>
          <table:table-cell office:value-type="date" office:date-value="2017-03-14" calcext:value-type="date">
            <text:p>14-Mar-17</text:p>
          </table:table-cell>
          <table:table-cell office:value-type="float" office:value="1300" calcext:value-type="float">
            <text:p>1,300</text:p>
          </table:table-cell>
          <table:table-cell table:formula="of:=IF([.B375]&lt;&gt;[.B374];1;0)" office:value-type="float" office:value="0" calcext:value-type="float">
            <text:p>0</text:p>
          </table:table-cell>
          <table:table-cell table:formula="of:=IF([.E375]=0;[.D374];&quot;&quot;)" office:value-type="float" office:value="8690" calcext:value-type="float">
            <text:p>8,690</text:p>
          </table:table-cell>
          <table:table-cell table:formula="of:=IF([.E375]=0;[.C375]-[.C374];&quot;&quot;)" office:value-type="float" office:value="41" calcext:value-type="float">
            <text:p>41</text:p>
          </table:table-cell>
          <table:table-cell table:formula="of:=WEEKNUM([.C375])" office:value-type="float" office:value="11" calcext:value-type="float">
            <text:p>11</text:p>
          </table:table-cell>
          <table:table-cell table:formula="of:=WEEKDAY([.C375])" office:value-type="float" office:value="3" calcext:value-type="float">
            <text:p>3</text:p>
          </table:table-cell>
          <table:table-cell table:formula="of:=ROUNDUP([.K375]/12*4)" office:value-type="float" office:value="1" calcext:value-type="float">
            <text:p>1</text:p>
          </table:table-cell>
          <table:table-cell table:formula="of:=MONTH([.C375])" office:value-type="float" office:value="3" calcext:value-type="float">
            <text:p>3</text:p>
          </table:table-cell>
          <table:table-cell table:formula="of:=YEAR([.C375])" office:value-type="float" office:value="2017" calcext:value-type="float">
            <text:p>2017</text:p>
          </table:table-cell>
          <table:table-cell table:formula="of:=[.L375]&amp;[.K375]" office:value-type="string" office:string-value="20173" calcext:value-type="string">
            <text:p>20173</text:p>
          </table:table-cell>
          <table:table-cell table:formula="of:=DATE([.L375];[.K375];-1)" office:value-type="date" office:date-value="2017-02-27" calcext:value-type="date">
            <text:p>02/27/17</text:p>
          </table:table-cell>
          <table:table-cell table:formula="of:=YEAR([.N375])&amp;MONTH([.N375])" office:value-type="string" office:string-value="20172" calcext:value-type="string">
            <text:p>201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SHANGHAI</text:p>
          </table:table-cell>
          <table:table-cell office:value-type="string" calcext:value-type="string">
            <text:p>I-Knitwear</text:p>
          </table:table-cell>
          <table:table-cell office:value-type="date" office:date-value="2016-03-25" calcext:value-type="date">
            <text:p>25-Mar-16</text:p>
          </table:table-cell>
          <table:table-cell office:value-type="float" office:value="5212" calcext:value-type="float">
            <text:p>5,212</text:p>
          </table:table-cell>
          <table:table-cell table:formula="of:=IF([.B376]&lt;&gt;[.B375];1;0)" office:value-type="float" office:value="1" calcext:value-type="float">
            <text:p>1</text:p>
          </table:table-cell>
          <table:table-cell table:style-name="Default" table:formula="of:=IF([.E376]=0;[.D375];&quot;&quot;)">
            <text:p/>
          </table:table-cell>
          <table:table-cell table:formula="of:=IF([.E376]=0;[.C376]-[.C375];&quot;&quot;)">
            <text:p/>
          </table:table-cell>
          <table:table-cell table:formula="of:=WEEKNUM([.C376])" office:value-type="float" office:value="13" calcext:value-type="float">
            <text:p>13</text:p>
          </table:table-cell>
          <table:table-cell table:formula="of:=WEEKDAY([.C376])" office:value-type="float" office:value="6" calcext:value-type="float">
            <text:p>6</text:p>
          </table:table-cell>
          <table:table-cell table:formula="of:=ROUNDUP([.K376]/12*4)" office:value-type="float" office:value="1" calcext:value-type="float">
            <text:p>1</text:p>
          </table:table-cell>
          <table:table-cell table:formula="of:=MONTH([.C376])" office:value-type="float" office:value="3" calcext:value-type="float">
            <text:p>3</text:p>
          </table:table-cell>
          <table:table-cell table:formula="of:=YEAR([.C376])" office:value-type="float" office:value="2016" calcext:value-type="float">
            <text:p>2016</text:p>
          </table:table-cell>
          <table:table-cell table:formula="of:=[.L376]&amp;[.K376]" office:value-type="string" office:string-value="20163" calcext:value-type="string">
            <text:p>20163</text:p>
          </table:table-cell>
          <table:table-cell table:formula="of:=DATE([.L376];[.K376];-1)" office:value-type="date" office:date-value="2016-02-28" calcext:value-type="date">
            <text:p>02/28/16</text:p>
          </table:table-cell>
          <table:table-cell table:formula="of:=YEAR([.N376])&amp;MONTH([.N376])" office:value-type="string" office:string-value="20162" calcext:value-type="string">
            <text:p>201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SHANGHAI</text:p>
          </table:table-cell>
          <table:table-cell office:value-type="string" calcext:value-type="string">
            <text:p>I-Knitwear</text:p>
          </table:table-cell>
          <table:table-cell office:value-type="date" office:date-value="2016-04-14" calcext:value-type="date">
            <text:p>14-Apr-16</text:p>
          </table:table-cell>
          <table:table-cell office:value-type="float" office:value="1002" calcext:value-type="float">
            <text:p>1,002</text:p>
          </table:table-cell>
          <table:table-cell table:formula="of:=IF([.B377]&lt;&gt;[.B376];1;0)" office:value-type="float" office:value="0" calcext:value-type="float">
            <text:p>0</text:p>
          </table:table-cell>
          <table:table-cell table:formula="of:=IF([.E377]=0;[.D376];&quot;&quot;)" office:value-type="float" office:value="5212" calcext:value-type="float">
            <text:p>5,212</text:p>
          </table:table-cell>
          <table:table-cell table:formula="of:=IF([.E377]=0;[.C377]-[.C376];&quot;&quot;)" office:value-type="float" office:value="20" calcext:value-type="float">
            <text:p>20</text:p>
          </table:table-cell>
          <table:table-cell table:formula="of:=WEEKNUM([.C377])" office:value-type="float" office:value="16" calcext:value-type="float">
            <text:p>16</text:p>
          </table:table-cell>
          <table:table-cell table:formula="of:=WEEKDAY([.C377])" office:value-type="float" office:value="5" calcext:value-type="float">
            <text:p>5</text:p>
          </table:table-cell>
          <table:table-cell table:formula="of:=ROUNDUP([.K377]/12*4)" office:value-type="float" office:value="2" calcext:value-type="float">
            <text:p>2</text:p>
          </table:table-cell>
          <table:table-cell table:formula="of:=MONTH([.C377])" office:value-type="float" office:value="4" calcext:value-type="float">
            <text:p>4</text:p>
          </table:table-cell>
          <table:table-cell table:formula="of:=YEAR([.C377])" office:value-type="float" office:value="2016" calcext:value-type="float">
            <text:p>2016</text:p>
          </table:table-cell>
          <table:table-cell table:formula="of:=[.L377]&amp;[.K377]" office:value-type="string" office:string-value="20164" calcext:value-type="string">
            <text:p>20164</text:p>
          </table:table-cell>
          <table:table-cell table:formula="of:=DATE([.L377];[.K377];-1)" office:value-type="date" office:date-value="2016-03-30" calcext:value-type="date">
            <text:p>03/30/16</text:p>
          </table:table-cell>
          <table:table-cell table:formula="of:=YEAR([.N377])&amp;MONTH([.N377])" office:value-type="string" office:string-value="20163" calcext:value-type="string">
            <text:p>201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SHANGHAI</text:p>
          </table:table-cell>
          <table:table-cell office:value-type="string" calcext:value-type="string">
            <text:p>I-Knitwear</text:p>
          </table:table-cell>
          <table:table-cell office:value-type="date" office:date-value="2016-04-17" calcext:value-type="date">
            <text:p>17-Apr-16</text:p>
          </table:table-cell>
          <table:table-cell office:value-type="float" office:value="1608" calcext:value-type="float">
            <text:p>1,608</text:p>
          </table:table-cell>
          <table:table-cell table:formula="of:=IF([.B378]&lt;&gt;[.B377];1;0)" office:value-type="float" office:value="0" calcext:value-type="float">
            <text:p>0</text:p>
          </table:table-cell>
          <table:table-cell table:formula="of:=IF([.E378]=0;[.D377];&quot;&quot;)" office:value-type="float" office:value="1002" calcext:value-type="float">
            <text:p>1,002</text:p>
          </table:table-cell>
          <table:table-cell table:formula="of:=IF([.E378]=0;[.C378]-[.C377];&quot;&quot;)" office:value-type="float" office:value="3" calcext:value-type="float">
            <text:p>3</text:p>
          </table:table-cell>
          <table:table-cell table:formula="of:=WEEKNUM([.C378])" office:value-type="float" office:value="17" calcext:value-type="float">
            <text:p>17</text:p>
          </table:table-cell>
          <table:table-cell table:formula="of:=WEEKDAY([.C378])" office:value-type="float" office:value="1" calcext:value-type="float">
            <text:p>1</text:p>
          </table:table-cell>
          <table:table-cell table:formula="of:=ROUNDUP([.K378]/12*4)" office:value-type="float" office:value="2" calcext:value-type="float">
            <text:p>2</text:p>
          </table:table-cell>
          <table:table-cell table:formula="of:=MONTH([.C378])" office:value-type="float" office:value="4" calcext:value-type="float">
            <text:p>4</text:p>
          </table:table-cell>
          <table:table-cell table:formula="of:=YEAR([.C378])" office:value-type="float" office:value="2016" calcext:value-type="float">
            <text:p>2016</text:p>
          </table:table-cell>
          <table:table-cell table:formula="of:=[.L378]&amp;[.K378]" office:value-type="string" office:string-value="20164" calcext:value-type="string">
            <text:p>20164</text:p>
          </table:table-cell>
          <table:table-cell table:formula="of:=DATE([.L378];[.K378];-1)" office:value-type="date" office:date-value="2016-03-30" calcext:value-type="date">
            <text:p>03/30/16</text:p>
          </table:table-cell>
          <table:table-cell table:formula="of:=YEAR([.N378])&amp;MONTH([.N378])" office:value-type="string" office:string-value="20163" calcext:value-type="string">
            <text:p>201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SHANGHAI</text:p>
          </table:table-cell>
          <table:table-cell office:value-type="string" calcext:value-type="string">
            <text:p>I-Knitwear</text:p>
          </table:table-cell>
          <table:table-cell office:value-type="date" office:date-value="2016-04-24" calcext:value-type="date">
            <text:p>24-Apr-16</text:p>
          </table:table-cell>
          <table:table-cell office:value-type="float" office:value="2760" calcext:value-type="float">
            <text:p>2,760</text:p>
          </table:table-cell>
          <table:table-cell table:formula="of:=IF([.B379]&lt;&gt;[.B378];1;0)" office:value-type="float" office:value="0" calcext:value-type="float">
            <text:p>0</text:p>
          </table:table-cell>
          <table:table-cell table:formula="of:=IF([.E379]=0;[.D378];&quot;&quot;)" office:value-type="float" office:value="1608" calcext:value-type="float">
            <text:p>1,608</text:p>
          </table:table-cell>
          <table:table-cell table:formula="of:=IF([.E379]=0;[.C379]-[.C378];&quot;&quot;)" office:value-type="float" office:value="7" calcext:value-type="float">
            <text:p>7</text:p>
          </table:table-cell>
          <table:table-cell table:formula="of:=WEEKNUM([.C379])" office:value-type="float" office:value="18" calcext:value-type="float">
            <text:p>18</text:p>
          </table:table-cell>
          <table:table-cell table:formula="of:=WEEKDAY([.C379])" office:value-type="float" office:value="1" calcext:value-type="float">
            <text:p>1</text:p>
          </table:table-cell>
          <table:table-cell table:formula="of:=ROUNDUP([.K379]/12*4)" office:value-type="float" office:value="2" calcext:value-type="float">
            <text:p>2</text:p>
          </table:table-cell>
          <table:table-cell table:formula="of:=MONTH([.C379])" office:value-type="float" office:value="4" calcext:value-type="float">
            <text:p>4</text:p>
          </table:table-cell>
          <table:table-cell table:formula="of:=YEAR([.C379])" office:value-type="float" office:value="2016" calcext:value-type="float">
            <text:p>2016</text:p>
          </table:table-cell>
          <table:table-cell table:formula="of:=[.L379]&amp;[.K379]" office:value-type="string" office:string-value="20164" calcext:value-type="string">
            <text:p>20164</text:p>
          </table:table-cell>
          <table:table-cell table:formula="of:=DATE([.L379];[.K379];-1)" office:value-type="date" office:date-value="2016-03-30" calcext:value-type="date">
            <text:p>03/30/16</text:p>
          </table:table-cell>
          <table:table-cell table:formula="of:=YEAR([.N379])&amp;MONTH([.N379])" office:value-type="string" office:string-value="20163" calcext:value-type="string">
            <text:p>201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SHANGHAI</text:p>
          </table:table-cell>
          <table:table-cell office:value-type="string" calcext:value-type="string">
            <text:p>I-Knitwear</text:p>
          </table:table-cell>
          <table:table-cell office:value-type="date" office:date-value="2016-06-26" calcext:value-type="date">
            <text:p>26-Jun-16</text:p>
          </table:table-cell>
          <table:table-cell office:value-type="float" office:value="14727" calcext:value-type="float">
            <text:p>14,727</text:p>
          </table:table-cell>
          <table:table-cell table:formula="of:=IF([.B380]&lt;&gt;[.B379];1;0)" office:value-type="float" office:value="0" calcext:value-type="float">
            <text:p>0</text:p>
          </table:table-cell>
          <table:table-cell table:formula="of:=IF([.E380]=0;[.D379];&quot;&quot;)" office:value-type="float" office:value="2760" calcext:value-type="float">
            <text:p>2,760</text:p>
          </table:table-cell>
          <table:table-cell table:formula="of:=IF([.E380]=0;[.C380]-[.C379];&quot;&quot;)" office:value-type="float" office:value="63" calcext:value-type="float">
            <text:p>63</text:p>
          </table:table-cell>
          <table:table-cell table:formula="of:=WEEKNUM([.C380])" office:value-type="float" office:value="27" calcext:value-type="float">
            <text:p>27</text:p>
          </table:table-cell>
          <table:table-cell table:formula="of:=WEEKDAY([.C380])" office:value-type="float" office:value="1" calcext:value-type="float">
            <text:p>1</text:p>
          </table:table-cell>
          <table:table-cell table:formula="of:=ROUNDUP([.K380]/12*4)" office:value-type="float" office:value="2" calcext:value-type="float">
            <text:p>2</text:p>
          </table:table-cell>
          <table:table-cell table:formula="of:=MONTH([.C380])" office:value-type="float" office:value="6" calcext:value-type="float">
            <text:p>6</text:p>
          </table:table-cell>
          <table:table-cell table:formula="of:=YEAR([.C380])" office:value-type="float" office:value="2016" calcext:value-type="float">
            <text:p>2016</text:p>
          </table:table-cell>
          <table:table-cell table:formula="of:=[.L380]&amp;[.K380]" office:value-type="string" office:string-value="20166" calcext:value-type="string">
            <text:p>20166</text:p>
          </table:table-cell>
          <table:table-cell table:formula="of:=DATE([.L380];[.K380];-1)" office:value-type="date" office:date-value="2016-05-30" calcext:value-type="date">
            <text:p>05/30/16</text:p>
          </table:table-cell>
          <table:table-cell table:formula="of:=YEAR([.N380])&amp;MONTH([.N380])" office:value-type="string" office:string-value="20165" calcext:value-type="string">
            <text:p>201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SHANGHAI</text:p>
          </table:table-cell>
          <table:table-cell office:value-type="string" calcext:value-type="string">
            <text:p>I-Knitwear</text:p>
          </table:table-cell>
          <table:table-cell office:value-type="date" office:date-value="2016-07-09" calcext:value-type="date">
            <text:p>9-Jul-16</text:p>
          </table:table-cell>
          <table:table-cell office:value-type="float" office:value="3200" calcext:value-type="float">
            <text:p>3,200</text:p>
          </table:table-cell>
          <table:table-cell table:formula="of:=IF([.B381]&lt;&gt;[.B380];1;0)" office:value-type="float" office:value="0" calcext:value-type="float">
            <text:p>0</text:p>
          </table:table-cell>
          <table:table-cell table:formula="of:=IF([.E381]=0;[.D380];&quot;&quot;)" office:value-type="float" office:value="14727" calcext:value-type="float">
            <text:p>14,727</text:p>
          </table:table-cell>
          <table:table-cell table:formula="of:=IF([.E381]=0;[.C381]-[.C380];&quot;&quot;)" office:value-type="float" office:value="13" calcext:value-type="float">
            <text:p>13</text:p>
          </table:table-cell>
          <table:table-cell table:formula="of:=WEEKNUM([.C381])" office:value-type="float" office:value="28" calcext:value-type="float">
            <text:p>28</text:p>
          </table:table-cell>
          <table:table-cell table:formula="of:=WEEKDAY([.C381])" office:value-type="float" office:value="7" calcext:value-type="float">
            <text:p>7</text:p>
          </table:table-cell>
          <table:table-cell table:formula="of:=ROUNDUP([.K381]/12*4)" office:value-type="float" office:value="3" calcext:value-type="float">
            <text:p>3</text:p>
          </table:table-cell>
          <table:table-cell table:formula="of:=MONTH([.C381])" office:value-type="float" office:value="7" calcext:value-type="float">
            <text:p>7</text:p>
          </table:table-cell>
          <table:table-cell table:formula="of:=YEAR([.C381])" office:value-type="float" office:value="2016" calcext:value-type="float">
            <text:p>2016</text:p>
          </table:table-cell>
          <table:table-cell table:formula="of:=[.L381]&amp;[.K381]" office:value-type="string" office:string-value="20167" calcext:value-type="string">
            <text:p>20167</text:p>
          </table:table-cell>
          <table:table-cell table:formula="of:=DATE([.L381];[.K381];-1)" office:value-type="date" office:date-value="2016-06-29" calcext:value-type="date">
            <text:p>06/29/16</text:p>
          </table:table-cell>
          <table:table-cell table:formula="of:=YEAR([.N381])&amp;MONTH([.N381])" office:value-type="string" office:string-value="20166" calcext:value-type="string">
            <text:p>201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SHANGHAI</text:p>
          </table:table-cell>
          <table:table-cell office:value-type="string" calcext:value-type="string">
            <text:p>I-Knitwear</text:p>
          </table:table-cell>
          <table:table-cell office:value-type="date" office:date-value="2016-07-13" calcext:value-type="date">
            <text:p>13-Jul-16</text:p>
          </table:table-cell>
          <table:table-cell office:value-type="float" office:value="9463" calcext:value-type="float">
            <text:p>9,463</text:p>
          </table:table-cell>
          <table:table-cell table:formula="of:=IF([.B382]&lt;&gt;[.B381];1;0)" office:value-type="float" office:value="0" calcext:value-type="float">
            <text:p>0</text:p>
          </table:table-cell>
          <table:table-cell table:formula="of:=IF([.E382]=0;[.D381];&quot;&quot;)" office:value-type="float" office:value="3200" calcext:value-type="float">
            <text:p>3,200</text:p>
          </table:table-cell>
          <table:table-cell table:formula="of:=IF([.E382]=0;[.C382]-[.C381];&quot;&quot;)" office:value-type="float" office:value="4" calcext:value-type="float">
            <text:p>4</text:p>
          </table:table-cell>
          <table:table-cell table:formula="of:=WEEKNUM([.C382])" office:value-type="float" office:value="29" calcext:value-type="float">
            <text:p>29</text:p>
          </table:table-cell>
          <table:table-cell table:formula="of:=WEEKDAY([.C382])" office:value-type="float" office:value="4" calcext:value-type="float">
            <text:p>4</text:p>
          </table:table-cell>
          <table:table-cell table:formula="of:=ROUNDUP([.K382]/12*4)" office:value-type="float" office:value="3" calcext:value-type="float">
            <text:p>3</text:p>
          </table:table-cell>
          <table:table-cell table:formula="of:=MONTH([.C382])" office:value-type="float" office:value="7" calcext:value-type="float">
            <text:p>7</text:p>
          </table:table-cell>
          <table:table-cell table:formula="of:=YEAR([.C382])" office:value-type="float" office:value="2016" calcext:value-type="float">
            <text:p>2016</text:p>
          </table:table-cell>
          <table:table-cell table:formula="of:=[.L382]&amp;[.K382]" office:value-type="string" office:string-value="20167" calcext:value-type="string">
            <text:p>20167</text:p>
          </table:table-cell>
          <table:table-cell table:formula="of:=DATE([.L382];[.K382];-1)" office:value-type="date" office:date-value="2016-06-29" calcext:value-type="date">
            <text:p>06/29/16</text:p>
          </table:table-cell>
          <table:table-cell table:formula="of:=YEAR([.N382])&amp;MONTH([.N382])" office:value-type="string" office:string-value="20166" calcext:value-type="string">
            <text:p>201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SHANGHAI</text:p>
          </table:table-cell>
          <table:table-cell office:value-type="string" calcext:value-type="string">
            <text:p>I-Knitwear</text:p>
          </table:table-cell>
          <table:table-cell office:value-type="date" office:date-value="2016-07-20" calcext:value-type="date">
            <text:p>20-Jul-16</text:p>
          </table:table-cell>
          <table:table-cell office:value-type="float" office:value="7910" calcext:value-type="float">
            <text:p>7,910</text:p>
          </table:table-cell>
          <table:table-cell table:formula="of:=IF([.B383]&lt;&gt;[.B382];1;0)" office:value-type="float" office:value="0" calcext:value-type="float">
            <text:p>0</text:p>
          </table:table-cell>
          <table:table-cell table:formula="of:=IF([.E383]=0;[.D382];&quot;&quot;)" office:value-type="float" office:value="9463" calcext:value-type="float">
            <text:p>9,463</text:p>
          </table:table-cell>
          <table:table-cell table:formula="of:=IF([.E383]=0;[.C383]-[.C382];&quot;&quot;)" office:value-type="float" office:value="7" calcext:value-type="float">
            <text:p>7</text:p>
          </table:table-cell>
          <table:table-cell table:formula="of:=WEEKNUM([.C383])" office:value-type="float" office:value="30" calcext:value-type="float">
            <text:p>30</text:p>
          </table:table-cell>
          <table:table-cell table:formula="of:=WEEKDAY([.C383])" office:value-type="float" office:value="4" calcext:value-type="float">
            <text:p>4</text:p>
          </table:table-cell>
          <table:table-cell table:formula="of:=ROUNDUP([.K383]/12*4)" office:value-type="float" office:value="3" calcext:value-type="float">
            <text:p>3</text:p>
          </table:table-cell>
          <table:table-cell table:formula="of:=MONTH([.C383])" office:value-type="float" office:value="7" calcext:value-type="float">
            <text:p>7</text:p>
          </table:table-cell>
          <table:table-cell table:formula="of:=YEAR([.C383])" office:value-type="float" office:value="2016" calcext:value-type="float">
            <text:p>2016</text:p>
          </table:table-cell>
          <table:table-cell table:formula="of:=[.L383]&amp;[.K383]" office:value-type="string" office:string-value="20167" calcext:value-type="string">
            <text:p>20167</text:p>
          </table:table-cell>
          <table:table-cell table:formula="of:=DATE([.L383];[.K383];-1)" office:value-type="date" office:date-value="2016-06-29" calcext:value-type="date">
            <text:p>06/29/16</text:p>
          </table:table-cell>
          <table:table-cell table:formula="of:=YEAR([.N383])&amp;MONTH([.N383])" office:value-type="string" office:string-value="20166" calcext:value-type="string">
            <text:p>201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SHANGHAI</text:p>
          </table:table-cell>
          <table:table-cell office:value-type="string" calcext:value-type="string">
            <text:p>I-Knitwear</text:p>
          </table:table-cell>
          <table:table-cell office:value-type="date" office:date-value="2016-07-23" calcext:value-type="date">
            <text:p>23-Jul-16</text:p>
          </table:table-cell>
          <table:table-cell office:value-type="float" office:value="1219" calcext:value-type="float">
            <text:p>1,219</text:p>
          </table:table-cell>
          <table:table-cell table:formula="of:=IF([.B384]&lt;&gt;[.B383];1;0)" office:value-type="float" office:value="0" calcext:value-type="float">
            <text:p>0</text:p>
          </table:table-cell>
          <table:table-cell table:formula="of:=IF([.E384]=0;[.D383];&quot;&quot;)" office:value-type="float" office:value="7910" calcext:value-type="float">
            <text:p>7,910</text:p>
          </table:table-cell>
          <table:table-cell table:formula="of:=IF([.E384]=0;[.C384]-[.C383];&quot;&quot;)" office:value-type="float" office:value="3" calcext:value-type="float">
            <text:p>3</text:p>
          </table:table-cell>
          <table:table-cell table:formula="of:=WEEKNUM([.C384])" office:value-type="float" office:value="30" calcext:value-type="float">
            <text:p>30</text:p>
          </table:table-cell>
          <table:table-cell table:formula="of:=WEEKDAY([.C384])" office:value-type="float" office:value="7" calcext:value-type="float">
            <text:p>7</text:p>
          </table:table-cell>
          <table:table-cell table:formula="of:=ROUNDUP([.K384]/12*4)" office:value-type="float" office:value="3" calcext:value-type="float">
            <text:p>3</text:p>
          </table:table-cell>
          <table:table-cell table:formula="of:=MONTH([.C384])" office:value-type="float" office:value="7" calcext:value-type="float">
            <text:p>7</text:p>
          </table:table-cell>
          <table:table-cell table:formula="of:=YEAR([.C384])" office:value-type="float" office:value="2016" calcext:value-type="float">
            <text:p>2016</text:p>
          </table:table-cell>
          <table:table-cell table:formula="of:=[.L384]&amp;[.K384]" office:value-type="string" office:string-value="20167" calcext:value-type="string">
            <text:p>20167</text:p>
          </table:table-cell>
          <table:table-cell table:formula="of:=DATE([.L384];[.K384];-1)" office:value-type="date" office:date-value="2016-06-29" calcext:value-type="date">
            <text:p>06/29/16</text:p>
          </table:table-cell>
          <table:table-cell table:formula="of:=YEAR([.N384])&amp;MONTH([.N384])" office:value-type="string" office:string-value="20166" calcext:value-type="string">
            <text:p>201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SHANGHAI</text:p>
          </table:table-cell>
          <table:table-cell office:value-type="string" calcext:value-type="string">
            <text:p>I-Knitwear</text:p>
          </table:table-cell>
          <table:table-cell office:value-type="date" office:date-value="2016-08-03" calcext:value-type="date">
            <text:p>3-Aug-16</text:p>
          </table:table-cell>
          <table:table-cell office:value-type="float" office:value="12243" calcext:value-type="float">
            <text:p>12,243</text:p>
          </table:table-cell>
          <table:table-cell table:formula="of:=IF([.B385]&lt;&gt;[.B384];1;0)" office:value-type="float" office:value="0" calcext:value-type="float">
            <text:p>0</text:p>
          </table:table-cell>
          <table:table-cell table:formula="of:=IF([.E385]=0;[.D384];&quot;&quot;)" office:value-type="float" office:value="1219" calcext:value-type="float">
            <text:p>1,219</text:p>
          </table:table-cell>
          <table:table-cell table:formula="of:=IF([.E385]=0;[.C385]-[.C384];&quot;&quot;)" office:value-type="float" office:value="11" calcext:value-type="float">
            <text:p>11</text:p>
          </table:table-cell>
          <table:table-cell table:formula="of:=WEEKNUM([.C385])" office:value-type="float" office:value="32" calcext:value-type="float">
            <text:p>32</text:p>
          </table:table-cell>
          <table:table-cell table:formula="of:=WEEKDAY([.C385])" office:value-type="float" office:value="4" calcext:value-type="float">
            <text:p>4</text:p>
          </table:table-cell>
          <table:table-cell table:formula="of:=ROUNDUP([.K385]/12*4)" office:value-type="float" office:value="3" calcext:value-type="float">
            <text:p>3</text:p>
          </table:table-cell>
          <table:table-cell table:formula="of:=MONTH([.C385])" office:value-type="float" office:value="8" calcext:value-type="float">
            <text:p>8</text:p>
          </table:table-cell>
          <table:table-cell table:formula="of:=YEAR([.C385])" office:value-type="float" office:value="2016" calcext:value-type="float">
            <text:p>2016</text:p>
          </table:table-cell>
          <table:table-cell table:formula="of:=[.L385]&amp;[.K385]" office:value-type="string" office:string-value="20168" calcext:value-type="string">
            <text:p>20168</text:p>
          </table:table-cell>
          <table:table-cell table:formula="of:=DATE([.L385];[.K385];-1)" office:value-type="date" office:date-value="2016-07-30" calcext:value-type="date">
            <text:p>07/30/16</text:p>
          </table:table-cell>
          <table:table-cell table:formula="of:=YEAR([.N385])&amp;MONTH([.N385])" office:value-type="string" office:string-value="20167" calcext:value-type="string">
            <text:p>201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SHANGHAI</text:p>
          </table:table-cell>
          <table:table-cell office:value-type="string" calcext:value-type="string">
            <text:p>I-Knitwear</text:p>
          </table:table-cell>
          <table:table-cell office:value-type="date" office:date-value="2016-08-09" calcext:value-type="date">
            <text:p>9-Aug-16</text:p>
          </table:table-cell>
          <table:table-cell office:value-type="float" office:value="2398" calcext:value-type="float">
            <text:p>2,398</text:p>
          </table:table-cell>
          <table:table-cell table:formula="of:=IF([.B386]&lt;&gt;[.B385];1;0)" office:value-type="float" office:value="0" calcext:value-type="float">
            <text:p>0</text:p>
          </table:table-cell>
          <table:table-cell table:formula="of:=IF([.E386]=0;[.D385];&quot;&quot;)" office:value-type="float" office:value="12243" calcext:value-type="float">
            <text:p>12,243</text:p>
          </table:table-cell>
          <table:table-cell table:formula="of:=IF([.E386]=0;[.C386]-[.C385];&quot;&quot;)" office:value-type="float" office:value="6" calcext:value-type="float">
            <text:p>6</text:p>
          </table:table-cell>
          <table:table-cell table:formula="of:=WEEKNUM([.C386])" office:value-type="float" office:value="33" calcext:value-type="float">
            <text:p>33</text:p>
          </table:table-cell>
          <table:table-cell table:formula="of:=WEEKDAY([.C386])" office:value-type="float" office:value="3" calcext:value-type="float">
            <text:p>3</text:p>
          </table:table-cell>
          <table:table-cell table:formula="of:=ROUNDUP([.K386]/12*4)" office:value-type="float" office:value="3" calcext:value-type="float">
            <text:p>3</text:p>
          </table:table-cell>
          <table:table-cell table:formula="of:=MONTH([.C386])" office:value-type="float" office:value="8" calcext:value-type="float">
            <text:p>8</text:p>
          </table:table-cell>
          <table:table-cell table:formula="of:=YEAR([.C386])" office:value-type="float" office:value="2016" calcext:value-type="float">
            <text:p>2016</text:p>
          </table:table-cell>
          <table:table-cell table:formula="of:=[.L386]&amp;[.K386]" office:value-type="string" office:string-value="20168" calcext:value-type="string">
            <text:p>20168</text:p>
          </table:table-cell>
          <table:table-cell table:formula="of:=DATE([.L386];[.K386];-1)" office:value-type="date" office:date-value="2016-07-30" calcext:value-type="date">
            <text:p>07/30/16</text:p>
          </table:table-cell>
          <table:table-cell table:formula="of:=YEAR([.N386])&amp;MONTH([.N386])" office:value-type="string" office:string-value="20167" calcext:value-type="string">
            <text:p>201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SHANGHAI</text:p>
          </table:table-cell>
          <table:table-cell office:value-type="string" calcext:value-type="string">
            <text:p>I-Knitwear</text:p>
          </table:table-cell>
          <table:table-cell office:value-type="date" office:date-value="2016-08-30" calcext:value-type="date">
            <text:p>30-Aug-16</text:p>
          </table:table-cell>
          <table:table-cell office:value-type="float" office:value="3588" calcext:value-type="float">
            <text:p>3,588</text:p>
          </table:table-cell>
          <table:table-cell table:formula="of:=IF([.B387]&lt;&gt;[.B386];1;0)" office:value-type="float" office:value="0" calcext:value-type="float">
            <text:p>0</text:p>
          </table:table-cell>
          <table:table-cell table:formula="of:=IF([.E387]=0;[.D386];&quot;&quot;)" office:value-type="float" office:value="2398" calcext:value-type="float">
            <text:p>2,398</text:p>
          </table:table-cell>
          <table:table-cell table:formula="of:=IF([.E387]=0;[.C387]-[.C386];&quot;&quot;)" office:value-type="float" office:value="21" calcext:value-type="float">
            <text:p>21</text:p>
          </table:table-cell>
          <table:table-cell table:formula="of:=WEEKNUM([.C387])" office:value-type="float" office:value="36" calcext:value-type="float">
            <text:p>36</text:p>
          </table:table-cell>
          <table:table-cell table:formula="of:=WEEKDAY([.C387])" office:value-type="float" office:value="3" calcext:value-type="float">
            <text:p>3</text:p>
          </table:table-cell>
          <table:table-cell table:formula="of:=ROUNDUP([.K387]/12*4)" office:value-type="float" office:value="3" calcext:value-type="float">
            <text:p>3</text:p>
          </table:table-cell>
          <table:table-cell table:formula="of:=MONTH([.C387])" office:value-type="float" office:value="8" calcext:value-type="float">
            <text:p>8</text:p>
          </table:table-cell>
          <table:table-cell table:formula="of:=YEAR([.C387])" office:value-type="float" office:value="2016" calcext:value-type="float">
            <text:p>2016</text:p>
          </table:table-cell>
          <table:table-cell table:formula="of:=[.L387]&amp;[.K387]" office:value-type="string" office:string-value="20168" calcext:value-type="string">
            <text:p>20168</text:p>
          </table:table-cell>
          <table:table-cell table:formula="of:=DATE([.L387];[.K387];-1)" office:value-type="date" office:date-value="2016-07-30" calcext:value-type="date">
            <text:p>07/30/16</text:p>
          </table:table-cell>
          <table:table-cell table:formula="of:=YEAR([.N387])&amp;MONTH([.N387])" office:value-type="string" office:string-value="20167" calcext:value-type="string">
            <text:p>201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SHANGHAI</text:p>
          </table:table-cell>
          <table:table-cell office:value-type="string" calcext:value-type="string">
            <text:p>I-Knitwear</text:p>
          </table:table-cell>
          <table:table-cell office:value-type="date" office:date-value="2016-09-06" calcext:value-type="date">
            <text:p>6-Sep-16</text:p>
          </table:table-cell>
          <table:table-cell office:value-type="float" office:value="11986" calcext:value-type="float">
            <text:p>11,986</text:p>
          </table:table-cell>
          <table:table-cell table:formula="of:=IF([.B388]&lt;&gt;[.B387];1;0)" office:value-type="float" office:value="0" calcext:value-type="float">
            <text:p>0</text:p>
          </table:table-cell>
          <table:table-cell table:formula="of:=IF([.E388]=0;[.D387];&quot;&quot;)" office:value-type="float" office:value="3588" calcext:value-type="float">
            <text:p>3,588</text:p>
          </table:table-cell>
          <table:table-cell table:formula="of:=IF([.E388]=0;[.C388]-[.C387];&quot;&quot;)" office:value-type="float" office:value="7" calcext:value-type="float">
            <text:p>7</text:p>
          </table:table-cell>
          <table:table-cell table:formula="of:=WEEKNUM([.C388])" office:value-type="float" office:value="37" calcext:value-type="float">
            <text:p>37</text:p>
          </table:table-cell>
          <table:table-cell table:formula="of:=WEEKDAY([.C388])" office:value-type="float" office:value="3" calcext:value-type="float">
            <text:p>3</text:p>
          </table:table-cell>
          <table:table-cell table:formula="of:=ROUNDUP([.K388]/12*4)" office:value-type="float" office:value="3" calcext:value-type="float">
            <text:p>3</text:p>
          </table:table-cell>
          <table:table-cell table:formula="of:=MONTH([.C388])" office:value-type="float" office:value="9" calcext:value-type="float">
            <text:p>9</text:p>
          </table:table-cell>
          <table:table-cell table:formula="of:=YEAR([.C388])" office:value-type="float" office:value="2016" calcext:value-type="float">
            <text:p>2016</text:p>
          </table:table-cell>
          <table:table-cell table:formula="of:=[.L388]&amp;[.K388]" office:value-type="string" office:string-value="20169" calcext:value-type="string">
            <text:p>20169</text:p>
          </table:table-cell>
          <table:table-cell table:formula="of:=DATE([.L388];[.K388];-1)" office:value-type="date" office:date-value="2016-08-30" calcext:value-type="date">
            <text:p>08/30/16</text:p>
          </table:table-cell>
          <table:table-cell table:formula="of:=YEAR([.N388])&amp;MONTH([.N388])" office:value-type="string" office:string-value="20168" calcext:value-type="string">
            <text:p>201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SHANGHAI</text:p>
          </table:table-cell>
          <table:table-cell office:value-type="string" calcext:value-type="string">
            <text:p>I-Knitwear</text:p>
          </table:table-cell>
          <table:table-cell office:value-type="date" office:date-value="2016-09-11" calcext:value-type="date">
            <text:p>11-Sep-16</text:p>
          </table:table-cell>
          <table:table-cell office:value-type="float" office:value="6880" calcext:value-type="float">
            <text:p>6,880</text:p>
          </table:table-cell>
          <table:table-cell table:formula="of:=IF([.B389]&lt;&gt;[.B388];1;0)" office:value-type="float" office:value="0" calcext:value-type="float">
            <text:p>0</text:p>
          </table:table-cell>
          <table:table-cell table:formula="of:=IF([.E389]=0;[.D388];&quot;&quot;)" office:value-type="float" office:value="11986" calcext:value-type="float">
            <text:p>11,986</text:p>
          </table:table-cell>
          <table:table-cell table:formula="of:=IF([.E389]=0;[.C389]-[.C388];&quot;&quot;)" office:value-type="float" office:value="5" calcext:value-type="float">
            <text:p>5</text:p>
          </table:table-cell>
          <table:table-cell table:formula="of:=WEEKNUM([.C389])" office:value-type="float" office:value="38" calcext:value-type="float">
            <text:p>38</text:p>
          </table:table-cell>
          <table:table-cell table:formula="of:=WEEKDAY([.C389])" office:value-type="float" office:value="1" calcext:value-type="float">
            <text:p>1</text:p>
          </table:table-cell>
          <table:table-cell table:formula="of:=ROUNDUP([.K389]/12*4)" office:value-type="float" office:value="3" calcext:value-type="float">
            <text:p>3</text:p>
          </table:table-cell>
          <table:table-cell table:formula="of:=MONTH([.C389])" office:value-type="float" office:value="9" calcext:value-type="float">
            <text:p>9</text:p>
          </table:table-cell>
          <table:table-cell table:formula="of:=YEAR([.C389])" office:value-type="float" office:value="2016" calcext:value-type="float">
            <text:p>2016</text:p>
          </table:table-cell>
          <table:table-cell table:formula="of:=[.L389]&amp;[.K389]" office:value-type="string" office:string-value="20169" calcext:value-type="string">
            <text:p>20169</text:p>
          </table:table-cell>
          <table:table-cell table:formula="of:=DATE([.L389];[.K389];-1)" office:value-type="date" office:date-value="2016-08-30" calcext:value-type="date">
            <text:p>08/30/16</text:p>
          </table:table-cell>
          <table:table-cell table:formula="of:=YEAR([.N389])&amp;MONTH([.N389])" office:value-type="string" office:string-value="20168" calcext:value-type="string">
            <text:p>201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SHANGHAI</text:p>
          </table:table-cell>
          <table:table-cell office:value-type="string" calcext:value-type="string">
            <text:p>I-Knitwear</text:p>
          </table:table-cell>
          <table:table-cell office:value-type="date" office:date-value="2016-09-13" calcext:value-type="date">
            <text:p>13-Sep-16</text:p>
          </table:table-cell>
          <table:table-cell office:value-type="float" office:value="5552" calcext:value-type="float">
            <text:p>5,552</text:p>
          </table:table-cell>
          <table:table-cell table:formula="of:=IF([.B390]&lt;&gt;[.B389];1;0)" office:value-type="float" office:value="0" calcext:value-type="float">
            <text:p>0</text:p>
          </table:table-cell>
          <table:table-cell table:formula="of:=IF([.E390]=0;[.D389];&quot;&quot;)" office:value-type="float" office:value="6880" calcext:value-type="float">
            <text:p>6,880</text:p>
          </table:table-cell>
          <table:table-cell table:formula="of:=IF([.E390]=0;[.C390]-[.C389];&quot;&quot;)" office:value-type="float" office:value="2" calcext:value-type="float">
            <text:p>2</text:p>
          </table:table-cell>
          <table:table-cell table:formula="of:=WEEKNUM([.C390])" office:value-type="float" office:value="38" calcext:value-type="float">
            <text:p>38</text:p>
          </table:table-cell>
          <table:table-cell table:formula="of:=WEEKDAY([.C390])" office:value-type="float" office:value="3" calcext:value-type="float">
            <text:p>3</text:p>
          </table:table-cell>
          <table:table-cell table:formula="of:=ROUNDUP([.K390]/12*4)" office:value-type="float" office:value="3" calcext:value-type="float">
            <text:p>3</text:p>
          </table:table-cell>
          <table:table-cell table:formula="of:=MONTH([.C390])" office:value-type="float" office:value="9" calcext:value-type="float">
            <text:p>9</text:p>
          </table:table-cell>
          <table:table-cell table:formula="of:=YEAR([.C390])" office:value-type="float" office:value="2016" calcext:value-type="float">
            <text:p>2016</text:p>
          </table:table-cell>
          <table:table-cell table:formula="of:=[.L390]&amp;[.K390]" office:value-type="string" office:string-value="20169" calcext:value-type="string">
            <text:p>20169</text:p>
          </table:table-cell>
          <table:table-cell table:formula="of:=DATE([.L390];[.K390];-1)" office:value-type="date" office:date-value="2016-08-30" calcext:value-type="date">
            <text:p>08/30/16</text:p>
          </table:table-cell>
          <table:table-cell table:formula="of:=YEAR([.N390])&amp;MONTH([.N390])" office:value-type="string" office:string-value="20168" calcext:value-type="string">
            <text:p>201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SHANGHAI</text:p>
          </table:table-cell>
          <table:table-cell office:value-type="string" calcext:value-type="string">
            <text:p>I-Knitwear</text:p>
          </table:table-cell>
          <table:table-cell office:value-type="date" office:date-value="2016-09-20" calcext:value-type="date">
            <text:p>20-Sep-16</text:p>
          </table:table-cell>
          <table:table-cell office:value-type="float" office:value="7715" calcext:value-type="float">
            <text:p>7,715</text:p>
          </table:table-cell>
          <table:table-cell table:formula="of:=IF([.B391]&lt;&gt;[.B390];1;0)" office:value-type="float" office:value="0" calcext:value-type="float">
            <text:p>0</text:p>
          </table:table-cell>
          <table:table-cell table:formula="of:=IF([.E391]=0;[.D390];&quot;&quot;)" office:value-type="float" office:value="5552" calcext:value-type="float">
            <text:p>5,552</text:p>
          </table:table-cell>
          <table:table-cell table:formula="of:=IF([.E391]=0;[.C391]-[.C390];&quot;&quot;)" office:value-type="float" office:value="7" calcext:value-type="float">
            <text:p>7</text:p>
          </table:table-cell>
          <table:table-cell table:formula="of:=WEEKNUM([.C391])" office:value-type="float" office:value="39" calcext:value-type="float">
            <text:p>39</text:p>
          </table:table-cell>
          <table:table-cell table:formula="of:=WEEKDAY([.C391])" office:value-type="float" office:value="3" calcext:value-type="float">
            <text:p>3</text:p>
          </table:table-cell>
          <table:table-cell table:formula="of:=ROUNDUP([.K391]/12*4)" office:value-type="float" office:value="3" calcext:value-type="float">
            <text:p>3</text:p>
          </table:table-cell>
          <table:table-cell table:formula="of:=MONTH([.C391])" office:value-type="float" office:value="9" calcext:value-type="float">
            <text:p>9</text:p>
          </table:table-cell>
          <table:table-cell table:formula="of:=YEAR([.C391])" office:value-type="float" office:value="2016" calcext:value-type="float">
            <text:p>2016</text:p>
          </table:table-cell>
          <table:table-cell table:formula="of:=[.L391]&amp;[.K391]" office:value-type="string" office:string-value="20169" calcext:value-type="string">
            <text:p>20169</text:p>
          </table:table-cell>
          <table:table-cell table:formula="of:=DATE([.L391];[.K391];-1)" office:value-type="date" office:date-value="2016-08-30" calcext:value-type="date">
            <text:p>08/30/16</text:p>
          </table:table-cell>
          <table:table-cell table:formula="of:=YEAR([.N391])&amp;MONTH([.N391])" office:value-type="string" office:string-value="20168" calcext:value-type="string">
            <text:p>201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SHANGHAI</text:p>
          </table:table-cell>
          <table:table-cell office:value-type="string" calcext:value-type="string">
            <text:p>I-Knitwear</text:p>
          </table:table-cell>
          <table:table-cell office:value-type="date" office:date-value="2016-09-27" calcext:value-type="date">
            <text:p>27-Sep-16</text:p>
          </table:table-cell>
          <table:table-cell office:value-type="float" office:value="13675" calcext:value-type="float">
            <text:p>13,675</text:p>
          </table:table-cell>
          <table:table-cell table:formula="of:=IF([.B392]&lt;&gt;[.B391];1;0)" office:value-type="float" office:value="0" calcext:value-type="float">
            <text:p>0</text:p>
          </table:table-cell>
          <table:table-cell table:formula="of:=IF([.E392]=0;[.D391];&quot;&quot;)" office:value-type="float" office:value="7715" calcext:value-type="float">
            <text:p>7,715</text:p>
          </table:table-cell>
          <table:table-cell table:formula="of:=IF([.E392]=0;[.C392]-[.C391];&quot;&quot;)" office:value-type="float" office:value="7" calcext:value-type="float">
            <text:p>7</text:p>
          </table:table-cell>
          <table:table-cell table:formula="of:=WEEKNUM([.C392])" office:value-type="float" office:value="40" calcext:value-type="float">
            <text:p>40</text:p>
          </table:table-cell>
          <table:table-cell table:formula="of:=WEEKDAY([.C392])" office:value-type="float" office:value="3" calcext:value-type="float">
            <text:p>3</text:p>
          </table:table-cell>
          <table:table-cell table:formula="of:=ROUNDUP([.K392]/12*4)" office:value-type="float" office:value="3" calcext:value-type="float">
            <text:p>3</text:p>
          </table:table-cell>
          <table:table-cell table:formula="of:=MONTH([.C392])" office:value-type="float" office:value="9" calcext:value-type="float">
            <text:p>9</text:p>
          </table:table-cell>
          <table:table-cell table:formula="of:=YEAR([.C392])" office:value-type="float" office:value="2016" calcext:value-type="float">
            <text:p>2016</text:p>
          </table:table-cell>
          <table:table-cell table:formula="of:=[.L392]&amp;[.K392]" office:value-type="string" office:string-value="20169" calcext:value-type="string">
            <text:p>20169</text:p>
          </table:table-cell>
          <table:table-cell table:formula="of:=DATE([.L392];[.K392];-1)" office:value-type="date" office:date-value="2016-08-30" calcext:value-type="date">
            <text:p>08/30/16</text:p>
          </table:table-cell>
          <table:table-cell table:formula="of:=YEAR([.N392])&amp;MONTH([.N392])" office:value-type="string" office:string-value="20168" calcext:value-type="string">
            <text:p>201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SHANGHAI</text:p>
          </table:table-cell>
          <table:table-cell office:value-type="string" calcext:value-type="string">
            <text:p>I-Knitwear</text:p>
          </table:table-cell>
          <table:table-cell office:value-type="date" office:date-value="2016-11-29" calcext:value-type="date">
            <text:p>29-Nov-16</text:p>
          </table:table-cell>
          <table:table-cell office:value-type="float" office:value="3787" calcext:value-type="float">
            <text:p>3,787</text:p>
          </table:table-cell>
          <table:table-cell table:formula="of:=IF([.B393]&lt;&gt;[.B392];1;0)" office:value-type="float" office:value="0" calcext:value-type="float">
            <text:p>0</text:p>
          </table:table-cell>
          <table:table-cell table:formula="of:=IF([.E393]=0;[.D392];&quot;&quot;)" office:value-type="float" office:value="13675" calcext:value-type="float">
            <text:p>13,675</text:p>
          </table:table-cell>
          <table:table-cell table:formula="of:=IF([.E393]=0;[.C393]-[.C392];&quot;&quot;)" office:value-type="float" office:value="63" calcext:value-type="float">
            <text:p>63</text:p>
          </table:table-cell>
          <table:table-cell table:formula="of:=WEEKNUM([.C393])" office:value-type="float" office:value="49" calcext:value-type="float">
            <text:p>49</text:p>
          </table:table-cell>
          <table:table-cell table:formula="of:=WEEKDAY([.C393])" office:value-type="float" office:value="3" calcext:value-type="float">
            <text:p>3</text:p>
          </table:table-cell>
          <table:table-cell table:formula="of:=ROUNDUP([.K393]/12*4)" office:value-type="float" office:value="4" calcext:value-type="float">
            <text:p>4</text:p>
          </table:table-cell>
          <table:table-cell table:formula="of:=MONTH([.C393])" office:value-type="float" office:value="11" calcext:value-type="float">
            <text:p>11</text:p>
          </table:table-cell>
          <table:table-cell table:formula="of:=YEAR([.C393])" office:value-type="float" office:value="2016" calcext:value-type="float">
            <text:p>2016</text:p>
          </table:table-cell>
          <table:table-cell table:formula="of:=[.L393]&amp;[.K393]" office:value-type="string" office:string-value="201611" calcext:value-type="string">
            <text:p>201611</text:p>
          </table:table-cell>
          <table:table-cell table:formula="of:=DATE([.L393];[.K393];-1)" office:value-type="date" office:date-value="2016-10-30" calcext:value-type="date">
            <text:p>10/30/16</text:p>
          </table:table-cell>
          <table:table-cell table:formula="of:=YEAR([.N393])&amp;MONTH([.N393])" office:value-type="string" office:string-value="201610" calcext:value-type="string">
            <text:p>2016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SHANGHAI</text:p>
          </table:table-cell>
          <table:table-cell office:value-type="string" calcext:value-type="string">
            <text:p>I-Knitwear</text:p>
          </table:table-cell>
          <table:table-cell office:value-type="date" office:date-value="2017-03-11" calcext:value-type="date">
            <text:p>11-Mar-17</text:p>
          </table:table-cell>
          <table:table-cell office:value-type="float" office:value="1140" calcext:value-type="float">
            <text:p>1,140</text:p>
          </table:table-cell>
          <table:table-cell table:formula="of:=IF([.B394]&lt;&gt;[.B393];1;0)" office:value-type="float" office:value="0" calcext:value-type="float">
            <text:p>0</text:p>
          </table:table-cell>
          <table:table-cell table:formula="of:=IF([.E394]=0;[.D393];&quot;&quot;)" office:value-type="float" office:value="3787" calcext:value-type="float">
            <text:p>3,787</text:p>
          </table:table-cell>
          <table:table-cell table:formula="of:=IF([.E394]=0;[.C394]-[.C393];&quot;&quot;)" office:value-type="float" office:value="102" calcext:value-type="float">
            <text:p>102</text:p>
          </table:table-cell>
          <table:table-cell table:formula="of:=WEEKNUM([.C394])" office:value-type="float" office:value="10" calcext:value-type="float">
            <text:p>10</text:p>
          </table:table-cell>
          <table:table-cell table:formula="of:=WEEKDAY([.C394])" office:value-type="float" office:value="7" calcext:value-type="float">
            <text:p>7</text:p>
          </table:table-cell>
          <table:table-cell table:formula="of:=ROUNDUP([.K394]/12*4)" office:value-type="float" office:value="1" calcext:value-type="float">
            <text:p>1</text:p>
          </table:table-cell>
          <table:table-cell table:formula="of:=MONTH([.C394])" office:value-type="float" office:value="3" calcext:value-type="float">
            <text:p>3</text:p>
          </table:table-cell>
          <table:table-cell table:formula="of:=YEAR([.C394])" office:value-type="float" office:value="2017" calcext:value-type="float">
            <text:p>2017</text:p>
          </table:table-cell>
          <table:table-cell table:formula="of:=[.L394]&amp;[.K394]" office:value-type="string" office:string-value="20173" calcext:value-type="string">
            <text:p>20173</text:p>
          </table:table-cell>
          <table:table-cell table:formula="of:=DATE([.L394];[.K394];-1)" office:value-type="date" office:date-value="2017-02-27" calcext:value-type="date">
            <text:p>02/27/17</text:p>
          </table:table-cell>
          <table:table-cell table:formula="of:=YEAR([.N394])&amp;MONTH([.N394])" office:value-type="string" office:string-value="20172" calcext:value-type="string">
            <text:p>201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SHANGHAI</text:p>
          </table:table-cell>
          <table:table-cell office:value-type="string" calcext:value-type="string">
            <text:p>K-Shirts</text:p>
          </table:table-cell>
          <table:table-cell office:value-type="date" office:date-value="2016-07-09" calcext:value-type="date">
            <text:p>9-Jul-16</text:p>
          </table:table-cell>
          <table:table-cell office:value-type="float" office:value="2415" calcext:value-type="float">
            <text:p>2,415</text:p>
          </table:table-cell>
          <table:table-cell table:formula="of:=IF([.B395]&lt;&gt;[.B394];1;0)" office:value-type="float" office:value="1" calcext:value-type="float">
            <text:p>1</text:p>
          </table:table-cell>
          <table:table-cell table:style-name="Default" table:formula="of:=IF([.E395]=0;[.D394];&quot;&quot;)">
            <text:p/>
          </table:table-cell>
          <table:table-cell table:formula="of:=IF([.E395]=0;[.C395]-[.C394];&quot;&quot;)">
            <text:p/>
          </table:table-cell>
          <table:table-cell table:formula="of:=WEEKNUM([.C395])" office:value-type="float" office:value="28" calcext:value-type="float">
            <text:p>28</text:p>
          </table:table-cell>
          <table:table-cell table:formula="of:=WEEKDAY([.C395])" office:value-type="float" office:value="7" calcext:value-type="float">
            <text:p>7</text:p>
          </table:table-cell>
          <table:table-cell table:formula="of:=ROUNDUP([.K395]/12*4)" office:value-type="float" office:value="3" calcext:value-type="float">
            <text:p>3</text:p>
          </table:table-cell>
          <table:table-cell table:formula="of:=MONTH([.C395])" office:value-type="float" office:value="7" calcext:value-type="float">
            <text:p>7</text:p>
          </table:table-cell>
          <table:table-cell table:formula="of:=YEAR([.C395])" office:value-type="float" office:value="2016" calcext:value-type="float">
            <text:p>2016</text:p>
          </table:table-cell>
          <table:table-cell table:formula="of:=[.L395]&amp;[.K395]" office:value-type="string" office:string-value="20167" calcext:value-type="string">
            <text:p>20167</text:p>
          </table:table-cell>
          <table:table-cell table:formula="of:=DATE([.L395];[.K395];-1)" office:value-type="date" office:date-value="2016-06-29" calcext:value-type="date">
            <text:p>06/29/16</text:p>
          </table:table-cell>
          <table:table-cell table:formula="of:=YEAR([.N395])&amp;MONTH([.N395])" office:value-type="string" office:string-value="20166" calcext:value-type="string">
            <text:p>201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SHANGHAI</text:p>
          </table:table-cell>
          <table:table-cell office:value-type="string" calcext:value-type="string">
            <text:p>K-Shirts</text:p>
          </table:table-cell>
          <table:table-cell office:value-type="date" office:date-value="2016-07-13" calcext:value-type="date">
            <text:p>13-Jul-16</text:p>
          </table:table-cell>
          <table:table-cell office:value-type="float" office:value="1146" calcext:value-type="float">
            <text:p>1,146</text:p>
          </table:table-cell>
          <table:table-cell table:formula="of:=IF([.B396]&lt;&gt;[.B395];1;0)" office:value-type="float" office:value="0" calcext:value-type="float">
            <text:p>0</text:p>
          </table:table-cell>
          <table:table-cell table:formula="of:=IF([.E396]=0;[.D395];&quot;&quot;)" office:value-type="float" office:value="2415" calcext:value-type="float">
            <text:p>2,415</text:p>
          </table:table-cell>
          <table:table-cell table:formula="of:=IF([.E396]=0;[.C396]-[.C395];&quot;&quot;)" office:value-type="float" office:value="4" calcext:value-type="float">
            <text:p>4</text:p>
          </table:table-cell>
          <table:table-cell table:formula="of:=WEEKNUM([.C396])" office:value-type="float" office:value="29" calcext:value-type="float">
            <text:p>29</text:p>
          </table:table-cell>
          <table:table-cell table:formula="of:=WEEKDAY([.C396])" office:value-type="float" office:value="4" calcext:value-type="float">
            <text:p>4</text:p>
          </table:table-cell>
          <table:table-cell table:formula="of:=ROUNDUP([.K396]/12*4)" office:value-type="float" office:value="3" calcext:value-type="float">
            <text:p>3</text:p>
          </table:table-cell>
          <table:table-cell table:formula="of:=MONTH([.C396])" office:value-type="float" office:value="7" calcext:value-type="float">
            <text:p>7</text:p>
          </table:table-cell>
          <table:table-cell table:formula="of:=YEAR([.C396])" office:value-type="float" office:value="2016" calcext:value-type="float">
            <text:p>2016</text:p>
          </table:table-cell>
          <table:table-cell table:formula="of:=[.L396]&amp;[.K396]" office:value-type="string" office:string-value="20167" calcext:value-type="string">
            <text:p>20167</text:p>
          </table:table-cell>
          <table:table-cell table:formula="of:=DATE([.L396];[.K396];-1)" office:value-type="date" office:date-value="2016-06-29" calcext:value-type="date">
            <text:p>06/29/16</text:p>
          </table:table-cell>
          <table:table-cell table:formula="of:=YEAR([.N396])&amp;MONTH([.N396])" office:value-type="string" office:string-value="20166" calcext:value-type="string">
            <text:p>201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SHANGHAI</text:p>
          </table:table-cell>
          <table:table-cell office:value-type="string" calcext:value-type="string">
            <text:p>K-Shirts</text:p>
          </table:table-cell>
          <table:table-cell office:value-type="date" office:date-value="2016-08-03" calcext:value-type="date">
            <text:p>3-Aug-16</text:p>
          </table:table-cell>
          <table:table-cell office:value-type="float" office:value="10000" calcext:value-type="float">
            <text:p>10,000</text:p>
          </table:table-cell>
          <table:table-cell table:formula="of:=IF([.B397]&lt;&gt;[.B396];1;0)" office:value-type="float" office:value="0" calcext:value-type="float">
            <text:p>0</text:p>
          </table:table-cell>
          <table:table-cell table:formula="of:=IF([.E397]=0;[.D396];&quot;&quot;)" office:value-type="float" office:value="1146" calcext:value-type="float">
            <text:p>1,146</text:p>
          </table:table-cell>
          <table:table-cell table:formula="of:=IF([.E397]=0;[.C397]-[.C396];&quot;&quot;)" office:value-type="float" office:value="21" calcext:value-type="float">
            <text:p>21</text:p>
          </table:table-cell>
          <table:table-cell table:formula="of:=WEEKNUM([.C397])" office:value-type="float" office:value="32" calcext:value-type="float">
            <text:p>32</text:p>
          </table:table-cell>
          <table:table-cell table:formula="of:=WEEKDAY([.C397])" office:value-type="float" office:value="4" calcext:value-type="float">
            <text:p>4</text:p>
          </table:table-cell>
          <table:table-cell table:formula="of:=ROUNDUP([.K397]/12*4)" office:value-type="float" office:value="3" calcext:value-type="float">
            <text:p>3</text:p>
          </table:table-cell>
          <table:table-cell table:formula="of:=MONTH([.C397])" office:value-type="float" office:value="8" calcext:value-type="float">
            <text:p>8</text:p>
          </table:table-cell>
          <table:table-cell table:formula="of:=YEAR([.C397])" office:value-type="float" office:value="2016" calcext:value-type="float">
            <text:p>2016</text:p>
          </table:table-cell>
          <table:table-cell table:formula="of:=[.L397]&amp;[.K397]" office:value-type="string" office:string-value="20168" calcext:value-type="string">
            <text:p>20168</text:p>
          </table:table-cell>
          <table:table-cell table:formula="of:=DATE([.L397];[.K397];-1)" office:value-type="date" office:date-value="2016-07-30" calcext:value-type="date">
            <text:p>07/30/16</text:p>
          </table:table-cell>
          <table:table-cell table:formula="of:=YEAR([.N397])&amp;MONTH([.N397])" office:value-type="string" office:string-value="20167" calcext:value-type="string">
            <text:p>201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SHANGHAI</text:p>
          </table:table-cell>
          <table:table-cell office:value-type="string" calcext:value-type="string">
            <text:p>K-Shirts</text:p>
          </table:table-cell>
          <table:table-cell office:value-type="date" office:date-value="2016-08-24" calcext:value-type="date">
            <text:p>24-Aug-16</text:p>
          </table:table-cell>
          <table:table-cell office:value-type="float" office:value="12000" calcext:value-type="float">
            <text:p>12,000</text:p>
          </table:table-cell>
          <table:table-cell table:formula="of:=IF([.B398]&lt;&gt;[.B397];1;0)" office:value-type="float" office:value="0" calcext:value-type="float">
            <text:p>0</text:p>
          </table:table-cell>
          <table:table-cell table:formula="of:=IF([.E398]=0;[.D397];&quot;&quot;)" office:value-type="float" office:value="10000" calcext:value-type="float">
            <text:p>10,000</text:p>
          </table:table-cell>
          <table:table-cell table:formula="of:=IF([.E398]=0;[.C398]-[.C397];&quot;&quot;)" office:value-type="float" office:value="21" calcext:value-type="float">
            <text:p>21</text:p>
          </table:table-cell>
          <table:table-cell table:formula="of:=WEEKNUM([.C398])" office:value-type="float" office:value="35" calcext:value-type="float">
            <text:p>35</text:p>
          </table:table-cell>
          <table:table-cell table:formula="of:=WEEKDAY([.C398])" office:value-type="float" office:value="4" calcext:value-type="float">
            <text:p>4</text:p>
          </table:table-cell>
          <table:table-cell table:formula="of:=ROUNDUP([.K398]/12*4)" office:value-type="float" office:value="3" calcext:value-type="float">
            <text:p>3</text:p>
          </table:table-cell>
          <table:table-cell table:formula="of:=MONTH([.C398])" office:value-type="float" office:value="8" calcext:value-type="float">
            <text:p>8</text:p>
          </table:table-cell>
          <table:table-cell table:formula="of:=YEAR([.C398])" office:value-type="float" office:value="2016" calcext:value-type="float">
            <text:p>2016</text:p>
          </table:table-cell>
          <table:table-cell table:formula="of:=[.L398]&amp;[.K398]" office:value-type="string" office:string-value="20168" calcext:value-type="string">
            <text:p>20168</text:p>
          </table:table-cell>
          <table:table-cell table:formula="of:=DATE([.L398];[.K398];-1)" office:value-type="date" office:date-value="2016-07-30" calcext:value-type="date">
            <text:p>07/30/16</text:p>
          </table:table-cell>
          <table:table-cell table:formula="of:=YEAR([.N398])&amp;MONTH([.N398])" office:value-type="string" office:string-value="20167" calcext:value-type="string">
            <text:p>201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SHANGHAI</text:p>
          </table:table-cell>
          <table:table-cell office:value-type="string" calcext:value-type="string">
            <text:p>K-Shirts</text:p>
          </table:table-cell>
          <table:table-cell office:value-type="date" office:date-value="2016-09-20" calcext:value-type="date">
            <text:p>20-Sep-16</text:p>
          </table:table-cell>
          <table:table-cell office:value-type="float" office:value="783" calcext:value-type="float">
            <text:p>783</text:p>
          </table:table-cell>
          <table:table-cell table:formula="of:=IF([.B399]&lt;&gt;[.B398];1;0)" office:value-type="float" office:value="0" calcext:value-type="float">
            <text:p>0</text:p>
          </table:table-cell>
          <table:table-cell table:formula="of:=IF([.E399]=0;[.D398];&quot;&quot;)" office:value-type="float" office:value="12000" calcext:value-type="float">
            <text:p>12,000</text:p>
          </table:table-cell>
          <table:table-cell table:formula="of:=IF([.E399]=0;[.C399]-[.C398];&quot;&quot;)" office:value-type="float" office:value="27" calcext:value-type="float">
            <text:p>27</text:p>
          </table:table-cell>
          <table:table-cell table:formula="of:=WEEKNUM([.C399])" office:value-type="float" office:value="39" calcext:value-type="float">
            <text:p>39</text:p>
          </table:table-cell>
          <table:table-cell table:formula="of:=WEEKDAY([.C399])" office:value-type="float" office:value="3" calcext:value-type="float">
            <text:p>3</text:p>
          </table:table-cell>
          <table:table-cell table:formula="of:=ROUNDUP([.K399]/12*4)" office:value-type="float" office:value="3" calcext:value-type="float">
            <text:p>3</text:p>
          </table:table-cell>
          <table:table-cell table:formula="of:=MONTH([.C399])" office:value-type="float" office:value="9" calcext:value-type="float">
            <text:p>9</text:p>
          </table:table-cell>
          <table:table-cell table:formula="of:=YEAR([.C399])" office:value-type="float" office:value="2016" calcext:value-type="float">
            <text:p>2016</text:p>
          </table:table-cell>
          <table:table-cell table:formula="of:=[.L399]&amp;[.K399]" office:value-type="string" office:string-value="20169" calcext:value-type="string">
            <text:p>20169</text:p>
          </table:table-cell>
          <table:table-cell table:formula="of:=DATE([.L399];[.K399];-1)" office:value-type="date" office:date-value="2016-08-30" calcext:value-type="date">
            <text:p>08/30/16</text:p>
          </table:table-cell>
          <table:table-cell table:formula="of:=YEAR([.N399])&amp;MONTH([.N399])" office:value-type="string" office:string-value="20168" calcext:value-type="string">
            <text:p>201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SHANGHAI</text:p>
          </table:table-cell>
          <table:table-cell office:value-type="string" calcext:value-type="string">
            <text:p>K-Shirts</text:p>
          </table:table-cell>
          <table:table-cell office:value-type="date" office:date-value="2016-11-19" calcext:value-type="date">
            <text:p>19-Nov-16</text:p>
          </table:table-cell>
          <table:table-cell office:value-type="float" office:value="10992" calcext:value-type="float">
            <text:p>10,992</text:p>
          </table:table-cell>
          <table:table-cell table:formula="of:=IF([.B400]&lt;&gt;[.B399];1;0)" office:value-type="float" office:value="0" calcext:value-type="float">
            <text:p>0</text:p>
          </table:table-cell>
          <table:table-cell table:formula="of:=IF([.E400]=0;[.D399];&quot;&quot;)" office:value-type="float" office:value="783" calcext:value-type="float">
            <text:p>783</text:p>
          </table:table-cell>
          <table:table-cell table:formula="of:=IF([.E400]=0;[.C400]-[.C399];&quot;&quot;)" office:value-type="float" office:value="60" calcext:value-type="float">
            <text:p>60</text:p>
          </table:table-cell>
          <table:table-cell table:formula="of:=WEEKNUM([.C400])" office:value-type="float" office:value="47" calcext:value-type="float">
            <text:p>47</text:p>
          </table:table-cell>
          <table:table-cell table:formula="of:=WEEKDAY([.C400])" office:value-type="float" office:value="7" calcext:value-type="float">
            <text:p>7</text:p>
          </table:table-cell>
          <table:table-cell table:formula="of:=ROUNDUP([.K400]/12*4)" office:value-type="float" office:value="4" calcext:value-type="float">
            <text:p>4</text:p>
          </table:table-cell>
          <table:table-cell table:formula="of:=MONTH([.C400])" office:value-type="float" office:value="11" calcext:value-type="float">
            <text:p>11</text:p>
          </table:table-cell>
          <table:table-cell table:formula="of:=YEAR([.C400])" office:value-type="float" office:value="2016" calcext:value-type="float">
            <text:p>2016</text:p>
          </table:table-cell>
          <table:table-cell table:formula="of:=[.L400]&amp;[.K400]" office:value-type="string" office:string-value="201611" calcext:value-type="string">
            <text:p>201611</text:p>
          </table:table-cell>
          <table:table-cell table:formula="of:=DATE([.L400];[.K400];-1)" office:value-type="date" office:date-value="2016-10-30" calcext:value-type="date">
            <text:p>10/30/16</text:p>
          </table:table-cell>
          <table:table-cell table:formula="of:=YEAR([.N400])&amp;MONTH([.N400])" office:value-type="string" office:string-value="201610" calcext:value-type="string">
            <text:p>2016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SHANGHAI</text:p>
          </table:table-cell>
          <table:table-cell office:value-type="string" calcext:value-type="string">
            <text:p>M-Tops</text:p>
          </table:table-cell>
          <table:table-cell office:value-type="date" office:date-value="2016-04-17" calcext:value-type="date">
            <text:p>17-Apr-16</text:p>
          </table:table-cell>
          <table:table-cell office:value-type="float" office:value="10242" calcext:value-type="float">
            <text:p>10,242</text:p>
          </table:table-cell>
          <table:table-cell table:formula="of:=IF([.B401]&lt;&gt;[.B400];1;0)" office:value-type="float" office:value="1" calcext:value-type="float">
            <text:p>1</text:p>
          </table:table-cell>
          <table:table-cell table:style-name="Default" table:formula="of:=IF([.E401]=0;[.D400];&quot;&quot;)">
            <text:p/>
          </table:table-cell>
          <table:table-cell table:formula="of:=IF([.E401]=0;[.C401]-[.C400];&quot;&quot;)">
            <text:p/>
          </table:table-cell>
          <table:table-cell table:formula="of:=WEEKNUM([.C401])" office:value-type="float" office:value="17" calcext:value-type="float">
            <text:p>17</text:p>
          </table:table-cell>
          <table:table-cell table:formula="of:=WEEKDAY([.C401])" office:value-type="float" office:value="1" calcext:value-type="float">
            <text:p>1</text:p>
          </table:table-cell>
          <table:table-cell table:formula="of:=ROUNDUP([.K401]/12*4)" office:value-type="float" office:value="2" calcext:value-type="float">
            <text:p>2</text:p>
          </table:table-cell>
          <table:table-cell table:formula="of:=MONTH([.C401])" office:value-type="float" office:value="4" calcext:value-type="float">
            <text:p>4</text:p>
          </table:table-cell>
          <table:table-cell table:formula="of:=YEAR([.C401])" office:value-type="float" office:value="2016" calcext:value-type="float">
            <text:p>2016</text:p>
          </table:table-cell>
          <table:table-cell table:formula="of:=[.L401]&amp;[.K401]" office:value-type="string" office:string-value="20164" calcext:value-type="string">
            <text:p>20164</text:p>
          </table:table-cell>
          <table:table-cell table:formula="of:=DATE([.L401];[.K401];-1)" office:value-type="date" office:date-value="2016-03-30" calcext:value-type="date">
            <text:p>03/30/16</text:p>
          </table:table-cell>
          <table:table-cell table:formula="of:=YEAR([.N401])&amp;MONTH([.N401])" office:value-type="string" office:string-value="20163" calcext:value-type="string">
            <text:p>201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SHANGHAI</text:p>
          </table:table-cell>
          <table:table-cell office:value-type="string" calcext:value-type="string">
            <text:p>M-Tops</text:p>
          </table:table-cell>
          <table:table-cell office:value-type="date" office:date-value="2016-04-24" calcext:value-type="date">
            <text:p>24-Apr-16</text:p>
          </table:table-cell>
          <table:table-cell office:value-type="float" office:value="1002" calcext:value-type="float">
            <text:p>1,002</text:p>
          </table:table-cell>
          <table:table-cell table:formula="of:=IF([.B402]&lt;&gt;[.B401];1;0)" office:value-type="float" office:value="0" calcext:value-type="float">
            <text:p>0</text:p>
          </table:table-cell>
          <table:table-cell table:formula="of:=IF([.E402]=0;[.D401];&quot;&quot;)" office:value-type="float" office:value="10242" calcext:value-type="float">
            <text:p>10,242</text:p>
          </table:table-cell>
          <table:table-cell table:formula="of:=IF([.E402]=0;[.C402]-[.C401];&quot;&quot;)" office:value-type="float" office:value="7" calcext:value-type="float">
            <text:p>7</text:p>
          </table:table-cell>
          <table:table-cell table:formula="of:=WEEKNUM([.C402])" office:value-type="float" office:value="18" calcext:value-type="float">
            <text:p>18</text:p>
          </table:table-cell>
          <table:table-cell table:formula="of:=WEEKDAY([.C402])" office:value-type="float" office:value="1" calcext:value-type="float">
            <text:p>1</text:p>
          </table:table-cell>
          <table:table-cell table:formula="of:=ROUNDUP([.K402]/12*4)" office:value-type="float" office:value="2" calcext:value-type="float">
            <text:p>2</text:p>
          </table:table-cell>
          <table:table-cell table:formula="of:=MONTH([.C402])" office:value-type="float" office:value="4" calcext:value-type="float">
            <text:p>4</text:p>
          </table:table-cell>
          <table:table-cell table:formula="of:=YEAR([.C402])" office:value-type="float" office:value="2016" calcext:value-type="float">
            <text:p>2016</text:p>
          </table:table-cell>
          <table:table-cell table:formula="of:=[.L402]&amp;[.K402]" office:value-type="string" office:string-value="20164" calcext:value-type="string">
            <text:p>20164</text:p>
          </table:table-cell>
          <table:table-cell table:formula="of:=DATE([.L402];[.K402];-1)" office:value-type="date" office:date-value="2016-03-30" calcext:value-type="date">
            <text:p>03/30/16</text:p>
          </table:table-cell>
          <table:table-cell table:formula="of:=YEAR([.N402])&amp;MONTH([.N402])" office:value-type="string" office:string-value="20163" calcext:value-type="string">
            <text:p>201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SHANGHAI</text:p>
          </table:table-cell>
          <table:table-cell office:value-type="string" calcext:value-type="string">
            <text:p>M-Tops</text:p>
          </table:table-cell>
          <table:table-cell office:value-type="date" office:date-value="2016-05-01" calcext:value-type="date">
            <text:p>1-May-16</text:p>
          </table:table-cell>
          <table:table-cell office:value-type="float" office:value="4400" calcext:value-type="float">
            <text:p>4,400</text:p>
          </table:table-cell>
          <table:table-cell table:formula="of:=IF([.B403]&lt;&gt;[.B402];1;0)" office:value-type="float" office:value="0" calcext:value-type="float">
            <text:p>0</text:p>
          </table:table-cell>
          <table:table-cell table:formula="of:=IF([.E403]=0;[.D402];&quot;&quot;)" office:value-type="float" office:value="1002" calcext:value-type="float">
            <text:p>1,002</text:p>
          </table:table-cell>
          <table:table-cell table:formula="of:=IF([.E403]=0;[.C403]-[.C402];&quot;&quot;)" office:value-type="float" office:value="7" calcext:value-type="float">
            <text:p>7</text:p>
          </table:table-cell>
          <table:table-cell table:formula="of:=WEEKNUM([.C403])" office:value-type="float" office:value="19" calcext:value-type="float">
            <text:p>19</text:p>
          </table:table-cell>
          <table:table-cell table:formula="of:=WEEKDAY([.C403])" office:value-type="float" office:value="1" calcext:value-type="float">
            <text:p>1</text:p>
          </table:table-cell>
          <table:table-cell table:formula="of:=ROUNDUP([.K403]/12*4)" office:value-type="float" office:value="2" calcext:value-type="float">
            <text:p>2</text:p>
          </table:table-cell>
          <table:table-cell table:formula="of:=MONTH([.C403])" office:value-type="float" office:value="5" calcext:value-type="float">
            <text:p>5</text:p>
          </table:table-cell>
          <table:table-cell table:formula="of:=YEAR([.C403])" office:value-type="float" office:value="2016" calcext:value-type="float">
            <text:p>2016</text:p>
          </table:table-cell>
          <table:table-cell table:formula="of:=[.L403]&amp;[.K403]" office:value-type="string" office:string-value="20165" calcext:value-type="string">
            <text:p>20165</text:p>
          </table:table-cell>
          <table:table-cell table:formula="of:=DATE([.L403];[.K403];-1)" office:value-type="date" office:date-value="2016-04-29" calcext:value-type="date">
            <text:p>04/29/16</text:p>
          </table:table-cell>
          <table:table-cell table:formula="of:=YEAR([.N403])&amp;MONTH([.N403])" office:value-type="string" office:string-value="20164" calcext:value-type="string">
            <text:p>201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SHANGHAI</text:p>
          </table:table-cell>
          <table:table-cell office:value-type="string" calcext:value-type="string">
            <text:p>M-Tops</text:p>
          </table:table-cell>
          <table:table-cell office:value-type="date" office:date-value="2016-05-12" calcext:value-type="date">
            <text:p>12-May-16</text:p>
          </table:table-cell>
          <table:table-cell office:value-type="float" office:value="8220" calcext:value-type="float">
            <text:p>8,220</text:p>
          </table:table-cell>
          <table:table-cell table:formula="of:=IF([.B404]&lt;&gt;[.B403];1;0)" office:value-type="float" office:value="0" calcext:value-type="float">
            <text:p>0</text:p>
          </table:table-cell>
          <table:table-cell table:formula="of:=IF([.E404]=0;[.D403];&quot;&quot;)" office:value-type="float" office:value="4400" calcext:value-type="float">
            <text:p>4,400</text:p>
          </table:table-cell>
          <table:table-cell table:formula="of:=IF([.E404]=0;[.C404]-[.C403];&quot;&quot;)" office:value-type="float" office:value="11" calcext:value-type="float">
            <text:p>11</text:p>
          </table:table-cell>
          <table:table-cell table:formula="of:=WEEKNUM([.C404])" office:value-type="float" office:value="20" calcext:value-type="float">
            <text:p>20</text:p>
          </table:table-cell>
          <table:table-cell table:formula="of:=WEEKDAY([.C404])" office:value-type="float" office:value="5" calcext:value-type="float">
            <text:p>5</text:p>
          </table:table-cell>
          <table:table-cell table:formula="of:=ROUNDUP([.K404]/12*4)" office:value-type="float" office:value="2" calcext:value-type="float">
            <text:p>2</text:p>
          </table:table-cell>
          <table:table-cell table:formula="of:=MONTH([.C404])" office:value-type="float" office:value="5" calcext:value-type="float">
            <text:p>5</text:p>
          </table:table-cell>
          <table:table-cell table:formula="of:=YEAR([.C404])" office:value-type="float" office:value="2016" calcext:value-type="float">
            <text:p>2016</text:p>
          </table:table-cell>
          <table:table-cell table:formula="of:=[.L404]&amp;[.K404]" office:value-type="string" office:string-value="20165" calcext:value-type="string">
            <text:p>20165</text:p>
          </table:table-cell>
          <table:table-cell table:formula="of:=DATE([.L404];[.K404];-1)" office:value-type="date" office:date-value="2016-04-29" calcext:value-type="date">
            <text:p>04/29/16</text:p>
          </table:table-cell>
          <table:table-cell table:formula="of:=YEAR([.N404])&amp;MONTH([.N404])" office:value-type="string" office:string-value="20164" calcext:value-type="string">
            <text:p>201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SHANGHAI</text:p>
          </table:table-cell>
          <table:table-cell office:value-type="string" calcext:value-type="string">
            <text:p>M-Tops</text:p>
          </table:table-cell>
          <table:table-cell office:value-type="date" office:date-value="2016-05-15" calcext:value-type="date">
            <text:p>15-May-16</text:p>
          </table:table-cell>
          <table:table-cell office:value-type="float" office:value="4403" calcext:value-type="float">
            <text:p>4,403</text:p>
          </table:table-cell>
          <table:table-cell table:formula="of:=IF([.B405]&lt;&gt;[.B404];1;0)" office:value-type="float" office:value="0" calcext:value-type="float">
            <text:p>0</text:p>
          </table:table-cell>
          <table:table-cell table:formula="of:=IF([.E405]=0;[.D404];&quot;&quot;)" office:value-type="float" office:value="8220" calcext:value-type="float">
            <text:p>8,220</text:p>
          </table:table-cell>
          <table:table-cell table:formula="of:=IF([.E405]=0;[.C405]-[.C404];&quot;&quot;)" office:value-type="float" office:value="3" calcext:value-type="float">
            <text:p>3</text:p>
          </table:table-cell>
          <table:table-cell table:formula="of:=WEEKNUM([.C405])" office:value-type="float" office:value="21" calcext:value-type="float">
            <text:p>21</text:p>
          </table:table-cell>
          <table:table-cell table:formula="of:=WEEKDAY([.C405])" office:value-type="float" office:value="1" calcext:value-type="float">
            <text:p>1</text:p>
          </table:table-cell>
          <table:table-cell table:formula="of:=ROUNDUP([.K405]/12*4)" office:value-type="float" office:value="2" calcext:value-type="float">
            <text:p>2</text:p>
          </table:table-cell>
          <table:table-cell table:formula="of:=MONTH([.C405])" office:value-type="float" office:value="5" calcext:value-type="float">
            <text:p>5</text:p>
          </table:table-cell>
          <table:table-cell table:formula="of:=YEAR([.C405])" office:value-type="float" office:value="2016" calcext:value-type="float">
            <text:p>2016</text:p>
          </table:table-cell>
          <table:table-cell table:formula="of:=[.L405]&amp;[.K405]" office:value-type="string" office:string-value="20165" calcext:value-type="string">
            <text:p>20165</text:p>
          </table:table-cell>
          <table:table-cell table:formula="of:=DATE([.L405];[.K405];-1)" office:value-type="date" office:date-value="2016-04-29" calcext:value-type="date">
            <text:p>04/29/16</text:p>
          </table:table-cell>
          <table:table-cell table:formula="of:=YEAR([.N405])&amp;MONTH([.N405])" office:value-type="string" office:string-value="20164" calcext:value-type="string">
            <text:p>201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SHANGHAI</text:p>
          </table:table-cell>
          <table:table-cell office:value-type="string" calcext:value-type="string">
            <text:p>M-Tops</text:p>
          </table:table-cell>
          <table:table-cell office:value-type="date" office:date-value="2016-06-08" calcext:value-type="date">
            <text:p>8-Jun-16</text:p>
          </table:table-cell>
          <table:table-cell office:value-type="float" office:value="4234" calcext:value-type="float">
            <text:p>4,234</text:p>
          </table:table-cell>
          <table:table-cell table:formula="of:=IF([.B406]&lt;&gt;[.B405];1;0)" office:value-type="float" office:value="0" calcext:value-type="float">
            <text:p>0</text:p>
          </table:table-cell>
          <table:table-cell table:formula="of:=IF([.E406]=0;[.D405];&quot;&quot;)" office:value-type="float" office:value="4403" calcext:value-type="float">
            <text:p>4,403</text:p>
          </table:table-cell>
          <table:table-cell table:formula="of:=IF([.E406]=0;[.C406]-[.C405];&quot;&quot;)" office:value-type="float" office:value="24" calcext:value-type="float">
            <text:p>24</text:p>
          </table:table-cell>
          <table:table-cell table:formula="of:=WEEKNUM([.C406])" office:value-type="float" office:value="24" calcext:value-type="float">
            <text:p>24</text:p>
          </table:table-cell>
          <table:table-cell table:formula="of:=WEEKDAY([.C406])" office:value-type="float" office:value="4" calcext:value-type="float">
            <text:p>4</text:p>
          </table:table-cell>
          <table:table-cell table:formula="of:=ROUNDUP([.K406]/12*4)" office:value-type="float" office:value="2" calcext:value-type="float">
            <text:p>2</text:p>
          </table:table-cell>
          <table:table-cell table:formula="of:=MONTH([.C406])" office:value-type="float" office:value="6" calcext:value-type="float">
            <text:p>6</text:p>
          </table:table-cell>
          <table:table-cell table:formula="of:=YEAR([.C406])" office:value-type="float" office:value="2016" calcext:value-type="float">
            <text:p>2016</text:p>
          </table:table-cell>
          <table:table-cell table:formula="of:=[.L406]&amp;[.K406]" office:value-type="string" office:string-value="20166" calcext:value-type="string">
            <text:p>20166</text:p>
          </table:table-cell>
          <table:table-cell table:formula="of:=DATE([.L406];[.K406];-1)" office:value-type="date" office:date-value="2016-05-30" calcext:value-type="date">
            <text:p>05/30/16</text:p>
          </table:table-cell>
          <table:table-cell table:formula="of:=YEAR([.N406])&amp;MONTH([.N406])" office:value-type="string" office:string-value="20165" calcext:value-type="string">
            <text:p>201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SHANGHAI</text:p>
          </table:table-cell>
          <table:table-cell office:value-type="string" calcext:value-type="string">
            <text:p>M-Tops</text:p>
          </table:table-cell>
          <table:table-cell office:value-type="date" office:date-value="2016-06-28" calcext:value-type="date">
            <text:p>28-Jun-16</text:p>
          </table:table-cell>
          <table:table-cell office:value-type="float" office:value="5980" calcext:value-type="float">
            <text:p>5,980</text:p>
          </table:table-cell>
          <table:table-cell table:formula="of:=IF([.B407]&lt;&gt;[.B406];1;0)" office:value-type="float" office:value="0" calcext:value-type="float">
            <text:p>0</text:p>
          </table:table-cell>
          <table:table-cell table:formula="of:=IF([.E407]=0;[.D406];&quot;&quot;)" office:value-type="float" office:value="4234" calcext:value-type="float">
            <text:p>4,234</text:p>
          </table:table-cell>
          <table:table-cell table:formula="of:=IF([.E407]=0;[.C407]-[.C406];&quot;&quot;)" office:value-type="float" office:value="20" calcext:value-type="float">
            <text:p>20</text:p>
          </table:table-cell>
          <table:table-cell table:formula="of:=WEEKNUM([.C407])" office:value-type="float" office:value="27" calcext:value-type="float">
            <text:p>27</text:p>
          </table:table-cell>
          <table:table-cell table:formula="of:=WEEKDAY([.C407])" office:value-type="float" office:value="3" calcext:value-type="float">
            <text:p>3</text:p>
          </table:table-cell>
          <table:table-cell table:formula="of:=ROUNDUP([.K407]/12*4)" office:value-type="float" office:value="2" calcext:value-type="float">
            <text:p>2</text:p>
          </table:table-cell>
          <table:table-cell table:formula="of:=MONTH([.C407])" office:value-type="float" office:value="6" calcext:value-type="float">
            <text:p>6</text:p>
          </table:table-cell>
          <table:table-cell table:formula="of:=YEAR([.C407])" office:value-type="float" office:value="2016" calcext:value-type="float">
            <text:p>2016</text:p>
          </table:table-cell>
          <table:table-cell table:formula="of:=[.L407]&amp;[.K407]" office:value-type="string" office:string-value="20166" calcext:value-type="string">
            <text:p>20166</text:p>
          </table:table-cell>
          <table:table-cell table:formula="of:=DATE([.L407];[.K407];-1)" office:value-type="date" office:date-value="2016-05-30" calcext:value-type="date">
            <text:p>05/30/16</text:p>
          </table:table-cell>
          <table:table-cell table:formula="of:=YEAR([.N407])&amp;MONTH([.N407])" office:value-type="string" office:string-value="20165" calcext:value-type="string">
            <text:p>201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SHANGHAI</text:p>
          </table:table-cell>
          <table:table-cell office:value-type="string" calcext:value-type="string">
            <text:p>M-Tops</text:p>
          </table:table-cell>
          <table:table-cell office:value-type="date" office:date-value="2016-07-13" calcext:value-type="date">
            <text:p>13-Jul-16</text:p>
          </table:table-cell>
          <table:table-cell office:value-type="float" office:value="12600" calcext:value-type="float">
            <text:p>12,600</text:p>
          </table:table-cell>
          <table:table-cell table:formula="of:=IF([.B408]&lt;&gt;[.B407];1;0)" office:value-type="float" office:value="0" calcext:value-type="float">
            <text:p>0</text:p>
          </table:table-cell>
          <table:table-cell table:formula="of:=IF([.E408]=0;[.D407];&quot;&quot;)" office:value-type="float" office:value="5980" calcext:value-type="float">
            <text:p>5,980</text:p>
          </table:table-cell>
          <table:table-cell table:formula="of:=IF([.E408]=0;[.C408]-[.C407];&quot;&quot;)" office:value-type="float" office:value="15" calcext:value-type="float">
            <text:p>15</text:p>
          </table:table-cell>
          <table:table-cell table:formula="of:=WEEKNUM([.C408])" office:value-type="float" office:value="29" calcext:value-type="float">
            <text:p>29</text:p>
          </table:table-cell>
          <table:table-cell table:formula="of:=WEEKDAY([.C408])" office:value-type="float" office:value="4" calcext:value-type="float">
            <text:p>4</text:p>
          </table:table-cell>
          <table:table-cell table:formula="of:=ROUNDUP([.K408]/12*4)" office:value-type="float" office:value="3" calcext:value-type="float">
            <text:p>3</text:p>
          </table:table-cell>
          <table:table-cell table:formula="of:=MONTH([.C408])" office:value-type="float" office:value="7" calcext:value-type="float">
            <text:p>7</text:p>
          </table:table-cell>
          <table:table-cell table:formula="of:=YEAR([.C408])" office:value-type="float" office:value="2016" calcext:value-type="float">
            <text:p>2016</text:p>
          </table:table-cell>
          <table:table-cell table:formula="of:=[.L408]&amp;[.K408]" office:value-type="string" office:string-value="20167" calcext:value-type="string">
            <text:p>20167</text:p>
          </table:table-cell>
          <table:table-cell table:formula="of:=DATE([.L408];[.K408];-1)" office:value-type="date" office:date-value="2016-06-29" calcext:value-type="date">
            <text:p>06/29/16</text:p>
          </table:table-cell>
          <table:table-cell table:formula="of:=YEAR([.N408])&amp;MONTH([.N408])" office:value-type="string" office:string-value="20166" calcext:value-type="string">
            <text:p>201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SHANGHAI</text:p>
          </table:table-cell>
          <table:table-cell office:value-type="string" calcext:value-type="string">
            <text:p>M-Tops</text:p>
          </table:table-cell>
          <table:table-cell office:value-type="date" office:date-value="2016-08-16" calcext:value-type="date">
            <text:p>16-Aug-16</text:p>
          </table:table-cell>
          <table:table-cell office:value-type="float" office:value="102156" calcext:value-type="float">
            <text:p>102,156</text:p>
          </table:table-cell>
          <table:table-cell table:formula="of:=IF([.B409]&lt;&gt;[.B408];1;0)" office:value-type="float" office:value="0" calcext:value-type="float">
            <text:p>0</text:p>
          </table:table-cell>
          <table:table-cell table:formula="of:=IF([.E409]=0;[.D408];&quot;&quot;)" office:value-type="float" office:value="12600" calcext:value-type="float">
            <text:p>12,600</text:p>
          </table:table-cell>
          <table:table-cell table:formula="of:=IF([.E409]=0;[.C409]-[.C408];&quot;&quot;)" office:value-type="float" office:value="34" calcext:value-type="float">
            <text:p>34</text:p>
          </table:table-cell>
          <table:table-cell table:formula="of:=WEEKNUM([.C409])" office:value-type="float" office:value="34" calcext:value-type="float">
            <text:p>34</text:p>
          </table:table-cell>
          <table:table-cell table:formula="of:=WEEKDAY([.C409])" office:value-type="float" office:value="3" calcext:value-type="float">
            <text:p>3</text:p>
          </table:table-cell>
          <table:table-cell table:formula="of:=ROUNDUP([.K409]/12*4)" office:value-type="float" office:value="3" calcext:value-type="float">
            <text:p>3</text:p>
          </table:table-cell>
          <table:table-cell table:formula="of:=MONTH([.C409])" office:value-type="float" office:value="8" calcext:value-type="float">
            <text:p>8</text:p>
          </table:table-cell>
          <table:table-cell table:formula="of:=YEAR([.C409])" office:value-type="float" office:value="2016" calcext:value-type="float">
            <text:p>2016</text:p>
          </table:table-cell>
          <table:table-cell table:formula="of:=[.L409]&amp;[.K409]" office:value-type="string" office:string-value="20168" calcext:value-type="string">
            <text:p>20168</text:p>
          </table:table-cell>
          <table:table-cell table:formula="of:=DATE([.L409];[.K409];-1)" office:value-type="date" office:date-value="2016-07-30" calcext:value-type="date">
            <text:p>07/30/16</text:p>
          </table:table-cell>
          <table:table-cell table:formula="of:=YEAR([.N409])&amp;MONTH([.N409])" office:value-type="string" office:string-value="20167" calcext:value-type="string">
            <text:p>201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SHANGHAI</text:p>
          </table:table-cell>
          <table:table-cell office:value-type="string" calcext:value-type="string">
            <text:p>M-Tops</text:p>
          </table:table-cell>
          <table:table-cell office:value-type="date" office:date-value="2016-08-30" calcext:value-type="date">
            <text:p>30-Aug-16</text:p>
          </table:table-cell>
          <table:table-cell office:value-type="float" office:value="22008" calcext:value-type="float">
            <text:p>22,008</text:p>
          </table:table-cell>
          <table:table-cell table:formula="of:=IF([.B410]&lt;&gt;[.B409];1;0)" office:value-type="float" office:value="0" calcext:value-type="float">
            <text:p>0</text:p>
          </table:table-cell>
          <table:table-cell table:formula="of:=IF([.E410]=0;[.D409];&quot;&quot;)" office:value-type="float" office:value="102156" calcext:value-type="float">
            <text:p>102,156</text:p>
          </table:table-cell>
          <table:table-cell table:formula="of:=IF([.E410]=0;[.C410]-[.C409];&quot;&quot;)" office:value-type="float" office:value="14" calcext:value-type="float">
            <text:p>14</text:p>
          </table:table-cell>
          <table:table-cell table:formula="of:=WEEKNUM([.C410])" office:value-type="float" office:value="36" calcext:value-type="float">
            <text:p>36</text:p>
          </table:table-cell>
          <table:table-cell table:formula="of:=WEEKDAY([.C410])" office:value-type="float" office:value="3" calcext:value-type="float">
            <text:p>3</text:p>
          </table:table-cell>
          <table:table-cell table:formula="of:=ROUNDUP([.K410]/12*4)" office:value-type="float" office:value="3" calcext:value-type="float">
            <text:p>3</text:p>
          </table:table-cell>
          <table:table-cell table:formula="of:=MONTH([.C410])" office:value-type="float" office:value="8" calcext:value-type="float">
            <text:p>8</text:p>
          </table:table-cell>
          <table:table-cell table:formula="of:=YEAR([.C410])" office:value-type="float" office:value="2016" calcext:value-type="float">
            <text:p>2016</text:p>
          </table:table-cell>
          <table:table-cell table:formula="of:=[.L410]&amp;[.K410]" office:value-type="string" office:string-value="20168" calcext:value-type="string">
            <text:p>20168</text:p>
          </table:table-cell>
          <table:table-cell table:formula="of:=DATE([.L410];[.K410];-1)" office:value-type="date" office:date-value="2016-07-30" calcext:value-type="date">
            <text:p>07/30/16</text:p>
          </table:table-cell>
          <table:table-cell table:formula="of:=YEAR([.N410])&amp;MONTH([.N410])" office:value-type="string" office:string-value="20167" calcext:value-type="string">
            <text:p>201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SHANGHAI</text:p>
          </table:table-cell>
          <table:table-cell office:value-type="string" calcext:value-type="string">
            <text:p>M-Tops</text:p>
          </table:table-cell>
          <table:table-cell office:value-type="date" office:date-value="2016-09-20" calcext:value-type="date">
            <text:p>20-Sep-16</text:p>
          </table:table-cell>
          <table:table-cell office:value-type="float" office:value="10020" calcext:value-type="float">
            <text:p>10,020</text:p>
          </table:table-cell>
          <table:table-cell table:formula="of:=IF([.B411]&lt;&gt;[.B410];1;0)" office:value-type="float" office:value="0" calcext:value-type="float">
            <text:p>0</text:p>
          </table:table-cell>
          <table:table-cell table:formula="of:=IF([.E411]=0;[.D410];&quot;&quot;)" office:value-type="float" office:value="22008" calcext:value-type="float">
            <text:p>22,008</text:p>
          </table:table-cell>
          <table:table-cell table:formula="of:=IF([.E411]=0;[.C411]-[.C410];&quot;&quot;)" office:value-type="float" office:value="21" calcext:value-type="float">
            <text:p>21</text:p>
          </table:table-cell>
          <table:table-cell table:formula="of:=WEEKNUM([.C411])" office:value-type="float" office:value="39" calcext:value-type="float">
            <text:p>39</text:p>
          </table:table-cell>
          <table:table-cell table:formula="of:=WEEKDAY([.C411])" office:value-type="float" office:value="3" calcext:value-type="float">
            <text:p>3</text:p>
          </table:table-cell>
          <table:table-cell table:formula="of:=ROUNDUP([.K411]/12*4)" office:value-type="float" office:value="3" calcext:value-type="float">
            <text:p>3</text:p>
          </table:table-cell>
          <table:table-cell table:formula="of:=MONTH([.C411])" office:value-type="float" office:value="9" calcext:value-type="float">
            <text:p>9</text:p>
          </table:table-cell>
          <table:table-cell table:formula="of:=YEAR([.C411])" office:value-type="float" office:value="2016" calcext:value-type="float">
            <text:p>2016</text:p>
          </table:table-cell>
          <table:table-cell table:formula="of:=[.L411]&amp;[.K411]" office:value-type="string" office:string-value="20169" calcext:value-type="string">
            <text:p>20169</text:p>
          </table:table-cell>
          <table:table-cell table:formula="of:=DATE([.L411];[.K411];-1)" office:value-type="date" office:date-value="2016-08-30" calcext:value-type="date">
            <text:p>08/30/16</text:p>
          </table:table-cell>
          <table:table-cell table:formula="of:=YEAR([.N411])&amp;MONTH([.N411])" office:value-type="string" office:string-value="20168" calcext:value-type="string">
            <text:p>201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SHANGHAI</text:p>
          </table:table-cell>
          <table:table-cell office:value-type="string" calcext:value-type="string">
            <text:p>M-Tops</text:p>
          </table:table-cell>
          <table:table-cell office:value-type="date" office:date-value="2016-11-19" calcext:value-type="date">
            <text:p>19-Nov-16</text:p>
          </table:table-cell>
          <table:table-cell office:value-type="float" office:value="26400" calcext:value-type="float">
            <text:p>26,400</text:p>
          </table:table-cell>
          <table:table-cell table:formula="of:=IF([.B412]&lt;&gt;[.B411];1;0)" office:value-type="float" office:value="0" calcext:value-type="float">
            <text:p>0</text:p>
          </table:table-cell>
          <table:table-cell table:formula="of:=IF([.E412]=0;[.D411];&quot;&quot;)" office:value-type="float" office:value="10020" calcext:value-type="float">
            <text:p>10,020</text:p>
          </table:table-cell>
          <table:table-cell table:formula="of:=IF([.E412]=0;[.C412]-[.C411];&quot;&quot;)" office:value-type="float" office:value="60" calcext:value-type="float">
            <text:p>60</text:p>
          </table:table-cell>
          <table:table-cell table:formula="of:=WEEKNUM([.C412])" office:value-type="float" office:value="47" calcext:value-type="float">
            <text:p>47</text:p>
          </table:table-cell>
          <table:table-cell table:formula="of:=WEEKDAY([.C412])" office:value-type="float" office:value="7" calcext:value-type="float">
            <text:p>7</text:p>
          </table:table-cell>
          <table:table-cell table:formula="of:=ROUNDUP([.K412]/12*4)" office:value-type="float" office:value="4" calcext:value-type="float">
            <text:p>4</text:p>
          </table:table-cell>
          <table:table-cell table:formula="of:=MONTH([.C412])" office:value-type="float" office:value="11" calcext:value-type="float">
            <text:p>11</text:p>
          </table:table-cell>
          <table:table-cell table:formula="of:=YEAR([.C412])" office:value-type="float" office:value="2016" calcext:value-type="float">
            <text:p>2016</text:p>
          </table:table-cell>
          <table:table-cell table:formula="of:=[.L412]&amp;[.K412]" office:value-type="string" office:string-value="201611" calcext:value-type="string">
            <text:p>201611</text:p>
          </table:table-cell>
          <table:table-cell table:formula="of:=DATE([.L412];[.K412];-1)" office:value-type="date" office:date-value="2016-10-30" calcext:value-type="date">
            <text:p>10/30/16</text:p>
          </table:table-cell>
          <table:table-cell table:formula="of:=YEAR([.N412])&amp;MONTH([.N412])" office:value-type="string" office:string-value="201610" calcext:value-type="string">
            <text:p>2016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SHANGHAI</text:p>
          </table:table-cell>
          <table:table-cell office:value-type="string" calcext:value-type="string">
            <text:p>M-Tops</text:p>
          </table:table-cell>
          <table:table-cell office:value-type="date" office:date-value="2016-11-22" calcext:value-type="date">
            <text:p>22-Nov-16</text:p>
          </table:table-cell>
          <table:table-cell office:value-type="float" office:value="12000" calcext:value-type="float">
            <text:p>12,000</text:p>
          </table:table-cell>
          <table:table-cell table:formula="of:=IF([.B413]&lt;&gt;[.B412];1;0)" office:value-type="float" office:value="0" calcext:value-type="float">
            <text:p>0</text:p>
          </table:table-cell>
          <table:table-cell table:formula="of:=IF([.E413]=0;[.D412];&quot;&quot;)" office:value-type="float" office:value="26400" calcext:value-type="float">
            <text:p>26,400</text:p>
          </table:table-cell>
          <table:table-cell table:formula="of:=IF([.E413]=0;[.C413]-[.C412];&quot;&quot;)" office:value-type="float" office:value="3" calcext:value-type="float">
            <text:p>3</text:p>
          </table:table-cell>
          <table:table-cell table:formula="of:=WEEKNUM([.C413])" office:value-type="float" office:value="48" calcext:value-type="float">
            <text:p>48</text:p>
          </table:table-cell>
          <table:table-cell table:formula="of:=WEEKDAY([.C413])" office:value-type="float" office:value="3" calcext:value-type="float">
            <text:p>3</text:p>
          </table:table-cell>
          <table:table-cell table:formula="of:=ROUNDUP([.K413]/12*4)" office:value-type="float" office:value="4" calcext:value-type="float">
            <text:p>4</text:p>
          </table:table-cell>
          <table:table-cell table:formula="of:=MONTH([.C413])" office:value-type="float" office:value="11" calcext:value-type="float">
            <text:p>11</text:p>
          </table:table-cell>
          <table:table-cell table:formula="of:=YEAR([.C413])" office:value-type="float" office:value="2016" calcext:value-type="float">
            <text:p>2016</text:p>
          </table:table-cell>
          <table:table-cell table:formula="of:=[.L413]&amp;[.K413]" office:value-type="string" office:string-value="201611" calcext:value-type="string">
            <text:p>201611</text:p>
          </table:table-cell>
          <table:table-cell table:formula="of:=DATE([.L413];[.K413];-1)" office:value-type="date" office:date-value="2016-10-30" calcext:value-type="date">
            <text:p>10/30/16</text:p>
          </table:table-cell>
          <table:table-cell table:formula="of:=YEAR([.N413])&amp;MONTH([.N413])" office:value-type="string" office:string-value="201610" calcext:value-type="string">
            <text:p>2016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SHANGHAI</text:p>
          </table:table-cell>
          <table:table-cell office:value-type="string" calcext:value-type="string">
            <text:p>M-Tops</text:p>
          </table:table-cell>
          <table:table-cell office:value-type="date" office:date-value="2016-11-29" calcext:value-type="date">
            <text:p>29-Nov-16</text:p>
          </table:table-cell>
          <table:table-cell office:value-type="float" office:value="27060" calcext:value-type="float">
            <text:p>27,060</text:p>
          </table:table-cell>
          <table:table-cell table:formula="of:=IF([.B414]&lt;&gt;[.B413];1;0)" office:value-type="float" office:value="0" calcext:value-type="float">
            <text:p>0</text:p>
          </table:table-cell>
          <table:table-cell table:formula="of:=IF([.E414]=0;[.D413];&quot;&quot;)" office:value-type="float" office:value="12000" calcext:value-type="float">
            <text:p>12,000</text:p>
          </table:table-cell>
          <table:table-cell table:formula="of:=IF([.E414]=0;[.C414]-[.C413];&quot;&quot;)" office:value-type="float" office:value="7" calcext:value-type="float">
            <text:p>7</text:p>
          </table:table-cell>
          <table:table-cell table:formula="of:=WEEKNUM([.C414])" office:value-type="float" office:value="49" calcext:value-type="float">
            <text:p>49</text:p>
          </table:table-cell>
          <table:table-cell table:formula="of:=WEEKDAY([.C414])" office:value-type="float" office:value="3" calcext:value-type="float">
            <text:p>3</text:p>
          </table:table-cell>
          <table:table-cell table:formula="of:=ROUNDUP([.K414]/12*4)" office:value-type="float" office:value="4" calcext:value-type="float">
            <text:p>4</text:p>
          </table:table-cell>
          <table:table-cell table:formula="of:=MONTH([.C414])" office:value-type="float" office:value="11" calcext:value-type="float">
            <text:p>11</text:p>
          </table:table-cell>
          <table:table-cell table:formula="of:=YEAR([.C414])" office:value-type="float" office:value="2016" calcext:value-type="float">
            <text:p>2016</text:p>
          </table:table-cell>
          <table:table-cell table:formula="of:=[.L414]&amp;[.K414]" office:value-type="string" office:string-value="201611" calcext:value-type="string">
            <text:p>201611</text:p>
          </table:table-cell>
          <table:table-cell table:formula="of:=DATE([.L414];[.K414];-1)" office:value-type="date" office:date-value="2016-10-30" calcext:value-type="date">
            <text:p>10/30/16</text:p>
          </table:table-cell>
          <table:table-cell table:formula="of:=YEAR([.N414])&amp;MONTH([.N414])" office:value-type="string" office:string-value="201610" calcext:value-type="string">
            <text:p>2016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SHANGHAI</text:p>
          </table:table-cell>
          <table:table-cell office:value-type="string" calcext:value-type="string">
            <text:p>M-Tops</text:p>
          </table:table-cell>
          <table:table-cell office:value-type="date" office:date-value="2017-01-24" calcext:value-type="date">
            <text:p>24-Jan-17</text:p>
          </table:table-cell>
          <table:table-cell office:value-type="float" office:value="12000" calcext:value-type="float">
            <text:p>12,000</text:p>
          </table:table-cell>
          <table:table-cell table:formula="of:=IF([.B415]&lt;&gt;[.B414];1;0)" office:value-type="float" office:value="0" calcext:value-type="float">
            <text:p>0</text:p>
          </table:table-cell>
          <table:table-cell table:formula="of:=IF([.E415]=0;[.D414];&quot;&quot;)" office:value-type="float" office:value="27060" calcext:value-type="float">
            <text:p>27,060</text:p>
          </table:table-cell>
          <table:table-cell table:formula="of:=IF([.E415]=0;[.C415]-[.C414];&quot;&quot;)" office:value-type="float" office:value="56" calcext:value-type="float">
            <text:p>56</text:p>
          </table:table-cell>
          <table:table-cell table:formula="of:=WEEKNUM([.C415])" office:value-type="float" office:value="4" calcext:value-type="float">
            <text:p>4</text:p>
          </table:table-cell>
          <table:table-cell table:formula="of:=WEEKDAY([.C415])" office:value-type="float" office:value="3" calcext:value-type="float">
            <text:p>3</text:p>
          </table:table-cell>
          <table:table-cell table:formula="of:=ROUNDUP([.K415]/12*4)" office:value-type="float" office:value="1" calcext:value-type="float">
            <text:p>1</text:p>
          </table:table-cell>
          <table:table-cell table:formula="of:=MONTH([.C415])" office:value-type="float" office:value="1" calcext:value-type="float">
            <text:p>1</text:p>
          </table:table-cell>
          <table:table-cell table:formula="of:=YEAR([.C415])" office:value-type="float" office:value="2017" calcext:value-type="float">
            <text:p>2017</text:p>
          </table:table-cell>
          <table:table-cell table:formula="of:=[.L415]&amp;[.K415]" office:value-type="string" office:string-value="20171" calcext:value-type="string">
            <text:p>20171</text:p>
          </table:table-cell>
          <table:table-cell table:formula="of:=DATE([.L415];[.K415];-1)" office:value-type="date" office:date-value="2016-12-30" calcext:value-type="date">
            <text:p>12/30/16</text:p>
          </table:table-cell>
          <table:table-cell table:formula="of:=YEAR([.N415])&amp;MONTH([.N415])" office:value-type="string" office:string-value="201612" calcext:value-type="string">
            <text:p>2016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SHANGHAI</text:p>
          </table:table-cell>
          <table:table-cell office:value-type="string" calcext:value-type="string">
            <text:p>S-Shorts</text:p>
          </table:table-cell>
          <table:table-cell office:value-type="date" office:date-value="2016-12-20" calcext:value-type="date">
            <text:p>20-Dec-16</text:p>
          </table:table-cell>
          <table:table-cell office:value-type="float" office:value="10100" calcext:value-type="float">
            <text:p>10,100</text:p>
          </table:table-cell>
          <table:table-cell table:formula="of:=IF([.B416]&lt;&gt;[.B415];1;0)" office:value-type="float" office:value="1" calcext:value-type="float">
            <text:p>1</text:p>
          </table:table-cell>
          <table:table-cell table:style-name="Default" table:formula="of:=IF([.E416]=0;[.D415];&quot;&quot;)">
            <text:p/>
          </table:table-cell>
          <table:table-cell table:formula="of:=IF([.E416]=0;[.C416]-[.C415];&quot;&quot;)">
            <text:p/>
          </table:table-cell>
          <table:table-cell table:formula="of:=WEEKNUM([.C416])" office:value-type="float" office:value="52" calcext:value-type="float">
            <text:p>52</text:p>
          </table:table-cell>
          <table:table-cell table:formula="of:=WEEKDAY([.C416])" office:value-type="float" office:value="3" calcext:value-type="float">
            <text:p>3</text:p>
          </table:table-cell>
          <table:table-cell table:formula="of:=ROUNDUP([.K416]/12*4)" office:value-type="float" office:value="4" calcext:value-type="float">
            <text:p>4</text:p>
          </table:table-cell>
          <table:table-cell table:formula="of:=MONTH([.C416])" office:value-type="float" office:value="12" calcext:value-type="float">
            <text:p>12</text:p>
          </table:table-cell>
          <table:table-cell table:formula="of:=YEAR([.C416])" office:value-type="float" office:value="2016" calcext:value-type="float">
            <text:p>2016</text:p>
          </table:table-cell>
          <table:table-cell table:formula="of:=[.L416]&amp;[.K416]" office:value-type="string" office:string-value="201612" calcext:value-type="string">
            <text:p>201612</text:p>
          </table:table-cell>
          <table:table-cell table:formula="of:=DATE([.L416];[.K416];-1)" office:value-type="date" office:date-value="2016-11-29" calcext:value-type="date">
            <text:p>11/29/16</text:p>
          </table:table-cell>
          <table:table-cell table:formula="of:=YEAR([.N416])&amp;MONTH([.N416])" office:value-type="string" office:string-value="201611" calcext:value-type="string">
            <text:p>2016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SHANGHAI</text:p>
          </table:table-cell>
          <table:table-cell office:value-type="string" calcext:value-type="string">
            <text:p>S-Shorts</text:p>
          </table:table-cell>
          <table:table-cell office:value-type="date" office:date-value="2016-12-27" calcext:value-type="date">
            <text:p>27-Dec-16</text:p>
          </table:table-cell>
          <table:table-cell office:value-type="float" office:value="3540" calcext:value-type="float">
            <text:p>3,540</text:p>
          </table:table-cell>
          <table:table-cell table:formula="of:=IF([.B417]&lt;&gt;[.B416];1;0)" office:value-type="float" office:value="0" calcext:value-type="float">
            <text:p>0</text:p>
          </table:table-cell>
          <table:table-cell table:formula="of:=IF([.E417]=0;[.D416];&quot;&quot;)" office:value-type="float" office:value="10100" calcext:value-type="float">
            <text:p>10,100</text:p>
          </table:table-cell>
          <table:table-cell table:formula="of:=IF([.E417]=0;[.C417]-[.C416];&quot;&quot;)" office:value-type="float" office:value="7" calcext:value-type="float">
            <text:p>7</text:p>
          </table:table-cell>
          <table:table-cell table:formula="of:=WEEKNUM([.C417])" office:value-type="float" office:value="53" calcext:value-type="float">
            <text:p>53</text:p>
          </table:table-cell>
          <table:table-cell table:formula="of:=WEEKDAY([.C417])" office:value-type="float" office:value="3" calcext:value-type="float">
            <text:p>3</text:p>
          </table:table-cell>
          <table:table-cell table:formula="of:=ROUNDUP([.K417]/12*4)" office:value-type="float" office:value="4" calcext:value-type="float">
            <text:p>4</text:p>
          </table:table-cell>
          <table:table-cell table:formula="of:=MONTH([.C417])" office:value-type="float" office:value="12" calcext:value-type="float">
            <text:p>12</text:p>
          </table:table-cell>
          <table:table-cell table:formula="of:=YEAR([.C417])" office:value-type="float" office:value="2016" calcext:value-type="float">
            <text:p>2016</text:p>
          </table:table-cell>
          <table:table-cell table:formula="of:=[.L417]&amp;[.K417]" office:value-type="string" office:string-value="201612" calcext:value-type="string">
            <text:p>201612</text:p>
          </table:table-cell>
          <table:table-cell table:formula="of:=DATE([.L417];[.K417];-1)" office:value-type="date" office:date-value="2016-11-29" calcext:value-type="date">
            <text:p>11/29/16</text:p>
          </table:table-cell>
          <table:table-cell table:formula="of:=YEAR([.N417])&amp;MONTH([.N417])" office:value-type="string" office:string-value="201611" calcext:value-type="string">
            <text:p>2016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SHANGHAI</text:p>
          </table:table-cell>
          <table:table-cell office:value-type="string" calcext:value-type="string">
            <text:p>S-Shorts</text:p>
          </table:table-cell>
          <table:table-cell office:value-type="date" office:date-value="2017-01-22" calcext:value-type="date">
            <text:p>22-Jan-17</text:p>
          </table:table-cell>
          <table:table-cell office:value-type="float" office:value="6096" calcext:value-type="float">
            <text:p>6,096</text:p>
          </table:table-cell>
          <table:table-cell table:formula="of:=IF([.B418]&lt;&gt;[.B417];1;0)" office:value-type="float" office:value="0" calcext:value-type="float">
            <text:p>0</text:p>
          </table:table-cell>
          <table:table-cell table:formula="of:=IF([.E418]=0;[.D417];&quot;&quot;)" office:value-type="float" office:value="3540" calcext:value-type="float">
            <text:p>3,540</text:p>
          </table:table-cell>
          <table:table-cell table:formula="of:=IF([.E418]=0;[.C418]-[.C417];&quot;&quot;)" office:value-type="float" office:value="26" calcext:value-type="float">
            <text:p>26</text:p>
          </table:table-cell>
          <table:table-cell table:formula="of:=WEEKNUM([.C418])" office:value-type="float" office:value="4" calcext:value-type="float">
            <text:p>4</text:p>
          </table:table-cell>
          <table:table-cell table:formula="of:=WEEKDAY([.C418])" office:value-type="float" office:value="1" calcext:value-type="float">
            <text:p>1</text:p>
          </table:table-cell>
          <table:table-cell table:formula="of:=ROUNDUP([.K418]/12*4)" office:value-type="float" office:value="1" calcext:value-type="float">
            <text:p>1</text:p>
          </table:table-cell>
          <table:table-cell table:formula="of:=MONTH([.C418])" office:value-type="float" office:value="1" calcext:value-type="float">
            <text:p>1</text:p>
          </table:table-cell>
          <table:table-cell table:formula="of:=YEAR([.C418])" office:value-type="float" office:value="2017" calcext:value-type="float">
            <text:p>2017</text:p>
          </table:table-cell>
          <table:table-cell table:formula="of:=[.L418]&amp;[.K418]" office:value-type="string" office:string-value="20171" calcext:value-type="string">
            <text:p>20171</text:p>
          </table:table-cell>
          <table:table-cell table:formula="of:=DATE([.L418];[.K418];-1)" office:value-type="date" office:date-value="2016-12-30" calcext:value-type="date">
            <text:p>12/30/16</text:p>
          </table:table-cell>
          <table:table-cell table:formula="of:=YEAR([.N418])&amp;MONTH([.N418])" office:value-type="string" office:string-value="201612" calcext:value-type="string">
            <text:p>2016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SHANGHAI</text:p>
          </table:table-cell>
          <table:table-cell office:value-type="string" calcext:value-type="string">
            <text:p>Y-Skirts</text:p>
          </table:table-cell>
          <table:table-cell office:value-type="date" office:date-value="2016-04-03" calcext:value-type="date">
            <text:p>3-Apr-16</text:p>
          </table:table-cell>
          <table:table-cell office:value-type="float" office:value="7504" calcext:value-type="float">
            <text:p>7,504</text:p>
          </table:table-cell>
          <table:table-cell table:formula="of:=IF([.B419]&lt;&gt;[.B418];1;0)" office:value-type="float" office:value="1" calcext:value-type="float">
            <text:p>1</text:p>
          </table:table-cell>
          <table:table-cell table:style-name="Default" table:formula="of:=IF([.E419]=0;[.D418];&quot;&quot;)">
            <text:p/>
          </table:table-cell>
          <table:table-cell table:formula="of:=IF([.E419]=0;[.C419]-[.C418];&quot;&quot;)">
            <text:p/>
          </table:table-cell>
          <table:table-cell table:formula="of:=WEEKNUM([.C419])" office:value-type="float" office:value="15" calcext:value-type="float">
            <text:p>15</text:p>
          </table:table-cell>
          <table:table-cell table:formula="of:=WEEKDAY([.C419])" office:value-type="float" office:value="1" calcext:value-type="float">
            <text:p>1</text:p>
          </table:table-cell>
          <table:table-cell table:formula="of:=ROUNDUP([.K419]/12*4)" office:value-type="float" office:value="2" calcext:value-type="float">
            <text:p>2</text:p>
          </table:table-cell>
          <table:table-cell table:formula="of:=MONTH([.C419])" office:value-type="float" office:value="4" calcext:value-type="float">
            <text:p>4</text:p>
          </table:table-cell>
          <table:table-cell table:formula="of:=YEAR([.C419])" office:value-type="float" office:value="2016" calcext:value-type="float">
            <text:p>2016</text:p>
          </table:table-cell>
          <table:table-cell table:formula="of:=[.L419]&amp;[.K419]" office:value-type="string" office:string-value="20164" calcext:value-type="string">
            <text:p>20164</text:p>
          </table:table-cell>
          <table:table-cell table:formula="of:=DATE([.L419];[.K419];-1)" office:value-type="date" office:date-value="2016-03-30" calcext:value-type="date">
            <text:p>03/30/16</text:p>
          </table:table-cell>
          <table:table-cell table:formula="of:=YEAR([.N419])&amp;MONTH([.N419])" office:value-type="string" office:string-value="20163" calcext:value-type="string">
            <text:p>201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SHANGHAI</text:p>
          </table:table-cell>
          <table:table-cell office:value-type="string" calcext:value-type="string">
            <text:p>Y-Skirts</text:p>
          </table:table-cell>
          <table:table-cell office:value-type="date" office:date-value="2016-05-01" calcext:value-type="date">
            <text:p>1-May-16</text:p>
          </table:table-cell>
          <table:table-cell office:value-type="float" office:value="2096" calcext:value-type="float">
            <text:p>2,096</text:p>
          </table:table-cell>
          <table:table-cell table:formula="of:=IF([.B420]&lt;&gt;[.B419];1;0)" office:value-type="float" office:value="0" calcext:value-type="float">
            <text:p>0</text:p>
          </table:table-cell>
          <table:table-cell table:formula="of:=IF([.E420]=0;[.D419];&quot;&quot;)" office:value-type="float" office:value="7504" calcext:value-type="float">
            <text:p>7,504</text:p>
          </table:table-cell>
          <table:table-cell table:formula="of:=IF([.E420]=0;[.C420]-[.C419];&quot;&quot;)" office:value-type="float" office:value="28" calcext:value-type="float">
            <text:p>28</text:p>
          </table:table-cell>
          <table:table-cell table:formula="of:=WEEKNUM([.C420])" office:value-type="float" office:value="19" calcext:value-type="float">
            <text:p>19</text:p>
          </table:table-cell>
          <table:table-cell table:formula="of:=WEEKDAY([.C420])" office:value-type="float" office:value="1" calcext:value-type="float">
            <text:p>1</text:p>
          </table:table-cell>
          <table:table-cell table:formula="of:=ROUNDUP([.K420]/12*4)" office:value-type="float" office:value="2" calcext:value-type="float">
            <text:p>2</text:p>
          </table:table-cell>
          <table:table-cell table:formula="of:=MONTH([.C420])" office:value-type="float" office:value="5" calcext:value-type="float">
            <text:p>5</text:p>
          </table:table-cell>
          <table:table-cell table:formula="of:=YEAR([.C420])" office:value-type="float" office:value="2016" calcext:value-type="float">
            <text:p>2016</text:p>
          </table:table-cell>
          <table:table-cell table:formula="of:=[.L420]&amp;[.K420]" office:value-type="string" office:string-value="20165" calcext:value-type="string">
            <text:p>20165</text:p>
          </table:table-cell>
          <table:table-cell table:formula="of:=DATE([.L420];[.K420];-1)" office:value-type="date" office:date-value="2016-04-29" calcext:value-type="date">
            <text:p>04/29/16</text:p>
          </table:table-cell>
          <table:table-cell table:formula="of:=YEAR([.N420])&amp;MONTH([.N420])" office:value-type="string" office:string-value="20164" calcext:value-type="string">
            <text:p>201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SHANGHAI</text:p>
          </table:table-cell>
          <table:table-cell office:value-type="string" calcext:value-type="string">
            <text:p>Y-Skirts</text:p>
          </table:table-cell>
          <table:table-cell office:value-type="date" office:date-value="2016-06-08" calcext:value-type="date">
            <text:p>8-Jun-16</text:p>
          </table:table-cell>
          <table:table-cell office:value-type="float" office:value="2048" calcext:value-type="float">
            <text:p>2,048</text:p>
          </table:table-cell>
          <table:table-cell table:formula="of:=IF([.B421]&lt;&gt;[.B420];1;0)" office:value-type="float" office:value="0" calcext:value-type="float">
            <text:p>0</text:p>
          </table:table-cell>
          <table:table-cell table:formula="of:=IF([.E421]=0;[.D420];&quot;&quot;)" office:value-type="float" office:value="2096" calcext:value-type="float">
            <text:p>2,096</text:p>
          </table:table-cell>
          <table:table-cell table:formula="of:=IF([.E421]=0;[.C421]-[.C420];&quot;&quot;)" office:value-type="float" office:value="38" calcext:value-type="float">
            <text:p>38</text:p>
          </table:table-cell>
          <table:table-cell table:formula="of:=WEEKNUM([.C421])" office:value-type="float" office:value="24" calcext:value-type="float">
            <text:p>24</text:p>
          </table:table-cell>
          <table:table-cell table:formula="of:=WEEKDAY([.C421])" office:value-type="float" office:value="4" calcext:value-type="float">
            <text:p>4</text:p>
          </table:table-cell>
          <table:table-cell table:formula="of:=ROUNDUP([.K421]/12*4)" office:value-type="float" office:value="2" calcext:value-type="float">
            <text:p>2</text:p>
          </table:table-cell>
          <table:table-cell table:formula="of:=MONTH([.C421])" office:value-type="float" office:value="6" calcext:value-type="float">
            <text:p>6</text:p>
          </table:table-cell>
          <table:table-cell table:formula="of:=YEAR([.C421])" office:value-type="float" office:value="2016" calcext:value-type="float">
            <text:p>2016</text:p>
          </table:table-cell>
          <table:table-cell table:formula="of:=[.L421]&amp;[.K421]" office:value-type="string" office:string-value="20166" calcext:value-type="string">
            <text:p>20166</text:p>
          </table:table-cell>
          <table:table-cell table:formula="of:=DATE([.L421];[.K421];-1)" office:value-type="date" office:date-value="2016-05-30" calcext:value-type="date">
            <text:p>05/30/16</text:p>
          </table:table-cell>
          <table:table-cell table:formula="of:=YEAR([.N421])&amp;MONTH([.N421])" office:value-type="string" office:string-value="20165" calcext:value-type="string">
            <text:p>201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SHANGHAI</text:p>
          </table:table-cell>
          <table:table-cell office:value-type="string" calcext:value-type="string">
            <text:p>Y-Skirts</text:p>
          </table:table-cell>
          <table:table-cell office:value-type="date" office:date-value="2016-06-26" calcext:value-type="date">
            <text:p>26-Jun-16</text:p>
          </table:table-cell>
          <table:table-cell office:value-type="float" office:value="18978" calcext:value-type="float">
            <text:p>18,978</text:p>
          </table:table-cell>
          <table:table-cell table:formula="of:=IF([.B422]&lt;&gt;[.B421];1;0)" office:value-type="float" office:value="0" calcext:value-type="float">
            <text:p>0</text:p>
          </table:table-cell>
          <table:table-cell table:formula="of:=IF([.E422]=0;[.D421];&quot;&quot;)" office:value-type="float" office:value="2048" calcext:value-type="float">
            <text:p>2,048</text:p>
          </table:table-cell>
          <table:table-cell table:formula="of:=IF([.E422]=0;[.C422]-[.C421];&quot;&quot;)" office:value-type="float" office:value="18" calcext:value-type="float">
            <text:p>18</text:p>
          </table:table-cell>
          <table:table-cell table:formula="of:=WEEKNUM([.C422])" office:value-type="float" office:value="27" calcext:value-type="float">
            <text:p>27</text:p>
          </table:table-cell>
          <table:table-cell table:formula="of:=WEEKDAY([.C422])" office:value-type="float" office:value="1" calcext:value-type="float">
            <text:p>1</text:p>
          </table:table-cell>
          <table:table-cell table:formula="of:=ROUNDUP([.K422]/12*4)" office:value-type="float" office:value="2" calcext:value-type="float">
            <text:p>2</text:p>
          </table:table-cell>
          <table:table-cell table:formula="of:=MONTH([.C422])" office:value-type="float" office:value="6" calcext:value-type="float">
            <text:p>6</text:p>
          </table:table-cell>
          <table:table-cell table:formula="of:=YEAR([.C422])" office:value-type="float" office:value="2016" calcext:value-type="float">
            <text:p>2016</text:p>
          </table:table-cell>
          <table:table-cell table:formula="of:=[.L422]&amp;[.K422]" office:value-type="string" office:string-value="20166" calcext:value-type="string">
            <text:p>20166</text:p>
          </table:table-cell>
          <table:table-cell table:formula="of:=DATE([.L422];[.K422];-1)" office:value-type="date" office:date-value="2016-05-30" calcext:value-type="date">
            <text:p>05/30/16</text:p>
          </table:table-cell>
          <table:table-cell table:formula="of:=YEAR([.N422])&amp;MONTH([.N422])" office:value-type="string" office:string-value="20165" calcext:value-type="string">
            <text:p>201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SHANGHAI</text:p>
          </table:table-cell>
          <table:table-cell office:value-type="string" calcext:value-type="string">
            <text:p>Y-Skirts</text:p>
          </table:table-cell>
          <table:table-cell office:value-type="date" office:date-value="2016-06-28" calcext:value-type="date">
            <text:p>28-Jun-16</text:p>
          </table:table-cell>
          <table:table-cell office:value-type="float" office:value="3846" calcext:value-type="float">
            <text:p>3,846</text:p>
          </table:table-cell>
          <table:table-cell table:formula="of:=IF([.B423]&lt;&gt;[.B422];1;0)" office:value-type="float" office:value="0" calcext:value-type="float">
            <text:p>0</text:p>
          </table:table-cell>
          <table:table-cell table:formula="of:=IF([.E423]=0;[.D422];&quot;&quot;)" office:value-type="float" office:value="18978" calcext:value-type="float">
            <text:p>18,978</text:p>
          </table:table-cell>
          <table:table-cell table:formula="of:=IF([.E423]=0;[.C423]-[.C422];&quot;&quot;)" office:value-type="float" office:value="2" calcext:value-type="float">
            <text:p>2</text:p>
          </table:table-cell>
          <table:table-cell table:formula="of:=WEEKNUM([.C423])" office:value-type="float" office:value="27" calcext:value-type="float">
            <text:p>27</text:p>
          </table:table-cell>
          <table:table-cell table:formula="of:=WEEKDAY([.C423])" office:value-type="float" office:value="3" calcext:value-type="float">
            <text:p>3</text:p>
          </table:table-cell>
          <table:table-cell table:formula="of:=ROUNDUP([.K423]/12*4)" office:value-type="float" office:value="2" calcext:value-type="float">
            <text:p>2</text:p>
          </table:table-cell>
          <table:table-cell table:formula="of:=MONTH([.C423])" office:value-type="float" office:value="6" calcext:value-type="float">
            <text:p>6</text:p>
          </table:table-cell>
          <table:table-cell table:formula="of:=YEAR([.C423])" office:value-type="float" office:value="2016" calcext:value-type="float">
            <text:p>2016</text:p>
          </table:table-cell>
          <table:table-cell table:formula="of:=[.L423]&amp;[.K423]" office:value-type="string" office:string-value="20166" calcext:value-type="string">
            <text:p>20166</text:p>
          </table:table-cell>
          <table:table-cell table:formula="of:=DATE([.L423];[.K423];-1)" office:value-type="date" office:date-value="2016-05-30" calcext:value-type="date">
            <text:p>05/30/16</text:p>
          </table:table-cell>
          <table:table-cell table:formula="of:=YEAR([.N423])&amp;MONTH([.N423])" office:value-type="string" office:string-value="20165" calcext:value-type="string">
            <text:p>201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SHANGHAI</text:p>
          </table:table-cell>
          <table:table-cell office:value-type="string" calcext:value-type="string">
            <text:p>Y-Skirts</text:p>
          </table:table-cell>
          <table:table-cell office:value-type="date" office:date-value="2016-07-09" calcext:value-type="date">
            <text:p>9-Jul-16</text:p>
          </table:table-cell>
          <table:table-cell office:value-type="float" office:value="4268" calcext:value-type="float">
            <text:p>4,268</text:p>
          </table:table-cell>
          <table:table-cell table:formula="of:=IF([.B424]&lt;&gt;[.B423];1;0)" office:value-type="float" office:value="0" calcext:value-type="float">
            <text:p>0</text:p>
          </table:table-cell>
          <table:table-cell table:formula="of:=IF([.E424]=0;[.D423];&quot;&quot;)" office:value-type="float" office:value="3846" calcext:value-type="float">
            <text:p>3,846</text:p>
          </table:table-cell>
          <table:table-cell table:formula="of:=IF([.E424]=0;[.C424]-[.C423];&quot;&quot;)" office:value-type="float" office:value="11" calcext:value-type="float">
            <text:p>11</text:p>
          </table:table-cell>
          <table:table-cell table:formula="of:=WEEKNUM([.C424])" office:value-type="float" office:value="28" calcext:value-type="float">
            <text:p>28</text:p>
          </table:table-cell>
          <table:table-cell table:formula="of:=WEEKDAY([.C424])" office:value-type="float" office:value="7" calcext:value-type="float">
            <text:p>7</text:p>
          </table:table-cell>
          <table:table-cell table:formula="of:=ROUNDUP([.K424]/12*4)" office:value-type="float" office:value="3" calcext:value-type="float">
            <text:p>3</text:p>
          </table:table-cell>
          <table:table-cell table:formula="of:=MONTH([.C424])" office:value-type="float" office:value="7" calcext:value-type="float">
            <text:p>7</text:p>
          </table:table-cell>
          <table:table-cell table:formula="of:=YEAR([.C424])" office:value-type="float" office:value="2016" calcext:value-type="float">
            <text:p>2016</text:p>
          </table:table-cell>
          <table:table-cell table:formula="of:=[.L424]&amp;[.K424]" office:value-type="string" office:string-value="20167" calcext:value-type="string">
            <text:p>20167</text:p>
          </table:table-cell>
          <table:table-cell table:formula="of:=DATE([.L424];[.K424];-1)" office:value-type="date" office:date-value="2016-06-29" calcext:value-type="date">
            <text:p>06/29/16</text:p>
          </table:table-cell>
          <table:table-cell table:formula="of:=YEAR([.N424])&amp;MONTH([.N424])" office:value-type="string" office:string-value="20166" calcext:value-type="string">
            <text:p>201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SHANGHAI</text:p>
          </table:table-cell>
          <table:table-cell office:value-type="string" calcext:value-type="string">
            <text:p>Y-Skirts</text:p>
          </table:table-cell>
          <table:table-cell office:value-type="date" office:date-value="2016-07-13" calcext:value-type="date">
            <text:p>13-Jul-16</text:p>
          </table:table-cell>
          <table:table-cell office:value-type="float" office:value="28354" calcext:value-type="float">
            <text:p>28,354</text:p>
          </table:table-cell>
          <table:table-cell table:formula="of:=IF([.B425]&lt;&gt;[.B424];1;0)" office:value-type="float" office:value="0" calcext:value-type="float">
            <text:p>0</text:p>
          </table:table-cell>
          <table:table-cell table:formula="of:=IF([.E425]=0;[.D424];&quot;&quot;)" office:value-type="float" office:value="4268" calcext:value-type="float">
            <text:p>4,268</text:p>
          </table:table-cell>
          <table:table-cell table:formula="of:=IF([.E425]=0;[.C425]-[.C424];&quot;&quot;)" office:value-type="float" office:value="4" calcext:value-type="float">
            <text:p>4</text:p>
          </table:table-cell>
          <table:table-cell table:formula="of:=WEEKNUM([.C425])" office:value-type="float" office:value="29" calcext:value-type="float">
            <text:p>29</text:p>
          </table:table-cell>
          <table:table-cell table:formula="of:=WEEKDAY([.C425])" office:value-type="float" office:value="4" calcext:value-type="float">
            <text:p>4</text:p>
          </table:table-cell>
          <table:table-cell table:formula="of:=ROUNDUP([.K425]/12*4)" office:value-type="float" office:value="3" calcext:value-type="float">
            <text:p>3</text:p>
          </table:table-cell>
          <table:table-cell table:formula="of:=MONTH([.C425])" office:value-type="float" office:value="7" calcext:value-type="float">
            <text:p>7</text:p>
          </table:table-cell>
          <table:table-cell table:formula="of:=YEAR([.C425])" office:value-type="float" office:value="2016" calcext:value-type="float">
            <text:p>2016</text:p>
          </table:table-cell>
          <table:table-cell table:formula="of:=[.L425]&amp;[.K425]" office:value-type="string" office:string-value="20167" calcext:value-type="string">
            <text:p>20167</text:p>
          </table:table-cell>
          <table:table-cell table:formula="of:=DATE([.L425];[.K425];-1)" office:value-type="date" office:date-value="2016-06-29" calcext:value-type="date">
            <text:p>06/29/16</text:p>
          </table:table-cell>
          <table:table-cell table:formula="of:=YEAR([.N425])&amp;MONTH([.N425])" office:value-type="string" office:string-value="20166" calcext:value-type="string">
            <text:p>201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SHANGHAI</text:p>
          </table:table-cell>
          <table:table-cell office:value-type="string" calcext:value-type="string">
            <text:p>Y-Skirts</text:p>
          </table:table-cell>
          <table:table-cell office:value-type="date" office:date-value="2016-07-23" calcext:value-type="date">
            <text:p>23-Jul-16</text:p>
          </table:table-cell>
          <table:table-cell office:value-type="float" office:value="35744" calcext:value-type="float">
            <text:p>35,744</text:p>
          </table:table-cell>
          <table:table-cell table:formula="of:=IF([.B426]&lt;&gt;[.B425];1;0)" office:value-type="float" office:value="0" calcext:value-type="float">
            <text:p>0</text:p>
          </table:table-cell>
          <table:table-cell table:formula="of:=IF([.E426]=0;[.D425];&quot;&quot;)" office:value-type="float" office:value="28354" calcext:value-type="float">
            <text:p>28,354</text:p>
          </table:table-cell>
          <table:table-cell table:formula="of:=IF([.E426]=0;[.C426]-[.C425];&quot;&quot;)" office:value-type="float" office:value="10" calcext:value-type="float">
            <text:p>10</text:p>
          </table:table-cell>
          <table:table-cell table:formula="of:=WEEKNUM([.C426])" office:value-type="float" office:value="30" calcext:value-type="float">
            <text:p>30</text:p>
          </table:table-cell>
          <table:table-cell table:formula="of:=WEEKDAY([.C426])" office:value-type="float" office:value="7" calcext:value-type="float">
            <text:p>7</text:p>
          </table:table-cell>
          <table:table-cell table:formula="of:=ROUNDUP([.K426]/12*4)" office:value-type="float" office:value="3" calcext:value-type="float">
            <text:p>3</text:p>
          </table:table-cell>
          <table:table-cell table:formula="of:=MONTH([.C426])" office:value-type="float" office:value="7" calcext:value-type="float">
            <text:p>7</text:p>
          </table:table-cell>
          <table:table-cell table:formula="of:=YEAR([.C426])" office:value-type="float" office:value="2016" calcext:value-type="float">
            <text:p>2016</text:p>
          </table:table-cell>
          <table:table-cell table:formula="of:=[.L426]&amp;[.K426]" office:value-type="string" office:string-value="20167" calcext:value-type="string">
            <text:p>20167</text:p>
          </table:table-cell>
          <table:table-cell table:formula="of:=DATE([.L426];[.K426];-1)" office:value-type="date" office:date-value="2016-06-29" calcext:value-type="date">
            <text:p>06/29/16</text:p>
          </table:table-cell>
          <table:table-cell table:formula="of:=YEAR([.N426])&amp;MONTH([.N426])" office:value-type="string" office:string-value="20166" calcext:value-type="string">
            <text:p>201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SHANGHAI</text:p>
          </table:table-cell>
          <table:table-cell office:value-type="string" calcext:value-type="string">
            <text:p>Y-Skirts</text:p>
          </table:table-cell>
          <table:table-cell office:value-type="date" office:date-value="2016-08-16" calcext:value-type="date">
            <text:p>16-Aug-16</text:p>
          </table:table-cell>
          <table:table-cell office:value-type="float" office:value="8046" calcext:value-type="float">
            <text:p>8,046</text:p>
          </table:table-cell>
          <table:table-cell table:formula="of:=IF([.B427]&lt;&gt;[.B426];1;0)" office:value-type="float" office:value="0" calcext:value-type="float">
            <text:p>0</text:p>
          </table:table-cell>
          <table:table-cell table:formula="of:=IF([.E427]=0;[.D426];&quot;&quot;)" office:value-type="float" office:value="35744" calcext:value-type="float">
            <text:p>35,744</text:p>
          </table:table-cell>
          <table:table-cell table:formula="of:=IF([.E427]=0;[.C427]-[.C426];&quot;&quot;)" office:value-type="float" office:value="24" calcext:value-type="float">
            <text:p>24</text:p>
          </table:table-cell>
          <table:table-cell table:formula="of:=WEEKNUM([.C427])" office:value-type="float" office:value="34" calcext:value-type="float">
            <text:p>34</text:p>
          </table:table-cell>
          <table:table-cell table:formula="of:=WEEKDAY([.C427])" office:value-type="float" office:value="3" calcext:value-type="float">
            <text:p>3</text:p>
          </table:table-cell>
          <table:table-cell table:formula="of:=ROUNDUP([.K427]/12*4)" office:value-type="float" office:value="3" calcext:value-type="float">
            <text:p>3</text:p>
          </table:table-cell>
          <table:table-cell table:formula="of:=MONTH([.C427])" office:value-type="float" office:value="8" calcext:value-type="float">
            <text:p>8</text:p>
          </table:table-cell>
          <table:table-cell table:formula="of:=YEAR([.C427])" office:value-type="float" office:value="2016" calcext:value-type="float">
            <text:p>2016</text:p>
          </table:table-cell>
          <table:table-cell table:formula="of:=[.L427]&amp;[.K427]" office:value-type="string" office:string-value="20168" calcext:value-type="string">
            <text:p>20168</text:p>
          </table:table-cell>
          <table:table-cell table:formula="of:=DATE([.L427];[.K427];-1)" office:value-type="date" office:date-value="2016-07-30" calcext:value-type="date">
            <text:p>07/30/16</text:p>
          </table:table-cell>
          <table:table-cell table:formula="of:=YEAR([.N427])&amp;MONTH([.N427])" office:value-type="string" office:string-value="20167" calcext:value-type="string">
            <text:p>201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SHANGHAI</text:p>
          </table:table-cell>
          <table:table-cell office:value-type="string" calcext:value-type="string">
            <text:p>Y-Skirts</text:p>
          </table:table-cell>
          <table:table-cell office:value-type="date" office:date-value="2016-08-24" calcext:value-type="date">
            <text:p>24-Aug-16</text:p>
          </table:table-cell>
          <table:table-cell office:value-type="float" office:value="24048" calcext:value-type="float">
            <text:p>24,048</text:p>
          </table:table-cell>
          <table:table-cell table:formula="of:=IF([.B428]&lt;&gt;[.B427];1;0)" office:value-type="float" office:value="0" calcext:value-type="float">
            <text:p>0</text:p>
          </table:table-cell>
          <table:table-cell table:formula="of:=IF([.E428]=0;[.D427];&quot;&quot;)" office:value-type="float" office:value="8046" calcext:value-type="float">
            <text:p>8,046</text:p>
          </table:table-cell>
          <table:table-cell table:formula="of:=IF([.E428]=0;[.C428]-[.C427];&quot;&quot;)" office:value-type="float" office:value="8" calcext:value-type="float">
            <text:p>8</text:p>
          </table:table-cell>
          <table:table-cell table:formula="of:=WEEKNUM([.C428])" office:value-type="float" office:value="35" calcext:value-type="float">
            <text:p>35</text:p>
          </table:table-cell>
          <table:table-cell table:formula="of:=WEEKDAY([.C428])" office:value-type="float" office:value="4" calcext:value-type="float">
            <text:p>4</text:p>
          </table:table-cell>
          <table:table-cell table:formula="of:=ROUNDUP([.K428]/12*4)" office:value-type="float" office:value="3" calcext:value-type="float">
            <text:p>3</text:p>
          </table:table-cell>
          <table:table-cell table:formula="of:=MONTH([.C428])" office:value-type="float" office:value="8" calcext:value-type="float">
            <text:p>8</text:p>
          </table:table-cell>
          <table:table-cell table:formula="of:=YEAR([.C428])" office:value-type="float" office:value="2016" calcext:value-type="float">
            <text:p>2016</text:p>
          </table:table-cell>
          <table:table-cell table:formula="of:=[.L428]&amp;[.K428]" office:value-type="string" office:string-value="20168" calcext:value-type="string">
            <text:p>20168</text:p>
          </table:table-cell>
          <table:table-cell table:formula="of:=DATE([.L428];[.K428];-1)" office:value-type="date" office:date-value="2016-07-30" calcext:value-type="date">
            <text:p>07/30/16</text:p>
          </table:table-cell>
          <table:table-cell table:formula="of:=YEAR([.N428])&amp;MONTH([.N428])" office:value-type="string" office:string-value="20167" calcext:value-type="string">
            <text:p>201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SHANGHAI</text:p>
          </table:table-cell>
          <table:table-cell office:value-type="string" calcext:value-type="string">
            <text:p>Y-Skirts</text:p>
          </table:table-cell>
          <table:table-cell office:value-type="date" office:date-value="2016-08-30" calcext:value-type="date">
            <text:p>30-Aug-16</text:p>
          </table:table-cell>
          <table:table-cell office:value-type="float" office:value="9340" calcext:value-type="float">
            <text:p>9,340</text:p>
          </table:table-cell>
          <table:table-cell table:formula="of:=IF([.B429]&lt;&gt;[.B428];1;0)" office:value-type="float" office:value="0" calcext:value-type="float">
            <text:p>0</text:p>
          </table:table-cell>
          <table:table-cell table:formula="of:=IF([.E429]=0;[.D428];&quot;&quot;)" office:value-type="float" office:value="24048" calcext:value-type="float">
            <text:p>24,048</text:p>
          </table:table-cell>
          <table:table-cell table:formula="of:=IF([.E429]=0;[.C429]-[.C428];&quot;&quot;)" office:value-type="float" office:value="6" calcext:value-type="float">
            <text:p>6</text:p>
          </table:table-cell>
          <table:table-cell table:formula="of:=WEEKNUM([.C429])" office:value-type="float" office:value="36" calcext:value-type="float">
            <text:p>36</text:p>
          </table:table-cell>
          <table:table-cell table:formula="of:=WEEKDAY([.C429])" office:value-type="float" office:value="3" calcext:value-type="float">
            <text:p>3</text:p>
          </table:table-cell>
          <table:table-cell table:formula="of:=ROUNDUP([.K429]/12*4)" office:value-type="float" office:value="3" calcext:value-type="float">
            <text:p>3</text:p>
          </table:table-cell>
          <table:table-cell table:formula="of:=MONTH([.C429])" office:value-type="float" office:value="8" calcext:value-type="float">
            <text:p>8</text:p>
          </table:table-cell>
          <table:table-cell table:formula="of:=YEAR([.C429])" office:value-type="float" office:value="2016" calcext:value-type="float">
            <text:p>2016</text:p>
          </table:table-cell>
          <table:table-cell table:formula="of:=[.L429]&amp;[.K429]" office:value-type="string" office:string-value="20168" calcext:value-type="string">
            <text:p>20168</text:p>
          </table:table-cell>
          <table:table-cell table:formula="of:=DATE([.L429];[.K429];-1)" office:value-type="date" office:date-value="2016-07-30" calcext:value-type="date">
            <text:p>07/30/16</text:p>
          </table:table-cell>
          <table:table-cell table:formula="of:=YEAR([.N429])&amp;MONTH([.N429])" office:value-type="string" office:string-value="20167" calcext:value-type="string">
            <text:p>201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SHANGHAI</text:p>
          </table:table-cell>
          <table:table-cell office:value-type="string" calcext:value-type="string">
            <text:p>Y-Skirts</text:p>
          </table:table-cell>
          <table:table-cell office:value-type="date" office:date-value="2016-09-20" calcext:value-type="date">
            <text:p>20-Sep-16</text:p>
          </table:table-cell>
          <table:table-cell office:value-type="float" office:value="4853" calcext:value-type="float">
            <text:p>4,853</text:p>
          </table:table-cell>
          <table:table-cell table:formula="of:=IF([.B430]&lt;&gt;[.B429];1;0)" office:value-type="float" office:value="0" calcext:value-type="float">
            <text:p>0</text:p>
          </table:table-cell>
          <table:table-cell table:formula="of:=IF([.E430]=0;[.D429];&quot;&quot;)" office:value-type="float" office:value="9340" calcext:value-type="float">
            <text:p>9,340</text:p>
          </table:table-cell>
          <table:table-cell table:formula="of:=IF([.E430]=0;[.C430]-[.C429];&quot;&quot;)" office:value-type="float" office:value="21" calcext:value-type="float">
            <text:p>21</text:p>
          </table:table-cell>
          <table:table-cell table:formula="of:=WEEKNUM([.C430])" office:value-type="float" office:value="39" calcext:value-type="float">
            <text:p>39</text:p>
          </table:table-cell>
          <table:table-cell table:formula="of:=WEEKDAY([.C430])" office:value-type="float" office:value="3" calcext:value-type="float">
            <text:p>3</text:p>
          </table:table-cell>
          <table:table-cell table:formula="of:=ROUNDUP([.K430]/12*4)" office:value-type="float" office:value="3" calcext:value-type="float">
            <text:p>3</text:p>
          </table:table-cell>
          <table:table-cell table:formula="of:=MONTH([.C430])" office:value-type="float" office:value="9" calcext:value-type="float">
            <text:p>9</text:p>
          </table:table-cell>
          <table:table-cell table:formula="of:=YEAR([.C430])" office:value-type="float" office:value="2016" calcext:value-type="float">
            <text:p>2016</text:p>
          </table:table-cell>
          <table:table-cell table:formula="of:=[.L430]&amp;[.K430]" office:value-type="string" office:string-value="20169" calcext:value-type="string">
            <text:p>20169</text:p>
          </table:table-cell>
          <table:table-cell table:formula="of:=DATE([.L430];[.K430];-1)" office:value-type="date" office:date-value="2016-08-30" calcext:value-type="date">
            <text:p>08/30/16</text:p>
          </table:table-cell>
          <table:table-cell table:formula="of:=YEAR([.N430])&amp;MONTH([.N430])" office:value-type="string" office:string-value="20168" calcext:value-type="string">
            <text:p>201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SHANGHAI</text:p>
          </table:table-cell>
          <table:table-cell office:value-type="string" calcext:value-type="string">
            <text:p>Y-Skirts</text:p>
          </table:table-cell>
          <table:table-cell office:value-type="date" office:date-value="2016-12-13" calcext:value-type="date">
            <text:p>13-Dec-16</text:p>
          </table:table-cell>
          <table:table-cell office:value-type="float" office:value="3240" calcext:value-type="float">
            <text:p>3,240</text:p>
          </table:table-cell>
          <table:table-cell table:formula="of:=IF([.B431]&lt;&gt;[.B430];1;0)" office:value-type="float" office:value="0" calcext:value-type="float">
            <text:p>0</text:p>
          </table:table-cell>
          <table:table-cell table:formula="of:=IF([.E431]=0;[.D430];&quot;&quot;)" office:value-type="float" office:value="4853" calcext:value-type="float">
            <text:p>4,853</text:p>
          </table:table-cell>
          <table:table-cell table:formula="of:=IF([.E431]=0;[.C431]-[.C430];&quot;&quot;)" office:value-type="float" office:value="84" calcext:value-type="float">
            <text:p>84</text:p>
          </table:table-cell>
          <table:table-cell table:formula="of:=WEEKNUM([.C431])" office:value-type="float" office:value="51" calcext:value-type="float">
            <text:p>51</text:p>
          </table:table-cell>
          <table:table-cell table:formula="of:=WEEKDAY([.C431])" office:value-type="float" office:value="3" calcext:value-type="float">
            <text:p>3</text:p>
          </table:table-cell>
          <table:table-cell table:formula="of:=ROUNDUP([.K431]/12*4)" office:value-type="float" office:value="4" calcext:value-type="float">
            <text:p>4</text:p>
          </table:table-cell>
          <table:table-cell table:formula="of:=MONTH([.C431])" office:value-type="float" office:value="12" calcext:value-type="float">
            <text:p>12</text:p>
          </table:table-cell>
          <table:table-cell table:formula="of:=YEAR([.C431])" office:value-type="float" office:value="2016" calcext:value-type="float">
            <text:p>2016</text:p>
          </table:table-cell>
          <table:table-cell table:formula="of:=[.L431]&amp;[.K431]" office:value-type="string" office:string-value="201612" calcext:value-type="string">
            <text:p>201612</text:p>
          </table:table-cell>
          <table:table-cell table:formula="of:=DATE([.L431];[.K431];-1)" office:value-type="date" office:date-value="2016-11-29" calcext:value-type="date">
            <text:p>11/29/16</text:p>
          </table:table-cell>
          <table:table-cell table:formula="of:=YEAR([.N431])&amp;MONTH([.N431])" office:value-type="string" office:string-value="201611" calcext:value-type="string">
            <text:p>2016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XIAMEN</text:p>
          </table:table-cell>
          <table:table-cell office:value-type="string" calcext:value-type="string">
            <text:p>D-Jackets</text:p>
          </table:table-cell>
          <table:table-cell office:value-type="date" office:date-value="2016-11-12" calcext:value-type="date">
            <text:p>12-Nov-16</text:p>
          </table:table-cell>
          <table:table-cell office:value-type="float" office:value="5980" calcext:value-type="float">
            <text:p>5,980</text:p>
          </table:table-cell>
          <table:table-cell table:formula="of:=IF([.B432]&lt;&gt;[.B431];1;0)" office:value-type="float" office:value="1" calcext:value-type="float">
            <text:p>1</text:p>
          </table:table-cell>
          <table:table-cell table:style-name="Default" table:formula="of:=IF([.E432]=0;[.D431];&quot;&quot;)">
            <text:p/>
          </table:table-cell>
          <table:table-cell table:formula="of:=IF([.E432]=0;[.C432]-[.C431];&quot;&quot;)">
            <text:p/>
          </table:table-cell>
          <table:table-cell table:formula="of:=WEEKNUM([.C432])" office:value-type="float" office:value="46" calcext:value-type="float">
            <text:p>46</text:p>
          </table:table-cell>
          <table:table-cell table:formula="of:=WEEKDAY([.C432])" office:value-type="float" office:value="7" calcext:value-type="float">
            <text:p>7</text:p>
          </table:table-cell>
          <table:table-cell table:formula="of:=ROUNDUP([.K432]/12*4)" office:value-type="float" office:value="4" calcext:value-type="float">
            <text:p>4</text:p>
          </table:table-cell>
          <table:table-cell table:formula="of:=MONTH([.C432])" office:value-type="float" office:value="11" calcext:value-type="float">
            <text:p>11</text:p>
          </table:table-cell>
          <table:table-cell table:formula="of:=YEAR([.C432])" office:value-type="float" office:value="2016" calcext:value-type="float">
            <text:p>2016</text:p>
          </table:table-cell>
          <table:table-cell table:formula="of:=[.L432]&amp;[.K432]" office:value-type="string" office:string-value="201611" calcext:value-type="string">
            <text:p>201611</text:p>
          </table:table-cell>
          <table:table-cell table:formula="of:=DATE([.L432];[.K432];-1)" office:value-type="date" office:date-value="2016-10-30" calcext:value-type="date">
            <text:p>10/30/16</text:p>
          </table:table-cell>
          <table:table-cell table:formula="of:=YEAR([.N432])&amp;MONTH([.N432])" office:value-type="string" office:string-value="201610" calcext:value-type="string">
            <text:p>2016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XIAMEN</text:p>
          </table:table-cell>
          <table:table-cell office:value-type="string" calcext:value-type="string">
            <text:p>D-Jackets</text:p>
          </table:table-cell>
          <table:table-cell office:value-type="date" office:date-value="2016-12-18" calcext:value-type="date">
            <text:p>18-Dec-16</text:p>
          </table:table-cell>
          <table:table-cell office:value-type="float" office:value="4060" calcext:value-type="float">
            <text:p>4,060</text:p>
          </table:table-cell>
          <table:table-cell table:formula="of:=IF([.B433]&lt;&gt;[.B432];1;0)" office:value-type="float" office:value="0" calcext:value-type="float">
            <text:p>0</text:p>
          </table:table-cell>
          <table:table-cell table:formula="of:=IF([.E433]=0;[.D432];&quot;&quot;)" office:value-type="float" office:value="5980" calcext:value-type="float">
            <text:p>5,980</text:p>
          </table:table-cell>
          <table:table-cell table:formula="of:=IF([.E433]=0;[.C433]-[.C432];&quot;&quot;)" office:value-type="float" office:value="36" calcext:value-type="float">
            <text:p>36</text:p>
          </table:table-cell>
          <table:table-cell table:formula="of:=WEEKNUM([.C433])" office:value-type="float" office:value="52" calcext:value-type="float">
            <text:p>52</text:p>
          </table:table-cell>
          <table:table-cell table:formula="of:=WEEKDAY([.C433])" office:value-type="float" office:value="1" calcext:value-type="float">
            <text:p>1</text:p>
          </table:table-cell>
          <table:table-cell table:formula="of:=ROUNDUP([.K433]/12*4)" office:value-type="float" office:value="4" calcext:value-type="float">
            <text:p>4</text:p>
          </table:table-cell>
          <table:table-cell table:formula="of:=MONTH([.C433])" office:value-type="float" office:value="12" calcext:value-type="float">
            <text:p>12</text:p>
          </table:table-cell>
          <table:table-cell table:formula="of:=YEAR([.C433])" office:value-type="float" office:value="2016" calcext:value-type="float">
            <text:p>2016</text:p>
          </table:table-cell>
          <table:table-cell table:formula="of:=[.L433]&amp;[.K433]" office:value-type="string" office:string-value="201612" calcext:value-type="string">
            <text:p>201612</text:p>
          </table:table-cell>
          <table:table-cell table:formula="of:=DATE([.L433];[.K433];-1)" office:value-type="date" office:date-value="2016-11-29" calcext:value-type="date">
            <text:p>11/29/16</text:p>
          </table:table-cell>
          <table:table-cell table:formula="of:=YEAR([.N433])&amp;MONTH([.N433])" office:value-type="string" office:string-value="201611" calcext:value-type="string">
            <text:p>2016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XIAMEN</text:p>
          </table:table-cell>
          <table:table-cell office:value-type="string" calcext:value-type="string">
            <text:p>D-Jackets</text:p>
          </table:table-cell>
          <table:table-cell office:value-type="date" office:date-value="2017-02-02" calcext:value-type="date">
            <text:p>2-Feb-17</text:p>
          </table:table-cell>
          <table:table-cell office:value-type="float" office:value="9560" calcext:value-type="float">
            <text:p>9,560</text:p>
          </table:table-cell>
          <table:table-cell table:formula="of:=IF([.B434]&lt;&gt;[.B433];1;0)" office:value-type="float" office:value="0" calcext:value-type="float">
            <text:p>0</text:p>
          </table:table-cell>
          <table:table-cell table:formula="of:=IF([.E434]=0;[.D433];&quot;&quot;)" office:value-type="float" office:value="4060" calcext:value-type="float">
            <text:p>4,060</text:p>
          </table:table-cell>
          <table:table-cell table:formula="of:=IF([.E434]=0;[.C434]-[.C433];&quot;&quot;)" office:value-type="float" office:value="46" calcext:value-type="float">
            <text:p>46</text:p>
          </table:table-cell>
          <table:table-cell table:formula="of:=WEEKNUM([.C434])" office:value-type="float" office:value="5" calcext:value-type="float">
            <text:p>5</text:p>
          </table:table-cell>
          <table:table-cell table:formula="of:=WEEKDAY([.C434])" office:value-type="float" office:value="5" calcext:value-type="float">
            <text:p>5</text:p>
          </table:table-cell>
          <table:table-cell table:formula="of:=ROUNDUP([.K434]/12*4)" office:value-type="float" office:value="1" calcext:value-type="float">
            <text:p>1</text:p>
          </table:table-cell>
          <table:table-cell table:formula="of:=MONTH([.C434])" office:value-type="float" office:value="2" calcext:value-type="float">
            <text:p>2</text:p>
          </table:table-cell>
          <table:table-cell table:formula="of:=YEAR([.C434])" office:value-type="float" office:value="2017" calcext:value-type="float">
            <text:p>2017</text:p>
          </table:table-cell>
          <table:table-cell table:formula="of:=[.L434]&amp;[.K434]" office:value-type="string" office:string-value="20172" calcext:value-type="string">
            <text:p>20172</text:p>
          </table:table-cell>
          <table:table-cell table:formula="of:=DATE([.L434];[.K434];-1)" office:value-type="date" office:date-value="2017-01-30" calcext:value-type="date">
            <text:p>01/30/17</text:p>
          </table:table-cell>
          <table:table-cell table:formula="of:=YEAR([.N434])&amp;MONTH([.N434])" office:value-type="string" office:string-value="20171" calcext:value-type="string">
            <text:p>201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XIAMEN</text:p>
          </table:table-cell>
          <table:table-cell office:value-type="string" calcext:value-type="string">
            <text:p>I-Knitwear</text:p>
          </table:table-cell>
          <table:table-cell office:value-type="date" office:date-value="2016-07-28" calcext:value-type="date">
            <text:p>28-Jul-16</text:p>
          </table:table-cell>
          <table:table-cell office:value-type="float" office:value="2100" calcext:value-type="float">
            <text:p>2,100</text:p>
          </table:table-cell>
          <table:table-cell table:formula="of:=IF([.B435]&lt;&gt;[.B434];1;0)" office:value-type="float" office:value="1" calcext:value-type="float">
            <text:p>1</text:p>
          </table:table-cell>
          <table:table-cell table:style-name="Default" table:formula="of:=IF([.E435]=0;[.D434];&quot;&quot;)">
            <text:p/>
          </table:table-cell>
          <table:table-cell table:formula="of:=IF([.E435]=0;[.C435]-[.C434];&quot;&quot;)">
            <text:p/>
          </table:table-cell>
          <table:table-cell table:formula="of:=WEEKNUM([.C435])" office:value-type="float" office:value="31" calcext:value-type="float">
            <text:p>31</text:p>
          </table:table-cell>
          <table:table-cell table:formula="of:=WEEKDAY([.C435])" office:value-type="float" office:value="5" calcext:value-type="float">
            <text:p>5</text:p>
          </table:table-cell>
          <table:table-cell table:formula="of:=ROUNDUP([.K435]/12*4)" office:value-type="float" office:value="3" calcext:value-type="float">
            <text:p>3</text:p>
          </table:table-cell>
          <table:table-cell table:formula="of:=MONTH([.C435])" office:value-type="float" office:value="7" calcext:value-type="float">
            <text:p>7</text:p>
          </table:table-cell>
          <table:table-cell table:formula="of:=YEAR([.C435])" office:value-type="float" office:value="2016" calcext:value-type="float">
            <text:p>2016</text:p>
          </table:table-cell>
          <table:table-cell table:formula="of:=[.L435]&amp;[.K435]" office:value-type="string" office:string-value="20167" calcext:value-type="string">
            <text:p>20167</text:p>
          </table:table-cell>
          <table:table-cell table:formula="of:=DATE([.L435];[.K435];-1)" office:value-type="date" office:date-value="2016-06-29" calcext:value-type="date">
            <text:p>06/29/16</text:p>
          </table:table-cell>
          <table:table-cell table:formula="of:=YEAR([.N435])&amp;MONTH([.N435])" office:value-type="string" office:string-value="20166" calcext:value-type="string">
            <text:p>201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XIAMEN</text:p>
          </table:table-cell>
          <table:table-cell office:value-type="string" calcext:value-type="string">
            <text:p>I-Knitwear</text:p>
          </table:table-cell>
          <table:table-cell office:value-type="date" office:date-value="2016-09-03" calcext:value-type="date">
            <text:p>3-Sep-16</text:p>
          </table:table-cell>
          <table:table-cell office:value-type="float" office:value="6450" calcext:value-type="float">
            <text:p>6,450</text:p>
          </table:table-cell>
          <table:table-cell table:formula="of:=IF([.B436]&lt;&gt;[.B435];1;0)" office:value-type="float" office:value="0" calcext:value-type="float">
            <text:p>0</text:p>
          </table:table-cell>
          <table:table-cell table:formula="of:=IF([.E436]=0;[.D435];&quot;&quot;)" office:value-type="float" office:value="2100" calcext:value-type="float">
            <text:p>2,100</text:p>
          </table:table-cell>
          <table:table-cell table:formula="of:=IF([.E436]=0;[.C436]-[.C435];&quot;&quot;)" office:value-type="float" office:value="37" calcext:value-type="float">
            <text:p>37</text:p>
          </table:table-cell>
          <table:table-cell table:formula="of:=WEEKNUM([.C436])" office:value-type="float" office:value="36" calcext:value-type="float">
            <text:p>36</text:p>
          </table:table-cell>
          <table:table-cell table:formula="of:=WEEKDAY([.C436])" office:value-type="float" office:value="7" calcext:value-type="float">
            <text:p>7</text:p>
          </table:table-cell>
          <table:table-cell table:formula="of:=ROUNDUP([.K436]/12*4)" office:value-type="float" office:value="3" calcext:value-type="float">
            <text:p>3</text:p>
          </table:table-cell>
          <table:table-cell table:formula="of:=MONTH([.C436])" office:value-type="float" office:value="9" calcext:value-type="float">
            <text:p>9</text:p>
          </table:table-cell>
          <table:table-cell table:formula="of:=YEAR([.C436])" office:value-type="float" office:value="2016" calcext:value-type="float">
            <text:p>2016</text:p>
          </table:table-cell>
          <table:table-cell table:formula="of:=[.L436]&amp;[.K436]" office:value-type="string" office:string-value="20169" calcext:value-type="string">
            <text:p>20169</text:p>
          </table:table-cell>
          <table:table-cell table:formula="of:=DATE([.L436];[.K436];-1)" office:value-type="date" office:date-value="2016-08-30" calcext:value-type="date">
            <text:p>08/30/16</text:p>
          </table:table-cell>
          <table:table-cell table:formula="of:=YEAR([.N436])&amp;MONTH([.N436])" office:value-type="string" office:string-value="20168" calcext:value-type="string">
            <text:p>201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XIAMEN</text:p>
          </table:table-cell>
          <table:table-cell office:value-type="string" calcext:value-type="string">
            <text:p>M-Tops</text:p>
          </table:table-cell>
          <table:table-cell office:value-type="date" office:date-value="2016-12-04" calcext:value-type="date">
            <text:p>4-Dec-16</text:p>
          </table:table-cell>
          <table:table-cell office:value-type="float" office:value="8726" calcext:value-type="float">
            <text:p>8,726</text:p>
          </table:table-cell>
          <table:table-cell table:formula="of:=IF([.B437]&lt;&gt;[.B436];1;0)" office:value-type="float" office:value="1" calcext:value-type="float">
            <text:p>1</text:p>
          </table:table-cell>
          <table:table-cell table:style-name="Default" table:formula="of:=IF([.E437]=0;[.D436];&quot;&quot;)">
            <text:p/>
          </table:table-cell>
          <table:table-cell table:formula="of:=IF([.E437]=0;[.C437]-[.C436];&quot;&quot;)">
            <text:p/>
          </table:table-cell>
          <table:table-cell table:formula="of:=WEEKNUM([.C437])" office:value-type="float" office:value="50" calcext:value-type="float">
            <text:p>50</text:p>
          </table:table-cell>
          <table:table-cell table:formula="of:=WEEKDAY([.C437])" office:value-type="float" office:value="1" calcext:value-type="float">
            <text:p>1</text:p>
          </table:table-cell>
          <table:table-cell table:formula="of:=ROUNDUP([.K437]/12*4)" office:value-type="float" office:value="4" calcext:value-type="float">
            <text:p>4</text:p>
          </table:table-cell>
          <table:table-cell table:formula="of:=MONTH([.C437])" office:value-type="float" office:value="12" calcext:value-type="float">
            <text:p>12</text:p>
          </table:table-cell>
          <table:table-cell table:formula="of:=YEAR([.C437])" office:value-type="float" office:value="2016" calcext:value-type="float">
            <text:p>2016</text:p>
          </table:table-cell>
          <table:table-cell table:formula="of:=[.L437]&amp;[.K437]" office:value-type="string" office:string-value="201612" calcext:value-type="string">
            <text:p>201612</text:p>
          </table:table-cell>
          <table:table-cell table:formula="of:=DATE([.L437];[.K437];-1)" office:value-type="date" office:date-value="2016-11-29" calcext:value-type="date">
            <text:p>11/29/16</text:p>
          </table:table-cell>
          <table:table-cell table:formula="of:=YEAR([.N437])&amp;MONTH([.N437])" office:value-type="string" office:string-value="201611" calcext:value-type="string">
            <text:p>2016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A-Accessories</text:p>
          </table:table-cell>
          <table:table-cell office:value-type="date" office:date-value="2016-05-23" calcext:value-type="date">
            <text:p>23-May-16</text:p>
          </table:table-cell>
          <table:table-cell office:value-type="float" office:value="5900" calcext:value-type="float">
            <text:p>5,900</text:p>
          </table:table-cell>
          <table:table-cell table:formula="of:=IF([.B438]&lt;&gt;[.B437];1;0)" office:value-type="float" office:value="1" calcext:value-type="float">
            <text:p>1</text:p>
          </table:table-cell>
          <table:table-cell table:style-name="Default" table:formula="of:=IF([.E438]=0;[.D437];&quot;&quot;)">
            <text:p/>
          </table:table-cell>
          <table:table-cell table:formula="of:=IF([.E438]=0;[.C438]-[.C437];&quot;&quot;)">
            <text:p/>
          </table:table-cell>
          <table:table-cell table:formula="of:=WEEKNUM([.C438])" office:value-type="float" office:value="22" calcext:value-type="float">
            <text:p>22</text:p>
          </table:table-cell>
          <table:table-cell table:formula="of:=WEEKDAY([.C438])" office:value-type="float" office:value="2" calcext:value-type="float">
            <text:p>2</text:p>
          </table:table-cell>
          <table:table-cell table:formula="of:=ROUNDUP([.K438]/12*4)" office:value-type="float" office:value="2" calcext:value-type="float">
            <text:p>2</text:p>
          </table:table-cell>
          <table:table-cell table:formula="of:=MONTH([.C438])" office:value-type="float" office:value="5" calcext:value-type="float">
            <text:p>5</text:p>
          </table:table-cell>
          <table:table-cell table:formula="of:=YEAR([.C438])" office:value-type="float" office:value="2016" calcext:value-type="float">
            <text:p>2016</text:p>
          </table:table-cell>
          <table:table-cell table:formula="of:=[.L438]&amp;[.K438]" office:value-type="string" office:string-value="20165" calcext:value-type="string">
            <text:p>20165</text:p>
          </table:table-cell>
          <table:table-cell table:formula="of:=DATE([.L438];[.K438];-1)" office:value-type="date" office:date-value="2016-04-29" calcext:value-type="date">
            <text:p>04/29/16</text:p>
          </table:table-cell>
          <table:table-cell table:formula="of:=YEAR([.N438])&amp;MONTH([.N438])" office:value-type="string" office:string-value="20164" calcext:value-type="string">
            <text:p>201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B-Jeans</text:p>
          </table:table-cell>
          <table:table-cell office:value-type="date" office:date-value="2016-03-25" calcext:value-type="date">
            <text:p>25-Mar-16</text:p>
          </table:table-cell>
          <table:table-cell office:value-type="float" office:value="9575" calcext:value-type="float">
            <text:p>9,575</text:p>
          </table:table-cell>
          <table:table-cell table:formula="of:=IF([.B439]&lt;&gt;[.B438];1;0)" office:value-type="float" office:value="1" calcext:value-type="float">
            <text:p>1</text:p>
          </table:table-cell>
          <table:table-cell table:style-name="Default" table:formula="of:=IF([.E439]=0;[.D438];&quot;&quot;)">
            <text:p/>
          </table:table-cell>
          <table:table-cell table:formula="of:=IF([.E439]=0;[.C439]-[.C438];&quot;&quot;)">
            <text:p/>
          </table:table-cell>
          <table:table-cell table:formula="of:=WEEKNUM([.C439])" office:value-type="float" office:value="13" calcext:value-type="float">
            <text:p>13</text:p>
          </table:table-cell>
          <table:table-cell table:formula="of:=WEEKDAY([.C439])" office:value-type="float" office:value="6" calcext:value-type="float">
            <text:p>6</text:p>
          </table:table-cell>
          <table:table-cell table:formula="of:=ROUNDUP([.K439]/12*4)" office:value-type="float" office:value="1" calcext:value-type="float">
            <text:p>1</text:p>
          </table:table-cell>
          <table:table-cell table:formula="of:=MONTH([.C439])" office:value-type="float" office:value="3" calcext:value-type="float">
            <text:p>3</text:p>
          </table:table-cell>
          <table:table-cell table:formula="of:=YEAR([.C439])" office:value-type="float" office:value="2016" calcext:value-type="float">
            <text:p>2016</text:p>
          </table:table-cell>
          <table:table-cell table:formula="of:=[.L439]&amp;[.K439]" office:value-type="string" office:string-value="20163" calcext:value-type="string">
            <text:p>20163</text:p>
          </table:table-cell>
          <table:table-cell table:formula="of:=DATE([.L439];[.K439];-1)" office:value-type="date" office:date-value="2016-02-28" calcext:value-type="date">
            <text:p>02/28/16</text:p>
          </table:table-cell>
          <table:table-cell table:formula="of:=YEAR([.N439])&amp;MONTH([.N439])" office:value-type="string" office:string-value="20162" calcext:value-type="string">
            <text:p>201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B-Jeans</text:p>
          </table:table-cell>
          <table:table-cell office:value-type="date" office:date-value="2016-04-01" calcext:value-type="date">
            <text:p>1-Apr-16</text:p>
          </table:table-cell>
          <table:table-cell office:value-type="float" office:value="9047" calcext:value-type="float">
            <text:p>9,047</text:p>
          </table:table-cell>
          <table:table-cell table:formula="of:=IF([.B440]&lt;&gt;[.B439];1;0)" office:value-type="float" office:value="0" calcext:value-type="float">
            <text:p>0</text:p>
          </table:table-cell>
          <table:table-cell table:formula="of:=IF([.E440]=0;[.D439];&quot;&quot;)" office:value-type="float" office:value="9575" calcext:value-type="float">
            <text:p>9,575</text:p>
          </table:table-cell>
          <table:table-cell table:formula="of:=IF([.E440]=0;[.C440]-[.C439];&quot;&quot;)" office:value-type="float" office:value="7" calcext:value-type="float">
            <text:p>7</text:p>
          </table:table-cell>
          <table:table-cell table:formula="of:=WEEKNUM([.C440])" office:value-type="float" office:value="14" calcext:value-type="float">
            <text:p>14</text:p>
          </table:table-cell>
          <table:table-cell table:formula="of:=WEEKDAY([.C440])" office:value-type="float" office:value="6" calcext:value-type="float">
            <text:p>6</text:p>
          </table:table-cell>
          <table:table-cell table:formula="of:=ROUNDUP([.K440]/12*4)" office:value-type="float" office:value="2" calcext:value-type="float">
            <text:p>2</text:p>
          </table:table-cell>
          <table:table-cell table:formula="of:=MONTH([.C440])" office:value-type="float" office:value="4" calcext:value-type="float">
            <text:p>4</text:p>
          </table:table-cell>
          <table:table-cell table:formula="of:=YEAR([.C440])" office:value-type="float" office:value="2016" calcext:value-type="float">
            <text:p>2016</text:p>
          </table:table-cell>
          <table:table-cell table:formula="of:=[.L440]&amp;[.K440]" office:value-type="string" office:string-value="20164" calcext:value-type="string">
            <text:p>20164</text:p>
          </table:table-cell>
          <table:table-cell table:formula="of:=DATE([.L440];[.K440];-1)" office:value-type="date" office:date-value="2016-03-30" calcext:value-type="date">
            <text:p>03/30/16</text:p>
          </table:table-cell>
          <table:table-cell table:formula="of:=YEAR([.N440])&amp;MONTH([.N440])" office:value-type="string" office:string-value="20163" calcext:value-type="string">
            <text:p>201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B-Jeans</text:p>
          </table:table-cell>
          <table:table-cell office:value-type="date" office:date-value="2016-04-05" calcext:value-type="date">
            <text:p>5-Apr-16</text:p>
          </table:table-cell>
          <table:table-cell office:value-type="float" office:value="15137" calcext:value-type="float">
            <text:p>15,137</text:p>
          </table:table-cell>
          <table:table-cell table:formula="of:=IF([.B441]&lt;&gt;[.B440];1;0)" office:value-type="float" office:value="0" calcext:value-type="float">
            <text:p>0</text:p>
          </table:table-cell>
          <table:table-cell table:formula="of:=IF([.E441]=0;[.D440];&quot;&quot;)" office:value-type="float" office:value="9047" calcext:value-type="float">
            <text:p>9,047</text:p>
          </table:table-cell>
          <table:table-cell table:formula="of:=IF([.E441]=0;[.C441]-[.C440];&quot;&quot;)" office:value-type="float" office:value="4" calcext:value-type="float">
            <text:p>4</text:p>
          </table:table-cell>
          <table:table-cell table:formula="of:=WEEKNUM([.C441])" office:value-type="float" office:value="15" calcext:value-type="float">
            <text:p>15</text:p>
          </table:table-cell>
          <table:table-cell table:formula="of:=WEEKDAY([.C441])" office:value-type="float" office:value="3" calcext:value-type="float">
            <text:p>3</text:p>
          </table:table-cell>
          <table:table-cell table:formula="of:=ROUNDUP([.K441]/12*4)" office:value-type="float" office:value="2" calcext:value-type="float">
            <text:p>2</text:p>
          </table:table-cell>
          <table:table-cell table:formula="of:=MONTH([.C441])" office:value-type="float" office:value="4" calcext:value-type="float">
            <text:p>4</text:p>
          </table:table-cell>
          <table:table-cell table:formula="of:=YEAR([.C441])" office:value-type="float" office:value="2016" calcext:value-type="float">
            <text:p>2016</text:p>
          </table:table-cell>
          <table:table-cell table:formula="of:=[.L441]&amp;[.K441]" office:value-type="string" office:string-value="20164" calcext:value-type="string">
            <text:p>20164</text:p>
          </table:table-cell>
          <table:table-cell table:formula="of:=DATE([.L441];[.K441];-1)" office:value-type="date" office:date-value="2016-03-30" calcext:value-type="date">
            <text:p>03/30/16</text:p>
          </table:table-cell>
          <table:table-cell table:formula="of:=YEAR([.N441])&amp;MONTH([.N441])" office:value-type="string" office:string-value="20163" calcext:value-type="string">
            <text:p>201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B-Jeans</text:p>
          </table:table-cell>
          <table:table-cell office:value-type="date" office:date-value="2016-04-12" calcext:value-type="date">
            <text:p>12-Apr-16</text:p>
          </table:table-cell>
          <table:table-cell office:value-type="float" office:value="8160" calcext:value-type="float">
            <text:p>8,160</text:p>
          </table:table-cell>
          <table:table-cell table:formula="of:=IF([.B442]&lt;&gt;[.B441];1;0)" office:value-type="float" office:value="0" calcext:value-type="float">
            <text:p>0</text:p>
          </table:table-cell>
          <table:table-cell table:formula="of:=IF([.E442]=0;[.D441];&quot;&quot;)" office:value-type="float" office:value="15137" calcext:value-type="float">
            <text:p>15,137</text:p>
          </table:table-cell>
          <table:table-cell table:formula="of:=IF([.E442]=0;[.C442]-[.C441];&quot;&quot;)" office:value-type="float" office:value="7" calcext:value-type="float">
            <text:p>7</text:p>
          </table:table-cell>
          <table:table-cell table:formula="of:=WEEKNUM([.C442])" office:value-type="float" office:value="16" calcext:value-type="float">
            <text:p>16</text:p>
          </table:table-cell>
          <table:table-cell table:formula="of:=WEEKDAY([.C442])" office:value-type="float" office:value="3" calcext:value-type="float">
            <text:p>3</text:p>
          </table:table-cell>
          <table:table-cell table:formula="of:=ROUNDUP([.K442]/12*4)" office:value-type="float" office:value="2" calcext:value-type="float">
            <text:p>2</text:p>
          </table:table-cell>
          <table:table-cell table:formula="of:=MONTH([.C442])" office:value-type="float" office:value="4" calcext:value-type="float">
            <text:p>4</text:p>
          </table:table-cell>
          <table:table-cell table:formula="of:=YEAR([.C442])" office:value-type="float" office:value="2016" calcext:value-type="float">
            <text:p>2016</text:p>
          </table:table-cell>
          <table:table-cell table:formula="of:=[.L442]&amp;[.K442]" office:value-type="string" office:string-value="20164" calcext:value-type="string">
            <text:p>20164</text:p>
          </table:table-cell>
          <table:table-cell table:formula="of:=DATE([.L442];[.K442];-1)" office:value-type="date" office:date-value="2016-03-30" calcext:value-type="date">
            <text:p>03/30/16</text:p>
          </table:table-cell>
          <table:table-cell table:formula="of:=YEAR([.N442])&amp;MONTH([.N442])" office:value-type="string" office:string-value="20163" calcext:value-type="string">
            <text:p>201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B-Jeans</text:p>
          </table:table-cell>
          <table:table-cell office:value-type="date" office:date-value="2016-04-14" calcext:value-type="date">
            <text:p>14-Apr-16</text:p>
          </table:table-cell>
          <table:table-cell office:value-type="float" office:value="13337" calcext:value-type="float">
            <text:p>13,337</text:p>
          </table:table-cell>
          <table:table-cell table:formula="of:=IF([.B443]&lt;&gt;[.B442];1;0)" office:value-type="float" office:value="0" calcext:value-type="float">
            <text:p>0</text:p>
          </table:table-cell>
          <table:table-cell table:formula="of:=IF([.E443]=0;[.D442];&quot;&quot;)" office:value-type="float" office:value="8160" calcext:value-type="float">
            <text:p>8,160</text:p>
          </table:table-cell>
          <table:table-cell table:formula="of:=IF([.E443]=0;[.C443]-[.C442];&quot;&quot;)" office:value-type="float" office:value="2" calcext:value-type="float">
            <text:p>2</text:p>
          </table:table-cell>
          <table:table-cell table:formula="of:=WEEKNUM([.C443])" office:value-type="float" office:value="16" calcext:value-type="float">
            <text:p>16</text:p>
          </table:table-cell>
          <table:table-cell table:formula="of:=WEEKDAY([.C443])" office:value-type="float" office:value="5" calcext:value-type="float">
            <text:p>5</text:p>
          </table:table-cell>
          <table:table-cell table:formula="of:=ROUNDUP([.K443]/12*4)" office:value-type="float" office:value="2" calcext:value-type="float">
            <text:p>2</text:p>
          </table:table-cell>
          <table:table-cell table:formula="of:=MONTH([.C443])" office:value-type="float" office:value="4" calcext:value-type="float">
            <text:p>4</text:p>
          </table:table-cell>
          <table:table-cell table:formula="of:=YEAR([.C443])" office:value-type="float" office:value="2016" calcext:value-type="float">
            <text:p>2016</text:p>
          </table:table-cell>
          <table:table-cell table:formula="of:=[.L443]&amp;[.K443]" office:value-type="string" office:string-value="20164" calcext:value-type="string">
            <text:p>20164</text:p>
          </table:table-cell>
          <table:table-cell table:formula="of:=DATE([.L443];[.K443];-1)" office:value-type="date" office:date-value="2016-03-30" calcext:value-type="date">
            <text:p>03/30/16</text:p>
          </table:table-cell>
          <table:table-cell table:formula="of:=YEAR([.N443])&amp;MONTH([.N443])" office:value-type="string" office:string-value="20163" calcext:value-type="string">
            <text:p>201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B-Jeans</text:p>
          </table:table-cell>
          <table:table-cell office:value-type="date" office:date-value="2016-04-18" calcext:value-type="date">
            <text:p>18-Apr-16</text:p>
          </table:table-cell>
          <table:table-cell office:value-type="float" office:value="8988" calcext:value-type="float">
            <text:p>8,988</text:p>
          </table:table-cell>
          <table:table-cell table:formula="of:=IF([.B444]&lt;&gt;[.B443];1;0)" office:value-type="float" office:value="0" calcext:value-type="float">
            <text:p>0</text:p>
          </table:table-cell>
          <table:table-cell table:formula="of:=IF([.E444]=0;[.D443];&quot;&quot;)" office:value-type="float" office:value="13337" calcext:value-type="float">
            <text:p>13,337</text:p>
          </table:table-cell>
          <table:table-cell table:formula="of:=IF([.E444]=0;[.C444]-[.C443];&quot;&quot;)" office:value-type="float" office:value="4" calcext:value-type="float">
            <text:p>4</text:p>
          </table:table-cell>
          <table:table-cell table:formula="of:=WEEKNUM([.C444])" office:value-type="float" office:value="17" calcext:value-type="float">
            <text:p>17</text:p>
          </table:table-cell>
          <table:table-cell table:formula="of:=WEEKDAY([.C444])" office:value-type="float" office:value="2" calcext:value-type="float">
            <text:p>2</text:p>
          </table:table-cell>
          <table:table-cell table:formula="of:=ROUNDUP([.K444]/12*4)" office:value-type="float" office:value="2" calcext:value-type="float">
            <text:p>2</text:p>
          </table:table-cell>
          <table:table-cell table:formula="of:=MONTH([.C444])" office:value-type="float" office:value="4" calcext:value-type="float">
            <text:p>4</text:p>
          </table:table-cell>
          <table:table-cell table:formula="of:=YEAR([.C444])" office:value-type="float" office:value="2016" calcext:value-type="float">
            <text:p>2016</text:p>
          </table:table-cell>
          <table:table-cell table:formula="of:=[.L444]&amp;[.K444]" office:value-type="string" office:string-value="20164" calcext:value-type="string">
            <text:p>20164</text:p>
          </table:table-cell>
          <table:table-cell table:formula="of:=DATE([.L444];[.K444];-1)" office:value-type="date" office:date-value="2016-03-30" calcext:value-type="date">
            <text:p>03/30/16</text:p>
          </table:table-cell>
          <table:table-cell table:formula="of:=YEAR([.N444])&amp;MONTH([.N444])" office:value-type="string" office:string-value="20163" calcext:value-type="string">
            <text:p>201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B-Jeans</text:p>
          </table:table-cell>
          <table:table-cell office:value-type="date" office:date-value="2016-04-26" calcext:value-type="date">
            <text:p>26-Apr-16</text:p>
          </table:table-cell>
          <table:table-cell office:value-type="float" office:value="23949" calcext:value-type="float">
            <text:p>23,949</text:p>
          </table:table-cell>
          <table:table-cell table:formula="of:=IF([.B445]&lt;&gt;[.B444];1;0)" office:value-type="float" office:value="0" calcext:value-type="float">
            <text:p>0</text:p>
          </table:table-cell>
          <table:table-cell table:formula="of:=IF([.E445]=0;[.D444];&quot;&quot;)" office:value-type="float" office:value="8988" calcext:value-type="float">
            <text:p>8,988</text:p>
          </table:table-cell>
          <table:table-cell table:formula="of:=IF([.E445]=0;[.C445]-[.C444];&quot;&quot;)" office:value-type="float" office:value="8" calcext:value-type="float">
            <text:p>8</text:p>
          </table:table-cell>
          <table:table-cell table:formula="of:=WEEKNUM([.C445])" office:value-type="float" office:value="18" calcext:value-type="float">
            <text:p>18</text:p>
          </table:table-cell>
          <table:table-cell table:formula="of:=WEEKDAY([.C445])" office:value-type="float" office:value="3" calcext:value-type="float">
            <text:p>3</text:p>
          </table:table-cell>
          <table:table-cell table:formula="of:=ROUNDUP([.K445]/12*4)" office:value-type="float" office:value="2" calcext:value-type="float">
            <text:p>2</text:p>
          </table:table-cell>
          <table:table-cell table:formula="of:=MONTH([.C445])" office:value-type="float" office:value="4" calcext:value-type="float">
            <text:p>4</text:p>
          </table:table-cell>
          <table:table-cell table:formula="of:=YEAR([.C445])" office:value-type="float" office:value="2016" calcext:value-type="float">
            <text:p>2016</text:p>
          </table:table-cell>
          <table:table-cell table:formula="of:=[.L445]&amp;[.K445]" office:value-type="string" office:string-value="20164" calcext:value-type="string">
            <text:p>20164</text:p>
          </table:table-cell>
          <table:table-cell table:formula="of:=DATE([.L445];[.K445];-1)" office:value-type="date" office:date-value="2016-03-30" calcext:value-type="date">
            <text:p>03/30/16</text:p>
          </table:table-cell>
          <table:table-cell table:formula="of:=YEAR([.N445])&amp;MONTH([.N445])" office:value-type="string" office:string-value="20163" calcext:value-type="string">
            <text:p>201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B-Jeans</text:p>
          </table:table-cell>
          <table:table-cell office:value-type="date" office:date-value="2016-05-01" calcext:value-type="date">
            <text:p>1-May-16</text:p>
          </table:table-cell>
          <table:table-cell office:value-type="float" office:value="5045" calcext:value-type="float">
            <text:p>5,045</text:p>
          </table:table-cell>
          <table:table-cell table:formula="of:=IF([.B446]&lt;&gt;[.B445];1;0)" office:value-type="float" office:value="0" calcext:value-type="float">
            <text:p>0</text:p>
          </table:table-cell>
          <table:table-cell table:formula="of:=IF([.E446]=0;[.D445];&quot;&quot;)" office:value-type="float" office:value="23949" calcext:value-type="float">
            <text:p>23,949</text:p>
          </table:table-cell>
          <table:table-cell table:formula="of:=IF([.E446]=0;[.C446]-[.C445];&quot;&quot;)" office:value-type="float" office:value="5" calcext:value-type="float">
            <text:p>5</text:p>
          </table:table-cell>
          <table:table-cell table:formula="of:=WEEKNUM([.C446])" office:value-type="float" office:value="19" calcext:value-type="float">
            <text:p>19</text:p>
          </table:table-cell>
          <table:table-cell table:formula="of:=WEEKDAY([.C446])" office:value-type="float" office:value="1" calcext:value-type="float">
            <text:p>1</text:p>
          </table:table-cell>
          <table:table-cell table:formula="of:=ROUNDUP([.K446]/12*4)" office:value-type="float" office:value="2" calcext:value-type="float">
            <text:p>2</text:p>
          </table:table-cell>
          <table:table-cell table:formula="of:=MONTH([.C446])" office:value-type="float" office:value="5" calcext:value-type="float">
            <text:p>5</text:p>
          </table:table-cell>
          <table:table-cell table:formula="of:=YEAR([.C446])" office:value-type="float" office:value="2016" calcext:value-type="float">
            <text:p>2016</text:p>
          </table:table-cell>
          <table:table-cell table:formula="of:=[.L446]&amp;[.K446]" office:value-type="string" office:string-value="20165" calcext:value-type="string">
            <text:p>20165</text:p>
          </table:table-cell>
          <table:table-cell table:formula="of:=DATE([.L446];[.K446];-1)" office:value-type="date" office:date-value="2016-04-29" calcext:value-type="date">
            <text:p>04/29/16</text:p>
          </table:table-cell>
          <table:table-cell table:formula="of:=YEAR([.N446])&amp;MONTH([.N446])" office:value-type="string" office:string-value="20164" calcext:value-type="string">
            <text:p>201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B-Jeans</text:p>
          </table:table-cell>
          <table:table-cell office:value-type="date" office:date-value="2016-05-08" calcext:value-type="date">
            <text:p>8-May-16</text:p>
          </table:table-cell>
          <table:table-cell office:value-type="float" office:value="27860" calcext:value-type="float">
            <text:p>27,860</text:p>
          </table:table-cell>
          <table:table-cell table:formula="of:=IF([.B447]&lt;&gt;[.B446];1;0)" office:value-type="float" office:value="0" calcext:value-type="float">
            <text:p>0</text:p>
          </table:table-cell>
          <table:table-cell table:formula="of:=IF([.E447]=0;[.D446];&quot;&quot;)" office:value-type="float" office:value="5045" calcext:value-type="float">
            <text:p>5,045</text:p>
          </table:table-cell>
          <table:table-cell table:formula="of:=IF([.E447]=0;[.C447]-[.C446];&quot;&quot;)" office:value-type="float" office:value="7" calcext:value-type="float">
            <text:p>7</text:p>
          </table:table-cell>
          <table:table-cell table:formula="of:=WEEKNUM([.C447])" office:value-type="float" office:value="20" calcext:value-type="float">
            <text:p>20</text:p>
          </table:table-cell>
          <table:table-cell table:formula="of:=WEEKDAY([.C447])" office:value-type="float" office:value="1" calcext:value-type="float">
            <text:p>1</text:p>
          </table:table-cell>
          <table:table-cell table:formula="of:=ROUNDUP([.K447]/12*4)" office:value-type="float" office:value="2" calcext:value-type="float">
            <text:p>2</text:p>
          </table:table-cell>
          <table:table-cell table:formula="of:=MONTH([.C447])" office:value-type="float" office:value="5" calcext:value-type="float">
            <text:p>5</text:p>
          </table:table-cell>
          <table:table-cell table:formula="of:=YEAR([.C447])" office:value-type="float" office:value="2016" calcext:value-type="float">
            <text:p>2016</text:p>
          </table:table-cell>
          <table:table-cell table:formula="of:=[.L447]&amp;[.K447]" office:value-type="string" office:string-value="20165" calcext:value-type="string">
            <text:p>20165</text:p>
          </table:table-cell>
          <table:table-cell table:formula="of:=DATE([.L447];[.K447];-1)" office:value-type="date" office:date-value="2016-04-29" calcext:value-type="date">
            <text:p>04/29/16</text:p>
          </table:table-cell>
          <table:table-cell table:formula="of:=YEAR([.N447])&amp;MONTH([.N447])" office:value-type="string" office:string-value="20164" calcext:value-type="string">
            <text:p>201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B-Jeans</text:p>
          </table:table-cell>
          <table:table-cell office:value-type="date" office:date-value="2016-05-13" calcext:value-type="date">
            <text:p>13-May-16</text:p>
          </table:table-cell>
          <table:table-cell office:value-type="float" office:value="7844" calcext:value-type="float">
            <text:p>7,844</text:p>
          </table:table-cell>
          <table:table-cell table:formula="of:=IF([.B448]&lt;&gt;[.B447];1;0)" office:value-type="float" office:value="0" calcext:value-type="float">
            <text:p>0</text:p>
          </table:table-cell>
          <table:table-cell table:formula="of:=IF([.E448]=0;[.D447];&quot;&quot;)" office:value-type="float" office:value="27860" calcext:value-type="float">
            <text:p>27,860</text:p>
          </table:table-cell>
          <table:table-cell table:formula="of:=IF([.E448]=0;[.C448]-[.C447];&quot;&quot;)" office:value-type="float" office:value="5" calcext:value-type="float">
            <text:p>5</text:p>
          </table:table-cell>
          <table:table-cell table:formula="of:=WEEKNUM([.C448])" office:value-type="float" office:value="20" calcext:value-type="float">
            <text:p>20</text:p>
          </table:table-cell>
          <table:table-cell table:formula="of:=WEEKDAY([.C448])" office:value-type="float" office:value="6" calcext:value-type="float">
            <text:p>6</text:p>
          </table:table-cell>
          <table:table-cell table:formula="of:=ROUNDUP([.K448]/12*4)" office:value-type="float" office:value="2" calcext:value-type="float">
            <text:p>2</text:p>
          </table:table-cell>
          <table:table-cell table:formula="of:=MONTH([.C448])" office:value-type="float" office:value="5" calcext:value-type="float">
            <text:p>5</text:p>
          </table:table-cell>
          <table:table-cell table:formula="of:=YEAR([.C448])" office:value-type="float" office:value="2016" calcext:value-type="float">
            <text:p>2016</text:p>
          </table:table-cell>
          <table:table-cell table:formula="of:=[.L448]&amp;[.K448]" office:value-type="string" office:string-value="20165" calcext:value-type="string">
            <text:p>20165</text:p>
          </table:table-cell>
          <table:table-cell table:formula="of:=DATE([.L448];[.K448];-1)" office:value-type="date" office:date-value="2016-04-29" calcext:value-type="date">
            <text:p>04/29/16</text:p>
          </table:table-cell>
          <table:table-cell table:formula="of:=YEAR([.N448])&amp;MONTH([.N448])" office:value-type="string" office:string-value="20164" calcext:value-type="string">
            <text:p>201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B-Jeans</text:p>
          </table:table-cell>
          <table:table-cell office:value-type="date" office:date-value="2016-05-19" calcext:value-type="date">
            <text:p>19-May-16</text:p>
          </table:table-cell>
          <table:table-cell office:value-type="float" office:value="14999" calcext:value-type="float">
            <text:p>14,999</text:p>
          </table:table-cell>
          <table:table-cell table:formula="of:=IF([.B449]&lt;&gt;[.B448];1;0)" office:value-type="float" office:value="0" calcext:value-type="float">
            <text:p>0</text:p>
          </table:table-cell>
          <table:table-cell table:formula="of:=IF([.E449]=0;[.D448];&quot;&quot;)" office:value-type="float" office:value="7844" calcext:value-type="float">
            <text:p>7,844</text:p>
          </table:table-cell>
          <table:table-cell table:formula="of:=IF([.E449]=0;[.C449]-[.C448];&quot;&quot;)" office:value-type="float" office:value="6" calcext:value-type="float">
            <text:p>6</text:p>
          </table:table-cell>
          <table:table-cell table:formula="of:=WEEKNUM([.C449])" office:value-type="float" office:value="21" calcext:value-type="float">
            <text:p>21</text:p>
          </table:table-cell>
          <table:table-cell table:formula="of:=WEEKDAY([.C449])" office:value-type="float" office:value="5" calcext:value-type="float">
            <text:p>5</text:p>
          </table:table-cell>
          <table:table-cell table:formula="of:=ROUNDUP([.K449]/12*4)" office:value-type="float" office:value="2" calcext:value-type="float">
            <text:p>2</text:p>
          </table:table-cell>
          <table:table-cell table:formula="of:=MONTH([.C449])" office:value-type="float" office:value="5" calcext:value-type="float">
            <text:p>5</text:p>
          </table:table-cell>
          <table:table-cell table:formula="of:=YEAR([.C449])" office:value-type="float" office:value="2016" calcext:value-type="float">
            <text:p>2016</text:p>
          </table:table-cell>
          <table:table-cell table:formula="of:=[.L449]&amp;[.K449]" office:value-type="string" office:string-value="20165" calcext:value-type="string">
            <text:p>20165</text:p>
          </table:table-cell>
          <table:table-cell table:formula="of:=DATE([.L449];[.K449];-1)" office:value-type="date" office:date-value="2016-04-29" calcext:value-type="date">
            <text:p>04/29/16</text:p>
          </table:table-cell>
          <table:table-cell table:formula="of:=YEAR([.N449])&amp;MONTH([.N449])" office:value-type="string" office:string-value="20164" calcext:value-type="string">
            <text:p>201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B-Jeans</text:p>
          </table:table-cell>
          <table:table-cell office:value-type="date" office:date-value="2016-05-26" calcext:value-type="date">
            <text:p>26-May-16</text:p>
          </table:table-cell>
          <table:table-cell office:value-type="float" office:value="660" calcext:value-type="float">
            <text:p>660</text:p>
          </table:table-cell>
          <table:table-cell table:formula="of:=IF([.B450]&lt;&gt;[.B449];1;0)" office:value-type="float" office:value="0" calcext:value-type="float">
            <text:p>0</text:p>
          </table:table-cell>
          <table:table-cell table:formula="of:=IF([.E450]=0;[.D449];&quot;&quot;)" office:value-type="float" office:value="14999" calcext:value-type="float">
            <text:p>14,999</text:p>
          </table:table-cell>
          <table:table-cell table:formula="of:=IF([.E450]=0;[.C450]-[.C449];&quot;&quot;)" office:value-type="float" office:value="7" calcext:value-type="float">
            <text:p>7</text:p>
          </table:table-cell>
          <table:table-cell table:formula="of:=WEEKNUM([.C450])" office:value-type="float" office:value="22" calcext:value-type="float">
            <text:p>22</text:p>
          </table:table-cell>
          <table:table-cell table:formula="of:=WEEKDAY([.C450])" office:value-type="float" office:value="5" calcext:value-type="float">
            <text:p>5</text:p>
          </table:table-cell>
          <table:table-cell table:formula="of:=ROUNDUP([.K450]/12*4)" office:value-type="float" office:value="2" calcext:value-type="float">
            <text:p>2</text:p>
          </table:table-cell>
          <table:table-cell table:formula="of:=MONTH([.C450])" office:value-type="float" office:value="5" calcext:value-type="float">
            <text:p>5</text:p>
          </table:table-cell>
          <table:table-cell table:formula="of:=YEAR([.C450])" office:value-type="float" office:value="2016" calcext:value-type="float">
            <text:p>2016</text:p>
          </table:table-cell>
          <table:table-cell table:formula="of:=[.L450]&amp;[.K450]" office:value-type="string" office:string-value="20165" calcext:value-type="string">
            <text:p>20165</text:p>
          </table:table-cell>
          <table:table-cell table:formula="of:=DATE([.L450];[.K450];-1)" office:value-type="date" office:date-value="2016-04-29" calcext:value-type="date">
            <text:p>04/29/16</text:p>
          </table:table-cell>
          <table:table-cell table:formula="of:=YEAR([.N450])&amp;MONTH([.N450])" office:value-type="string" office:string-value="20164" calcext:value-type="string">
            <text:p>201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B-Jeans</text:p>
          </table:table-cell>
          <table:table-cell office:value-type="date" office:date-value="2016-05-29" calcext:value-type="date">
            <text:p>29-May-16</text:p>
          </table:table-cell>
          <table:table-cell office:value-type="float" office:value="14364" calcext:value-type="float">
            <text:p>14,364</text:p>
          </table:table-cell>
          <table:table-cell table:formula="of:=IF([.B451]&lt;&gt;[.B450];1;0)" office:value-type="float" office:value="0" calcext:value-type="float">
            <text:p>0</text:p>
          </table:table-cell>
          <table:table-cell table:formula="of:=IF([.E451]=0;[.D450];&quot;&quot;)" office:value-type="float" office:value="660" calcext:value-type="float">
            <text:p>660</text:p>
          </table:table-cell>
          <table:table-cell table:formula="of:=IF([.E451]=0;[.C451]-[.C450];&quot;&quot;)" office:value-type="float" office:value="3" calcext:value-type="float">
            <text:p>3</text:p>
          </table:table-cell>
          <table:table-cell table:formula="of:=WEEKNUM([.C451])" office:value-type="float" office:value="23" calcext:value-type="float">
            <text:p>23</text:p>
          </table:table-cell>
          <table:table-cell table:formula="of:=WEEKDAY([.C451])" office:value-type="float" office:value="1" calcext:value-type="float">
            <text:p>1</text:p>
          </table:table-cell>
          <table:table-cell table:formula="of:=ROUNDUP([.K451]/12*4)" office:value-type="float" office:value="2" calcext:value-type="float">
            <text:p>2</text:p>
          </table:table-cell>
          <table:table-cell table:formula="of:=MONTH([.C451])" office:value-type="float" office:value="5" calcext:value-type="float">
            <text:p>5</text:p>
          </table:table-cell>
          <table:table-cell table:formula="of:=YEAR([.C451])" office:value-type="float" office:value="2016" calcext:value-type="float">
            <text:p>2016</text:p>
          </table:table-cell>
          <table:table-cell table:formula="of:=[.L451]&amp;[.K451]" office:value-type="string" office:string-value="20165" calcext:value-type="string">
            <text:p>20165</text:p>
          </table:table-cell>
          <table:table-cell table:formula="of:=DATE([.L451];[.K451];-1)" office:value-type="date" office:date-value="2016-04-29" calcext:value-type="date">
            <text:p>04/29/16</text:p>
          </table:table-cell>
          <table:table-cell table:formula="of:=YEAR([.N451])&amp;MONTH([.N451])" office:value-type="string" office:string-value="20164" calcext:value-type="string">
            <text:p>201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B-Jeans</text:p>
          </table:table-cell>
          <table:table-cell office:value-type="date" office:date-value="2016-06-03" calcext:value-type="date">
            <text:p>3-Jun-16</text:p>
          </table:table-cell>
          <table:table-cell office:value-type="float" office:value="26350" calcext:value-type="float">
            <text:p>26,350</text:p>
          </table:table-cell>
          <table:table-cell table:formula="of:=IF([.B452]&lt;&gt;[.B451];1;0)" office:value-type="float" office:value="0" calcext:value-type="float">
            <text:p>0</text:p>
          </table:table-cell>
          <table:table-cell table:formula="of:=IF([.E452]=0;[.D451];&quot;&quot;)" office:value-type="float" office:value="14364" calcext:value-type="float">
            <text:p>14,364</text:p>
          </table:table-cell>
          <table:table-cell table:formula="of:=IF([.E452]=0;[.C452]-[.C451];&quot;&quot;)" office:value-type="float" office:value="5" calcext:value-type="float">
            <text:p>5</text:p>
          </table:table-cell>
          <table:table-cell table:formula="of:=WEEKNUM([.C452])" office:value-type="float" office:value="23" calcext:value-type="float">
            <text:p>23</text:p>
          </table:table-cell>
          <table:table-cell table:formula="of:=WEEKDAY([.C452])" office:value-type="float" office:value="6" calcext:value-type="float">
            <text:p>6</text:p>
          </table:table-cell>
          <table:table-cell table:formula="of:=ROUNDUP([.K452]/12*4)" office:value-type="float" office:value="2" calcext:value-type="float">
            <text:p>2</text:p>
          </table:table-cell>
          <table:table-cell table:formula="of:=MONTH([.C452])" office:value-type="float" office:value="6" calcext:value-type="float">
            <text:p>6</text:p>
          </table:table-cell>
          <table:table-cell table:formula="of:=YEAR([.C452])" office:value-type="float" office:value="2016" calcext:value-type="float">
            <text:p>2016</text:p>
          </table:table-cell>
          <table:table-cell table:formula="of:=[.L452]&amp;[.K452]" office:value-type="string" office:string-value="20166" calcext:value-type="string">
            <text:p>20166</text:p>
          </table:table-cell>
          <table:table-cell table:formula="of:=DATE([.L452];[.K452];-1)" office:value-type="date" office:date-value="2016-05-30" calcext:value-type="date">
            <text:p>05/30/16</text:p>
          </table:table-cell>
          <table:table-cell table:formula="of:=YEAR([.N452])&amp;MONTH([.N452])" office:value-type="string" office:string-value="20165" calcext:value-type="string">
            <text:p>201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B-Jeans</text:p>
          </table:table-cell>
          <table:table-cell office:value-type="date" office:date-value="2016-06-06" calcext:value-type="date">
            <text:p>6-Jun-16</text:p>
          </table:table-cell>
          <table:table-cell office:value-type="float" office:value="42172" calcext:value-type="float">
            <text:p>42,172</text:p>
          </table:table-cell>
          <table:table-cell table:formula="of:=IF([.B453]&lt;&gt;[.B452];1;0)" office:value-type="float" office:value="0" calcext:value-type="float">
            <text:p>0</text:p>
          </table:table-cell>
          <table:table-cell table:formula="of:=IF([.E453]=0;[.D452];&quot;&quot;)" office:value-type="float" office:value="26350" calcext:value-type="float">
            <text:p>26,350</text:p>
          </table:table-cell>
          <table:table-cell table:formula="of:=IF([.E453]=0;[.C453]-[.C452];&quot;&quot;)" office:value-type="float" office:value="3" calcext:value-type="float">
            <text:p>3</text:p>
          </table:table-cell>
          <table:table-cell table:formula="of:=WEEKNUM([.C453])" office:value-type="float" office:value="24" calcext:value-type="float">
            <text:p>24</text:p>
          </table:table-cell>
          <table:table-cell table:formula="of:=WEEKDAY([.C453])" office:value-type="float" office:value="2" calcext:value-type="float">
            <text:p>2</text:p>
          </table:table-cell>
          <table:table-cell table:formula="of:=ROUNDUP([.K453]/12*4)" office:value-type="float" office:value="2" calcext:value-type="float">
            <text:p>2</text:p>
          </table:table-cell>
          <table:table-cell table:formula="of:=MONTH([.C453])" office:value-type="float" office:value="6" calcext:value-type="float">
            <text:p>6</text:p>
          </table:table-cell>
          <table:table-cell table:formula="of:=YEAR([.C453])" office:value-type="float" office:value="2016" calcext:value-type="float">
            <text:p>2016</text:p>
          </table:table-cell>
          <table:table-cell table:formula="of:=[.L453]&amp;[.K453]" office:value-type="string" office:string-value="20166" calcext:value-type="string">
            <text:p>20166</text:p>
          </table:table-cell>
          <table:table-cell table:formula="of:=DATE([.L453];[.K453];-1)" office:value-type="date" office:date-value="2016-05-30" calcext:value-type="date">
            <text:p>05/30/16</text:p>
          </table:table-cell>
          <table:table-cell table:formula="of:=YEAR([.N453])&amp;MONTH([.N453])" office:value-type="string" office:string-value="20165" calcext:value-type="string">
            <text:p>201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B-Jeans</text:p>
          </table:table-cell>
          <table:table-cell office:value-type="date" office:date-value="2016-06-16" calcext:value-type="date">
            <text:p>16-Jun-16</text:p>
          </table:table-cell>
          <table:table-cell office:value-type="float" office:value="21075" calcext:value-type="float">
            <text:p>21,075</text:p>
          </table:table-cell>
          <table:table-cell table:formula="of:=IF([.B454]&lt;&gt;[.B453];1;0)" office:value-type="float" office:value="0" calcext:value-type="float">
            <text:p>0</text:p>
          </table:table-cell>
          <table:table-cell table:formula="of:=IF([.E454]=0;[.D453];&quot;&quot;)" office:value-type="float" office:value="42172" calcext:value-type="float">
            <text:p>42,172</text:p>
          </table:table-cell>
          <table:table-cell table:formula="of:=IF([.E454]=0;[.C454]-[.C453];&quot;&quot;)" office:value-type="float" office:value="10" calcext:value-type="float">
            <text:p>10</text:p>
          </table:table-cell>
          <table:table-cell table:formula="of:=WEEKNUM([.C454])" office:value-type="float" office:value="25" calcext:value-type="float">
            <text:p>25</text:p>
          </table:table-cell>
          <table:table-cell table:formula="of:=WEEKDAY([.C454])" office:value-type="float" office:value="5" calcext:value-type="float">
            <text:p>5</text:p>
          </table:table-cell>
          <table:table-cell table:formula="of:=ROUNDUP([.K454]/12*4)" office:value-type="float" office:value="2" calcext:value-type="float">
            <text:p>2</text:p>
          </table:table-cell>
          <table:table-cell table:formula="of:=MONTH([.C454])" office:value-type="float" office:value="6" calcext:value-type="float">
            <text:p>6</text:p>
          </table:table-cell>
          <table:table-cell table:formula="of:=YEAR([.C454])" office:value-type="float" office:value="2016" calcext:value-type="float">
            <text:p>2016</text:p>
          </table:table-cell>
          <table:table-cell table:formula="of:=[.L454]&amp;[.K454]" office:value-type="string" office:string-value="20166" calcext:value-type="string">
            <text:p>20166</text:p>
          </table:table-cell>
          <table:table-cell table:formula="of:=DATE([.L454];[.K454];-1)" office:value-type="date" office:date-value="2016-05-30" calcext:value-type="date">
            <text:p>05/30/16</text:p>
          </table:table-cell>
          <table:table-cell table:formula="of:=YEAR([.N454])&amp;MONTH([.N454])" office:value-type="string" office:string-value="20165" calcext:value-type="string">
            <text:p>201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B-Jeans</text:p>
          </table:table-cell>
          <table:table-cell office:value-type="date" office:date-value="2016-06-20" calcext:value-type="date">
            <text:p>20-Jun-16</text:p>
          </table:table-cell>
          <table:table-cell office:value-type="float" office:value="23167" calcext:value-type="float">
            <text:p>23,167</text:p>
          </table:table-cell>
          <table:table-cell table:formula="of:=IF([.B455]&lt;&gt;[.B454];1;0)" office:value-type="float" office:value="0" calcext:value-type="float">
            <text:p>0</text:p>
          </table:table-cell>
          <table:table-cell table:formula="of:=IF([.E455]=0;[.D454];&quot;&quot;)" office:value-type="float" office:value="21075" calcext:value-type="float">
            <text:p>21,075</text:p>
          </table:table-cell>
          <table:table-cell table:formula="of:=IF([.E455]=0;[.C455]-[.C454];&quot;&quot;)" office:value-type="float" office:value="4" calcext:value-type="float">
            <text:p>4</text:p>
          </table:table-cell>
          <table:table-cell table:formula="of:=WEEKNUM([.C455])" office:value-type="float" office:value="26" calcext:value-type="float">
            <text:p>26</text:p>
          </table:table-cell>
          <table:table-cell table:formula="of:=WEEKDAY([.C455])" office:value-type="float" office:value="2" calcext:value-type="float">
            <text:p>2</text:p>
          </table:table-cell>
          <table:table-cell table:formula="of:=ROUNDUP([.K455]/12*4)" office:value-type="float" office:value="2" calcext:value-type="float">
            <text:p>2</text:p>
          </table:table-cell>
          <table:table-cell table:formula="of:=MONTH([.C455])" office:value-type="float" office:value="6" calcext:value-type="float">
            <text:p>6</text:p>
          </table:table-cell>
          <table:table-cell table:formula="of:=YEAR([.C455])" office:value-type="float" office:value="2016" calcext:value-type="float">
            <text:p>2016</text:p>
          </table:table-cell>
          <table:table-cell table:formula="of:=[.L455]&amp;[.K455]" office:value-type="string" office:string-value="20166" calcext:value-type="string">
            <text:p>20166</text:p>
          </table:table-cell>
          <table:table-cell table:formula="of:=DATE([.L455];[.K455];-1)" office:value-type="date" office:date-value="2016-05-30" calcext:value-type="date">
            <text:p>05/30/16</text:p>
          </table:table-cell>
          <table:table-cell table:formula="of:=YEAR([.N455])&amp;MONTH([.N455])" office:value-type="string" office:string-value="20165" calcext:value-type="string">
            <text:p>201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B-Jeans</text:p>
          </table:table-cell>
          <table:table-cell office:value-type="date" office:date-value="2016-06-30" calcext:value-type="date">
            <text:p>30-Jun-16</text:p>
          </table:table-cell>
          <table:table-cell office:value-type="float" office:value="15343" calcext:value-type="float">
            <text:p>15,343</text:p>
          </table:table-cell>
          <table:table-cell table:formula="of:=IF([.B456]&lt;&gt;[.B455];1;0)" office:value-type="float" office:value="0" calcext:value-type="float">
            <text:p>0</text:p>
          </table:table-cell>
          <table:table-cell table:formula="of:=IF([.E456]=0;[.D455];&quot;&quot;)" office:value-type="float" office:value="23167" calcext:value-type="float">
            <text:p>23,167</text:p>
          </table:table-cell>
          <table:table-cell table:formula="of:=IF([.E456]=0;[.C456]-[.C455];&quot;&quot;)" office:value-type="float" office:value="10" calcext:value-type="float">
            <text:p>10</text:p>
          </table:table-cell>
          <table:table-cell table:formula="of:=WEEKNUM([.C456])" office:value-type="float" office:value="27" calcext:value-type="float">
            <text:p>27</text:p>
          </table:table-cell>
          <table:table-cell table:formula="of:=WEEKDAY([.C456])" office:value-type="float" office:value="5" calcext:value-type="float">
            <text:p>5</text:p>
          </table:table-cell>
          <table:table-cell table:formula="of:=ROUNDUP([.K456]/12*4)" office:value-type="float" office:value="2" calcext:value-type="float">
            <text:p>2</text:p>
          </table:table-cell>
          <table:table-cell table:formula="of:=MONTH([.C456])" office:value-type="float" office:value="6" calcext:value-type="float">
            <text:p>6</text:p>
          </table:table-cell>
          <table:table-cell table:formula="of:=YEAR([.C456])" office:value-type="float" office:value="2016" calcext:value-type="float">
            <text:p>2016</text:p>
          </table:table-cell>
          <table:table-cell table:formula="of:=[.L456]&amp;[.K456]" office:value-type="string" office:string-value="20166" calcext:value-type="string">
            <text:p>20166</text:p>
          </table:table-cell>
          <table:table-cell table:formula="of:=DATE([.L456];[.K456];-1)" office:value-type="date" office:date-value="2016-05-30" calcext:value-type="date">
            <text:p>05/30/16</text:p>
          </table:table-cell>
          <table:table-cell table:formula="of:=YEAR([.N456])&amp;MONTH([.N456])" office:value-type="string" office:string-value="20165" calcext:value-type="string">
            <text:p>201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B-Jeans</text:p>
          </table:table-cell>
          <table:table-cell office:value-type="date" office:date-value="2016-07-02" calcext:value-type="date">
            <text:p>2-Jul-16</text:p>
          </table:table-cell>
          <table:table-cell office:value-type="float" office:value="22328" calcext:value-type="float">
            <text:p>22,328</text:p>
          </table:table-cell>
          <table:table-cell table:formula="of:=IF([.B457]&lt;&gt;[.B456];1;0)" office:value-type="float" office:value="0" calcext:value-type="float">
            <text:p>0</text:p>
          </table:table-cell>
          <table:table-cell table:formula="of:=IF([.E457]=0;[.D456];&quot;&quot;)" office:value-type="float" office:value="15343" calcext:value-type="float">
            <text:p>15,343</text:p>
          </table:table-cell>
          <table:table-cell table:formula="of:=IF([.E457]=0;[.C457]-[.C456];&quot;&quot;)" office:value-type="float" office:value="2" calcext:value-type="float">
            <text:p>2</text:p>
          </table:table-cell>
          <table:table-cell table:formula="of:=WEEKNUM([.C457])" office:value-type="float" office:value="27" calcext:value-type="float">
            <text:p>27</text:p>
          </table:table-cell>
          <table:table-cell table:formula="of:=WEEKDAY([.C457])" office:value-type="float" office:value="7" calcext:value-type="float">
            <text:p>7</text:p>
          </table:table-cell>
          <table:table-cell table:formula="of:=ROUNDUP([.K457]/12*4)" office:value-type="float" office:value="3" calcext:value-type="float">
            <text:p>3</text:p>
          </table:table-cell>
          <table:table-cell table:formula="of:=MONTH([.C457])" office:value-type="float" office:value="7" calcext:value-type="float">
            <text:p>7</text:p>
          </table:table-cell>
          <table:table-cell table:formula="of:=YEAR([.C457])" office:value-type="float" office:value="2016" calcext:value-type="float">
            <text:p>2016</text:p>
          </table:table-cell>
          <table:table-cell table:formula="of:=[.L457]&amp;[.K457]" office:value-type="string" office:string-value="20167" calcext:value-type="string">
            <text:p>20167</text:p>
          </table:table-cell>
          <table:table-cell table:formula="of:=DATE([.L457];[.K457];-1)" office:value-type="date" office:date-value="2016-06-29" calcext:value-type="date">
            <text:p>06/29/16</text:p>
          </table:table-cell>
          <table:table-cell table:formula="of:=YEAR([.N457])&amp;MONTH([.N457])" office:value-type="string" office:string-value="20166" calcext:value-type="string">
            <text:p>201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B-Jeans</text:p>
          </table:table-cell>
          <table:table-cell office:value-type="date" office:date-value="2016-07-04" calcext:value-type="date">
            <text:p>4-Jul-16</text:p>
          </table:table-cell>
          <table:table-cell office:value-type="float" office:value="22255" calcext:value-type="float">
            <text:p>22,255</text:p>
          </table:table-cell>
          <table:table-cell table:formula="of:=IF([.B458]&lt;&gt;[.B457];1;0)" office:value-type="float" office:value="0" calcext:value-type="float">
            <text:p>0</text:p>
          </table:table-cell>
          <table:table-cell table:formula="of:=IF([.E458]=0;[.D457];&quot;&quot;)" office:value-type="float" office:value="22328" calcext:value-type="float">
            <text:p>22,328</text:p>
          </table:table-cell>
          <table:table-cell table:formula="of:=IF([.E458]=0;[.C458]-[.C457];&quot;&quot;)" office:value-type="float" office:value="2" calcext:value-type="float">
            <text:p>2</text:p>
          </table:table-cell>
          <table:table-cell table:formula="of:=WEEKNUM([.C458])" office:value-type="float" office:value="28" calcext:value-type="float">
            <text:p>28</text:p>
          </table:table-cell>
          <table:table-cell table:formula="of:=WEEKDAY([.C458])" office:value-type="float" office:value="2" calcext:value-type="float">
            <text:p>2</text:p>
          </table:table-cell>
          <table:table-cell table:formula="of:=ROUNDUP([.K458]/12*4)" office:value-type="float" office:value="3" calcext:value-type="float">
            <text:p>3</text:p>
          </table:table-cell>
          <table:table-cell table:formula="of:=MONTH([.C458])" office:value-type="float" office:value="7" calcext:value-type="float">
            <text:p>7</text:p>
          </table:table-cell>
          <table:table-cell table:formula="of:=YEAR([.C458])" office:value-type="float" office:value="2016" calcext:value-type="float">
            <text:p>2016</text:p>
          </table:table-cell>
          <table:table-cell table:formula="of:=[.L458]&amp;[.K458]" office:value-type="string" office:string-value="20167" calcext:value-type="string">
            <text:p>20167</text:p>
          </table:table-cell>
          <table:table-cell table:formula="of:=DATE([.L458];[.K458];-1)" office:value-type="date" office:date-value="2016-06-29" calcext:value-type="date">
            <text:p>06/29/16</text:p>
          </table:table-cell>
          <table:table-cell table:formula="of:=YEAR([.N458])&amp;MONTH([.N458])" office:value-type="string" office:string-value="20166" calcext:value-type="string">
            <text:p>201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B-Jeans</text:p>
          </table:table-cell>
          <table:table-cell office:value-type="date" office:date-value="2016-07-09" calcext:value-type="date">
            <text:p>9-Jul-16</text:p>
          </table:table-cell>
          <table:table-cell office:value-type="float" office:value="14354" calcext:value-type="float">
            <text:p>14,354</text:p>
          </table:table-cell>
          <table:table-cell table:formula="of:=IF([.B459]&lt;&gt;[.B458];1;0)" office:value-type="float" office:value="0" calcext:value-type="float">
            <text:p>0</text:p>
          </table:table-cell>
          <table:table-cell table:formula="of:=IF([.E459]=0;[.D458];&quot;&quot;)" office:value-type="float" office:value="22255" calcext:value-type="float">
            <text:p>22,255</text:p>
          </table:table-cell>
          <table:table-cell table:formula="of:=IF([.E459]=0;[.C459]-[.C458];&quot;&quot;)" office:value-type="float" office:value="5" calcext:value-type="float">
            <text:p>5</text:p>
          </table:table-cell>
          <table:table-cell table:formula="of:=WEEKNUM([.C459])" office:value-type="float" office:value="28" calcext:value-type="float">
            <text:p>28</text:p>
          </table:table-cell>
          <table:table-cell table:formula="of:=WEEKDAY([.C459])" office:value-type="float" office:value="7" calcext:value-type="float">
            <text:p>7</text:p>
          </table:table-cell>
          <table:table-cell table:formula="of:=ROUNDUP([.K459]/12*4)" office:value-type="float" office:value="3" calcext:value-type="float">
            <text:p>3</text:p>
          </table:table-cell>
          <table:table-cell table:formula="of:=MONTH([.C459])" office:value-type="float" office:value="7" calcext:value-type="float">
            <text:p>7</text:p>
          </table:table-cell>
          <table:table-cell table:formula="of:=YEAR([.C459])" office:value-type="float" office:value="2016" calcext:value-type="float">
            <text:p>2016</text:p>
          </table:table-cell>
          <table:table-cell table:formula="of:=[.L459]&amp;[.K459]" office:value-type="string" office:string-value="20167" calcext:value-type="string">
            <text:p>20167</text:p>
          </table:table-cell>
          <table:table-cell table:formula="of:=DATE([.L459];[.K459];-1)" office:value-type="date" office:date-value="2016-06-29" calcext:value-type="date">
            <text:p>06/29/16</text:p>
          </table:table-cell>
          <table:table-cell table:formula="of:=YEAR([.N459])&amp;MONTH([.N459])" office:value-type="string" office:string-value="20166" calcext:value-type="string">
            <text:p>201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B-Jeans</text:p>
          </table:table-cell>
          <table:table-cell office:value-type="date" office:date-value="2016-07-14" calcext:value-type="date">
            <text:p>14-Jul-16</text:p>
          </table:table-cell>
          <table:table-cell office:value-type="float" office:value="21351" calcext:value-type="float">
            <text:p>21,351</text:p>
          </table:table-cell>
          <table:table-cell table:formula="of:=IF([.B460]&lt;&gt;[.B459];1;0)" office:value-type="float" office:value="0" calcext:value-type="float">
            <text:p>0</text:p>
          </table:table-cell>
          <table:table-cell table:formula="of:=IF([.E460]=0;[.D459];&quot;&quot;)" office:value-type="float" office:value="14354" calcext:value-type="float">
            <text:p>14,354</text:p>
          </table:table-cell>
          <table:table-cell table:formula="of:=IF([.E460]=0;[.C460]-[.C459];&quot;&quot;)" office:value-type="float" office:value="5" calcext:value-type="float">
            <text:p>5</text:p>
          </table:table-cell>
          <table:table-cell table:formula="of:=WEEKNUM([.C460])" office:value-type="float" office:value="29" calcext:value-type="float">
            <text:p>29</text:p>
          </table:table-cell>
          <table:table-cell table:formula="of:=WEEKDAY([.C460])" office:value-type="float" office:value="5" calcext:value-type="float">
            <text:p>5</text:p>
          </table:table-cell>
          <table:table-cell table:formula="of:=ROUNDUP([.K460]/12*4)" office:value-type="float" office:value="3" calcext:value-type="float">
            <text:p>3</text:p>
          </table:table-cell>
          <table:table-cell table:formula="of:=MONTH([.C460])" office:value-type="float" office:value="7" calcext:value-type="float">
            <text:p>7</text:p>
          </table:table-cell>
          <table:table-cell table:formula="of:=YEAR([.C460])" office:value-type="float" office:value="2016" calcext:value-type="float">
            <text:p>2016</text:p>
          </table:table-cell>
          <table:table-cell table:formula="of:=[.L460]&amp;[.K460]" office:value-type="string" office:string-value="20167" calcext:value-type="string">
            <text:p>20167</text:p>
          </table:table-cell>
          <table:table-cell table:formula="of:=DATE([.L460];[.K460];-1)" office:value-type="date" office:date-value="2016-06-29" calcext:value-type="date">
            <text:p>06/29/16</text:p>
          </table:table-cell>
          <table:table-cell table:formula="of:=YEAR([.N460])&amp;MONTH([.N460])" office:value-type="string" office:string-value="20166" calcext:value-type="string">
            <text:p>201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B-Jeans</text:p>
          </table:table-cell>
          <table:table-cell office:value-type="date" office:date-value="2016-07-18" calcext:value-type="date">
            <text:p>18-Jul-16</text:p>
          </table:table-cell>
          <table:table-cell office:value-type="float" office:value="36408" calcext:value-type="float">
            <text:p>36,408</text:p>
          </table:table-cell>
          <table:table-cell table:formula="of:=IF([.B461]&lt;&gt;[.B460];1;0)" office:value-type="float" office:value="0" calcext:value-type="float">
            <text:p>0</text:p>
          </table:table-cell>
          <table:table-cell table:formula="of:=IF([.E461]=0;[.D460];&quot;&quot;)" office:value-type="float" office:value="21351" calcext:value-type="float">
            <text:p>21,351</text:p>
          </table:table-cell>
          <table:table-cell table:formula="of:=IF([.E461]=0;[.C461]-[.C460];&quot;&quot;)" office:value-type="float" office:value="4" calcext:value-type="float">
            <text:p>4</text:p>
          </table:table-cell>
          <table:table-cell table:formula="of:=WEEKNUM([.C461])" office:value-type="float" office:value="30" calcext:value-type="float">
            <text:p>30</text:p>
          </table:table-cell>
          <table:table-cell table:formula="of:=WEEKDAY([.C461])" office:value-type="float" office:value="2" calcext:value-type="float">
            <text:p>2</text:p>
          </table:table-cell>
          <table:table-cell table:formula="of:=ROUNDUP([.K461]/12*4)" office:value-type="float" office:value="3" calcext:value-type="float">
            <text:p>3</text:p>
          </table:table-cell>
          <table:table-cell table:formula="of:=MONTH([.C461])" office:value-type="float" office:value="7" calcext:value-type="float">
            <text:p>7</text:p>
          </table:table-cell>
          <table:table-cell table:formula="of:=YEAR([.C461])" office:value-type="float" office:value="2016" calcext:value-type="float">
            <text:p>2016</text:p>
          </table:table-cell>
          <table:table-cell table:formula="of:=[.L461]&amp;[.K461]" office:value-type="string" office:string-value="20167" calcext:value-type="string">
            <text:p>20167</text:p>
          </table:table-cell>
          <table:table-cell table:formula="of:=DATE([.L461];[.K461];-1)" office:value-type="date" office:date-value="2016-06-29" calcext:value-type="date">
            <text:p>06/29/16</text:p>
          </table:table-cell>
          <table:table-cell table:formula="of:=YEAR([.N461])&amp;MONTH([.N461])" office:value-type="string" office:string-value="20166" calcext:value-type="string">
            <text:p>201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B-Jeans</text:p>
          </table:table-cell>
          <table:table-cell office:value-type="date" office:date-value="2016-07-21" calcext:value-type="date">
            <text:p>21-Jul-16</text:p>
          </table:table-cell>
          <table:table-cell office:value-type="float" office:value="31226" calcext:value-type="float">
            <text:p>31,226</text:p>
          </table:table-cell>
          <table:table-cell table:formula="of:=IF([.B462]&lt;&gt;[.B461];1;0)" office:value-type="float" office:value="0" calcext:value-type="float">
            <text:p>0</text:p>
          </table:table-cell>
          <table:table-cell table:formula="of:=IF([.E462]=0;[.D461];&quot;&quot;)" office:value-type="float" office:value="36408" calcext:value-type="float">
            <text:p>36,408</text:p>
          </table:table-cell>
          <table:table-cell table:formula="of:=IF([.E462]=0;[.C462]-[.C461];&quot;&quot;)" office:value-type="float" office:value="3" calcext:value-type="float">
            <text:p>3</text:p>
          </table:table-cell>
          <table:table-cell table:formula="of:=WEEKNUM([.C462])" office:value-type="float" office:value="30" calcext:value-type="float">
            <text:p>30</text:p>
          </table:table-cell>
          <table:table-cell table:formula="of:=WEEKDAY([.C462])" office:value-type="float" office:value="5" calcext:value-type="float">
            <text:p>5</text:p>
          </table:table-cell>
          <table:table-cell table:formula="of:=ROUNDUP([.K462]/12*4)" office:value-type="float" office:value="3" calcext:value-type="float">
            <text:p>3</text:p>
          </table:table-cell>
          <table:table-cell table:formula="of:=MONTH([.C462])" office:value-type="float" office:value="7" calcext:value-type="float">
            <text:p>7</text:p>
          </table:table-cell>
          <table:table-cell table:formula="of:=YEAR([.C462])" office:value-type="float" office:value="2016" calcext:value-type="float">
            <text:p>2016</text:p>
          </table:table-cell>
          <table:table-cell table:formula="of:=[.L462]&amp;[.K462]" office:value-type="string" office:string-value="20167" calcext:value-type="string">
            <text:p>20167</text:p>
          </table:table-cell>
          <table:table-cell table:formula="of:=DATE([.L462];[.K462];-1)" office:value-type="date" office:date-value="2016-06-29" calcext:value-type="date">
            <text:p>06/29/16</text:p>
          </table:table-cell>
          <table:table-cell table:formula="of:=YEAR([.N462])&amp;MONTH([.N462])" office:value-type="string" office:string-value="20166" calcext:value-type="string">
            <text:p>201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B-Jeans</text:p>
          </table:table-cell>
          <table:table-cell office:value-type="date" office:date-value="2016-07-22" calcext:value-type="date">
            <text:p>22-Jul-16</text:p>
          </table:table-cell>
          <table:table-cell office:value-type="float" office:value="13641" calcext:value-type="float">
            <text:p>13,641</text:p>
          </table:table-cell>
          <table:table-cell table:formula="of:=IF([.B463]&lt;&gt;[.B462];1;0)" office:value-type="float" office:value="0" calcext:value-type="float">
            <text:p>0</text:p>
          </table:table-cell>
          <table:table-cell table:formula="of:=IF([.E463]=0;[.D462];&quot;&quot;)" office:value-type="float" office:value="31226" calcext:value-type="float">
            <text:p>31,226</text:p>
          </table:table-cell>
          <table:table-cell table:formula="of:=IF([.E463]=0;[.C463]-[.C462];&quot;&quot;)" office:value-type="float" office:value="1" calcext:value-type="float">
            <text:p>1</text:p>
          </table:table-cell>
          <table:table-cell table:formula="of:=WEEKNUM([.C463])" office:value-type="float" office:value="30" calcext:value-type="float">
            <text:p>30</text:p>
          </table:table-cell>
          <table:table-cell table:formula="of:=WEEKDAY([.C463])" office:value-type="float" office:value="6" calcext:value-type="float">
            <text:p>6</text:p>
          </table:table-cell>
          <table:table-cell table:formula="of:=ROUNDUP([.K463]/12*4)" office:value-type="float" office:value="3" calcext:value-type="float">
            <text:p>3</text:p>
          </table:table-cell>
          <table:table-cell table:formula="of:=MONTH([.C463])" office:value-type="float" office:value="7" calcext:value-type="float">
            <text:p>7</text:p>
          </table:table-cell>
          <table:table-cell table:formula="of:=YEAR([.C463])" office:value-type="float" office:value="2016" calcext:value-type="float">
            <text:p>2016</text:p>
          </table:table-cell>
          <table:table-cell table:formula="of:=[.L463]&amp;[.K463]" office:value-type="string" office:string-value="20167" calcext:value-type="string">
            <text:p>20167</text:p>
          </table:table-cell>
          <table:table-cell table:formula="of:=DATE([.L463];[.K463];-1)" office:value-type="date" office:date-value="2016-06-29" calcext:value-type="date">
            <text:p>06/29/16</text:p>
          </table:table-cell>
          <table:table-cell table:formula="of:=YEAR([.N463])&amp;MONTH([.N463])" office:value-type="string" office:string-value="20166" calcext:value-type="string">
            <text:p>201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B-Jeans</text:p>
          </table:table-cell>
          <table:table-cell office:value-type="date" office:date-value="2016-07-24" calcext:value-type="date">
            <text:p>24-Jul-16</text:p>
          </table:table-cell>
          <table:table-cell office:value-type="float" office:value="8886" calcext:value-type="float">
            <text:p>8,886</text:p>
          </table:table-cell>
          <table:table-cell table:formula="of:=IF([.B464]&lt;&gt;[.B463];1;0)" office:value-type="float" office:value="0" calcext:value-type="float">
            <text:p>0</text:p>
          </table:table-cell>
          <table:table-cell table:formula="of:=IF([.E464]=0;[.D463];&quot;&quot;)" office:value-type="float" office:value="13641" calcext:value-type="float">
            <text:p>13,641</text:p>
          </table:table-cell>
          <table:table-cell table:formula="of:=IF([.E464]=0;[.C464]-[.C463];&quot;&quot;)" office:value-type="float" office:value="2" calcext:value-type="float">
            <text:p>2</text:p>
          </table:table-cell>
          <table:table-cell table:formula="of:=WEEKNUM([.C464])" office:value-type="float" office:value="31" calcext:value-type="float">
            <text:p>31</text:p>
          </table:table-cell>
          <table:table-cell table:formula="of:=WEEKDAY([.C464])" office:value-type="float" office:value="1" calcext:value-type="float">
            <text:p>1</text:p>
          </table:table-cell>
          <table:table-cell table:formula="of:=ROUNDUP([.K464]/12*4)" office:value-type="float" office:value="3" calcext:value-type="float">
            <text:p>3</text:p>
          </table:table-cell>
          <table:table-cell table:formula="of:=MONTH([.C464])" office:value-type="float" office:value="7" calcext:value-type="float">
            <text:p>7</text:p>
          </table:table-cell>
          <table:table-cell table:formula="of:=YEAR([.C464])" office:value-type="float" office:value="2016" calcext:value-type="float">
            <text:p>2016</text:p>
          </table:table-cell>
          <table:table-cell table:formula="of:=[.L464]&amp;[.K464]" office:value-type="string" office:string-value="20167" calcext:value-type="string">
            <text:p>20167</text:p>
          </table:table-cell>
          <table:table-cell table:formula="of:=DATE([.L464];[.K464];-1)" office:value-type="date" office:date-value="2016-06-29" calcext:value-type="date">
            <text:p>06/29/16</text:p>
          </table:table-cell>
          <table:table-cell table:formula="of:=YEAR([.N464])&amp;MONTH([.N464])" office:value-type="string" office:string-value="20166" calcext:value-type="string">
            <text:p>201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B-Jeans</text:p>
          </table:table-cell>
          <table:table-cell office:value-type="date" office:date-value="2016-07-28" calcext:value-type="date">
            <text:p>28-Jul-16</text:p>
          </table:table-cell>
          <table:table-cell office:value-type="float" office:value="25816" calcext:value-type="float">
            <text:p>25,816</text:p>
          </table:table-cell>
          <table:table-cell table:formula="of:=IF([.B465]&lt;&gt;[.B464];1;0)" office:value-type="float" office:value="0" calcext:value-type="float">
            <text:p>0</text:p>
          </table:table-cell>
          <table:table-cell table:formula="of:=IF([.E465]=0;[.D464];&quot;&quot;)" office:value-type="float" office:value="8886" calcext:value-type="float">
            <text:p>8,886</text:p>
          </table:table-cell>
          <table:table-cell table:formula="of:=IF([.E465]=0;[.C465]-[.C464];&quot;&quot;)" office:value-type="float" office:value="4" calcext:value-type="float">
            <text:p>4</text:p>
          </table:table-cell>
          <table:table-cell table:formula="of:=WEEKNUM([.C465])" office:value-type="float" office:value="31" calcext:value-type="float">
            <text:p>31</text:p>
          </table:table-cell>
          <table:table-cell table:formula="of:=WEEKDAY([.C465])" office:value-type="float" office:value="5" calcext:value-type="float">
            <text:p>5</text:p>
          </table:table-cell>
          <table:table-cell table:formula="of:=ROUNDUP([.K465]/12*4)" office:value-type="float" office:value="3" calcext:value-type="float">
            <text:p>3</text:p>
          </table:table-cell>
          <table:table-cell table:formula="of:=MONTH([.C465])" office:value-type="float" office:value="7" calcext:value-type="float">
            <text:p>7</text:p>
          </table:table-cell>
          <table:table-cell table:formula="of:=YEAR([.C465])" office:value-type="float" office:value="2016" calcext:value-type="float">
            <text:p>2016</text:p>
          </table:table-cell>
          <table:table-cell table:formula="of:=[.L465]&amp;[.K465]" office:value-type="string" office:string-value="20167" calcext:value-type="string">
            <text:p>20167</text:p>
          </table:table-cell>
          <table:table-cell table:formula="of:=DATE([.L465];[.K465];-1)" office:value-type="date" office:date-value="2016-06-29" calcext:value-type="date">
            <text:p>06/29/16</text:p>
          </table:table-cell>
          <table:table-cell table:formula="of:=YEAR([.N465])&amp;MONTH([.N465])" office:value-type="string" office:string-value="20166" calcext:value-type="string">
            <text:p>201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B-Jeans</text:p>
          </table:table-cell>
          <table:table-cell office:value-type="date" office:date-value="2016-07-29" calcext:value-type="date">
            <text:p>29-Jul-16</text:p>
          </table:table-cell>
          <table:table-cell office:value-type="float" office:value="994" calcext:value-type="float">
            <text:p>994</text:p>
          </table:table-cell>
          <table:table-cell table:formula="of:=IF([.B466]&lt;&gt;[.B465];1;0)" office:value-type="float" office:value="0" calcext:value-type="float">
            <text:p>0</text:p>
          </table:table-cell>
          <table:table-cell table:formula="of:=IF([.E466]=0;[.D465];&quot;&quot;)" office:value-type="float" office:value="25816" calcext:value-type="float">
            <text:p>25,816</text:p>
          </table:table-cell>
          <table:table-cell table:formula="of:=IF([.E466]=0;[.C466]-[.C465];&quot;&quot;)" office:value-type="float" office:value="1" calcext:value-type="float">
            <text:p>1</text:p>
          </table:table-cell>
          <table:table-cell table:formula="of:=WEEKNUM([.C466])" office:value-type="float" office:value="31" calcext:value-type="float">
            <text:p>31</text:p>
          </table:table-cell>
          <table:table-cell table:formula="of:=WEEKDAY([.C466])" office:value-type="float" office:value="6" calcext:value-type="float">
            <text:p>6</text:p>
          </table:table-cell>
          <table:table-cell table:formula="of:=ROUNDUP([.K466]/12*4)" office:value-type="float" office:value="3" calcext:value-type="float">
            <text:p>3</text:p>
          </table:table-cell>
          <table:table-cell table:formula="of:=MONTH([.C466])" office:value-type="float" office:value="7" calcext:value-type="float">
            <text:p>7</text:p>
          </table:table-cell>
          <table:table-cell table:formula="of:=YEAR([.C466])" office:value-type="float" office:value="2016" calcext:value-type="float">
            <text:p>2016</text:p>
          </table:table-cell>
          <table:table-cell table:formula="of:=[.L466]&amp;[.K466]" office:value-type="string" office:string-value="20167" calcext:value-type="string">
            <text:p>20167</text:p>
          </table:table-cell>
          <table:table-cell table:formula="of:=DATE([.L466];[.K466];-1)" office:value-type="date" office:date-value="2016-06-29" calcext:value-type="date">
            <text:p>06/29/16</text:p>
          </table:table-cell>
          <table:table-cell table:formula="of:=YEAR([.N466])&amp;MONTH([.N466])" office:value-type="string" office:string-value="20166" calcext:value-type="string">
            <text:p>201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B-Jeans</text:p>
          </table:table-cell>
          <table:table-cell office:value-type="date" office:date-value="2016-08-02" calcext:value-type="date">
            <text:p>2-Aug-16</text:p>
          </table:table-cell>
          <table:table-cell office:value-type="float" office:value="21150" calcext:value-type="float">
            <text:p>21,150</text:p>
          </table:table-cell>
          <table:table-cell table:formula="of:=IF([.B467]&lt;&gt;[.B466];1;0)" office:value-type="float" office:value="0" calcext:value-type="float">
            <text:p>0</text:p>
          </table:table-cell>
          <table:table-cell table:formula="of:=IF([.E467]=0;[.D466];&quot;&quot;)" office:value-type="float" office:value="994" calcext:value-type="float">
            <text:p>994</text:p>
          </table:table-cell>
          <table:table-cell table:formula="of:=IF([.E467]=0;[.C467]-[.C466];&quot;&quot;)" office:value-type="float" office:value="4" calcext:value-type="float">
            <text:p>4</text:p>
          </table:table-cell>
          <table:table-cell table:formula="of:=WEEKNUM([.C467])" office:value-type="float" office:value="32" calcext:value-type="float">
            <text:p>32</text:p>
          </table:table-cell>
          <table:table-cell table:formula="of:=WEEKDAY([.C467])" office:value-type="float" office:value="3" calcext:value-type="float">
            <text:p>3</text:p>
          </table:table-cell>
          <table:table-cell table:formula="of:=ROUNDUP([.K467]/12*4)" office:value-type="float" office:value="3" calcext:value-type="float">
            <text:p>3</text:p>
          </table:table-cell>
          <table:table-cell table:formula="of:=MONTH([.C467])" office:value-type="float" office:value="8" calcext:value-type="float">
            <text:p>8</text:p>
          </table:table-cell>
          <table:table-cell table:formula="of:=YEAR([.C467])" office:value-type="float" office:value="2016" calcext:value-type="float">
            <text:p>2016</text:p>
          </table:table-cell>
          <table:table-cell table:formula="of:=[.L467]&amp;[.K467]" office:value-type="string" office:string-value="20168" calcext:value-type="string">
            <text:p>20168</text:p>
          </table:table-cell>
          <table:table-cell table:formula="of:=DATE([.L467];[.K467];-1)" office:value-type="date" office:date-value="2016-07-30" calcext:value-type="date">
            <text:p>07/30/16</text:p>
          </table:table-cell>
          <table:table-cell table:formula="of:=YEAR([.N467])&amp;MONTH([.N467])" office:value-type="string" office:string-value="20167" calcext:value-type="string">
            <text:p>201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B-Jeans</text:p>
          </table:table-cell>
          <table:table-cell office:value-type="date" office:date-value="2016-08-07" calcext:value-type="date">
            <text:p>7-Aug-16</text:p>
          </table:table-cell>
          <table:table-cell office:value-type="float" office:value="16882" calcext:value-type="float">
            <text:p>16,882</text:p>
          </table:table-cell>
          <table:table-cell table:formula="of:=IF([.B468]&lt;&gt;[.B467];1;0)" office:value-type="float" office:value="0" calcext:value-type="float">
            <text:p>0</text:p>
          </table:table-cell>
          <table:table-cell table:formula="of:=IF([.E468]=0;[.D467];&quot;&quot;)" office:value-type="float" office:value="21150" calcext:value-type="float">
            <text:p>21,150</text:p>
          </table:table-cell>
          <table:table-cell table:formula="of:=IF([.E468]=0;[.C468]-[.C467];&quot;&quot;)" office:value-type="float" office:value="5" calcext:value-type="float">
            <text:p>5</text:p>
          </table:table-cell>
          <table:table-cell table:formula="of:=WEEKNUM([.C468])" office:value-type="float" office:value="33" calcext:value-type="float">
            <text:p>33</text:p>
          </table:table-cell>
          <table:table-cell table:formula="of:=WEEKDAY([.C468])" office:value-type="float" office:value="1" calcext:value-type="float">
            <text:p>1</text:p>
          </table:table-cell>
          <table:table-cell table:formula="of:=ROUNDUP([.K468]/12*4)" office:value-type="float" office:value="3" calcext:value-type="float">
            <text:p>3</text:p>
          </table:table-cell>
          <table:table-cell table:formula="of:=MONTH([.C468])" office:value-type="float" office:value="8" calcext:value-type="float">
            <text:p>8</text:p>
          </table:table-cell>
          <table:table-cell table:formula="of:=YEAR([.C468])" office:value-type="float" office:value="2016" calcext:value-type="float">
            <text:p>2016</text:p>
          </table:table-cell>
          <table:table-cell table:formula="of:=[.L468]&amp;[.K468]" office:value-type="string" office:string-value="20168" calcext:value-type="string">
            <text:p>20168</text:p>
          </table:table-cell>
          <table:table-cell table:formula="of:=DATE([.L468];[.K468];-1)" office:value-type="date" office:date-value="2016-07-30" calcext:value-type="date">
            <text:p>07/30/16</text:p>
          </table:table-cell>
          <table:table-cell table:formula="of:=YEAR([.N468])&amp;MONTH([.N468])" office:value-type="string" office:string-value="20167" calcext:value-type="string">
            <text:p>201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B-Jeans</text:p>
          </table:table-cell>
          <table:table-cell office:value-type="date" office:date-value="2016-08-11" calcext:value-type="date">
            <text:p>11-Aug-16</text:p>
          </table:table-cell>
          <table:table-cell office:value-type="float" office:value="6169" calcext:value-type="float">
            <text:p>6,169</text:p>
          </table:table-cell>
          <table:table-cell table:formula="of:=IF([.B469]&lt;&gt;[.B468];1;0)" office:value-type="float" office:value="0" calcext:value-type="float">
            <text:p>0</text:p>
          </table:table-cell>
          <table:table-cell table:formula="of:=IF([.E469]=0;[.D468];&quot;&quot;)" office:value-type="float" office:value="16882" calcext:value-type="float">
            <text:p>16,882</text:p>
          </table:table-cell>
          <table:table-cell table:formula="of:=IF([.E469]=0;[.C469]-[.C468];&quot;&quot;)" office:value-type="float" office:value="4" calcext:value-type="float">
            <text:p>4</text:p>
          </table:table-cell>
          <table:table-cell table:formula="of:=WEEKNUM([.C469])" office:value-type="float" office:value="33" calcext:value-type="float">
            <text:p>33</text:p>
          </table:table-cell>
          <table:table-cell table:formula="of:=WEEKDAY([.C469])" office:value-type="float" office:value="5" calcext:value-type="float">
            <text:p>5</text:p>
          </table:table-cell>
          <table:table-cell table:formula="of:=ROUNDUP([.K469]/12*4)" office:value-type="float" office:value="3" calcext:value-type="float">
            <text:p>3</text:p>
          </table:table-cell>
          <table:table-cell table:formula="of:=MONTH([.C469])" office:value-type="float" office:value="8" calcext:value-type="float">
            <text:p>8</text:p>
          </table:table-cell>
          <table:table-cell table:formula="of:=YEAR([.C469])" office:value-type="float" office:value="2016" calcext:value-type="float">
            <text:p>2016</text:p>
          </table:table-cell>
          <table:table-cell table:formula="of:=[.L469]&amp;[.K469]" office:value-type="string" office:string-value="20168" calcext:value-type="string">
            <text:p>20168</text:p>
          </table:table-cell>
          <table:table-cell table:formula="of:=DATE([.L469];[.K469];-1)" office:value-type="date" office:date-value="2016-07-30" calcext:value-type="date">
            <text:p>07/30/16</text:p>
          </table:table-cell>
          <table:table-cell table:formula="of:=YEAR([.N469])&amp;MONTH([.N469])" office:value-type="string" office:string-value="20167" calcext:value-type="string">
            <text:p>201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B-Jeans</text:p>
          </table:table-cell>
          <table:table-cell office:value-type="date" office:date-value="2016-08-21" calcext:value-type="date">
            <text:p>21-Aug-16</text:p>
          </table:table-cell>
          <table:table-cell office:value-type="float" office:value="16251" calcext:value-type="float">
            <text:p>16,251</text:p>
          </table:table-cell>
          <table:table-cell table:formula="of:=IF([.B470]&lt;&gt;[.B469];1;0)" office:value-type="float" office:value="0" calcext:value-type="float">
            <text:p>0</text:p>
          </table:table-cell>
          <table:table-cell table:formula="of:=IF([.E470]=0;[.D469];&quot;&quot;)" office:value-type="float" office:value="6169" calcext:value-type="float">
            <text:p>6,169</text:p>
          </table:table-cell>
          <table:table-cell table:formula="of:=IF([.E470]=0;[.C470]-[.C469];&quot;&quot;)" office:value-type="float" office:value="10" calcext:value-type="float">
            <text:p>10</text:p>
          </table:table-cell>
          <table:table-cell table:formula="of:=WEEKNUM([.C470])" office:value-type="float" office:value="35" calcext:value-type="float">
            <text:p>35</text:p>
          </table:table-cell>
          <table:table-cell table:formula="of:=WEEKDAY([.C470])" office:value-type="float" office:value="1" calcext:value-type="float">
            <text:p>1</text:p>
          </table:table-cell>
          <table:table-cell table:formula="of:=ROUNDUP([.K470]/12*4)" office:value-type="float" office:value="3" calcext:value-type="float">
            <text:p>3</text:p>
          </table:table-cell>
          <table:table-cell table:formula="of:=MONTH([.C470])" office:value-type="float" office:value="8" calcext:value-type="float">
            <text:p>8</text:p>
          </table:table-cell>
          <table:table-cell table:formula="of:=YEAR([.C470])" office:value-type="float" office:value="2016" calcext:value-type="float">
            <text:p>2016</text:p>
          </table:table-cell>
          <table:table-cell table:formula="of:=[.L470]&amp;[.K470]" office:value-type="string" office:string-value="20168" calcext:value-type="string">
            <text:p>20168</text:p>
          </table:table-cell>
          <table:table-cell table:formula="of:=DATE([.L470];[.K470];-1)" office:value-type="date" office:date-value="2016-07-30" calcext:value-type="date">
            <text:p>07/30/16</text:p>
          </table:table-cell>
          <table:table-cell table:formula="of:=YEAR([.N470])&amp;MONTH([.N470])" office:value-type="string" office:string-value="20167" calcext:value-type="string">
            <text:p>201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B-Jeans</text:p>
          </table:table-cell>
          <table:table-cell office:value-type="date" office:date-value="2016-08-25" calcext:value-type="date">
            <text:p>25-Aug-16</text:p>
          </table:table-cell>
          <table:table-cell office:value-type="float" office:value="17418" calcext:value-type="float">
            <text:p>17,418</text:p>
          </table:table-cell>
          <table:table-cell table:formula="of:=IF([.B471]&lt;&gt;[.B470];1;0)" office:value-type="float" office:value="0" calcext:value-type="float">
            <text:p>0</text:p>
          </table:table-cell>
          <table:table-cell table:formula="of:=IF([.E471]=0;[.D470];&quot;&quot;)" office:value-type="float" office:value="16251" calcext:value-type="float">
            <text:p>16,251</text:p>
          </table:table-cell>
          <table:table-cell table:formula="of:=IF([.E471]=0;[.C471]-[.C470];&quot;&quot;)" office:value-type="float" office:value="4" calcext:value-type="float">
            <text:p>4</text:p>
          </table:table-cell>
          <table:table-cell table:formula="of:=WEEKNUM([.C471])" office:value-type="float" office:value="35" calcext:value-type="float">
            <text:p>35</text:p>
          </table:table-cell>
          <table:table-cell table:formula="of:=WEEKDAY([.C471])" office:value-type="float" office:value="5" calcext:value-type="float">
            <text:p>5</text:p>
          </table:table-cell>
          <table:table-cell table:formula="of:=ROUNDUP([.K471]/12*4)" office:value-type="float" office:value="3" calcext:value-type="float">
            <text:p>3</text:p>
          </table:table-cell>
          <table:table-cell table:formula="of:=MONTH([.C471])" office:value-type="float" office:value="8" calcext:value-type="float">
            <text:p>8</text:p>
          </table:table-cell>
          <table:table-cell table:formula="of:=YEAR([.C471])" office:value-type="float" office:value="2016" calcext:value-type="float">
            <text:p>2016</text:p>
          </table:table-cell>
          <table:table-cell table:formula="of:=[.L471]&amp;[.K471]" office:value-type="string" office:string-value="20168" calcext:value-type="string">
            <text:p>20168</text:p>
          </table:table-cell>
          <table:table-cell table:formula="of:=DATE([.L471];[.K471];-1)" office:value-type="date" office:date-value="2016-07-30" calcext:value-type="date">
            <text:p>07/30/16</text:p>
          </table:table-cell>
          <table:table-cell table:formula="of:=YEAR([.N471])&amp;MONTH([.N471])" office:value-type="string" office:string-value="20167" calcext:value-type="string">
            <text:p>201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B-Jeans</text:p>
          </table:table-cell>
          <table:table-cell office:value-type="date" office:date-value="2016-09-02" calcext:value-type="date">
            <text:p>2-Sep-16</text:p>
          </table:table-cell>
          <table:table-cell office:value-type="float" office:value="6273" calcext:value-type="float">
            <text:p>6,273</text:p>
          </table:table-cell>
          <table:table-cell table:formula="of:=IF([.B472]&lt;&gt;[.B471];1;0)" office:value-type="float" office:value="0" calcext:value-type="float">
            <text:p>0</text:p>
          </table:table-cell>
          <table:table-cell table:formula="of:=IF([.E472]=0;[.D471];&quot;&quot;)" office:value-type="float" office:value="17418" calcext:value-type="float">
            <text:p>17,418</text:p>
          </table:table-cell>
          <table:table-cell table:formula="of:=IF([.E472]=0;[.C472]-[.C471];&quot;&quot;)" office:value-type="float" office:value="8" calcext:value-type="float">
            <text:p>8</text:p>
          </table:table-cell>
          <table:table-cell table:formula="of:=WEEKNUM([.C472])" office:value-type="float" office:value="36" calcext:value-type="float">
            <text:p>36</text:p>
          </table:table-cell>
          <table:table-cell table:formula="of:=WEEKDAY([.C472])" office:value-type="float" office:value="6" calcext:value-type="float">
            <text:p>6</text:p>
          </table:table-cell>
          <table:table-cell table:formula="of:=ROUNDUP([.K472]/12*4)" office:value-type="float" office:value="3" calcext:value-type="float">
            <text:p>3</text:p>
          </table:table-cell>
          <table:table-cell table:formula="of:=MONTH([.C472])" office:value-type="float" office:value="9" calcext:value-type="float">
            <text:p>9</text:p>
          </table:table-cell>
          <table:table-cell table:formula="of:=YEAR([.C472])" office:value-type="float" office:value="2016" calcext:value-type="float">
            <text:p>2016</text:p>
          </table:table-cell>
          <table:table-cell table:formula="of:=[.L472]&amp;[.K472]" office:value-type="string" office:string-value="20169" calcext:value-type="string">
            <text:p>20169</text:p>
          </table:table-cell>
          <table:table-cell table:formula="of:=DATE([.L472];[.K472];-1)" office:value-type="date" office:date-value="2016-08-30" calcext:value-type="date">
            <text:p>08/30/16</text:p>
          </table:table-cell>
          <table:table-cell table:formula="of:=YEAR([.N472])&amp;MONTH([.N472])" office:value-type="string" office:string-value="20168" calcext:value-type="string">
            <text:p>201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B-Jeans</text:p>
          </table:table-cell>
          <table:table-cell office:value-type="date" office:date-value="2016-09-09" calcext:value-type="date">
            <text:p>9-Sep-16</text:p>
          </table:table-cell>
          <table:table-cell office:value-type="float" office:value="23210" calcext:value-type="float">
            <text:p>23,210</text:p>
          </table:table-cell>
          <table:table-cell table:formula="of:=IF([.B473]&lt;&gt;[.B472];1;0)" office:value-type="float" office:value="0" calcext:value-type="float">
            <text:p>0</text:p>
          </table:table-cell>
          <table:table-cell table:formula="of:=IF([.E473]=0;[.D472];&quot;&quot;)" office:value-type="float" office:value="6273" calcext:value-type="float">
            <text:p>6,273</text:p>
          </table:table-cell>
          <table:table-cell table:formula="of:=IF([.E473]=0;[.C473]-[.C472];&quot;&quot;)" office:value-type="float" office:value="7" calcext:value-type="float">
            <text:p>7</text:p>
          </table:table-cell>
          <table:table-cell table:formula="of:=WEEKNUM([.C473])" office:value-type="float" office:value="37" calcext:value-type="float">
            <text:p>37</text:p>
          </table:table-cell>
          <table:table-cell table:formula="of:=WEEKDAY([.C473])" office:value-type="float" office:value="6" calcext:value-type="float">
            <text:p>6</text:p>
          </table:table-cell>
          <table:table-cell table:formula="of:=ROUNDUP([.K473]/12*4)" office:value-type="float" office:value="3" calcext:value-type="float">
            <text:p>3</text:p>
          </table:table-cell>
          <table:table-cell table:formula="of:=MONTH([.C473])" office:value-type="float" office:value="9" calcext:value-type="float">
            <text:p>9</text:p>
          </table:table-cell>
          <table:table-cell table:formula="of:=YEAR([.C473])" office:value-type="float" office:value="2016" calcext:value-type="float">
            <text:p>2016</text:p>
          </table:table-cell>
          <table:table-cell table:formula="of:=[.L473]&amp;[.K473]" office:value-type="string" office:string-value="20169" calcext:value-type="string">
            <text:p>20169</text:p>
          </table:table-cell>
          <table:table-cell table:formula="of:=DATE([.L473];[.K473];-1)" office:value-type="date" office:date-value="2016-08-30" calcext:value-type="date">
            <text:p>08/30/16</text:p>
          </table:table-cell>
          <table:table-cell table:formula="of:=YEAR([.N473])&amp;MONTH([.N473])" office:value-type="string" office:string-value="20168" calcext:value-type="string">
            <text:p>201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B-Jeans</text:p>
          </table:table-cell>
          <table:table-cell office:value-type="date" office:date-value="2016-09-12" calcext:value-type="date">
            <text:p>12-Sep-16</text:p>
          </table:table-cell>
          <table:table-cell office:value-type="float" office:value="10240" calcext:value-type="float">
            <text:p>10,240</text:p>
          </table:table-cell>
          <table:table-cell table:formula="of:=IF([.B474]&lt;&gt;[.B473];1;0)" office:value-type="float" office:value="0" calcext:value-type="float">
            <text:p>0</text:p>
          </table:table-cell>
          <table:table-cell table:formula="of:=IF([.E474]=0;[.D473];&quot;&quot;)" office:value-type="float" office:value="23210" calcext:value-type="float">
            <text:p>23,210</text:p>
          </table:table-cell>
          <table:table-cell table:formula="of:=IF([.E474]=0;[.C474]-[.C473];&quot;&quot;)" office:value-type="float" office:value="3" calcext:value-type="float">
            <text:p>3</text:p>
          </table:table-cell>
          <table:table-cell table:formula="of:=WEEKNUM([.C474])" office:value-type="float" office:value="38" calcext:value-type="float">
            <text:p>38</text:p>
          </table:table-cell>
          <table:table-cell table:formula="of:=WEEKDAY([.C474])" office:value-type="float" office:value="2" calcext:value-type="float">
            <text:p>2</text:p>
          </table:table-cell>
          <table:table-cell table:formula="of:=ROUNDUP([.K474]/12*4)" office:value-type="float" office:value="3" calcext:value-type="float">
            <text:p>3</text:p>
          </table:table-cell>
          <table:table-cell table:formula="of:=MONTH([.C474])" office:value-type="float" office:value="9" calcext:value-type="float">
            <text:p>9</text:p>
          </table:table-cell>
          <table:table-cell table:formula="of:=YEAR([.C474])" office:value-type="float" office:value="2016" calcext:value-type="float">
            <text:p>2016</text:p>
          </table:table-cell>
          <table:table-cell table:formula="of:=[.L474]&amp;[.K474]" office:value-type="string" office:string-value="20169" calcext:value-type="string">
            <text:p>20169</text:p>
          </table:table-cell>
          <table:table-cell table:formula="of:=DATE([.L474];[.K474];-1)" office:value-type="date" office:date-value="2016-08-30" calcext:value-type="date">
            <text:p>08/30/16</text:p>
          </table:table-cell>
          <table:table-cell table:formula="of:=YEAR([.N474])&amp;MONTH([.N474])" office:value-type="string" office:string-value="20168" calcext:value-type="string">
            <text:p>201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B-Jeans</text:p>
          </table:table-cell>
          <table:table-cell office:value-type="date" office:date-value="2016-09-23" calcext:value-type="date">
            <text:p>23-Sep-16</text:p>
          </table:table-cell>
          <table:table-cell office:value-type="float" office:value="28497" calcext:value-type="float">
            <text:p>28,497</text:p>
          </table:table-cell>
          <table:table-cell table:formula="of:=IF([.B475]&lt;&gt;[.B474];1;0)" office:value-type="float" office:value="0" calcext:value-type="float">
            <text:p>0</text:p>
          </table:table-cell>
          <table:table-cell table:formula="of:=IF([.E475]=0;[.D474];&quot;&quot;)" office:value-type="float" office:value="10240" calcext:value-type="float">
            <text:p>10,240</text:p>
          </table:table-cell>
          <table:table-cell table:formula="of:=IF([.E475]=0;[.C475]-[.C474];&quot;&quot;)" office:value-type="float" office:value="11" calcext:value-type="float">
            <text:p>11</text:p>
          </table:table-cell>
          <table:table-cell table:formula="of:=WEEKNUM([.C475])" office:value-type="float" office:value="39" calcext:value-type="float">
            <text:p>39</text:p>
          </table:table-cell>
          <table:table-cell table:formula="of:=WEEKDAY([.C475])" office:value-type="float" office:value="6" calcext:value-type="float">
            <text:p>6</text:p>
          </table:table-cell>
          <table:table-cell table:formula="of:=ROUNDUP([.K475]/12*4)" office:value-type="float" office:value="3" calcext:value-type="float">
            <text:p>3</text:p>
          </table:table-cell>
          <table:table-cell table:formula="of:=MONTH([.C475])" office:value-type="float" office:value="9" calcext:value-type="float">
            <text:p>9</text:p>
          </table:table-cell>
          <table:table-cell table:formula="of:=YEAR([.C475])" office:value-type="float" office:value="2016" calcext:value-type="float">
            <text:p>2016</text:p>
          </table:table-cell>
          <table:table-cell table:formula="of:=[.L475]&amp;[.K475]" office:value-type="string" office:string-value="20169" calcext:value-type="string">
            <text:p>20169</text:p>
          </table:table-cell>
          <table:table-cell table:formula="of:=DATE([.L475];[.K475];-1)" office:value-type="date" office:date-value="2016-08-30" calcext:value-type="date">
            <text:p>08/30/16</text:p>
          </table:table-cell>
          <table:table-cell table:formula="of:=YEAR([.N475])&amp;MONTH([.N475])" office:value-type="string" office:string-value="20168" calcext:value-type="string">
            <text:p>201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B-Jeans</text:p>
          </table:table-cell>
          <table:table-cell office:value-type="date" office:date-value="2016-09-27" calcext:value-type="date">
            <text:p>27-Sep-16</text:p>
          </table:table-cell>
          <table:table-cell office:value-type="float" office:value="40388" calcext:value-type="float">
            <text:p>40,388</text:p>
          </table:table-cell>
          <table:table-cell table:formula="of:=IF([.B476]&lt;&gt;[.B475];1;0)" office:value-type="float" office:value="0" calcext:value-type="float">
            <text:p>0</text:p>
          </table:table-cell>
          <table:table-cell table:formula="of:=IF([.E476]=0;[.D475];&quot;&quot;)" office:value-type="float" office:value="28497" calcext:value-type="float">
            <text:p>28,497</text:p>
          </table:table-cell>
          <table:table-cell table:formula="of:=IF([.E476]=0;[.C476]-[.C475];&quot;&quot;)" office:value-type="float" office:value="4" calcext:value-type="float">
            <text:p>4</text:p>
          </table:table-cell>
          <table:table-cell table:formula="of:=WEEKNUM([.C476])" office:value-type="float" office:value="40" calcext:value-type="float">
            <text:p>40</text:p>
          </table:table-cell>
          <table:table-cell table:formula="of:=WEEKDAY([.C476])" office:value-type="float" office:value="3" calcext:value-type="float">
            <text:p>3</text:p>
          </table:table-cell>
          <table:table-cell table:formula="of:=ROUNDUP([.K476]/12*4)" office:value-type="float" office:value="3" calcext:value-type="float">
            <text:p>3</text:p>
          </table:table-cell>
          <table:table-cell table:formula="of:=MONTH([.C476])" office:value-type="float" office:value="9" calcext:value-type="float">
            <text:p>9</text:p>
          </table:table-cell>
          <table:table-cell table:formula="of:=YEAR([.C476])" office:value-type="float" office:value="2016" calcext:value-type="float">
            <text:p>2016</text:p>
          </table:table-cell>
          <table:table-cell table:formula="of:=[.L476]&amp;[.K476]" office:value-type="string" office:string-value="20169" calcext:value-type="string">
            <text:p>20169</text:p>
          </table:table-cell>
          <table:table-cell table:formula="of:=DATE([.L476];[.K476];-1)" office:value-type="date" office:date-value="2016-08-30" calcext:value-type="date">
            <text:p>08/30/16</text:p>
          </table:table-cell>
          <table:table-cell table:formula="of:=YEAR([.N476])&amp;MONTH([.N476])" office:value-type="string" office:string-value="20168" calcext:value-type="string">
            <text:p>201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B-Jeans</text:p>
          </table:table-cell>
          <table:table-cell office:value-type="date" office:date-value="2016-10-02" calcext:value-type="date">
            <text:p>2-Oct-16</text:p>
          </table:table-cell>
          <table:table-cell office:value-type="float" office:value="29590" calcext:value-type="float">
            <text:p>29,590</text:p>
          </table:table-cell>
          <table:table-cell table:formula="of:=IF([.B477]&lt;&gt;[.B476];1;0)" office:value-type="float" office:value="0" calcext:value-type="float">
            <text:p>0</text:p>
          </table:table-cell>
          <table:table-cell table:formula="of:=IF([.E477]=0;[.D476];&quot;&quot;)" office:value-type="float" office:value="40388" calcext:value-type="float">
            <text:p>40,388</text:p>
          </table:table-cell>
          <table:table-cell table:formula="of:=IF([.E477]=0;[.C477]-[.C476];&quot;&quot;)" office:value-type="float" office:value="5" calcext:value-type="float">
            <text:p>5</text:p>
          </table:table-cell>
          <table:table-cell table:formula="of:=WEEKNUM([.C477])" office:value-type="float" office:value="41" calcext:value-type="float">
            <text:p>41</text:p>
          </table:table-cell>
          <table:table-cell table:formula="of:=WEEKDAY([.C477])" office:value-type="float" office:value="1" calcext:value-type="float">
            <text:p>1</text:p>
          </table:table-cell>
          <table:table-cell table:formula="of:=ROUNDUP([.K477]/12*4)" office:value-type="float" office:value="4" calcext:value-type="float">
            <text:p>4</text:p>
          </table:table-cell>
          <table:table-cell table:formula="of:=MONTH([.C477])" office:value-type="float" office:value="10" calcext:value-type="float">
            <text:p>10</text:p>
          </table:table-cell>
          <table:table-cell table:formula="of:=YEAR([.C477])" office:value-type="float" office:value="2016" calcext:value-type="float">
            <text:p>2016</text:p>
          </table:table-cell>
          <table:table-cell table:formula="of:=[.L477]&amp;[.K477]" office:value-type="string" office:string-value="201610" calcext:value-type="string">
            <text:p>201610</text:p>
          </table:table-cell>
          <table:table-cell table:formula="of:=DATE([.L477];[.K477];-1)" office:value-type="date" office:date-value="2016-09-29" calcext:value-type="date">
            <text:p>09/29/16</text:p>
          </table:table-cell>
          <table:table-cell table:formula="of:=YEAR([.N477])&amp;MONTH([.N477])" office:value-type="string" office:string-value="20169" calcext:value-type="string">
            <text:p>201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B-Jeans</text:p>
          </table:table-cell>
          <table:table-cell office:value-type="date" office:date-value="2016-10-23" calcext:value-type="date">
            <text:p>23-Oct-16</text:p>
          </table:table-cell>
          <table:table-cell office:value-type="float" office:value="3757" calcext:value-type="float">
            <text:p>3,757</text:p>
          </table:table-cell>
          <table:table-cell table:formula="of:=IF([.B478]&lt;&gt;[.B477];1;0)" office:value-type="float" office:value="0" calcext:value-type="float">
            <text:p>0</text:p>
          </table:table-cell>
          <table:table-cell table:formula="of:=IF([.E478]=0;[.D477];&quot;&quot;)" office:value-type="float" office:value="29590" calcext:value-type="float">
            <text:p>29,590</text:p>
          </table:table-cell>
          <table:table-cell table:formula="of:=IF([.E478]=0;[.C478]-[.C477];&quot;&quot;)" office:value-type="float" office:value="21" calcext:value-type="float">
            <text:p>21</text:p>
          </table:table-cell>
          <table:table-cell table:formula="of:=WEEKNUM([.C478])" office:value-type="float" office:value="44" calcext:value-type="float">
            <text:p>44</text:p>
          </table:table-cell>
          <table:table-cell table:formula="of:=WEEKDAY([.C478])" office:value-type="float" office:value="1" calcext:value-type="float">
            <text:p>1</text:p>
          </table:table-cell>
          <table:table-cell table:formula="of:=ROUNDUP([.K478]/12*4)" office:value-type="float" office:value="4" calcext:value-type="float">
            <text:p>4</text:p>
          </table:table-cell>
          <table:table-cell table:formula="of:=MONTH([.C478])" office:value-type="float" office:value="10" calcext:value-type="float">
            <text:p>10</text:p>
          </table:table-cell>
          <table:table-cell table:formula="of:=YEAR([.C478])" office:value-type="float" office:value="2016" calcext:value-type="float">
            <text:p>2016</text:p>
          </table:table-cell>
          <table:table-cell table:formula="of:=[.L478]&amp;[.K478]" office:value-type="string" office:string-value="201610" calcext:value-type="string">
            <text:p>201610</text:p>
          </table:table-cell>
          <table:table-cell table:formula="of:=DATE([.L478];[.K478];-1)" office:value-type="date" office:date-value="2016-09-29" calcext:value-type="date">
            <text:p>09/29/16</text:p>
          </table:table-cell>
          <table:table-cell table:formula="of:=YEAR([.N478])&amp;MONTH([.N478])" office:value-type="string" office:string-value="20169" calcext:value-type="string">
            <text:p>201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B-Jeans</text:p>
          </table:table-cell>
          <table:table-cell office:value-type="date" office:date-value="2016-10-25" calcext:value-type="date">
            <text:p>25-Oct-16</text:p>
          </table:table-cell>
          <table:table-cell office:value-type="float" office:value="7664" calcext:value-type="float">
            <text:p>7,664</text:p>
          </table:table-cell>
          <table:table-cell table:formula="of:=IF([.B479]&lt;&gt;[.B478];1;0)" office:value-type="float" office:value="0" calcext:value-type="float">
            <text:p>0</text:p>
          </table:table-cell>
          <table:table-cell table:formula="of:=IF([.E479]=0;[.D478];&quot;&quot;)" office:value-type="float" office:value="3757" calcext:value-type="float">
            <text:p>3,757</text:p>
          </table:table-cell>
          <table:table-cell table:formula="of:=IF([.E479]=0;[.C479]-[.C478];&quot;&quot;)" office:value-type="float" office:value="2" calcext:value-type="float">
            <text:p>2</text:p>
          </table:table-cell>
          <table:table-cell table:formula="of:=WEEKNUM([.C479])" office:value-type="float" office:value="44" calcext:value-type="float">
            <text:p>44</text:p>
          </table:table-cell>
          <table:table-cell table:formula="of:=WEEKDAY([.C479])" office:value-type="float" office:value="3" calcext:value-type="float">
            <text:p>3</text:p>
          </table:table-cell>
          <table:table-cell table:formula="of:=ROUNDUP([.K479]/12*4)" office:value-type="float" office:value="4" calcext:value-type="float">
            <text:p>4</text:p>
          </table:table-cell>
          <table:table-cell table:formula="of:=MONTH([.C479])" office:value-type="float" office:value="10" calcext:value-type="float">
            <text:p>10</text:p>
          </table:table-cell>
          <table:table-cell table:formula="of:=YEAR([.C479])" office:value-type="float" office:value="2016" calcext:value-type="float">
            <text:p>2016</text:p>
          </table:table-cell>
          <table:table-cell table:formula="of:=[.L479]&amp;[.K479]" office:value-type="string" office:string-value="201610" calcext:value-type="string">
            <text:p>201610</text:p>
          </table:table-cell>
          <table:table-cell table:formula="of:=DATE([.L479];[.K479];-1)" office:value-type="date" office:date-value="2016-09-29" calcext:value-type="date">
            <text:p>09/29/16</text:p>
          </table:table-cell>
          <table:table-cell table:formula="of:=YEAR([.N479])&amp;MONTH([.N479])" office:value-type="string" office:string-value="20169" calcext:value-type="string">
            <text:p>201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B-Jeans</text:p>
          </table:table-cell>
          <table:table-cell office:value-type="date" office:date-value="2016-11-01" calcext:value-type="date">
            <text:p>1-Nov-16</text:p>
          </table:table-cell>
          <table:table-cell office:value-type="float" office:value="8730" calcext:value-type="float">
            <text:p>8,730</text:p>
          </table:table-cell>
          <table:table-cell table:formula="of:=IF([.B480]&lt;&gt;[.B479];1;0)" office:value-type="float" office:value="0" calcext:value-type="float">
            <text:p>0</text:p>
          </table:table-cell>
          <table:table-cell table:formula="of:=IF([.E480]=0;[.D479];&quot;&quot;)" office:value-type="float" office:value="7664" calcext:value-type="float">
            <text:p>7,664</text:p>
          </table:table-cell>
          <table:table-cell table:formula="of:=IF([.E480]=0;[.C480]-[.C479];&quot;&quot;)" office:value-type="float" office:value="7" calcext:value-type="float">
            <text:p>7</text:p>
          </table:table-cell>
          <table:table-cell table:formula="of:=WEEKNUM([.C480])" office:value-type="float" office:value="45" calcext:value-type="float">
            <text:p>45</text:p>
          </table:table-cell>
          <table:table-cell table:formula="of:=WEEKDAY([.C480])" office:value-type="float" office:value="3" calcext:value-type="float">
            <text:p>3</text:p>
          </table:table-cell>
          <table:table-cell table:formula="of:=ROUNDUP([.K480]/12*4)" office:value-type="float" office:value="4" calcext:value-type="float">
            <text:p>4</text:p>
          </table:table-cell>
          <table:table-cell table:formula="of:=MONTH([.C480])" office:value-type="float" office:value="11" calcext:value-type="float">
            <text:p>11</text:p>
          </table:table-cell>
          <table:table-cell table:formula="of:=YEAR([.C480])" office:value-type="float" office:value="2016" calcext:value-type="float">
            <text:p>2016</text:p>
          </table:table-cell>
          <table:table-cell table:formula="of:=[.L480]&amp;[.K480]" office:value-type="string" office:string-value="201611" calcext:value-type="string">
            <text:p>201611</text:p>
          </table:table-cell>
          <table:table-cell table:formula="of:=DATE([.L480];[.K480];-1)" office:value-type="date" office:date-value="2016-10-30" calcext:value-type="date">
            <text:p>10/30/16</text:p>
          </table:table-cell>
          <table:table-cell table:formula="of:=YEAR([.N480])&amp;MONTH([.N480])" office:value-type="string" office:string-value="201610" calcext:value-type="string">
            <text:p>2016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B-Jeans</text:p>
          </table:table-cell>
          <table:table-cell office:value-type="date" office:date-value="2016-11-04" calcext:value-type="date">
            <text:p>4-Nov-16</text:p>
          </table:table-cell>
          <table:table-cell office:value-type="float" office:value="9946" calcext:value-type="float">
            <text:p>9,946</text:p>
          </table:table-cell>
          <table:table-cell table:formula="of:=IF([.B481]&lt;&gt;[.B480];1;0)" office:value-type="float" office:value="0" calcext:value-type="float">
            <text:p>0</text:p>
          </table:table-cell>
          <table:table-cell table:formula="of:=IF([.E481]=0;[.D480];&quot;&quot;)" office:value-type="float" office:value="8730" calcext:value-type="float">
            <text:p>8,730</text:p>
          </table:table-cell>
          <table:table-cell table:formula="of:=IF([.E481]=0;[.C481]-[.C480];&quot;&quot;)" office:value-type="float" office:value="3" calcext:value-type="float">
            <text:p>3</text:p>
          </table:table-cell>
          <table:table-cell table:formula="of:=WEEKNUM([.C481])" office:value-type="float" office:value="45" calcext:value-type="float">
            <text:p>45</text:p>
          </table:table-cell>
          <table:table-cell table:formula="of:=WEEKDAY([.C481])" office:value-type="float" office:value="6" calcext:value-type="float">
            <text:p>6</text:p>
          </table:table-cell>
          <table:table-cell table:formula="of:=ROUNDUP([.K481]/12*4)" office:value-type="float" office:value="4" calcext:value-type="float">
            <text:p>4</text:p>
          </table:table-cell>
          <table:table-cell table:formula="of:=MONTH([.C481])" office:value-type="float" office:value="11" calcext:value-type="float">
            <text:p>11</text:p>
          </table:table-cell>
          <table:table-cell table:formula="of:=YEAR([.C481])" office:value-type="float" office:value="2016" calcext:value-type="float">
            <text:p>2016</text:p>
          </table:table-cell>
          <table:table-cell table:formula="of:=[.L481]&amp;[.K481]" office:value-type="string" office:string-value="201611" calcext:value-type="string">
            <text:p>201611</text:p>
          </table:table-cell>
          <table:table-cell table:formula="of:=DATE([.L481];[.K481];-1)" office:value-type="date" office:date-value="2016-10-30" calcext:value-type="date">
            <text:p>10/30/16</text:p>
          </table:table-cell>
          <table:table-cell table:formula="of:=YEAR([.N481])&amp;MONTH([.N481])" office:value-type="string" office:string-value="201610" calcext:value-type="string">
            <text:p>2016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B-Jeans</text:p>
          </table:table-cell>
          <table:table-cell office:value-type="date" office:date-value="2016-11-09" calcext:value-type="date">
            <text:p>9-Nov-16</text:p>
          </table:table-cell>
          <table:table-cell office:value-type="float" office:value="19350" calcext:value-type="float">
            <text:p>19,350</text:p>
          </table:table-cell>
          <table:table-cell table:formula="of:=IF([.B482]&lt;&gt;[.B481];1;0)" office:value-type="float" office:value="0" calcext:value-type="float">
            <text:p>0</text:p>
          </table:table-cell>
          <table:table-cell table:formula="of:=IF([.E482]=0;[.D481];&quot;&quot;)" office:value-type="float" office:value="9946" calcext:value-type="float">
            <text:p>9,946</text:p>
          </table:table-cell>
          <table:table-cell table:formula="of:=IF([.E482]=0;[.C482]-[.C481];&quot;&quot;)" office:value-type="float" office:value="5" calcext:value-type="float">
            <text:p>5</text:p>
          </table:table-cell>
          <table:table-cell table:formula="of:=WEEKNUM([.C482])" office:value-type="float" office:value="46" calcext:value-type="float">
            <text:p>46</text:p>
          </table:table-cell>
          <table:table-cell table:formula="of:=WEEKDAY([.C482])" office:value-type="float" office:value="4" calcext:value-type="float">
            <text:p>4</text:p>
          </table:table-cell>
          <table:table-cell table:formula="of:=ROUNDUP([.K482]/12*4)" office:value-type="float" office:value="4" calcext:value-type="float">
            <text:p>4</text:p>
          </table:table-cell>
          <table:table-cell table:formula="of:=MONTH([.C482])" office:value-type="float" office:value="11" calcext:value-type="float">
            <text:p>11</text:p>
          </table:table-cell>
          <table:table-cell table:formula="of:=YEAR([.C482])" office:value-type="float" office:value="2016" calcext:value-type="float">
            <text:p>2016</text:p>
          </table:table-cell>
          <table:table-cell table:formula="of:=[.L482]&amp;[.K482]" office:value-type="string" office:string-value="201611" calcext:value-type="string">
            <text:p>201611</text:p>
          </table:table-cell>
          <table:table-cell table:formula="of:=DATE([.L482];[.K482];-1)" office:value-type="date" office:date-value="2016-10-30" calcext:value-type="date">
            <text:p>10/30/16</text:p>
          </table:table-cell>
          <table:table-cell table:formula="of:=YEAR([.N482])&amp;MONTH([.N482])" office:value-type="string" office:string-value="201610" calcext:value-type="string">
            <text:p>2016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B-Jeans</text:p>
          </table:table-cell>
          <table:table-cell office:value-type="date" office:date-value="2016-11-13" calcext:value-type="date">
            <text:p>13-Nov-16</text:p>
          </table:table-cell>
          <table:table-cell office:value-type="float" office:value="7542" calcext:value-type="float">
            <text:p>7,542</text:p>
          </table:table-cell>
          <table:table-cell table:formula="of:=IF([.B483]&lt;&gt;[.B482];1;0)" office:value-type="float" office:value="0" calcext:value-type="float">
            <text:p>0</text:p>
          </table:table-cell>
          <table:table-cell table:formula="of:=IF([.E483]=0;[.D482];&quot;&quot;)" office:value-type="float" office:value="19350" calcext:value-type="float">
            <text:p>19,350</text:p>
          </table:table-cell>
          <table:table-cell table:formula="of:=IF([.E483]=0;[.C483]-[.C482];&quot;&quot;)" office:value-type="float" office:value="4" calcext:value-type="float">
            <text:p>4</text:p>
          </table:table-cell>
          <table:table-cell table:formula="of:=WEEKNUM([.C483])" office:value-type="float" office:value="47" calcext:value-type="float">
            <text:p>47</text:p>
          </table:table-cell>
          <table:table-cell table:formula="of:=WEEKDAY([.C483])" office:value-type="float" office:value="1" calcext:value-type="float">
            <text:p>1</text:p>
          </table:table-cell>
          <table:table-cell table:formula="of:=ROUNDUP([.K483]/12*4)" office:value-type="float" office:value="4" calcext:value-type="float">
            <text:p>4</text:p>
          </table:table-cell>
          <table:table-cell table:formula="of:=MONTH([.C483])" office:value-type="float" office:value="11" calcext:value-type="float">
            <text:p>11</text:p>
          </table:table-cell>
          <table:table-cell table:formula="of:=YEAR([.C483])" office:value-type="float" office:value="2016" calcext:value-type="float">
            <text:p>2016</text:p>
          </table:table-cell>
          <table:table-cell table:formula="of:=[.L483]&amp;[.K483]" office:value-type="string" office:string-value="201611" calcext:value-type="string">
            <text:p>201611</text:p>
          </table:table-cell>
          <table:table-cell table:formula="of:=DATE([.L483];[.K483];-1)" office:value-type="date" office:date-value="2016-10-30" calcext:value-type="date">
            <text:p>10/30/16</text:p>
          </table:table-cell>
          <table:table-cell table:formula="of:=YEAR([.N483])&amp;MONTH([.N483])" office:value-type="string" office:string-value="201610" calcext:value-type="string">
            <text:p>2016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B-Jeans</text:p>
          </table:table-cell>
          <table:table-cell office:value-type="date" office:date-value="2016-11-21" calcext:value-type="date">
            <text:p>21-Nov-16</text:p>
          </table:table-cell>
          <table:table-cell office:value-type="float" office:value="8059" calcext:value-type="float">
            <text:p>8,059</text:p>
          </table:table-cell>
          <table:table-cell table:formula="of:=IF([.B484]&lt;&gt;[.B483];1;0)" office:value-type="float" office:value="0" calcext:value-type="float">
            <text:p>0</text:p>
          </table:table-cell>
          <table:table-cell table:formula="of:=IF([.E484]=0;[.D483];&quot;&quot;)" office:value-type="float" office:value="7542" calcext:value-type="float">
            <text:p>7,542</text:p>
          </table:table-cell>
          <table:table-cell table:formula="of:=IF([.E484]=0;[.C484]-[.C483];&quot;&quot;)" office:value-type="float" office:value="8" calcext:value-type="float">
            <text:p>8</text:p>
          </table:table-cell>
          <table:table-cell table:formula="of:=WEEKNUM([.C484])" office:value-type="float" office:value="48" calcext:value-type="float">
            <text:p>48</text:p>
          </table:table-cell>
          <table:table-cell table:formula="of:=WEEKDAY([.C484])" office:value-type="float" office:value="2" calcext:value-type="float">
            <text:p>2</text:p>
          </table:table-cell>
          <table:table-cell table:formula="of:=ROUNDUP([.K484]/12*4)" office:value-type="float" office:value="4" calcext:value-type="float">
            <text:p>4</text:p>
          </table:table-cell>
          <table:table-cell table:formula="of:=MONTH([.C484])" office:value-type="float" office:value="11" calcext:value-type="float">
            <text:p>11</text:p>
          </table:table-cell>
          <table:table-cell table:formula="of:=YEAR([.C484])" office:value-type="float" office:value="2016" calcext:value-type="float">
            <text:p>2016</text:p>
          </table:table-cell>
          <table:table-cell table:formula="of:=[.L484]&amp;[.K484]" office:value-type="string" office:string-value="201611" calcext:value-type="string">
            <text:p>201611</text:p>
          </table:table-cell>
          <table:table-cell table:formula="of:=DATE([.L484];[.K484];-1)" office:value-type="date" office:date-value="2016-10-30" calcext:value-type="date">
            <text:p>10/30/16</text:p>
          </table:table-cell>
          <table:table-cell table:formula="of:=YEAR([.N484])&amp;MONTH([.N484])" office:value-type="string" office:string-value="201610" calcext:value-type="string">
            <text:p>2016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B-Jeans</text:p>
          </table:table-cell>
          <table:table-cell office:value-type="date" office:date-value="2016-12-02" calcext:value-type="date">
            <text:p>2-Dec-16</text:p>
          </table:table-cell>
          <table:table-cell office:value-type="float" office:value="48217" calcext:value-type="float">
            <text:p>48,217</text:p>
          </table:table-cell>
          <table:table-cell table:formula="of:=IF([.B485]&lt;&gt;[.B484];1;0)" office:value-type="float" office:value="0" calcext:value-type="float">
            <text:p>0</text:p>
          </table:table-cell>
          <table:table-cell table:formula="of:=IF([.E485]=0;[.D484];&quot;&quot;)" office:value-type="float" office:value="8059" calcext:value-type="float">
            <text:p>8,059</text:p>
          </table:table-cell>
          <table:table-cell table:formula="of:=IF([.E485]=0;[.C485]-[.C484];&quot;&quot;)" office:value-type="float" office:value="11" calcext:value-type="float">
            <text:p>11</text:p>
          </table:table-cell>
          <table:table-cell table:formula="of:=WEEKNUM([.C485])" office:value-type="float" office:value="49" calcext:value-type="float">
            <text:p>49</text:p>
          </table:table-cell>
          <table:table-cell table:formula="of:=WEEKDAY([.C485])" office:value-type="float" office:value="6" calcext:value-type="float">
            <text:p>6</text:p>
          </table:table-cell>
          <table:table-cell table:formula="of:=ROUNDUP([.K485]/12*4)" office:value-type="float" office:value="4" calcext:value-type="float">
            <text:p>4</text:p>
          </table:table-cell>
          <table:table-cell table:formula="of:=MONTH([.C485])" office:value-type="float" office:value="12" calcext:value-type="float">
            <text:p>12</text:p>
          </table:table-cell>
          <table:table-cell table:formula="of:=YEAR([.C485])" office:value-type="float" office:value="2016" calcext:value-type="float">
            <text:p>2016</text:p>
          </table:table-cell>
          <table:table-cell table:formula="of:=[.L485]&amp;[.K485]" office:value-type="string" office:string-value="201612" calcext:value-type="string">
            <text:p>201612</text:p>
          </table:table-cell>
          <table:table-cell table:formula="of:=DATE([.L485];[.K485];-1)" office:value-type="date" office:date-value="2016-11-29" calcext:value-type="date">
            <text:p>11/29/16</text:p>
          </table:table-cell>
          <table:table-cell table:formula="of:=YEAR([.N485])&amp;MONTH([.N485])" office:value-type="string" office:string-value="201611" calcext:value-type="string">
            <text:p>2016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B-Jeans</text:p>
          </table:table-cell>
          <table:table-cell office:value-type="date" office:date-value="2016-12-05" calcext:value-type="date">
            <text:p>5-Dec-16</text:p>
          </table:table-cell>
          <table:table-cell office:value-type="float" office:value="13560" calcext:value-type="float">
            <text:p>13,560</text:p>
          </table:table-cell>
          <table:table-cell table:formula="of:=IF([.B486]&lt;&gt;[.B485];1;0)" office:value-type="float" office:value="0" calcext:value-type="float">
            <text:p>0</text:p>
          </table:table-cell>
          <table:table-cell table:formula="of:=IF([.E486]=0;[.D485];&quot;&quot;)" office:value-type="float" office:value="48217" calcext:value-type="float">
            <text:p>48,217</text:p>
          </table:table-cell>
          <table:table-cell table:formula="of:=IF([.E486]=0;[.C486]-[.C485];&quot;&quot;)" office:value-type="float" office:value="3" calcext:value-type="float">
            <text:p>3</text:p>
          </table:table-cell>
          <table:table-cell table:formula="of:=WEEKNUM([.C486])" office:value-type="float" office:value="50" calcext:value-type="float">
            <text:p>50</text:p>
          </table:table-cell>
          <table:table-cell table:formula="of:=WEEKDAY([.C486])" office:value-type="float" office:value="2" calcext:value-type="float">
            <text:p>2</text:p>
          </table:table-cell>
          <table:table-cell table:formula="of:=ROUNDUP([.K486]/12*4)" office:value-type="float" office:value="4" calcext:value-type="float">
            <text:p>4</text:p>
          </table:table-cell>
          <table:table-cell table:formula="of:=MONTH([.C486])" office:value-type="float" office:value="12" calcext:value-type="float">
            <text:p>12</text:p>
          </table:table-cell>
          <table:table-cell table:formula="of:=YEAR([.C486])" office:value-type="float" office:value="2016" calcext:value-type="float">
            <text:p>2016</text:p>
          </table:table-cell>
          <table:table-cell table:formula="of:=[.L486]&amp;[.K486]" office:value-type="string" office:string-value="201612" calcext:value-type="string">
            <text:p>201612</text:p>
          </table:table-cell>
          <table:table-cell table:formula="of:=DATE([.L486];[.K486];-1)" office:value-type="date" office:date-value="2016-11-29" calcext:value-type="date">
            <text:p>11/29/16</text:p>
          </table:table-cell>
          <table:table-cell table:formula="of:=YEAR([.N486])&amp;MONTH([.N486])" office:value-type="string" office:string-value="201611" calcext:value-type="string">
            <text:p>2016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B-Jeans</text:p>
          </table:table-cell>
          <table:table-cell office:value-type="date" office:date-value="2016-12-09" calcext:value-type="date">
            <text:p>9-Dec-16</text:p>
          </table:table-cell>
          <table:table-cell office:value-type="float" office:value="9904" calcext:value-type="float">
            <text:p>9,904</text:p>
          </table:table-cell>
          <table:table-cell table:formula="of:=IF([.B487]&lt;&gt;[.B486];1;0)" office:value-type="float" office:value="0" calcext:value-type="float">
            <text:p>0</text:p>
          </table:table-cell>
          <table:table-cell table:formula="of:=IF([.E487]=0;[.D486];&quot;&quot;)" office:value-type="float" office:value="13560" calcext:value-type="float">
            <text:p>13,560</text:p>
          </table:table-cell>
          <table:table-cell table:formula="of:=IF([.E487]=0;[.C487]-[.C486];&quot;&quot;)" office:value-type="float" office:value="4" calcext:value-type="float">
            <text:p>4</text:p>
          </table:table-cell>
          <table:table-cell table:formula="of:=WEEKNUM([.C487])" office:value-type="float" office:value="50" calcext:value-type="float">
            <text:p>50</text:p>
          </table:table-cell>
          <table:table-cell table:formula="of:=WEEKDAY([.C487])" office:value-type="float" office:value="6" calcext:value-type="float">
            <text:p>6</text:p>
          </table:table-cell>
          <table:table-cell table:formula="of:=ROUNDUP([.K487]/12*4)" office:value-type="float" office:value="4" calcext:value-type="float">
            <text:p>4</text:p>
          </table:table-cell>
          <table:table-cell table:formula="of:=MONTH([.C487])" office:value-type="float" office:value="12" calcext:value-type="float">
            <text:p>12</text:p>
          </table:table-cell>
          <table:table-cell table:formula="of:=YEAR([.C487])" office:value-type="float" office:value="2016" calcext:value-type="float">
            <text:p>2016</text:p>
          </table:table-cell>
          <table:table-cell table:formula="of:=[.L487]&amp;[.K487]" office:value-type="string" office:string-value="201612" calcext:value-type="string">
            <text:p>201612</text:p>
          </table:table-cell>
          <table:table-cell table:formula="of:=DATE([.L487];[.K487];-1)" office:value-type="date" office:date-value="2016-11-29" calcext:value-type="date">
            <text:p>11/29/16</text:p>
          </table:table-cell>
          <table:table-cell table:formula="of:=YEAR([.N487])&amp;MONTH([.N487])" office:value-type="string" office:string-value="201611" calcext:value-type="string">
            <text:p>2016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B-Jeans</text:p>
          </table:table-cell>
          <table:table-cell office:value-type="date" office:date-value="2016-12-12" calcext:value-type="date">
            <text:p>12-Dec-16</text:p>
          </table:table-cell>
          <table:table-cell office:value-type="float" office:value="13265" calcext:value-type="float">
            <text:p>13,265</text:p>
          </table:table-cell>
          <table:table-cell table:formula="of:=IF([.B488]&lt;&gt;[.B487];1;0)" office:value-type="float" office:value="0" calcext:value-type="float">
            <text:p>0</text:p>
          </table:table-cell>
          <table:table-cell table:formula="of:=IF([.E488]=0;[.D487];&quot;&quot;)" office:value-type="float" office:value="9904" calcext:value-type="float">
            <text:p>9,904</text:p>
          </table:table-cell>
          <table:table-cell table:formula="of:=IF([.E488]=0;[.C488]-[.C487];&quot;&quot;)" office:value-type="float" office:value="3" calcext:value-type="float">
            <text:p>3</text:p>
          </table:table-cell>
          <table:table-cell table:formula="of:=WEEKNUM([.C488])" office:value-type="float" office:value="51" calcext:value-type="float">
            <text:p>51</text:p>
          </table:table-cell>
          <table:table-cell table:formula="of:=WEEKDAY([.C488])" office:value-type="float" office:value="2" calcext:value-type="float">
            <text:p>2</text:p>
          </table:table-cell>
          <table:table-cell table:formula="of:=ROUNDUP([.K488]/12*4)" office:value-type="float" office:value="4" calcext:value-type="float">
            <text:p>4</text:p>
          </table:table-cell>
          <table:table-cell table:formula="of:=MONTH([.C488])" office:value-type="float" office:value="12" calcext:value-type="float">
            <text:p>12</text:p>
          </table:table-cell>
          <table:table-cell table:formula="of:=YEAR([.C488])" office:value-type="float" office:value="2016" calcext:value-type="float">
            <text:p>2016</text:p>
          </table:table-cell>
          <table:table-cell table:formula="of:=[.L488]&amp;[.K488]" office:value-type="string" office:string-value="201612" calcext:value-type="string">
            <text:p>201612</text:p>
          </table:table-cell>
          <table:table-cell table:formula="of:=DATE([.L488];[.K488];-1)" office:value-type="date" office:date-value="2016-11-29" calcext:value-type="date">
            <text:p>11/29/16</text:p>
          </table:table-cell>
          <table:table-cell table:formula="of:=YEAR([.N488])&amp;MONTH([.N488])" office:value-type="string" office:string-value="201611" calcext:value-type="string">
            <text:p>2016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B-Jeans</text:p>
          </table:table-cell>
          <table:table-cell office:value-type="date" office:date-value="2016-12-16" calcext:value-type="date">
            <text:p>16-Dec-16</text:p>
          </table:table-cell>
          <table:table-cell office:value-type="float" office:value="6852" calcext:value-type="float">
            <text:p>6,852</text:p>
          </table:table-cell>
          <table:table-cell table:formula="of:=IF([.B489]&lt;&gt;[.B488];1;0)" office:value-type="float" office:value="0" calcext:value-type="float">
            <text:p>0</text:p>
          </table:table-cell>
          <table:table-cell table:formula="of:=IF([.E489]=0;[.D488];&quot;&quot;)" office:value-type="float" office:value="13265" calcext:value-type="float">
            <text:p>13,265</text:p>
          </table:table-cell>
          <table:table-cell table:formula="of:=IF([.E489]=0;[.C489]-[.C488];&quot;&quot;)" office:value-type="float" office:value="4" calcext:value-type="float">
            <text:p>4</text:p>
          </table:table-cell>
          <table:table-cell table:formula="of:=WEEKNUM([.C489])" office:value-type="float" office:value="51" calcext:value-type="float">
            <text:p>51</text:p>
          </table:table-cell>
          <table:table-cell table:formula="of:=WEEKDAY([.C489])" office:value-type="float" office:value="6" calcext:value-type="float">
            <text:p>6</text:p>
          </table:table-cell>
          <table:table-cell table:formula="of:=ROUNDUP([.K489]/12*4)" office:value-type="float" office:value="4" calcext:value-type="float">
            <text:p>4</text:p>
          </table:table-cell>
          <table:table-cell table:formula="of:=MONTH([.C489])" office:value-type="float" office:value="12" calcext:value-type="float">
            <text:p>12</text:p>
          </table:table-cell>
          <table:table-cell table:formula="of:=YEAR([.C489])" office:value-type="float" office:value="2016" calcext:value-type="float">
            <text:p>2016</text:p>
          </table:table-cell>
          <table:table-cell table:formula="of:=[.L489]&amp;[.K489]" office:value-type="string" office:string-value="201612" calcext:value-type="string">
            <text:p>201612</text:p>
          </table:table-cell>
          <table:table-cell table:formula="of:=DATE([.L489];[.K489];-1)" office:value-type="date" office:date-value="2016-11-29" calcext:value-type="date">
            <text:p>11/29/16</text:p>
          </table:table-cell>
          <table:table-cell table:formula="of:=YEAR([.N489])&amp;MONTH([.N489])" office:value-type="string" office:string-value="201611" calcext:value-type="string">
            <text:p>2016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B-Jeans</text:p>
          </table:table-cell>
          <table:table-cell office:value-type="date" office:date-value="2016-12-19" calcext:value-type="date">
            <text:p>19-Dec-16</text:p>
          </table:table-cell>
          <table:table-cell office:value-type="float" office:value="21381" calcext:value-type="float">
            <text:p>21,381</text:p>
          </table:table-cell>
          <table:table-cell table:formula="of:=IF([.B490]&lt;&gt;[.B489];1;0)" office:value-type="float" office:value="0" calcext:value-type="float">
            <text:p>0</text:p>
          </table:table-cell>
          <table:table-cell table:formula="of:=IF([.E490]=0;[.D489];&quot;&quot;)" office:value-type="float" office:value="6852" calcext:value-type="float">
            <text:p>6,852</text:p>
          </table:table-cell>
          <table:table-cell table:formula="of:=IF([.E490]=0;[.C490]-[.C489];&quot;&quot;)" office:value-type="float" office:value="3" calcext:value-type="float">
            <text:p>3</text:p>
          </table:table-cell>
          <table:table-cell table:formula="of:=WEEKNUM([.C490])" office:value-type="float" office:value="52" calcext:value-type="float">
            <text:p>52</text:p>
          </table:table-cell>
          <table:table-cell table:formula="of:=WEEKDAY([.C490])" office:value-type="float" office:value="2" calcext:value-type="float">
            <text:p>2</text:p>
          </table:table-cell>
          <table:table-cell table:formula="of:=ROUNDUP([.K490]/12*4)" office:value-type="float" office:value="4" calcext:value-type="float">
            <text:p>4</text:p>
          </table:table-cell>
          <table:table-cell table:formula="of:=MONTH([.C490])" office:value-type="float" office:value="12" calcext:value-type="float">
            <text:p>12</text:p>
          </table:table-cell>
          <table:table-cell table:formula="of:=YEAR([.C490])" office:value-type="float" office:value="2016" calcext:value-type="float">
            <text:p>2016</text:p>
          </table:table-cell>
          <table:table-cell table:formula="of:=[.L490]&amp;[.K490]" office:value-type="string" office:string-value="201612" calcext:value-type="string">
            <text:p>201612</text:p>
          </table:table-cell>
          <table:table-cell table:formula="of:=DATE([.L490];[.K490];-1)" office:value-type="date" office:date-value="2016-11-29" calcext:value-type="date">
            <text:p>11/29/16</text:p>
          </table:table-cell>
          <table:table-cell table:formula="of:=YEAR([.N490])&amp;MONTH([.N490])" office:value-type="string" office:string-value="201611" calcext:value-type="string">
            <text:p>2016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B-Jeans</text:p>
          </table:table-cell>
          <table:table-cell office:value-type="date" office:date-value="2016-12-20" calcext:value-type="date">
            <text:p>20-Dec-16</text:p>
          </table:table-cell>
          <table:table-cell office:value-type="float" office:value="7302" calcext:value-type="float">
            <text:p>7,302</text:p>
          </table:table-cell>
          <table:table-cell table:formula="of:=IF([.B491]&lt;&gt;[.B490];1;0)" office:value-type="float" office:value="0" calcext:value-type="float">
            <text:p>0</text:p>
          </table:table-cell>
          <table:table-cell table:formula="of:=IF([.E491]=0;[.D490];&quot;&quot;)" office:value-type="float" office:value="21381" calcext:value-type="float">
            <text:p>21,381</text:p>
          </table:table-cell>
          <table:table-cell table:formula="of:=IF([.E491]=0;[.C491]-[.C490];&quot;&quot;)" office:value-type="float" office:value="1" calcext:value-type="float">
            <text:p>1</text:p>
          </table:table-cell>
          <table:table-cell table:formula="of:=WEEKNUM([.C491])" office:value-type="float" office:value="52" calcext:value-type="float">
            <text:p>52</text:p>
          </table:table-cell>
          <table:table-cell table:formula="of:=WEEKDAY([.C491])" office:value-type="float" office:value="3" calcext:value-type="float">
            <text:p>3</text:p>
          </table:table-cell>
          <table:table-cell table:formula="of:=ROUNDUP([.K491]/12*4)" office:value-type="float" office:value="4" calcext:value-type="float">
            <text:p>4</text:p>
          </table:table-cell>
          <table:table-cell table:formula="of:=MONTH([.C491])" office:value-type="float" office:value="12" calcext:value-type="float">
            <text:p>12</text:p>
          </table:table-cell>
          <table:table-cell table:formula="of:=YEAR([.C491])" office:value-type="float" office:value="2016" calcext:value-type="float">
            <text:p>2016</text:p>
          </table:table-cell>
          <table:table-cell table:formula="of:=[.L491]&amp;[.K491]" office:value-type="string" office:string-value="201612" calcext:value-type="string">
            <text:p>201612</text:p>
          </table:table-cell>
          <table:table-cell table:formula="of:=DATE([.L491];[.K491];-1)" office:value-type="date" office:date-value="2016-11-29" calcext:value-type="date">
            <text:p>11/29/16</text:p>
          </table:table-cell>
          <table:table-cell table:formula="of:=YEAR([.N491])&amp;MONTH([.N491])" office:value-type="string" office:string-value="201611" calcext:value-type="string">
            <text:p>2016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B-Jeans</text:p>
          </table:table-cell>
          <table:table-cell office:value-type="date" office:date-value="2016-12-23" calcext:value-type="date">
            <text:p>23-Dec-16</text:p>
          </table:table-cell>
          <table:table-cell office:value-type="float" office:value="7253" calcext:value-type="float">
            <text:p>7,253</text:p>
          </table:table-cell>
          <table:table-cell table:formula="of:=IF([.B492]&lt;&gt;[.B491];1;0)" office:value-type="float" office:value="0" calcext:value-type="float">
            <text:p>0</text:p>
          </table:table-cell>
          <table:table-cell table:formula="of:=IF([.E492]=0;[.D491];&quot;&quot;)" office:value-type="float" office:value="7302" calcext:value-type="float">
            <text:p>7,302</text:p>
          </table:table-cell>
          <table:table-cell table:formula="of:=IF([.E492]=0;[.C492]-[.C491];&quot;&quot;)" office:value-type="float" office:value="3" calcext:value-type="float">
            <text:p>3</text:p>
          </table:table-cell>
          <table:table-cell table:formula="of:=WEEKNUM([.C492])" office:value-type="float" office:value="52" calcext:value-type="float">
            <text:p>52</text:p>
          </table:table-cell>
          <table:table-cell table:formula="of:=WEEKDAY([.C492])" office:value-type="float" office:value="6" calcext:value-type="float">
            <text:p>6</text:p>
          </table:table-cell>
          <table:table-cell table:formula="of:=ROUNDUP([.K492]/12*4)" office:value-type="float" office:value="4" calcext:value-type="float">
            <text:p>4</text:p>
          </table:table-cell>
          <table:table-cell table:formula="of:=MONTH([.C492])" office:value-type="float" office:value="12" calcext:value-type="float">
            <text:p>12</text:p>
          </table:table-cell>
          <table:table-cell table:formula="of:=YEAR([.C492])" office:value-type="float" office:value="2016" calcext:value-type="float">
            <text:p>2016</text:p>
          </table:table-cell>
          <table:table-cell table:formula="of:=[.L492]&amp;[.K492]" office:value-type="string" office:string-value="201612" calcext:value-type="string">
            <text:p>201612</text:p>
          </table:table-cell>
          <table:table-cell table:formula="of:=DATE([.L492];[.K492];-1)" office:value-type="date" office:date-value="2016-11-29" calcext:value-type="date">
            <text:p>11/29/16</text:p>
          </table:table-cell>
          <table:table-cell table:formula="of:=YEAR([.N492])&amp;MONTH([.N492])" office:value-type="string" office:string-value="201611" calcext:value-type="string">
            <text:p>2016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B-Jeans</text:p>
          </table:table-cell>
          <table:table-cell office:value-type="date" office:date-value="2016-12-25" calcext:value-type="date">
            <text:p>25-Dec-16</text:p>
          </table:table-cell>
          <table:table-cell office:value-type="float" office:value="6181" calcext:value-type="float">
            <text:p>6,181</text:p>
          </table:table-cell>
          <table:table-cell table:formula="of:=IF([.B493]&lt;&gt;[.B492];1;0)" office:value-type="float" office:value="0" calcext:value-type="float">
            <text:p>0</text:p>
          </table:table-cell>
          <table:table-cell table:formula="of:=IF([.E493]=0;[.D492];&quot;&quot;)" office:value-type="float" office:value="7253" calcext:value-type="float">
            <text:p>7,253</text:p>
          </table:table-cell>
          <table:table-cell table:formula="of:=IF([.E493]=0;[.C493]-[.C492];&quot;&quot;)" office:value-type="float" office:value="2" calcext:value-type="float">
            <text:p>2</text:p>
          </table:table-cell>
          <table:table-cell table:formula="of:=WEEKNUM([.C493])" office:value-type="float" office:value="53" calcext:value-type="float">
            <text:p>53</text:p>
          </table:table-cell>
          <table:table-cell table:formula="of:=WEEKDAY([.C493])" office:value-type="float" office:value="1" calcext:value-type="float">
            <text:p>1</text:p>
          </table:table-cell>
          <table:table-cell table:formula="of:=ROUNDUP([.K493]/12*4)" office:value-type="float" office:value="4" calcext:value-type="float">
            <text:p>4</text:p>
          </table:table-cell>
          <table:table-cell table:formula="of:=MONTH([.C493])" office:value-type="float" office:value="12" calcext:value-type="float">
            <text:p>12</text:p>
          </table:table-cell>
          <table:table-cell table:formula="of:=YEAR([.C493])" office:value-type="float" office:value="2016" calcext:value-type="float">
            <text:p>2016</text:p>
          </table:table-cell>
          <table:table-cell table:formula="of:=[.L493]&amp;[.K493]" office:value-type="string" office:string-value="201612" calcext:value-type="string">
            <text:p>201612</text:p>
          </table:table-cell>
          <table:table-cell table:formula="of:=DATE([.L493];[.K493];-1)" office:value-type="date" office:date-value="2016-11-29" calcext:value-type="date">
            <text:p>11/29/16</text:p>
          </table:table-cell>
          <table:table-cell table:formula="of:=YEAR([.N493])&amp;MONTH([.N493])" office:value-type="string" office:string-value="201611" calcext:value-type="string">
            <text:p>2016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B-Jeans</text:p>
          </table:table-cell>
          <table:table-cell office:value-type="date" office:date-value="2016-12-26" calcext:value-type="date">
            <text:p>26-Dec-16</text:p>
          </table:table-cell>
          <table:table-cell office:value-type="float" office:value="2260" calcext:value-type="float">
            <text:p>2,260</text:p>
          </table:table-cell>
          <table:table-cell table:formula="of:=IF([.B494]&lt;&gt;[.B493];1;0)" office:value-type="float" office:value="0" calcext:value-type="float">
            <text:p>0</text:p>
          </table:table-cell>
          <table:table-cell table:formula="of:=IF([.E494]=0;[.D493];&quot;&quot;)" office:value-type="float" office:value="6181" calcext:value-type="float">
            <text:p>6,181</text:p>
          </table:table-cell>
          <table:table-cell table:formula="of:=IF([.E494]=0;[.C494]-[.C493];&quot;&quot;)" office:value-type="float" office:value="1" calcext:value-type="float">
            <text:p>1</text:p>
          </table:table-cell>
          <table:table-cell table:formula="of:=WEEKNUM([.C494])" office:value-type="float" office:value="53" calcext:value-type="float">
            <text:p>53</text:p>
          </table:table-cell>
          <table:table-cell table:formula="of:=WEEKDAY([.C494])" office:value-type="float" office:value="2" calcext:value-type="float">
            <text:p>2</text:p>
          </table:table-cell>
          <table:table-cell table:formula="of:=ROUNDUP([.K494]/12*4)" office:value-type="float" office:value="4" calcext:value-type="float">
            <text:p>4</text:p>
          </table:table-cell>
          <table:table-cell table:formula="of:=MONTH([.C494])" office:value-type="float" office:value="12" calcext:value-type="float">
            <text:p>12</text:p>
          </table:table-cell>
          <table:table-cell table:formula="of:=YEAR([.C494])" office:value-type="float" office:value="2016" calcext:value-type="float">
            <text:p>2016</text:p>
          </table:table-cell>
          <table:table-cell table:formula="of:=[.L494]&amp;[.K494]" office:value-type="string" office:string-value="201612" calcext:value-type="string">
            <text:p>201612</text:p>
          </table:table-cell>
          <table:table-cell table:formula="of:=DATE([.L494];[.K494];-1)" office:value-type="date" office:date-value="2016-11-29" calcext:value-type="date">
            <text:p>11/29/16</text:p>
          </table:table-cell>
          <table:table-cell table:formula="of:=YEAR([.N494])&amp;MONTH([.N494])" office:value-type="string" office:string-value="201611" calcext:value-type="string">
            <text:p>2016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B-Jeans</text:p>
          </table:table-cell>
          <table:table-cell office:value-type="date" office:date-value="2016-12-30" calcext:value-type="date">
            <text:p>30-Dec-16</text:p>
          </table:table-cell>
          <table:table-cell office:value-type="float" office:value="5004" calcext:value-type="float">
            <text:p>5,004</text:p>
          </table:table-cell>
          <table:table-cell table:formula="of:=IF([.B495]&lt;&gt;[.B494];1;0)" office:value-type="float" office:value="0" calcext:value-type="float">
            <text:p>0</text:p>
          </table:table-cell>
          <table:table-cell table:formula="of:=IF([.E495]=0;[.D494];&quot;&quot;)" office:value-type="float" office:value="2260" calcext:value-type="float">
            <text:p>2,260</text:p>
          </table:table-cell>
          <table:table-cell table:formula="of:=IF([.E495]=0;[.C495]-[.C494];&quot;&quot;)" office:value-type="float" office:value="4" calcext:value-type="float">
            <text:p>4</text:p>
          </table:table-cell>
          <table:table-cell table:formula="of:=WEEKNUM([.C495])" office:value-type="float" office:value="53" calcext:value-type="float">
            <text:p>53</text:p>
          </table:table-cell>
          <table:table-cell table:formula="of:=WEEKDAY([.C495])" office:value-type="float" office:value="6" calcext:value-type="float">
            <text:p>6</text:p>
          </table:table-cell>
          <table:table-cell table:formula="of:=ROUNDUP([.K495]/12*4)" office:value-type="float" office:value="4" calcext:value-type="float">
            <text:p>4</text:p>
          </table:table-cell>
          <table:table-cell table:formula="of:=MONTH([.C495])" office:value-type="float" office:value="12" calcext:value-type="float">
            <text:p>12</text:p>
          </table:table-cell>
          <table:table-cell table:formula="of:=YEAR([.C495])" office:value-type="float" office:value="2016" calcext:value-type="float">
            <text:p>2016</text:p>
          </table:table-cell>
          <table:table-cell table:formula="of:=[.L495]&amp;[.K495]" office:value-type="string" office:string-value="201612" calcext:value-type="string">
            <text:p>201612</text:p>
          </table:table-cell>
          <table:table-cell table:formula="of:=DATE([.L495];[.K495];-1)" office:value-type="date" office:date-value="2016-11-29" calcext:value-type="date">
            <text:p>11/29/16</text:p>
          </table:table-cell>
          <table:table-cell table:formula="of:=YEAR([.N495])&amp;MONTH([.N495])" office:value-type="string" office:string-value="201611" calcext:value-type="string">
            <text:p>2016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B-Jeans</text:p>
          </table:table-cell>
          <table:table-cell office:value-type="date" office:date-value="2017-01-02" calcext:value-type="date">
            <text:p>2-Jan-17</text:p>
          </table:table-cell>
          <table:table-cell office:value-type="float" office:value="4635" calcext:value-type="float">
            <text:p>4,635</text:p>
          </table:table-cell>
          <table:table-cell table:formula="of:=IF([.B496]&lt;&gt;[.B495];1;0)" office:value-type="float" office:value="0" calcext:value-type="float">
            <text:p>0</text:p>
          </table:table-cell>
          <table:table-cell table:formula="of:=IF([.E496]=0;[.D495];&quot;&quot;)" office:value-type="float" office:value="5004" calcext:value-type="float">
            <text:p>5,004</text:p>
          </table:table-cell>
          <table:table-cell table:formula="of:=IF([.E496]=0;[.C496]-[.C495];&quot;&quot;)" office:value-type="float" office:value="3" calcext:value-type="float">
            <text:p>3</text:p>
          </table:table-cell>
          <table:table-cell table:formula="of:=WEEKNUM([.C496])" office:value-type="float" office:value="1" calcext:value-type="float">
            <text:p>1</text:p>
          </table:table-cell>
          <table:table-cell table:formula="of:=WEEKDAY([.C496])" office:value-type="float" office:value="2" calcext:value-type="float">
            <text:p>2</text:p>
          </table:table-cell>
          <table:table-cell table:formula="of:=ROUNDUP([.K496]/12*4)" office:value-type="float" office:value="1" calcext:value-type="float">
            <text:p>1</text:p>
          </table:table-cell>
          <table:table-cell table:formula="of:=MONTH([.C496])" office:value-type="float" office:value="1" calcext:value-type="float">
            <text:p>1</text:p>
          </table:table-cell>
          <table:table-cell table:formula="of:=YEAR([.C496])" office:value-type="float" office:value="2017" calcext:value-type="float">
            <text:p>2017</text:p>
          </table:table-cell>
          <table:table-cell table:formula="of:=[.L496]&amp;[.K496]" office:value-type="string" office:string-value="20171" calcext:value-type="string">
            <text:p>20171</text:p>
          </table:table-cell>
          <table:table-cell table:formula="of:=DATE([.L496];[.K496];-1)" office:value-type="date" office:date-value="2016-12-30" calcext:value-type="date">
            <text:p>12/30/16</text:p>
          </table:table-cell>
          <table:table-cell table:formula="of:=YEAR([.N496])&amp;MONTH([.N496])" office:value-type="string" office:string-value="201612" calcext:value-type="string">
            <text:p>2016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B-Jeans</text:p>
          </table:table-cell>
          <table:table-cell office:value-type="date" office:date-value="2017-01-09" calcext:value-type="date">
            <text:p>9-Jan-17</text:p>
          </table:table-cell>
          <table:table-cell office:value-type="float" office:value="10868" calcext:value-type="float">
            <text:p>10,868</text:p>
          </table:table-cell>
          <table:table-cell table:formula="of:=IF([.B497]&lt;&gt;[.B496];1;0)" office:value-type="float" office:value="0" calcext:value-type="float">
            <text:p>0</text:p>
          </table:table-cell>
          <table:table-cell table:formula="of:=IF([.E497]=0;[.D496];&quot;&quot;)" office:value-type="float" office:value="4635" calcext:value-type="float">
            <text:p>4,635</text:p>
          </table:table-cell>
          <table:table-cell table:formula="of:=IF([.E497]=0;[.C497]-[.C496];&quot;&quot;)" office:value-type="float" office:value="7" calcext:value-type="float">
            <text:p>7</text:p>
          </table:table-cell>
          <table:table-cell table:formula="of:=WEEKNUM([.C497])" office:value-type="float" office:value="2" calcext:value-type="float">
            <text:p>2</text:p>
          </table:table-cell>
          <table:table-cell table:formula="of:=WEEKDAY([.C497])" office:value-type="float" office:value="2" calcext:value-type="float">
            <text:p>2</text:p>
          </table:table-cell>
          <table:table-cell table:formula="of:=ROUNDUP([.K497]/12*4)" office:value-type="float" office:value="1" calcext:value-type="float">
            <text:p>1</text:p>
          </table:table-cell>
          <table:table-cell table:formula="of:=MONTH([.C497])" office:value-type="float" office:value="1" calcext:value-type="float">
            <text:p>1</text:p>
          </table:table-cell>
          <table:table-cell table:formula="of:=YEAR([.C497])" office:value-type="float" office:value="2017" calcext:value-type="float">
            <text:p>2017</text:p>
          </table:table-cell>
          <table:table-cell table:formula="of:=[.L497]&amp;[.K497]" office:value-type="string" office:string-value="20171" calcext:value-type="string">
            <text:p>20171</text:p>
          </table:table-cell>
          <table:table-cell table:formula="of:=DATE([.L497];[.K497];-1)" office:value-type="date" office:date-value="2016-12-30" calcext:value-type="date">
            <text:p>12/30/16</text:p>
          </table:table-cell>
          <table:table-cell table:formula="of:=YEAR([.N497])&amp;MONTH([.N497])" office:value-type="string" office:string-value="201612" calcext:value-type="string">
            <text:p>2016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B-Jeans</text:p>
          </table:table-cell>
          <table:table-cell office:value-type="date" office:date-value="2017-01-13" calcext:value-type="date">
            <text:p>13-Jan-17</text:p>
          </table:table-cell>
          <table:table-cell office:value-type="float" office:value="40440" calcext:value-type="float">
            <text:p>40,440</text:p>
          </table:table-cell>
          <table:table-cell table:formula="of:=IF([.B498]&lt;&gt;[.B497];1;0)" office:value-type="float" office:value="0" calcext:value-type="float">
            <text:p>0</text:p>
          </table:table-cell>
          <table:table-cell table:formula="of:=IF([.E498]=0;[.D497];&quot;&quot;)" office:value-type="float" office:value="10868" calcext:value-type="float">
            <text:p>10,868</text:p>
          </table:table-cell>
          <table:table-cell table:formula="of:=IF([.E498]=0;[.C498]-[.C497];&quot;&quot;)" office:value-type="float" office:value="4" calcext:value-type="float">
            <text:p>4</text:p>
          </table:table-cell>
          <table:table-cell table:formula="of:=WEEKNUM([.C498])" office:value-type="float" office:value="2" calcext:value-type="float">
            <text:p>2</text:p>
          </table:table-cell>
          <table:table-cell table:formula="of:=WEEKDAY([.C498])" office:value-type="float" office:value="6" calcext:value-type="float">
            <text:p>6</text:p>
          </table:table-cell>
          <table:table-cell table:formula="of:=ROUNDUP([.K498]/12*4)" office:value-type="float" office:value="1" calcext:value-type="float">
            <text:p>1</text:p>
          </table:table-cell>
          <table:table-cell table:formula="of:=MONTH([.C498])" office:value-type="float" office:value="1" calcext:value-type="float">
            <text:p>1</text:p>
          </table:table-cell>
          <table:table-cell table:formula="of:=YEAR([.C498])" office:value-type="float" office:value="2017" calcext:value-type="float">
            <text:p>2017</text:p>
          </table:table-cell>
          <table:table-cell table:formula="of:=[.L498]&amp;[.K498]" office:value-type="string" office:string-value="20171" calcext:value-type="string">
            <text:p>20171</text:p>
          </table:table-cell>
          <table:table-cell table:formula="of:=DATE([.L498];[.K498];-1)" office:value-type="date" office:date-value="2016-12-30" calcext:value-type="date">
            <text:p>12/30/16</text:p>
          </table:table-cell>
          <table:table-cell table:formula="of:=YEAR([.N498])&amp;MONTH([.N498])" office:value-type="string" office:string-value="201612" calcext:value-type="string">
            <text:p>2016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B-Jeans</text:p>
          </table:table-cell>
          <table:table-cell office:value-type="date" office:date-value="2017-01-16" calcext:value-type="date">
            <text:p>16-Jan-17</text:p>
          </table:table-cell>
          <table:table-cell office:value-type="float" office:value="9736" calcext:value-type="float">
            <text:p>9,736</text:p>
          </table:table-cell>
          <table:table-cell table:formula="of:=IF([.B499]&lt;&gt;[.B498];1;0)" office:value-type="float" office:value="0" calcext:value-type="float">
            <text:p>0</text:p>
          </table:table-cell>
          <table:table-cell table:formula="of:=IF([.E499]=0;[.D498];&quot;&quot;)" office:value-type="float" office:value="40440" calcext:value-type="float">
            <text:p>40,440</text:p>
          </table:table-cell>
          <table:table-cell table:formula="of:=IF([.E499]=0;[.C499]-[.C498];&quot;&quot;)" office:value-type="float" office:value="3" calcext:value-type="float">
            <text:p>3</text:p>
          </table:table-cell>
          <table:table-cell table:formula="of:=WEEKNUM([.C499])" office:value-type="float" office:value="3" calcext:value-type="float">
            <text:p>3</text:p>
          </table:table-cell>
          <table:table-cell table:formula="of:=WEEKDAY([.C499])" office:value-type="float" office:value="2" calcext:value-type="float">
            <text:p>2</text:p>
          </table:table-cell>
          <table:table-cell table:formula="of:=ROUNDUP([.K499]/12*4)" office:value-type="float" office:value="1" calcext:value-type="float">
            <text:p>1</text:p>
          </table:table-cell>
          <table:table-cell table:formula="of:=MONTH([.C499])" office:value-type="float" office:value="1" calcext:value-type="float">
            <text:p>1</text:p>
          </table:table-cell>
          <table:table-cell table:formula="of:=YEAR([.C499])" office:value-type="float" office:value="2017" calcext:value-type="float">
            <text:p>2017</text:p>
          </table:table-cell>
          <table:table-cell table:formula="of:=[.L499]&amp;[.K499]" office:value-type="string" office:string-value="20171" calcext:value-type="string">
            <text:p>20171</text:p>
          </table:table-cell>
          <table:table-cell table:formula="of:=DATE([.L499];[.K499];-1)" office:value-type="date" office:date-value="2016-12-30" calcext:value-type="date">
            <text:p>12/30/16</text:p>
          </table:table-cell>
          <table:table-cell table:formula="of:=YEAR([.N499])&amp;MONTH([.N499])" office:value-type="string" office:string-value="201612" calcext:value-type="string">
            <text:p>2016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B-Jeans</text:p>
          </table:table-cell>
          <table:table-cell office:value-type="date" office:date-value="2017-01-19" calcext:value-type="date">
            <text:p>19-Jan-17</text:p>
          </table:table-cell>
          <table:table-cell office:value-type="float" office:value="25158" calcext:value-type="float">
            <text:p>25,158</text:p>
          </table:table-cell>
          <table:table-cell table:formula="of:=IF([.B500]&lt;&gt;[.B499];1;0)" office:value-type="float" office:value="0" calcext:value-type="float">
            <text:p>0</text:p>
          </table:table-cell>
          <table:table-cell table:formula="of:=IF([.E500]=0;[.D499];&quot;&quot;)" office:value-type="float" office:value="9736" calcext:value-type="float">
            <text:p>9,736</text:p>
          </table:table-cell>
          <table:table-cell table:formula="of:=IF([.E500]=0;[.C500]-[.C499];&quot;&quot;)" office:value-type="float" office:value="3" calcext:value-type="float">
            <text:p>3</text:p>
          </table:table-cell>
          <table:table-cell table:formula="of:=WEEKNUM([.C500])" office:value-type="float" office:value="3" calcext:value-type="float">
            <text:p>3</text:p>
          </table:table-cell>
          <table:table-cell table:formula="of:=WEEKDAY([.C500])" office:value-type="float" office:value="5" calcext:value-type="float">
            <text:p>5</text:p>
          </table:table-cell>
          <table:table-cell table:formula="of:=ROUNDUP([.K500]/12*4)" office:value-type="float" office:value="1" calcext:value-type="float">
            <text:p>1</text:p>
          </table:table-cell>
          <table:table-cell table:formula="of:=MONTH([.C500])" office:value-type="float" office:value="1" calcext:value-type="float">
            <text:p>1</text:p>
          </table:table-cell>
          <table:table-cell table:formula="of:=YEAR([.C500])" office:value-type="float" office:value="2017" calcext:value-type="float">
            <text:p>2017</text:p>
          </table:table-cell>
          <table:table-cell table:formula="of:=[.L500]&amp;[.K500]" office:value-type="string" office:string-value="20171" calcext:value-type="string">
            <text:p>20171</text:p>
          </table:table-cell>
          <table:table-cell table:formula="of:=DATE([.L500];[.K500];-1)" office:value-type="date" office:date-value="2016-12-30" calcext:value-type="date">
            <text:p>12/30/16</text:p>
          </table:table-cell>
          <table:table-cell table:formula="of:=YEAR([.N500])&amp;MONTH([.N500])" office:value-type="string" office:string-value="201612" calcext:value-type="string">
            <text:p>2016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B-Jeans</text:p>
          </table:table-cell>
          <table:table-cell office:value-type="date" office:date-value="2017-01-23" calcext:value-type="date">
            <text:p>23-Jan-17</text:p>
          </table:table-cell>
          <table:table-cell office:value-type="float" office:value="13903" calcext:value-type="float">
            <text:p>13,903</text:p>
          </table:table-cell>
          <table:table-cell table:formula="of:=IF([.B501]&lt;&gt;[.B500];1;0)" office:value-type="float" office:value="0" calcext:value-type="float">
            <text:p>0</text:p>
          </table:table-cell>
          <table:table-cell table:formula="of:=IF([.E501]=0;[.D500];&quot;&quot;)" office:value-type="float" office:value="25158" calcext:value-type="float">
            <text:p>25,158</text:p>
          </table:table-cell>
          <table:table-cell table:formula="of:=IF([.E501]=0;[.C501]-[.C500];&quot;&quot;)" office:value-type="float" office:value="4" calcext:value-type="float">
            <text:p>4</text:p>
          </table:table-cell>
          <table:table-cell table:formula="of:=WEEKNUM([.C501])" office:value-type="float" office:value="4" calcext:value-type="float">
            <text:p>4</text:p>
          </table:table-cell>
          <table:table-cell table:formula="of:=WEEKDAY([.C501])" office:value-type="float" office:value="2" calcext:value-type="float">
            <text:p>2</text:p>
          </table:table-cell>
          <table:table-cell table:formula="of:=ROUNDUP([.K501]/12*4)" office:value-type="float" office:value="1" calcext:value-type="float">
            <text:p>1</text:p>
          </table:table-cell>
          <table:table-cell table:formula="of:=MONTH([.C501])" office:value-type="float" office:value="1" calcext:value-type="float">
            <text:p>1</text:p>
          </table:table-cell>
          <table:table-cell table:formula="of:=YEAR([.C501])" office:value-type="float" office:value="2017" calcext:value-type="float">
            <text:p>2017</text:p>
          </table:table-cell>
          <table:table-cell table:formula="of:=[.L501]&amp;[.K501]" office:value-type="string" office:string-value="20171" calcext:value-type="string">
            <text:p>20171</text:p>
          </table:table-cell>
          <table:table-cell table:formula="of:=DATE([.L501];[.K501];-1)" office:value-type="date" office:date-value="2016-12-30" calcext:value-type="date">
            <text:p>12/30/16</text:p>
          </table:table-cell>
          <table:table-cell table:formula="of:=YEAR([.N501])&amp;MONTH([.N501])" office:value-type="string" office:string-value="201612" calcext:value-type="string">
            <text:p>2016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B-Jeans</text:p>
          </table:table-cell>
          <table:table-cell office:value-type="date" office:date-value="2017-01-29" calcext:value-type="date">
            <text:p>29-Jan-17</text:p>
          </table:table-cell>
          <table:table-cell office:value-type="float" office:value="38214" calcext:value-type="float">
            <text:p>38,214</text:p>
          </table:table-cell>
          <table:table-cell table:formula="of:=IF([.B502]&lt;&gt;[.B501];1;0)" office:value-type="float" office:value="0" calcext:value-type="float">
            <text:p>0</text:p>
          </table:table-cell>
          <table:table-cell table:formula="of:=IF([.E502]=0;[.D501];&quot;&quot;)" office:value-type="float" office:value="13903" calcext:value-type="float">
            <text:p>13,903</text:p>
          </table:table-cell>
          <table:table-cell table:formula="of:=IF([.E502]=0;[.C502]-[.C501];&quot;&quot;)" office:value-type="float" office:value="6" calcext:value-type="float">
            <text:p>6</text:p>
          </table:table-cell>
          <table:table-cell table:formula="of:=WEEKNUM([.C502])" office:value-type="float" office:value="5" calcext:value-type="float">
            <text:p>5</text:p>
          </table:table-cell>
          <table:table-cell table:formula="of:=WEEKDAY([.C502])" office:value-type="float" office:value="1" calcext:value-type="float">
            <text:p>1</text:p>
          </table:table-cell>
          <table:table-cell table:formula="of:=ROUNDUP([.K502]/12*4)" office:value-type="float" office:value="1" calcext:value-type="float">
            <text:p>1</text:p>
          </table:table-cell>
          <table:table-cell table:formula="of:=MONTH([.C502])" office:value-type="float" office:value="1" calcext:value-type="float">
            <text:p>1</text:p>
          </table:table-cell>
          <table:table-cell table:formula="of:=YEAR([.C502])" office:value-type="float" office:value="2017" calcext:value-type="float">
            <text:p>2017</text:p>
          </table:table-cell>
          <table:table-cell table:formula="of:=[.L502]&amp;[.K502]" office:value-type="string" office:string-value="20171" calcext:value-type="string">
            <text:p>20171</text:p>
          </table:table-cell>
          <table:table-cell table:formula="of:=DATE([.L502];[.K502];-1)" office:value-type="date" office:date-value="2016-12-30" calcext:value-type="date">
            <text:p>12/30/16</text:p>
          </table:table-cell>
          <table:table-cell table:formula="of:=YEAR([.N502])&amp;MONTH([.N502])" office:value-type="string" office:string-value="201612" calcext:value-type="string">
            <text:p>2016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B-Jeans</text:p>
          </table:table-cell>
          <table:table-cell office:value-type="date" office:date-value="2017-01-30" calcext:value-type="date">
            <text:p>30-Jan-17</text:p>
          </table:table-cell>
          <table:table-cell office:value-type="float" office:value="6505" calcext:value-type="float">
            <text:p>6,505</text:p>
          </table:table-cell>
          <table:table-cell table:formula="of:=IF([.B503]&lt;&gt;[.B502];1;0)" office:value-type="float" office:value="0" calcext:value-type="float">
            <text:p>0</text:p>
          </table:table-cell>
          <table:table-cell table:formula="of:=IF([.E503]=0;[.D502];&quot;&quot;)" office:value-type="float" office:value="38214" calcext:value-type="float">
            <text:p>38,214</text:p>
          </table:table-cell>
          <table:table-cell table:formula="of:=IF([.E503]=0;[.C503]-[.C502];&quot;&quot;)" office:value-type="float" office:value="1" calcext:value-type="float">
            <text:p>1</text:p>
          </table:table-cell>
          <table:table-cell table:formula="of:=WEEKNUM([.C503])" office:value-type="float" office:value="5" calcext:value-type="float">
            <text:p>5</text:p>
          </table:table-cell>
          <table:table-cell table:formula="of:=WEEKDAY([.C503])" office:value-type="float" office:value="2" calcext:value-type="float">
            <text:p>2</text:p>
          </table:table-cell>
          <table:table-cell table:formula="of:=ROUNDUP([.K503]/12*4)" office:value-type="float" office:value="1" calcext:value-type="float">
            <text:p>1</text:p>
          </table:table-cell>
          <table:table-cell table:formula="of:=MONTH([.C503])" office:value-type="float" office:value="1" calcext:value-type="float">
            <text:p>1</text:p>
          </table:table-cell>
          <table:table-cell table:formula="of:=YEAR([.C503])" office:value-type="float" office:value="2017" calcext:value-type="float">
            <text:p>2017</text:p>
          </table:table-cell>
          <table:table-cell table:formula="of:=[.L503]&amp;[.K503]" office:value-type="string" office:string-value="20171" calcext:value-type="string">
            <text:p>20171</text:p>
          </table:table-cell>
          <table:table-cell table:formula="of:=DATE([.L503];[.K503];-1)" office:value-type="date" office:date-value="2016-12-30" calcext:value-type="date">
            <text:p>12/30/16</text:p>
          </table:table-cell>
          <table:table-cell table:formula="of:=YEAR([.N503])&amp;MONTH([.N503])" office:value-type="string" office:string-value="201612" calcext:value-type="string">
            <text:p>2016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B-Jeans</text:p>
          </table:table-cell>
          <table:table-cell office:value-type="date" office:date-value="2017-02-27" calcext:value-type="date">
            <text:p>27-Feb-17</text:p>
          </table:table-cell>
          <table:table-cell office:value-type="float" office:value="11261" calcext:value-type="float">
            <text:p>11,261</text:p>
          </table:table-cell>
          <table:table-cell table:formula="of:=IF([.B504]&lt;&gt;[.B503];1;0)" office:value-type="float" office:value="0" calcext:value-type="float">
            <text:p>0</text:p>
          </table:table-cell>
          <table:table-cell table:formula="of:=IF([.E504]=0;[.D503];&quot;&quot;)" office:value-type="float" office:value="6505" calcext:value-type="float">
            <text:p>6,505</text:p>
          </table:table-cell>
          <table:table-cell table:formula="of:=IF([.E504]=0;[.C504]-[.C503];&quot;&quot;)" office:value-type="float" office:value="28" calcext:value-type="float">
            <text:p>28</text:p>
          </table:table-cell>
          <table:table-cell table:formula="of:=WEEKNUM([.C504])" office:value-type="float" office:value="9" calcext:value-type="float">
            <text:p>9</text:p>
          </table:table-cell>
          <table:table-cell table:formula="of:=WEEKDAY([.C504])" office:value-type="float" office:value="2" calcext:value-type="float">
            <text:p>2</text:p>
          </table:table-cell>
          <table:table-cell table:formula="of:=ROUNDUP([.K504]/12*4)" office:value-type="float" office:value="1" calcext:value-type="float">
            <text:p>1</text:p>
          </table:table-cell>
          <table:table-cell table:formula="of:=MONTH([.C504])" office:value-type="float" office:value="2" calcext:value-type="float">
            <text:p>2</text:p>
          </table:table-cell>
          <table:table-cell table:formula="of:=YEAR([.C504])" office:value-type="float" office:value="2017" calcext:value-type="float">
            <text:p>2017</text:p>
          </table:table-cell>
          <table:table-cell table:formula="of:=[.L504]&amp;[.K504]" office:value-type="string" office:string-value="20172" calcext:value-type="string">
            <text:p>20172</text:p>
          </table:table-cell>
          <table:table-cell table:formula="of:=DATE([.L504];[.K504];-1)" office:value-type="date" office:date-value="2017-01-30" calcext:value-type="date">
            <text:p>01/30/17</text:p>
          </table:table-cell>
          <table:table-cell table:formula="of:=YEAR([.N504])&amp;MONTH([.N504])" office:value-type="string" office:string-value="20171" calcext:value-type="string">
            <text:p>201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B-Jeans</text:p>
          </table:table-cell>
          <table:table-cell office:value-type="date" office:date-value="2017-03-06" calcext:value-type="date">
            <text:p>6-Mar-17</text:p>
          </table:table-cell>
          <table:table-cell office:value-type="float" office:value="9203" calcext:value-type="float">
            <text:p>9,203</text:p>
          </table:table-cell>
          <table:table-cell table:formula="of:=IF([.B505]&lt;&gt;[.B504];1;0)" office:value-type="float" office:value="0" calcext:value-type="float">
            <text:p>0</text:p>
          </table:table-cell>
          <table:table-cell table:formula="of:=IF([.E505]=0;[.D504];&quot;&quot;)" office:value-type="float" office:value="11261" calcext:value-type="float">
            <text:p>11,261</text:p>
          </table:table-cell>
          <table:table-cell table:formula="of:=IF([.E505]=0;[.C505]-[.C504];&quot;&quot;)" office:value-type="float" office:value="7" calcext:value-type="float">
            <text:p>7</text:p>
          </table:table-cell>
          <table:table-cell table:formula="of:=WEEKNUM([.C505])" office:value-type="float" office:value="10" calcext:value-type="float">
            <text:p>10</text:p>
          </table:table-cell>
          <table:table-cell table:formula="of:=WEEKDAY([.C505])" office:value-type="float" office:value="2" calcext:value-type="float">
            <text:p>2</text:p>
          </table:table-cell>
          <table:table-cell table:formula="of:=ROUNDUP([.K505]/12*4)" office:value-type="float" office:value="1" calcext:value-type="float">
            <text:p>1</text:p>
          </table:table-cell>
          <table:table-cell table:formula="of:=MONTH([.C505])" office:value-type="float" office:value="3" calcext:value-type="float">
            <text:p>3</text:p>
          </table:table-cell>
          <table:table-cell table:formula="of:=YEAR([.C505])" office:value-type="float" office:value="2017" calcext:value-type="float">
            <text:p>2017</text:p>
          </table:table-cell>
          <table:table-cell table:formula="of:=[.L505]&amp;[.K505]" office:value-type="string" office:string-value="20173" calcext:value-type="string">
            <text:p>20173</text:p>
          </table:table-cell>
          <table:table-cell table:formula="of:=DATE([.L505];[.K505];-1)" office:value-type="date" office:date-value="2017-02-27" calcext:value-type="date">
            <text:p>02/27/17</text:p>
          </table:table-cell>
          <table:table-cell table:formula="of:=YEAR([.N505])&amp;MONTH([.N505])" office:value-type="string" office:string-value="20172" calcext:value-type="string">
            <text:p>201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B-Jeans</text:p>
          </table:table-cell>
          <table:table-cell office:value-type="date" office:date-value="2017-03-14" calcext:value-type="date">
            <text:p>14-Mar-17</text:p>
          </table:table-cell>
          <table:table-cell office:value-type="float" office:value="4880" calcext:value-type="float">
            <text:p>4,880</text:p>
          </table:table-cell>
          <table:table-cell table:formula="of:=IF([.B506]&lt;&gt;[.B505];1;0)" office:value-type="float" office:value="0" calcext:value-type="float">
            <text:p>0</text:p>
          </table:table-cell>
          <table:table-cell table:formula="of:=IF([.E506]=0;[.D505];&quot;&quot;)" office:value-type="float" office:value="9203" calcext:value-type="float">
            <text:p>9,203</text:p>
          </table:table-cell>
          <table:table-cell table:formula="of:=IF([.E506]=0;[.C506]-[.C505];&quot;&quot;)" office:value-type="float" office:value="8" calcext:value-type="float">
            <text:p>8</text:p>
          </table:table-cell>
          <table:table-cell table:formula="of:=WEEKNUM([.C506])" office:value-type="float" office:value="11" calcext:value-type="float">
            <text:p>11</text:p>
          </table:table-cell>
          <table:table-cell table:formula="of:=WEEKDAY([.C506])" office:value-type="float" office:value="3" calcext:value-type="float">
            <text:p>3</text:p>
          </table:table-cell>
          <table:table-cell table:formula="of:=ROUNDUP([.K506]/12*4)" office:value-type="float" office:value="1" calcext:value-type="float">
            <text:p>1</text:p>
          </table:table-cell>
          <table:table-cell table:formula="of:=MONTH([.C506])" office:value-type="float" office:value="3" calcext:value-type="float">
            <text:p>3</text:p>
          </table:table-cell>
          <table:table-cell table:formula="of:=YEAR([.C506])" office:value-type="float" office:value="2017" calcext:value-type="float">
            <text:p>2017</text:p>
          </table:table-cell>
          <table:table-cell table:formula="of:=[.L506]&amp;[.K506]" office:value-type="string" office:string-value="20173" calcext:value-type="string">
            <text:p>20173</text:p>
          </table:table-cell>
          <table:table-cell table:formula="of:=DATE([.L506];[.K506];-1)" office:value-type="date" office:date-value="2017-02-27" calcext:value-type="date">
            <text:p>02/27/17</text:p>
          </table:table-cell>
          <table:table-cell table:formula="of:=YEAR([.N506])&amp;MONTH([.N506])" office:value-type="string" office:string-value="20172" calcext:value-type="string">
            <text:p>201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B-Jeans</text:p>
          </table:table-cell>
          <table:table-cell office:value-type="date" office:date-value="2017-03-20" calcext:value-type="date">
            <text:p>20-Mar-17</text:p>
          </table:table-cell>
          <table:table-cell office:value-type="float" office:value="2724" calcext:value-type="float">
            <text:p>2,724</text:p>
          </table:table-cell>
          <table:table-cell table:formula="of:=IF([.B507]&lt;&gt;[.B506];1;0)" office:value-type="float" office:value="0" calcext:value-type="float">
            <text:p>0</text:p>
          </table:table-cell>
          <table:table-cell table:formula="of:=IF([.E507]=0;[.D506];&quot;&quot;)" office:value-type="float" office:value="4880" calcext:value-type="float">
            <text:p>4,880</text:p>
          </table:table-cell>
          <table:table-cell table:formula="of:=IF([.E507]=0;[.C507]-[.C506];&quot;&quot;)" office:value-type="float" office:value="6" calcext:value-type="float">
            <text:p>6</text:p>
          </table:table-cell>
          <table:table-cell table:formula="of:=WEEKNUM([.C507])" office:value-type="float" office:value="12" calcext:value-type="float">
            <text:p>12</text:p>
          </table:table-cell>
          <table:table-cell table:formula="of:=WEEKDAY([.C507])" office:value-type="float" office:value="2" calcext:value-type="float">
            <text:p>2</text:p>
          </table:table-cell>
          <table:table-cell table:formula="of:=ROUNDUP([.K507]/12*4)" office:value-type="float" office:value="1" calcext:value-type="float">
            <text:p>1</text:p>
          </table:table-cell>
          <table:table-cell table:formula="of:=MONTH([.C507])" office:value-type="float" office:value="3" calcext:value-type="float">
            <text:p>3</text:p>
          </table:table-cell>
          <table:table-cell table:formula="of:=YEAR([.C507])" office:value-type="float" office:value="2017" calcext:value-type="float">
            <text:p>2017</text:p>
          </table:table-cell>
          <table:table-cell table:formula="of:=[.L507]&amp;[.K507]" office:value-type="string" office:string-value="20173" calcext:value-type="string">
            <text:p>20173</text:p>
          </table:table-cell>
          <table:table-cell table:formula="of:=DATE([.L507];[.K507];-1)" office:value-type="date" office:date-value="2017-02-27" calcext:value-type="date">
            <text:p>02/27/17</text:p>
          </table:table-cell>
          <table:table-cell table:formula="of:=YEAR([.N507])&amp;MONTH([.N507])" office:value-type="string" office:string-value="20172" calcext:value-type="string">
            <text:p>201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C-Trousers</text:p>
          </table:table-cell>
          <table:table-cell office:value-type="date" office:date-value="2016-04-05" calcext:value-type="date">
            <text:p>5-Apr-16</text:p>
          </table:table-cell>
          <table:table-cell office:value-type="float" office:value="1011" calcext:value-type="float">
            <text:p>1,011</text:p>
          </table:table-cell>
          <table:table-cell table:formula="of:=IF([.B508]&lt;&gt;[.B507];1;0)" office:value-type="float" office:value="1" calcext:value-type="float">
            <text:p>1</text:p>
          </table:table-cell>
          <table:table-cell table:style-name="Default" table:formula="of:=IF([.E508]=0;[.D507];&quot;&quot;)">
            <text:p/>
          </table:table-cell>
          <table:table-cell table:formula="of:=IF([.E508]=0;[.C508]-[.C507];&quot;&quot;)">
            <text:p/>
          </table:table-cell>
          <table:table-cell table:formula="of:=WEEKNUM([.C508])" office:value-type="float" office:value="15" calcext:value-type="float">
            <text:p>15</text:p>
          </table:table-cell>
          <table:table-cell table:formula="of:=WEEKDAY([.C508])" office:value-type="float" office:value="3" calcext:value-type="float">
            <text:p>3</text:p>
          </table:table-cell>
          <table:table-cell table:formula="of:=ROUNDUP([.K508]/12*4)" office:value-type="float" office:value="2" calcext:value-type="float">
            <text:p>2</text:p>
          </table:table-cell>
          <table:table-cell table:formula="of:=MONTH([.C508])" office:value-type="float" office:value="4" calcext:value-type="float">
            <text:p>4</text:p>
          </table:table-cell>
          <table:table-cell table:formula="of:=YEAR([.C508])" office:value-type="float" office:value="2016" calcext:value-type="float">
            <text:p>2016</text:p>
          </table:table-cell>
          <table:table-cell table:formula="of:=[.L508]&amp;[.K508]" office:value-type="string" office:string-value="20164" calcext:value-type="string">
            <text:p>20164</text:p>
          </table:table-cell>
          <table:table-cell table:formula="of:=DATE([.L508];[.K508];-1)" office:value-type="date" office:date-value="2016-03-30" calcext:value-type="date">
            <text:p>03/30/16</text:p>
          </table:table-cell>
          <table:table-cell table:formula="of:=YEAR([.N508])&amp;MONTH([.N508])" office:value-type="string" office:string-value="20163" calcext:value-type="string">
            <text:p>201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C-Trousers</text:p>
          </table:table-cell>
          <table:table-cell office:value-type="date" office:date-value="2016-04-12" calcext:value-type="date">
            <text:p>12-Apr-16</text:p>
          </table:table-cell>
          <table:table-cell office:value-type="float" office:value="1334" calcext:value-type="float">
            <text:p>1,334</text:p>
          </table:table-cell>
          <table:table-cell table:formula="of:=IF([.B509]&lt;&gt;[.B508];1;0)" office:value-type="float" office:value="0" calcext:value-type="float">
            <text:p>0</text:p>
          </table:table-cell>
          <table:table-cell table:formula="of:=IF([.E509]=0;[.D508];&quot;&quot;)" office:value-type="float" office:value="1011" calcext:value-type="float">
            <text:p>1,011</text:p>
          </table:table-cell>
          <table:table-cell table:formula="of:=IF([.E509]=0;[.C509]-[.C508];&quot;&quot;)" office:value-type="float" office:value="7" calcext:value-type="float">
            <text:p>7</text:p>
          </table:table-cell>
          <table:table-cell table:formula="of:=WEEKNUM([.C509])" office:value-type="float" office:value="16" calcext:value-type="float">
            <text:p>16</text:p>
          </table:table-cell>
          <table:table-cell table:formula="of:=WEEKDAY([.C509])" office:value-type="float" office:value="3" calcext:value-type="float">
            <text:p>3</text:p>
          </table:table-cell>
          <table:table-cell table:formula="of:=ROUNDUP([.K509]/12*4)" office:value-type="float" office:value="2" calcext:value-type="float">
            <text:p>2</text:p>
          </table:table-cell>
          <table:table-cell table:formula="of:=MONTH([.C509])" office:value-type="float" office:value="4" calcext:value-type="float">
            <text:p>4</text:p>
          </table:table-cell>
          <table:table-cell table:formula="of:=YEAR([.C509])" office:value-type="float" office:value="2016" calcext:value-type="float">
            <text:p>2016</text:p>
          </table:table-cell>
          <table:table-cell table:formula="of:=[.L509]&amp;[.K509]" office:value-type="string" office:string-value="20164" calcext:value-type="string">
            <text:p>20164</text:p>
          </table:table-cell>
          <table:table-cell table:formula="of:=DATE([.L509];[.K509];-1)" office:value-type="date" office:date-value="2016-03-30" calcext:value-type="date">
            <text:p>03/30/16</text:p>
          </table:table-cell>
          <table:table-cell table:formula="of:=YEAR([.N509])&amp;MONTH([.N509])" office:value-type="string" office:string-value="20163" calcext:value-type="string">
            <text:p>201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C-Trousers</text:p>
          </table:table-cell>
          <table:table-cell office:value-type="date" office:date-value="2016-05-19" calcext:value-type="date">
            <text:p>19-May-16</text:p>
          </table:table-cell>
          <table:table-cell office:value-type="float" office:value="11186" calcext:value-type="float">
            <text:p>11,186</text:p>
          </table:table-cell>
          <table:table-cell table:formula="of:=IF([.B510]&lt;&gt;[.B509];1;0)" office:value-type="float" office:value="0" calcext:value-type="float">
            <text:p>0</text:p>
          </table:table-cell>
          <table:table-cell table:formula="of:=IF([.E510]=0;[.D509];&quot;&quot;)" office:value-type="float" office:value="1334" calcext:value-type="float">
            <text:p>1,334</text:p>
          </table:table-cell>
          <table:table-cell table:formula="of:=IF([.E510]=0;[.C510]-[.C509];&quot;&quot;)" office:value-type="float" office:value="37" calcext:value-type="float">
            <text:p>37</text:p>
          </table:table-cell>
          <table:table-cell table:formula="of:=WEEKNUM([.C510])" office:value-type="float" office:value="21" calcext:value-type="float">
            <text:p>21</text:p>
          </table:table-cell>
          <table:table-cell table:formula="of:=WEEKDAY([.C510])" office:value-type="float" office:value="5" calcext:value-type="float">
            <text:p>5</text:p>
          </table:table-cell>
          <table:table-cell table:formula="of:=ROUNDUP([.K510]/12*4)" office:value-type="float" office:value="2" calcext:value-type="float">
            <text:p>2</text:p>
          </table:table-cell>
          <table:table-cell table:formula="of:=MONTH([.C510])" office:value-type="float" office:value="5" calcext:value-type="float">
            <text:p>5</text:p>
          </table:table-cell>
          <table:table-cell table:formula="of:=YEAR([.C510])" office:value-type="float" office:value="2016" calcext:value-type="float">
            <text:p>2016</text:p>
          </table:table-cell>
          <table:table-cell table:formula="of:=[.L510]&amp;[.K510]" office:value-type="string" office:string-value="20165" calcext:value-type="string">
            <text:p>20165</text:p>
          </table:table-cell>
          <table:table-cell table:formula="of:=DATE([.L510];[.K510];-1)" office:value-type="date" office:date-value="2016-04-29" calcext:value-type="date">
            <text:p>04/29/16</text:p>
          </table:table-cell>
          <table:table-cell table:formula="of:=YEAR([.N510])&amp;MONTH([.N510])" office:value-type="string" office:string-value="20164" calcext:value-type="string">
            <text:p>201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C-Trousers</text:p>
          </table:table-cell>
          <table:table-cell office:value-type="date" office:date-value="2016-06-03" calcext:value-type="date">
            <text:p>3-Jun-16</text:p>
          </table:table-cell>
          <table:table-cell office:value-type="float" office:value="3965" calcext:value-type="float">
            <text:p>3,965</text:p>
          </table:table-cell>
          <table:table-cell table:formula="of:=IF([.B511]&lt;&gt;[.B510];1;0)" office:value-type="float" office:value="0" calcext:value-type="float">
            <text:p>0</text:p>
          </table:table-cell>
          <table:table-cell table:formula="of:=IF([.E511]=0;[.D510];&quot;&quot;)" office:value-type="float" office:value="11186" calcext:value-type="float">
            <text:p>11,186</text:p>
          </table:table-cell>
          <table:table-cell table:formula="of:=IF([.E511]=0;[.C511]-[.C510];&quot;&quot;)" office:value-type="float" office:value="15" calcext:value-type="float">
            <text:p>15</text:p>
          </table:table-cell>
          <table:table-cell table:formula="of:=WEEKNUM([.C511])" office:value-type="float" office:value="23" calcext:value-type="float">
            <text:p>23</text:p>
          </table:table-cell>
          <table:table-cell table:formula="of:=WEEKDAY([.C511])" office:value-type="float" office:value="6" calcext:value-type="float">
            <text:p>6</text:p>
          </table:table-cell>
          <table:table-cell table:formula="of:=ROUNDUP([.K511]/12*4)" office:value-type="float" office:value="2" calcext:value-type="float">
            <text:p>2</text:p>
          </table:table-cell>
          <table:table-cell table:formula="of:=MONTH([.C511])" office:value-type="float" office:value="6" calcext:value-type="float">
            <text:p>6</text:p>
          </table:table-cell>
          <table:table-cell table:formula="of:=YEAR([.C511])" office:value-type="float" office:value="2016" calcext:value-type="float">
            <text:p>2016</text:p>
          </table:table-cell>
          <table:table-cell table:formula="of:=[.L511]&amp;[.K511]" office:value-type="string" office:string-value="20166" calcext:value-type="string">
            <text:p>20166</text:p>
          </table:table-cell>
          <table:table-cell table:formula="of:=DATE([.L511];[.K511];-1)" office:value-type="date" office:date-value="2016-05-30" calcext:value-type="date">
            <text:p>05/30/16</text:p>
          </table:table-cell>
          <table:table-cell table:formula="of:=YEAR([.N511])&amp;MONTH([.N511])" office:value-type="string" office:string-value="20165" calcext:value-type="string">
            <text:p>201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C-Trousers</text:p>
          </table:table-cell>
          <table:table-cell office:value-type="date" office:date-value="2016-08-07" calcext:value-type="date">
            <text:p>7-Aug-16</text:p>
          </table:table-cell>
          <table:table-cell office:value-type="float" office:value="8232" calcext:value-type="float">
            <text:p>8,232</text:p>
          </table:table-cell>
          <table:table-cell table:formula="of:=IF([.B512]&lt;&gt;[.B511];1;0)" office:value-type="float" office:value="0" calcext:value-type="float">
            <text:p>0</text:p>
          </table:table-cell>
          <table:table-cell table:formula="of:=IF([.E512]=0;[.D511];&quot;&quot;)" office:value-type="float" office:value="3965" calcext:value-type="float">
            <text:p>3,965</text:p>
          </table:table-cell>
          <table:table-cell table:formula="of:=IF([.E512]=0;[.C512]-[.C511];&quot;&quot;)" office:value-type="float" office:value="65" calcext:value-type="float">
            <text:p>65</text:p>
          </table:table-cell>
          <table:table-cell table:formula="of:=WEEKNUM([.C512])" office:value-type="float" office:value="33" calcext:value-type="float">
            <text:p>33</text:p>
          </table:table-cell>
          <table:table-cell table:formula="of:=WEEKDAY([.C512])" office:value-type="float" office:value="1" calcext:value-type="float">
            <text:p>1</text:p>
          </table:table-cell>
          <table:table-cell table:formula="of:=ROUNDUP([.K512]/12*4)" office:value-type="float" office:value="3" calcext:value-type="float">
            <text:p>3</text:p>
          </table:table-cell>
          <table:table-cell table:formula="of:=MONTH([.C512])" office:value-type="float" office:value="8" calcext:value-type="float">
            <text:p>8</text:p>
          </table:table-cell>
          <table:table-cell table:formula="of:=YEAR([.C512])" office:value-type="float" office:value="2016" calcext:value-type="float">
            <text:p>2016</text:p>
          </table:table-cell>
          <table:table-cell table:formula="of:=[.L512]&amp;[.K512]" office:value-type="string" office:string-value="20168" calcext:value-type="string">
            <text:p>20168</text:p>
          </table:table-cell>
          <table:table-cell table:formula="of:=DATE([.L512];[.K512];-1)" office:value-type="date" office:date-value="2016-07-30" calcext:value-type="date">
            <text:p>07/30/16</text:p>
          </table:table-cell>
          <table:table-cell table:formula="of:=YEAR([.N512])&amp;MONTH([.N512])" office:value-type="string" office:string-value="20167" calcext:value-type="string">
            <text:p>201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C-Trousers</text:p>
          </table:table-cell>
          <table:table-cell office:value-type="date" office:date-value="2016-08-25" calcext:value-type="date">
            <text:p>25-Aug-16</text:p>
          </table:table-cell>
          <table:table-cell office:value-type="float" office:value="9126" calcext:value-type="float">
            <text:p>9,126</text:p>
          </table:table-cell>
          <table:table-cell table:formula="of:=IF([.B513]&lt;&gt;[.B512];1;0)" office:value-type="float" office:value="0" calcext:value-type="float">
            <text:p>0</text:p>
          </table:table-cell>
          <table:table-cell table:formula="of:=IF([.E513]=0;[.D512];&quot;&quot;)" office:value-type="float" office:value="8232" calcext:value-type="float">
            <text:p>8,232</text:p>
          </table:table-cell>
          <table:table-cell table:formula="of:=IF([.E513]=0;[.C513]-[.C512];&quot;&quot;)" office:value-type="float" office:value="18" calcext:value-type="float">
            <text:p>18</text:p>
          </table:table-cell>
          <table:table-cell table:formula="of:=WEEKNUM([.C513])" office:value-type="float" office:value="35" calcext:value-type="float">
            <text:p>35</text:p>
          </table:table-cell>
          <table:table-cell table:formula="of:=WEEKDAY([.C513])" office:value-type="float" office:value="5" calcext:value-type="float">
            <text:p>5</text:p>
          </table:table-cell>
          <table:table-cell table:formula="of:=ROUNDUP([.K513]/12*4)" office:value-type="float" office:value="3" calcext:value-type="float">
            <text:p>3</text:p>
          </table:table-cell>
          <table:table-cell table:formula="of:=MONTH([.C513])" office:value-type="float" office:value="8" calcext:value-type="float">
            <text:p>8</text:p>
          </table:table-cell>
          <table:table-cell table:formula="of:=YEAR([.C513])" office:value-type="float" office:value="2016" calcext:value-type="float">
            <text:p>2016</text:p>
          </table:table-cell>
          <table:table-cell table:formula="of:=[.L513]&amp;[.K513]" office:value-type="string" office:string-value="20168" calcext:value-type="string">
            <text:p>20168</text:p>
          </table:table-cell>
          <table:table-cell table:formula="of:=DATE([.L513];[.K513];-1)" office:value-type="date" office:date-value="2016-07-30" calcext:value-type="date">
            <text:p>07/30/16</text:p>
          </table:table-cell>
          <table:table-cell table:formula="of:=YEAR([.N513])&amp;MONTH([.N513])" office:value-type="string" office:string-value="20167" calcext:value-type="string">
            <text:p>201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C-Trousers</text:p>
          </table:table-cell>
          <table:table-cell office:value-type="date" office:date-value="2016-09-23" calcext:value-type="date">
            <text:p>23-Sep-16</text:p>
          </table:table-cell>
          <table:table-cell office:value-type="float" office:value="5952" calcext:value-type="float">
            <text:p>5,952</text:p>
          </table:table-cell>
          <table:table-cell table:formula="of:=IF([.B514]&lt;&gt;[.B513];1;0)" office:value-type="float" office:value="0" calcext:value-type="float">
            <text:p>0</text:p>
          </table:table-cell>
          <table:table-cell table:formula="of:=IF([.E514]=0;[.D513];&quot;&quot;)" office:value-type="float" office:value="9126" calcext:value-type="float">
            <text:p>9,126</text:p>
          </table:table-cell>
          <table:table-cell table:formula="of:=IF([.E514]=0;[.C514]-[.C513];&quot;&quot;)" office:value-type="float" office:value="29" calcext:value-type="float">
            <text:p>29</text:p>
          </table:table-cell>
          <table:table-cell table:formula="of:=WEEKNUM([.C514])" office:value-type="float" office:value="39" calcext:value-type="float">
            <text:p>39</text:p>
          </table:table-cell>
          <table:table-cell table:formula="of:=WEEKDAY([.C514])" office:value-type="float" office:value="6" calcext:value-type="float">
            <text:p>6</text:p>
          </table:table-cell>
          <table:table-cell table:formula="of:=ROUNDUP([.K514]/12*4)" office:value-type="float" office:value="3" calcext:value-type="float">
            <text:p>3</text:p>
          </table:table-cell>
          <table:table-cell table:formula="of:=MONTH([.C514])" office:value-type="float" office:value="9" calcext:value-type="float">
            <text:p>9</text:p>
          </table:table-cell>
          <table:table-cell table:formula="of:=YEAR([.C514])" office:value-type="float" office:value="2016" calcext:value-type="float">
            <text:p>2016</text:p>
          </table:table-cell>
          <table:table-cell table:formula="of:=[.L514]&amp;[.K514]" office:value-type="string" office:string-value="20169" calcext:value-type="string">
            <text:p>20169</text:p>
          </table:table-cell>
          <table:table-cell table:formula="of:=DATE([.L514];[.K514];-1)" office:value-type="date" office:date-value="2016-08-30" calcext:value-type="date">
            <text:p>08/30/16</text:p>
          </table:table-cell>
          <table:table-cell table:formula="of:=YEAR([.N514])&amp;MONTH([.N514])" office:value-type="string" office:string-value="20168" calcext:value-type="string">
            <text:p>201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C-Trousers</text:p>
          </table:table-cell>
          <table:table-cell office:value-type="date" office:date-value="2016-11-21" calcext:value-type="date">
            <text:p>21-Nov-16</text:p>
          </table:table-cell>
          <table:table-cell office:value-type="float" office:value="1199" calcext:value-type="float">
            <text:p>1,199</text:p>
          </table:table-cell>
          <table:table-cell table:formula="of:=IF([.B515]&lt;&gt;[.B514];1;0)" office:value-type="float" office:value="0" calcext:value-type="float">
            <text:p>0</text:p>
          </table:table-cell>
          <table:table-cell table:formula="of:=IF([.E515]=0;[.D514];&quot;&quot;)" office:value-type="float" office:value="5952" calcext:value-type="float">
            <text:p>5,952</text:p>
          </table:table-cell>
          <table:table-cell table:formula="of:=IF([.E515]=0;[.C515]-[.C514];&quot;&quot;)" office:value-type="float" office:value="59" calcext:value-type="float">
            <text:p>59</text:p>
          </table:table-cell>
          <table:table-cell table:formula="of:=WEEKNUM([.C515])" office:value-type="float" office:value="48" calcext:value-type="float">
            <text:p>48</text:p>
          </table:table-cell>
          <table:table-cell table:formula="of:=WEEKDAY([.C515])" office:value-type="float" office:value="2" calcext:value-type="float">
            <text:p>2</text:p>
          </table:table-cell>
          <table:table-cell table:formula="of:=ROUNDUP([.K515]/12*4)" office:value-type="float" office:value="4" calcext:value-type="float">
            <text:p>4</text:p>
          </table:table-cell>
          <table:table-cell table:formula="of:=MONTH([.C515])" office:value-type="float" office:value="11" calcext:value-type="float">
            <text:p>11</text:p>
          </table:table-cell>
          <table:table-cell table:formula="of:=YEAR([.C515])" office:value-type="float" office:value="2016" calcext:value-type="float">
            <text:p>2016</text:p>
          </table:table-cell>
          <table:table-cell table:formula="of:=[.L515]&amp;[.K515]" office:value-type="string" office:string-value="201611" calcext:value-type="string">
            <text:p>201611</text:p>
          </table:table-cell>
          <table:table-cell table:formula="of:=DATE([.L515];[.K515];-1)" office:value-type="date" office:date-value="2016-10-30" calcext:value-type="date">
            <text:p>10/30/16</text:p>
          </table:table-cell>
          <table:table-cell table:formula="of:=YEAR([.N515])&amp;MONTH([.N515])" office:value-type="string" office:string-value="201610" calcext:value-type="string">
            <text:p>2016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C-Trousers</text:p>
          </table:table-cell>
          <table:table-cell office:value-type="date" office:date-value="2016-12-02" calcext:value-type="date">
            <text:p>2-Dec-16</text:p>
          </table:table-cell>
          <table:table-cell office:value-type="float" office:value="6165" calcext:value-type="float">
            <text:p>6,165</text:p>
          </table:table-cell>
          <table:table-cell table:formula="of:=IF([.B516]&lt;&gt;[.B515];1;0)" office:value-type="float" office:value="0" calcext:value-type="float">
            <text:p>0</text:p>
          </table:table-cell>
          <table:table-cell table:formula="of:=IF([.E516]=0;[.D515];&quot;&quot;)" office:value-type="float" office:value="1199" calcext:value-type="float">
            <text:p>1,199</text:p>
          </table:table-cell>
          <table:table-cell table:formula="of:=IF([.E516]=0;[.C516]-[.C515];&quot;&quot;)" office:value-type="float" office:value="11" calcext:value-type="float">
            <text:p>11</text:p>
          </table:table-cell>
          <table:table-cell table:formula="of:=WEEKNUM([.C516])" office:value-type="float" office:value="49" calcext:value-type="float">
            <text:p>49</text:p>
          </table:table-cell>
          <table:table-cell table:formula="of:=WEEKDAY([.C516])" office:value-type="float" office:value="6" calcext:value-type="float">
            <text:p>6</text:p>
          </table:table-cell>
          <table:table-cell table:formula="of:=ROUNDUP([.K516]/12*4)" office:value-type="float" office:value="4" calcext:value-type="float">
            <text:p>4</text:p>
          </table:table-cell>
          <table:table-cell table:formula="of:=MONTH([.C516])" office:value-type="float" office:value="12" calcext:value-type="float">
            <text:p>12</text:p>
          </table:table-cell>
          <table:table-cell table:formula="of:=YEAR([.C516])" office:value-type="float" office:value="2016" calcext:value-type="float">
            <text:p>2016</text:p>
          </table:table-cell>
          <table:table-cell table:formula="of:=[.L516]&amp;[.K516]" office:value-type="string" office:string-value="201612" calcext:value-type="string">
            <text:p>201612</text:p>
          </table:table-cell>
          <table:table-cell table:formula="of:=DATE([.L516];[.K516];-1)" office:value-type="date" office:date-value="2016-11-29" calcext:value-type="date">
            <text:p>11/29/16</text:p>
          </table:table-cell>
          <table:table-cell table:formula="of:=YEAR([.N516])&amp;MONTH([.N516])" office:value-type="string" office:string-value="201611" calcext:value-type="string">
            <text:p>2016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C-Trousers</text:p>
          </table:table-cell>
          <table:table-cell office:value-type="date" office:date-value="2016-12-05" calcext:value-type="date">
            <text:p>5-Dec-16</text:p>
          </table:table-cell>
          <table:table-cell office:value-type="float" office:value="32692" calcext:value-type="float">
            <text:p>32,692</text:p>
          </table:table-cell>
          <table:table-cell table:formula="of:=IF([.B517]&lt;&gt;[.B516];1;0)" office:value-type="float" office:value="0" calcext:value-type="float">
            <text:p>0</text:p>
          </table:table-cell>
          <table:table-cell table:formula="of:=IF([.E517]=0;[.D516];&quot;&quot;)" office:value-type="float" office:value="6165" calcext:value-type="float">
            <text:p>6,165</text:p>
          </table:table-cell>
          <table:table-cell table:formula="of:=IF([.E517]=0;[.C517]-[.C516];&quot;&quot;)" office:value-type="float" office:value="3" calcext:value-type="float">
            <text:p>3</text:p>
          </table:table-cell>
          <table:table-cell table:formula="of:=WEEKNUM([.C517])" office:value-type="float" office:value="50" calcext:value-type="float">
            <text:p>50</text:p>
          </table:table-cell>
          <table:table-cell table:formula="of:=WEEKDAY([.C517])" office:value-type="float" office:value="2" calcext:value-type="float">
            <text:p>2</text:p>
          </table:table-cell>
          <table:table-cell table:formula="of:=ROUNDUP([.K517]/12*4)" office:value-type="float" office:value="4" calcext:value-type="float">
            <text:p>4</text:p>
          </table:table-cell>
          <table:table-cell table:formula="of:=MONTH([.C517])" office:value-type="float" office:value="12" calcext:value-type="float">
            <text:p>12</text:p>
          </table:table-cell>
          <table:table-cell table:formula="of:=YEAR([.C517])" office:value-type="float" office:value="2016" calcext:value-type="float">
            <text:p>2016</text:p>
          </table:table-cell>
          <table:table-cell table:formula="of:=[.L517]&amp;[.K517]" office:value-type="string" office:string-value="201612" calcext:value-type="string">
            <text:p>201612</text:p>
          </table:table-cell>
          <table:table-cell table:formula="of:=DATE([.L517];[.K517];-1)" office:value-type="date" office:date-value="2016-11-29" calcext:value-type="date">
            <text:p>11/29/16</text:p>
          </table:table-cell>
          <table:table-cell table:formula="of:=YEAR([.N517])&amp;MONTH([.N517])" office:value-type="string" office:string-value="201611" calcext:value-type="string">
            <text:p>2016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C-Trousers</text:p>
          </table:table-cell>
          <table:table-cell office:value-type="date" office:date-value="2016-12-12" calcext:value-type="date">
            <text:p>12-Dec-16</text:p>
          </table:table-cell>
          <table:table-cell office:value-type="float" office:value="4930" calcext:value-type="float">
            <text:p>4,930</text:p>
          </table:table-cell>
          <table:table-cell table:formula="of:=IF([.B518]&lt;&gt;[.B517];1;0)" office:value-type="float" office:value="0" calcext:value-type="float">
            <text:p>0</text:p>
          </table:table-cell>
          <table:table-cell table:formula="of:=IF([.E518]=0;[.D517];&quot;&quot;)" office:value-type="float" office:value="32692" calcext:value-type="float">
            <text:p>32,692</text:p>
          </table:table-cell>
          <table:table-cell table:formula="of:=IF([.E518]=0;[.C518]-[.C517];&quot;&quot;)" office:value-type="float" office:value="7" calcext:value-type="float">
            <text:p>7</text:p>
          </table:table-cell>
          <table:table-cell table:formula="of:=WEEKNUM([.C518])" office:value-type="float" office:value="51" calcext:value-type="float">
            <text:p>51</text:p>
          </table:table-cell>
          <table:table-cell table:formula="of:=WEEKDAY([.C518])" office:value-type="float" office:value="2" calcext:value-type="float">
            <text:p>2</text:p>
          </table:table-cell>
          <table:table-cell table:formula="of:=ROUNDUP([.K518]/12*4)" office:value-type="float" office:value="4" calcext:value-type="float">
            <text:p>4</text:p>
          </table:table-cell>
          <table:table-cell table:formula="of:=MONTH([.C518])" office:value-type="float" office:value="12" calcext:value-type="float">
            <text:p>12</text:p>
          </table:table-cell>
          <table:table-cell table:formula="of:=YEAR([.C518])" office:value-type="float" office:value="2016" calcext:value-type="float">
            <text:p>2016</text:p>
          </table:table-cell>
          <table:table-cell table:formula="of:=[.L518]&amp;[.K518]" office:value-type="string" office:string-value="201612" calcext:value-type="string">
            <text:p>201612</text:p>
          </table:table-cell>
          <table:table-cell table:formula="of:=DATE([.L518];[.K518];-1)" office:value-type="date" office:date-value="2016-11-29" calcext:value-type="date">
            <text:p>11/29/16</text:p>
          </table:table-cell>
          <table:table-cell table:formula="of:=YEAR([.N518])&amp;MONTH([.N518])" office:value-type="string" office:string-value="201611" calcext:value-type="string">
            <text:p>2016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C-Trousers</text:p>
          </table:table-cell>
          <table:table-cell office:value-type="date" office:date-value="2017-01-02" calcext:value-type="date">
            <text:p>2-Jan-17</text:p>
          </table:table-cell>
          <table:table-cell office:value-type="float" office:value="1987" calcext:value-type="float">
            <text:p>1,987</text:p>
          </table:table-cell>
          <table:table-cell table:formula="of:=IF([.B519]&lt;&gt;[.B518];1;0)" office:value-type="float" office:value="0" calcext:value-type="float">
            <text:p>0</text:p>
          </table:table-cell>
          <table:table-cell table:formula="of:=IF([.E519]=0;[.D518];&quot;&quot;)" office:value-type="float" office:value="4930" calcext:value-type="float">
            <text:p>4,930</text:p>
          </table:table-cell>
          <table:table-cell table:formula="of:=IF([.E519]=0;[.C519]-[.C518];&quot;&quot;)" office:value-type="float" office:value="21" calcext:value-type="float">
            <text:p>21</text:p>
          </table:table-cell>
          <table:table-cell table:formula="of:=WEEKNUM([.C519])" office:value-type="float" office:value="1" calcext:value-type="float">
            <text:p>1</text:p>
          </table:table-cell>
          <table:table-cell table:formula="of:=WEEKDAY([.C519])" office:value-type="float" office:value="2" calcext:value-type="float">
            <text:p>2</text:p>
          </table:table-cell>
          <table:table-cell table:formula="of:=ROUNDUP([.K519]/12*4)" office:value-type="float" office:value="1" calcext:value-type="float">
            <text:p>1</text:p>
          </table:table-cell>
          <table:table-cell table:formula="of:=MONTH([.C519])" office:value-type="float" office:value="1" calcext:value-type="float">
            <text:p>1</text:p>
          </table:table-cell>
          <table:table-cell table:formula="of:=YEAR([.C519])" office:value-type="float" office:value="2017" calcext:value-type="float">
            <text:p>2017</text:p>
          </table:table-cell>
          <table:table-cell table:formula="of:=[.L519]&amp;[.K519]" office:value-type="string" office:string-value="20171" calcext:value-type="string">
            <text:p>20171</text:p>
          </table:table-cell>
          <table:table-cell table:formula="of:=DATE([.L519];[.K519];-1)" office:value-type="date" office:date-value="2016-12-30" calcext:value-type="date">
            <text:p>12/30/16</text:p>
          </table:table-cell>
          <table:table-cell table:formula="of:=YEAR([.N519])&amp;MONTH([.N519])" office:value-type="string" office:string-value="201612" calcext:value-type="string">
            <text:p>2016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C-Trousers</text:p>
          </table:table-cell>
          <table:table-cell office:value-type="date" office:date-value="2017-01-16" calcext:value-type="date">
            <text:p>16-Jan-17</text:p>
          </table:table-cell>
          <table:table-cell office:value-type="float" office:value="609" calcext:value-type="float">
            <text:p>609</text:p>
          </table:table-cell>
          <table:table-cell table:formula="of:=IF([.B520]&lt;&gt;[.B519];1;0)" office:value-type="float" office:value="0" calcext:value-type="float">
            <text:p>0</text:p>
          </table:table-cell>
          <table:table-cell table:formula="of:=IF([.E520]=0;[.D519];&quot;&quot;)" office:value-type="float" office:value="1987" calcext:value-type="float">
            <text:p>1,987</text:p>
          </table:table-cell>
          <table:table-cell table:formula="of:=IF([.E520]=0;[.C520]-[.C519];&quot;&quot;)" office:value-type="float" office:value="14" calcext:value-type="float">
            <text:p>14</text:p>
          </table:table-cell>
          <table:table-cell table:formula="of:=WEEKNUM([.C520])" office:value-type="float" office:value="3" calcext:value-type="float">
            <text:p>3</text:p>
          </table:table-cell>
          <table:table-cell table:formula="of:=WEEKDAY([.C520])" office:value-type="float" office:value="2" calcext:value-type="float">
            <text:p>2</text:p>
          </table:table-cell>
          <table:table-cell table:formula="of:=ROUNDUP([.K520]/12*4)" office:value-type="float" office:value="1" calcext:value-type="float">
            <text:p>1</text:p>
          </table:table-cell>
          <table:table-cell table:formula="of:=MONTH([.C520])" office:value-type="float" office:value="1" calcext:value-type="float">
            <text:p>1</text:p>
          </table:table-cell>
          <table:table-cell table:formula="of:=YEAR([.C520])" office:value-type="float" office:value="2017" calcext:value-type="float">
            <text:p>2017</text:p>
          </table:table-cell>
          <table:table-cell table:formula="of:=[.L520]&amp;[.K520]" office:value-type="string" office:string-value="20171" calcext:value-type="string">
            <text:p>20171</text:p>
          </table:table-cell>
          <table:table-cell table:formula="of:=DATE([.L520];[.K520];-1)" office:value-type="date" office:date-value="2016-12-30" calcext:value-type="date">
            <text:p>12/30/16</text:p>
          </table:table-cell>
          <table:table-cell table:formula="of:=YEAR([.N520])&amp;MONTH([.N520])" office:value-type="string" office:string-value="201612" calcext:value-type="string">
            <text:p>2016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C-Trousers</text:p>
          </table:table-cell>
          <table:table-cell office:value-type="date" office:date-value="2017-01-29" calcext:value-type="date">
            <text:p>29-Jan-17</text:p>
          </table:table-cell>
          <table:table-cell office:value-type="float" office:value="1430" calcext:value-type="float">
            <text:p>1,430</text:p>
          </table:table-cell>
          <table:table-cell table:formula="of:=IF([.B521]&lt;&gt;[.B520];1;0)" office:value-type="float" office:value="0" calcext:value-type="float">
            <text:p>0</text:p>
          </table:table-cell>
          <table:table-cell table:formula="of:=IF([.E521]=0;[.D520];&quot;&quot;)" office:value-type="float" office:value="609" calcext:value-type="float">
            <text:p>609</text:p>
          </table:table-cell>
          <table:table-cell table:formula="of:=IF([.E521]=0;[.C521]-[.C520];&quot;&quot;)" office:value-type="float" office:value="13" calcext:value-type="float">
            <text:p>13</text:p>
          </table:table-cell>
          <table:table-cell table:formula="of:=WEEKNUM([.C521])" office:value-type="float" office:value="5" calcext:value-type="float">
            <text:p>5</text:p>
          </table:table-cell>
          <table:table-cell table:formula="of:=WEEKDAY([.C521])" office:value-type="float" office:value="1" calcext:value-type="float">
            <text:p>1</text:p>
          </table:table-cell>
          <table:table-cell table:formula="of:=ROUNDUP([.K521]/12*4)" office:value-type="float" office:value="1" calcext:value-type="float">
            <text:p>1</text:p>
          </table:table-cell>
          <table:table-cell table:formula="of:=MONTH([.C521])" office:value-type="float" office:value="1" calcext:value-type="float">
            <text:p>1</text:p>
          </table:table-cell>
          <table:table-cell table:formula="of:=YEAR([.C521])" office:value-type="float" office:value="2017" calcext:value-type="float">
            <text:p>2017</text:p>
          </table:table-cell>
          <table:table-cell table:formula="of:=[.L521]&amp;[.K521]" office:value-type="string" office:string-value="20171" calcext:value-type="string">
            <text:p>20171</text:p>
          </table:table-cell>
          <table:table-cell table:formula="of:=DATE([.L521];[.K521];-1)" office:value-type="date" office:date-value="2016-12-30" calcext:value-type="date">
            <text:p>12/30/16</text:p>
          </table:table-cell>
          <table:table-cell table:formula="of:=YEAR([.N521])&amp;MONTH([.N521])" office:value-type="string" office:string-value="201612" calcext:value-type="string">
            <text:p>2016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D-Jackets</text:p>
          </table:table-cell>
          <table:table-cell office:value-type="date" office:date-value="2016-09-02" calcext:value-type="date">
            <text:p>2-Sep-16</text:p>
          </table:table-cell>
          <table:table-cell office:value-type="float" office:value="1304" calcext:value-type="float">
            <text:p>1,304</text:p>
          </table:table-cell>
          <table:table-cell table:formula="of:=IF([.B522]&lt;&gt;[.B521];1;0)" office:value-type="float" office:value="1" calcext:value-type="float">
            <text:p>1</text:p>
          </table:table-cell>
          <table:table-cell table:style-name="Default" table:formula="of:=IF([.E522]=0;[.D521];&quot;&quot;)">
            <text:p/>
          </table:table-cell>
          <table:table-cell table:formula="of:=IF([.E522]=0;[.C522]-[.C521];&quot;&quot;)">
            <text:p/>
          </table:table-cell>
          <table:table-cell table:formula="of:=WEEKNUM([.C522])" office:value-type="float" office:value="36" calcext:value-type="float">
            <text:p>36</text:p>
          </table:table-cell>
          <table:table-cell table:formula="of:=WEEKDAY([.C522])" office:value-type="float" office:value="6" calcext:value-type="float">
            <text:p>6</text:p>
          </table:table-cell>
          <table:table-cell table:formula="of:=ROUNDUP([.K522]/12*4)" office:value-type="float" office:value="3" calcext:value-type="float">
            <text:p>3</text:p>
          </table:table-cell>
          <table:table-cell table:formula="of:=MONTH([.C522])" office:value-type="float" office:value="9" calcext:value-type="float">
            <text:p>9</text:p>
          </table:table-cell>
          <table:table-cell table:formula="of:=YEAR([.C522])" office:value-type="float" office:value="2016" calcext:value-type="float">
            <text:p>2016</text:p>
          </table:table-cell>
          <table:table-cell table:formula="of:=[.L522]&amp;[.K522]" office:value-type="string" office:string-value="20169" calcext:value-type="string">
            <text:p>20169</text:p>
          </table:table-cell>
          <table:table-cell table:formula="of:=DATE([.L522];[.K522];-1)" office:value-type="date" office:date-value="2016-08-30" calcext:value-type="date">
            <text:p>08/30/16</text:p>
          </table:table-cell>
          <table:table-cell table:formula="of:=YEAR([.N522])&amp;MONTH([.N522])" office:value-type="string" office:string-value="20168" calcext:value-type="string">
            <text:p>201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D-Jackets</text:p>
          </table:table-cell>
          <table:table-cell office:value-type="date" office:date-value="2016-12-12" calcext:value-type="date">
            <text:p>12-Dec-16</text:p>
          </table:table-cell>
          <table:table-cell office:value-type="float" office:value="9755" calcext:value-type="float">
            <text:p>9,755</text:p>
          </table:table-cell>
          <table:table-cell table:formula="of:=IF([.B523]&lt;&gt;[.B522];1;0)" office:value-type="float" office:value="0" calcext:value-type="float">
            <text:p>0</text:p>
          </table:table-cell>
          <table:table-cell table:formula="of:=IF([.E523]=0;[.D522];&quot;&quot;)" office:value-type="float" office:value="1304" calcext:value-type="float">
            <text:p>1,304</text:p>
          </table:table-cell>
          <table:table-cell table:formula="of:=IF([.E523]=0;[.C523]-[.C522];&quot;&quot;)" office:value-type="float" office:value="101" calcext:value-type="float">
            <text:p>101</text:p>
          </table:table-cell>
          <table:table-cell table:formula="of:=WEEKNUM([.C523])" office:value-type="float" office:value="51" calcext:value-type="float">
            <text:p>51</text:p>
          </table:table-cell>
          <table:table-cell table:formula="of:=WEEKDAY([.C523])" office:value-type="float" office:value="2" calcext:value-type="float">
            <text:p>2</text:p>
          </table:table-cell>
          <table:table-cell table:formula="of:=ROUNDUP([.K523]/12*4)" office:value-type="float" office:value="4" calcext:value-type="float">
            <text:p>4</text:p>
          </table:table-cell>
          <table:table-cell table:formula="of:=MONTH([.C523])" office:value-type="float" office:value="12" calcext:value-type="float">
            <text:p>12</text:p>
          </table:table-cell>
          <table:table-cell table:formula="of:=YEAR([.C523])" office:value-type="float" office:value="2016" calcext:value-type="float">
            <text:p>2016</text:p>
          </table:table-cell>
          <table:table-cell table:formula="of:=[.L523]&amp;[.K523]" office:value-type="string" office:string-value="201612" calcext:value-type="string">
            <text:p>201612</text:p>
          </table:table-cell>
          <table:table-cell table:formula="of:=DATE([.L523];[.K523];-1)" office:value-type="date" office:date-value="2016-11-29" calcext:value-type="date">
            <text:p>11/29/16</text:p>
          </table:table-cell>
          <table:table-cell table:formula="of:=YEAR([.N523])&amp;MONTH([.N523])" office:value-type="string" office:string-value="201611" calcext:value-type="string">
            <text:p>2016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D-Jackets</text:p>
          </table:table-cell>
          <table:table-cell office:value-type="date" office:date-value="2017-01-02" calcext:value-type="date">
            <text:p>2-Jan-17</text:p>
          </table:table-cell>
          <table:table-cell office:value-type="float" office:value="6466" calcext:value-type="float">
            <text:p>6,466</text:p>
          </table:table-cell>
          <table:table-cell table:formula="of:=IF([.B524]&lt;&gt;[.B523];1;0)" office:value-type="float" office:value="0" calcext:value-type="float">
            <text:p>0</text:p>
          </table:table-cell>
          <table:table-cell table:formula="of:=IF([.E524]=0;[.D523];&quot;&quot;)" office:value-type="float" office:value="9755" calcext:value-type="float">
            <text:p>9,755</text:p>
          </table:table-cell>
          <table:table-cell table:formula="of:=IF([.E524]=0;[.C524]-[.C523];&quot;&quot;)" office:value-type="float" office:value="21" calcext:value-type="float">
            <text:p>21</text:p>
          </table:table-cell>
          <table:table-cell table:formula="of:=WEEKNUM([.C524])" office:value-type="float" office:value="1" calcext:value-type="float">
            <text:p>1</text:p>
          </table:table-cell>
          <table:table-cell table:formula="of:=WEEKDAY([.C524])" office:value-type="float" office:value="2" calcext:value-type="float">
            <text:p>2</text:p>
          </table:table-cell>
          <table:table-cell table:formula="of:=ROUNDUP([.K524]/12*4)" office:value-type="float" office:value="1" calcext:value-type="float">
            <text:p>1</text:p>
          </table:table-cell>
          <table:table-cell table:formula="of:=MONTH([.C524])" office:value-type="float" office:value="1" calcext:value-type="float">
            <text:p>1</text:p>
          </table:table-cell>
          <table:table-cell table:formula="of:=YEAR([.C524])" office:value-type="float" office:value="2017" calcext:value-type="float">
            <text:p>2017</text:p>
          </table:table-cell>
          <table:table-cell table:formula="of:=[.L524]&amp;[.K524]" office:value-type="string" office:string-value="20171" calcext:value-type="string">
            <text:p>20171</text:p>
          </table:table-cell>
          <table:table-cell table:formula="of:=DATE([.L524];[.K524];-1)" office:value-type="date" office:date-value="2016-12-30" calcext:value-type="date">
            <text:p>12/30/16</text:p>
          </table:table-cell>
          <table:table-cell table:formula="of:=YEAR([.N524])&amp;MONTH([.N524])" office:value-type="string" office:string-value="201612" calcext:value-type="string">
            <text:p>2016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D-Jackets</text:p>
          </table:table-cell>
          <table:table-cell office:value-type="date" office:date-value="2017-01-13" calcext:value-type="date">
            <text:p>13-Jan-17</text:p>
          </table:table-cell>
          <table:table-cell office:value-type="float" office:value="3883" calcext:value-type="float">
            <text:p>3,883</text:p>
          </table:table-cell>
          <table:table-cell table:formula="of:=IF([.B525]&lt;&gt;[.B524];1;0)" office:value-type="float" office:value="0" calcext:value-type="float">
            <text:p>0</text:p>
          </table:table-cell>
          <table:table-cell table:formula="of:=IF([.E525]=0;[.D524];&quot;&quot;)" office:value-type="float" office:value="6466" calcext:value-type="float">
            <text:p>6,466</text:p>
          </table:table-cell>
          <table:table-cell table:formula="of:=IF([.E525]=0;[.C525]-[.C524];&quot;&quot;)" office:value-type="float" office:value="11" calcext:value-type="float">
            <text:p>11</text:p>
          </table:table-cell>
          <table:table-cell table:formula="of:=WEEKNUM([.C525])" office:value-type="float" office:value="2" calcext:value-type="float">
            <text:p>2</text:p>
          </table:table-cell>
          <table:table-cell table:formula="of:=WEEKDAY([.C525])" office:value-type="float" office:value="6" calcext:value-type="float">
            <text:p>6</text:p>
          </table:table-cell>
          <table:table-cell table:formula="of:=ROUNDUP([.K525]/12*4)" office:value-type="float" office:value="1" calcext:value-type="float">
            <text:p>1</text:p>
          </table:table-cell>
          <table:table-cell table:formula="of:=MONTH([.C525])" office:value-type="float" office:value="1" calcext:value-type="float">
            <text:p>1</text:p>
          </table:table-cell>
          <table:table-cell table:formula="of:=YEAR([.C525])" office:value-type="float" office:value="2017" calcext:value-type="float">
            <text:p>2017</text:p>
          </table:table-cell>
          <table:table-cell table:formula="of:=[.L525]&amp;[.K525]" office:value-type="string" office:string-value="20171" calcext:value-type="string">
            <text:p>20171</text:p>
          </table:table-cell>
          <table:table-cell table:formula="of:=DATE([.L525];[.K525];-1)" office:value-type="date" office:date-value="2016-12-30" calcext:value-type="date">
            <text:p>12/30/16</text:p>
          </table:table-cell>
          <table:table-cell table:formula="of:=YEAR([.N525])&amp;MONTH([.N525])" office:value-type="string" office:string-value="201612" calcext:value-type="string">
            <text:p>2016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D-Jackets</text:p>
          </table:table-cell>
          <table:table-cell office:value-type="date" office:date-value="2017-03-06" calcext:value-type="date">
            <text:p>6-Mar-17</text:p>
          </table:table-cell>
          <table:table-cell office:value-type="float" office:value="11453" calcext:value-type="float">
            <text:p>11,453</text:p>
          </table:table-cell>
          <table:table-cell table:formula="of:=IF([.B526]&lt;&gt;[.B525];1;0)" office:value-type="float" office:value="0" calcext:value-type="float">
            <text:p>0</text:p>
          </table:table-cell>
          <table:table-cell table:formula="of:=IF([.E526]=0;[.D525];&quot;&quot;)" office:value-type="float" office:value="3883" calcext:value-type="float">
            <text:p>3,883</text:p>
          </table:table-cell>
          <table:table-cell table:formula="of:=IF([.E526]=0;[.C526]-[.C525];&quot;&quot;)" office:value-type="float" office:value="52" calcext:value-type="float">
            <text:p>52</text:p>
          </table:table-cell>
          <table:table-cell table:formula="of:=WEEKNUM([.C526])" office:value-type="float" office:value="10" calcext:value-type="float">
            <text:p>10</text:p>
          </table:table-cell>
          <table:table-cell table:formula="of:=WEEKDAY([.C526])" office:value-type="float" office:value="2" calcext:value-type="float">
            <text:p>2</text:p>
          </table:table-cell>
          <table:table-cell table:formula="of:=ROUNDUP([.K526]/12*4)" office:value-type="float" office:value="1" calcext:value-type="float">
            <text:p>1</text:p>
          </table:table-cell>
          <table:table-cell table:formula="of:=MONTH([.C526])" office:value-type="float" office:value="3" calcext:value-type="float">
            <text:p>3</text:p>
          </table:table-cell>
          <table:table-cell table:formula="of:=YEAR([.C526])" office:value-type="float" office:value="2017" calcext:value-type="float">
            <text:p>2017</text:p>
          </table:table-cell>
          <table:table-cell table:formula="of:=[.L526]&amp;[.K526]" office:value-type="string" office:string-value="20173" calcext:value-type="string">
            <text:p>20173</text:p>
          </table:table-cell>
          <table:table-cell table:formula="of:=DATE([.L526];[.K526];-1)" office:value-type="date" office:date-value="2017-02-27" calcext:value-type="date">
            <text:p>02/27/17</text:p>
          </table:table-cell>
          <table:table-cell table:formula="of:=YEAR([.N526])&amp;MONTH([.N526])" office:value-type="string" office:string-value="20172" calcext:value-type="string">
            <text:p>201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F-Sweatshirts</text:p>
          </table:table-cell>
          <table:table-cell office:value-type="date" office:date-value="2017-01-30" calcext:value-type="date">
            <text:p>30-Jan-17</text:p>
          </table:table-cell>
          <table:table-cell office:value-type="float" office:value="1014" calcext:value-type="float">
            <text:p>1,014</text:p>
          </table:table-cell>
          <table:table-cell table:formula="of:=IF([.B527]&lt;&gt;[.B526];1;0)" office:value-type="float" office:value="1" calcext:value-type="float">
            <text:p>1</text:p>
          </table:table-cell>
          <table:table-cell table:style-name="Default" table:formula="of:=IF([.E527]=0;[.D526];&quot;&quot;)">
            <text:p/>
          </table:table-cell>
          <table:table-cell table:formula="of:=IF([.E527]=0;[.C527]-[.C526];&quot;&quot;)">
            <text:p/>
          </table:table-cell>
          <table:table-cell table:formula="of:=WEEKNUM([.C527])" office:value-type="float" office:value="5" calcext:value-type="float">
            <text:p>5</text:p>
          </table:table-cell>
          <table:table-cell table:formula="of:=WEEKDAY([.C527])" office:value-type="float" office:value="2" calcext:value-type="float">
            <text:p>2</text:p>
          </table:table-cell>
          <table:table-cell table:formula="of:=ROUNDUP([.K527]/12*4)" office:value-type="float" office:value="1" calcext:value-type="float">
            <text:p>1</text:p>
          </table:table-cell>
          <table:table-cell table:formula="of:=MONTH([.C527])" office:value-type="float" office:value="1" calcext:value-type="float">
            <text:p>1</text:p>
          </table:table-cell>
          <table:table-cell table:formula="of:=YEAR([.C527])" office:value-type="float" office:value="2017" calcext:value-type="float">
            <text:p>2017</text:p>
          </table:table-cell>
          <table:table-cell table:formula="of:=[.L527]&amp;[.K527]" office:value-type="string" office:string-value="20171" calcext:value-type="string">
            <text:p>20171</text:p>
          </table:table-cell>
          <table:table-cell table:formula="of:=DATE([.L527];[.K527];-1)" office:value-type="date" office:date-value="2016-12-30" calcext:value-type="date">
            <text:p>12/30/16</text:p>
          </table:table-cell>
          <table:table-cell table:formula="of:=YEAR([.N527])&amp;MONTH([.N527])" office:value-type="string" office:string-value="201612" calcext:value-type="string">
            <text:p>2016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I-Knitwear</text:p>
          </table:table-cell>
          <table:table-cell office:value-type="date" office:date-value="2016-03-30" calcext:value-type="date">
            <text:p>30-Mar-16</text:p>
          </table:table-cell>
          <table:table-cell office:value-type="float" office:value="7253" calcext:value-type="float">
            <text:p>7,253</text:p>
          </table:table-cell>
          <table:table-cell table:formula="of:=IF([.B528]&lt;&gt;[.B527];1;0)" office:value-type="float" office:value="1" calcext:value-type="float">
            <text:p>1</text:p>
          </table:table-cell>
          <table:table-cell table:style-name="Default" table:formula="of:=IF([.E528]=0;[.D527];&quot;&quot;)">
            <text:p/>
          </table:table-cell>
          <table:table-cell table:formula="of:=IF([.E528]=0;[.C528]-[.C527];&quot;&quot;)">
            <text:p/>
          </table:table-cell>
          <table:table-cell table:formula="of:=WEEKNUM([.C528])" office:value-type="float" office:value="14" calcext:value-type="float">
            <text:p>14</text:p>
          </table:table-cell>
          <table:table-cell table:formula="of:=WEEKDAY([.C528])" office:value-type="float" office:value="4" calcext:value-type="float">
            <text:p>4</text:p>
          </table:table-cell>
          <table:table-cell table:formula="of:=ROUNDUP([.K528]/12*4)" office:value-type="float" office:value="1" calcext:value-type="float">
            <text:p>1</text:p>
          </table:table-cell>
          <table:table-cell table:formula="of:=MONTH([.C528])" office:value-type="float" office:value="3" calcext:value-type="float">
            <text:p>3</text:p>
          </table:table-cell>
          <table:table-cell table:formula="of:=YEAR([.C528])" office:value-type="float" office:value="2016" calcext:value-type="float">
            <text:p>2016</text:p>
          </table:table-cell>
          <table:table-cell table:formula="of:=[.L528]&amp;[.K528]" office:value-type="string" office:string-value="20163" calcext:value-type="string">
            <text:p>20163</text:p>
          </table:table-cell>
          <table:table-cell table:formula="of:=DATE([.L528];[.K528];-1)" office:value-type="date" office:date-value="2016-02-28" calcext:value-type="date">
            <text:p>02/28/16</text:p>
          </table:table-cell>
          <table:table-cell table:formula="of:=YEAR([.N528])&amp;MONTH([.N528])" office:value-type="string" office:string-value="20162" calcext:value-type="string">
            <text:p>201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I-Knitwear</text:p>
          </table:table-cell>
          <table:table-cell office:value-type="date" office:date-value="2016-04-26" calcext:value-type="date">
            <text:p>26-Apr-16</text:p>
          </table:table-cell>
          <table:table-cell office:value-type="float" office:value="6500" calcext:value-type="float">
            <text:p>6,500</text:p>
          </table:table-cell>
          <table:table-cell table:formula="of:=IF([.B529]&lt;&gt;[.B528];1;0)" office:value-type="float" office:value="0" calcext:value-type="float">
            <text:p>0</text:p>
          </table:table-cell>
          <table:table-cell table:formula="of:=IF([.E529]=0;[.D528];&quot;&quot;)" office:value-type="float" office:value="7253" calcext:value-type="float">
            <text:p>7,253</text:p>
          </table:table-cell>
          <table:table-cell table:formula="of:=IF([.E529]=0;[.C529]-[.C528];&quot;&quot;)" office:value-type="float" office:value="27" calcext:value-type="float">
            <text:p>27</text:p>
          </table:table-cell>
          <table:table-cell table:formula="of:=WEEKNUM([.C529])" office:value-type="float" office:value="18" calcext:value-type="float">
            <text:p>18</text:p>
          </table:table-cell>
          <table:table-cell table:formula="of:=WEEKDAY([.C529])" office:value-type="float" office:value="3" calcext:value-type="float">
            <text:p>3</text:p>
          </table:table-cell>
          <table:table-cell table:formula="of:=ROUNDUP([.K529]/12*4)" office:value-type="float" office:value="2" calcext:value-type="float">
            <text:p>2</text:p>
          </table:table-cell>
          <table:table-cell table:formula="of:=MONTH([.C529])" office:value-type="float" office:value="4" calcext:value-type="float">
            <text:p>4</text:p>
          </table:table-cell>
          <table:table-cell table:formula="of:=YEAR([.C529])" office:value-type="float" office:value="2016" calcext:value-type="float">
            <text:p>2016</text:p>
          </table:table-cell>
          <table:table-cell table:formula="of:=[.L529]&amp;[.K529]" office:value-type="string" office:string-value="20164" calcext:value-type="string">
            <text:p>20164</text:p>
          </table:table-cell>
          <table:table-cell table:formula="of:=DATE([.L529];[.K529];-1)" office:value-type="date" office:date-value="2016-03-30" calcext:value-type="date">
            <text:p>03/30/16</text:p>
          </table:table-cell>
          <table:table-cell table:formula="of:=YEAR([.N529])&amp;MONTH([.N529])" office:value-type="string" office:string-value="20163" calcext:value-type="string">
            <text:p>201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I-Knitwear</text:p>
          </table:table-cell>
          <table:table-cell office:value-type="date" office:date-value="2016-05-08" calcext:value-type="date">
            <text:p>8-May-16</text:p>
          </table:table-cell>
          <table:table-cell office:value-type="float" office:value="4448" calcext:value-type="float">
            <text:p>4,448</text:p>
          </table:table-cell>
          <table:table-cell table:formula="of:=IF([.B530]&lt;&gt;[.B529];1;0)" office:value-type="float" office:value="0" calcext:value-type="float">
            <text:p>0</text:p>
          </table:table-cell>
          <table:table-cell table:formula="of:=IF([.E530]=0;[.D529];&quot;&quot;)" office:value-type="float" office:value="6500" calcext:value-type="float">
            <text:p>6,500</text:p>
          </table:table-cell>
          <table:table-cell table:formula="of:=IF([.E530]=0;[.C530]-[.C529];&quot;&quot;)" office:value-type="float" office:value="12" calcext:value-type="float">
            <text:p>12</text:p>
          </table:table-cell>
          <table:table-cell table:formula="of:=WEEKNUM([.C530])" office:value-type="float" office:value="20" calcext:value-type="float">
            <text:p>20</text:p>
          </table:table-cell>
          <table:table-cell table:formula="of:=WEEKDAY([.C530])" office:value-type="float" office:value="1" calcext:value-type="float">
            <text:p>1</text:p>
          </table:table-cell>
          <table:table-cell table:formula="of:=ROUNDUP([.K530]/12*4)" office:value-type="float" office:value="2" calcext:value-type="float">
            <text:p>2</text:p>
          </table:table-cell>
          <table:table-cell table:formula="of:=MONTH([.C530])" office:value-type="float" office:value="5" calcext:value-type="float">
            <text:p>5</text:p>
          </table:table-cell>
          <table:table-cell table:formula="of:=YEAR([.C530])" office:value-type="float" office:value="2016" calcext:value-type="float">
            <text:p>2016</text:p>
          </table:table-cell>
          <table:table-cell table:formula="of:=[.L530]&amp;[.K530]" office:value-type="string" office:string-value="20165" calcext:value-type="string">
            <text:p>20165</text:p>
          </table:table-cell>
          <table:table-cell table:formula="of:=DATE([.L530];[.K530];-1)" office:value-type="date" office:date-value="2016-04-29" calcext:value-type="date">
            <text:p>04/29/16</text:p>
          </table:table-cell>
          <table:table-cell table:formula="of:=YEAR([.N530])&amp;MONTH([.N530])" office:value-type="string" office:string-value="20164" calcext:value-type="string">
            <text:p>201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I-Knitwear</text:p>
          </table:table-cell>
          <table:table-cell office:value-type="date" office:date-value="2016-05-19" calcext:value-type="date">
            <text:p>19-May-16</text:p>
          </table:table-cell>
          <table:table-cell office:value-type="float" office:value="3395" calcext:value-type="float">
            <text:p>3,395</text:p>
          </table:table-cell>
          <table:table-cell table:formula="of:=IF([.B531]&lt;&gt;[.B530];1;0)" office:value-type="float" office:value="0" calcext:value-type="float">
            <text:p>0</text:p>
          </table:table-cell>
          <table:table-cell table:formula="of:=IF([.E531]=0;[.D530];&quot;&quot;)" office:value-type="float" office:value="4448" calcext:value-type="float">
            <text:p>4,448</text:p>
          </table:table-cell>
          <table:table-cell table:formula="of:=IF([.E531]=0;[.C531]-[.C530];&quot;&quot;)" office:value-type="float" office:value="11" calcext:value-type="float">
            <text:p>11</text:p>
          </table:table-cell>
          <table:table-cell table:formula="of:=WEEKNUM([.C531])" office:value-type="float" office:value="21" calcext:value-type="float">
            <text:p>21</text:p>
          </table:table-cell>
          <table:table-cell table:formula="of:=WEEKDAY([.C531])" office:value-type="float" office:value="5" calcext:value-type="float">
            <text:p>5</text:p>
          </table:table-cell>
          <table:table-cell table:formula="of:=ROUNDUP([.K531]/12*4)" office:value-type="float" office:value="2" calcext:value-type="float">
            <text:p>2</text:p>
          </table:table-cell>
          <table:table-cell table:formula="of:=MONTH([.C531])" office:value-type="float" office:value="5" calcext:value-type="float">
            <text:p>5</text:p>
          </table:table-cell>
          <table:table-cell table:formula="of:=YEAR([.C531])" office:value-type="float" office:value="2016" calcext:value-type="float">
            <text:p>2016</text:p>
          </table:table-cell>
          <table:table-cell table:formula="of:=[.L531]&amp;[.K531]" office:value-type="string" office:string-value="20165" calcext:value-type="string">
            <text:p>20165</text:p>
          </table:table-cell>
          <table:table-cell table:formula="of:=DATE([.L531];[.K531];-1)" office:value-type="date" office:date-value="2016-04-29" calcext:value-type="date">
            <text:p>04/29/16</text:p>
          </table:table-cell>
          <table:table-cell table:formula="of:=YEAR([.N531])&amp;MONTH([.N531])" office:value-type="string" office:string-value="20164" calcext:value-type="string">
            <text:p>201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I-Knitwear</text:p>
          </table:table-cell>
          <table:table-cell office:value-type="date" office:date-value="2016-05-26" calcext:value-type="date">
            <text:p>26-May-16</text:p>
          </table:table-cell>
          <table:table-cell office:value-type="float" office:value="2700" calcext:value-type="float">
            <text:p>2,700</text:p>
          </table:table-cell>
          <table:table-cell table:formula="of:=IF([.B532]&lt;&gt;[.B531];1;0)" office:value-type="float" office:value="0" calcext:value-type="float">
            <text:p>0</text:p>
          </table:table-cell>
          <table:table-cell table:formula="of:=IF([.E532]=0;[.D531];&quot;&quot;)" office:value-type="float" office:value="3395" calcext:value-type="float">
            <text:p>3,395</text:p>
          </table:table-cell>
          <table:table-cell table:formula="of:=IF([.E532]=0;[.C532]-[.C531];&quot;&quot;)" office:value-type="float" office:value="7" calcext:value-type="float">
            <text:p>7</text:p>
          </table:table-cell>
          <table:table-cell table:formula="of:=WEEKNUM([.C532])" office:value-type="float" office:value="22" calcext:value-type="float">
            <text:p>22</text:p>
          </table:table-cell>
          <table:table-cell table:formula="of:=WEEKDAY([.C532])" office:value-type="float" office:value="5" calcext:value-type="float">
            <text:p>5</text:p>
          </table:table-cell>
          <table:table-cell table:formula="of:=ROUNDUP([.K532]/12*4)" office:value-type="float" office:value="2" calcext:value-type="float">
            <text:p>2</text:p>
          </table:table-cell>
          <table:table-cell table:formula="of:=MONTH([.C532])" office:value-type="float" office:value="5" calcext:value-type="float">
            <text:p>5</text:p>
          </table:table-cell>
          <table:table-cell table:formula="of:=YEAR([.C532])" office:value-type="float" office:value="2016" calcext:value-type="float">
            <text:p>2016</text:p>
          </table:table-cell>
          <table:table-cell table:formula="of:=[.L532]&amp;[.K532]" office:value-type="string" office:string-value="20165" calcext:value-type="string">
            <text:p>20165</text:p>
          </table:table-cell>
          <table:table-cell table:formula="of:=DATE([.L532];[.K532];-1)" office:value-type="date" office:date-value="2016-04-29" calcext:value-type="date">
            <text:p>04/29/16</text:p>
          </table:table-cell>
          <table:table-cell table:formula="of:=YEAR([.N532])&amp;MONTH([.N532])" office:value-type="string" office:string-value="20164" calcext:value-type="string">
            <text:p>201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I-Knitwear</text:p>
          </table:table-cell>
          <table:table-cell office:value-type="date" office:date-value="2016-06-06" calcext:value-type="date">
            <text:p>6-Jun-16</text:p>
          </table:table-cell>
          <table:table-cell office:value-type="float" office:value="5164" calcext:value-type="float">
            <text:p>5,164</text:p>
          </table:table-cell>
          <table:table-cell table:formula="of:=IF([.B533]&lt;&gt;[.B532];1;0)" office:value-type="float" office:value="0" calcext:value-type="float">
            <text:p>0</text:p>
          </table:table-cell>
          <table:table-cell table:formula="of:=IF([.E533]=0;[.D532];&quot;&quot;)" office:value-type="float" office:value="2700" calcext:value-type="float">
            <text:p>2,700</text:p>
          </table:table-cell>
          <table:table-cell table:formula="of:=IF([.E533]=0;[.C533]-[.C532];&quot;&quot;)" office:value-type="float" office:value="11" calcext:value-type="float">
            <text:p>11</text:p>
          </table:table-cell>
          <table:table-cell table:formula="of:=WEEKNUM([.C533])" office:value-type="float" office:value="24" calcext:value-type="float">
            <text:p>24</text:p>
          </table:table-cell>
          <table:table-cell table:formula="of:=WEEKDAY([.C533])" office:value-type="float" office:value="2" calcext:value-type="float">
            <text:p>2</text:p>
          </table:table-cell>
          <table:table-cell table:formula="of:=ROUNDUP([.K533]/12*4)" office:value-type="float" office:value="2" calcext:value-type="float">
            <text:p>2</text:p>
          </table:table-cell>
          <table:table-cell table:formula="of:=MONTH([.C533])" office:value-type="float" office:value="6" calcext:value-type="float">
            <text:p>6</text:p>
          </table:table-cell>
          <table:table-cell table:formula="of:=YEAR([.C533])" office:value-type="float" office:value="2016" calcext:value-type="float">
            <text:p>2016</text:p>
          </table:table-cell>
          <table:table-cell table:formula="of:=[.L533]&amp;[.K533]" office:value-type="string" office:string-value="20166" calcext:value-type="string">
            <text:p>20166</text:p>
          </table:table-cell>
          <table:table-cell table:formula="of:=DATE([.L533];[.K533];-1)" office:value-type="date" office:date-value="2016-05-30" calcext:value-type="date">
            <text:p>05/30/16</text:p>
          </table:table-cell>
          <table:table-cell table:formula="of:=YEAR([.N533])&amp;MONTH([.N533])" office:value-type="string" office:string-value="20165" calcext:value-type="string">
            <text:p>201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I-Knitwear</text:p>
          </table:table-cell>
          <table:table-cell office:value-type="date" office:date-value="2016-06-13" calcext:value-type="date">
            <text:p>13-Jun-16</text:p>
          </table:table-cell>
          <table:table-cell office:value-type="float" office:value="12203" calcext:value-type="float">
            <text:p>12,203</text:p>
          </table:table-cell>
          <table:table-cell table:formula="of:=IF([.B534]&lt;&gt;[.B533];1;0)" office:value-type="float" office:value="0" calcext:value-type="float">
            <text:p>0</text:p>
          </table:table-cell>
          <table:table-cell table:formula="of:=IF([.E534]=0;[.D533];&quot;&quot;)" office:value-type="float" office:value="5164" calcext:value-type="float">
            <text:p>5,164</text:p>
          </table:table-cell>
          <table:table-cell table:formula="of:=IF([.E534]=0;[.C534]-[.C533];&quot;&quot;)" office:value-type="float" office:value="7" calcext:value-type="float">
            <text:p>7</text:p>
          </table:table-cell>
          <table:table-cell table:formula="of:=WEEKNUM([.C534])" office:value-type="float" office:value="25" calcext:value-type="float">
            <text:p>25</text:p>
          </table:table-cell>
          <table:table-cell table:formula="of:=WEEKDAY([.C534])" office:value-type="float" office:value="2" calcext:value-type="float">
            <text:p>2</text:p>
          </table:table-cell>
          <table:table-cell table:formula="of:=ROUNDUP([.K534]/12*4)" office:value-type="float" office:value="2" calcext:value-type="float">
            <text:p>2</text:p>
          </table:table-cell>
          <table:table-cell table:formula="of:=MONTH([.C534])" office:value-type="float" office:value="6" calcext:value-type="float">
            <text:p>6</text:p>
          </table:table-cell>
          <table:table-cell table:formula="of:=YEAR([.C534])" office:value-type="float" office:value="2016" calcext:value-type="float">
            <text:p>2016</text:p>
          </table:table-cell>
          <table:table-cell table:formula="of:=[.L534]&amp;[.K534]" office:value-type="string" office:string-value="20166" calcext:value-type="string">
            <text:p>20166</text:p>
          </table:table-cell>
          <table:table-cell table:formula="of:=DATE([.L534];[.K534];-1)" office:value-type="date" office:date-value="2016-05-30" calcext:value-type="date">
            <text:p>05/30/16</text:p>
          </table:table-cell>
          <table:table-cell table:formula="of:=YEAR([.N534])&amp;MONTH([.N534])" office:value-type="string" office:string-value="20165" calcext:value-type="string">
            <text:p>201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I-Knitwear</text:p>
          </table:table-cell>
          <table:table-cell office:value-type="date" office:date-value="2016-06-20" calcext:value-type="date">
            <text:p>20-Jun-16</text:p>
          </table:table-cell>
          <table:table-cell office:value-type="float" office:value="5496" calcext:value-type="float">
            <text:p>5,496</text:p>
          </table:table-cell>
          <table:table-cell table:formula="of:=IF([.B535]&lt;&gt;[.B534];1;0)" office:value-type="float" office:value="0" calcext:value-type="float">
            <text:p>0</text:p>
          </table:table-cell>
          <table:table-cell table:formula="of:=IF([.E535]=0;[.D534];&quot;&quot;)" office:value-type="float" office:value="12203" calcext:value-type="float">
            <text:p>12,203</text:p>
          </table:table-cell>
          <table:table-cell table:formula="of:=IF([.E535]=0;[.C535]-[.C534];&quot;&quot;)" office:value-type="float" office:value="7" calcext:value-type="float">
            <text:p>7</text:p>
          </table:table-cell>
          <table:table-cell table:formula="of:=WEEKNUM([.C535])" office:value-type="float" office:value="26" calcext:value-type="float">
            <text:p>26</text:p>
          </table:table-cell>
          <table:table-cell table:formula="of:=WEEKDAY([.C535])" office:value-type="float" office:value="2" calcext:value-type="float">
            <text:p>2</text:p>
          </table:table-cell>
          <table:table-cell table:formula="of:=ROUNDUP([.K535]/12*4)" office:value-type="float" office:value="2" calcext:value-type="float">
            <text:p>2</text:p>
          </table:table-cell>
          <table:table-cell table:formula="of:=MONTH([.C535])" office:value-type="float" office:value="6" calcext:value-type="float">
            <text:p>6</text:p>
          </table:table-cell>
          <table:table-cell table:formula="of:=YEAR([.C535])" office:value-type="float" office:value="2016" calcext:value-type="float">
            <text:p>2016</text:p>
          </table:table-cell>
          <table:table-cell table:formula="of:=[.L535]&amp;[.K535]" office:value-type="string" office:string-value="20166" calcext:value-type="string">
            <text:p>20166</text:p>
          </table:table-cell>
          <table:table-cell table:formula="of:=DATE([.L535];[.K535];-1)" office:value-type="date" office:date-value="2016-05-30" calcext:value-type="date">
            <text:p>05/30/16</text:p>
          </table:table-cell>
          <table:table-cell table:formula="of:=YEAR([.N535])&amp;MONTH([.N535])" office:value-type="string" office:string-value="20165" calcext:value-type="string">
            <text:p>201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I-Knitwear</text:p>
          </table:table-cell>
          <table:table-cell office:value-type="date" office:date-value="2016-06-30" calcext:value-type="date">
            <text:p>30-Jun-16</text:p>
          </table:table-cell>
          <table:table-cell office:value-type="float" office:value="62479" calcext:value-type="float">
            <text:p>62,479</text:p>
          </table:table-cell>
          <table:table-cell table:formula="of:=IF([.B536]&lt;&gt;[.B535];1;0)" office:value-type="float" office:value="0" calcext:value-type="float">
            <text:p>0</text:p>
          </table:table-cell>
          <table:table-cell table:formula="of:=IF([.E536]=0;[.D535];&quot;&quot;)" office:value-type="float" office:value="5496" calcext:value-type="float">
            <text:p>5,496</text:p>
          </table:table-cell>
          <table:table-cell table:formula="of:=IF([.E536]=0;[.C536]-[.C535];&quot;&quot;)" office:value-type="float" office:value="10" calcext:value-type="float">
            <text:p>10</text:p>
          </table:table-cell>
          <table:table-cell table:formula="of:=WEEKNUM([.C536])" office:value-type="float" office:value="27" calcext:value-type="float">
            <text:p>27</text:p>
          </table:table-cell>
          <table:table-cell table:formula="of:=WEEKDAY([.C536])" office:value-type="float" office:value="5" calcext:value-type="float">
            <text:p>5</text:p>
          </table:table-cell>
          <table:table-cell table:formula="of:=ROUNDUP([.K536]/12*4)" office:value-type="float" office:value="2" calcext:value-type="float">
            <text:p>2</text:p>
          </table:table-cell>
          <table:table-cell table:formula="of:=MONTH([.C536])" office:value-type="float" office:value="6" calcext:value-type="float">
            <text:p>6</text:p>
          </table:table-cell>
          <table:table-cell table:formula="of:=YEAR([.C536])" office:value-type="float" office:value="2016" calcext:value-type="float">
            <text:p>2016</text:p>
          </table:table-cell>
          <table:table-cell table:formula="of:=[.L536]&amp;[.K536]" office:value-type="string" office:string-value="20166" calcext:value-type="string">
            <text:p>20166</text:p>
          </table:table-cell>
          <table:table-cell table:formula="of:=DATE([.L536];[.K536];-1)" office:value-type="date" office:date-value="2016-05-30" calcext:value-type="date">
            <text:p>05/30/16</text:p>
          </table:table-cell>
          <table:table-cell table:formula="of:=YEAR([.N536])&amp;MONTH([.N536])" office:value-type="string" office:string-value="20165" calcext:value-type="string">
            <text:p>201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I-Knitwear</text:p>
          </table:table-cell>
          <table:table-cell office:value-type="date" office:date-value="2016-07-04" calcext:value-type="date">
            <text:p>4-Jul-16</text:p>
          </table:table-cell>
          <table:table-cell office:value-type="float" office:value="12049" calcext:value-type="float">
            <text:p>12,049</text:p>
          </table:table-cell>
          <table:table-cell table:formula="of:=IF([.B537]&lt;&gt;[.B536];1;0)" office:value-type="float" office:value="0" calcext:value-type="float">
            <text:p>0</text:p>
          </table:table-cell>
          <table:table-cell table:formula="of:=IF([.E537]=0;[.D536];&quot;&quot;)" office:value-type="float" office:value="62479" calcext:value-type="float">
            <text:p>62,479</text:p>
          </table:table-cell>
          <table:table-cell table:formula="of:=IF([.E537]=0;[.C537]-[.C536];&quot;&quot;)" office:value-type="float" office:value="4" calcext:value-type="float">
            <text:p>4</text:p>
          </table:table-cell>
          <table:table-cell table:formula="of:=WEEKNUM([.C537])" office:value-type="float" office:value="28" calcext:value-type="float">
            <text:p>28</text:p>
          </table:table-cell>
          <table:table-cell table:formula="of:=WEEKDAY([.C537])" office:value-type="float" office:value="2" calcext:value-type="float">
            <text:p>2</text:p>
          </table:table-cell>
          <table:table-cell table:formula="of:=ROUNDUP([.K537]/12*4)" office:value-type="float" office:value="3" calcext:value-type="float">
            <text:p>3</text:p>
          </table:table-cell>
          <table:table-cell table:formula="of:=MONTH([.C537])" office:value-type="float" office:value="7" calcext:value-type="float">
            <text:p>7</text:p>
          </table:table-cell>
          <table:table-cell table:formula="of:=YEAR([.C537])" office:value-type="float" office:value="2016" calcext:value-type="float">
            <text:p>2016</text:p>
          </table:table-cell>
          <table:table-cell table:formula="of:=[.L537]&amp;[.K537]" office:value-type="string" office:string-value="20167" calcext:value-type="string">
            <text:p>20167</text:p>
          </table:table-cell>
          <table:table-cell table:formula="of:=DATE([.L537];[.K537];-1)" office:value-type="date" office:date-value="2016-06-29" calcext:value-type="date">
            <text:p>06/29/16</text:p>
          </table:table-cell>
          <table:table-cell table:formula="of:=YEAR([.N537])&amp;MONTH([.N537])" office:value-type="string" office:string-value="20166" calcext:value-type="string">
            <text:p>201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I-Knitwear</text:p>
          </table:table-cell>
          <table:table-cell office:value-type="date" office:date-value="2016-07-07" calcext:value-type="date">
            <text:p>7-Jul-16</text:p>
          </table:table-cell>
          <table:table-cell office:value-type="float" office:value="11904" calcext:value-type="float">
            <text:p>11,904</text:p>
          </table:table-cell>
          <table:table-cell table:formula="of:=IF([.B538]&lt;&gt;[.B537];1;0)" office:value-type="float" office:value="0" calcext:value-type="float">
            <text:p>0</text:p>
          </table:table-cell>
          <table:table-cell table:formula="of:=IF([.E538]=0;[.D537];&quot;&quot;)" office:value-type="float" office:value="12049" calcext:value-type="float">
            <text:p>12,049</text:p>
          </table:table-cell>
          <table:table-cell table:formula="of:=IF([.E538]=0;[.C538]-[.C537];&quot;&quot;)" office:value-type="float" office:value="3" calcext:value-type="float">
            <text:p>3</text:p>
          </table:table-cell>
          <table:table-cell table:formula="of:=WEEKNUM([.C538])" office:value-type="float" office:value="28" calcext:value-type="float">
            <text:p>28</text:p>
          </table:table-cell>
          <table:table-cell table:formula="of:=WEEKDAY([.C538])" office:value-type="float" office:value="5" calcext:value-type="float">
            <text:p>5</text:p>
          </table:table-cell>
          <table:table-cell table:formula="of:=ROUNDUP([.K538]/12*4)" office:value-type="float" office:value="3" calcext:value-type="float">
            <text:p>3</text:p>
          </table:table-cell>
          <table:table-cell table:formula="of:=MONTH([.C538])" office:value-type="float" office:value="7" calcext:value-type="float">
            <text:p>7</text:p>
          </table:table-cell>
          <table:table-cell table:formula="of:=YEAR([.C538])" office:value-type="float" office:value="2016" calcext:value-type="float">
            <text:p>2016</text:p>
          </table:table-cell>
          <table:table-cell table:formula="of:=[.L538]&amp;[.K538]" office:value-type="string" office:string-value="20167" calcext:value-type="string">
            <text:p>20167</text:p>
          </table:table-cell>
          <table:table-cell table:formula="of:=DATE([.L538];[.K538];-1)" office:value-type="date" office:date-value="2016-06-29" calcext:value-type="date">
            <text:p>06/29/16</text:p>
          </table:table-cell>
          <table:table-cell table:formula="of:=YEAR([.N538])&amp;MONTH([.N538])" office:value-type="string" office:string-value="20166" calcext:value-type="string">
            <text:p>201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I-Knitwear</text:p>
          </table:table-cell>
          <table:table-cell office:value-type="date" office:date-value="2016-07-09" calcext:value-type="date">
            <text:p>9-Jul-16</text:p>
          </table:table-cell>
          <table:table-cell office:value-type="float" office:value="10681" calcext:value-type="float">
            <text:p>10,681</text:p>
          </table:table-cell>
          <table:table-cell table:formula="of:=IF([.B539]&lt;&gt;[.B538];1;0)" office:value-type="float" office:value="0" calcext:value-type="float">
            <text:p>0</text:p>
          </table:table-cell>
          <table:table-cell table:formula="of:=IF([.E539]=0;[.D538];&quot;&quot;)" office:value-type="float" office:value="11904" calcext:value-type="float">
            <text:p>11,904</text:p>
          </table:table-cell>
          <table:table-cell table:formula="of:=IF([.E539]=0;[.C539]-[.C538];&quot;&quot;)" office:value-type="float" office:value="2" calcext:value-type="float">
            <text:p>2</text:p>
          </table:table-cell>
          <table:table-cell table:formula="of:=WEEKNUM([.C539])" office:value-type="float" office:value="28" calcext:value-type="float">
            <text:p>28</text:p>
          </table:table-cell>
          <table:table-cell table:formula="of:=WEEKDAY([.C539])" office:value-type="float" office:value="7" calcext:value-type="float">
            <text:p>7</text:p>
          </table:table-cell>
          <table:table-cell table:formula="of:=ROUNDUP([.K539]/12*4)" office:value-type="float" office:value="3" calcext:value-type="float">
            <text:p>3</text:p>
          </table:table-cell>
          <table:table-cell table:formula="of:=MONTH([.C539])" office:value-type="float" office:value="7" calcext:value-type="float">
            <text:p>7</text:p>
          </table:table-cell>
          <table:table-cell table:formula="of:=YEAR([.C539])" office:value-type="float" office:value="2016" calcext:value-type="float">
            <text:p>2016</text:p>
          </table:table-cell>
          <table:table-cell table:formula="of:=[.L539]&amp;[.K539]" office:value-type="string" office:string-value="20167" calcext:value-type="string">
            <text:p>20167</text:p>
          </table:table-cell>
          <table:table-cell table:formula="of:=DATE([.L539];[.K539];-1)" office:value-type="date" office:date-value="2016-06-29" calcext:value-type="date">
            <text:p>06/29/16</text:p>
          </table:table-cell>
          <table:table-cell table:formula="of:=YEAR([.N539])&amp;MONTH([.N539])" office:value-type="string" office:string-value="20166" calcext:value-type="string">
            <text:p>201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I-Knitwear</text:p>
          </table:table-cell>
          <table:table-cell office:value-type="date" office:date-value="2016-07-11" calcext:value-type="date">
            <text:p>11-Jul-16</text:p>
          </table:table-cell>
          <table:table-cell office:value-type="float" office:value="10416" calcext:value-type="float">
            <text:p>10,416</text:p>
          </table:table-cell>
          <table:table-cell table:formula="of:=IF([.B540]&lt;&gt;[.B539];1;0)" office:value-type="float" office:value="0" calcext:value-type="float">
            <text:p>0</text:p>
          </table:table-cell>
          <table:table-cell table:formula="of:=IF([.E540]=0;[.D539];&quot;&quot;)" office:value-type="float" office:value="10681" calcext:value-type="float">
            <text:p>10,681</text:p>
          </table:table-cell>
          <table:table-cell table:formula="of:=IF([.E540]=0;[.C540]-[.C539];&quot;&quot;)" office:value-type="float" office:value="2" calcext:value-type="float">
            <text:p>2</text:p>
          </table:table-cell>
          <table:table-cell table:formula="of:=WEEKNUM([.C540])" office:value-type="float" office:value="29" calcext:value-type="float">
            <text:p>29</text:p>
          </table:table-cell>
          <table:table-cell table:formula="of:=WEEKDAY([.C540])" office:value-type="float" office:value="2" calcext:value-type="float">
            <text:p>2</text:p>
          </table:table-cell>
          <table:table-cell table:formula="of:=ROUNDUP([.K540]/12*4)" office:value-type="float" office:value="3" calcext:value-type="float">
            <text:p>3</text:p>
          </table:table-cell>
          <table:table-cell table:formula="of:=MONTH([.C540])" office:value-type="float" office:value="7" calcext:value-type="float">
            <text:p>7</text:p>
          </table:table-cell>
          <table:table-cell table:formula="of:=YEAR([.C540])" office:value-type="float" office:value="2016" calcext:value-type="float">
            <text:p>2016</text:p>
          </table:table-cell>
          <table:table-cell table:formula="of:=[.L540]&amp;[.K540]" office:value-type="string" office:string-value="20167" calcext:value-type="string">
            <text:p>20167</text:p>
          </table:table-cell>
          <table:table-cell table:formula="of:=DATE([.L540];[.K540];-1)" office:value-type="date" office:date-value="2016-06-29" calcext:value-type="date">
            <text:p>06/29/16</text:p>
          </table:table-cell>
          <table:table-cell table:formula="of:=YEAR([.N540])&amp;MONTH([.N540])" office:value-type="string" office:string-value="20166" calcext:value-type="string">
            <text:p>201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I-Knitwear</text:p>
          </table:table-cell>
          <table:table-cell office:value-type="date" office:date-value="2016-07-14" calcext:value-type="date">
            <text:p>14-Jul-16</text:p>
          </table:table-cell>
          <table:table-cell office:value-type="float" office:value="55120" calcext:value-type="float">
            <text:p>55,120</text:p>
          </table:table-cell>
          <table:table-cell table:formula="of:=IF([.B541]&lt;&gt;[.B540];1;0)" office:value-type="float" office:value="0" calcext:value-type="float">
            <text:p>0</text:p>
          </table:table-cell>
          <table:table-cell table:formula="of:=IF([.E541]=0;[.D540];&quot;&quot;)" office:value-type="float" office:value="10416" calcext:value-type="float">
            <text:p>10,416</text:p>
          </table:table-cell>
          <table:table-cell table:formula="of:=IF([.E541]=0;[.C541]-[.C540];&quot;&quot;)" office:value-type="float" office:value="3" calcext:value-type="float">
            <text:p>3</text:p>
          </table:table-cell>
          <table:table-cell table:formula="of:=WEEKNUM([.C541])" office:value-type="float" office:value="29" calcext:value-type="float">
            <text:p>29</text:p>
          </table:table-cell>
          <table:table-cell table:formula="of:=WEEKDAY([.C541])" office:value-type="float" office:value="5" calcext:value-type="float">
            <text:p>5</text:p>
          </table:table-cell>
          <table:table-cell table:formula="of:=ROUNDUP([.K541]/12*4)" office:value-type="float" office:value="3" calcext:value-type="float">
            <text:p>3</text:p>
          </table:table-cell>
          <table:table-cell table:formula="of:=MONTH([.C541])" office:value-type="float" office:value="7" calcext:value-type="float">
            <text:p>7</text:p>
          </table:table-cell>
          <table:table-cell table:formula="of:=YEAR([.C541])" office:value-type="float" office:value="2016" calcext:value-type="float">
            <text:p>2016</text:p>
          </table:table-cell>
          <table:table-cell table:formula="of:=[.L541]&amp;[.K541]" office:value-type="string" office:string-value="20167" calcext:value-type="string">
            <text:p>20167</text:p>
          </table:table-cell>
          <table:table-cell table:formula="of:=DATE([.L541];[.K541];-1)" office:value-type="date" office:date-value="2016-06-29" calcext:value-type="date">
            <text:p>06/29/16</text:p>
          </table:table-cell>
          <table:table-cell table:formula="of:=YEAR([.N541])&amp;MONTH([.N541])" office:value-type="string" office:string-value="20166" calcext:value-type="string">
            <text:p>201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I-Knitwear</text:p>
          </table:table-cell>
          <table:table-cell office:value-type="date" office:date-value="2016-07-18" calcext:value-type="date">
            <text:p>18-Jul-16</text:p>
          </table:table-cell>
          <table:table-cell office:value-type="float" office:value="59431" calcext:value-type="float">
            <text:p>59,431</text:p>
          </table:table-cell>
          <table:table-cell table:formula="of:=IF([.B542]&lt;&gt;[.B541];1;0)" office:value-type="float" office:value="0" calcext:value-type="float">
            <text:p>0</text:p>
          </table:table-cell>
          <table:table-cell table:formula="of:=IF([.E542]=0;[.D541];&quot;&quot;)" office:value-type="float" office:value="55120" calcext:value-type="float">
            <text:p>55,120</text:p>
          </table:table-cell>
          <table:table-cell table:formula="of:=IF([.E542]=0;[.C542]-[.C541];&quot;&quot;)" office:value-type="float" office:value="4" calcext:value-type="float">
            <text:p>4</text:p>
          </table:table-cell>
          <table:table-cell table:formula="of:=WEEKNUM([.C542])" office:value-type="float" office:value="30" calcext:value-type="float">
            <text:p>30</text:p>
          </table:table-cell>
          <table:table-cell table:formula="of:=WEEKDAY([.C542])" office:value-type="float" office:value="2" calcext:value-type="float">
            <text:p>2</text:p>
          </table:table-cell>
          <table:table-cell table:formula="of:=ROUNDUP([.K542]/12*4)" office:value-type="float" office:value="3" calcext:value-type="float">
            <text:p>3</text:p>
          </table:table-cell>
          <table:table-cell table:formula="of:=MONTH([.C542])" office:value-type="float" office:value="7" calcext:value-type="float">
            <text:p>7</text:p>
          </table:table-cell>
          <table:table-cell table:formula="of:=YEAR([.C542])" office:value-type="float" office:value="2016" calcext:value-type="float">
            <text:p>2016</text:p>
          </table:table-cell>
          <table:table-cell table:formula="of:=[.L542]&amp;[.K542]" office:value-type="string" office:string-value="20167" calcext:value-type="string">
            <text:p>20167</text:p>
          </table:table-cell>
          <table:table-cell table:formula="of:=DATE([.L542];[.K542];-1)" office:value-type="date" office:date-value="2016-06-29" calcext:value-type="date">
            <text:p>06/29/16</text:p>
          </table:table-cell>
          <table:table-cell table:formula="of:=YEAR([.N542])&amp;MONTH([.N542])" office:value-type="string" office:string-value="20166" calcext:value-type="string">
            <text:p>201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I-Knitwear</text:p>
          </table:table-cell>
          <table:table-cell office:value-type="date" office:date-value="2016-07-22" calcext:value-type="date">
            <text:p>22-Jul-16</text:p>
          </table:table-cell>
          <table:table-cell office:value-type="float" office:value="34802" calcext:value-type="float">
            <text:p>34,802</text:p>
          </table:table-cell>
          <table:table-cell table:formula="of:=IF([.B543]&lt;&gt;[.B542];1;0)" office:value-type="float" office:value="0" calcext:value-type="float">
            <text:p>0</text:p>
          </table:table-cell>
          <table:table-cell table:formula="of:=IF([.E543]=0;[.D542];&quot;&quot;)" office:value-type="float" office:value="59431" calcext:value-type="float">
            <text:p>59,431</text:p>
          </table:table-cell>
          <table:table-cell table:formula="of:=IF([.E543]=0;[.C543]-[.C542];&quot;&quot;)" office:value-type="float" office:value="4" calcext:value-type="float">
            <text:p>4</text:p>
          </table:table-cell>
          <table:table-cell table:formula="of:=WEEKNUM([.C543])" office:value-type="float" office:value="30" calcext:value-type="float">
            <text:p>30</text:p>
          </table:table-cell>
          <table:table-cell table:formula="of:=WEEKDAY([.C543])" office:value-type="float" office:value="6" calcext:value-type="float">
            <text:p>6</text:p>
          </table:table-cell>
          <table:table-cell table:formula="of:=ROUNDUP([.K543]/12*4)" office:value-type="float" office:value="3" calcext:value-type="float">
            <text:p>3</text:p>
          </table:table-cell>
          <table:table-cell table:formula="of:=MONTH([.C543])" office:value-type="float" office:value="7" calcext:value-type="float">
            <text:p>7</text:p>
          </table:table-cell>
          <table:table-cell table:formula="of:=YEAR([.C543])" office:value-type="float" office:value="2016" calcext:value-type="float">
            <text:p>2016</text:p>
          </table:table-cell>
          <table:table-cell table:formula="of:=[.L543]&amp;[.K543]" office:value-type="string" office:string-value="20167" calcext:value-type="string">
            <text:p>20167</text:p>
          </table:table-cell>
          <table:table-cell table:formula="of:=DATE([.L543];[.K543];-1)" office:value-type="date" office:date-value="2016-06-29" calcext:value-type="date">
            <text:p>06/29/16</text:p>
          </table:table-cell>
          <table:table-cell table:formula="of:=YEAR([.N543])&amp;MONTH([.N543])" office:value-type="string" office:string-value="20166" calcext:value-type="string">
            <text:p>201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I-Knitwear</text:p>
          </table:table-cell>
          <table:table-cell office:value-type="date" office:date-value="2016-07-29" calcext:value-type="date">
            <text:p>29-Jul-16</text:p>
          </table:table-cell>
          <table:table-cell office:value-type="float" office:value="14608" calcext:value-type="float">
            <text:p>14,608</text:p>
          </table:table-cell>
          <table:table-cell table:formula="of:=IF([.B544]&lt;&gt;[.B543];1;0)" office:value-type="float" office:value="0" calcext:value-type="float">
            <text:p>0</text:p>
          </table:table-cell>
          <table:table-cell table:formula="of:=IF([.E544]=0;[.D543];&quot;&quot;)" office:value-type="float" office:value="34802" calcext:value-type="float">
            <text:p>34,802</text:p>
          </table:table-cell>
          <table:table-cell table:formula="of:=IF([.E544]=0;[.C544]-[.C543];&quot;&quot;)" office:value-type="float" office:value="7" calcext:value-type="float">
            <text:p>7</text:p>
          </table:table-cell>
          <table:table-cell table:formula="of:=WEEKNUM([.C544])" office:value-type="float" office:value="31" calcext:value-type="float">
            <text:p>31</text:p>
          </table:table-cell>
          <table:table-cell table:formula="of:=WEEKDAY([.C544])" office:value-type="float" office:value="6" calcext:value-type="float">
            <text:p>6</text:p>
          </table:table-cell>
          <table:table-cell table:formula="of:=ROUNDUP([.K544]/12*4)" office:value-type="float" office:value="3" calcext:value-type="float">
            <text:p>3</text:p>
          </table:table-cell>
          <table:table-cell table:formula="of:=MONTH([.C544])" office:value-type="float" office:value="7" calcext:value-type="float">
            <text:p>7</text:p>
          </table:table-cell>
          <table:table-cell table:formula="of:=YEAR([.C544])" office:value-type="float" office:value="2016" calcext:value-type="float">
            <text:p>2016</text:p>
          </table:table-cell>
          <table:table-cell table:formula="of:=[.L544]&amp;[.K544]" office:value-type="string" office:string-value="20167" calcext:value-type="string">
            <text:p>20167</text:p>
          </table:table-cell>
          <table:table-cell table:formula="of:=DATE([.L544];[.K544];-1)" office:value-type="date" office:date-value="2016-06-29" calcext:value-type="date">
            <text:p>06/29/16</text:p>
          </table:table-cell>
          <table:table-cell table:formula="of:=YEAR([.N544])&amp;MONTH([.N544])" office:value-type="string" office:string-value="20166" calcext:value-type="string">
            <text:p>201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I-Knitwear</text:p>
          </table:table-cell>
          <table:table-cell office:value-type="date" office:date-value="2016-08-02" calcext:value-type="date">
            <text:p>2-Aug-16</text:p>
          </table:table-cell>
          <table:table-cell office:value-type="float" office:value="18661" calcext:value-type="float">
            <text:p>18,661</text:p>
          </table:table-cell>
          <table:table-cell table:formula="of:=IF([.B545]&lt;&gt;[.B544];1;0)" office:value-type="float" office:value="0" calcext:value-type="float">
            <text:p>0</text:p>
          </table:table-cell>
          <table:table-cell table:formula="of:=IF([.E545]=0;[.D544];&quot;&quot;)" office:value-type="float" office:value="14608" calcext:value-type="float">
            <text:p>14,608</text:p>
          </table:table-cell>
          <table:table-cell table:formula="of:=IF([.E545]=0;[.C545]-[.C544];&quot;&quot;)" office:value-type="float" office:value="4" calcext:value-type="float">
            <text:p>4</text:p>
          </table:table-cell>
          <table:table-cell table:formula="of:=WEEKNUM([.C545])" office:value-type="float" office:value="32" calcext:value-type="float">
            <text:p>32</text:p>
          </table:table-cell>
          <table:table-cell table:formula="of:=WEEKDAY([.C545])" office:value-type="float" office:value="3" calcext:value-type="float">
            <text:p>3</text:p>
          </table:table-cell>
          <table:table-cell table:formula="of:=ROUNDUP([.K545]/12*4)" office:value-type="float" office:value="3" calcext:value-type="float">
            <text:p>3</text:p>
          </table:table-cell>
          <table:table-cell table:formula="of:=MONTH([.C545])" office:value-type="float" office:value="8" calcext:value-type="float">
            <text:p>8</text:p>
          </table:table-cell>
          <table:table-cell table:formula="of:=YEAR([.C545])" office:value-type="float" office:value="2016" calcext:value-type="float">
            <text:p>2016</text:p>
          </table:table-cell>
          <table:table-cell table:formula="of:=[.L545]&amp;[.K545]" office:value-type="string" office:string-value="20168" calcext:value-type="string">
            <text:p>20168</text:p>
          </table:table-cell>
          <table:table-cell table:formula="of:=DATE([.L545];[.K545];-1)" office:value-type="date" office:date-value="2016-07-30" calcext:value-type="date">
            <text:p>07/30/16</text:p>
          </table:table-cell>
          <table:table-cell table:formula="of:=YEAR([.N545])&amp;MONTH([.N545])" office:value-type="string" office:string-value="20167" calcext:value-type="string">
            <text:p>201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I-Knitwear</text:p>
          </table:table-cell>
          <table:table-cell office:value-type="date" office:date-value="2016-08-07" calcext:value-type="date">
            <text:p>7-Aug-16</text:p>
          </table:table-cell>
          <table:table-cell office:value-type="float" office:value="3930" calcext:value-type="float">
            <text:p>3,930</text:p>
          </table:table-cell>
          <table:table-cell table:formula="of:=IF([.B546]&lt;&gt;[.B545];1;0)" office:value-type="float" office:value="0" calcext:value-type="float">
            <text:p>0</text:p>
          </table:table-cell>
          <table:table-cell table:formula="of:=IF([.E546]=0;[.D545];&quot;&quot;)" office:value-type="float" office:value="18661" calcext:value-type="float">
            <text:p>18,661</text:p>
          </table:table-cell>
          <table:table-cell table:formula="of:=IF([.E546]=0;[.C546]-[.C545];&quot;&quot;)" office:value-type="float" office:value="5" calcext:value-type="float">
            <text:p>5</text:p>
          </table:table-cell>
          <table:table-cell table:formula="of:=WEEKNUM([.C546])" office:value-type="float" office:value="33" calcext:value-type="float">
            <text:p>33</text:p>
          </table:table-cell>
          <table:table-cell table:formula="of:=WEEKDAY([.C546])" office:value-type="float" office:value="1" calcext:value-type="float">
            <text:p>1</text:p>
          </table:table-cell>
          <table:table-cell table:formula="of:=ROUNDUP([.K546]/12*4)" office:value-type="float" office:value="3" calcext:value-type="float">
            <text:p>3</text:p>
          </table:table-cell>
          <table:table-cell table:formula="of:=MONTH([.C546])" office:value-type="float" office:value="8" calcext:value-type="float">
            <text:p>8</text:p>
          </table:table-cell>
          <table:table-cell table:formula="of:=YEAR([.C546])" office:value-type="float" office:value="2016" calcext:value-type="float">
            <text:p>2016</text:p>
          </table:table-cell>
          <table:table-cell table:formula="of:=[.L546]&amp;[.K546]" office:value-type="string" office:string-value="20168" calcext:value-type="string">
            <text:p>20168</text:p>
          </table:table-cell>
          <table:table-cell table:formula="of:=DATE([.L546];[.K546];-1)" office:value-type="date" office:date-value="2016-07-30" calcext:value-type="date">
            <text:p>07/30/16</text:p>
          </table:table-cell>
          <table:table-cell table:formula="of:=YEAR([.N546])&amp;MONTH([.N546])" office:value-type="string" office:string-value="20167" calcext:value-type="string">
            <text:p>201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I-Knitwear</text:p>
          </table:table-cell>
          <table:table-cell office:value-type="date" office:date-value="2016-08-11" calcext:value-type="date">
            <text:p>11-Aug-16</text:p>
          </table:table-cell>
          <table:table-cell office:value-type="float" office:value="2003" calcext:value-type="float">
            <text:p>2,003</text:p>
          </table:table-cell>
          <table:table-cell table:formula="of:=IF([.B547]&lt;&gt;[.B546];1;0)" office:value-type="float" office:value="0" calcext:value-type="float">
            <text:p>0</text:p>
          </table:table-cell>
          <table:table-cell table:formula="of:=IF([.E547]=0;[.D546];&quot;&quot;)" office:value-type="float" office:value="3930" calcext:value-type="float">
            <text:p>3,930</text:p>
          </table:table-cell>
          <table:table-cell table:formula="of:=IF([.E547]=0;[.C547]-[.C546];&quot;&quot;)" office:value-type="float" office:value="4" calcext:value-type="float">
            <text:p>4</text:p>
          </table:table-cell>
          <table:table-cell table:formula="of:=WEEKNUM([.C547])" office:value-type="float" office:value="33" calcext:value-type="float">
            <text:p>33</text:p>
          </table:table-cell>
          <table:table-cell table:formula="of:=WEEKDAY([.C547])" office:value-type="float" office:value="5" calcext:value-type="float">
            <text:p>5</text:p>
          </table:table-cell>
          <table:table-cell table:formula="of:=ROUNDUP([.K547]/12*4)" office:value-type="float" office:value="3" calcext:value-type="float">
            <text:p>3</text:p>
          </table:table-cell>
          <table:table-cell table:formula="of:=MONTH([.C547])" office:value-type="float" office:value="8" calcext:value-type="float">
            <text:p>8</text:p>
          </table:table-cell>
          <table:table-cell table:formula="of:=YEAR([.C547])" office:value-type="float" office:value="2016" calcext:value-type="float">
            <text:p>2016</text:p>
          </table:table-cell>
          <table:table-cell table:formula="of:=[.L547]&amp;[.K547]" office:value-type="string" office:string-value="20168" calcext:value-type="string">
            <text:p>20168</text:p>
          </table:table-cell>
          <table:table-cell table:formula="of:=DATE([.L547];[.K547];-1)" office:value-type="date" office:date-value="2016-07-30" calcext:value-type="date">
            <text:p>07/30/16</text:p>
          </table:table-cell>
          <table:table-cell table:formula="of:=YEAR([.N547])&amp;MONTH([.N547])" office:value-type="string" office:string-value="20167" calcext:value-type="string">
            <text:p>201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I-Knitwear</text:p>
          </table:table-cell>
          <table:table-cell office:value-type="date" office:date-value="2016-08-21" calcext:value-type="date">
            <text:p>21-Aug-16</text:p>
          </table:table-cell>
          <table:table-cell office:value-type="float" office:value="61450" calcext:value-type="float">
            <text:p>61,450</text:p>
          </table:table-cell>
          <table:table-cell table:formula="of:=IF([.B548]&lt;&gt;[.B547];1;0)" office:value-type="float" office:value="0" calcext:value-type="float">
            <text:p>0</text:p>
          </table:table-cell>
          <table:table-cell table:formula="of:=IF([.E548]=0;[.D547];&quot;&quot;)" office:value-type="float" office:value="2003" calcext:value-type="float">
            <text:p>2,003</text:p>
          </table:table-cell>
          <table:table-cell table:formula="of:=IF([.E548]=0;[.C548]-[.C547];&quot;&quot;)" office:value-type="float" office:value="10" calcext:value-type="float">
            <text:p>10</text:p>
          </table:table-cell>
          <table:table-cell table:formula="of:=WEEKNUM([.C548])" office:value-type="float" office:value="35" calcext:value-type="float">
            <text:p>35</text:p>
          </table:table-cell>
          <table:table-cell table:formula="of:=WEEKDAY([.C548])" office:value-type="float" office:value="1" calcext:value-type="float">
            <text:p>1</text:p>
          </table:table-cell>
          <table:table-cell table:formula="of:=ROUNDUP([.K548]/12*4)" office:value-type="float" office:value="3" calcext:value-type="float">
            <text:p>3</text:p>
          </table:table-cell>
          <table:table-cell table:formula="of:=MONTH([.C548])" office:value-type="float" office:value="8" calcext:value-type="float">
            <text:p>8</text:p>
          </table:table-cell>
          <table:table-cell table:formula="of:=YEAR([.C548])" office:value-type="float" office:value="2016" calcext:value-type="float">
            <text:p>2016</text:p>
          </table:table-cell>
          <table:table-cell table:formula="of:=[.L548]&amp;[.K548]" office:value-type="string" office:string-value="20168" calcext:value-type="string">
            <text:p>20168</text:p>
          </table:table-cell>
          <table:table-cell table:formula="of:=DATE([.L548];[.K548];-1)" office:value-type="date" office:date-value="2016-07-30" calcext:value-type="date">
            <text:p>07/30/16</text:p>
          </table:table-cell>
          <table:table-cell table:formula="of:=YEAR([.N548])&amp;MONTH([.N548])" office:value-type="string" office:string-value="20167" calcext:value-type="string">
            <text:p>201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I-Knitwear</text:p>
          </table:table-cell>
          <table:table-cell office:value-type="date" office:date-value="2016-08-25" calcext:value-type="date">
            <text:p>25-Aug-16</text:p>
          </table:table-cell>
          <table:table-cell office:value-type="float" office:value="3916" calcext:value-type="float">
            <text:p>3,916</text:p>
          </table:table-cell>
          <table:table-cell table:formula="of:=IF([.B549]&lt;&gt;[.B548];1;0)" office:value-type="float" office:value="0" calcext:value-type="float">
            <text:p>0</text:p>
          </table:table-cell>
          <table:table-cell table:formula="of:=IF([.E549]=0;[.D548];&quot;&quot;)" office:value-type="float" office:value="61450" calcext:value-type="float">
            <text:p>61,450</text:p>
          </table:table-cell>
          <table:table-cell table:formula="of:=IF([.E549]=0;[.C549]-[.C548];&quot;&quot;)" office:value-type="float" office:value="4" calcext:value-type="float">
            <text:p>4</text:p>
          </table:table-cell>
          <table:table-cell table:formula="of:=WEEKNUM([.C549])" office:value-type="float" office:value="35" calcext:value-type="float">
            <text:p>35</text:p>
          </table:table-cell>
          <table:table-cell table:formula="of:=WEEKDAY([.C549])" office:value-type="float" office:value="5" calcext:value-type="float">
            <text:p>5</text:p>
          </table:table-cell>
          <table:table-cell table:formula="of:=ROUNDUP([.K549]/12*4)" office:value-type="float" office:value="3" calcext:value-type="float">
            <text:p>3</text:p>
          </table:table-cell>
          <table:table-cell table:formula="of:=MONTH([.C549])" office:value-type="float" office:value="8" calcext:value-type="float">
            <text:p>8</text:p>
          </table:table-cell>
          <table:table-cell table:formula="of:=YEAR([.C549])" office:value-type="float" office:value="2016" calcext:value-type="float">
            <text:p>2016</text:p>
          </table:table-cell>
          <table:table-cell table:formula="of:=[.L549]&amp;[.K549]" office:value-type="string" office:string-value="20168" calcext:value-type="string">
            <text:p>20168</text:p>
          </table:table-cell>
          <table:table-cell table:formula="of:=DATE([.L549];[.K549];-1)" office:value-type="date" office:date-value="2016-07-30" calcext:value-type="date">
            <text:p>07/30/16</text:p>
          </table:table-cell>
          <table:table-cell table:formula="of:=YEAR([.N549])&amp;MONTH([.N549])" office:value-type="string" office:string-value="20167" calcext:value-type="string">
            <text:p>201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I-Knitwear</text:p>
          </table:table-cell>
          <table:table-cell office:value-type="date" office:date-value="2016-08-31" calcext:value-type="date">
            <text:p>31-Aug-16</text:p>
          </table:table-cell>
          <table:table-cell office:value-type="float" office:value="22192" calcext:value-type="float">
            <text:p>22,192</text:p>
          </table:table-cell>
          <table:table-cell table:formula="of:=IF([.B550]&lt;&gt;[.B549];1;0)" office:value-type="float" office:value="0" calcext:value-type="float">
            <text:p>0</text:p>
          </table:table-cell>
          <table:table-cell table:formula="of:=IF([.E550]=0;[.D549];&quot;&quot;)" office:value-type="float" office:value="3916" calcext:value-type="float">
            <text:p>3,916</text:p>
          </table:table-cell>
          <table:table-cell table:formula="of:=IF([.E550]=0;[.C550]-[.C549];&quot;&quot;)" office:value-type="float" office:value="6" calcext:value-type="float">
            <text:p>6</text:p>
          </table:table-cell>
          <table:table-cell table:formula="of:=WEEKNUM([.C550])" office:value-type="float" office:value="36" calcext:value-type="float">
            <text:p>36</text:p>
          </table:table-cell>
          <table:table-cell table:formula="of:=WEEKDAY([.C550])" office:value-type="float" office:value="4" calcext:value-type="float">
            <text:p>4</text:p>
          </table:table-cell>
          <table:table-cell table:formula="of:=ROUNDUP([.K550]/12*4)" office:value-type="float" office:value="3" calcext:value-type="float">
            <text:p>3</text:p>
          </table:table-cell>
          <table:table-cell table:formula="of:=MONTH([.C550])" office:value-type="float" office:value="8" calcext:value-type="float">
            <text:p>8</text:p>
          </table:table-cell>
          <table:table-cell table:formula="of:=YEAR([.C550])" office:value-type="float" office:value="2016" calcext:value-type="float">
            <text:p>2016</text:p>
          </table:table-cell>
          <table:table-cell table:formula="of:=[.L550]&amp;[.K550]" office:value-type="string" office:string-value="20168" calcext:value-type="string">
            <text:p>20168</text:p>
          </table:table-cell>
          <table:table-cell table:formula="of:=DATE([.L550];[.K550];-1)" office:value-type="date" office:date-value="2016-07-30" calcext:value-type="date">
            <text:p>07/30/16</text:p>
          </table:table-cell>
          <table:table-cell table:formula="of:=YEAR([.N550])&amp;MONTH([.N550])" office:value-type="string" office:string-value="20167" calcext:value-type="string">
            <text:p>201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I-Knitwear</text:p>
          </table:table-cell>
          <table:table-cell office:value-type="date" office:date-value="2016-09-02" calcext:value-type="date">
            <text:p>2-Sep-16</text:p>
          </table:table-cell>
          <table:table-cell office:value-type="float" office:value="37489" calcext:value-type="float">
            <text:p>37,489</text:p>
          </table:table-cell>
          <table:table-cell table:formula="of:=IF([.B551]&lt;&gt;[.B550];1;0)" office:value-type="float" office:value="0" calcext:value-type="float">
            <text:p>0</text:p>
          </table:table-cell>
          <table:table-cell table:formula="of:=IF([.E551]=0;[.D550];&quot;&quot;)" office:value-type="float" office:value="22192" calcext:value-type="float">
            <text:p>22,192</text:p>
          </table:table-cell>
          <table:table-cell table:formula="of:=IF([.E551]=0;[.C551]-[.C550];&quot;&quot;)" office:value-type="float" office:value="2" calcext:value-type="float">
            <text:p>2</text:p>
          </table:table-cell>
          <table:table-cell table:formula="of:=WEEKNUM([.C551])" office:value-type="float" office:value="36" calcext:value-type="float">
            <text:p>36</text:p>
          </table:table-cell>
          <table:table-cell table:formula="of:=WEEKDAY([.C551])" office:value-type="float" office:value="6" calcext:value-type="float">
            <text:p>6</text:p>
          </table:table-cell>
          <table:table-cell table:formula="of:=ROUNDUP([.K551]/12*4)" office:value-type="float" office:value="3" calcext:value-type="float">
            <text:p>3</text:p>
          </table:table-cell>
          <table:table-cell table:formula="of:=MONTH([.C551])" office:value-type="float" office:value="9" calcext:value-type="float">
            <text:p>9</text:p>
          </table:table-cell>
          <table:table-cell table:formula="of:=YEAR([.C551])" office:value-type="float" office:value="2016" calcext:value-type="float">
            <text:p>2016</text:p>
          </table:table-cell>
          <table:table-cell table:formula="of:=[.L551]&amp;[.K551]" office:value-type="string" office:string-value="20169" calcext:value-type="string">
            <text:p>20169</text:p>
          </table:table-cell>
          <table:table-cell table:formula="of:=DATE([.L551];[.K551];-1)" office:value-type="date" office:date-value="2016-08-30" calcext:value-type="date">
            <text:p>08/30/16</text:p>
          </table:table-cell>
          <table:table-cell table:formula="of:=YEAR([.N551])&amp;MONTH([.N551])" office:value-type="string" office:string-value="20168" calcext:value-type="string">
            <text:p>201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I-Knitwear</text:p>
          </table:table-cell>
          <table:table-cell office:value-type="date" office:date-value="2016-09-05" calcext:value-type="date">
            <text:p>5-Sep-16</text:p>
          </table:table-cell>
          <table:table-cell office:value-type="float" office:value="6010" calcext:value-type="float">
            <text:p>6,010</text:p>
          </table:table-cell>
          <table:table-cell table:formula="of:=IF([.B552]&lt;&gt;[.B551];1;0)" office:value-type="float" office:value="0" calcext:value-type="float">
            <text:p>0</text:p>
          </table:table-cell>
          <table:table-cell table:formula="of:=IF([.E552]=0;[.D551];&quot;&quot;)" office:value-type="float" office:value="37489" calcext:value-type="float">
            <text:p>37,489</text:p>
          </table:table-cell>
          <table:table-cell table:formula="of:=IF([.E552]=0;[.C552]-[.C551];&quot;&quot;)" office:value-type="float" office:value="3" calcext:value-type="float">
            <text:p>3</text:p>
          </table:table-cell>
          <table:table-cell table:formula="of:=WEEKNUM([.C552])" office:value-type="float" office:value="37" calcext:value-type="float">
            <text:p>37</text:p>
          </table:table-cell>
          <table:table-cell table:formula="of:=WEEKDAY([.C552])" office:value-type="float" office:value="2" calcext:value-type="float">
            <text:p>2</text:p>
          </table:table-cell>
          <table:table-cell table:formula="of:=ROUNDUP([.K552]/12*4)" office:value-type="float" office:value="3" calcext:value-type="float">
            <text:p>3</text:p>
          </table:table-cell>
          <table:table-cell table:formula="of:=MONTH([.C552])" office:value-type="float" office:value="9" calcext:value-type="float">
            <text:p>9</text:p>
          </table:table-cell>
          <table:table-cell table:formula="of:=YEAR([.C552])" office:value-type="float" office:value="2016" calcext:value-type="float">
            <text:p>2016</text:p>
          </table:table-cell>
          <table:table-cell table:formula="of:=[.L552]&amp;[.K552]" office:value-type="string" office:string-value="20169" calcext:value-type="string">
            <text:p>20169</text:p>
          </table:table-cell>
          <table:table-cell table:formula="of:=DATE([.L552];[.K552];-1)" office:value-type="date" office:date-value="2016-08-30" calcext:value-type="date">
            <text:p>08/30/16</text:p>
          </table:table-cell>
          <table:table-cell table:formula="of:=YEAR([.N552])&amp;MONTH([.N552])" office:value-type="string" office:string-value="20168" calcext:value-type="string">
            <text:p>201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I-Knitwear</text:p>
          </table:table-cell>
          <table:table-cell office:value-type="date" office:date-value="2016-09-09" calcext:value-type="date">
            <text:p>9-Sep-16</text:p>
          </table:table-cell>
          <table:table-cell office:value-type="float" office:value="13798" calcext:value-type="float">
            <text:p>13,798</text:p>
          </table:table-cell>
          <table:table-cell table:formula="of:=IF([.B553]&lt;&gt;[.B552];1;0)" office:value-type="float" office:value="0" calcext:value-type="float">
            <text:p>0</text:p>
          </table:table-cell>
          <table:table-cell table:formula="of:=IF([.E553]=0;[.D552];&quot;&quot;)" office:value-type="float" office:value="6010" calcext:value-type="float">
            <text:p>6,010</text:p>
          </table:table-cell>
          <table:table-cell table:formula="of:=IF([.E553]=0;[.C553]-[.C552];&quot;&quot;)" office:value-type="float" office:value="4" calcext:value-type="float">
            <text:p>4</text:p>
          </table:table-cell>
          <table:table-cell table:formula="of:=WEEKNUM([.C553])" office:value-type="float" office:value="37" calcext:value-type="float">
            <text:p>37</text:p>
          </table:table-cell>
          <table:table-cell table:formula="of:=WEEKDAY([.C553])" office:value-type="float" office:value="6" calcext:value-type="float">
            <text:p>6</text:p>
          </table:table-cell>
          <table:table-cell table:formula="of:=ROUNDUP([.K553]/12*4)" office:value-type="float" office:value="3" calcext:value-type="float">
            <text:p>3</text:p>
          </table:table-cell>
          <table:table-cell table:formula="of:=MONTH([.C553])" office:value-type="float" office:value="9" calcext:value-type="float">
            <text:p>9</text:p>
          </table:table-cell>
          <table:table-cell table:formula="of:=YEAR([.C553])" office:value-type="float" office:value="2016" calcext:value-type="float">
            <text:p>2016</text:p>
          </table:table-cell>
          <table:table-cell table:formula="of:=[.L553]&amp;[.K553]" office:value-type="string" office:string-value="20169" calcext:value-type="string">
            <text:p>20169</text:p>
          </table:table-cell>
          <table:table-cell table:formula="of:=DATE([.L553];[.K553];-1)" office:value-type="date" office:date-value="2016-08-30" calcext:value-type="date">
            <text:p>08/30/16</text:p>
          </table:table-cell>
          <table:table-cell table:formula="of:=YEAR([.N553])&amp;MONTH([.N553])" office:value-type="string" office:string-value="20168" calcext:value-type="string">
            <text:p>201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I-Knitwear</text:p>
          </table:table-cell>
          <table:table-cell office:value-type="date" office:date-value="2016-09-12" calcext:value-type="date">
            <text:p>12-Sep-16</text:p>
          </table:table-cell>
          <table:table-cell office:value-type="float" office:value="52330" calcext:value-type="float">
            <text:p>52,330</text:p>
          </table:table-cell>
          <table:table-cell table:formula="of:=IF([.B554]&lt;&gt;[.B553];1;0)" office:value-type="float" office:value="0" calcext:value-type="float">
            <text:p>0</text:p>
          </table:table-cell>
          <table:table-cell table:formula="of:=IF([.E554]=0;[.D553];&quot;&quot;)" office:value-type="float" office:value="13798" calcext:value-type="float">
            <text:p>13,798</text:p>
          </table:table-cell>
          <table:table-cell table:formula="of:=IF([.E554]=0;[.C554]-[.C553];&quot;&quot;)" office:value-type="float" office:value="3" calcext:value-type="float">
            <text:p>3</text:p>
          </table:table-cell>
          <table:table-cell table:formula="of:=WEEKNUM([.C554])" office:value-type="float" office:value="38" calcext:value-type="float">
            <text:p>38</text:p>
          </table:table-cell>
          <table:table-cell table:formula="of:=WEEKDAY([.C554])" office:value-type="float" office:value="2" calcext:value-type="float">
            <text:p>2</text:p>
          </table:table-cell>
          <table:table-cell table:formula="of:=ROUNDUP([.K554]/12*4)" office:value-type="float" office:value="3" calcext:value-type="float">
            <text:p>3</text:p>
          </table:table-cell>
          <table:table-cell table:formula="of:=MONTH([.C554])" office:value-type="float" office:value="9" calcext:value-type="float">
            <text:p>9</text:p>
          </table:table-cell>
          <table:table-cell table:formula="of:=YEAR([.C554])" office:value-type="float" office:value="2016" calcext:value-type="float">
            <text:p>2016</text:p>
          </table:table-cell>
          <table:table-cell table:formula="of:=[.L554]&amp;[.K554]" office:value-type="string" office:string-value="20169" calcext:value-type="string">
            <text:p>20169</text:p>
          </table:table-cell>
          <table:table-cell table:formula="of:=DATE([.L554];[.K554];-1)" office:value-type="date" office:date-value="2016-08-30" calcext:value-type="date">
            <text:p>08/30/16</text:p>
          </table:table-cell>
          <table:table-cell table:formula="of:=YEAR([.N554])&amp;MONTH([.N554])" office:value-type="string" office:string-value="20168" calcext:value-type="string">
            <text:p>201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I-Knitwear</text:p>
          </table:table-cell>
          <table:table-cell office:value-type="date" office:date-value="2016-09-15" calcext:value-type="date">
            <text:p>15-Sep-16</text:p>
          </table:table-cell>
          <table:table-cell office:value-type="float" office:value="10000" calcext:value-type="float">
            <text:p>10,000</text:p>
          </table:table-cell>
          <table:table-cell table:formula="of:=IF([.B555]&lt;&gt;[.B554];1;0)" office:value-type="float" office:value="0" calcext:value-type="float">
            <text:p>0</text:p>
          </table:table-cell>
          <table:table-cell table:formula="of:=IF([.E555]=0;[.D554];&quot;&quot;)" office:value-type="float" office:value="52330" calcext:value-type="float">
            <text:p>52,330</text:p>
          </table:table-cell>
          <table:table-cell table:formula="of:=IF([.E555]=0;[.C555]-[.C554];&quot;&quot;)" office:value-type="float" office:value="3" calcext:value-type="float">
            <text:p>3</text:p>
          </table:table-cell>
          <table:table-cell table:formula="of:=WEEKNUM([.C555])" office:value-type="float" office:value="38" calcext:value-type="float">
            <text:p>38</text:p>
          </table:table-cell>
          <table:table-cell table:formula="of:=WEEKDAY([.C555])" office:value-type="float" office:value="5" calcext:value-type="float">
            <text:p>5</text:p>
          </table:table-cell>
          <table:table-cell table:formula="of:=ROUNDUP([.K555]/12*4)" office:value-type="float" office:value="3" calcext:value-type="float">
            <text:p>3</text:p>
          </table:table-cell>
          <table:table-cell table:formula="of:=MONTH([.C555])" office:value-type="float" office:value="9" calcext:value-type="float">
            <text:p>9</text:p>
          </table:table-cell>
          <table:table-cell table:formula="of:=YEAR([.C555])" office:value-type="float" office:value="2016" calcext:value-type="float">
            <text:p>2016</text:p>
          </table:table-cell>
          <table:table-cell table:formula="of:=[.L555]&amp;[.K555]" office:value-type="string" office:string-value="20169" calcext:value-type="string">
            <text:p>20169</text:p>
          </table:table-cell>
          <table:table-cell table:formula="of:=DATE([.L555];[.K555];-1)" office:value-type="date" office:date-value="2016-08-30" calcext:value-type="date">
            <text:p>08/30/16</text:p>
          </table:table-cell>
          <table:table-cell table:formula="of:=YEAR([.N555])&amp;MONTH([.N555])" office:value-type="string" office:string-value="20168" calcext:value-type="string">
            <text:p>201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I-Knitwear</text:p>
          </table:table-cell>
          <table:table-cell office:value-type="date" office:date-value="2016-09-16" calcext:value-type="date">
            <text:p>16-Sep-16</text:p>
          </table:table-cell>
          <table:table-cell office:value-type="float" office:value="16039" calcext:value-type="float">
            <text:p>16,039</text:p>
          </table:table-cell>
          <table:table-cell table:formula="of:=IF([.B556]&lt;&gt;[.B555];1;0)" office:value-type="float" office:value="0" calcext:value-type="float">
            <text:p>0</text:p>
          </table:table-cell>
          <table:table-cell table:formula="of:=IF([.E556]=0;[.D555];&quot;&quot;)" office:value-type="float" office:value="10000" calcext:value-type="float">
            <text:p>10,000</text:p>
          </table:table-cell>
          <table:table-cell table:formula="of:=IF([.E556]=0;[.C556]-[.C555];&quot;&quot;)" office:value-type="float" office:value="1" calcext:value-type="float">
            <text:p>1</text:p>
          </table:table-cell>
          <table:table-cell table:formula="of:=WEEKNUM([.C556])" office:value-type="float" office:value="38" calcext:value-type="float">
            <text:p>38</text:p>
          </table:table-cell>
          <table:table-cell table:formula="of:=WEEKDAY([.C556])" office:value-type="float" office:value="6" calcext:value-type="float">
            <text:p>6</text:p>
          </table:table-cell>
          <table:table-cell table:formula="of:=ROUNDUP([.K556]/12*4)" office:value-type="float" office:value="3" calcext:value-type="float">
            <text:p>3</text:p>
          </table:table-cell>
          <table:table-cell table:formula="of:=MONTH([.C556])" office:value-type="float" office:value="9" calcext:value-type="float">
            <text:p>9</text:p>
          </table:table-cell>
          <table:table-cell table:formula="of:=YEAR([.C556])" office:value-type="float" office:value="2016" calcext:value-type="float">
            <text:p>2016</text:p>
          </table:table-cell>
          <table:table-cell table:formula="of:=[.L556]&amp;[.K556]" office:value-type="string" office:string-value="20169" calcext:value-type="string">
            <text:p>20169</text:p>
          </table:table-cell>
          <table:table-cell table:formula="of:=DATE([.L556];[.K556];-1)" office:value-type="date" office:date-value="2016-08-30" calcext:value-type="date">
            <text:p>08/30/16</text:p>
          </table:table-cell>
          <table:table-cell table:formula="of:=YEAR([.N556])&amp;MONTH([.N556])" office:value-type="string" office:string-value="20168" calcext:value-type="string">
            <text:p>201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I-Knitwear</text:p>
          </table:table-cell>
          <table:table-cell office:value-type="date" office:date-value="2016-09-18" calcext:value-type="date">
            <text:p>18-Sep-16</text:p>
          </table:table-cell>
          <table:table-cell office:value-type="float" office:value="29982" calcext:value-type="float">
            <text:p>29,982</text:p>
          </table:table-cell>
          <table:table-cell table:formula="of:=IF([.B557]&lt;&gt;[.B556];1;0)" office:value-type="float" office:value="0" calcext:value-type="float">
            <text:p>0</text:p>
          </table:table-cell>
          <table:table-cell table:formula="of:=IF([.E557]=0;[.D556];&quot;&quot;)" office:value-type="float" office:value="16039" calcext:value-type="float">
            <text:p>16,039</text:p>
          </table:table-cell>
          <table:table-cell table:formula="of:=IF([.E557]=0;[.C557]-[.C556];&quot;&quot;)" office:value-type="float" office:value="2" calcext:value-type="float">
            <text:p>2</text:p>
          </table:table-cell>
          <table:table-cell table:formula="of:=WEEKNUM([.C557])" office:value-type="float" office:value="39" calcext:value-type="float">
            <text:p>39</text:p>
          </table:table-cell>
          <table:table-cell table:formula="of:=WEEKDAY([.C557])" office:value-type="float" office:value="1" calcext:value-type="float">
            <text:p>1</text:p>
          </table:table-cell>
          <table:table-cell table:formula="of:=ROUNDUP([.K557]/12*4)" office:value-type="float" office:value="3" calcext:value-type="float">
            <text:p>3</text:p>
          </table:table-cell>
          <table:table-cell table:formula="of:=MONTH([.C557])" office:value-type="float" office:value="9" calcext:value-type="float">
            <text:p>9</text:p>
          </table:table-cell>
          <table:table-cell table:formula="of:=YEAR([.C557])" office:value-type="float" office:value="2016" calcext:value-type="float">
            <text:p>2016</text:p>
          </table:table-cell>
          <table:table-cell table:formula="of:=[.L557]&amp;[.K557]" office:value-type="string" office:string-value="20169" calcext:value-type="string">
            <text:p>20169</text:p>
          </table:table-cell>
          <table:table-cell table:formula="of:=DATE([.L557];[.K557];-1)" office:value-type="date" office:date-value="2016-08-30" calcext:value-type="date">
            <text:p>08/30/16</text:p>
          </table:table-cell>
          <table:table-cell table:formula="of:=YEAR([.N557])&amp;MONTH([.N557])" office:value-type="string" office:string-value="20168" calcext:value-type="string">
            <text:p>201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I-Knitwear</text:p>
          </table:table-cell>
          <table:table-cell office:value-type="date" office:date-value="2016-09-23" calcext:value-type="date">
            <text:p>23-Sep-16</text:p>
          </table:table-cell>
          <table:table-cell office:value-type="float" office:value="10530" calcext:value-type="float">
            <text:p>10,530</text:p>
          </table:table-cell>
          <table:table-cell table:formula="of:=IF([.B558]&lt;&gt;[.B557];1;0)" office:value-type="float" office:value="0" calcext:value-type="float">
            <text:p>0</text:p>
          </table:table-cell>
          <table:table-cell table:formula="of:=IF([.E558]=0;[.D557];&quot;&quot;)" office:value-type="float" office:value="29982" calcext:value-type="float">
            <text:p>29,982</text:p>
          </table:table-cell>
          <table:table-cell table:formula="of:=IF([.E558]=0;[.C558]-[.C557];&quot;&quot;)" office:value-type="float" office:value="5" calcext:value-type="float">
            <text:p>5</text:p>
          </table:table-cell>
          <table:table-cell table:formula="of:=WEEKNUM([.C558])" office:value-type="float" office:value="39" calcext:value-type="float">
            <text:p>39</text:p>
          </table:table-cell>
          <table:table-cell table:formula="of:=WEEKDAY([.C558])" office:value-type="float" office:value="6" calcext:value-type="float">
            <text:p>6</text:p>
          </table:table-cell>
          <table:table-cell table:formula="of:=ROUNDUP([.K558]/12*4)" office:value-type="float" office:value="3" calcext:value-type="float">
            <text:p>3</text:p>
          </table:table-cell>
          <table:table-cell table:formula="of:=MONTH([.C558])" office:value-type="float" office:value="9" calcext:value-type="float">
            <text:p>9</text:p>
          </table:table-cell>
          <table:table-cell table:formula="of:=YEAR([.C558])" office:value-type="float" office:value="2016" calcext:value-type="float">
            <text:p>2016</text:p>
          </table:table-cell>
          <table:table-cell table:formula="of:=[.L558]&amp;[.K558]" office:value-type="string" office:string-value="20169" calcext:value-type="string">
            <text:p>20169</text:p>
          </table:table-cell>
          <table:table-cell table:formula="of:=DATE([.L558];[.K558];-1)" office:value-type="date" office:date-value="2016-08-30" calcext:value-type="date">
            <text:p>08/30/16</text:p>
          </table:table-cell>
          <table:table-cell table:formula="of:=YEAR([.N558])&amp;MONTH([.N558])" office:value-type="string" office:string-value="20168" calcext:value-type="string">
            <text:p>201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I-Knitwear</text:p>
          </table:table-cell>
          <table:table-cell office:value-type="date" office:date-value="2016-10-02" calcext:value-type="date">
            <text:p>2-Oct-16</text:p>
          </table:table-cell>
          <table:table-cell office:value-type="float" office:value="8782" calcext:value-type="float">
            <text:p>8,782</text:p>
          </table:table-cell>
          <table:table-cell table:formula="of:=IF([.B559]&lt;&gt;[.B558];1;0)" office:value-type="float" office:value="0" calcext:value-type="float">
            <text:p>0</text:p>
          </table:table-cell>
          <table:table-cell table:formula="of:=IF([.E559]=0;[.D558];&quot;&quot;)" office:value-type="float" office:value="10530" calcext:value-type="float">
            <text:p>10,530</text:p>
          </table:table-cell>
          <table:table-cell table:formula="of:=IF([.E559]=0;[.C559]-[.C558];&quot;&quot;)" office:value-type="float" office:value="9" calcext:value-type="float">
            <text:p>9</text:p>
          </table:table-cell>
          <table:table-cell table:formula="of:=WEEKNUM([.C559])" office:value-type="float" office:value="41" calcext:value-type="float">
            <text:p>41</text:p>
          </table:table-cell>
          <table:table-cell table:formula="of:=WEEKDAY([.C559])" office:value-type="float" office:value="1" calcext:value-type="float">
            <text:p>1</text:p>
          </table:table-cell>
          <table:table-cell table:formula="of:=ROUNDUP([.K559]/12*4)" office:value-type="float" office:value="4" calcext:value-type="float">
            <text:p>4</text:p>
          </table:table-cell>
          <table:table-cell table:formula="of:=MONTH([.C559])" office:value-type="float" office:value="10" calcext:value-type="float">
            <text:p>10</text:p>
          </table:table-cell>
          <table:table-cell table:formula="of:=YEAR([.C559])" office:value-type="float" office:value="2016" calcext:value-type="float">
            <text:p>2016</text:p>
          </table:table-cell>
          <table:table-cell table:formula="of:=[.L559]&amp;[.K559]" office:value-type="string" office:string-value="201610" calcext:value-type="string">
            <text:p>201610</text:p>
          </table:table-cell>
          <table:table-cell table:formula="of:=DATE([.L559];[.K559];-1)" office:value-type="date" office:date-value="2016-09-29" calcext:value-type="date">
            <text:p>09/29/16</text:p>
          </table:table-cell>
          <table:table-cell table:formula="of:=YEAR([.N559])&amp;MONTH([.N559])" office:value-type="string" office:string-value="20169" calcext:value-type="string">
            <text:p>201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I-Knitwear</text:p>
          </table:table-cell>
          <table:table-cell office:value-type="date" office:date-value="2016-10-23" calcext:value-type="date">
            <text:p>23-Oct-16</text:p>
          </table:table-cell>
          <table:table-cell office:value-type="float" office:value="4830" calcext:value-type="float">
            <text:p>4,830</text:p>
          </table:table-cell>
          <table:table-cell table:formula="of:=IF([.B560]&lt;&gt;[.B559];1;0)" office:value-type="float" office:value="0" calcext:value-type="float">
            <text:p>0</text:p>
          </table:table-cell>
          <table:table-cell table:formula="of:=IF([.E560]=0;[.D559];&quot;&quot;)" office:value-type="float" office:value="8782" calcext:value-type="float">
            <text:p>8,782</text:p>
          </table:table-cell>
          <table:table-cell table:formula="of:=IF([.E560]=0;[.C560]-[.C559];&quot;&quot;)" office:value-type="float" office:value="21" calcext:value-type="float">
            <text:p>21</text:p>
          </table:table-cell>
          <table:table-cell table:formula="of:=WEEKNUM([.C560])" office:value-type="float" office:value="44" calcext:value-type="float">
            <text:p>44</text:p>
          </table:table-cell>
          <table:table-cell table:formula="of:=WEEKDAY([.C560])" office:value-type="float" office:value="1" calcext:value-type="float">
            <text:p>1</text:p>
          </table:table-cell>
          <table:table-cell table:formula="of:=ROUNDUP([.K560]/12*4)" office:value-type="float" office:value="4" calcext:value-type="float">
            <text:p>4</text:p>
          </table:table-cell>
          <table:table-cell table:formula="of:=MONTH([.C560])" office:value-type="float" office:value="10" calcext:value-type="float">
            <text:p>10</text:p>
          </table:table-cell>
          <table:table-cell table:formula="of:=YEAR([.C560])" office:value-type="float" office:value="2016" calcext:value-type="float">
            <text:p>2016</text:p>
          </table:table-cell>
          <table:table-cell table:formula="of:=[.L560]&amp;[.K560]" office:value-type="string" office:string-value="201610" calcext:value-type="string">
            <text:p>201610</text:p>
          </table:table-cell>
          <table:table-cell table:formula="of:=DATE([.L560];[.K560];-1)" office:value-type="date" office:date-value="2016-09-29" calcext:value-type="date">
            <text:p>09/29/16</text:p>
          </table:table-cell>
          <table:table-cell table:formula="of:=YEAR([.N560])&amp;MONTH([.N560])" office:value-type="string" office:string-value="20169" calcext:value-type="string">
            <text:p>201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I-Knitwear</text:p>
          </table:table-cell>
          <table:table-cell office:value-type="date" office:date-value="2016-11-09" calcext:value-type="date">
            <text:p>9-Nov-16</text:p>
          </table:table-cell>
          <table:table-cell office:value-type="float" office:value="12173" calcext:value-type="float">
            <text:p>12,173</text:p>
          </table:table-cell>
          <table:table-cell table:formula="of:=IF([.B561]&lt;&gt;[.B560];1;0)" office:value-type="float" office:value="0" calcext:value-type="float">
            <text:p>0</text:p>
          </table:table-cell>
          <table:table-cell table:formula="of:=IF([.E561]=0;[.D560];&quot;&quot;)" office:value-type="float" office:value="4830" calcext:value-type="float">
            <text:p>4,830</text:p>
          </table:table-cell>
          <table:table-cell table:formula="of:=IF([.E561]=0;[.C561]-[.C560];&quot;&quot;)" office:value-type="float" office:value="17" calcext:value-type="float">
            <text:p>17</text:p>
          </table:table-cell>
          <table:table-cell table:formula="of:=WEEKNUM([.C561])" office:value-type="float" office:value="46" calcext:value-type="float">
            <text:p>46</text:p>
          </table:table-cell>
          <table:table-cell table:formula="of:=WEEKDAY([.C561])" office:value-type="float" office:value="4" calcext:value-type="float">
            <text:p>4</text:p>
          </table:table-cell>
          <table:table-cell table:formula="of:=ROUNDUP([.K561]/12*4)" office:value-type="float" office:value="4" calcext:value-type="float">
            <text:p>4</text:p>
          </table:table-cell>
          <table:table-cell table:formula="of:=MONTH([.C561])" office:value-type="float" office:value="11" calcext:value-type="float">
            <text:p>11</text:p>
          </table:table-cell>
          <table:table-cell table:formula="of:=YEAR([.C561])" office:value-type="float" office:value="2016" calcext:value-type="float">
            <text:p>2016</text:p>
          </table:table-cell>
          <table:table-cell table:formula="of:=[.L561]&amp;[.K561]" office:value-type="string" office:string-value="201611" calcext:value-type="string">
            <text:p>201611</text:p>
          </table:table-cell>
          <table:table-cell table:formula="of:=DATE([.L561];[.K561];-1)" office:value-type="date" office:date-value="2016-10-30" calcext:value-type="date">
            <text:p>10/30/16</text:p>
          </table:table-cell>
          <table:table-cell table:formula="of:=YEAR([.N561])&amp;MONTH([.N561])" office:value-type="string" office:string-value="201610" calcext:value-type="string">
            <text:p>2016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I-Knitwear</text:p>
          </table:table-cell>
          <table:table-cell office:value-type="date" office:date-value="2016-11-21" calcext:value-type="date">
            <text:p>21-Nov-16</text:p>
          </table:table-cell>
          <table:table-cell office:value-type="float" office:value="6196" calcext:value-type="float">
            <text:p>6,196</text:p>
          </table:table-cell>
          <table:table-cell table:formula="of:=IF([.B562]&lt;&gt;[.B561];1;0)" office:value-type="float" office:value="0" calcext:value-type="float">
            <text:p>0</text:p>
          </table:table-cell>
          <table:table-cell table:formula="of:=IF([.E562]=0;[.D561];&quot;&quot;)" office:value-type="float" office:value="12173" calcext:value-type="float">
            <text:p>12,173</text:p>
          </table:table-cell>
          <table:table-cell table:formula="of:=IF([.E562]=0;[.C562]-[.C561];&quot;&quot;)" office:value-type="float" office:value="12" calcext:value-type="float">
            <text:p>12</text:p>
          </table:table-cell>
          <table:table-cell table:formula="of:=WEEKNUM([.C562])" office:value-type="float" office:value="48" calcext:value-type="float">
            <text:p>48</text:p>
          </table:table-cell>
          <table:table-cell table:formula="of:=WEEKDAY([.C562])" office:value-type="float" office:value="2" calcext:value-type="float">
            <text:p>2</text:p>
          </table:table-cell>
          <table:table-cell table:formula="of:=ROUNDUP([.K562]/12*4)" office:value-type="float" office:value="4" calcext:value-type="float">
            <text:p>4</text:p>
          </table:table-cell>
          <table:table-cell table:formula="of:=MONTH([.C562])" office:value-type="float" office:value="11" calcext:value-type="float">
            <text:p>11</text:p>
          </table:table-cell>
          <table:table-cell table:formula="of:=YEAR([.C562])" office:value-type="float" office:value="2016" calcext:value-type="float">
            <text:p>2016</text:p>
          </table:table-cell>
          <table:table-cell table:formula="of:=[.L562]&amp;[.K562]" office:value-type="string" office:string-value="201611" calcext:value-type="string">
            <text:p>201611</text:p>
          </table:table-cell>
          <table:table-cell table:formula="of:=DATE([.L562];[.K562];-1)" office:value-type="date" office:date-value="2016-10-30" calcext:value-type="date">
            <text:p>10/30/16</text:p>
          </table:table-cell>
          <table:table-cell table:formula="of:=YEAR([.N562])&amp;MONTH([.N562])" office:value-type="string" office:string-value="201610" calcext:value-type="string">
            <text:p>2016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I-Knitwear</text:p>
          </table:table-cell>
          <table:table-cell office:value-type="date" office:date-value="2016-11-27" calcext:value-type="date">
            <text:p>27-Nov-16</text:p>
          </table:table-cell>
          <table:table-cell office:value-type="float" office:value="3808" calcext:value-type="float">
            <text:p>3,808</text:p>
          </table:table-cell>
          <table:table-cell table:formula="of:=IF([.B563]&lt;&gt;[.B562];1;0)" office:value-type="float" office:value="0" calcext:value-type="float">
            <text:p>0</text:p>
          </table:table-cell>
          <table:table-cell table:formula="of:=IF([.E563]=0;[.D562];&quot;&quot;)" office:value-type="float" office:value="6196" calcext:value-type="float">
            <text:p>6,196</text:p>
          </table:table-cell>
          <table:table-cell table:formula="of:=IF([.E563]=0;[.C563]-[.C562];&quot;&quot;)" office:value-type="float" office:value="6" calcext:value-type="float">
            <text:p>6</text:p>
          </table:table-cell>
          <table:table-cell table:formula="of:=WEEKNUM([.C563])" office:value-type="float" office:value="49" calcext:value-type="float">
            <text:p>49</text:p>
          </table:table-cell>
          <table:table-cell table:formula="of:=WEEKDAY([.C563])" office:value-type="float" office:value="1" calcext:value-type="float">
            <text:p>1</text:p>
          </table:table-cell>
          <table:table-cell table:formula="of:=ROUNDUP([.K563]/12*4)" office:value-type="float" office:value="4" calcext:value-type="float">
            <text:p>4</text:p>
          </table:table-cell>
          <table:table-cell table:formula="of:=MONTH([.C563])" office:value-type="float" office:value="11" calcext:value-type="float">
            <text:p>11</text:p>
          </table:table-cell>
          <table:table-cell table:formula="of:=YEAR([.C563])" office:value-type="float" office:value="2016" calcext:value-type="float">
            <text:p>2016</text:p>
          </table:table-cell>
          <table:table-cell table:formula="of:=[.L563]&amp;[.K563]" office:value-type="string" office:string-value="201611" calcext:value-type="string">
            <text:p>201611</text:p>
          </table:table-cell>
          <table:table-cell table:formula="of:=DATE([.L563];[.K563];-1)" office:value-type="date" office:date-value="2016-10-30" calcext:value-type="date">
            <text:p>10/30/16</text:p>
          </table:table-cell>
          <table:table-cell table:formula="of:=YEAR([.N563])&amp;MONTH([.N563])" office:value-type="string" office:string-value="201610" calcext:value-type="string">
            <text:p>2016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I-Knitwear</text:p>
          </table:table-cell>
          <table:table-cell office:value-type="date" office:date-value="2016-12-05" calcext:value-type="date">
            <text:p>5-Dec-16</text:p>
          </table:table-cell>
          <table:table-cell office:value-type="float" office:value="9899" calcext:value-type="float">
            <text:p>9,899</text:p>
          </table:table-cell>
          <table:table-cell table:formula="of:=IF([.B564]&lt;&gt;[.B563];1;0)" office:value-type="float" office:value="0" calcext:value-type="float">
            <text:p>0</text:p>
          </table:table-cell>
          <table:table-cell table:formula="of:=IF([.E564]=0;[.D563];&quot;&quot;)" office:value-type="float" office:value="3808" calcext:value-type="float">
            <text:p>3,808</text:p>
          </table:table-cell>
          <table:table-cell table:formula="of:=IF([.E564]=0;[.C564]-[.C563];&quot;&quot;)" office:value-type="float" office:value="8" calcext:value-type="float">
            <text:p>8</text:p>
          </table:table-cell>
          <table:table-cell table:formula="of:=WEEKNUM([.C564])" office:value-type="float" office:value="50" calcext:value-type="float">
            <text:p>50</text:p>
          </table:table-cell>
          <table:table-cell table:formula="of:=WEEKDAY([.C564])" office:value-type="float" office:value="2" calcext:value-type="float">
            <text:p>2</text:p>
          </table:table-cell>
          <table:table-cell table:formula="of:=ROUNDUP([.K564]/12*4)" office:value-type="float" office:value="4" calcext:value-type="float">
            <text:p>4</text:p>
          </table:table-cell>
          <table:table-cell table:formula="of:=MONTH([.C564])" office:value-type="float" office:value="12" calcext:value-type="float">
            <text:p>12</text:p>
          </table:table-cell>
          <table:table-cell table:formula="of:=YEAR([.C564])" office:value-type="float" office:value="2016" calcext:value-type="float">
            <text:p>2016</text:p>
          </table:table-cell>
          <table:table-cell table:formula="of:=[.L564]&amp;[.K564]" office:value-type="string" office:string-value="201612" calcext:value-type="string">
            <text:p>201612</text:p>
          </table:table-cell>
          <table:table-cell table:formula="of:=DATE([.L564];[.K564];-1)" office:value-type="date" office:date-value="2016-11-29" calcext:value-type="date">
            <text:p>11/29/16</text:p>
          </table:table-cell>
          <table:table-cell table:formula="of:=YEAR([.N564])&amp;MONTH([.N564])" office:value-type="string" office:string-value="201611" calcext:value-type="string">
            <text:p>2016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I-Knitwear</text:p>
          </table:table-cell>
          <table:table-cell office:value-type="date" office:date-value="2016-12-12" calcext:value-type="date">
            <text:p>12-Dec-16</text:p>
          </table:table-cell>
          <table:table-cell office:value-type="float" office:value="58574" calcext:value-type="float">
            <text:p>58,574</text:p>
          </table:table-cell>
          <table:table-cell table:formula="of:=IF([.B565]&lt;&gt;[.B564];1;0)" office:value-type="float" office:value="0" calcext:value-type="float">
            <text:p>0</text:p>
          </table:table-cell>
          <table:table-cell table:formula="of:=IF([.E565]=0;[.D564];&quot;&quot;)" office:value-type="float" office:value="9899" calcext:value-type="float">
            <text:p>9,899</text:p>
          </table:table-cell>
          <table:table-cell table:formula="of:=IF([.E565]=0;[.C565]-[.C564];&quot;&quot;)" office:value-type="float" office:value="7" calcext:value-type="float">
            <text:p>7</text:p>
          </table:table-cell>
          <table:table-cell table:formula="of:=WEEKNUM([.C565])" office:value-type="float" office:value="51" calcext:value-type="float">
            <text:p>51</text:p>
          </table:table-cell>
          <table:table-cell table:formula="of:=WEEKDAY([.C565])" office:value-type="float" office:value="2" calcext:value-type="float">
            <text:p>2</text:p>
          </table:table-cell>
          <table:table-cell table:formula="of:=ROUNDUP([.K565]/12*4)" office:value-type="float" office:value="4" calcext:value-type="float">
            <text:p>4</text:p>
          </table:table-cell>
          <table:table-cell table:formula="of:=MONTH([.C565])" office:value-type="float" office:value="12" calcext:value-type="float">
            <text:p>12</text:p>
          </table:table-cell>
          <table:table-cell table:formula="of:=YEAR([.C565])" office:value-type="float" office:value="2016" calcext:value-type="float">
            <text:p>2016</text:p>
          </table:table-cell>
          <table:table-cell table:formula="of:=[.L565]&amp;[.K565]" office:value-type="string" office:string-value="201612" calcext:value-type="string">
            <text:p>201612</text:p>
          </table:table-cell>
          <table:table-cell table:formula="of:=DATE([.L565];[.K565];-1)" office:value-type="date" office:date-value="2016-11-29" calcext:value-type="date">
            <text:p>11/29/16</text:p>
          </table:table-cell>
          <table:table-cell table:formula="of:=YEAR([.N565])&amp;MONTH([.N565])" office:value-type="string" office:string-value="201611" calcext:value-type="string">
            <text:p>2016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I-Knitwear</text:p>
          </table:table-cell>
          <table:table-cell office:value-type="date" office:date-value="2016-12-16" calcext:value-type="date">
            <text:p>16-Dec-16</text:p>
          </table:table-cell>
          <table:table-cell office:value-type="float" office:value="966" calcext:value-type="float">
            <text:p>966</text:p>
          </table:table-cell>
          <table:table-cell table:formula="of:=IF([.B566]&lt;&gt;[.B565];1;0)" office:value-type="float" office:value="0" calcext:value-type="float">
            <text:p>0</text:p>
          </table:table-cell>
          <table:table-cell table:formula="of:=IF([.E566]=0;[.D565];&quot;&quot;)" office:value-type="float" office:value="58574" calcext:value-type="float">
            <text:p>58,574</text:p>
          </table:table-cell>
          <table:table-cell table:formula="of:=IF([.E566]=0;[.C566]-[.C565];&quot;&quot;)" office:value-type="float" office:value="4" calcext:value-type="float">
            <text:p>4</text:p>
          </table:table-cell>
          <table:table-cell table:formula="of:=WEEKNUM([.C566])" office:value-type="float" office:value="51" calcext:value-type="float">
            <text:p>51</text:p>
          </table:table-cell>
          <table:table-cell table:formula="of:=WEEKDAY([.C566])" office:value-type="float" office:value="6" calcext:value-type="float">
            <text:p>6</text:p>
          </table:table-cell>
          <table:table-cell table:formula="of:=ROUNDUP([.K566]/12*4)" office:value-type="float" office:value="4" calcext:value-type="float">
            <text:p>4</text:p>
          </table:table-cell>
          <table:table-cell table:formula="of:=MONTH([.C566])" office:value-type="float" office:value="12" calcext:value-type="float">
            <text:p>12</text:p>
          </table:table-cell>
          <table:table-cell table:formula="of:=YEAR([.C566])" office:value-type="float" office:value="2016" calcext:value-type="float">
            <text:p>2016</text:p>
          </table:table-cell>
          <table:table-cell table:formula="of:=[.L566]&amp;[.K566]" office:value-type="string" office:string-value="201612" calcext:value-type="string">
            <text:p>201612</text:p>
          </table:table-cell>
          <table:table-cell table:formula="of:=DATE([.L566];[.K566];-1)" office:value-type="date" office:date-value="2016-11-29" calcext:value-type="date">
            <text:p>11/29/16</text:p>
          </table:table-cell>
          <table:table-cell table:formula="of:=YEAR([.N566])&amp;MONTH([.N566])" office:value-type="string" office:string-value="201611" calcext:value-type="string">
            <text:p>2016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I-Knitwear</text:p>
          </table:table-cell>
          <table:table-cell office:value-type="date" office:date-value="2016-12-20" calcext:value-type="date">
            <text:p>20-Dec-16</text:p>
          </table:table-cell>
          <table:table-cell office:value-type="float" office:value="1116" calcext:value-type="float">
            <text:p>1,116</text:p>
          </table:table-cell>
          <table:table-cell table:formula="of:=IF([.B567]&lt;&gt;[.B566];1;0)" office:value-type="float" office:value="0" calcext:value-type="float">
            <text:p>0</text:p>
          </table:table-cell>
          <table:table-cell table:formula="of:=IF([.E567]=0;[.D566];&quot;&quot;)" office:value-type="float" office:value="966" calcext:value-type="float">
            <text:p>966</text:p>
          </table:table-cell>
          <table:table-cell table:formula="of:=IF([.E567]=0;[.C567]-[.C566];&quot;&quot;)" office:value-type="float" office:value="4" calcext:value-type="float">
            <text:p>4</text:p>
          </table:table-cell>
          <table:table-cell table:formula="of:=WEEKNUM([.C567])" office:value-type="float" office:value="52" calcext:value-type="float">
            <text:p>52</text:p>
          </table:table-cell>
          <table:table-cell table:formula="of:=WEEKDAY([.C567])" office:value-type="float" office:value="3" calcext:value-type="float">
            <text:p>3</text:p>
          </table:table-cell>
          <table:table-cell table:formula="of:=ROUNDUP([.K567]/12*4)" office:value-type="float" office:value="4" calcext:value-type="float">
            <text:p>4</text:p>
          </table:table-cell>
          <table:table-cell table:formula="of:=MONTH([.C567])" office:value-type="float" office:value="12" calcext:value-type="float">
            <text:p>12</text:p>
          </table:table-cell>
          <table:table-cell table:formula="of:=YEAR([.C567])" office:value-type="float" office:value="2016" calcext:value-type="float">
            <text:p>2016</text:p>
          </table:table-cell>
          <table:table-cell table:formula="of:=[.L567]&amp;[.K567]" office:value-type="string" office:string-value="201612" calcext:value-type="string">
            <text:p>201612</text:p>
          </table:table-cell>
          <table:table-cell table:formula="of:=DATE([.L567];[.K567];-1)" office:value-type="date" office:date-value="2016-11-29" calcext:value-type="date">
            <text:p>11/29/16</text:p>
          </table:table-cell>
          <table:table-cell table:formula="of:=YEAR([.N567])&amp;MONTH([.N567])" office:value-type="string" office:string-value="201611" calcext:value-type="string">
            <text:p>2016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I-Knitwear</text:p>
          </table:table-cell>
          <table:table-cell office:value-type="date" office:date-value="2016-12-26" calcext:value-type="date">
            <text:p>26-Dec-16</text:p>
          </table:table-cell>
          <table:table-cell office:value-type="float" office:value="3414" calcext:value-type="float">
            <text:p>3,414</text:p>
          </table:table-cell>
          <table:table-cell table:formula="of:=IF([.B568]&lt;&gt;[.B567];1;0)" office:value-type="float" office:value="0" calcext:value-type="float">
            <text:p>0</text:p>
          </table:table-cell>
          <table:table-cell table:formula="of:=IF([.E568]=0;[.D567];&quot;&quot;)" office:value-type="float" office:value="1116" calcext:value-type="float">
            <text:p>1,116</text:p>
          </table:table-cell>
          <table:table-cell table:formula="of:=IF([.E568]=0;[.C568]-[.C567];&quot;&quot;)" office:value-type="float" office:value="6" calcext:value-type="float">
            <text:p>6</text:p>
          </table:table-cell>
          <table:table-cell table:formula="of:=WEEKNUM([.C568])" office:value-type="float" office:value="53" calcext:value-type="float">
            <text:p>53</text:p>
          </table:table-cell>
          <table:table-cell table:formula="of:=WEEKDAY([.C568])" office:value-type="float" office:value="2" calcext:value-type="float">
            <text:p>2</text:p>
          </table:table-cell>
          <table:table-cell table:formula="of:=ROUNDUP([.K568]/12*4)" office:value-type="float" office:value="4" calcext:value-type="float">
            <text:p>4</text:p>
          </table:table-cell>
          <table:table-cell table:formula="of:=MONTH([.C568])" office:value-type="float" office:value="12" calcext:value-type="float">
            <text:p>12</text:p>
          </table:table-cell>
          <table:table-cell table:formula="of:=YEAR([.C568])" office:value-type="float" office:value="2016" calcext:value-type="float">
            <text:p>2016</text:p>
          </table:table-cell>
          <table:table-cell table:formula="of:=[.L568]&amp;[.K568]" office:value-type="string" office:string-value="201612" calcext:value-type="string">
            <text:p>201612</text:p>
          </table:table-cell>
          <table:table-cell table:formula="of:=DATE([.L568];[.K568];-1)" office:value-type="date" office:date-value="2016-11-29" calcext:value-type="date">
            <text:p>11/29/16</text:p>
          </table:table-cell>
          <table:table-cell table:formula="of:=YEAR([.N568])&amp;MONTH([.N568])" office:value-type="string" office:string-value="201611" calcext:value-type="string">
            <text:p>2016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I-Knitwear</text:p>
          </table:table-cell>
          <table:table-cell office:value-type="date" office:date-value="2017-01-02" calcext:value-type="date">
            <text:p>2-Jan-17</text:p>
          </table:table-cell>
          <table:table-cell office:value-type="float" office:value="2091" calcext:value-type="float">
            <text:p>2,091</text:p>
          </table:table-cell>
          <table:table-cell table:formula="of:=IF([.B569]&lt;&gt;[.B568];1;0)" office:value-type="float" office:value="0" calcext:value-type="float">
            <text:p>0</text:p>
          </table:table-cell>
          <table:table-cell table:formula="of:=IF([.E569]=0;[.D568];&quot;&quot;)" office:value-type="float" office:value="3414" calcext:value-type="float">
            <text:p>3,414</text:p>
          </table:table-cell>
          <table:table-cell table:formula="of:=IF([.E569]=0;[.C569]-[.C568];&quot;&quot;)" office:value-type="float" office:value="7" calcext:value-type="float">
            <text:p>7</text:p>
          </table:table-cell>
          <table:table-cell table:formula="of:=WEEKNUM([.C569])" office:value-type="float" office:value="1" calcext:value-type="float">
            <text:p>1</text:p>
          </table:table-cell>
          <table:table-cell table:formula="of:=WEEKDAY([.C569])" office:value-type="float" office:value="2" calcext:value-type="float">
            <text:p>2</text:p>
          </table:table-cell>
          <table:table-cell table:formula="of:=ROUNDUP([.K569]/12*4)" office:value-type="float" office:value="1" calcext:value-type="float">
            <text:p>1</text:p>
          </table:table-cell>
          <table:table-cell table:formula="of:=MONTH([.C569])" office:value-type="float" office:value="1" calcext:value-type="float">
            <text:p>1</text:p>
          </table:table-cell>
          <table:table-cell table:formula="of:=YEAR([.C569])" office:value-type="float" office:value="2017" calcext:value-type="float">
            <text:p>2017</text:p>
          </table:table-cell>
          <table:table-cell table:formula="of:=[.L569]&amp;[.K569]" office:value-type="string" office:string-value="20171" calcext:value-type="string">
            <text:p>20171</text:p>
          </table:table-cell>
          <table:table-cell table:formula="of:=DATE([.L569];[.K569];-1)" office:value-type="date" office:date-value="2016-12-30" calcext:value-type="date">
            <text:p>12/30/16</text:p>
          </table:table-cell>
          <table:table-cell table:formula="of:=YEAR([.N569])&amp;MONTH([.N569])" office:value-type="string" office:string-value="201612" calcext:value-type="string">
            <text:p>2016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I-Knitwear</text:p>
          </table:table-cell>
          <table:table-cell office:value-type="date" office:date-value="2017-01-09" calcext:value-type="date">
            <text:p>9-Jan-17</text:p>
          </table:table-cell>
          <table:table-cell office:value-type="float" office:value="4982" calcext:value-type="float">
            <text:p>4,982</text:p>
          </table:table-cell>
          <table:table-cell table:formula="of:=IF([.B570]&lt;&gt;[.B569];1;0)" office:value-type="float" office:value="0" calcext:value-type="float">
            <text:p>0</text:p>
          </table:table-cell>
          <table:table-cell table:formula="of:=IF([.E570]=0;[.D569];&quot;&quot;)" office:value-type="float" office:value="2091" calcext:value-type="float">
            <text:p>2,091</text:p>
          </table:table-cell>
          <table:table-cell table:formula="of:=IF([.E570]=0;[.C570]-[.C569];&quot;&quot;)" office:value-type="float" office:value="7" calcext:value-type="float">
            <text:p>7</text:p>
          </table:table-cell>
          <table:table-cell table:formula="of:=WEEKNUM([.C570])" office:value-type="float" office:value="2" calcext:value-type="float">
            <text:p>2</text:p>
          </table:table-cell>
          <table:table-cell table:formula="of:=WEEKDAY([.C570])" office:value-type="float" office:value="2" calcext:value-type="float">
            <text:p>2</text:p>
          </table:table-cell>
          <table:table-cell table:formula="of:=ROUNDUP([.K570]/12*4)" office:value-type="float" office:value="1" calcext:value-type="float">
            <text:p>1</text:p>
          </table:table-cell>
          <table:table-cell table:formula="of:=MONTH([.C570])" office:value-type="float" office:value="1" calcext:value-type="float">
            <text:p>1</text:p>
          </table:table-cell>
          <table:table-cell table:formula="of:=YEAR([.C570])" office:value-type="float" office:value="2017" calcext:value-type="float">
            <text:p>2017</text:p>
          </table:table-cell>
          <table:table-cell table:formula="of:=[.L570]&amp;[.K570]" office:value-type="string" office:string-value="20171" calcext:value-type="string">
            <text:p>20171</text:p>
          </table:table-cell>
          <table:table-cell table:formula="of:=DATE([.L570];[.K570];-1)" office:value-type="date" office:date-value="2016-12-30" calcext:value-type="date">
            <text:p>12/30/16</text:p>
          </table:table-cell>
          <table:table-cell table:formula="of:=YEAR([.N570])&amp;MONTH([.N570])" office:value-type="string" office:string-value="201612" calcext:value-type="string">
            <text:p>2016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I-Knitwear</text:p>
          </table:table-cell>
          <table:table-cell office:value-type="date" office:date-value="2017-01-16" calcext:value-type="date">
            <text:p>16-Jan-17</text:p>
          </table:table-cell>
          <table:table-cell office:value-type="float" office:value="3070" calcext:value-type="float">
            <text:p>3,070</text:p>
          </table:table-cell>
          <table:table-cell table:formula="of:=IF([.B571]&lt;&gt;[.B570];1;0)" office:value-type="float" office:value="0" calcext:value-type="float">
            <text:p>0</text:p>
          </table:table-cell>
          <table:table-cell table:formula="of:=IF([.E571]=0;[.D570];&quot;&quot;)" office:value-type="float" office:value="4982" calcext:value-type="float">
            <text:p>4,982</text:p>
          </table:table-cell>
          <table:table-cell table:formula="of:=IF([.E571]=0;[.C571]-[.C570];&quot;&quot;)" office:value-type="float" office:value="7" calcext:value-type="float">
            <text:p>7</text:p>
          </table:table-cell>
          <table:table-cell table:formula="of:=WEEKNUM([.C571])" office:value-type="float" office:value="3" calcext:value-type="float">
            <text:p>3</text:p>
          </table:table-cell>
          <table:table-cell table:formula="of:=WEEKDAY([.C571])" office:value-type="float" office:value="2" calcext:value-type="float">
            <text:p>2</text:p>
          </table:table-cell>
          <table:table-cell table:formula="of:=ROUNDUP([.K571]/12*4)" office:value-type="float" office:value="1" calcext:value-type="float">
            <text:p>1</text:p>
          </table:table-cell>
          <table:table-cell table:formula="of:=MONTH([.C571])" office:value-type="float" office:value="1" calcext:value-type="float">
            <text:p>1</text:p>
          </table:table-cell>
          <table:table-cell table:formula="of:=YEAR([.C571])" office:value-type="float" office:value="2017" calcext:value-type="float">
            <text:p>2017</text:p>
          </table:table-cell>
          <table:table-cell table:formula="of:=[.L571]&amp;[.K571]" office:value-type="string" office:string-value="20171" calcext:value-type="string">
            <text:p>20171</text:p>
          </table:table-cell>
          <table:table-cell table:formula="of:=DATE([.L571];[.K571];-1)" office:value-type="date" office:date-value="2016-12-30" calcext:value-type="date">
            <text:p>12/30/16</text:p>
          </table:table-cell>
          <table:table-cell table:formula="of:=YEAR([.N571])&amp;MONTH([.N571])" office:value-type="string" office:string-value="201612" calcext:value-type="string">
            <text:p>2016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I-Knitwear</text:p>
          </table:table-cell>
          <table:table-cell office:value-type="date" office:date-value="2017-01-23" calcext:value-type="date">
            <text:p>23-Jan-17</text:p>
          </table:table-cell>
          <table:table-cell office:value-type="float" office:value="26856" calcext:value-type="float">
            <text:p>26,856</text:p>
          </table:table-cell>
          <table:table-cell table:formula="of:=IF([.B572]&lt;&gt;[.B571];1;0)" office:value-type="float" office:value="0" calcext:value-type="float">
            <text:p>0</text:p>
          </table:table-cell>
          <table:table-cell table:formula="of:=IF([.E572]=0;[.D571];&quot;&quot;)" office:value-type="float" office:value="3070" calcext:value-type="float">
            <text:p>3,070</text:p>
          </table:table-cell>
          <table:table-cell table:formula="of:=IF([.E572]=0;[.C572]-[.C571];&quot;&quot;)" office:value-type="float" office:value="7" calcext:value-type="float">
            <text:p>7</text:p>
          </table:table-cell>
          <table:table-cell table:formula="of:=WEEKNUM([.C572])" office:value-type="float" office:value="4" calcext:value-type="float">
            <text:p>4</text:p>
          </table:table-cell>
          <table:table-cell table:formula="of:=WEEKDAY([.C572])" office:value-type="float" office:value="2" calcext:value-type="float">
            <text:p>2</text:p>
          </table:table-cell>
          <table:table-cell table:formula="of:=ROUNDUP([.K572]/12*4)" office:value-type="float" office:value="1" calcext:value-type="float">
            <text:p>1</text:p>
          </table:table-cell>
          <table:table-cell table:formula="of:=MONTH([.C572])" office:value-type="float" office:value="1" calcext:value-type="float">
            <text:p>1</text:p>
          </table:table-cell>
          <table:table-cell table:formula="of:=YEAR([.C572])" office:value-type="float" office:value="2017" calcext:value-type="float">
            <text:p>2017</text:p>
          </table:table-cell>
          <table:table-cell table:formula="of:=[.L572]&amp;[.K572]" office:value-type="string" office:string-value="20171" calcext:value-type="string">
            <text:p>20171</text:p>
          </table:table-cell>
          <table:table-cell table:formula="of:=DATE([.L572];[.K572];-1)" office:value-type="date" office:date-value="2016-12-30" calcext:value-type="date">
            <text:p>12/30/16</text:p>
          </table:table-cell>
          <table:table-cell table:formula="of:=YEAR([.N572])&amp;MONTH([.N572])" office:value-type="string" office:string-value="201612" calcext:value-type="string">
            <text:p>2016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I-Knitwear</text:p>
          </table:table-cell>
          <table:table-cell office:value-type="date" office:date-value="2017-01-29" calcext:value-type="date">
            <text:p>29-Jan-17</text:p>
          </table:table-cell>
          <table:table-cell office:value-type="float" office:value="8000" calcext:value-type="float">
            <text:p>8,000</text:p>
          </table:table-cell>
          <table:table-cell table:formula="of:=IF([.B573]&lt;&gt;[.B572];1;0)" office:value-type="float" office:value="0" calcext:value-type="float">
            <text:p>0</text:p>
          </table:table-cell>
          <table:table-cell table:formula="of:=IF([.E573]=0;[.D572];&quot;&quot;)" office:value-type="float" office:value="26856" calcext:value-type="float">
            <text:p>26,856</text:p>
          </table:table-cell>
          <table:table-cell table:formula="of:=IF([.E573]=0;[.C573]-[.C572];&quot;&quot;)" office:value-type="float" office:value="6" calcext:value-type="float">
            <text:p>6</text:p>
          </table:table-cell>
          <table:table-cell table:formula="of:=WEEKNUM([.C573])" office:value-type="float" office:value="5" calcext:value-type="float">
            <text:p>5</text:p>
          </table:table-cell>
          <table:table-cell table:formula="of:=WEEKDAY([.C573])" office:value-type="float" office:value="1" calcext:value-type="float">
            <text:p>1</text:p>
          </table:table-cell>
          <table:table-cell table:formula="of:=ROUNDUP([.K573]/12*4)" office:value-type="float" office:value="1" calcext:value-type="float">
            <text:p>1</text:p>
          </table:table-cell>
          <table:table-cell table:formula="of:=MONTH([.C573])" office:value-type="float" office:value="1" calcext:value-type="float">
            <text:p>1</text:p>
          </table:table-cell>
          <table:table-cell table:formula="of:=YEAR([.C573])" office:value-type="float" office:value="2017" calcext:value-type="float">
            <text:p>2017</text:p>
          </table:table-cell>
          <table:table-cell table:formula="of:=[.L573]&amp;[.K573]" office:value-type="string" office:string-value="20171" calcext:value-type="string">
            <text:p>20171</text:p>
          </table:table-cell>
          <table:table-cell table:formula="of:=DATE([.L573];[.K573];-1)" office:value-type="date" office:date-value="2016-12-30" calcext:value-type="date">
            <text:p>12/30/16</text:p>
          </table:table-cell>
          <table:table-cell table:formula="of:=YEAR([.N573])&amp;MONTH([.N573])" office:value-type="string" office:string-value="201612" calcext:value-type="string">
            <text:p>2016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I-Knitwear</text:p>
          </table:table-cell>
          <table:table-cell office:value-type="date" office:date-value="2017-01-30" calcext:value-type="date">
            <text:p>30-Jan-17</text:p>
          </table:table-cell>
          <table:table-cell office:value-type="float" office:value="7165" calcext:value-type="float">
            <text:p>7,165</text:p>
          </table:table-cell>
          <table:table-cell table:formula="of:=IF([.B574]&lt;&gt;[.B573];1;0)" office:value-type="float" office:value="0" calcext:value-type="float">
            <text:p>0</text:p>
          </table:table-cell>
          <table:table-cell table:formula="of:=IF([.E574]=0;[.D573];&quot;&quot;)" office:value-type="float" office:value="8000" calcext:value-type="float">
            <text:p>8,000</text:p>
          </table:table-cell>
          <table:table-cell table:formula="of:=IF([.E574]=0;[.C574]-[.C573];&quot;&quot;)" office:value-type="float" office:value="1" calcext:value-type="float">
            <text:p>1</text:p>
          </table:table-cell>
          <table:table-cell table:formula="of:=WEEKNUM([.C574])" office:value-type="float" office:value="5" calcext:value-type="float">
            <text:p>5</text:p>
          </table:table-cell>
          <table:table-cell table:formula="of:=WEEKDAY([.C574])" office:value-type="float" office:value="2" calcext:value-type="float">
            <text:p>2</text:p>
          </table:table-cell>
          <table:table-cell table:formula="of:=ROUNDUP([.K574]/12*4)" office:value-type="float" office:value="1" calcext:value-type="float">
            <text:p>1</text:p>
          </table:table-cell>
          <table:table-cell table:formula="of:=MONTH([.C574])" office:value-type="float" office:value="1" calcext:value-type="float">
            <text:p>1</text:p>
          </table:table-cell>
          <table:table-cell table:formula="of:=YEAR([.C574])" office:value-type="float" office:value="2017" calcext:value-type="float">
            <text:p>2017</text:p>
          </table:table-cell>
          <table:table-cell table:formula="of:=[.L574]&amp;[.K574]" office:value-type="string" office:string-value="20171" calcext:value-type="string">
            <text:p>20171</text:p>
          </table:table-cell>
          <table:table-cell table:formula="of:=DATE([.L574];[.K574];-1)" office:value-type="date" office:date-value="2016-12-30" calcext:value-type="date">
            <text:p>12/30/16</text:p>
          </table:table-cell>
          <table:table-cell table:formula="of:=YEAR([.N574])&amp;MONTH([.N574])" office:value-type="string" office:string-value="201612" calcext:value-type="string">
            <text:p>2016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I-Knitwear</text:p>
          </table:table-cell>
          <table:table-cell office:value-type="date" office:date-value="2017-03-14" calcext:value-type="date">
            <text:p>14-Mar-17</text:p>
          </table:table-cell>
          <table:table-cell office:value-type="float" office:value="500" calcext:value-type="float">
            <text:p>500</text:p>
          </table:table-cell>
          <table:table-cell table:formula="of:=IF([.B575]&lt;&gt;[.B574];1;0)" office:value-type="float" office:value="0" calcext:value-type="float">
            <text:p>0</text:p>
          </table:table-cell>
          <table:table-cell table:formula="of:=IF([.E575]=0;[.D574];&quot;&quot;)" office:value-type="float" office:value="7165" calcext:value-type="float">
            <text:p>7,165</text:p>
          </table:table-cell>
          <table:table-cell table:formula="of:=IF([.E575]=0;[.C575]-[.C574];&quot;&quot;)" office:value-type="float" office:value="43" calcext:value-type="float">
            <text:p>43</text:p>
          </table:table-cell>
          <table:table-cell table:formula="of:=WEEKNUM([.C575])" office:value-type="float" office:value="11" calcext:value-type="float">
            <text:p>11</text:p>
          </table:table-cell>
          <table:table-cell table:formula="of:=WEEKDAY([.C575])" office:value-type="float" office:value="3" calcext:value-type="float">
            <text:p>3</text:p>
          </table:table-cell>
          <table:table-cell table:formula="of:=ROUNDUP([.K575]/12*4)" office:value-type="float" office:value="1" calcext:value-type="float">
            <text:p>1</text:p>
          </table:table-cell>
          <table:table-cell table:formula="of:=MONTH([.C575])" office:value-type="float" office:value="3" calcext:value-type="float">
            <text:p>3</text:p>
          </table:table-cell>
          <table:table-cell table:formula="of:=YEAR([.C575])" office:value-type="float" office:value="2017" calcext:value-type="float">
            <text:p>2017</text:p>
          </table:table-cell>
          <table:table-cell table:formula="of:=[.L575]&amp;[.K575]" office:value-type="string" office:string-value="20173" calcext:value-type="string">
            <text:p>20173</text:p>
          </table:table-cell>
          <table:table-cell table:formula="of:=DATE([.L575];[.K575];-1)" office:value-type="date" office:date-value="2017-02-27" calcext:value-type="date">
            <text:p>02/27/17</text:p>
          </table:table-cell>
          <table:table-cell table:formula="of:=YEAR([.N575])&amp;MONTH([.N575])" office:value-type="string" office:string-value="20172" calcext:value-type="string">
            <text:p>201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K-Shirts</text:p>
          </table:table-cell>
          <table:table-cell office:value-type="date" office:date-value="2016-09-15" calcext:value-type="date">
            <text:p>15-Sep-16</text:p>
          </table:table-cell>
          <table:table-cell office:value-type="float" office:value="5509" calcext:value-type="float">
            <text:p>5,509</text:p>
          </table:table-cell>
          <table:table-cell table:formula="of:=IF([.B576]&lt;&gt;[.B575];1;0)" office:value-type="float" office:value="1" calcext:value-type="float">
            <text:p>1</text:p>
          </table:table-cell>
          <table:table-cell table:style-name="Default" table:formula="of:=IF([.E576]=0;[.D575];&quot;&quot;)">
            <text:p/>
          </table:table-cell>
          <table:table-cell table:formula="of:=IF([.E576]=0;[.C576]-[.C575];&quot;&quot;)">
            <text:p/>
          </table:table-cell>
          <table:table-cell table:formula="of:=WEEKNUM([.C576])" office:value-type="float" office:value="38" calcext:value-type="float">
            <text:p>38</text:p>
          </table:table-cell>
          <table:table-cell table:formula="of:=WEEKDAY([.C576])" office:value-type="float" office:value="5" calcext:value-type="float">
            <text:p>5</text:p>
          </table:table-cell>
          <table:table-cell table:formula="of:=ROUNDUP([.K576]/12*4)" office:value-type="float" office:value="3" calcext:value-type="float">
            <text:p>3</text:p>
          </table:table-cell>
          <table:table-cell table:formula="of:=MONTH([.C576])" office:value-type="float" office:value="9" calcext:value-type="float">
            <text:p>9</text:p>
          </table:table-cell>
          <table:table-cell table:formula="of:=YEAR([.C576])" office:value-type="float" office:value="2016" calcext:value-type="float">
            <text:p>2016</text:p>
          </table:table-cell>
          <table:table-cell table:formula="of:=[.L576]&amp;[.K576]" office:value-type="string" office:string-value="20169" calcext:value-type="string">
            <text:p>20169</text:p>
          </table:table-cell>
          <table:table-cell table:formula="of:=DATE([.L576];[.K576];-1)" office:value-type="date" office:date-value="2016-08-30" calcext:value-type="date">
            <text:p>08/30/16</text:p>
          </table:table-cell>
          <table:table-cell table:formula="of:=YEAR([.N576])&amp;MONTH([.N576])" office:value-type="string" office:string-value="20168" calcext:value-type="string">
            <text:p>201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M-Tops</text:p>
          </table:table-cell>
          <table:table-cell office:value-type="date" office:date-value="2016-05-29" calcext:value-type="date">
            <text:p>29-May-16</text:p>
          </table:table-cell>
          <table:table-cell office:value-type="float" office:value="48" calcext:value-type="float">
            <text:p>48</text:p>
          </table:table-cell>
          <table:table-cell table:formula="of:=IF([.B577]&lt;&gt;[.B576];1;0)" office:value-type="float" office:value="1" calcext:value-type="float">
            <text:p>1</text:p>
          </table:table-cell>
          <table:table-cell table:style-name="Default" table:formula="of:=IF([.E577]=0;[.D576];&quot;&quot;)">
            <text:p/>
          </table:table-cell>
          <table:table-cell table:formula="of:=IF([.E577]=0;[.C577]-[.C576];&quot;&quot;)">
            <text:p/>
          </table:table-cell>
          <table:table-cell table:formula="of:=WEEKNUM([.C577])" office:value-type="float" office:value="23" calcext:value-type="float">
            <text:p>23</text:p>
          </table:table-cell>
          <table:table-cell table:formula="of:=WEEKDAY([.C577])" office:value-type="float" office:value="1" calcext:value-type="float">
            <text:p>1</text:p>
          </table:table-cell>
          <table:table-cell table:formula="of:=ROUNDUP([.K577]/12*4)" office:value-type="float" office:value="2" calcext:value-type="float">
            <text:p>2</text:p>
          </table:table-cell>
          <table:table-cell table:formula="of:=MONTH([.C577])" office:value-type="float" office:value="5" calcext:value-type="float">
            <text:p>5</text:p>
          </table:table-cell>
          <table:table-cell table:formula="of:=YEAR([.C577])" office:value-type="float" office:value="2016" calcext:value-type="float">
            <text:p>2016</text:p>
          </table:table-cell>
          <table:table-cell table:formula="of:=[.L577]&amp;[.K577]" office:value-type="string" office:string-value="20165" calcext:value-type="string">
            <text:p>20165</text:p>
          </table:table-cell>
          <table:table-cell table:formula="of:=DATE([.L577];[.K577];-1)" office:value-type="date" office:date-value="2016-04-29" calcext:value-type="date">
            <text:p>04/29/16</text:p>
          </table:table-cell>
          <table:table-cell table:formula="of:=YEAR([.N577])&amp;MONTH([.N577])" office:value-type="string" office:string-value="20164" calcext:value-type="string">
            <text:p>201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M-Tops</text:p>
          </table:table-cell>
          <table:table-cell office:value-type="date" office:date-value="2016-06-20" calcext:value-type="date">
            <text:p>20-Jun-16</text:p>
          </table:table-cell>
          <table:table-cell office:value-type="float" office:value="7000" calcext:value-type="float">
            <text:p>7,000</text:p>
          </table:table-cell>
          <table:table-cell table:formula="of:=IF([.B578]&lt;&gt;[.B577];1;0)" office:value-type="float" office:value="0" calcext:value-type="float">
            <text:p>0</text:p>
          </table:table-cell>
          <table:table-cell table:formula="of:=IF([.E578]=0;[.D577];&quot;&quot;)" office:value-type="float" office:value="48" calcext:value-type="float">
            <text:p>48</text:p>
          </table:table-cell>
          <table:table-cell table:formula="of:=IF([.E578]=0;[.C578]-[.C577];&quot;&quot;)" office:value-type="float" office:value="22" calcext:value-type="float">
            <text:p>22</text:p>
          </table:table-cell>
          <table:table-cell table:formula="of:=WEEKNUM([.C578])" office:value-type="float" office:value="26" calcext:value-type="float">
            <text:p>26</text:p>
          </table:table-cell>
          <table:table-cell table:formula="of:=WEEKDAY([.C578])" office:value-type="float" office:value="2" calcext:value-type="float">
            <text:p>2</text:p>
          </table:table-cell>
          <table:table-cell table:formula="of:=ROUNDUP([.K578]/12*4)" office:value-type="float" office:value="2" calcext:value-type="float">
            <text:p>2</text:p>
          </table:table-cell>
          <table:table-cell table:formula="of:=MONTH([.C578])" office:value-type="float" office:value="6" calcext:value-type="float">
            <text:p>6</text:p>
          </table:table-cell>
          <table:table-cell table:formula="of:=YEAR([.C578])" office:value-type="float" office:value="2016" calcext:value-type="float">
            <text:p>2016</text:p>
          </table:table-cell>
          <table:table-cell table:formula="of:=[.L578]&amp;[.K578]" office:value-type="string" office:string-value="20166" calcext:value-type="string">
            <text:p>20166</text:p>
          </table:table-cell>
          <table:table-cell table:formula="of:=DATE([.L578];[.K578];-1)" office:value-type="date" office:date-value="2016-05-30" calcext:value-type="date">
            <text:p>05/30/16</text:p>
          </table:table-cell>
          <table:table-cell table:formula="of:=YEAR([.N578])&amp;MONTH([.N578])" office:value-type="string" office:string-value="20165" calcext:value-type="string">
            <text:p>201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M-Tops</text:p>
          </table:table-cell>
          <table:table-cell office:value-type="date" office:date-value="2016-08-02" calcext:value-type="date">
            <text:p>2-Aug-16</text:p>
          </table:table-cell>
          <table:table-cell office:value-type="float" office:value="126" calcext:value-type="float">
            <text:p>126</text:p>
          </table:table-cell>
          <table:table-cell table:formula="of:=IF([.B579]&lt;&gt;[.B578];1;0)" office:value-type="float" office:value="0" calcext:value-type="float">
            <text:p>0</text:p>
          </table:table-cell>
          <table:table-cell table:formula="of:=IF([.E579]=0;[.D578];&quot;&quot;)" office:value-type="float" office:value="7000" calcext:value-type="float">
            <text:p>7,000</text:p>
          </table:table-cell>
          <table:table-cell table:formula="of:=IF([.E579]=0;[.C579]-[.C578];&quot;&quot;)" office:value-type="float" office:value="43" calcext:value-type="float">
            <text:p>43</text:p>
          </table:table-cell>
          <table:table-cell table:formula="of:=WEEKNUM([.C579])" office:value-type="float" office:value="32" calcext:value-type="float">
            <text:p>32</text:p>
          </table:table-cell>
          <table:table-cell table:formula="of:=WEEKDAY([.C579])" office:value-type="float" office:value="3" calcext:value-type="float">
            <text:p>3</text:p>
          </table:table-cell>
          <table:table-cell table:formula="of:=ROUNDUP([.K579]/12*4)" office:value-type="float" office:value="3" calcext:value-type="float">
            <text:p>3</text:p>
          </table:table-cell>
          <table:table-cell table:formula="of:=MONTH([.C579])" office:value-type="float" office:value="8" calcext:value-type="float">
            <text:p>8</text:p>
          </table:table-cell>
          <table:table-cell table:formula="of:=YEAR([.C579])" office:value-type="float" office:value="2016" calcext:value-type="float">
            <text:p>2016</text:p>
          </table:table-cell>
          <table:table-cell table:formula="of:=[.L579]&amp;[.K579]" office:value-type="string" office:string-value="20168" calcext:value-type="string">
            <text:p>20168</text:p>
          </table:table-cell>
          <table:table-cell table:formula="of:=DATE([.L579];[.K579];-1)" office:value-type="date" office:date-value="2016-07-30" calcext:value-type="date">
            <text:p>07/30/16</text:p>
          </table:table-cell>
          <table:table-cell table:formula="of:=YEAR([.N579])&amp;MONTH([.N579])" office:value-type="string" office:string-value="20167" calcext:value-type="string">
            <text:p>201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M-Tops</text:p>
          </table:table-cell>
          <table:table-cell office:value-type="date" office:date-value="2016-08-11" calcext:value-type="date">
            <text:p>11-Aug-16</text:p>
          </table:table-cell>
          <table:table-cell office:value-type="float" office:value="147" calcext:value-type="float">
            <text:p>147</text:p>
          </table:table-cell>
          <table:table-cell table:formula="of:=IF([.B580]&lt;&gt;[.B579];1;0)" office:value-type="float" office:value="0" calcext:value-type="float">
            <text:p>0</text:p>
          </table:table-cell>
          <table:table-cell table:formula="of:=IF([.E580]=0;[.D579];&quot;&quot;)" office:value-type="float" office:value="126" calcext:value-type="float">
            <text:p>126</text:p>
          </table:table-cell>
          <table:table-cell table:formula="of:=IF([.E580]=0;[.C580]-[.C579];&quot;&quot;)" office:value-type="float" office:value="9" calcext:value-type="float">
            <text:p>9</text:p>
          </table:table-cell>
          <table:table-cell table:formula="of:=WEEKNUM([.C580])" office:value-type="float" office:value="33" calcext:value-type="float">
            <text:p>33</text:p>
          </table:table-cell>
          <table:table-cell table:formula="of:=WEEKDAY([.C580])" office:value-type="float" office:value="5" calcext:value-type="float">
            <text:p>5</text:p>
          </table:table-cell>
          <table:table-cell table:formula="of:=ROUNDUP([.K580]/12*4)" office:value-type="float" office:value="3" calcext:value-type="float">
            <text:p>3</text:p>
          </table:table-cell>
          <table:table-cell table:formula="of:=MONTH([.C580])" office:value-type="float" office:value="8" calcext:value-type="float">
            <text:p>8</text:p>
          </table:table-cell>
          <table:table-cell table:formula="of:=YEAR([.C580])" office:value-type="float" office:value="2016" calcext:value-type="float">
            <text:p>2016</text:p>
          </table:table-cell>
          <table:table-cell table:formula="of:=[.L580]&amp;[.K580]" office:value-type="string" office:string-value="20168" calcext:value-type="string">
            <text:p>20168</text:p>
          </table:table-cell>
          <table:table-cell table:formula="of:=DATE([.L580];[.K580];-1)" office:value-type="date" office:date-value="2016-07-30" calcext:value-type="date">
            <text:p>07/30/16</text:p>
          </table:table-cell>
          <table:table-cell table:formula="of:=YEAR([.N580])&amp;MONTH([.N580])" office:value-type="string" office:string-value="20167" calcext:value-type="string">
            <text:p>201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M-Tops</text:p>
          </table:table-cell>
          <table:table-cell office:value-type="date" office:date-value="2016-08-25" calcext:value-type="date">
            <text:p>25-Aug-16</text:p>
          </table:table-cell>
          <table:table-cell office:value-type="float" office:value="1250" calcext:value-type="float">
            <text:p>1,250</text:p>
          </table:table-cell>
          <table:table-cell table:formula="of:=IF([.B581]&lt;&gt;[.B580];1;0)" office:value-type="float" office:value="0" calcext:value-type="float">
            <text:p>0</text:p>
          </table:table-cell>
          <table:table-cell table:formula="of:=IF([.E581]=0;[.D580];&quot;&quot;)" office:value-type="float" office:value="147" calcext:value-type="float">
            <text:p>147</text:p>
          </table:table-cell>
          <table:table-cell table:formula="of:=IF([.E581]=0;[.C581]-[.C580];&quot;&quot;)" office:value-type="float" office:value="14" calcext:value-type="float">
            <text:p>14</text:p>
          </table:table-cell>
          <table:table-cell table:formula="of:=WEEKNUM([.C581])" office:value-type="float" office:value="35" calcext:value-type="float">
            <text:p>35</text:p>
          </table:table-cell>
          <table:table-cell table:formula="of:=WEEKDAY([.C581])" office:value-type="float" office:value="5" calcext:value-type="float">
            <text:p>5</text:p>
          </table:table-cell>
          <table:table-cell table:formula="of:=ROUNDUP([.K581]/12*4)" office:value-type="float" office:value="3" calcext:value-type="float">
            <text:p>3</text:p>
          </table:table-cell>
          <table:table-cell table:formula="of:=MONTH([.C581])" office:value-type="float" office:value="8" calcext:value-type="float">
            <text:p>8</text:p>
          </table:table-cell>
          <table:table-cell table:formula="of:=YEAR([.C581])" office:value-type="float" office:value="2016" calcext:value-type="float">
            <text:p>2016</text:p>
          </table:table-cell>
          <table:table-cell table:formula="of:=[.L581]&amp;[.K581]" office:value-type="string" office:string-value="20168" calcext:value-type="string">
            <text:p>20168</text:p>
          </table:table-cell>
          <table:table-cell table:formula="of:=DATE([.L581];[.K581];-1)" office:value-type="date" office:date-value="2016-07-30" calcext:value-type="date">
            <text:p>07/30/16</text:p>
          </table:table-cell>
          <table:table-cell table:formula="of:=YEAR([.N581])&amp;MONTH([.N581])" office:value-type="string" office:string-value="20167" calcext:value-type="string">
            <text:p>201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M-Tops</text:p>
          </table:table-cell>
          <table:table-cell office:value-type="date" office:date-value="2016-08-31" calcext:value-type="date">
            <text:p>31-Aug-16</text:p>
          </table:table-cell>
          <table:table-cell office:value-type="float" office:value="1048" calcext:value-type="float">
            <text:p>1,048</text:p>
          </table:table-cell>
          <table:table-cell table:formula="of:=IF([.B582]&lt;&gt;[.B581];1;0)" office:value-type="float" office:value="0" calcext:value-type="float">
            <text:p>0</text:p>
          </table:table-cell>
          <table:table-cell table:formula="of:=IF([.E582]=0;[.D581];&quot;&quot;)" office:value-type="float" office:value="1250" calcext:value-type="float">
            <text:p>1,250</text:p>
          </table:table-cell>
          <table:table-cell table:formula="of:=IF([.E582]=0;[.C582]-[.C581];&quot;&quot;)" office:value-type="float" office:value="6" calcext:value-type="float">
            <text:p>6</text:p>
          </table:table-cell>
          <table:table-cell table:formula="of:=WEEKNUM([.C582])" office:value-type="float" office:value="36" calcext:value-type="float">
            <text:p>36</text:p>
          </table:table-cell>
          <table:table-cell table:formula="of:=WEEKDAY([.C582])" office:value-type="float" office:value="4" calcext:value-type="float">
            <text:p>4</text:p>
          </table:table-cell>
          <table:table-cell table:formula="of:=ROUNDUP([.K582]/12*4)" office:value-type="float" office:value="3" calcext:value-type="float">
            <text:p>3</text:p>
          </table:table-cell>
          <table:table-cell table:formula="of:=MONTH([.C582])" office:value-type="float" office:value="8" calcext:value-type="float">
            <text:p>8</text:p>
          </table:table-cell>
          <table:table-cell table:formula="of:=YEAR([.C582])" office:value-type="float" office:value="2016" calcext:value-type="float">
            <text:p>2016</text:p>
          </table:table-cell>
          <table:table-cell table:formula="of:=[.L582]&amp;[.K582]" office:value-type="string" office:string-value="20168" calcext:value-type="string">
            <text:p>20168</text:p>
          </table:table-cell>
          <table:table-cell table:formula="of:=DATE([.L582];[.K582];-1)" office:value-type="date" office:date-value="2016-07-30" calcext:value-type="date">
            <text:p>07/30/16</text:p>
          </table:table-cell>
          <table:table-cell table:formula="of:=YEAR([.N582])&amp;MONTH([.N582])" office:value-type="string" office:string-value="20167" calcext:value-type="string">
            <text:p>201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M-Tops</text:p>
          </table:table-cell>
          <table:table-cell office:value-type="date" office:date-value="2016-09-02" calcext:value-type="date">
            <text:p>2-Sep-16</text:p>
          </table:table-cell>
          <table:table-cell office:value-type="float" office:value="1072" calcext:value-type="float">
            <text:p>1,072</text:p>
          </table:table-cell>
          <table:table-cell table:formula="of:=IF([.B583]&lt;&gt;[.B582];1;0)" office:value-type="float" office:value="0" calcext:value-type="float">
            <text:p>0</text:p>
          </table:table-cell>
          <table:table-cell table:formula="of:=IF([.E583]=0;[.D582];&quot;&quot;)" office:value-type="float" office:value="1048" calcext:value-type="float">
            <text:p>1,048</text:p>
          </table:table-cell>
          <table:table-cell table:formula="of:=IF([.E583]=0;[.C583]-[.C582];&quot;&quot;)" office:value-type="float" office:value="2" calcext:value-type="float">
            <text:p>2</text:p>
          </table:table-cell>
          <table:table-cell table:formula="of:=WEEKNUM([.C583])" office:value-type="float" office:value="36" calcext:value-type="float">
            <text:p>36</text:p>
          </table:table-cell>
          <table:table-cell table:formula="of:=WEEKDAY([.C583])" office:value-type="float" office:value="6" calcext:value-type="float">
            <text:p>6</text:p>
          </table:table-cell>
          <table:table-cell table:formula="of:=ROUNDUP([.K583]/12*4)" office:value-type="float" office:value="3" calcext:value-type="float">
            <text:p>3</text:p>
          </table:table-cell>
          <table:table-cell table:formula="of:=MONTH([.C583])" office:value-type="float" office:value="9" calcext:value-type="float">
            <text:p>9</text:p>
          </table:table-cell>
          <table:table-cell table:formula="of:=YEAR([.C583])" office:value-type="float" office:value="2016" calcext:value-type="float">
            <text:p>2016</text:p>
          </table:table-cell>
          <table:table-cell table:formula="of:=[.L583]&amp;[.K583]" office:value-type="string" office:string-value="20169" calcext:value-type="string">
            <text:p>20169</text:p>
          </table:table-cell>
          <table:table-cell table:formula="of:=DATE([.L583];[.K583];-1)" office:value-type="date" office:date-value="2016-08-30" calcext:value-type="date">
            <text:p>08/30/16</text:p>
          </table:table-cell>
          <table:table-cell table:formula="of:=YEAR([.N583])&amp;MONTH([.N583])" office:value-type="string" office:string-value="20168" calcext:value-type="string">
            <text:p>201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M-Tops</text:p>
          </table:table-cell>
          <table:table-cell office:value-type="date" office:date-value="2016-09-09" calcext:value-type="date">
            <text:p>9-Sep-16</text:p>
          </table:table-cell>
          <table:table-cell office:value-type="float" office:value="1714" calcext:value-type="float">
            <text:p>1,714</text:p>
          </table:table-cell>
          <table:table-cell table:formula="of:=IF([.B584]&lt;&gt;[.B583];1;0)" office:value-type="float" office:value="0" calcext:value-type="float">
            <text:p>0</text:p>
          </table:table-cell>
          <table:table-cell table:formula="of:=IF([.E584]=0;[.D583];&quot;&quot;)" office:value-type="float" office:value="1072" calcext:value-type="float">
            <text:p>1,072</text:p>
          </table:table-cell>
          <table:table-cell table:formula="of:=IF([.E584]=0;[.C584]-[.C583];&quot;&quot;)" office:value-type="float" office:value="7" calcext:value-type="float">
            <text:p>7</text:p>
          </table:table-cell>
          <table:table-cell table:formula="of:=WEEKNUM([.C584])" office:value-type="float" office:value="37" calcext:value-type="float">
            <text:p>37</text:p>
          </table:table-cell>
          <table:table-cell table:formula="of:=WEEKDAY([.C584])" office:value-type="float" office:value="6" calcext:value-type="float">
            <text:p>6</text:p>
          </table:table-cell>
          <table:table-cell table:formula="of:=ROUNDUP([.K584]/12*4)" office:value-type="float" office:value="3" calcext:value-type="float">
            <text:p>3</text:p>
          </table:table-cell>
          <table:table-cell table:formula="of:=MONTH([.C584])" office:value-type="float" office:value="9" calcext:value-type="float">
            <text:p>9</text:p>
          </table:table-cell>
          <table:table-cell table:formula="of:=YEAR([.C584])" office:value-type="float" office:value="2016" calcext:value-type="float">
            <text:p>2016</text:p>
          </table:table-cell>
          <table:table-cell table:formula="of:=[.L584]&amp;[.K584]" office:value-type="string" office:string-value="20169" calcext:value-type="string">
            <text:p>20169</text:p>
          </table:table-cell>
          <table:table-cell table:formula="of:=DATE([.L584];[.K584];-1)" office:value-type="date" office:date-value="2016-08-30" calcext:value-type="date">
            <text:p>08/30/16</text:p>
          </table:table-cell>
          <table:table-cell table:formula="of:=YEAR([.N584])&amp;MONTH([.N584])" office:value-type="string" office:string-value="20168" calcext:value-type="string">
            <text:p>201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M-Tops</text:p>
          </table:table-cell>
          <table:table-cell office:value-type="date" office:date-value="2016-09-16" calcext:value-type="date">
            <text:p>16-Sep-16</text:p>
          </table:table-cell>
          <table:table-cell office:value-type="float" office:value="24" calcext:value-type="float">
            <text:p>24</text:p>
          </table:table-cell>
          <table:table-cell table:formula="of:=IF([.B585]&lt;&gt;[.B584];1;0)" office:value-type="float" office:value="0" calcext:value-type="float">
            <text:p>0</text:p>
          </table:table-cell>
          <table:table-cell table:formula="of:=IF([.E585]=0;[.D584];&quot;&quot;)" office:value-type="float" office:value="1714" calcext:value-type="float">
            <text:p>1,714</text:p>
          </table:table-cell>
          <table:table-cell table:formula="of:=IF([.E585]=0;[.C585]-[.C584];&quot;&quot;)" office:value-type="float" office:value="7" calcext:value-type="float">
            <text:p>7</text:p>
          </table:table-cell>
          <table:table-cell table:formula="of:=WEEKNUM([.C585])" office:value-type="float" office:value="38" calcext:value-type="float">
            <text:p>38</text:p>
          </table:table-cell>
          <table:table-cell table:formula="of:=WEEKDAY([.C585])" office:value-type="float" office:value="6" calcext:value-type="float">
            <text:p>6</text:p>
          </table:table-cell>
          <table:table-cell table:formula="of:=ROUNDUP([.K585]/12*4)" office:value-type="float" office:value="3" calcext:value-type="float">
            <text:p>3</text:p>
          </table:table-cell>
          <table:table-cell table:formula="of:=MONTH([.C585])" office:value-type="float" office:value="9" calcext:value-type="float">
            <text:p>9</text:p>
          </table:table-cell>
          <table:table-cell table:formula="of:=YEAR([.C585])" office:value-type="float" office:value="2016" calcext:value-type="float">
            <text:p>2016</text:p>
          </table:table-cell>
          <table:table-cell table:formula="of:=[.L585]&amp;[.K585]" office:value-type="string" office:string-value="20169" calcext:value-type="string">
            <text:p>20169</text:p>
          </table:table-cell>
          <table:table-cell table:formula="of:=DATE([.L585];[.K585];-1)" office:value-type="date" office:date-value="2016-08-30" calcext:value-type="date">
            <text:p>08/30/16</text:p>
          </table:table-cell>
          <table:table-cell table:formula="of:=YEAR([.N585])&amp;MONTH([.N585])" office:value-type="string" office:string-value="20168" calcext:value-type="string">
            <text:p>201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M-Tops</text:p>
          </table:table-cell>
          <table:table-cell office:value-type="date" office:date-value="2016-09-18" calcext:value-type="date">
            <text:p>18-Sep-16</text:p>
          </table:table-cell>
          <table:table-cell office:value-type="float" office:value="576" calcext:value-type="float">
            <text:p>576</text:p>
          </table:table-cell>
          <table:table-cell table:formula="of:=IF([.B586]&lt;&gt;[.B585];1;0)" office:value-type="float" office:value="0" calcext:value-type="float">
            <text:p>0</text:p>
          </table:table-cell>
          <table:table-cell table:formula="of:=IF([.E586]=0;[.D585];&quot;&quot;)" office:value-type="float" office:value="24" calcext:value-type="float">
            <text:p>24</text:p>
          </table:table-cell>
          <table:table-cell table:formula="of:=IF([.E586]=0;[.C586]-[.C585];&quot;&quot;)" office:value-type="float" office:value="2" calcext:value-type="float">
            <text:p>2</text:p>
          </table:table-cell>
          <table:table-cell table:formula="of:=WEEKNUM([.C586])" office:value-type="float" office:value="39" calcext:value-type="float">
            <text:p>39</text:p>
          </table:table-cell>
          <table:table-cell table:formula="of:=WEEKDAY([.C586])" office:value-type="float" office:value="1" calcext:value-type="float">
            <text:p>1</text:p>
          </table:table-cell>
          <table:table-cell table:formula="of:=ROUNDUP([.K586]/12*4)" office:value-type="float" office:value="3" calcext:value-type="float">
            <text:p>3</text:p>
          </table:table-cell>
          <table:table-cell table:formula="of:=MONTH([.C586])" office:value-type="float" office:value="9" calcext:value-type="float">
            <text:p>9</text:p>
          </table:table-cell>
          <table:table-cell table:formula="of:=YEAR([.C586])" office:value-type="float" office:value="2016" calcext:value-type="float">
            <text:p>2016</text:p>
          </table:table-cell>
          <table:table-cell table:formula="of:=[.L586]&amp;[.K586]" office:value-type="string" office:string-value="20169" calcext:value-type="string">
            <text:p>20169</text:p>
          </table:table-cell>
          <table:table-cell table:formula="of:=DATE([.L586];[.K586];-1)" office:value-type="date" office:date-value="2016-08-30" calcext:value-type="date">
            <text:p>08/30/16</text:p>
          </table:table-cell>
          <table:table-cell table:formula="of:=YEAR([.N586])&amp;MONTH([.N586])" office:value-type="string" office:string-value="20168" calcext:value-type="string">
            <text:p>201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M-Tops</text:p>
          </table:table-cell>
          <table:table-cell office:value-type="date" office:date-value="2016-11-21" calcext:value-type="date">
            <text:p>21-Nov-16</text:p>
          </table:table-cell>
          <table:table-cell office:value-type="float" office:value="15997" calcext:value-type="float">
            <text:p>15,997</text:p>
          </table:table-cell>
          <table:table-cell table:formula="of:=IF([.B587]&lt;&gt;[.B586];1;0)" office:value-type="float" office:value="0" calcext:value-type="float">
            <text:p>0</text:p>
          </table:table-cell>
          <table:table-cell table:formula="of:=IF([.E587]=0;[.D586];&quot;&quot;)" office:value-type="float" office:value="576" calcext:value-type="float">
            <text:p>576</text:p>
          </table:table-cell>
          <table:table-cell table:formula="of:=IF([.E587]=0;[.C587]-[.C586];&quot;&quot;)" office:value-type="float" office:value="64" calcext:value-type="float">
            <text:p>64</text:p>
          </table:table-cell>
          <table:table-cell table:formula="of:=WEEKNUM([.C587])" office:value-type="float" office:value="48" calcext:value-type="float">
            <text:p>48</text:p>
          </table:table-cell>
          <table:table-cell table:formula="of:=WEEKDAY([.C587])" office:value-type="float" office:value="2" calcext:value-type="float">
            <text:p>2</text:p>
          </table:table-cell>
          <table:table-cell table:formula="of:=ROUNDUP([.K587]/12*4)" office:value-type="float" office:value="4" calcext:value-type="float">
            <text:p>4</text:p>
          </table:table-cell>
          <table:table-cell table:formula="of:=MONTH([.C587])" office:value-type="float" office:value="11" calcext:value-type="float">
            <text:p>11</text:p>
          </table:table-cell>
          <table:table-cell table:formula="of:=YEAR([.C587])" office:value-type="float" office:value="2016" calcext:value-type="float">
            <text:p>2016</text:p>
          </table:table-cell>
          <table:table-cell table:formula="of:=[.L587]&amp;[.K587]" office:value-type="string" office:string-value="201611" calcext:value-type="string">
            <text:p>201611</text:p>
          </table:table-cell>
          <table:table-cell table:formula="of:=DATE([.L587];[.K587];-1)" office:value-type="date" office:date-value="2016-10-30" calcext:value-type="date">
            <text:p>10/30/16</text:p>
          </table:table-cell>
          <table:table-cell table:formula="of:=YEAR([.N587])&amp;MONTH([.N587])" office:value-type="string" office:string-value="201610" calcext:value-type="string">
            <text:p>2016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M-Tops</text:p>
          </table:table-cell>
          <table:table-cell office:value-type="date" office:date-value="2016-12-25" calcext:value-type="date">
            <text:p>25-Dec-16</text:p>
          </table:table-cell>
          <table:table-cell office:value-type="float" office:value="10008" calcext:value-type="float">
            <text:p>10,008</text:p>
          </table:table-cell>
          <table:table-cell table:formula="of:=IF([.B588]&lt;&gt;[.B587];1;0)" office:value-type="float" office:value="0" calcext:value-type="float">
            <text:p>0</text:p>
          </table:table-cell>
          <table:table-cell table:formula="of:=IF([.E588]=0;[.D587];&quot;&quot;)" office:value-type="float" office:value="15997" calcext:value-type="float">
            <text:p>15,997</text:p>
          </table:table-cell>
          <table:table-cell table:formula="of:=IF([.E588]=0;[.C588]-[.C587];&quot;&quot;)" office:value-type="float" office:value="34" calcext:value-type="float">
            <text:p>34</text:p>
          </table:table-cell>
          <table:table-cell table:formula="of:=WEEKNUM([.C588])" office:value-type="float" office:value="53" calcext:value-type="float">
            <text:p>53</text:p>
          </table:table-cell>
          <table:table-cell table:formula="of:=WEEKDAY([.C588])" office:value-type="float" office:value="1" calcext:value-type="float">
            <text:p>1</text:p>
          </table:table-cell>
          <table:table-cell table:formula="of:=ROUNDUP([.K588]/12*4)" office:value-type="float" office:value="4" calcext:value-type="float">
            <text:p>4</text:p>
          </table:table-cell>
          <table:table-cell table:formula="of:=MONTH([.C588])" office:value-type="float" office:value="12" calcext:value-type="float">
            <text:p>12</text:p>
          </table:table-cell>
          <table:table-cell table:formula="of:=YEAR([.C588])" office:value-type="float" office:value="2016" calcext:value-type="float">
            <text:p>2016</text:p>
          </table:table-cell>
          <table:table-cell table:formula="of:=[.L588]&amp;[.K588]" office:value-type="string" office:string-value="201612" calcext:value-type="string">
            <text:p>201612</text:p>
          </table:table-cell>
          <table:table-cell table:formula="of:=DATE([.L588];[.K588];-1)" office:value-type="date" office:date-value="2016-11-29" calcext:value-type="date">
            <text:p>11/29/16</text:p>
          </table:table-cell>
          <table:table-cell table:formula="of:=YEAR([.N588])&amp;MONTH([.N588])" office:value-type="string" office:string-value="201611" calcext:value-type="string">
            <text:p>2016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M-Tops</text:p>
          </table:table-cell>
          <table:table-cell office:value-type="date" office:date-value="2017-01-02" calcext:value-type="date">
            <text:p>2-Jan-17</text:p>
          </table:table-cell>
          <table:table-cell office:value-type="float" office:value="2945" calcext:value-type="float">
            <text:p>2,945</text:p>
          </table:table-cell>
          <table:table-cell table:formula="of:=IF([.B589]&lt;&gt;[.B588];1;0)" office:value-type="float" office:value="0" calcext:value-type="float">
            <text:p>0</text:p>
          </table:table-cell>
          <table:table-cell table:formula="of:=IF([.E589]=0;[.D588];&quot;&quot;)" office:value-type="float" office:value="10008" calcext:value-type="float">
            <text:p>10,008</text:p>
          </table:table-cell>
          <table:table-cell table:formula="of:=IF([.E589]=0;[.C589]-[.C588];&quot;&quot;)" office:value-type="float" office:value="8" calcext:value-type="float">
            <text:p>8</text:p>
          </table:table-cell>
          <table:table-cell table:formula="of:=WEEKNUM([.C589])" office:value-type="float" office:value="1" calcext:value-type="float">
            <text:p>1</text:p>
          </table:table-cell>
          <table:table-cell table:formula="of:=WEEKDAY([.C589])" office:value-type="float" office:value="2" calcext:value-type="float">
            <text:p>2</text:p>
          </table:table-cell>
          <table:table-cell table:formula="of:=ROUNDUP([.K589]/12*4)" office:value-type="float" office:value="1" calcext:value-type="float">
            <text:p>1</text:p>
          </table:table-cell>
          <table:table-cell table:formula="of:=MONTH([.C589])" office:value-type="float" office:value="1" calcext:value-type="float">
            <text:p>1</text:p>
          </table:table-cell>
          <table:table-cell table:formula="of:=YEAR([.C589])" office:value-type="float" office:value="2017" calcext:value-type="float">
            <text:p>2017</text:p>
          </table:table-cell>
          <table:table-cell table:formula="of:=[.L589]&amp;[.K589]" office:value-type="string" office:string-value="20171" calcext:value-type="string">
            <text:p>20171</text:p>
          </table:table-cell>
          <table:table-cell table:formula="of:=DATE([.L589];[.K589];-1)" office:value-type="date" office:date-value="2016-12-30" calcext:value-type="date">
            <text:p>12/30/16</text:p>
          </table:table-cell>
          <table:table-cell table:formula="of:=YEAR([.N589])&amp;MONTH([.N589])" office:value-type="string" office:string-value="201612" calcext:value-type="string">
            <text:p>2016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M-Tops</text:p>
          </table:table-cell>
          <table:table-cell office:value-type="date" office:date-value="2017-01-09" calcext:value-type="date">
            <text:p>9-Jan-17</text:p>
          </table:table-cell>
          <table:table-cell office:value-type="float" office:value="989" calcext:value-type="float">
            <text:p>989</text:p>
          </table:table-cell>
          <table:table-cell table:formula="of:=IF([.B590]&lt;&gt;[.B589];1;0)" office:value-type="float" office:value="0" calcext:value-type="float">
            <text:p>0</text:p>
          </table:table-cell>
          <table:table-cell table:formula="of:=IF([.E590]=0;[.D589];&quot;&quot;)" office:value-type="float" office:value="2945" calcext:value-type="float">
            <text:p>2,945</text:p>
          </table:table-cell>
          <table:table-cell table:formula="of:=IF([.E590]=0;[.C590]-[.C589];&quot;&quot;)" office:value-type="float" office:value="7" calcext:value-type="float">
            <text:p>7</text:p>
          </table:table-cell>
          <table:table-cell table:formula="of:=WEEKNUM([.C590])" office:value-type="float" office:value="2" calcext:value-type="float">
            <text:p>2</text:p>
          </table:table-cell>
          <table:table-cell table:formula="of:=WEEKDAY([.C590])" office:value-type="float" office:value="2" calcext:value-type="float">
            <text:p>2</text:p>
          </table:table-cell>
          <table:table-cell table:formula="of:=ROUNDUP([.K590]/12*4)" office:value-type="float" office:value="1" calcext:value-type="float">
            <text:p>1</text:p>
          </table:table-cell>
          <table:table-cell table:formula="of:=MONTH([.C590])" office:value-type="float" office:value="1" calcext:value-type="float">
            <text:p>1</text:p>
          </table:table-cell>
          <table:table-cell table:formula="of:=YEAR([.C590])" office:value-type="float" office:value="2017" calcext:value-type="float">
            <text:p>2017</text:p>
          </table:table-cell>
          <table:table-cell table:formula="of:=[.L590]&amp;[.K590]" office:value-type="string" office:string-value="20171" calcext:value-type="string">
            <text:p>20171</text:p>
          </table:table-cell>
          <table:table-cell table:formula="of:=DATE([.L590];[.K590];-1)" office:value-type="date" office:date-value="2016-12-30" calcext:value-type="date">
            <text:p>12/30/16</text:p>
          </table:table-cell>
          <table:table-cell table:formula="of:=YEAR([.N590])&amp;MONTH([.N590])" office:value-type="string" office:string-value="201612" calcext:value-type="string">
            <text:p>2016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M-Tops</text:p>
          </table:table-cell>
          <table:table-cell office:value-type="date" office:date-value="2017-01-29" calcext:value-type="date">
            <text:p>29-Jan-17</text:p>
          </table:table-cell>
          <table:table-cell office:value-type="float" office:value="7134" calcext:value-type="float">
            <text:p>7,134</text:p>
          </table:table-cell>
          <table:table-cell table:formula="of:=IF([.B591]&lt;&gt;[.B590];1;0)" office:value-type="float" office:value="0" calcext:value-type="float">
            <text:p>0</text:p>
          </table:table-cell>
          <table:table-cell table:formula="of:=IF([.E591]=0;[.D590];&quot;&quot;)" office:value-type="float" office:value="989" calcext:value-type="float">
            <text:p>989</text:p>
          </table:table-cell>
          <table:table-cell table:formula="of:=IF([.E591]=0;[.C591]-[.C590];&quot;&quot;)" office:value-type="float" office:value="20" calcext:value-type="float">
            <text:p>20</text:p>
          </table:table-cell>
          <table:table-cell table:formula="of:=WEEKNUM([.C591])" office:value-type="float" office:value="5" calcext:value-type="float">
            <text:p>5</text:p>
          </table:table-cell>
          <table:table-cell table:formula="of:=WEEKDAY([.C591])" office:value-type="float" office:value="1" calcext:value-type="float">
            <text:p>1</text:p>
          </table:table-cell>
          <table:table-cell table:formula="of:=ROUNDUP([.K591]/12*4)" office:value-type="float" office:value="1" calcext:value-type="float">
            <text:p>1</text:p>
          </table:table-cell>
          <table:table-cell table:formula="of:=MONTH([.C591])" office:value-type="float" office:value="1" calcext:value-type="float">
            <text:p>1</text:p>
          </table:table-cell>
          <table:table-cell table:formula="of:=YEAR([.C591])" office:value-type="float" office:value="2017" calcext:value-type="float">
            <text:p>2017</text:p>
          </table:table-cell>
          <table:table-cell table:formula="of:=[.L591]&amp;[.K591]" office:value-type="string" office:string-value="20171" calcext:value-type="string">
            <text:p>20171</text:p>
          </table:table-cell>
          <table:table-cell table:formula="of:=DATE([.L591];[.K591];-1)" office:value-type="date" office:date-value="2016-12-30" calcext:value-type="date">
            <text:p>12/30/16</text:p>
          </table:table-cell>
          <table:table-cell table:formula="of:=YEAR([.N591])&amp;MONTH([.N591])" office:value-type="string" office:string-value="201612" calcext:value-type="string">
            <text:p>2016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M-Tops</text:p>
          </table:table-cell>
          <table:table-cell office:value-type="date" office:date-value="2017-01-30" calcext:value-type="date">
            <text:p>30-Jan-17</text:p>
          </table:table-cell>
          <table:table-cell office:value-type="float" office:value="998" calcext:value-type="float">
            <text:p>998</text:p>
          </table:table-cell>
          <table:table-cell table:formula="of:=IF([.B592]&lt;&gt;[.B591];1;0)" office:value-type="float" office:value="0" calcext:value-type="float">
            <text:p>0</text:p>
          </table:table-cell>
          <table:table-cell table:formula="of:=IF([.E592]=0;[.D591];&quot;&quot;)" office:value-type="float" office:value="7134" calcext:value-type="float">
            <text:p>7,134</text:p>
          </table:table-cell>
          <table:table-cell table:formula="of:=IF([.E592]=0;[.C592]-[.C591];&quot;&quot;)" office:value-type="float" office:value="1" calcext:value-type="float">
            <text:p>1</text:p>
          </table:table-cell>
          <table:table-cell table:formula="of:=WEEKNUM([.C592])" office:value-type="float" office:value="5" calcext:value-type="float">
            <text:p>5</text:p>
          </table:table-cell>
          <table:table-cell table:formula="of:=WEEKDAY([.C592])" office:value-type="float" office:value="2" calcext:value-type="float">
            <text:p>2</text:p>
          </table:table-cell>
          <table:table-cell table:formula="of:=ROUNDUP([.K592]/12*4)" office:value-type="float" office:value="1" calcext:value-type="float">
            <text:p>1</text:p>
          </table:table-cell>
          <table:table-cell table:formula="of:=MONTH([.C592])" office:value-type="float" office:value="1" calcext:value-type="float">
            <text:p>1</text:p>
          </table:table-cell>
          <table:table-cell table:formula="of:=YEAR([.C592])" office:value-type="float" office:value="2017" calcext:value-type="float">
            <text:p>2017</text:p>
          </table:table-cell>
          <table:table-cell table:formula="of:=[.L592]&amp;[.K592]" office:value-type="string" office:string-value="20171" calcext:value-type="string">
            <text:p>20171</text:p>
          </table:table-cell>
          <table:table-cell table:formula="of:=DATE([.L592];[.K592];-1)" office:value-type="date" office:date-value="2016-12-30" calcext:value-type="date">
            <text:p>12/30/16</text:p>
          </table:table-cell>
          <table:table-cell table:formula="of:=YEAR([.N592])&amp;MONTH([.N592])" office:value-type="string" office:string-value="201612" calcext:value-type="string">
            <text:p>2016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M-Tops</text:p>
          </table:table-cell>
          <table:table-cell office:value-type="date" office:date-value="2017-03-06" calcext:value-type="date">
            <text:p>6-Mar-17</text:p>
          </table:table-cell>
          <table:table-cell office:value-type="float" office:value="6860" calcext:value-type="float">
            <text:p>6,860</text:p>
          </table:table-cell>
          <table:table-cell table:formula="of:=IF([.B593]&lt;&gt;[.B592];1;0)" office:value-type="float" office:value="0" calcext:value-type="float">
            <text:p>0</text:p>
          </table:table-cell>
          <table:table-cell table:formula="of:=IF([.E593]=0;[.D592];&quot;&quot;)" office:value-type="float" office:value="998" calcext:value-type="float">
            <text:p>998</text:p>
          </table:table-cell>
          <table:table-cell table:formula="of:=IF([.E593]=0;[.C593]-[.C592];&quot;&quot;)" office:value-type="float" office:value="35" calcext:value-type="float">
            <text:p>35</text:p>
          </table:table-cell>
          <table:table-cell table:formula="of:=WEEKNUM([.C593])" office:value-type="float" office:value="10" calcext:value-type="float">
            <text:p>10</text:p>
          </table:table-cell>
          <table:table-cell table:formula="of:=WEEKDAY([.C593])" office:value-type="float" office:value="2" calcext:value-type="float">
            <text:p>2</text:p>
          </table:table-cell>
          <table:table-cell table:formula="of:=ROUNDUP([.K593]/12*4)" office:value-type="float" office:value="1" calcext:value-type="float">
            <text:p>1</text:p>
          </table:table-cell>
          <table:table-cell table:formula="of:=MONTH([.C593])" office:value-type="float" office:value="3" calcext:value-type="float">
            <text:p>3</text:p>
          </table:table-cell>
          <table:table-cell table:formula="of:=YEAR([.C593])" office:value-type="float" office:value="2017" calcext:value-type="float">
            <text:p>2017</text:p>
          </table:table-cell>
          <table:table-cell table:formula="of:=[.L593]&amp;[.K593]" office:value-type="string" office:string-value="20173" calcext:value-type="string">
            <text:p>20173</text:p>
          </table:table-cell>
          <table:table-cell table:formula="of:=DATE([.L593];[.K593];-1)" office:value-type="date" office:date-value="2017-02-27" calcext:value-type="date">
            <text:p>02/27/17</text:p>
          </table:table-cell>
          <table:table-cell table:formula="of:=YEAR([.N593])&amp;MONTH([.N593])" office:value-type="string" office:string-value="20172" calcext:value-type="string">
            <text:p>201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S-Shorts</text:p>
          </table:table-cell>
          <table:table-cell office:value-type="date" office:date-value="2016-04-14" calcext:value-type="date">
            <text:p>14-Apr-16</text:p>
          </table:table-cell>
          <table:table-cell office:value-type="float" office:value="2983" calcext:value-type="float">
            <text:p>2,983</text:p>
          </table:table-cell>
          <table:table-cell table:formula="of:=IF([.B594]&lt;&gt;[.B593];1;0)" office:value-type="float" office:value="1" calcext:value-type="float">
            <text:p>1</text:p>
          </table:table-cell>
          <table:table-cell table:style-name="Default" table:formula="of:=IF([.E594]=0;[.D593];&quot;&quot;)">
            <text:p/>
          </table:table-cell>
          <table:table-cell table:formula="of:=IF([.E594]=0;[.C594]-[.C593];&quot;&quot;)">
            <text:p/>
          </table:table-cell>
          <table:table-cell table:formula="of:=WEEKNUM([.C594])" office:value-type="float" office:value="16" calcext:value-type="float">
            <text:p>16</text:p>
          </table:table-cell>
          <table:table-cell table:formula="of:=WEEKDAY([.C594])" office:value-type="float" office:value="5" calcext:value-type="float">
            <text:p>5</text:p>
          </table:table-cell>
          <table:table-cell table:formula="of:=ROUNDUP([.K594]/12*4)" office:value-type="float" office:value="2" calcext:value-type="float">
            <text:p>2</text:p>
          </table:table-cell>
          <table:table-cell table:formula="of:=MONTH([.C594])" office:value-type="float" office:value="4" calcext:value-type="float">
            <text:p>4</text:p>
          </table:table-cell>
          <table:table-cell table:formula="of:=YEAR([.C594])" office:value-type="float" office:value="2016" calcext:value-type="float">
            <text:p>2016</text:p>
          </table:table-cell>
          <table:table-cell table:formula="of:=[.L594]&amp;[.K594]" office:value-type="string" office:string-value="20164" calcext:value-type="string">
            <text:p>20164</text:p>
          </table:table-cell>
          <table:table-cell table:formula="of:=DATE([.L594];[.K594];-1)" office:value-type="date" office:date-value="2016-03-30" calcext:value-type="date">
            <text:p>03/30/16</text:p>
          </table:table-cell>
          <table:table-cell table:formula="of:=YEAR([.N594])&amp;MONTH([.N594])" office:value-type="string" office:string-value="20163" calcext:value-type="string">
            <text:p>201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S-Shorts</text:p>
          </table:table-cell>
          <table:table-cell office:value-type="date" office:date-value="2016-05-01" calcext:value-type="date">
            <text:p>1-May-16</text:p>
          </table:table-cell>
          <table:table-cell office:value-type="float" office:value="17983" calcext:value-type="float">
            <text:p>17,983</text:p>
          </table:table-cell>
          <table:table-cell table:formula="of:=IF([.B595]&lt;&gt;[.B594];1;0)" office:value-type="float" office:value="0" calcext:value-type="float">
            <text:p>0</text:p>
          </table:table-cell>
          <table:table-cell table:formula="of:=IF([.E595]=0;[.D594];&quot;&quot;)" office:value-type="float" office:value="2983" calcext:value-type="float">
            <text:p>2,983</text:p>
          </table:table-cell>
          <table:table-cell table:formula="of:=IF([.E595]=0;[.C595]-[.C594];&quot;&quot;)" office:value-type="float" office:value="17" calcext:value-type="float">
            <text:p>17</text:p>
          </table:table-cell>
          <table:table-cell table:formula="of:=WEEKNUM([.C595])" office:value-type="float" office:value="19" calcext:value-type="float">
            <text:p>19</text:p>
          </table:table-cell>
          <table:table-cell table:formula="of:=WEEKDAY([.C595])" office:value-type="float" office:value="1" calcext:value-type="float">
            <text:p>1</text:p>
          </table:table-cell>
          <table:table-cell table:formula="of:=ROUNDUP([.K595]/12*4)" office:value-type="float" office:value="2" calcext:value-type="float">
            <text:p>2</text:p>
          </table:table-cell>
          <table:table-cell table:formula="of:=MONTH([.C595])" office:value-type="float" office:value="5" calcext:value-type="float">
            <text:p>5</text:p>
          </table:table-cell>
          <table:table-cell table:formula="of:=YEAR([.C595])" office:value-type="float" office:value="2016" calcext:value-type="float">
            <text:p>2016</text:p>
          </table:table-cell>
          <table:table-cell table:formula="of:=[.L595]&amp;[.K595]" office:value-type="string" office:string-value="20165" calcext:value-type="string">
            <text:p>20165</text:p>
          </table:table-cell>
          <table:table-cell table:formula="of:=DATE([.L595];[.K595];-1)" office:value-type="date" office:date-value="2016-04-29" calcext:value-type="date">
            <text:p>04/29/16</text:p>
          </table:table-cell>
          <table:table-cell table:formula="of:=YEAR([.N595])&amp;MONTH([.N595])" office:value-type="string" office:string-value="20164" calcext:value-type="string">
            <text:p>201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S-Shorts</text:p>
          </table:table-cell>
          <table:table-cell office:value-type="date" office:date-value="2016-12-19" calcext:value-type="date">
            <text:p>19-Dec-16</text:p>
          </table:table-cell>
          <table:table-cell office:value-type="float" office:value="12498" calcext:value-type="float">
            <text:p>12,498</text:p>
          </table:table-cell>
          <table:table-cell table:formula="of:=IF([.B596]&lt;&gt;[.B595];1;0)" office:value-type="float" office:value="0" calcext:value-type="float">
            <text:p>0</text:p>
          </table:table-cell>
          <table:table-cell table:formula="of:=IF([.E596]=0;[.D595];&quot;&quot;)" office:value-type="float" office:value="17983" calcext:value-type="float">
            <text:p>17,983</text:p>
          </table:table-cell>
          <table:table-cell table:formula="of:=IF([.E596]=0;[.C596]-[.C595];&quot;&quot;)" office:value-type="float" office:value="232" calcext:value-type="float">
            <text:p>232</text:p>
          </table:table-cell>
          <table:table-cell table:formula="of:=WEEKNUM([.C596])" office:value-type="float" office:value="52" calcext:value-type="float">
            <text:p>52</text:p>
          </table:table-cell>
          <table:table-cell table:formula="of:=WEEKDAY([.C596])" office:value-type="float" office:value="2" calcext:value-type="float">
            <text:p>2</text:p>
          </table:table-cell>
          <table:table-cell table:formula="of:=ROUNDUP([.K596]/12*4)" office:value-type="float" office:value="4" calcext:value-type="float">
            <text:p>4</text:p>
          </table:table-cell>
          <table:table-cell table:formula="of:=MONTH([.C596])" office:value-type="float" office:value="12" calcext:value-type="float">
            <text:p>12</text:p>
          </table:table-cell>
          <table:table-cell table:formula="of:=YEAR([.C596])" office:value-type="float" office:value="2016" calcext:value-type="float">
            <text:p>2016</text:p>
          </table:table-cell>
          <table:table-cell table:formula="of:=[.L596]&amp;[.K596]" office:value-type="string" office:string-value="201612" calcext:value-type="string">
            <text:p>201612</text:p>
          </table:table-cell>
          <table:table-cell table:formula="of:=DATE([.L596];[.K596];-1)" office:value-type="date" office:date-value="2016-11-29" calcext:value-type="date">
            <text:p>11/29/16</text:p>
          </table:table-cell>
          <table:table-cell table:formula="of:=YEAR([.N596])&amp;MONTH([.N596])" office:value-type="string" office:string-value="201611" calcext:value-type="string">
            <text:p>2016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S-Shorts</text:p>
          </table:table-cell>
          <table:table-cell office:value-type="date" office:date-value="2016-12-25" calcext:value-type="date">
            <text:p>25-Dec-16</text:p>
          </table:table-cell>
          <table:table-cell office:value-type="float" office:value="26847" calcext:value-type="float">
            <text:p>26,847</text:p>
          </table:table-cell>
          <table:table-cell table:formula="of:=IF([.B597]&lt;&gt;[.B596];1;0)" office:value-type="float" office:value="0" calcext:value-type="float">
            <text:p>0</text:p>
          </table:table-cell>
          <table:table-cell table:formula="of:=IF([.E597]=0;[.D596];&quot;&quot;)" office:value-type="float" office:value="12498" calcext:value-type="float">
            <text:p>12,498</text:p>
          </table:table-cell>
          <table:table-cell table:formula="of:=IF([.E597]=0;[.C597]-[.C596];&quot;&quot;)" office:value-type="float" office:value="6" calcext:value-type="float">
            <text:p>6</text:p>
          </table:table-cell>
          <table:table-cell table:formula="of:=WEEKNUM([.C597])" office:value-type="float" office:value="53" calcext:value-type="float">
            <text:p>53</text:p>
          </table:table-cell>
          <table:table-cell table:formula="of:=WEEKDAY([.C597])" office:value-type="float" office:value="1" calcext:value-type="float">
            <text:p>1</text:p>
          </table:table-cell>
          <table:table-cell table:formula="of:=ROUNDUP([.K597]/12*4)" office:value-type="float" office:value="4" calcext:value-type="float">
            <text:p>4</text:p>
          </table:table-cell>
          <table:table-cell table:formula="of:=MONTH([.C597])" office:value-type="float" office:value="12" calcext:value-type="float">
            <text:p>12</text:p>
          </table:table-cell>
          <table:table-cell table:formula="of:=YEAR([.C597])" office:value-type="float" office:value="2016" calcext:value-type="float">
            <text:p>2016</text:p>
          </table:table-cell>
          <table:table-cell table:formula="of:=[.L597]&amp;[.K597]" office:value-type="string" office:string-value="201612" calcext:value-type="string">
            <text:p>201612</text:p>
          </table:table-cell>
          <table:table-cell table:formula="of:=DATE([.L597];[.K597];-1)" office:value-type="date" office:date-value="2016-11-29" calcext:value-type="date">
            <text:p>11/29/16</text:p>
          </table:table-cell>
          <table:table-cell table:formula="of:=YEAR([.N597])&amp;MONTH([.N597])" office:value-type="string" office:string-value="201611" calcext:value-type="string">
            <text:p>2016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S-Shorts</text:p>
          </table:table-cell>
          <table:table-cell office:value-type="date" office:date-value="2017-01-02" calcext:value-type="date">
            <text:p>2-Jan-17</text:p>
          </table:table-cell>
          <table:table-cell office:value-type="float" office:value="8287" calcext:value-type="float">
            <text:p>8,287</text:p>
          </table:table-cell>
          <table:table-cell table:formula="of:=IF([.B598]&lt;&gt;[.B597];1;0)" office:value-type="float" office:value="0" calcext:value-type="float">
            <text:p>0</text:p>
          </table:table-cell>
          <table:table-cell table:formula="of:=IF([.E598]=0;[.D597];&quot;&quot;)" office:value-type="float" office:value="26847" calcext:value-type="float">
            <text:p>26,847</text:p>
          </table:table-cell>
          <table:table-cell table:formula="of:=IF([.E598]=0;[.C598]-[.C597];&quot;&quot;)" office:value-type="float" office:value="8" calcext:value-type="float">
            <text:p>8</text:p>
          </table:table-cell>
          <table:table-cell table:formula="of:=WEEKNUM([.C598])" office:value-type="float" office:value="1" calcext:value-type="float">
            <text:p>1</text:p>
          </table:table-cell>
          <table:table-cell table:formula="of:=WEEKDAY([.C598])" office:value-type="float" office:value="2" calcext:value-type="float">
            <text:p>2</text:p>
          </table:table-cell>
          <table:table-cell table:formula="of:=ROUNDUP([.K598]/12*4)" office:value-type="float" office:value="1" calcext:value-type="float">
            <text:p>1</text:p>
          </table:table-cell>
          <table:table-cell table:formula="of:=MONTH([.C598])" office:value-type="float" office:value="1" calcext:value-type="float">
            <text:p>1</text:p>
          </table:table-cell>
          <table:table-cell table:formula="of:=YEAR([.C598])" office:value-type="float" office:value="2017" calcext:value-type="float">
            <text:p>2017</text:p>
          </table:table-cell>
          <table:table-cell table:formula="of:=[.L598]&amp;[.K598]" office:value-type="string" office:string-value="20171" calcext:value-type="string">
            <text:p>20171</text:p>
          </table:table-cell>
          <table:table-cell table:formula="of:=DATE([.L598];[.K598];-1)" office:value-type="date" office:date-value="2016-12-30" calcext:value-type="date">
            <text:p>12/30/16</text:p>
          </table:table-cell>
          <table:table-cell table:formula="of:=YEAR([.N598])&amp;MONTH([.N598])" office:value-type="string" office:string-value="201612" calcext:value-type="string">
            <text:p>2016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S-Shorts</text:p>
          </table:table-cell>
          <table:table-cell office:value-type="date" office:date-value="2017-01-23" calcext:value-type="date">
            <text:p>23-Jan-17</text:p>
          </table:table-cell>
          <table:table-cell office:value-type="float" office:value="21151" calcext:value-type="float">
            <text:p>21,151</text:p>
          </table:table-cell>
          <table:table-cell table:formula="of:=IF([.B599]&lt;&gt;[.B598];1;0)" office:value-type="float" office:value="0" calcext:value-type="float">
            <text:p>0</text:p>
          </table:table-cell>
          <table:table-cell table:formula="of:=IF([.E599]=0;[.D598];&quot;&quot;)" office:value-type="float" office:value="8287" calcext:value-type="float">
            <text:p>8,287</text:p>
          </table:table-cell>
          <table:table-cell table:formula="of:=IF([.E599]=0;[.C599]-[.C598];&quot;&quot;)" office:value-type="float" office:value="21" calcext:value-type="float">
            <text:p>21</text:p>
          </table:table-cell>
          <table:table-cell table:formula="of:=WEEKNUM([.C599])" office:value-type="float" office:value="4" calcext:value-type="float">
            <text:p>4</text:p>
          </table:table-cell>
          <table:table-cell table:formula="of:=WEEKDAY([.C599])" office:value-type="float" office:value="2" calcext:value-type="float">
            <text:p>2</text:p>
          </table:table-cell>
          <table:table-cell table:formula="of:=ROUNDUP([.K599]/12*4)" office:value-type="float" office:value="1" calcext:value-type="float">
            <text:p>1</text:p>
          </table:table-cell>
          <table:table-cell table:formula="of:=MONTH([.C599])" office:value-type="float" office:value="1" calcext:value-type="float">
            <text:p>1</text:p>
          </table:table-cell>
          <table:table-cell table:formula="of:=YEAR([.C599])" office:value-type="float" office:value="2017" calcext:value-type="float">
            <text:p>2017</text:p>
          </table:table-cell>
          <table:table-cell table:formula="of:=[.L599]&amp;[.K599]" office:value-type="string" office:string-value="20171" calcext:value-type="string">
            <text:p>20171</text:p>
          </table:table-cell>
          <table:table-cell table:formula="of:=DATE([.L599];[.K599];-1)" office:value-type="date" office:date-value="2016-12-30" calcext:value-type="date">
            <text:p>12/30/16</text:p>
          </table:table-cell>
          <table:table-cell table:formula="of:=YEAR([.N599])&amp;MONTH([.N599])" office:value-type="string" office:string-value="201612" calcext:value-type="string">
            <text:p>2016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S-Shorts</text:p>
          </table:table-cell>
          <table:table-cell office:value-type="date" office:date-value="2017-02-27" calcext:value-type="date">
            <text:p>27-Feb-17</text:p>
          </table:table-cell>
          <table:table-cell office:value-type="float" office:value="4355" calcext:value-type="float">
            <text:p>4,355</text:p>
          </table:table-cell>
          <table:table-cell table:formula="of:=IF([.B600]&lt;&gt;[.B599];1;0)" office:value-type="float" office:value="0" calcext:value-type="float">
            <text:p>0</text:p>
          </table:table-cell>
          <table:table-cell table:formula="of:=IF([.E600]=0;[.D599];&quot;&quot;)" office:value-type="float" office:value="21151" calcext:value-type="float">
            <text:p>21,151</text:p>
          </table:table-cell>
          <table:table-cell table:formula="of:=IF([.E600]=0;[.C600]-[.C599];&quot;&quot;)" office:value-type="float" office:value="35" calcext:value-type="float">
            <text:p>35</text:p>
          </table:table-cell>
          <table:table-cell table:formula="of:=WEEKNUM([.C600])" office:value-type="float" office:value="9" calcext:value-type="float">
            <text:p>9</text:p>
          </table:table-cell>
          <table:table-cell table:formula="of:=WEEKDAY([.C600])" office:value-type="float" office:value="2" calcext:value-type="float">
            <text:p>2</text:p>
          </table:table-cell>
          <table:table-cell table:formula="of:=ROUNDUP([.K600]/12*4)" office:value-type="float" office:value="1" calcext:value-type="float">
            <text:p>1</text:p>
          </table:table-cell>
          <table:table-cell table:formula="of:=MONTH([.C600])" office:value-type="float" office:value="2" calcext:value-type="float">
            <text:p>2</text:p>
          </table:table-cell>
          <table:table-cell table:formula="of:=YEAR([.C600])" office:value-type="float" office:value="2017" calcext:value-type="float">
            <text:p>2017</text:p>
          </table:table-cell>
          <table:table-cell table:formula="of:=[.L600]&amp;[.K600]" office:value-type="string" office:string-value="20172" calcext:value-type="string">
            <text:p>20172</text:p>
          </table:table-cell>
          <table:table-cell table:formula="of:=DATE([.L600];[.K600];-1)" office:value-type="date" office:date-value="2017-01-30" calcext:value-type="date">
            <text:p>01/30/17</text:p>
          </table:table-cell>
          <table:table-cell table:formula="of:=YEAR([.N600])&amp;MONTH([.N600])" office:value-type="string" office:string-value="20171" calcext:value-type="string">
            <text:p>201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S-Shorts</text:p>
          </table:table-cell>
          <table:table-cell office:value-type="date" office:date-value="2017-03-06" calcext:value-type="date">
            <text:p>6-Mar-17</text:p>
          </table:table-cell>
          <table:table-cell office:value-type="float" office:value="11220" calcext:value-type="float">
            <text:p>11,220</text:p>
          </table:table-cell>
          <table:table-cell table:formula="of:=IF([.B601]&lt;&gt;[.B600];1;0)" office:value-type="float" office:value="0" calcext:value-type="float">
            <text:p>0</text:p>
          </table:table-cell>
          <table:table-cell table:formula="of:=IF([.E601]=0;[.D600];&quot;&quot;)" office:value-type="float" office:value="4355" calcext:value-type="float">
            <text:p>4,355</text:p>
          </table:table-cell>
          <table:table-cell table:formula="of:=IF([.E601]=0;[.C601]-[.C600];&quot;&quot;)" office:value-type="float" office:value="7" calcext:value-type="float">
            <text:p>7</text:p>
          </table:table-cell>
          <table:table-cell table:formula="of:=WEEKNUM([.C601])" office:value-type="float" office:value="10" calcext:value-type="float">
            <text:p>10</text:p>
          </table:table-cell>
          <table:table-cell table:formula="of:=WEEKDAY([.C601])" office:value-type="float" office:value="2" calcext:value-type="float">
            <text:p>2</text:p>
          </table:table-cell>
          <table:table-cell table:formula="of:=ROUNDUP([.K601]/12*4)" office:value-type="float" office:value="1" calcext:value-type="float">
            <text:p>1</text:p>
          </table:table-cell>
          <table:table-cell table:formula="of:=MONTH([.C601])" office:value-type="float" office:value="3" calcext:value-type="float">
            <text:p>3</text:p>
          </table:table-cell>
          <table:table-cell table:formula="of:=YEAR([.C601])" office:value-type="float" office:value="2017" calcext:value-type="float">
            <text:p>2017</text:p>
          </table:table-cell>
          <table:table-cell table:formula="of:=[.L601]&amp;[.K601]" office:value-type="string" office:string-value="20173" calcext:value-type="string">
            <text:p>20173</text:p>
          </table:table-cell>
          <table:table-cell table:formula="of:=DATE([.L601];[.K601];-1)" office:value-type="date" office:date-value="2017-02-27" calcext:value-type="date">
            <text:p>02/27/17</text:p>
          </table:table-cell>
          <table:table-cell table:formula="of:=YEAR([.N601])&amp;MONTH([.N601])" office:value-type="string" office:string-value="20172" calcext:value-type="string">
            <text:p>201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Y-Skirts</text:p>
          </table:table-cell>
          <table:table-cell office:value-type="date" office:date-value="2016-04-01" calcext:value-type="date">
            <text:p>1-Apr-16</text:p>
          </table:table-cell>
          <table:table-cell office:value-type="float" office:value="8078" calcext:value-type="float">
            <text:p>8,078</text:p>
          </table:table-cell>
          <table:table-cell table:formula="of:=IF([.B602]&lt;&gt;[.B601];1;0)" office:value-type="float" office:value="1" calcext:value-type="float">
            <text:p>1</text:p>
          </table:table-cell>
          <table:table-cell table:style-name="Default" table:formula="of:=IF([.E602]=0;[.D601];&quot;&quot;)">
            <text:p/>
          </table:table-cell>
          <table:table-cell table:formula="of:=IF([.E602]=0;[.C602]-[.C601];&quot;&quot;)">
            <text:p/>
          </table:table-cell>
          <table:table-cell table:formula="of:=WEEKNUM([.C602])" office:value-type="float" office:value="14" calcext:value-type="float">
            <text:p>14</text:p>
          </table:table-cell>
          <table:table-cell table:formula="of:=WEEKDAY([.C602])" office:value-type="float" office:value="6" calcext:value-type="float">
            <text:p>6</text:p>
          </table:table-cell>
          <table:table-cell table:formula="of:=ROUNDUP([.K602]/12*4)" office:value-type="float" office:value="2" calcext:value-type="float">
            <text:p>2</text:p>
          </table:table-cell>
          <table:table-cell table:formula="of:=MONTH([.C602])" office:value-type="float" office:value="4" calcext:value-type="float">
            <text:p>4</text:p>
          </table:table-cell>
          <table:table-cell table:formula="of:=YEAR([.C602])" office:value-type="float" office:value="2016" calcext:value-type="float">
            <text:p>2016</text:p>
          </table:table-cell>
          <table:table-cell table:formula="of:=[.L602]&amp;[.K602]" office:value-type="string" office:string-value="20164" calcext:value-type="string">
            <text:p>20164</text:p>
          </table:table-cell>
          <table:table-cell table:formula="of:=DATE([.L602];[.K602];-1)" office:value-type="date" office:date-value="2016-03-30" calcext:value-type="date">
            <text:p>03/30/16</text:p>
          </table:table-cell>
          <table:table-cell table:formula="of:=YEAR([.N602])&amp;MONTH([.N602])" office:value-type="string" office:string-value="20163" calcext:value-type="string">
            <text:p>201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Y-Skirts</text:p>
          </table:table-cell>
          <table:table-cell office:value-type="date" office:date-value="2016-04-05" calcext:value-type="date">
            <text:p>5-Apr-16</text:p>
          </table:table-cell>
          <table:table-cell office:value-type="float" office:value="4051" calcext:value-type="float">
            <text:p>4,051</text:p>
          </table:table-cell>
          <table:table-cell table:formula="of:=IF([.B603]&lt;&gt;[.B602];1;0)" office:value-type="float" office:value="0" calcext:value-type="float">
            <text:p>0</text:p>
          </table:table-cell>
          <table:table-cell table:formula="of:=IF([.E603]=0;[.D602];&quot;&quot;)" office:value-type="float" office:value="8078" calcext:value-type="float">
            <text:p>8,078</text:p>
          </table:table-cell>
          <table:table-cell table:formula="of:=IF([.E603]=0;[.C603]-[.C602];&quot;&quot;)" office:value-type="float" office:value="4" calcext:value-type="float">
            <text:p>4</text:p>
          </table:table-cell>
          <table:table-cell table:formula="of:=WEEKNUM([.C603])" office:value-type="float" office:value="15" calcext:value-type="float">
            <text:p>15</text:p>
          </table:table-cell>
          <table:table-cell table:formula="of:=WEEKDAY([.C603])" office:value-type="float" office:value="3" calcext:value-type="float">
            <text:p>3</text:p>
          </table:table-cell>
          <table:table-cell table:formula="of:=ROUNDUP([.K603]/12*4)" office:value-type="float" office:value="2" calcext:value-type="float">
            <text:p>2</text:p>
          </table:table-cell>
          <table:table-cell table:formula="of:=MONTH([.C603])" office:value-type="float" office:value="4" calcext:value-type="float">
            <text:p>4</text:p>
          </table:table-cell>
          <table:table-cell table:formula="of:=YEAR([.C603])" office:value-type="float" office:value="2016" calcext:value-type="float">
            <text:p>2016</text:p>
          </table:table-cell>
          <table:table-cell table:formula="of:=[.L603]&amp;[.K603]" office:value-type="string" office:string-value="20164" calcext:value-type="string">
            <text:p>20164</text:p>
          </table:table-cell>
          <table:table-cell table:formula="of:=DATE([.L603];[.K603];-1)" office:value-type="date" office:date-value="2016-03-30" calcext:value-type="date">
            <text:p>03/30/16</text:p>
          </table:table-cell>
          <table:table-cell table:formula="of:=YEAR([.N603])&amp;MONTH([.N603])" office:value-type="string" office:string-value="20163" calcext:value-type="string">
            <text:p>201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Y-Skirts</text:p>
          </table:table-cell>
          <table:table-cell office:value-type="date" office:date-value="2016-04-12" calcext:value-type="date">
            <text:p>12-Apr-16</text:p>
          </table:table-cell>
          <table:table-cell office:value-type="float" office:value="252" calcext:value-type="float">
            <text:p>252</text:p>
          </table:table-cell>
          <table:table-cell table:formula="of:=IF([.B604]&lt;&gt;[.B603];1;0)" office:value-type="float" office:value="0" calcext:value-type="float">
            <text:p>0</text:p>
          </table:table-cell>
          <table:table-cell table:formula="of:=IF([.E604]=0;[.D603];&quot;&quot;)" office:value-type="float" office:value="4051" calcext:value-type="float">
            <text:p>4,051</text:p>
          </table:table-cell>
          <table:table-cell table:formula="of:=IF([.E604]=0;[.C604]-[.C603];&quot;&quot;)" office:value-type="float" office:value="7" calcext:value-type="float">
            <text:p>7</text:p>
          </table:table-cell>
          <table:table-cell table:formula="of:=WEEKNUM([.C604])" office:value-type="float" office:value="16" calcext:value-type="float">
            <text:p>16</text:p>
          </table:table-cell>
          <table:table-cell table:formula="of:=WEEKDAY([.C604])" office:value-type="float" office:value="3" calcext:value-type="float">
            <text:p>3</text:p>
          </table:table-cell>
          <table:table-cell table:formula="of:=ROUNDUP([.K604]/12*4)" office:value-type="float" office:value="2" calcext:value-type="float">
            <text:p>2</text:p>
          </table:table-cell>
          <table:table-cell table:formula="of:=MONTH([.C604])" office:value-type="float" office:value="4" calcext:value-type="float">
            <text:p>4</text:p>
          </table:table-cell>
          <table:table-cell table:formula="of:=YEAR([.C604])" office:value-type="float" office:value="2016" calcext:value-type="float">
            <text:p>2016</text:p>
          </table:table-cell>
          <table:table-cell table:formula="of:=[.L604]&amp;[.K604]" office:value-type="string" office:string-value="20164" calcext:value-type="string">
            <text:p>20164</text:p>
          </table:table-cell>
          <table:table-cell table:formula="of:=DATE([.L604];[.K604];-1)" office:value-type="date" office:date-value="2016-03-30" calcext:value-type="date">
            <text:p>03/30/16</text:p>
          </table:table-cell>
          <table:table-cell table:formula="of:=YEAR([.N604])&amp;MONTH([.N604])" office:value-type="string" office:string-value="20163" calcext:value-type="string">
            <text:p>201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Y-Skirts</text:p>
          </table:table-cell>
          <table:table-cell office:value-type="date" office:date-value="2016-04-26" calcext:value-type="date">
            <text:p>26-Apr-16</text:p>
          </table:table-cell>
          <table:table-cell office:value-type="float" office:value="2260" calcext:value-type="float">
            <text:p>2,260</text:p>
          </table:table-cell>
          <table:table-cell table:formula="of:=IF([.B605]&lt;&gt;[.B604];1;0)" office:value-type="float" office:value="0" calcext:value-type="float">
            <text:p>0</text:p>
          </table:table-cell>
          <table:table-cell table:formula="of:=IF([.E605]=0;[.D604];&quot;&quot;)" office:value-type="float" office:value="252" calcext:value-type="float">
            <text:p>252</text:p>
          </table:table-cell>
          <table:table-cell table:formula="of:=IF([.E605]=0;[.C605]-[.C604];&quot;&quot;)" office:value-type="float" office:value="14" calcext:value-type="float">
            <text:p>14</text:p>
          </table:table-cell>
          <table:table-cell table:formula="of:=WEEKNUM([.C605])" office:value-type="float" office:value="18" calcext:value-type="float">
            <text:p>18</text:p>
          </table:table-cell>
          <table:table-cell table:formula="of:=WEEKDAY([.C605])" office:value-type="float" office:value="3" calcext:value-type="float">
            <text:p>3</text:p>
          </table:table-cell>
          <table:table-cell table:formula="of:=ROUNDUP([.K605]/12*4)" office:value-type="float" office:value="2" calcext:value-type="float">
            <text:p>2</text:p>
          </table:table-cell>
          <table:table-cell table:formula="of:=MONTH([.C605])" office:value-type="float" office:value="4" calcext:value-type="float">
            <text:p>4</text:p>
          </table:table-cell>
          <table:table-cell table:formula="of:=YEAR([.C605])" office:value-type="float" office:value="2016" calcext:value-type="float">
            <text:p>2016</text:p>
          </table:table-cell>
          <table:table-cell table:formula="of:=[.L605]&amp;[.K605]" office:value-type="string" office:string-value="20164" calcext:value-type="string">
            <text:p>20164</text:p>
          </table:table-cell>
          <table:table-cell table:formula="of:=DATE([.L605];[.K605];-1)" office:value-type="date" office:date-value="2016-03-30" calcext:value-type="date">
            <text:p>03/30/16</text:p>
          </table:table-cell>
          <table:table-cell table:formula="of:=YEAR([.N605])&amp;MONTH([.N605])" office:value-type="string" office:string-value="20163" calcext:value-type="string">
            <text:p>201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Y-Skirts</text:p>
          </table:table-cell>
          <table:table-cell office:value-type="date" office:date-value="2016-05-01" calcext:value-type="date">
            <text:p>1-May-16</text:p>
          </table:table-cell>
          <table:table-cell office:value-type="float" office:value="15068" calcext:value-type="float">
            <text:p>15,068</text:p>
          </table:table-cell>
          <table:table-cell table:formula="of:=IF([.B606]&lt;&gt;[.B605];1;0)" office:value-type="float" office:value="0" calcext:value-type="float">
            <text:p>0</text:p>
          </table:table-cell>
          <table:table-cell table:formula="of:=IF([.E606]=0;[.D605];&quot;&quot;)" office:value-type="float" office:value="2260" calcext:value-type="float">
            <text:p>2,260</text:p>
          </table:table-cell>
          <table:table-cell table:formula="of:=IF([.E606]=0;[.C606]-[.C605];&quot;&quot;)" office:value-type="float" office:value="5" calcext:value-type="float">
            <text:p>5</text:p>
          </table:table-cell>
          <table:table-cell table:formula="of:=WEEKNUM([.C606])" office:value-type="float" office:value="19" calcext:value-type="float">
            <text:p>19</text:p>
          </table:table-cell>
          <table:table-cell table:formula="of:=WEEKDAY([.C606])" office:value-type="float" office:value="1" calcext:value-type="float">
            <text:p>1</text:p>
          </table:table-cell>
          <table:table-cell table:formula="of:=ROUNDUP([.K606]/12*4)" office:value-type="float" office:value="2" calcext:value-type="float">
            <text:p>2</text:p>
          </table:table-cell>
          <table:table-cell table:formula="of:=MONTH([.C606])" office:value-type="float" office:value="5" calcext:value-type="float">
            <text:p>5</text:p>
          </table:table-cell>
          <table:table-cell table:formula="of:=YEAR([.C606])" office:value-type="float" office:value="2016" calcext:value-type="float">
            <text:p>2016</text:p>
          </table:table-cell>
          <table:table-cell table:formula="of:=[.L606]&amp;[.K606]" office:value-type="string" office:string-value="20165" calcext:value-type="string">
            <text:p>20165</text:p>
          </table:table-cell>
          <table:table-cell table:formula="of:=DATE([.L606];[.K606];-1)" office:value-type="date" office:date-value="2016-04-29" calcext:value-type="date">
            <text:p>04/29/16</text:p>
          </table:table-cell>
          <table:table-cell table:formula="of:=YEAR([.N606])&amp;MONTH([.N606])" office:value-type="string" office:string-value="20164" calcext:value-type="string">
            <text:p>201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Y-Skirts</text:p>
          </table:table-cell>
          <table:table-cell office:value-type="date" office:date-value="2016-05-19" calcext:value-type="date">
            <text:p>19-May-16</text:p>
          </table:table-cell>
          <table:table-cell office:value-type="float" office:value="3000" calcext:value-type="float">
            <text:p>3,000</text:p>
          </table:table-cell>
          <table:table-cell table:formula="of:=IF([.B607]&lt;&gt;[.B606];1;0)" office:value-type="float" office:value="0" calcext:value-type="float">
            <text:p>0</text:p>
          </table:table-cell>
          <table:table-cell table:formula="of:=IF([.E607]=0;[.D606];&quot;&quot;)" office:value-type="float" office:value="15068" calcext:value-type="float">
            <text:p>15,068</text:p>
          </table:table-cell>
          <table:table-cell table:formula="of:=IF([.E607]=0;[.C607]-[.C606];&quot;&quot;)" office:value-type="float" office:value="18" calcext:value-type="float">
            <text:p>18</text:p>
          </table:table-cell>
          <table:table-cell table:formula="of:=WEEKNUM([.C607])" office:value-type="float" office:value="21" calcext:value-type="float">
            <text:p>21</text:p>
          </table:table-cell>
          <table:table-cell table:formula="of:=WEEKDAY([.C607])" office:value-type="float" office:value="5" calcext:value-type="float">
            <text:p>5</text:p>
          </table:table-cell>
          <table:table-cell table:formula="of:=ROUNDUP([.K607]/12*4)" office:value-type="float" office:value="2" calcext:value-type="float">
            <text:p>2</text:p>
          </table:table-cell>
          <table:table-cell table:formula="of:=MONTH([.C607])" office:value-type="float" office:value="5" calcext:value-type="float">
            <text:p>5</text:p>
          </table:table-cell>
          <table:table-cell table:formula="of:=YEAR([.C607])" office:value-type="float" office:value="2016" calcext:value-type="float">
            <text:p>2016</text:p>
          </table:table-cell>
          <table:table-cell table:formula="of:=[.L607]&amp;[.K607]" office:value-type="string" office:string-value="20165" calcext:value-type="string">
            <text:p>20165</text:p>
          </table:table-cell>
          <table:table-cell table:formula="of:=DATE([.L607];[.K607];-1)" office:value-type="date" office:date-value="2016-04-29" calcext:value-type="date">
            <text:p>04/29/16</text:p>
          </table:table-cell>
          <table:table-cell table:formula="of:=YEAR([.N607])&amp;MONTH([.N607])" office:value-type="string" office:string-value="20164" calcext:value-type="string">
            <text:p>201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Y-Skirts</text:p>
          </table:table-cell>
          <table:table-cell office:value-type="date" office:date-value="2016-05-29" calcext:value-type="date">
            <text:p>29-May-16</text:p>
          </table:table-cell>
          <table:table-cell office:value-type="float" office:value="3964" calcext:value-type="float">
            <text:p>3,964</text:p>
          </table:table-cell>
          <table:table-cell table:formula="of:=IF([.B608]&lt;&gt;[.B607];1;0)" office:value-type="float" office:value="0" calcext:value-type="float">
            <text:p>0</text:p>
          </table:table-cell>
          <table:table-cell table:formula="of:=IF([.E608]=0;[.D607];&quot;&quot;)" office:value-type="float" office:value="3000" calcext:value-type="float">
            <text:p>3,000</text:p>
          </table:table-cell>
          <table:table-cell table:formula="of:=IF([.E608]=0;[.C608]-[.C607];&quot;&quot;)" office:value-type="float" office:value="10" calcext:value-type="float">
            <text:p>10</text:p>
          </table:table-cell>
          <table:table-cell table:formula="of:=WEEKNUM([.C608])" office:value-type="float" office:value="23" calcext:value-type="float">
            <text:p>23</text:p>
          </table:table-cell>
          <table:table-cell table:formula="of:=WEEKDAY([.C608])" office:value-type="float" office:value="1" calcext:value-type="float">
            <text:p>1</text:p>
          </table:table-cell>
          <table:table-cell table:formula="of:=ROUNDUP([.K608]/12*4)" office:value-type="float" office:value="2" calcext:value-type="float">
            <text:p>2</text:p>
          </table:table-cell>
          <table:table-cell table:formula="of:=MONTH([.C608])" office:value-type="float" office:value="5" calcext:value-type="float">
            <text:p>5</text:p>
          </table:table-cell>
          <table:table-cell table:formula="of:=YEAR([.C608])" office:value-type="float" office:value="2016" calcext:value-type="float">
            <text:p>2016</text:p>
          </table:table-cell>
          <table:table-cell table:formula="of:=[.L608]&amp;[.K608]" office:value-type="string" office:string-value="20165" calcext:value-type="string">
            <text:p>20165</text:p>
          </table:table-cell>
          <table:table-cell table:formula="of:=DATE([.L608];[.K608];-1)" office:value-type="date" office:date-value="2016-04-29" calcext:value-type="date">
            <text:p>04/29/16</text:p>
          </table:table-cell>
          <table:table-cell table:formula="of:=YEAR([.N608])&amp;MONTH([.N608])" office:value-type="string" office:string-value="20164" calcext:value-type="string">
            <text:p>201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Y-Skirts</text:p>
          </table:table-cell>
          <table:table-cell office:value-type="date" office:date-value="2016-06-03" calcext:value-type="date">
            <text:p>3-Jun-16</text:p>
          </table:table-cell>
          <table:table-cell office:value-type="float" office:value="4805" calcext:value-type="float">
            <text:p>4,805</text:p>
          </table:table-cell>
          <table:table-cell table:formula="of:=IF([.B609]&lt;&gt;[.B608];1;0)" office:value-type="float" office:value="0" calcext:value-type="float">
            <text:p>0</text:p>
          </table:table-cell>
          <table:table-cell table:formula="of:=IF([.E609]=0;[.D608];&quot;&quot;)" office:value-type="float" office:value="3964" calcext:value-type="float">
            <text:p>3,964</text:p>
          </table:table-cell>
          <table:table-cell table:formula="of:=IF([.E609]=0;[.C609]-[.C608];&quot;&quot;)" office:value-type="float" office:value="5" calcext:value-type="float">
            <text:p>5</text:p>
          </table:table-cell>
          <table:table-cell table:formula="of:=WEEKNUM([.C609])" office:value-type="float" office:value="23" calcext:value-type="float">
            <text:p>23</text:p>
          </table:table-cell>
          <table:table-cell table:formula="of:=WEEKDAY([.C609])" office:value-type="float" office:value="6" calcext:value-type="float">
            <text:p>6</text:p>
          </table:table-cell>
          <table:table-cell table:formula="of:=ROUNDUP([.K609]/12*4)" office:value-type="float" office:value="2" calcext:value-type="float">
            <text:p>2</text:p>
          </table:table-cell>
          <table:table-cell table:formula="of:=MONTH([.C609])" office:value-type="float" office:value="6" calcext:value-type="float">
            <text:p>6</text:p>
          </table:table-cell>
          <table:table-cell table:formula="of:=YEAR([.C609])" office:value-type="float" office:value="2016" calcext:value-type="float">
            <text:p>2016</text:p>
          </table:table-cell>
          <table:table-cell table:formula="of:=[.L609]&amp;[.K609]" office:value-type="string" office:string-value="20166" calcext:value-type="string">
            <text:p>20166</text:p>
          </table:table-cell>
          <table:table-cell table:formula="of:=DATE([.L609];[.K609];-1)" office:value-type="date" office:date-value="2016-05-30" calcext:value-type="date">
            <text:p>05/30/16</text:p>
          </table:table-cell>
          <table:table-cell table:formula="of:=YEAR([.N609])&amp;MONTH([.N609])" office:value-type="string" office:string-value="20165" calcext:value-type="string">
            <text:p>201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Y-Skirts</text:p>
          </table:table-cell>
          <table:table-cell office:value-type="date" office:date-value="2016-06-13" calcext:value-type="date">
            <text:p>13-Jun-16</text:p>
          </table:table-cell>
          <table:table-cell office:value-type="float" office:value="1000" calcext:value-type="float">
            <text:p>1,000</text:p>
          </table:table-cell>
          <table:table-cell table:formula="of:=IF([.B610]&lt;&gt;[.B609];1;0)" office:value-type="float" office:value="0" calcext:value-type="float">
            <text:p>0</text:p>
          </table:table-cell>
          <table:table-cell table:formula="of:=IF([.E610]=0;[.D609];&quot;&quot;)" office:value-type="float" office:value="4805" calcext:value-type="float">
            <text:p>4,805</text:p>
          </table:table-cell>
          <table:table-cell table:formula="of:=IF([.E610]=0;[.C610]-[.C609];&quot;&quot;)" office:value-type="float" office:value="10" calcext:value-type="float">
            <text:p>10</text:p>
          </table:table-cell>
          <table:table-cell table:formula="of:=WEEKNUM([.C610])" office:value-type="float" office:value="25" calcext:value-type="float">
            <text:p>25</text:p>
          </table:table-cell>
          <table:table-cell table:formula="of:=WEEKDAY([.C610])" office:value-type="float" office:value="2" calcext:value-type="float">
            <text:p>2</text:p>
          </table:table-cell>
          <table:table-cell table:formula="of:=ROUNDUP([.K610]/12*4)" office:value-type="float" office:value="2" calcext:value-type="float">
            <text:p>2</text:p>
          </table:table-cell>
          <table:table-cell table:formula="of:=MONTH([.C610])" office:value-type="float" office:value="6" calcext:value-type="float">
            <text:p>6</text:p>
          </table:table-cell>
          <table:table-cell table:formula="of:=YEAR([.C610])" office:value-type="float" office:value="2016" calcext:value-type="float">
            <text:p>2016</text:p>
          </table:table-cell>
          <table:table-cell table:formula="of:=[.L610]&amp;[.K610]" office:value-type="string" office:string-value="20166" calcext:value-type="string">
            <text:p>20166</text:p>
          </table:table-cell>
          <table:table-cell table:formula="of:=DATE([.L610];[.K610];-1)" office:value-type="date" office:date-value="2016-05-30" calcext:value-type="date">
            <text:p>05/30/16</text:p>
          </table:table-cell>
          <table:table-cell table:formula="of:=YEAR([.N610])&amp;MONTH([.N610])" office:value-type="string" office:string-value="20165" calcext:value-type="string">
            <text:p>201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Y-Skirts</text:p>
          </table:table-cell>
          <table:table-cell office:value-type="date" office:date-value="2016-06-16" calcext:value-type="date">
            <text:p>16-Jun-16</text:p>
          </table:table-cell>
          <table:table-cell office:value-type="float" office:value="5601" calcext:value-type="float">
            <text:p>5,601</text:p>
          </table:table-cell>
          <table:table-cell table:formula="of:=IF([.B611]&lt;&gt;[.B610];1;0)" office:value-type="float" office:value="0" calcext:value-type="float">
            <text:p>0</text:p>
          </table:table-cell>
          <table:table-cell table:formula="of:=IF([.E611]=0;[.D610];&quot;&quot;)" office:value-type="float" office:value="1000" calcext:value-type="float">
            <text:p>1,000</text:p>
          </table:table-cell>
          <table:table-cell table:formula="of:=IF([.E611]=0;[.C611]-[.C610];&quot;&quot;)" office:value-type="float" office:value="3" calcext:value-type="float">
            <text:p>3</text:p>
          </table:table-cell>
          <table:table-cell table:formula="of:=WEEKNUM([.C611])" office:value-type="float" office:value="25" calcext:value-type="float">
            <text:p>25</text:p>
          </table:table-cell>
          <table:table-cell table:formula="of:=WEEKDAY([.C611])" office:value-type="float" office:value="5" calcext:value-type="float">
            <text:p>5</text:p>
          </table:table-cell>
          <table:table-cell table:formula="of:=ROUNDUP([.K611]/12*4)" office:value-type="float" office:value="2" calcext:value-type="float">
            <text:p>2</text:p>
          </table:table-cell>
          <table:table-cell table:formula="of:=MONTH([.C611])" office:value-type="float" office:value="6" calcext:value-type="float">
            <text:p>6</text:p>
          </table:table-cell>
          <table:table-cell table:formula="of:=YEAR([.C611])" office:value-type="float" office:value="2016" calcext:value-type="float">
            <text:p>2016</text:p>
          </table:table-cell>
          <table:table-cell table:formula="of:=[.L611]&amp;[.K611]" office:value-type="string" office:string-value="20166" calcext:value-type="string">
            <text:p>20166</text:p>
          </table:table-cell>
          <table:table-cell table:formula="of:=DATE([.L611];[.K611];-1)" office:value-type="date" office:date-value="2016-05-30" calcext:value-type="date">
            <text:p>05/30/16</text:p>
          </table:table-cell>
          <table:table-cell table:formula="of:=YEAR([.N611])&amp;MONTH([.N611])" office:value-type="string" office:string-value="20165" calcext:value-type="string">
            <text:p>201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Y-Skirts</text:p>
          </table:table-cell>
          <table:table-cell office:value-type="date" office:date-value="2016-06-20" calcext:value-type="date">
            <text:p>20-Jun-16</text:p>
          </table:table-cell>
          <table:table-cell office:value-type="float" office:value="3904" calcext:value-type="float">
            <text:p>3,904</text:p>
          </table:table-cell>
          <table:table-cell table:formula="of:=IF([.B612]&lt;&gt;[.B611];1;0)" office:value-type="float" office:value="0" calcext:value-type="float">
            <text:p>0</text:p>
          </table:table-cell>
          <table:table-cell table:formula="of:=IF([.E612]=0;[.D611];&quot;&quot;)" office:value-type="float" office:value="5601" calcext:value-type="float">
            <text:p>5,601</text:p>
          </table:table-cell>
          <table:table-cell table:formula="of:=IF([.E612]=0;[.C612]-[.C611];&quot;&quot;)" office:value-type="float" office:value="4" calcext:value-type="float">
            <text:p>4</text:p>
          </table:table-cell>
          <table:table-cell table:formula="of:=WEEKNUM([.C612])" office:value-type="float" office:value="26" calcext:value-type="float">
            <text:p>26</text:p>
          </table:table-cell>
          <table:table-cell table:formula="of:=WEEKDAY([.C612])" office:value-type="float" office:value="2" calcext:value-type="float">
            <text:p>2</text:p>
          </table:table-cell>
          <table:table-cell table:formula="of:=ROUNDUP([.K612]/12*4)" office:value-type="float" office:value="2" calcext:value-type="float">
            <text:p>2</text:p>
          </table:table-cell>
          <table:table-cell table:formula="of:=MONTH([.C612])" office:value-type="float" office:value="6" calcext:value-type="float">
            <text:p>6</text:p>
          </table:table-cell>
          <table:table-cell table:formula="of:=YEAR([.C612])" office:value-type="float" office:value="2016" calcext:value-type="float">
            <text:p>2016</text:p>
          </table:table-cell>
          <table:table-cell table:formula="of:=[.L612]&amp;[.K612]" office:value-type="string" office:string-value="20166" calcext:value-type="string">
            <text:p>20166</text:p>
          </table:table-cell>
          <table:table-cell table:formula="of:=DATE([.L612];[.K612];-1)" office:value-type="date" office:date-value="2016-05-30" calcext:value-type="date">
            <text:p>05/30/16</text:p>
          </table:table-cell>
          <table:table-cell table:formula="of:=YEAR([.N612])&amp;MONTH([.N612])" office:value-type="string" office:string-value="20165" calcext:value-type="string">
            <text:p>201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Y-Skirts</text:p>
          </table:table-cell>
          <table:table-cell office:value-type="date" office:date-value="2016-07-14" calcext:value-type="date">
            <text:p>14-Jul-16</text:p>
          </table:table-cell>
          <table:table-cell office:value-type="float" office:value="2016" calcext:value-type="float">
            <text:p>2,016</text:p>
          </table:table-cell>
          <table:table-cell table:formula="of:=IF([.B613]&lt;&gt;[.B612];1;0)" office:value-type="float" office:value="0" calcext:value-type="float">
            <text:p>0</text:p>
          </table:table-cell>
          <table:table-cell table:formula="of:=IF([.E613]=0;[.D612];&quot;&quot;)" office:value-type="float" office:value="3904" calcext:value-type="float">
            <text:p>3,904</text:p>
          </table:table-cell>
          <table:table-cell table:formula="of:=IF([.E613]=0;[.C613]-[.C612];&quot;&quot;)" office:value-type="float" office:value="24" calcext:value-type="float">
            <text:p>24</text:p>
          </table:table-cell>
          <table:table-cell table:formula="of:=WEEKNUM([.C613])" office:value-type="float" office:value="29" calcext:value-type="float">
            <text:p>29</text:p>
          </table:table-cell>
          <table:table-cell table:formula="of:=WEEKDAY([.C613])" office:value-type="float" office:value="5" calcext:value-type="float">
            <text:p>5</text:p>
          </table:table-cell>
          <table:table-cell table:formula="of:=ROUNDUP([.K613]/12*4)" office:value-type="float" office:value="3" calcext:value-type="float">
            <text:p>3</text:p>
          </table:table-cell>
          <table:table-cell table:formula="of:=MONTH([.C613])" office:value-type="float" office:value="7" calcext:value-type="float">
            <text:p>7</text:p>
          </table:table-cell>
          <table:table-cell table:formula="of:=YEAR([.C613])" office:value-type="float" office:value="2016" calcext:value-type="float">
            <text:p>2016</text:p>
          </table:table-cell>
          <table:table-cell table:formula="of:=[.L613]&amp;[.K613]" office:value-type="string" office:string-value="20167" calcext:value-type="string">
            <text:p>20167</text:p>
          </table:table-cell>
          <table:table-cell table:formula="of:=DATE([.L613];[.K613];-1)" office:value-type="date" office:date-value="2016-06-29" calcext:value-type="date">
            <text:p>06/29/16</text:p>
          </table:table-cell>
          <table:table-cell table:formula="of:=YEAR([.N613])&amp;MONTH([.N613])" office:value-type="string" office:string-value="20166" calcext:value-type="string">
            <text:p>201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Y-Skirts</text:p>
          </table:table-cell>
          <table:table-cell office:value-type="date" office:date-value="2016-07-18" calcext:value-type="date">
            <text:p>18-Jul-16</text:p>
          </table:table-cell>
          <table:table-cell office:value-type="float" office:value="24" calcext:value-type="float">
            <text:p>24</text:p>
          </table:table-cell>
          <table:table-cell table:formula="of:=IF([.B614]&lt;&gt;[.B613];1;0)" office:value-type="float" office:value="0" calcext:value-type="float">
            <text:p>0</text:p>
          </table:table-cell>
          <table:table-cell table:formula="of:=IF([.E614]=0;[.D613];&quot;&quot;)" office:value-type="float" office:value="2016" calcext:value-type="float">
            <text:p>2,016</text:p>
          </table:table-cell>
          <table:table-cell table:formula="of:=IF([.E614]=0;[.C614]-[.C613];&quot;&quot;)" office:value-type="float" office:value="4" calcext:value-type="float">
            <text:p>4</text:p>
          </table:table-cell>
          <table:table-cell table:formula="of:=WEEKNUM([.C614])" office:value-type="float" office:value="30" calcext:value-type="float">
            <text:p>30</text:p>
          </table:table-cell>
          <table:table-cell table:formula="of:=WEEKDAY([.C614])" office:value-type="float" office:value="2" calcext:value-type="float">
            <text:p>2</text:p>
          </table:table-cell>
          <table:table-cell table:formula="of:=ROUNDUP([.K614]/12*4)" office:value-type="float" office:value="3" calcext:value-type="float">
            <text:p>3</text:p>
          </table:table-cell>
          <table:table-cell table:formula="of:=MONTH([.C614])" office:value-type="float" office:value="7" calcext:value-type="float">
            <text:p>7</text:p>
          </table:table-cell>
          <table:table-cell table:formula="of:=YEAR([.C614])" office:value-type="float" office:value="2016" calcext:value-type="float">
            <text:p>2016</text:p>
          </table:table-cell>
          <table:table-cell table:formula="of:=[.L614]&amp;[.K614]" office:value-type="string" office:string-value="20167" calcext:value-type="string">
            <text:p>20167</text:p>
          </table:table-cell>
          <table:table-cell table:formula="of:=DATE([.L614];[.K614];-1)" office:value-type="date" office:date-value="2016-06-29" calcext:value-type="date">
            <text:p>06/29/16</text:p>
          </table:table-cell>
          <table:table-cell table:formula="of:=YEAR([.N614])&amp;MONTH([.N614])" office:value-type="string" office:string-value="20166" calcext:value-type="string">
            <text:p>201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Y-Skirts</text:p>
          </table:table-cell>
          <table:table-cell office:value-type="date" office:date-value="2016-08-02" calcext:value-type="date">
            <text:p>2-Aug-16</text:p>
          </table:table-cell>
          <table:table-cell office:value-type="float" office:value="1536" calcext:value-type="float">
            <text:p>1,536</text:p>
          </table:table-cell>
          <table:table-cell table:formula="of:=IF([.B615]&lt;&gt;[.B614];1;0)" office:value-type="float" office:value="0" calcext:value-type="float">
            <text:p>0</text:p>
          </table:table-cell>
          <table:table-cell table:formula="of:=IF([.E615]=0;[.D614];&quot;&quot;)" office:value-type="float" office:value="24" calcext:value-type="float">
            <text:p>24</text:p>
          </table:table-cell>
          <table:table-cell table:formula="of:=IF([.E615]=0;[.C615]-[.C614];&quot;&quot;)" office:value-type="float" office:value="15" calcext:value-type="float">
            <text:p>15</text:p>
          </table:table-cell>
          <table:table-cell table:formula="of:=WEEKNUM([.C615])" office:value-type="float" office:value="32" calcext:value-type="float">
            <text:p>32</text:p>
          </table:table-cell>
          <table:table-cell table:formula="of:=WEEKDAY([.C615])" office:value-type="float" office:value="3" calcext:value-type="float">
            <text:p>3</text:p>
          </table:table-cell>
          <table:table-cell table:formula="of:=ROUNDUP([.K615]/12*4)" office:value-type="float" office:value="3" calcext:value-type="float">
            <text:p>3</text:p>
          </table:table-cell>
          <table:table-cell table:formula="of:=MONTH([.C615])" office:value-type="float" office:value="8" calcext:value-type="float">
            <text:p>8</text:p>
          </table:table-cell>
          <table:table-cell table:formula="of:=YEAR([.C615])" office:value-type="float" office:value="2016" calcext:value-type="float">
            <text:p>2016</text:p>
          </table:table-cell>
          <table:table-cell table:formula="of:=[.L615]&amp;[.K615]" office:value-type="string" office:string-value="20168" calcext:value-type="string">
            <text:p>20168</text:p>
          </table:table-cell>
          <table:table-cell table:formula="of:=DATE([.L615];[.K615];-1)" office:value-type="date" office:date-value="2016-07-30" calcext:value-type="date">
            <text:p>07/30/16</text:p>
          </table:table-cell>
          <table:table-cell table:formula="of:=YEAR([.N615])&amp;MONTH([.N615])" office:value-type="string" office:string-value="20167" calcext:value-type="string">
            <text:p>201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Y-Skirts</text:p>
          </table:table-cell>
          <table:table-cell office:value-type="date" office:date-value="2016-08-07" calcext:value-type="date">
            <text:p>7-Aug-16</text:p>
          </table:table-cell>
          <table:table-cell office:value-type="float" office:value="6404" calcext:value-type="float">
            <text:p>6,404</text:p>
          </table:table-cell>
          <table:table-cell table:formula="of:=IF([.B616]&lt;&gt;[.B615];1;0)" office:value-type="float" office:value="0" calcext:value-type="float">
            <text:p>0</text:p>
          </table:table-cell>
          <table:table-cell table:formula="of:=IF([.E616]=0;[.D615];&quot;&quot;)" office:value-type="float" office:value="1536" calcext:value-type="float">
            <text:p>1,536</text:p>
          </table:table-cell>
          <table:table-cell table:formula="of:=IF([.E616]=0;[.C616]-[.C615];&quot;&quot;)" office:value-type="float" office:value="5" calcext:value-type="float">
            <text:p>5</text:p>
          </table:table-cell>
          <table:table-cell table:formula="of:=WEEKNUM([.C616])" office:value-type="float" office:value="33" calcext:value-type="float">
            <text:p>33</text:p>
          </table:table-cell>
          <table:table-cell table:formula="of:=WEEKDAY([.C616])" office:value-type="float" office:value="1" calcext:value-type="float">
            <text:p>1</text:p>
          </table:table-cell>
          <table:table-cell table:formula="of:=ROUNDUP([.K616]/12*4)" office:value-type="float" office:value="3" calcext:value-type="float">
            <text:p>3</text:p>
          </table:table-cell>
          <table:table-cell table:formula="of:=MONTH([.C616])" office:value-type="float" office:value="8" calcext:value-type="float">
            <text:p>8</text:p>
          </table:table-cell>
          <table:table-cell table:formula="of:=YEAR([.C616])" office:value-type="float" office:value="2016" calcext:value-type="float">
            <text:p>2016</text:p>
          </table:table-cell>
          <table:table-cell table:formula="of:=[.L616]&amp;[.K616]" office:value-type="string" office:string-value="20168" calcext:value-type="string">
            <text:p>20168</text:p>
          </table:table-cell>
          <table:table-cell table:formula="of:=DATE([.L616];[.K616];-1)" office:value-type="date" office:date-value="2016-07-30" calcext:value-type="date">
            <text:p>07/30/16</text:p>
          </table:table-cell>
          <table:table-cell table:formula="of:=YEAR([.N616])&amp;MONTH([.N616])" office:value-type="string" office:string-value="20167" calcext:value-type="string">
            <text:p>201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Y-Skirts</text:p>
          </table:table-cell>
          <table:table-cell office:value-type="date" office:date-value="2016-08-31" calcext:value-type="date">
            <text:p>31-Aug-16</text:p>
          </table:table-cell>
          <table:table-cell office:value-type="float" office:value="1000" calcext:value-type="float">
            <text:p>1,000</text:p>
          </table:table-cell>
          <table:table-cell table:formula="of:=IF([.B617]&lt;&gt;[.B616];1;0)" office:value-type="float" office:value="0" calcext:value-type="float">
            <text:p>0</text:p>
          </table:table-cell>
          <table:table-cell table:formula="of:=IF([.E617]=0;[.D616];&quot;&quot;)" office:value-type="float" office:value="6404" calcext:value-type="float">
            <text:p>6,404</text:p>
          </table:table-cell>
          <table:table-cell table:formula="of:=IF([.E617]=0;[.C617]-[.C616];&quot;&quot;)" office:value-type="float" office:value="24" calcext:value-type="float">
            <text:p>24</text:p>
          </table:table-cell>
          <table:table-cell table:formula="of:=WEEKNUM([.C617])" office:value-type="float" office:value="36" calcext:value-type="float">
            <text:p>36</text:p>
          </table:table-cell>
          <table:table-cell table:formula="of:=WEEKDAY([.C617])" office:value-type="float" office:value="4" calcext:value-type="float">
            <text:p>4</text:p>
          </table:table-cell>
          <table:table-cell table:formula="of:=ROUNDUP([.K617]/12*4)" office:value-type="float" office:value="3" calcext:value-type="float">
            <text:p>3</text:p>
          </table:table-cell>
          <table:table-cell table:formula="of:=MONTH([.C617])" office:value-type="float" office:value="8" calcext:value-type="float">
            <text:p>8</text:p>
          </table:table-cell>
          <table:table-cell table:formula="of:=YEAR([.C617])" office:value-type="float" office:value="2016" calcext:value-type="float">
            <text:p>2016</text:p>
          </table:table-cell>
          <table:table-cell table:formula="of:=[.L617]&amp;[.K617]" office:value-type="string" office:string-value="20168" calcext:value-type="string">
            <text:p>20168</text:p>
          </table:table-cell>
          <table:table-cell table:formula="of:=DATE([.L617];[.K617];-1)" office:value-type="date" office:date-value="2016-07-30" calcext:value-type="date">
            <text:p>07/30/16</text:p>
          </table:table-cell>
          <table:table-cell table:formula="of:=YEAR([.N617])&amp;MONTH([.N617])" office:value-type="string" office:string-value="20167" calcext:value-type="string">
            <text:p>201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Y-Skirts</text:p>
          </table:table-cell>
          <table:table-cell office:value-type="date" office:date-value="2016-09-02" calcext:value-type="date">
            <text:p>2-Sep-16</text:p>
          </table:table-cell>
          <table:table-cell office:value-type="float" office:value="3548" calcext:value-type="float">
            <text:p>3,548</text:p>
          </table:table-cell>
          <table:table-cell table:formula="of:=IF([.B618]&lt;&gt;[.B617];1;0)" office:value-type="float" office:value="0" calcext:value-type="float">
            <text:p>0</text:p>
          </table:table-cell>
          <table:table-cell table:formula="of:=IF([.E618]=0;[.D617];&quot;&quot;)" office:value-type="float" office:value="1000" calcext:value-type="float">
            <text:p>1,000</text:p>
          </table:table-cell>
          <table:table-cell table:formula="of:=IF([.E618]=0;[.C618]-[.C617];&quot;&quot;)" office:value-type="float" office:value="2" calcext:value-type="float">
            <text:p>2</text:p>
          </table:table-cell>
          <table:table-cell table:formula="of:=WEEKNUM([.C618])" office:value-type="float" office:value="36" calcext:value-type="float">
            <text:p>36</text:p>
          </table:table-cell>
          <table:table-cell table:formula="of:=WEEKDAY([.C618])" office:value-type="float" office:value="6" calcext:value-type="float">
            <text:p>6</text:p>
          </table:table-cell>
          <table:table-cell table:formula="of:=ROUNDUP([.K618]/12*4)" office:value-type="float" office:value="3" calcext:value-type="float">
            <text:p>3</text:p>
          </table:table-cell>
          <table:table-cell table:formula="of:=MONTH([.C618])" office:value-type="float" office:value="9" calcext:value-type="float">
            <text:p>9</text:p>
          </table:table-cell>
          <table:table-cell table:formula="of:=YEAR([.C618])" office:value-type="float" office:value="2016" calcext:value-type="float">
            <text:p>2016</text:p>
          </table:table-cell>
          <table:table-cell table:formula="of:=[.L618]&amp;[.K618]" office:value-type="string" office:string-value="20169" calcext:value-type="string">
            <text:p>20169</text:p>
          </table:table-cell>
          <table:table-cell table:formula="of:=DATE([.L618];[.K618];-1)" office:value-type="date" office:date-value="2016-08-30" calcext:value-type="date">
            <text:p>08/30/16</text:p>
          </table:table-cell>
          <table:table-cell table:formula="of:=YEAR([.N618])&amp;MONTH([.N618])" office:value-type="string" office:string-value="20168" calcext:value-type="string">
            <text:p>201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Y-Skirts</text:p>
          </table:table-cell>
          <table:table-cell office:value-type="date" office:date-value="2016-09-12" calcext:value-type="date">
            <text:p>12-Sep-16</text:p>
          </table:table-cell>
          <table:table-cell office:value-type="float" office:value="3056" calcext:value-type="float">
            <text:p>3,056</text:p>
          </table:table-cell>
          <table:table-cell table:formula="of:=IF([.B619]&lt;&gt;[.B618];1;0)" office:value-type="float" office:value="0" calcext:value-type="float">
            <text:p>0</text:p>
          </table:table-cell>
          <table:table-cell table:formula="of:=IF([.E619]=0;[.D618];&quot;&quot;)" office:value-type="float" office:value="3548" calcext:value-type="float">
            <text:p>3,548</text:p>
          </table:table-cell>
          <table:table-cell table:formula="of:=IF([.E619]=0;[.C619]-[.C618];&quot;&quot;)" office:value-type="float" office:value="10" calcext:value-type="float">
            <text:p>10</text:p>
          </table:table-cell>
          <table:table-cell table:formula="of:=WEEKNUM([.C619])" office:value-type="float" office:value="38" calcext:value-type="float">
            <text:p>38</text:p>
          </table:table-cell>
          <table:table-cell table:formula="of:=WEEKDAY([.C619])" office:value-type="float" office:value="2" calcext:value-type="float">
            <text:p>2</text:p>
          </table:table-cell>
          <table:table-cell table:formula="of:=ROUNDUP([.K619]/12*4)" office:value-type="float" office:value="3" calcext:value-type="float">
            <text:p>3</text:p>
          </table:table-cell>
          <table:table-cell table:formula="of:=MONTH([.C619])" office:value-type="float" office:value="9" calcext:value-type="float">
            <text:p>9</text:p>
          </table:table-cell>
          <table:table-cell table:formula="of:=YEAR([.C619])" office:value-type="float" office:value="2016" calcext:value-type="float">
            <text:p>2016</text:p>
          </table:table-cell>
          <table:table-cell table:formula="of:=[.L619]&amp;[.K619]" office:value-type="string" office:string-value="20169" calcext:value-type="string">
            <text:p>20169</text:p>
          </table:table-cell>
          <table:table-cell table:formula="of:=DATE([.L619];[.K619];-1)" office:value-type="date" office:date-value="2016-08-30" calcext:value-type="date">
            <text:p>08/30/16</text:p>
          </table:table-cell>
          <table:table-cell table:formula="of:=YEAR([.N619])&amp;MONTH([.N619])" office:value-type="string" office:string-value="20168" calcext:value-type="string">
            <text:p>201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Y-Skirts</text:p>
          </table:table-cell>
          <table:table-cell office:value-type="date" office:date-value="2016-09-16" calcext:value-type="date">
            <text:p>16-Sep-16</text:p>
          </table:table-cell>
          <table:table-cell office:value-type="float" office:value="800" calcext:value-type="float">
            <text:p>800</text:p>
          </table:table-cell>
          <table:table-cell table:formula="of:=IF([.B620]&lt;&gt;[.B619];1;0)" office:value-type="float" office:value="0" calcext:value-type="float">
            <text:p>0</text:p>
          </table:table-cell>
          <table:table-cell table:formula="of:=IF([.E620]=0;[.D619];&quot;&quot;)" office:value-type="float" office:value="3056" calcext:value-type="float">
            <text:p>3,056</text:p>
          </table:table-cell>
          <table:table-cell table:formula="of:=IF([.E620]=0;[.C620]-[.C619];&quot;&quot;)" office:value-type="float" office:value="4" calcext:value-type="float">
            <text:p>4</text:p>
          </table:table-cell>
          <table:table-cell table:formula="of:=WEEKNUM([.C620])" office:value-type="float" office:value="38" calcext:value-type="float">
            <text:p>38</text:p>
          </table:table-cell>
          <table:table-cell table:formula="of:=WEEKDAY([.C620])" office:value-type="float" office:value="6" calcext:value-type="float">
            <text:p>6</text:p>
          </table:table-cell>
          <table:table-cell table:formula="of:=ROUNDUP([.K620]/12*4)" office:value-type="float" office:value="3" calcext:value-type="float">
            <text:p>3</text:p>
          </table:table-cell>
          <table:table-cell table:formula="of:=MONTH([.C620])" office:value-type="float" office:value="9" calcext:value-type="float">
            <text:p>9</text:p>
          </table:table-cell>
          <table:table-cell table:formula="of:=YEAR([.C620])" office:value-type="float" office:value="2016" calcext:value-type="float">
            <text:p>2016</text:p>
          </table:table-cell>
          <table:table-cell table:formula="of:=[.L620]&amp;[.K620]" office:value-type="string" office:string-value="20169" calcext:value-type="string">
            <text:p>20169</text:p>
          </table:table-cell>
          <table:table-cell table:formula="of:=DATE([.L620];[.K620];-1)" office:value-type="date" office:date-value="2016-08-30" calcext:value-type="date">
            <text:p>08/30/16</text:p>
          </table:table-cell>
          <table:table-cell table:formula="of:=YEAR([.N620])&amp;MONTH([.N620])" office:value-type="string" office:string-value="20168" calcext:value-type="string">
            <text:p>201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Y-Skirts</text:p>
          </table:table-cell>
          <table:table-cell office:value-type="date" office:date-value="2016-09-23" calcext:value-type="date">
            <text:p>23-Sep-16</text:p>
          </table:table-cell>
          <table:table-cell office:value-type="float" office:value="1234" calcext:value-type="float">
            <text:p>1,234</text:p>
          </table:table-cell>
          <table:table-cell table:formula="of:=IF([.B621]&lt;&gt;[.B620];1;0)" office:value-type="float" office:value="0" calcext:value-type="float">
            <text:p>0</text:p>
          </table:table-cell>
          <table:table-cell table:formula="of:=IF([.E621]=0;[.D620];&quot;&quot;)" office:value-type="float" office:value="800" calcext:value-type="float">
            <text:p>800</text:p>
          </table:table-cell>
          <table:table-cell table:formula="of:=IF([.E621]=0;[.C621]-[.C620];&quot;&quot;)" office:value-type="float" office:value="7" calcext:value-type="float">
            <text:p>7</text:p>
          </table:table-cell>
          <table:table-cell table:formula="of:=WEEKNUM([.C621])" office:value-type="float" office:value="39" calcext:value-type="float">
            <text:p>39</text:p>
          </table:table-cell>
          <table:table-cell table:formula="of:=WEEKDAY([.C621])" office:value-type="float" office:value="6" calcext:value-type="float">
            <text:p>6</text:p>
          </table:table-cell>
          <table:table-cell table:formula="of:=ROUNDUP([.K621]/12*4)" office:value-type="float" office:value="3" calcext:value-type="float">
            <text:p>3</text:p>
          </table:table-cell>
          <table:table-cell table:formula="of:=MONTH([.C621])" office:value-type="float" office:value="9" calcext:value-type="float">
            <text:p>9</text:p>
          </table:table-cell>
          <table:table-cell table:formula="of:=YEAR([.C621])" office:value-type="float" office:value="2016" calcext:value-type="float">
            <text:p>2016</text:p>
          </table:table-cell>
          <table:table-cell table:formula="of:=[.L621]&amp;[.K621]" office:value-type="string" office:string-value="20169" calcext:value-type="string">
            <text:p>20169</text:p>
          </table:table-cell>
          <table:table-cell table:formula="of:=DATE([.L621];[.K621];-1)" office:value-type="date" office:date-value="2016-08-30" calcext:value-type="date">
            <text:p>08/30/16</text:p>
          </table:table-cell>
          <table:table-cell table:formula="of:=YEAR([.N621])&amp;MONTH([.N621])" office:value-type="string" office:string-value="20168" calcext:value-type="string">
            <text:p>201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Y-Skirts</text:p>
          </table:table-cell>
          <table:table-cell office:value-type="date" office:date-value="2016-11-01" calcext:value-type="date">
            <text:p>1-Nov-16</text:p>
          </table:table-cell>
          <table:table-cell office:value-type="float" office:value="6184" calcext:value-type="float">
            <text:p>6,184</text:p>
          </table:table-cell>
          <table:table-cell table:formula="of:=IF([.B622]&lt;&gt;[.B621];1;0)" office:value-type="float" office:value="0" calcext:value-type="float">
            <text:p>0</text:p>
          </table:table-cell>
          <table:table-cell table:formula="of:=IF([.E622]=0;[.D621];&quot;&quot;)" office:value-type="float" office:value="1234" calcext:value-type="float">
            <text:p>1,234</text:p>
          </table:table-cell>
          <table:table-cell table:formula="of:=IF([.E622]=0;[.C622]-[.C621];&quot;&quot;)" office:value-type="float" office:value="39" calcext:value-type="float">
            <text:p>39</text:p>
          </table:table-cell>
          <table:table-cell table:formula="of:=WEEKNUM([.C622])" office:value-type="float" office:value="45" calcext:value-type="float">
            <text:p>45</text:p>
          </table:table-cell>
          <table:table-cell table:formula="of:=WEEKDAY([.C622])" office:value-type="float" office:value="3" calcext:value-type="float">
            <text:p>3</text:p>
          </table:table-cell>
          <table:table-cell table:formula="of:=ROUNDUP([.K622]/12*4)" office:value-type="float" office:value="4" calcext:value-type="float">
            <text:p>4</text:p>
          </table:table-cell>
          <table:table-cell table:formula="of:=MONTH([.C622])" office:value-type="float" office:value="11" calcext:value-type="float">
            <text:p>11</text:p>
          </table:table-cell>
          <table:table-cell table:formula="of:=YEAR([.C622])" office:value-type="float" office:value="2016" calcext:value-type="float">
            <text:p>2016</text:p>
          </table:table-cell>
          <table:table-cell table:formula="of:=[.L622]&amp;[.K622]" office:value-type="string" office:string-value="201611" calcext:value-type="string">
            <text:p>201611</text:p>
          </table:table-cell>
          <table:table-cell table:formula="of:=DATE([.L622];[.K622];-1)" office:value-type="date" office:date-value="2016-10-30" calcext:value-type="date">
            <text:p>10/30/16</text:p>
          </table:table-cell>
          <table:table-cell table:formula="of:=YEAR([.N622])&amp;MONTH([.N622])" office:value-type="string" office:string-value="201610" calcext:value-type="string">
            <text:p>2016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Y-Skirts</text:p>
          </table:table-cell>
          <table:table-cell office:value-type="date" office:date-value="2016-11-13" calcext:value-type="date">
            <text:p>13-Nov-16</text:p>
          </table:table-cell>
          <table:table-cell office:value-type="float" office:value="982" calcext:value-type="float">
            <text:p>982</text:p>
          </table:table-cell>
          <table:table-cell table:formula="of:=IF([.B623]&lt;&gt;[.B622];1;0)" office:value-type="float" office:value="0" calcext:value-type="float">
            <text:p>0</text:p>
          </table:table-cell>
          <table:table-cell table:formula="of:=IF([.E623]=0;[.D622];&quot;&quot;)" office:value-type="float" office:value="6184" calcext:value-type="float">
            <text:p>6,184</text:p>
          </table:table-cell>
          <table:table-cell table:formula="of:=IF([.E623]=0;[.C623]-[.C622];&quot;&quot;)" office:value-type="float" office:value="12" calcext:value-type="float">
            <text:p>12</text:p>
          </table:table-cell>
          <table:table-cell table:formula="of:=WEEKNUM([.C623])" office:value-type="float" office:value="47" calcext:value-type="float">
            <text:p>47</text:p>
          </table:table-cell>
          <table:table-cell table:formula="of:=WEEKDAY([.C623])" office:value-type="float" office:value="1" calcext:value-type="float">
            <text:p>1</text:p>
          </table:table-cell>
          <table:table-cell table:formula="of:=ROUNDUP([.K623]/12*4)" office:value-type="float" office:value="4" calcext:value-type="float">
            <text:p>4</text:p>
          </table:table-cell>
          <table:table-cell table:formula="of:=MONTH([.C623])" office:value-type="float" office:value="11" calcext:value-type="float">
            <text:p>11</text:p>
          </table:table-cell>
          <table:table-cell table:formula="of:=YEAR([.C623])" office:value-type="float" office:value="2016" calcext:value-type="float">
            <text:p>2016</text:p>
          </table:table-cell>
          <table:table-cell table:formula="of:=[.L623]&amp;[.K623]" office:value-type="string" office:string-value="201611" calcext:value-type="string">
            <text:p>201611</text:p>
          </table:table-cell>
          <table:table-cell table:formula="of:=DATE([.L623];[.K623];-1)" office:value-type="date" office:date-value="2016-10-30" calcext:value-type="date">
            <text:p>10/30/16</text:p>
          </table:table-cell>
          <table:table-cell table:formula="of:=YEAR([.N623])&amp;MONTH([.N623])" office:value-type="string" office:string-value="201610" calcext:value-type="string">
            <text:p>2016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Y-Skirts</text:p>
          </table:table-cell>
          <table:table-cell office:value-type="date" office:date-value="2016-11-27" calcext:value-type="date">
            <text:p>27-Nov-16</text:p>
          </table:table-cell>
          <table:table-cell office:value-type="float" office:value="4046" calcext:value-type="float">
            <text:p>4,046</text:p>
          </table:table-cell>
          <table:table-cell table:formula="of:=IF([.B624]&lt;&gt;[.B623];1;0)" office:value-type="float" office:value="0" calcext:value-type="float">
            <text:p>0</text:p>
          </table:table-cell>
          <table:table-cell table:formula="of:=IF([.E624]=0;[.D623];&quot;&quot;)" office:value-type="float" office:value="982" calcext:value-type="float">
            <text:p>982</text:p>
          </table:table-cell>
          <table:table-cell table:formula="of:=IF([.E624]=0;[.C624]-[.C623];&quot;&quot;)" office:value-type="float" office:value="14" calcext:value-type="float">
            <text:p>14</text:p>
          </table:table-cell>
          <table:table-cell table:formula="of:=WEEKNUM([.C624])" office:value-type="float" office:value="49" calcext:value-type="float">
            <text:p>49</text:p>
          </table:table-cell>
          <table:table-cell table:formula="of:=WEEKDAY([.C624])" office:value-type="float" office:value="1" calcext:value-type="float">
            <text:p>1</text:p>
          </table:table-cell>
          <table:table-cell table:formula="of:=ROUNDUP([.K624]/12*4)" office:value-type="float" office:value="4" calcext:value-type="float">
            <text:p>4</text:p>
          </table:table-cell>
          <table:table-cell table:formula="of:=MONTH([.C624])" office:value-type="float" office:value="11" calcext:value-type="float">
            <text:p>11</text:p>
          </table:table-cell>
          <table:table-cell table:formula="of:=YEAR([.C624])" office:value-type="float" office:value="2016" calcext:value-type="float">
            <text:p>2016</text:p>
          </table:table-cell>
          <table:table-cell table:formula="of:=[.L624]&amp;[.K624]" office:value-type="string" office:string-value="201611" calcext:value-type="string">
            <text:p>201611</text:p>
          </table:table-cell>
          <table:table-cell table:formula="of:=DATE([.L624];[.K624];-1)" office:value-type="date" office:date-value="2016-10-30" calcext:value-type="date">
            <text:p>10/30/16</text:p>
          </table:table-cell>
          <table:table-cell table:formula="of:=YEAR([.N624])&amp;MONTH([.N624])" office:value-type="string" office:string-value="201610" calcext:value-type="string">
            <text:p>2016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Y-Skirts</text:p>
          </table:table-cell>
          <table:table-cell office:value-type="date" office:date-value="2016-12-05" calcext:value-type="date">
            <text:p>5-Dec-16</text:p>
          </table:table-cell>
          <table:table-cell office:value-type="float" office:value="8289" calcext:value-type="float">
            <text:p>8,289</text:p>
          </table:table-cell>
          <table:table-cell table:formula="of:=IF([.B625]&lt;&gt;[.B624];1;0)" office:value-type="float" office:value="0" calcext:value-type="float">
            <text:p>0</text:p>
          </table:table-cell>
          <table:table-cell table:formula="of:=IF([.E625]=0;[.D624];&quot;&quot;)" office:value-type="float" office:value="4046" calcext:value-type="float">
            <text:p>4,046</text:p>
          </table:table-cell>
          <table:table-cell table:formula="of:=IF([.E625]=0;[.C625]-[.C624];&quot;&quot;)" office:value-type="float" office:value="8" calcext:value-type="float">
            <text:p>8</text:p>
          </table:table-cell>
          <table:table-cell table:formula="of:=WEEKNUM([.C625])" office:value-type="float" office:value="50" calcext:value-type="float">
            <text:p>50</text:p>
          </table:table-cell>
          <table:table-cell table:formula="of:=WEEKDAY([.C625])" office:value-type="float" office:value="2" calcext:value-type="float">
            <text:p>2</text:p>
          </table:table-cell>
          <table:table-cell table:formula="of:=ROUNDUP([.K625]/12*4)" office:value-type="float" office:value="4" calcext:value-type="float">
            <text:p>4</text:p>
          </table:table-cell>
          <table:table-cell table:formula="of:=MONTH([.C625])" office:value-type="float" office:value="12" calcext:value-type="float">
            <text:p>12</text:p>
          </table:table-cell>
          <table:table-cell table:formula="of:=YEAR([.C625])" office:value-type="float" office:value="2016" calcext:value-type="float">
            <text:p>2016</text:p>
          </table:table-cell>
          <table:table-cell table:formula="of:=[.L625]&amp;[.K625]" office:value-type="string" office:string-value="201612" calcext:value-type="string">
            <text:p>201612</text:p>
          </table:table-cell>
          <table:table-cell table:formula="of:=DATE([.L625];[.K625];-1)" office:value-type="date" office:date-value="2016-11-29" calcext:value-type="date">
            <text:p>11/29/16</text:p>
          </table:table-cell>
          <table:table-cell table:formula="of:=YEAR([.N625])&amp;MONTH([.N625])" office:value-type="string" office:string-value="201611" calcext:value-type="string">
            <text:p>2016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Y-Skirts</text:p>
          </table:table-cell>
          <table:table-cell office:value-type="date" office:date-value="2016-12-12" calcext:value-type="date">
            <text:p>12-Dec-16</text:p>
          </table:table-cell>
          <table:table-cell office:value-type="float" office:value="1593" calcext:value-type="float">
            <text:p>1,593</text:p>
          </table:table-cell>
          <table:table-cell table:formula="of:=IF([.B626]&lt;&gt;[.B625];1;0)" office:value-type="float" office:value="0" calcext:value-type="float">
            <text:p>0</text:p>
          </table:table-cell>
          <table:table-cell table:formula="of:=IF([.E626]=0;[.D625];&quot;&quot;)" office:value-type="float" office:value="8289" calcext:value-type="float">
            <text:p>8,289</text:p>
          </table:table-cell>
          <table:table-cell table:formula="of:=IF([.E626]=0;[.C626]-[.C625];&quot;&quot;)" office:value-type="float" office:value="7" calcext:value-type="float">
            <text:p>7</text:p>
          </table:table-cell>
          <table:table-cell table:formula="of:=WEEKNUM([.C626])" office:value-type="float" office:value="51" calcext:value-type="float">
            <text:p>51</text:p>
          </table:table-cell>
          <table:table-cell table:formula="of:=WEEKDAY([.C626])" office:value-type="float" office:value="2" calcext:value-type="float">
            <text:p>2</text:p>
          </table:table-cell>
          <table:table-cell table:formula="of:=ROUNDUP([.K626]/12*4)" office:value-type="float" office:value="4" calcext:value-type="float">
            <text:p>4</text:p>
          </table:table-cell>
          <table:table-cell table:formula="of:=MONTH([.C626])" office:value-type="float" office:value="12" calcext:value-type="float">
            <text:p>12</text:p>
          </table:table-cell>
          <table:table-cell table:formula="of:=YEAR([.C626])" office:value-type="float" office:value="2016" calcext:value-type="float">
            <text:p>2016</text:p>
          </table:table-cell>
          <table:table-cell table:formula="of:=[.L626]&amp;[.K626]" office:value-type="string" office:string-value="201612" calcext:value-type="string">
            <text:p>201612</text:p>
          </table:table-cell>
          <table:table-cell table:formula="of:=DATE([.L626];[.K626];-1)" office:value-type="date" office:date-value="2016-11-29" calcext:value-type="date">
            <text:p>11/29/16</text:p>
          </table:table-cell>
          <table:table-cell table:formula="of:=YEAR([.N626])&amp;MONTH([.N626])" office:value-type="string" office:string-value="201611" calcext:value-type="string">
            <text:p>2016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Y-Skirts</text:p>
          </table:table-cell>
          <table:table-cell office:value-type="date" office:date-value="2016-12-19" calcext:value-type="date">
            <text:p>19-Dec-16</text:p>
          </table:table-cell>
          <table:table-cell office:value-type="float" office:value="3069" calcext:value-type="float">
            <text:p>3,069</text:p>
          </table:table-cell>
          <table:table-cell table:formula="of:=IF([.B627]&lt;&gt;[.B626];1;0)" office:value-type="float" office:value="0" calcext:value-type="float">
            <text:p>0</text:p>
          </table:table-cell>
          <table:table-cell table:formula="of:=IF([.E627]=0;[.D626];&quot;&quot;)" office:value-type="float" office:value="1593" calcext:value-type="float">
            <text:p>1,593</text:p>
          </table:table-cell>
          <table:table-cell table:formula="of:=IF([.E627]=0;[.C627]-[.C626];&quot;&quot;)" office:value-type="float" office:value="7" calcext:value-type="float">
            <text:p>7</text:p>
          </table:table-cell>
          <table:table-cell table:formula="of:=WEEKNUM([.C627])" office:value-type="float" office:value="52" calcext:value-type="float">
            <text:p>52</text:p>
          </table:table-cell>
          <table:table-cell table:formula="of:=WEEKDAY([.C627])" office:value-type="float" office:value="2" calcext:value-type="float">
            <text:p>2</text:p>
          </table:table-cell>
          <table:table-cell table:formula="of:=ROUNDUP([.K627]/12*4)" office:value-type="float" office:value="4" calcext:value-type="float">
            <text:p>4</text:p>
          </table:table-cell>
          <table:table-cell table:formula="of:=MONTH([.C627])" office:value-type="float" office:value="12" calcext:value-type="float">
            <text:p>12</text:p>
          </table:table-cell>
          <table:table-cell table:formula="of:=YEAR([.C627])" office:value-type="float" office:value="2016" calcext:value-type="float">
            <text:p>2016</text:p>
          </table:table-cell>
          <table:table-cell table:formula="of:=[.L627]&amp;[.K627]" office:value-type="string" office:string-value="201612" calcext:value-type="string">
            <text:p>201612</text:p>
          </table:table-cell>
          <table:table-cell table:formula="of:=DATE([.L627];[.K627];-1)" office:value-type="date" office:date-value="2016-11-29" calcext:value-type="date">
            <text:p>11/29/16</text:p>
          </table:table-cell>
          <table:table-cell table:formula="of:=YEAR([.N627])&amp;MONTH([.N627])" office:value-type="string" office:string-value="201611" calcext:value-type="string">
            <text:p>2016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Y-Skirts</text:p>
          </table:table-cell>
          <table:table-cell office:value-type="date" office:date-value="2016-12-30" calcext:value-type="date">
            <text:p>30-Dec-16</text:p>
          </table:table-cell>
          <table:table-cell office:value-type="float" office:value="3305" calcext:value-type="float">
            <text:p>3,305</text:p>
          </table:table-cell>
          <table:table-cell table:formula="of:=IF([.B628]&lt;&gt;[.B627];1;0)" office:value-type="float" office:value="0" calcext:value-type="float">
            <text:p>0</text:p>
          </table:table-cell>
          <table:table-cell table:formula="of:=IF([.E628]=0;[.D627];&quot;&quot;)" office:value-type="float" office:value="3069" calcext:value-type="float">
            <text:p>3,069</text:p>
          </table:table-cell>
          <table:table-cell table:formula="of:=IF([.E628]=0;[.C628]-[.C627];&quot;&quot;)" office:value-type="float" office:value="11" calcext:value-type="float">
            <text:p>11</text:p>
          </table:table-cell>
          <table:table-cell table:formula="of:=WEEKNUM([.C628])" office:value-type="float" office:value="53" calcext:value-type="float">
            <text:p>53</text:p>
          </table:table-cell>
          <table:table-cell table:formula="of:=WEEKDAY([.C628])" office:value-type="float" office:value="6" calcext:value-type="float">
            <text:p>6</text:p>
          </table:table-cell>
          <table:table-cell table:formula="of:=ROUNDUP([.K628]/12*4)" office:value-type="float" office:value="4" calcext:value-type="float">
            <text:p>4</text:p>
          </table:table-cell>
          <table:table-cell table:formula="of:=MONTH([.C628])" office:value-type="float" office:value="12" calcext:value-type="float">
            <text:p>12</text:p>
          </table:table-cell>
          <table:table-cell table:formula="of:=YEAR([.C628])" office:value-type="float" office:value="2016" calcext:value-type="float">
            <text:p>2016</text:p>
          </table:table-cell>
          <table:table-cell table:formula="of:=[.L628]&amp;[.K628]" office:value-type="string" office:string-value="201612" calcext:value-type="string">
            <text:p>201612</text:p>
          </table:table-cell>
          <table:table-cell table:formula="of:=DATE([.L628];[.K628];-1)" office:value-type="date" office:date-value="2016-11-29" calcext:value-type="date">
            <text:p>11/29/16</text:p>
          </table:table-cell>
          <table:table-cell table:formula="of:=YEAR([.N628])&amp;MONTH([.N628])" office:value-type="string" office:string-value="201611" calcext:value-type="string">
            <text:p>2016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Y-Skirts</text:p>
          </table:table-cell>
          <table:table-cell office:value-type="date" office:date-value="2017-01-02" calcext:value-type="date">
            <text:p>2-Jan-17</text:p>
          </table:table-cell>
          <table:table-cell office:value-type="float" office:value="14585" calcext:value-type="float">
            <text:p>14,585</text:p>
          </table:table-cell>
          <table:table-cell table:formula="of:=IF([.B629]&lt;&gt;[.B628];1;0)" office:value-type="float" office:value="0" calcext:value-type="float">
            <text:p>0</text:p>
          </table:table-cell>
          <table:table-cell table:formula="of:=IF([.E629]=0;[.D628];&quot;&quot;)" office:value-type="float" office:value="3305" calcext:value-type="float">
            <text:p>3,305</text:p>
          </table:table-cell>
          <table:table-cell table:formula="of:=IF([.E629]=0;[.C629]-[.C628];&quot;&quot;)" office:value-type="float" office:value="3" calcext:value-type="float">
            <text:p>3</text:p>
          </table:table-cell>
          <table:table-cell table:formula="of:=WEEKNUM([.C629])" office:value-type="float" office:value="1" calcext:value-type="float">
            <text:p>1</text:p>
          </table:table-cell>
          <table:table-cell table:formula="of:=WEEKDAY([.C629])" office:value-type="float" office:value="2" calcext:value-type="float">
            <text:p>2</text:p>
          </table:table-cell>
          <table:table-cell table:formula="of:=ROUNDUP([.K629]/12*4)" office:value-type="float" office:value="1" calcext:value-type="float">
            <text:p>1</text:p>
          </table:table-cell>
          <table:table-cell table:formula="of:=MONTH([.C629])" office:value-type="float" office:value="1" calcext:value-type="float">
            <text:p>1</text:p>
          </table:table-cell>
          <table:table-cell table:formula="of:=YEAR([.C629])" office:value-type="float" office:value="2017" calcext:value-type="float">
            <text:p>2017</text:p>
          </table:table-cell>
          <table:table-cell table:formula="of:=[.L629]&amp;[.K629]" office:value-type="string" office:string-value="20171" calcext:value-type="string">
            <text:p>20171</text:p>
          </table:table-cell>
          <table:table-cell table:formula="of:=DATE([.L629];[.K629];-1)" office:value-type="date" office:date-value="2016-12-30" calcext:value-type="date">
            <text:p>12/30/16</text:p>
          </table:table-cell>
          <table:table-cell table:formula="of:=YEAR([.N629])&amp;MONTH([.N629])" office:value-type="string" office:string-value="201612" calcext:value-type="string">
            <text:p>2016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Y-Skirts</text:p>
          </table:table-cell>
          <table:table-cell office:value-type="date" office:date-value="2017-01-16" calcext:value-type="date">
            <text:p>16-Jan-17</text:p>
          </table:table-cell>
          <table:table-cell office:value-type="float" office:value="1000" calcext:value-type="float">
            <text:p>1,000</text:p>
          </table:table-cell>
          <table:table-cell table:formula="of:=IF([.B630]&lt;&gt;[.B629];1;0)" office:value-type="float" office:value="0" calcext:value-type="float">
            <text:p>0</text:p>
          </table:table-cell>
          <table:table-cell table:formula="of:=IF([.E630]=0;[.D629];&quot;&quot;)" office:value-type="float" office:value="14585" calcext:value-type="float">
            <text:p>14,585</text:p>
          </table:table-cell>
          <table:table-cell table:formula="of:=IF([.E630]=0;[.C630]-[.C629];&quot;&quot;)" office:value-type="float" office:value="14" calcext:value-type="float">
            <text:p>14</text:p>
          </table:table-cell>
          <table:table-cell table:formula="of:=WEEKNUM([.C630])" office:value-type="float" office:value="3" calcext:value-type="float">
            <text:p>3</text:p>
          </table:table-cell>
          <table:table-cell table:formula="of:=WEEKDAY([.C630])" office:value-type="float" office:value="2" calcext:value-type="float">
            <text:p>2</text:p>
          </table:table-cell>
          <table:table-cell table:formula="of:=ROUNDUP([.K630]/12*4)" office:value-type="float" office:value="1" calcext:value-type="float">
            <text:p>1</text:p>
          </table:table-cell>
          <table:table-cell table:formula="of:=MONTH([.C630])" office:value-type="float" office:value="1" calcext:value-type="float">
            <text:p>1</text:p>
          </table:table-cell>
          <table:table-cell table:formula="of:=YEAR([.C630])" office:value-type="float" office:value="2017" calcext:value-type="float">
            <text:p>2017</text:p>
          </table:table-cell>
          <table:table-cell table:formula="of:=[.L630]&amp;[.K630]" office:value-type="string" office:string-value="20171" calcext:value-type="string">
            <text:p>20171</text:p>
          </table:table-cell>
          <table:table-cell table:formula="of:=DATE([.L630];[.K630];-1)" office:value-type="date" office:date-value="2016-12-30" calcext:value-type="date">
            <text:p>12/30/16</text:p>
          </table:table-cell>
          <table:table-cell table:formula="of:=YEAR([.N630])&amp;MONTH([.N630])" office:value-type="string" office:string-value="201612" calcext:value-type="string">
            <text:p>2016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Y-Skirts</text:p>
          </table:table-cell>
          <table:table-cell office:value-type="date" office:date-value="2017-01-29" calcext:value-type="date">
            <text:p>29-Jan-17</text:p>
          </table:table-cell>
          <table:table-cell office:value-type="float" office:value="20880" calcext:value-type="float">
            <text:p>20,880</text:p>
          </table:table-cell>
          <table:table-cell table:formula="of:=IF([.B631]&lt;&gt;[.B630];1;0)" office:value-type="float" office:value="0" calcext:value-type="float">
            <text:p>0</text:p>
          </table:table-cell>
          <table:table-cell table:formula="of:=IF([.E631]=0;[.D630];&quot;&quot;)" office:value-type="float" office:value="1000" calcext:value-type="float">
            <text:p>1,000</text:p>
          </table:table-cell>
          <table:table-cell table:formula="of:=IF([.E631]=0;[.C631]-[.C630];&quot;&quot;)" office:value-type="float" office:value="13" calcext:value-type="float">
            <text:p>13</text:p>
          </table:table-cell>
          <table:table-cell table:formula="of:=WEEKNUM([.C631])" office:value-type="float" office:value="5" calcext:value-type="float">
            <text:p>5</text:p>
          </table:table-cell>
          <table:table-cell table:formula="of:=WEEKDAY([.C631])" office:value-type="float" office:value="1" calcext:value-type="float">
            <text:p>1</text:p>
          </table:table-cell>
          <table:table-cell table:formula="of:=ROUNDUP([.K631]/12*4)" office:value-type="float" office:value="1" calcext:value-type="float">
            <text:p>1</text:p>
          </table:table-cell>
          <table:table-cell table:formula="of:=MONTH([.C631])" office:value-type="float" office:value="1" calcext:value-type="float">
            <text:p>1</text:p>
          </table:table-cell>
          <table:table-cell table:formula="of:=YEAR([.C631])" office:value-type="float" office:value="2017" calcext:value-type="float">
            <text:p>2017</text:p>
          </table:table-cell>
          <table:table-cell table:formula="of:=[.L631]&amp;[.K631]" office:value-type="string" office:string-value="20171" calcext:value-type="string">
            <text:p>20171</text:p>
          </table:table-cell>
          <table:table-cell table:formula="of:=DATE([.L631];[.K631];-1)" office:value-type="date" office:date-value="2016-12-30" calcext:value-type="date">
            <text:p>12/30/16</text:p>
          </table:table-cell>
          <table:table-cell table:formula="of:=YEAR([.N631])&amp;MONTH([.N631])" office:value-type="string" office:string-value="201612" calcext:value-type="string">
            <text:p>2016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 - YANTIAN</text:p>
          </table:table-cell>
          <table:table-cell office:value-type="string" calcext:value-type="string">
            <text:p>Y-Skirts</text:p>
          </table:table-cell>
          <table:table-cell office:value-type="date" office:date-value="2017-01-30" calcext:value-type="date">
            <text:p>30-Jan-17</text:p>
          </table:table-cell>
          <table:table-cell office:value-type="float" office:value="1472" calcext:value-type="float">
            <text:p>1,472</text:p>
          </table:table-cell>
          <table:table-cell table:formula="of:=IF([.B632]&lt;&gt;[.B631];1;0)" office:value-type="float" office:value="0" calcext:value-type="float">
            <text:p>0</text:p>
          </table:table-cell>
          <table:table-cell table:formula="of:=IF([.E632]=0;[.D631];&quot;&quot;)" office:value-type="float" office:value="20880" calcext:value-type="float">
            <text:p>20,880</text:p>
          </table:table-cell>
          <table:table-cell table:formula="of:=IF([.E632]=0;[.C632]-[.C631];&quot;&quot;)" office:value-type="float" office:value="1" calcext:value-type="float">
            <text:p>1</text:p>
          </table:table-cell>
          <table:table-cell table:formula="of:=WEEKNUM([.C632])" office:value-type="float" office:value="5" calcext:value-type="float">
            <text:p>5</text:p>
          </table:table-cell>
          <table:table-cell table:formula="of:=WEEKDAY([.C632])" office:value-type="float" office:value="2" calcext:value-type="float">
            <text:p>2</text:p>
          </table:table-cell>
          <table:table-cell table:formula="of:=ROUNDUP([.K632]/12*4)" office:value-type="float" office:value="1" calcext:value-type="float">
            <text:p>1</text:p>
          </table:table-cell>
          <table:table-cell table:formula="of:=MONTH([.C632])" office:value-type="float" office:value="1" calcext:value-type="float">
            <text:p>1</text:p>
          </table:table-cell>
          <table:table-cell table:formula="of:=YEAR([.C632])" office:value-type="float" office:value="2017" calcext:value-type="float">
            <text:p>2017</text:p>
          </table:table-cell>
          <table:table-cell table:formula="of:=[.L632]&amp;[.K632]" office:value-type="string" office:string-value="20171" calcext:value-type="string">
            <text:p>20171</text:p>
          </table:table-cell>
          <table:table-cell table:formula="of:=DATE([.L632];[.K632];-1)" office:value-type="date" office:date-value="2016-12-30" calcext:value-type="date">
            <text:p>12/30/16</text:p>
          </table:table-cell>
          <table:table-cell table:formula="of:=YEAR([.N632])&amp;MONTH([.N632])" office:value-type="string" office:string-value="201612" calcext:value-type="string">
            <text:p>2016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DIA - NHAVA SHEVA</text:p>
          </table:table-cell>
          <table:table-cell office:value-type="string" calcext:value-type="string">
            <text:p>(empty)</text:p>
          </table:table-cell>
          <table:table-cell office:value-type="date" office:date-value="2016-04-22" calcext:value-type="date">
            <text:p>22-Apr-16</text:p>
          </table:table-cell>
          <table:table-cell office:value-type="float" office:value="10920" calcext:value-type="float">
            <text:p>10,920</text:p>
          </table:table-cell>
          <table:table-cell table:formula="of:=IF([.B633]&lt;&gt;[.B632];1;0)" office:value-type="float" office:value="1" calcext:value-type="float">
            <text:p>1</text:p>
          </table:table-cell>
          <table:table-cell table:style-name="Default" table:formula="of:=IF([.E633]=0;[.D632];&quot;&quot;)">
            <text:p/>
          </table:table-cell>
          <table:table-cell table:formula="of:=IF([.E633]=0;[.C633]-[.C632];&quot;&quot;)">
            <text:p/>
          </table:table-cell>
          <table:table-cell table:formula="of:=WEEKNUM([.C633])" office:value-type="float" office:value="17" calcext:value-type="float">
            <text:p>17</text:p>
          </table:table-cell>
          <table:table-cell table:formula="of:=WEEKDAY([.C633])" office:value-type="float" office:value="6" calcext:value-type="float">
            <text:p>6</text:p>
          </table:table-cell>
          <table:table-cell table:formula="of:=ROUNDUP([.K633]/12*4)" office:value-type="float" office:value="2" calcext:value-type="float">
            <text:p>2</text:p>
          </table:table-cell>
          <table:table-cell table:formula="of:=MONTH([.C633])" office:value-type="float" office:value="4" calcext:value-type="float">
            <text:p>4</text:p>
          </table:table-cell>
          <table:table-cell table:formula="of:=YEAR([.C633])" office:value-type="float" office:value="2016" calcext:value-type="float">
            <text:p>2016</text:p>
          </table:table-cell>
          <table:table-cell table:formula="of:=[.L633]&amp;[.K633]" office:value-type="string" office:string-value="20164" calcext:value-type="string">
            <text:p>20164</text:p>
          </table:table-cell>
          <table:table-cell table:formula="of:=DATE([.L633];[.K633];-1)" office:value-type="date" office:date-value="2016-03-30" calcext:value-type="date">
            <text:p>03/30/16</text:p>
          </table:table-cell>
          <table:table-cell table:formula="of:=YEAR([.N633])&amp;MONTH([.N633])" office:value-type="string" office:string-value="20163" calcext:value-type="string">
            <text:p>201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DIA - NHAVA SHEVA</text:p>
          </table:table-cell>
          <table:table-cell office:value-type="string" calcext:value-type="string">
            <text:p>(empty)</text:p>
          </table:table-cell>
          <table:table-cell office:value-type="date" office:date-value="2016-07-15" calcext:value-type="date">
            <text:p>15-Jul-16</text:p>
          </table:table-cell>
          <table:table-cell office:value-type="float" office:value="14775" calcext:value-type="float">
            <text:p>14,775</text:p>
          </table:table-cell>
          <table:table-cell table:formula="of:=IF([.B634]&lt;&gt;[.B633];1;0)" office:value-type="float" office:value="0" calcext:value-type="float">
            <text:p>0</text:p>
          </table:table-cell>
          <table:table-cell table:formula="of:=IF([.E634]=0;[.D633];&quot;&quot;)" office:value-type="float" office:value="10920" calcext:value-type="float">
            <text:p>10,920</text:p>
          </table:table-cell>
          <table:table-cell table:formula="of:=IF([.E634]=0;[.C634]-[.C633];&quot;&quot;)" office:value-type="float" office:value="84" calcext:value-type="float">
            <text:p>84</text:p>
          </table:table-cell>
          <table:table-cell table:formula="of:=WEEKNUM([.C634])" office:value-type="float" office:value="29" calcext:value-type="float">
            <text:p>29</text:p>
          </table:table-cell>
          <table:table-cell table:formula="of:=WEEKDAY([.C634])" office:value-type="float" office:value="6" calcext:value-type="float">
            <text:p>6</text:p>
          </table:table-cell>
          <table:table-cell table:formula="of:=ROUNDUP([.K634]/12*4)" office:value-type="float" office:value="3" calcext:value-type="float">
            <text:p>3</text:p>
          </table:table-cell>
          <table:table-cell table:formula="of:=MONTH([.C634])" office:value-type="float" office:value="7" calcext:value-type="float">
            <text:p>7</text:p>
          </table:table-cell>
          <table:table-cell table:formula="of:=YEAR([.C634])" office:value-type="float" office:value="2016" calcext:value-type="float">
            <text:p>2016</text:p>
          </table:table-cell>
          <table:table-cell table:formula="of:=[.L634]&amp;[.K634]" office:value-type="string" office:string-value="20167" calcext:value-type="string">
            <text:p>20167</text:p>
          </table:table-cell>
          <table:table-cell table:formula="of:=DATE([.L634];[.K634];-1)" office:value-type="date" office:date-value="2016-06-29" calcext:value-type="date">
            <text:p>06/29/16</text:p>
          </table:table-cell>
          <table:table-cell table:formula="of:=YEAR([.N634])&amp;MONTH([.N634])" office:value-type="string" office:string-value="20166" calcext:value-type="string">
            <text:p>201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DIA - NHAVA SHEVA</text:p>
          </table:table-cell>
          <table:table-cell office:value-type="string" calcext:value-type="string">
            <text:p>(empty)</text:p>
          </table:table-cell>
          <table:table-cell office:value-type="date" office:date-value="2016-08-05" calcext:value-type="date">
            <text:p>5-Aug-16</text:p>
          </table:table-cell>
          <table:table-cell office:value-type="float" office:value="824" calcext:value-type="float">
            <text:p>824</text:p>
          </table:table-cell>
          <table:table-cell table:formula="of:=IF([.B635]&lt;&gt;[.B634];1;0)" office:value-type="float" office:value="0" calcext:value-type="float">
            <text:p>0</text:p>
          </table:table-cell>
          <table:table-cell table:formula="of:=IF([.E635]=0;[.D634];&quot;&quot;)" office:value-type="float" office:value="14775" calcext:value-type="float">
            <text:p>14,775</text:p>
          </table:table-cell>
          <table:table-cell table:formula="of:=IF([.E635]=0;[.C635]-[.C634];&quot;&quot;)" office:value-type="float" office:value="21" calcext:value-type="float">
            <text:p>21</text:p>
          </table:table-cell>
          <table:table-cell table:formula="of:=WEEKNUM([.C635])" office:value-type="float" office:value="32" calcext:value-type="float">
            <text:p>32</text:p>
          </table:table-cell>
          <table:table-cell table:formula="of:=WEEKDAY([.C635])" office:value-type="float" office:value="6" calcext:value-type="float">
            <text:p>6</text:p>
          </table:table-cell>
          <table:table-cell table:formula="of:=ROUNDUP([.K635]/12*4)" office:value-type="float" office:value="3" calcext:value-type="float">
            <text:p>3</text:p>
          </table:table-cell>
          <table:table-cell table:formula="of:=MONTH([.C635])" office:value-type="float" office:value="8" calcext:value-type="float">
            <text:p>8</text:p>
          </table:table-cell>
          <table:table-cell table:formula="of:=YEAR([.C635])" office:value-type="float" office:value="2016" calcext:value-type="float">
            <text:p>2016</text:p>
          </table:table-cell>
          <table:table-cell table:formula="of:=[.L635]&amp;[.K635]" office:value-type="string" office:string-value="20168" calcext:value-type="string">
            <text:p>20168</text:p>
          </table:table-cell>
          <table:table-cell table:formula="of:=DATE([.L635];[.K635];-1)" office:value-type="date" office:date-value="2016-07-30" calcext:value-type="date">
            <text:p>07/30/16</text:p>
          </table:table-cell>
          <table:table-cell table:formula="of:=YEAR([.N635])&amp;MONTH([.N635])" office:value-type="string" office:string-value="20167" calcext:value-type="string">
            <text:p>201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DIA - NHAVA SHEVA</text:p>
          </table:table-cell>
          <table:table-cell office:value-type="string" calcext:value-type="string">
            <text:p>(empty)</text:p>
          </table:table-cell>
          <table:table-cell office:value-type="date" office:date-value="2016-09-24" calcext:value-type="date">
            <text:p>24-Sep-16</text:p>
          </table:table-cell>
          <table:table-cell office:value-type="float" office:value="1000" calcext:value-type="float">
            <text:p>1,000</text:p>
          </table:table-cell>
          <table:table-cell table:formula="of:=IF([.B636]&lt;&gt;[.B635];1;0)" office:value-type="float" office:value="0" calcext:value-type="float">
            <text:p>0</text:p>
          </table:table-cell>
          <table:table-cell table:formula="of:=IF([.E636]=0;[.D635];&quot;&quot;)" office:value-type="float" office:value="824" calcext:value-type="float">
            <text:p>824</text:p>
          </table:table-cell>
          <table:table-cell table:formula="of:=IF([.E636]=0;[.C636]-[.C635];&quot;&quot;)" office:value-type="float" office:value="50" calcext:value-type="float">
            <text:p>50</text:p>
          </table:table-cell>
          <table:table-cell table:formula="of:=WEEKNUM([.C636])" office:value-type="float" office:value="39" calcext:value-type="float">
            <text:p>39</text:p>
          </table:table-cell>
          <table:table-cell table:formula="of:=WEEKDAY([.C636])" office:value-type="float" office:value="7" calcext:value-type="float">
            <text:p>7</text:p>
          </table:table-cell>
          <table:table-cell table:formula="of:=ROUNDUP([.K636]/12*4)" office:value-type="float" office:value="3" calcext:value-type="float">
            <text:p>3</text:p>
          </table:table-cell>
          <table:table-cell table:formula="of:=MONTH([.C636])" office:value-type="float" office:value="9" calcext:value-type="float">
            <text:p>9</text:p>
          </table:table-cell>
          <table:table-cell table:formula="of:=YEAR([.C636])" office:value-type="float" office:value="2016" calcext:value-type="float">
            <text:p>2016</text:p>
          </table:table-cell>
          <table:table-cell table:formula="of:=[.L636]&amp;[.K636]" office:value-type="string" office:string-value="20169" calcext:value-type="string">
            <text:p>20169</text:p>
          </table:table-cell>
          <table:table-cell table:formula="of:=DATE([.L636];[.K636];-1)" office:value-type="date" office:date-value="2016-08-30" calcext:value-type="date">
            <text:p>08/30/16</text:p>
          </table:table-cell>
          <table:table-cell table:formula="of:=YEAR([.N636])&amp;MONTH([.N636])" office:value-type="string" office:string-value="20168" calcext:value-type="string">
            <text:p>201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DIA - NHAVA SHEVA</text:p>
          </table:table-cell>
          <table:table-cell office:value-type="string" calcext:value-type="string">
            <text:p>C-Trousers</text:p>
          </table:table-cell>
          <table:table-cell office:value-type="date" office:date-value="2017-03-16" calcext:value-type="date">
            <text:p>16-Mar-17</text:p>
          </table:table-cell>
          <table:table-cell office:value-type="float" office:value="230880" calcext:value-type="float">
            <text:p>230,880</text:p>
          </table:table-cell>
          <table:table-cell table:formula="of:=IF([.B637]&lt;&gt;[.B636];1;0)" office:value-type="float" office:value="1" calcext:value-type="float">
            <text:p>1</text:p>
          </table:table-cell>
          <table:table-cell table:style-name="Default" table:formula="of:=IF([.E637]=0;[.D636];&quot;&quot;)">
            <text:p/>
          </table:table-cell>
          <table:table-cell table:formula="of:=IF([.E637]=0;[.C637]-[.C636];&quot;&quot;)">
            <text:p/>
          </table:table-cell>
          <table:table-cell table:formula="of:=WEEKNUM([.C637])" office:value-type="float" office:value="11" calcext:value-type="float">
            <text:p>11</text:p>
          </table:table-cell>
          <table:table-cell table:formula="of:=WEEKDAY([.C637])" office:value-type="float" office:value="5" calcext:value-type="float">
            <text:p>5</text:p>
          </table:table-cell>
          <table:table-cell table:formula="of:=ROUNDUP([.K637]/12*4)" office:value-type="float" office:value="1" calcext:value-type="float">
            <text:p>1</text:p>
          </table:table-cell>
          <table:table-cell table:formula="of:=MONTH([.C637])" office:value-type="float" office:value="3" calcext:value-type="float">
            <text:p>3</text:p>
          </table:table-cell>
          <table:table-cell table:formula="of:=YEAR([.C637])" office:value-type="float" office:value="2017" calcext:value-type="float">
            <text:p>2017</text:p>
          </table:table-cell>
          <table:table-cell table:formula="of:=[.L637]&amp;[.K637]" office:value-type="string" office:string-value="20173" calcext:value-type="string">
            <text:p>20173</text:p>
          </table:table-cell>
          <table:table-cell table:formula="of:=DATE([.L637];[.K637];-1)" office:value-type="date" office:date-value="2017-02-27" calcext:value-type="date">
            <text:p>02/27/17</text:p>
          </table:table-cell>
          <table:table-cell table:formula="of:=YEAR([.N637])&amp;MONTH([.N637])" office:value-type="string" office:string-value="20172" calcext:value-type="string">
            <text:p>201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DIA - NHAVA SHEVA</text:p>
          </table:table-cell>
          <table:table-cell office:value-type="string" calcext:value-type="string">
            <text:p>F-Sweatshirts</text:p>
          </table:table-cell>
          <table:table-cell office:value-type="date" office:date-value="2016-06-24" calcext:value-type="date">
            <text:p>24-Jun-16</text:p>
          </table:table-cell>
          <table:table-cell office:value-type="float" office:value="1808" calcext:value-type="float">
            <text:p>1,808</text:p>
          </table:table-cell>
          <table:table-cell table:formula="of:=IF([.B638]&lt;&gt;[.B637];1;0)" office:value-type="float" office:value="1" calcext:value-type="float">
            <text:p>1</text:p>
          </table:table-cell>
          <table:table-cell table:style-name="Default" table:formula="of:=IF([.E638]=0;[.D637];&quot;&quot;)">
            <text:p/>
          </table:table-cell>
          <table:table-cell table:formula="of:=IF([.E638]=0;[.C638]-[.C637];&quot;&quot;)">
            <text:p/>
          </table:table-cell>
          <table:table-cell table:formula="of:=WEEKNUM([.C638])" office:value-type="float" office:value="26" calcext:value-type="float">
            <text:p>26</text:p>
          </table:table-cell>
          <table:table-cell table:formula="of:=WEEKDAY([.C638])" office:value-type="float" office:value="6" calcext:value-type="float">
            <text:p>6</text:p>
          </table:table-cell>
          <table:table-cell table:formula="of:=ROUNDUP([.K638]/12*4)" office:value-type="float" office:value="2" calcext:value-type="float">
            <text:p>2</text:p>
          </table:table-cell>
          <table:table-cell table:formula="of:=MONTH([.C638])" office:value-type="float" office:value="6" calcext:value-type="float">
            <text:p>6</text:p>
          </table:table-cell>
          <table:table-cell table:formula="of:=YEAR([.C638])" office:value-type="float" office:value="2016" calcext:value-type="float">
            <text:p>2016</text:p>
          </table:table-cell>
          <table:table-cell table:formula="of:=[.L638]&amp;[.K638]" office:value-type="string" office:string-value="20166" calcext:value-type="string">
            <text:p>20166</text:p>
          </table:table-cell>
          <table:table-cell table:formula="of:=DATE([.L638];[.K638];-1)" office:value-type="date" office:date-value="2016-05-30" calcext:value-type="date">
            <text:p>05/30/16</text:p>
          </table:table-cell>
          <table:table-cell table:formula="of:=YEAR([.N638])&amp;MONTH([.N638])" office:value-type="string" office:string-value="20165" calcext:value-type="string">
            <text:p>201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DIA - NHAVA SHEVA</text:p>
          </table:table-cell>
          <table:table-cell office:value-type="string" calcext:value-type="string">
            <text:p>K-Shirts</text:p>
          </table:table-cell>
          <table:table-cell office:value-type="date" office:date-value="2016-07-08" calcext:value-type="date">
            <text:p>8-Jul-16</text:p>
          </table:table-cell>
          <table:table-cell office:value-type="float" office:value="20570" calcext:value-type="float">
            <text:p>20,570</text:p>
          </table:table-cell>
          <table:table-cell table:formula="of:=IF([.B639]&lt;&gt;[.B638];1;0)" office:value-type="float" office:value="1" calcext:value-type="float">
            <text:p>1</text:p>
          </table:table-cell>
          <table:table-cell table:style-name="Default" table:formula="of:=IF([.E639]=0;[.D638];&quot;&quot;)">
            <text:p/>
          </table:table-cell>
          <table:table-cell table:formula="of:=IF([.E639]=0;[.C639]-[.C638];&quot;&quot;)">
            <text:p/>
          </table:table-cell>
          <table:table-cell table:formula="of:=WEEKNUM([.C639])" office:value-type="float" office:value="28" calcext:value-type="float">
            <text:p>28</text:p>
          </table:table-cell>
          <table:table-cell table:formula="of:=WEEKDAY([.C639])" office:value-type="float" office:value="6" calcext:value-type="float">
            <text:p>6</text:p>
          </table:table-cell>
          <table:table-cell table:formula="of:=ROUNDUP([.K639]/12*4)" office:value-type="float" office:value="3" calcext:value-type="float">
            <text:p>3</text:p>
          </table:table-cell>
          <table:table-cell table:formula="of:=MONTH([.C639])" office:value-type="float" office:value="7" calcext:value-type="float">
            <text:p>7</text:p>
          </table:table-cell>
          <table:table-cell table:formula="of:=YEAR([.C639])" office:value-type="float" office:value="2016" calcext:value-type="float">
            <text:p>2016</text:p>
          </table:table-cell>
          <table:table-cell table:formula="of:=[.L639]&amp;[.K639]" office:value-type="string" office:string-value="20167" calcext:value-type="string">
            <text:p>20167</text:p>
          </table:table-cell>
          <table:table-cell table:formula="of:=DATE([.L639];[.K639];-1)" office:value-type="date" office:date-value="2016-06-29" calcext:value-type="date">
            <text:p>06/29/16</text:p>
          </table:table-cell>
          <table:table-cell table:formula="of:=YEAR([.N639])&amp;MONTH([.N639])" office:value-type="string" office:string-value="20166" calcext:value-type="string">
            <text:p>201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DIA - NHAVA SHEVA</text:p>
          </table:table-cell>
          <table:table-cell office:value-type="string" calcext:value-type="string">
            <text:p>K-Shirts</text:p>
          </table:table-cell>
          <table:table-cell office:value-type="date" office:date-value="2016-07-15" calcext:value-type="date">
            <text:p>15-Jul-16</text:p>
          </table:table-cell>
          <table:table-cell office:value-type="float" office:value="26010" calcext:value-type="float">
            <text:p>26,010</text:p>
          </table:table-cell>
          <table:table-cell table:formula="of:=IF([.B640]&lt;&gt;[.B639];1;0)" office:value-type="float" office:value="0" calcext:value-type="float">
            <text:p>0</text:p>
          </table:table-cell>
          <table:table-cell table:formula="of:=IF([.E640]=0;[.D639];&quot;&quot;)" office:value-type="float" office:value="20570" calcext:value-type="float">
            <text:p>20,570</text:p>
          </table:table-cell>
          <table:table-cell table:formula="of:=IF([.E640]=0;[.C640]-[.C639];&quot;&quot;)" office:value-type="float" office:value="7" calcext:value-type="float">
            <text:p>7</text:p>
          </table:table-cell>
          <table:table-cell table:formula="of:=WEEKNUM([.C640])" office:value-type="float" office:value="29" calcext:value-type="float">
            <text:p>29</text:p>
          </table:table-cell>
          <table:table-cell table:formula="of:=WEEKDAY([.C640])" office:value-type="float" office:value="6" calcext:value-type="float">
            <text:p>6</text:p>
          </table:table-cell>
          <table:table-cell table:formula="of:=ROUNDUP([.K640]/12*4)" office:value-type="float" office:value="3" calcext:value-type="float">
            <text:p>3</text:p>
          </table:table-cell>
          <table:table-cell table:formula="of:=MONTH([.C640])" office:value-type="float" office:value="7" calcext:value-type="float">
            <text:p>7</text:p>
          </table:table-cell>
          <table:table-cell table:formula="of:=YEAR([.C640])" office:value-type="float" office:value="2016" calcext:value-type="float">
            <text:p>2016</text:p>
          </table:table-cell>
          <table:table-cell table:formula="of:=[.L640]&amp;[.K640]" office:value-type="string" office:string-value="20167" calcext:value-type="string">
            <text:p>20167</text:p>
          </table:table-cell>
          <table:table-cell table:formula="of:=DATE([.L640];[.K640];-1)" office:value-type="date" office:date-value="2016-06-29" calcext:value-type="date">
            <text:p>06/29/16</text:p>
          </table:table-cell>
          <table:table-cell table:formula="of:=YEAR([.N640])&amp;MONTH([.N640])" office:value-type="string" office:string-value="20166" calcext:value-type="string">
            <text:p>201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DIA - NHAVA SHEVA</text:p>
          </table:table-cell>
          <table:table-cell office:value-type="string" calcext:value-type="string">
            <text:p>K-Shirts</text:p>
          </table:table-cell>
          <table:table-cell office:value-type="date" office:date-value="2016-09-09" calcext:value-type="date">
            <text:p>9-Sep-16</text:p>
          </table:table-cell>
          <table:table-cell office:value-type="float" office:value="14000" calcext:value-type="float">
            <text:p>14,000</text:p>
          </table:table-cell>
          <table:table-cell table:formula="of:=IF([.B641]&lt;&gt;[.B640];1;0)" office:value-type="float" office:value="0" calcext:value-type="float">
            <text:p>0</text:p>
          </table:table-cell>
          <table:table-cell table:formula="of:=IF([.E641]=0;[.D640];&quot;&quot;)" office:value-type="float" office:value="26010" calcext:value-type="float">
            <text:p>26,010</text:p>
          </table:table-cell>
          <table:table-cell table:formula="of:=IF([.E641]=0;[.C641]-[.C640];&quot;&quot;)" office:value-type="float" office:value="56" calcext:value-type="float">
            <text:p>56</text:p>
          </table:table-cell>
          <table:table-cell table:formula="of:=WEEKNUM([.C641])" office:value-type="float" office:value="37" calcext:value-type="float">
            <text:p>37</text:p>
          </table:table-cell>
          <table:table-cell table:formula="of:=WEEKDAY([.C641])" office:value-type="float" office:value="6" calcext:value-type="float">
            <text:p>6</text:p>
          </table:table-cell>
          <table:table-cell table:formula="of:=ROUNDUP([.K641]/12*4)" office:value-type="float" office:value="3" calcext:value-type="float">
            <text:p>3</text:p>
          </table:table-cell>
          <table:table-cell table:formula="of:=MONTH([.C641])" office:value-type="float" office:value="9" calcext:value-type="float">
            <text:p>9</text:p>
          </table:table-cell>
          <table:table-cell table:formula="of:=YEAR([.C641])" office:value-type="float" office:value="2016" calcext:value-type="float">
            <text:p>2016</text:p>
          </table:table-cell>
          <table:table-cell table:formula="of:=[.L641]&amp;[.K641]" office:value-type="string" office:string-value="20169" calcext:value-type="string">
            <text:p>20169</text:p>
          </table:table-cell>
          <table:table-cell table:formula="of:=DATE([.L641];[.K641];-1)" office:value-type="date" office:date-value="2016-08-30" calcext:value-type="date">
            <text:p>08/30/16</text:p>
          </table:table-cell>
          <table:table-cell table:formula="of:=YEAR([.N641])&amp;MONTH([.N641])" office:value-type="string" office:string-value="20168" calcext:value-type="string">
            <text:p>201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DIA - NHAVA SHEVA</text:p>
          </table:table-cell>
          <table:table-cell office:value-type="string" calcext:value-type="string">
            <text:p>K-Shirts</text:p>
          </table:table-cell>
          <table:table-cell office:value-type="date" office:date-value="2016-09-18" calcext:value-type="date">
            <text:p>18-Sep-16</text:p>
          </table:table-cell>
          <table:table-cell office:value-type="float" office:value="27980" calcext:value-type="float">
            <text:p>27,980</text:p>
          </table:table-cell>
          <table:table-cell table:formula="of:=IF([.B642]&lt;&gt;[.B641];1;0)" office:value-type="float" office:value="0" calcext:value-type="float">
            <text:p>0</text:p>
          </table:table-cell>
          <table:table-cell table:formula="of:=IF([.E642]=0;[.D641];&quot;&quot;)" office:value-type="float" office:value="14000" calcext:value-type="float">
            <text:p>14,000</text:p>
          </table:table-cell>
          <table:table-cell table:formula="of:=IF([.E642]=0;[.C642]-[.C641];&quot;&quot;)" office:value-type="float" office:value="9" calcext:value-type="float">
            <text:p>9</text:p>
          </table:table-cell>
          <table:table-cell table:formula="of:=WEEKNUM([.C642])" office:value-type="float" office:value="39" calcext:value-type="float">
            <text:p>39</text:p>
          </table:table-cell>
          <table:table-cell table:formula="of:=WEEKDAY([.C642])" office:value-type="float" office:value="1" calcext:value-type="float">
            <text:p>1</text:p>
          </table:table-cell>
          <table:table-cell table:formula="of:=ROUNDUP([.K642]/12*4)" office:value-type="float" office:value="3" calcext:value-type="float">
            <text:p>3</text:p>
          </table:table-cell>
          <table:table-cell table:formula="of:=MONTH([.C642])" office:value-type="float" office:value="9" calcext:value-type="float">
            <text:p>9</text:p>
          </table:table-cell>
          <table:table-cell table:formula="of:=YEAR([.C642])" office:value-type="float" office:value="2016" calcext:value-type="float">
            <text:p>2016</text:p>
          </table:table-cell>
          <table:table-cell table:formula="of:=[.L642]&amp;[.K642]" office:value-type="string" office:string-value="20169" calcext:value-type="string">
            <text:p>20169</text:p>
          </table:table-cell>
          <table:table-cell table:formula="of:=DATE([.L642];[.K642];-1)" office:value-type="date" office:date-value="2016-08-30" calcext:value-type="date">
            <text:p>08/30/16</text:p>
          </table:table-cell>
          <table:table-cell table:formula="of:=YEAR([.N642])&amp;MONTH([.N642])" office:value-type="string" office:string-value="20168" calcext:value-type="string">
            <text:p>201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DIA - NHAVA SHEVA</text:p>
          </table:table-cell>
          <table:table-cell office:value-type="string" calcext:value-type="string">
            <text:p>K-Shirts</text:p>
          </table:table-cell>
          <table:table-cell office:value-type="date" office:date-value="2016-11-11" calcext:value-type="date">
            <text:p>11-Nov-16</text:p>
          </table:table-cell>
          <table:table-cell office:value-type="float" office:value="21520" calcext:value-type="float">
            <text:p>21,520</text:p>
          </table:table-cell>
          <table:table-cell table:formula="of:=IF([.B643]&lt;&gt;[.B642];1;0)" office:value-type="float" office:value="0" calcext:value-type="float">
            <text:p>0</text:p>
          </table:table-cell>
          <table:table-cell table:formula="of:=IF([.E643]=0;[.D642];&quot;&quot;)" office:value-type="float" office:value="27980" calcext:value-type="float">
            <text:p>27,980</text:p>
          </table:table-cell>
          <table:table-cell table:formula="of:=IF([.E643]=0;[.C643]-[.C642];&quot;&quot;)" office:value-type="float" office:value="54" calcext:value-type="float">
            <text:p>54</text:p>
          </table:table-cell>
          <table:table-cell table:formula="of:=WEEKNUM([.C643])" office:value-type="float" office:value="46" calcext:value-type="float">
            <text:p>46</text:p>
          </table:table-cell>
          <table:table-cell table:formula="of:=WEEKDAY([.C643])" office:value-type="float" office:value="6" calcext:value-type="float">
            <text:p>6</text:p>
          </table:table-cell>
          <table:table-cell table:formula="of:=ROUNDUP([.K643]/12*4)" office:value-type="float" office:value="4" calcext:value-type="float">
            <text:p>4</text:p>
          </table:table-cell>
          <table:table-cell table:formula="of:=MONTH([.C643])" office:value-type="float" office:value="11" calcext:value-type="float">
            <text:p>11</text:p>
          </table:table-cell>
          <table:table-cell table:formula="of:=YEAR([.C643])" office:value-type="float" office:value="2016" calcext:value-type="float">
            <text:p>2016</text:p>
          </table:table-cell>
          <table:table-cell table:formula="of:=[.L643]&amp;[.K643]" office:value-type="string" office:string-value="201611" calcext:value-type="string">
            <text:p>201611</text:p>
          </table:table-cell>
          <table:table-cell table:formula="of:=DATE([.L643];[.K643];-1)" office:value-type="date" office:date-value="2016-10-30" calcext:value-type="date">
            <text:p>10/30/16</text:p>
          </table:table-cell>
          <table:table-cell table:formula="of:=YEAR([.N643])&amp;MONTH([.N643])" office:value-type="string" office:string-value="201610" calcext:value-type="string">
            <text:p>2016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DIA - NHAVA SHEVA</text:p>
          </table:table-cell>
          <table:table-cell office:value-type="string" calcext:value-type="string">
            <text:p>K-Shirts</text:p>
          </table:table-cell>
          <table:table-cell office:value-type="date" office:date-value="2016-11-24" calcext:value-type="date">
            <text:p>24-Nov-16</text:p>
          </table:table-cell>
          <table:table-cell office:value-type="float" office:value="990" calcext:value-type="float">
            <text:p>990</text:p>
          </table:table-cell>
          <table:table-cell table:formula="of:=IF([.B644]&lt;&gt;[.B643];1;0)" office:value-type="float" office:value="0" calcext:value-type="float">
            <text:p>0</text:p>
          </table:table-cell>
          <table:table-cell table:formula="of:=IF([.E644]=0;[.D643];&quot;&quot;)" office:value-type="float" office:value="21520" calcext:value-type="float">
            <text:p>21,520</text:p>
          </table:table-cell>
          <table:table-cell table:formula="of:=IF([.E644]=0;[.C644]-[.C643];&quot;&quot;)" office:value-type="float" office:value="13" calcext:value-type="float">
            <text:p>13</text:p>
          </table:table-cell>
          <table:table-cell table:formula="of:=WEEKNUM([.C644])" office:value-type="float" office:value="48" calcext:value-type="float">
            <text:p>48</text:p>
          </table:table-cell>
          <table:table-cell table:formula="of:=WEEKDAY([.C644])" office:value-type="float" office:value="5" calcext:value-type="float">
            <text:p>5</text:p>
          </table:table-cell>
          <table:table-cell table:formula="of:=ROUNDUP([.K644]/12*4)" office:value-type="float" office:value="4" calcext:value-type="float">
            <text:p>4</text:p>
          </table:table-cell>
          <table:table-cell table:formula="of:=MONTH([.C644])" office:value-type="float" office:value="11" calcext:value-type="float">
            <text:p>11</text:p>
          </table:table-cell>
          <table:table-cell table:formula="of:=YEAR([.C644])" office:value-type="float" office:value="2016" calcext:value-type="float">
            <text:p>2016</text:p>
          </table:table-cell>
          <table:table-cell table:formula="of:=[.L644]&amp;[.K644]" office:value-type="string" office:string-value="201611" calcext:value-type="string">
            <text:p>201611</text:p>
          </table:table-cell>
          <table:table-cell table:formula="of:=DATE([.L644];[.K644];-1)" office:value-type="date" office:date-value="2016-10-30" calcext:value-type="date">
            <text:p>10/30/16</text:p>
          </table:table-cell>
          <table:table-cell table:formula="of:=YEAR([.N644])&amp;MONTH([.N644])" office:value-type="string" office:string-value="201610" calcext:value-type="string">
            <text:p>2016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DIA - NHAVA SHEVA</text:p>
          </table:table-cell>
          <table:table-cell office:value-type="string" calcext:value-type="string">
            <text:p>K-Shirts</text:p>
          </table:table-cell>
          <table:table-cell office:value-type="date" office:date-value="2017-02-03" calcext:value-type="date">
            <text:p>3-Feb-17</text:p>
          </table:table-cell>
          <table:table-cell office:value-type="float" office:value="24990" calcext:value-type="float">
            <text:p>24,990</text:p>
          </table:table-cell>
          <table:table-cell table:formula="of:=IF([.B645]&lt;&gt;[.B644];1;0)" office:value-type="float" office:value="0" calcext:value-type="float">
            <text:p>0</text:p>
          </table:table-cell>
          <table:table-cell table:formula="of:=IF([.E645]=0;[.D644];&quot;&quot;)" office:value-type="float" office:value="990" calcext:value-type="float">
            <text:p>990</text:p>
          </table:table-cell>
          <table:table-cell table:formula="of:=IF([.E645]=0;[.C645]-[.C644];&quot;&quot;)" office:value-type="float" office:value="71" calcext:value-type="float">
            <text:p>71</text:p>
          </table:table-cell>
          <table:table-cell table:formula="of:=WEEKNUM([.C645])" office:value-type="float" office:value="5" calcext:value-type="float">
            <text:p>5</text:p>
          </table:table-cell>
          <table:table-cell table:formula="of:=WEEKDAY([.C645])" office:value-type="float" office:value="6" calcext:value-type="float">
            <text:p>6</text:p>
          </table:table-cell>
          <table:table-cell table:formula="of:=ROUNDUP([.K645]/12*4)" office:value-type="float" office:value="1" calcext:value-type="float">
            <text:p>1</text:p>
          </table:table-cell>
          <table:table-cell table:formula="of:=MONTH([.C645])" office:value-type="float" office:value="2" calcext:value-type="float">
            <text:p>2</text:p>
          </table:table-cell>
          <table:table-cell table:formula="of:=YEAR([.C645])" office:value-type="float" office:value="2017" calcext:value-type="float">
            <text:p>2017</text:p>
          </table:table-cell>
          <table:table-cell table:formula="of:=[.L645]&amp;[.K645]" office:value-type="string" office:string-value="20172" calcext:value-type="string">
            <text:p>20172</text:p>
          </table:table-cell>
          <table:table-cell table:formula="of:=DATE([.L645];[.K645];-1)" office:value-type="date" office:date-value="2017-01-30" calcext:value-type="date">
            <text:p>01/30/17</text:p>
          </table:table-cell>
          <table:table-cell table:formula="of:=YEAR([.N645])&amp;MONTH([.N645])" office:value-type="string" office:string-value="20171" calcext:value-type="string">
            <text:p>201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DIA - NHAVA SHEVA</text:p>
          </table:table-cell>
          <table:table-cell office:value-type="string" calcext:value-type="string">
            <text:p>K-Shirts</text:p>
          </table:table-cell>
          <table:table-cell office:value-type="date" office:date-value="2017-03-17" calcext:value-type="date">
            <text:p>17-Mar-17</text:p>
          </table:table-cell>
          <table:table-cell office:value-type="float" office:value="26000" calcext:value-type="float">
            <text:p>26,000</text:p>
          </table:table-cell>
          <table:table-cell table:formula="of:=IF([.B646]&lt;&gt;[.B645];1;0)" office:value-type="float" office:value="0" calcext:value-type="float">
            <text:p>0</text:p>
          </table:table-cell>
          <table:table-cell table:formula="of:=IF([.E646]=0;[.D645];&quot;&quot;)" office:value-type="float" office:value="24990" calcext:value-type="float">
            <text:p>24,990</text:p>
          </table:table-cell>
          <table:table-cell table:formula="of:=IF([.E646]=0;[.C646]-[.C645];&quot;&quot;)" office:value-type="float" office:value="42" calcext:value-type="float">
            <text:p>42</text:p>
          </table:table-cell>
          <table:table-cell table:formula="of:=WEEKNUM([.C646])" office:value-type="float" office:value="11" calcext:value-type="float">
            <text:p>11</text:p>
          </table:table-cell>
          <table:table-cell table:formula="of:=WEEKDAY([.C646])" office:value-type="float" office:value="6" calcext:value-type="float">
            <text:p>6</text:p>
          </table:table-cell>
          <table:table-cell table:formula="of:=ROUNDUP([.K646]/12*4)" office:value-type="float" office:value="1" calcext:value-type="float">
            <text:p>1</text:p>
          </table:table-cell>
          <table:table-cell table:formula="of:=MONTH([.C646])" office:value-type="float" office:value="3" calcext:value-type="float">
            <text:p>3</text:p>
          </table:table-cell>
          <table:table-cell table:formula="of:=YEAR([.C646])" office:value-type="float" office:value="2017" calcext:value-type="float">
            <text:p>2017</text:p>
          </table:table-cell>
          <table:table-cell table:formula="of:=[.L646]&amp;[.K646]" office:value-type="string" office:string-value="20173" calcext:value-type="string">
            <text:p>20173</text:p>
          </table:table-cell>
          <table:table-cell table:formula="of:=DATE([.L646];[.K646];-1)" office:value-type="date" office:date-value="2017-02-27" calcext:value-type="date">
            <text:p>02/27/17</text:p>
          </table:table-cell>
          <table:table-cell table:formula="of:=YEAR([.N646])&amp;MONTH([.N646])" office:value-type="string" office:string-value="20172" calcext:value-type="string">
            <text:p>201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DIA - NHAVA SHEVA</text:p>
          </table:table-cell>
          <table:table-cell office:value-type="string" calcext:value-type="string">
            <text:p>M-Tops</text:p>
          </table:table-cell>
          <table:table-cell office:value-type="date" office:date-value="2016-04-15" calcext:value-type="date">
            <text:p>15-Apr-16</text:p>
          </table:table-cell>
          <table:table-cell office:value-type="float" office:value="22360" calcext:value-type="float">
            <text:p>22,360</text:p>
          </table:table-cell>
          <table:table-cell table:formula="of:=IF([.B647]&lt;&gt;[.B646];1;0)" office:value-type="float" office:value="1" calcext:value-type="float">
            <text:p>1</text:p>
          </table:table-cell>
          <table:table-cell table:style-name="Default" table:formula="of:=IF([.E647]=0;[.D646];&quot;&quot;)">
            <text:p/>
          </table:table-cell>
          <table:table-cell table:formula="of:=IF([.E647]=0;[.C647]-[.C646];&quot;&quot;)">
            <text:p/>
          </table:table-cell>
          <table:table-cell table:formula="of:=WEEKNUM([.C647])" office:value-type="float" office:value="16" calcext:value-type="float">
            <text:p>16</text:p>
          </table:table-cell>
          <table:table-cell table:formula="of:=WEEKDAY([.C647])" office:value-type="float" office:value="6" calcext:value-type="float">
            <text:p>6</text:p>
          </table:table-cell>
          <table:table-cell table:formula="of:=ROUNDUP([.K647]/12*4)" office:value-type="float" office:value="2" calcext:value-type="float">
            <text:p>2</text:p>
          </table:table-cell>
          <table:table-cell table:formula="of:=MONTH([.C647])" office:value-type="float" office:value="4" calcext:value-type="float">
            <text:p>4</text:p>
          </table:table-cell>
          <table:table-cell table:formula="of:=YEAR([.C647])" office:value-type="float" office:value="2016" calcext:value-type="float">
            <text:p>2016</text:p>
          </table:table-cell>
          <table:table-cell table:formula="of:=[.L647]&amp;[.K647]" office:value-type="string" office:string-value="20164" calcext:value-type="string">
            <text:p>20164</text:p>
          </table:table-cell>
          <table:table-cell table:formula="of:=DATE([.L647];[.K647];-1)" office:value-type="date" office:date-value="2016-03-30" calcext:value-type="date">
            <text:p>03/30/16</text:p>
          </table:table-cell>
          <table:table-cell table:formula="of:=YEAR([.N647])&amp;MONTH([.N647])" office:value-type="string" office:string-value="20163" calcext:value-type="string">
            <text:p>201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DIA - NHAVA SHEVA</text:p>
          </table:table-cell>
          <table:table-cell office:value-type="string" calcext:value-type="string">
            <text:p>M-Tops</text:p>
          </table:table-cell>
          <table:table-cell office:value-type="date" office:date-value="2016-06-17" calcext:value-type="date">
            <text:p>17-Jun-16</text:p>
          </table:table-cell>
          <table:table-cell office:value-type="float" office:value="4072" calcext:value-type="float">
            <text:p>4,072</text:p>
          </table:table-cell>
          <table:table-cell table:formula="of:=IF([.B648]&lt;&gt;[.B647];1;0)" office:value-type="float" office:value="0" calcext:value-type="float">
            <text:p>0</text:p>
          </table:table-cell>
          <table:table-cell table:formula="of:=IF([.E648]=0;[.D647];&quot;&quot;)" office:value-type="float" office:value="22360" calcext:value-type="float">
            <text:p>22,360</text:p>
          </table:table-cell>
          <table:table-cell table:formula="of:=IF([.E648]=0;[.C648]-[.C647];&quot;&quot;)" office:value-type="float" office:value="63" calcext:value-type="float">
            <text:p>63</text:p>
          </table:table-cell>
          <table:table-cell table:formula="of:=WEEKNUM([.C648])" office:value-type="float" office:value="25" calcext:value-type="float">
            <text:p>25</text:p>
          </table:table-cell>
          <table:table-cell table:formula="of:=WEEKDAY([.C648])" office:value-type="float" office:value="6" calcext:value-type="float">
            <text:p>6</text:p>
          </table:table-cell>
          <table:table-cell table:formula="of:=ROUNDUP([.K648]/12*4)" office:value-type="float" office:value="2" calcext:value-type="float">
            <text:p>2</text:p>
          </table:table-cell>
          <table:table-cell table:formula="of:=MONTH([.C648])" office:value-type="float" office:value="6" calcext:value-type="float">
            <text:p>6</text:p>
          </table:table-cell>
          <table:table-cell table:formula="of:=YEAR([.C648])" office:value-type="float" office:value="2016" calcext:value-type="float">
            <text:p>2016</text:p>
          </table:table-cell>
          <table:table-cell table:formula="of:=[.L648]&amp;[.K648]" office:value-type="string" office:string-value="20166" calcext:value-type="string">
            <text:p>20166</text:p>
          </table:table-cell>
          <table:table-cell table:formula="of:=DATE([.L648];[.K648];-1)" office:value-type="date" office:date-value="2016-05-30" calcext:value-type="date">
            <text:p>05/30/16</text:p>
          </table:table-cell>
          <table:table-cell table:formula="of:=YEAR([.N648])&amp;MONTH([.N648])" office:value-type="string" office:string-value="20165" calcext:value-type="string">
            <text:p>201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DIA - NHAVA SHEVA</text:p>
          </table:table-cell>
          <table:table-cell office:value-type="string" calcext:value-type="string">
            <text:p>M-Tops</text:p>
          </table:table-cell>
          <table:table-cell office:value-type="date" office:date-value="2016-06-24" calcext:value-type="date">
            <text:p>24-Jun-16</text:p>
          </table:table-cell>
          <table:table-cell office:value-type="float" office:value="1328" calcext:value-type="float">
            <text:p>1,328</text:p>
          </table:table-cell>
          <table:table-cell table:formula="of:=IF([.B649]&lt;&gt;[.B648];1;0)" office:value-type="float" office:value="0" calcext:value-type="float">
            <text:p>0</text:p>
          </table:table-cell>
          <table:table-cell table:formula="of:=IF([.E649]=0;[.D648];&quot;&quot;)" office:value-type="float" office:value="4072" calcext:value-type="float">
            <text:p>4,072</text:p>
          </table:table-cell>
          <table:table-cell table:formula="of:=IF([.E649]=0;[.C649]-[.C648];&quot;&quot;)" office:value-type="float" office:value="7" calcext:value-type="float">
            <text:p>7</text:p>
          </table:table-cell>
          <table:table-cell table:formula="of:=WEEKNUM([.C649])" office:value-type="float" office:value="26" calcext:value-type="float">
            <text:p>26</text:p>
          </table:table-cell>
          <table:table-cell table:formula="of:=WEEKDAY([.C649])" office:value-type="float" office:value="6" calcext:value-type="float">
            <text:p>6</text:p>
          </table:table-cell>
          <table:table-cell table:formula="of:=ROUNDUP([.K649]/12*4)" office:value-type="float" office:value="2" calcext:value-type="float">
            <text:p>2</text:p>
          </table:table-cell>
          <table:table-cell table:formula="of:=MONTH([.C649])" office:value-type="float" office:value="6" calcext:value-type="float">
            <text:p>6</text:p>
          </table:table-cell>
          <table:table-cell table:formula="of:=YEAR([.C649])" office:value-type="float" office:value="2016" calcext:value-type="float">
            <text:p>2016</text:p>
          </table:table-cell>
          <table:table-cell table:formula="of:=[.L649]&amp;[.K649]" office:value-type="string" office:string-value="20166" calcext:value-type="string">
            <text:p>20166</text:p>
          </table:table-cell>
          <table:table-cell table:formula="of:=DATE([.L649];[.K649];-1)" office:value-type="date" office:date-value="2016-05-30" calcext:value-type="date">
            <text:p>05/30/16</text:p>
          </table:table-cell>
          <table:table-cell table:formula="of:=YEAR([.N649])&amp;MONTH([.N649])" office:value-type="string" office:string-value="20165" calcext:value-type="string">
            <text:p>201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DIA - NHAVA SHEVA</text:p>
          </table:table-cell>
          <table:table-cell office:value-type="string" calcext:value-type="string">
            <text:p>M-Tops</text:p>
          </table:table-cell>
          <table:table-cell office:value-type="date" office:date-value="2016-07-08" calcext:value-type="date">
            <text:p>8-Jul-16</text:p>
          </table:table-cell>
          <table:table-cell office:value-type="float" office:value="25754" calcext:value-type="float">
            <text:p>25,754</text:p>
          </table:table-cell>
          <table:table-cell table:formula="of:=IF([.B650]&lt;&gt;[.B649];1;0)" office:value-type="float" office:value="0" calcext:value-type="float">
            <text:p>0</text:p>
          </table:table-cell>
          <table:table-cell table:formula="of:=IF([.E650]=0;[.D649];&quot;&quot;)" office:value-type="float" office:value="1328" calcext:value-type="float">
            <text:p>1,328</text:p>
          </table:table-cell>
          <table:table-cell table:formula="of:=IF([.E650]=0;[.C650]-[.C649];&quot;&quot;)" office:value-type="float" office:value="14" calcext:value-type="float">
            <text:p>14</text:p>
          </table:table-cell>
          <table:table-cell table:formula="of:=WEEKNUM([.C650])" office:value-type="float" office:value="28" calcext:value-type="float">
            <text:p>28</text:p>
          </table:table-cell>
          <table:table-cell table:formula="of:=WEEKDAY([.C650])" office:value-type="float" office:value="6" calcext:value-type="float">
            <text:p>6</text:p>
          </table:table-cell>
          <table:table-cell table:formula="of:=ROUNDUP([.K650]/12*4)" office:value-type="float" office:value="3" calcext:value-type="float">
            <text:p>3</text:p>
          </table:table-cell>
          <table:table-cell table:formula="of:=MONTH([.C650])" office:value-type="float" office:value="7" calcext:value-type="float">
            <text:p>7</text:p>
          </table:table-cell>
          <table:table-cell table:formula="of:=YEAR([.C650])" office:value-type="float" office:value="2016" calcext:value-type="float">
            <text:p>2016</text:p>
          </table:table-cell>
          <table:table-cell table:formula="of:=[.L650]&amp;[.K650]" office:value-type="string" office:string-value="20167" calcext:value-type="string">
            <text:p>20167</text:p>
          </table:table-cell>
          <table:table-cell table:formula="of:=DATE([.L650];[.K650];-1)" office:value-type="date" office:date-value="2016-06-29" calcext:value-type="date">
            <text:p>06/29/16</text:p>
          </table:table-cell>
          <table:table-cell table:formula="of:=YEAR([.N650])&amp;MONTH([.N650])" office:value-type="string" office:string-value="20166" calcext:value-type="string">
            <text:p>201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DIA - NHAVA SHEVA</text:p>
          </table:table-cell>
          <table:table-cell office:value-type="string" calcext:value-type="string">
            <text:p>M-Tops</text:p>
          </table:table-cell>
          <table:table-cell office:value-type="date" office:date-value="2016-11-11" calcext:value-type="date">
            <text:p>11-Nov-16</text:p>
          </table:table-cell>
          <table:table-cell office:value-type="float" office:value="15519" calcext:value-type="float">
            <text:p>15,519</text:p>
          </table:table-cell>
          <table:table-cell table:formula="of:=IF([.B651]&lt;&gt;[.B650];1;0)" office:value-type="float" office:value="0" calcext:value-type="float">
            <text:p>0</text:p>
          </table:table-cell>
          <table:table-cell table:formula="of:=IF([.E651]=0;[.D650];&quot;&quot;)" office:value-type="float" office:value="25754" calcext:value-type="float">
            <text:p>25,754</text:p>
          </table:table-cell>
          <table:table-cell table:formula="of:=IF([.E651]=0;[.C651]-[.C650];&quot;&quot;)" office:value-type="float" office:value="126" calcext:value-type="float">
            <text:p>126</text:p>
          </table:table-cell>
          <table:table-cell table:formula="of:=WEEKNUM([.C651])" office:value-type="float" office:value="46" calcext:value-type="float">
            <text:p>46</text:p>
          </table:table-cell>
          <table:table-cell table:formula="of:=WEEKDAY([.C651])" office:value-type="float" office:value="6" calcext:value-type="float">
            <text:p>6</text:p>
          </table:table-cell>
          <table:table-cell table:formula="of:=ROUNDUP([.K651]/12*4)" office:value-type="float" office:value="4" calcext:value-type="float">
            <text:p>4</text:p>
          </table:table-cell>
          <table:table-cell table:formula="of:=MONTH([.C651])" office:value-type="float" office:value="11" calcext:value-type="float">
            <text:p>11</text:p>
          </table:table-cell>
          <table:table-cell table:formula="of:=YEAR([.C651])" office:value-type="float" office:value="2016" calcext:value-type="float">
            <text:p>2016</text:p>
          </table:table-cell>
          <table:table-cell table:formula="of:=[.L651]&amp;[.K651]" office:value-type="string" office:string-value="201611" calcext:value-type="string">
            <text:p>201611</text:p>
          </table:table-cell>
          <table:table-cell table:formula="of:=DATE([.L651];[.K651];-1)" office:value-type="date" office:date-value="2016-10-30" calcext:value-type="date">
            <text:p>10/30/16</text:p>
          </table:table-cell>
          <table:table-cell table:formula="of:=YEAR([.N651])&amp;MONTH([.N651])" office:value-type="string" office:string-value="201610" calcext:value-type="string">
            <text:p>2016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DIA - NHAVA SHEVA</text:p>
          </table:table-cell>
          <table:table-cell office:value-type="string" calcext:value-type="string">
            <text:p>S-Shorts</text:p>
          </table:table-cell>
          <table:table-cell office:value-type="date" office:date-value="2017-03-03" calcext:value-type="date">
            <text:p>3-Mar-17</text:p>
          </table:table-cell>
          <table:table-cell office:value-type="float" office:value="20016" calcext:value-type="float">
            <text:p>20,016</text:p>
          </table:table-cell>
          <table:table-cell table:formula="of:=IF([.B652]&lt;&gt;[.B651];1;0)" office:value-type="float" office:value="1" calcext:value-type="float">
            <text:p>1</text:p>
          </table:table-cell>
          <table:table-cell table:style-name="Default" table:formula="of:=IF([.E652]=0;[.D651];&quot;&quot;)">
            <text:p/>
          </table:table-cell>
          <table:table-cell table:formula="of:=IF([.E652]=0;[.C652]-[.C651];&quot;&quot;)">
            <text:p/>
          </table:table-cell>
          <table:table-cell table:formula="of:=WEEKNUM([.C652])" office:value-type="float" office:value="9" calcext:value-type="float">
            <text:p>9</text:p>
          </table:table-cell>
          <table:table-cell table:formula="of:=WEEKDAY([.C652])" office:value-type="float" office:value="6" calcext:value-type="float">
            <text:p>6</text:p>
          </table:table-cell>
          <table:table-cell table:formula="of:=ROUNDUP([.K652]/12*4)" office:value-type="float" office:value="1" calcext:value-type="float">
            <text:p>1</text:p>
          </table:table-cell>
          <table:table-cell table:formula="of:=MONTH([.C652])" office:value-type="float" office:value="3" calcext:value-type="float">
            <text:p>3</text:p>
          </table:table-cell>
          <table:table-cell table:formula="of:=YEAR([.C652])" office:value-type="float" office:value="2017" calcext:value-type="float">
            <text:p>2017</text:p>
          </table:table-cell>
          <table:table-cell table:formula="of:=[.L652]&amp;[.K652]" office:value-type="string" office:string-value="20173" calcext:value-type="string">
            <text:p>20173</text:p>
          </table:table-cell>
          <table:table-cell table:formula="of:=DATE([.L652];[.K652];-1)" office:value-type="date" office:date-value="2017-02-27" calcext:value-type="date">
            <text:p>02/27/17</text:p>
          </table:table-cell>
          <table:table-cell table:formula="of:=YEAR([.N652])&amp;MONTH([.N652])" office:value-type="string" office:string-value="20172" calcext:value-type="string">
            <text:p>201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DIA - NHAVA SHEVA</text:p>
          </table:table-cell>
          <table:table-cell office:value-type="string" calcext:value-type="string">
            <text:p>Y-Skirts</text:p>
          </table:table-cell>
          <table:table-cell office:value-type="date" office:date-value="2016-06-24" calcext:value-type="date">
            <text:p>24-Jun-16</text:p>
          </table:table-cell>
          <table:table-cell office:value-type="float" office:value="1760" calcext:value-type="float">
            <text:p>1,760</text:p>
          </table:table-cell>
          <table:table-cell table:formula="of:=IF([.B653]&lt;&gt;[.B652];1;0)" office:value-type="float" office:value="1" calcext:value-type="float">
            <text:p>1</text:p>
          </table:table-cell>
          <table:table-cell table:style-name="Default" table:formula="of:=IF([.E653]=0;[.D652];&quot;&quot;)">
            <text:p/>
          </table:table-cell>
          <table:table-cell table:formula="of:=IF([.E653]=0;[.C653]-[.C652];&quot;&quot;)">
            <text:p/>
          </table:table-cell>
          <table:table-cell table:formula="of:=WEEKNUM([.C653])" office:value-type="float" office:value="26" calcext:value-type="float">
            <text:p>26</text:p>
          </table:table-cell>
          <table:table-cell table:formula="of:=WEEKDAY([.C653])" office:value-type="float" office:value="6" calcext:value-type="float">
            <text:p>6</text:p>
          </table:table-cell>
          <table:table-cell table:formula="of:=ROUNDUP([.K653]/12*4)" office:value-type="float" office:value="2" calcext:value-type="float">
            <text:p>2</text:p>
          </table:table-cell>
          <table:table-cell table:formula="of:=MONTH([.C653])" office:value-type="float" office:value="6" calcext:value-type="float">
            <text:p>6</text:p>
          </table:table-cell>
          <table:table-cell table:formula="of:=YEAR([.C653])" office:value-type="float" office:value="2016" calcext:value-type="float">
            <text:p>2016</text:p>
          </table:table-cell>
          <table:table-cell table:formula="of:=[.L653]&amp;[.K653]" office:value-type="string" office:string-value="20166" calcext:value-type="string">
            <text:p>20166</text:p>
          </table:table-cell>
          <table:table-cell table:formula="of:=DATE([.L653];[.K653];-1)" office:value-type="date" office:date-value="2016-05-30" calcext:value-type="date">
            <text:p>05/30/16</text:p>
          </table:table-cell>
          <table:table-cell table:formula="of:=YEAR([.N653])&amp;MONTH([.N653])" office:value-type="string" office:string-value="20165" calcext:value-type="string">
            <text:p>201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DIA - NHAVA SHEVA</text:p>
          </table:table-cell>
          <table:table-cell office:value-type="string" calcext:value-type="string">
            <text:p>Y-Skirts</text:p>
          </table:table-cell>
          <table:table-cell office:value-type="date" office:date-value="2016-11-11" calcext:value-type="date">
            <text:p>11-Nov-16</text:p>
          </table:table-cell>
          <table:table-cell office:value-type="float" office:value="8588" calcext:value-type="float">
            <text:p>8,588</text:p>
          </table:table-cell>
          <table:table-cell table:formula="of:=IF([.B654]&lt;&gt;[.B653];1;0)" office:value-type="float" office:value="0" calcext:value-type="float">
            <text:p>0</text:p>
          </table:table-cell>
          <table:table-cell table:formula="of:=IF([.E654]=0;[.D653];&quot;&quot;)" office:value-type="float" office:value="1760" calcext:value-type="float">
            <text:p>1,760</text:p>
          </table:table-cell>
          <table:table-cell table:formula="of:=IF([.E654]=0;[.C654]-[.C653];&quot;&quot;)" office:value-type="float" office:value="140" calcext:value-type="float">
            <text:p>140</text:p>
          </table:table-cell>
          <table:table-cell table:formula="of:=WEEKNUM([.C654])" office:value-type="float" office:value="46" calcext:value-type="float">
            <text:p>46</text:p>
          </table:table-cell>
          <table:table-cell table:formula="of:=WEEKDAY([.C654])" office:value-type="float" office:value="6" calcext:value-type="float">
            <text:p>6</text:p>
          </table:table-cell>
          <table:table-cell table:formula="of:=ROUNDUP([.K654]/12*4)" office:value-type="float" office:value="4" calcext:value-type="float">
            <text:p>4</text:p>
          </table:table-cell>
          <table:table-cell table:formula="of:=MONTH([.C654])" office:value-type="float" office:value="11" calcext:value-type="float">
            <text:p>11</text:p>
          </table:table-cell>
          <table:table-cell table:formula="of:=YEAR([.C654])" office:value-type="float" office:value="2016" calcext:value-type="float">
            <text:p>2016</text:p>
          </table:table-cell>
          <table:table-cell table:formula="of:=[.L654]&amp;[.K654]" office:value-type="string" office:string-value="201611" calcext:value-type="string">
            <text:p>201611</text:p>
          </table:table-cell>
          <table:table-cell table:formula="of:=DATE([.L654];[.K654];-1)" office:value-type="date" office:date-value="2016-10-30" calcext:value-type="date">
            <text:p>10/30/16</text:p>
          </table:table-cell>
          <table:table-cell table:formula="of:=YEAR([.N654])&amp;MONTH([.N654])" office:value-type="string" office:string-value="201610" calcext:value-type="string">
            <text:p>2016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YANMAR - YANGON</text:p>
          </table:table-cell>
          <table:table-cell office:value-type="string" calcext:value-type="string">
            <text:p>(empty)</text:p>
          </table:table-cell>
          <table:table-cell office:value-type="date" office:date-value="2016-08-01" calcext:value-type="date">
            <text:p>1-Aug-16</text:p>
          </table:table-cell>
          <table:table-cell office:value-type="float" office:value="7888" calcext:value-type="float">
            <text:p>7,888</text:p>
          </table:table-cell>
          <table:table-cell table:formula="of:=IF([.B655]&lt;&gt;[.B654];1;0)" office:value-type="float" office:value="1" calcext:value-type="float">
            <text:p>1</text:p>
          </table:table-cell>
          <table:table-cell table:style-name="Default" table:formula="of:=IF([.E655]=0;[.D654];&quot;&quot;)">
            <text:p/>
          </table:table-cell>
          <table:table-cell table:formula="of:=IF([.E655]=0;[.C655]-[.C654];&quot;&quot;)">
            <text:p/>
          </table:table-cell>
          <table:table-cell table:formula="of:=WEEKNUM([.C655])" office:value-type="float" office:value="32" calcext:value-type="float">
            <text:p>32</text:p>
          </table:table-cell>
          <table:table-cell table:formula="of:=WEEKDAY([.C655])" office:value-type="float" office:value="2" calcext:value-type="float">
            <text:p>2</text:p>
          </table:table-cell>
          <table:table-cell table:formula="of:=ROUNDUP([.K655]/12*4)" office:value-type="float" office:value="3" calcext:value-type="float">
            <text:p>3</text:p>
          </table:table-cell>
          <table:table-cell table:formula="of:=MONTH([.C655])" office:value-type="float" office:value="8" calcext:value-type="float">
            <text:p>8</text:p>
          </table:table-cell>
          <table:table-cell table:formula="of:=YEAR([.C655])" office:value-type="float" office:value="2016" calcext:value-type="float">
            <text:p>2016</text:p>
          </table:table-cell>
          <table:table-cell table:formula="of:=[.L655]&amp;[.K655]" office:value-type="string" office:string-value="20168" calcext:value-type="string">
            <text:p>20168</text:p>
          </table:table-cell>
          <table:table-cell table:formula="of:=DATE([.L655];[.K655];-1)" office:value-type="date" office:date-value="2016-07-30" calcext:value-type="date">
            <text:p>07/30/16</text:p>
          </table:table-cell>
          <table:table-cell table:formula="of:=YEAR([.N655])&amp;MONTH([.N655])" office:value-type="string" office:string-value="20167" calcext:value-type="string">
            <text:p>201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YANMAR - YANGON</text:p>
          </table:table-cell>
          <table:table-cell office:value-type="string" calcext:value-type="string">
            <text:p>D-Jackets</text:p>
          </table:table-cell>
          <table:table-cell office:value-type="date" office:date-value="2016-07-16" calcext:value-type="date">
            <text:p>16-Jul-16</text:p>
          </table:table-cell>
          <table:table-cell office:value-type="float" office:value="900" calcext:value-type="float">
            <text:p>900</text:p>
          </table:table-cell>
          <table:table-cell table:formula="of:=IF([.B656]&lt;&gt;[.B655];1;0)" office:value-type="float" office:value="1" calcext:value-type="float">
            <text:p>1</text:p>
          </table:table-cell>
          <table:table-cell table:style-name="Default" table:formula="of:=IF([.E656]=0;[.D655];&quot;&quot;)">
            <text:p/>
          </table:table-cell>
          <table:table-cell table:formula="of:=IF([.E656]=0;[.C656]-[.C655];&quot;&quot;)">
            <text:p/>
          </table:table-cell>
          <table:table-cell table:formula="of:=WEEKNUM([.C656])" office:value-type="float" office:value="29" calcext:value-type="float">
            <text:p>29</text:p>
          </table:table-cell>
          <table:table-cell table:formula="of:=WEEKDAY([.C656])" office:value-type="float" office:value="7" calcext:value-type="float">
            <text:p>7</text:p>
          </table:table-cell>
          <table:table-cell table:formula="of:=ROUNDUP([.K656]/12*4)" office:value-type="float" office:value="3" calcext:value-type="float">
            <text:p>3</text:p>
          </table:table-cell>
          <table:table-cell table:formula="of:=MONTH([.C656])" office:value-type="float" office:value="7" calcext:value-type="float">
            <text:p>7</text:p>
          </table:table-cell>
          <table:table-cell table:formula="of:=YEAR([.C656])" office:value-type="float" office:value="2016" calcext:value-type="float">
            <text:p>2016</text:p>
          </table:table-cell>
          <table:table-cell table:formula="of:=[.L656]&amp;[.K656]" office:value-type="string" office:string-value="20167" calcext:value-type="string">
            <text:p>20167</text:p>
          </table:table-cell>
          <table:table-cell table:formula="of:=DATE([.L656];[.K656];-1)" office:value-type="date" office:date-value="2016-06-29" calcext:value-type="date">
            <text:p>06/29/16</text:p>
          </table:table-cell>
          <table:table-cell table:formula="of:=YEAR([.N656])&amp;MONTH([.N656])" office:value-type="string" office:string-value="20166" calcext:value-type="string">
            <text:p>201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YANMAR - YANGON</text:p>
          </table:table-cell>
          <table:table-cell office:value-type="string" calcext:value-type="string">
            <text:p>D-Jackets</text:p>
          </table:table-cell>
          <table:table-cell office:value-type="date" office:date-value="2016-08-18" calcext:value-type="date">
            <text:p>18-Aug-16</text:p>
          </table:table-cell>
          <table:table-cell office:value-type="float" office:value="7888" calcext:value-type="float">
            <text:p>7,888</text:p>
          </table:table-cell>
          <table:table-cell table:formula="of:=IF([.B657]&lt;&gt;[.B656];1;0)" office:value-type="float" office:value="0" calcext:value-type="float">
            <text:p>0</text:p>
          </table:table-cell>
          <table:table-cell table:formula="of:=IF([.E657]=0;[.D656];&quot;&quot;)" office:value-type="float" office:value="900" calcext:value-type="float">
            <text:p>900</text:p>
          </table:table-cell>
          <table:table-cell table:formula="of:=IF([.E657]=0;[.C657]-[.C656];&quot;&quot;)" office:value-type="float" office:value="33" calcext:value-type="float">
            <text:p>33</text:p>
          </table:table-cell>
          <table:table-cell table:formula="of:=WEEKNUM([.C657])" office:value-type="float" office:value="34" calcext:value-type="float">
            <text:p>34</text:p>
          </table:table-cell>
          <table:table-cell table:formula="of:=WEEKDAY([.C657])" office:value-type="float" office:value="5" calcext:value-type="float">
            <text:p>5</text:p>
          </table:table-cell>
          <table:table-cell table:formula="of:=ROUNDUP([.K657]/12*4)" office:value-type="float" office:value="3" calcext:value-type="float">
            <text:p>3</text:p>
          </table:table-cell>
          <table:table-cell table:formula="of:=MONTH([.C657])" office:value-type="float" office:value="8" calcext:value-type="float">
            <text:p>8</text:p>
          </table:table-cell>
          <table:table-cell table:formula="of:=YEAR([.C657])" office:value-type="float" office:value="2016" calcext:value-type="float">
            <text:p>2016</text:p>
          </table:table-cell>
          <table:table-cell table:formula="of:=[.L657]&amp;[.K657]" office:value-type="string" office:string-value="20168" calcext:value-type="string">
            <text:p>20168</text:p>
          </table:table-cell>
          <table:table-cell table:formula="of:=DATE([.L657];[.K657];-1)" office:value-type="date" office:date-value="2016-07-30" calcext:value-type="date">
            <text:p>07/30/16</text:p>
          </table:table-cell>
          <table:table-cell table:formula="of:=YEAR([.N657])&amp;MONTH([.N657])" office:value-type="string" office:string-value="20167" calcext:value-type="string">
            <text:p>201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KISTAN - KARACHI</text:p>
          </table:table-cell>
          <table:table-cell office:value-type="string" calcext:value-type="string">
            <text:p>(empty)</text:p>
          </table:table-cell>
          <table:table-cell office:value-type="date" office:date-value="2016-05-15" calcext:value-type="date">
            <text:p>15-May-16</text:p>
          </table:table-cell>
          <table:table-cell office:value-type="float" office:value="12420" calcext:value-type="float">
            <text:p>12,420</text:p>
          </table:table-cell>
          <table:table-cell table:formula="of:=IF([.B658]&lt;&gt;[.B657];1;0)" office:value-type="float" office:value="1" calcext:value-type="float">
            <text:p>1</text:p>
          </table:table-cell>
          <table:table-cell table:style-name="Default" table:formula="of:=IF([.E658]=0;[.D657];&quot;&quot;)">
            <text:p/>
          </table:table-cell>
          <table:table-cell table:formula="of:=IF([.E658]=0;[.C658]-[.C657];&quot;&quot;)">
            <text:p/>
          </table:table-cell>
          <table:table-cell table:formula="of:=WEEKNUM([.C658])" office:value-type="float" office:value="21" calcext:value-type="float">
            <text:p>21</text:p>
          </table:table-cell>
          <table:table-cell table:formula="of:=WEEKDAY([.C658])" office:value-type="float" office:value="1" calcext:value-type="float">
            <text:p>1</text:p>
          </table:table-cell>
          <table:table-cell table:formula="of:=ROUNDUP([.K658]/12*4)" office:value-type="float" office:value="2" calcext:value-type="float">
            <text:p>2</text:p>
          </table:table-cell>
          <table:table-cell table:formula="of:=MONTH([.C658])" office:value-type="float" office:value="5" calcext:value-type="float">
            <text:p>5</text:p>
          </table:table-cell>
          <table:table-cell table:formula="of:=YEAR([.C658])" office:value-type="float" office:value="2016" calcext:value-type="float">
            <text:p>2016</text:p>
          </table:table-cell>
          <table:table-cell table:formula="of:=[.L658]&amp;[.K658]" office:value-type="string" office:string-value="20165" calcext:value-type="string">
            <text:p>20165</text:p>
          </table:table-cell>
          <table:table-cell table:formula="of:=DATE([.L658];[.K658];-1)" office:value-type="date" office:date-value="2016-04-29" calcext:value-type="date">
            <text:p>04/29/16</text:p>
          </table:table-cell>
          <table:table-cell table:formula="of:=YEAR([.N658])&amp;MONTH([.N658])" office:value-type="string" office:string-value="20164" calcext:value-type="string">
            <text:p>201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KISTAN - KARACHI</text:p>
          </table:table-cell>
          <table:table-cell office:value-type="string" calcext:value-type="string">
            <text:p>C-Trousers</text:p>
          </table:table-cell>
          <table:table-cell office:value-type="date" office:date-value="2016-06-05" calcext:value-type="date">
            <text:p>5-Jun-16</text:p>
          </table:table-cell>
          <table:table-cell office:value-type="float" office:value="12300" calcext:value-type="float">
            <text:p>12,300</text:p>
          </table:table-cell>
          <table:table-cell table:formula="of:=IF([.B659]&lt;&gt;[.B658];1;0)" office:value-type="float" office:value="1" calcext:value-type="float">
            <text:p>1</text:p>
          </table:table-cell>
          <table:table-cell table:style-name="Default" table:formula="of:=IF([.E659]=0;[.D658];&quot;&quot;)">
            <text:p/>
          </table:table-cell>
          <table:table-cell table:formula="of:=IF([.E659]=0;[.C659]-[.C658];&quot;&quot;)">
            <text:p/>
          </table:table-cell>
          <table:table-cell table:formula="of:=WEEKNUM([.C659])" office:value-type="float" office:value="24" calcext:value-type="float">
            <text:p>24</text:p>
          </table:table-cell>
          <table:table-cell table:formula="of:=WEEKDAY([.C659])" office:value-type="float" office:value="1" calcext:value-type="float">
            <text:p>1</text:p>
          </table:table-cell>
          <table:table-cell table:formula="of:=ROUNDUP([.K659]/12*4)" office:value-type="float" office:value="2" calcext:value-type="float">
            <text:p>2</text:p>
          </table:table-cell>
          <table:table-cell table:formula="of:=MONTH([.C659])" office:value-type="float" office:value="6" calcext:value-type="float">
            <text:p>6</text:p>
          </table:table-cell>
          <table:table-cell table:formula="of:=YEAR([.C659])" office:value-type="float" office:value="2016" calcext:value-type="float">
            <text:p>2016</text:p>
          </table:table-cell>
          <table:table-cell table:formula="of:=[.L659]&amp;[.K659]" office:value-type="string" office:string-value="20166" calcext:value-type="string">
            <text:p>20166</text:p>
          </table:table-cell>
          <table:table-cell table:formula="of:=DATE([.L659];[.K659];-1)" office:value-type="date" office:date-value="2016-05-30" calcext:value-type="date">
            <text:p>05/30/16</text:p>
          </table:table-cell>
          <table:table-cell table:formula="of:=YEAR([.N659])&amp;MONTH([.N659])" office:value-type="string" office:string-value="20165" calcext:value-type="string">
            <text:p>201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KISTAN - KARACHI</text:p>
          </table:table-cell>
          <table:table-cell office:value-type="string" calcext:value-type="string">
            <text:p>C-Trousers</text:p>
          </table:table-cell>
          <table:table-cell office:value-type="date" office:date-value="2017-02-05" calcext:value-type="date">
            <text:p>5-Feb-17</text:p>
          </table:table-cell>
          <table:table-cell office:value-type="float" office:value="12420" calcext:value-type="float">
            <text:p>12,420</text:p>
          </table:table-cell>
          <table:table-cell table:formula="of:=IF([.B660]&lt;&gt;[.B659];1;0)" office:value-type="float" office:value="0" calcext:value-type="float">
            <text:p>0</text:p>
          </table:table-cell>
          <table:table-cell table:formula="of:=IF([.E660]=0;[.D659];&quot;&quot;)" office:value-type="float" office:value="12300" calcext:value-type="float">
            <text:p>12,300</text:p>
          </table:table-cell>
          <table:table-cell table:formula="of:=IF([.E660]=0;[.C660]-[.C659];&quot;&quot;)" office:value-type="float" office:value="245" calcext:value-type="float">
            <text:p>245</text:p>
          </table:table-cell>
          <table:table-cell table:formula="of:=WEEKNUM([.C660])" office:value-type="float" office:value="6" calcext:value-type="float">
            <text:p>6</text:p>
          </table:table-cell>
          <table:table-cell table:formula="of:=WEEKDAY([.C660])" office:value-type="float" office:value="1" calcext:value-type="float">
            <text:p>1</text:p>
          </table:table-cell>
          <table:table-cell table:formula="of:=ROUNDUP([.K660]/12*4)" office:value-type="float" office:value="1" calcext:value-type="float">
            <text:p>1</text:p>
          </table:table-cell>
          <table:table-cell table:formula="of:=MONTH([.C660])" office:value-type="float" office:value="2" calcext:value-type="float">
            <text:p>2</text:p>
          </table:table-cell>
          <table:table-cell table:formula="of:=YEAR([.C660])" office:value-type="float" office:value="2017" calcext:value-type="float">
            <text:p>2017</text:p>
          </table:table-cell>
          <table:table-cell table:formula="of:=[.L660]&amp;[.K660]" office:value-type="string" office:string-value="20172" calcext:value-type="string">
            <text:p>20172</text:p>
          </table:table-cell>
          <table:table-cell table:formula="of:=DATE([.L660];[.K660];-1)" office:value-type="date" office:date-value="2017-01-30" calcext:value-type="date">
            <text:p>01/30/17</text:p>
          </table:table-cell>
          <table:table-cell table:formula="of:=YEAR([.N660])&amp;MONTH([.N660])" office:value-type="string" office:string-value="20171" calcext:value-type="string">
            <text:p>201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ETNAM - HAI PHONG</text:p>
          </table:table-cell>
          <table:table-cell office:value-type="string" calcext:value-type="string">
            <text:p>A-Accessories</text:p>
          </table:table-cell>
          <table:table-cell office:value-type="date" office:date-value="2016-07-28" calcext:value-type="date">
            <text:p>28-Jul-16</text:p>
          </table:table-cell>
          <table:table-cell office:value-type="float" office:value="568" calcext:value-type="float">
            <text:p>568</text:p>
          </table:table-cell>
          <table:table-cell table:formula="of:=IF([.B661]&lt;&gt;[.B660];1;0)" office:value-type="float" office:value="1" calcext:value-type="float">
            <text:p>1</text:p>
          </table:table-cell>
          <table:table-cell table:style-name="Default" table:formula="of:=IF([.E661]=0;[.D660];&quot;&quot;)">
            <text:p/>
          </table:table-cell>
          <table:table-cell table:formula="of:=IF([.E661]=0;[.C661]-[.C660];&quot;&quot;)">
            <text:p/>
          </table:table-cell>
          <table:table-cell table:formula="of:=WEEKNUM([.C661])" office:value-type="float" office:value="31" calcext:value-type="float">
            <text:p>31</text:p>
          </table:table-cell>
          <table:table-cell table:formula="of:=WEEKDAY([.C661])" office:value-type="float" office:value="5" calcext:value-type="float">
            <text:p>5</text:p>
          </table:table-cell>
          <table:table-cell table:formula="of:=ROUNDUP([.K661]/12*4)" office:value-type="float" office:value="3" calcext:value-type="float">
            <text:p>3</text:p>
          </table:table-cell>
          <table:table-cell table:formula="of:=MONTH([.C661])" office:value-type="float" office:value="7" calcext:value-type="float">
            <text:p>7</text:p>
          </table:table-cell>
          <table:table-cell table:formula="of:=YEAR([.C661])" office:value-type="float" office:value="2016" calcext:value-type="float">
            <text:p>2016</text:p>
          </table:table-cell>
          <table:table-cell table:formula="of:=[.L661]&amp;[.K661]" office:value-type="string" office:string-value="20167" calcext:value-type="string">
            <text:p>20167</text:p>
          </table:table-cell>
          <table:table-cell table:formula="of:=DATE([.L661];[.K661];-1)" office:value-type="date" office:date-value="2016-06-29" calcext:value-type="date">
            <text:p>06/29/16</text:p>
          </table:table-cell>
          <table:table-cell table:formula="of:=YEAR([.N661])&amp;MONTH([.N661])" office:value-type="string" office:string-value="20166" calcext:value-type="string">
            <text:p>201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ETNAM - HAI PHONG</text:p>
          </table:table-cell>
          <table:table-cell office:value-type="string" calcext:value-type="string">
            <text:p>A-Accessories</text:p>
          </table:table-cell>
          <table:table-cell office:value-type="date" office:date-value="2016-10-09" calcext:value-type="date">
            <text:p>9-Oct-16</text:p>
          </table:table-cell>
          <table:table-cell office:value-type="float" office:value="2898" calcext:value-type="float">
            <text:p>2,898</text:p>
          </table:table-cell>
          <table:table-cell table:formula="of:=IF([.B662]&lt;&gt;[.B661];1;0)" office:value-type="float" office:value="0" calcext:value-type="float">
            <text:p>0</text:p>
          </table:table-cell>
          <table:table-cell table:formula="of:=IF([.E662]=0;[.D661];&quot;&quot;)" office:value-type="float" office:value="568" calcext:value-type="float">
            <text:p>568</text:p>
          </table:table-cell>
          <table:table-cell table:formula="of:=IF([.E662]=0;[.C662]-[.C661];&quot;&quot;)" office:value-type="float" office:value="73" calcext:value-type="float">
            <text:p>73</text:p>
          </table:table-cell>
          <table:table-cell table:formula="of:=WEEKNUM([.C662])" office:value-type="float" office:value="42" calcext:value-type="float">
            <text:p>42</text:p>
          </table:table-cell>
          <table:table-cell table:formula="of:=WEEKDAY([.C662])" office:value-type="float" office:value="1" calcext:value-type="float">
            <text:p>1</text:p>
          </table:table-cell>
          <table:table-cell table:formula="of:=ROUNDUP([.K662]/12*4)" office:value-type="float" office:value="4" calcext:value-type="float">
            <text:p>4</text:p>
          </table:table-cell>
          <table:table-cell table:formula="of:=MONTH([.C662])" office:value-type="float" office:value="10" calcext:value-type="float">
            <text:p>10</text:p>
          </table:table-cell>
          <table:table-cell table:formula="of:=YEAR([.C662])" office:value-type="float" office:value="2016" calcext:value-type="float">
            <text:p>2016</text:p>
          </table:table-cell>
          <table:table-cell table:formula="of:=[.L662]&amp;[.K662]" office:value-type="string" office:string-value="201610" calcext:value-type="string">
            <text:p>201610</text:p>
          </table:table-cell>
          <table:table-cell table:formula="of:=DATE([.L662];[.K662];-1)" office:value-type="date" office:date-value="2016-09-29" calcext:value-type="date">
            <text:p>09/29/16</text:p>
          </table:table-cell>
          <table:table-cell table:formula="of:=YEAR([.N662])&amp;MONTH([.N662])" office:value-type="string" office:string-value="20169" calcext:value-type="string">
            <text:p>201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ETNAM - HAI PHONG</text:p>
          </table:table-cell>
          <table:table-cell office:value-type="string" calcext:value-type="string">
            <text:p>A-Accessories</text:p>
          </table:table-cell>
          <table:table-cell office:value-type="date" office:date-value="2016-11-20" calcext:value-type="date">
            <text:p>20-Nov-16</text:p>
          </table:table-cell>
          <table:table-cell office:value-type="float" office:value="884" calcext:value-type="float">
            <text:p>884</text:p>
          </table:table-cell>
          <table:table-cell table:formula="of:=IF([.B663]&lt;&gt;[.B662];1;0)" office:value-type="float" office:value="0" calcext:value-type="float">
            <text:p>0</text:p>
          </table:table-cell>
          <table:table-cell table:formula="of:=IF([.E663]=0;[.D662];&quot;&quot;)" office:value-type="float" office:value="2898" calcext:value-type="float">
            <text:p>2,898</text:p>
          </table:table-cell>
          <table:table-cell table:formula="of:=IF([.E663]=0;[.C663]-[.C662];&quot;&quot;)" office:value-type="float" office:value="42" calcext:value-type="float">
            <text:p>42</text:p>
          </table:table-cell>
          <table:table-cell table:formula="of:=WEEKNUM([.C663])" office:value-type="float" office:value="48" calcext:value-type="float">
            <text:p>48</text:p>
          </table:table-cell>
          <table:table-cell table:formula="of:=WEEKDAY([.C663])" office:value-type="float" office:value="1" calcext:value-type="float">
            <text:p>1</text:p>
          </table:table-cell>
          <table:table-cell table:formula="of:=ROUNDUP([.K663]/12*4)" office:value-type="float" office:value="4" calcext:value-type="float">
            <text:p>4</text:p>
          </table:table-cell>
          <table:table-cell table:formula="of:=MONTH([.C663])" office:value-type="float" office:value="11" calcext:value-type="float">
            <text:p>11</text:p>
          </table:table-cell>
          <table:table-cell table:formula="of:=YEAR([.C663])" office:value-type="float" office:value="2016" calcext:value-type="float">
            <text:p>2016</text:p>
          </table:table-cell>
          <table:table-cell table:formula="of:=[.L663]&amp;[.K663]" office:value-type="string" office:string-value="201611" calcext:value-type="string">
            <text:p>201611</text:p>
          </table:table-cell>
          <table:table-cell table:formula="of:=DATE([.L663];[.K663];-1)" office:value-type="date" office:date-value="2016-10-30" calcext:value-type="date">
            <text:p>10/30/16</text:p>
          </table:table-cell>
          <table:table-cell table:formula="of:=YEAR([.N663])&amp;MONTH([.N663])" office:value-type="string" office:string-value="201610" calcext:value-type="string">
            <text:p>2016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ETNAM - HAI PHONG</text:p>
          </table:table-cell>
          <table:table-cell office:value-type="string" calcext:value-type="string">
            <text:p>A-Accessories</text:p>
          </table:table-cell>
          <table:table-cell office:value-type="date" office:date-value="2016-12-18" calcext:value-type="date">
            <text:p>18-Dec-16</text:p>
          </table:table-cell>
          <table:table-cell office:value-type="float" office:value="3132" calcext:value-type="float">
            <text:p>3,132</text:p>
          </table:table-cell>
          <table:table-cell table:formula="of:=IF([.B664]&lt;&gt;[.B663];1;0)" office:value-type="float" office:value="0" calcext:value-type="float">
            <text:p>0</text:p>
          </table:table-cell>
          <table:table-cell table:formula="of:=IF([.E664]=0;[.D663];&quot;&quot;)" office:value-type="float" office:value="884" calcext:value-type="float">
            <text:p>884</text:p>
          </table:table-cell>
          <table:table-cell table:formula="of:=IF([.E664]=0;[.C664]-[.C663];&quot;&quot;)" office:value-type="float" office:value="28" calcext:value-type="float">
            <text:p>28</text:p>
          </table:table-cell>
          <table:table-cell table:formula="of:=WEEKNUM([.C664])" office:value-type="float" office:value="52" calcext:value-type="float">
            <text:p>52</text:p>
          </table:table-cell>
          <table:table-cell table:formula="of:=WEEKDAY([.C664])" office:value-type="float" office:value="1" calcext:value-type="float">
            <text:p>1</text:p>
          </table:table-cell>
          <table:table-cell table:formula="of:=ROUNDUP([.K664]/12*4)" office:value-type="float" office:value="4" calcext:value-type="float">
            <text:p>4</text:p>
          </table:table-cell>
          <table:table-cell table:formula="of:=MONTH([.C664])" office:value-type="float" office:value="12" calcext:value-type="float">
            <text:p>12</text:p>
          </table:table-cell>
          <table:table-cell table:formula="of:=YEAR([.C664])" office:value-type="float" office:value="2016" calcext:value-type="float">
            <text:p>2016</text:p>
          </table:table-cell>
          <table:table-cell table:formula="of:=[.L664]&amp;[.K664]" office:value-type="string" office:string-value="201612" calcext:value-type="string">
            <text:p>201612</text:p>
          </table:table-cell>
          <table:table-cell table:formula="of:=DATE([.L664];[.K664];-1)" office:value-type="date" office:date-value="2016-11-29" calcext:value-type="date">
            <text:p>11/29/16</text:p>
          </table:table-cell>
          <table:table-cell table:formula="of:=YEAR([.N664])&amp;MONTH([.N664])" office:value-type="string" office:string-value="201611" calcext:value-type="string">
            <text:p>2016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ETNAM - HAI PHONG</text:p>
          </table:table-cell>
          <table:table-cell office:value-type="string" calcext:value-type="string">
            <text:p>A-Accessories</text:p>
          </table:table-cell>
          <table:table-cell office:value-type="date" office:date-value="2017-01-22" calcext:value-type="date">
            <text:p>22-Jan-17</text:p>
          </table:table-cell>
          <table:table-cell office:value-type="float" office:value="6078" calcext:value-type="float">
            <text:p>6,078</text:p>
          </table:table-cell>
          <table:table-cell table:formula="of:=IF([.B665]&lt;&gt;[.B664];1;0)" office:value-type="float" office:value="0" calcext:value-type="float">
            <text:p>0</text:p>
          </table:table-cell>
          <table:table-cell table:formula="of:=IF([.E665]=0;[.D664];&quot;&quot;)" office:value-type="float" office:value="3132" calcext:value-type="float">
            <text:p>3,132</text:p>
          </table:table-cell>
          <table:table-cell table:formula="of:=IF([.E665]=0;[.C665]-[.C664];&quot;&quot;)" office:value-type="float" office:value="35" calcext:value-type="float">
            <text:p>35</text:p>
          </table:table-cell>
          <table:table-cell table:formula="of:=WEEKNUM([.C665])" office:value-type="float" office:value="4" calcext:value-type="float">
            <text:p>4</text:p>
          </table:table-cell>
          <table:table-cell table:formula="of:=WEEKDAY([.C665])" office:value-type="float" office:value="1" calcext:value-type="float">
            <text:p>1</text:p>
          </table:table-cell>
          <table:table-cell table:formula="of:=ROUNDUP([.K665]/12*4)" office:value-type="float" office:value="1" calcext:value-type="float">
            <text:p>1</text:p>
          </table:table-cell>
          <table:table-cell table:formula="of:=MONTH([.C665])" office:value-type="float" office:value="1" calcext:value-type="float">
            <text:p>1</text:p>
          </table:table-cell>
          <table:table-cell table:formula="of:=YEAR([.C665])" office:value-type="float" office:value="2017" calcext:value-type="float">
            <text:p>2017</text:p>
          </table:table-cell>
          <table:table-cell table:formula="of:=[.L665]&amp;[.K665]" office:value-type="string" office:string-value="20171" calcext:value-type="string">
            <text:p>20171</text:p>
          </table:table-cell>
          <table:table-cell table:formula="of:=DATE([.L665];[.K665];-1)" office:value-type="date" office:date-value="2016-12-30" calcext:value-type="date">
            <text:p>12/30/16</text:p>
          </table:table-cell>
          <table:table-cell table:formula="of:=YEAR([.N665])&amp;MONTH([.N665])" office:value-type="string" office:string-value="201612" calcext:value-type="string">
            <text:p>2016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ETNAM - HO CHI MINH</text:p>
          </table:table-cell>
          <table:table-cell office:value-type="string" calcext:value-type="string">
            <text:p>A-Accessories</text:p>
          </table:table-cell>
          <table:table-cell office:value-type="date" office:date-value="2016-07-25" calcext:value-type="date">
            <text:p>25-Jul-16</text:p>
          </table:table-cell>
          <table:table-cell office:value-type="float" office:value="3703" calcext:value-type="float">
            <text:p>3,703</text:p>
          </table:table-cell>
          <table:table-cell table:formula="of:=IF([.B666]&lt;&gt;[.B665];1;0)" office:value-type="float" office:value="0" calcext:value-type="float">
            <text:p>0</text:p>
          </table:table-cell>
          <table:table-cell table:formula="of:=IF([.E666]=0;[.D665];&quot;&quot;)" office:value-type="float" office:value="6078" calcext:value-type="float">
            <text:p>6,078</text:p>
          </table:table-cell>
          <table:table-cell table:formula="of:=IF([.E666]=0;[.C666]-[.C665];&quot;&quot;)" office:value-type="float" office:value="-181" calcext:value-type="float">
            <text:p>-181</text:p>
          </table:table-cell>
          <table:table-cell table:formula="of:=WEEKNUM([.C666])" office:value-type="float" office:value="31" calcext:value-type="float">
            <text:p>31</text:p>
          </table:table-cell>
          <table:table-cell table:formula="of:=WEEKDAY([.C666])" office:value-type="float" office:value="2" calcext:value-type="float">
            <text:p>2</text:p>
          </table:table-cell>
          <table:table-cell table:formula="of:=ROUNDUP([.K666]/12*4)" office:value-type="float" office:value="3" calcext:value-type="float">
            <text:p>3</text:p>
          </table:table-cell>
          <table:table-cell table:formula="of:=MONTH([.C666])" office:value-type="float" office:value="7" calcext:value-type="float">
            <text:p>7</text:p>
          </table:table-cell>
          <table:table-cell table:formula="of:=YEAR([.C666])" office:value-type="float" office:value="2016" calcext:value-type="float">
            <text:p>2016</text:p>
          </table:table-cell>
          <table:table-cell table:formula="of:=[.L666]&amp;[.K666]" office:value-type="string" office:string-value="20167" calcext:value-type="string">
            <text:p>20167</text:p>
          </table:table-cell>
          <table:table-cell table:formula="of:=DATE([.L666];[.K666];-1)" office:value-type="date" office:date-value="2016-06-29" calcext:value-type="date">
            <text:p>06/29/16</text:p>
          </table:table-cell>
          <table:table-cell table:formula="of:=YEAR([.N666])&amp;MONTH([.N666])" office:value-type="string" office:string-value="20166" calcext:value-type="string">
            <text:p>201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ETNAM - HO CHI MINH</text:p>
          </table:table-cell>
          <table:table-cell office:value-type="string" calcext:value-type="string">
            <text:p>A-Accessories</text:p>
          </table:table-cell>
          <table:table-cell office:value-type="date" office:date-value="2016-08-15" calcext:value-type="date">
            <text:p>15-Aug-16</text:p>
          </table:table-cell>
          <table:table-cell office:value-type="float" office:value="1567" calcext:value-type="float">
            <text:p>1,567</text:p>
          </table:table-cell>
          <table:table-cell table:formula="of:=IF([.B667]&lt;&gt;[.B666];1;0)" office:value-type="float" office:value="0" calcext:value-type="float">
            <text:p>0</text:p>
          </table:table-cell>
          <table:table-cell table:formula="of:=IF([.E667]=0;[.D666];&quot;&quot;)" office:value-type="float" office:value="3703" calcext:value-type="float">
            <text:p>3,703</text:p>
          </table:table-cell>
          <table:table-cell table:formula="of:=IF([.E667]=0;[.C667]-[.C666];&quot;&quot;)" office:value-type="float" office:value="21" calcext:value-type="float">
            <text:p>21</text:p>
          </table:table-cell>
          <table:table-cell table:formula="of:=WEEKNUM([.C667])" office:value-type="float" office:value="34" calcext:value-type="float">
            <text:p>34</text:p>
          </table:table-cell>
          <table:table-cell table:formula="of:=WEEKDAY([.C667])" office:value-type="float" office:value="2" calcext:value-type="float">
            <text:p>2</text:p>
          </table:table-cell>
          <table:table-cell table:formula="of:=ROUNDUP([.K667]/12*4)" office:value-type="float" office:value="3" calcext:value-type="float">
            <text:p>3</text:p>
          </table:table-cell>
          <table:table-cell table:formula="of:=MONTH([.C667])" office:value-type="float" office:value="8" calcext:value-type="float">
            <text:p>8</text:p>
          </table:table-cell>
          <table:table-cell table:formula="of:=YEAR([.C667])" office:value-type="float" office:value="2016" calcext:value-type="float">
            <text:p>2016</text:p>
          </table:table-cell>
          <table:table-cell table:formula="of:=[.L667]&amp;[.K667]" office:value-type="string" office:string-value="20168" calcext:value-type="string">
            <text:p>20168</text:p>
          </table:table-cell>
          <table:table-cell table:formula="of:=DATE([.L667];[.K667];-1)" office:value-type="date" office:date-value="2016-07-30" calcext:value-type="date">
            <text:p>07/30/16</text:p>
          </table:table-cell>
          <table:table-cell table:formula="of:=YEAR([.N667])&amp;MONTH([.N667])" office:value-type="string" office:string-value="20167" calcext:value-type="string">
            <text:p>201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ETNAM - HO CHI MINH</text:p>
          </table:table-cell>
          <table:table-cell office:value-type="string" calcext:value-type="string">
            <text:p>A-Accessories</text:p>
          </table:table-cell>
          <table:table-cell office:value-type="date" office:date-value="2016-08-17" calcext:value-type="date">
            <text:p>17-Aug-16</text:p>
          </table:table-cell>
          <table:table-cell office:value-type="float" office:value="3113" calcext:value-type="float">
            <text:p>3,113</text:p>
          </table:table-cell>
          <table:table-cell table:formula="of:=IF([.B668]&lt;&gt;[.B667];1;0)" office:value-type="float" office:value="0" calcext:value-type="float">
            <text:p>0</text:p>
          </table:table-cell>
          <table:table-cell table:formula="of:=IF([.E668]=0;[.D667];&quot;&quot;)" office:value-type="float" office:value="1567" calcext:value-type="float">
            <text:p>1,567</text:p>
          </table:table-cell>
          <table:table-cell table:formula="of:=IF([.E668]=0;[.C668]-[.C667];&quot;&quot;)" office:value-type="float" office:value="2" calcext:value-type="float">
            <text:p>2</text:p>
          </table:table-cell>
          <table:table-cell table:formula="of:=WEEKNUM([.C668])" office:value-type="float" office:value="34" calcext:value-type="float">
            <text:p>34</text:p>
          </table:table-cell>
          <table:table-cell table:formula="of:=WEEKDAY([.C668])" office:value-type="float" office:value="4" calcext:value-type="float">
            <text:p>4</text:p>
          </table:table-cell>
          <table:table-cell table:formula="of:=ROUNDUP([.K668]/12*4)" office:value-type="float" office:value="3" calcext:value-type="float">
            <text:p>3</text:p>
          </table:table-cell>
          <table:table-cell table:formula="of:=MONTH([.C668])" office:value-type="float" office:value="8" calcext:value-type="float">
            <text:p>8</text:p>
          </table:table-cell>
          <table:table-cell table:formula="of:=YEAR([.C668])" office:value-type="float" office:value="2016" calcext:value-type="float">
            <text:p>2016</text:p>
          </table:table-cell>
          <table:table-cell table:formula="of:=[.L668]&amp;[.K668]" office:value-type="string" office:string-value="20168" calcext:value-type="string">
            <text:p>20168</text:p>
          </table:table-cell>
          <table:table-cell table:formula="of:=DATE([.L668];[.K668];-1)" office:value-type="date" office:date-value="2016-07-30" calcext:value-type="date">
            <text:p>07/30/16</text:p>
          </table:table-cell>
          <table:table-cell table:formula="of:=YEAR([.N668])&amp;MONTH([.N668])" office:value-type="string" office:string-value="20167" calcext:value-type="string">
            <text:p>201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ETNAM - HO CHI MINH</text:p>
          </table:table-cell>
          <table:table-cell office:value-type="string" calcext:value-type="string">
            <text:p>D-Jackets</text:p>
          </table:table-cell>
          <table:table-cell office:value-type="date" office:date-value="2016-08-08" calcext:value-type="date">
            <text:p>8-Aug-16</text:p>
          </table:table-cell>
          <table:table-cell office:value-type="float" office:value="1027" calcext:value-type="float">
            <text:p>1,027</text:p>
          </table:table-cell>
          <table:table-cell table:formula="of:=IF([.B669]&lt;&gt;[.B668];1;0)" office:value-type="float" office:value="1" calcext:value-type="float">
            <text:p>1</text:p>
          </table:table-cell>
          <table:table-cell table:style-name="Default" table:formula="of:=IF([.E669]=0;[.D668];&quot;&quot;)">
            <text:p/>
          </table:table-cell>
          <table:table-cell table:formula="of:=IF([.E669]=0;[.C669]-[.C668];&quot;&quot;)">
            <text:p/>
          </table:table-cell>
          <table:table-cell table:formula="of:=WEEKNUM([.C669])" office:value-type="float" office:value="33" calcext:value-type="float">
            <text:p>33</text:p>
          </table:table-cell>
          <table:table-cell table:formula="of:=WEEKDAY([.C669])" office:value-type="float" office:value="2" calcext:value-type="float">
            <text:p>2</text:p>
          </table:table-cell>
          <table:table-cell table:formula="of:=ROUNDUP([.K669]/12*4)" office:value-type="float" office:value="3" calcext:value-type="float">
            <text:p>3</text:p>
          </table:table-cell>
          <table:table-cell table:formula="of:=MONTH([.C669])" office:value-type="float" office:value="8" calcext:value-type="float">
            <text:p>8</text:p>
          </table:table-cell>
          <table:table-cell table:formula="of:=YEAR([.C669])" office:value-type="float" office:value="2016" calcext:value-type="float">
            <text:p>2016</text:p>
          </table:table-cell>
          <table:table-cell table:formula="of:=[.L669]&amp;[.K669]" office:value-type="string" office:string-value="20168" calcext:value-type="string">
            <text:p>20168</text:p>
          </table:table-cell>
          <table:table-cell table:formula="of:=DATE([.L669];[.K669];-1)" office:value-type="date" office:date-value="2016-07-30" calcext:value-type="date">
            <text:p>07/30/16</text:p>
          </table:table-cell>
          <table:table-cell table:formula="of:=YEAR([.N669])&amp;MONTH([.N669])" office:value-type="string" office:string-value="20167" calcext:value-type="string">
            <text:p>201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ETNAM - HO CHI MINH</text:p>
          </table:table-cell>
          <table:table-cell office:value-type="string" calcext:value-type="string">
            <text:p>D-Jackets</text:p>
          </table:table-cell>
          <table:table-cell office:value-type="date" office:date-value="2016-11-07" calcext:value-type="date">
            <text:p>7-Nov-16</text:p>
          </table:table-cell>
          <table:table-cell office:value-type="float" office:value="1382" calcext:value-type="float">
            <text:p>1,382</text:p>
          </table:table-cell>
          <table:table-cell table:formula="of:=IF([.B670]&lt;&gt;[.B669];1;0)" office:value-type="float" office:value="0" calcext:value-type="float">
            <text:p>0</text:p>
          </table:table-cell>
          <table:table-cell table:formula="of:=IF([.E670]=0;[.D669];&quot;&quot;)" office:value-type="float" office:value="1027" calcext:value-type="float">
            <text:p>1,027</text:p>
          </table:table-cell>
          <table:table-cell table:formula="of:=IF([.E670]=0;[.C670]-[.C669];&quot;&quot;)" office:value-type="float" office:value="91" calcext:value-type="float">
            <text:p>91</text:p>
          </table:table-cell>
          <table:table-cell table:formula="of:=WEEKNUM([.C670])" office:value-type="float" office:value="46" calcext:value-type="float">
            <text:p>46</text:p>
          </table:table-cell>
          <table:table-cell table:formula="of:=WEEKDAY([.C670])" office:value-type="float" office:value="2" calcext:value-type="float">
            <text:p>2</text:p>
          </table:table-cell>
          <table:table-cell table:formula="of:=ROUNDUP([.K670]/12*4)" office:value-type="float" office:value="4" calcext:value-type="float">
            <text:p>4</text:p>
          </table:table-cell>
          <table:table-cell table:formula="of:=MONTH([.C670])" office:value-type="float" office:value="11" calcext:value-type="float">
            <text:p>11</text:p>
          </table:table-cell>
          <table:table-cell table:formula="of:=YEAR([.C670])" office:value-type="float" office:value="2016" calcext:value-type="float">
            <text:p>2016</text:p>
          </table:table-cell>
          <table:table-cell table:formula="of:=[.L670]&amp;[.K670]" office:value-type="string" office:string-value="201611" calcext:value-type="string">
            <text:p>201611</text:p>
          </table:table-cell>
          <table:table-cell table:formula="of:=DATE([.L670];[.K670];-1)" office:value-type="date" office:date-value="2016-10-30" calcext:value-type="date">
            <text:p>10/30/16</text:p>
          </table:table-cell>
          <table:table-cell table:formula="of:=YEAR([.N670])&amp;MONTH([.N670])" office:value-type="string" office:string-value="201610" calcext:value-type="string">
            <text:p>2016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ETNAM - HO CHI MINH</text:p>
          </table:table-cell>
          <table:table-cell office:value-type="string" calcext:value-type="string">
            <text:p>M-Tops</text:p>
          </table:table-cell>
          <table:table-cell office:value-type="date" office:date-value="2016-11-14" calcext:value-type="date">
            <text:p>14-Nov-16</text:p>
          </table:table-cell>
          <table:table-cell office:value-type="float" office:value="1379" calcext:value-type="float">
            <text:p>1,379</text:p>
          </table:table-cell>
          <table:table-cell table:formula="of:=IF([.B671]&lt;&gt;[.B670];1;0)" office:value-type="float" office:value="1" calcext:value-type="float">
            <text:p>1</text:p>
          </table:table-cell>
          <table:table-cell table:style-name="Default" table:formula="of:=IF([.E671]=0;[.D670];&quot;&quot;)">
            <text:p/>
          </table:table-cell>
          <table:table-cell table:formula="of:=IF([.E671]=0;[.C671]-[.C670];&quot;&quot;)">
            <text:p/>
          </table:table-cell>
          <table:table-cell table:formula="of:=WEEKNUM([.C671])" office:value-type="float" office:value="47" calcext:value-type="float">
            <text:p>47</text:p>
          </table:table-cell>
          <table:table-cell table:formula="of:=WEEKDAY([.C671])" office:value-type="float" office:value="2" calcext:value-type="float">
            <text:p>2</text:p>
          </table:table-cell>
          <table:table-cell table:formula="of:=ROUNDUP([.K671]/12*4)" office:value-type="float" office:value="4" calcext:value-type="float">
            <text:p>4</text:p>
          </table:table-cell>
          <table:table-cell table:formula="of:=MONTH([.C671])" office:value-type="float" office:value="11" calcext:value-type="float">
            <text:p>11</text:p>
          </table:table-cell>
          <table:table-cell table:formula="of:=YEAR([.C671])" office:value-type="float" office:value="2016" calcext:value-type="float">
            <text:p>2016</text:p>
          </table:table-cell>
          <table:table-cell table:formula="of:=[.L671]&amp;[.K671]" office:value-type="string" office:string-value="201611" calcext:value-type="string">
            <text:p>201611</text:p>
          </table:table-cell>
          <table:table-cell table:formula="of:=DATE([.L671];[.K671];-1)" office:value-type="date" office:date-value="2016-10-30" calcext:value-type="date">
            <text:p>10/30/16</text:p>
          </table:table-cell>
          <table:table-cell table:formula="of:=YEAR([.N671])&amp;MONTH([.N671])" office:value-type="string" office:string-value="201610" calcext:value-type="string">
            <text:p>201610</text:p>
          </table:table-cell>
          <table:table-cell table:number-columns-repeated="6"/>
        </table:table-row>
        <table:table-row table:style-name="ro1" table:number-rows-repeated="79">
          <table:table-cell table:number-columns-repeated="5"/>
          <table:table-cell table:style-name="Default" table:number-columns-repeated="2"/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6"/>
          <table:table-cell table:style-name="Default"/>
          <table:table-cell table:number-columns-repeated="7"/>
        </table:table-row>
      </table:table>
      <table:named-expressions/>
      <table:database-ranges>
        <table:database-range table:name="__Anonymous_Sheet_DB__0" table:target-range-address="Sheet1.A1:Sheet1.D671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H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2" style:volatile="true">
      <loext:fill-character> </loext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0P0" style:volatile="true">
      <number:day/>
      <number:text>-</number:text>
      <number:month number:textual="true"/>
      <number:text>-</number:text>
      <number:year/>
    </number:date-style>
    <number:text-style style:name="N140">
      <number:text-content/>
      <style:map style:condition="value()&lt;=1.79769313486232E+308" style:apply-style-name="N140P0"/>
    </number:text-style>
    <number:date-style style:name="N142P0" style:volatile="true">
      <number:day number:style="long"/>
      <number:text>-</number:text>
      <number:month number:textual="true"/>
      <number:text>-</number:text>
      <number:year number:style="long"/>
    </number:date-style>
    <number:text-style style:name="N142">
      <number:text-content/>
      <style:map style:condition="value()&lt;=1.79769313486232E+308" style:apply-style-name="N142P0"/>
    </number:text-style>
    <number:number-style style:name="N143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3">00/00/0000</text:date>, <text:time style:data-style-name="N2" text:time-value="02:21:41.8354223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3T01:22:15.234265542</meta:creation-date>
    <dc:date>2018-06-23T02:23:48.965537677</dc:date>
    <meta:editing-duration>PT18M37S</meta:editing-duration>
    <meta:editing-cycles>5</meta:editing-cycles>
    <meta:generator>LibreOffice/5.1.6.2$Linux_X86_64 LibreOffice_project/10m0$Build-2</meta:generator>
    <meta:document-statistic meta:table-count="1" meta:cell-count="10079" meta:object-count="0"/>
  </office:meta>
</office:document-meta>
</file>